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0190606_02" table:style-name="ta1">
        <table:table-column table:style-name="co1" table:number-columns-repeated="813" table:default-cell-style-name="Default"/>
        <table:table-row table:style-name="ro1">
          <table:table-cell office:value-type="string" calcext:value-type="string">
            <text:p>liuyc_prius1_1_prius0</text:p>
          </table:table-cell>
          <table:table-cell table:number-columns-repeated="557"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liuyc_prius1_1_prius1</text:p>
          </table:table-cell>
          <table:table-cell table:number-columns-repeated="165" office:value-type="string" calcext:value-type="string">
            <text:p/>
          </table:table-cell>
          <table:table-cell table:number-columns-repeated="93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0" office:value-type="string" calcext:value-type="string">
            <text:p/>
          </table:table-cell>
          <table:table-cell table:number-columns-repeated="275"/>
        </table:table-row>
        <table:table-row table:style-name="ro1">
          <table:table-cell office:value-type="string" calcext:value-type="string">
            <text:p>liuyc_prius1_2_prius0</text:p>
          </table:table-cell>
          <table:table-cell table:number-columns-repeated="542" office:value-type="float" office:value="1" calcext:value-type="float">
            <text:p>1</text:p>
          </table:table-cell>
          <table:table-cell table:number-columns-repeated="270"/>
        </table:table-row>
        <table:table-row table:style-name="ro1">
          <table:table-cell office:value-type="string" calcext:value-type="string">
            <text:p>liuyc_prius1_2_prius1</text:p>
          </table:table-cell>
          <table:table-cell table:number-columns-repeated="185" office:value-type="string" calcext:value-type="string">
            <text:p/>
          </table:table-cell>
          <table:table-cell table:number-columns-repeated="82" office:value-type="float" office:value="1" calcext:value-type="float">
            <text:p>1</text:p>
          </table:table-cell>
          <table:table-cell table:number-columns-repeated="272" office:value-type="string" calcext:value-type="string">
            <text:p/>
          </table:table-cell>
          <table:table-cell table:number-columns-repeated="273"/>
        </table:table-row>
        <table:table-row table:style-name="ro1">
          <table:table-cell office:value-type="string" calcext:value-type="string">
            <text:p>liuyc_prius1_3_prius0</text:p>
          </table:table-cell>
          <table:table-cell table:number-columns-repeated="574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liuyc_prius1_3_prius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1" office:value-type="string" calcext:value-type="string">
            <text:p/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2" office:value-type="string" calcext:value-type="string">
            <text:p/>
          </table:table-cell>
          <table:table-cell table:number-columns-repeated="218"/>
        </table:table-row>
        <table:table-row table:style-name="ro1">
          <table:table-cell office:value-type="string" calcext:value-type="string">
            <text:p>liuyc_prius1_4_prius0</text:p>
          </table:table-cell>
          <table:table-cell table:number-columns-repeated="591"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iuyc_prius1_4_prius1</text:p>
          </table:table-cell>
          <table:table-cell table:number-columns-repeated="223" office:value-type="string" calcext:value-type="string">
            <text:p/>
          </table:table-cell>
          <table:table-cell table:number-columns-repeated="71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68" office:value-type="string" calcext:value-type="string">
            <text:p/>
          </table:table-cell>
          <table:table-cell table:number-columns-repeated="241"/>
        </table:table-row>
        <table:table-row table:style-name="ro1">
          <table:table-cell office:value-type="string" calcext:value-type="string">
            <text:p>liuyc_prius1_5_prius0</text:p>
          </table:table-cell>
          <table:table-cell table:number-columns-repeated="549" office:value-type="float" office:value="1" calcext:value-type="float">
            <text:p>1</text:p>
          </table:table-cell>
          <table:table-cell table:number-columns-repeated="263"/>
        </table:table-row>
        <table:table-row table:style-name="ro1">
          <table:table-cell office:value-type="string" calcext:value-type="string">
            <text:p>liuyc_prius1_5_prius1</text:p>
          </table:table-cell>
          <table:table-cell table:number-columns-repeated="182" office:value-type="string" calcext:value-type="string">
            <text:p/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69" office:value-type="string" calcext:value-type="string">
            <text:p/>
          </table:table-cell>
          <table:table-cell table:number-columns-repeated="292"/>
        </table:table-row>
        <table:table-row table:style-name="ro1">
          <table:table-cell office:value-type="string" calcext:value-type="string">
            <text:p>liuyc_prius1_6_prius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91" office:value-type="string" calcext:value-type="string">
            <text:p/>
          </table:table-cell>
          <table:table-cell table:number-columns-repeated="106" office:value-type="float" office:value="1" calcext:value-type="float">
            <text:p>1</text:p>
          </table:table-cell>
          <table:table-cell table:number-columns-repeated="10" office:value-type="string" calcext:value-type="string">
            <text:p/>
          </table:table-cell>
          <table:table-cell table:number-columns-repeated="106" office:value-type="float" office:value="1" calcext:value-type="float">
            <text:p>1</text:p>
          </table:table-cell>
          <table:table-cell table:number-columns-repeated="263" office:value-type="string" calcext:value-type="string">
            <text:p/>
          </table:table-cell>
          <table:table-cell table:number-columns-repeated="200"/>
        </table:table-row>
        <table:table-row table:style-name="ro1">
          <table:table-cell office:value-type="string" calcext:value-type="string">
            <text:p>liuyc_prius1_6_prius1</text:p>
          </table:table-cell>
          <table:table-cell table:number-columns-repeated="301" office:value-type="float" office:value="1" calcext:value-type="float">
            <text:p>1</text:p>
          </table:table-cell>
          <table:table-cell table:number-columns-repeated="57" office:value-type="string" calcext:value-type="string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253" office:value-type="float" office:value="1" calcext:value-type="float">
            <text:p>1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liuyc_prius1_7_prius0</text:p>
          </table:table-cell>
          <table:table-cell table:number-columns-repeated="153" office:value-type="float" office:value="1" calcext:value-type="float">
            <text:p>1</text:p>
          </table:table-cell>
          <table:table-cell table:number-columns-repeated="434" office:value-type="string" calcext:value-type="string">
            <text:p/>
          </table:table-cell>
          <table:table-cell table:number-columns-repeated="225"/>
        </table:table-row>
        <table:table-row table:style-name="ro1">
          <table:table-cell office:value-type="string" calcext:value-type="string">
            <text:p>liuyc_prius1_7_prius1</text:p>
          </table:table-cell>
          <table:table-cell table:number-columns-repeated="294" office:value-type="float" office:value="1" calcext:value-type="float">
            <text:p>1</text:p>
          </table:table-cell>
          <table:table-cell table:number-columns-repeated="23" office:value-type="string" calcext:value-type="string">
            <text:p/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40" office:value-type="string" calcext:value-type="string">
            <text:p/>
          </table:table-cell>
          <table:table-cell table:number-columns-repeated="88" office:value-type="float" office:value="1" calcext:value-type="float">
            <text:p>1</text:p>
          </table:table-cell>
          <table:table-cell table:number-columns-repeated="90" office:value-type="string" calcext:value-type="string">
            <text:p/>
          </table:table-cell>
          <table:table-cell table:number-columns-repeated="25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uyc_prius1_8_prius0</text:p>
          </table:table-cell>
          <table:table-cell table:number-columns-repeated="579" office:value-type="float" office:value="1" calcext:value-type="float">
            <text:p>1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liuyc_prius1_8_prius1</text:p>
          </table:table-cell>
          <table:table-cell table:number-columns-repeated="91" office:value-type="float" office:value="1" calcext:value-type="float">
            <text:p>1</text:p>
          </table:table-cell>
          <table:table-cell table:number-columns-repeated="117" office:value-type="string" calcext:value-type="string">
            <text:p/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1" office:value-type="string" calcext:value-type="string">
            <text:p/>
          </table:table-cell>
          <table:table-cell table:number-columns-repeated="210"/>
        </table:table-row>
        <table:table-row table:style-name="ro1">
          <table:table-cell office:value-type="string" calcext:value-type="string">
            <text:p>liuyc_prius1_9_prius0</text:p>
          </table:table-cell>
          <table:table-cell table:number-columns-repeated="610" office:value-type="float" office:value="1" calcext:value-type="float">
            <text:p>1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liuyc_prius1_9_prius1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221" office:value-type="string" calcext:value-type="string">
            <text:p/>
          </table:table-cell>
          <table:table-cell table:number-columns-repeated="70" office:value-type="float" office:value="1" calcext:value-type="float">
            <text:p>1</text:p>
          </table:table-cell>
          <table:table-cell table:number-columns-repeated="272" office:value-type="string" calcext:value-type="string">
            <text:p/>
          </table:table-cell>
          <table:table-cell table:number-columns-repeated="189"/>
        </table:table-row>
        <table:table-row table:style-name="ro1">
          <table:table-cell office:value-type="string" calcext:value-type="string">
            <text:p>liuyc_prius1_10_prius0</text:p>
          </table:table-cell>
          <table:table-cell table:number-columns-repeated="552" office:value-type="float" office:value="1" calcext:value-type="float">
            <text:p>1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liuyc_prius1_10_prius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1" office:value-type="string" calcext:value-type="string">
            <text:p/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9" office:value-type="string" calcext:value-type="string">
            <text:p/>
          </table:table-cell>
          <table:table-cell table:number-columns-repeated="275"/>
        </table:table-row>
        <table:table-row table:style-name="ro1">
          <table:table-cell office:value-type="string" calcext:value-type="string">
            <text:p>liuyc_prius1_11_prius0</text:p>
          </table:table-cell>
          <table:table-cell table:number-columns-repeated="588" office:value-type="float" office:value="1" calcext:value-type="float">
            <text:p>1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liuyc_prius1_11_prius1</text:p>
          </table:table-cell>
          <table:table-cell table:number-columns-repeated="220" office:value-type="string" calcext:value-type="string">
            <text:p/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7" office:value-type="string" calcext:value-type="string">
            <text:p/>
          </table:table-cell>
          <table:table-cell table:number-columns-repeated="237"/>
        </table:table-row>
        <table:table-row table:style-name="ro1">
          <table:table-cell office:value-type="string" calcext:value-type="string">
            <text:p>liuyc_prius1_12_prius0</text:p>
          </table:table-cell>
          <table:table-cell table:number-columns-repeated="554" office:value-type="float" office:value="1" calcext:value-type="float">
            <text:p>1</text:p>
          </table:table-cell>
          <table:table-cell table:number-columns-repeated="258"/>
        </table:table-row>
        <table:table-row table:style-name="ro1">
          <table:table-cell office:value-type="string" calcext:value-type="string">
            <text:p>liuyc_prius1_12_prius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1" office:value-type="string" calcext:value-type="string">
            <text:p/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9" office:value-type="string" calcext:value-type="string">
            <text:p/>
          </table:table-cell>
          <table:table-cell table:number-columns-repeated="275"/>
        </table:table-row>
        <table:table-row table:style-name="ro1">
          <table:table-cell office:value-type="string" calcext:value-type="string">
            <text:p>liuyc_prius1_13_prius0</text:p>
          </table:table-cell>
          <table:table-cell table:number-columns-repeated="561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liuyc_prius1_13_prius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1" office:value-type="string" calcext:value-type="string">
            <text:p/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9" office:value-type="string" calcext:value-type="string">
            <text:p/>
          </table:table-cell>
          <table:table-cell table:number-columns-repeated="271"/>
        </table:table-row>
        <table:table-row table:style-name="ro1">
          <table:table-cell office:value-type="string" calcext:value-type="string">
            <text:p>liuyc_prius1_14_prius0</text:p>
          </table:table-cell>
          <table:table-cell table:number-columns-repeated="601" office:value-type="float" office:value="1" calcext:value-type="float">
            <text:p>1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liuyc_prius1_14_prius1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160" office:value-type="string" calcext:value-type="string">
            <text:p/>
          </table:table-cell>
          <table:table-cell table:number-columns-repeated="71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6" office:value-type="string" calcext:value-type="string">
            <text:p/>
          </table:table-cell>
          <table:table-cell table:number-columns-repeated="231"/>
        </table:table-row>
        <table:table-row table:style-name="ro1">
          <table:table-cell office:value-type="string" calcext:value-type="string">
            <text:p>liuyc_prius1_15_prius0</text:p>
          </table:table-cell>
          <table:table-cell table:number-columns-repeated="599" office:value-type="float" office:value="1" calcext:value-type="float">
            <text:p>1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liuyc_prius1_15_prius1</text:p>
          </table:table-cell>
          <table:table-cell table:number-columns-repeated="144" office:value-type="string" calcext:value-type="string">
            <text:p/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" office:value-type="string" calcext:value-type="string">
            <text:p/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2" office:value-type="string" calcext:value-type="string">
            <text:p/>
          </table:table-cell>
          <table:table-cell table:number-columns-repeated="207"/>
        </table:table-row>
        <table:table-row table:style-name="ro1">
          <table:table-cell office:value-type="string" calcext:value-type="string">
            <text:p>liuyc_prius1_16_prius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56" office:value-type="string" calcext:value-type="string">
            <text:p/>
          </table:table-cell>
          <table:table-cell table:number-columns-repeated="156" office:value-type="float" office:value="1" calcext:value-type="float">
            <text:p>1</text:p>
          </table:table-cell>
          <table:table-cell table:number-columns-repeated="387" office:value-type="string" calcext:value-type="string">
            <text:p/>
          </table:table-cell>
          <table:table-cell table:number-columns-repeated="158"/>
        </table:table-row>
        <table:table-row table:style-name="ro1">
          <table:table-cell office:value-type="string" calcext:value-type="string">
            <text:p>liuyc_prius1_16_prius1</text:p>
          </table:table-cell>
          <table:table-cell table:number-columns-repeated="371" office:value-type="float" office:value="1" calcext:value-type="float">
            <text:p>1</text:p>
          </table:table-cell>
          <table:table-cell table:number-columns-repeated="89" office:value-type="string" calcext:value-type="string">
            <text:p/>
          </table:table-cell>
          <table:table-cell table:number-columns-repeated="257" office:value-type="float" office:value="1" calcext:value-type="float">
            <text:p>1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liuyc_prius1_17_prius0</text:p>
          </table:table-cell>
          <table:table-cell table:number-columns-repeated="26" office:value-type="string" calcext:value-type="string">
            <text:p/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34" office:value-type="string" calcext:value-type="string">
            <text:p/>
          </table:table-cell>
          <table:table-cell table:number-columns-repeated="115" office:value-type="float" office:value="1" calcext:value-type="float">
            <text:p>1</text:p>
          </table:table-cell>
          <table:table-cell table:number-columns-repeated="360" office:value-type="string" calcext:value-type="string">
            <text:p/>
          </table:table-cell>
          <table:table-cell table:number-columns-repeated="228"/>
        </table:table-row>
        <table:table-row table:style-name="ro1">
          <table:table-cell office:value-type="string" calcext:value-type="string">
            <text:p>liuyc_prius1_17_prius1</text:p>
          </table:table-cell>
          <table:table-cell table:number-columns-repeated="336" office:value-type="float" office:value="1" calcext:value-type="float">
            <text:p>1</text:p>
          </table:table-cell>
          <table:table-cell table:number-columns-repeated="88" office:value-type="string" calcext:value-type="string">
            <text:p/>
          </table:table-cell>
          <table:table-cell table:number-columns-repeated="260" office:value-type="float" office:value="1" calcext:value-type="float">
            <text:p>1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liuyc_prius1_18_prius0</text:p>
          </table:table-cell>
          <table:table-cell table:number-columns-repeated="46" office:value-type="string" calcext:value-type="string">
            <text:p/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6" office:value-type="string" calcext:value-type="string">
            <text:p/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45" office:value-type="string" calcext:value-type="string">
            <text:p/>
          </table:table-cell>
          <table:table-cell table:number-columns-repeated="129" office:value-type="float" office:value="1" calcext:value-type="float">
            <text:p>1</text:p>
          </table:table-cell>
          <table:table-cell table:number-columns-repeated="295" office:value-type="string" calcext:value-type="string">
            <text:p/>
          </table:table-cell>
          <table:table-cell table:number-columns-repeated="199"/>
        </table:table-row>
        <table:table-row table:style-name="ro1">
          <table:table-cell office:value-type="string" calcext:value-type="string">
            <text:p>liuyc_prius1_18_prius1</text:p>
          </table:table-cell>
          <table:table-cell table:number-columns-repeated="288" office:value-type="float" office:value="1" calcext:value-type="float">
            <text:p>1</text:p>
          </table:table-cell>
          <table:table-cell table:number-columns-repeated="57" office:value-type="string" calcext:value-type="string">
            <text:p/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  <table:table-cell table:number-columns-repeated="256" office:value-type="float" office:value="1" calcext:value-type="float">
            <text:p>1</text:p>
          </table:table-cell>
          <table:table-cell table:number-columns-repeated="200"/>
        </table:table-row>
        <table:table-row table:style-name="ro1">
          <table:table-cell office:value-type="string" calcext:value-type="string">
            <text:p>liuyc_prius1_19_prius0</text:p>
          </table:table-cell>
          <table:table-cell table:number-columns-repeated="610" office:value-type="float" office:value="1" calcext:value-type="float">
            <text:p>1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liuyc_prius1_19_prius1</text:p>
          </table:table-cell>
          <table:table-cell table:number-columns-repeated="219" office:value-type="string" calcext:value-type="string">
            <text:p/>
          </table:table-cell>
          <table:table-cell table:number-columns-repeated="70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8" office:value-type="string" calcext:value-type="string">
            <text:p/>
          </table:table-cell>
          <table:table-cell table:number-columns-repeated="237"/>
        </table:table-row>
        <table:table-row table:style-name="ro1">
          <table:table-cell office:value-type="string" calcext:value-type="string">
            <text:p>liuyc_prius1_20_prius0</text:p>
          </table:table-cell>
          <table:table-cell table:number-columns-repeated="44" office:value-type="string" calcext:value-type="string">
            <text:p/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office:value-type="string" calcext:value-type="string">
            <text:p/>
          </table:table-cell>
          <table:table-cell table:number-columns-repeated="156" office:value-type="float" office:value="1" calcext:value-type="float">
            <text:p>1</text:p>
          </table:table-cell>
          <table:table-cell table:number-columns-repeated="351" office:value-type="string" calcext:value-type="string">
            <text:p/>
          </table:table-cell>
          <table:table-cell table:number-columns-repeated="235"/>
        </table:table-row>
        <table:table-row table:style-name="ro1">
          <table:table-cell office:value-type="string" calcext:value-type="string">
            <text:p>liuyc_prius1_20_prius1</text:p>
          </table:table-cell>
          <table:table-cell table:number-columns-repeated="343" office:value-type="float" office:value="1" calcext:value-type="float">
            <text:p>1</text:p>
          </table:table-cell>
          <table:table-cell table:number-columns-repeated="99" office:value-type="string" calcext:value-type="string">
            <text:p/>
          </table:table-cell>
          <table:table-cell table:number-columns-repeated="259" office:value-type="float" office:value="1" calcext:value-type="float">
            <text:p>1</text:p>
          </table:table-cell>
          <table:table-cell table:number-columns-repeated="111"/>
        </table:table-row>
      </table:table>
      <table:table table:name="Sheet2" table:style-name="ta1">
        <table:table-column table:style-name="co1" table:number-columns-repeated="172" table:default-cell-style-name="Default"/>
        <table:table-row table:style-name="ro1">
          <table:table-cell office:value-type="string" calcext:value-type="string">
            <text:p>liuyc_1_prius0</text:p>
          </table:table-cell>
          <table:table-cell office:value-type="float" office:value="1.5384743578" calcext:value-type="float">
            <text:p>1.5384743578</text:p>
          </table:table-cell>
          <table:table-cell office:value-type="float" office:value="1.6635856274" calcext:value-type="float">
            <text:p>1.6635856274</text:p>
          </table:table-cell>
          <table:table-cell office:value-type="float" office:value="1.7449433618" calcext:value-type="float">
            <text:p>1.7449433618</text:p>
          </table:table-cell>
          <table:table-cell office:value-type="float" office:value="1.798356062" calcext:value-type="float">
            <text:p>1.798356062</text:p>
          </table:table-cell>
          <table:table-cell office:value-type="float" office:value="1.8599396779" calcext:value-type="float">
            <text:p>1.8599396779</text:p>
          </table:table-cell>
          <table:table-cell office:value-type="float" office:value="1.8999894414" calcext:value-type="float">
            <text:p>1.8999894414</text:p>
          </table:table-cell>
          <table:table-cell office:value-type="float" office:value="1.9491174843" calcext:value-type="float">
            <text:p>1.9491174843</text:p>
          </table:table-cell>
          <table:table-cell office:value-type="float" office:value="2.0320569571" calcext:value-type="float">
            <text:p>2.0320569571</text:p>
          </table:table-cell>
          <table:table-cell office:value-type="float" office:value="2.0671070378" calcext:value-type="float">
            <text:p>2.0671070378</text:p>
          </table:table-cell>
          <table:table-cell office:value-type="float" office:value="2.0859303675" calcext:value-type="float">
            <text:p>2.0859303675</text:p>
          </table:table-cell>
          <table:table-cell office:value-type="float" office:value="2.1371235824" calcext:value-type="float">
            <text:p>2.1371235824</text:p>
          </table:table-cell>
          <table:table-cell office:value-type="float" office:value="2.2479311451" calcext:value-type="float">
            <text:p>2.2479311451</text:p>
          </table:table-cell>
          <table:table-cell office:value-type="float" office:value="2.3125488208" calcext:value-type="float">
            <text:p>2.3125488208</text:p>
          </table:table-cell>
          <table:table-cell office:value-type="float" office:value="2.3600799259" calcext:value-type="float">
            <text:p>2.3600799259</text:p>
          </table:table-cell>
          <table:table-cell office:value-type="float" office:value="2.386221953" calcext:value-type="float">
            <text:p>2.386221953</text:p>
          </table:table-cell>
          <table:table-cell office:value-type="float" office:value="2.4217662152" calcext:value-type="float">
            <text:p>2.4217662152</text:p>
          </table:table-cell>
          <table:table-cell office:value-type="float" office:value="2.4560145522" calcext:value-type="float">
            <text:p>2.4560145522</text:p>
          </table:table-cell>
          <table:table-cell office:value-type="float" office:value="2.499082911" calcext:value-type="float">
            <text:p>2.499082911</text:p>
          </table:table-cell>
          <table:table-cell office:value-type="float" office:value="2.6070707622" calcext:value-type="float">
            <text:p>2.6070707622</text:p>
          </table:table-cell>
          <table:table-cell office:value-type="float" office:value="2.662165758" calcext:value-type="float">
            <text:p>2.662165758</text:p>
          </table:table-cell>
          <table:table-cell office:value-type="float" office:value="2.6043749533" calcext:value-type="float">
            <text:p>2.6043749533</text:p>
          </table:table-cell>
          <table:table-cell office:value-type="float" office:value="2.6834994928" calcext:value-type="float">
            <text:p>2.6834994928</text:p>
          </table:table-cell>
          <table:table-cell office:value-type="float" office:value="2.7354855907" calcext:value-type="float">
            <text:p>2.7354855907</text:p>
          </table:table-cell>
          <table:table-cell office:value-type="float" office:value="2.7614512336" calcext:value-type="float">
            <text:p>2.7614512336</text:p>
          </table:table-cell>
          <table:table-cell office:value-type="float" office:value="2.7941888173" calcext:value-type="float">
            <text:p>2.7941888173</text:p>
          </table:table-cell>
          <table:table-cell office:value-type="float" office:value="2.8180457776" calcext:value-type="float">
            <text:p>2.8180457776</text:p>
          </table:table-cell>
          <table:table-cell office:value-type="float" office:value="2.8434269995" calcext:value-type="float">
            <text:p>2.8434269995</text:p>
          </table:table-cell>
          <table:table-cell office:value-type="float" office:value="2.8633261265" calcext:value-type="float">
            <text:p>2.8633261265</text:p>
          </table:table-cell>
          <table:table-cell office:value-type="float" office:value="2.8780263653" calcext:value-type="float">
            <text:p>2.8780263653</text:p>
          </table:table-cell>
          <table:table-cell office:value-type="float" office:value="2.8997252795" calcext:value-type="float">
            <text:p>2.8997252795</text:p>
          </table:table-cell>
          <table:table-cell office:value-type="float" office:value="2.9203590423" calcext:value-type="float">
            <text:p>2.9203590423</text:p>
          </table:table-cell>
          <table:table-cell office:value-type="float" office:value="3.0163856976" calcext:value-type="float">
            <text:p>3.0163856976</text:p>
          </table:table-cell>
          <table:table-cell office:value-type="float" office:value="3.0597906632" calcext:value-type="float">
            <text:p>3.0597906632</text:p>
          </table:table-cell>
          <table:table-cell office:value-type="float" office:value="3.0769515628" calcext:value-type="float">
            <text:p>3.0769515628</text:p>
          </table:table-cell>
          <table:table-cell office:value-type="float" office:value="3.1030403434" calcext:value-type="float">
            <text:p>3.1030403434</text:p>
          </table:table-cell>
          <table:table-cell office:value-type="float" office:value="3.1079431197" calcext:value-type="float">
            <text:p>3.1079431197</text:p>
          </table:table-cell>
          <table:table-cell office:value-type="float" office:value="3.127882298" calcext:value-type="float">
            <text:p>3.127882298</text:p>
          </table:table-cell>
          <table:table-cell office:value-type="float" office:value="3.14770525" calcext:value-type="float">
            <text:p>3.14770525</text:p>
          </table:table-cell>
          <table:table-cell office:value-type="float" office:value="3.151928988" calcext:value-type="float">
            <text:p>3.151928988</text:p>
          </table:table-cell>
          <table:table-cell office:value-type="float" office:value="3.165531497" calcext:value-type="float">
            <text:p>3.165531497</text:p>
          </table:table-cell>
          <table:table-cell office:value-type="float" office:value="3.178715236" calcext:value-type="float">
            <text:p>3.178715236</text:p>
          </table:table-cell>
          <table:table-cell office:value-type="float" office:value="3.247630178" calcext:value-type="float">
            <text:p>3.247630178</text:p>
          </table:table-cell>
          <table:table-cell office:value-type="float" office:value="3.304970388" calcext:value-type="float">
            <text:p>3.304970388</text:p>
          </table:table-cell>
          <table:table-cell office:value-type="float" office:value="3.315010524" calcext:value-type="float">
            <text:p>3.315010524</text:p>
          </table:table-cell>
          <table:table-cell office:value-type="float" office:value="3.32404919" calcext:value-type="float">
            <text:p>3.32404919</text:p>
          </table:table-cell>
          <table:table-cell office:value-type="float" office:value="3.332947842" calcext:value-type="float">
            <text:p>3.332947842</text:p>
          </table:table-cell>
          <table:table-cell office:value-type="float" office:value="3.342026183" calcext:value-type="float">
            <text:p>3.342026183</text:p>
          </table:table-cell>
          <table:table-cell office:value-type="float" office:value="3.350840439" calcext:value-type="float">
            <text:p>3.350840439</text:p>
          </table:table-cell>
          <table:table-cell office:value-type="float" office:value="3.358900766" calcext:value-type="float">
            <text:p>3.358900766</text:p>
          </table:table-cell>
          <table:table-cell office:value-type="float" office:value="3.366720131" calcext:value-type="float">
            <text:p>3.366720131</text:p>
          </table:table-cell>
          <table:table-cell office:value-type="float" office:value="3.37458124" calcext:value-type="float">
            <text:p>3.37458124</text:p>
          </table:table-cell>
          <table:table-cell office:value-type="float" office:value="3.392608248" calcext:value-type="float">
            <text:p>3.392608248</text:p>
          </table:table-cell>
          <table:table-cell office:value-type="float" office:value="3.485847773" calcext:value-type="float">
            <text:p>3.485847773</text:p>
          </table:table-cell>
          <table:table-cell office:value-type="float" office:value="3.49572127" calcext:value-type="float">
            <text:p>3.49572127</text:p>
          </table:table-cell>
          <table:table-cell office:value-type="float" office:value="3.500082926" calcext:value-type="float">
            <text:p>3.500082926</text:p>
          </table:table-cell>
          <table:table-cell office:value-type="float" office:value="3.509467949" calcext:value-type="float">
            <text:p>3.509467949</text:p>
          </table:table-cell>
          <table:table-cell office:value-type="float" office:value="3.518680122" calcext:value-type="float">
            <text:p>3.518680122</text:p>
          </table:table-cell>
          <table:table-cell office:value-type="float" office:value="3.522117099" calcext:value-type="float">
            <text:p>3.522117099</text:p>
          </table:table-cell>
          <table:table-cell office:value-type="float" office:value="3.515352136" calcext:value-type="float">
            <text:p>3.515352136</text:p>
          </table:table-cell>
          <table:table-cell office:value-type="float" office:value="3.518957279" calcext:value-type="float">
            <text:p>3.518957279</text:p>
          </table:table-cell>
          <table:table-cell office:value-type="float" office:value="3.558263846" calcext:value-type="float">
            <text:p>3.558263846</text:p>
          </table:table-cell>
          <table:table-cell office:value-type="float" office:value="3.637003114" calcext:value-type="float">
            <text:p>3.637003114</text:p>
          </table:table-cell>
          <table:table-cell office:value-type="float" office:value="3.637523193" calcext:value-type="float">
            <text:p>3.637523193</text:p>
          </table:table-cell>
          <table:table-cell office:value-type="float" office:value="3.627700573" calcext:value-type="float">
            <text:p>3.627700573</text:p>
          </table:table-cell>
          <table:table-cell office:value-type="float" office:value="3.628337031" calcext:value-type="float">
            <text:p>3.628337031</text:p>
          </table:table-cell>
          <table:table-cell office:value-type="float" office:value="3.629144047" calcext:value-type="float">
            <text:p>3.629144047</text:p>
          </table:table-cell>
          <table:table-cell office:value-type="float" office:value="3.629559633" calcext:value-type="float">
            <text:p>3.629559633</text:p>
          </table:table-cell>
          <table:table-cell office:value-type="float" office:value="3.629769262" calcext:value-type="float">
            <text:p>3.629769262</text:p>
          </table:table-cell>
          <table:table-cell office:value-type="float" office:value="3.630241359" calcext:value-type="float">
            <text:p>3.630241359</text:p>
          </table:table-cell>
          <table:table-cell office:value-type="float" office:value="3.63103752" calcext:value-type="float">
            <text:p>3.63103752</text:p>
          </table:table-cell>
          <table:table-cell office:value-type="float" office:value="3.641680023" calcext:value-type="float">
            <text:p>3.641680023</text:p>
          </table:table-cell>
          <table:table-cell office:value-type="float" office:value="3.707469035" calcext:value-type="float">
            <text:p>3.707469035</text:p>
          </table:table-cell>
          <table:table-cell office:value-type="float" office:value="3.731256915" calcext:value-type="float">
            <text:p>3.731256915</text:p>
          </table:table-cell>
          <table:table-cell office:value-type="float" office:value="3.729474361" calcext:value-type="float">
            <text:p>3.729474361</text:p>
          </table:table-cell>
          <table:table-cell office:value-type="float" office:value="3.73005403" calcext:value-type="float">
            <text:p>3.73005403</text:p>
          </table:table-cell>
          <table:table-cell office:value-type="float" office:value="3.725100458" calcext:value-type="float">
            <text:p>3.725100458</text:p>
          </table:table-cell>
          <table:table-cell office:value-type="float" office:value="3.727625593" calcext:value-type="float">
            <text:p>3.727625593</text:p>
          </table:table-cell>
          <table:table-cell office:value-type="float" office:value="3.755816199" calcext:value-type="float">
            <text:p>3.755816199</text:p>
          </table:table-cell>
          <table:table-cell office:value-type="float" office:value="3.743261703" calcext:value-type="float">
            <text:p>3.743261703</text:p>
          </table:table-cell>
          <table:table-cell office:value-type="float" office:value="3.715418914" calcext:value-type="float">
            <text:p>3.715418914</text:p>
          </table:table-cell>
          <table:table-cell office:value-type="float" office:value="3.712935476" calcext:value-type="float">
            <text:p>3.712935476</text:p>
          </table:table-cell>
          <table:table-cell office:value-type="float" office:value="3.786753032" calcext:value-type="float">
            <text:p>3.786753032</text:p>
          </table:table-cell>
          <table:table-cell office:value-type="float" office:value="3.808782407" calcext:value-type="float">
            <text:p>3.808782407</text:p>
          </table:table-cell>
          <table:table-cell office:value-type="float" office:value="3.80751884" calcext:value-type="float">
            <text:p>3.80751884</text:p>
          </table:table-cell>
          <table:table-cell office:value-type="float" office:value="3.800421593" calcext:value-type="float">
            <text:p>3.800421593</text:p>
          </table:table-cell>
          <table:table-cell office:value-type="float" office:value="3.795848086" calcext:value-type="float">
            <text:p>3.795848086</text:p>
          </table:table-cell>
          <table:table-cell office:value-type="float" office:value="3.791619672" calcext:value-type="float">
            <text:p>3.791619672</text:p>
          </table:table-cell>
          <table:table-cell office:value-type="float" office:value="3.79794563" calcext:value-type="float">
            <text:p>3.79794563</text:p>
          </table:table-cell>
          <table:table-cell office:value-type="float" office:value="3.783933955" calcext:value-type="float">
            <text:p>3.783933955</text:p>
          </table:table-cell>
          <table:table-cell office:value-type="float" office:value="3.779806653" calcext:value-type="float">
            <text:p>3.779806653</text:p>
          </table:table-cell>
          <table:table-cell office:value-type="float" office:value="3.775849915" calcext:value-type="float">
            <text:p>3.775849915</text:p>
          </table:table-cell>
          <table:table-cell office:value-type="float" office:value="3.8583635" calcext:value-type="float">
            <text:p>3.8583635</text:p>
          </table:table-cell>
          <table:table-cell office:value-type="float" office:value="3.876065561" calcext:value-type="float">
            <text:p>3.876065561</text:p>
          </table:table-cell>
          <table:table-cell office:value-type="float" office:value="3.872502941" calcext:value-type="float">
            <text:p>3.872502941</text:p>
          </table:table-cell>
          <table:table-cell office:value-type="float" office:value="3.835635943" calcext:value-type="float">
            <text:p>3.835635943</text:p>
          </table:table-cell>
          <table:table-cell office:value-type="float" office:value="3.850417261" calcext:value-type="float">
            <text:p>3.850417261</text:p>
          </table:table-cell>
          <table:table-cell office:value-type="float" office:value="3.84507999" calcext:value-type="float">
            <text:p>3.84507999</text:p>
          </table:table-cell>
          <table:table-cell office:value-type="float" office:value="3.839789798" calcext:value-type="float">
            <text:p>3.839789798</text:p>
          </table:table-cell>
          <table:table-cell office:value-type="float" office:value="3.83662613" calcext:value-type="float">
            <text:p>3.83662613</text:p>
          </table:table-cell>
          <table:table-cell office:value-type="float" office:value="3.838686426" calcext:value-type="float">
            <text:p>3.838686426</text:p>
          </table:table-cell>
          <table:table-cell office:value-type="float" office:value="3.833465659" calcext:value-type="float">
            <text:p>3.833465659</text:p>
          </table:table-cell>
          <table:table-cell office:value-type="float" office:value="3.894458854" calcext:value-type="float">
            <text:p>3.894458854</text:p>
          </table:table-cell>
          <table:table-cell office:value-type="float" office:value="3.913193231" calcext:value-type="float">
            <text:p>3.913193231</text:p>
          </table:table-cell>
          <table:table-cell office:value-type="float" office:value="3.905829275" calcext:value-type="float">
            <text:p>3.905829275</text:p>
          </table:table-cell>
          <table:table-cell office:value-type="float" office:value="3.908595676" calcext:value-type="float">
            <text:p>3.908595676</text:p>
          </table:table-cell>
          <table:table-cell office:value-type="float" office:value="3.901604845" calcext:value-type="float">
            <text:p>3.901604845</text:p>
          </table:table-cell>
          <table:table-cell office:value-type="float" office:value="3.884682088" calcext:value-type="float">
            <text:p>3.884682088</text:p>
          </table:table-cell>
          <table:table-cell office:value-type="float" office:value="3.887806887" calcext:value-type="float">
            <text:p>3.887806887</text:p>
          </table:table-cell>
          <table:table-cell office:value-type="float" office:value="3.870813497" calcext:value-type="float">
            <text:p>3.870813497</text:p>
          </table:table-cell>
          <table:table-cell office:value-type="float" office:value="3.854544096" calcext:value-type="float">
            <text:p>3.854544096</text:p>
          </table:table-cell>
          <table:table-cell office:value-type="float" office:value="3.859141681" calcext:value-type="float">
            <text:p>3.859141681</text:p>
          </table:table-cell>
          <table:table-cell office:value-type="float" office:value="3.908954048" calcext:value-type="float">
            <text:p>3.908954048</text:p>
          </table:table-cell>
          <table:table-cell office:value-type="float" office:value="3.935481121" calcext:value-type="float">
            <text:p>3.935481121</text:p>
          </table:table-cell>
          <table:table-cell office:value-type="float" office:value="3.847921751" calcext:value-type="float">
            <text:p>3.847921751</text:p>
          </table:table-cell>
          <table:table-cell office:value-type="float" office:value="3.74103826" calcext:value-type="float">
            <text:p>3.74103826</text:p>
          </table:table-cell>
          <table:table-cell office:value-type="float" office:value="3.636626367" calcext:value-type="float">
            <text:p>3.636626367</text:p>
          </table:table-cell>
          <table:table-cell office:value-type="float" office:value="3.534619243" calcext:value-type="float">
            <text:p>3.534619243</text:p>
          </table:table-cell>
          <table:table-cell office:value-type="float" office:value="3.435528212" calcext:value-type="float">
            <text:p>3.435528212</text:p>
          </table:table-cell>
          <table:table-cell office:value-type="float" office:value="3.339475619" calcext:value-type="float">
            <text:p>3.339475619</text:p>
          </table:table-cell>
          <table:table-cell office:value-type="float" office:value="3.246401856" calcext:value-type="float">
            <text:p>3.246401856</text:p>
          </table:table-cell>
          <table:table-cell office:value-type="float" office:value="3.15565081" calcext:value-type="float">
            <text:p>3.15565081</text:p>
          </table:table-cell>
          <table:table-cell office:value-type="float" office:value="3.067082604" calcext:value-type="float">
            <text:p>3.067082604</text:p>
          </table:table-cell>
          <table:table-cell office:value-type="float" office:value="2.981150982" calcext:value-type="float">
            <text:p>2.981150982</text:p>
          </table:table-cell>
          <table:table-cell office:value-type="float" office:value="2.898009061" calcext:value-type="float">
            <text:p>2.898009061</text:p>
          </table:table-cell>
          <table:table-cell office:value-type="float" office:value="2.817221373" calcext:value-type="float">
            <text:p>2.817221373</text:p>
          </table:table-cell>
          <table:table-cell office:value-type="float" office:value="2.738226044" calcext:value-type="float">
            <text:p>2.73822604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iuyc_2_prius0</text:p>
          </table:table-cell>
          <table:table-cell office:value-type="float" office:value="1.6798270181" calcext:value-type="float">
            <text:p>1.6798270181</text:p>
          </table:table-cell>
          <table:table-cell office:value-type="float" office:value="1.7605404503" calcext:value-type="float">
            <text:p>1.7605404503</text:p>
          </table:table-cell>
          <table:table-cell office:value-type="float" office:value="1.8286507241" calcext:value-type="float">
            <text:p>1.8286507241</text:p>
          </table:table-cell>
          <table:table-cell office:value-type="float" office:value="1.8435912457" calcext:value-type="float">
            <text:p>1.8435912457</text:p>
          </table:table-cell>
          <table:table-cell office:value-type="float" office:value="1.9353664824" calcext:value-type="float">
            <text:p>1.9353664824</text:p>
          </table:table-cell>
          <table:table-cell office:value-type="float" office:value="1.9832119126" calcext:value-type="float">
            <text:p>1.9832119126</text:p>
          </table:table-cell>
          <table:table-cell office:value-type="float" office:value="2.0297247905" calcext:value-type="float">
            <text:p>2.0297247905</text:p>
          </table:table-cell>
          <table:table-cell office:value-type="float" office:value="2.0646141582" calcext:value-type="float">
            <text:p>2.0646141582</text:p>
          </table:table-cell>
          <table:table-cell office:value-type="float" office:value="2.1088496434" calcext:value-type="float">
            <text:p>2.1088496434</text:p>
          </table:table-cell>
          <table:table-cell office:value-type="float" office:value="2.1521820446" calcext:value-type="float">
            <text:p>2.1521820446</text:p>
          </table:table-cell>
          <table:table-cell office:value-type="float" office:value="2.2396229185" calcext:value-type="float">
            <text:p>2.2396229185</text:p>
          </table:table-cell>
          <table:table-cell office:value-type="float" office:value="2.3347192113" calcext:value-type="float">
            <text:p>2.3347192113</text:p>
          </table:table-cell>
          <table:table-cell office:value-type="float" office:value="2.3716716806" calcext:value-type="float">
            <text:p>2.3716716806</text:p>
          </table:table-cell>
          <table:table-cell office:value-type="float" office:value="2.4101975687" calcext:value-type="float">
            <text:p>2.4101975687</text:p>
          </table:table-cell>
          <table:table-cell office:value-type="float" office:value="2.4425615713" calcext:value-type="float">
            <text:p>2.4425615713</text:p>
          </table:table-cell>
          <table:table-cell office:value-type="float" office:value="2.4760807709" calcext:value-type="float">
            <text:p>2.4760807709</text:p>
          </table:table-cell>
          <table:table-cell office:value-type="float" office:value="2.5085458086" calcext:value-type="float">
            <text:p>2.5085458086</text:p>
          </table:table-cell>
          <table:table-cell office:value-type="float" office:value="2.5404297514" calcext:value-type="float">
            <text:p>2.5404297514</text:p>
          </table:table-cell>
          <table:table-cell office:value-type="float" office:value="2.5717455225" calcext:value-type="float">
            <text:p>2.5717455225</text:p>
          </table:table-cell>
          <table:table-cell office:value-type="float" office:value="2.6677229491" calcext:value-type="float">
            <text:p>2.6677229491</text:p>
          </table:table-cell>
          <table:table-cell office:value-type="float" office:value="2.710163901" calcext:value-type="float">
            <text:p>2.710163901</text:p>
          </table:table-cell>
          <table:table-cell office:value-type="float" office:value="2.757065206" calcext:value-type="float">
            <text:p>2.757065206</text:p>
          </table:table-cell>
          <table:table-cell office:value-type="float" office:value="2.7821833423" calcext:value-type="float">
            <text:p>2.7821833423</text:p>
          </table:table-cell>
          <table:table-cell office:value-type="float" office:value="2.806718072" calcext:value-type="float">
            <text:p>2.806718072</text:p>
          </table:table-cell>
          <table:table-cell office:value-type="float" office:value="2.8350656418" calcext:value-type="float">
            <text:p>2.8350656418</text:p>
          </table:table-cell>
          <table:table-cell office:value-type="float" office:value="2.8352017724" calcext:value-type="float">
            <text:p>2.8352017724</text:p>
          </table:table-cell>
          <table:table-cell office:value-type="float" office:value="2.912519401" calcext:value-type="float">
            <text:p>2.912519401</text:p>
          </table:table-cell>
          <table:table-cell office:value-type="float" office:value="2.9569825436" calcext:value-type="float">
            <text:p>2.9569825436</text:p>
          </table:table-cell>
          <table:table-cell office:value-type="float" office:value="2.9513032252" calcext:value-type="float">
            <text:p>2.9513032252</text:p>
          </table:table-cell>
          <table:table-cell office:value-type="float" office:value="2.9451872213" calcext:value-type="float">
            <text:p>2.9451872213</text:p>
          </table:table-cell>
          <table:table-cell office:value-type="float" office:value="2.9542463539" calcext:value-type="float">
            <text:p>2.9542463539</text:p>
          </table:table-cell>
          <table:table-cell office:value-type="float" office:value="3.0243150244" calcext:value-type="float">
            <text:p>3.0243150244</text:p>
          </table:table-cell>
          <table:table-cell office:value-type="float" office:value="3.0930000315" calcext:value-type="float">
            <text:p>3.0930000315</text:p>
          </table:table-cell>
          <table:table-cell office:value-type="float" office:value="3.111316108" calcext:value-type="float">
            <text:p>3.111316108</text:p>
          </table:table-cell>
          <table:table-cell office:value-type="float" office:value="3.1336736189" calcext:value-type="float">
            <text:p>3.1336736189</text:p>
          </table:table-cell>
          <table:table-cell office:value-type="float" office:value="3.148048738" calcext:value-type="float">
            <text:p>3.148048738</text:p>
          </table:table-cell>
          <table:table-cell office:value-type="float" office:value="3.149742053" calcext:value-type="float">
            <text:p>3.149742053</text:p>
          </table:table-cell>
          <table:table-cell office:value-type="float" office:value="3.211813114" calcext:value-type="float">
            <text:p>3.211813114</text:p>
          </table:table-cell>
          <table:table-cell office:value-type="float" office:value="3.279671511" calcext:value-type="float">
            <text:p>3.279671511</text:p>
          </table:table-cell>
          <table:table-cell office:value-type="float" office:value="3.290161955" calcext:value-type="float">
            <text:p>3.290161955</text:p>
          </table:table-cell>
          <table:table-cell office:value-type="float" office:value="3.300475275" calcext:value-type="float">
            <text:p>3.300475275</text:p>
          </table:table-cell>
          <table:table-cell office:value-type="float" office:value="3.313022999" calcext:value-type="float">
            <text:p>3.313022999</text:p>
          </table:table-cell>
          <table:table-cell office:value-type="float" office:value="3.324742089" calcext:value-type="float">
            <text:p>3.324742089</text:p>
          </table:table-cell>
          <table:table-cell office:value-type="float" office:value="3.328472477" calcext:value-type="float">
            <text:p>3.328472477</text:p>
          </table:table-cell>
          <table:table-cell office:value-type="float" office:value="3.337305212" calcext:value-type="float">
            <text:p>3.337305212</text:p>
          </table:table-cell>
          <table:table-cell office:value-type="float" office:value="3.346274043" calcext:value-type="float">
            <text:p>3.346274043</text:p>
          </table:table-cell>
          <table:table-cell office:value-type="float" office:value="3.357417179" calcext:value-type="float">
            <text:p>3.357417179</text:p>
          </table:table-cell>
          <table:table-cell office:value-type="float" office:value="3.372840269" calcext:value-type="float">
            <text:p>3.372840269</text:p>
          </table:table-cell>
          <table:table-cell office:value-type="float" office:value="3.456224576" calcext:value-type="float">
            <text:p>3.456224576</text:p>
          </table:table-cell>
          <table:table-cell office:value-type="float" office:value="3.477341258" calcext:value-type="float">
            <text:p>3.477341258</text:p>
          </table:table-cell>
          <table:table-cell office:value-type="float" office:value="3.482805962" calcext:value-type="float">
            <text:p>3.482805962</text:p>
          </table:table-cell>
          <table:table-cell office:value-type="float" office:value="3.553183638" calcext:value-type="float">
            <text:p>3.553183638</text:p>
          </table:table-cell>
          <table:table-cell office:value-type="float" office:value="3.59120722" calcext:value-type="float">
            <text:p>3.59120722</text:p>
          </table:table-cell>
          <table:table-cell office:value-type="float" office:value="3.593129459" calcext:value-type="float">
            <text:p>3.593129459</text:p>
          </table:table-cell>
          <table:table-cell office:value-type="float" office:value="3.577228436" calcext:value-type="float">
            <text:p>3.577228436</text:p>
          </table:table-cell>
          <table:table-cell office:value-type="float" office:value="3.597228104" calcext:value-type="float">
            <text:p>3.597228104</text:p>
          </table:table-cell>
          <table:table-cell office:value-type="float" office:value="3.588114288" calcext:value-type="float">
            <text:p>3.588114288</text:p>
          </table:table-cell>
          <table:table-cell office:value-type="float" office:value="3.599745346" calcext:value-type="float">
            <text:p>3.599745346</text:p>
          </table:table-cell>
          <table:table-cell office:value-type="float" office:value="3.601152203" calcext:value-type="float">
            <text:p>3.601152203</text:p>
          </table:table-cell>
          <table:table-cell office:value-type="float" office:value="3.688795775" calcext:value-type="float">
            <text:p>3.688795775</text:p>
          </table:table-cell>
          <table:table-cell office:value-type="float" office:value="3.713386616" calcext:value-type="float">
            <text:p>3.713386616</text:p>
          </table:table-cell>
          <table:table-cell office:value-type="float" office:value="3.711639012" calcext:value-type="float">
            <text:p>3.711639012</text:p>
          </table:table-cell>
          <table:table-cell office:value-type="float" office:value="3.699691067" calcext:value-type="float">
            <text:p>3.699691067</text:p>
          </table:table-cell>
          <table:table-cell office:value-type="float" office:value="3.698443218" calcext:value-type="float">
            <text:p>3.698443218</text:p>
          </table:table-cell>
          <table:table-cell office:value-type="float" office:value="3.702272028" calcext:value-type="float">
            <text:p>3.702272028</text:p>
          </table:table-cell>
          <table:table-cell office:value-type="float" office:value="3.720536634" calcext:value-type="float">
            <text:p>3.720536634</text:p>
          </table:table-cell>
          <table:table-cell office:value-type="float" office:value="3.794824389" calcext:value-type="float">
            <text:p>3.794824389</text:p>
          </table:table-cell>
          <table:table-cell office:value-type="float" office:value="3.791020545" calcext:value-type="float">
            <text:p>3.791020545</text:p>
          </table:table-cell>
          <table:table-cell office:value-type="float" office:value="3.787531572" calcext:value-type="float">
            <text:p>3.787531572</text:p>
          </table:table-cell>
          <table:table-cell office:value-type="float" office:value="3.788621911" calcext:value-type="float">
            <text:p>3.788621911</text:p>
          </table:table-cell>
          <table:table-cell office:value-type="float" office:value="3.779298096" calcext:value-type="float">
            <text:p>3.779298096</text:p>
          </table:table-cell>
          <table:table-cell office:value-type="float" office:value="3.775496699" calcext:value-type="float">
            <text:p>3.775496699</text:p>
          </table:table-cell>
          <table:table-cell office:value-type="float" office:value="3.772219089" calcext:value-type="float">
            <text:p>3.772219089</text:p>
          </table:table-cell>
          <table:table-cell office:value-type="float" office:value="3.768969096" calcext:value-type="float">
            <text:p>3.768969096</text:p>
          </table:table-cell>
          <table:table-cell office:value-type="float" office:value="3.765308595" calcext:value-type="float">
            <text:p>3.765308595</text:p>
          </table:table-cell>
          <table:table-cell office:value-type="float" office:value="3.761782697" calcext:value-type="float">
            <text:p>3.761782697</text:p>
          </table:table-cell>
          <table:table-cell office:value-type="float" office:value="3.768712276" calcext:value-type="float">
            <text:p>3.768712276</text:p>
          </table:table-cell>
          <table:table-cell office:value-type="float" office:value="3.765702665" calcext:value-type="float">
            <text:p>3.765702665</text:p>
          </table:table-cell>
          <table:table-cell office:value-type="float" office:value="3.818201833" calcext:value-type="float">
            <text:p>3.818201833</text:p>
          </table:table-cell>
          <table:table-cell office:value-type="float" office:value="3.858903749" calcext:value-type="float">
            <text:p>3.858903749</text:p>
          </table:table-cell>
          <table:table-cell office:value-type="float" office:value="3.853283813" calcext:value-type="float">
            <text:p>3.853283813</text:p>
          </table:table-cell>
          <table:table-cell office:value-type="float" office:value="3.842811565" calcext:value-type="float">
            <text:p>3.842811565</text:p>
          </table:table-cell>
          <table:table-cell office:value-type="float" office:value="3.812160742" calcext:value-type="float">
            <text:p>3.812160742</text:p>
          </table:table-cell>
          <table:table-cell office:value-type="float" office:value="3.827744235" calcext:value-type="float">
            <text:p>3.827744235</text:p>
          </table:table-cell>
          <table:table-cell office:value-type="float" office:value="3.822304828" calcext:value-type="float">
            <text:p>3.822304828</text:p>
          </table:table-cell>
          <table:table-cell office:value-type="float" office:value="3.817523229" calcext:value-type="float">
            <text:p>3.817523229</text:p>
          </table:table-cell>
          <table:table-cell office:value-type="float" office:value="3.878962655" calcext:value-type="float">
            <text:p>3.878962655</text:p>
          </table:table-cell>
          <table:table-cell office:value-type="float" office:value="3.913313136" calcext:value-type="float">
            <text:p>3.913313136</text:p>
          </table:table-cell>
          <table:table-cell office:value-type="float" office:value="3.90851934" calcext:value-type="float">
            <text:p>3.90851934</text:p>
          </table:table-cell>
          <table:table-cell office:value-type="float" office:value="3.898652767" calcext:value-type="float">
            <text:p>3.898652767</text:p>
          </table:table-cell>
          <table:table-cell office:value-type="float" office:value="3.896824306" calcext:value-type="float">
            <text:p>3.896824306</text:p>
          </table:table-cell>
          <table:table-cell office:value-type="float" office:value="3.890131852" calcext:value-type="float">
            <text:p>3.890131852</text:p>
          </table:table-cell>
          <table:table-cell office:value-type="float" office:value="3.873140713" calcext:value-type="float">
            <text:p>3.873140713</text:p>
          </table:table-cell>
          <table:table-cell office:value-type="float" office:value="3.937343002" calcext:value-type="float">
            <text:p>3.937343002</text:p>
          </table:table-cell>
          <table:table-cell office:value-type="float" office:value="3.965037905" calcext:value-type="float">
            <text:p>3.965037905</text:p>
          </table:table-cell>
          <table:table-cell office:value-type="float" office:value="3.954358251" calcext:value-type="float">
            <text:p>3.954358251</text:p>
          </table:table-cell>
          <table:table-cell office:value-type="float" office:value="3.943399576" calcext:value-type="float">
            <text:p>3.943399576</text:p>
          </table:table-cell>
          <table:table-cell office:value-type="float" office:value="3.934801741" calcext:value-type="float">
            <text:p>3.934801741</text:p>
          </table:table-cell>
          <table:table-cell office:value-type="float" office:value="3.926586949" calcext:value-type="float">
            <text:p>3.926586949</text:p>
          </table:table-cell>
          <table:table-cell office:value-type="float" office:value="4.004983354" calcext:value-type="float">
            <text:p>4.004983354</text:p>
          </table:table-cell>
          <table:table-cell office:value-type="float" office:value="4.021017936" calcext:value-type="float">
            <text:p>4.021017936</text:p>
          </table:table-cell>
          <table:table-cell office:value-type="float" office:value="4.00073501" calcext:value-type="float">
            <text:p>4.00073501</text:p>
          </table:table-cell>
          <table:table-cell office:value-type="float" office:value="3.990557714" calcext:value-type="float">
            <text:p>3.990557714</text:p>
          </table:table-cell>
          <table:table-cell office:value-type="float" office:value="3.983465202" calcext:value-type="float">
            <text:p>3.983465202</text:p>
          </table:table-cell>
          <table:table-cell office:value-type="float" office:value="3.979467116" calcext:value-type="float">
            <text:p>3.979467116</text:p>
          </table:table-cell>
          <table:table-cell office:value-type="float" office:value="4.008258546" calcext:value-type="float">
            <text:p>4.008258546</text:p>
          </table:table-cell>
          <table:table-cell office:value-type="float" office:value="4.033451223" calcext:value-type="float">
            <text:p>4.033451223</text:p>
          </table:table-cell>
          <table:table-cell office:value-type="float" office:value="4.04329796" calcext:value-type="float">
            <text:p>4.04329796</text:p>
          </table:table-cell>
          <table:table-cell office:value-type="float" office:value="4.032478781" calcext:value-type="float">
            <text:p>4.032478781</text:p>
          </table:table-cell>
          <table:table-cell office:value-type="float" office:value="4.011103107" calcext:value-type="float">
            <text:p>4.011103107</text:p>
          </table:table-cell>
          <table:table-cell office:value-type="float" office:value="3.917747378" calcext:value-type="float">
            <text:p>3.917747378</text:p>
          </table:table-cell>
          <table:table-cell office:value-type="float" office:value="3.808171238" calcext:value-type="float">
            <text:p>3.808171238</text:p>
          </table:table-cell>
          <table:table-cell office:value-type="float" office:value="3.701698288" calcext:value-type="float">
            <text:p>3.701698288</text:p>
          </table:table-cell>
          <table:table-cell office:value-type="float" office:value="3.5985278" calcext:value-type="float">
            <text:p>3.5985278</text:p>
          </table:table-cell>
          <table:table-cell office:value-type="float" office:value="3.498044324" calcext:value-type="float">
            <text:p>3.498044324</text:p>
          </table:table-cell>
          <table:table-cell office:value-type="float" office:value="3.399680939" calcext:value-type="float">
            <text:p>3.399680939</text:p>
          </table:table-cell>
          <table:table-cell office:value-type="float" office:value="3.304516855" calcext:value-type="float">
            <text:p>3.304516855</text:p>
          </table:table-cell>
          <table:table-cell office:value-type="float" office:value="3.212260491" calcext:value-type="float">
            <text:p>3.212260491</text:p>
          </table:table-cell>
          <table:table-cell office:value-type="float" office:value="3.122744639" calcext:value-type="float">
            <text:p>3.122744639</text:p>
          </table:table-cell>
          <table:table-cell office:value-type="float" office:value="3.035288744" calcext:value-type="float">
            <text:p>3.035288744</text:p>
          </table:table-cell>
          <table:table-cell office:value-type="float" office:value="2.950068946" calcext:value-type="float">
            <text:p>2.950068946</text:p>
          </table:table-cell>
          <table:table-cell office:value-type="float" office:value="2.867524192" calcext:value-type="float">
            <text:p>2.867524192</text:p>
          </table:table-cell>
          <table:table-cell office:value-type="float" office:value="2.787666928" calcext:value-type="float">
            <text:p>2.787666928</text:p>
          </table:table-cell>
          <table:table-cell office:value-type="float" office:value="2.709839596" calcext:value-type="float">
            <text:p>2.709839596</text:p>
          </table:table-cell>
          <table:table-cell office:value-type="float" office:value="2.633756416" calcext:value-type="float">
            <text:p>2.633756416</text:p>
          </table:table-cell>
          <table:table-cell office:value-type="float" office:value="2.559893552" calcext:value-type="float">
            <text:p>2.559893552</text:p>
          </table:table-cell>
          <table:table-cell office:value-type="float" office:value="2.488393895" calcext:value-type="float">
            <text:p>2.488393895</text:p>
          </table:table-cell>
          <table:table-cell office:value-type="float" office:value="2.419121352" calcext:value-type="float">
            <text:p>2.419121352</text:p>
          </table:table-cell>
          <table:table-cell office:value-type="float" office:value="2.351427022" calcext:value-type="float">
            <text:p>2.351427022</text:p>
          </table:table-cell>
          <table:table-cell office:value-type="float" office:value="2.285347461" calcext:value-type="float">
            <text:p>2.285347461</text:p>
          </table:table-cell>
          <table:table-cell office:value-type="float" office:value="2.221337153" calcext:value-type="float">
            <text:p>2.221337153</text:p>
          </table:table-cell>
          <table:table-cell office:value-type="float" office:value="2.15949633" calcext:value-type="float">
            <text:p>2.15949633</text:p>
          </table:table-cell>
          <table:table-cell office:value-type="float" office:value="2.099300542" calcext:value-type="float">
            <text:p>2.099300542</text:p>
          </table:table-cell>
          <table:table-cell office:value-type="float" office:value="2.040329725" calcext:value-type="float">
            <text:p>2.040329725</text:p>
          </table:table-cell>
          <table:table-cell office:value-type="float" office:value="1.983012571" calcext:value-type="float">
            <text:p>1.983012571</text:p>
          </table:table-cell>
          <table:table-cell office:value-type="float" office:value="1.927667919" calcext:value-type="float">
            <text:p>1.927667919</text:p>
          </table:table-cell>
          <table:table-cell office:value-type="float" office:value="1.874106975" calcext:value-type="float">
            <text:p>1.874106975</text:p>
          </table:table-cell>
          <table:table-cell office:value-type="float" office:value="1.821633556" calcext:value-type="float">
            <text:p>1.821633556</text:p>
          </table:table-cell>
          <table:table-cell office:value-type="float" office:value="1.770347313" calcext:value-type="float">
            <text:p>1.770347313</text:p>
          </table:table-cell>
          <table:table-cell office:value-type="float" office:value="1.720744501" calcext:value-type="float">
            <text:p>1.720744501</text:p>
          </table:table-cell>
          <table:table-cell office:value-type="float" office:value="1.672940911" calcext:value-type="float">
            <text:p>1.672940911</text:p>
          </table:table-cell>
          <table:table-cell office:value-type="float" office:value="1.626356673" calcext:value-type="float">
            <text:p>1.626356673</text:p>
          </table:table-cell>
          <table:table-cell office:value-type="float" office:value="1.580588275" calcext:value-type="float">
            <text:p>1.580588275</text:p>
          </table:table-cell>
          <table:table-cell office:value-type="float" office:value="1.536169264" calcext:value-type="float">
            <text:p>1.536169264</text:p>
          </table:table-cell>
          <table:table-cell office:value-type="float" office:value="1.493259356" calcext:value-type="float">
            <text:p>1.493259356</text:p>
          </table:table-cell>
          <table:table-cell office:value-type="float" office:value="1.45182082" calcext:value-type="float">
            <text:p>1.45182082</text:p>
          </table:table-cell>
          <table:table-cell office:value-type="float" office:value="1.411231863" calcext:value-type="float">
            <text:p>1.411231863</text:p>
          </table:table-cell>
          <table:table-cell office:value-type="float" office:value="1.371458322" calcext:value-type="float">
            <text:p>1.371458322</text:p>
          </table:table-cell>
          <table:table-cell office:value-type="float" office:value="1.332970579" calcext:value-type="float">
            <text:p>1.332970579</text:p>
          </table:table-cell>
          <table:table-cell office:value-type="float" office:value="1.295940142" calcext:value-type="float">
            <text:p>1.295940142</text:p>
          </table:table-cell>
          <table:table-cell office:value-type="float" office:value="1.25994167" calcext:value-type="float">
            <text:p>1.25994167</text:p>
          </table:table-cell>
          <table:table-cell office:value-type="float" office:value="1.224489791" calcext:value-type="float">
            <text:p>1.224489791</text:p>
          </table:table-cell>
          <table:table-cell office:value-type="float" office:value="1.189970897" calcext:value-type="float">
            <text:p>1.189970897</text:p>
          </table:table-cell>
          <table:table-cell office:value-type="float" office:value="1.156754207" calcext:value-type="float">
            <text:p>1.156754207</text:p>
          </table:table-cell>
          <table:table-cell office:value-type="float" office:value="1.124766668" calcext:value-type="float">
            <text:p>1.124766668</text:p>
          </table:table-cell>
          <table:table-cell office:value-type="float" office:value="1.09331119" calcext:value-type="float">
            <text:p>1.09331119</text:p>
          </table:table-cell>
          <table:table-cell office:value-type="float" office:value="1.062398355" calcext:value-type="float">
            <text:p>1.062398355</text:p>
          </table:table-cell>
          <table:table-cell office:value-type="float" office:value="1.032559058" calcext:value-type="float">
            <text:p>1.032559058</text:p>
          </table:table-cell>
          <table:table-cell office:value-type="float" office:value="1.00395292" calcext:value-type="float">
            <text:p>1.00395292</text:p>
          </table:table-cell>
          <table:table-cell office:value-type="float" office:value="0.976074521" calcext:value-type="float">
            <text:p>0.976074521</text:p>
          </table:table-cell>
          <table:table-cell office:value-type="float" office:value="0.948629117" calcext:value-type="float">
            <text:p>0.948629117</text:p>
          </table:table-cell>
          <table:table-cell office:value-type="float" office:value="0.921834671" calcext:value-type="float">
            <text:p>0.921834671</text:p>
          </table:table-cell>
          <table:table-cell office:value-type="float" office:value="0.896066896" calcext:value-type="float">
            <text:p>0.896066896</text:p>
          </table:table-cell>
          <table:table-cell office:value-type="float" office:value="0.871315119" calcext:value-type="float">
            <text:p>0.871315119</text:p>
          </table:table-cell>
          <table:table-cell office:value-type="float" office:value="0.847012162" calcext:value-type="float">
            <text:p>0.847012162</text:p>
          </table:table-cell>
          <table:table-cell office:value-type="float" office:value="0.823031982" calcext:value-type="float">
            <text:p>0.823031982</text:p>
          </table:table-cell>
          <table:table-cell office:value-type="float" office:value="0.799862267" calcext:value-type="float">
            <text:p>0.799862267</text:p>
          </table:table-cell>
          <table:table-cell office:value-type="float" office:value="0.777703216" calcext:value-type="float">
            <text:p>0.777703216</text:p>
          </table:table-cell>
          <table:table-cell office:value-type="float" office:value="0.756218427" calcext:value-type="float">
            <text:p>0.756218427</text:p>
          </table:table-cell>
          <table:table-cell office:value-type="float" office:value="0.73489049" calcext:value-type="float">
            <text:p>0.73489049</text:p>
          </table:table-cell>
          <table:table-cell/>
        </table:table-row>
        <table:table-row table:style-name="ro1">
          <table:table-cell office:value-type="string" calcext:value-type="string">
            <text:p>liuyc_3_prius0</text:p>
          </table:table-cell>
          <table:table-cell office:value-type="float" office:value="1.5601229673" calcext:value-type="float">
            <text:p>1.5601229673</text:p>
          </table:table-cell>
          <table:table-cell office:value-type="float" office:value="1.6992046031" calcext:value-type="float">
            <text:p>1.6992046031</text:p>
          </table:table-cell>
          <table:table-cell office:value-type="float" office:value="1.7691892731" calcext:value-type="float">
            <text:p>1.7691892731</text:p>
          </table:table-cell>
          <table:table-cell office:value-type="float" office:value="1.8222387016" calcext:value-type="float">
            <text:p>1.8222387016</text:p>
          </table:table-cell>
          <table:table-cell office:value-type="float" office:value="1.8736160572" calcext:value-type="float">
            <text:p>1.8736160572</text:p>
          </table:table-cell>
          <table:table-cell office:value-type="float" office:value="1.9306144084" calcext:value-type="float">
            <text:p>1.9306144084</text:p>
          </table:table-cell>
          <table:table-cell office:value-type="float" office:value="1.9633181797" calcext:value-type="float">
            <text:p>1.9633181797</text:p>
          </table:table-cell>
          <table:table-cell office:value-type="float" office:value="2.0203802672" calcext:value-type="float">
            <text:p>2.0203802672</text:p>
          </table:table-cell>
          <table:table-cell office:value-type="float" office:value="2.1497040498" calcext:value-type="float">
            <text:p>2.1497040498</text:p>
          </table:table-cell>
          <table:table-cell office:value-type="float" office:value="2.2049091644" calcext:value-type="float">
            <text:p>2.2049091644</text:p>
          </table:table-cell>
          <table:table-cell office:value-type="float" office:value="2.2478076494" calcext:value-type="float">
            <text:p>2.2478076494</text:p>
          </table:table-cell>
          <table:table-cell office:value-type="float" office:value="2.2968234442" calcext:value-type="float">
            <text:p>2.2968234442</text:p>
          </table:table-cell>
          <table:table-cell office:value-type="float" office:value="2.3248182511" calcext:value-type="float">
            <text:p>2.3248182511</text:p>
          </table:table-cell>
          <table:table-cell office:value-type="float" office:value="2.372107989" calcext:value-type="float">
            <text:p>2.372107989</text:p>
          </table:table-cell>
          <table:table-cell office:value-type="float" office:value="2.4076749058" calcext:value-type="float">
            <text:p>2.4076749058</text:p>
          </table:table-cell>
          <table:table-cell office:value-type="float" office:value="2.5330159006" calcext:value-type="float">
            <text:p>2.5330159006</text:p>
          </table:table-cell>
          <table:table-cell office:value-type="float" office:value="2.5673874285" calcext:value-type="float">
            <text:p>2.5673874285</text:p>
          </table:table-cell>
          <table:table-cell office:value-type="float" office:value="2.5957440501" calcext:value-type="float">
            <text:p>2.5957440501</text:p>
          </table:table-cell>
          <table:table-cell office:value-type="float" office:value="2.7112260428" calcext:value-type="float">
            <text:p>2.7112260428</text:p>
          </table:table-cell>
          <table:table-cell office:value-type="float" office:value="2.6668314251" calcext:value-type="float">
            <text:p>2.6668314251</text:p>
          </table:table-cell>
          <table:table-cell office:value-type="float" office:value="2.7646889868" calcext:value-type="float">
            <text:p>2.7646889868</text:p>
          </table:table-cell>
          <table:table-cell office:value-type="float" office:value="2.8048966862" calcext:value-type="float">
            <text:p>2.8048966862</text:p>
          </table:table-cell>
          <table:table-cell office:value-type="float" office:value="2.8290887528" calcext:value-type="float">
            <text:p>2.8290887528</text:p>
          </table:table-cell>
          <table:table-cell office:value-type="float" office:value="2.8569590709" calcext:value-type="float">
            <text:p>2.8569590709</text:p>
          </table:table-cell>
          <table:table-cell office:value-type="float" office:value="2.8637127578" calcext:value-type="float">
            <text:p>2.8637127578</text:p>
          </table:table-cell>
          <table:table-cell office:value-type="float" office:value="2.9815125662" calcext:value-type="float">
            <text:p>2.9815125662</text:p>
          </table:table-cell>
          <table:table-cell office:value-type="float" office:value="3.0161898425" calcext:value-type="float">
            <text:p>3.0161898425</text:p>
          </table:table-cell>
          <table:table-cell office:value-type="float" office:value="3.0444075249" calcext:value-type="float">
            <text:p>3.0444075249</text:p>
          </table:table-cell>
          <table:table-cell office:value-type="float" office:value="3.0610781749" calcext:value-type="float">
            <text:p>3.0610781749</text:p>
          </table:table-cell>
          <table:table-cell office:value-type="float" office:value="3.0697308896" calcext:value-type="float">
            <text:p>3.0697308896</text:p>
          </table:table-cell>
          <table:table-cell office:value-type="float" office:value="3.0834998909" calcext:value-type="float">
            <text:p>3.0834998909</text:p>
          </table:table-cell>
          <table:table-cell office:value-type="float" office:value="3.1071130418" calcext:value-type="float">
            <text:p>3.1071130418</text:p>
          </table:table-cell>
          <table:table-cell office:value-type="float" office:value="3.1196610398" calcext:value-type="float">
            <text:p>3.1196610398</text:p>
          </table:table-cell>
          <table:table-cell office:value-type="float" office:value="3.1290739408" calcext:value-type="float">
            <text:p>3.1290739408</text:p>
          </table:table-cell>
          <table:table-cell office:value-type="float" office:value="3.1435015924" calcext:value-type="float">
            <text:p>3.1435015924</text:p>
          </table:table-cell>
          <table:table-cell office:value-type="float" office:value="3.218717073" calcext:value-type="float">
            <text:p>3.218717073</text:p>
          </table:table-cell>
          <table:table-cell office:value-type="float" office:value="3.27660704" calcext:value-type="float">
            <text:p>3.27660704</text:p>
          </table:table-cell>
          <table:table-cell office:value-type="float" office:value="3.284732783" calcext:value-type="float">
            <text:p>3.284732783</text:p>
          </table:table-cell>
          <table:table-cell office:value-type="float" office:value="3.302221748" calcext:value-type="float">
            <text:p>3.302221748</text:p>
          </table:table-cell>
          <table:table-cell office:value-type="float" office:value="3.301971511" calcext:value-type="float">
            <text:p>3.301971511</text:p>
          </table:table-cell>
          <table:table-cell office:value-type="float" office:value="3.311901717" calcext:value-type="float">
            <text:p>3.311901717</text:p>
          </table:table-cell>
          <table:table-cell office:value-type="float" office:value="3.321248896" calcext:value-type="float">
            <text:p>3.321248896</text:p>
          </table:table-cell>
          <table:table-cell office:value-type="float" office:value="3.41602826" calcext:value-type="float">
            <text:p>3.41602826</text:p>
          </table:table-cell>
          <table:table-cell office:value-type="float" office:value="3.438122732" calcext:value-type="float">
            <text:p>3.438122732</text:p>
          </table:table-cell>
          <table:table-cell office:value-type="float" office:value="3.444615547" calcext:value-type="float">
            <text:p>3.444615547</text:p>
          </table:table-cell>
          <table:table-cell office:value-type="float" office:value="3.460545452" calcext:value-type="float">
            <text:p>3.460545452</text:p>
          </table:table-cell>
          <table:table-cell office:value-type="float" office:value="3.465563439" calcext:value-type="float">
            <text:p>3.465563439</text:p>
          </table:table-cell>
          <table:table-cell office:value-type="float" office:value="3.460389886" calcext:value-type="float">
            <text:p>3.460389886</text:p>
          </table:table-cell>
          <table:table-cell office:value-type="float" office:value="3.465688277" calcext:value-type="float">
            <text:p>3.465688277</text:p>
          </table:table-cell>
          <table:table-cell office:value-type="float" office:value="3.557069651" calcext:value-type="float">
            <text:p>3.557069651</text:p>
          </table:table-cell>
          <table:table-cell office:value-type="float" office:value="3.575253574" calcext:value-type="float">
            <text:p>3.575253574</text:p>
          </table:table-cell>
          <table:table-cell office:value-type="float" office:value="3.577293583" calcext:value-type="float">
            <text:p>3.577293583</text:p>
          </table:table-cell>
          <table:table-cell office:value-type="float" office:value="3.57920722" calcext:value-type="float">
            <text:p>3.57920722</text:p>
          </table:table-cell>
          <table:table-cell office:value-type="float" office:value="3.581420636" calcext:value-type="float">
            <text:p>3.581420636</text:p>
          </table:table-cell>
          <table:table-cell office:value-type="float" office:value="3.583469173" calcext:value-type="float">
            <text:p>3.583469173</text:p>
          </table:table-cell>
          <table:table-cell office:value-type="float" office:value="3.589985891" calcext:value-type="float">
            <text:p>3.589985891</text:p>
          </table:table-cell>
          <table:table-cell office:value-type="float" office:value="3.672316587" calcext:value-type="float">
            <text:p>3.672316587</text:p>
          </table:table-cell>
          <table:table-cell office:value-type="float" office:value="3.687474809" calcext:value-type="float">
            <text:p>3.687474809</text:p>
          </table:table-cell>
          <table:table-cell office:value-type="float" office:value="3.689480691" calcext:value-type="float">
            <text:p>3.689480691</text:p>
          </table:table-cell>
          <table:table-cell office:value-type="float" office:value="3.685858049" calcext:value-type="float">
            <text:p>3.685858049</text:p>
          </table:table-cell>
          <table:table-cell office:value-type="float" office:value="3.684459348" calcext:value-type="float">
            <text:p>3.684459348</text:p>
          </table:table-cell>
          <table:table-cell office:value-type="float" office:value="3.683305384" calcext:value-type="float">
            <text:p>3.683305384</text:p>
          </table:table-cell>
          <table:table-cell office:value-type="float" office:value="3.692582709" calcext:value-type="float">
            <text:p>3.692582709</text:p>
          </table:table-cell>
          <table:table-cell office:value-type="float" office:value="3.727265198" calcext:value-type="float">
            <text:p>3.727265198</text:p>
          </table:table-cell>
          <table:table-cell office:value-type="float" office:value="3.780561988" calcext:value-type="float">
            <text:p>3.780561988</text:p>
          </table:table-cell>
          <table:table-cell office:value-type="float" office:value="3.777051027" calcext:value-type="float">
            <text:p>3.777051027</text:p>
          </table:table-cell>
          <table:table-cell office:value-type="float" office:value="3.773612257" calcext:value-type="float">
            <text:p>3.773612257</text:p>
          </table:table-cell>
          <table:table-cell office:value-type="float" office:value="3.871405668" calcext:value-type="float">
            <text:p>3.871405668</text:p>
          </table:table-cell>
          <table:table-cell office:value-type="float" office:value="3.870892889" calcext:value-type="float">
            <text:p>3.870892889</text:p>
          </table:table-cell>
          <table:table-cell office:value-type="float" office:value="3.869643685" calcext:value-type="float">
            <text:p>3.869643685</text:p>
          </table:table-cell>
          <table:table-cell office:value-type="float" office:value="3.853341604" calcext:value-type="float">
            <text:p>3.853341604</text:p>
          </table:table-cell>
          <table:table-cell office:value-type="float" office:value="3.847805261" calcext:value-type="float">
            <text:p>3.847805261</text:p>
          </table:table-cell>
          <table:table-cell office:value-type="float" office:value="3.842421589" calcext:value-type="float">
            <text:p>3.842421589</text:p>
          </table:table-cell>
          <table:table-cell office:value-type="float" office:value="3.836719734" calcext:value-type="float">
            <text:p>3.836719734</text:p>
          </table:table-cell>
          <table:table-cell office:value-type="float" office:value="3.917118715" calcext:value-type="float">
            <text:p>3.917118715</text:p>
          </table:table-cell>
          <table:table-cell office:value-type="float" office:value="3.925393474" calcext:value-type="float">
            <text:p>3.925393474</text:p>
          </table:table-cell>
          <table:table-cell office:value-type="float" office:value="3.91834793" calcext:value-type="float">
            <text:p>3.91834793</text:p>
          </table:table-cell>
          <table:table-cell office:value-type="float" office:value="3.920790112" calcext:value-type="float">
            <text:p>3.920790112</text:p>
          </table:table-cell>
          <table:table-cell office:value-type="float" office:value="3.912830041" calcext:value-type="float">
            <text:p>3.912830041</text:p>
          </table:table-cell>
          <table:table-cell office:value-type="float" office:value="3.905318728" calcext:value-type="float">
            <text:p>3.905318728</text:p>
          </table:table-cell>
          <table:table-cell office:value-type="float" office:value="3.974332125" calcext:value-type="float">
            <text:p>3.974332125</text:p>
          </table:table-cell>
          <table:table-cell office:value-type="float" office:value="3.981074498" calcext:value-type="float">
            <text:p>3.981074498</text:p>
          </table:table-cell>
          <table:table-cell office:value-type="float" office:value="3.971900386" calcext:value-type="float">
            <text:p>3.971900386</text:p>
          </table:table-cell>
          <table:table-cell office:value-type="float" office:value="3.96507036" calcext:value-type="float">
            <text:p>3.96507036</text:p>
          </table:table-cell>
          <table:table-cell office:value-type="float" office:value="3.963748409" calcext:value-type="float">
            <text:p>3.963748409</text:p>
          </table:table-cell>
          <table:table-cell office:value-type="float" office:value="3.952795186" calcext:value-type="float">
            <text:p>3.952795186</text:p>
          </table:table-cell>
          <table:table-cell office:value-type="float" office:value="3.944299947" calcext:value-type="float">
            <text:p>3.944299947</text:p>
          </table:table-cell>
          <table:table-cell office:value-type="float" office:value="4.014102166" calcext:value-type="float">
            <text:p>4.014102166</text:p>
          </table:table-cell>
          <table:table-cell office:value-type="float" office:value="4.019361198" calcext:value-type="float">
            <text:p>4.019361198</text:p>
          </table:table-cell>
          <table:table-cell office:value-type="float" office:value="4.009568937" calcext:value-type="float">
            <text:p>4.009568937</text:p>
          </table:table-cell>
          <table:table-cell office:value-type="float" office:value="4.004770619" calcext:value-type="float">
            <text:p>4.004770619</text:p>
          </table:table-cell>
          <table:table-cell office:value-type="float" office:value="3.9895536" calcext:value-type="float">
            <text:p>3.9895536</text:p>
          </table:table-cell>
          <table:table-cell office:value-type="float" office:value="3.979654113" calcext:value-type="float">
            <text:p>3.979654113</text:p>
          </table:table-cell>
          <table:table-cell office:value-type="float" office:value="3.960394912" calcext:value-type="float">
            <text:p>3.960394912</text:p>
          </table:table-cell>
          <table:table-cell office:value-type="float" office:value="4.062922463" calcext:value-type="float">
            <text:p>4.062922463</text:p>
          </table:table-cell>
          <table:table-cell office:value-type="float" office:value="4.052224124" calcext:value-type="float">
            <text:p>4.052224124</text:p>
          </table:table-cell>
          <table:table-cell office:value-type="float" office:value="4.040902959" calcext:value-type="float">
            <text:p>4.040902959</text:p>
          </table:table-cell>
          <table:table-cell office:value-type="float" office:value="4.06017528" calcext:value-type="float">
            <text:p>4.06017528</text:p>
          </table:table-cell>
          <table:table-cell office:value-type="float" office:value="4.033843966" calcext:value-type="float">
            <text:p>4.033843966</text:p>
          </table:table-cell>
          <table:table-cell office:value-type="float" office:value="4.018143724" calcext:value-type="float">
            <text:p>4.018143724</text:p>
          </table:table-cell>
          <table:table-cell office:value-type="float" office:value="3.997442317" calcext:value-type="float">
            <text:p>3.997442317</text:p>
          </table:table-cell>
          <table:table-cell office:value-type="float" office:value="4.093248578" calcext:value-type="float">
            <text:p>4.093248578</text:p>
          </table:table-cell>
          <table:table-cell office:value-type="float" office:value="4.084062325" calcext:value-type="float">
            <text:p>4.084062325</text:p>
          </table:table-cell>
          <table:table-cell office:value-type="float" office:value="4.07503021" calcext:value-type="float">
            <text:p>4.07503021</text:p>
          </table:table-cell>
          <table:table-cell office:value-type="float" office:value="4.055689808" calcext:value-type="float">
            <text:p>4.055689808</text:p>
          </table:table-cell>
          <table:table-cell office:value-type="float" office:value="4.046385391" calcext:value-type="float">
            <text:p>4.046385391</text:p>
          </table:table-cell>
          <table:table-cell office:value-type="float" office:value="4.024999233" calcext:value-type="float">
            <text:p>4.024999233</text:p>
          </table:table-cell>
          <table:table-cell office:value-type="float" office:value="4.08154245" calcext:value-type="float">
            <text:p>4.08154245</text:p>
          </table:table-cell>
          <table:table-cell office:value-type="float" office:value="3.99010119" calcext:value-type="float">
            <text:p>3.99010119</text:p>
          </table:table-cell>
          <table:table-cell office:value-type="float" office:value="3.879006983" calcext:value-type="float">
            <text:p>3.879006983</text:p>
          </table:table-cell>
          <table:table-cell office:value-type="float" office:value="3.770224234" calcext:value-type="float">
            <text:p>3.770224234</text:p>
          </table:table-cell>
          <table:table-cell office:value-type="float" office:value="3.664691692" calcext:value-type="float">
            <text:p>3.664691692</text:p>
          </table:table-cell>
          <table:table-cell office:value-type="float" office:value="3.562489093" calcext:value-type="float">
            <text:p>3.562489093</text:p>
          </table:table-cell>
          <table:table-cell office:value-type="float" office:value="3.463005962" calcext:value-type="float">
            <text:p>3.463005962</text:p>
          </table:table-cell>
          <table:table-cell office:value-type="float" office:value="3.365870305" calcext:value-type="float">
            <text:p>3.365870305</text:p>
          </table:table-cell>
          <table:table-cell office:value-type="float" office:value="3.271513314" calcext:value-type="float">
            <text:p>3.271513314</text:p>
          </table:table-cell>
          <table:table-cell office:value-type="float" office:value="3.180172819" calcext:value-type="float">
            <text:p>3.180172819</text:p>
          </table:table-cell>
          <table:table-cell office:value-type="float" office:value="3.091551941" calcext:value-type="float">
            <text:p>3.091551941</text:p>
          </table:table-cell>
          <table:table-cell office:value-type="float" office:value="3.004976548" calcext:value-type="float">
            <text:p>3.004976548</text:p>
          </table:table-cell>
          <table:table-cell office:value-type="float" office:value="2.920602449" calcext:value-type="float">
            <text:p>2.920602449</text:p>
          </table:table-cell>
          <table:table-cell office:value-type="float" office:value="2.838882139" calcext:value-type="float">
            <text:p>2.838882139</text:p>
          </table:table-cell>
          <table:table-cell office:value-type="float" office:value="2.759815786" calcext:value-type="float">
            <text:p>2.759815786</text:p>
          </table:table-cell>
          <table:table-cell office:value-type="float" office:value="2.682772462" calcext:value-type="float">
            <text:p>2.682772462</text:p>
          </table:table-cell>
          <table:table-cell office:value-type="float" office:value="2.607422373" calcext:value-type="float">
            <text:p>2.607422373</text:p>
          </table:table-cell>
          <table:table-cell office:value-type="float" office:value="2.534277895" calcext:value-type="float">
            <text:p>2.534277895</text:p>
          </table:table-cell>
          <table:table-cell office:value-type="float" office:value="2.463587571" calcext:value-type="float">
            <text:p>2.463587571</text:p>
          </table:table-cell>
          <table:table-cell office:value-type="float" office:value="2.394955077" calcext:value-type="float">
            <text:p>2.394955077</text:p>
          </table:table-cell>
          <table:table-cell office:value-type="float" office:value="2.327937933" calcext:value-type="float">
            <text:p>2.327937933</text:p>
          </table:table-cell>
          <table:table-cell office:value-type="float" office:value="2.262515312" calcext:value-type="float">
            <text:p>2.262515312</text:p>
          </table:table-cell>
          <table:table-cell office:value-type="float" office:value="2.1991523" calcext:value-type="float">
            <text:p>2.1991523</text:p>
          </table:table-cell>
          <table:table-cell office:value-type="float" office:value="2.137923839" calcext:value-type="float">
            <text:p>2.137923839</text:p>
          </table:table-cell>
          <table:table-cell office:value-type="float" office:value="2.078325329" calcext:value-type="float">
            <text:p>2.07832532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uyc_4_prius0</text:p>
          </table:table-cell>
          <table:table-cell office:value-type="float" office:value="1.550306502" calcext:value-type="float">
            <text:p>1.550306502</text:p>
          </table:table-cell>
          <table:table-cell office:value-type="float" office:value="1.5887831665" calcext:value-type="float">
            <text:p>1.5887831665</text:p>
          </table:table-cell>
          <table:table-cell office:value-type="float" office:value="1.6612914409" calcext:value-type="float">
            <text:p>1.6612914409</text:p>
          </table:table-cell>
          <table:table-cell office:value-type="float" office:value="1.7168155544" calcext:value-type="float">
            <text:p>1.7168155544</text:p>
          </table:table-cell>
          <table:table-cell office:value-type="float" office:value="1.7710042134" calcext:value-type="float">
            <text:p>1.7710042134</text:p>
          </table:table-cell>
          <table:table-cell office:value-type="float" office:value="1.8793228551" calcext:value-type="float">
            <text:p>1.8793228551</text:p>
          </table:table-cell>
          <table:table-cell office:value-type="float" office:value="1.9844885766" calcext:value-type="float">
            <text:p>1.9844885766</text:p>
          </table:table-cell>
          <table:table-cell office:value-type="float" office:value="2.0112257609" calcext:value-type="float">
            <text:p>2.0112257609</text:p>
          </table:table-cell>
          <table:table-cell office:value-type="float" office:value="2.0646315307" calcext:value-type="float">
            <text:p>2.0646315307</text:p>
          </table:table-cell>
          <table:table-cell office:value-type="float" office:value="2.1191257675" calcext:value-type="float">
            <text:p>2.1191257675</text:p>
          </table:table-cell>
          <table:table-cell office:value-type="float" office:value="2.164417726" calcext:value-type="float">
            <text:p>2.164417726</text:p>
          </table:table-cell>
          <table:table-cell office:value-type="float" office:value="2.1956974349" calcext:value-type="float">
            <text:p>2.1956974349</text:p>
          </table:table-cell>
          <table:table-cell office:value-type="float" office:value="2.2412403561" calcext:value-type="float">
            <text:p>2.2412403561</text:p>
          </table:table-cell>
          <table:table-cell office:value-type="float" office:value="2.2782482786" calcext:value-type="float">
            <text:p>2.2782482786</text:p>
          </table:table-cell>
          <table:table-cell office:value-type="float" office:value="2.3241810604" calcext:value-type="float">
            <text:p>2.3241810604</text:p>
          </table:table-cell>
          <table:table-cell office:value-type="float" office:value="2.4269362559" calcext:value-type="float">
            <text:p>2.4269362559</text:p>
          </table:table-cell>
          <table:table-cell office:value-type="float" office:value="2.4891070497" calcext:value-type="float">
            <text:p>2.4891070497</text:p>
          </table:table-cell>
          <table:table-cell office:value-type="float" office:value="2.5219892113" calcext:value-type="float">
            <text:p>2.5219892113</text:p>
          </table:table-cell>
          <table:table-cell office:value-type="float" office:value="2.520726935" calcext:value-type="float">
            <text:p>2.520726935</text:p>
          </table:table-cell>
          <table:table-cell office:value-type="float" office:value="2.5826418966" calcext:value-type="float">
            <text:p>2.5826418966</text:p>
          </table:table-cell>
          <table:table-cell office:value-type="float" office:value="2.6222037521" calcext:value-type="float">
            <text:p>2.6222037521</text:p>
          </table:table-cell>
          <table:table-cell office:value-type="float" office:value="2.6509765167" calcext:value-type="float">
            <text:p>2.6509765167</text:p>
          </table:table-cell>
          <table:table-cell office:value-type="float" office:value="2.6690098334" calcext:value-type="float">
            <text:p>2.6690098334</text:p>
          </table:table-cell>
          <table:table-cell office:value-type="float" office:value="2.6964182887" calcext:value-type="float">
            <text:p>2.6964182887</text:p>
          </table:table-cell>
          <table:table-cell office:value-type="float" office:value="2.7328845018" calcext:value-type="float">
            <text:p>2.7328845018</text:p>
          </table:table-cell>
          <table:table-cell office:value-type="float" office:value="2.8242361075" calcext:value-type="float">
            <text:p>2.8242361075</text:p>
          </table:table-cell>
          <table:table-cell office:value-type="float" office:value="2.8730348082" calcext:value-type="float">
            <text:p>2.8730348082</text:p>
          </table:table-cell>
          <table:table-cell office:value-type="float" office:value="2.8952802377" calcext:value-type="float">
            <text:p>2.8952802377</text:p>
          </table:table-cell>
          <table:table-cell office:value-type="float" office:value="2.9163022878" calcext:value-type="float">
            <text:p>2.9163022878</text:p>
          </table:table-cell>
          <table:table-cell office:value-type="float" office:value="2.9465773447" calcext:value-type="float">
            <text:p>2.9465773447</text:p>
          </table:table-cell>
          <table:table-cell office:value-type="float" office:value="2.9662105273" calcext:value-type="float">
            <text:p>2.9662105273</text:p>
          </table:table-cell>
          <table:table-cell office:value-type="float" office:value="2.9754476908" calcext:value-type="float">
            <text:p>2.9754476908</text:p>
          </table:table-cell>
          <table:table-cell office:value-type="float" office:value="2.9942862781" calcext:value-type="float">
            <text:p>2.9942862781</text:p>
          </table:table-cell>
          <table:table-cell office:value-type="float" office:value="3.0123471907" calcext:value-type="float">
            <text:p>3.0123471907</text:p>
          </table:table-cell>
          <table:table-cell office:value-type="float" office:value="3.0324806047" calcext:value-type="float">
            <text:p>3.0324806047</text:p>
          </table:table-cell>
          <table:table-cell office:value-type="float" office:value="3.0776390063" calcext:value-type="float">
            <text:p>3.0776390063</text:p>
          </table:table-cell>
          <table:table-cell office:value-type="float" office:value="3.17504731" calcext:value-type="float">
            <text:p>3.17504731</text:p>
          </table:table-cell>
          <table:table-cell office:value-type="float" office:value="3.178558426" calcext:value-type="float">
            <text:p>3.178558426</text:p>
          </table:table-cell>
          <table:table-cell office:value-type="float" office:value="3.191549502" calcext:value-type="float">
            <text:p>3.191549502</text:p>
          </table:table-cell>
          <table:table-cell office:value-type="float" office:value="3.19669221" calcext:value-type="float">
            <text:p>3.19669221</text:p>
          </table:table-cell>
          <table:table-cell office:value-type="float" office:value="3.212022658" calcext:value-type="float">
            <text:p>3.212022658</text:p>
          </table:table-cell>
          <table:table-cell office:value-type="float" office:value="3.239387321" calcext:value-type="float">
            <text:p>3.239387321</text:p>
          </table:table-cell>
          <table:table-cell office:value-type="float" office:value="3.316522375" calcext:value-type="float">
            <text:p>3.316522375</text:p>
          </table:table-cell>
          <table:table-cell office:value-type="float" office:value="3.351302837" calcext:value-type="float">
            <text:p>3.351302837</text:p>
          </table:table-cell>
          <table:table-cell office:value-type="float" office:value="3.360114359" calcext:value-type="float">
            <text:p>3.360114359</text:p>
          </table:table-cell>
          <table:table-cell office:value-type="float" office:value="3.368430538" calcext:value-type="float">
            <text:p>3.368430538</text:p>
          </table:table-cell>
          <table:table-cell office:value-type="float" office:value="3.37862846" calcext:value-type="float">
            <text:p>3.37862846</text:p>
          </table:table-cell>
          <table:table-cell office:value-type="float" office:value="3.390941768" calcext:value-type="float">
            <text:p>3.390941768</text:p>
          </table:table-cell>
          <table:table-cell office:value-type="float" office:value="3.360141528" calcext:value-type="float">
            <text:p>3.360141528</text:p>
          </table:table-cell>
          <table:table-cell office:value-type="float" office:value="3.398888179" calcext:value-type="float">
            <text:p>3.398888179</text:p>
          </table:table-cell>
          <table:table-cell office:value-type="float" office:value="3.408355916" calcext:value-type="float">
            <text:p>3.408355916</text:p>
          </table:table-cell>
          <table:table-cell office:value-type="float" office:value="3.419908788" calcext:value-type="float">
            <text:p>3.419908788</text:p>
          </table:table-cell>
          <table:table-cell office:value-type="float" office:value="3.454064484" calcext:value-type="float">
            <text:p>3.454064484</text:p>
          </table:table-cell>
          <table:table-cell office:value-type="float" office:value="3.515579518" calcext:value-type="float">
            <text:p>3.515579518</text:p>
          </table:table-cell>
          <table:table-cell office:value-type="float" office:value="3.529974188" calcext:value-type="float">
            <text:p>3.529974188</text:p>
          </table:table-cell>
          <table:table-cell office:value-type="float" office:value="3.535798501" calcext:value-type="float">
            <text:p>3.535798501</text:p>
          </table:table-cell>
          <table:table-cell office:value-type="float" office:value="3.53616589" calcext:value-type="float">
            <text:p>3.53616589</text:p>
          </table:table-cell>
          <table:table-cell office:value-type="float" office:value="3.539274694" calcext:value-type="float">
            <text:p>3.539274694</text:p>
          </table:table-cell>
          <table:table-cell office:value-type="float" office:value="3.542595293" calcext:value-type="float">
            <text:p>3.542595293</text:p>
          </table:table-cell>
          <table:table-cell office:value-type="float" office:value="3.543082632" calcext:value-type="float">
            <text:p>3.543082632</text:p>
          </table:table-cell>
          <table:table-cell office:value-type="float" office:value="3.558292827" calcext:value-type="float">
            <text:p>3.558292827</text:p>
          </table:table-cell>
          <table:table-cell office:value-type="float" office:value="3.560697449" calcext:value-type="float">
            <text:p>3.560697449</text:p>
          </table:table-cell>
          <table:table-cell office:value-type="float" office:value="3.563350012" calcext:value-type="float">
            <text:p>3.563350012</text:p>
          </table:table-cell>
          <table:table-cell office:value-type="float" office:value="3.6368466" calcext:value-type="float">
            <text:p>3.6368466</text:p>
          </table:table-cell>
          <table:table-cell office:value-type="float" office:value="3.667684352" calcext:value-type="float">
            <text:p>3.667684352</text:p>
          </table:table-cell>
          <table:table-cell office:value-type="float" office:value="3.667255614" calcext:value-type="float">
            <text:p>3.667255614</text:p>
          </table:table-cell>
          <table:table-cell office:value-type="float" office:value="3.656734655" calcext:value-type="float">
            <text:p>3.656734655</text:p>
          </table:table-cell>
          <table:table-cell office:value-type="float" office:value="3.656733276" calcext:value-type="float">
            <text:p>3.656733276</text:p>
          </table:table-cell>
          <table:table-cell office:value-type="float" office:value="3.656513687" calcext:value-type="float">
            <text:p>3.656513687</text:p>
          </table:table-cell>
          <table:table-cell office:value-type="float" office:value="3.670923481" calcext:value-type="float">
            <text:p>3.670923481</text:p>
          </table:table-cell>
          <table:table-cell office:value-type="float" office:value="3.680864457" calcext:value-type="float">
            <text:p>3.680864457</text:p>
          </table:table-cell>
          <table:table-cell office:value-type="float" office:value="3.664771084" calcext:value-type="float">
            <text:p>3.664771084</text:p>
          </table:table-cell>
          <table:table-cell office:value-type="float" office:value="3.65435717" calcext:value-type="float">
            <text:p>3.65435717</text:p>
          </table:table-cell>
          <table:table-cell office:value-type="float" office:value="3.729780535" calcext:value-type="float">
            <text:p>3.729780535</text:p>
          </table:table-cell>
          <table:table-cell office:value-type="float" office:value="3.752879302" calcext:value-type="float">
            <text:p>3.752879302</text:p>
          </table:table-cell>
          <table:table-cell office:value-type="float" office:value="3.750380377" calcext:value-type="float">
            <text:p>3.750380377</text:p>
          </table:table-cell>
          <table:table-cell office:value-type="float" office:value="3.747911045" calcext:value-type="float">
            <text:p>3.747911045</text:p>
          </table:table-cell>
          <table:table-cell office:value-type="float" office:value="3.745124297" calcext:value-type="float">
            <text:p>3.745124297</text:p>
          </table:table-cell>
          <table:table-cell office:value-type="float" office:value="3.742049213" calcext:value-type="float">
            <text:p>3.742049213</text:p>
          </table:table-cell>
          <table:table-cell office:value-type="float" office:value="3.739259301" calcext:value-type="float">
            <text:p>3.739259301</text:p>
          </table:table-cell>
          <table:table-cell office:value-type="float" office:value="3.832977426" calcext:value-type="float">
            <text:p>3.832977426</text:p>
          </table:table-cell>
          <table:table-cell office:value-type="float" office:value="3.833785073" calcext:value-type="float">
            <text:p>3.833785073</text:p>
          </table:table-cell>
          <table:table-cell office:value-type="float" office:value="3.828654115" calcext:value-type="float">
            <text:p>3.828654115</text:p>
          </table:table-cell>
          <table:table-cell office:value-type="float" office:value="3.792820495" calcext:value-type="float">
            <text:p>3.792820495</text:p>
          </table:table-cell>
          <table:table-cell office:value-type="float" office:value="3.819308444" calcext:value-type="float">
            <text:p>3.819308444</text:p>
          </table:table-cell>
          <table:table-cell office:value-type="float" office:value="3.817234558" calcext:value-type="float">
            <text:p>3.817234558</text:p>
          </table:table-cell>
          <table:table-cell office:value-type="float" office:value="3.820227388" calcext:value-type="float">
            <text:p>3.820227388</text:p>
          </table:table-cell>
          <table:table-cell office:value-type="float" office:value="3.807596038" calcext:value-type="float">
            <text:p>3.807596038</text:p>
          </table:table-cell>
          <table:table-cell office:value-type="float" office:value="3.800379987" calcext:value-type="float">
            <text:p>3.800379987</text:p>
          </table:table-cell>
          <table:table-cell office:value-type="float" office:value="3.801312034" calcext:value-type="float">
            <text:p>3.801312034</text:p>
          </table:table-cell>
          <table:table-cell office:value-type="float" office:value="3.868239078" calcext:value-type="float">
            <text:p>3.868239078</text:p>
          </table:table-cell>
          <table:table-cell office:value-type="float" office:value="3.887589342" calcext:value-type="float">
            <text:p>3.887589342</text:p>
          </table:table-cell>
          <table:table-cell office:value-type="float" office:value="3.880934963" calcext:value-type="float">
            <text:p>3.880934963</text:p>
          </table:table-cell>
          <table:table-cell office:value-type="float" office:value="3.87445612" calcext:value-type="float">
            <text:p>3.87445612</text:p>
          </table:table-cell>
          <table:table-cell office:value-type="float" office:value="3.873487338" calcext:value-type="float">
            <text:p>3.873487338</text:p>
          </table:table-cell>
          <table:table-cell office:value-type="float" office:value="3.864777736" calcext:value-type="float">
            <text:p>3.864777736</text:p>
          </table:table-cell>
          <table:table-cell office:value-type="float" office:value="3.863377373" calcext:value-type="float">
            <text:p>3.863377373</text:p>
          </table:table-cell>
          <table:table-cell office:value-type="float" office:value="3.925542095" calcext:value-type="float">
            <text:p>3.925542095</text:p>
          </table:table-cell>
          <table:table-cell office:value-type="float" office:value="3.943660391" calcext:value-type="float">
            <text:p>3.943660391</text:p>
          </table:table-cell>
          <table:table-cell office:value-type="float" office:value="3.946107114" calcext:value-type="float">
            <text:p>3.946107114</text:p>
          </table:table-cell>
          <table:table-cell office:value-type="float" office:value="3.927720233" calcext:value-type="float">
            <text:p>3.927720233</text:p>
          </table:table-cell>
          <table:table-cell office:value-type="float" office:value="3.919491994" calcext:value-type="float">
            <text:p>3.919491994</text:p>
          </table:table-cell>
          <table:table-cell office:value-type="float" office:value="3.911809396" calcext:value-type="float">
            <text:p>3.911809396</text:p>
          </table:table-cell>
          <table:table-cell office:value-type="float" office:value="3.980660549" calcext:value-type="float">
            <text:p>3.980660549</text:p>
          </table:table-cell>
          <table:table-cell office:value-type="float" office:value="4.004761901" calcext:value-type="float">
            <text:p>4.004761901</text:p>
          </table:table-cell>
          <table:table-cell office:value-type="float" office:value="3.987360254" calcext:value-type="float">
            <text:p>3.987360254</text:p>
          </table:table-cell>
          <table:table-cell office:value-type="float" office:value="3.977631049" calcext:value-type="float">
            <text:p>3.977631049</text:p>
          </table:table-cell>
          <table:table-cell office:value-type="float" office:value="3.971057254" calcext:value-type="float">
            <text:p>3.971057254</text:p>
          </table:table-cell>
          <table:table-cell office:value-type="float" office:value="3.969845814" calcext:value-type="float">
            <text:p>3.969845814</text:p>
          </table:table-cell>
          <table:table-cell office:value-type="float" office:value="3.960874798" calcext:value-type="float">
            <text:p>3.960874798</text:p>
          </table:table-cell>
          <table:table-cell office:value-type="float" office:value="3.931663729" calcext:value-type="float">
            <text:p>3.931663729</text:p>
          </table:table-cell>
          <table:table-cell office:value-type="float" office:value="3.933597517" calcext:value-type="float">
            <text:p>3.933597517</text:p>
          </table:table-cell>
          <table:table-cell office:value-type="float" office:value="3.904848879" calcext:value-type="float">
            <text:p>3.904848879</text:p>
          </table:table-cell>
          <table:table-cell office:value-type="float" office:value="3.81487558" calcext:value-type="float">
            <text:p>3.81487558</text:p>
          </table:table-cell>
          <table:table-cell office:value-type="float" office:value="3.70823567" calcext:value-type="float">
            <text:p>3.70823567</text:p>
          </table:table-cell>
          <table:table-cell office:value-type="float" office:value="3.604258238" calcext:value-type="float">
            <text:p>3.604258238</text:p>
          </table:table-cell>
          <table:table-cell office:value-type="float" office:value="3.503534584" calcext:value-type="float">
            <text:p>3.503534584</text:p>
          </table:table-cell>
          <table:table-cell office:value-type="float" office:value="3.405900327" calcext:value-type="float">
            <text:p>3.405900327</text:p>
          </table:table-cell>
          <table:table-cell office:value-type="float" office:value="3.310611584" calcext:value-type="float">
            <text:p>3.310611584</text:p>
          </table:table-cell>
          <table:table-cell office:value-type="float" office:value="3.217669207" calcext:value-type="float">
            <text:p>3.217669207</text:p>
          </table:table-cell>
          <table:table-cell office:value-type="float" office:value="3.12757562" calcext:value-type="float">
            <text:p>3.12757562</text:p>
          </table:table-cell>
          <table:table-cell office:value-type="float" office:value="3.040391759" calcext:value-type="float">
            <text:p>3.040391759</text:p>
          </table:table-cell>
          <table:table-cell office:value-type="float" office:value="2.955547568" calcext:value-type="float">
            <text:p>2.955547568</text:p>
          </table:table-cell>
          <table:table-cell office:value-type="float" office:value="2.872711346" calcext:value-type="float">
            <text:p>2.872711346</text:p>
          </table:table-cell>
          <table:table-cell office:value-type="float" office:value="2.792103131" calcext:value-type="float">
            <text:p>2.792103131</text:p>
          </table:table-cell>
          <table:table-cell office:value-type="float" office:value="2.714057157" calcext:value-type="float">
            <text:p>2.714057157</text:p>
          </table:table-cell>
          <table:table-cell office:value-type="float" office:value="2.638460807" calcext:value-type="float">
            <text:p>2.638460807</text:p>
          </table:table-cell>
          <table:table-cell office:value-type="float" office:value="2.564698633" calcext:value-type="float">
            <text:p>2.564698633</text:p>
          </table:table-cell>
          <table:table-cell office:value-type="float" office:value="2.492665287" calcext:value-type="float">
            <text:p>2.492665287</text:p>
          </table:table-cell>
          <table:table-cell office:value-type="float" office:value="2.422819849" calcext:value-type="float">
            <text:p>2.422819849</text:p>
          </table:table-cell>
          <table:table-cell office:value-type="float" office:value="2.35529437" calcext:value-type="float">
            <text:p>2.35529437</text:p>
          </table:table-cell>
          <table:table-cell office:value-type="float" office:value="2.28966335" calcext:value-type="float">
            <text:p>2.28966335</text:p>
          </table:table-cell>
          <table:table-cell office:value-type="float" office:value="2.225417913" calcext:value-type="float">
            <text:p>2.225417913</text:p>
          </table:table-cell>
          <table:table-cell office:value-type="float" office:value="2.162903999" calcext:value-type="float">
            <text:p>2.162903999</text:p>
          </table:table-cell>
          <table:table-cell office:value-type="float" office:value="2.102478881" calcext:value-type="float">
            <text:p>2.102478881</text:p>
          </table:table-cell>
          <table:table-cell office:value-type="float" office:value="2.044015532" calcext:value-type="float">
            <text:p>2.044015532</text:p>
          </table:table-cell>
          <table:table-cell office:value-type="float" office:value="1.986858335" calcext:value-type="float">
            <text:p>1.986858335</text:p>
          </table:table-cell>
          <table:table-cell office:value-type="float" office:value="1.93095817" calcext:value-type="float">
            <text:p>1.93095817</text:p>
          </table:table-cell>
          <table:table-cell office:value-type="float" office:value="1.876832789" calcext:value-type="float">
            <text:p>1.876832789</text:p>
          </table:table-cell>
          <table:table-cell office:value-type="float" office:value="1.824612057" calcext:value-type="float">
            <text:p>1.824612057</text:p>
          </table:table-cell>
          <table:table-cell office:value-type="float" office:value="1.773828645" calcext:value-type="float">
            <text:p>1.773828645</text:p>
          </table:table-cell>
          <table:table-cell office:value-type="float" office:value="1.723972789" calcext:value-type="float">
            <text:p>1.723972789</text:p>
          </table:table-cell>
          <table:table-cell office:value-type="float" office:value="1.675475295" calcext:value-type="float">
            <text:p>1.675475295</text:p>
          </table:table-cell>
          <table:table-cell office:value-type="float" office:value="1.628727303" calcext:value-type="float">
            <text:p>1.628727303</text:p>
          </table:table-cell>
          <table:table-cell office:value-type="float" office:value="1.583444935" calcext:value-type="float">
            <text:p>1.583444935</text:p>
          </table:table-cell>
          <table:table-cell office:value-type="float" office:value="1.539239489" calcext:value-type="float">
            <text:p>1.539239489</text:p>
          </table:table-cell>
          <table:table-cell office:value-type="float" office:value="1.495888636" calcext:value-type="float">
            <text:p>1.495888636</text:p>
          </table:table-cell>
          <table:table-cell office:value-type="float" office:value="1.453891633" calcext:value-type="float">
            <text:p>1.453891633</text:p>
          </table:table-cell>
          <table:table-cell office:value-type="float" office:value="1.413441747" calcext:value-type="float">
            <text:p>1.413441747</text:p>
          </table:table-cell>
          <table:table-cell office:value-type="float" office:value="1.374188715" calcext:value-type="float">
            <text:p>1.374188715</text:p>
          </table:table-cell>
          <table:table-cell office:value-type="float" office:value="1.335576346" calcext:value-type="float">
            <text:p>1.335576346</text:p>
          </table:table-cell>
          <table:table-cell office:value-type="float" office:value="1.297926998" calcext:value-type="float">
            <text:p>1.297926998</text:p>
          </table:table-cell>
          <table:table-cell office:value-type="float" office:value="1.261662974" calcext:value-type="float">
            <text:p>1.261662974</text:p>
          </table:table-cell>
          <table:table-cell office:value-type="float" office:value="1.226718398" calcext:value-type="float">
            <text:p>1.226718398</text:p>
          </table:table-cell>
          <table:table-cell office:value-type="float" office:value="1.192465821" calcext:value-type="float">
            <text:p>1.192465821</text:p>
          </table:table-cell>
          <table:table-cell office:value-type="float" office:value="1.158782393" calcext:value-type="float">
            <text:p>1.158782393</text:p>
          </table:table-cell>
          <table:table-cell office:value-type="float" office:value="1.126224195" calcext:value-type="float">
            <text:p>1.126224195</text:p>
          </table:table-cell>
          <table:table-cell office:value-type="float" office:value="1.09496735" calcext:value-type="float">
            <text:p>1.09496735</text:p>
          </table:table-cell>
          <table:table-cell office:value-type="float" office:value="1.064568574" calcext:value-type="float">
            <text:p>1.064568574</text:p>
          </table:table-cell>
          <table:table-cell office:value-type="float" office:value="1.034685196" calcext:value-type="float">
            <text:p>1.034685196</text:p>
          </table:table-cell>
          <table:table-cell office:value-type="float" office:value="1.005461387" calcext:value-type="float">
            <text:p>1.005461387</text:p>
          </table:table-cell>
          <table:table-cell office:value-type="float" office:value="0.977334571" calcext:value-type="float">
            <text:p>0.977334571</text:p>
          </table:table-cell>
          <table:table-cell office:value-type="float" office:value="0.950292581" calcext:value-type="float">
            <text:p>0.950292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uyc_5_prius0</text:p>
          </table:table-cell>
          <table:table-cell office:value-type="float" office:value="1.6022172737" calcext:value-type="float">
            <text:p>1.6022172737</text:p>
          </table:table-cell>
          <table:table-cell office:value-type="float" office:value="1.6588652247" calcext:value-type="float">
            <text:p>1.6588652247</text:p>
          </table:table-cell>
          <table:table-cell office:value-type="float" office:value="1.6901974684" calcext:value-type="float">
            <text:p>1.6901974684</text:p>
          </table:table-cell>
          <table:table-cell office:value-type="float" office:value="1.778190288" calcext:value-type="float">
            <text:p>1.778190288</text:p>
          </table:table-cell>
          <table:table-cell office:value-type="float" office:value="1.8267046345" calcext:value-type="float">
            <text:p>1.8267046345</text:p>
          </table:table-cell>
          <table:table-cell office:value-type="float" office:value="1.8831939045" calcext:value-type="float">
            <text:p>1.8831939045</text:p>
          </table:table-cell>
          <table:table-cell office:value-type="float" office:value="1.932081526" calcext:value-type="float">
            <text:p>1.932081526</text:p>
          </table:table-cell>
          <table:table-cell office:value-type="float" office:value="1.9799432026" calcext:value-type="float">
            <text:p>1.9799432026</text:p>
          </table:table-cell>
          <table:table-cell office:value-type="float" office:value="2.0267330586" calcext:value-type="float">
            <text:p>2.0267330586</text:p>
          </table:table-cell>
          <table:table-cell office:value-type="float" office:value="2.107297308" calcext:value-type="float">
            <text:p>2.107297308</text:p>
          </table:table-cell>
          <table:table-cell office:value-type="float" office:value="2.2170773967" calcext:value-type="float">
            <text:p>2.2170773967</text:p>
          </table:table-cell>
          <table:table-cell office:value-type="float" office:value="2.234686006" calcext:value-type="float">
            <text:p>2.234686006</text:p>
          </table:table-cell>
          <table:table-cell office:value-type="float" office:value="2.2983429127" calcext:value-type="float">
            <text:p>2.2983429127</text:p>
          </table:table-cell>
          <table:table-cell office:value-type="float" office:value="2.3237356754" calcext:value-type="float">
            <text:p>2.3237356754</text:p>
          </table:table-cell>
          <table:table-cell office:value-type="float" office:value="2.3641121634" calcext:value-type="float">
            <text:p>2.3641121634</text:p>
          </table:table-cell>
          <table:table-cell office:value-type="float" office:value="2.3969244242" calcext:value-type="float">
            <text:p>2.3969244242</text:p>
          </table:table-cell>
          <table:table-cell office:value-type="float" office:value="2.4319048039" calcext:value-type="float">
            <text:p>2.4319048039</text:p>
          </table:table-cell>
          <table:table-cell office:value-type="float" office:value="2.4660705261" calcext:value-type="float">
            <text:p>2.4660705261</text:p>
          </table:table-cell>
          <table:table-cell office:value-type="float" office:value="2.4993413321" calcext:value-type="float">
            <text:p>2.4993413321</text:p>
          </table:table-cell>
          <table:table-cell office:value-type="float" office:value="2.5070752716" calcext:value-type="float">
            <text:p>2.5070752716</text:p>
          </table:table-cell>
          <table:table-cell office:value-type="float" office:value="2.6779820691" calcext:value-type="float">
            <text:p>2.6779820691</text:p>
          </table:table-cell>
          <table:table-cell office:value-type="float" office:value="2.7023104693" calcext:value-type="float">
            <text:p>2.7023104693</text:p>
          </table:table-cell>
          <table:table-cell office:value-type="float" office:value="2.7291238454" calcext:value-type="float">
            <text:p>2.7291238454</text:p>
          </table:table-cell>
          <table:table-cell office:value-type="float" office:value="2.7522118512" calcext:value-type="float">
            <text:p>2.7522118512</text:p>
          </table:table-cell>
          <table:table-cell office:value-type="float" office:value="2.7798004108" calcext:value-type="float">
            <text:p>2.7798004108</text:p>
          </table:table-cell>
          <table:table-cell office:value-type="float" office:value="2.8037896394" calcext:value-type="float">
            <text:p>2.8037896394</text:p>
          </table:table-cell>
          <table:table-cell office:value-type="float" office:value="2.8168302839" calcext:value-type="float">
            <text:p>2.8168302839</text:p>
          </table:table-cell>
          <table:table-cell office:value-type="float" office:value="2.8515997202" calcext:value-type="float">
            <text:p>2.8515997202</text:p>
          </table:table-cell>
          <table:table-cell office:value-type="float" office:value="2.8731369878" calcext:value-type="float">
            <text:p>2.8731369878</text:p>
          </table:table-cell>
          <table:table-cell office:value-type="float" office:value="2.8945764391" calcext:value-type="float">
            <text:p>2.8945764391</text:p>
          </table:table-cell>
          <table:table-cell office:value-type="float" office:value="2.9049118121" calcext:value-type="float">
            <text:p>2.9049118121</text:p>
          </table:table-cell>
          <table:table-cell office:value-type="float" office:value="2.9265169983" calcext:value-type="float">
            <text:p>2.9265169983</text:p>
          </table:table-cell>
          <table:table-cell office:value-type="float" office:value="2.9466891539" calcext:value-type="float">
            <text:p>2.9466891539</text:p>
          </table:table-cell>
          <table:table-cell office:value-type="float" office:value="3.0063981107" calcext:value-type="float">
            <text:p>3.0063981107</text:p>
          </table:table-cell>
          <table:table-cell office:value-type="float" office:value="3.0611123215" calcext:value-type="float">
            <text:p>3.0611123215</text:p>
          </table:table-cell>
          <table:table-cell office:value-type="float" office:value="3.0959877479" calcext:value-type="float">
            <text:p>3.0959877479</text:p>
          </table:table-cell>
          <table:table-cell office:value-type="float" office:value="3.093761964" calcext:value-type="float">
            <text:p>3.093761964</text:p>
          </table:table-cell>
          <table:table-cell office:value-type="float" office:value="3.137053949" calcext:value-type="float">
            <text:p>3.137053949</text:p>
          </table:table-cell>
          <table:table-cell office:value-type="float" office:value="3.150041415" calcext:value-type="float">
            <text:p>3.150041415</text:p>
          </table:table-cell>
          <table:table-cell office:value-type="float" office:value="3.161269959" calcext:value-type="float">
            <text:p>3.161269959</text:p>
          </table:table-cell>
          <table:table-cell office:value-type="float" office:value="3.151112493" calcext:value-type="float">
            <text:p>3.151112493</text:p>
          </table:table-cell>
          <table:table-cell office:value-type="float" office:value="3.29464034" calcext:value-type="float">
            <text:p>3.29464034</text:p>
          </table:table-cell>
          <table:table-cell office:value-type="float" office:value="3.299882252" calcext:value-type="float">
            <text:p>3.299882252</text:p>
          </table:table-cell>
          <table:table-cell office:value-type="float" office:value="3.310455194" calcext:value-type="float">
            <text:p>3.310455194</text:p>
          </table:table-cell>
          <table:table-cell office:value-type="float" office:value="3.320143663" calcext:value-type="float">
            <text:p>3.320143663</text:p>
          </table:table-cell>
          <table:table-cell office:value-type="float" office:value="3.32953355" calcext:value-type="float">
            <text:p>3.32953355</text:p>
          </table:table-cell>
          <table:table-cell office:value-type="float" office:value="3.313948002" calcext:value-type="float">
            <text:p>3.313948002</text:p>
          </table:table-cell>
          <table:table-cell office:value-type="float" office:value="3.340877419" calcext:value-type="float">
            <text:p>3.340877419</text:p>
          </table:table-cell>
          <table:table-cell office:value-type="float" office:value="3.366524629" calcext:value-type="float">
            <text:p>3.366524629</text:p>
          </table:table-cell>
          <table:table-cell office:value-type="float" office:value="3.374355554" calcext:value-type="float">
            <text:p>3.374355554</text:p>
          </table:table-cell>
          <table:table-cell office:value-type="float" office:value="3.382054694" calcext:value-type="float">
            <text:p>3.382054694</text:p>
          </table:table-cell>
          <table:table-cell office:value-type="float" office:value="3.354163342" calcext:value-type="float">
            <text:p>3.354163342</text:p>
          </table:table-cell>
          <table:table-cell office:value-type="float" office:value="3.496619572" calcext:value-type="float">
            <text:p>3.496619572</text:p>
          </table:table-cell>
          <table:table-cell office:value-type="float" office:value="3.493064785" calcext:value-type="float">
            <text:p>3.493064785</text:p>
          </table:table-cell>
          <table:table-cell office:value-type="float" office:value="3.498008633" calcext:value-type="float">
            <text:p>3.498008633</text:p>
          </table:table-cell>
          <table:table-cell office:value-type="float" office:value="3.509060647" calcext:value-type="float">
            <text:p>3.509060647</text:p>
          </table:table-cell>
          <table:table-cell office:value-type="float" office:value="3.609800185" calcext:value-type="float">
            <text:p>3.609800185</text:p>
          </table:table-cell>
          <table:table-cell office:value-type="float" office:value="3.584243155" calcext:value-type="float">
            <text:p>3.584243155</text:p>
          </table:table-cell>
          <table:table-cell office:value-type="float" office:value="3.604470182" calcext:value-type="float">
            <text:p>3.604470182</text:p>
          </table:table-cell>
          <table:table-cell office:value-type="float" office:value="3.611974951" calcext:value-type="float">
            <text:p>3.611974951</text:p>
          </table:table-cell>
          <table:table-cell office:value-type="float" office:value="3.612770225" calcext:value-type="float">
            <text:p>3.612770225</text:p>
          </table:table-cell>
          <table:table-cell office:value-type="float" office:value="3.624365723" calcext:value-type="float">
            <text:p>3.624365723</text:p>
          </table:table-cell>
          <table:table-cell office:value-type="float" office:value="3.624711091" calcext:value-type="float">
            <text:p>3.624711091</text:p>
          </table:table-cell>
          <table:table-cell office:value-type="float" office:value="3.614913019" calcext:value-type="float">
            <text:p>3.614913019</text:p>
          </table:table-cell>
          <table:table-cell office:value-type="float" office:value="3.640420598" calcext:value-type="float">
            <text:p>3.640420598</text:p>
          </table:table-cell>
          <table:table-cell office:value-type="float" office:value="3.718375134" calcext:value-type="float">
            <text:p>3.718375134</text:p>
          </table:table-cell>
          <table:table-cell office:value-type="float" office:value="3.715939093" calcext:value-type="float">
            <text:p>3.715939093</text:p>
          </table:table-cell>
          <table:table-cell office:value-type="float" office:value="3.714578263" calcext:value-type="float">
            <text:p>3.714578263</text:p>
          </table:table-cell>
          <table:table-cell office:value-type="float" office:value="3.785477777" calcext:value-type="float">
            <text:p>3.785477777</text:p>
          </table:table-cell>
          <table:table-cell office:value-type="float" office:value="3.922849944" calcext:value-type="float">
            <text:p>3.922849944</text:p>
          </table:table-cell>
          <table:table-cell office:value-type="float" office:value="3.904006588" calcext:value-type="float">
            <text:p>3.904006588</text:p>
          </table:table-cell>
          <table:table-cell office:value-type="float" office:value="3.908607818" calcext:value-type="float">
            <text:p>3.908607818</text:p>
          </table:table-cell>
          <table:table-cell office:value-type="float" office:value="3.890233615" calcext:value-type="float">
            <text:p>3.890233615</text:p>
          </table:table-cell>
          <table:table-cell office:value-type="float" office:value="3.894644345" calcext:value-type="float">
            <text:p>3.894644345</text:p>
          </table:table-cell>
          <table:table-cell office:value-type="float" office:value="3.921897101" calcext:value-type="float">
            <text:p>3.921897101</text:p>
          </table:table-cell>
          <table:table-cell office:value-type="float" office:value="3.970279486" calcext:value-type="float">
            <text:p>3.970279486</text:p>
          </table:table-cell>
          <table:table-cell office:value-type="float" office:value="3.962175853" calcext:value-type="float">
            <text:p>3.962175853</text:p>
          </table:table-cell>
          <table:table-cell office:value-type="float" office:value="3.954876191" calcext:value-type="float">
            <text:p>3.954876191</text:p>
          </table:table-cell>
          <table:table-cell office:value-type="float" office:value="4.060230262" calcext:value-type="float">
            <text:p>4.060230262</text:p>
          </table:table-cell>
          <table:table-cell office:value-type="float" office:value="4.044976532" calcext:value-type="float">
            <text:p>4.044976532</text:p>
          </table:table-cell>
          <table:table-cell office:value-type="float" office:value="4.069363377" calcext:value-type="float">
            <text:p>4.069363377</text:p>
          </table:table-cell>
          <table:table-cell office:value-type="float" office:value="4.13816627" calcext:value-type="float">
            <text:p>4.13816627</text:p>
          </table:table-cell>
          <table:table-cell office:value-type="float" office:value="4.213763583" calcext:value-type="float">
            <text:p>4.213763583</text:p>
          </table:table-cell>
          <table:table-cell office:value-type="float" office:value="4.185935506" calcext:value-type="float">
            <text:p>4.185935506</text:p>
          </table:table-cell>
          <table:table-cell office:value-type="float" office:value="4.17287973" calcext:value-type="float">
            <text:p>4.17287973</text:p>
          </table:table-cell>
          <table:table-cell office:value-type="float" office:value="4.272733817" calcext:value-type="float">
            <text:p>4.272733817</text:p>
          </table:table-cell>
          <table:table-cell office:value-type="float" office:value="4.24105851" calcext:value-type="float">
            <text:p>4.24105851</text:p>
          </table:table-cell>
          <table:table-cell office:value-type="float" office:value="4.207123106" calcext:value-type="float">
            <text:p>4.207123106</text:p>
          </table:table-cell>
          <table:table-cell office:value-type="float" office:value="4.222241443" calcext:value-type="float">
            <text:p>4.222241443</text:p>
          </table:table-cell>
          <table:table-cell office:value-type="float" office:value="4.203384078" calcext:value-type="float">
            <text:p>4.203384078</text:p>
          </table:table-cell>
          <table:table-cell office:value-type="float" office:value="4.223281391" calcext:value-type="float">
            <text:p>4.223281391</text:p>
          </table:table-cell>
          <table:table-cell office:value-type="float" office:value="4.287285731" calcext:value-type="float">
            <text:p>4.287285731</text:p>
          </table:table-cell>
          <table:table-cell office:value-type="float" office:value="4.347858171" calcext:value-type="float">
            <text:p>4.347858171</text:p>
          </table:table-cell>
          <table:table-cell office:value-type="float" office:value="4.327841319" calcext:value-type="float">
            <text:p>4.327841319</text:p>
          </table:table-cell>
          <table:table-cell office:value-type="float" office:value="4.344276121" calcext:value-type="float">
            <text:p>4.344276121</text:p>
          </table:table-cell>
          <table:table-cell office:value-type="float" office:value="4.370688317" calcext:value-type="float">
            <text:p>4.370688317</text:p>
          </table:table-cell>
          <table:table-cell office:value-type="float" office:value="4.385089811" calcext:value-type="float">
            <text:p>4.385089811</text:p>
          </table:table-cell>
          <table:table-cell office:value-type="float" office:value="4.360780169" calcext:value-type="float">
            <text:p>4.360780169</text:p>
          </table:table-cell>
          <table:table-cell office:value-type="float" office:value="4.330311674" calcext:value-type="float">
            <text:p>4.330311674</text:p>
          </table:table-cell>
          <table:table-cell office:value-type="float" office:value="4.312056183" calcext:value-type="float">
            <text:p>4.312056183</text:p>
          </table:table-cell>
          <table:table-cell office:value-type="float" office:value="4.293333095" calcext:value-type="float">
            <text:p>4.293333095</text:p>
          </table:table-cell>
          <table:table-cell office:value-type="float" office:value="4.27765294" calcext:value-type="float">
            <text:p>4.27765294</text:p>
          </table:table-cell>
          <table:table-cell office:value-type="float" office:value="4.262554705" calcext:value-type="float">
            <text:p>4.262554705</text:p>
          </table:table-cell>
          <table:table-cell office:value-type="float" office:value="4.24824133" calcext:value-type="float">
            <text:p>4.24824133</text:p>
          </table:table-cell>
          <table:table-cell office:value-type="float" office:value="4.224665287" calcext:value-type="float">
            <text:p>4.224665287</text:p>
          </table:table-cell>
          <table:table-cell office:value-type="float" office:value="4.303409698" calcext:value-type="float">
            <text:p>4.303409698</text:p>
          </table:table-cell>
          <table:table-cell office:value-type="float" office:value="4.229516624" calcext:value-type="float">
            <text:p>4.229516624</text:p>
          </table:table-cell>
          <table:table-cell office:value-type="float" office:value="4.111495159" calcext:value-type="float">
            <text:p>4.111495159</text:p>
          </table:table-cell>
          <table:table-cell office:value-type="float" office:value="3.996925167" calcext:value-type="float">
            <text:p>3.996925167</text:p>
          </table:table-cell>
          <table:table-cell office:value-type="float" office:value="3.884976031" calcext:value-type="float">
            <text:p>3.884976031</text:p>
          </table:table-cell>
          <table:table-cell office:value-type="float" office:value="3.775976409" calcext:value-type="float">
            <text:p>3.775976409</text:p>
          </table:table-cell>
          <table:table-cell office:value-type="float" office:value="3.670337602" calcext:value-type="float">
            <text:p>3.670337602</text:p>
          </table:table-cell>
          <table:table-cell office:value-type="float" office:value="3.568033791" calcext:value-type="float">
            <text:p>3.568033791</text:p>
          </table:table-cell>
          <table:table-cell office:value-type="float" office:value="3.468376015" calcext:value-type="float">
            <text:p>3.468376015</text:p>
          </table:table-cell>
          <table:table-cell office:value-type="float" office:value="3.371070398" calcext:value-type="float">
            <text:p>3.371070398</text:p>
          </table:table-cell>
          <table:table-cell office:value-type="float" office:value="3.276587065" calcext:value-type="float">
            <text:p>3.276587065</text:p>
          </table:table-cell>
          <table:table-cell office:value-type="float" office:value="3.18504925" calcext:value-type="float">
            <text:p>3.18504925</text:p>
          </table:table-cell>
          <table:table-cell office:value-type="float" office:value="3.096293513" calcext:value-type="float">
            <text:p>3.096293513</text:p>
          </table:table-cell>
          <table:table-cell office:value-type="float" office:value="3.009652347" calcext:value-type="float">
            <text:p>3.009652347</text:p>
          </table:table-cell>
          <table:table-cell office:value-type="float" office:value="2.925159509" calcext:value-type="float">
            <text:p>2.925159509</text:p>
          </table:table-cell>
          <table:table-cell office:value-type="float" office:value="2.843259784" calcext:value-type="float">
            <text:p>2.843259784</text:p>
          </table:table-cell>
          <table:table-cell office:value-type="float" office:value="2.764030038" calcext:value-type="float">
            <text:p>2.764030038</text:p>
          </table:table-cell>
          <table:table-cell office:value-type="float" office:value="2.686921529" calcext:value-type="float">
            <text:p>2.686921529</text:p>
          </table:table-cell>
          <table:table-cell office:value-type="float" office:value="2.611508458" calcext:value-type="float">
            <text:p>2.611508458</text:p>
          </table:table-cell>
          <table:table-cell office:value-type="float" office:value="2.538217748" calcext:value-type="float">
            <text:p>2.538217748</text:p>
          </table:table-cell>
          <table:table-cell office:value-type="float" office:value="2.467351559" calcext:value-type="float">
            <text:p>2.467351559</text:p>
          </table:table-cell>
          <table:table-cell office:value-type="float" office:value="2.398696531" calcext:value-type="float">
            <text:p>2.398696531</text:p>
          </table:table-cell>
          <table:table-cell office:value-type="float" office:value="2.331542582" calcext:value-type="float">
            <text:p>2.331542582</text:p>
          </table:table-cell>
          <table:table-cell office:value-type="float" office:value="2.265991533" calcext:value-type="float">
            <text:p>2.265991533</text:p>
          </table:table-cell>
          <table:table-cell office:value-type="float" office:value="2.202532514" calcext:value-type="float">
            <text:p>2.202532514</text:p>
          </table:table-cell>
          <table:table-cell office:value-type="float" office:value="2.141258957" calcext:value-type="float">
            <text:p>2.141258957</text:p>
          </table:table-cell>
          <table:table-cell office:value-type="float" office:value="2.081570083" calcext:value-type="float">
            <text:p>2.081570083</text:p>
          </table:table-cell>
          <table:table-cell office:value-type="float" office:value="2.02307872" calcext:value-type="float">
            <text:p>2.02307872</text:p>
          </table:table-cell>
          <table:table-cell office:value-type="float" office:value="1.966256791" calcext:value-type="float">
            <text:p>1.966256791</text:p>
          </table:table-cell>
          <table:table-cell office:value-type="float" office:value="1.911318779" calcext:value-type="float">
            <text:p>1.911318779</text:p>
          </table:table-cell>
          <table:table-cell office:value-type="float" office:value="1.858216603" calcext:value-type="float">
            <text:p>1.858216603</text:p>
          </table:table-cell>
          <table:table-cell office:value-type="float" office:value="1.806265329" calcext:value-type="float">
            <text:p>1.806265329</text:p>
          </table:table-cell>
          <table:table-cell office:value-type="float" office:value="1.755415464" calcext:value-type="float">
            <text:p>1.755415464</text:p>
          </table:table-cell>
          <table:table-cell office:value-type="float" office:value="1.706176708" calcext:value-type="float">
            <text:p>1.7061767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uyc_6_prius0</text:p>
          </table:table-cell>
          <table:table-cell office:value-type="float" office:value="1.5460469532" calcext:value-type="float">
            <text:p>1.5460469532</text:p>
          </table:table-cell>
          <table:table-cell office:value-type="float" office:value="1.6077491632" calcext:value-type="float">
            <text:p>1.6077491632</text:p>
          </table:table-cell>
          <table:table-cell office:value-type="float" office:value="1.6698825094" calcext:value-type="float">
            <text:p>1.6698825094</text:p>
          </table:table-cell>
          <table:table-cell office:value-type="float" office:value="1.7626595805" calcext:value-type="float">
            <text:p>1.7626595805</text:p>
          </table:table-cell>
          <table:table-cell office:value-type="float" office:value="1.8714647119" calcext:value-type="float">
            <text:p>1.8714647119</text:p>
          </table:table-cell>
          <table:table-cell office:value-type="float" office:value="1.9216445579" calcext:value-type="float">
            <text:p>1.9216445579</text:p>
          </table:table-cell>
          <table:table-cell office:value-type="float" office:value="1.9703030247" calcext:value-type="float">
            <text:p>1.9703030247</text:p>
          </table:table-cell>
          <table:table-cell office:value-type="float" office:value="1.9958522464" calcext:value-type="float">
            <text:p>1.9958522464</text:p>
          </table:table-cell>
          <table:table-cell office:value-type="float" office:value="2.0687988879" calcext:value-type="float">
            <text:p>2.0687988879</text:p>
          </table:table-cell>
          <table:table-cell office:value-type="float" office:value="2.1121429734" calcext:value-type="float">
            <text:p>2.1121429734</text:p>
          </table:table-cell>
          <table:table-cell office:value-type="float" office:value="2.2163014778" calcext:value-type="float">
            <text:p>2.2163014778</text:p>
          </table:table-cell>
          <table:table-cell office:value-type="float" office:value="2.3022550415" calcext:value-type="float">
            <text:p>2.3022550415</text:p>
          </table:table-cell>
          <table:table-cell office:value-type="float" office:value="2.3297437084" calcext:value-type="float">
            <text:p>2.3297437084</text:p>
          </table:table-cell>
          <table:table-cell office:value-type="float" office:value="2.3425177606" calcext:value-type="float">
            <text:p>2.3425177606</text:p>
          </table:table-cell>
          <table:table-cell office:value-type="float" office:value="2.4043246716" calcext:value-type="float">
            <text:p>2.4043246716</text:p>
          </table:table-cell>
          <table:table-cell office:value-type="float" office:value="2.4330405638" calcext:value-type="float">
            <text:p>2.4330405638</text:p>
          </table:table-cell>
          <table:table-cell office:value-type="float" office:value="2.4722088821" calcext:value-type="float">
            <text:p>2.4722088821</text:p>
          </table:table-cell>
          <table:table-cell office:value-type="float" office:value="2.5501010221" calcext:value-type="float">
            <text:p>2.5501010221</text:p>
          </table:table-cell>
          <table:table-cell office:value-type="float" office:value="2.6472669615" calcext:value-type="float">
            <text:p>2.6472669615</text:p>
          </table:table-cell>
          <table:table-cell office:value-type="float" office:value="2.6758813055" calcext:value-type="float">
            <text:p>2.6758813055</text:p>
          </table:table-cell>
          <table:table-cell office:value-type="float" office:value="2.6929915512" calcext:value-type="float">
            <text:p>2.6929915512</text:p>
          </table:table-cell>
          <table:table-cell office:value-type="float" office:value="2.719450698" calcext:value-type="float">
            <text:p>2.719450698</text:p>
          </table:table-cell>
          <table:table-cell office:value-type="float" office:value="2.7451870133" calcext:value-type="float">
            <text:p>2.7451870133</text:p>
          </table:table-cell>
          <table:table-cell office:value-type="float" office:value="2.7706001208" calcext:value-type="float">
            <text:p>2.7706001208</text:p>
          </table:table-cell>
          <table:table-cell office:value-type="float" office:value="2.8408840701" calcext:value-type="float">
            <text:p>2.8408840701</text:p>
          </table:table-cell>
          <table:table-cell office:value-type="float" office:value="2.9195014811" calcext:value-type="float">
            <text:p>2.9195014811</text:p>
          </table:table-cell>
          <table:table-cell office:value-type="float" office:value="2.9398694382" calcext:value-type="float">
            <text:p>2.9398694382</text:p>
          </table:table-cell>
          <table:table-cell office:value-type="float" office:value="2.959755977" calcext:value-type="float">
            <text:p>2.959755977</text:p>
          </table:table-cell>
          <table:table-cell office:value-type="float" office:value="2.979318714" calcext:value-type="float">
            <text:p>2.979318714</text:p>
          </table:table-cell>
          <table:table-cell office:value-type="float" office:value="2.9981282318" calcext:value-type="float">
            <text:p>2.9981282318</text:p>
          </table:table-cell>
          <table:table-cell office:value-type="float" office:value="3.0262151069" calcext:value-type="float">
            <text:p>3.0262151069</text:p>
          </table:table-cell>
          <table:table-cell office:value-type="float" office:value="3.0330906511" calcext:value-type="float">
            <text:p>3.0330906511</text:p>
          </table:table-cell>
          <table:table-cell office:value-type="float" office:value="3.0582470435" calcext:value-type="float">
            <text:p>3.0582470435</text:p>
          </table:table-cell>
          <table:table-cell office:value-type="float" office:value="3.0775578817" calcext:value-type="float">
            <text:p>3.0775578817</text:p>
          </table:table-cell>
          <table:table-cell office:value-type="float" office:value="3.0933464203" calcext:value-type="float">
            <text:p>3.0933464203</text:p>
          </table:table-cell>
          <table:table-cell office:value-type="float" office:value="3.103462412" calcext:value-type="float">
            <text:p>3.103462412</text:p>
          </table:table-cell>
          <table:table-cell office:value-type="float" office:value="3.123753158" calcext:value-type="float">
            <text:p>3.123753158</text:p>
          </table:table-cell>
          <table:table-cell office:value-type="float" office:value="3.131484705" calcext:value-type="float">
            <text:p>3.131484705</text:p>
          </table:table-cell>
          <table:table-cell office:value-type="float" office:value="3.256456117" calcext:value-type="float">
            <text:p>3.256456117</text:p>
          </table:table-cell>
          <table:table-cell office:value-type="float" office:value="3.265743766" calcext:value-type="float">
            <text:p>3.265743766</text:p>
          </table:table-cell>
          <table:table-cell office:value-type="float" office:value="3.266208065" calcext:value-type="float">
            <text:p>3.266208065</text:p>
          </table:table-cell>
          <table:table-cell office:value-type="float" office:value="3.279627104" calcext:value-type="float">
            <text:p>3.279627104</text:p>
          </table:table-cell>
          <table:table-cell office:value-type="float" office:value="3.287659869" calcext:value-type="float">
            <text:p>3.287659869</text:p>
          </table:table-cell>
          <table:table-cell office:value-type="float" office:value="3.297664578" calcext:value-type="float">
            <text:p>3.297664578</text:p>
          </table:table-cell>
          <table:table-cell office:value-type="float" office:value="3.296737778" calcext:value-type="float">
            <text:p>3.296737778</text:p>
          </table:table-cell>
          <table:table-cell office:value-type="float" office:value="3.362530736" calcext:value-type="float">
            <text:p>3.362530736</text:p>
          </table:table-cell>
          <table:table-cell office:value-type="float" office:value="3.426671207" calcext:value-type="float">
            <text:p>3.426671207</text:p>
          </table:table-cell>
          <table:table-cell office:value-type="float" office:value="3.443658136" calcext:value-type="float">
            <text:p>3.443658136</text:p>
          </table:table-cell>
          <table:table-cell office:value-type="float" office:value="3.438977436" calcext:value-type="float">
            <text:p>3.438977436</text:p>
          </table:table-cell>
          <table:table-cell office:value-type="float" office:value="3.439421927" calcext:value-type="float">
            <text:p>3.439421927</text:p>
          </table:table-cell>
          <table:table-cell office:value-type="float" office:value="3.460841114" calcext:value-type="float">
            <text:p>3.460841114</text:p>
          </table:table-cell>
          <table:table-cell office:value-type="float" office:value="3.461079883" calcext:value-type="float">
            <text:p>3.461079883</text:p>
          </table:table-cell>
          <table:table-cell office:value-type="float" office:value="3.46636692" calcext:value-type="float">
            <text:p>3.46636692</text:p>
          </table:table-cell>
          <table:table-cell office:value-type="float" office:value="3.476237409" calcext:value-type="float">
            <text:p>3.476237409</text:p>
          </table:table-cell>
          <table:table-cell office:value-type="float" office:value="3.473717567" calcext:value-type="float">
            <text:p>3.473717567</text:p>
          </table:table-cell>
          <table:table-cell office:value-type="float" office:value="3.578946402" calcext:value-type="float">
            <text:p>3.578946402</text:p>
          </table:table-cell>
          <table:table-cell office:value-type="float" office:value="3.579765605" calcext:value-type="float">
            <text:p>3.579765605</text:p>
          </table:table-cell>
          <table:table-cell office:value-type="float" office:value="3.571254213" calcext:value-type="float">
            <text:p>3.571254213</text:p>
          </table:table-cell>
          <table:table-cell office:value-type="float" office:value="3.583757792" calcext:value-type="float">
            <text:p>3.583757792</text:p>
          </table:table-cell>
          <table:table-cell office:value-type="float" office:value="3.585383643" calcext:value-type="float">
            <text:p>3.585383643</text:p>
          </table:table-cell>
          <table:table-cell office:value-type="float" office:value="3.587501269" calcext:value-type="float">
            <text:p>3.587501269</text:p>
          </table:table-cell>
          <table:table-cell office:value-type="float" office:value="3.655074371" calcext:value-type="float">
            <text:p>3.655074371</text:p>
          </table:table-cell>
          <table:table-cell office:value-type="float" office:value="3.690107455" calcext:value-type="float">
            <text:p>3.690107455</text:p>
          </table:table-cell>
          <table:table-cell office:value-type="float" office:value="3.689311822" calcext:value-type="float">
            <text:p>3.689311822</text:p>
          </table:table-cell>
          <table:table-cell office:value-type="float" office:value="3.698745133" calcext:value-type="float">
            <text:p>3.698745133</text:p>
          </table:table-cell>
          <table:table-cell office:value-type="float" office:value="3.68722167" calcext:value-type="float">
            <text:p>3.68722167</text:p>
          </table:table-cell>
          <table:table-cell office:value-type="float" office:value="3.685920758" calcext:value-type="float">
            <text:p>3.685920758</text:p>
          </table:table-cell>
          <table:table-cell office:value-type="float" office:value="3.684552475" calcext:value-type="float">
            <text:p>3.684552475</text:p>
          </table:table-cell>
          <table:table-cell office:value-type="float" office:value="3.693880282" calcext:value-type="float">
            <text:p>3.693880282</text:p>
          </table:table-cell>
          <table:table-cell office:value-type="float" office:value="3.692908099" calcext:value-type="float">
            <text:p>3.692908099</text:p>
          </table:table-cell>
          <table:table-cell office:value-type="float" office:value="3.681353825" calcext:value-type="float">
            <text:p>3.681353825</text:p>
          </table:table-cell>
          <table:table-cell office:value-type="float" office:value="3.704794565" calcext:value-type="float">
            <text:p>3.704794565</text:p>
          </table:table-cell>
          <table:table-cell office:value-type="float" office:value="3.780450817" calcext:value-type="float">
            <text:p>3.780450817</text:p>
          </table:table-cell>
          <table:table-cell office:value-type="float" office:value="3.776815787" calcext:value-type="float">
            <text:p>3.776815787</text:p>
          </table:table-cell>
          <table:table-cell office:value-type="float" office:value="3.763236379" calcext:value-type="float">
            <text:p>3.763236379</text:p>
          </table:table-cell>
          <table:table-cell office:value-type="float" office:value="3.795012088" calcext:value-type="float">
            <text:p>3.795012088</text:p>
          </table:table-cell>
          <table:table-cell office:value-type="float" office:value="3.822334645" calcext:value-type="float">
            <text:p>3.822334645</text:p>
          </table:table-cell>
          <table:table-cell office:value-type="float" office:value="3.77143122" calcext:value-type="float">
            <text:p>3.77143122</text:p>
          </table:table-cell>
          <table:table-cell office:value-type="float" office:value="3.803333377" calcext:value-type="float">
            <text:p>3.803333377</text:p>
          </table:table-cell>
          <table:table-cell office:value-type="float" office:value="3.855170888" calcext:value-type="float">
            <text:p>3.855170888</text:p>
          </table:table-cell>
          <table:table-cell office:value-type="float" office:value="3.849307147" calcext:value-type="float">
            <text:p>3.849307147</text:p>
          </table:table-cell>
          <table:table-cell office:value-type="float" office:value="3.853887928" calcext:value-type="float">
            <text:p>3.853887928</text:p>
          </table:table-cell>
          <table:table-cell office:value-type="float" office:value="3.835378154" calcext:value-type="float">
            <text:p>3.835378154</text:p>
          </table:table-cell>
          <table:table-cell office:value-type="float" office:value="3.833163978" calcext:value-type="float">
            <text:p>3.833163978</text:p>
          </table:table-cell>
          <table:table-cell office:value-type="float" office:value="3.81994113" calcext:value-type="float">
            <text:p>3.81994113</text:p>
          </table:table-cell>
          <table:table-cell office:value-type="float" office:value="3.868230636" calcext:value-type="float">
            <text:p>3.868230636</text:p>
          </table:table-cell>
          <table:table-cell office:value-type="float" office:value="3.92316476" calcext:value-type="float">
            <text:p>3.92316476</text:p>
          </table:table-cell>
          <table:table-cell office:value-type="float" office:value="3.921230253" calcext:value-type="float">
            <text:p>3.921230253</text:p>
          </table:table-cell>
          <table:table-cell office:value-type="float" office:value="3.893127824" calcext:value-type="float">
            <text:p>3.893127824</text:p>
          </table:table-cell>
          <table:table-cell office:value-type="float" office:value="3.896630904" calcext:value-type="float">
            <text:p>3.896630904</text:p>
          </table:table-cell>
          <table:table-cell office:value-type="float" office:value="3.889190765" calcext:value-type="float">
            <text:p>3.889190765</text:p>
          </table:table-cell>
          <table:table-cell office:value-type="float" office:value="3.882672351" calcext:value-type="float">
            <text:p>3.882672351</text:p>
          </table:table-cell>
          <table:table-cell office:value-type="float" office:value="3.921861038" calcext:value-type="float">
            <text:p>3.921861038</text:p>
          </table:table-cell>
          <table:table-cell office:value-type="float" office:value="3.972761127" calcext:value-type="float">
            <text:p>3.972761127</text:p>
          </table:table-cell>
          <table:table-cell office:value-type="float" office:value="3.963645063" calcext:value-type="float">
            <text:p>3.963645063</text:p>
          </table:table-cell>
          <table:table-cell office:value-type="float" office:value="3.952370203" calcext:value-type="float">
            <text:p>3.952370203</text:p>
          </table:table-cell>
          <table:table-cell office:value-type="float" office:value="3.944218097" calcext:value-type="float">
            <text:p>3.944218097</text:p>
          </table:table-cell>
          <table:table-cell office:value-type="float" office:value="3.936004581" calcext:value-type="float">
            <text:p>3.936004581</text:p>
          </table:table-cell>
          <table:table-cell office:value-type="float" office:value="3.937854411" calcext:value-type="float">
            <text:p>3.937854411</text:p>
          </table:table-cell>
          <table:table-cell office:value-type="float" office:value="3.924381943" calcext:value-type="float">
            <text:p>3.924381943</text:p>
          </table:table-cell>
          <table:table-cell office:value-type="float" office:value="3.919398848" calcext:value-type="float">
            <text:p>3.919398848</text:p>
          </table:table-cell>
          <table:table-cell office:value-type="float" office:value="3.914647202" calcext:value-type="float">
            <text:p>3.914647202</text:p>
          </table:table-cell>
          <table:table-cell office:value-type="float" office:value="3.942281117" calcext:value-type="float">
            <text:p>3.942281117</text:p>
          </table:table-cell>
          <table:table-cell office:value-type="float" office:value="3.989966697" calcext:value-type="float">
            <text:p>3.989966697</text:p>
          </table:table-cell>
          <table:table-cell office:value-type="float" office:value="3.980635589" calcext:value-type="float">
            <text:p>3.980635589</text:p>
          </table:table-cell>
          <table:table-cell office:value-type="float" office:value="3.961332011" calcext:value-type="float">
            <text:p>3.961332011</text:p>
          </table:table-cell>
          <table:table-cell office:value-type="float" office:value="3.963330246" calcext:value-type="float">
            <text:p>3.963330246</text:p>
          </table:table-cell>
          <table:table-cell office:value-type="float" office:value="3.95395694" calcext:value-type="float">
            <text:p>3.95395694</text:p>
          </table:table-cell>
          <table:table-cell office:value-type="float" office:value="3.945194137" calcext:value-type="float">
            <text:p>3.945194137</text:p>
          </table:table-cell>
          <table:table-cell office:value-type="float" office:value="3.937041793" calcext:value-type="float">
            <text:p>3.937041793</text:p>
          </table:table-cell>
          <table:table-cell office:value-type="float" office:value="3.929288506" calcext:value-type="float">
            <text:p>3.929288506</text:p>
          </table:table-cell>
          <table:table-cell office:value-type="float" office:value="3.892313034" calcext:value-type="float">
            <text:p>3.892313034</text:p>
          </table:table-cell>
          <table:table-cell office:value-type="float" office:value="3.803859796" calcext:value-type="float">
            <text:p>3.803859796</text:p>
          </table:table-cell>
          <table:table-cell office:value-type="float" office:value="3.697631781" calcext:value-type="float">
            <text:p>3.697631781</text:p>
          </table:table-cell>
          <table:table-cell office:value-type="float" office:value="3.59458214" calcext:value-type="float">
            <text:p>3.59458214</text:p>
          </table:table-cell>
          <table:table-cell office:value-type="float" office:value="3.494182447" calcext:value-type="float">
            <text:p>3.494182447</text:p>
          </table:table-cell>
          <table:table-cell office:value-type="float" office:value="3.396149159" calcext:value-type="float">
            <text:p>3.396149159</text:p>
          </table:table-cell>
          <table:table-cell office:value-type="float" office:value="3.300951658" calcext:value-type="float">
            <text:p>3.300951658</text:p>
          </table:table-cell>
          <table:table-cell office:value-type="float" office:value="3.208726782" calcext:value-type="float">
            <text:p>3.208726782</text:p>
          </table:table-cell>
          <table:table-cell office:value-type="float" office:value="3.119323001" calcext:value-type="float">
            <text:p>3.119323001</text:p>
          </table:table-cell>
          <table:table-cell office:value-type="float" office:value="3.032046632" calcext:value-type="float">
            <text:p>3.032046632</text:p>
          </table:table-cell>
          <table:table-cell office:value-type="float" office:value="2.946915877" calcext:value-type="float">
            <text:p>2.946915877</text:p>
          </table:table-cell>
          <table:table-cell office:value-type="float" office:value="2.864396347" calcext:value-type="float">
            <text:p>2.864396347</text:p>
          </table:table-cell>
          <table:table-cell office:value-type="float" office:value="2.784579855" calcext:value-type="float">
            <text:p>2.784579855</text:p>
          </table:table-cell>
          <table:table-cell office:value-type="float" office:value="2.706913617" calcext:value-type="float">
            <text:p>2.706913617</text:p>
          </table:table-cell>
          <table:table-cell office:value-type="float" office:value="2.630937493" calcext:value-type="float">
            <text:p>2.630937493</text:p>
          </table:table-cell>
          <table:table-cell office:value-type="float" office:value="2.557089538" calcext:value-type="float">
            <text:p>2.557089538</text:p>
          </table:table-cell>
          <table:table-cell office:value-type="float" office:value="2.485689722" calcext:value-type="float">
            <text:p>2.485689722</text:p>
          </table:table-cell>
          <table:table-cell office:value-type="float" office:value="2.416537638" calcext:value-type="float">
            <text:p>2.416537638</text:p>
          </table:table-cell>
          <table:table-cell office:value-type="float" office:value="2.348871394" calcext:value-type="float">
            <text:p>2.348871394</text:p>
          </table:table-cell>
          <table:table-cell office:value-type="float" office:value="2.282914658" calcext:value-type="float">
            <text:p>2.282914658</text:p>
          </table:table-cell>
          <table:table-cell office:value-type="float" office:value="2.218915302" calcext:value-type="float">
            <text:p>2.218915302</text:p>
          </table:table-cell>
          <table:table-cell office:value-type="float" office:value="2.157091689" calcext:value-type="float">
            <text:p>2.157091689</text:p>
          </table:table-cell>
          <table:table-cell office:value-type="float" office:value="2.09702481" calcext:value-type="float">
            <text:p>2.09702481</text:p>
          </table:table-cell>
          <table:table-cell office:value-type="float" office:value="2.038174024" calcext:value-type="float">
            <text:p>2.038174024</text:p>
          </table:table-cell>
          <table:table-cell office:value-type="float" office:value="1.980882048" calcext:value-type="float">
            <text:p>1.980882048</text:p>
          </table:table-cell>
          <table:table-cell office:value-type="float" office:value="1.925527526" calcext:value-type="float">
            <text:p>1.925527526</text:p>
          </table:table-cell>
          <table:table-cell office:value-type="float" office:value="1.872031235" calcext:value-type="float">
            <text:p>1.872031235</text:p>
          </table:table-cell>
          <table:table-cell office:value-type="float" office:value="1.819702814" calcext:value-type="float">
            <text:p>1.819702814</text:p>
          </table:table-cell>
          <table:table-cell office:value-type="float" office:value="1.768474495" calcext:value-type="float">
            <text:p>1.768474495</text:p>
          </table:table-cell>
          <table:table-cell office:value-type="float" office:value="1.718863015" calcext:value-type="float">
            <text:p>1.718863015</text:p>
          </table:table-cell>
          <table:table-cell office:value-type="float" office:value="1.671058254" calcext:value-type="float">
            <text:p>1.6710582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uyc_7_prius0</text:p>
          </table:table-cell>
          <table:table-cell office:value-type="float" office:value="1.6290932315" calcext:value-type="float">
            <text:p>1.6290932315</text:p>
          </table:table-cell>
          <table:table-cell office:value-type="float" office:value="1.6857887276" calcext:value-type="float">
            <text:p>1.6857887276</text:p>
          </table:table-cell>
          <table:table-cell office:value-type="float" office:value="1.7405241544" calcext:value-type="float">
            <text:p>1.7405241544</text:p>
          </table:table-cell>
          <table:table-cell office:value-type="float" office:value="1.803653711" calcext:value-type="float">
            <text:p>1.803653711</text:p>
          </table:table-cell>
          <table:table-cell office:value-type="float" office:value="1.8451655249" calcext:value-type="float">
            <text:p>1.8451655249</text:p>
          </table:table-cell>
          <table:table-cell office:value-type="float" office:value="1.8983944913" calcext:value-type="float">
            <text:p>1.8983944913</text:p>
          </table:table-cell>
          <table:table-cell office:value-type="float" office:value="1.9699610885" calcext:value-type="float">
            <text:p>1.9699610885</text:p>
          </table:table-cell>
          <table:table-cell office:value-type="float" office:value="2.0931859883" calcext:value-type="float">
            <text:p>2.0931859883</text:p>
          </table:table-cell>
          <table:table-cell office:value-type="float" office:value="2.1417324552" calcext:value-type="float">
            <text:p>2.1417324552</text:p>
          </table:table-cell>
          <table:table-cell office:value-type="float" office:value="2.181704982" calcext:value-type="float">
            <text:p>2.181704982</text:p>
          </table:table-cell>
          <table:table-cell office:value-type="float" office:value="2.2204851694" calcext:value-type="float">
            <text:p>2.2204851694</text:p>
          </table:table-cell>
          <table:table-cell office:value-type="float" office:value="2.2602252503" calcext:value-type="float">
            <text:p>2.2602252503</text:p>
          </table:table-cell>
          <table:table-cell office:value-type="float" office:value="2.2987015702" calcext:value-type="float">
            <text:p>2.2987015702</text:p>
          </table:table-cell>
          <table:table-cell office:value-type="float" office:value="2.4022456627" calcext:value-type="float">
            <text:p>2.4022456627</text:p>
          </table:table-cell>
          <table:table-cell office:value-type="float" office:value="2.4807476021" calcext:value-type="float">
            <text:p>2.4807476021</text:p>
          </table:table-cell>
          <table:table-cell office:value-type="float" office:value="2.5164661427" calcext:value-type="float">
            <text:p>2.5164661427</text:p>
          </table:table-cell>
          <table:table-cell office:value-type="float" office:value="2.5453550629" calcext:value-type="float">
            <text:p>2.5453550629</text:p>
          </table:table-cell>
          <table:table-cell office:value-type="float" office:value="2.568413714" calcext:value-type="float">
            <text:p>2.568413714</text:p>
          </table:table-cell>
          <table:table-cell office:value-type="float" office:value="2.5986842935" calcext:value-type="float">
            <text:p>2.5986842935</text:p>
          </table:table-cell>
          <table:table-cell office:value-type="float" office:value="2.6333666017" calcext:value-type="float">
            <text:p>2.6333666017</text:p>
          </table:table-cell>
          <table:table-cell office:value-type="float" office:value="2.7426397595" calcext:value-type="float">
            <text:p>2.7426397595</text:p>
          </table:table-cell>
          <table:table-cell office:value-type="float" office:value="2.7174652605" calcext:value-type="float">
            <text:p>2.7174652605</text:p>
          </table:table-cell>
          <table:table-cell office:value-type="float" office:value="2.794028924" calcext:value-type="float">
            <text:p>2.794028924</text:p>
          </table:table-cell>
          <table:table-cell office:value-type="float" office:value="2.8130892336" calcext:value-type="float">
            <text:p>2.8130892336</text:p>
          </table:table-cell>
          <table:table-cell office:value-type="float" office:value="2.8573160383" calcext:value-type="float">
            <text:p>2.8573160383</text:p>
          </table:table-cell>
          <table:table-cell office:value-type="float" office:value="2.8790802721" calcext:value-type="float">
            <text:p>2.8790802721</text:p>
          </table:table-cell>
          <table:table-cell office:value-type="float" office:value="2.9029058317" calcext:value-type="float">
            <text:p>2.9029058317</text:p>
          </table:table-cell>
          <table:table-cell office:value-type="float" office:value="2.9213789805" calcext:value-type="float">
            <text:p>2.9213789805</text:p>
          </table:table-cell>
          <table:table-cell office:value-type="float" office:value="2.9420258815" calcext:value-type="float">
            <text:p>2.9420258815</text:p>
          </table:table-cell>
          <table:table-cell office:value-type="float" office:value="2.9616550172" calcext:value-type="float">
            <text:p>2.9616550172</text:p>
          </table:table-cell>
          <table:table-cell office:value-type="float" office:value="3.0463220624" calcext:value-type="float">
            <text:p>3.0463220624</text:p>
          </table:table-cell>
          <table:table-cell office:value-type="float" office:value="3.0988398255" calcext:value-type="float">
            <text:p>3.0988398255</text:p>
          </table:table-cell>
          <table:table-cell office:value-type="float" office:value="3.1149512445" calcext:value-type="float">
            <text:p>3.1149512445</text:p>
          </table:table-cell>
          <table:table-cell office:value-type="float" office:value="3.1300754504" calcext:value-type="float">
            <text:p>3.1300754504</text:p>
          </table:table-cell>
          <table:table-cell office:value-type="float" office:value="3.1492808622" calcext:value-type="float">
            <text:p>3.1492808622</text:p>
          </table:table-cell>
          <table:table-cell office:value-type="float" office:value="3.157972103" calcext:value-type="float">
            <text:p>3.157972103</text:p>
          </table:table-cell>
          <table:table-cell office:value-type="float" office:value="3.171746537" calcext:value-type="float">
            <text:p>3.171746537</text:p>
          </table:table-cell>
          <table:table-cell office:value-type="float" office:value="3.271387015" calcext:value-type="float">
            <text:p>3.271387015</text:p>
          </table:table-cell>
          <table:table-cell office:value-type="float" office:value="3.307635386" calcext:value-type="float">
            <text:p>3.307635386</text:p>
          </table:table-cell>
          <table:table-cell office:value-type="float" office:value="3.307134167" calcext:value-type="float">
            <text:p>3.307134167</text:p>
          </table:table-cell>
          <table:table-cell office:value-type="float" office:value="3.293562922" calcext:value-type="float">
            <text:p>3.293562922</text:p>
          </table:table-cell>
          <table:table-cell office:value-type="float" office:value="3.321739141" calcext:value-type="float">
            <text:p>3.321739141</text:p>
          </table:table-cell>
          <table:table-cell office:value-type="float" office:value="3.341033064" calcext:value-type="float">
            <text:p>3.341033064</text:p>
          </table:table-cell>
          <table:table-cell office:value-type="float" office:value="3.321293356" calcext:value-type="float">
            <text:p>3.321293356</text:p>
          </table:table-cell>
          <table:table-cell office:value-type="float" office:value="3.464552223" calcext:value-type="float">
            <text:p>3.464552223</text:p>
          </table:table-cell>
          <table:table-cell office:value-type="float" office:value="3.470300541" calcext:value-type="float">
            <text:p>3.470300541</text:p>
          </table:table-cell>
          <table:table-cell office:value-type="float" office:value="3.465888921" calcext:value-type="float">
            <text:p>3.465888921</text:p>
          </table:table-cell>
          <table:table-cell office:value-type="float" office:value="3.47086522" calcext:value-type="float">
            <text:p>3.47086522</text:p>
          </table:table-cell>
          <table:table-cell office:value-type="float" office:value="3.475497727" calcext:value-type="float">
            <text:p>3.475497727</text:p>
          </table:table-cell>
          <table:table-cell office:value-type="float" office:value="3.480155281" calcext:value-type="float">
            <text:p>3.480155281</text:p>
          </table:table-cell>
          <table:table-cell office:value-type="float" office:value="3.48508055" calcext:value-type="float">
            <text:p>3.48508055</text:p>
          </table:table-cell>
          <table:table-cell office:value-type="float" office:value="3.555725829" calcext:value-type="float">
            <text:p>3.555725829</text:p>
          </table:table-cell>
          <table:table-cell office:value-type="float" office:value="3.593840086" calcext:value-type="float">
            <text:p>3.593840086</text:p>
          </table:table-cell>
          <table:table-cell office:value-type="float" office:value="3.595461524" calcext:value-type="float">
            <text:p>3.595461524</text:p>
          </table:table-cell>
          <table:table-cell office:value-type="float" office:value="3.599552236" calcext:value-type="float">
            <text:p>3.599552236</text:p>
          </table:table-cell>
          <table:table-cell office:value-type="float" office:value="3.603780764" calcext:value-type="float">
            <text:p>3.603780764</text:p>
          </table:table-cell>
          <table:table-cell office:value-type="float" office:value="3.600013348" calcext:value-type="float">
            <text:p>3.600013348</text:p>
          </table:table-cell>
          <table:table-cell office:value-type="float" office:value="3.626068062" calcext:value-type="float">
            <text:p>3.626068062</text:p>
          </table:table-cell>
          <table:table-cell office:value-type="float" office:value="3.637285338" calcext:value-type="float">
            <text:p>3.637285338</text:p>
          </table:table-cell>
          <table:table-cell office:value-type="float" office:value="3.60222924" calcext:value-type="float">
            <text:p>3.60222924</text:p>
          </table:table-cell>
          <table:table-cell office:value-type="float" office:value="3.603550123" calcext:value-type="float">
            <text:p>3.603550123</text:p>
          </table:table-cell>
          <table:table-cell office:value-type="float" office:value="3.670399235" calcext:value-type="float">
            <text:p>3.670399235</text:p>
          </table:table-cell>
          <table:table-cell office:value-type="float" office:value="3.710248288" calcext:value-type="float">
            <text:p>3.710248288</text:p>
          </table:table-cell>
          <table:table-cell office:value-type="float" office:value="3.713969946" calcext:value-type="float">
            <text:p>3.713969946</text:p>
          </table:table-cell>
          <table:table-cell office:value-type="float" office:value="3.702454688" calcext:value-type="float">
            <text:p>3.702454688</text:p>
          </table:table-cell>
          <table:table-cell office:value-type="float" office:value="3.711072614" calcext:value-type="float">
            <text:p>3.711072614</text:p>
          </table:table-cell>
          <table:table-cell office:value-type="float" office:value="3.709002026" calcext:value-type="float">
            <text:p>3.709002026</text:p>
          </table:table-cell>
          <table:table-cell office:value-type="float" office:value="3.697017494" calcext:value-type="float">
            <text:p>3.697017494</text:p>
          </table:table-cell>
          <table:table-cell office:value-type="float" office:value="3.761617817" calcext:value-type="float">
            <text:p>3.761617817</text:p>
          </table:table-cell>
          <table:table-cell office:value-type="float" office:value="3.797005975" calcext:value-type="float">
            <text:p>3.797005975</text:p>
          </table:table-cell>
          <table:table-cell office:value-type="float" office:value="3.724734081" calcext:value-type="float">
            <text:p>3.724734081</text:p>
          </table:table-cell>
          <table:table-cell office:value-type="float" office:value="3.752466736" calcext:value-type="float">
            <text:p>3.752466736</text:p>
          </table:table-cell>
          <table:table-cell office:value-type="float" office:value="3.784781189" calcext:value-type="float">
            <text:p>3.784781189</text:p>
          </table:table-cell>
          <table:table-cell office:value-type="float" office:value="3.78156785" calcext:value-type="float">
            <text:p>3.78156785</text:p>
          </table:table-cell>
          <table:table-cell office:value-type="float" office:value="3.80311527" calcext:value-type="float">
            <text:p>3.80311527</text:p>
          </table:table-cell>
          <table:table-cell office:value-type="float" office:value="3.809291704" calcext:value-type="float">
            <text:p>3.809291704</text:p>
          </table:table-cell>
          <table:table-cell office:value-type="float" office:value="3.849977506" calcext:value-type="float">
            <text:p>3.849977506</text:p>
          </table:table-cell>
          <table:table-cell office:value-type="float" office:value="3.874969895" calcext:value-type="float">
            <text:p>3.874969895</text:p>
          </table:table-cell>
          <table:table-cell office:value-type="float" office:value="3.859180525" calcext:value-type="float">
            <text:p>3.859180525</text:p>
          </table:table-cell>
          <table:table-cell office:value-type="float" office:value="3.85319587" calcext:value-type="float">
            <text:p>3.85319587</text:p>
          </table:table-cell>
          <table:table-cell office:value-type="float" office:value="3.84710436" calcext:value-type="float">
            <text:p>3.84710436</text:p>
          </table:table-cell>
          <table:table-cell office:value-type="float" office:value="3.907292143" calcext:value-type="float">
            <text:p>3.907292143</text:p>
          </table:table-cell>
          <table:table-cell office:value-type="float" office:value="3.936085362" calcext:value-type="float">
            <text:p>3.936085362</text:p>
          </table:table-cell>
          <table:table-cell office:value-type="float" office:value="3.928589666" calcext:value-type="float">
            <text:p>3.928589666</text:p>
          </table:table-cell>
          <table:table-cell office:value-type="float" office:value="3.920508457" calcext:value-type="float">
            <text:p>3.920508457</text:p>
          </table:table-cell>
          <table:table-cell office:value-type="float" office:value="3.912637132" calcext:value-type="float">
            <text:p>3.912637132</text:p>
          </table:table-cell>
          <table:table-cell office:value-type="float" office:value="3.905383197" calcext:value-type="float">
            <text:p>3.905383197</text:p>
          </table:table-cell>
          <table:table-cell office:value-type="float" office:value="3.898507808" calcext:value-type="float">
            <text:p>3.898507808</text:p>
          </table:table-cell>
          <table:table-cell office:value-type="float" office:value="3.95719977" calcext:value-type="float">
            <text:p>3.95719977</text:p>
          </table:table-cell>
          <table:table-cell office:value-type="float" office:value="3.994042931" calcext:value-type="float">
            <text:p>3.994042931</text:p>
          </table:table-cell>
          <table:table-cell office:value-type="float" office:value="3.908868909" calcext:value-type="float">
            <text:p>3.908868909</text:p>
          </table:table-cell>
          <table:table-cell office:value-type="float" office:value="3.891252408" calcext:value-type="float">
            <text:p>3.891252408</text:p>
          </table:table-cell>
          <table:table-cell office:value-type="float" office:value="3.958199896" calcext:value-type="float">
            <text:p>3.958199896</text:p>
          </table:table-cell>
          <table:table-cell office:value-type="float" office:value="3.961982903" calcext:value-type="float">
            <text:p>3.961982903</text:p>
          </table:table-cell>
          <table:table-cell office:value-type="float" office:value="3.953236906" calcext:value-type="float">
            <text:p>3.953236906</text:p>
          </table:table-cell>
          <table:table-cell office:value-type="float" office:value="3.942283953" calcext:value-type="float">
            <text:p>3.942283953</text:p>
          </table:table-cell>
          <table:table-cell office:value-type="float" office:value="3.934320663" calcext:value-type="float">
            <text:p>3.934320663</text:p>
          </table:table-cell>
          <table:table-cell office:value-type="float" office:value="3.928778869" calcext:value-type="float">
            <text:p>3.928778869</text:p>
          </table:table-cell>
          <table:table-cell office:value-type="float" office:value="3.996537333" calcext:value-type="float">
            <text:p>3.996537333</text:p>
          </table:table-cell>
          <table:table-cell office:value-type="float" office:value="4.012407634" calcext:value-type="float">
            <text:p>4.012407634</text:p>
          </table:table-cell>
          <table:table-cell office:value-type="float" office:value="3.992784557" calcext:value-type="float">
            <text:p>3.992784557</text:p>
          </table:table-cell>
          <table:table-cell office:value-type="float" office:value="3.9934005" calcext:value-type="float">
            <text:p>3.9934005</text:p>
          </table:table-cell>
          <table:table-cell office:value-type="float" office:value="3.983487119" calcext:value-type="float">
            <text:p>3.983487119</text:p>
          </table:table-cell>
          <table:table-cell office:value-type="float" office:value="3.973873313" calcext:value-type="float">
            <text:p>3.973873313</text:p>
          </table:table-cell>
          <table:table-cell office:value-type="float" office:value="3.962348801" calcext:value-type="float">
            <text:p>3.962348801</text:p>
          </table:table-cell>
          <table:table-cell office:value-type="float" office:value="4.017160745" calcext:value-type="float">
            <text:p>4.017160745</text:p>
          </table:table-cell>
          <table:table-cell office:value-type="float" office:value="4.037452927" calcext:value-type="float">
            <text:p>4.037452927</text:p>
          </table:table-cell>
          <table:table-cell office:value-type="float" office:value="4.026619198" calcext:value-type="float">
            <text:p>4.026619198</text:p>
          </table:table-cell>
          <table:table-cell office:value-type="float" office:value="3.995617376" calcext:value-type="float">
            <text:p>3.995617376</text:p>
          </table:table-cell>
          <table:table-cell office:value-type="float" office:value="3.977511936" calcext:value-type="float">
            <text:p>3.977511936</text:p>
          </table:table-cell>
          <table:table-cell office:value-type="float" office:value="3.886747442" calcext:value-type="float">
            <text:p>3.886747442</text:p>
          </table:table-cell>
          <table:table-cell office:value-type="float" office:value="3.778076156" calcext:value-type="float">
            <text:p>3.778076156</text:p>
          </table:table-cell>
          <table:table-cell office:value-type="float" office:value="3.672175244" calcext:value-type="float">
            <text:p>3.672175244</text:p>
          </table:table-cell>
          <table:table-cell office:value-type="float" office:value="3.569596464" calcext:value-type="float">
            <text:p>3.569596464</text:p>
          </table:table-cell>
          <table:table-cell office:value-type="float" office:value="3.470111744" calcext:value-type="float">
            <text:p>3.470111744</text:p>
          </table:table-cell>
          <table:table-cell office:value-type="float" office:value="3.3729678" calcext:value-type="float">
            <text:p>3.3729678</text:p>
          </table:table-cell>
          <table:table-cell office:value-type="float" office:value="3.278282453" calcext:value-type="float">
            <text:p>3.278282453</text:p>
          </table:table-cell>
          <table:table-cell office:value-type="float" office:value="3.186528999" calcext:value-type="float">
            <text:p>3.186528999</text:p>
          </table:table-cell>
          <table:table-cell office:value-type="float" office:value="3.097716941" calcext:value-type="float">
            <text:p>3.097716941</text:p>
          </table:table-cell>
          <table:table-cell office:value-type="float" office:value="3.011256558" calcext:value-type="float">
            <text:p>3.011256558</text:p>
          </table:table-cell>
          <table:table-cell office:value-type="float" office:value="2.926820268" calcext:value-type="float">
            <text:p>2.926820268</text:p>
          </table:table-cell>
          <table:table-cell office:value-type="float" office:value="2.844702929" calcext:value-type="float">
            <text:p>2.844702929</text:p>
          </table:table-cell>
          <table:table-cell office:value-type="float" office:value="2.765218443" calcext:value-type="float">
            <text:p>2.765218443</text:p>
          </table:table-cell>
          <table:table-cell office:value-type="float" office:value="2.688212329" calcext:value-type="float">
            <text:p>2.688212329</text:p>
          </table:table-cell>
          <table:table-cell office:value-type="float" office:value="2.613014761" calcext:value-type="float">
            <text:p>2.613014761</text:p>
          </table:table-cell>
          <table:table-cell office:value-type="float" office:value="2.53961285" calcext:value-type="float">
            <text:p>2.53961285</text:p>
          </table:table-cell>
          <table:table-cell office:value-type="float" office:value="2.468471434" calcext:value-type="float">
            <text:p>2.468471434</text:p>
          </table:table-cell>
          <table:table-cell office:value-type="float" office:value="2.399709267" calcext:value-type="float">
            <text:p>2.399709267</text:p>
          </table:table-cell>
          <table:table-cell office:value-type="float" office:value="2.332818827" calcext:value-type="float">
            <text:p>2.332818827</text:p>
          </table:table-cell>
          <table:table-cell office:value-type="float" office:value="2.2673265" calcext:value-type="float">
            <text:p>2.2673265</text:p>
          </table:table-cell>
          <table:table-cell office:value-type="float" office:value="2.203644239" calcext:value-type="float">
            <text:p>2.203644239</text:p>
          </table:table-cell>
          <table:table-cell office:value-type="float" office:value="2.142109194" calcext:value-type="float">
            <text:p>2.142109194</text:p>
          </table:table-cell>
          <table:table-cell office:value-type="float" office:value="2.082560516" calcext:value-type="float">
            <text:p>2.082560516</text:p>
          </table:table-cell>
          <table:table-cell office:value-type="float" office:value="2.024496344" calcext:value-type="float">
            <text:p>2.024496344</text:p>
          </table:table-cell>
          <table:table-cell office:value-type="float" office:value="1.967141562" calcext:value-type="float">
            <text:p>1.967141562</text:p>
          </table:table-cell>
          <table:table-cell office:value-type="float" office:value="1.912221983" calcext:value-type="float">
            <text:p>1.912221983</text:p>
          </table:table-cell>
          <table:table-cell office:value-type="float" office:value="1.85894876" calcext:value-type="float">
            <text:p>1.85894876</text:p>
          </table:table-cell>
          <table:table-cell office:value-type="float" office:value="1.807201892" calcext:value-type="float">
            <text:p>1.807201892</text:p>
          </table:table-cell>
          <table:table-cell office:value-type="float" office:value="1.756485888" calcext:value-type="float">
            <text:p>1.756485888</text:p>
          </table:table-cell>
          <table:table-cell office:value-type="float" office:value="1.707093168" calcext:value-type="float">
            <text:p>1.707093168</text:p>
          </table:table-cell>
          <table:table-cell office:value-type="float" office:value="1.659383935" calcext:value-type="float">
            <text:p>1.659383935</text:p>
          </table:table-cell>
          <table:table-cell office:value-type="float" office:value="1.613297012" calcext:value-type="float">
            <text:p>1.613297012</text:p>
          </table:table-cell>
          <table:table-cell office:value-type="float" office:value="1.568214769" calcext:value-type="float">
            <text:p>1.568214769</text:p>
          </table:table-cell>
          <table:table-cell office:value-type="float" office:value="1.524053498" calcext:value-type="float">
            <text:p>1.524053498</text:p>
          </table:table-cell>
          <table:table-cell office:value-type="float" office:value="1.481282833" calcext:value-type="float">
            <text:p>1.481282833</text:p>
          </table:table-cell>
          <table:table-cell office:value-type="float" office:value="1.440092019" calcext:value-type="float">
            <text:p>1.440092019</text:p>
          </table:table-cell>
          <table:table-cell office:value-type="float" office:value="1.40007358" calcext:value-type="float">
            <text:p>1.40007358</text:p>
          </table:table-cell>
          <table:table-cell office:value-type="float" office:value="1.360715873" calcext:value-type="float">
            <text:p>1.360715873</text:p>
          </table:table-cell>
          <table:table-cell office:value-type="float" office:value="1.322376888" calcext:value-type="float">
            <text:p>1.322376888</text:p>
          </table:table-cell>
          <table:table-cell office:value-type="float" office:value="1.285438573" calcext:value-type="float">
            <text:p>1.285438573</text:p>
          </table:table-cell>
          <table:table-cell office:value-type="float" office:value="1.249843667" calcext:value-type="float">
            <text:p>1.249843667</text:p>
          </table:table-cell>
          <table:table-cell office:value-type="float" office:value="1.214917367" calcext:value-type="float">
            <text:p>1.214917367</text:p>
          </table:table-cell>
          <table:table-cell office:value-type="float" office:value="1.180612488" calcext:value-type="float">
            <text:p>1.180612488</text:p>
          </table:table-cell>
          <table:table-cell office:value-type="float" office:value="1.147442355" calcext:value-type="float">
            <text:p>1.147442355</text:p>
          </table:table-cell>
          <table:table-cell office:value-type="float" office:value="1.115610104" calcext:value-type="float">
            <text:p>1.115610104</text:p>
          </table:table-cell>
          <table:table-cell office:value-type="float" office:value="1.084640502" calcext:value-type="float">
            <text:p>1.084640502</text:p>
          </table:table-cell>
          <table:table-cell office:value-type="float" office:value="1.054178771" calcext:value-type="float">
            <text:p>1.054178771</text:p>
          </table:table-cell>
          <table:table-cell office:value-type="float" office:value="1.024416925" calcext:value-type="float">
            <text:p>1.024416925</text:p>
          </table:table-cell>
          <table:table-cell office:value-type="float" office:value="0.995752423" calcext:value-type="float">
            <text:p>0.995752423</text:p>
          </table:table-cell>
          <table:table-cell office:value-type="float" office:value="0.968216184" calcext:value-type="float">
            <text:p>0.968216184</text:p>
          </table:table-cell>
          <table:table-cell office:value-type="float" office:value="0.941221404" calcext:value-type="float">
            <text:p>0.941221404</text:p>
          </table:table-cell>
          <table:table-cell office:value-type="float" office:value="0.914619739" calcext:value-type="float">
            <text:p>0.914619739</text:p>
          </table:table-cell>
          <table:table-cell office:value-type="float" office:value="0.888858571" calcext:value-type="float">
            <text:p>0.888858571</text:p>
          </table:table-cell>
          <table:table-cell office:value-type="float" office:value="0.864199727" calcext:value-type="float">
            <text:p>0.864199727</text:p>
          </table:table-cell>
          <table:table-cell office:value-type="float" office:value="0.840316558" calcext:value-type="float">
            <text:p>0.840316558</text:p>
          </table:table-cell>
          <table:table-cell office:value-type="float" office:value="0.816651392" calcext:value-type="float">
            <text:p>0.816651392</text:p>
          </table:table-cell>
          <table:table-cell office:value-type="float" office:value="0.793524147" calcext:value-type="float">
            <text:p>0.793524147</text:p>
          </table:table-cell>
          <table:table-cell office:value-type="float" office:value="0.771339719" calcext:value-type="float">
            <text:p>0.771339719</text:p>
          </table:table-cell>
          <table:table-cell office:value-type="float" office:value="0.750110695" calcext:value-type="float">
            <text:p>0.750110695</text:p>
          </table:table-cell>
          <table:table-cell office:value-type="float" office:value="0.729200459" calcext:value-type="float">
            <text:p>0.729200459</text:p>
          </table:table-cell>
          <table:table-cell office:value-type="float" office:value="0.708496908" calcext:value-type="float">
            <text:p>0.708496908</text:p>
          </table:table-cell>
        </table:table-row>
        <table:table-row table:style-name="ro1">
          <table:table-cell office:value-type="string" calcext:value-type="string">
            <text:p>liuyc_8_prius0</text:p>
          </table:table-cell>
          <table:table-cell office:value-type="float" office:value="1.9278980978" calcext:value-type="float">
            <text:p>1.9278980978</text:p>
          </table:table-cell>
          <table:table-cell office:value-type="float" office:value="1.911921239" calcext:value-type="float">
            <text:p>1.911921239</text:p>
          </table:table-cell>
          <table:table-cell office:value-type="float" office:value="3.6007392899" calcext:value-type="float">
            <text:p>3.6007392899</text:p>
          </table:table-cell>
          <table:table-cell office:value-type="float" office:value="8.6620217986" calcext:value-type="float">
            <text:p>8.6620217986</text:p>
          </table:table-cell>
          <table:table-cell office:value-type="float" office:value="8.5771764012" calcext:value-type="float">
            <text:p>8.5771764012</text:p>
          </table:table-cell>
          <table:table-cell office:value-type="float" office:value="8.5627913813" calcext:value-type="float">
            <text:p>8.5627913813</text:p>
          </table:table-cell>
          <table:table-cell office:value-type="float" office:value="8.5473268804" calcext:value-type="float">
            <text:p>8.5473268804</text:p>
          </table:table-cell>
          <table:table-cell office:value-type="float" office:value="8.4797134468" calcext:value-type="float">
            <text:p>8.4797134468</text:p>
          </table:table-cell>
          <table:table-cell office:value-type="float" office:value="8.4213961991" calcext:value-type="float">
            <text:p>8.4213961991</text:p>
          </table:table-cell>
          <table:table-cell office:value-type="float" office:value="8.3680048848" calcext:value-type="float">
            <text:p>8.3680048848</text:p>
          </table:table-cell>
          <table:table-cell office:value-type="float" office:value="8.3050770345" calcext:value-type="float">
            <text:p>8.3050770345</text:p>
          </table:table-cell>
          <table:table-cell office:value-type="float" office:value="8.2521494573" calcext:value-type="float">
            <text:p>8.2521494573</text:p>
          </table:table-cell>
          <table:table-cell office:value-type="float" office:value="8.202593403" calcext:value-type="float">
            <text:p>8.202593403</text:p>
          </table:table-cell>
          <table:table-cell office:value-type="float" office:value="8.181269847" calcext:value-type="float">
            <text:p>8.181269847</text:p>
          </table:table-cell>
          <table:table-cell office:value-type="float" office:value="8.127502963" calcext:value-type="float">
            <text:p>8.127502963</text:p>
          </table:table-cell>
          <table:table-cell office:value-type="float" office:value="8.072909634" calcext:value-type="float">
            <text:p>8.072909634</text:p>
          </table:table-cell>
          <table:table-cell office:value-type="float" office:value="8.034361775" calcext:value-type="float">
            <text:p>8.034361775</text:p>
          </table:table-cell>
          <table:table-cell office:value-type="float" office:value="8.00114911" calcext:value-type="float">
            <text:p>8.00114911</text:p>
          </table:table-cell>
          <table:table-cell office:value-type="float" office:value="7.945766754" calcext:value-type="float">
            <text:p>7.945766754</text:p>
          </table:table-cell>
          <table:table-cell office:value-type="float" office:value="7.904460984" calcext:value-type="float">
            <text:p>7.904460984</text:p>
          </table:table-cell>
          <table:table-cell office:value-type="float" office:value="7.850050376" calcext:value-type="float">
            <text:p>7.850050376</text:p>
          </table:table-cell>
          <table:table-cell office:value-type="float" office:value="7.788406212" calcext:value-type="float">
            <text:p>7.788406212</text:p>
          </table:table-cell>
          <table:table-cell office:value-type="float" office:value="7.78465914" calcext:value-type="float">
            <text:p>7.78465914</text:p>
          </table:table-cell>
          <table:table-cell office:value-type="float" office:value="7.73700728" calcext:value-type="float">
            <text:p>7.73700728</text:p>
          </table:table-cell>
          <table:table-cell office:value-type="float" office:value="7.691178648" calcext:value-type="float">
            <text:p>7.691178648</text:p>
          </table:table-cell>
          <table:table-cell office:value-type="float" office:value="7.631629529" calcext:value-type="float">
            <text:p>7.631629529</text:p>
          </table:table-cell>
          <table:table-cell office:value-type="float" office:value="7.588477031" calcext:value-type="float">
            <text:p>7.588477031</text:p>
          </table:table-cell>
          <table:table-cell office:value-type="float" office:value="7.533333375" calcext:value-type="float">
            <text:p>7.533333375</text:p>
          </table:table-cell>
          <table:table-cell office:value-type="float" office:value="7.453385191" calcext:value-type="float">
            <text:p>7.453385191</text:p>
          </table:table-cell>
          <table:table-cell office:value-type="float" office:value="7.36972409" calcext:value-type="float">
            <text:p>7.36972409</text:p>
          </table:table-cell>
          <table:table-cell office:value-type="float" office:value="7.28484418" calcext:value-type="float">
            <text:p>7.28484418</text:p>
          </table:table-cell>
          <table:table-cell office:value-type="float" office:value="7.196712355" calcext:value-type="float">
            <text:p>7.196712355</text:p>
          </table:table-cell>
          <table:table-cell office:value-type="float" office:value="7.108500142" calcext:value-type="float">
            <text:p>7.108500142</text:p>
          </table:table-cell>
          <table:table-cell office:value-type="float" office:value="7.020988353" calcext:value-type="float">
            <text:p>7.020988353</text:p>
          </table:table-cell>
          <table:table-cell office:value-type="float" office:value="6.934163319" calcext:value-type="float">
            <text:p>6.934163319</text:p>
          </table:table-cell>
          <table:table-cell office:value-type="float" office:value="6.847985132" calcext:value-type="float">
            <text:p>6.847985132</text:p>
          </table:table-cell>
          <table:table-cell office:value-type="float" office:value="6.67340854" calcext:value-type="float">
            <text:p>6.67340854</text:p>
          </table:table-cell>
          <table:table-cell office:value-type="float" office:value="6.479294067" calcext:value-type="float">
            <text:p>6.479294067</text:p>
          </table:table-cell>
          <table:table-cell office:value-type="float" office:value="6.298009191" calcext:value-type="float">
            <text:p>6.298009191</text:p>
          </table:table-cell>
          <table:table-cell office:value-type="float" office:value="6.121825107" calcext:value-type="float">
            <text:p>6.121825107</text:p>
          </table:table-cell>
          <table:table-cell office:value-type="float" office:value="5.950909424" calcext:value-type="float">
            <text:p>5.950909424</text:p>
          </table:table-cell>
          <table:table-cell office:value-type="float" office:value="5.784963592" calcext:value-type="float">
            <text:p>5.784963592</text:p>
          </table:table-cell>
          <table:table-cell office:value-type="float" office:value="5.623196391" calcext:value-type="float">
            <text:p>5.623196391</text:p>
          </table:table-cell>
          <table:table-cell office:value-type="float" office:value="5.465462585" calcext:value-type="float">
            <text:p>5.465462585</text:p>
          </table:table-cell>
          <table:table-cell office:value-type="float" office:value="5.312473612" calcext:value-type="float">
            <text:p>5.312473612</text:p>
          </table:table-cell>
          <table:table-cell office:value-type="float" office:value="5.16415169" calcext:value-type="float">
            <text:p>5.16415169</text:p>
          </table:table-cell>
          <table:table-cell office:value-type="float" office:value="5.019900271" calcext:value-type="float">
            <text:p>5.019900271</text:p>
          </table:table-cell>
          <table:table-cell office:value-type="float" office:value="4.879317046" calcext:value-type="float">
            <text:p>4.879317046</text:p>
          </table:table-cell>
          <table:table-cell office:value-type="float" office:value="4.742574064" calcext:value-type="float">
            <text:p>4.742574064</text:p>
          </table:table-cell>
          <table:table-cell office:value-type="float" office:value="4.609980358" calcext:value-type="float">
            <text:p>4.609980358</text:p>
          </table:table-cell>
          <table:table-cell office:value-type="float" office:value="4.481363836" calcext:value-type="float">
            <text:p>4.481363836</text:p>
          </table:table-cell>
          <table:table-cell office:value-type="float" office:value="4.356070788" calcext:value-type="float">
            <text:p>4.356070788</text:p>
          </table:table-cell>
          <table:table-cell office:value-type="float" office:value="4.233921462" calcext:value-type="float">
            <text:p>4.233921462</text:p>
          </table:table-cell>
          <table:table-cell office:value-type="float" office:value="4.11536792" calcext:value-type="float">
            <text:p>4.11536792</text:p>
          </table:table-cell>
          <table:table-cell office:value-type="float" office:value="4.000495663" calcext:value-type="float">
            <text:p>4.000495663</text:p>
          </table:table-cell>
          <table:table-cell office:value-type="float" office:value="3.88885249" calcext:value-type="float">
            <text:p>3.88885249</text:p>
          </table:table-cell>
          <table:table-cell office:value-type="float" office:value="3.779872295" calcext:value-type="float">
            <text:p>3.779872295</text:p>
          </table:table-cell>
          <table:table-cell office:value-type="float" office:value="3.673861725" calcext:value-type="float">
            <text:p>3.673861725</text:p>
          </table:table-cell>
          <table:table-cell office:value-type="float" office:value="3.571167503" calcext:value-type="float">
            <text:p>3.571167503</text:p>
          </table:table-cell>
          <table:table-cell office:value-type="float" office:value="3.471622391" calcext:value-type="float">
            <text:p>3.471622391</text:p>
          </table:table-cell>
          <table:table-cell office:value-type="float" office:value="3.374544273" calcext:value-type="float">
            <text:p>3.374544273</text:p>
          </table:table-cell>
          <table:table-cell office:value-type="float" office:value="3.279810737" calcext:value-type="float">
            <text:p>3.279810737</text:p>
          </table:table-cell>
          <table:table-cell office:value-type="float" office:value="3.187941422" calcext:value-type="float">
            <text:p>3.187941422</text:p>
          </table:table-cell>
          <table:table-cell office:value-type="float" office:value="3.09903311" calcext:value-type="float">
            <text:p>3.09903311</text:p>
          </table:table-cell>
          <table:table-cell office:value-type="float" office:value="3.012608363" calcext:value-type="float">
            <text:p>3.012608363</text:p>
          </table:table-cell>
          <table:table-cell office:value-type="float" office:value="2.928095557" calcext:value-type="float">
            <text:p>2.928095557</text:p>
          </table:table-cell>
          <table:table-cell office:value-type="float" office:value="2.845889896" calcext:value-type="float">
            <text:p>2.845889896</text:p>
          </table:table-cell>
          <table:table-cell office:value-type="float" office:value="2.766381691" calcext:value-type="float">
            <text:p>2.766381691</text:p>
          </table:table-cell>
          <table:table-cell office:value-type="float" office:value="2.689270975" calcext:value-type="float">
            <text:p>2.689270975</text:p>
          </table:table-cell>
          <table:table-cell office:value-type="float" office:value="2.6141455" calcext:value-type="float">
            <text:p>2.6141455</text:p>
          </table:table-cell>
          <table:table-cell office:value-type="float" office:value="2.540703349" calcext:value-type="float">
            <text:p>2.540703349</text:p>
          </table:table-cell>
          <table:table-cell office:value-type="float" office:value="2.46944884" calcext:value-type="float">
            <text:p>2.46944884</text:p>
          </table:table-cell>
          <table:table-cell office:value-type="float" office:value="2.400572181" calcext:value-type="float">
            <text:p>2.400572181</text:p>
          </table:table-cell>
          <table:table-cell office:value-type="float" office:value="2.333718638" calcext:value-type="float">
            <text:p>2.333718638</text:p>
          </table:table-cell>
          <table:table-cell office:value-type="float" office:value="2.26826803" calcext:value-type="float">
            <text:p>2.26826803</text:p>
          </table:table-cell>
          <table:table-cell office:value-type="float" office:value="2.204493105" calcext:value-type="float">
            <text:p>2.204493105</text:p>
          </table:table-cell>
          <table:table-cell office:value-type="float" office:value="2.142843162" calcext:value-type="float">
            <text:p>2.142843162</text:p>
          </table:table-cell>
          <table:table-cell office:value-type="float" office:value="2.083210965" calcext:value-type="float">
            <text:p>2.083210965</text:p>
          </table:table-cell>
          <table:table-cell office:value-type="float" office:value="2.025035706" calcext:value-type="float">
            <text:p>2.025035706</text:p>
          </table:table-cell>
          <table:table-cell office:value-type="float" office:value="1.968141084" calcext:value-type="float">
            <text:p>1.968141084</text:p>
          </table:table-cell>
          <table:table-cell office:value-type="float" office:value="1.912894211" calcext:value-type="float">
            <text:p>1.912894211</text:p>
          </table:table-cell>
          <table:table-cell office:value-type="float" office:value="1.859529331" calcext:value-type="float">
            <text:p>1.859529331</text:p>
          </table:table-cell>
          <table:table-cell office:value-type="float" office:value="1.807797958" calcext:value-type="float">
            <text:p>1.807797958</text:p>
          </table:table-cell>
          <table:table-cell office:value-type="float" office:value="1.757142038" calcext:value-type="float">
            <text:p>1.757142038</text:p>
          </table:table-cell>
          <table:table-cell office:value-type="float" office:value="1.707701024" calcext:value-type="float">
            <text:p>1.707701024</text:p>
          </table:table-cell>
          <table:table-cell office:value-type="float" office:value="1.659913878" calcext:value-type="float">
            <text:p>1.659913878</text:p>
          </table:table-cell>
          <table:table-cell office:value-type="float" office:value="1.613780095" calcext:value-type="float">
            <text:p>1.613780095</text:p>
          </table:table-cell>
          <table:table-cell office:value-type="float" office:value="1.568780935" calcext:value-type="float">
            <text:p>1.568780935</text:p>
          </table:table-cell>
          <table:table-cell office:value-type="float" office:value="1.52462985" calcext:value-type="float">
            <text:p>1.52462985</text:p>
          </table:table-cell>
          <table:table-cell office:value-type="float" office:value="1.481801403" calcext:value-type="float">
            <text:p>1.481801403</text:p>
          </table:table-cell>
          <table:table-cell office:value-type="float" office:value="1.440535396" calcext:value-type="float">
            <text:p>1.440535396</text:p>
          </table:table-cell>
          <table:table-cell office:value-type="float" office:value="1.400557106" calcext:value-type="float">
            <text:p>1.400557106</text:p>
          </table:table-cell>
          <table:table-cell office:value-type="float" office:value="1.361277339" calcext:value-type="float">
            <text:p>1.361277339</text:p>
          </table:table-cell>
          <table:table-cell office:value-type="float" office:value="1.32290268" calcext:value-type="float">
            <text:p>1.32290268</text:p>
          </table:table-cell>
          <table:table-cell office:value-type="float" office:value="1.285907347" calcext:value-type="float">
            <text:p>1.285907347</text:p>
          </table:table-cell>
          <table:table-cell office:value-type="float" office:value="1.25027973" calcext:value-type="float">
            <text:p>1.25027973</text:p>
          </table:table-cell>
          <table:table-cell office:value-type="float" office:value="1.215451852" calcext:value-type="float">
            <text:p>1.215451852</text:p>
          </table:table-cell>
          <table:table-cell office:value-type="float" office:value="1.181159216" calcext:value-type="float">
            <text:p>1.181159216</text:p>
          </table:table-cell>
          <table:table-cell office:value-type="float" office:value="1.147948612" calcext:value-type="float">
            <text:p>1.147948612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liuyc_9_prius0</text:p>
          </table:table-cell>
          <table:table-cell office:value-type="float" office:value="3.3990566323" calcext:value-type="float">
            <text:p>3.3990566323</text:p>
          </table:table-cell>
          <table:table-cell office:value-type="float" office:value="3.4141122984" calcext:value-type="float">
            <text:p>3.4141122984</text:p>
          </table:table-cell>
          <table:table-cell office:value-type="float" office:value="3.4348839618" calcext:value-type="float">
            <text:p>3.4348839618</text:p>
          </table:table-cell>
          <table:table-cell office:value-type="float" office:value="3.4319977066" calcext:value-type="float">
            <text:p>3.4319977066</text:p>
          </table:table-cell>
          <table:table-cell office:value-type="float" office:value="3.5462402741" calcext:value-type="float">
            <text:p>3.5462402741</text:p>
          </table:table-cell>
          <table:table-cell office:value-type="float" office:value="3.5578182764" calcext:value-type="float">
            <text:p>3.5578182764</text:p>
          </table:table-cell>
          <table:table-cell office:value-type="float" office:value="3.5579690763" calcext:value-type="float">
            <text:p>3.5579690763</text:p>
          </table:table-cell>
          <table:table-cell office:value-type="float" office:value="3.5508649919" calcext:value-type="float">
            <text:p>3.5508649919</text:p>
          </table:table-cell>
          <table:table-cell office:value-type="float" office:value="3.5650419509" calcext:value-type="float">
            <text:p>3.5650419509</text:p>
          </table:table-cell>
          <table:table-cell office:value-type="float" office:value="3.5530450814" calcext:value-type="float">
            <text:p>3.5530450814</text:p>
          </table:table-cell>
          <table:table-cell office:value-type="float" office:value="3.5580464357" calcext:value-type="float">
            <text:p>3.5580464357</text:p>
          </table:table-cell>
          <table:table-cell office:value-type="float" office:value="3.646110921" calcext:value-type="float">
            <text:p>3.646110921</text:p>
          </table:table-cell>
          <table:table-cell office:value-type="float" office:value="3.6681282556" calcext:value-type="float">
            <text:p>3.6681282556</text:p>
          </table:table-cell>
          <table:table-cell office:value-type="float" office:value="3.6605062681" calcext:value-type="float">
            <text:p>3.6605062681</text:p>
          </table:table-cell>
          <table:table-cell office:value-type="float" office:value="3.7771722657" calcext:value-type="float">
            <text:p>3.7771722657</text:p>
          </table:table-cell>
          <table:table-cell office:value-type="float" office:value="3.757643615" calcext:value-type="float">
            <text:p>3.757643615</text:p>
          </table:table-cell>
          <table:table-cell office:value-type="float" office:value="3.7540118682" calcext:value-type="float">
            <text:p>3.7540118682</text:p>
          </table:table-cell>
          <table:table-cell office:value-type="float" office:value="3.7564274427" calcext:value-type="float">
            <text:p>3.7564274427</text:p>
          </table:table-cell>
          <table:table-cell office:value-type="float" office:value="3.7484910862" calcext:value-type="float">
            <text:p>3.7484910862</text:p>
          </table:table-cell>
          <table:table-cell office:value-type="float" office:value="3.7456340347" calcext:value-type="float">
            <text:p>3.7456340347</text:p>
          </table:table-cell>
          <table:table-cell office:value-type="float" office:value="3.7578296084" calcext:value-type="float">
            <text:p>3.7578296084</text:p>
          </table:table-cell>
          <table:table-cell office:value-type="float" office:value="3.8485430824" calcext:value-type="float">
            <text:p>3.8485430824</text:p>
          </table:table-cell>
          <table:table-cell office:value-type="float" office:value="3.8409274869" calcext:value-type="float">
            <text:p>3.8409274869</text:p>
          </table:table-cell>
          <table:table-cell office:value-type="float" office:value="3.832694417" calcext:value-type="float">
            <text:p>3.832694417</text:p>
          </table:table-cell>
          <table:table-cell office:value-type="float" office:value="3.817825345" calcext:value-type="float">
            <text:p>3.817825345</text:p>
          </table:table-cell>
          <table:table-cell office:value-type="float" office:value="3.822757324" calcext:value-type="float">
            <text:p>3.822757324</text:p>
          </table:table-cell>
          <table:table-cell office:value-type="float" office:value="3.818075293" calcext:value-type="float">
            <text:p>3.818075293</text:p>
          </table:table-cell>
          <table:table-cell office:value-type="float" office:value="3.919671665" calcext:value-type="float">
            <text:p>3.919671665</text:p>
          </table:table-cell>
          <table:table-cell office:value-type="float" office:value="4.013725406" calcext:value-type="float">
            <text:p>4.013725406</text:p>
          </table:table-cell>
          <table:table-cell office:value-type="float" office:value="3.999286442" calcext:value-type="float">
            <text:p>3.999286442</text:p>
          </table:table-cell>
          <table:table-cell office:value-type="float" office:value="4.002371575" calcext:value-type="float">
            <text:p>4.002371575</text:p>
          </table:table-cell>
          <table:table-cell office:value-type="float" office:value="3.990268641" calcext:value-type="float">
            <text:p>3.990268641</text:p>
          </table:table-cell>
          <table:table-cell office:value-type="float" office:value="3.968164528" calcext:value-type="float">
            <text:p>3.968164528</text:p>
          </table:table-cell>
          <table:table-cell office:value-type="float" office:value="4.067371188" calcext:value-type="float">
            <text:p>4.067371188</text:p>
          </table:table-cell>
          <table:table-cell office:value-type="float" office:value="4.122462237" calcext:value-type="float">
            <text:p>4.122462237</text:p>
          </table:table-cell>
          <table:table-cell office:value-type="float" office:value="4.240748532" calcext:value-type="float">
            <text:p>4.240748532</text:p>
          </table:table-cell>
          <table:table-cell office:value-type="float" office:value="4.225770813" calcext:value-type="float">
            <text:p>4.225770813</text:p>
          </table:table-cell>
          <table:table-cell office:value-type="float" office:value="4.196207914" calcext:value-type="float">
            <text:p>4.196207914</text:p>
          </table:table-cell>
          <table:table-cell office:value-type="float" office:value="4.192761214" calcext:value-type="float">
            <text:p>4.192761214</text:p>
          </table:table-cell>
          <table:table-cell office:value-type="float" office:value="4.191522621" calcext:value-type="float">
            <text:p>4.191522621</text:p>
          </table:table-cell>
          <table:table-cell office:value-type="float" office:value="4.161420029" calcext:value-type="float">
            <text:p>4.161420029</text:p>
          </table:table-cell>
          <table:table-cell office:value-type="float" office:value="4.255729504" calcext:value-type="float">
            <text:p>4.255729504</text:p>
          </table:table-cell>
          <table:table-cell office:value-type="float" office:value="4.234194224" calcext:value-type="float">
            <text:p>4.234194224</text:p>
          </table:table-cell>
          <table:table-cell office:value-type="float" office:value="4.230533063" calcext:value-type="float">
            <text:p>4.230533063</text:p>
          </table:table-cell>
          <table:table-cell office:value-type="float" office:value="4.211926728" calcext:value-type="float">
            <text:p>4.211926728</text:p>
          </table:table-cell>
          <table:table-cell office:value-type="float" office:value="4.183785167" calcext:value-type="float">
            <text:p>4.183785167</text:p>
          </table:table-cell>
          <table:table-cell office:value-type="float" office:value="4.277070557" calcext:value-type="float">
            <text:p>4.277070557</text:p>
          </table:table-cell>
          <table:table-cell office:value-type="float" office:value="4.255037733" calcext:value-type="float">
            <text:p>4.255037733</text:p>
          </table:table-cell>
          <table:table-cell office:value-type="float" office:value="4.244542912" calcext:value-type="float">
            <text:p>4.244542912</text:p>
          </table:table-cell>
          <table:table-cell office:value-type="float" office:value="4.230018713" calcext:value-type="float">
            <text:p>4.230018713</text:p>
          </table:table-cell>
          <table:table-cell office:value-type="float" office:value="4.203799679" calcext:value-type="float">
            <text:p>4.203799679</text:p>
          </table:table-cell>
          <table:table-cell office:value-type="float" office:value="4.255831098" calcext:value-type="float">
            <text:p>4.255831098</text:p>
          </table:table-cell>
          <table:table-cell office:value-type="float" office:value="4.168150094" calcext:value-type="float">
            <text:p>4.168150094</text:p>
          </table:table-cell>
          <table:table-cell office:value-type="float" office:value="4.167889259" calcext:value-type="float">
            <text:p>4.167889259</text:p>
          </table:table-cell>
          <table:table-cell office:value-type="float" office:value="4.154860794" calcext:value-type="float">
            <text:p>4.154860794</text:p>
          </table:table-cell>
          <table:table-cell office:value-type="float" office:value="4.239627572" calcext:value-type="float">
            <text:p>4.239627572</text:p>
          </table:table-cell>
          <table:table-cell office:value-type="float" office:value="4.219803706" calcext:value-type="float">
            <text:p>4.219803706</text:p>
          </table:table-cell>
          <table:table-cell office:value-type="float" office:value="4.197499328" calcext:value-type="float">
            <text:p>4.197499328</text:p>
          </table:table-cell>
          <table:table-cell office:value-type="float" office:value="4.289610151" calcext:value-type="float">
            <text:p>4.289610151</text:p>
          </table:table-cell>
          <table:table-cell office:value-type="float" office:value="4.267654981" calcext:value-type="float">
            <text:p>4.267654981</text:p>
          </table:table-cell>
          <table:table-cell office:value-type="float" office:value="4.250337372" calcext:value-type="float">
            <text:p>4.250337372</text:p>
          </table:table-cell>
          <table:table-cell office:value-type="float" office:value="4.218088671" calcext:value-type="float">
            <text:p>4.218088671</text:p>
          </table:table-cell>
          <table:table-cell office:value-type="float" office:value="4.212778446" calcext:value-type="float">
            <text:p>4.212778446</text:p>
          </table:table-cell>
          <table:table-cell office:value-type="float" office:value="4.201927979" calcext:value-type="float">
            <text:p>4.201927979</text:p>
          </table:table-cell>
          <table:table-cell office:value-type="float" office:value="4.199143852" calcext:value-type="float">
            <text:p>4.199143852</text:p>
          </table:table-cell>
          <table:table-cell office:value-type="float" office:value="4.283717568" calcext:value-type="float">
            <text:p>4.283717568</text:p>
          </table:table-cell>
          <table:table-cell office:value-type="float" office:value="4.265411274" calcext:value-type="float">
            <text:p>4.265411274</text:p>
          </table:table-cell>
          <table:table-cell office:value-type="float" office:value="4.235331973" calcext:value-type="float">
            <text:p>4.235331973</text:p>
          </table:table-cell>
          <table:table-cell office:value-type="float" office:value="4.272439045" calcext:value-type="float">
            <text:p>4.272439045</text:p>
          </table:table-cell>
          <table:table-cell office:value-type="float" office:value="4.199273138" calcext:value-type="float">
            <text:p>4.199273138</text:p>
          </table:table-cell>
          <table:table-cell office:value-type="float" office:value="4.188292581" calcext:value-type="float">
            <text:p>4.188292581</text:p>
          </table:table-cell>
          <table:table-cell office:value-type="float" office:value="4.198525874" calcext:value-type="float">
            <text:p>4.198525874</text:p>
          </table:table-cell>
          <table:table-cell office:value-type="float" office:value="4.271793382" calcext:value-type="float">
            <text:p>4.271793382</text:p>
          </table:table-cell>
          <table:table-cell office:value-type="float" office:value="4.239959909" calcext:value-type="float">
            <text:p>4.239959909</text:p>
          </table:table-cell>
          <table:table-cell office:value-type="float" office:value="4.225709644" calcext:value-type="float">
            <text:p>4.225709644</text:p>
          </table:table-cell>
          <table:table-cell office:value-type="float" office:value="4.209302114" calcext:value-type="float">
            <text:p>4.209302114</text:p>
          </table:table-cell>
          <table:table-cell office:value-type="float" office:value="4.193790335" calcext:value-type="float">
            <text:p>4.193790335</text:p>
          </table:table-cell>
          <table:table-cell office:value-type="float" office:value="4.178796247" calcext:value-type="float">
            <text:p>4.178796247</text:p>
          </table:table-cell>
          <table:table-cell office:value-type="float" office:value="4.189251096" calcext:value-type="float">
            <text:p>4.189251096</text:p>
          </table:table-cell>
          <table:table-cell office:value-type="float" office:value="4.249359681" calcext:value-type="float">
            <text:p>4.249359681</text:p>
          </table:table-cell>
          <table:table-cell office:value-type="float" office:value="4.233270529" calcext:value-type="float">
            <text:p>4.233270529</text:p>
          </table:table-cell>
          <table:table-cell office:value-type="float" office:value="4.22060865" calcext:value-type="float">
            <text:p>4.22060865</text:p>
          </table:table-cell>
          <table:table-cell office:value-type="float" office:value="4.200688624" calcext:value-type="float">
            <text:p>4.200688624</text:p>
          </table:table-cell>
          <table:table-cell office:value-type="float" office:value="4.231422288" calcext:value-type="float">
            <text:p>4.231422288</text:p>
          </table:table-cell>
          <table:table-cell office:value-type="float" office:value="4.164395517" calcext:value-type="float">
            <text:p>4.164395517</text:p>
          </table:table-cell>
          <table:table-cell office:value-type="float" office:value="4.233454959" calcext:value-type="float">
            <text:p>4.233454959</text:p>
          </table:table-cell>
          <table:table-cell office:value-type="float" office:value="4.243957988" calcext:value-type="float">
            <text:p>4.243957988</text:p>
          </table:table-cell>
          <table:table-cell office:value-type="float" office:value="4.224294605" calcext:value-type="float">
            <text:p>4.224294605</text:p>
          </table:table-cell>
          <table:table-cell office:value-type="float" office:value="4.167339772" calcext:value-type="float">
            <text:p>4.167339772</text:p>
          </table:table-cell>
          <table:table-cell office:value-type="float" office:value="4.048516912" calcext:value-type="float">
            <text:p>4.048516912</text:p>
          </table:table-cell>
          <table:table-cell office:value-type="float" office:value="3.93555391" calcext:value-type="float">
            <text:p>3.93555391</text:p>
          </table:table-cell>
          <table:table-cell office:value-type="float" office:value="3.825369628" calcext:value-type="float">
            <text:p>3.825369628</text:p>
          </table:table-cell>
          <table:table-cell office:value-type="float" office:value="3.717786304" calcext:value-type="float">
            <text:p>3.717786304</text:p>
          </table:table-cell>
          <table:table-cell office:value-type="float" office:value="3.613329333" calcext:value-type="float">
            <text:p>3.613329333</text:p>
          </table:table-cell>
          <table:table-cell office:value-type="float" office:value="3.512041971" calcext:value-type="float">
            <text:p>3.512041971</text:p>
          </table:table-cell>
          <table:table-cell office:value-type="float" office:value="3.413747239" calcext:value-type="float">
            <text:p>3.413747239</text:p>
          </table:table-cell>
          <table:table-cell office:value-type="float" office:value="3.317826644" calcext:value-type="float">
            <text:p>3.317826644</text:p>
          </table:table-cell>
          <table:table-cell office:value-type="float" office:value="3.224304953" calcext:value-type="float">
            <text:p>3.224304953</text:p>
          </table:table-cell>
          <table:table-cell office:value-type="float" office:value="3.133589064" calcext:value-type="float">
            <text:p>3.133589064</text:p>
          </table:table-cell>
          <table:table-cell office:value-type="float" office:value="3.045722123" calcext:value-type="float">
            <text:p>3.045722123</text:p>
          </table:table-cell>
          <table:table-cell office:value-type="float" office:value="2.960183848" calcext:value-type="float">
            <text:p>2.960183848</text:p>
          </table:table-cell>
          <table:table-cell office:value-type="float" office:value="2.876584408" calcext:value-type="float">
            <text:p>2.876584408</text:p>
          </table:table-cell>
          <table:table-cell office:value-type="float" office:value="2.79531676" calcext:value-type="float">
            <text:p>2.79531676</text:p>
          </table:table-cell>
          <table:table-cell office:value-type="float" office:value="2.716651612" calcext:value-type="float">
            <text:p>2.716651612</text:p>
          </table:table-cell>
          <table:table-cell office:value-type="float" office:value="2.640364181" calcext:value-type="float">
            <text:p>2.640364181</text:p>
          </table:table-cell>
          <table:table-cell office:value-type="float" office:value="2.565808795" calcext:value-type="float">
            <text:p>2.565808795</text:p>
          </table:table-cell>
          <table:table-cell office:value-type="float" office:value="2.493081667" calcext:value-type="float">
            <text:p>2.493081667</text:p>
          </table:table-cell>
          <table:table-cell office:value-type="float" office:value="2.422640108" calcext:value-type="float">
            <text:p>2.422640108</text:p>
          </table:table-cell>
          <table:table-cell office:value-type="float" office:value="2.354545416" calcext:value-type="float">
            <text:p>2.354545416</text:p>
          </table:table-cell>
          <table:table-cell office:value-type="float" office:value="2.288239609" calcext:value-type="float">
            <text:p>2.288239609</text:p>
          </table:table-cell>
          <table:table-cell office:value-type="float" office:value="2.223294368" calcext:value-type="float">
            <text:p>2.223294368</text:p>
          </table:table-cell>
          <table:table-cell office:value-type="float" office:value="2.160115932" calcext:value-type="float">
            <text:p>2.160115932</text:p>
          </table:table-cell>
          <table:table-cell office:value-type="float" office:value="2.098193789" calcext:value-type="float">
            <text:p>2.098193789</text:p>
          </table:table-cell>
          <table:table-cell office:value-type="float" office:value="2.037116537" calcext:value-type="float">
            <text:p>2.037116537</text:p>
          </table:table-cell>
          <table:table-cell office:value-type="float" office:value="1.976336603" calcext:value-type="float">
            <text:p>1.976336603</text:p>
          </table:table-cell>
          <table:table-cell office:value-type="float" office:value="1.916328965" calcext:value-type="float">
            <text:p>1.916328965</text:p>
          </table:table-cell>
          <table:table-cell office:value-type="float" office:value="1.857438746" calcext:value-type="float">
            <text:p>1.857438746</text:p>
          </table:table-cell>
          <table:table-cell office:value-type="float" office:value="1.799840058" calcext:value-type="float">
            <text:p>1.799840058</text:p>
          </table:table-cell>
          <table:table-cell office:value-type="float" office:value="1.742961813" calcext:value-type="float">
            <text:p>1.742961813</text:p>
          </table:table-cell>
          <table:table-cell office:value-type="float" office:value="1.686251799" calcext:value-type="float">
            <text:p>1.686251799</text:p>
          </table:table-cell>
          <table:table-cell office:value-type="float" office:value="1.629952638" calcext:value-type="float">
            <text:p>1.629952638</text:p>
          </table:table-cell>
          <table:table-cell office:value-type="float" office:value="1.571466658" calcext:value-type="float">
            <text:p>1.571466658</text:p>
          </table:table-cell>
          <table:table-cell office:value-type="float" office:value="1.511604642" calcext:value-type="float">
            <text:p>1.511604642</text:p>
          </table:table-cell>
          <table:table-cell office:value-type="float" office:value="1.451694902" calcext:value-type="float">
            <text:p>1.451694902</text:p>
          </table:table-cell>
          <table:table-cell office:value-type="float" office:value="1.393390358" calcext:value-type="float">
            <text:p>1.393390358</text:p>
          </table:table-cell>
          <table:table-cell office:value-type="float" office:value="1.33807863" calcext:value-type="float">
            <text:p>1.33807863</text:p>
          </table:table-cell>
          <table:table-cell office:value-type="float" office:value="1.286135106" calcext:value-type="float">
            <text:p>1.286135106</text:p>
          </table:table-cell>
          <table:table-cell office:value-type="float" office:value="1.236986036" calcext:value-type="float">
            <text:p>1.236986036</text:p>
          </table:table-cell>
          <table:table-cell office:value-type="float" office:value="1.1900317" calcext:value-type="float">
            <text:p>1.1900317</text:p>
          </table:table-cell>
          <table:table-cell office:value-type="float" office:value="1.145518409" calcext:value-type="float">
            <text:p>1.145518409</text:p>
          </table:table-cell>
          <table:table-cell office:value-type="float" office:value="1.103599429" calcext:value-type="float">
            <text:p>1.103599429</text:p>
          </table:table-cell>
          <table:table-cell office:value-type="float" office:value="1.06377264" calcext:value-type="float">
            <text:p>1.06377264</text:p>
          </table:table-cell>
          <table:table-cell office:value-type="float" office:value="1.025502617" calcext:value-type="float">
            <text:p>1.025502617</text:p>
          </table:table-cell>
          <table:table-cell office:value-type="float" office:value="0.988548239" calcext:value-type="float">
            <text:p>0.988548239</text:p>
          </table:table-cell>
          <table:table-cell office:value-type="float" office:value="0.953327303" calcext:value-type="float">
            <text:p>0.953327303</text:p>
          </table:table-cell>
          <table:table-cell office:value-type="float" office:value="0.919896006" calcext:value-type="float">
            <text:p>0.919896006</text:p>
          </table:table-cell>
          <table:table-cell office:value-type="float" office:value="0.887802846" calcext:value-type="float">
            <text:p>0.887802846</text:p>
          </table:table-cell>
          <table:table-cell office:value-type="float" office:value="0.856554288" calcext:value-type="float">
            <text:p>0.856554288</text:p>
          </table:table-cell>
          <table:table-cell office:value-type="float" office:value="0.826507071" calcext:value-type="float">
            <text:p>0.826507071</text:p>
          </table:table-cell>
          <table:table-cell office:value-type="float" office:value="0.798002904" calcext:value-type="float">
            <text:p>0.798002904</text:p>
          </table:table-cell>
          <table:table-cell office:value-type="float" office:value="0.770831048" calcext:value-type="float">
            <text:p>0.770831048</text:p>
          </table:table-cell>
          <table:table-cell office:value-type="float" office:value="0.744383906" calcext:value-type="float">
            <text:p>0.744383906</text:p>
          </table:table-cell>
          <table:table-cell office:value-type="float" office:value="0.718640653" calcext:value-type="float">
            <text:p>0.718640653</text:p>
          </table:table-cell>
          <table:table-cell office:value-type="float" office:value="0.694167715" calcext:value-type="float">
            <text:p>0.694167715</text:p>
          </table:table-cell>
          <table:table-cell office:value-type="float" office:value="0.670984399" calcext:value-type="float">
            <text:p>0.670984399</text:p>
          </table:table-cell>
          <table:table-cell office:value-type="float" office:value="0.648608295" calcext:value-type="float">
            <text:p>0.648608295</text:p>
          </table:table-cell>
          <table:table-cell office:value-type="float" office:value="0.626602074" calcext:value-type="float">
            <text:p>0.626602074</text:p>
          </table:table-cell>
          <table:table-cell office:value-type="float" office:value="0.605464866" calcext:value-type="float">
            <text:p>0.605464866</text:p>
          </table:table-cell>
          <table:table-cell office:value-type="float" office:value="0.583770352" calcext:value-type="float">
            <text:p>0.583770352</text:p>
          </table:table-cell>
          <table:table-cell office:value-type="float" office:value="0.568244787" calcext:value-type="float">
            <text:p>0.568244787</text:p>
          </table:table-cell>
          <table:table-cell office:value-type="float" office:value="0.547844298" calcext:value-type="float">
            <text:p>0.547844298</text:p>
          </table:table-cell>
          <table:table-cell office:value-type="float" office:value="0.529609789" calcext:value-type="float">
            <text:p>0.529609789</text:p>
          </table:table-cell>
          <table:table-cell office:value-type="float" office:value="0.512291676" calcext:value-type="float">
            <text:p>0.512291676</text:p>
          </table:table-cell>
          <table:table-cell office:value-type="float" office:value="0.495934567" calcext:value-type="float">
            <text:p>0.495934567</text:p>
          </table:table-cell>
          <table:table-cell office:value-type="float" office:value="0.480124115" calcext:value-type="float">
            <text:p>0.480124115</text:p>
          </table:table-cell>
          <table:table-cell office:value-type="float" office:value="0.464470114" calcext:value-type="float">
            <text:p>0.464470114</text:p>
          </table:table-cell>
          <table:table-cell office:value-type="float" office:value="0.449377414" calcext:value-type="float">
            <text:p>0.4493774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uyc_10_prius0</text:p>
          </table:table-cell>
          <table:table-cell office:value-type="float" office:value="1.5779574611" calcext:value-type="float">
            <text:p>1.5779574611</text:p>
          </table:table-cell>
          <table:table-cell office:value-type="float" office:value="1.6360401961" calcext:value-type="float">
            <text:p>1.6360401961</text:p>
          </table:table-cell>
          <table:table-cell office:value-type="float" office:value="1.6973254039" calcext:value-type="float">
            <text:p>1.6973254039</text:p>
          </table:table-cell>
          <table:table-cell office:value-type="float" office:value="1.7868660525" calcext:value-type="float">
            <text:p>1.7868660525</text:p>
          </table:table-cell>
          <table:table-cell office:value-type="float" office:value="1.8977299533" calcext:value-type="float">
            <text:p>1.8977299533</text:p>
          </table:table-cell>
          <table:table-cell office:value-type="float" office:value="1.9522622781" calcext:value-type="float">
            <text:p>1.9522622781</text:p>
          </table:table-cell>
          <table:table-cell office:value-type="float" office:value="2.0023755296" calcext:value-type="float">
            <text:p>2.0023755296</text:p>
          </table:table-cell>
          <table:table-cell office:value-type="float" office:value="2.0430754615" calcext:value-type="float">
            <text:p>2.0430754615</text:p>
          </table:table-cell>
          <table:table-cell office:value-type="float" office:value="2.0878782251" calcext:value-type="float">
            <text:p>2.0878782251</text:p>
          </table:table-cell>
          <table:table-cell office:value-type="float" office:value="2.1316216004" calcext:value-type="float">
            <text:p>2.1316216004</text:p>
          </table:table-cell>
          <table:table-cell office:value-type="float" office:value="2.1793060825" calcext:value-type="float">
            <text:p>2.1793060825</text:p>
          </table:table-cell>
          <table:table-cell office:value-type="float" office:value="2.2554396465" calcext:value-type="float">
            <text:p>2.2554396465</text:p>
          </table:table-cell>
          <table:table-cell office:value-type="float" office:value="2.3504431477" calcext:value-type="float">
            <text:p>2.3504431477</text:p>
          </table:table-cell>
          <table:table-cell office:value-type="float" office:value="2.3972803588" calcext:value-type="float">
            <text:p>2.3972803588</text:p>
          </table:table-cell>
          <table:table-cell office:value-type="float" office:value="2.4325124979" calcext:value-type="float">
            <text:p>2.4325124979</text:p>
          </table:table-cell>
          <table:table-cell office:value-type="float" office:value="2.461425637" calcext:value-type="float">
            <text:p>2.461425637</text:p>
          </table:table-cell>
          <table:table-cell office:value-type="float" office:value="2.4969846639" calcext:value-type="float">
            <text:p>2.4969846639</text:p>
          </table:table-cell>
          <table:table-cell office:value-type="float" office:value="2.5187506041" calcext:value-type="float">
            <text:p>2.5187506041</text:p>
          </table:table-cell>
          <table:table-cell office:value-type="float" office:value="2.5634290182" calcext:value-type="float">
            <text:p>2.5634290182</text:p>
          </table:table-cell>
          <table:table-cell office:value-type="float" office:value="2.6289815346" calcext:value-type="float">
            <text:p>2.6289815346</text:p>
          </table:table-cell>
          <table:table-cell office:value-type="float" office:value="2.7136189829" calcext:value-type="float">
            <text:p>2.7136189829</text:p>
          </table:table-cell>
          <table:table-cell office:value-type="float" office:value="2.7449613484" calcext:value-type="float">
            <text:p>2.7449613484</text:p>
          </table:table-cell>
          <table:table-cell office:value-type="float" office:value="2.7652042087" calcext:value-type="float">
            <text:p>2.7652042087</text:p>
          </table:table-cell>
          <table:table-cell office:value-type="float" office:value="2.795259111" calcext:value-type="float">
            <text:p>2.795259111</text:p>
          </table:table-cell>
          <table:table-cell office:value-type="float" office:value="2.8139554332" calcext:value-type="float">
            <text:p>2.8139554332</text:p>
          </table:table-cell>
          <table:table-cell office:value-type="float" office:value="2.8616930333" calcext:value-type="float">
            <text:p>2.8616930333</text:p>
          </table:table-cell>
          <table:table-cell office:value-type="float" office:value="2.960997244" calcext:value-type="float">
            <text:p>2.960997244</text:p>
          </table:table-cell>
          <table:table-cell office:value-type="float" office:value="2.9802147731" calcext:value-type="float">
            <text:p>2.9802147731</text:p>
          </table:table-cell>
          <table:table-cell office:value-type="float" office:value="2.9992363616" calcext:value-type="float">
            <text:p>2.9992363616</text:p>
          </table:table-cell>
          <table:table-cell office:value-type="float" office:value="3.0172136506" calcext:value-type="float">
            <text:p>3.0172136506</text:p>
          </table:table-cell>
          <table:table-cell office:value-type="float" office:value="3.0346257882" calcext:value-type="float">
            <text:p>3.0346257882</text:p>
          </table:table-cell>
          <table:table-cell office:value-type="float" office:value="3.0518188226" calcext:value-type="float">
            <text:p>3.0518188226</text:p>
          </table:table-cell>
          <table:table-cell office:value-type="float" office:value="3.0661287191" calcext:value-type="float">
            <text:p>3.0661287191</text:p>
          </table:table-cell>
          <table:table-cell office:value-type="float" office:value="3.0876249263" calcext:value-type="float">
            <text:p>3.0876249263</text:p>
          </table:table-cell>
          <table:table-cell office:value-type="float" office:value="3.1029690056" calcext:value-type="float">
            <text:p>3.1029690056</text:p>
          </table:table-cell>
          <table:table-cell office:value-type="float" office:value="3.125800096" calcext:value-type="float">
            <text:p>3.125800096</text:p>
          </table:table-cell>
          <table:table-cell office:value-type="float" office:value="3.196231011" calcext:value-type="float">
            <text:p>3.196231011</text:p>
          </table:table-cell>
          <table:table-cell office:value-type="float" office:value="3.244698496" calcext:value-type="float">
            <text:p>3.244698496</text:p>
          </table:table-cell>
          <table:table-cell office:value-type="float" office:value="3.266499968" calcext:value-type="float">
            <text:p>3.266499968</text:p>
          </table:table-cell>
          <table:table-cell office:value-type="float" office:value="3.266698427" calcext:value-type="float">
            <text:p>3.266698427</text:p>
          </table:table-cell>
          <table:table-cell office:value-type="float" office:value="3.277486832" calcext:value-type="float">
            <text:p>3.277486832</text:p>
          </table:table-cell>
          <table:table-cell office:value-type="float" office:value="3.288082125" calcext:value-type="float">
            <text:p>3.288082125</text:p>
          </table:table-cell>
          <table:table-cell office:value-type="float" office:value="3.343571235" calcext:value-type="float">
            <text:p>3.343571235</text:p>
          </table:table-cell>
          <table:table-cell office:value-type="float" office:value="3.407985678" calcext:value-type="float">
            <text:p>3.407985678</text:p>
          </table:table-cell>
          <table:table-cell office:value-type="float" office:value="3.425155551" calcext:value-type="float">
            <text:p>3.425155551</text:p>
          </table:table-cell>
          <table:table-cell office:value-type="float" office:value="3.421423807" calcext:value-type="float">
            <text:p>3.421423807</text:p>
          </table:table-cell>
          <table:table-cell office:value-type="float" office:value="3.435689151" calcext:value-type="float">
            <text:p>3.435689151</text:p>
          </table:table-cell>
          <table:table-cell office:value-type="float" office:value="3.433655529" calcext:value-type="float">
            <text:p>3.433655529</text:p>
          </table:table-cell>
          <table:table-cell office:value-type="float" office:value="3.439472137" calcext:value-type="float">
            <text:p>3.439472137</text:p>
          </table:table-cell>
          <table:table-cell office:value-type="float" office:value="3.490799169" calcext:value-type="float">
            <text:p>3.490799169</text:p>
          </table:table-cell>
          <table:table-cell office:value-type="float" office:value="3.551661673" calcext:value-type="float">
            <text:p>3.551661673</text:p>
          </table:table-cell>
          <table:table-cell office:value-type="float" office:value="3.554645265" calcext:value-type="float">
            <text:p>3.554645265</text:p>
          </table:table-cell>
          <table:table-cell office:value-type="float" office:value="3.567303655" calcext:value-type="float">
            <text:p>3.567303655</text:p>
          </table:table-cell>
          <table:table-cell office:value-type="float" office:value="3.569386541" calcext:value-type="float">
            <text:p>3.569386541</text:p>
          </table:table-cell>
          <table:table-cell office:value-type="float" office:value="3.569296004" calcext:value-type="float">
            <text:p>3.569296004</text:p>
          </table:table-cell>
          <table:table-cell office:value-type="float" office:value="3.574256987" calcext:value-type="float">
            <text:p>3.574256987</text:p>
          </table:table-cell>
          <table:table-cell office:value-type="float" office:value="3.626605384" calcext:value-type="float">
            <text:p>3.626605384</text:p>
          </table:table-cell>
          <table:table-cell office:value-type="float" office:value="3.677991149" calcext:value-type="float">
            <text:p>3.677991149</text:p>
          </table:table-cell>
          <table:table-cell office:value-type="float" office:value="3.677615042" calcext:value-type="float">
            <text:p>3.677615042</text:p>
          </table:table-cell>
          <table:table-cell office:value-type="float" office:value="3.666962421" calcext:value-type="float">
            <text:p>3.666962421</text:p>
          </table:table-cell>
          <table:table-cell office:value-type="float" office:value="3.666415263" calcext:value-type="float">
            <text:p>3.666415263</text:p>
          </table:table-cell>
          <table:table-cell office:value-type="float" office:value="3.665533004" calcext:value-type="float">
            <text:p>3.665533004</text:p>
          </table:table-cell>
          <table:table-cell office:value-type="float" office:value="3.689550744" calcext:value-type="float">
            <text:p>3.689550744</text:p>
          </table:table-cell>
          <table:table-cell office:value-type="float" office:value="3.766114415" calcext:value-type="float">
            <text:p>3.766114415</text:p>
          </table:table-cell>
          <table:table-cell office:value-type="float" office:value="3.77307292" calcext:value-type="float">
            <text:p>3.77307292</text:p>
          </table:table-cell>
          <table:table-cell office:value-type="float" office:value="3.764288317" calcext:value-type="float">
            <text:p>3.764288317</text:p>
          </table:table-cell>
          <table:table-cell office:value-type="float" office:value="3.76594282" calcext:value-type="float">
            <text:p>3.76594282</text:p>
          </table:table-cell>
          <table:table-cell office:value-type="float" office:value="3.762713394" calcext:value-type="float">
            <text:p>3.762713394</text:p>
          </table:table-cell>
          <table:table-cell office:value-type="float" office:value="3.749621406" calcext:value-type="float">
            <text:p>3.749621406</text:p>
          </table:table-cell>
          <table:table-cell office:value-type="float" office:value="3.756994016" calcext:value-type="float">
            <text:p>3.756994016</text:p>
          </table:table-cell>
          <table:table-cell office:value-type="float" office:value="3.788697849" calcext:value-type="float">
            <text:p>3.788697849</text:p>
          </table:table-cell>
          <table:table-cell office:value-type="float" office:value="3.840943492" calcext:value-type="float">
            <text:p>3.840943492</text:p>
          </table:table-cell>
          <table:table-cell office:value-type="float" office:value="3.836133339" calcext:value-type="float">
            <text:p>3.836133339</text:p>
          </table:table-cell>
          <table:table-cell office:value-type="float" office:value="3.83116547" calcext:value-type="float">
            <text:p>3.83116547</text:p>
          </table:table-cell>
          <table:table-cell office:value-type="float" office:value="3.825811114" calcext:value-type="float">
            <text:p>3.825811114</text:p>
          </table:table-cell>
          <table:table-cell office:value-type="float" office:value="3.820552575" calcext:value-type="float">
            <text:p>3.820552575</text:p>
          </table:table-cell>
          <table:table-cell office:value-type="float" office:value="3.840384201" calcext:value-type="float">
            <text:p>3.840384201</text:p>
          </table:table-cell>
          <table:table-cell office:value-type="float" office:value="3.912765007" calcext:value-type="float">
            <text:p>3.912765007</text:p>
          </table:table-cell>
          <table:table-cell office:value-type="float" office:value="3.905190796" calcext:value-type="float">
            <text:p>3.905190796</text:p>
          </table:table-cell>
          <table:table-cell office:value-type="float" office:value="3.897837914" calcext:value-type="float">
            <text:p>3.897837914</text:p>
          </table:table-cell>
          <table:table-cell office:value-type="float" office:value="3.900948308" calcext:value-type="float">
            <text:p>3.900948308</text:p>
          </table:table-cell>
          <table:table-cell office:value-type="float" office:value="3.883824519" calcext:value-type="float">
            <text:p>3.883824519</text:p>
          </table:table-cell>
          <table:table-cell office:value-type="float" office:value="3.877543938" calcext:value-type="float">
            <text:p>3.877543938</text:p>
          </table:table-cell>
          <table:table-cell office:value-type="float" office:value="3.870845928" calcext:value-type="float">
            <text:p>3.870845928</text:p>
          </table:table-cell>
          <table:table-cell office:value-type="float" office:value="3.864323982" calcext:value-type="float">
            <text:p>3.864323982</text:p>
          </table:table-cell>
          <table:table-cell office:value-type="float" office:value="3.860916539" calcext:value-type="float">
            <text:p>3.860916539</text:p>
          </table:table-cell>
          <table:table-cell office:value-type="float" office:value="3.862985244" calcext:value-type="float">
            <text:p>3.862985244</text:p>
          </table:table-cell>
          <table:table-cell office:value-type="float" office:value="3.937538909" calcext:value-type="float">
            <text:p>3.937538909</text:p>
          </table:table-cell>
          <table:table-cell office:value-type="float" office:value="4.041508628" calcext:value-type="float">
            <text:p>4.041508628</text:p>
          </table:table-cell>
          <table:table-cell office:value-type="float" office:value="4.030994503" calcext:value-type="float">
            <text:p>4.030994503</text:p>
          </table:table-cell>
          <table:table-cell office:value-type="float" office:value="4.02078638" calcext:value-type="float">
            <text:p>4.02078638</text:p>
          </table:table-cell>
          <table:table-cell office:value-type="float" office:value="4.010522694" calcext:value-type="float">
            <text:p>4.010522694</text:p>
          </table:table-cell>
          <table:table-cell office:value-type="float" office:value="4.000186761" calcext:value-type="float">
            <text:p>4.000186761</text:p>
          </table:table-cell>
          <table:table-cell office:value-type="float" office:value="4.014651042" calcext:value-type="float">
            <text:p>4.014651042</text:p>
          </table:table-cell>
          <table:table-cell office:value-type="float" office:value="4.081856706" calcext:value-type="float">
            <text:p>4.081856706</text:p>
          </table:table-cell>
          <table:table-cell office:value-type="float" office:value="4.069870843" calcext:value-type="float">
            <text:p>4.069870843</text:p>
          </table:table-cell>
          <table:table-cell office:value-type="float" office:value="4.058282984" calcext:value-type="float">
            <text:p>4.058282984</text:p>
          </table:table-cell>
          <table:table-cell office:value-type="float" office:value="4.056717613" calcext:value-type="float">
            <text:p>4.056717613</text:p>
          </table:table-cell>
          <table:table-cell office:value-type="float" office:value="4.045059753" calcext:value-type="float">
            <text:p>4.045059753</text:p>
          </table:table-cell>
          <table:table-cell office:value-type="float" office:value="4.023966946" calcext:value-type="float">
            <text:p>4.023966946</text:p>
          </table:table-cell>
          <table:table-cell office:value-type="float" office:value="4.013762958" calcext:value-type="float">
            <text:p>4.013762958</text:p>
          </table:table-cell>
          <table:table-cell office:value-type="float" office:value="4.003292713" calcext:value-type="float">
            <text:p>4.003292713</text:p>
          </table:table-cell>
          <table:table-cell office:value-type="float" office:value="4.0176567" calcext:value-type="float">
            <text:p>4.0176567</text:p>
          </table:table-cell>
          <table:table-cell office:value-type="float" office:value="4.095039562" calcext:value-type="float">
            <text:p>4.095039562</text:p>
          </table:table-cell>
          <table:table-cell office:value-type="float" office:value="4.072418045" calcext:value-type="float">
            <text:p>4.072418045</text:p>
          </table:table-cell>
          <table:table-cell office:value-type="float" office:value="4.060825479" calcext:value-type="float">
            <text:p>4.060825479</text:p>
          </table:table-cell>
          <table:table-cell office:value-type="float" office:value="4.048890141" calcext:value-type="float">
            <text:p>4.048890141</text:p>
          </table:table-cell>
          <table:table-cell office:value-type="float" office:value="4.032037001" calcext:value-type="float">
            <text:p>4.032037001</text:p>
          </table:table-cell>
          <table:table-cell office:value-type="float" office:value="4.037618725" calcext:value-type="float">
            <text:p>4.037618725</text:p>
          </table:table-cell>
          <table:table-cell office:value-type="float" office:value="3.974664866" calcext:value-type="float">
            <text:p>3.974664866</text:p>
          </table:table-cell>
          <table:table-cell office:value-type="float" office:value="3.875950711" calcext:value-type="float">
            <text:p>3.875950711</text:p>
          </table:table-cell>
          <table:table-cell office:value-type="float" office:value="3.767229163" calcext:value-type="float">
            <text:p>3.767229163</text:p>
          </table:table-cell>
          <table:table-cell office:value-type="float" office:value="3.66196348" calcext:value-type="float">
            <text:p>3.66196348</text:p>
          </table:table-cell>
          <table:table-cell office:value-type="float" office:value="3.559813867" calcext:value-type="float">
            <text:p>3.559813867</text:p>
          </table:table-cell>
          <table:table-cell office:value-type="float" office:value="3.460350566" calcext:value-type="float">
            <text:p>3.460350566</text:p>
          </table:table-cell>
          <table:table-cell office:value-type="float" office:value="3.363262054" calcext:value-type="float">
            <text:p>3.363262054</text:p>
          </table:table-cell>
          <table:table-cell office:value-type="float" office:value="3.269012557" calcext:value-type="float">
            <text:p>3.269012557</text:p>
          </table:table-cell>
          <table:table-cell office:value-type="float" office:value="3.177789316" calcext:value-type="float">
            <text:p>3.177789316</text:p>
          </table:table-cell>
          <table:table-cell office:value-type="float" office:value="3.089213092" calcext:value-type="float">
            <text:p>3.089213092</text:p>
          </table:table-cell>
          <table:table-cell office:value-type="float" office:value="3.00264581" calcext:value-type="float">
            <text:p>3.00264581</text:p>
          </table:table-cell>
          <table:table-cell office:value-type="float" office:value="2.918350179" calcext:value-type="float">
            <text:p>2.918350179</text:p>
          </table:table-cell>
          <table:table-cell office:value-type="float" office:value="2.836742319" calcext:value-type="float">
            <text:p>2.836742319</text:p>
          </table:table-cell>
          <table:table-cell office:value-type="float" office:value="2.757758792" calcext:value-type="float">
            <text:p>2.757758792</text:p>
          </table:table-cell>
          <table:table-cell office:value-type="float" office:value="2.680711916" calcext:value-type="float">
            <text:p>2.680711916</text:p>
          </table:table-cell>
          <table:table-cell office:value-type="float" office:value="2.605394955" calcext:value-type="float">
            <text:p>2.605394955</text:p>
          </table:table-cell>
          <table:table-cell office:value-type="float" office:value="2.532347408" calcext:value-type="float">
            <text:p>2.532347408</text:p>
          </table:table-cell>
          <table:table-cell office:value-type="float" office:value="2.461743469" calcext:value-type="float">
            <text:p>2.461743469</text:p>
          </table:table-cell>
          <table:table-cell office:value-type="float" office:value="2.393168262" calcext:value-type="float">
            <text:p>2.393168262</text:p>
          </table:table-cell>
          <table:table-cell office:value-type="float" office:value="2.326143606" calcext:value-type="float">
            <text:p>2.326143606</text:p>
          </table:table-cell>
          <table:table-cell office:value-type="float" office:value="2.260762652" calcext:value-type="float">
            <text:p>2.260762652</text:p>
          </table:table-cell>
          <table:table-cell office:value-type="float" office:value="2.197489373" calcext:value-type="float">
            <text:p>2.197489373</text:p>
          </table:table-cell>
          <table:table-cell office:value-type="float" office:value="2.136347624" calcext:value-type="float">
            <text:p>2.136347624</text:p>
          </table:table-cell>
          <table:table-cell office:value-type="float" office:value="2.07675194" calcext:value-type="float">
            <text:p>2.07675194</text:p>
          </table:table-cell>
          <table:table-cell office:value-type="float" office:value="2.01836697" calcext:value-type="float">
            <text:p>2.01836697</text:p>
          </table:table-cell>
          <table:table-cell office:value-type="float" office:value="1.961697251" calcext:value-type="float">
            <text:p>1.961697251</text:p>
          </table:table-cell>
          <table:table-cell office:value-type="float" office:value="1.907024574" calcext:value-type="float">
            <text:p>1.907024574</text:p>
          </table:table-cell>
          <table:table-cell office:value-type="float" office:value="1.853929013" calcext:value-type="float">
            <text:p>1.853929013</text:p>
          </table:table-cell>
          <table:table-cell office:value-type="float" office:value="1.802049598" calcext:value-type="float">
            <text:p>1.802049598</text:p>
          </table:table-cell>
          <table:table-cell office:value-type="float" office:value="1.751365559" calcext:value-type="float">
            <text:p>1.751365559</text:p>
          </table:table-cell>
          <table:table-cell office:value-type="float" office:value="1.702309687" calcext:value-type="float">
            <text:p>1.702309687</text:p>
          </table:table-cell>
          <table:table-cell office:value-type="float" office:value="1.654952595" calcext:value-type="float">
            <text:p>1.654952595</text:p>
          </table:table-cell>
          <table:table-cell office:value-type="float" office:value="1.608842656" calcext:value-type="float">
            <text:p>1.608842656</text:p>
          </table:table-cell>
          <table:table-cell office:value-type="float" office:value="1.563613844" calcext:value-type="float">
            <text:p>1.563613844</text:p>
          </table:table-cell>
          <table:table-cell office:value-type="float" office:value="1.519661725" calcext:value-type="float">
            <text:p>1.519661725</text:p>
          </table:table-cell>
          <table:table-cell office:value-type="float" office:value="1.477276646" calcext:value-type="float">
            <text:p>1.477276646</text:p>
          </table:table-cell>
          <table:table-cell office:value-type="float" office:value="1.436264565" calcext:value-type="float">
            <text:p>1.436264565</text:p>
          </table:table-cell>
          <table:table-cell office:value-type="float" office:value="1.396039452" calcext:value-type="float">
            <text:p>1.396039452</text:p>
          </table:table-cell>
          <table:table-cell office:value-type="float" office:value="1.356683904" calcext:value-type="float">
            <text:p>1.356683904</text:p>
          </table:table-cell>
          <table:table-cell office:value-type="float" office:value="1.318686475" calcext:value-type="float">
            <text:p>1.318686475</text:p>
          </table:table-cell>
          <table:table-cell office:value-type="float" office:value="1.282088893" calcext:value-type="float">
            <text:p>1.282088893</text:p>
          </table:table-cell>
          <table:table-cell office:value-type="float" office:value="1.246402622" calcext:value-type="float">
            <text:p>1.246402622</text:p>
          </table:table-cell>
          <table:table-cell office:value-type="float" office:value="1.21127286" calcext:value-type="float">
            <text:p>1.21127286</text:p>
          </table:table-cell>
          <table:table-cell table:number-columns-repeated="19"/>
        </table:table-row>
      </table:table>
      <table:table table:name="liuyc_param" table:style-name="ta1">
        <table:table-column table:style-name="co1" table:number-columns-repeated="571" table:default-cell-style-name="Default"/>
        <table:table-row table:style-name="ro1">
          <table:table-cell office:value-type="string" calcext:value-type="string">
            <text:p>liuyc_1_prius0</text:p>
          </table:table-cell>
          <table:table-cell office:value-type="float" office:value="1.5384743578" calcext:value-type="float">
            <text:p>1.5384743578</text:p>
          </table:table-cell>
          <table:table-cell office:value-type="float" office:value="1.6635856274" calcext:value-type="float">
            <text:p>1.6635856274</text:p>
          </table:table-cell>
          <table:table-cell office:value-type="float" office:value="1.7449433618" calcext:value-type="float">
            <text:p>1.7449433618</text:p>
          </table:table-cell>
          <table:table-cell office:value-type="float" office:value="1.798356062" calcext:value-type="float">
            <text:p>1.798356062</text:p>
          </table:table-cell>
          <table:table-cell office:value-type="float" office:value="1.8599396779" calcext:value-type="float">
            <text:p>1.8599396779</text:p>
          </table:table-cell>
          <table:table-cell office:value-type="float" office:value="1.8999894414" calcext:value-type="float">
            <text:p>1.8999894414</text:p>
          </table:table-cell>
          <table:table-cell office:value-type="float" office:value="1.9491174843" calcext:value-type="float">
            <text:p>1.9491174843</text:p>
          </table:table-cell>
          <table:table-cell office:value-type="float" office:value="2.0320569571" calcext:value-type="float">
            <text:p>2.0320569571</text:p>
          </table:table-cell>
          <table:table-cell office:value-type="float" office:value="2.0671070378" calcext:value-type="float">
            <text:p>2.0671070378</text:p>
          </table:table-cell>
          <table:table-cell office:value-type="float" office:value="2.0859303675" calcext:value-type="float">
            <text:p>2.0859303675</text:p>
          </table:table-cell>
          <table:table-cell office:value-type="float" office:value="2.1371235824" calcext:value-type="float">
            <text:p>2.1371235824</text:p>
          </table:table-cell>
          <table:table-cell office:value-type="float" office:value="2.2479311451" calcext:value-type="float">
            <text:p>2.2479311451</text:p>
          </table:table-cell>
          <table:table-cell office:value-type="float" office:value="2.3125488208" calcext:value-type="float">
            <text:p>2.3125488208</text:p>
          </table:table-cell>
          <table:table-cell office:value-type="float" office:value="2.3600799259" calcext:value-type="float">
            <text:p>2.3600799259</text:p>
          </table:table-cell>
          <table:table-cell office:value-type="float" office:value="2.386221953" calcext:value-type="float">
            <text:p>2.386221953</text:p>
          </table:table-cell>
          <table:table-cell office:value-type="float" office:value="2.4217662152" calcext:value-type="float">
            <text:p>2.4217662152</text:p>
          </table:table-cell>
          <table:table-cell office:value-type="float" office:value="2.4560145522" calcext:value-type="float">
            <text:p>2.4560145522</text:p>
          </table:table-cell>
          <table:table-cell office:value-type="float" office:value="2.499082911" calcext:value-type="float">
            <text:p>2.499082911</text:p>
          </table:table-cell>
          <table:table-cell office:value-type="float" office:value="2.6070707622" calcext:value-type="float">
            <text:p>2.6070707622</text:p>
          </table:table-cell>
          <table:table-cell office:value-type="float" office:value="2.662165758" calcext:value-type="float">
            <text:p>2.662165758</text:p>
          </table:table-cell>
          <table:table-cell office:value-type="float" office:value="2.6043749533" calcext:value-type="float">
            <text:p>2.6043749533</text:p>
          </table:table-cell>
          <table:table-cell office:value-type="float" office:value="2.6834994928" calcext:value-type="float">
            <text:p>2.6834994928</text:p>
          </table:table-cell>
          <table:table-cell office:value-type="float" office:value="2.7354855907" calcext:value-type="float">
            <text:p>2.7354855907</text:p>
          </table:table-cell>
          <table:table-cell office:value-type="float" office:value="2.7614512336" calcext:value-type="float">
            <text:p>2.7614512336</text:p>
          </table:table-cell>
          <table:table-cell office:value-type="float" office:value="2.7941888173" calcext:value-type="float">
            <text:p>2.7941888173</text:p>
          </table:table-cell>
          <table:table-cell office:value-type="float" office:value="2.8180457776" calcext:value-type="float">
            <text:p>2.8180457776</text:p>
          </table:table-cell>
          <table:table-cell office:value-type="float" office:value="2.8434269995" calcext:value-type="float">
            <text:p>2.8434269995</text:p>
          </table:table-cell>
          <table:table-cell office:value-type="float" office:value="2.8633261265" calcext:value-type="float">
            <text:p>2.8633261265</text:p>
          </table:table-cell>
          <table:table-cell office:value-type="float" office:value="2.8780263653" calcext:value-type="float">
            <text:p>2.8780263653</text:p>
          </table:table-cell>
          <table:table-cell office:value-type="float" office:value="2.8997252795" calcext:value-type="float">
            <text:p>2.8997252795</text:p>
          </table:table-cell>
          <table:table-cell office:value-type="float" office:value="2.9203590423" calcext:value-type="float">
            <text:p>2.9203590423</text:p>
          </table:table-cell>
          <table:table-cell office:value-type="float" office:value="3.0163856976" calcext:value-type="float">
            <text:p>3.0163856976</text:p>
          </table:table-cell>
          <table:table-cell office:value-type="float" office:value="3.0597906632" calcext:value-type="float">
            <text:p>3.0597906632</text:p>
          </table:table-cell>
          <table:table-cell office:value-type="float" office:value="3.0769515628" calcext:value-type="float">
            <text:p>3.0769515628</text:p>
          </table:table-cell>
          <table:table-cell office:value-type="float" office:value="3.1030403434" calcext:value-type="float">
            <text:p>3.1030403434</text:p>
          </table:table-cell>
          <table:table-cell office:value-type="float" office:value="3.1079431197" calcext:value-type="float">
            <text:p>3.1079431197</text:p>
          </table:table-cell>
          <table:table-cell office:value-type="float" office:value="3.127882298" calcext:value-type="float">
            <text:p>3.127882298</text:p>
          </table:table-cell>
          <table:table-cell office:value-type="float" office:value="3.14770525" calcext:value-type="float">
            <text:p>3.14770525</text:p>
          </table:table-cell>
          <table:table-cell office:value-type="float" office:value="3.151928988" calcext:value-type="float">
            <text:p>3.151928988</text:p>
          </table:table-cell>
          <table:table-cell office:value-type="float" office:value="3.165531497" calcext:value-type="float">
            <text:p>3.165531497</text:p>
          </table:table-cell>
          <table:table-cell office:value-type="float" office:value="3.178715236" calcext:value-type="float">
            <text:p>3.178715236</text:p>
          </table:table-cell>
          <table:table-cell office:value-type="float" office:value="3.247630178" calcext:value-type="float">
            <text:p>3.247630178</text:p>
          </table:table-cell>
          <table:table-cell office:value-type="float" office:value="3.304970388" calcext:value-type="float">
            <text:p>3.304970388</text:p>
          </table:table-cell>
          <table:table-cell office:value-type="float" office:value="3.315010524" calcext:value-type="float">
            <text:p>3.315010524</text:p>
          </table:table-cell>
          <table:table-cell office:value-type="float" office:value="3.32404919" calcext:value-type="float">
            <text:p>3.32404919</text:p>
          </table:table-cell>
          <table:table-cell office:value-type="float" office:value="3.332947842" calcext:value-type="float">
            <text:p>3.332947842</text:p>
          </table:table-cell>
          <table:table-cell office:value-type="float" office:value="3.342026183" calcext:value-type="float">
            <text:p>3.342026183</text:p>
          </table:table-cell>
          <table:table-cell office:value-type="float" office:value="3.350840439" calcext:value-type="float">
            <text:p>3.350840439</text:p>
          </table:table-cell>
          <table:table-cell office:value-type="float" office:value="3.358900766" calcext:value-type="float">
            <text:p>3.358900766</text:p>
          </table:table-cell>
          <table:table-cell office:value-type="float" office:value="3.366720131" calcext:value-type="float">
            <text:p>3.366720131</text:p>
          </table:table-cell>
          <table:table-cell office:value-type="float" office:value="3.37458124" calcext:value-type="float">
            <text:p>3.37458124</text:p>
          </table:table-cell>
          <table:table-cell office:value-type="float" office:value="3.392608248" calcext:value-type="float">
            <text:p>3.392608248</text:p>
          </table:table-cell>
          <table:table-cell office:value-type="float" office:value="3.485847773" calcext:value-type="float">
            <text:p>3.485847773</text:p>
          </table:table-cell>
          <table:table-cell office:value-type="float" office:value="3.49572127" calcext:value-type="float">
            <text:p>3.49572127</text:p>
          </table:table-cell>
          <table:table-cell office:value-type="float" office:value="3.500082926" calcext:value-type="float">
            <text:p>3.500082926</text:p>
          </table:table-cell>
          <table:table-cell office:value-type="float" office:value="3.509467949" calcext:value-type="float">
            <text:p>3.509467949</text:p>
          </table:table-cell>
          <table:table-cell office:value-type="float" office:value="3.518680122" calcext:value-type="float">
            <text:p>3.518680122</text:p>
          </table:table-cell>
          <table:table-cell office:value-type="float" office:value="3.522117099" calcext:value-type="float">
            <text:p>3.522117099</text:p>
          </table:table-cell>
          <table:table-cell office:value-type="float" office:value="3.515352136" calcext:value-type="float">
            <text:p>3.515352136</text:p>
          </table:table-cell>
          <table:table-cell office:value-type="float" office:value="3.518957279" calcext:value-type="float">
            <text:p>3.518957279</text:p>
          </table:table-cell>
          <table:table-cell office:value-type="float" office:value="3.558263846" calcext:value-type="float">
            <text:p>3.558263846</text:p>
          </table:table-cell>
          <table:table-cell office:value-type="float" office:value="3.637003114" calcext:value-type="float">
            <text:p>3.637003114</text:p>
          </table:table-cell>
          <table:table-cell office:value-type="float" office:value="3.637523193" calcext:value-type="float">
            <text:p>3.637523193</text:p>
          </table:table-cell>
          <table:table-cell office:value-type="float" office:value="3.627700573" calcext:value-type="float">
            <text:p>3.627700573</text:p>
          </table:table-cell>
          <table:table-cell office:value-type="float" office:value="3.628337031" calcext:value-type="float">
            <text:p>3.628337031</text:p>
          </table:table-cell>
          <table:table-cell office:value-type="float" office:value="3.629144047" calcext:value-type="float">
            <text:p>3.629144047</text:p>
          </table:table-cell>
          <table:table-cell office:value-type="float" office:value="3.629559633" calcext:value-type="float">
            <text:p>3.629559633</text:p>
          </table:table-cell>
          <table:table-cell office:value-type="float" office:value="3.629769262" calcext:value-type="float">
            <text:p>3.629769262</text:p>
          </table:table-cell>
          <table:table-cell office:value-type="float" office:value="3.630241359" calcext:value-type="float">
            <text:p>3.630241359</text:p>
          </table:table-cell>
          <table:table-cell office:value-type="float" office:value="3.63103752" calcext:value-type="float">
            <text:p>3.63103752</text:p>
          </table:table-cell>
          <table:table-cell office:value-type="float" office:value="3.641680023" calcext:value-type="float">
            <text:p>3.641680023</text:p>
          </table:table-cell>
          <table:table-cell office:value-type="float" office:value="3.707469035" calcext:value-type="float">
            <text:p>3.707469035</text:p>
          </table:table-cell>
          <table:table-cell office:value-type="float" office:value="3.731256915" calcext:value-type="float">
            <text:p>3.731256915</text:p>
          </table:table-cell>
          <table:table-cell office:value-type="float" office:value="3.729474361" calcext:value-type="float">
            <text:p>3.729474361</text:p>
          </table:table-cell>
          <table:table-cell office:value-type="float" office:value="3.73005403" calcext:value-type="float">
            <text:p>3.73005403</text:p>
          </table:table-cell>
          <table:table-cell office:value-type="float" office:value="3.725100458" calcext:value-type="float">
            <text:p>3.725100458</text:p>
          </table:table-cell>
          <table:table-cell office:value-type="float" office:value="3.727625593" calcext:value-type="float">
            <text:p>3.727625593</text:p>
          </table:table-cell>
          <table:table-cell office:value-type="float" office:value="3.755816199" calcext:value-type="float">
            <text:p>3.755816199</text:p>
          </table:table-cell>
          <table:table-cell office:value-type="float" office:value="3.743261703" calcext:value-type="float">
            <text:p>3.743261703</text:p>
          </table:table-cell>
          <table:table-cell office:value-type="float" office:value="3.715418914" calcext:value-type="float">
            <text:p>3.715418914</text:p>
          </table:table-cell>
          <table:table-cell office:value-type="float" office:value="3.712935476" calcext:value-type="float">
            <text:p>3.712935476</text:p>
          </table:table-cell>
          <table:table-cell office:value-type="float" office:value="3.786753032" calcext:value-type="float">
            <text:p>3.786753032</text:p>
          </table:table-cell>
          <table:table-cell office:value-type="float" office:value="3.808782407" calcext:value-type="float">
            <text:p>3.808782407</text:p>
          </table:table-cell>
          <table:table-cell office:value-type="float" office:value="3.80751884" calcext:value-type="float">
            <text:p>3.80751884</text:p>
          </table:table-cell>
          <table:table-cell office:value-type="float" office:value="3.800421593" calcext:value-type="float">
            <text:p>3.800421593</text:p>
          </table:table-cell>
          <table:table-cell office:value-type="float" office:value="3.795848086" calcext:value-type="float">
            <text:p>3.795848086</text:p>
          </table:table-cell>
          <table:table-cell office:value-type="float" office:value="3.791619672" calcext:value-type="float">
            <text:p>3.791619672</text:p>
          </table:table-cell>
          <table:table-cell office:value-type="float" office:value="3.79794563" calcext:value-type="float">
            <text:p>3.79794563</text:p>
          </table:table-cell>
          <table:table-cell office:value-type="float" office:value="3.783933955" calcext:value-type="float">
            <text:p>3.783933955</text:p>
          </table:table-cell>
          <table:table-cell office:value-type="float" office:value="3.779806653" calcext:value-type="float">
            <text:p>3.779806653</text:p>
          </table:table-cell>
          <table:table-cell office:value-type="float" office:value="3.775849915" calcext:value-type="float">
            <text:p>3.775849915</text:p>
          </table:table-cell>
          <table:table-cell office:value-type="float" office:value="3.8583635" calcext:value-type="float">
            <text:p>3.8583635</text:p>
          </table:table-cell>
          <table:table-cell office:value-type="float" office:value="3.876065561" calcext:value-type="float">
            <text:p>3.876065561</text:p>
          </table:table-cell>
          <table:table-cell office:value-type="float" office:value="3.872502941" calcext:value-type="float">
            <text:p>3.872502941</text:p>
          </table:table-cell>
          <table:table-cell office:value-type="float" office:value="3.835635943" calcext:value-type="float">
            <text:p>3.835635943</text:p>
          </table:table-cell>
          <table:table-cell office:value-type="float" office:value="3.850417261" calcext:value-type="float">
            <text:p>3.850417261</text:p>
          </table:table-cell>
          <table:table-cell office:value-type="float" office:value="3.84507999" calcext:value-type="float">
            <text:p>3.84507999</text:p>
          </table:table-cell>
          <table:table-cell office:value-type="float" office:value="3.839789798" calcext:value-type="float">
            <text:p>3.839789798</text:p>
          </table:table-cell>
          <table:table-cell office:value-type="float" office:value="3.83662613" calcext:value-type="float">
            <text:p>3.83662613</text:p>
          </table:table-cell>
          <table:table-cell office:value-type="float" office:value="3.838686426" calcext:value-type="float">
            <text:p>3.838686426</text:p>
          </table:table-cell>
          <table:table-cell office:value-type="float" office:value="3.833465659" calcext:value-type="float">
            <text:p>3.833465659</text:p>
          </table:table-cell>
          <table:table-cell office:value-type="float" office:value="3.894458854" calcext:value-type="float">
            <text:p>3.894458854</text:p>
          </table:table-cell>
          <table:table-cell office:value-type="float" office:value="3.913193231" calcext:value-type="float">
            <text:p>3.913193231</text:p>
          </table:table-cell>
          <table:table-cell office:value-type="float" office:value="3.905829275" calcext:value-type="float">
            <text:p>3.905829275</text:p>
          </table:table-cell>
          <table:table-cell office:value-type="float" office:value="3.908595676" calcext:value-type="float">
            <text:p>3.908595676</text:p>
          </table:table-cell>
          <table:table-cell office:value-type="float" office:value="3.901604845" calcext:value-type="float">
            <text:p>3.901604845</text:p>
          </table:table-cell>
          <table:table-cell office:value-type="float" office:value="3.884682088" calcext:value-type="float">
            <text:p>3.884682088</text:p>
          </table:table-cell>
          <table:table-cell office:value-type="float" office:value="3.887806887" calcext:value-type="float">
            <text:p>3.887806887</text:p>
          </table:table-cell>
          <table:table-cell office:value-type="float" office:value="3.870813497" calcext:value-type="float">
            <text:p>3.870813497</text:p>
          </table:table-cell>
          <table:table-cell office:value-type="float" office:value="3.854544096" calcext:value-type="float">
            <text:p>3.854544096</text:p>
          </table:table-cell>
          <table:table-cell office:value-type="float" office:value="3.859141681" calcext:value-type="float">
            <text:p>3.859141681</text:p>
          </table:table-cell>
          <table:table-cell office:value-type="float" office:value="3.908954048" calcext:value-type="float">
            <text:p>3.908954048</text:p>
          </table:table-cell>
          <table:table-cell office:value-type="float" office:value="3.935481121" calcext:value-type="float">
            <text:p>3.935481121</text:p>
          </table:table-cell>
          <table:table-cell office:value-type="float" office:value="3.847921751" calcext:value-type="float">
            <text:p>3.847921751</text:p>
          </table:table-cell>
          <table:table-cell office:value-type="float" office:value="3.74103826" calcext:value-type="float">
            <text:p>3.74103826</text:p>
          </table:table-cell>
          <table:table-cell office:value-type="float" office:value="3.636626367" calcext:value-type="float">
            <text:p>3.636626367</text:p>
          </table:table-cell>
          <table:table-cell office:value-type="float" office:value="3.534619243" calcext:value-type="float">
            <text:p>3.534619243</text:p>
          </table:table-cell>
          <table:table-cell office:value-type="float" office:value="3.435528212" calcext:value-type="float">
            <text:p>3.435528212</text:p>
          </table:table-cell>
          <table:table-cell office:value-type="float" office:value="3.339475619" calcext:value-type="float">
            <text:p>3.339475619</text:p>
          </table:table-cell>
          <table:table-cell office:value-type="float" office:value="3.246401856" calcext:value-type="float">
            <text:p>3.246401856</text:p>
          </table:table-cell>
          <table:table-cell office:value-type="float" office:value="3.15565081" calcext:value-type="float">
            <text:p>3.15565081</text:p>
          </table:table-cell>
          <table:table-cell office:value-type="float" office:value="3.067082604" calcext:value-type="float">
            <text:p>3.067082604</text:p>
          </table:table-cell>
          <table:table-cell office:value-type="float" office:value="2.981150982" calcext:value-type="float">
            <text:p>2.981150982</text:p>
          </table:table-cell>
          <table:table-cell office:value-type="float" office:value="2.898009061" calcext:value-type="float">
            <text:p>2.898009061</text:p>
          </table:table-cell>
          <table:table-cell office:value-type="float" office:value="2.817221373" calcext:value-type="float">
            <text:p>2.817221373</text:p>
          </table:table-cell>
          <table:table-cell office:value-type="float" office:value="2.738226044" calcext:value-type="float">
            <text:p>2.738226044</text:p>
          </table:table-cell>
          <table:table-cell office:value-type="float" office:value="2.661351534" calcext:value-type="float">
            <text:p>2.661351534</text:p>
          </table:table-cell>
          <table:table-cell office:value-type="float" office:value="2.586965306" calcext:value-type="float">
            <text:p>2.586965306</text:p>
          </table:table-cell>
          <table:table-cell office:value-type="float" office:value="2.514969863" calcext:value-type="float">
            <text:p>2.514969863</text:p>
          </table:table-cell>
          <table:table-cell office:value-type="float" office:value="2.444659624" calcext:value-type="float">
            <text:p>2.444659624</text:p>
          </table:table-cell>
          <table:table-cell office:value-type="float" office:value="2.375948422" calcext:value-type="float">
            <text:p>2.375948422</text:p>
          </table:table-cell>
          <table:table-cell office:value-type="float" office:value="2.309347045" calcext:value-type="float">
            <text:p>2.309347045</text:p>
          </table:table-cell>
          <table:table-cell office:value-type="float" office:value="2.245027104" calcext:value-type="float">
            <text:p>2.245027104</text:p>
          </table:table-cell>
          <table:table-cell office:value-type="float" office:value="2.182514235" calcext:value-type="float">
            <text:p>2.182514235</text:p>
          </table:table-cell>
          <table:table-cell office:value-type="float" office:value="2.121247512" calcext:value-type="float">
            <text:p>2.121247512</text:p>
          </table:table-cell>
          <table:table-cell office:value-type="float" office:value="2.061660534" calcext:value-type="float">
            <text:p>2.061660534</text:p>
          </table:table-cell>
          <table:table-cell office:value-type="float" office:value="2.003981749" calcext:value-type="float">
            <text:p>2.003981749</text:p>
          </table:table-cell>
          <table:table-cell office:value-type="float" office:value="1.948267624" calcext:value-type="float">
            <text:p>1.948267624</text:p>
          </table:table-cell>
          <table:table-cell office:value-type="float" office:value="1.893888954" calcext:value-type="float">
            <text:p>1.893888954</text:p>
          </table:table-cell>
          <table:table-cell office:value-type="float" office:value="1.840613061" calcext:value-type="float">
            <text:p>1.840613061</text:p>
          </table:table-cell>
          <table:table-cell office:value-type="float" office:value="1.788934972" calcext:value-type="float">
            <text:p>1.788934972</text:p>
          </table:table-cell>
          <table:table-cell office:value-type="float" office:value="1.739102967" calcext:value-type="float">
            <text:p>1.739102967</text:p>
          </table:table-cell>
          <table:table-cell office:value-type="float" office:value="1.690784784" calcext:value-type="float">
            <text:p>1.690784784</text:p>
          </table:table-cell>
          <table:table-cell office:value-type="float" office:value="1.643331774" calcext:value-type="float">
            <text:p>1.643331774</text:p>
          </table:table-cell>
          <table:table-cell office:value-type="float" office:value="1.597116663" calcext:value-type="float">
            <text:p>1.597116663</text:p>
          </table:table-cell>
          <table:table-cell office:value-type="float" office:value="1.552371477" calcext:value-type="float">
            <text:p>1.552371477</text:p>
          </table:table-cell>
          <table:table-cell office:value-type="float" office:value="1.509241696" calcext:value-type="float">
            <text:p>1.509241696</text:p>
          </table:table-cell>
          <table:table-cell office:value-type="float" office:value="1.467209792" calcext:value-type="float">
            <text:p>1.467209792</text:p>
          </table:table-cell>
          <table:table-cell office:value-type="float" office:value="1.425919604" calcext:value-type="float">
            <text:p>1.425919604</text:p>
          </table:table-cell>
          <table:table-cell office:value-type="float" office:value="1.385803952" calcext:value-type="float">
            <text:p>1.385803952</text:p>
          </table:table-cell>
          <table:table-cell office:value-type="float" office:value="1.347173417" calcext:value-type="float">
            <text:p>1.347173417</text:p>
          </table:table-cell>
          <table:table-cell office:value-type="float" office:value="1.309830686" calcext:value-type="float">
            <text:p>1.309830686</text:p>
          </table:table-cell>
          <table:table-cell office:value-type="float" office:value="1.273124079" calcext:value-type="float">
            <text:p>1.273124079</text:p>
          </table:table-cell>
          <table:table-cell office:value-type="float" office:value="1.2371981" calcext:value-type="float">
            <text:p>1.2371981</text:p>
          </table:table-cell>
          <table:table-cell office:value-type="float" office:value="1.202524214" calcext:value-type="float">
            <text:p>1.202524214</text:p>
          </table:table-cell>
          <table:table-cell office:value-type="float" office:value="1.169214316" calcext:value-type="float">
            <text:p>1.169214316</text:p>
          </table:table-cell>
          <table:table-cell office:value-type="float" office:value="1.136694305" calcext:value-type="float">
            <text:p>1.136694305</text:p>
          </table:table-cell>
          <table:table-cell office:value-type="float" office:value="1.104626137" calcext:value-type="float">
            <text:p>1.104626137</text:p>
          </table:table-cell>
          <table:table-cell office:value-type="float" office:value="1.073540272" calcext:value-type="float">
            <text:p>1.073540272</text:p>
          </table:table-cell>
          <table:table-cell office:value-type="float" office:value="1.04358496" calcext:value-type="float">
            <text:p>1.04358496</text:p>
          </table:table-cell>
          <table:table-cell office:value-type="float" office:value="1.014701014" calcext:value-type="float">
            <text:p>1.014701014</text:p>
          </table:table-cell>
          <table:table-cell office:value-type="float" office:value="0.986312893" calcext:value-type="float">
            <text:p>0.986312893</text:p>
          </table:table-cell>
          <table:table-cell office:value-type="float" office:value="0.958440647" calcext:value-type="float">
            <text:p>0.958440647</text:p>
          </table:table-cell>
          <table:table-cell office:value-type="float" office:value="0.931527292" calcext:value-type="float">
            <text:p>0.931527292</text:p>
          </table:table-cell>
          <table:table-cell office:value-type="float" office:value="0.905726497" calcext:value-type="float">
            <text:p>0.905726497</text:p>
          </table:table-cell>
          <table:table-cell office:value-type="float" office:value="0.880610292" calcext:value-type="float">
            <text:p>0.880610292</text:p>
          </table:table-cell>
          <table:table-cell office:value-type="float" office:value="0.855756751" calcext:value-type="float">
            <text:p>0.855756751</text:p>
          </table:table-cell>
          <table:table-cell office:value-type="float" office:value="0.831579824" calcext:value-type="float">
            <text:p>0.831579824</text:p>
          </table:table-cell>
          <table:table-cell office:value-type="float" office:value="0.808404494" calcext:value-type="float">
            <text:p>0.808404494</text:p>
          </table:table-cell>
          <table:table-cell office:value-type="float" office:value="0.786134041" calcext:value-type="float">
            <text:p>0.786134041</text:p>
          </table:table-cell>
          <table:table-cell office:value-type="float" office:value="0.764122762" calcext:value-type="float">
            <text:p>0.764122762</text:p>
          </table:table-cell>
          <table:table-cell office:value-type="float" office:value="0.74243094" calcext:value-type="float">
            <text:p>0.74243094</text:p>
          </table:table-cell>
          <table:table-cell office:value-type="float" office:value="0.721563293" calcext:value-type="float">
            <text:p>0.721563293</text:p>
          </table:table-cell>
          <table:table-cell office:value-type="float" office:value="0.701674069" calcext:value-type="float">
            <text:p>0.701674069</text:p>
          </table:table-cell>
          <table:table-cell office:value-type="float" office:value="0.682263585" calcext:value-type="float">
            <text:p>0.682263585</text:p>
          </table:table-cell>
          <table:table-cell office:value-type="float" office:value="0.6629274" calcext:value-type="float">
            <text:p>0.6629274</text:p>
          </table:table-cell>
          <table:table-cell office:value-type="float" office:value="0.644128069" calcext:value-type="float">
            <text:p>0.644128069</text:p>
          </table:table-cell>
          <table:table-cell office:value-type="float" office:value="0.626247777" calcext:value-type="float">
            <text:p>0.626247777</text:p>
          </table:table-cell>
          <table:table-cell office:value-type="float" office:value="0.60899214" calcext:value-type="float">
            <text:p>0.60899214</text:p>
          </table:table-cell>
          <table:table-cell office:value-type="float" office:value="0.591998508" calcext:value-type="float">
            <text:p>0.591998508</text:p>
          </table:table-cell>
          <table:table-cell office:value-type="float" office:value="0.575163493" calcext:value-type="float">
            <text:p>0.575163493</text:p>
          </table:table-cell>
          <table:table-cell office:value-type="float" office:value="0.558941907" calcext:value-type="float">
            <text:p>0.558941907</text:p>
          </table:table-cell>
          <table:table-cell office:value-type="float" office:value="0.543535736" calcext:value-type="float">
            <text:p>0.543535736</text:p>
          </table:table-cell>
          <table:table-cell office:value-type="float" office:value="0.528559114" calcext:value-type="float">
            <text:p>0.528559114</text:p>
          </table:table-cell>
          <table:table-cell office:value-type="float" office:value="0.51360655" calcext:value-type="float">
            <text:p>0.51360655</text:p>
          </table:table-cell>
          <table:table-cell office:value-type="float" office:value="0.498964785" calcext:value-type="float">
            <text:p>0.498964785</text:p>
          </table:table-cell>
          <table:table-cell office:value-type="float" office:value="0.485069614" calcext:value-type="float">
            <text:p>0.485069614</text:p>
          </table:table-cell>
          <table:table-cell office:value-type="float" office:value="0.471838788" calcext:value-type="float">
            <text:p>0.471838788</text:p>
          </table:table-cell>
          <table:table-cell office:value-type="float" office:value="0.458644698" calcext:value-type="float">
            <text:p>0.458644698</text:p>
          </table:table-cell>
          <table:table-cell office:value-type="float" office:value="0.445532683" calcext:value-type="float">
            <text:p>0.445532683</text:p>
          </table:table-cell>
          <table:table-cell office:value-type="float" office:value="0.432929778" calcext:value-type="float">
            <text:p>0.432929778</text:p>
          </table:table-cell>
          <table:table-cell office:value-type="float" office:value="0.421072928" calcext:value-type="float">
            <text:p>0.421072928</text:p>
          </table:table-cell>
          <table:table-cell office:value-type="float" office:value="0.409547127" calcext:value-type="float">
            <text:p>0.409547127</text:p>
          </table:table-cell>
          <table:table-cell office:value-type="float" office:value="0.397874365" calcext:value-type="float">
            <text:p>0.397874365</text:p>
          </table:table-cell>
          <table:table-cell office:value-type="float" office:value="0.386473904" calcext:value-type="float">
            <text:p>0.386473904</text:p>
          </table:table-cell>
          <table:table-cell office:value-type="float" office:value="0.375743344" calcext:value-type="float">
            <text:p>0.375743344</text:p>
          </table:table-cell>
          <table:table-cell office:value-type="float" office:value="0.365586406" calcext:value-type="float">
            <text:p>0.365586406</text:p>
          </table:table-cell>
          <table:table-cell office:value-type="float" office:value="0.355767508" calcext:value-type="float">
            <text:p>0.355767508</text:p>
          </table:table-cell>
          <table:table-cell office:value-type="float" office:value="0.34471004" calcext:value-type="float">
            <text:p>0.34471004</text:p>
          </table:table-cell>
          <table:table-cell office:value-type="float" office:value="0.335349596" calcext:value-type="float">
            <text:p>0.335349596</text:p>
          </table:table-cell>
          <table:table-cell office:value-type="float" office:value="0.326158441" calcext:value-type="float">
            <text:p>0.326158441</text:p>
          </table:table-cell>
          <table:table-cell office:value-type="float" office:value="0.317279766" calcext:value-type="float">
            <text:p>0.317279766</text:p>
          </table:table-cell>
          <table:table-cell office:value-type="float" office:value="0.308282128" calcext:value-type="float">
            <text:p>0.308282128</text:p>
          </table:table-cell>
          <table:table-cell office:value-type="float" office:value="0.299361572" calcext:value-type="float">
            <text:p>0.299361572</text:p>
          </table:table-cell>
          <table:table-cell office:value-type="float" office:value="0.291042993" calcext:value-type="float">
            <text:p>0.291042993</text:p>
          </table:table-cell>
          <table:table-cell office:value-type="float" office:value="0.283192958" calcext:value-type="float">
            <text:p>0.283192958</text:p>
          </table:table-cell>
          <table:table-cell office:value-type="float" office:value="0.27535592" calcext:value-type="float">
            <text:p>0.27535592</text:p>
          </table:table-cell>
          <table:table-cell office:value-type="float" office:value="0.267349184" calcext:value-type="float">
            <text:p>0.267349184</text:p>
          </table:table-cell>
          <table:table-cell office:value-type="float" office:value="0.259711381" calcext:value-type="float">
            <text:p>0.259711381</text:p>
          </table:table-cell>
          <table:table-cell office:value-type="float" office:value="0.25265191" calcext:value-type="float">
            <text:p>0.25265191</text:p>
          </table:table-cell>
          <table:table-cell office:value-type="float" office:value="0.2459004" calcext:value-type="float">
            <text:p>0.2459004</text:p>
          </table:table-cell>
          <table:table-cell office:value-type="float" office:value="0.238824826" calcext:value-type="float">
            <text:p>0.238824826</text:p>
          </table:table-cell>
          <table:table-cell office:value-type="float" office:value="0.231859319" calcext:value-type="float">
            <text:p>0.231859319</text:p>
          </table:table-cell>
          <table:table-cell office:value-type="float" office:value="0.225402835" calcext:value-type="float">
            <text:p>0.225402835</text:p>
          </table:table-cell>
          <table:table-cell office:value-type="float" office:value="0.219453533" calcext:value-type="float">
            <text:p>0.219453533</text:p>
          </table:table-cell>
          <table:table-cell office:value-type="float" office:value="0.213362369" calcext:value-type="float">
            <text:p>0.213362369</text:p>
          </table:table-cell>
          <table:table-cell office:value-type="float" office:value="0.207074322" calcext:value-type="float">
            <text:p>0.207074322</text:p>
          </table:table-cell>
          <table:table-cell office:value-type="float" office:value="0.20112454" calcext:value-type="float">
            <text:p>0.20112454</text:p>
          </table:table-cell>
          <table:table-cell office:value-type="float" office:value="0.195740179" calcext:value-type="float">
            <text:p>0.195740179</text:p>
          </table:table-cell>
          <table:table-cell office:value-type="float" office:value="0.190479812" calcext:value-type="float">
            <text:p>0.190479812</text:p>
          </table:table-cell>
          <table:table-cell office:value-type="float" office:value="0.185066594" calcext:value-type="float">
            <text:p>0.185066594</text:p>
          </table:table-cell>
          <table:table-cell office:value-type="float" office:value="0.179633744" calcext:value-type="float">
            <text:p>0.179633744</text:p>
          </table:table-cell>
          <table:table-cell office:value-type="float" office:value="0.174560884" calcext:value-type="float">
            <text:p>0.174560884</text:p>
          </table:table-cell>
          <table:table-cell office:value-type="float" office:value="0.169959674" calcext:value-type="float">
            <text:p>0.169959674</text:p>
          </table:table-cell>
          <table:table-cell office:value-type="float" office:value="0.165363399" calcext:value-type="float">
            <text:p>0.165363399</text:p>
          </table:table-cell>
          <table:table-cell office:value-type="float" office:value="0.16044109" calcext:value-type="float">
            <text:p>0.16044109</text:p>
          </table:table-cell>
          <table:table-cell office:value-type="float" office:value="0.155737963" calcext:value-type="float">
            <text:p>0.155737963</text:p>
          </table:table-cell>
          <table:table-cell office:value-type="float" office:value="0.151622126" calcext:value-type="float">
            <text:p>0.151622126</text:p>
          </table:table-cell>
          <table:table-cell office:value-type="float" office:value="0.147631386" calcext:value-type="float">
            <text:p>0.147631386</text:p>
          </table:table-cell>
          <table:table-cell office:value-type="float" office:value="0.143414756" calcext:value-type="float">
            <text:p>0.143414756</text:p>
          </table:table-cell>
          <table:table-cell office:value-type="float" office:value="0.139053399" calcext:value-type="float">
            <text:p>0.139053399</text:p>
          </table:table-cell>
          <table:table-cell office:value-type="float" office:value="0.135202378" calcext:value-type="float">
            <text:p>0.135202378</text:p>
          </table:table-cell>
          <table:table-cell office:value-type="float" office:value="0.131717255" calcext:value-type="float">
            <text:p>0.131717255</text:p>
          </table:table-cell>
          <table:table-cell office:value-type="float" office:value="0.128183523" calcext:value-type="float">
            <text:p>0.128183523</text:p>
          </table:table-cell>
          <table:table-cell office:value-type="float" office:value="0.124257442" calcext:value-type="float">
            <text:p>0.124257442</text:p>
          </table:table-cell>
          <table:table-cell office:value-type="float" office:value="0.120566262" calcext:value-type="float">
            <text:p>0.120566262</text:p>
          </table:table-cell>
          <table:table-cell office:value-type="float" office:value="0.117470375" calcext:value-type="float">
            <text:p>0.117470375</text:p>
          </table:table-cell>
          <table:table-cell office:value-type="float" office:value="0.114398781" calcext:value-type="float">
            <text:p>0.114398781</text:p>
          </table:table-cell>
          <table:table-cell office:value-type="float" office:value="0.111104971" calcext:value-type="float">
            <text:p>0.111104971</text:p>
          </table:table-cell>
          <table:table-cell office:value-type="float" office:value="0.107754138" calcext:value-type="float">
            <text:p>0.107754138</text:p>
          </table:table-cell>
          <table:table-cell office:value-type="float" office:value="0.104689672" calcext:value-type="float">
            <text:p>0.104689672</text:p>
          </table:table-cell>
          <table:table-cell office:value-type="float" office:value="0.102034544" calcext:value-type="float">
            <text:p>0.102034544</text:p>
          </table:table-cell>
          <table:table-cell office:value-type="float" office:value="0.099312044" calcext:value-type="float">
            <text:p>0.099312044</text:p>
          </table:table-cell>
          <table:table-cell office:value-type="float" office:value="0.096280392" calcext:value-type="float">
            <text:p>0.096280392</text:p>
          </table:table-cell>
          <table:table-cell office:value-type="float" office:value="0.093406295" calcext:value-type="float">
            <text:p>0.093406295</text:p>
          </table:table-cell>
          <table:table-cell office:value-type="float" office:value="0.090932197" calcext:value-type="float">
            <text:p>0.090932197</text:p>
          </table:table-cell>
          <table:table-cell office:value-type="float" office:value="0.088714459" calcext:value-type="float">
            <text:p>0.088714459</text:p>
          </table:table-cell>
          <table:table-cell office:value-type="float" office:value="0.086117151" calcext:value-type="float">
            <text:p>0.086117151</text:p>
          </table:table-cell>
          <table:table-cell office:value-type="float" office:value="0.083406842" calcext:value-type="float">
            <text:p>0.083406842</text:p>
          </table:table-cell>
          <table:table-cell office:value-type="float" office:value="0.081035689" calcext:value-type="float">
            <text:p>0.081035689</text:p>
          </table:table-cell>
          <table:table-cell office:value-type="float" office:value="0.079091605" calcext:value-type="float">
            <text:p>0.079091605</text:p>
          </table:table-cell>
          <table:table-cell office:value-type="float" office:value="0.0770133280001" calcext:value-type="float">
            <text:p>0.077013328</text:p>
          </table:table-cell>
          <table:table-cell office:value-type="float" office:value="0.074572805" calcext:value-type="float">
            <text:p>0.074572805</text:p>
          </table:table-cell>
          <table:table-cell office:value-type="float" office:value="0.072276552" calcext:value-type="float">
            <text:p>0.072276552</text:p>
          </table:table-cell>
          <table:table-cell office:value-type="float" office:value="0.070435247" calcext:value-type="float">
            <text:p>0.070435247</text:p>
          </table:table-cell>
          <table:table-cell office:value-type="float" office:value="0.068794301" calcext:value-type="float">
            <text:p>0.068794301</text:p>
          </table:table-cell>
          <table:table-cell office:value-type="float" office:value="0.066723123" calcext:value-type="float">
            <text:p>0.066723123</text:p>
          </table:table-cell>
          <table:table-cell office:value-type="float" office:value="0.0646071449999" calcext:value-type="float">
            <text:p>0.064607145</text:p>
          </table:table-cell>
          <table:table-cell office:value-type="float" office:value="0.062736286" calcext:value-type="float">
            <text:p>0.062736286</text:p>
          </table:table-cell>
          <table:table-cell office:value-type="float" office:value="0.061242641" calcext:value-type="float">
            <text:p>0.061242641</text:p>
          </table:table-cell>
          <table:table-cell office:value-type="float" office:value="0.059702237" calcext:value-type="float">
            <text:p>0.059702237</text:p>
          </table:table-cell>
          <table:table-cell office:value-type="float" office:value="0.057802486" calcext:value-type="float">
            <text:p>0.057802486</text:p>
          </table:table-cell>
          <table:table-cell office:value-type="float" office:value="0.055969753" calcext:value-type="float">
            <text:p>0.055969753</text:p>
          </table:table-cell>
          <table:table-cell office:value-type="float" office:value="0.0545286099999" calcext:value-type="float">
            <text:p>0.05452861</text:p>
          </table:table-cell>
          <table:table-cell office:value-type="float" office:value="0.0533030470001" calcext:value-type="float">
            <text:p>0.053303047</text:p>
          </table:table-cell>
          <table:table-cell office:value-type="float" office:value="0.051739324" calcext:value-type="float">
            <text:p>0.051739324</text:p>
          </table:table-cell>
          <table:table-cell office:value-type="float" office:value="0.0499963899999" calcext:value-type="float">
            <text:p>0.04999639</text:p>
          </table:table-cell>
          <table:table-cell office:value-type="float" office:value="0.048555495" calcext:value-type="float">
            <text:p>0.048555495</text:p>
          </table:table-cell>
          <table:table-cell office:value-type="float" office:value="0.047492044" calcext:value-type="float">
            <text:p>0.047492044</text:p>
          </table:table-cell>
          <table:table-cell office:value-type="float" office:value="0.046309299" calcext:value-type="float">
            <text:p>0.046309299</text:p>
          </table:table-cell>
          <table:table-cell office:value-type="float" office:value="0.044769809" calcext:value-type="float">
            <text:p>0.044769809</text:p>
          </table:table-cell>
          <table:table-cell office:value-type="float" office:value="0.043285905" calcext:value-type="float">
            <text:p>0.043285905</text:p>
          </table:table-cell>
          <table:table-cell office:value-type="float" office:value="0.042224916" calcext:value-type="float">
            <text:p>0.042224916</text:p>
          </table:table-cell>
          <table:table-cell office:value-type="float" office:value="0.0413542840001" calcext:value-type="float">
            <text:p>0.041354284</text:p>
          </table:table-cell>
          <table:table-cell office:value-type="float" office:value="0.040123375" calcext:value-type="float">
            <text:p>0.040123375</text:p>
          </table:table-cell>
          <table:table-cell office:value-type="float" office:value="0.038687553" calcext:value-type="float">
            <text:p>0.038687553</text:p>
          </table:table-cell>
          <table:table-cell office:value-type="float" office:value="0.037540664" calcext:value-type="float">
            <text:p>0.037540664</text:p>
          </table:table-cell>
          <table:table-cell office:value-type="float" office:value="0.036792405" calcext:value-type="float">
            <text:p>0.036792405</text:p>
          </table:table-cell>
          <table:table-cell office:value-type="float" office:value="0.0359255739999" calcext:value-type="float">
            <text:p>0.035925574</text:p>
          </table:table-cell>
          <table:table-cell office:value-type="float" office:value="0.032192951" calcext:value-type="float">
            <text:p>0.032192951</text:p>
          </table:table-cell>
          <table:table-cell office:value-type="float" office:value="0.0276659630001" calcext:value-type="float">
            <text:p>0.027665963</text:p>
          </table:table-cell>
          <table:table-cell office:value-type="float" office:value="0.021886609" calcext:value-type="float">
            <text:p>0.021886609</text:p>
          </table:table-cell>
          <table:table-cell office:value-type="float" office:value="0.016153186" calcext:value-type="float">
            <text:p>0.016153186</text:p>
          </table:table-cell>
          <table:table-cell office:value-type="float" office:value="0.012266221" calcext:value-type="float">
            <text:p>0.012266221</text:p>
          </table:table-cell>
          <table:table-cell office:value-type="float" office:value="0.00822737099995" calcext:value-type="float">
            <text:p>0.008227371</text:p>
          </table:table-cell>
          <table:table-cell office:value-type="float" office:value="0.00483224200005" calcext:value-type="float">
            <text:p>0.004832242</text:p>
          </table:table-cell>
          <table:table-cell office:value-type="float" office:value="0.00157902" calcext:value-type="float">
            <text:p>0.00157902</text:p>
          </table:table-cell>
          <table:table-cell office:value-type="float" office:value="-0.00168870700001" calcext:value-type="float">
            <text:p>-0.001688707</text:p>
          </table:table-cell>
          <table:table-cell office:value-type="float" office:value="-0.00778660099998" calcext:value-type="float">
            <text:p>-0.007786601</text:p>
          </table:table-cell>
          <table:table-cell office:value-type="float" office:value="-0.012071159" calcext:value-type="float">
            <text:p>-0.012071159</text:p>
          </table:table-cell>
          <table:table-cell office:value-type="float" office:value="-0.015047977" calcext:value-type="float">
            <text:p>-0.015047977</text:p>
          </table:table-cell>
          <table:table-cell office:value-type="float" office:value="-0.018025514" calcext:value-type="float">
            <text:p>-0.018025514</text:p>
          </table:table-cell>
          <table:table-cell office:value-type="float" office:value="-0.020624208" calcext:value-type="float">
            <text:p>-0.020624208</text:p>
          </table:table-cell>
          <table:table-cell office:value-type="float" office:value="-0.0237656109999" calcext:value-type="float">
            <text:p>-0.023765611</text:p>
          </table:table-cell>
          <table:table-cell office:value-type="float" office:value="-0.026597374" calcext:value-type="float">
            <text:p>-0.026597374</text:p>
          </table:table-cell>
          <table:table-cell office:value-type="float" office:value="-0.02894039" calcext:value-type="float">
            <text:p>-0.02894039</text:p>
          </table:table-cell>
          <table:table-cell office:value-type="float" office:value="-0.0316027839999" calcext:value-type="float">
            <text:p>-0.031602784</text:p>
          </table:table-cell>
          <table:table-cell office:value-type="float" office:value="-0.034275636" calcext:value-type="float">
            <text:p>-0.034275636</text:p>
          </table:table-cell>
          <table:table-cell office:value-type="float" office:value="-0.038953284" calcext:value-type="float">
            <text:p>-0.038953284</text:p>
          </table:table-cell>
          <table:table-cell office:value-type="float" office:value="-0.042666764" calcext:value-type="float">
            <text:p>-0.042666764</text:p>
          </table:table-cell>
          <table:table-cell office:value-type="float" office:value="-0.044485216" calcext:value-type="float">
            <text:p>-0.044485216</text:p>
          </table:table-cell>
          <table:table-cell office:value-type="float" office:value="-0.046131238" calcext:value-type="float">
            <text:p>-0.046131238</text:p>
          </table:table-cell>
          <table:table-cell office:value-type="float" office:value="-0.049175262" calcext:value-type="float">
            <text:p>-0.049175262</text:p>
          </table:table-cell>
          <table:table-cell office:value-type="float" office:value="-0.051340622" calcext:value-type="float">
            <text:p>-0.051340622</text:p>
          </table:table-cell>
          <table:table-cell office:value-type="float" office:value="-0.052902126" calcext:value-type="float">
            <text:p>-0.052902126</text:p>
          </table:table-cell>
          <table:table-cell office:value-type="float" office:value="-0.057612395" calcext:value-type="float">
            <text:p>-0.057612395</text:p>
          </table:table-cell>
          <table:table-cell office:value-type="float" office:value="-0.059780853" calcext:value-type="float">
            <text:p>-0.059780853</text:p>
          </table:table-cell>
          <table:table-cell office:value-type="float" office:value="-0.061800702" calcext:value-type="float">
            <text:p>-0.061800702</text:p>
          </table:table-cell>
          <table:table-cell office:value-type="float" office:value="-0.0637602009999" calcext:value-type="float">
            <text:p>-0.063760201</text:p>
          </table:table-cell>
          <table:table-cell office:value-type="float" office:value="-0.064666057" calcext:value-type="float">
            <text:p>-0.064666057</text:p>
          </table:table-cell>
          <table:table-cell office:value-type="float" office:value="-0.066256107" calcext:value-type="float">
            <text:p>-0.066256107</text:p>
          </table:table-cell>
          <table:table-cell office:value-type="float" office:value="-0.068132009" calcext:value-type="float">
            <text:p>-0.068132009</text:p>
          </table:table-cell>
          <table:table-cell office:value-type="float" office:value="-0.069754483" calcext:value-type="float">
            <text:p>-0.069754483</text:p>
          </table:table-cell>
          <table:table-cell office:value-type="float" office:value="-0.071088655" calcext:value-type="float">
            <text:p>-0.071088655</text:p>
          </table:table-cell>
          <table:table-cell office:value-type="float" office:value="-0.072179545" calcext:value-type="float">
            <text:p>-0.072179545</text:p>
          </table:table-cell>
          <table:table-cell office:value-type="float" office:value="-0.072447099" calcext:value-type="float">
            <text:p>-0.072447099</text:p>
          </table:table-cell>
          <table:table-cell office:value-type="float" office:value="-0.0798047030001" calcext:value-type="float">
            <text:p>-0.079804703</text:p>
          </table:table-cell>
          <table:table-cell office:value-type="float" office:value="-0.0798179589999" calcext:value-type="float">
            <text:p>-0.079817959</text:p>
          </table:table-cell>
          <table:table-cell office:value-type="float" office:value="-0.080745284" calcext:value-type="float">
            <text:p>-0.080745284</text:p>
          </table:table-cell>
          <table:table-cell office:value-type="float" office:value="-0.084304563" calcext:value-type="float">
            <text:p>-0.084304563</text:p>
          </table:table-cell>
          <table:table-cell office:value-type="float" office:value="-0.086657464" calcext:value-type="float">
            <text:p>-0.086657464</text:p>
          </table:table-cell>
          <table:table-cell office:value-type="float" office:value="-0.087820315" calcext:value-type="float">
            <text:p>-0.087820315</text:p>
          </table:table-cell>
          <table:table-cell office:value-type="float" office:value="-0.088401483" calcext:value-type="float">
            <text:p>-0.088401483</text:p>
          </table:table-cell>
          <table:table-cell office:value-type="float" office:value="-0.089376629" calcext:value-type="float">
            <text:p>-0.089376629</text:p>
          </table:table-cell>
          <table:table-cell office:value-type="float" office:value="-0.103242713" calcext:value-type="float">
            <text:p>-0.103242713</text:p>
          </table:table-cell>
          <table:table-cell office:value-type="float" office:value="-0.166766818" calcext:value-type="float">
            <text:p>-0.166766818</text:p>
          </table:table-cell>
          <table:table-cell office:value-type="float" office:value="-0.265030794" calcext:value-type="float">
            <text:p>-0.265030794</text:p>
          </table:table-cell>
          <table:table-cell office:value-type="float" office:value="-0.349426855" calcext:value-type="float">
            <text:p>-0.349426855</text:p>
          </table:table-cell>
          <table:table-cell office:value-type="float" office:value="-0.404904471" calcext:value-type="float">
            <text:p>-0.404904471</text:p>
          </table:table-cell>
          <table:table-cell office:value-type="float" office:value="-0.546661044" calcext:value-type="float">
            <text:p>-0.546661044</text:p>
          </table:table-cell>
          <table:table-cell office:value-type="float" office:value="-0.724766068" calcext:value-type="float">
            <text:p>-0.724766068</text:p>
          </table:table-cell>
          <table:table-cell office:value-type="float" office:value="-0.874552892" calcext:value-type="float">
            <text:p>-0.874552892</text:p>
          </table:table-cell>
          <table:table-cell office:value-type="float" office:value="-0.985066144" calcext:value-type="float">
            <text:p>-0.985066144</text:p>
          </table:table-cell>
          <table:table-cell office:value-type="float" office:value="-1.081175229" calcext:value-type="float">
            <text:p>-1.081175229</text:p>
          </table:table-cell>
          <table:table-cell office:value-type="float" office:value="-1.171426543" calcext:value-type="float">
            <text:p>-1.171426543</text:p>
          </table:table-cell>
          <table:table-cell office:value-type="float" office:value="-1.261976473" calcext:value-type="float">
            <text:p>-1.261976473</text:p>
          </table:table-cell>
          <table:table-cell office:value-type="float" office:value="-1.352760662" calcext:value-type="float">
            <text:p>-1.352760662</text:p>
          </table:table-cell>
          <table:table-cell office:value-type="float" office:value="-1.517766164" calcext:value-type="float">
            <text:p>-1.517766164</text:p>
          </table:table-cell>
          <table:table-cell office:value-type="float" office:value="-1.629912895" calcext:value-type="float">
            <text:p>-1.629912895</text:p>
          </table:table-cell>
          <table:table-cell office:value-type="float" office:value="-1.708292631" calcext:value-type="float">
            <text:p>-1.708292631</text:p>
          </table:table-cell>
          <table:table-cell office:value-type="float" office:value="-1.795892305" calcext:value-type="float">
            <text:p>-1.795892305</text:p>
          </table:table-cell>
          <table:table-cell office:value-type="float" office:value="-1.856586593" calcext:value-type="float">
            <text:p>-1.856586593</text:p>
          </table:table-cell>
          <table:table-cell office:value-type="float" office:value="-1.928051948" calcext:value-type="float">
            <text:p>-1.928051948</text:p>
          </table:table-cell>
          <table:table-cell office:value-type="float" office:value="-2.091720171" calcext:value-type="float">
            <text:p>-2.091720171</text:p>
          </table:table-cell>
          <table:table-cell office:value-type="float" office:value="-2.19062129" calcext:value-type="float">
            <text:p>-2.19062129</text:p>
          </table:table-cell>
          <table:table-cell office:value-type="float" office:value="-2.243372162" calcext:value-type="float">
            <text:p>-2.243372162</text:p>
          </table:table-cell>
          <table:table-cell office:value-type="float" office:value="-2.319337446" calcext:value-type="float">
            <text:p>-2.319337446</text:p>
          </table:table-cell>
          <table:table-cell office:value-type="float" office:value="-2.368608821" calcext:value-type="float">
            <text:p>-2.368608821</text:p>
          </table:table-cell>
          <table:table-cell office:value-type="float" office:value="-2.447557542" calcext:value-type="float">
            <text:p>-2.447557542</text:p>
          </table:table-cell>
          <table:table-cell office:value-type="float" office:value="-2.511507512" calcext:value-type="float">
            <text:p>-2.511507512</text:p>
          </table:table-cell>
          <table:table-cell office:value-type="float" office:value="-2.567406234" calcext:value-type="float">
            <text:p>-2.567406234</text:p>
          </table:table-cell>
          <table:table-cell office:value-type="float" office:value="-2.703524159" calcext:value-type="float">
            <text:p>-2.703524159</text:p>
          </table:table-cell>
          <table:table-cell office:value-type="float" office:value="-2.786250984" calcext:value-type="float">
            <text:p>-2.786250984</text:p>
          </table:table-cell>
          <table:table-cell office:value-type="float" office:value="-2.841414736" calcext:value-type="float">
            <text:p>-2.841414736</text:p>
          </table:table-cell>
          <table:table-cell office:value-type="float" office:value="-2.894364656" calcext:value-type="float">
            <text:p>-2.894364656</text:p>
          </table:table-cell>
          <table:table-cell office:value-type="float" office:value="-2.939681031" calcext:value-type="float">
            <text:p>-2.939681031</text:p>
          </table:table-cell>
          <table:table-cell office:value-type="float" office:value="-2.97164342" calcext:value-type="float">
            <text:p>-2.97164342</text:p>
          </table:table-cell>
          <table:table-cell office:value-type="float" office:value="-3.02749782" calcext:value-type="float">
            <text:p>-3.02749782</text:p>
          </table:table-cell>
          <table:table-cell office:value-type="float" office:value="-3.069116268" calcext:value-type="float">
            <text:p>-3.069116268</text:p>
          </table:table-cell>
          <table:table-cell office:value-type="float" office:value="-3.190906942" calcext:value-type="float">
            <text:p>-3.190906942</text:p>
          </table:table-cell>
          <table:table-cell office:value-type="float" office:value="-3.259817972" calcext:value-type="float">
            <text:p>-3.259817972</text:p>
          </table:table-cell>
          <table:table-cell office:value-type="float" office:value="-3.295678604" calcext:value-type="float">
            <text:p>-3.295678604</text:p>
          </table:table-cell>
          <table:table-cell office:value-type="float" office:value="-3.329899206" calcext:value-type="float">
            <text:p>-3.329899206</text:p>
          </table:table-cell>
          <table:table-cell office:value-type="float" office:value="-3.362782362" calcext:value-type="float">
            <text:p>-3.362782362</text:p>
          </table:table-cell>
          <table:table-cell office:value-type="float" office:value="-3.463924287" calcext:value-type="float">
            <text:p>-3.463924287</text:p>
          </table:table-cell>
          <table:table-cell office:value-type="float" office:value="-3.456349077" calcext:value-type="float">
            <text:p>-3.456349077</text:p>
          </table:table-cell>
          <table:table-cell office:value-type="float" office:value="-3.454938664" calcext:value-type="float">
            <text:p>-3.454938664</text:p>
          </table:table-cell>
          <table:table-cell office:value-type="float" office:value="-3.484108235" calcext:value-type="float">
            <text:p>-3.484108235</text:p>
          </table:table-cell>
          <table:table-cell office:value-type="float" office:value="-3.63150248" calcext:value-type="float">
            <text:p>-3.63150248</text:p>
          </table:table-cell>
          <table:table-cell office:value-type="float" office:value="-3.675906688" calcext:value-type="float">
            <text:p>-3.675906688</text:p>
          </table:table-cell>
          <table:table-cell office:value-type="float" office:value="-3.700190003" calcext:value-type="float">
            <text:p>-3.700190003</text:p>
          </table:table-cell>
          <table:table-cell office:value-type="float" office:value="-3.722749417" calcext:value-type="float">
            <text:p>-3.722749417</text:p>
          </table:table-cell>
          <table:table-cell office:value-type="float" office:value="-3.745360917" calcext:value-type="float">
            <text:p>-3.745360917</text:p>
          </table:table-cell>
          <table:table-cell office:value-type="float" office:value="-3.753970363" calcext:value-type="float">
            <text:p>-3.753970363</text:p>
          </table:table-cell>
          <table:table-cell office:value-type="float" office:value="-3.787883104" calcext:value-type="float">
            <text:p>-3.787883104</text:p>
          </table:table-cell>
          <table:table-cell office:value-type="float" office:value="-3.908754764" calcext:value-type="float">
            <text:p>-3.908754764</text:p>
          </table:table-cell>
          <table:table-cell office:value-type="float" office:value="-3.951329187" calcext:value-type="float">
            <text:p>-3.951329187</text:p>
          </table:table-cell>
          <table:table-cell office:value-type="float" office:value="-3.954857735" calcext:value-type="float">
            <text:p>-3.954857735</text:p>
          </table:table-cell>
          <table:table-cell office:value-type="float" office:value="-3.97061343" calcext:value-type="float">
            <text:p>-3.97061343</text:p>
          </table:table-cell>
          <table:table-cell office:value-type="float" office:value="-3.986186397" calcext:value-type="float">
            <text:p>-3.986186397</text:p>
          </table:table-cell>
          <table:table-cell office:value-type="float" office:value="-4.010497877" calcext:value-type="float">
            <text:p>-4.010497877</text:p>
          </table:table-cell>
          <table:table-cell office:value-type="float" office:value="-4.084159056" calcext:value-type="float">
            <text:p>-4.084159056</text:p>
          </table:table-cell>
          <table:table-cell office:value-type="float" office:value="-4.152768474" calcext:value-type="float">
            <text:p>-4.152768474</text:p>
          </table:table-cell>
          <table:table-cell office:value-type="float" office:value="-4.163739478" calcext:value-type="float">
            <text:p>-4.163739478</text:p>
          </table:table-cell>
          <table:table-cell office:value-type="float" office:value="-4.173946479" calcext:value-type="float">
            <text:p>-4.173946479</text:p>
          </table:table-cell>
          <table:table-cell office:value-type="float" office:value="-4.277370956" calcext:value-type="float">
            <text:p>-4.277370956</text:p>
          </table:table-cell>
          <table:table-cell office:value-type="float" office:value="-4.303094796" calcext:value-type="float">
            <text:p>-4.303094796</text:p>
          </table:table-cell>
          <table:table-cell office:value-type="float" office:value="-4.32196126" calcext:value-type="float">
            <text:p>-4.32196126</text:p>
          </table:table-cell>
          <table:table-cell office:value-type="float" office:value="-4.340222444" calcext:value-type="float">
            <text:p>-4.340222444</text:p>
          </table:table-cell>
          <table:table-cell office:value-type="float" office:value="-4.345365026" calcext:value-type="float">
            <text:p>-4.345365026</text:p>
          </table:table-cell>
          <table:table-cell office:value-type="float" office:value="-4.346845224" calcext:value-type="float">
            <text:p>-4.346845224</text:p>
          </table:table-cell>
          <table:table-cell office:value-type="float" office:value="-4.354453141" calcext:value-type="float">
            <text:p>-4.354453141</text:p>
          </table:table-cell>
          <table:table-cell office:value-type="float" office:value="-4.346754112" calcext:value-type="float">
            <text:p>-4.346754112</text:p>
          </table:table-cell>
          <table:table-cell office:value-type="float" office:value="-4.351717729" calcext:value-type="float">
            <text:p>-4.351717729</text:p>
          </table:table-cell>
          <table:table-cell office:value-type="float" office:value="-4.356250658" calcext:value-type="float">
            <text:p>-4.356250658</text:p>
          </table:table-cell>
          <table:table-cell office:value-type="float" office:value="-4.463032522" calcext:value-type="float">
            <text:p>-4.463032522</text:p>
          </table:table-cell>
          <table:table-cell office:value-type="float" office:value="-4.505735551" calcext:value-type="float">
            <text:p>-4.505735551</text:p>
          </table:table-cell>
          <table:table-cell office:value-type="float" office:value="-4.497075104" calcext:value-type="float">
            <text:p>-4.497075104</text:p>
          </table:table-cell>
          <table:table-cell office:value-type="float" office:value="-4.500794207" calcext:value-type="float">
            <text:p>-4.500794207</text:p>
          </table:table-cell>
          <table:table-cell office:value-type="float" office:value="-4.510423857" calcext:value-type="float">
            <text:p>-4.510423857</text:p>
          </table:table-cell>
          <table:table-cell office:value-type="float" office:value="-4.577685602" calcext:value-type="float">
            <text:p>-4.577685602</text:p>
          </table:table-cell>
          <table:table-cell office:value-type="float" office:value="-4.637179398" calcext:value-type="float">
            <text:p>-4.637179398</text:p>
          </table:table-cell>
          <table:table-cell office:value-type="float" office:value="-4.637673833" calcext:value-type="float">
            <text:p>-4.637673833</text:p>
          </table:table-cell>
          <table:table-cell office:value-type="float" office:value="-4.637449986" calcext:value-type="float">
            <text:p>-4.637449986</text:p>
          </table:table-cell>
          <table:table-cell office:value-type="float" office:value="-4.614350306" calcext:value-type="float">
            <text:p>-4.614350306</text:p>
          </table:table-cell>
          <table:table-cell office:value-type="float" office:value="-4.636930736" calcext:value-type="float">
            <text:p>-4.636930736</text:p>
          </table:table-cell>
          <table:table-cell office:value-type="float" office:value="-4.636893037" calcext:value-type="float">
            <text:p>-4.636893037</text:p>
          </table:table-cell>
          <table:table-cell office:value-type="float" office:value="-4.649509702" calcext:value-type="float">
            <text:p>-4.649509702</text:p>
          </table:table-cell>
          <table:table-cell office:value-type="float" office:value="-4.648671616" calcext:value-type="float">
            <text:p>-4.648671616</text:p>
          </table:table-cell>
          <table:table-cell office:value-type="float" office:value="-4.641409922" calcext:value-type="float">
            <text:p>-4.641409922</text:p>
          </table:table-cell>
          <table:table-cell office:value-type="float" office:value="-4.647314254" calcext:value-type="float">
            <text:p>-4.647314254</text:p>
          </table:table-cell>
          <table:table-cell office:value-type="float" office:value="-4.736811119" calcext:value-type="float">
            <text:p>-4.736811119</text:p>
          </table:table-cell>
          <table:table-cell office:value-type="float" office:value="-4.766276731" calcext:value-type="float">
            <text:p>-4.766276731</text:p>
          </table:table-cell>
          <table:table-cell office:value-type="float" office:value="-4.743390438" calcext:value-type="float">
            <text:p>-4.743390438</text:p>
          </table:table-cell>
          <table:table-cell office:value-type="float" office:value="-4.752694499" calcext:value-type="float">
            <text:p>-4.752694499</text:p>
          </table:table-cell>
          <table:table-cell office:value-type="float" office:value="-4.746142982" calcext:value-type="float">
            <text:p>-4.746142982</text:p>
          </table:table-cell>
          <table:table-cell office:value-type="float" office:value="-4.758870053" calcext:value-type="float">
            <text:p>-4.758870053</text:p>
          </table:table-cell>
          <table:table-cell office:value-type="float" office:value="-4.787255578" calcext:value-type="float">
            <text:p>-4.787255578</text:p>
          </table:table-cell>
          <table:table-cell office:value-type="float" office:value="-4.875691902" calcext:value-type="float">
            <text:p>-4.875691902</text:p>
          </table:table-cell>
          <table:table-cell office:value-type="float" office:value="-4.872501778" calcext:value-type="float">
            <text:p>-4.872501778</text:p>
          </table:table-cell>
          <table:table-cell office:value-type="float" office:value="-4.866009715" calcext:value-type="float">
            <text:p>-4.866009715</text:p>
          </table:table-cell>
          <table:table-cell office:value-type="float" office:value="-4.846519892" calcext:value-type="float">
            <text:p>-4.846519892</text:p>
          </table:table-cell>
          <table:table-cell office:value-type="float" office:value="-4.83994261" calcext:value-type="float">
            <text:p>-4.83994261</text:p>
          </table:table-cell>
          <table:table-cell office:value-type="float" office:value="-4.840156645" calcext:value-type="float">
            <text:p>-4.840156645</text:p>
          </table:table-cell>
          <table:table-cell office:value-type="float" office:value="-4.840793355" calcext:value-type="float">
            <text:p>-4.840793355</text:p>
          </table:table-cell>
          <table:table-cell office:value-type="float" office:value="-4.863483802" calcext:value-type="float">
            <text:p>-4.863483802</text:p>
          </table:table-cell>
          <table:table-cell office:value-type="float" office:value="-4.774323819" calcext:value-type="float">
            <text:p>-4.774323819</text:p>
          </table:table-cell>
          <table:table-cell office:value-type="float" office:value="-4.641232728" calcext:value-type="float">
            <text:p>-4.641232728</text:p>
          </table:table-cell>
          <table:table-cell office:value-type="float" office:value="-4.511599539" calcext:value-type="float">
            <text:p>-4.511599539</text:p>
          </table:table-cell>
          <table:table-cell office:value-type="float" office:value="-4.385671145" calcext:value-type="float">
            <text:p>-4.385671145</text:p>
          </table:table-cell>
          <table:table-cell office:value-type="float" office:value="-4.26303529" calcext:value-type="float">
            <text:p>-4.26303529</text:p>
          </table:table-cell>
          <table:table-cell office:value-type="float" office:value="-4.143494085" calcext:value-type="float">
            <text:p>-4.143494085</text:p>
          </table:table-cell>
          <table:table-cell office:value-type="float" office:value="-4.027500568" calcext:value-type="float">
            <text:p>-4.027500568</text:p>
          </table:table-cell>
          <table:table-cell office:value-type="float" office:value="-3.915138061" calcext:value-type="float">
            <text:p>-3.915138061</text:p>
          </table:table-cell>
          <table:table-cell office:value-type="float" office:value="-3.805824574" calcext:value-type="float">
            <text:p>-3.805824574</text:p>
          </table:table-cell>
          <table:table-cell office:value-type="float" office:value="-3.699197538" calcext:value-type="float">
            <text:p>-3.699197538</text:p>
          </table:table-cell>
          <table:table-cell office:value-type="float" office:value="-3.595463816" calcext:value-type="float">
            <text:p>-3.595463816</text:p>
          </table:table-cell>
          <table:table-cell office:value-type="float" office:value="-3.494941133" calcext:value-type="float">
            <text:p>-3.494941133</text:p>
          </table:table-cell>
          <table:table-cell office:value-type="float" office:value="-3.397468202" calcext:value-type="float">
            <text:p>-3.397468202</text:p>
          </table:table-cell>
          <table:table-cell office:value-type="float" office:value="-3.302512329" calcext:value-type="float">
            <text:p>-3.302512329</text:p>
          </table:table-cell>
          <table:table-cell office:value-type="float" office:value="-3.209855467" calcext:value-type="float">
            <text:p>-3.209855467</text:p>
          </table:table-cell>
          <table:table-cell office:value-type="float" office:value="-3.119902682" calcext:value-type="float">
            <text:p>-3.119902682</text:p>
          </table:table-cell>
          <table:table-cell office:value-type="float" office:value="-3.032887691" calcext:value-type="float">
            <text:p>-3.032887691</text:p>
          </table:table-cell>
          <table:table-cell office:value-type="float" office:value="-2.948287609" calcext:value-type="float">
            <text:p>-2.948287609</text:p>
          </table:table-cell>
          <table:table-cell office:value-type="float" office:value="-2.8656773851" calcext:value-type="float">
            <text:p>-2.8656773851</text:p>
          </table:table-cell>
          <table:table-cell office:value-type="float" office:value="-2.7852907219" calcext:value-type="float">
            <text:p>-2.7852907219</text:p>
          </table:table-cell>
          <table:table-cell office:value-type="float" office:value="-2.7073820765" calcext:value-type="float">
            <text:p>-2.7073820765</text:p>
          </table:table-cell>
          <table:table-cell office:value-type="float" office:value="-2.6319070333" calcext:value-type="float">
            <text:p>-2.6319070333</text:p>
          </table:table-cell>
          <table:table-cell office:value-type="float" office:value="-2.55840297" calcext:value-type="float">
            <text:p>-2.55840297</text:p>
          </table:table-cell>
          <table:table-cell office:value-type="float" office:value="-2.4866248984" calcext:value-type="float">
            <text:p>-2.4866248984</text:p>
          </table:table-cell>
          <table:table-cell office:value-type="float" office:value="-2.4168810258" calcext:value-type="float">
            <text:p>-2.4168810258</text:p>
          </table:table-cell>
          <table:table-cell office:value-type="float" office:value="-2.3494656841" calcext:value-type="float">
            <text:p>-2.3494656841</text:p>
          </table:table-cell>
          <table:table-cell office:value-type="float" office:value="-2.2839808456" calcext:value-type="float">
            <text:p>-2.2839808456</text:p>
          </table:table-cell>
          <table:table-cell office:value-type="float" office:value="-2.2200294075" calcext:value-type="float">
            <text:p>-2.2200294075</text:p>
          </table:table-cell>
          <table:table-cell office:value-type="float" office:value="-2.1576368096" calcext:value-type="float">
            <text:p>-2.1576368096</text:p>
          </table:table-cell>
          <table:table-cell office:value-type="float" office:value="-2.0972971065" calcext:value-type="float">
            <text:p>-2.0972971065</text:p>
          </table:table-cell>
          <table:table-cell office:value-type="float" office:value="-2.0389117945" calcext:value-type="float">
            <text:p>-2.0389117945</text:p>
          </table:table-cell>
          <table:table-cell office:value-type="float" office:value="-1.981983773" calcext:value-type="float">
            <text:p>-1.981983773</text:p>
          </table:table-cell>
          <table:table-cell office:value-type="float" office:value="-1.9262939806" calcext:value-type="float">
            <text:p>-1.9262939806</text:p>
          </table:table-cell>
          <table:table-cell office:value-type="float" office:value="-1.8722142858" calcext:value-type="float">
            <text:p>-1.8722142858</text:p>
          </table:table-cell>
          <table:table-cell office:value-type="float" office:value="-1.8200627671" calcext:value-type="float">
            <text:p>-1.8200627671</text:p>
          </table:table-cell>
          <table:table-cell office:value-type="float" office:value="-1.7693933483" calcext:value-type="float">
            <text:p>-1.7693933483</text:p>
          </table:table-cell>
          <table:table-cell office:value-type="float" office:value="-1.7198134318" calcext:value-type="float">
            <text:p>-1.7198134318</text:p>
          </table:table-cell>
          <table:table-cell office:value-type="float" office:value="-1.6713838471" calcext:value-type="float">
            <text:p>-1.6713838471</text:p>
          </table:table-cell>
          <table:table-cell office:value-type="float" office:value="-1.6246675967" calcext:value-type="float">
            <text:p>-1.6246675967</text:p>
          </table:table-cell>
          <table:table-cell office:value-type="float" office:value="-1.5795301913" calcext:value-type="float">
            <text:p>-1.5795301913</text:p>
          </table:table-cell>
          <table:table-cell office:value-type="float" office:value="-1.5354488596" calcext:value-type="float">
            <text:p>-1.5354488596</text:p>
          </table:table-cell>
          <table:table-cell office:value-type="float" office:value="-1.4922157607" calcext:value-type="float">
            <text:p>-1.4922157607</text:p>
          </table:table-cell>
          <table:table-cell office:value-type="float" office:value="-1.4502775763" calcext:value-type="float">
            <text:p>-1.4502775763</text:p>
          </table:table-cell>
          <table:table-cell office:value-type="float" office:value="-1.4099649771" calcext:value-type="float">
            <text:p>-1.4099649771</text:p>
          </table:table-cell>
          <table:table-cell office:value-type="float" office:value="-1.3707792743" calcext:value-type="float">
            <text:p>-1.3707792743</text:p>
          </table:table-cell>
          <table:table-cell office:value-type="float" office:value="-1.3323027782" calcext:value-type="float">
            <text:p>-1.3323027782</text:p>
          </table:table-cell>
          <table:table-cell office:value-type="float" office:value="-1.2947863977" calcext:value-type="float">
            <text:p>-1.2947863977</text:p>
          </table:table-cell>
          <table:table-cell office:value-type="float" office:value="-1.2585443449" calcext:value-type="float">
            <text:p>-1.2585443449</text:p>
          </table:table-cell>
          <table:table-cell office:value-type="float" office:value="-1.2236134643" calcext:value-type="float">
            <text:p>-1.2236134643</text:p>
          </table:table-cell>
          <table:table-cell office:value-type="float" office:value="-1.1895170115" calcext:value-type="float">
            <text:p>-1.1895170115</text:p>
          </table:table-cell>
          <table:table-cell office:value-type="float" office:value="-1.1560236192" calcext:value-type="float">
            <text:p>-1.1560236192</text:p>
          </table:table-cell>
          <table:table-cell office:value-type="float" office:value="-1.1234668028" calcext:value-type="float">
            <text:p>-1.1234668028</text:p>
          </table:table-cell>
          <table:table-cell office:value-type="float" office:value="-1.0922304902" calcext:value-type="float">
            <text:p>-1.0922304902</text:p>
          </table:table-cell>
          <table:table-cell office:value-type="float" office:value="-1.0619323146" calcext:value-type="float">
            <text:p>-1.0619323146</text:p>
          </table:table-cell>
          <table:table-cell office:value-type="float" office:value="-1.0321752871" calcext:value-type="float">
            <text:p>-1.0321752871</text:p>
          </table:table-cell>
          <table:table-cell office:value-type="float" office:value="-1.0029846052" calcext:value-type="float">
            <text:p>-1.0029846052</text:p>
          </table:table-cell>
          <table:table-cell office:value-type="float" office:value="-0.9749237561" calcext:value-type="float">
            <text:p>-0.9749237561</text:p>
          </table:table-cell>
          <table:table-cell office:value-type="float" office:value="-0.9479524125" calcext:value-type="float">
            <text:p>-0.9479524125</text:p>
          </table:table-cell>
          <table:table-cell office:value-type="float" office:value="-0.9215629113" calcext:value-type="float">
            <text:p>-0.9215629113</text:p>
          </table:table-cell>
          <table:table-cell office:value-type="float" office:value="-0.8955306086" calcext:value-type="float">
            <text:p>-0.8955306086</text:p>
          </table:table-cell>
          <table:table-cell office:value-type="float" office:value="-0.8702523707" calcext:value-type="float">
            <text:p>-0.8702523707</text:p>
          </table:table-cell>
          <table:table-cell office:value-type="float" office:value="-0.8461310022" calcext:value-type="float">
            <text:p>-0.8461310022</text:p>
          </table:table-cell>
          <table:table-cell office:value-type="float" office:value="-0.8227287597" calcext:value-type="float">
            <text:p>-0.8227287597</text:p>
          </table:table-cell>
          <table:table-cell office:value-type="float" office:value="-0.7996407782" calcext:value-type="float">
            <text:p>-0.7996407782</text:p>
          </table:table-cell>
          <table:table-cell office:value-type="float" office:value="-0.7769224509" calcext:value-type="float">
            <text:p>-0.7769224509</text:p>
          </table:table-cell>
          <table:table-cell office:value-type="float" office:value="-0.7552061007" calcext:value-type="float">
            <text:p>-0.7552061007</text:p>
          </table:table-cell>
          <table:table-cell office:value-type="float" office:value="-0.7344084431" calcext:value-type="float">
            <text:p>-0.7344084431</text:p>
          </table:table-cell>
          <table:table-cell office:value-type="float" office:value="-0.713987558" calcext:value-type="float">
            <text:p>-0.713987558</text:p>
          </table:table-cell>
          <table:table-cell office:value-type="float" office:value="-0.6937533047" calcext:value-type="float">
            <text:p>-0.6937533047</text:p>
          </table:table-cell>
          <table:table-cell office:value-type="float" office:value="-0.6741216349" calcext:value-type="float">
            <text:p>-0.6741216349</text:p>
          </table:table-cell>
          <table:table-cell office:value-type="float" office:value="-0.6554241129" calcext:value-type="float">
            <text:p>-0.6554241129</text:p>
          </table:table-cell>
          <table:table-cell office:value-type="float" office:value="-0.6373708659" calcext:value-type="float">
            <text:p>-0.6373708659</text:p>
          </table:table-cell>
          <table:table-cell office:value-type="float" office:value="-0.6195295195" calcext:value-type="float">
            <text:p>-0.6195295195</text:p>
          </table:table-cell>
          <table:table-cell office:value-type="float" office:value="-0.6018675101" calcext:value-type="float">
            <text:p>-0.6018675101</text:p>
          </table:table-cell>
          <table:table-cell office:value-type="float" office:value="-0.5849723044" calcext:value-type="float">
            <text:p>-0.5849723044</text:p>
          </table:table-cell>
          <table:table-cell office:value-type="float" office:value="-0.5689127858" calcext:value-type="float">
            <text:p>-0.5689127858</text:p>
          </table:table-cell>
          <table:table-cell office:value-type="float" office:value="-0.553165303" calcext:value-type="float">
            <text:p>-0.553165303</text:p>
          </table:table-cell>
          <table:table-cell office:value-type="float" office:value="-0.5374620287" calcext:value-type="float">
            <text:p>-0.5374620287</text:p>
          </table:table-cell>
          <table:table-cell office:value-type="float" office:value="-0.5221480375" calcext:value-type="float">
            <text:p>-0.5221480375</text:p>
          </table:table-cell>
          <table:table-cell office:value-type="float" office:value="-0.5077340801" calcext:value-type="float">
            <text:p>-0.5077340801</text:p>
          </table:table-cell>
          <table:table-cell office:value-type="float" office:value="-0.4938277349" calcext:value-type="float">
            <text:p>-0.4938277349</text:p>
          </table:table-cell>
          <table:table-cell office:value-type="float" office:value="-0.4795455198" calcext:value-type="float">
            <text:p>-0.4795455198</text:p>
          </table:table-cell>
          <table:table-cell office:value-type="float" office:value="-0.4666723582" calcext:value-type="float">
            <text:p>-0.4666723582</text:p>
          </table:table-cell>
          <table:table-cell office:value-type="float" office:value="-0.4531194249" calcext:value-type="float">
            <text:p>-0.4531194249</text:p>
          </table:table-cell>
          <table:table-cell office:value-type="float" office:value="-0.4406981492" calcext:value-type="float">
            <text:p>-0.4406981492</text:p>
          </table:table-cell>
          <table:table-cell office:value-type="float" office:value="-0.4285538936" calcext:value-type="float">
            <text:p>-0.4285538936</text:p>
          </table:table-cell>
          <table:table-cell office:value-type="float" office:value="-0.4164016915" calcext:value-type="float">
            <text:p>-0.4164016915</text:p>
          </table:table-cell>
          <table:table-cell office:value-type="float" office:value="-0.4044752585" calcext:value-type="float">
            <text:p>-0.4044752585</text:p>
          </table:table-cell>
          <table:table-cell office:value-type="float" office:value="-0.3932827254" calcext:value-type="float">
            <text:p>-0.3932827254</text:p>
          </table:table-cell>
          <table:table-cell office:value-type="float" office:value="-0.3825631002" calcext:value-type="float">
            <text:p>-0.3825631002</text:p>
          </table:table-cell>
          <table:table-cell office:value-type="float" office:value="-0.3718789281" calcext:value-type="float">
            <text:p>-0.3718789281</text:p>
          </table:table-cell>
          <table:table-cell office:value-type="float" office:value="-0.3611617044" calcext:value-type="float">
            <text:p>-0.3611617044</text:p>
          </table:table-cell>
          <table:table-cell office:value-type="float" office:value="-0.3509613682" calcext:value-type="float">
            <text:p>-0.3509613682</text:p>
          </table:table-cell>
          <table:table-cell office:value-type="float" office:value="-0.3414276275" calcext:value-type="float">
            <text:p>-0.3414276275</text:p>
          </table:table-cell>
          <table:table-cell office:value-type="float" office:value="-0.3320624658" calcext:value-type="float">
            <text:p>-0.3320624658</text:p>
          </table:table-cell>
          <table:table-cell office:value-type="float" office:value="-0.3225792868" calcext:value-type="float">
            <text:p>-0.3225792868</text:p>
          </table:table-cell>
          <table:table-cell office:value-type="float" office:value="-0.313259862" calcext:value-type="float">
            <text:p>-0.313259862</text:p>
          </table:table-cell>
          <table:table-cell office:value-type="float" office:value="-0.3046491575" calcext:value-type="float">
            <text:p>-0.3046491575</text:p>
          </table:table-cell>
          <table:table-cell office:value-type="float" office:value="-0.2964273129" calcext:value-type="float">
            <text:p>-0.296427312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iuyc_2_prius0</text:p>
          </table:table-cell>
          <table:table-cell office:value-type="float" office:value="1.6798270181" calcext:value-type="float">
            <text:p>1.6798270181</text:p>
          </table:table-cell>
          <table:table-cell office:value-type="float" office:value="1.7605404503" calcext:value-type="float">
            <text:p>1.7605404503</text:p>
          </table:table-cell>
          <table:table-cell office:value-type="float" office:value="1.8286507241" calcext:value-type="float">
            <text:p>1.8286507241</text:p>
          </table:table-cell>
          <table:table-cell office:value-type="float" office:value="1.8435912457" calcext:value-type="float">
            <text:p>1.8435912457</text:p>
          </table:table-cell>
          <table:table-cell office:value-type="float" office:value="1.9353664824" calcext:value-type="float">
            <text:p>1.9353664824</text:p>
          </table:table-cell>
          <table:table-cell office:value-type="float" office:value="1.9832119126" calcext:value-type="float">
            <text:p>1.9832119126</text:p>
          </table:table-cell>
          <table:table-cell office:value-type="float" office:value="2.0297247905" calcext:value-type="float">
            <text:p>2.0297247905</text:p>
          </table:table-cell>
          <table:table-cell office:value-type="float" office:value="2.0646141582" calcext:value-type="float">
            <text:p>2.0646141582</text:p>
          </table:table-cell>
          <table:table-cell office:value-type="float" office:value="2.1088496434" calcext:value-type="float">
            <text:p>2.1088496434</text:p>
          </table:table-cell>
          <table:table-cell office:value-type="float" office:value="2.1521820446" calcext:value-type="float">
            <text:p>2.1521820446</text:p>
          </table:table-cell>
          <table:table-cell office:value-type="float" office:value="2.2396229185" calcext:value-type="float">
            <text:p>2.2396229185</text:p>
          </table:table-cell>
          <table:table-cell office:value-type="float" office:value="2.3347192113" calcext:value-type="float">
            <text:p>2.3347192113</text:p>
          </table:table-cell>
          <table:table-cell office:value-type="float" office:value="2.3716716806" calcext:value-type="float">
            <text:p>2.3716716806</text:p>
          </table:table-cell>
          <table:table-cell office:value-type="float" office:value="2.4101975687" calcext:value-type="float">
            <text:p>2.4101975687</text:p>
          </table:table-cell>
          <table:table-cell office:value-type="float" office:value="2.4425615713" calcext:value-type="float">
            <text:p>2.4425615713</text:p>
          </table:table-cell>
          <table:table-cell office:value-type="float" office:value="2.4760807709" calcext:value-type="float">
            <text:p>2.4760807709</text:p>
          </table:table-cell>
          <table:table-cell office:value-type="float" office:value="2.5085458086" calcext:value-type="float">
            <text:p>2.5085458086</text:p>
          </table:table-cell>
          <table:table-cell office:value-type="float" office:value="2.5404297514" calcext:value-type="float">
            <text:p>2.5404297514</text:p>
          </table:table-cell>
          <table:table-cell office:value-type="float" office:value="2.5717455225" calcext:value-type="float">
            <text:p>2.5717455225</text:p>
          </table:table-cell>
          <table:table-cell office:value-type="float" office:value="2.6677229491" calcext:value-type="float">
            <text:p>2.6677229491</text:p>
          </table:table-cell>
          <table:table-cell office:value-type="float" office:value="2.710163901" calcext:value-type="float">
            <text:p>2.710163901</text:p>
          </table:table-cell>
          <table:table-cell office:value-type="float" office:value="2.757065206" calcext:value-type="float">
            <text:p>2.757065206</text:p>
          </table:table-cell>
          <table:table-cell office:value-type="float" office:value="2.7821833423" calcext:value-type="float">
            <text:p>2.7821833423</text:p>
          </table:table-cell>
          <table:table-cell office:value-type="float" office:value="2.806718072" calcext:value-type="float">
            <text:p>2.806718072</text:p>
          </table:table-cell>
          <table:table-cell office:value-type="float" office:value="2.8350656418" calcext:value-type="float">
            <text:p>2.8350656418</text:p>
          </table:table-cell>
          <table:table-cell office:value-type="float" office:value="2.8352017724" calcext:value-type="float">
            <text:p>2.8352017724</text:p>
          </table:table-cell>
          <table:table-cell office:value-type="float" office:value="2.912519401" calcext:value-type="float">
            <text:p>2.912519401</text:p>
          </table:table-cell>
          <table:table-cell office:value-type="float" office:value="2.9569825436" calcext:value-type="float">
            <text:p>2.9569825436</text:p>
          </table:table-cell>
          <table:table-cell office:value-type="float" office:value="2.9513032252" calcext:value-type="float">
            <text:p>2.9513032252</text:p>
          </table:table-cell>
          <table:table-cell office:value-type="float" office:value="2.9451872213" calcext:value-type="float">
            <text:p>2.9451872213</text:p>
          </table:table-cell>
          <table:table-cell office:value-type="float" office:value="2.9542463539" calcext:value-type="float">
            <text:p>2.9542463539</text:p>
          </table:table-cell>
          <table:table-cell office:value-type="float" office:value="3.0243150244" calcext:value-type="float">
            <text:p>3.0243150244</text:p>
          </table:table-cell>
          <table:table-cell office:value-type="float" office:value="3.0930000315" calcext:value-type="float">
            <text:p>3.0930000315</text:p>
          </table:table-cell>
          <table:table-cell office:value-type="float" office:value="3.111316108" calcext:value-type="float">
            <text:p>3.111316108</text:p>
          </table:table-cell>
          <table:table-cell office:value-type="float" office:value="3.1336736189" calcext:value-type="float">
            <text:p>3.1336736189</text:p>
          </table:table-cell>
          <table:table-cell office:value-type="float" office:value="3.148048738" calcext:value-type="float">
            <text:p>3.148048738</text:p>
          </table:table-cell>
          <table:table-cell office:value-type="float" office:value="3.149742053" calcext:value-type="float">
            <text:p>3.149742053</text:p>
          </table:table-cell>
          <table:table-cell office:value-type="float" office:value="3.211813114" calcext:value-type="float">
            <text:p>3.211813114</text:p>
          </table:table-cell>
          <table:table-cell office:value-type="float" office:value="3.279671511" calcext:value-type="float">
            <text:p>3.279671511</text:p>
          </table:table-cell>
          <table:table-cell office:value-type="float" office:value="3.290161955" calcext:value-type="float">
            <text:p>3.290161955</text:p>
          </table:table-cell>
          <table:table-cell office:value-type="float" office:value="3.300475275" calcext:value-type="float">
            <text:p>3.300475275</text:p>
          </table:table-cell>
          <table:table-cell office:value-type="float" office:value="3.313022999" calcext:value-type="float">
            <text:p>3.313022999</text:p>
          </table:table-cell>
          <table:table-cell office:value-type="float" office:value="3.324742089" calcext:value-type="float">
            <text:p>3.324742089</text:p>
          </table:table-cell>
          <table:table-cell office:value-type="float" office:value="3.328472477" calcext:value-type="float">
            <text:p>3.328472477</text:p>
          </table:table-cell>
          <table:table-cell office:value-type="float" office:value="3.337305212" calcext:value-type="float">
            <text:p>3.337305212</text:p>
          </table:table-cell>
          <table:table-cell office:value-type="float" office:value="3.346274043" calcext:value-type="float">
            <text:p>3.346274043</text:p>
          </table:table-cell>
          <table:table-cell office:value-type="float" office:value="3.357417179" calcext:value-type="float">
            <text:p>3.357417179</text:p>
          </table:table-cell>
          <table:table-cell office:value-type="float" office:value="3.372840269" calcext:value-type="float">
            <text:p>3.372840269</text:p>
          </table:table-cell>
          <table:table-cell office:value-type="float" office:value="3.456224576" calcext:value-type="float">
            <text:p>3.456224576</text:p>
          </table:table-cell>
          <table:table-cell office:value-type="float" office:value="3.477341258" calcext:value-type="float">
            <text:p>3.477341258</text:p>
          </table:table-cell>
          <table:table-cell office:value-type="float" office:value="3.482805962" calcext:value-type="float">
            <text:p>3.482805962</text:p>
          </table:table-cell>
          <table:table-cell office:value-type="float" office:value="3.553183638" calcext:value-type="float">
            <text:p>3.553183638</text:p>
          </table:table-cell>
          <table:table-cell office:value-type="float" office:value="3.59120722" calcext:value-type="float">
            <text:p>3.59120722</text:p>
          </table:table-cell>
          <table:table-cell office:value-type="float" office:value="3.593129459" calcext:value-type="float">
            <text:p>3.593129459</text:p>
          </table:table-cell>
          <table:table-cell office:value-type="float" office:value="3.577228436" calcext:value-type="float">
            <text:p>3.577228436</text:p>
          </table:table-cell>
          <table:table-cell office:value-type="float" office:value="3.597228104" calcext:value-type="float">
            <text:p>3.597228104</text:p>
          </table:table-cell>
          <table:table-cell office:value-type="float" office:value="3.588114288" calcext:value-type="float">
            <text:p>3.588114288</text:p>
          </table:table-cell>
          <table:table-cell office:value-type="float" office:value="3.599745346" calcext:value-type="float">
            <text:p>3.599745346</text:p>
          </table:table-cell>
          <table:table-cell office:value-type="float" office:value="3.601152203" calcext:value-type="float">
            <text:p>3.601152203</text:p>
          </table:table-cell>
          <table:table-cell office:value-type="float" office:value="3.688795775" calcext:value-type="float">
            <text:p>3.688795775</text:p>
          </table:table-cell>
          <table:table-cell office:value-type="float" office:value="3.713386616" calcext:value-type="float">
            <text:p>3.713386616</text:p>
          </table:table-cell>
          <table:table-cell office:value-type="float" office:value="3.711639012" calcext:value-type="float">
            <text:p>3.711639012</text:p>
          </table:table-cell>
          <table:table-cell office:value-type="float" office:value="3.699691067" calcext:value-type="float">
            <text:p>3.699691067</text:p>
          </table:table-cell>
          <table:table-cell office:value-type="float" office:value="3.698443218" calcext:value-type="float">
            <text:p>3.698443218</text:p>
          </table:table-cell>
          <table:table-cell office:value-type="float" office:value="3.702272028" calcext:value-type="float">
            <text:p>3.702272028</text:p>
          </table:table-cell>
          <table:table-cell office:value-type="float" office:value="3.720536634" calcext:value-type="float">
            <text:p>3.720536634</text:p>
          </table:table-cell>
          <table:table-cell office:value-type="float" office:value="3.794824389" calcext:value-type="float">
            <text:p>3.794824389</text:p>
          </table:table-cell>
          <table:table-cell office:value-type="float" office:value="3.791020545" calcext:value-type="float">
            <text:p>3.791020545</text:p>
          </table:table-cell>
          <table:table-cell office:value-type="float" office:value="3.787531572" calcext:value-type="float">
            <text:p>3.787531572</text:p>
          </table:table-cell>
          <table:table-cell office:value-type="float" office:value="3.788621911" calcext:value-type="float">
            <text:p>3.788621911</text:p>
          </table:table-cell>
          <table:table-cell office:value-type="float" office:value="3.779298096" calcext:value-type="float">
            <text:p>3.779298096</text:p>
          </table:table-cell>
          <table:table-cell office:value-type="float" office:value="3.775496699" calcext:value-type="float">
            <text:p>3.775496699</text:p>
          </table:table-cell>
          <table:table-cell office:value-type="float" office:value="3.772219089" calcext:value-type="float">
            <text:p>3.772219089</text:p>
          </table:table-cell>
          <table:table-cell office:value-type="float" office:value="3.768969096" calcext:value-type="float">
            <text:p>3.768969096</text:p>
          </table:table-cell>
          <table:table-cell office:value-type="float" office:value="3.765308595" calcext:value-type="float">
            <text:p>3.765308595</text:p>
          </table:table-cell>
          <table:table-cell office:value-type="float" office:value="3.761782697" calcext:value-type="float">
            <text:p>3.761782697</text:p>
          </table:table-cell>
          <table:table-cell office:value-type="float" office:value="3.768712276" calcext:value-type="float">
            <text:p>3.768712276</text:p>
          </table:table-cell>
          <table:table-cell office:value-type="float" office:value="3.765702665" calcext:value-type="float">
            <text:p>3.765702665</text:p>
          </table:table-cell>
          <table:table-cell office:value-type="float" office:value="3.818201833" calcext:value-type="float">
            <text:p>3.818201833</text:p>
          </table:table-cell>
          <table:table-cell office:value-type="float" office:value="3.858903749" calcext:value-type="float">
            <text:p>3.858903749</text:p>
          </table:table-cell>
          <table:table-cell office:value-type="float" office:value="3.853283813" calcext:value-type="float">
            <text:p>3.853283813</text:p>
          </table:table-cell>
          <table:table-cell office:value-type="float" office:value="3.842811565" calcext:value-type="float">
            <text:p>3.842811565</text:p>
          </table:table-cell>
          <table:table-cell office:value-type="float" office:value="3.812160742" calcext:value-type="float">
            <text:p>3.812160742</text:p>
          </table:table-cell>
          <table:table-cell office:value-type="float" office:value="3.827744235" calcext:value-type="float">
            <text:p>3.827744235</text:p>
          </table:table-cell>
          <table:table-cell office:value-type="float" office:value="3.822304828" calcext:value-type="float">
            <text:p>3.822304828</text:p>
          </table:table-cell>
          <table:table-cell office:value-type="float" office:value="3.817523229" calcext:value-type="float">
            <text:p>3.817523229</text:p>
          </table:table-cell>
          <table:table-cell office:value-type="float" office:value="3.878962655" calcext:value-type="float">
            <text:p>3.878962655</text:p>
          </table:table-cell>
          <table:table-cell office:value-type="float" office:value="3.913313136" calcext:value-type="float">
            <text:p>3.913313136</text:p>
          </table:table-cell>
          <table:table-cell office:value-type="float" office:value="3.90851934" calcext:value-type="float">
            <text:p>3.90851934</text:p>
          </table:table-cell>
          <table:table-cell office:value-type="float" office:value="3.898652767" calcext:value-type="float">
            <text:p>3.898652767</text:p>
          </table:table-cell>
          <table:table-cell office:value-type="float" office:value="3.896824306" calcext:value-type="float">
            <text:p>3.896824306</text:p>
          </table:table-cell>
          <table:table-cell office:value-type="float" office:value="3.890131852" calcext:value-type="float">
            <text:p>3.890131852</text:p>
          </table:table-cell>
          <table:table-cell office:value-type="float" office:value="3.873140713" calcext:value-type="float">
            <text:p>3.873140713</text:p>
          </table:table-cell>
          <table:table-cell office:value-type="float" office:value="3.937343002" calcext:value-type="float">
            <text:p>3.937343002</text:p>
          </table:table-cell>
          <table:table-cell office:value-type="float" office:value="3.965037905" calcext:value-type="float">
            <text:p>3.965037905</text:p>
          </table:table-cell>
          <table:table-cell office:value-type="float" office:value="3.954358251" calcext:value-type="float">
            <text:p>3.954358251</text:p>
          </table:table-cell>
          <table:table-cell office:value-type="float" office:value="3.943399576" calcext:value-type="float">
            <text:p>3.943399576</text:p>
          </table:table-cell>
          <table:table-cell office:value-type="float" office:value="3.934801741" calcext:value-type="float">
            <text:p>3.934801741</text:p>
          </table:table-cell>
          <table:table-cell office:value-type="float" office:value="3.926586949" calcext:value-type="float">
            <text:p>3.926586949</text:p>
          </table:table-cell>
          <table:table-cell office:value-type="float" office:value="4.004983354" calcext:value-type="float">
            <text:p>4.004983354</text:p>
          </table:table-cell>
          <table:table-cell office:value-type="float" office:value="4.021017936" calcext:value-type="float">
            <text:p>4.021017936</text:p>
          </table:table-cell>
          <table:table-cell office:value-type="float" office:value="4.00073501" calcext:value-type="float">
            <text:p>4.00073501</text:p>
          </table:table-cell>
          <table:table-cell office:value-type="float" office:value="3.990557714" calcext:value-type="float">
            <text:p>3.990557714</text:p>
          </table:table-cell>
          <table:table-cell office:value-type="float" office:value="3.983465202" calcext:value-type="float">
            <text:p>3.983465202</text:p>
          </table:table-cell>
          <table:table-cell office:value-type="float" office:value="3.979467116" calcext:value-type="float">
            <text:p>3.979467116</text:p>
          </table:table-cell>
          <table:table-cell office:value-type="float" office:value="4.008258546" calcext:value-type="float">
            <text:p>4.008258546</text:p>
          </table:table-cell>
          <table:table-cell office:value-type="float" office:value="4.033451223" calcext:value-type="float">
            <text:p>4.033451223</text:p>
          </table:table-cell>
          <table:table-cell office:value-type="float" office:value="4.04329796" calcext:value-type="float">
            <text:p>4.04329796</text:p>
          </table:table-cell>
          <table:table-cell office:value-type="float" office:value="4.032478781" calcext:value-type="float">
            <text:p>4.032478781</text:p>
          </table:table-cell>
          <table:table-cell office:value-type="float" office:value="4.011103107" calcext:value-type="float">
            <text:p>4.011103107</text:p>
          </table:table-cell>
          <table:table-cell office:value-type="float" office:value="3.917747378" calcext:value-type="float">
            <text:p>3.917747378</text:p>
          </table:table-cell>
          <table:table-cell office:value-type="float" office:value="3.808171238" calcext:value-type="float">
            <text:p>3.808171238</text:p>
          </table:table-cell>
          <table:table-cell office:value-type="float" office:value="3.701698288" calcext:value-type="float">
            <text:p>3.701698288</text:p>
          </table:table-cell>
          <table:table-cell office:value-type="float" office:value="3.5985278" calcext:value-type="float">
            <text:p>3.5985278</text:p>
          </table:table-cell>
          <table:table-cell office:value-type="float" office:value="3.498044324" calcext:value-type="float">
            <text:p>3.498044324</text:p>
          </table:table-cell>
          <table:table-cell office:value-type="float" office:value="3.399680939" calcext:value-type="float">
            <text:p>3.399680939</text:p>
          </table:table-cell>
          <table:table-cell office:value-type="float" office:value="3.304516855" calcext:value-type="float">
            <text:p>3.304516855</text:p>
          </table:table-cell>
          <table:table-cell office:value-type="float" office:value="3.212260491" calcext:value-type="float">
            <text:p>3.212260491</text:p>
          </table:table-cell>
          <table:table-cell office:value-type="float" office:value="3.122744639" calcext:value-type="float">
            <text:p>3.122744639</text:p>
          </table:table-cell>
          <table:table-cell office:value-type="float" office:value="3.035288744" calcext:value-type="float">
            <text:p>3.035288744</text:p>
          </table:table-cell>
          <table:table-cell office:value-type="float" office:value="2.950068946" calcext:value-type="float">
            <text:p>2.950068946</text:p>
          </table:table-cell>
          <table:table-cell office:value-type="float" office:value="2.867524192" calcext:value-type="float">
            <text:p>2.867524192</text:p>
          </table:table-cell>
          <table:table-cell office:value-type="float" office:value="2.787666928" calcext:value-type="float">
            <text:p>2.787666928</text:p>
          </table:table-cell>
          <table:table-cell office:value-type="float" office:value="2.709839596" calcext:value-type="float">
            <text:p>2.709839596</text:p>
          </table:table-cell>
          <table:table-cell office:value-type="float" office:value="2.633756416" calcext:value-type="float">
            <text:p>2.633756416</text:p>
          </table:table-cell>
          <table:table-cell office:value-type="float" office:value="2.559893552" calcext:value-type="float">
            <text:p>2.559893552</text:p>
          </table:table-cell>
          <table:table-cell office:value-type="float" office:value="2.488393895" calcext:value-type="float">
            <text:p>2.488393895</text:p>
          </table:table-cell>
          <table:table-cell office:value-type="float" office:value="2.419121352" calcext:value-type="float">
            <text:p>2.419121352</text:p>
          </table:table-cell>
          <table:table-cell office:value-type="float" office:value="2.351427022" calcext:value-type="float">
            <text:p>2.351427022</text:p>
          </table:table-cell>
          <table:table-cell office:value-type="float" office:value="2.285347461" calcext:value-type="float">
            <text:p>2.285347461</text:p>
          </table:table-cell>
          <table:table-cell office:value-type="float" office:value="2.221337153" calcext:value-type="float">
            <text:p>2.221337153</text:p>
          </table:table-cell>
          <table:table-cell office:value-type="float" office:value="2.15949633" calcext:value-type="float">
            <text:p>2.15949633</text:p>
          </table:table-cell>
          <table:table-cell office:value-type="float" office:value="2.099300542" calcext:value-type="float">
            <text:p>2.099300542</text:p>
          </table:table-cell>
          <table:table-cell office:value-type="float" office:value="2.040329725" calcext:value-type="float">
            <text:p>2.040329725</text:p>
          </table:table-cell>
          <table:table-cell office:value-type="float" office:value="1.983012571" calcext:value-type="float">
            <text:p>1.983012571</text:p>
          </table:table-cell>
          <table:table-cell office:value-type="float" office:value="1.927667919" calcext:value-type="float">
            <text:p>1.927667919</text:p>
          </table:table-cell>
          <table:table-cell office:value-type="float" office:value="1.874106975" calcext:value-type="float">
            <text:p>1.874106975</text:p>
          </table:table-cell>
          <table:table-cell office:value-type="float" office:value="1.821633556" calcext:value-type="float">
            <text:p>1.821633556</text:p>
          </table:table-cell>
          <table:table-cell office:value-type="float" office:value="1.770347313" calcext:value-type="float">
            <text:p>1.770347313</text:p>
          </table:table-cell>
          <table:table-cell office:value-type="float" office:value="1.720744501" calcext:value-type="float">
            <text:p>1.720744501</text:p>
          </table:table-cell>
          <table:table-cell office:value-type="float" office:value="1.672940911" calcext:value-type="float">
            <text:p>1.672940911</text:p>
          </table:table-cell>
          <table:table-cell office:value-type="float" office:value="1.626356673" calcext:value-type="float">
            <text:p>1.626356673</text:p>
          </table:table-cell>
          <table:table-cell office:value-type="float" office:value="1.580588275" calcext:value-type="float">
            <text:p>1.580588275</text:p>
          </table:table-cell>
          <table:table-cell office:value-type="float" office:value="1.536169264" calcext:value-type="float">
            <text:p>1.536169264</text:p>
          </table:table-cell>
          <table:table-cell office:value-type="float" office:value="1.493259356" calcext:value-type="float">
            <text:p>1.493259356</text:p>
          </table:table-cell>
          <table:table-cell office:value-type="float" office:value="1.45182082" calcext:value-type="float">
            <text:p>1.45182082</text:p>
          </table:table-cell>
          <table:table-cell office:value-type="float" office:value="1.411231863" calcext:value-type="float">
            <text:p>1.411231863</text:p>
          </table:table-cell>
          <table:table-cell office:value-type="float" office:value="1.371458322" calcext:value-type="float">
            <text:p>1.371458322</text:p>
          </table:table-cell>
          <table:table-cell office:value-type="float" office:value="1.332970579" calcext:value-type="float">
            <text:p>1.332970579</text:p>
          </table:table-cell>
          <table:table-cell office:value-type="float" office:value="1.295940142" calcext:value-type="float">
            <text:p>1.295940142</text:p>
          </table:table-cell>
          <table:table-cell office:value-type="float" office:value="1.25994167" calcext:value-type="float">
            <text:p>1.25994167</text:p>
          </table:table-cell>
          <table:table-cell office:value-type="float" office:value="1.224489791" calcext:value-type="float">
            <text:p>1.224489791</text:p>
          </table:table-cell>
          <table:table-cell office:value-type="float" office:value="1.189970897" calcext:value-type="float">
            <text:p>1.189970897</text:p>
          </table:table-cell>
          <table:table-cell office:value-type="float" office:value="1.156754207" calcext:value-type="float">
            <text:p>1.156754207</text:p>
          </table:table-cell>
          <table:table-cell office:value-type="float" office:value="1.124766668" calcext:value-type="float">
            <text:p>1.124766668</text:p>
          </table:table-cell>
          <table:table-cell office:value-type="float" office:value="1.09331119" calcext:value-type="float">
            <text:p>1.09331119</text:p>
          </table:table-cell>
          <table:table-cell office:value-type="float" office:value="1.062398355" calcext:value-type="float">
            <text:p>1.062398355</text:p>
          </table:table-cell>
          <table:table-cell office:value-type="float" office:value="1.032559058" calcext:value-type="float">
            <text:p>1.032559058</text:p>
          </table:table-cell>
          <table:table-cell office:value-type="float" office:value="1.00395292" calcext:value-type="float">
            <text:p>1.00395292</text:p>
          </table:table-cell>
          <table:table-cell office:value-type="float" office:value="0.976074521" calcext:value-type="float">
            <text:p>0.976074521</text:p>
          </table:table-cell>
          <table:table-cell office:value-type="float" office:value="0.948629117" calcext:value-type="float">
            <text:p>0.948629117</text:p>
          </table:table-cell>
          <table:table-cell office:value-type="float" office:value="0.921834671" calcext:value-type="float">
            <text:p>0.921834671</text:p>
          </table:table-cell>
          <table:table-cell office:value-type="float" office:value="0.896066896" calcext:value-type="float">
            <text:p>0.896066896</text:p>
          </table:table-cell>
          <table:table-cell office:value-type="float" office:value="0.871315119" calcext:value-type="float">
            <text:p>0.871315119</text:p>
          </table:table-cell>
          <table:table-cell office:value-type="float" office:value="0.847012162" calcext:value-type="float">
            <text:p>0.847012162</text:p>
          </table:table-cell>
          <table:table-cell office:value-type="float" office:value="0.823031982" calcext:value-type="float">
            <text:p>0.823031982</text:p>
          </table:table-cell>
          <table:table-cell office:value-type="float" office:value="0.799862267" calcext:value-type="float">
            <text:p>0.799862267</text:p>
          </table:table-cell>
          <table:table-cell office:value-type="float" office:value="0.777703216" calcext:value-type="float">
            <text:p>0.777703216</text:p>
          </table:table-cell>
          <table:table-cell office:value-type="float" office:value="0.756218427" calcext:value-type="float">
            <text:p>0.756218427</text:p>
          </table:table-cell>
          <table:table-cell office:value-type="float" office:value="0.73489049" calcext:value-type="float">
            <text:p>0.73489049</text:p>
          </table:table-cell>
          <table:table-cell office:value-type="float" office:value="0.714050143" calcext:value-type="float">
            <text:p>0.714050143</text:p>
          </table:table-cell>
          <table:table-cell office:value-type="float" office:value="0.69412342" calcext:value-type="float">
            <text:p>0.69412342</text:p>
          </table:table-cell>
          <table:table-cell office:value-type="float" office:value="0.675048888" calcext:value-type="float">
            <text:p>0.675048888</text:p>
          </table:table-cell>
          <table:table-cell office:value-type="float" office:value="0.656212322" calcext:value-type="float">
            <text:p>0.656212322</text:p>
          </table:table-cell>
          <table:table-cell office:value-type="float" office:value="0.637535643" calcext:value-type="float">
            <text:p>0.637535643</text:p>
          </table:table-cell>
          <table:table-cell office:value-type="float" office:value="0.619565699" calcext:value-type="float">
            <text:p>0.619565699</text:p>
          </table:table-cell>
          <table:table-cell office:value-type="float" office:value="0.602482315" calcext:value-type="float">
            <text:p>0.602482315</text:p>
          </table:table-cell>
          <table:table-cell office:value-type="float" office:value="0.585907381" calcext:value-type="float">
            <text:p>0.585907381</text:p>
          </table:table-cell>
          <table:table-cell office:value-type="float" office:value="0.569291207" calcext:value-type="float">
            <text:p>0.569291207</text:p>
          </table:table-cell>
          <table:table-cell office:value-type="float" office:value="0.553154575" calcext:value-type="float">
            <text:p>0.553154575</text:p>
          </table:table-cell>
          <table:table-cell office:value-type="float" office:value="0.537676336" calcext:value-type="float">
            <text:p>0.537676336</text:p>
          </table:table-cell>
          <table:table-cell office:value-type="float" office:value="0.522924957" calcext:value-type="float">
            <text:p>0.522924957</text:p>
          </table:table-cell>
          <table:table-cell office:value-type="float" office:value="0.508398101" calcext:value-type="float">
            <text:p>0.508398101</text:p>
          </table:table-cell>
          <table:table-cell office:value-type="float" office:value="0.493913496" calcext:value-type="float">
            <text:p>0.493913496</text:p>
          </table:table-cell>
          <table:table-cell office:value-type="float" office:value="0.479917298" calcext:value-type="float">
            <text:p>0.479917298</text:p>
          </table:table-cell>
          <table:table-cell office:value-type="float" office:value="0.46669306" calcext:value-type="float">
            <text:p>0.46669306</text:p>
          </table:table-cell>
          <table:table-cell office:value-type="float" office:value="0.453905045" calcext:value-type="float">
            <text:p>0.453905045</text:p>
          </table:table-cell>
          <table:table-cell office:value-type="float" office:value="0.441085479" calcext:value-type="float">
            <text:p>0.441085479</text:p>
          </table:table-cell>
          <table:table-cell office:value-type="float" office:value="0.428455975" calcext:value-type="float">
            <text:p>0.428455975</text:p>
          </table:table-cell>
          <table:table-cell office:value-type="float" office:value="0.416469674" calcext:value-type="float">
            <text:p>0.416469674</text:p>
          </table:table-cell>
          <table:table-cell office:value-type="float" office:value="0.405152945" calcext:value-type="float">
            <text:p>0.405152945</text:p>
          </table:table-cell>
          <table:table-cell office:value-type="float" office:value="0.393907772" calcext:value-type="float">
            <text:p>0.393907772</text:p>
          </table:table-cell>
          <table:table-cell office:value-type="float" office:value="0.382592101" calcext:value-type="float">
            <text:p>0.382592101</text:p>
          </table:table-cell>
          <table:table-cell office:value-type="float" office:value="0.371713793" calcext:value-type="float">
            <text:p>0.371713793</text:p>
          </table:table-cell>
          <table:table-cell office:value-type="float" office:value="0.361531479" calcext:value-type="float">
            <text:p>0.361531479</text:p>
          </table:table-cell>
          <table:table-cell office:value-type="float" office:value="0.351708635" calcext:value-type="float">
            <text:p>0.351708635</text:p>
          </table:table-cell>
          <table:table-cell office:value-type="float" office:value="0.341714144" calcext:value-type="float">
            <text:p>0.341714144</text:p>
          </table:table-cell>
          <table:table-cell office:value-type="float" office:value="0.331851127" calcext:value-type="float">
            <text:p>0.331851127</text:p>
          </table:table-cell>
          <table:table-cell office:value-type="float" office:value="0.322959268" calcext:value-type="float">
            <text:p>0.322959268</text:p>
          </table:table-cell>
          <table:table-cell office:value-type="float" office:value="0.31349854" calcext:value-type="float">
            <text:p>0.31349854</text:p>
          </table:table-cell>
          <table:table-cell office:value-type="float" office:value="0.305192487" calcext:value-type="float">
            <text:p>0.305192487</text:p>
          </table:table-cell>
          <table:table-cell office:value-type="float" office:value="0.296424663" calcext:value-type="float">
            <text:p>0.296424663</text:p>
          </table:table-cell>
          <table:table-cell office:value-type="float" office:value="0.287908632" calcext:value-type="float">
            <text:p>0.287908632</text:p>
          </table:table-cell>
          <table:table-cell office:value-type="float" office:value="0.28004133" calcext:value-type="float">
            <text:p>0.28004133</text:p>
          </table:table-cell>
          <table:table-cell office:value-type="float" office:value="0.272484193" calcext:value-type="float">
            <text:p>0.272484193</text:p>
          </table:table-cell>
          <table:table-cell office:value-type="float" office:value="0.264749694" calcext:value-type="float">
            <text:p>0.264749694</text:p>
          </table:table-cell>
          <table:table-cell office:value-type="float" office:value="0.2570974" calcext:value-type="float">
            <text:p>0.2570974</text:p>
          </table:table-cell>
          <table:table-cell office:value-type="float" office:value="0.249843143" calcext:value-type="float">
            <text:p>0.249843143</text:p>
          </table:table-cell>
          <table:table-cell office:value-type="float" office:value="0.243169564" calcext:value-type="float">
            <text:p>0.243169564</text:p>
          </table:table-cell>
          <table:table-cell office:value-type="float" office:value="0.236488664" calcext:value-type="float">
            <text:p>0.236488664</text:p>
          </table:table-cell>
          <table:table-cell office:value-type="float" office:value="0.229598572" calcext:value-type="float">
            <text:p>0.229598572</text:p>
          </table:table-cell>
          <table:table-cell office:value-type="float" office:value="0.222978845" calcext:value-type="float">
            <text:p>0.222978845</text:p>
          </table:table-cell>
          <table:table-cell office:value-type="float" office:value="0.216919826" calcext:value-type="float">
            <text:p>0.216919826</text:p>
          </table:table-cell>
          <table:table-cell office:value-type="float" office:value="0.211169328" calcext:value-type="float">
            <text:p>0.211169328</text:p>
          </table:table-cell>
          <table:table-cell office:value-type="float" office:value="0.205133286" calcext:value-type="float">
            <text:p>0.205133286</text:p>
          </table:table-cell>
          <table:table-cell office:value-type="float" office:value="0.199094823" calcext:value-type="float">
            <text:p>0.199094823</text:p>
          </table:table-cell>
          <table:table-cell office:value-type="float" office:value="0.193504536" calcext:value-type="float">
            <text:p>0.193504536</text:p>
          </table:table-cell>
          <table:table-cell office:value-type="float" office:value="0.188428712" calcext:value-type="float">
            <text:p>0.188428712</text:p>
          </table:table-cell>
          <table:table-cell office:value-type="float" office:value="0.183282741" calcext:value-type="float">
            <text:p>0.183282741</text:p>
          </table:table-cell>
          <table:table-cell office:value-type="float" office:value="0.177850692" calcext:value-type="float">
            <text:p>0.177850692</text:p>
          </table:table-cell>
          <table:table-cell office:value-type="float" office:value="0.17270913" calcext:value-type="float">
            <text:p>0.17270913</text:p>
          </table:table-cell>
          <table:table-cell office:value-type="float" office:value="0.168000672" calcext:value-type="float">
            <text:p>0.168000672</text:p>
          </table:table-cell>
          <table:table-cell office:value-type="float" office:value="0.163588638" calcext:value-type="float">
            <text:p>0.163588638</text:p>
          </table:table-cell>
          <table:table-cell office:value-type="float" office:value="0.158970563" calcext:value-type="float">
            <text:p>0.158970563</text:p>
          </table:table-cell>
          <table:table-cell office:value-type="float" office:value="0.154243422" calcext:value-type="float">
            <text:p>0.154243422</text:p>
          </table:table-cell>
          <table:table-cell office:value-type="float" office:value="0.14982258" calcext:value-type="float">
            <text:p>0.14982258</text:p>
          </table:table-cell>
          <table:table-cell office:value-type="float" office:value="0.145964185" calcext:value-type="float">
            <text:p>0.145964185</text:p>
          </table:table-cell>
          <table:table-cell office:value-type="float" office:value="0.14202189" calcext:value-type="float">
            <text:p>0.14202189</text:p>
          </table:table-cell>
          <table:table-cell office:value-type="float" office:value="0.137815213" calcext:value-type="float">
            <text:p>0.137815213</text:p>
          </table:table-cell>
          <table:table-cell office:value-type="float" office:value="0.133700502" calcext:value-type="float">
            <text:p>0.133700502</text:p>
          </table:table-cell>
          <table:table-cell office:value-type="float" office:value="0.130143756" calcext:value-type="float">
            <text:p>0.130143756</text:p>
          </table:table-cell>
          <table:table-cell office:value-type="float" office:value="0.126804153" calcext:value-type="float">
            <text:p>0.126804153</text:p>
          </table:table-cell>
          <table:table-cell office:value-type="float" office:value="0.123190667" calcext:value-type="float">
            <text:p>0.123190667</text:p>
          </table:table-cell>
          <table:table-cell office:value-type="float" office:value="0.119437649" calcext:value-type="float">
            <text:p>0.119437649</text:p>
          </table:table-cell>
          <table:table-cell office:value-type="float" office:value="0.11600599" calcext:value-type="float">
            <text:p>0.11600599</text:p>
          </table:table-cell>
          <table:table-cell office:value-type="float" office:value="0.113103114" calcext:value-type="float">
            <text:p>0.113103114</text:p>
          </table:table-cell>
          <table:table-cell office:value-type="float" office:value="0.110121256" calcext:value-type="float">
            <text:p>0.110121256</text:p>
          </table:table-cell>
          <table:table-cell office:value-type="float" office:value="0.106731072" calcext:value-type="float">
            <text:p>0.106731072</text:p>
          </table:table-cell>
          <table:table-cell office:value-type="float" office:value="0.103576213" calcext:value-type="float">
            <text:p>0.103576213</text:p>
          </table:table-cell>
          <table:table-cell office:value-type="float" office:value="0.100757239" calcext:value-type="float">
            <text:p>0.100757239</text:p>
          </table:table-cell>
          <table:table-cell office:value-type="float" office:value="0.098255123" calcext:value-type="float">
            <text:p>0.098255123</text:p>
          </table:table-cell>
          <table:table-cell office:value-type="float" office:value="0.095465471" calcext:value-type="float">
            <text:p>0.095465471</text:p>
          </table:table-cell>
          <table:table-cell office:value-type="float" office:value="0.092519292" calcext:value-type="float">
            <text:p>0.092519292</text:p>
          </table:table-cell>
          <table:table-cell office:value-type="float" office:value="0.089838635" calcext:value-type="float">
            <text:p>0.089838635</text:p>
          </table:table-cell>
          <table:table-cell office:value-type="float" office:value="0.08759238" calcext:value-type="float">
            <text:p>0.08759238</text:p>
          </table:table-cell>
          <table:table-cell office:value-type="float" office:value="0.085334621" calcext:value-type="float">
            <text:p>0.085334621</text:p>
          </table:table-cell>
          <table:table-cell office:value-type="float" office:value="0.08272296" calcext:value-type="float">
            <text:p>0.08272296</text:p>
          </table:table-cell>
          <table:table-cell office:value-type="float" office:value="0.080172382" calcext:value-type="float">
            <text:p>0.080172382</text:p>
          </table:table-cell>
          <table:table-cell office:value-type="float" office:value="0.078027925" calcext:value-type="float">
            <text:p>0.078027925</text:p>
          </table:table-cell>
          <table:table-cell office:value-type="float" office:value="0.076174383" calcext:value-type="float">
            <text:p>0.076174383</text:p>
          </table:table-cell>
          <table:table-cell office:value-type="float" office:value="0.074002597" calcext:value-type="float">
            <text:p>0.074002597</text:p>
          </table:table-cell>
          <table:table-cell office:value-type="float" office:value="0.071623597" calcext:value-type="float">
            <text:p>0.071623597</text:p>
          </table:table-cell>
          <table:table-cell office:value-type="float" office:value="0.069531855" calcext:value-type="float">
            <text:p>0.069531855</text:p>
          </table:table-cell>
          <table:table-cell office:value-type="float" office:value="0.06788746" calcext:value-type="float">
            <text:p>0.06788746</text:p>
          </table:table-cell>
          <table:table-cell office:value-type="float" office:value="0.066185741" calcext:value-type="float">
            <text:p>0.066185741</text:p>
          </table:table-cell>
          <table:table-cell office:value-type="float" office:value="0.064073749" calcext:value-type="float">
            <text:p>0.064073749</text:p>
          </table:table-cell>
          <table:table-cell office:value-type="float" office:value="0.062032918" calcext:value-type="float">
            <text:p>0.062032918</text:p>
          </table:table-cell>
          <table:table-cell office:value-type="float" office:value="0.060446258" calcext:value-type="float">
            <text:p>0.060446258</text:p>
          </table:table-cell>
          <table:table-cell office:value-type="float" office:value="0.059011686" calcext:value-type="float">
            <text:p>0.059011686</text:p>
          </table:table-cell>
          <table:table-cell office:value-type="float" office:value="0.0573829279999" calcext:value-type="float">
            <text:p>0.057382928</text:p>
          </table:table-cell>
          <table:table-cell office:value-type="float" office:value="0.055501837" calcext:value-type="float">
            <text:p>0.055501837</text:p>
          </table:table-cell>
          <table:table-cell office:value-type="float" office:value="0.053834075" calcext:value-type="float">
            <text:p>0.053834075</text:p>
          </table:table-cell>
          <table:table-cell office:value-type="float" office:value="0.052558133" calcext:value-type="float">
            <text:p>0.052558133</text:p>
          </table:table-cell>
          <table:table-cell office:value-type="float" office:value="0.051307955" calcext:value-type="float">
            <text:p>0.051307955</text:p>
          </table:table-cell>
          <table:table-cell office:value-type="float" office:value="0.049680389" calcext:value-type="float">
            <text:p>0.049680389</text:p>
          </table:table-cell>
          <table:table-cell office:value-type="float" office:value="0.048038954" calcext:value-type="float">
            <text:p>0.048038954</text:p>
          </table:table-cell>
          <table:table-cell office:value-type="float" office:value="0.046763112" calcext:value-type="float">
            <text:p>0.046763112</text:p>
          </table:table-cell>
          <table:table-cell office:value-type="float" office:value="0.045789519" calcext:value-type="float">
            <text:p>0.045789519</text:p>
          </table:table-cell>
          <table:table-cell office:value-type="float" office:value="0.044488639" calcext:value-type="float">
            <text:p>0.044488639</text:p>
          </table:table-cell>
          <table:table-cell office:value-type="float" office:value="0.04295175" calcext:value-type="float">
            <text:p>0.04295175</text:p>
          </table:table-cell>
          <table:table-cell office:value-type="float" office:value="0.041639472" calcext:value-type="float">
            <text:p>0.041639472</text:p>
          </table:table-cell>
          <table:table-cell office:value-type="float" office:value="0.040734851" calcext:value-type="float">
            <text:p>0.040734851</text:p>
          </table:table-cell>
          <table:table-cell office:value-type="float" office:value="0.039824117" calcext:value-type="float">
            <text:p>0.039824117</text:p>
          </table:table-cell>
          <table:table-cell office:value-type="float" office:value="0.0384836779999" calcext:value-type="float">
            <text:p>0.038483678</text:p>
          </table:table-cell>
          <table:table-cell office:value-type="float" office:value="0.0371614580001" calcext:value-type="float">
            <text:p>0.037161458</text:p>
          </table:table-cell>
          <table:table-cell office:value-type="float" office:value="0.036181757" calcext:value-type="float">
            <text:p>0.036181757</text:p>
          </table:table-cell>
          <table:table-cell office:value-type="float" office:value="0.0355326939999" calcext:value-type="float">
            <text:p>0.035532694</text:p>
          </table:table-cell>
          <table:table-cell office:value-type="float" office:value="0.03451765" calcext:value-type="float">
            <text:p>0.03451765</text:p>
          </table:table-cell>
          <table:table-cell office:value-type="float" office:value="0.033225743" calcext:value-type="float">
            <text:p>0.033225743</text:p>
          </table:table-cell>
          <table:table-cell office:value-type="float" office:value="0.0321871610001" calcext:value-type="float">
            <text:p>0.032187161</text:p>
          </table:table-cell>
          <table:table-cell office:value-type="float" office:value="0.031553554" calcext:value-type="float">
            <text:p>0.031553554</text:p>
          </table:table-cell>
          <table:table-cell office:value-type="float" office:value="0.030893567" calcext:value-type="float">
            <text:p>0.030893567</text:p>
          </table:table-cell>
          <table:table-cell office:value-type="float" office:value="0.029883351" calcext:value-type="float">
            <text:p>0.029883351</text:p>
          </table:table-cell>
          <table:table-cell office:value-type="float" office:value="0.028748049" calcext:value-type="float">
            <text:p>0.028748049</text:p>
          </table:table-cell>
          <table:table-cell office:value-type="float" office:value="0.027974304" calcext:value-type="float">
            <text:p>0.027974304</text:p>
          </table:table-cell>
          <table:table-cell office:value-type="float" office:value="0.0275269709999" calcext:value-type="float">
            <text:p>0.027526971</text:p>
          </table:table-cell>
          <table:table-cell office:value-type="float" office:value="0.026808343" calcext:value-type="float">
            <text:p>0.026808343</text:p>
          </table:table-cell>
          <table:table-cell office:value-type="float" office:value="0.025771574" calcext:value-type="float">
            <text:p>0.025771574</text:p>
          </table:table-cell>
          <table:table-cell office:value-type="float" office:value="0.0248694850001" calcext:value-type="float">
            <text:p>0.024869485</text:p>
          </table:table-cell>
          <table:table-cell office:value-type="float" office:value="0.024420558" calcext:value-type="float">
            <text:p>0.024420558</text:p>
          </table:table-cell>
          <table:table-cell office:value-type="float" office:value="0.02401214" calcext:value-type="float">
            <text:p>0.02401214</text:p>
          </table:table-cell>
          <table:table-cell office:value-type="float" office:value="0.023142542" calcext:value-type="float">
            <text:p>0.023142542</text:p>
          </table:table-cell>
          <table:table-cell office:value-type="float" office:value="0.022208457" calcext:value-type="float">
            <text:p>0.022208457</text:p>
          </table:table-cell>
          <table:table-cell office:value-type="float" office:value="0.022017645" calcext:value-type="float">
            <text:p>0.022017645</text:p>
          </table:table-cell>
          <table:table-cell office:value-type="float" office:value="0.020959554" calcext:value-type="float">
            <text:p>0.020959554</text:p>
          </table:table-cell>
          <table:table-cell office:value-type="float" office:value="0.020813849" calcext:value-type="float">
            <text:p>0.020813849</text:p>
          </table:table-cell>
          <table:table-cell office:value-type="float" office:value="0.019982794" calcext:value-type="float">
            <text:p>0.019982794</text:p>
          </table:table-cell>
          <table:table-cell office:value-type="float" office:value="0.0192472389999" calcext:value-type="float">
            <text:p>0.019247239</text:p>
          </table:table-cell>
          <table:table-cell office:value-type="float" office:value="0.0188786160001" calcext:value-type="float">
            <text:p>0.018878616</text:p>
          </table:table-cell>
          <table:table-cell office:value-type="float" office:value="0.0186225889999" calcext:value-type="float">
            <text:p>0.018622589</text:p>
          </table:table-cell>
          <table:table-cell office:value-type="float" office:value="0.017978647" calcext:value-type="float">
            <text:p>0.017978647</text:p>
          </table:table-cell>
          <table:table-cell office:value-type="float" office:value="0.017196998" calcext:value-type="float">
            <text:p>0.017196998</text:p>
          </table:table-cell>
          <table:table-cell office:value-type="float" office:value="0.01671041" calcext:value-type="float">
            <text:p>0.01671041</text:p>
          </table:table-cell>
          <table:table-cell office:value-type="float" office:value="0.016554344" calcext:value-type="float">
            <text:p>0.016554344</text:p>
          </table:table-cell>
          <table:table-cell office:value-type="float" office:value="0.016183682" calcext:value-type="float">
            <text:p>0.016183682</text:p>
          </table:table-cell>
          <table:table-cell office:value-type="float" office:value="0.015459864" calcext:value-type="float">
            <text:p>0.015459864</text:p>
          </table:table-cell>
          <table:table-cell office:value-type="float" office:value="0.014814221" calcext:value-type="float">
            <text:p>0.014814221</text:p>
          </table:table-cell>
          <table:table-cell office:value-type="float" office:value="0.014650146" calcext:value-type="float">
            <text:p>0.014650146</text:p>
          </table:table-cell>
          <table:table-cell office:value-type="float" office:value="0.014476946" calcext:value-type="float">
            <text:p>0.014476946</text:p>
          </table:table-cell>
          <table:table-cell office:value-type="float" office:value="0.013969742" calcext:value-type="float">
            <text:p>0.013969742</text:p>
          </table:table-cell>
          <table:table-cell office:value-type="float" office:value="0.013246953" calcext:value-type="float">
            <text:p>0.013246953</text:p>
          </table:table-cell>
          <table:table-cell office:value-type="float" office:value="0.012897566" calcext:value-type="float">
            <text:p>0.012897566</text:p>
          </table:table-cell>
          <table:table-cell office:value-type="float" office:value="0.012881638" calcext:value-type="float">
            <text:p>0.012881638</text:p>
          </table:table-cell>
          <table:table-cell office:value-type="float" office:value="0.012586134" calcext:value-type="float">
            <text:p>0.012586134</text:p>
          </table:table-cell>
          <table:table-cell office:value-type="float" office:value="0.011959979" calcext:value-type="float">
            <text:p>0.011959979</text:p>
          </table:table-cell>
          <table:table-cell office:value-type="float" office:value="0.011397493" calcext:value-type="float">
            <text:p>0.011397493</text:p>
          </table:table-cell>
          <table:table-cell office:value-type="float" office:value="0.011334637" calcext:value-type="float">
            <text:p>0.011334637</text:p>
          </table:table-cell>
          <table:table-cell office:value-type="float" office:value="0.011262883" calcext:value-type="float">
            <text:p>0.011262883</text:p>
          </table:table-cell>
          <table:table-cell office:value-type="float" office:value="0.01086861" calcext:value-type="float">
            <text:p>0.01086861</text:p>
          </table:table-cell>
          <table:table-cell office:value-type="float" office:value="0.010281562" calcext:value-type="float">
            <text:p>0.010281562</text:p>
          </table:table-cell>
          <table:table-cell office:value-type="float" office:value="0.00990574199999" calcext:value-type="float">
            <text:p>0.009905742</text:p>
          </table:table-cell>
          <table:table-cell office:value-type="float" office:value="0.00997165900003" calcext:value-type="float">
            <text:p>0.009971659</text:p>
          </table:table-cell>
          <table:table-cell office:value-type="float" office:value="0.00982416299999" calcext:value-type="float">
            <text:p>0.009824163</text:p>
          </table:table-cell>
          <table:table-cell office:value-type="float" office:value="0.00926442000004" calcext:value-type="float">
            <text:p>0.00926442</text:p>
          </table:table-cell>
          <table:table-cell office:value-type="float" office:value="0.00883279199995" calcext:value-type="float">
            <text:p>0.008832792</text:p>
          </table:table-cell>
          <table:table-cell office:value-type="float" office:value="0.00870806900002" calcext:value-type="float">
            <text:p>0.008708069</text:p>
          </table:table-cell>
          <table:table-cell office:value-type="float" office:value="0.00880539299999" calcext:value-type="float">
            <text:p>0.008805393</text:p>
          </table:table-cell>
          <table:table-cell office:value-type="float" office:value="0.00845580800002" calcext:value-type="float">
            <text:p>0.008455808</text:p>
          </table:table-cell>
          <table:table-cell office:value-type="float" office:value="0.00786982500003" calcext:value-type="float">
            <text:p>0.007869825</text:p>
          </table:table-cell>
          <table:table-cell office:value-type="float" office:value="0.00766043799993" calcext:value-type="float">
            <text:p>0.007660438</text:p>
          </table:table-cell>
          <table:table-cell office:value-type="float" office:value="0.00772142500001" calcext:value-type="float">
            <text:p>0.007721425</text:p>
          </table:table-cell>
          <table:table-cell office:value-type="float" office:value="0.00763400100006" calcext:value-type="float">
            <text:p>0.007634001</text:p>
          </table:table-cell>
          <table:table-cell office:value-type="float" office:value="0.00724826799994" calcext:value-type="float">
            <text:p>0.007248268</text:p>
          </table:table-cell>
          <table:table-cell office:value-type="float" office:value="0.00679073400001" calcext:value-type="float">
            <text:p>0.006790734</text:p>
          </table:table-cell>
          <table:table-cell office:value-type="float" office:value="0.00670339499997" calcext:value-type="float">
            <text:p>0.006703395</text:p>
          </table:table-cell>
          <table:table-cell office:value-type="float" office:value="0.00685180200009" calcext:value-type="float">
            <text:p>0.006851802</text:p>
          </table:table-cell>
          <table:table-cell office:value-type="float" office:value="0.006566322" calcext:value-type="float">
            <text:p>0.006566322</text:p>
          </table:table-cell>
          <table:table-cell office:value-type="float" office:value="0.00613539999996" calcext:value-type="float">
            <text:p>0.0061354</text:p>
          </table:table-cell>
          <table:table-cell office:value-type="float" office:value="0.00588827900003" calcext:value-type="float">
            <text:p>0.005888279</text:p>
          </table:table-cell>
          <table:table-cell office:value-type="float" office:value="0.00596061099998" calcext:value-type="float">
            <text:p>0.005960611</text:p>
          </table:table-cell>
          <table:table-cell office:value-type="float" office:value="0.00600369699999" calcext:value-type="float">
            <text:p>0.006003697</text:p>
          </table:table-cell>
          <table:table-cell office:value-type="float" office:value="0.00559646099996" calcext:value-type="float">
            <text:p>0.005596461</text:p>
          </table:table-cell>
          <table:table-cell office:value-type="float" office:value="0.00517980900003" calcext:value-type="float">
            <text:p>0.005179809</text:p>
          </table:table-cell>
          <table:table-cell office:value-type="float" office:value="0.00251055199998" calcext:value-type="float">
            <text:p>0.002510552</text:p>
          </table:table-cell>
          <table:table-cell office:value-type="float" office:value="-0.001335362" calcext:value-type="float">
            <text:p>-0.001335362</text:p>
          </table:table-cell>
          <table:table-cell office:value-type="float" office:value="-0.003610018" calcext:value-type="float">
            <text:p>-0.003610018</text:p>
          </table:table-cell>
          <table:table-cell office:value-type="float" office:value="-0.00717645799995" calcext:value-type="float">
            <text:p>-0.007176458</text:p>
          </table:table-cell>
          <table:table-cell office:value-type="float" office:value="-0.0133061320001" calcext:value-type="float">
            <text:p>-0.013306132</text:p>
          </table:table-cell>
          <table:table-cell office:value-type="float" office:value="-0.016916665" calcext:value-type="float">
            <text:p>-0.016916665</text:p>
          </table:table-cell>
          <table:table-cell office:value-type="float" office:value="-0.0193202109999" calcext:value-type="float">
            <text:p>-0.019320211</text:p>
          </table:table-cell>
          <table:table-cell office:value-type="float" office:value="-0.022533108" calcext:value-type="float">
            <text:p>-0.022533108</text:p>
          </table:table-cell>
          <table:table-cell office:value-type="float" office:value="-0.025656688" calcext:value-type="float">
            <text:p>-0.025656688</text:p>
          </table:table-cell>
          <table:table-cell office:value-type="float" office:value="-0.027659258" calcext:value-type="float">
            <text:p>-0.027659258</text:p>
          </table:table-cell>
          <table:table-cell office:value-type="float" office:value="-0.0305038250001" calcext:value-type="float">
            <text:p>-0.030503825</text:p>
          </table:table-cell>
          <table:table-cell office:value-type="float" office:value="-0.032910939" calcext:value-type="float">
            <text:p>-0.032910939</text:p>
          </table:table-cell>
          <table:table-cell office:value-type="float" office:value="-0.03909616" calcext:value-type="float">
            <text:p>-0.03909616</text:p>
          </table:table-cell>
          <table:table-cell office:value-type="float" office:value="-0.041802416" calcext:value-type="float">
            <text:p>-0.041802416</text:p>
          </table:table-cell>
          <table:table-cell office:value-type="float" office:value="-0.043447777" calcext:value-type="float">
            <text:p>-0.043447777</text:p>
          </table:table-cell>
          <table:table-cell office:value-type="float" office:value="-0.045453314" calcext:value-type="float">
            <text:p>-0.045453314</text:p>
          </table:table-cell>
          <table:table-cell office:value-type="float" office:value="-0.047786048" calcext:value-type="float">
            <text:p>-0.047786048</text:p>
          </table:table-cell>
          <table:table-cell office:value-type="float" office:value="-0.050930105" calcext:value-type="float">
            <text:p>-0.050930105</text:p>
          </table:table-cell>
          <table:table-cell office:value-type="float" office:value="-0.0556739229999" calcext:value-type="float">
            <text:p>-0.055673923</text:p>
          </table:table-cell>
          <table:table-cell office:value-type="float" office:value="-0.057226773" calcext:value-type="float">
            <text:p>-0.057226773</text:p>
          </table:table-cell>
          <table:table-cell office:value-type="float" office:value="-0.059077394" calcext:value-type="float">
            <text:p>-0.059077394</text:p>
          </table:table-cell>
          <table:table-cell office:value-type="float" office:value="-0.060773603" calcext:value-type="float">
            <text:p>-0.060773603</text:p>
          </table:table-cell>
          <table:table-cell office:value-type="float" office:value="-0.062583685" calcext:value-type="float">
            <text:p>-0.062583685</text:p>
          </table:table-cell>
          <table:table-cell office:value-type="float" office:value="-0.061718156" calcext:value-type="float">
            <text:p>-0.061718156</text:p>
          </table:table-cell>
          <table:table-cell office:value-type="float" office:value="-0.078766787" calcext:value-type="float">
            <text:p>-0.078766787</text:p>
          </table:table-cell>
          <table:table-cell office:value-type="float" office:value="-0.088949464" calcext:value-type="float">
            <text:p>-0.088949464</text:p>
          </table:table-cell>
          <table:table-cell office:value-type="float" office:value="-0.101771223" calcext:value-type="float">
            <text:p>-0.101771223</text:p>
          </table:table-cell>
          <table:table-cell office:value-type="float" office:value="-0.122004741" calcext:value-type="float">
            <text:p>-0.122004741</text:p>
          </table:table-cell>
          <table:table-cell office:value-type="float" office:value="-0.178553448" calcext:value-type="float">
            <text:p>-0.178553448</text:p>
          </table:table-cell>
          <table:table-cell office:value-type="float" office:value="-0.283933069" calcext:value-type="float">
            <text:p>-0.283933069</text:p>
          </table:table-cell>
          <table:table-cell office:value-type="float" office:value="-0.351508581" calcext:value-type="float">
            <text:p>-0.351508581</text:p>
          </table:table-cell>
          <table:table-cell office:value-type="float" office:value="-0.418012296" calcext:value-type="float">
            <text:p>-0.418012296</text:p>
          </table:table-cell>
          <table:table-cell office:value-type="float" office:value="-0.475313289" calcext:value-type="float">
            <text:p>-0.475313289</text:p>
          </table:table-cell>
          <table:table-cell office:value-type="float" office:value="-0.544379798" calcext:value-type="float">
            <text:p>-0.544379798</text:p>
          </table:table-cell>
          <table:table-cell office:value-type="float" office:value="-0.675825215" calcext:value-type="float">
            <text:p>-0.675825215</text:p>
          </table:table-cell>
          <table:table-cell office:value-type="float" office:value="-0.890570795" calcext:value-type="float">
            <text:p>-0.890570795</text:p>
          </table:table-cell>
          <table:table-cell office:value-type="float" office:value="-1.009785668" calcext:value-type="float">
            <text:p>-1.009785668</text:p>
          </table:table-cell>
          <table:table-cell office:value-type="float" office:value="-1.105721858" calcext:value-type="float">
            <text:p>-1.105721858</text:p>
          </table:table-cell>
          <table:table-cell office:value-type="float" office:value="-1.191737745" calcext:value-type="float">
            <text:p>-1.191737745</text:p>
          </table:table-cell>
          <table:table-cell office:value-type="float" office:value="-1.294340434" calcext:value-type="float">
            <text:p>-1.294340434</text:p>
          </table:table-cell>
          <table:table-cell office:value-type="float" office:value="-1.384606717" calcext:value-type="float">
            <text:p>-1.384606717</text:p>
          </table:table-cell>
          <table:table-cell office:value-type="float" office:value="-1.541028122" calcext:value-type="float">
            <text:p>-1.541028122</text:p>
          </table:table-cell>
          <table:table-cell office:value-type="float" office:value="-1.668233446" calcext:value-type="float">
            <text:p>-1.668233446</text:p>
          </table:table-cell>
          <table:table-cell office:value-type="float" office:value="-1.723387835" calcext:value-type="float">
            <text:p>-1.723387835</text:p>
          </table:table-cell>
          <table:table-cell office:value-type="float" office:value="-1.827155389" calcext:value-type="float">
            <text:p>-1.827155389</text:p>
          </table:table-cell>
          <table:table-cell office:value-type="float" office:value="-1.90215879" calcext:value-type="float">
            <text:p>-1.90215879</text:p>
          </table:table-cell>
          <table:table-cell office:value-type="float" office:value="-1.978210874" calcext:value-type="float">
            <text:p>-1.978210874</text:p>
          </table:table-cell>
          <table:table-cell office:value-type="float" office:value="-2.052290887" calcext:value-type="float">
            <text:p>-2.052290887</text:p>
          </table:table-cell>
          <table:table-cell office:value-type="float" office:value="-2.196760212" calcext:value-type="float">
            <text:p>-2.196760212</text:p>
          </table:table-cell>
          <table:table-cell office:value-type="float" office:value="-2.318554769" calcext:value-type="float">
            <text:p>-2.318554769</text:p>
          </table:table-cell>
          <table:table-cell office:value-type="float" office:value="-2.367930419" calcext:value-type="float">
            <text:p>-2.367930419</text:p>
          </table:table-cell>
          <table:table-cell office:value-type="float" office:value="-2.4967722" calcext:value-type="float">
            <text:p>-2.4967722</text:p>
          </table:table-cell>
          <table:table-cell office:value-type="float" office:value="-2.613303413" calcext:value-type="float">
            <text:p>-2.613303413</text:p>
          </table:table-cell>
          <table:table-cell office:value-type="float" office:value="-2.676678268" calcext:value-type="float">
            <text:p>-2.676678268</text:p>
          </table:table-cell>
          <table:table-cell office:value-type="float" office:value="-2.715776052" calcext:value-type="float">
            <text:p>-2.715776052</text:p>
          </table:table-cell>
          <table:table-cell office:value-type="float" office:value="-2.765747617" calcext:value-type="float">
            <text:p>-2.765747617</text:p>
          </table:table-cell>
          <table:table-cell office:value-type="float" office:value="-2.817732353" calcext:value-type="float">
            <text:p>-2.817732353</text:p>
          </table:table-cell>
          <table:table-cell office:value-type="float" office:value="-2.950201669" calcext:value-type="float">
            <text:p>-2.950201669</text:p>
          </table:table-cell>
          <table:table-cell office:value-type="float" office:value="-3.032268391" calcext:value-type="float">
            <text:p>-3.032268391</text:p>
          </table:table-cell>
          <table:table-cell office:value-type="float" office:value="-3.086615739" calcext:value-type="float">
            <text:p>-3.086615739</text:p>
          </table:table-cell>
          <table:table-cell office:value-type="float" office:value="-3.120344782" calcext:value-type="float">
            <text:p>-3.120344782</text:p>
          </table:table-cell>
          <table:table-cell office:value-type="float" office:value="-3.156387984" calcext:value-type="float">
            <text:p>-3.156387984</text:p>
          </table:table-cell>
          <table:table-cell office:value-type="float" office:value="-3.222592352" calcext:value-type="float">
            <text:p>-3.222592352</text:p>
          </table:table-cell>
          <table:table-cell office:value-type="float" office:value="-3.353679349" calcext:value-type="float">
            <text:p>-3.353679349</text:p>
          </table:table-cell>
          <table:table-cell office:value-type="float" office:value="-3.386203594" calcext:value-type="float">
            <text:p>-3.386203594</text:p>
          </table:table-cell>
          <table:table-cell office:value-type="float" office:value="-3.41787251" calcext:value-type="float">
            <text:p>-3.41787251</text:p>
          </table:table-cell>
          <table:table-cell office:value-type="float" office:value="-3.461300525" calcext:value-type="float">
            <text:p>-3.461300525</text:p>
          </table:table-cell>
          <table:table-cell office:value-type="float" office:value="-3.491019148" calcext:value-type="float">
            <text:p>-3.491019148</text:p>
          </table:table-cell>
          <table:table-cell office:value-type="float" office:value="-3.507101927" calcext:value-type="float">
            <text:p>-3.507101927</text:p>
          </table:table-cell>
          <table:table-cell office:value-type="float" office:value="-3.535029984" calcext:value-type="float">
            <text:p>-3.535029984</text:p>
          </table:table-cell>
          <table:table-cell office:value-type="float" office:value="-3.575071503" calcext:value-type="float">
            <text:p>-3.575071503</text:p>
          </table:table-cell>
          <table:table-cell office:value-type="float" office:value="-3.589233304" calcext:value-type="float">
            <text:p>-3.589233304</text:p>
          </table:table-cell>
          <table:table-cell office:value-type="float" office:value="-3.627678543" calcext:value-type="float">
            <text:p>-3.627678543</text:p>
          </table:table-cell>
          <table:table-cell office:value-type="float" office:value="-3.727540069" calcext:value-type="float">
            <text:p>-3.727540069</text:p>
          </table:table-cell>
          <table:table-cell office:value-type="float" office:value="-3.796912716" calcext:value-type="float">
            <text:p>-3.796912716</text:p>
          </table:table-cell>
          <table:table-cell office:value-type="float" office:value="-3.817829169" calcext:value-type="float">
            <text:p>-3.817829169</text:p>
          </table:table-cell>
          <table:table-cell office:value-type="float" office:value="-3.828263364" calcext:value-type="float">
            <text:p>-3.828263364</text:p>
          </table:table-cell>
          <table:table-cell office:value-type="float" office:value="-3.847266072" calcext:value-type="float">
            <text:p>-3.847266072</text:p>
          </table:table-cell>
          <table:table-cell office:value-type="float" office:value="-3.853110131" calcext:value-type="float">
            <text:p>-3.853110131</text:p>
          </table:table-cell>
          <table:table-cell office:value-type="float" office:value="-3.940739351" calcext:value-type="float">
            <text:p>-3.940739351</text:p>
          </table:table-cell>
          <table:table-cell office:value-type="float" office:value="-4.038986457" calcext:value-type="float">
            <text:p>-4.038986457</text:p>
          </table:table-cell>
          <table:table-cell office:value-type="float" office:value="-4.05259652" calcext:value-type="float">
            <text:p>-4.05259652</text:p>
          </table:table-cell>
          <table:table-cell office:value-type="float" office:value="-4.066206752" calcext:value-type="float">
            <text:p>-4.066206752</text:p>
          </table:table-cell>
          <table:table-cell office:value-type="float" office:value="-4.078362064" calcext:value-type="float">
            <text:p>-4.078362064</text:p>
          </table:table-cell>
          <table:table-cell office:value-type="float" office:value="-4.078376281" calcext:value-type="float">
            <text:p>-4.078376281</text:p>
          </table:table-cell>
          <table:table-cell office:value-type="float" office:value="-4.090811983" calcext:value-type="float">
            <text:p>-4.090811983</text:p>
          </table:table-cell>
          <table:table-cell office:value-type="float" office:value="-4.099463153" calcext:value-type="float">
            <text:p>-4.099463153</text:p>
          </table:table-cell>
          <table:table-cell office:value-type="float" office:value="-4.117117674" calcext:value-type="float">
            <text:p>-4.117117674</text:p>
          </table:table-cell>
          <table:table-cell office:value-type="float" office:value="-4.13772717" calcext:value-type="float">
            <text:p>-4.13772717</text:p>
          </table:table-cell>
          <table:table-cell office:value-type="float" office:value="-4.145500364" calcext:value-type="float">
            <text:p>-4.145500364</text:p>
          </table:table-cell>
          <table:table-cell office:value-type="float" office:value="-4.228074057" calcext:value-type="float">
            <text:p>-4.228074057</text:p>
          </table:table-cell>
          <table:table-cell office:value-type="float" office:value="-4.280095683" calcext:value-type="float">
            <text:p>-4.280095683</text:p>
          </table:table-cell>
          <table:table-cell office:value-type="float" office:value="-4.293325906" calcext:value-type="float">
            <text:p>-4.293325906</text:p>
          </table:table-cell>
          <table:table-cell office:value-type="float" office:value="-4.293687061" calcext:value-type="float">
            <text:p>-4.293687061</text:p>
          </table:table-cell>
          <table:table-cell office:value-type="float" office:value="-4.300094967" calcext:value-type="float">
            <text:p>-4.300094967</text:p>
          </table:table-cell>
          <table:table-cell office:value-type="float" office:value="-4.306001761" calcext:value-type="float">
            <text:p>-4.306001761</text:p>
          </table:table-cell>
          <table:table-cell office:value-type="float" office:value="-4.418097285" calcext:value-type="float">
            <text:p>-4.418097285</text:p>
          </table:table-cell>
          <table:table-cell office:value-type="float" office:value="-4.452836977" calcext:value-type="float">
            <text:p>-4.452836977</text:p>
          </table:table-cell>
          <table:table-cell office:value-type="float" office:value="-4.442933615" calcext:value-type="float">
            <text:p>-4.442933615</text:p>
          </table:table-cell>
          <table:table-cell office:value-type="float" office:value="-4.445036623" calcext:value-type="float">
            <text:p>-4.445036623</text:p>
          </table:table-cell>
          <table:table-cell office:value-type="float" office:value="-4.449826717" calcext:value-type="float">
            <text:p>-4.449826717</text:p>
          </table:table-cell>
          <table:table-cell office:value-type="float" office:value="-4.451570499" calcext:value-type="float">
            <text:p>-4.451570499</text:p>
          </table:table-cell>
          <table:table-cell office:value-type="float" office:value="-4.481497022" calcext:value-type="float">
            <text:p>-4.481497022</text:p>
          </table:table-cell>
          <table:table-cell office:value-type="float" office:value="-4.590050472" calcext:value-type="float">
            <text:p>-4.590050472</text:p>
          </table:table-cell>
          <table:table-cell office:value-type="float" office:value="-4.595185002" calcext:value-type="float">
            <text:p>-4.595185002</text:p>
          </table:table-cell>
          <table:table-cell office:value-type="float" office:value="-4.733477017" calcext:value-type="float">
            <text:p>-4.733477017</text:p>
          </table:table-cell>
          <table:table-cell office:value-type="float" office:value="-4.949547115" calcext:value-type="float">
            <text:p>-4.949547115</text:p>
          </table:table-cell>
          <table:table-cell office:value-type="float" office:value="-5.056817822" calcext:value-type="float">
            <text:p>-5.056817822</text:p>
          </table:table-cell>
          <table:table-cell office:value-type="float" office:value="-5.140420788" calcext:value-type="float">
            <text:p>-5.140420788</text:p>
          </table:table-cell>
          <table:table-cell office:value-type="float" office:value="-5.320553931" calcext:value-type="float">
            <text:p>-5.320553931</text:p>
          </table:table-cell>
          <table:table-cell office:value-type="float" office:value="-5.516888283" calcext:value-type="float">
            <text:p>-5.516888283</text:p>
          </table:table-cell>
          <table:table-cell office:value-type="float" office:value="-5.60802324" calcext:value-type="float">
            <text:p>-5.60802324</text:p>
          </table:table-cell>
          <table:table-cell office:value-type="float" office:value="-5.615244847" calcext:value-type="float">
            <text:p>-5.615244847</text:p>
          </table:table-cell>
          <table:table-cell office:value-type="float" office:value="-5.811961107" calcext:value-type="float">
            <text:p>-5.811961107</text:p>
          </table:table-cell>
          <table:table-cell office:value-type="float" office:value="-5.953532674" calcext:value-type="float">
            <text:p>-5.953532674</text:p>
          </table:table-cell>
          <table:table-cell office:value-type="float" office:value="-6.013581662" calcext:value-type="float">
            <text:p>-6.013581662</text:p>
          </table:table-cell>
          <table:table-cell office:value-type="float" office:value="-6.071435423" calcext:value-type="float">
            <text:p>-6.071435423</text:p>
          </table:table-cell>
          <table:table-cell office:value-type="float" office:value="-6.112859739" calcext:value-type="float">
            <text:p>-6.112859739</text:p>
          </table:table-cell>
          <table:table-cell office:value-type="float" office:value="-6.013787986" calcext:value-type="float">
            <text:p>-6.013787986</text:p>
          </table:table-cell>
          <table:table-cell office:value-type="float" office:value="-5.846384536" calcext:value-type="float">
            <text:p>-5.846384536</text:p>
          </table:table-cell>
          <table:table-cell office:value-type="float" office:value="-5.683072498" calcext:value-type="float">
            <text:p>-5.683072498</text:p>
          </table:table-cell>
          <table:table-cell office:value-type="float" office:value="-5.524276695" calcext:value-type="float">
            <text:p>-5.524276695</text:p>
          </table:table-cell>
          <table:table-cell office:value-type="float" office:value="-5.369701594" calcext:value-type="float">
            <text:p>-5.369701594</text:p>
          </table:table-cell>
          <table:table-cell office:value-type="float" office:value="-5.219230175" calcext:value-type="float">
            <text:p>-5.219230175</text:p>
          </table:table-cell>
          <table:table-cell office:value-type="float" office:value="-5.073238172" calcext:value-type="float">
            <text:p>-5.073238172</text:p>
          </table:table-cell>
          <table:table-cell office:value-type="float" office:value="-4.931608085" calcext:value-type="float">
            <text:p>-4.931608085</text:p>
          </table:table-cell>
          <table:table-cell office:value-type="float" office:value="-4.793799227" calcext:value-type="float">
            <text:p>-4.793799227</text:p>
          </table:table-cell>
          <table:table-cell office:value-type="float" office:value="-4.65951015" calcext:value-type="float">
            <text:p>-4.65951015</text:p>
          </table:table-cell>
          <table:table-cell office:value-type="float" office:value="-4.528991594" calcext:value-type="float">
            <text:p>-4.528991594</text:p>
          </table:table-cell>
          <table:table-cell office:value-type="float" office:value="-4.402518711" calcext:value-type="float">
            <text:p>-4.402518711</text:p>
          </table:table-cell>
          <table:table-cell office:value-type="float" office:value="-4.279632632" calcext:value-type="float">
            <text:p>-4.279632632</text:p>
          </table:table-cell>
          <table:table-cell office:value-type="float" office:value="-4.159882486" calcext:value-type="float">
            <text:p>-4.159882486</text:p>
          </table:table-cell>
          <table:table-cell office:value-type="float" office:value="-4.043229313" calcext:value-type="float">
            <text:p>-4.043229313</text:p>
          </table:table-cell>
          <table:table-cell office:value-type="float" office:value="-3.930150295" calcext:value-type="float">
            <text:p>-3.930150295</text:p>
          </table:table-cell>
          <table:table-cell office:value-type="float" office:value="-3.82051533" calcext:value-type="float">
            <text:p>-3.82051533</text:p>
          </table:table-cell>
          <table:table-cell office:value-type="float" office:value="-3.713769808" calcext:value-type="float">
            <text:p>-3.713769808</text:p>
          </table:table-cell>
          <table:table-cell office:value-type="float" office:value="-3.609638247" calcext:value-type="float">
            <text:p>-3.609638247</text:p>
          </table:table-cell>
          <table:table-cell office:value-type="float" office:value="-3.508457497" calcext:value-type="float">
            <text:p>-3.508457497</text:p>
          </table:table-cell>
          <table:table-cell office:value-type="float" office:value="-3.410540907" calcext:value-type="float">
            <text:p>-3.410540907</text:p>
          </table:table-cell>
          <table:table-cell office:value-type="float" office:value="-3.31539242" calcext:value-type="float">
            <text:p>-3.31539242</text:p>
          </table:table-cell>
          <table:table-cell office:value-type="float" office:value="-3.222547019" calcext:value-type="float">
            <text:p>-3.222547019</text:p>
          </table:table-cell>
          <table:table-cell office:value-type="float" office:value="-3.132167012" calcext:value-type="float">
            <text:p>-3.132167012</text:p>
          </table:table-cell>
          <table:table-cell office:value-type="float" office:value="-3.04450185" calcext:value-type="float">
            <text:p>-3.04450185</text:p>
          </table:table-cell>
          <table:table-cell office:value-type="float" office:value="-2.959605597" calcext:value-type="float">
            <text:p>-2.959605597</text:p>
          </table:table-cell>
          <table:table-cell office:value-type="float" office:value="-2.8769687018" calcext:value-type="float">
            <text:p>-2.8769687018</text:p>
          </table:table-cell>
          <table:table-cell office:value-type="float" office:value="-2.7963081527" calcext:value-type="float">
            <text:p>-2.7963081527</text:p>
          </table:table-cell>
          <table:table-cell office:value-type="float" office:value="-2.7178557826" calcext:value-type="float">
            <text:p>-2.7178557826</text:p>
          </table:table-cell>
          <table:table-cell office:value-type="float" office:value="-2.6419960637" calcext:value-type="float">
            <text:p>-2.6419960637</text:p>
          </table:table-cell>
          <table:table-cell office:value-type="float" office:value="-2.5683575619" calcext:value-type="float">
            <text:p>-2.5683575619</text:p>
          </table:table-cell>
          <table:table-cell office:value-type="float" office:value="-2.496494644" calcext:value-type="float">
            <text:p>-2.496494644</text:p>
          </table:table-cell>
          <table:table-cell office:value-type="float" office:value="-2.426354199" calcext:value-type="float">
            <text:p>-2.426354199</text:p>
          </table:table-cell>
          <table:table-cell office:value-type="float" office:value="-2.3584502067" calcext:value-type="float">
            <text:p>-2.3584502067</text:p>
          </table:table-cell>
          <table:table-cell office:value-type="float" office:value="-2.2927699295" calcext:value-type="float">
            <text:p>-2.2927699295</text:p>
          </table:table-cell>
          <table:table-cell office:value-type="float" office:value="-2.2287857786" calcext:value-type="float">
            <text:p>-2.2287857786</text:p>
          </table:table-cell>
          <table:table-cell office:value-type="float" office:value="-2.1662200365" calcext:value-type="float">
            <text:p>-2.1662200365</text:p>
          </table:table-cell>
          <table:table-cell office:value-type="float" office:value="-2.105379879" calcext:value-type="float">
            <text:p>-2.105379879</text:p>
          </table:table-cell>
          <table:table-cell office:value-type="float" office:value="-2.0466823561" calcext:value-type="float">
            <text:p>-2.0466823561</text:p>
          </table:table-cell>
          <table:table-cell office:value-type="float" office:value="-1.9897076965" calcext:value-type="float">
            <text:p>-1.9897076965</text:p>
          </table:table-cell>
          <table:table-cell office:value-type="float" office:value="-1.9340093364" calcext:value-type="float">
            <text:p>-1.9340093364</text:p>
          </table:table-cell>
          <table:table-cell office:value-type="float" office:value="-1.8795657742" calcext:value-type="float">
            <text:p>-1.8795657742</text:p>
          </table:table-cell>
          <table:table-cell office:value-type="float" office:value="-1.8269682611" calcext:value-type="float">
            <text:p>-1.8269682611</text:p>
          </table:table-cell>
          <table:table-cell office:value-type="float" office:value="-1.7761819485" calcext:value-type="float">
            <text:p>-1.7761819485</text:p>
          </table:table-cell>
          <table:table-cell office:value-type="float" office:value="-1.7266451283" calcext:value-type="float">
            <text:p>-1.7266451283</text:p>
          </table:table-cell>
          <table:table-cell office:value-type="float" office:value="-1.6780971525" calcext:value-type="float">
            <text:p>-1.6780971525</text:p>
          </table:table-cell>
          <table:table-cell office:value-type="float" office:value="-1.6309410486" calcext:value-type="float">
            <text:p>-1.6309410486</text:p>
          </table:table-cell>
          <table:table-cell office:value-type="float" office:value="-1.5854490191" calcext:value-type="float">
            <text:p>-1.5854490191</text:p>
          </table:table-cell>
          <table:table-cell office:value-type="float" office:value="-1.5413716249" calcext:value-type="float">
            <text:p>-1.5413716249</text:p>
          </table:table-cell>
          <table:table-cell office:value-type="float" office:value="-1.4982664279" calcext:value-type="float">
            <text:p>-1.4982664279</text:p>
          </table:table-cell>
          <table:table-cell office:value-type="float" office:value="-1.4560544827" calcext:value-type="float">
            <text:p>-1.4560544827</text:p>
          </table:table-cell>
          <table:table-cell office:value-type="float" office:value="-1.4152470815" calcext:value-type="float">
            <text:p>-1.4152470815</text:p>
          </table:table-cell>
          <table:table-cell office:value-type="float" office:value="-1.3759387111" calcext:value-type="float">
            <text:p>-1.3759387111</text:p>
          </table:table-cell>
          <table:table-cell office:value-type="float" office:value="-1.3376255045" calcext:value-type="float">
            <text:p>-1.3376255045</text:p>
          </table:table-cell>
          <table:table-cell office:value-type="float" office:value="-1.3000154985" calcext:value-type="float">
            <text:p>-1.3000154985</text:p>
          </table:table-cell>
          <table:table-cell office:value-type="float" office:value="-1.2633773206" calcext:value-type="float">
            <text:p>-1.2633773206</text:p>
          </table:table-cell>
          <table:table-cell office:value-type="float" office:value="-1.2281974165" calcext:value-type="float">
            <text:p>-1.2281974165</text:p>
          </table:table-cell>
          <table:table-cell office:value-type="float" office:value="-1.1941307294" calcext:value-type="float">
            <text:p>-1.1941307294</text:p>
          </table:table-cell>
          <table:table-cell office:value-type="float" office:value="-1.1607228324" calcext:value-type="float">
            <text:p>-1.1607228324</text:p>
          </table:table-cell>
          <table:table-cell office:value-type="float" office:value="-1.127917822" calcext:value-type="float">
            <text:p>-1.127917822</text:p>
          </table:table-cell>
          <table:table-cell office:value-type="float" office:value="-1.0963021606" calcext:value-type="float">
            <text:p>-1.0963021606</text:p>
          </table:table-cell>
          <table:table-cell office:value-type="float" office:value="-1.0659465003" calcext:value-type="float">
            <text:p>-1.0659465003</text:p>
          </table:table-cell>
          <table:table-cell office:value-type="float" office:value="-1.0363054094" calcext:value-type="float">
            <text:p>-1.0363054094</text:p>
          </table:table-cell>
          <table:table-cell office:value-type="float" office:value="-1.0071017435" calcext:value-type="float">
            <text:p>-1.0071017435</text:p>
          </table:table-cell>
          <table:table-cell office:value-type="float" office:value="-0.9786865001" calcext:value-type="float">
            <text:p>-0.9786865001</text:p>
          </table:table-cell>
          <table:table-cell office:value-type="float" office:value="-0.9514004967" calcext:value-type="float">
            <text:p>-0.9514004967</text:p>
          </table:table-cell>
          <table:table-cell office:value-type="float" office:value="-0.925074252" calcext:value-type="float">
            <text:p>-0.925074252</text:p>
          </table:table-cell>
          <table:table-cell office:value-type="float" office:value="-0.899246477" calcext:value-type="float">
            <text:p>-0.899246477</text:p>
          </table:table-cell>
          <table:table-cell office:value-type="float" office:value="-0.8737954803" calcext:value-type="float">
            <text:p>-0.8737954803</text:p>
          </table:table-cell>
          <table:table-cell office:value-type="float" office:value="-0.8492231889" calcext:value-type="float">
            <text:p>-0.8492231889</text:p>
          </table:table-cell>
          <table:table-cell office:value-type="float" office:value="-0.8257365606" calcext:value-type="float">
            <text:p>-0.8257365606</text:p>
          </table:table-cell>
          <table:table-cell office:value-type="float" office:value="-0.802845907" calcext:value-type="float">
            <text:p>-0.802845907</text:p>
          </table:table-cell>
          <table:table-cell office:value-type="float" office:value="-0.7802283387" calcext:value-type="float">
            <text:p>-0.7802283387</text:p>
          </table:table-cell>
          <table:table-cell office:value-type="float" office:value="-0.7580942686" calcext:value-type="float">
            <text:p>-0.7580942686</text:p>
          </table:table-cell>
          <table:table-cell office:value-type="float" office:value="-0.7370064175" calcext:value-type="float">
            <text:p>-0.7370064175</text:p>
          </table:table-cell>
          <table:table-cell office:value-type="float" office:value="-0.7166973814" calcext:value-type="float">
            <text:p>-0.7166973814</text:p>
          </table:table-cell>
          <table:table-cell office:value-type="float" office:value="-0.6966857216" calcext:value-type="float">
            <text:p>-0.6966857216</text:p>
          </table:table-cell>
          <table:table-cell office:value-type="float" office:value="-0.676863643" calcext:value-type="float">
            <text:p>-0.676863643</text:p>
          </table:table-cell>
          <table:table-cell office:value-type="float" office:value="-0.6578073695" calcext:value-type="float">
            <text:p>-0.6578073695</text:p>
          </table:table-cell>
          <table:table-cell office:value-type="float" office:value="-0.6397080926" calcext:value-type="float">
            <text:p>-0.6397080926</text:p>
          </table:table-cell>
          <table:table-cell office:value-type="float" office:value="-0.6220251803" calcext:value-type="float">
            <text:p>-0.6220251803</text:p>
          </table:table-cell>
          <table:table-cell office:value-type="float" office:value="-0.6044281215" calcext:value-type="float">
            <text:p>-0.6044281215</text:p>
          </table:table-cell>
          <table:table-cell office:value-type="float" office:value="-0.5872670324" calcext:value-type="float">
            <text:p>-0.5872670324</text:p>
          </table:table-cell>
          <table:table-cell office:value-type="float" office:value="-0.5708899574" calcext:value-type="float">
            <text:p>-0.5708899574</text:p>
          </table:table-cell>
          <table:table-cell office:value-type="float" office:value="-0.5552066293" calcext:value-type="float">
            <text:p>-0.5552066293</text:p>
          </table:table-cell>
          <table:table-cell office:value-type="float" office:value="-0.5397533325" calcext:value-type="float">
            <text:p>-0.5397533325</text:p>
          </table:table-cell>
          <table:table-cell office:value-type="float" office:value="-0.5243778529" calcext:value-type="float">
            <text:p>-0.5243778529</text:p>
          </table:table-cell>
          <table:table-cell office:value-type="float" office:value="-0.5095425346" calcext:value-type="float">
            <text:p>-0.5095425346</text:p>
          </table:table-cell>
          <table:table-cell office:value-type="float" office:value="-0.4955339371" calcext:value-type="float">
            <text:p>-0.4955339371</text:p>
          </table:table-cell>
          <table:table-cell office:value-type="float" office:value="-0.4818979954" calcext:value-type="float">
            <text:p>-0.4818979954</text:p>
          </table:table-cell>
          <table:table-cell office:value-type="float" office:value="-0.4682926051" calcext:value-type="float">
            <text:p>-0.4682926051</text:p>
          </table:table-cell>
          <table:table-cell office:value-type="float" office:value="-0.4548719328" calcext:value-type="float">
            <text:p>-0.4548719328</text:p>
          </table:table-cell>
          <table:table-cell office:value-type="float" office:value="-0.4422235272" calcext:value-type="float">
            <text:p>-0.4422235272</text:p>
          </table:table-cell>
          <table:table-cell office:value-type="float" office:value="-0.4301618455" calcext:value-type="float">
            <text:p>-0.4301618455</text:p>
          </table:table-cell>
          <table:table-cell office:value-type="float" office:value="-0.418197036" calcext:value-type="float">
            <text:p>-0.418197036</text:p>
          </table:table-cell>
          <table:table-cell office:value-type="float" office:value="-0.4061854808" calcext:value-type="float">
            <text:p>-0.4061854808</text:p>
          </table:table-cell>
          <table:table-cell office:value-type="float" office:value="-0.3946589572" calcext:value-type="float">
            <text:p>-0.3946589572</text:p>
          </table:table-cell>
          <table:table-cell office:value-type="float" office:value="-0.3838975057" calcext:value-type="float">
            <text:p>-0.3838975057</text:p>
          </table:table-cell>
          <table:table-cell office:value-type="float" office:value="-0.3733913739" calcext:value-type="float">
            <text:p>-0.3733913739</text:p>
          </table:table-cell>
          <table:table-cell office:value-type="float" office:value="-0.3627869242" calcext:value-type="float">
            <text:p>-0.3627869242</text:p>
          </table:table-cell>
          <table:table-cell office:value-type="float" office:value="-0.3523708328" calcext:value-type="float">
            <text:p>-0.3523708328</text:p>
          </table:table-cell>
          <table:table-cell office:value-type="float" office:value="-0.3425178066" calcext:value-type="float">
            <text:p>-0.3425178066</text:p>
          </table:table-cell>
          <table:table-cell office:value-type="float" office:value="-0.3332268283" calcext:value-type="float">
            <text:p>-0.3332268283</text:p>
          </table:table-cell>
          <table:table-cell office:value-type="float" office:value="-0.3240190401" calcext:value-type="float">
            <text:p>-0.3240190401</text:p>
          </table:table-cell>
          <table:table-cell office:value-type="float" office:value="-0.3146986294" calcext:value-type="float">
            <text:p>-0.3146986294</text:p>
          </table:table-cell>
          <table:table-cell office:value-type="float" office:value="-0.3056824311" calcext:value-type="float">
            <text:p>-0.3056824311</text:p>
          </table:table-cell>
          <table:table-cell office:value-type="float" office:value="-0.2973520784" calcext:value-type="float">
            <text:p>-0.2973520784</text:p>
          </table:table-cell>
          <table:table-cell office:value-type="float" office:value="-0.2892864485" calcext:value-type="float">
            <text:p>-0.2892864485</text:p>
          </table:table-cell>
          <table:table-cell/>
        </table:table-row>
        <table:table-row table:style-name="ro1">
          <table:table-cell office:value-type="string" calcext:value-type="string">
            <text:p>liuyc_3_prius0</text:p>
          </table:table-cell>
          <table:table-cell office:value-type="float" office:value="1.5601229673" calcext:value-type="float">
            <text:p>1.5601229673</text:p>
          </table:table-cell>
          <table:table-cell office:value-type="float" office:value="1.6992046031" calcext:value-type="float">
            <text:p>1.6992046031</text:p>
          </table:table-cell>
          <table:table-cell office:value-type="float" office:value="1.7691892731" calcext:value-type="float">
            <text:p>1.7691892731</text:p>
          </table:table-cell>
          <table:table-cell office:value-type="float" office:value="1.8222387016" calcext:value-type="float">
            <text:p>1.8222387016</text:p>
          </table:table-cell>
          <table:table-cell office:value-type="float" office:value="1.8736160572" calcext:value-type="float">
            <text:p>1.8736160572</text:p>
          </table:table-cell>
          <table:table-cell office:value-type="float" office:value="1.9306144084" calcext:value-type="float">
            <text:p>1.9306144084</text:p>
          </table:table-cell>
          <table:table-cell office:value-type="float" office:value="1.9633181797" calcext:value-type="float">
            <text:p>1.9633181797</text:p>
          </table:table-cell>
          <table:table-cell office:value-type="float" office:value="2.0203802672" calcext:value-type="float">
            <text:p>2.0203802672</text:p>
          </table:table-cell>
          <table:table-cell office:value-type="float" office:value="2.1497040498" calcext:value-type="float">
            <text:p>2.1497040498</text:p>
          </table:table-cell>
          <table:table-cell office:value-type="float" office:value="2.2049091644" calcext:value-type="float">
            <text:p>2.2049091644</text:p>
          </table:table-cell>
          <table:table-cell office:value-type="float" office:value="2.2478076494" calcext:value-type="float">
            <text:p>2.2478076494</text:p>
          </table:table-cell>
          <table:table-cell office:value-type="float" office:value="2.2968234442" calcext:value-type="float">
            <text:p>2.2968234442</text:p>
          </table:table-cell>
          <table:table-cell office:value-type="float" office:value="2.3248182511" calcext:value-type="float">
            <text:p>2.3248182511</text:p>
          </table:table-cell>
          <table:table-cell office:value-type="float" office:value="2.372107989" calcext:value-type="float">
            <text:p>2.372107989</text:p>
          </table:table-cell>
          <table:table-cell office:value-type="float" office:value="2.4076749058" calcext:value-type="float">
            <text:p>2.4076749058</text:p>
          </table:table-cell>
          <table:table-cell office:value-type="float" office:value="2.5330159006" calcext:value-type="float">
            <text:p>2.5330159006</text:p>
          </table:table-cell>
          <table:table-cell office:value-type="float" office:value="2.5673874285" calcext:value-type="float">
            <text:p>2.5673874285</text:p>
          </table:table-cell>
          <table:table-cell office:value-type="float" office:value="2.5957440501" calcext:value-type="float">
            <text:p>2.5957440501</text:p>
          </table:table-cell>
          <table:table-cell office:value-type="float" office:value="2.7112260428" calcext:value-type="float">
            <text:p>2.7112260428</text:p>
          </table:table-cell>
          <table:table-cell office:value-type="float" office:value="2.6668314251" calcext:value-type="float">
            <text:p>2.6668314251</text:p>
          </table:table-cell>
          <table:table-cell office:value-type="float" office:value="2.7646889868" calcext:value-type="float">
            <text:p>2.7646889868</text:p>
          </table:table-cell>
          <table:table-cell office:value-type="float" office:value="2.8048966862" calcext:value-type="float">
            <text:p>2.8048966862</text:p>
          </table:table-cell>
          <table:table-cell office:value-type="float" office:value="2.8290887528" calcext:value-type="float">
            <text:p>2.8290887528</text:p>
          </table:table-cell>
          <table:table-cell office:value-type="float" office:value="2.8569590709" calcext:value-type="float">
            <text:p>2.8569590709</text:p>
          </table:table-cell>
          <table:table-cell office:value-type="float" office:value="2.8637127578" calcext:value-type="float">
            <text:p>2.8637127578</text:p>
          </table:table-cell>
          <table:table-cell office:value-type="float" office:value="2.9815125662" calcext:value-type="float">
            <text:p>2.9815125662</text:p>
          </table:table-cell>
          <table:table-cell office:value-type="float" office:value="3.0161898425" calcext:value-type="float">
            <text:p>3.0161898425</text:p>
          </table:table-cell>
          <table:table-cell office:value-type="float" office:value="3.0444075249" calcext:value-type="float">
            <text:p>3.0444075249</text:p>
          </table:table-cell>
          <table:table-cell office:value-type="float" office:value="3.0610781749" calcext:value-type="float">
            <text:p>3.0610781749</text:p>
          </table:table-cell>
          <table:table-cell office:value-type="float" office:value="3.0697308896" calcext:value-type="float">
            <text:p>3.0697308896</text:p>
          </table:table-cell>
          <table:table-cell office:value-type="float" office:value="3.0834998909" calcext:value-type="float">
            <text:p>3.0834998909</text:p>
          </table:table-cell>
          <table:table-cell office:value-type="float" office:value="3.1071130418" calcext:value-type="float">
            <text:p>3.1071130418</text:p>
          </table:table-cell>
          <table:table-cell office:value-type="float" office:value="3.1196610398" calcext:value-type="float">
            <text:p>3.1196610398</text:p>
          </table:table-cell>
          <table:table-cell office:value-type="float" office:value="3.1290739408" calcext:value-type="float">
            <text:p>3.1290739408</text:p>
          </table:table-cell>
          <table:table-cell office:value-type="float" office:value="3.1435015924" calcext:value-type="float">
            <text:p>3.1435015924</text:p>
          </table:table-cell>
          <table:table-cell office:value-type="float" office:value="3.218717073" calcext:value-type="float">
            <text:p>3.218717073</text:p>
          </table:table-cell>
          <table:table-cell office:value-type="float" office:value="3.27660704" calcext:value-type="float">
            <text:p>3.27660704</text:p>
          </table:table-cell>
          <table:table-cell office:value-type="float" office:value="3.284732783" calcext:value-type="float">
            <text:p>3.284732783</text:p>
          </table:table-cell>
          <table:table-cell office:value-type="float" office:value="3.302221748" calcext:value-type="float">
            <text:p>3.302221748</text:p>
          </table:table-cell>
          <table:table-cell office:value-type="float" office:value="3.301971511" calcext:value-type="float">
            <text:p>3.301971511</text:p>
          </table:table-cell>
          <table:table-cell office:value-type="float" office:value="3.311901717" calcext:value-type="float">
            <text:p>3.311901717</text:p>
          </table:table-cell>
          <table:table-cell office:value-type="float" office:value="3.321248896" calcext:value-type="float">
            <text:p>3.321248896</text:p>
          </table:table-cell>
          <table:table-cell office:value-type="float" office:value="3.41602826" calcext:value-type="float">
            <text:p>3.41602826</text:p>
          </table:table-cell>
          <table:table-cell office:value-type="float" office:value="3.438122732" calcext:value-type="float">
            <text:p>3.438122732</text:p>
          </table:table-cell>
          <table:table-cell office:value-type="float" office:value="3.444615547" calcext:value-type="float">
            <text:p>3.444615547</text:p>
          </table:table-cell>
          <table:table-cell office:value-type="float" office:value="3.460545452" calcext:value-type="float">
            <text:p>3.460545452</text:p>
          </table:table-cell>
          <table:table-cell office:value-type="float" office:value="3.465563439" calcext:value-type="float">
            <text:p>3.465563439</text:p>
          </table:table-cell>
          <table:table-cell office:value-type="float" office:value="3.460389886" calcext:value-type="float">
            <text:p>3.460389886</text:p>
          </table:table-cell>
          <table:table-cell office:value-type="float" office:value="3.465688277" calcext:value-type="float">
            <text:p>3.465688277</text:p>
          </table:table-cell>
          <table:table-cell office:value-type="float" office:value="3.557069651" calcext:value-type="float">
            <text:p>3.557069651</text:p>
          </table:table-cell>
          <table:table-cell office:value-type="float" office:value="3.575253574" calcext:value-type="float">
            <text:p>3.575253574</text:p>
          </table:table-cell>
          <table:table-cell office:value-type="float" office:value="3.577293583" calcext:value-type="float">
            <text:p>3.577293583</text:p>
          </table:table-cell>
          <table:table-cell office:value-type="float" office:value="3.57920722" calcext:value-type="float">
            <text:p>3.57920722</text:p>
          </table:table-cell>
          <table:table-cell office:value-type="float" office:value="3.581420636" calcext:value-type="float">
            <text:p>3.581420636</text:p>
          </table:table-cell>
          <table:table-cell office:value-type="float" office:value="3.583469173" calcext:value-type="float">
            <text:p>3.583469173</text:p>
          </table:table-cell>
          <table:table-cell office:value-type="float" office:value="3.589985891" calcext:value-type="float">
            <text:p>3.589985891</text:p>
          </table:table-cell>
          <table:table-cell office:value-type="float" office:value="3.672316587" calcext:value-type="float">
            <text:p>3.672316587</text:p>
          </table:table-cell>
          <table:table-cell office:value-type="float" office:value="3.687474809" calcext:value-type="float">
            <text:p>3.687474809</text:p>
          </table:table-cell>
          <table:table-cell office:value-type="float" office:value="3.689480691" calcext:value-type="float">
            <text:p>3.689480691</text:p>
          </table:table-cell>
          <table:table-cell office:value-type="float" office:value="3.685858049" calcext:value-type="float">
            <text:p>3.685858049</text:p>
          </table:table-cell>
          <table:table-cell office:value-type="float" office:value="3.684459348" calcext:value-type="float">
            <text:p>3.684459348</text:p>
          </table:table-cell>
          <table:table-cell office:value-type="float" office:value="3.683305384" calcext:value-type="float">
            <text:p>3.683305384</text:p>
          </table:table-cell>
          <table:table-cell office:value-type="float" office:value="3.692582709" calcext:value-type="float">
            <text:p>3.692582709</text:p>
          </table:table-cell>
          <table:table-cell office:value-type="float" office:value="3.727265198" calcext:value-type="float">
            <text:p>3.727265198</text:p>
          </table:table-cell>
          <table:table-cell office:value-type="float" office:value="3.780561988" calcext:value-type="float">
            <text:p>3.780561988</text:p>
          </table:table-cell>
          <table:table-cell office:value-type="float" office:value="3.777051027" calcext:value-type="float">
            <text:p>3.777051027</text:p>
          </table:table-cell>
          <table:table-cell office:value-type="float" office:value="3.773612257" calcext:value-type="float">
            <text:p>3.773612257</text:p>
          </table:table-cell>
          <table:table-cell office:value-type="float" office:value="3.871405668" calcext:value-type="float">
            <text:p>3.871405668</text:p>
          </table:table-cell>
          <table:table-cell office:value-type="float" office:value="3.870892889" calcext:value-type="float">
            <text:p>3.870892889</text:p>
          </table:table-cell>
          <table:table-cell office:value-type="float" office:value="3.869643685" calcext:value-type="float">
            <text:p>3.869643685</text:p>
          </table:table-cell>
          <table:table-cell office:value-type="float" office:value="3.853341604" calcext:value-type="float">
            <text:p>3.853341604</text:p>
          </table:table-cell>
          <table:table-cell office:value-type="float" office:value="3.847805261" calcext:value-type="float">
            <text:p>3.847805261</text:p>
          </table:table-cell>
          <table:table-cell office:value-type="float" office:value="3.842421589" calcext:value-type="float">
            <text:p>3.842421589</text:p>
          </table:table-cell>
          <table:table-cell office:value-type="float" office:value="3.836719734" calcext:value-type="float">
            <text:p>3.836719734</text:p>
          </table:table-cell>
          <table:table-cell office:value-type="float" office:value="3.917118715" calcext:value-type="float">
            <text:p>3.917118715</text:p>
          </table:table-cell>
          <table:table-cell office:value-type="float" office:value="3.925393474" calcext:value-type="float">
            <text:p>3.925393474</text:p>
          </table:table-cell>
          <table:table-cell office:value-type="float" office:value="3.91834793" calcext:value-type="float">
            <text:p>3.91834793</text:p>
          </table:table-cell>
          <table:table-cell office:value-type="float" office:value="3.920790112" calcext:value-type="float">
            <text:p>3.920790112</text:p>
          </table:table-cell>
          <table:table-cell office:value-type="float" office:value="3.912830041" calcext:value-type="float">
            <text:p>3.912830041</text:p>
          </table:table-cell>
          <table:table-cell office:value-type="float" office:value="3.905318728" calcext:value-type="float">
            <text:p>3.905318728</text:p>
          </table:table-cell>
          <table:table-cell office:value-type="float" office:value="3.974332125" calcext:value-type="float">
            <text:p>3.974332125</text:p>
          </table:table-cell>
          <table:table-cell office:value-type="float" office:value="3.981074498" calcext:value-type="float">
            <text:p>3.981074498</text:p>
          </table:table-cell>
          <table:table-cell office:value-type="float" office:value="3.971900386" calcext:value-type="float">
            <text:p>3.971900386</text:p>
          </table:table-cell>
          <table:table-cell office:value-type="float" office:value="3.96507036" calcext:value-type="float">
            <text:p>3.96507036</text:p>
          </table:table-cell>
          <table:table-cell office:value-type="float" office:value="3.963748409" calcext:value-type="float">
            <text:p>3.963748409</text:p>
          </table:table-cell>
          <table:table-cell office:value-type="float" office:value="3.952795186" calcext:value-type="float">
            <text:p>3.952795186</text:p>
          </table:table-cell>
          <table:table-cell office:value-type="float" office:value="3.944299947" calcext:value-type="float">
            <text:p>3.944299947</text:p>
          </table:table-cell>
          <table:table-cell office:value-type="float" office:value="4.014102166" calcext:value-type="float">
            <text:p>4.014102166</text:p>
          </table:table-cell>
          <table:table-cell office:value-type="float" office:value="4.019361198" calcext:value-type="float">
            <text:p>4.019361198</text:p>
          </table:table-cell>
          <table:table-cell office:value-type="float" office:value="4.009568937" calcext:value-type="float">
            <text:p>4.009568937</text:p>
          </table:table-cell>
          <table:table-cell office:value-type="float" office:value="4.004770619" calcext:value-type="float">
            <text:p>4.004770619</text:p>
          </table:table-cell>
          <table:table-cell office:value-type="float" office:value="3.9895536" calcext:value-type="float">
            <text:p>3.9895536</text:p>
          </table:table-cell>
          <table:table-cell office:value-type="float" office:value="3.979654113" calcext:value-type="float">
            <text:p>3.979654113</text:p>
          </table:table-cell>
          <table:table-cell office:value-type="float" office:value="3.960394912" calcext:value-type="float">
            <text:p>3.960394912</text:p>
          </table:table-cell>
          <table:table-cell office:value-type="float" office:value="4.062922463" calcext:value-type="float">
            <text:p>4.062922463</text:p>
          </table:table-cell>
          <table:table-cell office:value-type="float" office:value="4.052224124" calcext:value-type="float">
            <text:p>4.052224124</text:p>
          </table:table-cell>
          <table:table-cell office:value-type="float" office:value="4.040902959" calcext:value-type="float">
            <text:p>4.040902959</text:p>
          </table:table-cell>
          <table:table-cell office:value-type="float" office:value="4.06017528" calcext:value-type="float">
            <text:p>4.06017528</text:p>
          </table:table-cell>
          <table:table-cell office:value-type="float" office:value="4.033843966" calcext:value-type="float">
            <text:p>4.033843966</text:p>
          </table:table-cell>
          <table:table-cell office:value-type="float" office:value="4.018143724" calcext:value-type="float">
            <text:p>4.018143724</text:p>
          </table:table-cell>
          <table:table-cell office:value-type="float" office:value="3.997442317" calcext:value-type="float">
            <text:p>3.997442317</text:p>
          </table:table-cell>
          <table:table-cell office:value-type="float" office:value="4.093248578" calcext:value-type="float">
            <text:p>4.093248578</text:p>
          </table:table-cell>
          <table:table-cell office:value-type="float" office:value="4.084062325" calcext:value-type="float">
            <text:p>4.084062325</text:p>
          </table:table-cell>
          <table:table-cell office:value-type="float" office:value="4.07503021" calcext:value-type="float">
            <text:p>4.07503021</text:p>
          </table:table-cell>
          <table:table-cell office:value-type="float" office:value="4.055689808" calcext:value-type="float">
            <text:p>4.055689808</text:p>
          </table:table-cell>
          <table:table-cell office:value-type="float" office:value="4.046385391" calcext:value-type="float">
            <text:p>4.046385391</text:p>
          </table:table-cell>
          <table:table-cell office:value-type="float" office:value="4.024999233" calcext:value-type="float">
            <text:p>4.024999233</text:p>
          </table:table-cell>
          <table:table-cell office:value-type="float" office:value="4.08154245" calcext:value-type="float">
            <text:p>4.08154245</text:p>
          </table:table-cell>
          <table:table-cell office:value-type="float" office:value="3.99010119" calcext:value-type="float">
            <text:p>3.99010119</text:p>
          </table:table-cell>
          <table:table-cell office:value-type="float" office:value="3.879006983" calcext:value-type="float">
            <text:p>3.879006983</text:p>
          </table:table-cell>
          <table:table-cell office:value-type="float" office:value="3.770224234" calcext:value-type="float">
            <text:p>3.770224234</text:p>
          </table:table-cell>
          <table:table-cell office:value-type="float" office:value="3.664691692" calcext:value-type="float">
            <text:p>3.664691692</text:p>
          </table:table-cell>
          <table:table-cell office:value-type="float" office:value="3.562489093" calcext:value-type="float">
            <text:p>3.562489093</text:p>
          </table:table-cell>
          <table:table-cell office:value-type="float" office:value="3.463005962" calcext:value-type="float">
            <text:p>3.463005962</text:p>
          </table:table-cell>
          <table:table-cell office:value-type="float" office:value="3.365870305" calcext:value-type="float">
            <text:p>3.365870305</text:p>
          </table:table-cell>
          <table:table-cell office:value-type="float" office:value="3.271513314" calcext:value-type="float">
            <text:p>3.271513314</text:p>
          </table:table-cell>
          <table:table-cell office:value-type="float" office:value="3.180172819" calcext:value-type="float">
            <text:p>3.180172819</text:p>
          </table:table-cell>
          <table:table-cell office:value-type="float" office:value="3.091551941" calcext:value-type="float">
            <text:p>3.091551941</text:p>
          </table:table-cell>
          <table:table-cell office:value-type="float" office:value="3.004976548" calcext:value-type="float">
            <text:p>3.004976548</text:p>
          </table:table-cell>
          <table:table-cell office:value-type="float" office:value="2.920602449" calcext:value-type="float">
            <text:p>2.920602449</text:p>
          </table:table-cell>
          <table:table-cell office:value-type="float" office:value="2.838882139" calcext:value-type="float">
            <text:p>2.838882139</text:p>
          </table:table-cell>
          <table:table-cell office:value-type="float" office:value="2.759815786" calcext:value-type="float">
            <text:p>2.759815786</text:p>
          </table:table-cell>
          <table:table-cell office:value-type="float" office:value="2.682772462" calcext:value-type="float">
            <text:p>2.682772462</text:p>
          </table:table-cell>
          <table:table-cell office:value-type="float" office:value="2.607422373" calcext:value-type="float">
            <text:p>2.607422373</text:p>
          </table:table-cell>
          <table:table-cell office:value-type="float" office:value="2.534277895" calcext:value-type="float">
            <text:p>2.534277895</text:p>
          </table:table-cell>
          <table:table-cell office:value-type="float" office:value="2.463587571" calcext:value-type="float">
            <text:p>2.463587571</text:p>
          </table:table-cell>
          <table:table-cell office:value-type="float" office:value="2.394955077" calcext:value-type="float">
            <text:p>2.394955077</text:p>
          </table:table-cell>
          <table:table-cell office:value-type="float" office:value="2.327937933" calcext:value-type="float">
            <text:p>2.327937933</text:p>
          </table:table-cell>
          <table:table-cell office:value-type="float" office:value="2.262515312" calcext:value-type="float">
            <text:p>2.262515312</text:p>
          </table:table-cell>
          <table:table-cell office:value-type="float" office:value="2.1991523" calcext:value-type="float">
            <text:p>2.1991523</text:p>
          </table:table-cell>
          <table:table-cell office:value-type="float" office:value="2.137923839" calcext:value-type="float">
            <text:p>2.137923839</text:p>
          </table:table-cell>
          <table:table-cell office:value-type="float" office:value="2.078325329" calcext:value-type="float">
            <text:p>2.078325329</text:p>
          </table:table-cell>
          <table:table-cell office:value-type="float" office:value="2.019940025" calcext:value-type="float">
            <text:p>2.019940025</text:p>
          </table:table-cell>
          <table:table-cell office:value-type="float" office:value="1.963201935" calcext:value-type="float">
            <text:p>1.963201935</text:p>
          </table:table-cell>
          <table:table-cell office:value-type="float" office:value="1.908418196" calcext:value-type="float">
            <text:p>1.908418196</text:p>
          </table:table-cell>
          <table:table-cell office:value-type="float" office:value="1.855381754" calcext:value-type="float">
            <text:p>1.855381754</text:p>
          </table:table-cell>
          <table:table-cell office:value-type="float" office:value="1.803428585" calcext:value-type="float">
            <text:p>1.803428585</text:p>
          </table:table-cell>
          <table:table-cell office:value-type="float" office:value="1.75265188" calcext:value-type="float">
            <text:p>1.75265188</text:p>
          </table:table-cell>
          <table:table-cell office:value-type="float" office:value="1.703565283" calcext:value-type="float">
            <text:p>1.703565283</text:p>
          </table:table-cell>
          <table:table-cell office:value-type="float" office:value="1.656234089" calcext:value-type="float">
            <text:p>1.656234089</text:p>
          </table:table-cell>
          <table:table-cell office:value-type="float" office:value="1.61010555" calcext:value-type="float">
            <text:p>1.61010555</text:p>
          </table:table-cell>
          <table:table-cell office:value-type="float" office:value="1.564791856" calcext:value-type="float">
            <text:p>1.564791856</text:p>
          </table:table-cell>
          <table:table-cell office:value-type="float" office:value="1.5208197" calcext:value-type="float">
            <text:p>1.5208197</text:p>
          </table:table-cell>
          <table:table-cell office:value-type="float" office:value="1.478355586" calcext:value-type="float">
            <text:p>1.478355586</text:p>
          </table:table-cell>
          <table:table-cell office:value-type="float" office:value="1.437323815" calcext:value-type="float">
            <text:p>1.437323815</text:p>
          </table:table-cell>
          <table:table-cell office:value-type="float" office:value="1.397133686" calcext:value-type="float">
            <text:p>1.397133686</text:p>
          </table:table-cell>
          <table:table-cell office:value-type="float" office:value="1.357748794" calcext:value-type="float">
            <text:p>1.357748794</text:p>
          </table:table-cell>
          <table:table-cell office:value-type="float" office:value="1.319669843" calcext:value-type="float">
            <text:p>1.319669843</text:p>
          </table:table-cell>
          <table:table-cell office:value-type="float" office:value="1.28301777" calcext:value-type="float">
            <text:p>1.28301777</text:p>
          </table:table-cell>
          <table:table-cell office:value-type="float" office:value="1.247363114" calcext:value-type="float">
            <text:p>1.247363114</text:p>
          </table:table-cell>
          <table:table-cell office:value-type="float" office:value="1.212247684" calcext:value-type="float">
            <text:p>1.212247684</text:p>
          </table:table-cell>
          <table:table-cell office:value-type="float" office:value="1.178083586" calcext:value-type="float">
            <text:p>1.178083586</text:p>
          </table:table-cell>
          <table:table-cell office:value-type="float" office:value="1.145224353" calcext:value-type="float">
            <text:p>1.145224353</text:p>
          </table:table-cell>
          <table:table-cell office:value-type="float" office:value="1.113530465" calcext:value-type="float">
            <text:p>1.113530465</text:p>
          </table:table-cell>
          <table:table-cell office:value-type="float" office:value="1.082372529" calcext:value-type="float">
            <text:p>1.082372529</text:p>
          </table:table-cell>
          <table:table-cell office:value-type="float" office:value="1.051764805" calcext:value-type="float">
            <text:p>1.051764805</text:p>
          </table:table-cell>
          <table:table-cell office:value-type="float" office:value="1.022251244" calcext:value-type="float">
            <text:p>1.022251244</text:p>
          </table:table-cell>
          <table:table-cell office:value-type="float" office:value="0.993927579" calcext:value-type="float">
            <text:p>0.993927579</text:p>
          </table:table-cell>
          <table:table-cell office:value-type="float" office:value="0.966337866" calcext:value-type="float">
            <text:p>0.966337866</text:p>
          </table:table-cell>
          <table:table-cell office:value-type="float" office:value="0.939128786" calcext:value-type="float">
            <text:p>0.939128786</text:p>
          </table:table-cell>
          <table:table-cell office:value-type="float" office:value="0.912600007" calcext:value-type="float">
            <text:p>0.912600007</text:p>
          </table:table-cell>
          <table:table-cell office:value-type="float" office:value="0.887128933" calcext:value-type="float">
            <text:p>0.887128933</text:p>
          </table:table-cell>
          <table:table-cell office:value-type="float" office:value="0.862610172" calcext:value-type="float">
            <text:p>0.862610172</text:p>
          </table:table-cell>
          <table:table-cell office:value-type="float" office:value="0.838545554" calcext:value-type="float">
            <text:p>0.838545554</text:p>
          </table:table-cell>
          <table:table-cell office:value-type="float" office:value="0.814786549" calcext:value-type="float">
            <text:p>0.814786549</text:p>
          </table:table-cell>
          <table:table-cell office:value-type="float" office:value="0.791877063" calcext:value-type="float">
            <text:p>0.791877063</text:p>
          </table:table-cell>
          <table:table-cell office:value-type="float" office:value="0.769945663" calcext:value-type="float">
            <text:p>0.769945663</text:p>
          </table:table-cell>
          <table:table-cell office:value-type="float" office:value="0.748659597" calcext:value-type="float">
            <text:p>0.748659597</text:p>
          </table:table-cell>
          <table:table-cell office:value-type="float" office:value="0.727533403" calcext:value-type="float">
            <text:p>0.727533403</text:p>
          </table:table-cell>
          <table:table-cell office:value-type="float" office:value="0.706901626" calcext:value-type="float">
            <text:p>0.706901626</text:p>
          </table:table-cell>
          <table:table-cell office:value-type="float" office:value="0.687209242" calcext:value-type="float">
            <text:p>0.687209242</text:p>
          </table:table-cell>
          <table:table-cell office:value-type="float" office:value="0.668306157" calcext:value-type="float">
            <text:p>0.668306157</text:p>
          </table:table-cell>
          <table:table-cell office:value-type="float" office:value="0.649648865" calcext:value-type="float">
            <text:p>0.649648865</text:p>
          </table:table-cell>
          <table:table-cell office:value-type="float" office:value="0.631154012" calcext:value-type="float">
            <text:p>0.631154012</text:p>
          </table:table-cell>
          <table:table-cell office:value-type="float" office:value="0.613336274" calcext:value-type="float">
            <text:p>0.613336274</text:p>
          </table:table-cell>
          <table:table-cell office:value-type="float" office:value="0.596502966" calcext:value-type="float">
            <text:p>0.596502966</text:p>
          </table:table-cell>
          <table:table-cell office:value-type="float" office:value="0.580051619" calcext:value-type="float">
            <text:p>0.580051619</text:p>
          </table:table-cell>
          <table:table-cell office:value-type="float" office:value="0.56360582" calcext:value-type="float">
            <text:p>0.56360582</text:p>
          </table:table-cell>
          <table:table-cell office:value-type="float" office:value="0.547592629" calcext:value-type="float">
            <text:p>0.547592629</text:p>
          </table:table-cell>
          <table:table-cell office:value-type="float" office:value="0.532315871" calcext:value-type="float">
            <text:p>0.532315871</text:p>
          </table:table-cell>
          <table:table-cell office:value-type="float" office:value="0.517691025" calcext:value-type="float">
            <text:p>0.517691025</text:p>
          </table:table-cell>
          <table:table-cell office:value-type="float" office:value="0.503337108" calcext:value-type="float">
            <text:p>0.503337108</text:p>
          </table:table-cell>
          <table:table-cell office:value-type="float" office:value="0.488941233" calcext:value-type="float">
            <text:p>0.488941233</text:p>
          </table:table-cell>
          <table:table-cell office:value-type="float" office:value="0.47513836" calcext:value-type="float">
            <text:p>0.47513836</text:p>
          </table:table-cell>
          <table:table-cell office:value-type="float" office:value="0.462019656" calcext:value-type="float">
            <text:p>0.462019656</text:p>
          </table:table-cell>
          <table:table-cell office:value-type="float" office:value="0.449364394" calcext:value-type="float">
            <text:p>0.449364394</text:p>
          </table:table-cell>
          <table:table-cell office:value-type="float" office:value="0.436682423" calcext:value-type="float">
            <text:p>0.436682423</text:p>
          </table:table-cell>
          <table:table-cell office:value-type="float" office:value="0.424141823" calcext:value-type="float">
            <text:p>0.424141823</text:p>
          </table:table-cell>
          <table:table-cell office:value-type="float" office:value="0.412311979" calcext:value-type="float">
            <text:p>0.412311979</text:p>
          </table:table-cell>
          <table:table-cell office:value-type="float" office:value="0.401112944" calcext:value-type="float">
            <text:p>0.401112944</text:p>
          </table:table-cell>
          <table:table-cell office:value-type="float" office:value="0.389978208" calcext:value-type="float">
            <text:p>0.389978208</text:p>
          </table:table-cell>
          <table:table-cell office:value-type="float" office:value="0.378766771" calcext:value-type="float">
            <text:p>0.378766771</text:p>
          </table:table-cell>
          <table:table-cell office:value-type="float" office:value="0.367975705" calcext:value-type="float">
            <text:p>0.367975705</text:p>
          </table:table-cell>
          <table:table-cell office:value-type="float" office:value="0.357944638" calcext:value-type="float">
            <text:p>0.357944638</text:p>
          </table:table-cell>
          <table:table-cell office:value-type="float" office:value="0.348208886" calcext:value-type="float">
            <text:p>0.348208886</text:p>
          </table:table-cell>
          <table:table-cell office:value-type="float" office:value="0.338250033" calcext:value-type="float">
            <text:p>0.338250033</text:p>
          </table:table-cell>
          <table:table-cell office:value-type="float" office:value="0.328581345" calcext:value-type="float">
            <text:p>0.328581345</text:p>
          </table:table-cell>
          <table:table-cell office:value-type="float" office:value="0.319399043" calcext:value-type="float">
            <text:p>0.319399043</text:p>
          </table:table-cell>
          <table:table-cell office:value-type="float" office:value="0.310708541" calcext:value-type="float">
            <text:p>0.310708541</text:p>
          </table:table-cell>
          <table:table-cell office:value-type="float" office:value="0.302149517" calcext:value-type="float">
            <text:p>0.302149517</text:p>
          </table:table-cell>
          <table:table-cell office:value-type="float" office:value="0.293442455" calcext:value-type="float">
            <text:p>0.293442455</text:p>
          </table:table-cell>
          <table:table-cell office:value-type="float" office:value="0.285053295" calcext:value-type="float">
            <text:p>0.285053295</text:p>
          </table:table-cell>
          <table:table-cell office:value-type="float" office:value="0.277211608" calcext:value-type="float">
            <text:p>0.277211608</text:p>
          </table:table-cell>
          <table:table-cell office:value-type="float" office:value="0.2697863" calcext:value-type="float">
            <text:p>0.2697863</text:p>
          </table:table-cell>
          <table:table-cell office:value-type="float" office:value="0.262114452" calcext:value-type="float">
            <text:p>0.262114452</text:p>
          </table:table-cell>
          <table:table-cell office:value-type="float" office:value="0.254486194" calcext:value-type="float">
            <text:p>0.254486194</text:p>
          </table:table-cell>
          <table:table-cell office:value-type="float" office:value="0.247341209" calcext:value-type="float">
            <text:p>0.247341209</text:p>
          </table:table-cell>
          <table:table-cell office:value-type="float" office:value="0.240774284" calcext:value-type="float">
            <text:p>0.240774284</text:p>
          </table:table-cell>
          <table:table-cell office:value-type="float" office:value="0.234107428" calcext:value-type="float">
            <text:p>0.234107428</text:p>
          </table:table-cell>
          <table:table-cell office:value-type="float" office:value="0.227292485" calcext:value-type="float">
            <text:p>0.227292485</text:p>
          </table:table-cell>
          <table:table-cell office:value-type="float" office:value="0.220755751" calcext:value-type="float">
            <text:p>0.220755751</text:p>
          </table:table-cell>
          <table:table-cell office:value-type="float" office:value="0.214766666" calcext:value-type="float">
            <text:p>0.214766666</text:p>
          </table:table-cell>
          <table:table-cell office:value-type="float" office:value="0.209058452" calcext:value-type="float">
            <text:p>0.209058452</text:p>
          </table:table-cell>
          <table:table-cell office:value-type="float" office:value="0.203074446" calcext:value-type="float">
            <text:p>0.203074446</text:p>
          </table:table-cell>
          <table:table-cell office:value-type="float" office:value="0.197111652" calcext:value-type="float">
            <text:p>0.197111652</text:p>
          </table:table-cell>
          <table:table-cell office:value-type="float" office:value="0.191583346" calcext:value-type="float">
            <text:p>0.191583346</text:p>
          </table:table-cell>
          <table:table-cell office:value-type="float" office:value="0.18652597" calcext:value-type="float">
            <text:p>0.18652597</text:p>
          </table:table-cell>
          <table:table-cell office:value-type="float" office:value="0.181445226" calcext:value-type="float">
            <text:p>0.181445226</text:p>
          </table:table-cell>
          <table:table-cell office:value-type="float" office:value="0.176071385" calcext:value-type="float">
            <text:p>0.176071385</text:p>
          </table:table-cell>
          <table:table-cell office:value-type="float" office:value="0.17100228" calcext:value-type="float">
            <text:p>0.17100228</text:p>
          </table:table-cell>
          <table:table-cell office:value-type="float" office:value="0.166290408" calcext:value-type="float">
            <text:p>0.166290408</text:p>
          </table:table-cell>
          <table:table-cell office:value-type="float" office:value="0.161958698" calcext:value-type="float">
            <text:p>0.161958698</text:p>
          </table:table-cell>
          <table:table-cell office:value-type="float" office:value="0.157401628" calcext:value-type="float">
            <text:p>0.157401628</text:p>
          </table:table-cell>
          <table:table-cell office:value-type="float" office:value="0.152647984" calcext:value-type="float">
            <text:p>0.152647984</text:p>
          </table:table-cell>
          <table:table-cell office:value-type="float" office:value="0.14836706" calcext:value-type="float">
            <text:p>0.14836706</text:p>
          </table:table-cell>
          <table:table-cell office:value-type="float" office:value="0.144489298" calcext:value-type="float">
            <text:p>0.144489298</text:p>
          </table:table-cell>
          <table:table-cell office:value-type="float" office:value="0.140625444" calcext:value-type="float">
            <text:p>0.140625444</text:p>
          </table:table-cell>
          <table:table-cell office:value-type="float" office:value="0.136407832" calcext:value-type="float">
            <text:p>0.136407832</text:p>
          </table:table-cell>
          <table:table-cell office:value-type="float" office:value="0.132415279" calcext:value-type="float">
            <text:p>0.132415279</text:p>
          </table:table-cell>
          <table:table-cell office:value-type="float" office:value="0.128817018" calcext:value-type="float">
            <text:p>0.128817018</text:p>
          </table:table-cell>
          <table:table-cell office:value-type="float" office:value="0.125584589" calcext:value-type="float">
            <text:p>0.125584589</text:p>
          </table:table-cell>
          <table:table-cell office:value-type="float" office:value="0.121917654" calcext:value-type="float">
            <text:p>0.121917654</text:p>
          </table:table-cell>
          <table:table-cell office:value-type="float" office:value="0.118216637" calcext:value-type="float">
            <text:p>0.118216637</text:p>
          </table:table-cell>
          <table:table-cell office:value-type="float" office:value="0.114904792" calcext:value-type="float">
            <text:p>0.114904792</text:p>
          </table:table-cell>
          <table:table-cell office:value-type="float" office:value="0.111915445" calcext:value-type="float">
            <text:p>0.111915445</text:p>
          </table:table-cell>
          <table:table-cell office:value-type="float" office:value="0.108956057" calcext:value-type="float">
            <text:p>0.108956057</text:p>
          </table:table-cell>
          <table:table-cell office:value-type="float" office:value="0.105754768" calcext:value-type="float">
            <text:p>0.105754768</text:p>
          </table:table-cell>
          <table:table-cell office:value-type="float" office:value="0.10256128" calcext:value-type="float">
            <text:p>0.10256128</text:p>
          </table:table-cell>
          <table:table-cell office:value-type="float" office:value="0.099732298" calcext:value-type="float">
            <text:p>0.099732298</text:p>
          </table:table-cell>
          <table:table-cell office:value-type="float" office:value="0.097269619" calcext:value-type="float">
            <text:p>0.097269619</text:p>
          </table:table-cell>
          <table:table-cell office:value-type="float" office:value="0.094510934" calcext:value-type="float">
            <text:p>0.094510934</text:p>
          </table:table-cell>
          <table:table-cell office:value-type="float" office:value="0.091619804" calcext:value-type="float">
            <text:p>0.091619804</text:p>
          </table:table-cell>
          <table:table-cell office:value-type="float" office:value="0.088940012" calcext:value-type="float">
            <text:p>0.088940012</text:p>
          </table:table-cell>
          <table:table-cell office:value-type="float" office:value="0.086756738" calcext:value-type="float">
            <text:p>0.086756738</text:p>
          </table:table-cell>
          <table:table-cell office:value-type="float" office:value="0.084497355" calcext:value-type="float">
            <text:p>0.084497355</text:p>
          </table:table-cell>
          <table:table-cell office:value-type="float" office:value="0.081895916" calcext:value-type="float">
            <text:p>0.081895916</text:p>
          </table:table-cell>
          <table:table-cell office:value-type="float" office:value="0.079362819" calcext:value-type="float">
            <text:p>0.079362819</text:p>
          </table:table-cell>
          <table:table-cell office:value-type="float" office:value="0.077254991" calcext:value-type="float">
            <text:p>0.077254991</text:p>
          </table:table-cell>
          <table:table-cell office:value-type="float" office:value="0.075428793" calcext:value-type="float">
            <text:p>0.075428793</text:p>
          </table:table-cell>
          <table:table-cell office:value-type="float" office:value="0.0732742669999" calcext:value-type="float">
            <text:p>0.073274267</text:p>
          </table:table-cell>
          <table:table-cell office:value-type="float" office:value="0.070890953" calcext:value-type="float">
            <text:p>0.070890953</text:p>
          </table:table-cell>
          <table:table-cell office:value-type="float" office:value="0.068840011" calcext:value-type="float">
            <text:p>0.068840011</text:p>
          </table:table-cell>
          <table:table-cell office:value-type="float" office:value="0.067205734" calcext:value-type="float">
            <text:p>0.067205734</text:p>
          </table:table-cell>
          <table:table-cell office:value-type="float" office:value="0.065487877" calcext:value-type="float">
            <text:p>0.065487877</text:p>
          </table:table-cell>
          <table:table-cell office:value-type="float" office:value="0.063487958" calcext:value-type="float">
            <text:p>0.063487958</text:p>
          </table:table-cell>
          <table:table-cell office:value-type="float" office:value="0.06143133" calcext:value-type="float">
            <text:p>0.06143133</text:p>
          </table:table-cell>
          <table:table-cell office:value-type="float" office:value="0.0598138" calcext:value-type="float">
            <text:p>0.0598138</text:p>
          </table:table-cell>
          <table:table-cell office:value-type="float" office:value="0.058399021" calcext:value-type="float">
            <text:p>0.058399021</text:p>
          </table:table-cell>
          <table:table-cell office:value-type="float" office:value="0.056852263" calcext:value-type="float">
            <text:p>0.056852263</text:p>
          </table:table-cell>
          <table:table-cell office:value-type="float" office:value="0.05496945" calcext:value-type="float">
            <text:p>0.05496945</text:p>
          </table:table-cell>
          <table:table-cell office:value-type="float" office:value="0.053296689" calcext:value-type="float">
            <text:p>0.053296689</text:p>
          </table:table-cell>
          <table:table-cell office:value-type="float" office:value="0.05204307" calcext:value-type="float">
            <text:p>0.05204307</text:p>
          </table:table-cell>
          <table:table-cell office:value-type="float" office:value="0.050742689" calcext:value-type="float">
            <text:p>0.050742689</text:p>
          </table:table-cell>
          <table:table-cell office:value-type="float" office:value="0.049179664" calcext:value-type="float">
            <text:p>0.049179664</text:p>
          </table:table-cell>
          <table:table-cell office:value-type="float" office:value="0.0476062150001" calcext:value-type="float">
            <text:p>0.047606215</text:p>
          </table:table-cell>
          <table:table-cell office:value-type="float" office:value="0.046301985" calcext:value-type="float">
            <text:p>0.046301985</text:p>
          </table:table-cell>
          <table:table-cell office:value-type="float" office:value="0.045307146" calcext:value-type="float">
            <text:p>0.045307146</text:p>
          </table:table-cell>
          <table:table-cell office:value-type="float" office:value="0.044037149" calcext:value-type="float">
            <text:p>0.044037149</text:p>
          </table:table-cell>
          <table:table-cell office:value-type="float" office:value="0.042570172" calcext:value-type="float">
            <text:p>0.042570172</text:p>
          </table:table-cell>
          <table:table-cell office:value-type="float" office:value="0.041223737" calcext:value-type="float">
            <text:p>0.041223737</text:p>
          </table:table-cell>
          <table:table-cell office:value-type="float" office:value="0.040271101" calcext:value-type="float">
            <text:p>0.040271101</text:p>
          </table:table-cell>
          <table:table-cell office:value-type="float" office:value="0.0394749770001" calcext:value-type="float">
            <text:p>0.039474977</text:p>
          </table:table-cell>
          <table:table-cell office:value-type="float" office:value="0.0381325159999" calcext:value-type="float">
            <text:p>0.038132516</text:p>
          </table:table-cell>
          <table:table-cell office:value-type="float" office:value="0.03675516" calcext:value-type="float">
            <text:p>0.03675516</text:p>
          </table:table-cell>
          <table:table-cell office:value-type="float" office:value="0.035848784" calcext:value-type="float">
            <text:p>0.035848784</text:p>
          </table:table-cell>
          <table:table-cell office:value-type="float" office:value="0.0351498930001" calcext:value-type="float">
            <text:p>0.035149893</text:p>
          </table:table-cell>
          <table:table-cell office:value-type="float" office:value="0.034117702" calcext:value-type="float">
            <text:p>0.034117702</text:p>
          </table:table-cell>
          <table:table-cell office:value-type="float" office:value="0.03298171" calcext:value-type="float">
            <text:p>0.03298171</text:p>
          </table:table-cell>
          <table:table-cell office:value-type="float" office:value="0.031933228" calcext:value-type="float">
            <text:p>0.031933228</text:p>
          </table:table-cell>
          <table:table-cell office:value-type="float" office:value="0.031152602" calcext:value-type="float">
            <text:p>0.031152602</text:p>
          </table:table-cell>
          <table:table-cell office:value-type="float" office:value="0.030646877" calcext:value-type="float">
            <text:p>0.030646877</text:p>
          </table:table-cell>
          <table:table-cell office:value-type="float" office:value="0.029526279" calcext:value-type="float">
            <text:p>0.029526279</text:p>
          </table:table-cell>
          <table:table-cell office:value-type="float" office:value="0.028459434" calcext:value-type="float">
            <text:p>0.028459434</text:p>
          </table:table-cell>
          <table:table-cell office:value-type="float" office:value="0.027756181" calcext:value-type="float">
            <text:p>0.027756181</text:p>
          </table:table-cell>
          <table:table-cell office:value-type="float" office:value="0.027194305" calcext:value-type="float">
            <text:p>0.027194305</text:p>
          </table:table-cell>
          <table:table-cell office:value-type="float" office:value="0.026604799" calcext:value-type="float">
            <text:p>0.026604799</text:p>
          </table:table-cell>
          <table:table-cell office:value-type="float" office:value="0.025418751" calcext:value-type="float">
            <text:p>0.025418751</text:p>
          </table:table-cell>
          <table:table-cell office:value-type="float" office:value="0.024706356" calcext:value-type="float">
            <text:p>0.024706356</text:p>
          </table:table-cell>
          <table:table-cell office:value-type="float" office:value="0.0241669549999" calcext:value-type="float">
            <text:p>0.024166955</text:p>
          </table:table-cell>
          <table:table-cell office:value-type="float" office:value="0.0237745180001" calcext:value-type="float">
            <text:p>0.023774518</text:p>
          </table:table-cell>
          <table:table-cell office:value-type="float" office:value="0.02294395" calcext:value-type="float">
            <text:p>0.02294395</text:p>
          </table:table-cell>
          <table:table-cell office:value-type="float" office:value="0.021919618" calcext:value-type="float">
            <text:p>0.021919618</text:p>
          </table:table-cell>
          <table:table-cell office:value-type="float" office:value="0.021112314" calcext:value-type="float">
            <text:p>0.021112314</text:p>
          </table:table-cell>
          <table:table-cell office:value-type="float" office:value="0.021466186" calcext:value-type="float">
            <text:p>0.021466186</text:p>
          </table:table-cell>
          <table:table-cell office:value-type="float" office:value="0.020670745" calcext:value-type="float">
            <text:p>0.020670745</text:p>
          </table:table-cell>
          <table:table-cell office:value-type="float" office:value="0.019706565" calcext:value-type="float">
            <text:p>0.019706565</text:p>
          </table:table-cell>
          <table:table-cell office:value-type="float" office:value="0.019116964" calcext:value-type="float">
            <text:p>0.019116964</text:p>
          </table:table-cell>
          <table:table-cell office:value-type="float" office:value="0.018639982" calcext:value-type="float">
            <text:p>0.018639982</text:p>
          </table:table-cell>
          <table:table-cell office:value-type="float" office:value="0.018502404" calcext:value-type="float">
            <text:p>0.018502404</text:p>
          </table:table-cell>
          <table:table-cell office:value-type="float" office:value="0.017732608" calcext:value-type="float">
            <text:p>0.017732608</text:p>
          </table:table-cell>
          <table:table-cell office:value-type="float" office:value="0.017083603" calcext:value-type="float">
            <text:p>0.017083603</text:p>
          </table:table-cell>
          <table:table-cell office:value-type="float" office:value="0.016491578" calcext:value-type="float">
            <text:p>0.016491578</text:p>
          </table:table-cell>
          <table:table-cell office:value-type="float" office:value="0.01645917" calcext:value-type="float">
            <text:p>0.01645917</text:p>
          </table:table-cell>
          <table:table-cell office:value-type="float" office:value="0.016011322" calcext:value-type="float">
            <text:p>0.016011322</text:p>
          </table:table-cell>
          <table:table-cell office:value-type="float" office:value="0.012386713" calcext:value-type="float">
            <text:p>0.012386713</text:p>
          </table:table-cell>
          <table:table-cell office:value-type="float" office:value="0.006361221" calcext:value-type="float">
            <text:p>0.006361221</text:p>
          </table:table-cell>
          <table:table-cell office:value-type="float" office:value="0.00170141" calcext:value-type="float">
            <text:p>0.00170141</text:p>
          </table:table-cell>
          <table:table-cell office:value-type="float" office:value="-0.00135739799996" calcext:value-type="float">
            <text:p>-0.001357398</text:p>
          </table:table-cell>
          <table:table-cell office:value-type="float" office:value="-0.00526122100002" calcext:value-type="float">
            <text:p>-0.005261221</text:p>
          </table:table-cell>
          <table:table-cell office:value-type="float" office:value="-0.00843313700001" calcext:value-type="float">
            <text:p>-0.008433137</text:p>
          </table:table-cell>
          <table:table-cell office:value-type="float" office:value="-0.011691661" calcext:value-type="float">
            <text:p>-0.011691661</text:p>
          </table:table-cell>
          <table:table-cell office:value-type="float" office:value="-0.014370692" calcext:value-type="float">
            <text:p>-0.014370692</text:p>
          </table:table-cell>
          <table:table-cell office:value-type="float" office:value="-0.020090397" calcext:value-type="float">
            <text:p>-0.020090397</text:p>
          </table:table-cell>
          <table:table-cell office:value-type="float" office:value="-0.023880995" calcext:value-type="float">
            <text:p>-0.023880995</text:p>
          </table:table-cell>
          <table:table-cell office:value-type="float" office:value="-0.026648752" calcext:value-type="float">
            <text:p>-0.026648752</text:p>
          </table:table-cell>
          <table:table-cell office:value-type="float" office:value="-0.0292253770001" calcext:value-type="float">
            <text:p>-0.029225377</text:p>
          </table:table-cell>
          <table:table-cell office:value-type="float" office:value="-0.0315749659999" calcext:value-type="float">
            <text:p>-0.031574966</text:p>
          </table:table-cell>
          <table:table-cell office:value-type="float" office:value="-0.0344026250001" calcext:value-type="float">
            <text:p>-0.034402625</text:p>
          </table:table-cell>
          <table:table-cell office:value-type="float" office:value="-0.0390653019999" calcext:value-type="float">
            <text:p>-0.039065302</text:p>
          </table:table-cell>
          <table:table-cell office:value-type="float" office:value="-0.042789018" calcext:value-type="float">
            <text:p>-0.042789018</text:p>
          </table:table-cell>
          <table:table-cell office:value-type="float" office:value="-0.0441001880001" calcext:value-type="float">
            <text:p>-0.044100188</text:p>
          </table:table-cell>
          <table:table-cell office:value-type="float" office:value="-0.046541604" calcext:value-type="float">
            <text:p>-0.046541604</text:p>
          </table:table-cell>
          <table:table-cell office:value-type="float" office:value="-0.047716792" calcext:value-type="float">
            <text:p>-0.047716792</text:p>
          </table:table-cell>
          <table:table-cell office:value-type="float" office:value="-0.054946506" calcext:value-type="float">
            <text:p>-0.054946506</text:p>
          </table:table-cell>
          <table:table-cell office:value-type="float" office:value="-0.056178426" calcext:value-type="float">
            <text:p>-0.056178426</text:p>
          </table:table-cell>
          <table:table-cell office:value-type="float" office:value="-0.057793426" calcext:value-type="float">
            <text:p>-0.057793426</text:p>
          </table:table-cell>
          <table:table-cell office:value-type="float" office:value="-0.060263076" calcext:value-type="float">
            <text:p>-0.060263076</text:p>
          </table:table-cell>
          <table:table-cell office:value-type="float" office:value="-0.0645973819999" calcext:value-type="float">
            <text:p>-0.064597382</text:p>
          </table:table-cell>
          <table:table-cell office:value-type="float" office:value="-0.066632494" calcext:value-type="float">
            <text:p>-0.066632494</text:p>
          </table:table-cell>
          <table:table-cell office:value-type="float" office:value="-0.068095914" calcext:value-type="float">
            <text:p>-0.068095914</text:p>
          </table:table-cell>
          <table:table-cell office:value-type="float" office:value="-0.069432037" calcext:value-type="float">
            <text:p>-0.069432037</text:p>
          </table:table-cell>
          <table:table-cell office:value-type="float" office:value="-0.071426087" calcext:value-type="float">
            <text:p>-0.071426087</text:p>
          </table:table-cell>
          <table:table-cell office:value-type="float" office:value="-0.075206346" calcext:value-type="float">
            <text:p>-0.075206346</text:p>
          </table:table-cell>
          <table:table-cell office:value-type="float" office:value="-0.077132617" calcext:value-type="float">
            <text:p>-0.077132617</text:p>
          </table:table-cell>
          <table:table-cell office:value-type="float" office:value="-0.078107965" calcext:value-type="float">
            <text:p>-0.078107965</text:p>
          </table:table-cell>
          <table:table-cell office:value-type="float" office:value="-0.079087175" calcext:value-type="float">
            <text:p>-0.079087175</text:p>
          </table:table-cell>
          <table:table-cell office:value-type="float" office:value="-0.080919486" calcext:value-type="float">
            <text:p>-0.080919486</text:p>
          </table:table-cell>
          <table:table-cell office:value-type="float" office:value="-0.090032161" calcext:value-type="float">
            <text:p>-0.090032161</text:p>
          </table:table-cell>
          <table:table-cell office:value-type="float" office:value="-0.096443195" calcext:value-type="float">
            <text:p>-0.096443195</text:p>
          </table:table-cell>
          <table:table-cell office:value-type="float" office:value="-0.121068751" calcext:value-type="float">
            <text:p>-0.121068751</text:p>
          </table:table-cell>
          <table:table-cell office:value-type="float" office:value="-0.147960777" calcext:value-type="float">
            <text:p>-0.147960777</text:p>
          </table:table-cell>
          <table:table-cell office:value-type="float" office:value="-0.223138189" calcext:value-type="float">
            <text:p>-0.223138189</text:p>
          </table:table-cell>
          <table:table-cell office:value-type="float" office:value="-0.271332338" calcext:value-type="float">
            <text:p>-0.271332338</text:p>
          </table:table-cell>
          <table:table-cell office:value-type="float" office:value="-0.32525139" calcext:value-type="float">
            <text:p>-0.32525139</text:p>
          </table:table-cell>
          <table:table-cell office:value-type="float" office:value="-0.443510051" calcext:value-type="float">
            <text:p>-0.443510051</text:p>
          </table:table-cell>
          <table:table-cell office:value-type="float" office:value="-0.51526603" calcext:value-type="float">
            <text:p>-0.51526603</text:p>
          </table:table-cell>
          <table:table-cell office:value-type="float" office:value="-0.633944706" calcext:value-type="float">
            <text:p>-0.633944706</text:p>
          </table:table-cell>
          <table:table-cell office:value-type="float" office:value="-0.705263205" calcext:value-type="float">
            <text:p>-0.705263205</text:p>
          </table:table-cell>
          <table:table-cell office:value-type="float" office:value="-0.834690754" calcext:value-type="float">
            <text:p>-0.834690754</text:p>
          </table:table-cell>
          <table:table-cell office:value-type="float" office:value="-1.001050979" calcext:value-type="float">
            <text:p>-1.001050979</text:p>
          </table:table-cell>
          <table:table-cell office:value-type="float" office:value="-1.059677779" calcext:value-type="float">
            <text:p>-1.059677779</text:p>
          </table:table-cell>
          <table:table-cell office:value-type="float" office:value="-1.120397822" calcext:value-type="float">
            <text:p>-1.120397822</text:p>
          </table:table-cell>
          <table:table-cell office:value-type="float" office:value="-1.17010992" calcext:value-type="float">
            <text:p>-1.17010992</text:p>
          </table:table-cell>
          <table:table-cell office:value-type="float" office:value="-1.315039641" calcext:value-type="float">
            <text:p>-1.315039641</text:p>
          </table:table-cell>
          <table:table-cell office:value-type="float" office:value="-1.385692362" calcext:value-type="float">
            <text:p>-1.385692362</text:p>
          </table:table-cell>
          <table:table-cell office:value-type="float" office:value="-1.438055654" calcext:value-type="float">
            <text:p>-1.438055654</text:p>
          </table:table-cell>
          <table:table-cell office:value-type="float" office:value="-1.557377565" calcext:value-type="float">
            <text:p>-1.557377565</text:p>
          </table:table-cell>
          <table:table-cell office:value-type="float" office:value="-1.634291969" calcext:value-type="float">
            <text:p>-1.634291969</text:p>
          </table:table-cell>
          <table:table-cell office:value-type="float" office:value="-1.67786908" calcext:value-type="float">
            <text:p>-1.67786908</text:p>
          </table:table-cell>
          <table:table-cell office:value-type="float" office:value="-1.812135568" calcext:value-type="float">
            <text:p>-1.812135568</text:p>
          </table:table-cell>
          <table:table-cell office:value-type="float" office:value="-1.857293183" calcext:value-type="float">
            <text:p>-1.857293183</text:p>
          </table:table-cell>
          <table:table-cell office:value-type="float" office:value="-1.900011134" calcext:value-type="float">
            <text:p>-1.900011134</text:p>
          </table:table-cell>
          <table:table-cell office:value-type="float" office:value="-1.942135426" calcext:value-type="float">
            <text:p>-1.942135426</text:p>
          </table:table-cell>
          <table:table-cell office:value-type="float" office:value="-2.071386243" calcext:value-type="float">
            <text:p>-2.071386243</text:p>
          </table:table-cell>
          <table:table-cell office:value-type="float" office:value="-2.105171054" calcext:value-type="float">
            <text:p>-2.105171054</text:p>
          </table:table-cell>
          <table:table-cell office:value-type="float" office:value="-2.139486167" calcext:value-type="float">
            <text:p>-2.139486167</text:p>
          </table:table-cell>
          <table:table-cell office:value-type="float" office:value="-2.248964444" calcext:value-type="float">
            <text:p>-2.248964444</text:p>
          </table:table-cell>
          <table:table-cell office:value-type="float" office:value="-2.291317028" calcext:value-type="float">
            <text:p>-2.291317028</text:p>
          </table:table-cell>
          <table:table-cell office:value-type="float" office:value="-2.326822278" calcext:value-type="float">
            <text:p>-2.326822278</text:p>
          </table:table-cell>
          <table:table-cell office:value-type="float" office:value="-2.44365692" calcext:value-type="float">
            <text:p>-2.44365692</text:p>
          </table:table-cell>
          <table:table-cell office:value-type="float" office:value="-2.549714683" calcext:value-type="float">
            <text:p>-2.549714683</text:p>
          </table:table-cell>
          <table:table-cell office:value-type="float" office:value="-2.572386272" calcext:value-type="float">
            <text:p>-2.572386272</text:p>
          </table:table-cell>
          <table:table-cell office:value-type="float" office:value="-2.598738987" calcext:value-type="float">
            <text:p>-2.598738987</text:p>
          </table:table-cell>
          <table:table-cell office:value-type="float" office:value="-2.619503012" calcext:value-type="float">
            <text:p>-2.619503012</text:p>
          </table:table-cell>
          <table:table-cell office:value-type="float" office:value="-2.641655048" calcext:value-type="float">
            <text:p>-2.641655048</text:p>
          </table:table-cell>
          <table:table-cell office:value-type="float" office:value="-2.735129517" calcext:value-type="float">
            <text:p>-2.735129517</text:p>
          </table:table-cell>
          <table:table-cell office:value-type="float" office:value="-2.878548667" calcext:value-type="float">
            <text:p>-2.878548667</text:p>
          </table:table-cell>
          <table:table-cell office:value-type="float" office:value="-2.909517784" calcext:value-type="float">
            <text:p>-2.909517784</text:p>
          </table:table-cell>
          <table:table-cell office:value-type="float" office:value="-2.9523312" calcext:value-type="float">
            <text:p>-2.9523312</text:p>
          </table:table-cell>
          <table:table-cell office:value-type="float" office:value="-3.104632188" calcext:value-type="float">
            <text:p>-3.104632188</text:p>
          </table:table-cell>
          <table:table-cell office:value-type="float" office:value="-3.313064167" calcext:value-type="float">
            <text:p>-3.313064167</text:p>
          </table:table-cell>
          <table:table-cell office:value-type="float" office:value="-3.399122151" calcext:value-type="float">
            <text:p>-3.399122151</text:p>
          </table:table-cell>
          <table:table-cell office:value-type="float" office:value="-3.46227577" calcext:value-type="float">
            <text:p>-3.46227577</text:p>
          </table:table-cell>
          <table:table-cell office:value-type="float" office:value="-3.718900891" calcext:value-type="float">
            <text:p>-3.718900891</text:p>
          </table:table-cell>
          <table:table-cell office:value-type="float" office:value="-3.821959724" calcext:value-type="float">
            <text:p>-3.821959724</text:p>
          </table:table-cell>
          <table:table-cell office:value-type="float" office:value="-4.07177175" calcext:value-type="float">
            <text:p>-4.07177175</text:p>
          </table:table-cell>
          <table:table-cell office:value-type="float" office:value="-4.293604565" calcext:value-type="float">
            <text:p>-4.293604565</text:p>
          </table:table-cell>
          <table:table-cell office:value-type="float" office:value="-4.389100821" calcext:value-type="float">
            <text:p>-4.389100821</text:p>
          </table:table-cell>
          <table:table-cell office:value-type="float" office:value="-4.457789459" calcext:value-type="float">
            <text:p>-4.457789459</text:p>
          </table:table-cell>
          <table:table-cell office:value-type="float" office:value="-4.515008579" calcext:value-type="float">
            <text:p>-4.515008579</text:p>
          </table:table-cell>
          <table:table-cell office:value-type="float" office:value="-4.769191658" calcext:value-type="float">
            <text:p>-4.769191658</text:p>
          </table:table-cell>
          <table:table-cell office:value-type="float" office:value="-4.832958866" calcext:value-type="float">
            <text:p>-4.832958866</text:p>
          </table:table-cell>
          <table:table-cell office:value-type="float" office:value="-4.875453032" calcext:value-type="float">
            <text:p>-4.875453032</text:p>
          </table:table-cell>
          <table:table-cell office:value-type="float" office:value="-4.916121817" calcext:value-type="float">
            <text:p>-4.916121817</text:p>
          </table:table-cell>
          <table:table-cell office:value-type="float" office:value="-4.96519716" calcext:value-type="float">
            <text:p>-4.96519716</text:p>
          </table:table-cell>
          <table:table-cell office:value-type="float" office:value="-4.994762379" calcext:value-type="float">
            <text:p>-4.994762379</text:p>
          </table:table-cell>
          <table:table-cell office:value-type="float" office:value="-5.064483798" calcext:value-type="float">
            <text:p>-5.064483798</text:p>
          </table:table-cell>
          <table:table-cell office:value-type="float" office:value="-5.261784467" calcext:value-type="float">
            <text:p>-5.261784467</text:p>
          </table:table-cell>
          <table:table-cell office:value-type="float" office:value="-5.329864451" calcext:value-type="float">
            <text:p>-5.329864451</text:p>
          </table:table-cell>
          <table:table-cell office:value-type="float" office:value="-5.368249382" calcext:value-type="float">
            <text:p>-5.368249382</text:p>
          </table:table-cell>
          <table:table-cell office:value-type="float" office:value="-5.488279899" calcext:value-type="float">
            <text:p>-5.488279899</text:p>
          </table:table-cell>
          <table:table-cell office:value-type="float" office:value="-5.623037677" calcext:value-type="float">
            <text:p>-5.623037677</text:p>
          </table:table-cell>
          <table:table-cell office:value-type="float" office:value="-5.652789293" calcext:value-type="float">
            <text:p>-5.652789293</text:p>
          </table:table-cell>
          <table:table-cell office:value-type="float" office:value="-5.797286677" calcext:value-type="float">
            <text:p>-5.797286677</text:p>
          </table:table-cell>
          <table:table-cell office:value-type="float" office:value="-5.883065832" calcext:value-type="float">
            <text:p>-5.883065832</text:p>
          </table:table-cell>
          <table:table-cell office:value-type="float" office:value="-5.916292038" calcext:value-type="float">
            <text:p>-5.916292038</text:p>
          </table:table-cell>
          <table:table-cell office:value-type="float" office:value="-5.920707442" calcext:value-type="float">
            <text:p>-5.920707442</text:p>
          </table:table-cell>
          <table:table-cell office:value-type="float" office:value="-5.94740108" calcext:value-type="float">
            <text:p>-5.94740108</text:p>
          </table:table-cell>
          <table:table-cell office:value-type="float" office:value="-5.955797869" calcext:value-type="float">
            <text:p>-5.955797869</text:p>
          </table:table-cell>
          <table:table-cell office:value-type="float" office:value="-5.990817557" calcext:value-type="float">
            <text:p>-5.990817557</text:p>
          </table:table-cell>
          <table:table-cell office:value-type="float" office:value="-6.143233055" calcext:value-type="float">
            <text:p>-6.143233055</text:p>
          </table:table-cell>
          <table:table-cell office:value-type="float" office:value="-6.182694481" calcext:value-type="float">
            <text:p>-6.182694481</text:p>
          </table:table-cell>
          <table:table-cell office:value-type="float" office:value="-6.19397357" calcext:value-type="float">
            <text:p>-6.19397357</text:p>
          </table:table-cell>
          <table:table-cell office:value-type="float" office:value="-6.204563215" calcext:value-type="float">
            <text:p>-6.204563215</text:p>
          </table:table-cell>
          <table:table-cell office:value-type="float" office:value="-6.232564164" calcext:value-type="float">
            <text:p>-6.232564164</text:p>
          </table:table-cell>
          <table:table-cell office:value-type="float" office:value="-6.22359828" calcext:value-type="float">
            <text:p>-6.22359828</text:p>
          </table:table-cell>
          <table:table-cell office:value-type="float" office:value="-6.237438974" calcext:value-type="float">
            <text:p>-6.237438974</text:p>
          </table:table-cell>
          <table:table-cell office:value-type="float" office:value="-6.424117799" calcext:value-type="float">
            <text:p>-6.424117799</text:p>
          </table:table-cell>
          <table:table-cell office:value-type="float" office:value="-6.429228238" calcext:value-type="float">
            <text:p>-6.429228238</text:p>
          </table:table-cell>
          <table:table-cell office:value-type="float" office:value="-6.433366489" calcext:value-type="float">
            <text:p>-6.433366489</text:p>
          </table:table-cell>
          <table:table-cell office:value-type="float" office:value="-6.550480405" calcext:value-type="float">
            <text:p>-6.550480405</text:p>
          </table:table-cell>
          <table:table-cell office:value-type="float" office:value="-6.518380684" calcext:value-type="float">
            <text:p>-6.518380684</text:p>
          </table:table-cell>
          <table:table-cell office:value-type="float" office:value="-6.346824589" calcext:value-type="float">
            <text:p>-6.346824589</text:p>
          </table:table-cell>
          <table:table-cell office:value-type="float" office:value="-6.169746864" calcext:value-type="float">
            <text:p>-6.169746864</text:p>
          </table:table-cell>
          <table:table-cell office:value-type="float" office:value="-5.996951792" calcext:value-type="float">
            <text:p>-5.996951792</text:p>
          </table:table-cell>
          <table:table-cell office:value-type="float" office:value="-5.829024482" calcext:value-type="float">
            <text:p>-5.829024482</text:p>
          </table:table-cell>
          <table:table-cell office:value-type="float" office:value="-5.666205453" calcext:value-type="float">
            <text:p>-5.666205453</text:p>
          </table:table-cell>
          <table:table-cell office:value-type="float" office:value="-5.507922889" calcext:value-type="float">
            <text:p>-5.507922889</text:p>
          </table:table-cell>
          <table:table-cell office:value-type="float" office:value="-5.353734958" calcext:value-type="float">
            <text:p>-5.353734958</text:p>
          </table:table-cell>
          <table:table-cell office:value-type="float" office:value="-5.203694229" calcext:value-type="float">
            <text:p>-5.203694229</text:p>
          </table:table-cell>
          <table:table-cell office:value-type="float" office:value="-5.058188999" calcext:value-type="float">
            <text:p>-5.058188999</text:p>
          </table:table-cell>
          <table:table-cell office:value-type="float" office:value="-4.916959496" calcext:value-type="float">
            <text:p>-4.916959496</text:p>
          </table:table-cell>
          <table:table-cell office:value-type="float" office:value="-4.779431137" calcext:value-type="float">
            <text:p>-4.779431137</text:p>
          </table:table-cell>
          <table:table-cell office:value-type="float" office:value="-4.645443987" calcext:value-type="float">
            <text:p>-4.645443987</text:p>
          </table:table-cell>
          <table:table-cell office:value-type="float" office:value="-4.515358525" calcext:value-type="float">
            <text:p>-4.515358525</text:p>
          </table:table-cell>
          <table:table-cell office:value-type="float" office:value="-4.389333546" calcext:value-type="float">
            <text:p>-4.389333546</text:p>
          </table:table-cell>
          <table:table-cell office:value-type="float" office:value="-4.266756204" calcext:value-type="float">
            <text:p>-4.266756204</text:p>
          </table:table-cell>
          <table:table-cell office:value-type="float" office:value="-4.147369792" calcext:value-type="float">
            <text:p>-4.147369792</text:p>
          </table:table-cell>
          <table:table-cell office:value-type="float" office:value="-4.03113818" calcext:value-type="float">
            <text:p>-4.03113818</text:p>
          </table:table-cell>
          <table:table-cell office:value-type="float" office:value="-3.918440281" calcext:value-type="float">
            <text:p>-3.918440281</text:p>
          </table:table-cell>
          <table:table-cell office:value-type="float" office:value="-3.809149644" calcext:value-type="float">
            <text:p>-3.809149644</text:p>
          </table:table-cell>
          <table:table-cell office:value-type="float" office:value="-3.702719141" calcext:value-type="float">
            <text:p>-3.702719141</text:p>
          </table:table-cell>
          <table:table-cell office:value-type="float" office:value="-3.598952024" calcext:value-type="float">
            <text:p>-3.598952024</text:p>
          </table:table-cell>
          <table:table-cell office:value-type="float" office:value="-3.49813199" calcext:value-type="float">
            <text:p>-3.49813199</text:p>
          </table:table-cell>
          <table:table-cell office:value-type="float" office:value="-3.40052082" calcext:value-type="float">
            <text:p>-3.40052082</text:p>
          </table:table-cell>
          <table:table-cell office:value-type="float" office:value="-3.305639678" calcext:value-type="float">
            <text:p>-3.305639678</text:p>
          </table:table-cell>
          <table:table-cell office:value-type="float" office:value="-3.213089677" calcext:value-type="float">
            <text:p>-3.213089677</text:p>
          </table:table-cell>
          <table:table-cell office:value-type="float" office:value="-3.122926761" calcext:value-type="float">
            <text:p>-3.122926761</text:p>
          </table:table-cell>
          <table:table-cell office:value-type="float" office:value="-3.035609974" calcext:value-type="float">
            <text:p>-3.035609974</text:p>
          </table:table-cell>
          <table:table-cell office:value-type="float" office:value="-2.950993703" calcext:value-type="float">
            <text:p>-2.950993703</text:p>
          </table:table-cell>
          <table:table-cell office:value-type="float" office:value="-2.868512311" calcext:value-type="float">
            <text:p>-2.868512311</text:p>
          </table:table-cell>
          <table:table-cell office:value-type="float" office:value="-2.7880002601" calcext:value-type="float">
            <text:p>-2.7880002601</text:p>
          </table:table-cell>
          <table:table-cell office:value-type="float" office:value="-2.7098156748" calcext:value-type="float">
            <text:p>-2.7098156748</text:p>
          </table:table-cell>
          <table:table-cell office:value-type="float" office:value="-2.6342475799" calcext:value-type="float">
            <text:p>-2.6342475799</text:p>
          </table:table-cell>
          <table:table-cell office:value-type="float" office:value="-2.5607781539" calcext:value-type="float">
            <text:p>-2.5607781539</text:p>
          </table:table-cell>
          <table:table-cell office:value-type="float" office:value="-2.4890253674" calcext:value-type="float">
            <text:p>-2.4890253674</text:p>
          </table:table-cell>
          <table:table-cell office:value-type="float" office:value="-2.4190828828" calcext:value-type="float">
            <text:p>-2.4190828828</text:p>
          </table:table-cell>
          <table:table-cell office:value-type="float" office:value="-2.3518854019" calcext:value-type="float">
            <text:p>-2.3518854019</text:p>
          </table:table-cell>
          <table:table-cell office:value-type="float" office:value="-2.2855991315" calcext:value-type="float">
            <text:p>-2.2855991315</text:p>
          </table:table-cell>
          <table:table-cell office:value-type="float" office:value="-2.2221352779" calcext:value-type="float">
            <text:p>-2.2221352779</text:p>
          </table:table-cell>
          <table:table-cell office:value-type="float" office:value="-2.1597741189" calcext:value-type="float">
            <text:p>-2.1597741189</text:p>
          </table:table-cell>
          <table:table-cell office:value-type="float" office:value="-2.0991541871" calcext:value-type="float">
            <text:p>-2.0991541871</text:p>
          </table:table-cell>
          <table:table-cell office:value-type="float" office:value="-2.0406279536" calcext:value-type="float">
            <text:p>-2.0406279536</text:p>
          </table:table-cell>
          <table:table-cell office:value-type="float" office:value="-1.9837858652" calcext:value-type="float">
            <text:p>-1.9837858652</text:p>
          </table:table-cell>
          <table:table-cell office:value-type="float" office:value="-1.9282332671" calcext:value-type="float">
            <text:p>-1.9282332671</text:p>
          </table:table-cell>
          <table:table-cell office:value-type="float" office:value="-1.8740004172" calcext:value-type="float">
            <text:p>-1.8740004172</text:p>
          </table:table-cell>
          <table:table-cell office:value-type="float" office:value="-1.821582251" calcext:value-type="float">
            <text:p>-1.821582251</text:p>
          </table:table-cell>
          <table:table-cell office:value-type="float" office:value="-1.7709263241" calcext:value-type="float">
            <text:p>-1.7709263241</text:p>
          </table:table-cell>
          <table:table-cell office:value-type="float" office:value="-1.7214922125" calcext:value-type="float">
            <text:p>-1.7214922125</text:p>
          </table:table-cell>
          <table:table-cell office:value-type="float" office:value="-1.6731005091" calcext:value-type="float">
            <text:p>-1.6731005091</text:p>
          </table:table-cell>
          <table:table-cell office:value-type="float" office:value="-1.6260870918" calcext:value-type="float">
            <text:p>-1.6260870918</text:p>
          </table:table-cell>
          <table:table-cell office:value-type="float" office:value="-1.5808274482" calcext:value-type="float">
            <text:p>-1.5808274482</text:p>
          </table:table-cell>
          <table:table-cell office:value-type="float" office:value="-1.5368568623" calcext:value-type="float">
            <text:p>-1.5368568623</text:p>
          </table:table-cell>
          <table:table-cell office:value-type="float" office:value="-1.4937807408" calcext:value-type="float">
            <text:p>-1.4937807408</text:p>
          </table:table-cell>
          <table:table-cell office:value-type="float" office:value="-1.451676702" calcext:value-type="float">
            <text:p>-1.451676702</text:p>
          </table:table-cell>
          <table:table-cell office:value-type="float" office:value="-1.4110905094" calcext:value-type="float">
            <text:p>-1.4110905094</text:p>
          </table:table-cell>
          <table:table-cell office:value-type="float" office:value="-1.3719455134" calcext:value-type="float">
            <text:p>-1.3719455134</text:p>
          </table:table-cell>
          <table:table-cell office:value-type="float" office:value="-1.3336636096" calcext:value-type="float">
            <text:p>-1.3336636096</text:p>
          </table:table-cell>
          <table:table-cell office:value-type="float" office:value="-1.2960861178" calcext:value-type="float">
            <text:p>-1.2960861178</text:p>
          </table:table-cell>
          <table:table-cell office:value-type="float" office:value="-1.259612739" calcext:value-type="float">
            <text:p>-1.259612739</text:p>
          </table:table-cell>
          <table:table-cell office:value-type="float" office:value="-1.2246183361" calcext:value-type="float">
            <text:p>-1.2246183361</text:p>
          </table:table-cell>
          <table:table-cell office:value-type="float" office:value="-1.1905878706" calcext:value-type="float">
            <text:p>-1.1905878706</text:p>
          </table:table-cell>
          <table:table-cell office:value-type="float" office:value="-1.1572490771" calcext:value-type="float">
            <text:p>-1.1572490771</text:p>
          </table:table-cell>
          <table:table-cell office:value-type="float" office:value="-1.1245696935" calcext:value-type="float">
            <text:p>-1.1245696935</text:p>
          </table:table-cell>
          <table:table-cell office:value-type="float" office:value="-1.0930537216" calcext:value-type="float">
            <text:p>-1.0930537216</text:p>
          </table:table-cell>
          <table:table-cell office:value-type="float" office:value="-1.0627788153" calcext:value-type="float">
            <text:p>-1.0627788153</text:p>
          </table:table-cell>
          <table:table-cell office:value-type="float" office:value="-1.0331889627" calcext:value-type="float">
            <text:p>-1.0331889627</text:p>
          </table:table-cell>
          <table:table-cell office:value-type="float" office:value="-1.0040666008" calcext:value-type="float">
            <text:p>-1.0040666008</text:p>
          </table:table-cell>
          <table:table-cell office:value-type="float" office:value="-0.9757183603" calcext:value-type="float">
            <text:p>-0.9757183603</text:p>
          </table:table-cell>
          <table:table-cell office:value-type="float" office:value="-0.9486150886" calcext:value-type="float">
            <text:p>-0.9486150886</text:p>
          </table:table-cell>
          <table:table-cell office:value-type="float" office:value="-0.922364736" calcext:value-type="float">
            <text:p>-0.922364736</text:p>
          </table:table-cell>
          <table:table-cell office:value-type="float" office:value="-0.8965141453" calcext:value-type="float">
            <text:p>-0.8965141453</text:p>
          </table:table-cell>
          <table:table-cell office:value-type="float" office:value="-0.8710982115" calcext:value-type="float">
            <text:p>-0.8710982115</text:p>
          </table:table-cell>
          <table:table-cell office:value-type="float" office:value="-0.8466914158" calcext:value-type="float">
            <text:p>-0.8466914158</text:p>
          </table:table-cell>
          <table:table-cell office:value-type="float" office:value="-0.8233164158" calcext:value-type="float">
            <text:p>-0.8233164158</text:p>
          </table:table-cell>
          <table:table-cell office:value-type="float" office:value="-0.8004139083" calcext:value-type="float">
            <text:p>-0.8004139083</text:p>
          </table:table-cell>
          <table:table-cell office:value-type="float" office:value="-0.7778624351" calcext:value-type="float">
            <text:p>-0.7778624351</text:p>
          </table:table-cell>
          <table:table-cell office:value-type="float" office:value="-0.7558446753" calcext:value-type="float">
            <text:p>-0.7558446753</text:p>
          </table:table-cell>
          <table:table-cell office:value-type="float" office:value="-0.7348235572" calcext:value-type="float">
            <text:p>-0.7348235572</text:p>
          </table:table-cell>
          <table:table-cell office:value-type="float" office:value="-0.7145456032" calcext:value-type="float">
            <text:p>-0.7145456032</text:p>
          </table:table-cell>
          <table:table-cell office:value-type="float" office:value="-0.6945571747" calcext:value-type="float">
            <text:p>-0.6945571747</text:p>
          </table:table-cell>
          <table:table-cell office:value-type="float" office:value="-0.6748379323" calcext:value-type="float">
            <text:p>-0.6748379323</text:p>
          </table:table-cell>
          <table:table-cell office:value-type="float" office:value="-0.6558686415" calcext:value-type="float">
            <text:p>-0.6558686415</text:p>
          </table:table-cell>
          <table:table-cell office:value-type="float" office:value="-0.6378085641" calcext:value-type="float">
            <text:p>-0.6378085641</text:p>
          </table:table-cell>
          <table:table-cell office:value-type="float" office:value="-0.620133668" calcext:value-type="float">
            <text:p>-0.620133668</text:p>
          </table:table-cell>
          <table:table-cell office:value-type="float" office:value="-0.6025988162" calcext:value-type="float">
            <text:p>-0.6025988162</text:p>
          </table:table-cell>
          <table:table-cell office:value-type="float" office:value="-0.585466724" calcext:value-type="float">
            <text:p>-0.585466724</text:p>
          </table:table-cell>
          <table:table-cell office:value-type="float" office:value="-0.5692421478" calcext:value-type="float">
            <text:p>-0.5692421478</text:p>
          </table:table-cell>
          <table:table-cell office:value-type="float" office:value="-0.5536145534" calcext:value-type="float">
            <text:p>-0.5536145534</text:p>
          </table:table-cell>
          <table:table-cell office:value-type="float" office:value="-0.5381128113" calcext:value-type="float">
            <text:p>-0.5381128113</text:p>
          </table:table-cell>
          <table:table-cell office:value-type="float" office:value="-0.5227373375" calcext:value-type="float">
            <text:p>-0.5227373375</text:p>
          </table:table-cell>
          <table:table-cell office:value-type="float" office:value="-0.5080340005" calcext:value-type="float">
            <text:p>-0.5080340005</text:p>
          </table:table-cell>
          <table:table-cell office:value-type="float" office:value="-0.4941433467" calcext:value-type="float">
            <text:p>-0.4941433467</text:p>
          </table:table-cell>
          <table:table-cell office:value-type="float" office:value="-0.4804867" calcext:value-type="float">
            <text:p>-0.4804867</text:p>
          </table:table-cell>
          <table:table-cell office:value-type="float" office:value="-0.4668303907" calcext:value-type="float">
            <text:p>-0.4668303907</text:p>
          </table:table-cell>
          <table:table-cell office:value-type="float" office:value="-0.4535446077" calcext:value-type="float">
            <text:p>-0.4535446077</text:p>
          </table:table-cell>
          <table:table-cell office:value-type="float" office:value="-0.4409417599" calcext:value-type="float">
            <text:p>-0.4409417599</text:p>
          </table:table-cell>
          <table:table-cell office:value-type="float" office:value="-0.4288891212" calcext:value-type="float">
            <text:p>-0.4288891212</text:p>
          </table:table-cell>
          <table:table-cell office:value-type="float" office:value="-0.4169216416" calcext:value-type="float">
            <text:p>-0.4169216416</text:p>
          </table:table-cell>
          <table:table-cell office:value-type="float" office:value="-0.4049828046" calcext:value-type="float">
            <text:p>-0.4049828046</text:p>
          </table:table-cell>
          <table:table-cell office:value-type="float" office:value="-0.3935237378" calcext:value-type="float">
            <text:p>-0.3935237378</text:p>
          </table:table-cell>
          <table:table-cell office:value-type="float" office:value="-0.3827780983" calcext:value-type="float">
            <text:p>-0.3827780983</text:p>
          </table:table-cell>
          <table:table-cell office:value-type="float" office:value="-0.3722631365" calcext:value-type="float">
            <text:p>-0.3722631365</text:p>
          </table:table-cell>
          <table:table-cell office:value-type="float" office:value="-0.3616888519" calcext:value-type="float">
            <text:p>-0.3616888519</text:p>
          </table:table-cell>
          <table:table-cell office:value-type="float" office:value="-0.3512815699" calcext:value-type="float">
            <text:p>-0.3512815699</text:p>
          </table:table-cell>
          <table:table-cell office:value-type="float" office:value="-0.3415652179" calcext:value-type="float">
            <text:p>-0.3415652179</text:p>
          </table:table-cell>
          <table:table-cell office:value-type="float" office:value="-0.3323105213" calcext:value-type="float">
            <text:p>-0.3323105213</text:p>
          </table:table-cell>
          <table:table-cell office:value-type="float" office:value="-0.3230301606" calcext:value-type="float">
            <text:p>-0.3230301606</text:p>
          </table:table-cell>
          <table:table-cell office:value-type="float" office:value="-0.3136871394" calcext:value-type="float">
            <text:p>-0.3136871394</text:p>
          </table:table-cell>
          <table:table-cell office:value-type="float" office:value="-0.3047867658" calcext:value-type="float">
            <text:p>-0.3047867658</text:p>
          </table:table-cell>
          <table:table-cell office:value-type="float" office:value="-0.2965579935" calcext:value-type="float">
            <text:p>-0.296557993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uyc_4_prius0</text:p>
          </table:table-cell>
          <table:table-cell office:value-type="float" office:value="1.550306502" calcext:value-type="float">
            <text:p>1.550306502</text:p>
          </table:table-cell>
          <table:table-cell office:value-type="float" office:value="1.5887831665" calcext:value-type="float">
            <text:p>1.5887831665</text:p>
          </table:table-cell>
          <table:table-cell office:value-type="float" office:value="1.6612914409" calcext:value-type="float">
            <text:p>1.6612914409</text:p>
          </table:table-cell>
          <table:table-cell office:value-type="float" office:value="1.7168155544" calcext:value-type="float">
            <text:p>1.7168155544</text:p>
          </table:table-cell>
          <table:table-cell office:value-type="float" office:value="1.7710042134" calcext:value-type="float">
            <text:p>1.7710042134</text:p>
          </table:table-cell>
          <table:table-cell office:value-type="float" office:value="1.8793228551" calcext:value-type="float">
            <text:p>1.8793228551</text:p>
          </table:table-cell>
          <table:table-cell office:value-type="float" office:value="1.9844885766" calcext:value-type="float">
            <text:p>1.9844885766</text:p>
          </table:table-cell>
          <table:table-cell office:value-type="float" office:value="2.0112257609" calcext:value-type="float">
            <text:p>2.0112257609</text:p>
          </table:table-cell>
          <table:table-cell office:value-type="float" office:value="2.0646315307" calcext:value-type="float">
            <text:p>2.0646315307</text:p>
          </table:table-cell>
          <table:table-cell office:value-type="float" office:value="2.1191257675" calcext:value-type="float">
            <text:p>2.1191257675</text:p>
          </table:table-cell>
          <table:table-cell office:value-type="float" office:value="2.164417726" calcext:value-type="float">
            <text:p>2.164417726</text:p>
          </table:table-cell>
          <table:table-cell office:value-type="float" office:value="2.1956974349" calcext:value-type="float">
            <text:p>2.1956974349</text:p>
          </table:table-cell>
          <table:table-cell office:value-type="float" office:value="2.2412403561" calcext:value-type="float">
            <text:p>2.2412403561</text:p>
          </table:table-cell>
          <table:table-cell office:value-type="float" office:value="2.2782482786" calcext:value-type="float">
            <text:p>2.2782482786</text:p>
          </table:table-cell>
          <table:table-cell office:value-type="float" office:value="2.3241810604" calcext:value-type="float">
            <text:p>2.3241810604</text:p>
          </table:table-cell>
          <table:table-cell office:value-type="float" office:value="2.4269362559" calcext:value-type="float">
            <text:p>2.4269362559</text:p>
          </table:table-cell>
          <table:table-cell office:value-type="float" office:value="2.4891070497" calcext:value-type="float">
            <text:p>2.4891070497</text:p>
          </table:table-cell>
          <table:table-cell office:value-type="float" office:value="2.5219892113" calcext:value-type="float">
            <text:p>2.5219892113</text:p>
          </table:table-cell>
          <table:table-cell office:value-type="float" office:value="2.520726935" calcext:value-type="float">
            <text:p>2.520726935</text:p>
          </table:table-cell>
          <table:table-cell office:value-type="float" office:value="2.5826418966" calcext:value-type="float">
            <text:p>2.5826418966</text:p>
          </table:table-cell>
          <table:table-cell office:value-type="float" office:value="2.6222037521" calcext:value-type="float">
            <text:p>2.6222037521</text:p>
          </table:table-cell>
          <table:table-cell office:value-type="float" office:value="2.6509765167" calcext:value-type="float">
            <text:p>2.6509765167</text:p>
          </table:table-cell>
          <table:table-cell office:value-type="float" office:value="2.6690098334" calcext:value-type="float">
            <text:p>2.6690098334</text:p>
          </table:table-cell>
          <table:table-cell office:value-type="float" office:value="2.6964182887" calcext:value-type="float">
            <text:p>2.6964182887</text:p>
          </table:table-cell>
          <table:table-cell office:value-type="float" office:value="2.7328845018" calcext:value-type="float">
            <text:p>2.7328845018</text:p>
          </table:table-cell>
          <table:table-cell office:value-type="float" office:value="2.8242361075" calcext:value-type="float">
            <text:p>2.8242361075</text:p>
          </table:table-cell>
          <table:table-cell office:value-type="float" office:value="2.8730348082" calcext:value-type="float">
            <text:p>2.8730348082</text:p>
          </table:table-cell>
          <table:table-cell office:value-type="float" office:value="2.8952802377" calcext:value-type="float">
            <text:p>2.8952802377</text:p>
          </table:table-cell>
          <table:table-cell office:value-type="float" office:value="2.9163022878" calcext:value-type="float">
            <text:p>2.9163022878</text:p>
          </table:table-cell>
          <table:table-cell office:value-type="float" office:value="2.9465773447" calcext:value-type="float">
            <text:p>2.9465773447</text:p>
          </table:table-cell>
          <table:table-cell office:value-type="float" office:value="2.9662105273" calcext:value-type="float">
            <text:p>2.9662105273</text:p>
          </table:table-cell>
          <table:table-cell office:value-type="float" office:value="2.9754476908" calcext:value-type="float">
            <text:p>2.9754476908</text:p>
          </table:table-cell>
          <table:table-cell office:value-type="float" office:value="2.9942862781" calcext:value-type="float">
            <text:p>2.9942862781</text:p>
          </table:table-cell>
          <table:table-cell office:value-type="float" office:value="3.0123471907" calcext:value-type="float">
            <text:p>3.0123471907</text:p>
          </table:table-cell>
          <table:table-cell office:value-type="float" office:value="3.0324806047" calcext:value-type="float">
            <text:p>3.0324806047</text:p>
          </table:table-cell>
          <table:table-cell office:value-type="float" office:value="3.0776390063" calcext:value-type="float">
            <text:p>3.0776390063</text:p>
          </table:table-cell>
          <table:table-cell office:value-type="float" office:value="3.17504731" calcext:value-type="float">
            <text:p>3.17504731</text:p>
          </table:table-cell>
          <table:table-cell office:value-type="float" office:value="3.178558426" calcext:value-type="float">
            <text:p>3.178558426</text:p>
          </table:table-cell>
          <table:table-cell office:value-type="float" office:value="3.191549502" calcext:value-type="float">
            <text:p>3.191549502</text:p>
          </table:table-cell>
          <table:table-cell office:value-type="float" office:value="3.19669221" calcext:value-type="float">
            <text:p>3.19669221</text:p>
          </table:table-cell>
          <table:table-cell office:value-type="float" office:value="3.212022658" calcext:value-type="float">
            <text:p>3.212022658</text:p>
          </table:table-cell>
          <table:table-cell office:value-type="float" office:value="3.239387321" calcext:value-type="float">
            <text:p>3.239387321</text:p>
          </table:table-cell>
          <table:table-cell office:value-type="float" office:value="3.316522375" calcext:value-type="float">
            <text:p>3.316522375</text:p>
          </table:table-cell>
          <table:table-cell office:value-type="float" office:value="3.351302837" calcext:value-type="float">
            <text:p>3.351302837</text:p>
          </table:table-cell>
          <table:table-cell office:value-type="float" office:value="3.360114359" calcext:value-type="float">
            <text:p>3.360114359</text:p>
          </table:table-cell>
          <table:table-cell office:value-type="float" office:value="3.368430538" calcext:value-type="float">
            <text:p>3.368430538</text:p>
          </table:table-cell>
          <table:table-cell office:value-type="float" office:value="3.37862846" calcext:value-type="float">
            <text:p>3.37862846</text:p>
          </table:table-cell>
          <table:table-cell office:value-type="float" office:value="3.390941768" calcext:value-type="float">
            <text:p>3.390941768</text:p>
          </table:table-cell>
          <table:table-cell office:value-type="float" office:value="3.360141528" calcext:value-type="float">
            <text:p>3.360141528</text:p>
          </table:table-cell>
          <table:table-cell office:value-type="float" office:value="3.398888179" calcext:value-type="float">
            <text:p>3.398888179</text:p>
          </table:table-cell>
          <table:table-cell office:value-type="float" office:value="3.408355916" calcext:value-type="float">
            <text:p>3.408355916</text:p>
          </table:table-cell>
          <table:table-cell office:value-type="float" office:value="3.419908788" calcext:value-type="float">
            <text:p>3.419908788</text:p>
          </table:table-cell>
          <table:table-cell office:value-type="float" office:value="3.454064484" calcext:value-type="float">
            <text:p>3.454064484</text:p>
          </table:table-cell>
          <table:table-cell office:value-type="float" office:value="3.515579518" calcext:value-type="float">
            <text:p>3.515579518</text:p>
          </table:table-cell>
          <table:table-cell office:value-type="float" office:value="3.529974188" calcext:value-type="float">
            <text:p>3.529974188</text:p>
          </table:table-cell>
          <table:table-cell office:value-type="float" office:value="3.535798501" calcext:value-type="float">
            <text:p>3.535798501</text:p>
          </table:table-cell>
          <table:table-cell office:value-type="float" office:value="3.53616589" calcext:value-type="float">
            <text:p>3.53616589</text:p>
          </table:table-cell>
          <table:table-cell office:value-type="float" office:value="3.539274694" calcext:value-type="float">
            <text:p>3.539274694</text:p>
          </table:table-cell>
          <table:table-cell office:value-type="float" office:value="3.542595293" calcext:value-type="float">
            <text:p>3.542595293</text:p>
          </table:table-cell>
          <table:table-cell office:value-type="float" office:value="3.543082632" calcext:value-type="float">
            <text:p>3.543082632</text:p>
          </table:table-cell>
          <table:table-cell office:value-type="float" office:value="3.558292827" calcext:value-type="float">
            <text:p>3.558292827</text:p>
          </table:table-cell>
          <table:table-cell office:value-type="float" office:value="3.560697449" calcext:value-type="float">
            <text:p>3.560697449</text:p>
          </table:table-cell>
          <table:table-cell office:value-type="float" office:value="3.563350012" calcext:value-type="float">
            <text:p>3.563350012</text:p>
          </table:table-cell>
          <table:table-cell office:value-type="float" office:value="3.6368466" calcext:value-type="float">
            <text:p>3.6368466</text:p>
          </table:table-cell>
          <table:table-cell office:value-type="float" office:value="3.667684352" calcext:value-type="float">
            <text:p>3.667684352</text:p>
          </table:table-cell>
          <table:table-cell office:value-type="float" office:value="3.667255614" calcext:value-type="float">
            <text:p>3.667255614</text:p>
          </table:table-cell>
          <table:table-cell office:value-type="float" office:value="3.656734655" calcext:value-type="float">
            <text:p>3.656734655</text:p>
          </table:table-cell>
          <table:table-cell office:value-type="float" office:value="3.656733276" calcext:value-type="float">
            <text:p>3.656733276</text:p>
          </table:table-cell>
          <table:table-cell office:value-type="float" office:value="3.656513687" calcext:value-type="float">
            <text:p>3.656513687</text:p>
          </table:table-cell>
          <table:table-cell office:value-type="float" office:value="3.670923481" calcext:value-type="float">
            <text:p>3.670923481</text:p>
          </table:table-cell>
          <table:table-cell office:value-type="float" office:value="3.680864457" calcext:value-type="float">
            <text:p>3.680864457</text:p>
          </table:table-cell>
          <table:table-cell office:value-type="float" office:value="3.664771084" calcext:value-type="float">
            <text:p>3.664771084</text:p>
          </table:table-cell>
          <table:table-cell office:value-type="float" office:value="3.65435717" calcext:value-type="float">
            <text:p>3.65435717</text:p>
          </table:table-cell>
          <table:table-cell office:value-type="float" office:value="3.729780535" calcext:value-type="float">
            <text:p>3.729780535</text:p>
          </table:table-cell>
          <table:table-cell office:value-type="float" office:value="3.752879302" calcext:value-type="float">
            <text:p>3.752879302</text:p>
          </table:table-cell>
          <table:table-cell office:value-type="float" office:value="3.750380377" calcext:value-type="float">
            <text:p>3.750380377</text:p>
          </table:table-cell>
          <table:table-cell office:value-type="float" office:value="3.747911045" calcext:value-type="float">
            <text:p>3.747911045</text:p>
          </table:table-cell>
          <table:table-cell office:value-type="float" office:value="3.745124297" calcext:value-type="float">
            <text:p>3.745124297</text:p>
          </table:table-cell>
          <table:table-cell office:value-type="float" office:value="3.742049213" calcext:value-type="float">
            <text:p>3.742049213</text:p>
          </table:table-cell>
          <table:table-cell office:value-type="float" office:value="3.739259301" calcext:value-type="float">
            <text:p>3.739259301</text:p>
          </table:table-cell>
          <table:table-cell office:value-type="float" office:value="3.832977426" calcext:value-type="float">
            <text:p>3.832977426</text:p>
          </table:table-cell>
          <table:table-cell office:value-type="float" office:value="3.833785073" calcext:value-type="float">
            <text:p>3.833785073</text:p>
          </table:table-cell>
          <table:table-cell office:value-type="float" office:value="3.828654115" calcext:value-type="float">
            <text:p>3.828654115</text:p>
          </table:table-cell>
          <table:table-cell office:value-type="float" office:value="3.792820495" calcext:value-type="float">
            <text:p>3.792820495</text:p>
          </table:table-cell>
          <table:table-cell office:value-type="float" office:value="3.819308444" calcext:value-type="float">
            <text:p>3.819308444</text:p>
          </table:table-cell>
          <table:table-cell office:value-type="float" office:value="3.817234558" calcext:value-type="float">
            <text:p>3.817234558</text:p>
          </table:table-cell>
          <table:table-cell office:value-type="float" office:value="3.820227388" calcext:value-type="float">
            <text:p>3.820227388</text:p>
          </table:table-cell>
          <table:table-cell office:value-type="float" office:value="3.807596038" calcext:value-type="float">
            <text:p>3.807596038</text:p>
          </table:table-cell>
          <table:table-cell office:value-type="float" office:value="3.800379987" calcext:value-type="float">
            <text:p>3.800379987</text:p>
          </table:table-cell>
          <table:table-cell office:value-type="float" office:value="3.801312034" calcext:value-type="float">
            <text:p>3.801312034</text:p>
          </table:table-cell>
          <table:table-cell office:value-type="float" office:value="3.868239078" calcext:value-type="float">
            <text:p>3.868239078</text:p>
          </table:table-cell>
          <table:table-cell office:value-type="float" office:value="3.887589342" calcext:value-type="float">
            <text:p>3.887589342</text:p>
          </table:table-cell>
          <table:table-cell office:value-type="float" office:value="3.880934963" calcext:value-type="float">
            <text:p>3.880934963</text:p>
          </table:table-cell>
          <table:table-cell office:value-type="float" office:value="3.87445612" calcext:value-type="float">
            <text:p>3.87445612</text:p>
          </table:table-cell>
          <table:table-cell office:value-type="float" office:value="3.873487338" calcext:value-type="float">
            <text:p>3.873487338</text:p>
          </table:table-cell>
          <table:table-cell office:value-type="float" office:value="3.864777736" calcext:value-type="float">
            <text:p>3.864777736</text:p>
          </table:table-cell>
          <table:table-cell office:value-type="float" office:value="3.863377373" calcext:value-type="float">
            <text:p>3.863377373</text:p>
          </table:table-cell>
          <table:table-cell office:value-type="float" office:value="3.925542095" calcext:value-type="float">
            <text:p>3.925542095</text:p>
          </table:table-cell>
          <table:table-cell office:value-type="float" office:value="3.943660391" calcext:value-type="float">
            <text:p>3.943660391</text:p>
          </table:table-cell>
          <table:table-cell office:value-type="float" office:value="3.946107114" calcext:value-type="float">
            <text:p>3.946107114</text:p>
          </table:table-cell>
          <table:table-cell office:value-type="float" office:value="3.927720233" calcext:value-type="float">
            <text:p>3.927720233</text:p>
          </table:table-cell>
          <table:table-cell office:value-type="float" office:value="3.919491994" calcext:value-type="float">
            <text:p>3.919491994</text:p>
          </table:table-cell>
          <table:table-cell office:value-type="float" office:value="3.911809396" calcext:value-type="float">
            <text:p>3.911809396</text:p>
          </table:table-cell>
          <table:table-cell office:value-type="float" office:value="3.980660549" calcext:value-type="float">
            <text:p>3.980660549</text:p>
          </table:table-cell>
          <table:table-cell office:value-type="float" office:value="4.004761901" calcext:value-type="float">
            <text:p>4.004761901</text:p>
          </table:table-cell>
          <table:table-cell office:value-type="float" office:value="3.987360254" calcext:value-type="float">
            <text:p>3.987360254</text:p>
          </table:table-cell>
          <table:table-cell office:value-type="float" office:value="3.977631049" calcext:value-type="float">
            <text:p>3.977631049</text:p>
          </table:table-cell>
          <table:table-cell office:value-type="float" office:value="3.971057254" calcext:value-type="float">
            <text:p>3.971057254</text:p>
          </table:table-cell>
          <table:table-cell office:value-type="float" office:value="3.969845814" calcext:value-type="float">
            <text:p>3.969845814</text:p>
          </table:table-cell>
          <table:table-cell office:value-type="float" office:value="3.960874798" calcext:value-type="float">
            <text:p>3.960874798</text:p>
          </table:table-cell>
          <table:table-cell office:value-type="float" office:value="3.931663729" calcext:value-type="float">
            <text:p>3.931663729</text:p>
          </table:table-cell>
          <table:table-cell office:value-type="float" office:value="3.933597517" calcext:value-type="float">
            <text:p>3.933597517</text:p>
          </table:table-cell>
          <table:table-cell office:value-type="float" office:value="3.904848879" calcext:value-type="float">
            <text:p>3.904848879</text:p>
          </table:table-cell>
          <table:table-cell office:value-type="float" office:value="3.81487558" calcext:value-type="float">
            <text:p>3.81487558</text:p>
          </table:table-cell>
          <table:table-cell office:value-type="float" office:value="3.70823567" calcext:value-type="float">
            <text:p>3.70823567</text:p>
          </table:table-cell>
          <table:table-cell office:value-type="float" office:value="3.604258238" calcext:value-type="float">
            <text:p>3.604258238</text:p>
          </table:table-cell>
          <table:table-cell office:value-type="float" office:value="3.503534584" calcext:value-type="float">
            <text:p>3.503534584</text:p>
          </table:table-cell>
          <table:table-cell office:value-type="float" office:value="3.405900327" calcext:value-type="float">
            <text:p>3.405900327</text:p>
          </table:table-cell>
          <table:table-cell office:value-type="float" office:value="3.310611584" calcext:value-type="float">
            <text:p>3.310611584</text:p>
          </table:table-cell>
          <table:table-cell office:value-type="float" office:value="3.217669207" calcext:value-type="float">
            <text:p>3.217669207</text:p>
          </table:table-cell>
          <table:table-cell office:value-type="float" office:value="3.12757562" calcext:value-type="float">
            <text:p>3.12757562</text:p>
          </table:table-cell>
          <table:table-cell office:value-type="float" office:value="3.040391759" calcext:value-type="float">
            <text:p>3.040391759</text:p>
          </table:table-cell>
          <table:table-cell office:value-type="float" office:value="2.955547568" calcext:value-type="float">
            <text:p>2.955547568</text:p>
          </table:table-cell>
          <table:table-cell office:value-type="float" office:value="2.872711346" calcext:value-type="float">
            <text:p>2.872711346</text:p>
          </table:table-cell>
          <table:table-cell office:value-type="float" office:value="2.792103131" calcext:value-type="float">
            <text:p>2.792103131</text:p>
          </table:table-cell>
          <table:table-cell office:value-type="float" office:value="2.714057157" calcext:value-type="float">
            <text:p>2.714057157</text:p>
          </table:table-cell>
          <table:table-cell office:value-type="float" office:value="2.638460807" calcext:value-type="float">
            <text:p>2.638460807</text:p>
          </table:table-cell>
          <table:table-cell office:value-type="float" office:value="2.564698633" calcext:value-type="float">
            <text:p>2.564698633</text:p>
          </table:table-cell>
          <table:table-cell office:value-type="float" office:value="2.492665287" calcext:value-type="float">
            <text:p>2.492665287</text:p>
          </table:table-cell>
          <table:table-cell office:value-type="float" office:value="2.422819849" calcext:value-type="float">
            <text:p>2.422819849</text:p>
          </table:table-cell>
          <table:table-cell office:value-type="float" office:value="2.35529437" calcext:value-type="float">
            <text:p>2.35529437</text:p>
          </table:table-cell>
          <table:table-cell office:value-type="float" office:value="2.28966335" calcext:value-type="float">
            <text:p>2.28966335</text:p>
          </table:table-cell>
          <table:table-cell office:value-type="float" office:value="2.225417913" calcext:value-type="float">
            <text:p>2.225417913</text:p>
          </table:table-cell>
          <table:table-cell office:value-type="float" office:value="2.162903999" calcext:value-type="float">
            <text:p>2.162903999</text:p>
          </table:table-cell>
          <table:table-cell office:value-type="float" office:value="2.102478881" calcext:value-type="float">
            <text:p>2.102478881</text:p>
          </table:table-cell>
          <table:table-cell office:value-type="float" office:value="2.044015532" calcext:value-type="float">
            <text:p>2.044015532</text:p>
          </table:table-cell>
          <table:table-cell office:value-type="float" office:value="1.986858335" calcext:value-type="float">
            <text:p>1.986858335</text:p>
          </table:table-cell>
          <table:table-cell office:value-type="float" office:value="1.93095817" calcext:value-type="float">
            <text:p>1.93095817</text:p>
          </table:table-cell>
          <table:table-cell office:value-type="float" office:value="1.876832789" calcext:value-type="float">
            <text:p>1.876832789</text:p>
          </table:table-cell>
          <table:table-cell office:value-type="float" office:value="1.824612057" calcext:value-type="float">
            <text:p>1.824612057</text:p>
          </table:table-cell>
          <table:table-cell office:value-type="float" office:value="1.773828645" calcext:value-type="float">
            <text:p>1.773828645</text:p>
          </table:table-cell>
          <table:table-cell office:value-type="float" office:value="1.723972789" calcext:value-type="float">
            <text:p>1.723972789</text:p>
          </table:table-cell>
          <table:table-cell office:value-type="float" office:value="1.675475295" calcext:value-type="float">
            <text:p>1.675475295</text:p>
          </table:table-cell>
          <table:table-cell office:value-type="float" office:value="1.628727303" calcext:value-type="float">
            <text:p>1.628727303</text:p>
          </table:table-cell>
          <table:table-cell office:value-type="float" office:value="1.583444935" calcext:value-type="float">
            <text:p>1.583444935</text:p>
          </table:table-cell>
          <table:table-cell office:value-type="float" office:value="1.539239489" calcext:value-type="float">
            <text:p>1.539239489</text:p>
          </table:table-cell>
          <table:table-cell office:value-type="float" office:value="1.495888636" calcext:value-type="float">
            <text:p>1.495888636</text:p>
          </table:table-cell>
          <table:table-cell office:value-type="float" office:value="1.453891633" calcext:value-type="float">
            <text:p>1.453891633</text:p>
          </table:table-cell>
          <table:table-cell office:value-type="float" office:value="1.413441747" calcext:value-type="float">
            <text:p>1.413441747</text:p>
          </table:table-cell>
          <table:table-cell office:value-type="float" office:value="1.374188715" calcext:value-type="float">
            <text:p>1.374188715</text:p>
          </table:table-cell>
          <table:table-cell office:value-type="float" office:value="1.335576346" calcext:value-type="float">
            <text:p>1.335576346</text:p>
          </table:table-cell>
          <table:table-cell office:value-type="float" office:value="1.297926998" calcext:value-type="float">
            <text:p>1.297926998</text:p>
          </table:table-cell>
          <table:table-cell office:value-type="float" office:value="1.261662974" calcext:value-type="float">
            <text:p>1.261662974</text:p>
          </table:table-cell>
          <table:table-cell office:value-type="float" office:value="1.226718398" calcext:value-type="float">
            <text:p>1.226718398</text:p>
          </table:table-cell>
          <table:table-cell office:value-type="float" office:value="1.192465821" calcext:value-type="float">
            <text:p>1.192465821</text:p>
          </table:table-cell>
          <table:table-cell office:value-type="float" office:value="1.158782393" calcext:value-type="float">
            <text:p>1.158782393</text:p>
          </table:table-cell>
          <table:table-cell office:value-type="float" office:value="1.126224195" calcext:value-type="float">
            <text:p>1.126224195</text:p>
          </table:table-cell>
          <table:table-cell office:value-type="float" office:value="1.09496735" calcext:value-type="float">
            <text:p>1.09496735</text:p>
          </table:table-cell>
          <table:table-cell office:value-type="float" office:value="1.064568574" calcext:value-type="float">
            <text:p>1.064568574</text:p>
          </table:table-cell>
          <table:table-cell office:value-type="float" office:value="1.034685196" calcext:value-type="float">
            <text:p>1.034685196</text:p>
          </table:table-cell>
          <table:table-cell office:value-type="float" office:value="1.005461387" calcext:value-type="float">
            <text:p>1.005461387</text:p>
          </table:table-cell>
          <table:table-cell office:value-type="float" office:value="0.977334571" calcext:value-type="float">
            <text:p>0.977334571</text:p>
          </table:table-cell>
          <table:table-cell office:value-type="float" office:value="0.950292581" calcext:value-type="float">
            <text:p>0.950292581</text:p>
          </table:table-cell>
          <table:table-cell office:value-type="float" office:value="0.923815384" calcext:value-type="float">
            <text:p>0.923815384</text:p>
          </table:table-cell>
          <table:table-cell office:value-type="float" office:value="0.897710016" calcext:value-type="float">
            <text:p>0.897710016</text:p>
          </table:table-cell>
          <table:table-cell office:value-type="float" office:value="0.872423158" calcext:value-type="float">
            <text:p>0.872423158</text:p>
          </table:table-cell>
          <table:table-cell office:value-type="float" office:value="0.848208273" calcext:value-type="float">
            <text:p>0.848208273</text:p>
          </table:table-cell>
          <table:table-cell office:value-type="float" office:value="0.824762833" calcext:value-type="float">
            <text:p>0.824762833</text:p>
          </table:table-cell>
          <table:table-cell office:value-type="float" office:value="0.80156506" calcext:value-type="float">
            <text:p>0.80156506</text:p>
          </table:table-cell>
          <table:table-cell office:value-type="float" office:value="0.778847449" calcext:value-type="float">
            <text:p>0.778847449</text:p>
          </table:table-cell>
          <table:table-cell office:value-type="float" office:value="0.757069498" calcext:value-type="float">
            <text:p>0.757069498</text:p>
          </table:table-cell>
          <table:table-cell office:value-type="float" office:value="0.736215338" calcext:value-type="float">
            <text:p>0.736215338</text:p>
          </table:table-cell>
          <table:table-cell office:value-type="float" office:value="0.71572278" calcext:value-type="float">
            <text:p>0.71572278</text:p>
          </table:table-cell>
          <table:table-cell office:value-type="float" office:value="0.695395667" calcext:value-type="float">
            <text:p>0.695395667</text:p>
          </table:table-cell>
          <table:table-cell office:value-type="float" office:value="0.675774679" calcext:value-type="float">
            <text:p>0.675774679</text:p>
          </table:table-cell>
          <table:table-cell office:value-type="float" office:value="0.657083975" calcext:value-type="float">
            <text:p>0.657083975</text:p>
          </table:table-cell>
          <table:table-cell office:value-type="float" office:value="0.639006608" calcext:value-type="float">
            <text:p>0.639006608</text:p>
          </table:table-cell>
          <table:table-cell office:value-type="float" office:value="0.620968201" calcext:value-type="float">
            <text:p>0.620968201</text:p>
          </table:table-cell>
          <table:table-cell office:value-type="float" office:value="0.603286471" calcext:value-type="float">
            <text:p>0.603286471</text:p>
          </table:table-cell>
          <table:table-cell office:value-type="float" office:value="0.586080238" calcext:value-type="float">
            <text:p>0.586080238</text:p>
          </table:table-cell>
          <table:table-cell office:value-type="float" office:value="0.570692387" calcext:value-type="float">
            <text:p>0.570692387</text:p>
          </table:table-cell>
          <table:table-cell office:value-type="float" office:value="0.554515148" calcext:value-type="float">
            <text:p>0.554515148</text:p>
          </table:table-cell>
          <table:table-cell office:value-type="float" office:value="0.538736582" calcext:value-type="float">
            <text:p>0.538736582</text:p>
          </table:table-cell>
          <table:table-cell office:value-type="float" office:value="0.523474678" calcext:value-type="float">
            <text:p>0.523474678</text:p>
          </table:table-cell>
          <table:table-cell office:value-type="float" office:value="0.508966588" calcext:value-type="float">
            <text:p>0.508966588</text:p>
          </table:table-cell>
          <table:table-cell office:value-type="float" office:value="0.495056863" calcext:value-type="float">
            <text:p>0.495056863</text:p>
          </table:table-cell>
          <table:table-cell office:value-type="float" office:value="0.481110397" calcext:value-type="float">
            <text:p>0.481110397</text:p>
          </table:table-cell>
          <table:table-cell office:value-type="float" office:value="0.467335271" calcext:value-type="float">
            <text:p>0.467335271</text:p>
          </table:table-cell>
          <table:table-cell office:value-type="float" office:value="0.454246457" calcext:value-type="float">
            <text:p>0.454246457</text:p>
          </table:table-cell>
          <table:table-cell office:value-type="float" office:value="0.441843169" calcext:value-type="float">
            <text:p>0.441843169</text:p>
          </table:table-cell>
          <table:table-cell office:value-type="float" office:value="0.429638823" calcext:value-type="float">
            <text:p>0.429638823</text:p>
          </table:table-cell>
          <table:table-cell office:value-type="float" office:value="0.417327781" calcext:value-type="float">
            <text:p>0.417327781</text:p>
          </table:table-cell>
          <table:table-cell office:value-type="float" office:value="0.405443368" calcext:value-type="float">
            <text:p>0.405443368</text:p>
          </table:table-cell>
          <table:table-cell office:value-type="float" office:value="0.394293301" calcext:value-type="float">
            <text:p>0.394293301</text:p>
          </table:table-cell>
          <table:table-cell office:value-type="float" office:value="0.383506198" calcext:value-type="float">
            <text:p>0.383506198</text:p>
          </table:table-cell>
          <table:table-cell office:value-type="float" office:value="0.372753305" calcext:value-type="float">
            <text:p>0.372753305</text:p>
          </table:table-cell>
          <table:table-cell office:value-type="float" office:value="0.362049296" calcext:value-type="float">
            <text:p>0.362049296</text:p>
          </table:table-cell>
          <table:table-cell office:value-type="float" office:value="0.351834922" calcext:value-type="float">
            <text:p>0.351834922</text:p>
          </table:table-cell>
          <table:table-cell office:value-type="float" office:value="0.342275102" calcext:value-type="float">
            <text:p>0.342275102</text:p>
          </table:table-cell>
          <table:table-cell office:value-type="float" office:value="0.33286673" calcext:value-type="float">
            <text:p>0.33286673</text:p>
          </table:table-cell>
          <table:table-cell office:value-type="float" office:value="0.323311251" calcext:value-type="float">
            <text:p>0.323311251</text:p>
          </table:table-cell>
          <table:table-cell office:value-type="float" office:value="0.314082876" calcext:value-type="float">
            <text:p>0.314082876</text:p>
          </table:table-cell>
          <table:table-cell office:value-type="float" office:value="0.305389859" calcext:value-type="float">
            <text:p>0.305389859</text:p>
          </table:table-cell>
          <table:table-cell office:value-type="float" office:value="0.297167592" calcext:value-type="float">
            <text:p>0.297167592</text:p>
          </table:table-cell>
          <table:table-cell office:value-type="float" office:value="0.28879258" calcext:value-type="float">
            <text:p>0.28879258</text:p>
          </table:table-cell>
          <table:table-cell office:value-type="float" office:value="0.280425673" calcext:value-type="float">
            <text:p>0.280425673</text:p>
          </table:table-cell>
          <table:table-cell office:value-type="float" office:value="0.272504518" calcext:value-type="float">
            <text:p>0.272504518</text:p>
          </table:table-cell>
          <table:table-cell office:value-type="float" office:value="0.265173672" calcext:value-type="float">
            <text:p>0.265173672</text:p>
          </table:table-cell>
          <table:table-cell office:value-type="float" office:value="0.257944058" calcext:value-type="float">
            <text:p>0.257944058</text:p>
          </table:table-cell>
          <table:table-cell office:value-type="float" office:value="0.250459024" calcext:value-type="float">
            <text:p>0.250459024</text:p>
          </table:table-cell>
          <table:table-cell office:value-type="float" office:value="0.243221327" calcext:value-type="float">
            <text:p>0.243221327</text:p>
          </table:table-cell>
          <table:table-cell office:value-type="float" office:value="0.236563392" calcext:value-type="float">
            <text:p>0.236563392</text:p>
          </table:table-cell>
          <table:table-cell office:value-type="float" office:value="0.230277717" calcext:value-type="float">
            <text:p>0.230277717</text:p>
          </table:table-cell>
          <table:table-cell office:value-type="float" office:value="0.22376168" calcext:value-type="float">
            <text:p>0.22376168</text:p>
          </table:table-cell>
          <table:table-cell office:value-type="float" office:value="0.217174333" calcext:value-type="float">
            <text:p>0.217174333</text:p>
          </table:table-cell>
          <table:table-cell office:value-type="float" office:value="0.211051125" calcext:value-type="float">
            <text:p>0.211051125</text:p>
          </table:table-cell>
          <table:table-cell office:value-type="float" office:value="0.205427901" calcext:value-type="float">
            <text:p>0.205427901</text:p>
          </table:table-cell>
          <table:table-cell office:value-type="float" office:value="0.19987205" calcext:value-type="float">
            <text:p>0.19987205</text:p>
          </table:table-cell>
          <table:table-cell office:value-type="float" office:value="0.194065967" calcext:value-type="float">
            <text:p>0.194065967</text:p>
          </table:table-cell>
          <table:table-cell office:value-type="float" office:value="0.188398667" calcext:value-type="float">
            <text:p>0.188398667</text:p>
          </table:table-cell>
          <table:table-cell office:value-type="float" office:value="0.183219052" calcext:value-type="float">
            <text:p>0.183219052</text:p>
          </table:table-cell>
          <table:table-cell office:value-type="float" office:value="0.178387089" calcext:value-type="float">
            <text:p>0.178387089</text:p>
          </table:table-cell>
          <table:table-cell office:value-type="float" office:value="0.173420346" calcext:value-type="float">
            <text:p>0.173420346</text:p>
          </table:table-cell>
          <table:table-cell office:value-type="float" office:value="0.168238877" calcext:value-type="float">
            <text:p>0.168238877</text:p>
          </table:table-cell>
          <table:table-cell office:value-type="float" office:value="0.163439248" calcext:value-type="float">
            <text:p>0.163439248</text:p>
          </table:table-cell>
          <table:table-cell office:value-type="float" office:value="0.159140471" calcext:value-type="float">
            <text:p>0.159140471</text:p>
          </table:table-cell>
          <table:table-cell office:value-type="float" office:value="0.154894358" calcext:value-type="float">
            <text:p>0.154894358</text:p>
          </table:table-cell>
          <table:table-cell office:value-type="float" office:value="0.150337791" calcext:value-type="float">
            <text:p>0.150337791</text:p>
          </table:table-cell>
          <table:table-cell office:value-type="float" office:value="0.145872969" calcext:value-type="float">
            <text:p>0.145872969</text:p>
          </table:table-cell>
          <table:table-cell office:value-type="float" office:value="0.141893659" calcext:value-type="float">
            <text:p>0.141893659</text:p>
          </table:table-cell>
          <table:table-cell office:value-type="float" office:value="0.138274552" calcext:value-type="float">
            <text:p>0.138274552</text:p>
          </table:table-cell>
          <table:table-cell office:value-type="float" office:value="0.134011713" calcext:value-type="float">
            <text:p>0.134011713</text:p>
          </table:table-cell>
          <table:table-cell office:value-type="float" office:value="0.130700408" calcext:value-type="float">
            <text:p>0.130700408</text:p>
          </table:table-cell>
          <table:table-cell office:value-type="float" office:value="0.126584051" calcext:value-type="float">
            <text:p>0.126584051</text:p>
          </table:table-cell>
          <table:table-cell office:value-type="float" office:value="0.123226603" calcext:value-type="float">
            <text:p>0.123226603</text:p>
          </table:table-cell>
          <table:table-cell office:value-type="float" office:value="0.120038769" calcext:value-type="float">
            <text:p>0.120038769</text:p>
          </table:table-cell>
          <table:table-cell office:value-type="float" office:value="0.116521686" calcext:value-type="float">
            <text:p>0.116521686</text:p>
          </table:table-cell>
          <table:table-cell office:value-type="float" office:value="0.112975439" calcext:value-type="float">
            <text:p>0.112975439</text:p>
          </table:table-cell>
          <table:table-cell office:value-type="float" office:value="0.109871442" calcext:value-type="float">
            <text:p>0.109871442</text:p>
          </table:table-cell>
          <table:table-cell office:value-type="float" office:value="0.107119378" calcext:value-type="float">
            <text:p>0.107119378</text:p>
          </table:table-cell>
          <table:table-cell office:value-type="float" office:value="0.104153062" calcext:value-type="float">
            <text:p>0.104153062</text:p>
          </table:table-cell>
          <table:table-cell office:value-type="float" office:value="0.100944413" calcext:value-type="float">
            <text:p>0.100944413</text:p>
          </table:table-cell>
          <table:table-cell office:value-type="float" office:value="0.0979907360001" calcext:value-type="float">
            <text:p>0.097990736</text:p>
          </table:table-cell>
          <table:table-cell office:value-type="float" office:value="0.09547916" calcext:value-type="float">
            <text:p>0.09547916</text:p>
          </table:table-cell>
          <table:table-cell office:value-type="float" office:value="0.093077849" calcext:value-type="float">
            <text:p>0.093077849</text:p>
          </table:table-cell>
          <table:table-cell office:value-type="float" office:value="0.090267223" calcext:value-type="float">
            <text:p>0.090267223</text:p>
          </table:table-cell>
          <table:table-cell office:value-type="float" office:value="0.0874526260001" calcext:value-type="float">
            <text:p>0.087452626</text:p>
          </table:table-cell>
          <table:table-cell office:value-type="float" office:value="0.085075451" calcext:value-type="float">
            <text:p>0.085075451</text:p>
          </table:table-cell>
          <table:table-cell office:value-type="float" office:value="0.08304241" calcext:value-type="float">
            <text:p>0.08304241</text:p>
          </table:table-cell>
          <table:table-cell office:value-type="float" office:value="0.0807420299999" calcext:value-type="float">
            <text:p>0.08074203</text:p>
          </table:table-cell>
          <table:table-cell office:value-type="float" office:value="0.078185311" calcext:value-type="float">
            <text:p>0.078185311</text:p>
          </table:table-cell>
          <table:table-cell office:value-type="float" office:value="0.075880465" calcext:value-type="float">
            <text:p>0.075880465</text:p>
          </table:table-cell>
          <table:table-cell office:value-type="float" office:value="0.073929175" calcext:value-type="float">
            <text:p>0.073929175</text:p>
          </table:table-cell>
          <table:table-cell office:value-type="float" office:value="0.072116827" calcext:value-type="float">
            <text:p>0.072116827</text:p>
          </table:table-cell>
          <table:table-cell office:value-type="float" office:value="0.069973195" calcext:value-type="float">
            <text:p>0.069973195</text:p>
          </table:table-cell>
          <table:table-cell office:value-type="float" office:value="0.067748893" calcext:value-type="float">
            <text:p>0.067748893</text:p>
          </table:table-cell>
          <table:table-cell office:value-type="float" office:value="0.0658711" calcext:value-type="float">
            <text:p>0.0658711</text:p>
          </table:table-cell>
          <table:table-cell office:value-type="float" office:value="0.064315613" calcext:value-type="float">
            <text:p>0.064315613</text:p>
          </table:table-cell>
          <table:table-cell office:value-type="float" office:value="0.06260579" calcext:value-type="float">
            <text:p>0.06260579</text:p>
          </table:table-cell>
          <table:table-cell office:value-type="float" office:value="0.060577373" calcext:value-type="float">
            <text:p>0.060577373</text:p>
          </table:table-cell>
          <table:table-cell office:value-type="float" office:value="0.0587206250001" calcext:value-type="float">
            <text:p>0.058720625</text:p>
          </table:table-cell>
          <table:table-cell office:value-type="float" office:value="0.0572763159999" calcext:value-type="float">
            <text:p>0.057276316</text:p>
          </table:table-cell>
          <table:table-cell office:value-type="float" office:value="0.0559330150001" calcext:value-type="float">
            <text:p>0.055933015</text:p>
          </table:table-cell>
          <table:table-cell office:value-type="float" office:value="0.054208308" calcext:value-type="float">
            <text:p>0.054208308</text:p>
          </table:table-cell>
          <table:table-cell office:value-type="float" office:value="0.052428481" calcext:value-type="float">
            <text:p>0.052428481</text:p>
          </table:table-cell>
          <table:table-cell office:value-type="float" office:value="0.0509924639999" calcext:value-type="float">
            <text:p>0.050992464</text:p>
          </table:table-cell>
          <table:table-cell office:value-type="float" office:value="0.049882276" calcext:value-type="float">
            <text:p>0.049882276</text:p>
          </table:table-cell>
          <table:table-cell office:value-type="float" office:value="0.0485466510001" calcext:value-type="float">
            <text:p>0.048546651</text:p>
          </table:table-cell>
          <table:table-cell office:value-type="float" office:value="0.046869104" calcext:value-type="float">
            <text:p>0.046869104</text:p>
          </table:table-cell>
          <table:table-cell office:value-type="float" office:value="0.045429242" calcext:value-type="float">
            <text:p>0.045429242</text:p>
          </table:table-cell>
          <table:table-cell office:value-type="float" office:value="0.044390939" calcext:value-type="float">
            <text:p>0.044390939</text:p>
          </table:table-cell>
          <table:table-cell office:value-type="float" office:value="0.043410413" calcext:value-type="float">
            <text:p>0.043410413</text:p>
          </table:table-cell>
          <table:table-cell office:value-type="float" office:value="0.042002765" calcext:value-type="float">
            <text:p>0.042002765</text:p>
          </table:table-cell>
          <table:table-cell office:value-type="float" office:value="0.040617096" calcext:value-type="float">
            <text:p>0.040617096</text:p>
          </table:table-cell>
          <table:table-cell office:value-type="float" office:value="0.039437694" calcext:value-type="float">
            <text:p>0.039437694</text:p>
          </table:table-cell>
          <table:table-cell office:value-type="float" office:value="0.0386007299999" calcext:value-type="float">
            <text:p>0.03860073</text:p>
          </table:table-cell>
          <table:table-cell office:value-type="float" office:value="0.0376995070001" calcext:value-type="float">
            <text:p>0.037699507</text:p>
          </table:table-cell>
          <table:table-cell office:value-type="float" office:value="0.036351959" calcext:value-type="float">
            <text:p>0.036351959</text:p>
          </table:table-cell>
          <table:table-cell office:value-type="float" office:value="0.035117703" calcext:value-type="float">
            <text:p>0.035117703</text:p>
          </table:table-cell>
          <table:table-cell office:value-type="float" office:value="0.0343459330001" calcext:value-type="float">
            <text:p>0.034345933</text:p>
          </table:table-cell>
          <table:table-cell office:value-type="float" office:value="0.0336724619999" calcext:value-type="float">
            <text:p>0.033672462</text:p>
          </table:table-cell>
          <table:table-cell office:value-type="float" office:value="0.032588812" calcext:value-type="float">
            <text:p>0.032588812</text:p>
          </table:table-cell>
          <table:table-cell office:value-type="float" office:value="0.0314111270001" calcext:value-type="float">
            <text:p>0.031411127</text:p>
          </table:table-cell>
          <table:table-cell office:value-type="float" office:value="0.0304886519999" calcext:value-type="float">
            <text:p>0.030488652</text:p>
          </table:table-cell>
          <table:table-cell office:value-type="float" office:value="0.029958714" calcext:value-type="float">
            <text:p>0.029958714</text:p>
          </table:table-cell>
          <table:table-cell office:value-type="float" office:value="0.0292824480001" calcext:value-type="float">
            <text:p>0.029282448</text:p>
          </table:table-cell>
          <table:table-cell office:value-type="float" office:value="0.0281224689999" calcext:value-type="float">
            <text:p>0.028122469</text:p>
          </table:table-cell>
          <table:table-cell office:value-type="float" office:value="0.027221935" calcext:value-type="float">
            <text:p>0.027221935</text:p>
          </table:table-cell>
          <table:table-cell office:value-type="float" office:value="0.026528704" calcext:value-type="float">
            <text:p>0.026528704</text:p>
          </table:table-cell>
          <table:table-cell office:value-type="float" office:value="0.026109449" calcext:value-type="float">
            <text:p>0.026109449</text:p>
          </table:table-cell>
          <table:table-cell office:value-type="float" office:value="0.025311446" calcext:value-type="float">
            <text:p>0.025311446</text:p>
          </table:table-cell>
          <table:table-cell office:value-type="float" office:value="0.0242973780001" calcext:value-type="float">
            <text:p>0.024297378</text:p>
          </table:table-cell>
          <table:table-cell office:value-type="float" office:value="0.0236108789999" calcext:value-type="float">
            <text:p>0.023610879</text:p>
          </table:table-cell>
          <table:table-cell office:value-type="float" office:value="0.023168526" calcext:value-type="float">
            <text:p>0.023168526</text:p>
          </table:table-cell>
          <table:table-cell office:value-type="float" office:value="0.022726274" calcext:value-type="float">
            <text:p>0.022726274</text:p>
          </table:table-cell>
          <table:table-cell office:value-type="float" office:value="0.0218022829999" calcext:value-type="float">
            <text:p>0.021802283</text:p>
          </table:table-cell>
          <table:table-cell office:value-type="float" office:value="0.021029448" calcext:value-type="float">
            <text:p>0.021029448</text:p>
          </table:table-cell>
          <table:table-cell office:value-type="float" office:value="0.020531357" calcext:value-type="float">
            <text:p>0.020531357</text:p>
          </table:table-cell>
          <table:table-cell office:value-type="float" office:value="0.020303113" calcext:value-type="float">
            <text:p>0.020303113</text:p>
          </table:table-cell>
          <table:table-cell office:value-type="float" office:value="0.019616755" calcext:value-type="float">
            <text:p>0.019616755</text:p>
          </table:table-cell>
          <table:table-cell office:value-type="float" office:value="0.018809286" calcext:value-type="float">
            <text:p>0.018809286</text:p>
          </table:table-cell>
          <table:table-cell office:value-type="float" office:value="0.018196702" calcext:value-type="float">
            <text:p>0.018196702</text:p>
          </table:table-cell>
          <table:table-cell office:value-type="float" office:value="0.018027879" calcext:value-type="float">
            <text:p>0.018027879</text:p>
          </table:table-cell>
          <table:table-cell office:value-type="float" office:value="0.017636278" calcext:value-type="float">
            <text:p>0.017636278</text:p>
          </table:table-cell>
          <table:table-cell office:value-type="float" office:value="0.0169102739999" calcext:value-type="float">
            <text:p>0.016910274</text:p>
          </table:table-cell>
          <table:table-cell office:value-type="float" office:value="0.016180625" calcext:value-type="float">
            <text:p>0.016180625</text:p>
          </table:table-cell>
          <table:table-cell office:value-type="float" office:value="0.015933313" calcext:value-type="float">
            <text:p>0.015933313</text:p>
          </table:table-cell>
          <table:table-cell office:value-type="float" office:value="0.015768244" calcext:value-type="float">
            <text:p>0.015768244</text:p>
          </table:table-cell>
          <table:table-cell office:value-type="float" office:value="0.015269441" calcext:value-type="float">
            <text:p>0.015269441</text:p>
          </table:table-cell>
          <table:table-cell office:value-type="float" office:value="0.014480942" calcext:value-type="float">
            <text:p>0.014480942</text:p>
          </table:table-cell>
          <table:table-cell office:value-type="float" office:value="0.014057676" calcext:value-type="float">
            <text:p>0.014057676</text:p>
          </table:table-cell>
          <table:table-cell office:value-type="float" office:value="0.013969293" calcext:value-type="float">
            <text:p>0.013969293</text:p>
          </table:table-cell>
          <table:table-cell office:value-type="float" office:value="0.013706045" calcext:value-type="float">
            <text:p>0.013706045</text:p>
          </table:table-cell>
          <table:table-cell office:value-type="float" office:value="0.01314743" calcext:value-type="float">
            <text:p>0.01314743</text:p>
          </table:table-cell>
          <table:table-cell office:value-type="float" office:value="0.012503437" calcext:value-type="float">
            <text:p>0.012503437</text:p>
          </table:table-cell>
          <table:table-cell office:value-type="float" office:value="0.012296619" calcext:value-type="float">
            <text:p>0.012296619</text:p>
          </table:table-cell>
          <table:table-cell office:value-type="float" office:value="0.012228685" calcext:value-type="float">
            <text:p>0.012228685</text:p>
          </table:table-cell>
          <table:table-cell office:value-type="float" office:value="0.011868217" calcext:value-type="float">
            <text:p>0.011868217</text:p>
          </table:table-cell>
          <table:table-cell office:value-type="float" office:value="0.011241853" calcext:value-type="float">
            <text:p>0.011241853</text:p>
          </table:table-cell>
          <table:table-cell office:value-type="float" office:value="0.010819998" calcext:value-type="float">
            <text:p>0.010819998</text:p>
          </table:table-cell>
          <table:table-cell office:value-type="float" office:value="0.0108329380001" calcext:value-type="float">
            <text:p>0.010832938</text:p>
          </table:table-cell>
          <table:table-cell office:value-type="float" office:value="0.010684798" calcext:value-type="float">
            <text:p>0.010684798</text:p>
          </table:table-cell>
          <table:table-cell office:value-type="float" office:value="0.010163708" calcext:value-type="float">
            <text:p>0.010163708</text:p>
          </table:table-cell>
          <table:table-cell office:value-type="float" office:value="0.00964239999997" calcext:value-type="float">
            <text:p>0.0096424</text:p>
          </table:table-cell>
          <table:table-cell office:value-type="float" office:value="0.00946480400001" calcext:value-type="float">
            <text:p>0.009464804</text:p>
          </table:table-cell>
          <table:table-cell office:value-type="float" office:value="0.00958005400005" calcext:value-type="float">
            <text:p>0.009580054</text:p>
          </table:table-cell>
          <table:table-cell office:value-type="float" office:value="0.00922395099998" calcext:value-type="float">
            <text:p>0.009223951</text:p>
          </table:table-cell>
          <table:table-cell office:value-type="float" office:value="0.00864331799999" calcext:value-type="float">
            <text:p>0.008643318</text:p>
          </table:table-cell>
          <table:table-cell office:value-type="float" office:value="0.00834486999999" calcext:value-type="float">
            <text:p>0.00834487</text:p>
          </table:table-cell>
          <table:table-cell office:value-type="float" office:value="0.008353639" calcext:value-type="float">
            <text:p>0.008353639</text:p>
          </table:table-cell>
          <table:table-cell office:value-type="float" office:value="0.00836484800004" calcext:value-type="float">
            <text:p>0.008364848</text:p>
          </table:table-cell>
          <table:table-cell office:value-type="float" office:value="0.00790667599997" calcext:value-type="float">
            <text:p>0.007906676</text:p>
          </table:table-cell>
          <table:table-cell office:value-type="float" office:value="0.00742349199996" calcext:value-type="float">
            <text:p>0.007423492</text:p>
          </table:table-cell>
          <table:table-cell office:value-type="float" office:value="0.00731067900004" calcext:value-type="float">
            <text:p>0.007310679</text:p>
          </table:table-cell>
          <table:table-cell office:value-type="float" office:value="0.00739853700003" calcext:value-type="float">
            <text:p>0.007398537</text:p>
          </table:table-cell>
          <table:table-cell office:value-type="float" office:value="0.00722519399998" calcext:value-type="float">
            <text:p>0.007225194</text:p>
          </table:table-cell>
          <table:table-cell office:value-type="float" office:value="0.00671898200002" calcext:value-type="float">
            <text:p>0.006718982</text:p>
          </table:table-cell>
          <table:table-cell office:value-type="float" office:value="0.00638017799997" calcext:value-type="float">
            <text:p>0.006380178</text:p>
          </table:table-cell>
          <table:table-cell office:value-type="float" office:value="0.00648573399999" calcext:value-type="float">
            <text:p>0.006485734</text:p>
          </table:table-cell>
          <table:table-cell office:value-type="float" office:value="0.00655179700004" calcext:value-type="float">
            <text:p>0.006551797</text:p>
          </table:table-cell>
          <table:table-cell office:value-type="float" office:value="0.00611515899998" calcext:value-type="float">
            <text:p>0.006115159</text:p>
          </table:table-cell>
          <table:table-cell office:value-type="float" office:value="0.00350329799996" calcext:value-type="float">
            <text:p>0.003503298</text:p>
          </table:table-cell>
          <table:table-cell office:value-type="float" office:value="-0.00311453399995" calcext:value-type="float">
            <text:p>-0.003114534</text:p>
          </table:table-cell>
          <table:table-cell office:value-type="float" office:value="-0.00631901500006" calcext:value-type="float">
            <text:p>-0.006319015</text:p>
          </table:table-cell>
          <table:table-cell office:value-type="float" office:value="-0.00982329800001" calcext:value-type="float">
            <text:p>-0.009823298</text:p>
          </table:table-cell>
          <table:table-cell office:value-type="float" office:value="-0.013311324" calcext:value-type="float">
            <text:p>-0.013311324</text:p>
          </table:table-cell>
          <table:table-cell office:value-type="float" office:value="-0.016747036" calcext:value-type="float">
            <text:p>-0.016747036</text:p>
          </table:table-cell>
          <table:table-cell office:value-type="float" office:value="-0.019468965" calcext:value-type="float">
            <text:p>-0.019468965</text:p>
          </table:table-cell>
          <table:table-cell office:value-type="float" office:value="-0.021912196" calcext:value-type="float">
            <text:p>-0.021912196</text:p>
          </table:table-cell>
          <table:table-cell office:value-type="float" office:value="-0.0246967580001" calcext:value-type="float">
            <text:p>-0.024696758</text:p>
          </table:table-cell>
          <table:table-cell office:value-type="float" office:value="-0.027905998" calcext:value-type="float">
            <text:p>-0.027905998</text:p>
          </table:table-cell>
          <table:table-cell office:value-type="float" office:value="-0.030245437" calcext:value-type="float">
            <text:p>-0.030245437</text:p>
          </table:table-cell>
          <table:table-cell office:value-type="float" office:value="-0.035039864" calcext:value-type="float">
            <text:p>-0.035039864</text:p>
          </table:table-cell>
          <table:table-cell office:value-type="float" office:value="-0.038246018" calcext:value-type="float">
            <text:p>-0.038246018</text:p>
          </table:table-cell>
          <table:table-cell office:value-type="float" office:value="-0.040888642" calcext:value-type="float">
            <text:p>-0.040888642</text:p>
          </table:table-cell>
          <table:table-cell office:value-type="float" office:value="-0.043371289" calcext:value-type="float">
            <text:p>-0.043371289</text:p>
          </table:table-cell>
          <table:table-cell office:value-type="float" office:value="-0.04778653" calcext:value-type="float">
            <text:p>-0.04778653</text:p>
          </table:table-cell>
          <table:table-cell office:value-type="float" office:value="-0.050441433" calcext:value-type="float">
            <text:p>-0.050441433</text:p>
          </table:table-cell>
          <table:table-cell office:value-type="float" office:value="-0.052628625" calcext:value-type="float">
            <text:p>-0.052628625</text:p>
          </table:table-cell>
          <table:table-cell office:value-type="float" office:value="-0.0549181059999" calcext:value-type="float">
            <text:p>-0.054918106</text:p>
          </table:table-cell>
          <table:table-cell office:value-type="float" office:value="-0.0566650350001" calcext:value-type="float">
            <text:p>-0.056665035</text:p>
          </table:table-cell>
          <table:table-cell office:value-type="float" office:value="-0.05822845" calcext:value-type="float">
            <text:p>-0.05822845</text:p>
          </table:table-cell>
          <table:table-cell office:value-type="float" office:value="-0.0617076429999" calcext:value-type="float">
            <text:p>-0.061707643</text:p>
          </table:table-cell>
          <table:table-cell office:value-type="float" office:value="-0.0626934540001" calcext:value-type="float">
            <text:p>-0.062693454</text:p>
          </table:table-cell>
          <table:table-cell office:value-type="float" office:value="-0.063615679" calcext:value-type="float">
            <text:p>-0.063615679</text:p>
          </table:table-cell>
          <table:table-cell office:value-type="float" office:value="-0.065081174" calcext:value-type="float">
            <text:p>-0.065081174</text:p>
          </table:table-cell>
          <table:table-cell office:value-type="float" office:value="-0.068920122" calcext:value-type="float">
            <text:p>-0.068920122</text:p>
          </table:table-cell>
          <table:table-cell office:value-type="float" office:value="-0.078086833" calcext:value-type="float">
            <text:p>-0.078086833</text:p>
          </table:table-cell>
          <table:table-cell office:value-type="float" office:value="-0.086021381" calcext:value-type="float">
            <text:p>-0.086021381</text:p>
          </table:table-cell>
          <table:table-cell office:value-type="float" office:value="-0.104695534" calcext:value-type="float">
            <text:p>-0.104695534</text:p>
          </table:table-cell>
          <table:table-cell office:value-type="float" office:value="-0.165262007" calcext:value-type="float">
            <text:p>-0.165262007</text:p>
          </table:table-cell>
          <table:table-cell office:value-type="float" office:value="-0.210356055" calcext:value-type="float">
            <text:p>-0.210356055</text:p>
          </table:table-cell>
          <table:table-cell office:value-type="float" office:value="-0.274901508" calcext:value-type="float">
            <text:p>-0.274901508</text:p>
          </table:table-cell>
          <table:table-cell office:value-type="float" office:value="-0.385653422" calcext:value-type="float">
            <text:p>-0.385653422</text:p>
          </table:table-cell>
          <table:table-cell office:value-type="float" office:value="-0.529910494" calcext:value-type="float">
            <text:p>-0.529910494</text:p>
          </table:table-cell>
          <table:table-cell office:value-type="float" office:value="-0.609871909" calcext:value-type="float">
            <text:p>-0.609871909</text:p>
          </table:table-cell>
          <table:table-cell office:value-type="float" office:value="-0.780246709" calcext:value-type="float">
            <text:p>-0.780246709</text:p>
          </table:table-cell>
          <table:table-cell office:value-type="float" office:value="-0.857193472" calcext:value-type="float">
            <text:p>-0.857193472</text:p>
          </table:table-cell>
          <table:table-cell office:value-type="float" office:value="-1.000588272" calcext:value-type="float">
            <text:p>-1.000588272</text:p>
          </table:table-cell>
          <table:table-cell office:value-type="float" office:value="-1.095010755" calcext:value-type="float">
            <text:p>-1.095010755</text:p>
          </table:table-cell>
          <table:table-cell office:value-type="float" office:value="-1.166147288" calcext:value-type="float">
            <text:p>-1.166147288</text:p>
          </table:table-cell>
          <table:table-cell office:value-type="float" office:value="-1.316684518" calcext:value-type="float">
            <text:p>-1.316684518</text:p>
          </table:table-cell>
          <table:table-cell office:value-type="float" office:value="-1.414042757" calcext:value-type="float">
            <text:p>-1.414042757</text:p>
          </table:table-cell>
          <table:table-cell office:value-type="float" office:value="-1.568017497" calcext:value-type="float">
            <text:p>-1.568017497</text:p>
          </table:table-cell>
          <table:table-cell office:value-type="float" office:value="-1.663293191" calcext:value-type="float">
            <text:p>-1.663293191</text:p>
          </table:table-cell>
          <table:table-cell office:value-type="float" office:value="-1.645743854" calcext:value-type="float">
            <text:p>-1.645743854</text:p>
          </table:table-cell>
          <table:table-cell office:value-type="float" office:value="-1.72195237" calcext:value-type="float">
            <text:p>-1.72195237</text:p>
          </table:table-cell>
          <table:table-cell office:value-type="float" office:value="-1.866987641" calcext:value-type="float">
            <text:p>-1.866987641</text:p>
          </table:table-cell>
          <table:table-cell office:value-type="float" office:value="-1.938002139" calcext:value-type="float">
            <text:p>-1.938002139</text:p>
          </table:table-cell>
          <table:table-cell office:value-type="float" office:value="-1.995391107" calcext:value-type="float">
            <text:p>-1.995391107</text:p>
          </table:table-cell>
          <table:table-cell office:value-type="float" office:value="-2.152555971" calcext:value-type="float">
            <text:p>-2.152555971</text:p>
          </table:table-cell>
          <table:table-cell office:value-type="float" office:value="-2.342930201" calcext:value-type="float">
            <text:p>-2.342930201</text:p>
          </table:table-cell>
          <table:table-cell office:value-type="float" office:value="-2.416142639" calcext:value-type="float">
            <text:p>-2.416142639</text:p>
          </table:table-cell>
          <table:table-cell office:value-type="float" office:value="-2.475033117" calcext:value-type="float">
            <text:p>-2.475033117</text:p>
          </table:table-cell>
          <table:table-cell office:value-type="float" office:value="-2.532242572" calcext:value-type="float">
            <text:p>-2.532242572</text:p>
          </table:table-cell>
          <table:table-cell office:value-type="float" office:value="-2.684246071" calcext:value-type="float">
            <text:p>-2.684246071</text:p>
          </table:table-cell>
          <table:table-cell office:value-type="float" office:value="-2.770324566" calcext:value-type="float">
            <text:p>-2.770324566</text:p>
          </table:table-cell>
          <table:table-cell office:value-type="float" office:value="-2.822350727" calcext:value-type="float">
            <text:p>-2.822350727</text:p>
          </table:table-cell>
          <table:table-cell office:value-type="float" office:value="-2.872677487" calcext:value-type="float">
            <text:p>-2.872677487</text:p>
          </table:table-cell>
          <table:table-cell office:value-type="float" office:value="-2.921955331" calcext:value-type="float">
            <text:p>-2.921955331</text:p>
          </table:table-cell>
          <table:table-cell office:value-type="float" office:value="-2.982534996" calcext:value-type="float">
            <text:p>-2.982534996</text:p>
          </table:table-cell>
          <table:table-cell office:value-type="float" office:value="-3.028402038" calcext:value-type="float">
            <text:p>-3.028402038</text:p>
          </table:table-cell>
          <table:table-cell office:value-type="float" office:value="-3.072812418" calcext:value-type="float">
            <text:p>-3.072812418</text:p>
          </table:table-cell>
          <table:table-cell office:value-type="float" office:value="-3.148596825" calcext:value-type="float">
            <text:p>-3.148596825</text:p>
          </table:table-cell>
          <table:table-cell office:value-type="float" office:value="-3.273812787" calcext:value-type="float">
            <text:p>-3.273812787</text:p>
          </table:table-cell>
          <table:table-cell office:value-type="float" office:value="-3.312166264" calcext:value-type="float">
            <text:p>-3.312166264</text:p>
          </table:table-cell>
          <table:table-cell office:value-type="float" office:value="-3.348758345" calcext:value-type="float">
            <text:p>-3.348758345</text:p>
          </table:table-cell>
          <table:table-cell office:value-type="float" office:value="-3.384208431" calcext:value-type="float">
            <text:p>-3.384208431</text:p>
          </table:table-cell>
          <table:table-cell office:value-type="float" office:value="-3.419111294" calcext:value-type="float">
            <text:p>-3.419111294</text:p>
          </table:table-cell>
          <table:table-cell office:value-type="float" office:value="-3.456203504" calcext:value-type="float">
            <text:p>-3.456203504</text:p>
          </table:table-cell>
          <table:table-cell office:value-type="float" office:value="-3.581850723" calcext:value-type="float">
            <text:p>-3.581850723</text:p>
          </table:table-cell>
          <table:table-cell office:value-type="float" office:value="-3.645519513" calcext:value-type="float">
            <text:p>-3.645519513</text:p>
          </table:table-cell>
          <table:table-cell office:value-type="float" office:value="-3.676448753" calcext:value-type="float">
            <text:p>-3.676448753</text:p>
          </table:table-cell>
          <table:table-cell office:value-type="float" office:value="-3.831648427" calcext:value-type="float">
            <text:p>-3.831648427</text:p>
          </table:table-cell>
          <table:table-cell office:value-type="float" office:value="-3.921677277" calcext:value-type="float">
            <text:p>-3.921677277</text:p>
          </table:table-cell>
          <table:table-cell office:value-type="float" office:value="-4.097748492" calcext:value-type="float">
            <text:p>-4.097748492</text:p>
          </table:table-cell>
          <table:table-cell office:value-type="float" office:value="-4.189387115" calcext:value-type="float">
            <text:p>-4.189387115</text:p>
          </table:table-cell>
          <table:table-cell office:value-type="float" office:value="-4.240735173" calcext:value-type="float">
            <text:p>-4.240735173</text:p>
          </table:table-cell>
          <table:table-cell office:value-type="float" office:value="-4.290782876" calcext:value-type="float">
            <text:p>-4.290782876</text:p>
          </table:table-cell>
          <table:table-cell office:value-type="float" office:value="-4.33910181" calcext:value-type="float">
            <text:p>-4.33910181</text:p>
          </table:table-cell>
          <table:table-cell office:value-type="float" office:value="-4.511223926" calcext:value-type="float">
            <text:p>-4.511223926</text:p>
          </table:table-cell>
          <table:table-cell office:value-type="float" office:value="-4.595931506" calcext:value-type="float">
            <text:p>-4.595931506</text:p>
          </table:table-cell>
          <table:table-cell office:value-type="float" office:value="-4.62011295" calcext:value-type="float">
            <text:p>-4.62011295</text:p>
          </table:table-cell>
          <table:table-cell office:value-type="float" office:value="-4.676109665" calcext:value-type="float">
            <text:p>-4.676109665</text:p>
          </table:table-cell>
          <table:table-cell office:value-type="float" office:value="-4.730187147" calcext:value-type="float">
            <text:p>-4.730187147</text:p>
          </table:table-cell>
          <table:table-cell office:value-type="float" office:value="-4.875022528" calcext:value-type="float">
            <text:p>-4.875022528</text:p>
          </table:table-cell>
          <table:table-cell office:value-type="float" office:value="-4.824390145" calcext:value-type="float">
            <text:p>-4.824390145</text:p>
          </table:table-cell>
          <table:table-cell office:value-type="float" office:value="-4.941649758" calcext:value-type="float">
            <text:p>-4.941649758</text:p>
          </table:table-cell>
          <table:table-cell office:value-type="float" office:value="-5.013652286" calcext:value-type="float">
            <text:p>-5.013652286</text:p>
          </table:table-cell>
          <table:table-cell office:value-type="float" office:value="-5.042098795" calcext:value-type="float">
            <text:p>-5.042098795</text:p>
          </table:table-cell>
          <table:table-cell office:value-type="float" office:value="-5.069595324" calcext:value-type="float">
            <text:p>-5.069595324</text:p>
          </table:table-cell>
          <table:table-cell office:value-type="float" office:value="-5.09651629" calcext:value-type="float">
            <text:p>-5.09651629</text:p>
          </table:table-cell>
          <table:table-cell office:value-type="float" office:value="-5.122483533" calcext:value-type="float">
            <text:p>-5.122483533</text:p>
          </table:table-cell>
          <table:table-cell office:value-type="float" office:value="-5.147406294" calcext:value-type="float">
            <text:p>-5.147406294</text:p>
          </table:table-cell>
          <table:table-cell office:value-type="float" office:value="-5.297015188" calcext:value-type="float">
            <text:p>-5.297015188</text:p>
          </table:table-cell>
          <table:table-cell office:value-type="float" office:value="-5.364120065" calcext:value-type="float">
            <text:p>-5.364120065</text:p>
          </table:table-cell>
          <table:table-cell office:value-type="float" office:value="-5.387563477" calcext:value-type="float">
            <text:p>-5.387563477</text:p>
          </table:table-cell>
          <table:table-cell office:value-type="float" office:value="-5.367866395" calcext:value-type="float">
            <text:p>-5.367866395</text:p>
          </table:table-cell>
          <table:table-cell office:value-type="float" office:value="-5.414944066" calcext:value-type="float">
            <text:p>-5.414944066</text:p>
          </table:table-cell>
          <table:table-cell office:value-type="float" office:value="-5.436026155" calcext:value-type="float">
            <text:p>-5.436026155</text:p>
          </table:table-cell>
          <table:table-cell office:value-type="float" office:value="-5.461075361" calcext:value-type="float">
            <text:p>-5.461075361</text:p>
          </table:table-cell>
          <table:table-cell office:value-type="float" office:value="-5.481102068" calcext:value-type="float">
            <text:p>-5.481102068</text:p>
          </table:table-cell>
          <table:table-cell office:value-type="float" office:value="-5.496080987" calcext:value-type="float">
            <text:p>-5.496080987</text:p>
          </table:table-cell>
          <table:table-cell office:value-type="float" office:value="-5.510594878" calcext:value-type="float">
            <text:p>-5.510594878</text:p>
          </table:table-cell>
          <table:table-cell office:value-type="float" office:value="-5.667041599" calcext:value-type="float">
            <text:p>-5.667041599</text:p>
          </table:table-cell>
          <table:table-cell office:value-type="float" office:value="-5.641357312" calcext:value-type="float">
            <text:p>-5.641357312</text:p>
          </table:table-cell>
          <table:table-cell office:value-type="float" office:value="-5.742621264" calcext:value-type="float">
            <text:p>-5.742621264</text:p>
          </table:table-cell>
          <table:table-cell office:value-type="float" office:value="-5.705496477" calcext:value-type="float">
            <text:p>-5.705496477</text:p>
          </table:table-cell>
          <table:table-cell office:value-type="float" office:value="-5.77311033" calcext:value-type="float">
            <text:p>-5.77311033</text:p>
          </table:table-cell>
          <table:table-cell office:value-type="float" office:value="-5.896846974" calcext:value-type="float">
            <text:p>-5.896846974</text:p>
          </table:table-cell>
          <table:table-cell office:value-type="float" office:value="-5.901618653" calcext:value-type="float">
            <text:p>-5.901618653</text:p>
          </table:table-cell>
          <table:table-cell office:value-type="float" office:value="-5.913349608" calcext:value-type="float">
            <text:p>-5.913349608</text:p>
          </table:table-cell>
          <table:table-cell office:value-type="float" office:value="-5.916134967" calcext:value-type="float">
            <text:p>-5.916134967</text:p>
          </table:table-cell>
          <table:table-cell office:value-type="float" office:value="-5.919209424" calcext:value-type="float">
            <text:p>-5.919209424</text:p>
          </table:table-cell>
          <table:table-cell office:value-type="float" office:value="-6.029130279" calcext:value-type="float">
            <text:p>-6.029130279</text:p>
          </table:table-cell>
          <table:table-cell office:value-type="float" office:value="-5.945280188" calcext:value-type="float">
            <text:p>-5.945280188</text:p>
          </table:table-cell>
          <table:table-cell office:value-type="float" office:value="-5.780012151" calcext:value-type="float">
            <text:p>-5.780012151</text:p>
          </table:table-cell>
          <table:table-cell office:value-type="float" office:value="-5.618352353" calcext:value-type="float">
            <text:p>-5.618352353</text:p>
          </table:table-cell>
          <table:table-cell office:value-type="float" office:value="-5.461401894" calcext:value-type="float">
            <text:p>-5.461401894</text:p>
          </table:table-cell>
          <table:table-cell office:value-type="float" office:value="-5.30875305" calcext:value-type="float">
            <text:p>-5.30875305</text:p>
          </table:table-cell>
          <table:table-cell office:value-type="float" office:value="-5.16015203" calcext:value-type="float">
            <text:p>-5.16015203</text:p>
          </table:table-cell>
          <table:table-cell office:value-type="float" office:value="-5.015575225" calcext:value-type="float">
            <text:p>-5.015575225</text:p>
          </table:table-cell>
          <table:table-cell office:value-type="float" office:value="-4.875337706" calcext:value-type="float">
            <text:p>-4.875337706</text:p>
          </table:table-cell>
          <table:table-cell office:value-type="float" office:value="-4.739220608" calcext:value-type="float">
            <text:p>-4.739220608</text:p>
          </table:table-cell>
          <table:table-cell office:value-type="float" office:value="-4.60670702" calcext:value-type="float">
            <text:p>-4.60670702</text:p>
          </table:table-cell>
          <table:table-cell office:value-type="float" office:value="-4.477634608" calcext:value-type="float">
            <text:p>-4.477634608</text:p>
          </table:table-cell>
          <table:table-cell office:value-type="float" office:value="-4.352280043" calcext:value-type="float">
            <text:p>-4.352280043</text:p>
          </table:table-cell>
          <table:table-cell office:value-type="float" office:value="-4.230783889" calcext:value-type="float">
            <text:p>-4.230783889</text:p>
          </table:table-cell>
          <table:table-cell office:value-type="float" office:value="-4.112641309" calcext:value-type="float">
            <text:p>-4.112641309</text:p>
          </table:table-cell>
          <table:table-cell office:value-type="float" office:value="-3.997499539" calcext:value-type="float">
            <text:p>-3.997499539</text:p>
          </table:table-cell>
          <table:table-cell office:value-type="float" office:value="-3.885443718" calcext:value-type="float">
            <text:p>-3.885443718</text:p>
          </table:table-cell>
          <table:table-cell office:value-type="float" office:value="-3.776855641" calcext:value-type="float">
            <text:p>-3.776855641</text:p>
          </table:table-cell>
          <table:table-cell office:value-type="float" office:value="-3.671493956" calcext:value-type="float">
            <text:p>-3.671493956</text:p>
          </table:table-cell>
          <table:table-cell office:value-type="float" office:value="-3.568834688" calcext:value-type="float">
            <text:p>-3.568834688</text:p>
          </table:table-cell>
          <table:table-cell office:value-type="float" office:value="-3.46875329" calcext:value-type="float">
            <text:p>-3.46875329</text:p>
          </table:table-cell>
          <table:table-cell office:value-type="float" office:value="-3.371605868" calcext:value-type="float">
            <text:p>-3.371605868</text:p>
          </table:table-cell>
          <table:table-cell office:value-type="float" office:value="-3.277554975" calcext:value-type="float">
            <text:p>-3.277554975</text:p>
          </table:table-cell>
          <table:table-cell office:value-type="float" office:value="-3.186060528" calcext:value-type="float">
            <text:p>-3.186060528</text:p>
          </table:table-cell>
          <table:table-cell office:value-type="float" office:value="-3.096790781" calcext:value-type="float">
            <text:p>-3.096790781</text:p>
          </table:table-cell>
          <table:table-cell office:value-type="float" office:value="-3.009887373" calcext:value-type="float">
            <text:p>-3.009887373</text:p>
          </table:table-cell>
          <table:table-cell office:value-type="float" office:value="-2.925797994" calcext:value-type="float">
            <text:p>-2.925797994</text:p>
          </table:table-cell>
          <table:table-cell office:value-type="float" office:value="-2.8442480785" calcext:value-type="float">
            <text:p>-2.8442480785</text:p>
          </table:table-cell>
          <table:table-cell office:value-type="float" office:value="-2.764705596" calcext:value-type="float">
            <text:p>-2.764705596</text:p>
          </table:table-cell>
          <table:table-cell office:value-type="float" office:value="-2.6870799851" calcext:value-type="float">
            <text:p>-2.6870799851</text:p>
          </table:table-cell>
          <table:table-cell office:value-type="float" office:value="-2.611799517" calcext:value-type="float">
            <text:p>-2.611799517</text:p>
          </table:table-cell>
          <table:table-cell office:value-type="float" office:value="-2.5390390677" calcext:value-type="float">
            <text:p>-2.5390390677</text:p>
          </table:table-cell>
          <table:table-cell office:value-type="float" office:value="-2.468206056" calcext:value-type="float">
            <text:p>-2.468206056</text:p>
          </table:table-cell>
          <table:table-cell office:value-type="float" office:value="-2.3989916894" calcext:value-type="float">
            <text:p>-2.3989916894</text:p>
          </table:table-cell>
          <table:table-cell office:value-type="float" office:value="-2.3315912038" calcext:value-type="float">
            <text:p>-2.3315912038</text:p>
          </table:table-cell>
          <table:table-cell office:value-type="float" office:value="-2.2665256643" calcext:value-type="float">
            <text:p>-2.2665256643</text:p>
          </table:table-cell>
          <table:table-cell office:value-type="float" office:value="-2.2033673745" calcext:value-type="float">
            <text:p>-2.2033673745</text:p>
          </table:table-cell>
          <table:table-cell office:value-type="float" office:value="-2.1417972786" calcext:value-type="float">
            <text:p>-2.1417972786</text:p>
          </table:table-cell>
          <table:table-cell office:value-type="float" office:value="-2.0816414917" calcext:value-type="float">
            <text:p>-2.0816414917</text:p>
          </table:table-cell>
          <table:table-cell office:value-type="float" office:value="-2.0232523676" calcext:value-type="float">
            <text:p>-2.0232523676</text:p>
          </table:table-cell>
          <table:table-cell office:value-type="float" office:value="-1.966897467" calcext:value-type="float">
            <text:p>-1.966897467</text:p>
          </table:table-cell>
          <table:table-cell office:value-type="float" office:value="-1.9120919821" calcext:value-type="float">
            <text:p>-1.9120919821</text:p>
          </table:table-cell>
          <table:table-cell office:value-type="float" office:value="-1.8584882434" calcext:value-type="float">
            <text:p>-1.8584882434</text:p>
          </table:table-cell>
          <table:table-cell office:value-type="float" office:value="-1.8062095792" calcext:value-type="float">
            <text:p>-1.8062095792</text:p>
          </table:table-cell>
          <table:table-cell office:value-type="float" office:value="-1.7557542744" calcext:value-type="float">
            <text:p>-1.7557542744</text:p>
          </table:table-cell>
          <table:table-cell office:value-type="float" office:value="-1.7069484058" calcext:value-type="float">
            <text:p>-1.7069484058</text:p>
          </table:table-cell>
          <table:table-cell office:value-type="float" office:value="-1.6592532863" calcext:value-type="float">
            <text:p>-1.6592532863</text:p>
          </table:table-cell>
          <table:table-cell office:value-type="float" office:value="-1.6125598448" calcext:value-type="float">
            <text:p>-1.6125598448</text:p>
          </table:table-cell>
          <table:table-cell office:value-type="float" office:value="-1.5672905825" calcext:value-type="float">
            <text:p>-1.5672905825</text:p>
          </table:table-cell>
          <table:table-cell office:value-type="float" office:value="-1.523722151" calcext:value-type="float">
            <text:p>-1.523722151</text:p>
          </table:table-cell>
          <table:table-cell office:value-type="float" office:value="-1.4813166558" calcext:value-type="float">
            <text:p>-1.4813166558</text:p>
          </table:table-cell>
          <table:table-cell office:value-type="float" office:value="-1.439734313" calcext:value-type="float">
            <text:p>-1.439734313</text:p>
          </table:table-cell>
          <table:table-cell office:value-type="float" office:value="-1.3991411117" calcext:value-type="float">
            <text:p>-1.3991411117</text:p>
          </table:table-cell>
          <table:table-cell office:value-type="float" office:value="-1.3601106724" calcext:value-type="float">
            <text:p>-1.3601106724</text:p>
          </table:table-cell>
          <table:table-cell office:value-type="float" office:value="-1.3223154287" calcext:value-type="float">
            <text:p>-1.3223154287</text:p>
          </table:table-cell>
          <table:table-cell office:value-type="float" office:value="-1.2854254775" calcext:value-type="float">
            <text:p>-1.2854254775</text:p>
          </table:table-cell>
          <table:table-cell office:value-type="float" office:value="-1.2492335161" calcext:value-type="float">
            <text:p>-1.2492335161</text:p>
          </table:table-cell>
          <table:table-cell office:value-type="float" office:value="-1.2140799588" calcext:value-type="float">
            <text:p>-1.2140799588</text:p>
          </table:table-cell>
          <table:table-cell office:value-type="float" office:value="-1.1803355532" calcext:value-type="float">
            <text:p>-1.1803355532</text:p>
          </table:table-cell>
          <table:table-cell office:value-type="float" office:value="-1.1475656192" calcext:value-type="float">
            <text:p>-1.1475656192</text:p>
          </table:table-cell>
          <table:table-cell office:value-type="float" office:value="-1.1153791258" calcext:value-type="float">
            <text:p>-1.1153791258</text:p>
          </table:table-cell>
          <table:table-cell office:value-type="float" office:value="-1.0838638416" calcext:value-type="float">
            <text:p>-1.0838638416</text:p>
          </table:table-cell>
          <table:table-cell office:value-type="float" office:value="-1.0535610307" calcext:value-type="float">
            <text:p>-1.0535610307</text:p>
          </table:table-cell>
          <table:table-cell office:value-type="float" office:value="-1.0244113591" calcext:value-type="float">
            <text:p>-1.0244113591</text:p>
          </table:table-cell>
          <table:table-cell office:value-type="float" office:value="-0.9958484035" calcext:value-type="float">
            <text:p>-0.9958484035</text:p>
          </table:table-cell>
          <table:table-cell office:value-type="float" office:value="-0.9677245825" calcext:value-type="float">
            <text:p>-0.9677245825</text:p>
          </table:table-cell>
          <table:table-cell office:value-type="float" office:value="-0.9404394507" calcext:value-type="float">
            <text:p>-0.9404394507</text:p>
          </table:table-cell>
          <table:table-cell office:value-type="float" office:value="-0.9143859057" calcext:value-type="float">
            <text:p>-0.9143859057</text:p>
          </table:table-cell>
          <table:table-cell office:value-type="float" office:value="-0.8890077732" calcext:value-type="float">
            <text:p>-0.8890077732</text:p>
          </table:table-cell>
          <table:table-cell office:value-type="float" office:value="-0.8641021036" calcext:value-type="float">
            <text:p>-0.8641021036</text:p>
          </table:table-cell>
          <table:table-cell office:value-type="float" office:value="-0.8396542526" calcext:value-type="float">
            <text:p>-0.8396542526</text:p>
          </table:table-cell>
          <table:table-cell office:value-type="float" office:value="-0.8161264111" calcext:value-type="float">
            <text:p>-0.8161264111</text:p>
          </table:table-cell>
          <table:table-cell office:value-type="float" office:value="-0.7935747973" calcext:value-type="float">
            <text:p>-0.7935747973</text:p>
          </table:table-cell>
          <table:table-cell office:value-type="float" office:value="-0.7714987578" calcext:value-type="float">
            <text:p>-0.7714987578</text:p>
          </table:table-cell>
          <table:table-cell office:value-type="float" office:value="-0.7497109021" calcext:value-type="float">
            <text:p>-0.7497109021</text:p>
          </table:table-cell>
          <table:table-cell office:value-type="float" office:value="-0.7285117595" calcext:value-type="float">
            <text:p>-0.7285117595</text:p>
          </table:table-cell>
          <table:table-cell office:value-type="float" office:value="-0.7083137249" calcext:value-type="float">
            <text:p>-0.7083137249</text:p>
          </table:table-cell>
          <table:table-cell office:value-type="float" office:value="-0.688757292" calcext:value-type="float">
            <text:p>-0.688757292</text:p>
          </table:table-cell>
          <table:table-cell office:value-type="float" office:value="-0.6694359219" calcext:value-type="float">
            <text:p>-0.6694359219</text:p>
          </table:table-cell>
          <table:table-cell office:value-type="float" office:value="-0.6504043669" calcext:value-type="float">
            <text:p>-0.6504043669</text:p>
          </table:table-cell>
          <table:table-cell office:value-type="float" office:value="-0.6321852449" calcext:value-type="float">
            <text:p>-0.6321852449</text:p>
          </table:table-cell>
          <table:table-cell office:value-type="float" office:value="-0.6148079266" calcext:value-type="float">
            <text:p>-0.6148079266</text:p>
          </table:table-cell>
          <table:table-cell office:value-type="float" office:value="-0.5977280758" calcext:value-type="float">
            <text:p>-0.5977280758</text:p>
          </table:table-cell>
          <table:table-cell office:value-type="float" office:value="-0.5807704903" calcext:value-type="float">
            <text:p>-0.5807704903</text:p>
          </table:table-cell>
          <table:table-cell office:value-type="float" office:value="-0.5642864901" calcext:value-type="float">
            <text:p>-0.5642864901</text:p>
          </table:table-cell>
          <table:table-cell office:value-type="float" office:value="-0.5487155222" calcext:value-type="float">
            <text:p>-0.5487155222</text:p>
          </table:table-cell>
          <table:table-cell office:value-type="float" office:value="-0.5336358245" calcext:value-type="float">
            <text:p>-0.5336358245</text:p>
          </table:table-cell>
          <table:table-cell office:value-type="float" office:value="-0.5186332211" calcext:value-type="float">
            <text:p>-0.5186332211</text:p>
          </table:table-cell>
          <table:table-cell office:value-type="float" office:value="-0.5037890981" calcext:value-type="float">
            <text:p>-0.5037890981</text:p>
          </table:table-cell>
          <table:table-cell office:value-type="float" office:value="-0.4896898239" calcext:value-type="float">
            <text:p>-0.4896898239</text:p>
          </table:table-cell>
          <table:table-cell office:value-type="float" office:value="-0.4763012798" calcext:value-type="float">
            <text:p>-0.4763012798</text:p>
          </table:table-cell>
          <table:table-cell office:value-type="float" office:value="-0.4630790003" calcext:value-type="float">
            <text:p>-0.4630790003</text:p>
          </table:table-cell>
          <table:table-cell office:value-type="float" office:value="-0.4499460943" calcext:value-type="float">
            <text:p>-0.4499460943</text:p>
          </table:table-cell>
          <table:table-cell office:value-type="float" office:value="-0.4371246076" calcext:value-type="float">
            <text:p>-0.4371246076</text:p>
          </table:table-cell>
          <table:table-cell office:value-type="float" office:value="-0.425040613" calcext:value-type="float">
            <text:p>-0.425040613</text:p>
          </table:table-cell>
          <table:table-cell office:value-type="float" office:value="-0.4134079681" calcext:value-type="float">
            <text:p>-0.4134079681</text:p>
          </table:table-cell>
          <table:table-cell office:value-type="float" office:value="-0.4018153188" calcext:value-type="float">
            <text:p>-0.4018153188</text:p>
          </table:table-cell>
          <table:table-cell office:value-type="float" office:value="-0.39028744" calcext:value-type="float">
            <text:p>-0.39028744</text:p>
          </table:table-cell>
          <table:table-cell office:value-type="float" office:value="-0.3793114582" calcext:value-type="float">
            <text:p>-0.3793114582</text:p>
          </table:table-cell>
          <table:table-cell office:value-type="float" office:value="-0.36898542" calcext:value-type="float">
            <text:p>-0.36898542</text:p>
          </table:table-cell>
          <table:table-cell office:value-type="float" office:value="-0.3588002432" calcext:value-type="float">
            <text:p>-0.3588002432</text:p>
          </table:table-cell>
          <table:table-cell office:value-type="float" office:value="-0.3485572049" calcext:value-type="float">
            <text:p>-0.3485572049</text:p>
          </table:table-cell>
          <table:table-cell office:value-type="float" office:value="-0.3385588327" calcext:value-type="float">
            <text:p>-0.3385588327</text:p>
          </table:table-cell>
          <table:table-cell office:value-type="float" office:value="-0.3292626896" calcext:value-type="float">
            <text:p>-0.3292626896</text:p>
          </table:table-cell>
          <table:table-cell office:value-type="float" office:value="-0.320324112" calcext:value-type="float">
            <text:p>-0.320324112</text:p>
          </table:table-cell>
          <table:table-cell office:value-type="float" office:value="-0.3113178474" calcext:value-type="float">
            <text:p>-0.3113178474</text:p>
          </table:table-cell>
          <table:table-cell office:value-type="float" office:value="-0.3022907191" calcext:value-type="float">
            <text:p>-0.3022907191</text:p>
          </table:table-cell>
          <table:table-cell office:value-type="float" office:value="-0.2937900881" calcext:value-type="float">
            <text:p>-0.2937900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uyc_5_prius0</text:p>
          </table:table-cell>
          <table:table-cell office:value-type="float" office:value="1.6022172737" calcext:value-type="float">
            <text:p>1.6022172737</text:p>
          </table:table-cell>
          <table:table-cell office:value-type="float" office:value="1.6588652247" calcext:value-type="float">
            <text:p>1.6588652247</text:p>
          </table:table-cell>
          <table:table-cell office:value-type="float" office:value="1.6901974684" calcext:value-type="float">
            <text:p>1.6901974684</text:p>
          </table:table-cell>
          <table:table-cell office:value-type="float" office:value="1.778190288" calcext:value-type="float">
            <text:p>1.778190288</text:p>
          </table:table-cell>
          <table:table-cell office:value-type="float" office:value="1.8267046345" calcext:value-type="float">
            <text:p>1.8267046345</text:p>
          </table:table-cell>
          <table:table-cell office:value-type="float" office:value="1.8831939045" calcext:value-type="float">
            <text:p>1.8831939045</text:p>
          </table:table-cell>
          <table:table-cell office:value-type="float" office:value="1.932081526" calcext:value-type="float">
            <text:p>1.932081526</text:p>
          </table:table-cell>
          <table:table-cell office:value-type="float" office:value="1.9799432026" calcext:value-type="float">
            <text:p>1.9799432026</text:p>
          </table:table-cell>
          <table:table-cell office:value-type="float" office:value="2.0267330586" calcext:value-type="float">
            <text:p>2.0267330586</text:p>
          </table:table-cell>
          <table:table-cell office:value-type="float" office:value="2.107297308" calcext:value-type="float">
            <text:p>2.107297308</text:p>
          </table:table-cell>
          <table:table-cell office:value-type="float" office:value="2.2170773967" calcext:value-type="float">
            <text:p>2.2170773967</text:p>
          </table:table-cell>
          <table:table-cell office:value-type="float" office:value="2.234686006" calcext:value-type="float">
            <text:p>2.234686006</text:p>
          </table:table-cell>
          <table:table-cell office:value-type="float" office:value="2.2983429127" calcext:value-type="float">
            <text:p>2.2983429127</text:p>
          </table:table-cell>
          <table:table-cell office:value-type="float" office:value="2.3237356754" calcext:value-type="float">
            <text:p>2.3237356754</text:p>
          </table:table-cell>
          <table:table-cell office:value-type="float" office:value="2.3641121634" calcext:value-type="float">
            <text:p>2.3641121634</text:p>
          </table:table-cell>
          <table:table-cell office:value-type="float" office:value="2.3969244242" calcext:value-type="float">
            <text:p>2.3969244242</text:p>
          </table:table-cell>
          <table:table-cell office:value-type="float" office:value="2.4319048039" calcext:value-type="float">
            <text:p>2.4319048039</text:p>
          </table:table-cell>
          <table:table-cell office:value-type="float" office:value="2.4660705261" calcext:value-type="float">
            <text:p>2.4660705261</text:p>
          </table:table-cell>
          <table:table-cell office:value-type="float" office:value="2.4993413321" calcext:value-type="float">
            <text:p>2.4993413321</text:p>
          </table:table-cell>
          <table:table-cell office:value-type="float" office:value="2.5070752716" calcext:value-type="float">
            <text:p>2.5070752716</text:p>
          </table:table-cell>
          <table:table-cell office:value-type="float" office:value="2.6779820691" calcext:value-type="float">
            <text:p>2.6779820691</text:p>
          </table:table-cell>
          <table:table-cell office:value-type="float" office:value="2.7023104693" calcext:value-type="float">
            <text:p>2.7023104693</text:p>
          </table:table-cell>
          <table:table-cell office:value-type="float" office:value="2.7291238454" calcext:value-type="float">
            <text:p>2.7291238454</text:p>
          </table:table-cell>
          <table:table-cell office:value-type="float" office:value="2.7522118512" calcext:value-type="float">
            <text:p>2.7522118512</text:p>
          </table:table-cell>
          <table:table-cell office:value-type="float" office:value="2.7798004108" calcext:value-type="float">
            <text:p>2.7798004108</text:p>
          </table:table-cell>
          <table:table-cell office:value-type="float" office:value="2.8037896394" calcext:value-type="float">
            <text:p>2.8037896394</text:p>
          </table:table-cell>
          <table:table-cell office:value-type="float" office:value="2.8168302839" calcext:value-type="float">
            <text:p>2.8168302839</text:p>
          </table:table-cell>
          <table:table-cell office:value-type="float" office:value="2.8515997202" calcext:value-type="float">
            <text:p>2.8515997202</text:p>
          </table:table-cell>
          <table:table-cell office:value-type="float" office:value="2.8731369878" calcext:value-type="float">
            <text:p>2.8731369878</text:p>
          </table:table-cell>
          <table:table-cell office:value-type="float" office:value="2.8945764391" calcext:value-type="float">
            <text:p>2.8945764391</text:p>
          </table:table-cell>
          <table:table-cell office:value-type="float" office:value="2.9049118121" calcext:value-type="float">
            <text:p>2.9049118121</text:p>
          </table:table-cell>
          <table:table-cell office:value-type="float" office:value="2.9265169983" calcext:value-type="float">
            <text:p>2.9265169983</text:p>
          </table:table-cell>
          <table:table-cell office:value-type="float" office:value="2.9466891539" calcext:value-type="float">
            <text:p>2.9466891539</text:p>
          </table:table-cell>
          <table:table-cell office:value-type="float" office:value="3.0063981107" calcext:value-type="float">
            <text:p>3.0063981107</text:p>
          </table:table-cell>
          <table:table-cell office:value-type="float" office:value="3.0611123215" calcext:value-type="float">
            <text:p>3.0611123215</text:p>
          </table:table-cell>
          <table:table-cell office:value-type="float" office:value="3.0959877479" calcext:value-type="float">
            <text:p>3.0959877479</text:p>
          </table:table-cell>
          <table:table-cell office:value-type="float" office:value="3.093761964" calcext:value-type="float">
            <text:p>3.093761964</text:p>
          </table:table-cell>
          <table:table-cell office:value-type="float" office:value="3.137053949" calcext:value-type="float">
            <text:p>3.137053949</text:p>
          </table:table-cell>
          <table:table-cell office:value-type="float" office:value="3.150041415" calcext:value-type="float">
            <text:p>3.150041415</text:p>
          </table:table-cell>
          <table:table-cell office:value-type="float" office:value="3.161269959" calcext:value-type="float">
            <text:p>3.161269959</text:p>
          </table:table-cell>
          <table:table-cell office:value-type="float" office:value="3.151112493" calcext:value-type="float">
            <text:p>3.151112493</text:p>
          </table:table-cell>
          <table:table-cell office:value-type="float" office:value="3.29464034" calcext:value-type="float">
            <text:p>3.29464034</text:p>
          </table:table-cell>
          <table:table-cell office:value-type="float" office:value="3.299882252" calcext:value-type="float">
            <text:p>3.299882252</text:p>
          </table:table-cell>
          <table:table-cell office:value-type="float" office:value="3.310455194" calcext:value-type="float">
            <text:p>3.310455194</text:p>
          </table:table-cell>
          <table:table-cell office:value-type="float" office:value="3.320143663" calcext:value-type="float">
            <text:p>3.320143663</text:p>
          </table:table-cell>
          <table:table-cell office:value-type="float" office:value="3.32953355" calcext:value-type="float">
            <text:p>3.32953355</text:p>
          </table:table-cell>
          <table:table-cell office:value-type="float" office:value="3.313948002" calcext:value-type="float">
            <text:p>3.313948002</text:p>
          </table:table-cell>
          <table:table-cell office:value-type="float" office:value="3.340877419" calcext:value-type="float">
            <text:p>3.340877419</text:p>
          </table:table-cell>
          <table:table-cell office:value-type="float" office:value="3.366524629" calcext:value-type="float">
            <text:p>3.366524629</text:p>
          </table:table-cell>
          <table:table-cell office:value-type="float" office:value="3.374355554" calcext:value-type="float">
            <text:p>3.374355554</text:p>
          </table:table-cell>
          <table:table-cell office:value-type="float" office:value="3.382054694" calcext:value-type="float">
            <text:p>3.382054694</text:p>
          </table:table-cell>
          <table:table-cell office:value-type="float" office:value="3.354163342" calcext:value-type="float">
            <text:p>3.354163342</text:p>
          </table:table-cell>
          <table:table-cell office:value-type="float" office:value="3.496619572" calcext:value-type="float">
            <text:p>3.496619572</text:p>
          </table:table-cell>
          <table:table-cell office:value-type="float" office:value="3.493064785" calcext:value-type="float">
            <text:p>3.493064785</text:p>
          </table:table-cell>
          <table:table-cell office:value-type="float" office:value="3.498008633" calcext:value-type="float">
            <text:p>3.498008633</text:p>
          </table:table-cell>
          <table:table-cell office:value-type="float" office:value="3.509060647" calcext:value-type="float">
            <text:p>3.509060647</text:p>
          </table:table-cell>
          <table:table-cell office:value-type="float" office:value="3.609800185" calcext:value-type="float">
            <text:p>3.609800185</text:p>
          </table:table-cell>
          <table:table-cell office:value-type="float" office:value="3.584243155" calcext:value-type="float">
            <text:p>3.584243155</text:p>
          </table:table-cell>
          <table:table-cell office:value-type="float" office:value="3.604470182" calcext:value-type="float">
            <text:p>3.604470182</text:p>
          </table:table-cell>
          <table:table-cell office:value-type="float" office:value="3.611974951" calcext:value-type="float">
            <text:p>3.611974951</text:p>
          </table:table-cell>
          <table:table-cell office:value-type="float" office:value="3.612770225" calcext:value-type="float">
            <text:p>3.612770225</text:p>
          </table:table-cell>
          <table:table-cell office:value-type="float" office:value="3.624365723" calcext:value-type="float">
            <text:p>3.624365723</text:p>
          </table:table-cell>
          <table:table-cell office:value-type="float" office:value="3.624711091" calcext:value-type="float">
            <text:p>3.624711091</text:p>
          </table:table-cell>
          <table:table-cell office:value-type="float" office:value="3.614913019" calcext:value-type="float">
            <text:p>3.614913019</text:p>
          </table:table-cell>
          <table:table-cell office:value-type="float" office:value="3.640420598" calcext:value-type="float">
            <text:p>3.640420598</text:p>
          </table:table-cell>
          <table:table-cell office:value-type="float" office:value="3.718375134" calcext:value-type="float">
            <text:p>3.718375134</text:p>
          </table:table-cell>
          <table:table-cell office:value-type="float" office:value="3.715939093" calcext:value-type="float">
            <text:p>3.715939093</text:p>
          </table:table-cell>
          <table:table-cell office:value-type="float" office:value="3.714578263" calcext:value-type="float">
            <text:p>3.714578263</text:p>
          </table:table-cell>
          <table:table-cell office:value-type="float" office:value="3.785477777" calcext:value-type="float">
            <text:p>3.785477777</text:p>
          </table:table-cell>
          <table:table-cell office:value-type="float" office:value="3.922849944" calcext:value-type="float">
            <text:p>3.922849944</text:p>
          </table:table-cell>
          <table:table-cell office:value-type="float" office:value="3.904006588" calcext:value-type="float">
            <text:p>3.904006588</text:p>
          </table:table-cell>
          <table:table-cell office:value-type="float" office:value="3.908607818" calcext:value-type="float">
            <text:p>3.908607818</text:p>
          </table:table-cell>
          <table:table-cell office:value-type="float" office:value="3.890233615" calcext:value-type="float">
            <text:p>3.890233615</text:p>
          </table:table-cell>
          <table:table-cell office:value-type="float" office:value="3.894644345" calcext:value-type="float">
            <text:p>3.894644345</text:p>
          </table:table-cell>
          <table:table-cell office:value-type="float" office:value="3.921897101" calcext:value-type="float">
            <text:p>3.921897101</text:p>
          </table:table-cell>
          <table:table-cell office:value-type="float" office:value="3.970279486" calcext:value-type="float">
            <text:p>3.970279486</text:p>
          </table:table-cell>
          <table:table-cell office:value-type="float" office:value="3.962175853" calcext:value-type="float">
            <text:p>3.962175853</text:p>
          </table:table-cell>
          <table:table-cell office:value-type="float" office:value="3.954876191" calcext:value-type="float">
            <text:p>3.954876191</text:p>
          </table:table-cell>
          <table:table-cell office:value-type="float" office:value="4.060230262" calcext:value-type="float">
            <text:p>4.060230262</text:p>
          </table:table-cell>
          <table:table-cell office:value-type="float" office:value="4.044976532" calcext:value-type="float">
            <text:p>4.044976532</text:p>
          </table:table-cell>
          <table:table-cell office:value-type="float" office:value="4.069363377" calcext:value-type="float">
            <text:p>4.069363377</text:p>
          </table:table-cell>
          <table:table-cell office:value-type="float" office:value="4.13816627" calcext:value-type="float">
            <text:p>4.13816627</text:p>
          </table:table-cell>
          <table:table-cell office:value-type="float" office:value="4.213763583" calcext:value-type="float">
            <text:p>4.213763583</text:p>
          </table:table-cell>
          <table:table-cell office:value-type="float" office:value="4.185935506" calcext:value-type="float">
            <text:p>4.185935506</text:p>
          </table:table-cell>
          <table:table-cell office:value-type="float" office:value="4.17287973" calcext:value-type="float">
            <text:p>4.17287973</text:p>
          </table:table-cell>
          <table:table-cell office:value-type="float" office:value="4.272733817" calcext:value-type="float">
            <text:p>4.272733817</text:p>
          </table:table-cell>
          <table:table-cell office:value-type="float" office:value="4.24105851" calcext:value-type="float">
            <text:p>4.24105851</text:p>
          </table:table-cell>
          <table:table-cell office:value-type="float" office:value="4.207123106" calcext:value-type="float">
            <text:p>4.207123106</text:p>
          </table:table-cell>
          <table:table-cell office:value-type="float" office:value="4.222241443" calcext:value-type="float">
            <text:p>4.222241443</text:p>
          </table:table-cell>
          <table:table-cell office:value-type="float" office:value="4.203384078" calcext:value-type="float">
            <text:p>4.203384078</text:p>
          </table:table-cell>
          <table:table-cell office:value-type="float" office:value="4.223281391" calcext:value-type="float">
            <text:p>4.223281391</text:p>
          </table:table-cell>
          <table:table-cell office:value-type="float" office:value="4.287285731" calcext:value-type="float">
            <text:p>4.287285731</text:p>
          </table:table-cell>
          <table:table-cell office:value-type="float" office:value="4.347858171" calcext:value-type="float">
            <text:p>4.347858171</text:p>
          </table:table-cell>
          <table:table-cell office:value-type="float" office:value="4.327841319" calcext:value-type="float">
            <text:p>4.327841319</text:p>
          </table:table-cell>
          <table:table-cell office:value-type="float" office:value="4.344276121" calcext:value-type="float">
            <text:p>4.344276121</text:p>
          </table:table-cell>
          <table:table-cell office:value-type="float" office:value="4.370688317" calcext:value-type="float">
            <text:p>4.370688317</text:p>
          </table:table-cell>
          <table:table-cell office:value-type="float" office:value="4.385089811" calcext:value-type="float">
            <text:p>4.385089811</text:p>
          </table:table-cell>
          <table:table-cell office:value-type="float" office:value="4.360780169" calcext:value-type="float">
            <text:p>4.360780169</text:p>
          </table:table-cell>
          <table:table-cell office:value-type="float" office:value="4.330311674" calcext:value-type="float">
            <text:p>4.330311674</text:p>
          </table:table-cell>
          <table:table-cell office:value-type="float" office:value="4.312056183" calcext:value-type="float">
            <text:p>4.312056183</text:p>
          </table:table-cell>
          <table:table-cell office:value-type="float" office:value="4.293333095" calcext:value-type="float">
            <text:p>4.293333095</text:p>
          </table:table-cell>
          <table:table-cell office:value-type="float" office:value="4.27765294" calcext:value-type="float">
            <text:p>4.27765294</text:p>
          </table:table-cell>
          <table:table-cell office:value-type="float" office:value="4.262554705" calcext:value-type="float">
            <text:p>4.262554705</text:p>
          </table:table-cell>
          <table:table-cell office:value-type="float" office:value="4.24824133" calcext:value-type="float">
            <text:p>4.24824133</text:p>
          </table:table-cell>
          <table:table-cell office:value-type="float" office:value="4.224665287" calcext:value-type="float">
            <text:p>4.224665287</text:p>
          </table:table-cell>
          <table:table-cell office:value-type="float" office:value="4.303409698" calcext:value-type="float">
            <text:p>4.303409698</text:p>
          </table:table-cell>
          <table:table-cell office:value-type="float" office:value="4.229516624" calcext:value-type="float">
            <text:p>4.229516624</text:p>
          </table:table-cell>
          <table:table-cell office:value-type="float" office:value="4.111495159" calcext:value-type="float">
            <text:p>4.111495159</text:p>
          </table:table-cell>
          <table:table-cell office:value-type="float" office:value="3.996925167" calcext:value-type="float">
            <text:p>3.996925167</text:p>
          </table:table-cell>
          <table:table-cell office:value-type="float" office:value="3.884976031" calcext:value-type="float">
            <text:p>3.884976031</text:p>
          </table:table-cell>
          <table:table-cell office:value-type="float" office:value="3.775976409" calcext:value-type="float">
            <text:p>3.775976409</text:p>
          </table:table-cell>
          <table:table-cell office:value-type="float" office:value="3.670337602" calcext:value-type="float">
            <text:p>3.670337602</text:p>
          </table:table-cell>
          <table:table-cell office:value-type="float" office:value="3.568033791" calcext:value-type="float">
            <text:p>3.568033791</text:p>
          </table:table-cell>
          <table:table-cell office:value-type="float" office:value="3.468376015" calcext:value-type="float">
            <text:p>3.468376015</text:p>
          </table:table-cell>
          <table:table-cell office:value-type="float" office:value="3.371070398" calcext:value-type="float">
            <text:p>3.371070398</text:p>
          </table:table-cell>
          <table:table-cell office:value-type="float" office:value="3.276587065" calcext:value-type="float">
            <text:p>3.276587065</text:p>
          </table:table-cell>
          <table:table-cell office:value-type="float" office:value="3.18504925" calcext:value-type="float">
            <text:p>3.18504925</text:p>
          </table:table-cell>
          <table:table-cell office:value-type="float" office:value="3.096293513" calcext:value-type="float">
            <text:p>3.096293513</text:p>
          </table:table-cell>
          <table:table-cell office:value-type="float" office:value="3.009652347" calcext:value-type="float">
            <text:p>3.009652347</text:p>
          </table:table-cell>
          <table:table-cell office:value-type="float" office:value="2.925159509" calcext:value-type="float">
            <text:p>2.925159509</text:p>
          </table:table-cell>
          <table:table-cell office:value-type="float" office:value="2.843259784" calcext:value-type="float">
            <text:p>2.843259784</text:p>
          </table:table-cell>
          <table:table-cell office:value-type="float" office:value="2.764030038" calcext:value-type="float">
            <text:p>2.764030038</text:p>
          </table:table-cell>
          <table:table-cell office:value-type="float" office:value="2.686921529" calcext:value-type="float">
            <text:p>2.686921529</text:p>
          </table:table-cell>
          <table:table-cell office:value-type="float" office:value="2.611508458" calcext:value-type="float">
            <text:p>2.611508458</text:p>
          </table:table-cell>
          <table:table-cell office:value-type="float" office:value="2.538217748" calcext:value-type="float">
            <text:p>2.538217748</text:p>
          </table:table-cell>
          <table:table-cell office:value-type="float" office:value="2.467351559" calcext:value-type="float">
            <text:p>2.467351559</text:p>
          </table:table-cell>
          <table:table-cell office:value-type="float" office:value="2.398696531" calcext:value-type="float">
            <text:p>2.398696531</text:p>
          </table:table-cell>
          <table:table-cell office:value-type="float" office:value="2.331542582" calcext:value-type="float">
            <text:p>2.331542582</text:p>
          </table:table-cell>
          <table:table-cell office:value-type="float" office:value="2.265991533" calcext:value-type="float">
            <text:p>2.265991533</text:p>
          </table:table-cell>
          <table:table-cell office:value-type="float" office:value="2.202532514" calcext:value-type="float">
            <text:p>2.202532514</text:p>
          </table:table-cell>
          <table:table-cell office:value-type="float" office:value="2.141258957" calcext:value-type="float">
            <text:p>2.141258957</text:p>
          </table:table-cell>
          <table:table-cell office:value-type="float" office:value="2.081570083" calcext:value-type="float">
            <text:p>2.081570083</text:p>
          </table:table-cell>
          <table:table-cell office:value-type="float" office:value="2.02307872" calcext:value-type="float">
            <text:p>2.02307872</text:p>
          </table:table-cell>
          <table:table-cell office:value-type="float" office:value="1.966256791" calcext:value-type="float">
            <text:p>1.966256791</text:p>
          </table:table-cell>
          <table:table-cell office:value-type="float" office:value="1.911318779" calcext:value-type="float">
            <text:p>1.911318779</text:p>
          </table:table-cell>
          <table:table-cell office:value-type="float" office:value="1.858216603" calcext:value-type="float">
            <text:p>1.858216603</text:p>
          </table:table-cell>
          <table:table-cell office:value-type="float" office:value="1.806265329" calcext:value-type="float">
            <text:p>1.806265329</text:p>
          </table:table-cell>
          <table:table-cell office:value-type="float" office:value="1.755415464" calcext:value-type="float">
            <text:p>1.755415464</text:p>
          </table:table-cell>
          <table:table-cell office:value-type="float" office:value="1.706176708" calcext:value-type="float">
            <text:p>1.706176708</text:p>
          </table:table-cell>
          <table:table-cell office:value-type="float" office:value="1.65873054" calcext:value-type="float">
            <text:p>1.65873054</text:p>
          </table:table-cell>
          <table:table-cell office:value-type="float" office:value="1.612605808" calcext:value-type="float">
            <text:p>1.612605808</text:p>
          </table:table-cell>
          <table:table-cell office:value-type="float" office:value="1.567275999" calcext:value-type="float">
            <text:p>1.567275999</text:p>
          </table:table-cell>
          <table:table-cell office:value-type="float" office:value="1.523193331" calcext:value-type="float">
            <text:p>1.523193331</text:p>
          </table:table-cell>
          <table:table-cell office:value-type="float" office:value="1.480580392" calcext:value-type="float">
            <text:p>1.480580392</text:p>
          </table:table-cell>
          <table:table-cell office:value-type="float" office:value="1.43950084" calcext:value-type="float">
            <text:p>1.43950084</text:p>
          </table:table-cell>
          <table:table-cell office:value-type="float" office:value="1.399337486" calcext:value-type="float">
            <text:p>1.399337486</text:p>
          </table:table-cell>
          <table:table-cell office:value-type="float" office:value="1.359904477" calcext:value-type="float">
            <text:p>1.359904477</text:p>
          </table:table-cell>
          <table:table-cell office:value-type="float" office:value="1.321679522" calcext:value-type="float">
            <text:p>1.321679522</text:p>
          </table:table-cell>
          <table:table-cell office:value-type="float" office:value="1.284921669" calcext:value-type="float">
            <text:p>1.284921669</text:p>
          </table:table-cell>
          <table:table-cell office:value-type="float" office:value="1.249295235" calcext:value-type="float">
            <text:p>1.249295235</text:p>
          </table:table-cell>
          <table:table-cell office:value-type="float" office:value="1.214192556" calcext:value-type="float">
            <text:p>1.214192556</text:p>
          </table:table-cell>
          <table:table-cell office:value-type="float" office:value="1.179922758" calcext:value-type="float">
            <text:p>1.179922758</text:p>
          </table:table-cell>
          <table:table-cell office:value-type="float" office:value="1.147330115" calcext:value-type="float">
            <text:p>1.147330115</text:p>
          </table:table-cell>
          <table:table-cell office:value-type="float" office:value="1.114757962" calcext:value-type="float">
            <text:p>1.114757962</text:p>
          </table:table-cell>
          <table:table-cell office:value-type="float" office:value="1.08410402" calcext:value-type="float">
            <text:p>1.08410402</text:p>
          </table:table-cell>
          <table:table-cell office:value-type="float" office:value="1.053533376" calcext:value-type="float">
            <text:p>1.053533376</text:p>
          </table:table-cell>
          <table:table-cell office:value-type="float" office:value="1.023846808" calcext:value-type="float">
            <text:p>1.023846808</text:p>
          </table:table-cell>
          <table:table-cell office:value-type="float" office:value="0.995346754" calcext:value-type="float">
            <text:p>0.995346754</text:p>
          </table:table-cell>
          <table:table-cell office:value-type="float" office:value="0.967825812" calcext:value-type="float">
            <text:p>0.967825812</text:p>
          </table:table-cell>
          <table:table-cell office:value-type="float" office:value="0.940662527" calcext:value-type="float">
            <text:p>0.940662527</text:p>
          </table:table-cell>
          <table:table-cell office:value-type="float" office:value="0.914055449" calcext:value-type="float">
            <text:p>0.914055449</text:p>
          </table:table-cell>
          <table:table-cell office:value-type="float" office:value="0.888437332" calcext:value-type="float">
            <text:p>0.888437332</text:p>
          </table:table-cell>
          <table:table-cell office:value-type="float" office:value="0.863902174" calcext:value-type="float">
            <text:p>0.863902174</text:p>
          </table:table-cell>
          <table:table-cell office:value-type="float" office:value="0.839893634" calcext:value-type="float">
            <text:p>0.839893634</text:p>
          </table:table-cell>
          <table:table-cell office:value-type="float" office:value="0.816123021" calcext:value-type="float">
            <text:p>0.816123021</text:p>
          </table:table-cell>
          <table:table-cell office:value-type="float" office:value="0.793074413" calcext:value-type="float">
            <text:p>0.793074413</text:p>
          </table:table-cell>
          <table:table-cell office:value-type="float" office:value="0.771057515" calcext:value-type="float">
            <text:p>0.771057515</text:p>
          </table:table-cell>
          <table:table-cell office:value-type="float" office:value="0.749828797" calcext:value-type="float">
            <text:p>0.749828797</text:p>
          </table:table-cell>
          <table:table-cell office:value-type="float" office:value="0.728743859" calcext:value-type="float">
            <text:p>0.728743859</text:p>
          </table:table-cell>
          <table:table-cell office:value-type="float" office:value="0.708034226" calcext:value-type="float">
            <text:p>0.708034226</text:p>
          </table:table-cell>
          <table:table-cell office:value-type="float" office:value="0.688187328" calcext:value-type="float">
            <text:p>0.688187328</text:p>
          </table:table-cell>
          <table:table-cell office:value-type="float" office:value="0.669256403" calcext:value-type="float">
            <text:p>0.669256403</text:p>
          </table:table-cell>
          <table:table-cell office:value-type="float" office:value="0.650681378" calcext:value-type="float">
            <text:p>0.650681378</text:p>
          </table:table-cell>
          <table:table-cell office:value-type="float" office:value="0.63227054" calcext:value-type="float">
            <text:p>0.63227054</text:p>
          </table:table-cell>
          <table:table-cell office:value-type="float" office:value="0.614349688" calcext:value-type="float">
            <text:p>0.614349688</text:p>
          </table:table-cell>
          <table:table-cell office:value-type="float" office:value="0.597281179" calcext:value-type="float">
            <text:p>0.597281179</text:p>
          </table:table-cell>
          <table:table-cell office:value-type="float" office:value="0.580881507" calcext:value-type="float">
            <text:p>0.580881507</text:p>
          </table:table-cell>
          <table:table-cell office:value-type="float" office:value="0.564590925" calcext:value-type="float">
            <text:p>0.564590925</text:p>
          </table:table-cell>
          <table:table-cell office:value-type="float" office:value="0.548501997" calcext:value-type="float">
            <text:p>0.548501997</text:p>
          </table:table-cell>
          <table:table-cell office:value-type="float" office:value="0.533083564" calcext:value-type="float">
            <text:p>0.533083564</text:p>
          </table:table-cell>
          <table:table-cell office:value-type="float" office:value="0.518456013" calcext:value-type="float">
            <text:p>0.518456013</text:p>
          </table:table-cell>
          <table:table-cell office:value-type="float" office:value="0.504137247" calcext:value-type="float">
            <text:p>0.504137247</text:p>
          </table:table-cell>
          <table:table-cell office:value-type="float" office:value="0.489785442" calcext:value-type="float">
            <text:p>0.489785442</text:p>
          </table:table-cell>
          <table:table-cell office:value-type="float" office:value="0.475848806" calcext:value-type="float">
            <text:p>0.475848806</text:p>
          </table:table-cell>
          <table:table-cell office:value-type="float" office:value="0.462681584" calcext:value-type="float">
            <text:p>0.462681584</text:p>
          </table:table-cell>
          <table:table-cell office:value-type="float" office:value="0.450066215" calcext:value-type="float">
            <text:p>0.450066215</text:p>
          </table:table-cell>
          <table:table-cell office:value-type="float" office:value="0.437407566" calcext:value-type="float">
            <text:p>0.437407566</text:p>
          </table:table-cell>
          <table:table-cell office:value-type="float" office:value="0.424857462" calcext:value-type="float">
            <text:p>0.424857462</text:p>
          </table:table-cell>
          <table:table-cell office:value-type="float" office:value="0.412901886" calcext:value-type="float">
            <text:p>0.412901886</text:p>
          </table:table-cell>
          <table:table-cell office:value-type="float" office:value="0.401673935" calcext:value-type="float">
            <text:p>0.401673935</text:p>
          </table:table-cell>
          <table:table-cell office:value-type="float" office:value="0.390617371" calcext:value-type="float">
            <text:p>0.390617371</text:p>
          </table:table-cell>
          <table:table-cell office:value-type="float" office:value="0.379416349" calcext:value-type="float">
            <text:p>0.379416349</text:p>
          </table:table-cell>
          <table:table-cell office:value-type="float" office:value="0.368617555" calcext:value-type="float">
            <text:p>0.368617555</text:p>
          </table:table-cell>
          <table:table-cell office:value-type="float" office:value="0.358368734" calcext:value-type="float">
            <text:p>0.358368734</text:p>
          </table:table-cell>
          <table:table-cell office:value-type="float" office:value="0.348665909" calcext:value-type="float">
            <text:p>0.348665909</text:p>
          </table:table-cell>
          <table:table-cell office:value-type="float" office:value="0.338899642" calcext:value-type="float">
            <text:p>0.338899642</text:p>
          </table:table-cell>
          <table:table-cell office:value-type="float" office:value="0.329130836" calcext:value-type="float">
            <text:p>0.329130836</text:p>
          </table:table-cell>
          <table:table-cell office:value-type="float" office:value="0.319825724" calcext:value-type="float">
            <text:p>0.319825724</text:p>
          </table:table-cell>
          <table:table-cell office:value-type="float" office:value="0.311131998" calcext:value-type="float">
            <text:p>0.311131998</text:p>
          </table:table-cell>
          <table:table-cell office:value-type="float" office:value="0.302649046" calcext:value-type="float">
            <text:p>0.302649046</text:p>
          </table:table-cell>
          <table:table-cell office:value-type="float" office:value="0.293950505" calcext:value-type="float">
            <text:p>0.293950505</text:p>
          </table:table-cell>
          <table:table-cell office:value-type="float" office:value="0.28549432" calcext:value-type="float">
            <text:p>0.28549432</text:p>
          </table:table-cell>
          <table:table-cell office:value-type="float" office:value="0.277606278" calcext:value-type="float">
            <text:p>0.277606278</text:p>
          </table:table-cell>
          <table:table-cell office:value-type="float" office:value="0.270153864" calcext:value-type="float">
            <text:p>0.270153864</text:p>
          </table:table-cell>
          <table:table-cell office:value-type="float" office:value="0.262581884" calcext:value-type="float">
            <text:p>0.262581884</text:p>
          </table:table-cell>
          <table:table-cell office:value-type="float" office:value="0.254937829" calcext:value-type="float">
            <text:p>0.254937829</text:p>
          </table:table-cell>
          <table:table-cell office:value-type="float" office:value="0.247697382" calcext:value-type="float">
            <text:p>0.247697382</text:p>
          </table:table-cell>
          <table:table-cell office:value-type="float" office:value="0.241049839" calcext:value-type="float">
            <text:p>0.241049839</text:p>
          </table:table-cell>
          <table:table-cell office:value-type="float" office:value="0.234523749" calcext:value-type="float">
            <text:p>0.234523749</text:p>
          </table:table-cell>
          <table:table-cell office:value-type="float" office:value="0.227714568" calcext:value-type="float">
            <text:p>0.227714568</text:p>
          </table:table-cell>
          <table:table-cell office:value-type="float" office:value="0.22109236" calcext:value-type="float">
            <text:p>0.22109236</text:p>
          </table:table-cell>
          <table:table-cell office:value-type="float" office:value="0.215021055" calcext:value-type="float">
            <text:p>0.215021055</text:p>
          </table:table-cell>
          <table:table-cell office:value-type="float" office:value="0.209367131" calcext:value-type="float">
            <text:p>0.209367131</text:p>
          </table:table-cell>
          <table:table-cell office:value-type="float" office:value="0.203857748" calcext:value-type="float">
            <text:p>0.203857748</text:p>
          </table:table-cell>
          <table:table-cell office:value-type="float" office:value="0.197069713" calcext:value-type="float">
            <text:p>0.197069713</text:p>
          </table:table-cell>
          <table:table-cell office:value-type="float" office:value="0.191862468" calcext:value-type="float">
            <text:p>0.191862468</text:p>
          </table:table-cell>
          <table:table-cell office:value-type="float" office:value="0.186710559" calcext:value-type="float">
            <text:p>0.186710559</text:p>
          </table:table-cell>
          <table:table-cell office:value-type="float" office:value="0.18169944" calcext:value-type="float">
            <text:p>0.18169944</text:p>
          </table:table-cell>
          <table:table-cell office:value-type="float" office:value="0.176429665" calcext:value-type="float">
            <text:p>0.176429665</text:p>
          </table:table-cell>
          <table:table-cell office:value-type="float" office:value="0.171282419" calcext:value-type="float">
            <text:p>0.171282419</text:p>
          </table:table-cell>
          <table:table-cell office:value-type="float" office:value="0.166532957" calcext:value-type="float">
            <text:p>0.166532957</text:p>
          </table:table-cell>
          <table:table-cell office:value-type="float" office:value="0.162169705" calcext:value-type="float">
            <text:p>0.162169705</text:p>
          </table:table-cell>
          <table:table-cell office:value-type="float" office:value="0.157685318" calcext:value-type="float">
            <text:p>0.157685318</text:p>
          </table:table-cell>
          <table:table-cell office:value-type="float" office:value="0.15296707" calcext:value-type="float">
            <text:p>0.15296707</text:p>
          </table:table-cell>
          <table:table-cell office:value-type="float" office:value="0.148552637" calcext:value-type="float">
            <text:p>0.148552637</text:p>
          </table:table-cell>
          <table:table-cell office:value-type="float" office:value="0.144667444" calcext:value-type="float">
            <text:p>0.144667444</text:p>
          </table:table-cell>
          <table:table-cell office:value-type="float" office:value="0.140828389" calcext:value-type="float">
            <text:p>0.140828389</text:p>
          </table:table-cell>
          <table:table-cell office:value-type="float" office:value="0.136694491" calcext:value-type="float">
            <text:p>0.136694491</text:p>
          </table:table-cell>
          <table:table-cell office:value-type="float" office:value="0.132592113" calcext:value-type="float">
            <text:p>0.132592113</text:p>
          </table:table-cell>
          <table:table-cell office:value-type="float" office:value="0.128986179" calcext:value-type="float">
            <text:p>0.128986179</text:p>
          </table:table-cell>
          <table:table-cell office:value-type="float" office:value="0.125712456" calcext:value-type="float">
            <text:p>0.125712456</text:p>
          </table:table-cell>
          <table:table-cell office:value-type="float" office:value="0.122164969" calcext:value-type="float">
            <text:p>0.122164969</text:p>
          </table:table-cell>
          <table:table-cell office:value-type="float" office:value="0.118473687" calcext:value-type="float">
            <text:p>0.118473687</text:p>
          </table:table-cell>
          <table:table-cell office:value-type="float" office:value="0.115018372" calcext:value-type="float">
            <text:p>0.115018372</text:p>
          </table:table-cell>
          <table:table-cell office:value-type="float" office:value="0.112071322" calcext:value-type="float">
            <text:p>0.112071322</text:p>
          </table:table-cell>
          <table:table-cell office:value-type="float" office:value="0.10921017" calcext:value-type="float">
            <text:p>0.10921017</text:p>
          </table:table-cell>
          <table:table-cell office:value-type="float" office:value="0.105887403" calcext:value-type="float">
            <text:p>0.105887403</text:p>
          </table:table-cell>
          <table:table-cell office:value-type="float" office:value="0.102703151" calcext:value-type="float">
            <text:p>0.102703151</text:p>
          </table:table-cell>
          <table:table-cell office:value-type="float" office:value="0.099833429" calcext:value-type="float">
            <text:p>0.099833429</text:p>
          </table:table-cell>
          <table:table-cell office:value-type="float" office:value="0.097380937" calcext:value-type="float">
            <text:p>0.097380937</text:p>
          </table:table-cell>
          <table:table-cell office:value-type="float" office:value="0.0947387029999" calcext:value-type="float">
            <text:p>0.094738703</text:p>
          </table:table-cell>
          <table:table-cell office:value-type="float" office:value="0.091776385" calcext:value-type="float">
            <text:p>0.091776385</text:p>
          </table:table-cell>
          <table:table-cell office:value-type="float" office:value="0.089053733" calcext:value-type="float">
            <text:p>0.089053733</text:p>
          </table:table-cell>
          <table:table-cell office:value-type="float" office:value="0.086789848" calcext:value-type="float">
            <text:p>0.086789848</text:p>
          </table:table-cell>
          <table:table-cell office:value-type="float" office:value="0.0846270109999" calcext:value-type="float">
            <text:p>0.084627011</text:p>
          </table:table-cell>
          <table:table-cell office:value-type="float" office:value="0.082068713" calcext:value-type="float">
            <text:p>0.082068713</text:p>
          </table:table-cell>
          <table:table-cell office:value-type="float" office:value="0.079493851" calcext:value-type="float">
            <text:p>0.079493851</text:p>
          </table:table-cell>
          <table:table-cell office:value-type="float" office:value="0.077314409" calcext:value-type="float">
            <text:p>0.077314409</text:p>
          </table:table-cell>
          <table:table-cell office:value-type="float" office:value="0.07550234" calcext:value-type="float">
            <text:p>0.07550234</text:p>
          </table:table-cell>
          <table:table-cell office:value-type="float" office:value="0.073430568" calcext:value-type="float">
            <text:p>0.073430568</text:p>
          </table:table-cell>
          <table:table-cell office:value-type="float" office:value="0.071058289" calcext:value-type="float">
            <text:p>0.071058289</text:p>
          </table:table-cell>
          <table:table-cell office:value-type="float" office:value="0.068927172" calcext:value-type="float">
            <text:p>0.068927172</text:p>
          </table:table-cell>
          <table:table-cell office:value-type="float" office:value="0.067236712" calcext:value-type="float">
            <text:p>0.067236712</text:p>
          </table:table-cell>
          <table:table-cell office:value-type="float" office:value="0.065599893" calcext:value-type="float">
            <text:p>0.065599893</text:p>
          </table:table-cell>
          <table:table-cell office:value-type="float" office:value="0.063642392" calcext:value-type="float">
            <text:p>0.063642392</text:p>
          </table:table-cell>
          <table:table-cell office:value-type="float" office:value="0.0615869900001" calcext:value-type="float">
            <text:p>0.06158699</text:p>
          </table:table-cell>
          <table:table-cell office:value-type="float" office:value="0.059840581" calcext:value-type="float">
            <text:p>0.059840581</text:p>
          </table:table-cell>
          <table:table-cell office:value-type="float" office:value="0.058464577" calcext:value-type="float">
            <text:p>0.058464577</text:p>
          </table:table-cell>
          <table:table-cell office:value-type="float" office:value="0.056932227" calcext:value-type="float">
            <text:p>0.056932227</text:p>
          </table:table-cell>
          <table:table-cell office:value-type="float" office:value="0.055073832" calcext:value-type="float">
            <text:p>0.055073832</text:p>
          </table:table-cell>
          <table:table-cell office:value-type="float" office:value="0.0533584379999" calcext:value-type="float">
            <text:p>0.053358438</text:p>
          </table:table-cell>
          <table:table-cell office:value-type="float" office:value="0.052057326" calcext:value-type="float">
            <text:p>0.052057326</text:p>
          </table:table-cell>
          <table:table-cell office:value-type="float" office:value="0.050888587" calcext:value-type="float">
            <text:p>0.050888587</text:p>
          </table:table-cell>
          <table:table-cell office:value-type="float" office:value="0.0493060029999" calcext:value-type="float">
            <text:p>0.049306003</text:p>
          </table:table-cell>
          <table:table-cell office:value-type="float" office:value="0.047635806" calcext:value-type="float">
            <text:p>0.047635806</text:p>
          </table:table-cell>
          <table:table-cell office:value-type="float" office:value="0.046327305" calcext:value-type="float">
            <text:p>0.046327305</text:p>
          </table:table-cell>
          <table:table-cell office:value-type="float" office:value="0.045356797" calcext:value-type="float">
            <text:p>0.045356797</text:p>
          </table:table-cell>
          <table:table-cell office:value-type="float" office:value="0.044166151" calcext:value-type="float">
            <text:p>0.044166151</text:p>
          </table:table-cell>
          <table:table-cell office:value-type="float" office:value="0.0426336939999" calcext:value-type="float">
            <text:p>0.042633694</text:p>
          </table:table-cell>
          <table:table-cell office:value-type="float" office:value="0.041266568" calcext:value-type="float">
            <text:p>0.041266568</text:p>
          </table:table-cell>
          <table:table-cell office:value-type="float" office:value="0.0403152030001" calcext:value-type="float">
            <text:p>0.040315203</text:p>
          </table:table-cell>
          <table:table-cell office:value-type="float" office:value="0.039423323" calcext:value-type="float">
            <text:p>0.039423323</text:p>
          </table:table-cell>
          <table:table-cell office:value-type="float" office:value="0.038268401" calcext:value-type="float">
            <text:p>0.038268401</text:p>
          </table:table-cell>
          <table:table-cell office:value-type="float" office:value="0.036909903" calcext:value-type="float">
            <text:p>0.036909903</text:p>
          </table:table-cell>
          <table:table-cell office:value-type="float" office:value="0.035821102" calcext:value-type="float">
            <text:p>0.035821102</text:p>
          </table:table-cell>
          <table:table-cell office:value-type="float" office:value="0.035138113" calcext:value-type="float">
            <text:p>0.035138113</text:p>
          </table:table-cell>
          <table:table-cell office:value-type="float" office:value="0.034252739" calcext:value-type="float">
            <text:p>0.034252739</text:p>
          </table:table-cell>
          <table:table-cell office:value-type="float" office:value="0.033048904" calcext:value-type="float">
            <text:p>0.033048904</text:p>
          </table:table-cell>
          <table:table-cell office:value-type="float" office:value="0.031957686" calcext:value-type="float">
            <text:p>0.031957686</text:p>
          </table:table-cell>
          <table:table-cell office:value-type="float" office:value="0.031182892" calcext:value-type="float">
            <text:p>0.031182892</text:p>
          </table:table-cell>
          <table:table-cell office:value-type="float" office:value="0.030622888" calcext:value-type="float">
            <text:p>0.030622888</text:p>
          </table:table-cell>
          <table:table-cell office:value-type="float" office:value="0.02965927" calcext:value-type="float">
            <text:p>0.02965927</text:p>
          </table:table-cell>
          <table:table-cell office:value-type="float" office:value="0.028527284" calcext:value-type="float">
            <text:p>0.028527284</text:p>
          </table:table-cell>
          <table:table-cell office:value-type="float" office:value="0.027730116" calcext:value-type="float">
            <text:p>0.027730116</text:p>
          </table:table-cell>
          <table:table-cell office:value-type="float" office:value="0.0272374510001" calcext:value-type="float">
            <text:p>0.027237451</text:p>
          </table:table-cell>
          <table:table-cell office:value-type="float" office:value="0.026611038" calcext:value-type="float">
            <text:p>0.026611038</text:p>
          </table:table-cell>
          <table:table-cell office:value-type="float" office:value="0.025582443" calcext:value-type="float">
            <text:p>0.025582443</text:p>
          </table:table-cell>
          <table:table-cell office:value-type="float" office:value="0.024665418" calcext:value-type="float">
            <text:p>0.024665418</text:p>
          </table:table-cell>
          <table:table-cell office:value-type="float" office:value="0.024156195" calcext:value-type="float">
            <text:p>0.024156195</text:p>
          </table:table-cell>
          <table:table-cell office:value-type="float" office:value="0.0238009059999" calcext:value-type="float">
            <text:p>0.023800906</text:p>
          </table:table-cell>
          <table:table-cell office:value-type="float" office:value="0.023015175" calcext:value-type="float">
            <text:p>0.023015175</text:p>
          </table:table-cell>
          <table:table-cell office:value-type="float" office:value="0.0220321910001" calcext:value-type="float">
            <text:p>0.022032191</text:p>
          </table:table-cell>
          <table:table-cell office:value-type="float" office:value="0.021802823" calcext:value-type="float">
            <text:p>0.021802823</text:p>
          </table:table-cell>
          <table:table-cell office:value-type="float" office:value="0.020707991" calcext:value-type="float">
            <text:p>0.020707991</text:p>
          </table:table-cell>
          <table:table-cell office:value-type="float" office:value="0.0206953399999" calcext:value-type="float">
            <text:p>0.02069534</text:p>
          </table:table-cell>
          <table:table-cell office:value-type="float" office:value="0.019836549" calcext:value-type="float">
            <text:p>0.019836549</text:p>
          </table:table-cell>
          <table:table-cell office:value-type="float" office:value="0.019100426" calcext:value-type="float">
            <text:p>0.019100426</text:p>
          </table:table-cell>
          <table:table-cell office:value-type="float" office:value="0.018634611" calcext:value-type="float">
            <text:p>0.018634611</text:p>
          </table:table-cell>
          <table:table-cell office:value-type="float" office:value="0.018482828" calcext:value-type="float">
            <text:p>0.018482828</text:p>
          </table:table-cell>
          <table:table-cell office:value-type="float" office:value="0.017870607" calcext:value-type="float">
            <text:p>0.017870607</text:p>
          </table:table-cell>
          <table:table-cell office:value-type="float" office:value="0.017076768" calcext:value-type="float">
            <text:p>0.017076768</text:p>
          </table:table-cell>
          <table:table-cell office:value-type="float" office:value="0.016527418" calcext:value-type="float">
            <text:p>0.016527418</text:p>
          </table:table-cell>
          <table:table-cell office:value-type="float" office:value="0.016366931" calcext:value-type="float">
            <text:p>0.016366931</text:p>
          </table:table-cell>
          <table:table-cell office:value-type="float" office:value="0.016088234" calcext:value-type="float">
            <text:p>0.016088234</text:p>
          </table:table-cell>
          <table:table-cell office:value-type="float" office:value="0.015369765" calcext:value-type="float">
            <text:p>0.015369765</text:p>
          </table:table-cell>
          <table:table-cell office:value-type="float" office:value="0.014705041" calcext:value-type="float">
            <text:p>0.014705041</text:p>
          </table:table-cell>
          <table:table-cell office:value-type="float" office:value="0.014433584" calcext:value-type="float">
            <text:p>0.014433584</text:p>
          </table:table-cell>
          <table:table-cell office:value-type="float" office:value="0.014378219" calcext:value-type="float">
            <text:p>0.014378219</text:p>
          </table:table-cell>
          <table:table-cell office:value-type="float" office:value="0.013853559" calcext:value-type="float">
            <text:p>0.013853559</text:p>
          </table:table-cell>
          <table:table-cell office:value-type="float" office:value="0.013247905" calcext:value-type="float">
            <text:p>0.013247905</text:p>
          </table:table-cell>
          <table:table-cell office:value-type="float" office:value="0.012753676" calcext:value-type="float">
            <text:p>0.012753676</text:p>
          </table:table-cell>
          <table:table-cell office:value-type="float" office:value="0.012641502" calcext:value-type="float">
            <text:p>0.012641502</text:p>
          </table:table-cell>
          <table:table-cell office:value-type="float" office:value="0.012506756" calcext:value-type="float">
            <text:p>0.012506756</text:p>
          </table:table-cell>
          <table:table-cell office:value-type="float" office:value="0.0119496" calcext:value-type="float">
            <text:p>0.0119496</text:p>
          </table:table-cell>
          <table:table-cell office:value-type="float" office:value="0.011374898" calcext:value-type="float">
            <text:p>0.011374898</text:p>
          </table:table-cell>
          <table:table-cell office:value-type="float" office:value="0.011112148" calcext:value-type="float">
            <text:p>0.011112148</text:p>
          </table:table-cell>
          <table:table-cell office:value-type="float" office:value="0.011148007" calcext:value-type="float">
            <text:p>0.011148007</text:p>
          </table:table-cell>
          <table:table-cell office:value-type="float" office:value="0.010824097" calcext:value-type="float">
            <text:p>0.010824097</text:p>
          </table:table-cell>
          <table:table-cell office:value-type="float" office:value="0.0102096" calcext:value-type="float">
            <text:p>0.0102096</text:p>
          </table:table-cell>
          <table:table-cell office:value-type="float" office:value="0.00981356800001" calcext:value-type="float">
            <text:p>0.009813568</text:p>
          </table:table-cell>
          <table:table-cell office:value-type="float" office:value="0.009817791" calcext:value-type="float">
            <text:p>0.009817791</text:p>
          </table:table-cell>
          <table:table-cell office:value-type="float" office:value="0.00976926200007" calcext:value-type="float">
            <text:p>0.009769262</text:p>
          </table:table-cell>
          <table:table-cell office:value-type="float" office:value="0.00925610699998" calcext:value-type="float">
            <text:p>0.009256107</text:p>
          </table:table-cell>
          <table:table-cell office:value-type="float" office:value="0.00873248" calcext:value-type="float">
            <text:p>0.00873248</text:p>
          </table:table-cell>
          <table:table-cell office:value-type="float" office:value="0.00860786599999" calcext:value-type="float">
            <text:p>0.008607866</text:p>
          </table:table-cell>
          <table:table-cell office:value-type="float" office:value="0.00863144999999" calcext:value-type="float">
            <text:p>0.00863145</text:p>
          </table:table-cell>
          <table:table-cell office:value-type="float" office:value="0.00844115100005" calcext:value-type="float">
            <text:p>0.008441151</text:p>
          </table:table-cell>
          <table:table-cell office:value-type="float" office:value="0.00793001799995" calcext:value-type="float">
            <text:p>0.007930018</text:p>
          </table:table-cell>
          <table:table-cell office:value-type="float" office:value="0.00756109200006" calcext:value-type="float">
            <text:p>0.007561092</text:p>
          </table:table-cell>
          <table:table-cell office:value-type="float" office:value="0.00756605199994" calcext:value-type="float">
            <text:p>0.007566052</text:p>
          </table:table-cell>
          <table:table-cell office:value-type="float" office:value="0.00760314999999" calcext:value-type="float">
            <text:p>0.00760315</text:p>
          </table:table-cell>
          <table:table-cell office:value-type="float" office:value="0.00721759400006" calcext:value-type="float">
            <text:p>0.007217594</text:p>
          </table:table-cell>
          <table:table-cell office:value-type="float" office:value="0.00675061699997" calcext:value-type="float">
            <text:p>0.006750617</text:p>
          </table:table-cell>
          <table:table-cell office:value-type="float" office:value="0.00660140199997" calcext:value-type="float">
            <text:p>0.006601402</text:p>
          </table:table-cell>
          <table:table-cell office:value-type="float" office:value="0.00674193200005" calcext:value-type="float">
            <text:p>0.006741932</text:p>
          </table:table-cell>
          <table:table-cell office:value-type="float" office:value="0.00658634199997" calcext:value-type="float">
            <text:p>0.006586342</text:p>
          </table:table-cell>
          <table:table-cell office:value-type="float" office:value="0.00449274100003" calcext:value-type="float">
            <text:p>0.004492741</text:p>
          </table:table-cell>
          <table:table-cell office:value-type="float" office:value="-0.00188433100003" calcext:value-type="float">
            <text:p>-0.001884331</text:p>
          </table:table-cell>
          <table:table-cell office:value-type="float" office:value="-0.00524584199999" calcext:value-type="float">
            <text:p>-0.005245842</text:p>
          </table:table-cell>
          <table:table-cell office:value-type="float" office:value="-0.00785037300002" calcext:value-type="float">
            <text:p>-0.007850373</text:p>
          </table:table-cell>
          <table:table-cell office:value-type="float" office:value="-0.011267676" calcext:value-type="float">
            <text:p>-0.011267676</text:p>
          </table:table-cell>
          <table:table-cell office:value-type="float" office:value="-0.014644607" calcext:value-type="float">
            <text:p>-0.014644607</text:p>
          </table:table-cell>
          <table:table-cell office:value-type="float" office:value="-0.017594824" calcext:value-type="float">
            <text:p>-0.017594824</text:p>
          </table:table-cell>
          <table:table-cell office:value-type="float" office:value="-0.022795066" calcext:value-type="float">
            <text:p>-0.022795066</text:p>
          </table:table-cell>
          <table:table-cell office:value-type="float" office:value="-0.022828775" calcext:value-type="float">
            <text:p>-0.022828775</text:p>
          </table:table-cell>
          <table:table-cell office:value-type="float" office:value="-0.02662558" calcext:value-type="float">
            <text:p>-0.02662558</text:p>
          </table:table-cell>
          <table:table-cell office:value-type="float" office:value="-0.030215497" calcext:value-type="float">
            <text:p>-0.030215497</text:p>
          </table:table-cell>
          <table:table-cell office:value-type="float" office:value="-0.034834418" calcext:value-type="float">
            <text:p>-0.034834418</text:p>
          </table:table-cell>
          <table:table-cell office:value-type="float" office:value="-0.036978619" calcext:value-type="float">
            <text:p>-0.036978619</text:p>
          </table:table-cell>
          <table:table-cell office:value-type="float" office:value="-0.039397476" calcext:value-type="float">
            <text:p>-0.039397476</text:p>
          </table:table-cell>
          <table:table-cell office:value-type="float" office:value="-0.041975192" calcext:value-type="float">
            <text:p>-0.041975192</text:p>
          </table:table-cell>
          <table:table-cell office:value-type="float" office:value="-0.0473935940001" calcext:value-type="float">
            <text:p>-0.047393594</text:p>
          </table:table-cell>
          <table:table-cell office:value-type="float" office:value="-0.056969816" calcext:value-type="float">
            <text:p>-0.056969816</text:p>
          </table:table-cell>
          <table:table-cell office:value-type="float" office:value="-0.068367362" calcext:value-type="float">
            <text:p>-0.068367362</text:p>
          </table:table-cell>
          <table:table-cell office:value-type="float" office:value="-0.094082447" calcext:value-type="float">
            <text:p>-0.094082447</text:p>
          </table:table-cell>
          <table:table-cell office:value-type="float" office:value="-0.114596423" calcext:value-type="float">
            <text:p>-0.114596423</text:p>
          </table:table-cell>
          <table:table-cell office:value-type="float" office:value="-0.152523776" calcext:value-type="float">
            <text:p>-0.152523776</text:p>
          </table:table-cell>
          <table:table-cell office:value-type="float" office:value="-0.191054537" calcext:value-type="float">
            <text:p>-0.191054537</text:p>
          </table:table-cell>
          <table:table-cell office:value-type="float" office:value="-0.217884876" calcext:value-type="float">
            <text:p>-0.217884876</text:p>
          </table:table-cell>
          <table:table-cell office:value-type="float" office:value="-0.262435526" calcext:value-type="float">
            <text:p>-0.262435526</text:p>
          </table:table-cell>
          <table:table-cell office:value-type="float" office:value="-0.365189402" calcext:value-type="float">
            <text:p>-0.365189402</text:p>
          </table:table-cell>
          <table:table-cell office:value-type="float" office:value="-0.415420939" calcext:value-type="float">
            <text:p>-0.415420939</text:p>
          </table:table-cell>
          <table:table-cell office:value-type="float" office:value="-0.469663289" calcext:value-type="float">
            <text:p>-0.469663289</text:p>
          </table:table-cell>
          <table:table-cell office:value-type="float" office:value="-0.556514182" calcext:value-type="float">
            <text:p>-0.556514182</text:p>
          </table:table-cell>
          <table:table-cell office:value-type="float" office:value="-0.717676496" calcext:value-type="float">
            <text:p>-0.717676496</text:p>
          </table:table-cell>
          <table:table-cell office:value-type="float" office:value="-0.774188283" calcext:value-type="float">
            <text:p>-0.774188283</text:p>
          </table:table-cell>
          <table:table-cell office:value-type="float" office:value="-0.874810842" calcext:value-type="float">
            <text:p>-0.874810842</text:p>
          </table:table-cell>
          <table:table-cell office:value-type="float" office:value="-1.006827709" calcext:value-type="float">
            <text:p>-1.006827709</text:p>
          </table:table-cell>
          <table:table-cell office:value-type="float" office:value="-1.073156481" calcext:value-type="float">
            <text:p>-1.073156481</text:p>
          </table:table-cell>
          <table:table-cell office:value-type="float" office:value="-1.209101742" calcext:value-type="float">
            <text:p>-1.209101742</text:p>
          </table:table-cell>
          <table:table-cell office:value-type="float" office:value="-1.357546773" calcext:value-type="float">
            <text:p>-1.357546773</text:p>
          </table:table-cell>
          <table:table-cell office:value-type="float" office:value="-1.456514989" calcext:value-type="float">
            <text:p>-1.456514989</text:p>
          </table:table-cell>
          <table:table-cell office:value-type="float" office:value="-1.582222264" calcext:value-type="float">
            <text:p>-1.582222264</text:p>
          </table:table-cell>
          <table:table-cell office:value-type="float" office:value="-1.775313454" calcext:value-type="float">
            <text:p>-1.775313454</text:p>
          </table:table-cell>
          <table:table-cell office:value-type="float" office:value="-1.945312235" calcext:value-type="float">
            <text:p>-1.945312235</text:p>
          </table:table-cell>
          <table:table-cell office:value-type="float" office:value="-2.009981887" calcext:value-type="float">
            <text:p>-2.009981887</text:p>
          </table:table-cell>
          <table:table-cell office:value-type="float" office:value="-2.063187215" calcext:value-type="float">
            <text:p>-2.063187215</text:p>
          </table:table-cell>
          <table:table-cell office:value-type="float" office:value="-2.20465143" calcext:value-type="float">
            <text:p>-2.20465143</text:p>
          </table:table-cell>
          <table:table-cell office:value-type="float" office:value="-2.349466955" calcext:value-type="float">
            <text:p>-2.349466955</text:p>
          </table:table-cell>
          <table:table-cell office:value-type="float" office:value="-2.397421929" calcext:value-type="float">
            <text:p>-2.397421929</text:p>
          </table:table-cell>
          <table:table-cell office:value-type="float" office:value="-2.426990091" calcext:value-type="float">
            <text:p>-2.426990091</text:p>
          </table:table-cell>
          <table:table-cell office:value-type="float" office:value="-2.658346908" calcext:value-type="float">
            <text:p>-2.658346908</text:p>
          </table:table-cell>
          <table:table-cell office:value-type="float" office:value="-2.703461192" calcext:value-type="float">
            <text:p>-2.703461192</text:p>
          </table:table-cell>
          <table:table-cell office:value-type="float" office:value="-2.758220782" calcext:value-type="float">
            <text:p>-2.758220782</text:p>
          </table:table-cell>
          <table:table-cell office:value-type="float" office:value="-2.846728587" calcext:value-type="float">
            <text:p>-2.846728587</text:p>
          </table:table-cell>
          <table:table-cell office:value-type="float" office:value="-3.009839299" calcext:value-type="float">
            <text:p>-3.009839299</text:p>
          </table:table-cell>
          <table:table-cell office:value-type="float" office:value="-3.06668113" calcext:value-type="float">
            <text:p>-3.06668113</text:p>
          </table:table-cell>
          <table:table-cell office:value-type="float" office:value="-3.19020323" calcext:value-type="float">
            <text:p>-3.19020323</text:p>
          </table:table-cell>
          <table:table-cell office:value-type="float" office:value="-3.39964289" calcext:value-type="float">
            <text:p>-3.39964289</text:p>
          </table:table-cell>
          <table:table-cell office:value-type="float" office:value="-3.54492591" calcext:value-type="float">
            <text:p>-3.54492591</text:p>
          </table:table-cell>
          <table:table-cell office:value-type="float" office:value="-3.60648025" calcext:value-type="float">
            <text:p>-3.60648025</text:p>
          </table:table-cell>
          <table:table-cell office:value-type="float" office:value="-3.727388271" calcext:value-type="float">
            <text:p>-3.727388271</text:p>
          </table:table-cell>
          <table:table-cell office:value-type="float" office:value="-3.935387799" calcext:value-type="float">
            <text:p>-3.935387799</text:p>
          </table:table-cell>
          <table:table-cell office:value-type="float" office:value="-4.024622693" calcext:value-type="float">
            <text:p>-4.024622693</text:p>
          </table:table-cell>
          <table:table-cell office:value-type="float" office:value="-4.193760602" calcext:value-type="float">
            <text:p>-4.193760602</text:p>
          </table:table-cell>
          <table:table-cell office:value-type="float" office:value="-4.518812447" calcext:value-type="float">
            <text:p>-4.518812447</text:p>
          </table:table-cell>
          <table:table-cell office:value-type="float" office:value="-4.781000259" calcext:value-type="float">
            <text:p>-4.781000259</text:p>
          </table:table-cell>
          <table:table-cell office:value-type="float" office:value="-4.805547866" calcext:value-type="float">
            <text:p>-4.805547866</text:p>
          </table:table-cell>
          <table:table-cell office:value-type="float" office:value="-5.281454555" calcext:value-type="float">
            <text:p>-5.281454555</text:p>
          </table:table-cell>
          <table:table-cell office:value-type="float" office:value="-5.401519398" calcext:value-type="float">
            <text:p>-5.401519398</text:p>
          </table:table-cell>
          <table:table-cell office:value-type="float" office:value="-5.512498429" calcext:value-type="float">
            <text:p>-5.512498429</text:p>
          </table:table-cell>
          <table:table-cell office:value-type="float" office:value="-5.733165786" calcext:value-type="float">
            <text:p>-5.733165786</text:p>
          </table:table-cell>
          <table:table-cell office:value-type="float" office:value="-6.177456338" calcext:value-type="float">
            <text:p>-6.177456338</text:p>
          </table:table-cell>
          <table:table-cell office:value-type="float" office:value="-6.459918475" calcext:value-type="float">
            <text:p>-6.459918475</text:p>
          </table:table-cell>
          <table:table-cell office:value-type="float" office:value="-6.554786822" calcext:value-type="float">
            <text:p>-6.554786822</text:p>
          </table:table-cell>
          <table:table-cell office:value-type="float" office:value="-6.643409109" calcext:value-type="float">
            <text:p>-6.643409109</text:p>
          </table:table-cell>
          <table:table-cell office:value-type="float" office:value="-6.692989566" calcext:value-type="float">
            <text:p>-6.692989566</text:p>
          </table:table-cell>
          <table:table-cell office:value-type="float" office:value="-6.731991288" calcext:value-type="float">
            <text:p>-6.731991288</text:p>
          </table:table-cell>
          <table:table-cell office:value-type="float" office:value="-6.77806786" calcext:value-type="float">
            <text:p>-6.77806786</text:p>
          </table:table-cell>
          <table:table-cell office:value-type="float" office:value="-6.82333797" calcext:value-type="float">
            <text:p>-6.82333797</text:p>
          </table:table-cell>
          <table:table-cell office:value-type="float" office:value="-6.868364139" calcext:value-type="float">
            <text:p>-6.868364139</text:p>
          </table:table-cell>
          <table:table-cell office:value-type="float" office:value="-6.879538229" calcext:value-type="float">
            <text:p>-6.879538229</text:p>
          </table:table-cell>
          <table:table-cell office:value-type="float" office:value="-7.006351063" calcext:value-type="float">
            <text:p>-7.006351063</text:p>
          </table:table-cell>
          <table:table-cell office:value-type="float" office:value="-7.118876445" calcext:value-type="float">
            <text:p>-7.118876445</text:p>
          </table:table-cell>
          <table:table-cell office:value-type="float" office:value="-7.166620365" calcext:value-type="float">
            <text:p>-7.166620365</text:p>
          </table:table-cell>
          <table:table-cell office:value-type="float" office:value="-7.219116743" calcext:value-type="float">
            <text:p>-7.219116743</text:p>
          </table:table-cell>
          <table:table-cell office:value-type="float" office:value="-7.246443969" calcext:value-type="float">
            <text:p>-7.246443969</text:p>
          </table:table-cell>
          <table:table-cell office:value-type="float" office:value="-7.305118334" calcext:value-type="float">
            <text:p>-7.305118334</text:p>
          </table:table-cell>
          <table:table-cell office:value-type="float" office:value="-7.363502915" calcext:value-type="float">
            <text:p>-7.363502915</text:p>
          </table:table-cell>
          <table:table-cell office:value-type="float" office:value="-7.284925897" calcext:value-type="float">
            <text:p>-7.284925897</text:p>
          </table:table-cell>
          <table:table-cell office:value-type="float" office:value="-7.195885223" calcext:value-type="float">
            <text:p>-7.195885223</text:p>
          </table:table-cell>
          <table:table-cell office:value-type="float" office:value="-7.10728985" calcext:value-type="float">
            <text:p>-7.10728985</text:p>
          </table:table-cell>
          <table:table-cell office:value-type="float" office:value="-7.020120053" calcext:value-type="float">
            <text:p>-7.020120053</text:p>
          </table:table-cell>
          <table:table-cell office:value-type="float" office:value="-6.933909442" calcext:value-type="float">
            <text:p>-6.933909442</text:p>
          </table:table-cell>
          <table:table-cell office:value-type="float" office:value="-6.848419718" calcext:value-type="float">
            <text:p>-6.848419718</text:p>
          </table:table-cell>
          <table:table-cell office:value-type="float" office:value="-6.763844345" calcext:value-type="float">
            <text:p>-6.763844345</text:p>
          </table:table-cell>
          <table:table-cell office:value-type="float" office:value="-6.680694081" calcext:value-type="float">
            <text:p>-6.680694081</text:p>
          </table:table-cell>
          <table:table-cell office:value-type="float" office:value="-6.581407022" calcext:value-type="float">
            <text:p>-6.581407022</text:p>
          </table:table-cell>
          <table:table-cell office:value-type="float" office:value="-6.381082601" calcext:value-type="float">
            <text:p>-6.381082601</text:p>
          </table:table-cell>
          <table:table-cell office:value-type="float" office:value="-6.203405337" calcext:value-type="float">
            <text:p>-6.203405337</text:p>
          </table:table-cell>
          <table:table-cell office:value-type="float" office:value="-6.029468903" calcext:value-type="float">
            <text:p>-6.029468903</text:p>
          </table:table-cell>
          <table:table-cell office:value-type="float" office:value="-5.86098748" calcext:value-type="float">
            <text:p>-5.86098748</text:p>
          </table:table-cell>
          <table:table-cell office:value-type="float" office:value="-5.697205862" calcext:value-type="float">
            <text:p>-5.697205862</text:p>
          </table:table-cell>
          <table:table-cell office:value-type="float" office:value="-5.53777061" calcext:value-type="float">
            <text:p>-5.53777061</text:p>
          </table:table-cell>
          <table:table-cell office:value-type="float" office:value="-5.382588431" calcext:value-type="float">
            <text:p>-5.382588431</text:p>
          </table:table-cell>
          <table:table-cell office:value-type="float" office:value="-5.232066474" calcext:value-type="float">
            <text:p>-5.232066474</text:p>
          </table:table-cell>
          <table:table-cell office:value-type="float" office:value="-5.086000169" calcext:value-type="float">
            <text:p>-5.086000169</text:p>
          </table:table-cell>
          <table:table-cell office:value-type="float" office:value="-4.943837387" calcext:value-type="float">
            <text:p>-4.943837387</text:p>
          </table:table-cell>
          <table:table-cell office:value-type="float" office:value="-4.805298441" calcext:value-type="float">
            <text:p>-4.805298441</text:p>
          </table:table-cell>
          <table:table-cell office:value-type="float" office:value="-4.670701397" calcext:value-type="float">
            <text:p>-4.670701397</text:p>
          </table:table-cell>
          <table:table-cell office:value-type="float" office:value="-4.540269642" calcext:value-type="float">
            <text:p>-4.540269642</text:p>
          </table:table-cell>
          <table:table-cell office:value-type="float" office:value="-4.413484635" calcext:value-type="float">
            <text:p>-4.413484635</text:p>
          </table:table-cell>
          <table:table-cell office:value-type="float" office:value="-4.289896109" calcext:value-type="float">
            <text:p>-4.289896109</text:p>
          </table:table-cell>
          <table:table-cell office:value-type="float" office:value="-4.169672923" calcext:value-type="float">
            <text:p>-4.169672923</text:p>
          </table:table-cell>
          <table:table-cell office:value-type="float" office:value="-4.053018011" calcext:value-type="float">
            <text:p>-4.053018011</text:p>
          </table:table-cell>
          <table:table-cell office:value-type="float" office:value="-3.939903797" calcext:value-type="float">
            <text:p>-3.939903797</text:p>
          </table:table-cell>
          <table:table-cell office:value-type="float" office:value="-3.829834257" calcext:value-type="float">
            <text:p>-3.829834257</text:p>
          </table:table-cell>
          <table:table-cell office:value-type="float" office:value="-3.722529285" calcext:value-type="float">
            <text:p>-3.722529285</text:p>
          </table:table-cell>
          <table:table-cell office:value-type="float" office:value="-3.618225766" calcext:value-type="float">
            <text:p>-3.618225766</text:p>
          </table:table-cell>
          <table:table-cell office:value-type="float" office:value="-3.517210098" calcext:value-type="float">
            <text:p>-3.517210098</text:p>
          </table:table-cell>
          <table:table-cell office:value-type="float" office:value="-3.419082533" calcext:value-type="float">
            <text:p>-3.419082533</text:p>
          </table:table-cell>
          <table:table-cell office:value-type="float" office:value="-3.323420175" calcext:value-type="float">
            <text:p>-3.323420175</text:p>
          </table:table-cell>
          <table:table-cell office:value-type="float" office:value="-3.230189753" calcext:value-type="float">
            <text:p>-3.230189753</text:p>
          </table:table-cell>
          <table:table-cell office:value-type="float" office:value="-3.139845601" calcext:value-type="float">
            <text:p>-3.139845601</text:p>
          </table:table-cell>
          <table:table-cell office:value-type="float" office:value="-3.052304845" calcext:value-type="float">
            <text:p>-3.052304845</text:p>
          </table:table-cell>
          <table:table-cell office:value-type="float" office:value="-2.967056753" calcext:value-type="float">
            <text:p>-2.967056753</text:p>
          </table:table-cell>
          <table:table-cell office:value-type="float" office:value="-2.883842823" calcext:value-type="float">
            <text:p>-2.883842823</text:p>
          </table:table-cell>
          <table:table-cell office:value-type="float" office:value="-2.8029757453" calcext:value-type="float">
            <text:p>-2.8029757453</text:p>
          </table:table-cell>
          <table:table-cell office:value-type="float" office:value="-2.7247762259" calcext:value-type="float">
            <text:p>-2.7247762259</text:p>
          </table:table-cell>
          <table:table-cell office:value-type="float" office:value="-2.6488080294" calcext:value-type="float">
            <text:p>-2.6488080294</text:p>
          </table:table-cell>
          <table:table-cell office:value-type="float" office:value="-2.5746513773" calcext:value-type="float">
            <text:p>-2.5746513773</text:p>
          </table:table-cell>
          <table:table-cell office:value-type="float" office:value="-2.502315101" calcext:value-type="float">
            <text:p>-2.502315101</text:p>
          </table:table-cell>
          <table:table-cell office:value-type="float" office:value="-2.4323310114" calcext:value-type="float">
            <text:p>-2.4323310114</text:p>
          </table:table-cell>
          <table:table-cell office:value-type="float" office:value="-2.3645900574" calcext:value-type="float">
            <text:p>-2.3645900574</text:p>
          </table:table-cell>
          <table:table-cell office:value-type="float" office:value="-2.2985583789" calcext:value-type="float">
            <text:p>-2.2985583789</text:p>
          </table:table-cell>
          <table:table-cell office:value-type="float" office:value="-2.2339921556" calcext:value-type="float">
            <text:p>-2.2339921556</text:p>
          </table:table-cell>
          <table:table-cell office:value-type="float" office:value="-2.1712815118" calcext:value-type="float">
            <text:p>-2.1712815118</text:p>
          </table:table-cell>
          <table:table-cell office:value-type="float" office:value="-2.1107763391" calcext:value-type="float">
            <text:p>-2.1107763391</text:p>
          </table:table-cell>
          <table:table-cell office:value-type="float" office:value="-2.051993575" calcext:value-type="float">
            <text:p>-2.051993575</text:p>
          </table:table-cell>
          <table:table-cell office:value-type="float" office:value="-1.9944865924" calcext:value-type="float">
            <text:p>-1.9944865924</text:p>
          </table:table-cell>
          <table:table-cell office:value-type="float" office:value="-1.9384498321" calcext:value-type="float">
            <text:p>-1.9384498321</text:p>
          </table:table-cell>
          <table:table-cell office:value-type="float" office:value="-1.884179474" calcext:value-type="float">
            <text:p>-1.884179474</text:p>
          </table:table-cell>
          <table:table-cell office:value-type="float" office:value="-1.8317423811" calcext:value-type="float">
            <text:p>-1.8317423811</text:p>
          </table:table-cell>
          <table:table-cell office:value-type="float" office:value="-1.7806534914" calcext:value-type="float">
            <text:p>-1.7806534914</text:p>
          </table:table-cell>
          <table:table-cell office:value-type="float" office:value="-1.7306468915" calcext:value-type="float">
            <text:p>-1.7306468915</text:p>
          </table:table-cell>
          <table:table-cell office:value-type="float" office:value="-1.6819985207" calcext:value-type="float">
            <text:p>-1.6819985207</text:p>
          </table:table-cell>
          <table:table-cell office:value-type="float" office:value="-1.6351183415" calcext:value-type="float">
            <text:p>-1.6351183415</text:p>
          </table:table-cell>
          <table:table-cell office:value-type="float" office:value="-1.5896454247" calcext:value-type="float">
            <text:p>-1.5896454247</text:p>
          </table:table-cell>
          <table:table-cell office:value-type="float" office:value="-1.5451483331" calcext:value-type="float">
            <text:p>-1.5451483331</text:p>
          </table:table-cell>
          <table:table-cell office:value-type="float" office:value="-1.5016118368" calcext:value-type="float">
            <text:p>-1.5016118368</text:p>
          </table:table-cell>
          <table:table-cell office:value-type="float" office:value="-1.4595783666" calcext:value-type="float">
            <text:p>-1.4595783666</text:p>
          </table:table-cell>
          <table:table-cell office:value-type="float" office:value="-1.4190434969" calcext:value-type="float">
            <text:p>-1.4190434969</text:p>
          </table:table-cell>
          <table:table-cell office:value-type="float" office:value="-1.3794980566" calcext:value-type="float">
            <text:p>-1.3794980566</text:p>
          </table:table-cell>
          <table:table-cell office:value-type="float" office:value="-1.3406749555" calcext:value-type="float">
            <text:p>-1.3406749555</text:p>
          </table:table-cell>
          <table:table-cell office:value-type="float" office:value="-1.3029254183" calcext:value-type="float">
            <text:p>-1.3029254183</text:p>
          </table:table-cell>
          <table:table-cell office:value-type="float" office:value="-1.2666808637" calcext:value-type="float">
            <text:p>-1.2666808637</text:p>
          </table:table-cell>
          <table:table-cell office:value-type="float" office:value="-1.2315281391" calcext:value-type="float">
            <text:p>-1.2315281391</text:p>
          </table:table-cell>
          <table:table-cell office:value-type="float" office:value="-1.1970282307" calcext:value-type="float">
            <text:p>-1.1970282307</text:p>
          </table:table-cell>
          <table:table-cell office:value-type="float" office:value="-1.1631960214" calcext:value-type="float">
            <text:p>-1.1631960214</text:p>
          </table:table-cell>
          <table:table-cell office:value-type="float" office:value="-1.1306437785" calcext:value-type="float">
            <text:p>-1.1306437785</text:p>
          </table:table-cell>
          <table:table-cell office:value-type="float" office:value="-1.099343525" calcext:value-type="float">
            <text:p>-1.099343525</text:p>
          </table:table-cell>
          <table:table-cell office:value-type="float" office:value="-1.068735259" calcext:value-type="float">
            <text:p>-1.068735259</text:p>
          </table:table-cell>
          <table:table-cell office:value-type="float" office:value="-1.0385804946" calcext:value-type="float">
            <text:p>-1.0385804946</text:p>
          </table:table-cell>
          <table:table-cell office:value-type="float" office:value="-1.0093155588" calcext:value-type="float">
            <text:p>-1.0093155588</text:p>
          </table:table-cell>
          <table:table-cell office:value-type="float" office:value="-0.9812195548" calcext:value-type="float">
            <text:p>-0.9812195548</text:p>
          </table:table-cell>
          <table:table-cell office:value-type="float" office:value="-0.9540425366" calcext:value-type="float">
            <text:p>-0.9540425366</text:p>
          </table:table-cell>
          <table:table-cell office:value-type="float" office:value="-0.9273567913" calcext:value-type="float">
            <text:p>-0.9273567913</text:p>
          </table:table-cell>
          <table:table-cell office:value-type="float" office:value="-0.9011082261" calcext:value-type="float">
            <text:p>-0.9011082261</text:p>
          </table:table-cell>
          <table:table-cell office:value-type="float" office:value="-0.8758311537" calcext:value-type="float">
            <text:p>-0.8758311537</text:p>
          </table:table-cell>
          <table:table-cell office:value-type="float" office:value="-0.8516127317" calcext:value-type="float">
            <text:p>-0.8516127317</text:p>
          </table:table-cell>
          <table:table-cell office:value-type="float" office:value="-0.8279606589" calcext:value-type="float">
            <text:p>-0.8279606589</text:p>
          </table:table-cell>
          <table:table-cell office:value-type="float" office:value="-0.8045966261" calcext:value-type="float">
            <text:p>-0.8045966261</text:p>
          </table:table-cell>
          <table:table-cell office:value-type="float" office:value="-0.7818167622" calcext:value-type="float">
            <text:p>-0.7818167622</text:p>
          </table:table-cell>
          <table:table-cell office:value-type="float" office:value="-0.760115146" calcext:value-type="float">
            <text:p>-0.760115146</text:p>
          </table:table-cell>
          <table:table-cell office:value-type="float" office:value="-0.7391382941" calcext:value-type="float">
            <text:p>-0.7391382941</text:p>
          </table:table-cell>
          <table:table-cell office:value-type="float" office:value="-0.7184477142" calcext:value-type="float">
            <text:p>-0.7184477142</text:p>
          </table:table-cell>
          <table:table-cell office:value-type="float" office:value="-0.6980085061" calcext:value-type="float">
            <text:p>-0.6980085061</text:p>
          </table:table-cell>
          <table:table-cell office:value-type="float" office:value="-0.6784255601" calcext:value-type="float">
            <text:p>-0.6784255601</text:p>
          </table:table-cell>
          <table:table-cell office:value-type="float" office:value="-0.6597608245" calcext:value-type="float">
            <text:p>-0.6597608245</text:p>
          </table:table-cell>
          <table:table-cell office:value-type="float" office:value="-0.6414751897" calcext:value-type="float">
            <text:p>-0.6414751897</text:p>
          </table:table-cell>
          <table:table-cell office:value-type="float" office:value="-0.6233046467" calcext:value-type="float">
            <text:p>-0.6233046467</text:p>
          </table:table-cell>
          <table:table-cell office:value-type="float" office:value="-0.6056282293" calcext:value-type="float">
            <text:p>-0.6056282293</text:p>
          </table:table-cell>
          <table:table-cell office:value-type="float" office:value="-0.5887844828" calcext:value-type="float">
            <text:p>-0.5887844828</text:p>
          </table:table-cell>
          <table:table-cell office:value-type="float" office:value="-0.5725979166" calcext:value-type="float">
            <text:p>-0.5725979166</text:p>
          </table:table-cell>
          <table:table-cell office:value-type="float" office:value="-0.5566197258" calcext:value-type="float">
            <text:p>-0.5566197258</text:p>
          </table:table-cell>
          <table:table-cell office:value-type="float" office:value="-0.5407484247" calcext:value-type="float">
            <text:p>-0.5407484247</text:p>
          </table:table-cell>
          <table:table-cell office:value-type="float" office:value="-0.5255007571" calcext:value-type="float">
            <text:p>-0.5255007571</text:p>
          </table:table-cell>
          <table:table-cell office:value-type="float" office:value="-0.5110710896" calcext:value-type="float">
            <text:p>-0.5110710896</text:p>
          </table:table-cell>
          <table:table-cell office:value-type="float" office:value="-0.4969748545" calcext:value-type="float">
            <text:p>-0.4969748545</text:p>
          </table:table-cell>
          <table:table-cell office:value-type="float" office:value="-0.4829034941" calcext:value-type="float">
            <text:p>-0.4829034941</text:p>
          </table:table-cell>
          <table:table-cell office:value-type="float" office:value="-0.4690909284" calcext:value-type="float">
            <text:p>-0.4690909284</text:p>
          </table:table-cell>
          <table:table-cell office:value-type="float" office:value="-0.4560944495" calcext:value-type="float">
            <text:p>-0.4560944495</text:p>
          </table:table-cell>
          <table:table-cell office:value-type="float" office:value="-0.4436389511" calcext:value-type="float">
            <text:p>-0.4436389511</text:p>
          </table:table-cell>
          <table:table-cell office:value-type="float" office:value="-0.4312553855" calcext:value-type="float">
            <text:p>-0.4312553855</text:p>
          </table:table-cell>
          <table:table-cell office:value-type="float" office:value="-0.4188537575" calcext:value-type="float">
            <text:p>-0.4188537575</text:p>
          </table:table-cell>
          <table:table-cell office:value-type="float" office:value="-0.4070267566" calcext:value-type="float">
            <text:p>-0.4070267566</text:p>
          </table:table-cell>
          <table:table-cell office:value-type="float" office:value="-0.3959431107" calcext:value-type="float">
            <text:p>-0.3959431107</text:p>
          </table:table-cell>
          <table:table-cell office:value-type="float" office:value="-0.3850704254" calcext:value-type="float">
            <text:p>-0.3850704254</text:p>
          </table:table-cell>
          <table:table-cell office:value-type="float" office:value="-0.3740923649" calcext:value-type="float">
            <text:p>-0.3740923649</text:p>
          </table:table-cell>
          <table:table-cell office:value-type="float" office:value="-0.3633804507" calcext:value-type="float">
            <text:p>-0.3633804507</text:p>
          </table:table-cell>
          <table:table-cell office:value-type="float" office:value="-0.35327365" calcext:value-type="float">
            <text:p>-0.35327365</text:p>
          </table:table-cell>
          <table:table-cell office:value-type="float" office:value="-0.3436737911" calcext:value-type="float">
            <text:p>-0.3436737911</text:p>
          </table:table-cell>
          <table:table-cell office:value-type="float" office:value="-0.3341260486" calcext:value-type="float">
            <text:p>-0.3341260486</text:p>
          </table:table-cell>
          <table:table-cell office:value-type="float" office:value="-0.3245005577" calcext:value-type="float">
            <text:p>-0.3245005577</text:p>
          </table:table-cell>
          <table:table-cell office:value-type="float" office:value="-0.3152680997" calcext:value-type="float">
            <text:p>-0.3152680997</text:p>
          </table:table-cell>
          <table:table-cell office:value-type="float" office:value="-0.3066947818" calcext:value-type="float">
            <text:p>-0.3066947818</text:p>
          </table:table-cell>
          <table:table-cell office:value-type="float" office:value="-0.2983317518" calcext:value-type="float">
            <text:p>-0.2983317518</text:p>
          </table:table-cell>
          <table:table-cell office:value-type="float" office:value="-0.2898524069" calcext:value-type="float">
            <text:p>-0.289852406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uyc_6_prius0</text:p>
          </table:table-cell>
          <table:table-cell office:value-type="float" office:value="1.5460469532" calcext:value-type="float">
            <text:p>1.5460469532</text:p>
          </table:table-cell>
          <table:table-cell office:value-type="float" office:value="1.6077491632" calcext:value-type="float">
            <text:p>1.6077491632</text:p>
          </table:table-cell>
          <table:table-cell office:value-type="float" office:value="1.6698825094" calcext:value-type="float">
            <text:p>1.6698825094</text:p>
          </table:table-cell>
          <table:table-cell office:value-type="float" office:value="1.7626595805" calcext:value-type="float">
            <text:p>1.7626595805</text:p>
          </table:table-cell>
          <table:table-cell office:value-type="float" office:value="1.8714647119" calcext:value-type="float">
            <text:p>1.8714647119</text:p>
          </table:table-cell>
          <table:table-cell office:value-type="float" office:value="1.9216445579" calcext:value-type="float">
            <text:p>1.9216445579</text:p>
          </table:table-cell>
          <table:table-cell office:value-type="float" office:value="1.9703030247" calcext:value-type="float">
            <text:p>1.9703030247</text:p>
          </table:table-cell>
          <table:table-cell office:value-type="float" office:value="1.9958522464" calcext:value-type="float">
            <text:p>1.9958522464</text:p>
          </table:table-cell>
          <table:table-cell office:value-type="float" office:value="2.0687988879" calcext:value-type="float">
            <text:p>2.0687988879</text:p>
          </table:table-cell>
          <table:table-cell office:value-type="float" office:value="2.1121429734" calcext:value-type="float">
            <text:p>2.1121429734</text:p>
          </table:table-cell>
          <table:table-cell office:value-type="float" office:value="2.2163014778" calcext:value-type="float">
            <text:p>2.2163014778</text:p>
          </table:table-cell>
          <table:table-cell office:value-type="float" office:value="2.3022550415" calcext:value-type="float">
            <text:p>2.3022550415</text:p>
          </table:table-cell>
          <table:table-cell office:value-type="float" office:value="2.3297437084" calcext:value-type="float">
            <text:p>2.3297437084</text:p>
          </table:table-cell>
          <table:table-cell office:value-type="float" office:value="2.3425177606" calcext:value-type="float">
            <text:p>2.3425177606</text:p>
          </table:table-cell>
          <table:table-cell office:value-type="float" office:value="2.4043246716" calcext:value-type="float">
            <text:p>2.4043246716</text:p>
          </table:table-cell>
          <table:table-cell office:value-type="float" office:value="2.4330405638" calcext:value-type="float">
            <text:p>2.4330405638</text:p>
          </table:table-cell>
          <table:table-cell office:value-type="float" office:value="2.4722088821" calcext:value-type="float">
            <text:p>2.4722088821</text:p>
          </table:table-cell>
          <table:table-cell office:value-type="float" office:value="2.5501010221" calcext:value-type="float">
            <text:p>2.5501010221</text:p>
          </table:table-cell>
          <table:table-cell office:value-type="float" office:value="2.6472669615" calcext:value-type="float">
            <text:p>2.6472669615</text:p>
          </table:table-cell>
          <table:table-cell office:value-type="float" office:value="2.6758813055" calcext:value-type="float">
            <text:p>2.6758813055</text:p>
          </table:table-cell>
          <table:table-cell office:value-type="float" office:value="2.6929915512" calcext:value-type="float">
            <text:p>2.6929915512</text:p>
          </table:table-cell>
          <table:table-cell office:value-type="float" office:value="2.719450698" calcext:value-type="float">
            <text:p>2.719450698</text:p>
          </table:table-cell>
          <table:table-cell office:value-type="float" office:value="2.7451870133" calcext:value-type="float">
            <text:p>2.7451870133</text:p>
          </table:table-cell>
          <table:table-cell office:value-type="float" office:value="2.7706001208" calcext:value-type="float">
            <text:p>2.7706001208</text:p>
          </table:table-cell>
          <table:table-cell office:value-type="float" office:value="2.8408840701" calcext:value-type="float">
            <text:p>2.8408840701</text:p>
          </table:table-cell>
          <table:table-cell office:value-type="float" office:value="2.9195014811" calcext:value-type="float">
            <text:p>2.9195014811</text:p>
          </table:table-cell>
          <table:table-cell office:value-type="float" office:value="2.9398694382" calcext:value-type="float">
            <text:p>2.9398694382</text:p>
          </table:table-cell>
          <table:table-cell office:value-type="float" office:value="2.959755977" calcext:value-type="float">
            <text:p>2.959755977</text:p>
          </table:table-cell>
          <table:table-cell office:value-type="float" office:value="2.979318714" calcext:value-type="float">
            <text:p>2.979318714</text:p>
          </table:table-cell>
          <table:table-cell office:value-type="float" office:value="2.9981282318" calcext:value-type="float">
            <text:p>2.9981282318</text:p>
          </table:table-cell>
          <table:table-cell office:value-type="float" office:value="3.0262151069" calcext:value-type="float">
            <text:p>3.0262151069</text:p>
          </table:table-cell>
          <table:table-cell office:value-type="float" office:value="3.0330906511" calcext:value-type="float">
            <text:p>3.0330906511</text:p>
          </table:table-cell>
          <table:table-cell office:value-type="float" office:value="3.0582470435" calcext:value-type="float">
            <text:p>3.0582470435</text:p>
          </table:table-cell>
          <table:table-cell office:value-type="float" office:value="3.0775578817" calcext:value-type="float">
            <text:p>3.0775578817</text:p>
          </table:table-cell>
          <table:table-cell office:value-type="float" office:value="3.0933464203" calcext:value-type="float">
            <text:p>3.0933464203</text:p>
          </table:table-cell>
          <table:table-cell office:value-type="float" office:value="3.103462412" calcext:value-type="float">
            <text:p>3.103462412</text:p>
          </table:table-cell>
          <table:table-cell office:value-type="float" office:value="3.123753158" calcext:value-type="float">
            <text:p>3.123753158</text:p>
          </table:table-cell>
          <table:table-cell office:value-type="float" office:value="3.131484705" calcext:value-type="float">
            <text:p>3.131484705</text:p>
          </table:table-cell>
          <table:table-cell office:value-type="float" office:value="3.256456117" calcext:value-type="float">
            <text:p>3.256456117</text:p>
          </table:table-cell>
          <table:table-cell office:value-type="float" office:value="3.265743766" calcext:value-type="float">
            <text:p>3.265743766</text:p>
          </table:table-cell>
          <table:table-cell office:value-type="float" office:value="3.266208065" calcext:value-type="float">
            <text:p>3.266208065</text:p>
          </table:table-cell>
          <table:table-cell office:value-type="float" office:value="3.279627104" calcext:value-type="float">
            <text:p>3.279627104</text:p>
          </table:table-cell>
          <table:table-cell office:value-type="float" office:value="3.287659869" calcext:value-type="float">
            <text:p>3.287659869</text:p>
          </table:table-cell>
          <table:table-cell office:value-type="float" office:value="3.297664578" calcext:value-type="float">
            <text:p>3.297664578</text:p>
          </table:table-cell>
          <table:table-cell office:value-type="float" office:value="3.296737778" calcext:value-type="float">
            <text:p>3.296737778</text:p>
          </table:table-cell>
          <table:table-cell office:value-type="float" office:value="3.362530736" calcext:value-type="float">
            <text:p>3.362530736</text:p>
          </table:table-cell>
          <table:table-cell office:value-type="float" office:value="3.426671207" calcext:value-type="float">
            <text:p>3.426671207</text:p>
          </table:table-cell>
          <table:table-cell office:value-type="float" office:value="3.443658136" calcext:value-type="float">
            <text:p>3.443658136</text:p>
          </table:table-cell>
          <table:table-cell office:value-type="float" office:value="3.438977436" calcext:value-type="float">
            <text:p>3.438977436</text:p>
          </table:table-cell>
          <table:table-cell office:value-type="float" office:value="3.439421927" calcext:value-type="float">
            <text:p>3.439421927</text:p>
          </table:table-cell>
          <table:table-cell office:value-type="float" office:value="3.460841114" calcext:value-type="float">
            <text:p>3.460841114</text:p>
          </table:table-cell>
          <table:table-cell office:value-type="float" office:value="3.461079883" calcext:value-type="float">
            <text:p>3.461079883</text:p>
          </table:table-cell>
          <table:table-cell office:value-type="float" office:value="3.46636692" calcext:value-type="float">
            <text:p>3.46636692</text:p>
          </table:table-cell>
          <table:table-cell office:value-type="float" office:value="3.476237409" calcext:value-type="float">
            <text:p>3.476237409</text:p>
          </table:table-cell>
          <table:table-cell office:value-type="float" office:value="3.473717567" calcext:value-type="float">
            <text:p>3.473717567</text:p>
          </table:table-cell>
          <table:table-cell office:value-type="float" office:value="3.578946402" calcext:value-type="float">
            <text:p>3.578946402</text:p>
          </table:table-cell>
          <table:table-cell office:value-type="float" office:value="3.579765605" calcext:value-type="float">
            <text:p>3.579765605</text:p>
          </table:table-cell>
          <table:table-cell office:value-type="float" office:value="3.571254213" calcext:value-type="float">
            <text:p>3.571254213</text:p>
          </table:table-cell>
          <table:table-cell office:value-type="float" office:value="3.583757792" calcext:value-type="float">
            <text:p>3.583757792</text:p>
          </table:table-cell>
          <table:table-cell office:value-type="float" office:value="3.585383643" calcext:value-type="float">
            <text:p>3.585383643</text:p>
          </table:table-cell>
          <table:table-cell office:value-type="float" office:value="3.587501269" calcext:value-type="float">
            <text:p>3.587501269</text:p>
          </table:table-cell>
          <table:table-cell office:value-type="float" office:value="3.655074371" calcext:value-type="float">
            <text:p>3.655074371</text:p>
          </table:table-cell>
          <table:table-cell office:value-type="float" office:value="3.690107455" calcext:value-type="float">
            <text:p>3.690107455</text:p>
          </table:table-cell>
          <table:table-cell office:value-type="float" office:value="3.689311822" calcext:value-type="float">
            <text:p>3.689311822</text:p>
          </table:table-cell>
          <table:table-cell office:value-type="float" office:value="3.698745133" calcext:value-type="float">
            <text:p>3.698745133</text:p>
          </table:table-cell>
          <table:table-cell office:value-type="float" office:value="3.68722167" calcext:value-type="float">
            <text:p>3.68722167</text:p>
          </table:table-cell>
          <table:table-cell office:value-type="float" office:value="3.685920758" calcext:value-type="float">
            <text:p>3.685920758</text:p>
          </table:table-cell>
          <table:table-cell office:value-type="float" office:value="3.684552475" calcext:value-type="float">
            <text:p>3.684552475</text:p>
          </table:table-cell>
          <table:table-cell office:value-type="float" office:value="3.693880282" calcext:value-type="float">
            <text:p>3.693880282</text:p>
          </table:table-cell>
          <table:table-cell office:value-type="float" office:value="3.692908099" calcext:value-type="float">
            <text:p>3.692908099</text:p>
          </table:table-cell>
          <table:table-cell office:value-type="float" office:value="3.681353825" calcext:value-type="float">
            <text:p>3.681353825</text:p>
          </table:table-cell>
          <table:table-cell office:value-type="float" office:value="3.704794565" calcext:value-type="float">
            <text:p>3.704794565</text:p>
          </table:table-cell>
          <table:table-cell office:value-type="float" office:value="3.780450817" calcext:value-type="float">
            <text:p>3.780450817</text:p>
          </table:table-cell>
          <table:table-cell office:value-type="float" office:value="3.776815787" calcext:value-type="float">
            <text:p>3.776815787</text:p>
          </table:table-cell>
          <table:table-cell office:value-type="float" office:value="3.763236379" calcext:value-type="float">
            <text:p>3.763236379</text:p>
          </table:table-cell>
          <table:table-cell office:value-type="float" office:value="3.795012088" calcext:value-type="float">
            <text:p>3.795012088</text:p>
          </table:table-cell>
          <table:table-cell office:value-type="float" office:value="3.822334645" calcext:value-type="float">
            <text:p>3.822334645</text:p>
          </table:table-cell>
          <table:table-cell office:value-type="float" office:value="3.77143122" calcext:value-type="float">
            <text:p>3.77143122</text:p>
          </table:table-cell>
          <table:table-cell office:value-type="float" office:value="3.803333377" calcext:value-type="float">
            <text:p>3.803333377</text:p>
          </table:table-cell>
          <table:table-cell office:value-type="float" office:value="3.855170888" calcext:value-type="float">
            <text:p>3.855170888</text:p>
          </table:table-cell>
          <table:table-cell office:value-type="float" office:value="3.849307147" calcext:value-type="float">
            <text:p>3.849307147</text:p>
          </table:table-cell>
          <table:table-cell office:value-type="float" office:value="3.853887928" calcext:value-type="float">
            <text:p>3.853887928</text:p>
          </table:table-cell>
          <table:table-cell office:value-type="float" office:value="3.835378154" calcext:value-type="float">
            <text:p>3.835378154</text:p>
          </table:table-cell>
          <table:table-cell office:value-type="float" office:value="3.833163978" calcext:value-type="float">
            <text:p>3.833163978</text:p>
          </table:table-cell>
          <table:table-cell office:value-type="float" office:value="3.81994113" calcext:value-type="float">
            <text:p>3.81994113</text:p>
          </table:table-cell>
          <table:table-cell office:value-type="float" office:value="3.868230636" calcext:value-type="float">
            <text:p>3.868230636</text:p>
          </table:table-cell>
          <table:table-cell office:value-type="float" office:value="3.92316476" calcext:value-type="float">
            <text:p>3.92316476</text:p>
          </table:table-cell>
          <table:table-cell office:value-type="float" office:value="3.921230253" calcext:value-type="float">
            <text:p>3.921230253</text:p>
          </table:table-cell>
          <table:table-cell office:value-type="float" office:value="3.893127824" calcext:value-type="float">
            <text:p>3.893127824</text:p>
          </table:table-cell>
          <table:table-cell office:value-type="float" office:value="3.896630904" calcext:value-type="float">
            <text:p>3.896630904</text:p>
          </table:table-cell>
          <table:table-cell office:value-type="float" office:value="3.889190765" calcext:value-type="float">
            <text:p>3.889190765</text:p>
          </table:table-cell>
          <table:table-cell office:value-type="float" office:value="3.882672351" calcext:value-type="float">
            <text:p>3.882672351</text:p>
          </table:table-cell>
          <table:table-cell office:value-type="float" office:value="3.921861038" calcext:value-type="float">
            <text:p>3.921861038</text:p>
          </table:table-cell>
          <table:table-cell office:value-type="float" office:value="3.972761127" calcext:value-type="float">
            <text:p>3.972761127</text:p>
          </table:table-cell>
          <table:table-cell office:value-type="float" office:value="3.963645063" calcext:value-type="float">
            <text:p>3.963645063</text:p>
          </table:table-cell>
          <table:table-cell office:value-type="float" office:value="3.952370203" calcext:value-type="float">
            <text:p>3.952370203</text:p>
          </table:table-cell>
          <table:table-cell office:value-type="float" office:value="3.944218097" calcext:value-type="float">
            <text:p>3.944218097</text:p>
          </table:table-cell>
          <table:table-cell office:value-type="float" office:value="3.936004581" calcext:value-type="float">
            <text:p>3.936004581</text:p>
          </table:table-cell>
          <table:table-cell office:value-type="float" office:value="3.937854411" calcext:value-type="float">
            <text:p>3.937854411</text:p>
          </table:table-cell>
          <table:table-cell office:value-type="float" office:value="3.924381943" calcext:value-type="float">
            <text:p>3.924381943</text:p>
          </table:table-cell>
          <table:table-cell office:value-type="float" office:value="3.919398848" calcext:value-type="float">
            <text:p>3.919398848</text:p>
          </table:table-cell>
          <table:table-cell office:value-type="float" office:value="3.914647202" calcext:value-type="float">
            <text:p>3.914647202</text:p>
          </table:table-cell>
          <table:table-cell office:value-type="float" office:value="3.942281117" calcext:value-type="float">
            <text:p>3.942281117</text:p>
          </table:table-cell>
          <table:table-cell office:value-type="float" office:value="3.989966697" calcext:value-type="float">
            <text:p>3.989966697</text:p>
          </table:table-cell>
          <table:table-cell office:value-type="float" office:value="3.980635589" calcext:value-type="float">
            <text:p>3.980635589</text:p>
          </table:table-cell>
          <table:table-cell office:value-type="float" office:value="3.961332011" calcext:value-type="float">
            <text:p>3.961332011</text:p>
          </table:table-cell>
          <table:table-cell office:value-type="float" office:value="3.963330246" calcext:value-type="float">
            <text:p>3.963330246</text:p>
          </table:table-cell>
          <table:table-cell office:value-type="float" office:value="3.95395694" calcext:value-type="float">
            <text:p>3.95395694</text:p>
          </table:table-cell>
          <table:table-cell office:value-type="float" office:value="3.945194137" calcext:value-type="float">
            <text:p>3.945194137</text:p>
          </table:table-cell>
          <table:table-cell office:value-type="float" office:value="3.937041793" calcext:value-type="float">
            <text:p>3.937041793</text:p>
          </table:table-cell>
          <table:table-cell office:value-type="float" office:value="3.929288506" calcext:value-type="float">
            <text:p>3.929288506</text:p>
          </table:table-cell>
          <table:table-cell office:value-type="float" office:value="3.892313034" calcext:value-type="float">
            <text:p>3.892313034</text:p>
          </table:table-cell>
          <table:table-cell office:value-type="float" office:value="3.803859796" calcext:value-type="float">
            <text:p>3.803859796</text:p>
          </table:table-cell>
          <table:table-cell office:value-type="float" office:value="3.697631781" calcext:value-type="float">
            <text:p>3.697631781</text:p>
          </table:table-cell>
          <table:table-cell office:value-type="float" office:value="3.59458214" calcext:value-type="float">
            <text:p>3.59458214</text:p>
          </table:table-cell>
          <table:table-cell office:value-type="float" office:value="3.494182447" calcext:value-type="float">
            <text:p>3.494182447</text:p>
          </table:table-cell>
          <table:table-cell office:value-type="float" office:value="3.396149159" calcext:value-type="float">
            <text:p>3.396149159</text:p>
          </table:table-cell>
          <table:table-cell office:value-type="float" office:value="3.300951658" calcext:value-type="float">
            <text:p>3.300951658</text:p>
          </table:table-cell>
          <table:table-cell office:value-type="float" office:value="3.208726782" calcext:value-type="float">
            <text:p>3.208726782</text:p>
          </table:table-cell>
          <table:table-cell office:value-type="float" office:value="3.119323001" calcext:value-type="float">
            <text:p>3.119323001</text:p>
          </table:table-cell>
          <table:table-cell office:value-type="float" office:value="3.032046632" calcext:value-type="float">
            <text:p>3.032046632</text:p>
          </table:table-cell>
          <table:table-cell office:value-type="float" office:value="2.946915877" calcext:value-type="float">
            <text:p>2.946915877</text:p>
          </table:table-cell>
          <table:table-cell office:value-type="float" office:value="2.864396347" calcext:value-type="float">
            <text:p>2.864396347</text:p>
          </table:table-cell>
          <table:table-cell office:value-type="float" office:value="2.784579855" calcext:value-type="float">
            <text:p>2.784579855</text:p>
          </table:table-cell>
          <table:table-cell office:value-type="float" office:value="2.706913617" calcext:value-type="float">
            <text:p>2.706913617</text:p>
          </table:table-cell>
          <table:table-cell office:value-type="float" office:value="2.630937493" calcext:value-type="float">
            <text:p>2.630937493</text:p>
          </table:table-cell>
          <table:table-cell office:value-type="float" office:value="2.557089538" calcext:value-type="float">
            <text:p>2.557089538</text:p>
          </table:table-cell>
          <table:table-cell office:value-type="float" office:value="2.485689722" calcext:value-type="float">
            <text:p>2.485689722</text:p>
          </table:table-cell>
          <table:table-cell office:value-type="float" office:value="2.416537638" calcext:value-type="float">
            <text:p>2.416537638</text:p>
          </table:table-cell>
          <table:table-cell office:value-type="float" office:value="2.348871394" calcext:value-type="float">
            <text:p>2.348871394</text:p>
          </table:table-cell>
          <table:table-cell office:value-type="float" office:value="2.282914658" calcext:value-type="float">
            <text:p>2.282914658</text:p>
          </table:table-cell>
          <table:table-cell office:value-type="float" office:value="2.218915302" calcext:value-type="float">
            <text:p>2.218915302</text:p>
          </table:table-cell>
          <table:table-cell office:value-type="float" office:value="2.157091689" calcext:value-type="float">
            <text:p>2.157091689</text:p>
          </table:table-cell>
          <table:table-cell office:value-type="float" office:value="2.09702481" calcext:value-type="float">
            <text:p>2.09702481</text:p>
          </table:table-cell>
          <table:table-cell office:value-type="float" office:value="2.038174024" calcext:value-type="float">
            <text:p>2.038174024</text:p>
          </table:table-cell>
          <table:table-cell office:value-type="float" office:value="1.980882048" calcext:value-type="float">
            <text:p>1.980882048</text:p>
          </table:table-cell>
          <table:table-cell office:value-type="float" office:value="1.925527526" calcext:value-type="float">
            <text:p>1.925527526</text:p>
          </table:table-cell>
          <table:table-cell office:value-type="float" office:value="1.872031235" calcext:value-type="float">
            <text:p>1.872031235</text:p>
          </table:table-cell>
          <table:table-cell office:value-type="float" office:value="1.819702814" calcext:value-type="float">
            <text:p>1.819702814</text:p>
          </table:table-cell>
          <table:table-cell office:value-type="float" office:value="1.768474495" calcext:value-type="float">
            <text:p>1.768474495</text:p>
          </table:table-cell>
          <table:table-cell office:value-type="float" office:value="1.718863015" calcext:value-type="float">
            <text:p>1.718863015</text:p>
          </table:table-cell>
          <table:table-cell office:value-type="float" office:value="1.671058254" calcext:value-type="float">
            <text:p>1.671058254</text:p>
          </table:table-cell>
          <table:table-cell office:value-type="float" office:value="1.624598386" calcext:value-type="float">
            <text:p>1.624598386</text:p>
          </table:table-cell>
          <table:table-cell office:value-type="float" office:value="1.578937368" calcext:value-type="float">
            <text:p>1.578937368</text:p>
          </table:table-cell>
          <table:table-cell office:value-type="float" office:value="1.534521474" calcext:value-type="float">
            <text:p>1.534521474</text:p>
          </table:table-cell>
          <table:table-cell office:value-type="float" office:value="1.491585141" calcext:value-type="float">
            <text:p>1.491585141</text:p>
          </table:table-cell>
          <table:table-cell office:value-type="float" office:value="1.450201585" calcext:value-type="float">
            <text:p>1.450201585</text:p>
          </table:table-cell>
          <table:table-cell office:value-type="float" office:value="1.409752716" calcext:value-type="float">
            <text:p>1.409752716</text:p>
          </table:table-cell>
          <table:table-cell office:value-type="float" office:value="1.370021579" calcext:value-type="float">
            <text:p>1.370021579</text:p>
          </table:table-cell>
          <table:table-cell office:value-type="float" office:value="1.33150517" calcext:value-type="float">
            <text:p>1.33150517</text:p>
          </table:table-cell>
          <table:table-cell office:value-type="float" office:value="1.294466247" calcext:value-type="float">
            <text:p>1.294466247</text:p>
          </table:table-cell>
          <table:table-cell office:value-type="float" office:value="1.258578192" calcext:value-type="float">
            <text:p>1.258578192</text:p>
          </table:table-cell>
          <table:table-cell office:value-type="float" office:value="1.223220292" calcext:value-type="float">
            <text:p>1.223220292</text:p>
          </table:table-cell>
          <table:table-cell office:value-type="float" office:value="1.188762669" calcext:value-type="float">
            <text:p>1.188762669</text:p>
          </table:table-cell>
          <table:table-cell office:value-type="float" office:value="1.155439714" calcext:value-type="float">
            <text:p>1.155439714</text:p>
          </table:table-cell>
          <table:table-cell office:value-type="float" office:value="1.123405652" calcext:value-type="float">
            <text:p>1.123405652</text:p>
          </table:table-cell>
          <table:table-cell office:value-type="float" office:value="1.092169772" calcext:value-type="float">
            <text:p>1.092169772</text:p>
          </table:table-cell>
          <table:table-cell office:value-type="float" office:value="1.061376475" calcext:value-type="float">
            <text:p>1.061376475</text:p>
          </table:table-cell>
          <table:table-cell office:value-type="float" office:value="1.031455552" calcext:value-type="float">
            <text:p>1.031455552</text:p>
          </table:table-cell>
          <table:table-cell office:value-type="float" office:value="1.002733069" calcext:value-type="float">
            <text:p>1.002733069</text:p>
          </table:table-cell>
          <table:table-cell office:value-type="float" office:value="0.975024928" calcext:value-type="float">
            <text:p>0.975024928</text:p>
          </table:table-cell>
          <table:table-cell office:value-type="float" office:value="0.947675718" calcext:value-type="float">
            <text:p>0.947675718</text:p>
          </table:table-cell>
          <table:table-cell office:value-type="float" office:value="0.920850402" calcext:value-type="float">
            <text:p>0.920850402</text:p>
          </table:table-cell>
          <table:table-cell office:value-type="float" office:value="0.895026179" calcext:value-type="float">
            <text:p>0.895026179</text:p>
          </table:table-cell>
          <table:table-cell office:value-type="float" office:value="0.870319825" calcext:value-type="float">
            <text:p>0.870319825</text:p>
          </table:table-cell>
          <table:table-cell office:value-type="float" office:value="0.846151266" calcext:value-type="float">
            <text:p>0.846151266</text:p>
          </table:table-cell>
          <table:table-cell office:value-type="float" office:value="0.822207946" calcext:value-type="float">
            <text:p>0.822207946</text:p>
          </table:table-cell>
          <table:table-cell office:value-type="float" office:value="0.799022303" calcext:value-type="float">
            <text:p>0.799022303</text:p>
          </table:table-cell>
          <table:table-cell office:value-type="float" office:value="0.776746928" calcext:value-type="float">
            <text:p>0.776746928</text:p>
          </table:table-cell>
          <table:table-cell office:value-type="float" office:value="0.755329409" calcext:value-type="float">
            <text:p>0.755329409</text:p>
          </table:table-cell>
          <table:table-cell office:value-type="float" office:value="0.734190197" calcext:value-type="float">
            <text:p>0.734190197</text:p>
          </table:table-cell>
          <table:table-cell office:value-type="float" office:value="0.713369257" calcext:value-type="float">
            <text:p>0.713369257</text:p>
          </table:table-cell>
          <table:table-cell office:value-type="float" office:value="0.693316302" calcext:value-type="float">
            <text:p>0.693316302</text:p>
          </table:table-cell>
          <table:table-cell office:value-type="float" office:value="0.674180709" calcext:value-type="float">
            <text:p>0.674180709</text:p>
          </table:table-cell>
          <table:table-cell office:value-type="float" office:value="0.655527334" calcext:value-type="float">
            <text:p>0.655527334</text:p>
          </table:table-cell>
          <table:table-cell office:value-type="float" office:value="0.63697559" calcext:value-type="float">
            <text:p>0.63697559</text:p>
          </table:table-cell>
          <table:table-cell office:value-type="float" office:value="0.618917903" calcext:value-type="float">
            <text:p>0.618917903</text:p>
          </table:table-cell>
          <table:table-cell office:value-type="float" office:value="0.601701314" calcext:value-type="float">
            <text:p>0.601701314</text:p>
          </table:table-cell>
          <table:table-cell office:value-type="float" office:value="0.585199741" calcext:value-type="float">
            <text:p>0.585199741</text:p>
          </table:table-cell>
          <table:table-cell office:value-type="float" office:value="0.568802759" calcext:value-type="float">
            <text:p>0.568802759</text:p>
          </table:table-cell>
          <table:table-cell office:value-type="float" office:value="0.552587706" calcext:value-type="float">
            <text:p>0.552587706</text:p>
          </table:table-cell>
          <table:table-cell office:value-type="float" office:value="0.53703051" calcext:value-type="float">
            <text:p>0.53703051</text:p>
          </table:table-cell>
          <table:table-cell office:value-type="float" office:value="0.522304981" calcext:value-type="float">
            <text:p>0.522304981</text:p>
          </table:table-cell>
          <table:table-cell office:value-type="float" office:value="0.507898054" calcext:value-type="float">
            <text:p>0.507898054</text:p>
          </table:table-cell>
          <table:table-cell office:value-type="float" office:value="0.493432727" calcext:value-type="float">
            <text:p>0.493432727</text:p>
          </table:table-cell>
          <table:table-cell office:value-type="float" office:value="0.479396553" calcext:value-type="float">
            <text:p>0.479396553</text:p>
          </table:table-cell>
          <table:table-cell office:value-type="float" office:value="0.466086404" calcext:value-type="float">
            <text:p>0.466086404</text:p>
          </table:table-cell>
          <table:table-cell office:value-type="float" office:value="0.453418543" calcext:value-type="float">
            <text:p>0.453418543</text:p>
          </table:table-cell>
          <table:table-cell office:value-type="float" office:value="0.440663711" calcext:value-type="float">
            <text:p>0.440663711</text:p>
          </table:table-cell>
          <table:table-cell office:value-type="float" office:value="0.428085144" calcext:value-type="float">
            <text:p>0.428085144</text:p>
          </table:table-cell>
          <table:table-cell office:value-type="float" office:value="0.415971368" calcext:value-type="float">
            <text:p>0.415971368</text:p>
          </table:table-cell>
          <table:table-cell office:value-type="float" office:value="0.404570138" calcext:value-type="float">
            <text:p>0.404570138</text:p>
          </table:table-cell>
          <table:table-cell office:value-type="float" office:value="0.393504432" calcext:value-type="float">
            <text:p>0.393504432</text:p>
          </table:table-cell>
          <table:table-cell office:value-type="float" office:value="0.382306006" calcext:value-type="float">
            <text:p>0.382306006</text:p>
          </table:table-cell>
          <table:table-cell office:value-type="float" office:value="0.371333988" calcext:value-type="float">
            <text:p>0.371333988</text:p>
          </table:table-cell>
          <table:table-cell office:value-type="float" office:value="0.361018047" calcext:value-type="float">
            <text:p>0.361018047</text:p>
          </table:table-cell>
          <table:table-cell office:value-type="float" office:value="0.351244147" calcext:value-type="float">
            <text:p>0.351244147</text:p>
          </table:table-cell>
          <table:table-cell office:value-type="float" office:value="0.341464608" calcext:value-type="float">
            <text:p>0.341464608</text:p>
          </table:table-cell>
          <table:table-cell office:value-type="float" office:value="0.331579367" calcext:value-type="float">
            <text:p>0.331579367</text:p>
          </table:table-cell>
          <table:table-cell office:value-type="float" office:value="0.322173503" calcext:value-type="float">
            <text:p>0.322173503</text:p>
          </table:table-cell>
          <table:table-cell office:value-type="float" office:value="0.313442626" calcext:value-type="float">
            <text:p>0.313442626</text:p>
          </table:table-cell>
          <table:table-cell office:value-type="float" office:value="0.304924622" calcext:value-type="float">
            <text:p>0.304924622</text:p>
          </table:table-cell>
          <table:table-cell office:value-type="float" office:value="0.296149199" calcext:value-type="float">
            <text:p>0.296149199</text:p>
          </table:table-cell>
          <table:table-cell office:value-type="float" office:value="0.28767906" calcext:value-type="float">
            <text:p>0.28767906</text:p>
          </table:table-cell>
          <table:table-cell office:value-type="float" office:value="0.27961008" calcext:value-type="float">
            <text:p>0.27961008</text:p>
          </table:table-cell>
          <table:table-cell office:value-type="float" office:value="0.272098429" calcext:value-type="float">
            <text:p>0.272098429</text:p>
          </table:table-cell>
          <table:table-cell office:value-type="float" office:value="0.264568898" calcext:value-type="float">
            <text:p>0.264568898</text:p>
          </table:table-cell>
          <table:table-cell office:value-type="float" office:value="0.256891127" calcext:value-type="float">
            <text:p>0.256891127</text:p>
          </table:table-cell>
          <table:table-cell office:value-type="float" office:value="0.249539255" calcext:value-type="float">
            <text:p>0.249539255</text:p>
          </table:table-cell>
          <table:table-cell office:value-type="float" office:value="0.242771425" calcext:value-type="float">
            <text:p>0.242771425</text:p>
          </table:table-cell>
          <table:table-cell office:value-type="float" office:value="0.236239694" calcext:value-type="float">
            <text:p>0.236239694</text:p>
          </table:table-cell>
          <table:table-cell office:value-type="float" office:value="0.229493325" calcext:value-type="float">
            <text:p>0.229493325</text:p>
          </table:table-cell>
          <table:table-cell office:value-type="float" office:value="0.22278968" calcext:value-type="float">
            <text:p>0.22278968</text:p>
          </table:table-cell>
          <table:table-cell office:value-type="float" office:value="0.216575952" calcext:value-type="float">
            <text:p>0.216575952</text:p>
          </table:table-cell>
          <table:table-cell office:value-type="float" office:value="0.210844295" calcext:value-type="float">
            <text:p>0.210844295</text:p>
          </table:table-cell>
          <table:table-cell office:value-type="float" office:value="0.205006075" calcext:value-type="float">
            <text:p>0.205006075</text:p>
          </table:table-cell>
          <table:table-cell office:value-type="float" office:value="0.198964867" calcext:value-type="float">
            <text:p>0.198964867</text:p>
          </table:table-cell>
          <table:table-cell office:value-type="float" office:value="0.193252852" calcext:value-type="float">
            <text:p>0.193252852</text:p>
          </table:table-cell>
          <table:table-cell office:value-type="float" office:value="0.188057855" calcext:value-type="float">
            <text:p>0.188057855</text:p>
          </table:table-cell>
          <table:table-cell office:value-type="float" office:value="0.183103827" calcext:value-type="float">
            <text:p>0.183103827</text:p>
          </table:table-cell>
          <table:table-cell office:value-type="float" office:value="0.177795467" calcext:value-type="float">
            <text:p>0.177795467</text:p>
          </table:table-cell>
          <table:table-cell office:value-type="float" office:value="0.172525467" calcext:value-type="float">
            <text:p>0.172525467</text:p>
          </table:table-cell>
          <table:table-cell office:value-type="float" office:value="0.167705319" calcext:value-type="float">
            <text:p>0.167705319</text:p>
          </table:table-cell>
          <table:table-cell office:value-type="float" office:value="0.163428792" calcext:value-type="float">
            <text:p>0.163428792</text:p>
          </table:table-cell>
          <table:table-cell office:value-type="float" office:value="0.15887882" calcext:value-type="float">
            <text:p>0.15887882</text:p>
          </table:table-cell>
          <table:table-cell office:value-type="float" office:value="0.154098418" calcext:value-type="float">
            <text:p>0.154098418</text:p>
          </table:table-cell>
          <table:table-cell office:value-type="float" office:value="0.149717479" calcext:value-type="float">
            <text:p>0.149717479</text:p>
          </table:table-cell>
          <table:table-cell office:value-type="float" office:value="0.145629796" calcext:value-type="float">
            <text:p>0.145629796</text:p>
          </table:table-cell>
          <table:table-cell office:value-type="float" office:value="0.141871472" calcext:value-type="float">
            <text:p>0.141871472</text:p>
          </table:table-cell>
          <table:table-cell office:value-type="float" office:value="0.137749322" calcext:value-type="float">
            <text:p>0.137749322</text:p>
          </table:table-cell>
          <table:table-cell office:value-type="float" office:value="0.133655604" calcext:value-type="float">
            <text:p>0.133655604</text:p>
          </table:table-cell>
          <table:table-cell office:value-type="float" office:value="0.129869469" calcext:value-type="float">
            <text:p>0.129869469</text:p>
          </table:table-cell>
          <table:table-cell office:value-type="float" office:value="0.126598429" calcext:value-type="float">
            <text:p>0.126598429</text:p>
          </table:table-cell>
          <table:table-cell office:value-type="float" office:value="0.123101898" calcext:value-type="float">
            <text:p>0.123101898</text:p>
          </table:table-cell>
          <table:table-cell office:value-type="float" office:value="0.119422851" calcext:value-type="float">
            <text:p>0.119422851</text:p>
          </table:table-cell>
          <table:table-cell office:value-type="float" office:value="0.115892974" calcext:value-type="float">
            <text:p>0.115892974</text:p>
          </table:table-cell>
          <table:table-cell office:value-type="float" office:value="0.112814782" calcext:value-type="float">
            <text:p>0.112814782</text:p>
          </table:table-cell>
          <table:table-cell office:value-type="float" office:value="0.109960562" calcext:value-type="float">
            <text:p>0.109960562</text:p>
          </table:table-cell>
          <table:table-cell office:value-type="float" office:value="0.106768003" calcext:value-type="float">
            <text:p>0.106768003</text:p>
          </table:table-cell>
          <table:table-cell office:value-type="float" office:value="0.103466591" calcext:value-type="float">
            <text:p>0.103466591</text:p>
          </table:table-cell>
          <table:table-cell office:value-type="float" office:value="0.100555127" calcext:value-type="float">
            <text:p>0.100555127</text:p>
          </table:table-cell>
          <table:table-cell office:value-type="float" office:value="0.098104738" calcext:value-type="float">
            <text:p>0.098104738</text:p>
          </table:table-cell>
          <table:table-cell office:value-type="float" office:value="0.095469728" calcext:value-type="float">
            <text:p>0.095469728</text:p>
          </table:table-cell>
          <table:table-cell office:value-type="float" office:value="0.092466774" calcext:value-type="float">
            <text:p>0.092466774</text:p>
          </table:table-cell>
          <table:table-cell office:value-type="float" office:value="0.089710891" calcext:value-type="float">
            <text:p>0.089710891</text:p>
          </table:table-cell>
          <table:table-cell office:value-type="float" office:value="0.087417011" calcext:value-type="float">
            <text:p>0.087417011</text:p>
          </table:table-cell>
          <table:table-cell office:value-type="float" office:value="0.085270767" calcext:value-type="float">
            <text:p>0.085270767</text:p>
          </table:table-cell>
          <table:table-cell office:value-type="float" office:value="0.082701063" calcext:value-type="float">
            <text:p>0.082701063</text:p>
          </table:table-cell>
          <table:table-cell office:value-type="float" office:value="0.080064215" calcext:value-type="float">
            <text:p>0.080064215</text:p>
          </table:table-cell>
          <table:table-cell office:value-type="float" office:value="0.0782722239999" calcext:value-type="float">
            <text:p>0.078272224</text:p>
          </table:table-cell>
          <table:table-cell office:value-type="float" office:value="0.075621955" calcext:value-type="float">
            <text:p>0.075621955</text:p>
          </table:table-cell>
          <table:table-cell office:value-type="float" office:value="0.073984224" calcext:value-type="float">
            <text:p>0.073984224</text:p>
          </table:table-cell>
          <table:table-cell office:value-type="float" office:value="0.071664642" calcext:value-type="float">
            <text:p>0.071664642</text:p>
          </table:table-cell>
          <table:table-cell office:value-type="float" office:value="0.069468424" calcext:value-type="float">
            <text:p>0.069468424</text:p>
          </table:table-cell>
          <table:table-cell office:value-type="float" office:value="0.0676927530001" calcext:value-type="float">
            <text:p>0.067692753</text:p>
          </table:table-cell>
          <table:table-cell office:value-type="float" office:value="0.066094698" calcext:value-type="float">
            <text:p>0.066094698</text:p>
          </table:table-cell>
          <table:table-cell office:value-type="float" office:value="0.064124834" calcext:value-type="float">
            <text:p>0.064124834</text:p>
          </table:table-cell>
          <table:table-cell office:value-type="float" office:value="0.062044021" calcext:value-type="float">
            <text:p>0.062044021</text:p>
          </table:table-cell>
          <table:table-cell office:value-type="float" office:value="0.060279591" calcext:value-type="float">
            <text:p>0.060279591</text:p>
          </table:table-cell>
          <table:table-cell office:value-type="float" office:value="0.058907232" calcext:value-type="float">
            <text:p>0.058907232</text:p>
          </table:table-cell>
          <table:table-cell office:value-type="float" office:value="0.05735962" calcext:value-type="float">
            <text:p>0.05735962</text:p>
          </table:table-cell>
          <table:table-cell office:value-type="float" office:value="0.055473609" calcext:value-type="float">
            <text:p>0.055473609</text:p>
          </table:table-cell>
          <table:table-cell office:value-type="float" office:value="0.05374341" calcext:value-type="float">
            <text:p>0.05374341</text:p>
          </table:table-cell>
          <table:table-cell office:value-type="float" office:value="0.052438391" calcext:value-type="float">
            <text:p>0.052438391</text:p>
          </table:table-cell>
          <table:table-cell office:value-type="float" office:value="0.051287365" calcext:value-type="float">
            <text:p>0.051287365</text:p>
          </table:table-cell>
          <table:table-cell office:value-type="float" office:value="0.049699922" calcext:value-type="float">
            <text:p>0.049699922</text:p>
          </table:table-cell>
          <table:table-cell office:value-type="float" office:value="0.047964492" calcext:value-type="float">
            <text:p>0.047964492</text:p>
          </table:table-cell>
          <table:table-cell office:value-type="float" office:value="0.0466434230001" calcext:value-type="float">
            <text:p>0.046643423</text:p>
          </table:table-cell>
          <table:table-cell office:value-type="float" office:value="0.04571626" calcext:value-type="float">
            <text:p>0.04571626</text:p>
          </table:table-cell>
          <table:table-cell office:value-type="float" office:value="0.044516931" calcext:value-type="float">
            <text:p>0.044516931</text:p>
          </table:table-cell>
          <table:table-cell office:value-type="float" office:value="0.042962336" calcext:value-type="float">
            <text:p>0.042962336</text:p>
          </table:table-cell>
          <table:table-cell office:value-type="float" office:value="0.041594206" calcext:value-type="float">
            <text:p>0.041594206</text:p>
          </table:table-cell>
          <table:table-cell office:value-type="float" office:value="0.04059325" calcext:value-type="float">
            <text:p>0.04059325</text:p>
          </table:table-cell>
          <table:table-cell office:value-type="float" office:value="0.0397369260001" calcext:value-type="float">
            <text:p>0.039736926</text:p>
          </table:table-cell>
          <table:table-cell office:value-type="float" office:value="0.038521468" calcext:value-type="float">
            <text:p>0.038521468</text:p>
          </table:table-cell>
          <table:table-cell office:value-type="float" office:value="0.037200026" calcext:value-type="float">
            <text:p>0.037200026</text:p>
          </table:table-cell>
          <table:table-cell office:value-type="float" office:value="0.03609624" calcext:value-type="float">
            <text:p>0.03609624</text:p>
          </table:table-cell>
          <table:table-cell office:value-type="float" office:value="0.035335795" calcext:value-type="float">
            <text:p>0.035335795</text:p>
          </table:table-cell>
          <table:table-cell office:value-type="float" office:value="0.034553512" calcext:value-type="float">
            <text:p>0.034553512</text:p>
          </table:table-cell>
          <table:table-cell office:value-type="float" office:value="0.03332714" calcext:value-type="float">
            <text:p>0.03332714</text:p>
          </table:table-cell>
          <table:table-cell office:value-type="float" office:value="0.032126427" calcext:value-type="float">
            <text:p>0.032126427</text:p>
          </table:table-cell>
          <table:table-cell office:value-type="float" office:value="0.031438104" calcext:value-type="float">
            <text:p>0.031438104</text:p>
          </table:table-cell>
          <table:table-cell office:value-type="float" office:value="0.030842891" calcext:value-type="float">
            <text:p>0.030842891</text:p>
          </table:table-cell>
          <table:table-cell office:value-type="float" office:value="0.029900698" calcext:value-type="float">
            <text:p>0.029900698</text:p>
          </table:table-cell>
          <table:table-cell office:value-type="float" office:value="0.028765028" calcext:value-type="float">
            <text:p>0.028765028</text:p>
          </table:table-cell>
          <table:table-cell office:value-type="float" office:value="0.027859748" calcext:value-type="float">
            <text:p>0.027859748</text:p>
          </table:table-cell>
          <table:table-cell office:value-type="float" office:value="0.027472794" calcext:value-type="float">
            <text:p>0.027472794</text:p>
          </table:table-cell>
          <table:table-cell office:value-type="float" office:value="0.02681634" calcext:value-type="float">
            <text:p>0.02681634</text:p>
          </table:table-cell>
          <table:table-cell office:value-type="float" office:value="0.025807539" calcext:value-type="float">
            <text:p>0.025807539</text:p>
          </table:table-cell>
          <table:table-cell office:value-type="float" office:value="0.024882076" calcext:value-type="float">
            <text:p>0.024882076</text:p>
          </table:table-cell>
          <table:table-cell office:value-type="float" office:value="0.024270527" calcext:value-type="float">
            <text:p>0.024270527</text:p>
          </table:table-cell>
          <table:table-cell office:value-type="float" office:value="0.023934312" calcext:value-type="float">
            <text:p>0.023934312</text:p>
          </table:table-cell>
          <table:table-cell office:value-type="float" office:value="0.023197605" calcext:value-type="float">
            <text:p>0.023197605</text:p>
          </table:table-cell>
          <table:table-cell office:value-type="float" office:value="0.022307242" calcext:value-type="float">
            <text:p>0.022307242</text:p>
          </table:table-cell>
          <table:table-cell office:value-type="float" office:value="0.021515958" calcext:value-type="float">
            <text:p>0.021515958</text:p>
          </table:table-cell>
          <table:table-cell office:value-type="float" office:value="0.021252675" calcext:value-type="float">
            <text:p>0.021252675</text:p>
          </table:table-cell>
          <table:table-cell office:value-type="float" office:value="0.020811168" calcext:value-type="float">
            <text:p>0.020811168</text:p>
          </table:table-cell>
          <table:table-cell office:value-type="float" office:value="0.020048569" calcext:value-type="float">
            <text:p>0.020048569</text:p>
          </table:table-cell>
          <table:table-cell office:value-type="float" office:value="0.019174902" calcext:value-type="float">
            <text:p>0.019174902</text:p>
          </table:table-cell>
          <table:table-cell office:value-type="float" office:value="0.018804881" calcext:value-type="float">
            <text:p>0.018804881</text:p>
          </table:table-cell>
          <table:table-cell office:value-type="float" office:value="0.01857374" calcext:value-type="float">
            <text:p>0.01857374</text:p>
          </table:table-cell>
          <table:table-cell office:value-type="float" office:value="0.018456936" calcext:value-type="float">
            <text:p>0.018456936</text:p>
          </table:table-cell>
          <table:table-cell office:value-type="float" office:value="0.016820409" calcext:value-type="float">
            <text:p>0.016820409</text:p>
          </table:table-cell>
          <table:table-cell office:value-type="float" office:value="0.016694178" calcext:value-type="float">
            <text:p>0.016694178</text:p>
          </table:table-cell>
          <table:table-cell office:value-type="float" office:value="0.016377441" calcext:value-type="float">
            <text:p>0.016377441</text:p>
          </table:table-cell>
          <table:table-cell office:value-type="float" office:value="0.016202785" calcext:value-type="float">
            <text:p>0.016202785</text:p>
          </table:table-cell>
          <table:table-cell office:value-type="float" office:value="0.0155281170001" calcext:value-type="float">
            <text:p>0.015528117</text:p>
          </table:table-cell>
          <table:table-cell office:value-type="float" office:value="0.0148633559999" calcext:value-type="float">
            <text:p>0.014863356</text:p>
          </table:table-cell>
          <table:table-cell office:value-type="float" office:value="0.0144986680001" calcext:value-type="float">
            <text:p>0.014498668</text:p>
          </table:table-cell>
          <table:table-cell office:value-type="float" office:value="0.014405866" calcext:value-type="float">
            <text:p>0.014405866</text:p>
          </table:table-cell>
          <table:table-cell office:value-type="float" office:value="0.0140227139999" calcext:value-type="float">
            <text:p>0.014022714</text:p>
          </table:table-cell>
          <table:table-cell office:value-type="float" office:value="0.0133438120001" calcext:value-type="float">
            <text:p>0.013343812</text:p>
          </table:table-cell>
          <table:table-cell office:value-type="float" office:value="0.0128613259999" calcext:value-type="float">
            <text:p>0.012861326</text:p>
          </table:table-cell>
          <table:table-cell office:value-type="float" office:value="0.012715493" calcext:value-type="float">
            <text:p>0.012715493</text:p>
          </table:table-cell>
          <table:table-cell office:value-type="float" office:value="0.01260641" calcext:value-type="float">
            <text:p>0.01260641</text:p>
          </table:table-cell>
          <table:table-cell office:value-type="float" office:value="0.012050766" calcext:value-type="float">
            <text:p>0.012050766</text:p>
          </table:table-cell>
          <table:table-cell office:value-type="float" office:value="0.011446937" calcext:value-type="float">
            <text:p>0.011446937</text:p>
          </table:table-cell>
          <table:table-cell office:value-type="float" office:value="0.011197684" calcext:value-type="float">
            <text:p>0.011197684</text:p>
          </table:table-cell>
          <table:table-cell office:value-type="float" office:value="0.011210204" calcext:value-type="float">
            <text:p>0.011210204</text:p>
          </table:table-cell>
          <table:table-cell office:value-type="float" office:value="0.010925493" calcext:value-type="float">
            <text:p>0.010925493</text:p>
          </table:table-cell>
          <table:table-cell office:value-type="float" office:value="0.01029289" calcext:value-type="float">
            <text:p>0.01029289</text:p>
          </table:table-cell>
          <table:table-cell office:value-type="float" office:value="0.00988405899998" calcext:value-type="float">
            <text:p>0.009884059</text:p>
          </table:table-cell>
          <table:table-cell office:value-type="float" office:value="0.00988607900005" calcext:value-type="float">
            <text:p>0.009886079</text:p>
          </table:table-cell>
          <table:table-cell office:value-type="float" office:value="0.00983123999996" calcext:value-type="float">
            <text:p>0.00983124</text:p>
          </table:table-cell>
          <table:table-cell office:value-type="float" office:value="0.00934560700001" calcext:value-type="float">
            <text:p>0.009345607</text:p>
          </table:table-cell>
          <table:table-cell office:value-type="float" office:value="0.008799067" calcext:value-type="float">
            <text:p>0.008799067</text:p>
          </table:table-cell>
          <table:table-cell office:value-type="float" office:value="0.00866311700003" calcext:value-type="float">
            <text:p>0.008663117</text:p>
          </table:table-cell>
          <table:table-cell office:value-type="float" office:value="0.00870337699999" calcext:value-type="float">
            <text:p>0.008703377</text:p>
          </table:table-cell>
          <table:table-cell office:value-type="float" office:value="0.00849778500003" calcext:value-type="float">
            <text:p>0.008497785</text:p>
          </table:table-cell>
          <table:table-cell office:value-type="float" office:value="0.00799601299999" calcext:value-type="float">
            <text:p>0.007996013</text:p>
          </table:table-cell>
          <table:table-cell office:value-type="float" office:value="0.00761388599999" calcext:value-type="float">
            <text:p>0.007613886</text:p>
          </table:table-cell>
          <table:table-cell office:value-type="float" office:value="0.00761350799996" calcext:value-type="float">
            <text:p>0.007613508</text:p>
          </table:table-cell>
          <table:table-cell office:value-type="float" office:value="0.00766685500002" calcext:value-type="float">
            <text:p>0.007666855</text:p>
          </table:table-cell>
          <table:table-cell office:value-type="float" office:value="0.00728669200001" calcext:value-type="float">
            <text:p>0.007286692</text:p>
          </table:table-cell>
          <table:table-cell office:value-type="float" office:value="0.00679564499997" calcext:value-type="float">
            <text:p>0.006795645</text:p>
          </table:table-cell>
          <table:table-cell office:value-type="float" office:value="0.00664802700001" calcext:value-type="float">
            <text:p>0.006648027</text:p>
          </table:table-cell>
          <table:table-cell office:value-type="float" office:value="0.00678155100005" calcext:value-type="float">
            <text:p>0.006781551</text:p>
          </table:table-cell>
          <table:table-cell office:value-type="float" office:value="0.00664793" calcext:value-type="float">
            <text:p>0.00664793</text:p>
          </table:table-cell>
          <table:table-cell office:value-type="float" office:value="0.00615216900002" calcext:value-type="float">
            <text:p>0.006152169</text:p>
          </table:table-cell>
          <table:table-cell office:value-type="float" office:value="0.00582392899995" calcext:value-type="float">
            <text:p>0.005823929</text:p>
          </table:table-cell>
          <table:table-cell office:value-type="float" office:value="0.00591165300001" calcext:value-type="float">
            <text:p>0.005911653</text:p>
          </table:table-cell>
          <table:table-cell office:value-type="float" office:value="0.006022069" calcext:value-type="float">
            <text:p>0.006022069</text:p>
          </table:table-cell>
          <table:table-cell office:value-type="float" office:value="0.00563581900002" calcext:value-type="float">
            <text:p>0.005635819</text:p>
          </table:table-cell>
          <table:table-cell office:value-type="float" office:value="0.00526461099994" calcext:value-type="float">
            <text:p>0.005264611</text:p>
          </table:table-cell>
          <table:table-cell office:value-type="float" office:value="0.00509419700006" calcext:value-type="float">
            <text:p>0.005094197</text:p>
          </table:table-cell>
          <table:table-cell office:value-type="float" office:value="0.00523861500001" calcext:value-type="float">
            <text:p>0.005238615</text:p>
          </table:table-cell>
          <table:table-cell office:value-type="float" office:value="0.005201908" calcext:value-type="float">
            <text:p>0.005201908</text:p>
          </table:table-cell>
          <table:table-cell office:value-type="float" office:value="0.00479039399996" calcext:value-type="float">
            <text:p>0.004790394</text:p>
          </table:table-cell>
          <table:table-cell office:value-type="float" office:value="0.00447255100005" calcext:value-type="float">
            <text:p>0.004472551</text:p>
          </table:table-cell>
          <table:table-cell office:value-type="float" office:value="0.00453583499995" calcext:value-type="float">
            <text:p>0.004535835</text:p>
          </table:table-cell>
          <table:table-cell office:value-type="float" office:value="0.00468919300003" calcext:value-type="float">
            <text:p>0.004689193</text:p>
          </table:table-cell>
          <table:table-cell office:value-type="float" office:value="0.00441986199995" calcext:value-type="float">
            <text:p>0.004419862</text:p>
          </table:table-cell>
          <table:table-cell office:value-type="float" office:value="0.00402065900005" calcext:value-type="float">
            <text:p>0.004020659</text:p>
          </table:table-cell>
          <table:table-cell office:value-type="float" office:value="0.00389638499998" calcext:value-type="float">
            <text:p>0.003896385</text:p>
          </table:table-cell>
          <table:table-cell office:value-type="float" office:value="0.00411265900002" calcext:value-type="float">
            <text:p>0.004112659</text:p>
          </table:table-cell>
          <table:table-cell office:value-type="float" office:value="0.00409578399996" calcext:value-type="float">
            <text:p>0.004095784</text:p>
          </table:table-cell>
          <table:table-cell office:value-type="float" office:value="0.00368473700005" calcext:value-type="float">
            <text:p>0.003684737</text:p>
          </table:table-cell>
          <table:table-cell office:value-type="float" office:value="0.00339709599997" calcext:value-type="float">
            <text:p>0.003397096</text:p>
          </table:table-cell>
          <table:table-cell office:value-type="float" office:value="0.00351687000002" calcext:value-type="float">
            <text:p>0.00351687</text:p>
          </table:table-cell>
          <table:table-cell office:value-type="float" office:value="0.00371208000001" calcext:value-type="float">
            <text:p>0.00371208</text:p>
          </table:table-cell>
          <table:table-cell office:value-type="float" office:value="0.000417147999965" calcext:value-type="float">
            <text:p>0.000417148</text:p>
          </table:table-cell>
          <table:table-cell office:value-type="float" office:value="-0.00515835199995" calcext:value-type="float">
            <text:p>-0.005158352</text:p>
          </table:table-cell>
          <table:table-cell office:value-type="float" office:value="-0.008015463" calcext:value-type="float">
            <text:p>-0.008015463</text:p>
          </table:table-cell>
          <table:table-cell office:value-type="float" office:value="-0.011666618" calcext:value-type="float">
            <text:p>-0.011666618</text:p>
          </table:table-cell>
          <table:table-cell office:value-type="float" office:value="-0.014245617" calcext:value-type="float">
            <text:p>-0.014245617</text:p>
          </table:table-cell>
          <table:table-cell office:value-type="float" office:value="-0.017576784" calcext:value-type="float">
            <text:p>-0.017576784</text:p>
          </table:table-cell>
          <table:table-cell office:value-type="float" office:value="-0.020939332" calcext:value-type="float">
            <text:p>-0.020939332</text:p>
          </table:table-cell>
          <table:table-cell office:value-type="float" office:value="-0.024777645" calcext:value-type="float">
            <text:p>-0.024777645</text:p>
          </table:table-cell>
          <table:table-cell office:value-type="float" office:value="-0.0290789949999" calcext:value-type="float">
            <text:p>-0.029078995</text:p>
          </table:table-cell>
          <table:table-cell office:value-type="float" office:value="-0.0317760400001" calcext:value-type="float">
            <text:p>-0.03177604</text:p>
          </table:table-cell>
          <table:table-cell office:value-type="float" office:value="-0.03489099" calcext:value-type="float">
            <text:p>-0.03489099</text:p>
          </table:table-cell>
          <table:table-cell office:value-type="float" office:value="-0.048638316" calcext:value-type="float">
            <text:p>-0.048638316</text:p>
          </table:table-cell>
          <table:table-cell office:value-type="float" office:value="-0.068538152" calcext:value-type="float">
            <text:p>-0.068538152</text:p>
          </table:table-cell>
          <table:table-cell office:value-type="float" office:value="-0.111991152" calcext:value-type="float">
            <text:p>-0.111991152</text:p>
          </table:table-cell>
          <table:table-cell office:value-type="float" office:value="-0.202529387" calcext:value-type="float">
            <text:p>-0.202529387</text:p>
          </table:table-cell>
          <table:table-cell office:value-type="float" office:value="-0.295750858" calcext:value-type="float">
            <text:p>-0.295750858</text:p>
          </table:table-cell>
          <table:table-cell office:value-type="float" office:value="-0.371699941" calcext:value-type="float">
            <text:p>-0.371699941</text:p>
          </table:table-cell>
          <table:table-cell office:value-type="float" office:value="-0.535011255" calcext:value-type="float">
            <text:p>-0.535011255</text:p>
          </table:table-cell>
          <table:table-cell office:value-type="float" office:value="-0.699713418" calcext:value-type="float">
            <text:p>-0.699713418</text:p>
          </table:table-cell>
          <table:table-cell office:value-type="float" office:value="-0.833147335" calcext:value-type="float">
            <text:p>-0.833147335</text:p>
          </table:table-cell>
          <table:table-cell office:value-type="float" office:value="-1.058748461" calcext:value-type="float">
            <text:p>-1.058748461</text:p>
          </table:table-cell>
          <table:table-cell office:value-type="float" office:value="-1.443311725" calcext:value-type="float">
            <text:p>-1.443311725</text:p>
          </table:table-cell>
          <table:table-cell office:value-type="float" office:value="-1.733746848" calcext:value-type="float">
            <text:p>-1.733746848</text:p>
          </table:table-cell>
          <table:table-cell office:value-type="float" office:value="-1.96077289" calcext:value-type="float">
            <text:p>-1.96077289</text:p>
          </table:table-cell>
          <table:table-cell office:value-type="float" office:value="-2.35296069" calcext:value-type="float">
            <text:p>-2.35296069</text:p>
          </table:table-cell>
          <table:table-cell office:value-type="float" office:value="-2.662899783" calcext:value-type="float">
            <text:p>-2.662899783</text:p>
          </table:table-cell>
          <table:table-cell office:value-type="float" office:value="-2.907099161" calcext:value-type="float">
            <text:p>-2.907099161</text:p>
          </table:table-cell>
          <table:table-cell office:value-type="float" office:value="-3.117566622" calcext:value-type="float">
            <text:p>-3.117566622</text:p>
          </table:table-cell>
          <table:table-cell office:value-type="float" office:value="-3.423127438" calcext:value-type="float">
            <text:p>-3.423127438</text:p>
          </table:table-cell>
          <table:table-cell office:value-type="float" office:value="-3.809345739" calcext:value-type="float">
            <text:p>-3.809345739</text:p>
          </table:table-cell>
          <table:table-cell office:value-type="float" office:value="-3.965704779" calcext:value-type="float">
            <text:p>-3.965704779</text:p>
          </table:table-cell>
          <table:table-cell office:value-type="float" office:value="-4.146931974" calcext:value-type="float">
            <text:p>-4.146931974</text:p>
          </table:table-cell>
          <table:table-cell office:value-type="float" office:value="-4.292914585" calcext:value-type="float">
            <text:p>-4.292914585</text:p>
          </table:table-cell>
          <table:table-cell office:value-type="float" office:value="-4.52445717" calcext:value-type="float">
            <text:p>-4.52445717</text:p>
          </table:table-cell>
          <table:table-cell office:value-type="float" office:value="-4.529534437" calcext:value-type="float">
            <text:p>-4.529534437</text:p>
          </table:table-cell>
          <table:table-cell office:value-type="float" office:value="-4.809419663" calcext:value-type="float">
            <text:p>-4.809419663</text:p>
          </table:table-cell>
          <table:table-cell office:value-type="float" office:value="-4.988144658" calcext:value-type="float">
            <text:p>-4.988144658</text:p>
          </table:table-cell>
          <table:table-cell office:value-type="float" office:value="-5.26443022" calcext:value-type="float">
            <text:p>-5.26443022</text:p>
          </table:table-cell>
          <table:table-cell office:value-type="float" office:value="-5.599233733" calcext:value-type="float">
            <text:p>-5.599233733</text:p>
          </table:table-cell>
          <table:table-cell office:value-type="float" office:value="-5.72762995" calcext:value-type="float">
            <text:p>-5.72762995</text:p>
          </table:table-cell>
          <table:table-cell office:value-type="float" office:value="-5.866759083" calcext:value-type="float">
            <text:p>-5.866759083</text:p>
          </table:table-cell>
          <table:table-cell office:value-type="float" office:value="-5.994477864" calcext:value-type="float">
            <text:p>-5.994477864</text:p>
          </table:table-cell>
          <table:table-cell office:value-type="float" office:value="-6.278329515" calcext:value-type="float">
            <text:p>-6.278329515</text:p>
          </table:table-cell>
          <table:table-cell office:value-type="float" office:value="-6.523803085" calcext:value-type="float">
            <text:p>-6.523803085</text:p>
          </table:table-cell>
          <table:table-cell office:value-type="float" office:value="-6.601600369" calcext:value-type="float">
            <text:p>-6.601600369</text:p>
          </table:table-cell>
          <table:table-cell office:value-type="float" office:value="-6.65918791" calcext:value-type="float">
            <text:p>-6.65918791</text:p>
          </table:table-cell>
          <table:table-cell office:value-type="float" office:value="-6.703559329" calcext:value-type="float">
            <text:p>-6.703559329</text:p>
          </table:table-cell>
          <table:table-cell office:value-type="float" office:value="-6.748748001" calcext:value-type="float">
            <text:p>-6.748748001</text:p>
          </table:table-cell>
          <table:table-cell office:value-type="float" office:value="-6.806483363" calcext:value-type="float">
            <text:p>-6.806483363</text:p>
          </table:table-cell>
          <table:table-cell office:value-type="float" office:value="-6.851520333" calcext:value-type="float">
            <text:p>-6.851520333</text:p>
          </table:table-cell>
          <table:table-cell office:value-type="float" office:value="-6.895778838" calcext:value-type="float">
            <text:p>-6.895778838</text:p>
          </table:table-cell>
          <table:table-cell office:value-type="float" office:value="-6.908027338" calcext:value-type="float">
            <text:p>-6.908027338</text:p>
          </table:table-cell>
          <table:table-cell office:value-type="float" office:value="-7.093120015" calcext:value-type="float">
            <text:p>-7.093120015</text:p>
          </table:table-cell>
          <table:table-cell office:value-type="float" office:value="-7.137916991" calcext:value-type="float">
            <text:p>-7.137916991</text:p>
          </table:table-cell>
          <table:table-cell office:value-type="float" office:value="-7.178917292" calcext:value-type="float">
            <text:p>-7.178917292</text:p>
          </table:table-cell>
          <table:table-cell office:value-type="float" office:value="-7.221559148" calcext:value-type="float">
            <text:p>-7.221559148</text:p>
          </table:table-cell>
          <table:table-cell office:value-type="float" office:value="-7.260400551" calcext:value-type="float">
            <text:p>-7.260400551</text:p>
          </table:table-cell>
          <table:table-cell office:value-type="float" office:value="-7.299768006" calcext:value-type="float">
            <text:p>-7.299768006</text:p>
          </table:table-cell>
          <table:table-cell office:value-type="float" office:value="-7.390820719" calcext:value-type="float">
            <text:p>-7.390820719</text:p>
          </table:table-cell>
          <table:table-cell office:value-type="float" office:value="-7.509641084" calcext:value-type="float">
            <text:p>-7.509641084</text:p>
          </table:table-cell>
          <table:table-cell office:value-type="float" office:value="-7.491383591" calcext:value-type="float">
            <text:p>-7.491383591</text:p>
          </table:table-cell>
          <table:table-cell office:value-type="float" office:value="-7.411061936" calcext:value-type="float">
            <text:p>-7.411061936</text:p>
          </table:table-cell>
          <table:table-cell office:value-type="float" office:value="-7.322110613" calcext:value-type="float">
            <text:p>-7.322110613</text:p>
          </table:table-cell>
          <table:table-cell office:value-type="float" office:value="-7.231194678" calcext:value-type="float">
            <text:p>-7.231194678</text:p>
          </table:table-cell>
          <table:table-cell office:value-type="float" office:value="-7.14195942" calcext:value-type="float">
            <text:p>-7.14195942</text:p>
          </table:table-cell>
          <table:table-cell office:value-type="float" office:value="-7.054196355" calcext:value-type="float">
            <text:p>-7.054196355</text:p>
          </table:table-cell>
          <table:table-cell office:value-type="float" office:value="-6.967181884" calcext:value-type="float">
            <text:p>-6.967181884</text:p>
          </table:table-cell>
          <table:table-cell office:value-type="float" office:value="-6.881154501" calcext:value-type="float">
            <text:p>-6.881154501</text:p>
          </table:table-cell>
          <table:table-cell office:value-type="float" office:value="-6.796581201" calcext:value-type="float">
            <text:p>-6.796581201</text:p>
          </table:table-cell>
          <table:table-cell office:value-type="float" office:value="-6.713223397" calcext:value-type="float">
            <text:p>-6.713223397</text:p>
          </table:table-cell>
          <table:table-cell office:value-type="float" office:value="-6.630672639" calcext:value-type="float">
            <text:p>-6.630672639</text:p>
          </table:table-cell>
          <table:table-cell office:value-type="float" office:value="-6.460360309" calcext:value-type="float">
            <text:p>-6.460360309</text:p>
          </table:table-cell>
          <table:table-cell office:value-type="float" office:value="-6.271897884" calcext:value-type="float">
            <text:p>-6.271897884</text:p>
          </table:table-cell>
          <table:table-cell office:value-type="float" office:value="-6.096930694" calcext:value-type="float">
            <text:p>-6.096930694</text:p>
          </table:table-cell>
          <table:table-cell office:value-type="float" office:value="-5.926648263" calcext:value-type="float">
            <text:p>-5.926648263</text:p>
          </table:table-cell>
          <table:table-cell office:value-type="float" office:value="-5.760645994" calcext:value-type="float">
            <text:p>-5.760645994</text:p>
          </table:table-cell>
          <table:table-cell office:value-type="float" office:value="-5.599177882" calcext:value-type="float">
            <text:p>-5.599177882</text:p>
          </table:table-cell>
          <table:table-cell office:value-type="float" office:value="-5.442608494" calcext:value-type="float">
            <text:p>-5.442608494</text:p>
          </table:table-cell>
          <table:table-cell office:value-type="float" office:value="-5.290602022" calcext:value-type="float">
            <text:p>-5.290602022</text:p>
          </table:table-cell>
          <table:table-cell office:value-type="float" office:value="-5.142157136" calcext:value-type="float">
            <text:p>-5.142157136</text:p>
          </table:table-cell>
          <table:table-cell office:value-type="float" office:value="-4.998988443" calcext:value-type="float">
            <text:p>-4.998988443</text:p>
          </table:table-cell>
          <table:table-cell office:value-type="float" office:value="-4.858585541" calcext:value-type="float">
            <text:p>-4.858585541</text:p>
          </table:table-cell>
          <table:table-cell office:value-type="float" office:value="-4.722899257" calcext:value-type="float">
            <text:p>-4.722899257</text:p>
          </table:table-cell>
          <table:table-cell office:value-type="float" office:value="-4.590991879" calcext:value-type="float">
            <text:p>-4.590991879</text:p>
          </table:table-cell>
          <table:table-cell office:value-type="float" office:value="-4.462475148" calcext:value-type="float">
            <text:p>-4.462475148</text:p>
          </table:table-cell>
          <table:table-cell office:value-type="float" office:value="-4.337366268" calcext:value-type="float">
            <text:p>-4.337366268</text:p>
          </table:table-cell>
          <table:table-cell office:value-type="float" office:value="-4.216078412" calcext:value-type="float">
            <text:p>-4.216078412</text:p>
          </table:table-cell>
          <table:table-cell office:value-type="float" office:value="-4.09837983" calcext:value-type="float">
            <text:p>-4.09837983</text:p>
          </table:table-cell>
          <table:table-cell office:value-type="float" office:value="-3.983772082" calcext:value-type="float">
            <text:p>-3.983772082</text:p>
          </table:table-cell>
          <table:table-cell office:value-type="float" office:value="-3.872049108" calcext:value-type="float">
            <text:p>-3.872049108</text:p>
          </table:table-cell>
          <table:table-cell office:value-type="float" office:value="-3.76359168" calcext:value-type="float">
            <text:p>-3.76359168</text:p>
          </table:table-cell>
          <table:table-cell office:value-type="float" office:value="-3.658562224" calcext:value-type="float">
            <text:p>-3.658562224</text:p>
          </table:table-cell>
          <table:table-cell office:value-type="float" office:value="-3.556449524" calcext:value-type="float">
            <text:p>-3.556449524</text:p>
          </table:table-cell>
          <table:table-cell office:value-type="float" office:value="-3.456862774" calcext:value-type="float">
            <text:p>-3.456862774</text:p>
          </table:table-cell>
          <table:table-cell office:value-type="float" office:value="-3.359899254" calcext:value-type="float">
            <text:p>-3.359899254</text:p>
          </table:table-cell>
          <table:table-cell office:value-type="float" office:value="-3.266039722" calcext:value-type="float">
            <text:p>-3.266039722</text:p>
          </table:table-cell>
          <table:table-cell office:value-type="float" office:value="-3.175009553" calcext:value-type="float">
            <text:p>-3.175009553</text:p>
          </table:table-cell>
          <table:table-cell office:value-type="float" office:value="-3.086287824" calcext:value-type="float">
            <text:p>-3.086287824</text:p>
          </table:table-cell>
          <table:table-cell office:value-type="float" office:value="-2.99968552" calcext:value-type="float">
            <text:p>-2.99968552</text:p>
          </table:table-cell>
          <table:table-cell office:value-type="float" office:value="-2.915671217" calcext:value-type="float">
            <text:p>-2.915671217</text:p>
          </table:table-cell>
          <table:table-cell office:value-type="float" office:value="-2.8344149003" calcext:value-type="float">
            <text:p>-2.8344149003</text:p>
          </table:table-cell>
          <table:table-cell office:value-type="float" office:value="-2.7553700017" calcext:value-type="float">
            <text:p>-2.7553700017</text:p>
          </table:table-cell>
          <table:table-cell office:value-type="float" office:value="-2.6781507227" calcext:value-type="float">
            <text:p>-2.6781507227</text:p>
          </table:table-cell>
          <table:table-cell office:value-type="float" office:value="-2.6030073598" calcext:value-type="float">
            <text:p>-2.6030073598</text:p>
          </table:table-cell>
          <table:table-cell office:value-type="float" office:value="-2.5302331689" calcext:value-type="float">
            <text:p>-2.5302331689</text:p>
          </table:table-cell>
          <table:table-cell office:value-type="float" office:value="-2.4597422218" calcext:value-type="float">
            <text:p>-2.4597422218</text:p>
          </table:table-cell>
          <table:table-cell office:value-type="float" office:value="-2.3910421675" calcext:value-type="float">
            <text:p>-2.3910421675</text:p>
          </table:table-cell>
          <table:table-cell office:value-type="float" office:value="-2.323912624" calcext:value-type="float">
            <text:p>-2.323912624</text:p>
          </table:table-cell>
          <table:table-cell office:value-type="float" office:value="-2.2587275034" calcext:value-type="float">
            <text:p>-2.2587275034</text:p>
          </table:table-cell>
          <table:table-cell office:value-type="float" office:value="-2.1957655087" calcext:value-type="float">
            <text:p>-2.1957655087</text:p>
          </table:table-cell>
          <table:table-cell office:value-type="float" office:value="-2.1345744814" calcext:value-type="float">
            <text:p>-2.1345744814</text:p>
          </table:table-cell>
          <table:table-cell office:value-type="float" office:value="-2.0747659381" calcext:value-type="float">
            <text:p>-2.0747659381</text:p>
          </table:table-cell>
          <table:table-cell office:value-type="float" office:value="-2.0164092372" calcext:value-type="float">
            <text:p>-2.0164092372</text:p>
          </table:table-cell>
          <table:table-cell office:value-type="float" office:value="-1.9600449733" calcext:value-type="float">
            <text:p>-1.9600449733</text:p>
          </table:table-cell>
          <table:table-cell office:value-type="float" office:value="-1.905508763" calcext:value-type="float">
            <text:p>-1.905508763</text:p>
          </table:table-cell>
          <table:table-cell office:value-type="float" office:value="-1.8522877091" calcext:value-type="float">
            <text:p>-1.8522877091</text:p>
          </table:table-cell>
          <table:table-cell office:value-type="float" office:value="-1.8001765218" calcext:value-type="float">
            <text:p>-1.8001765218</text:p>
          </table:table-cell>
          <table:table-cell office:value-type="float" office:value="-1.7496381325" calcext:value-type="float">
            <text:p>-1.7496381325</text:p>
          </table:table-cell>
          <table:table-cell office:value-type="float" office:value="-1.7009507141" calcext:value-type="float">
            <text:p>-1.7009507141</text:p>
          </table:table-cell>
          <table:table-cell office:value-type="float" office:value="-1.6536164198" calcext:value-type="float">
            <text:p>-1.6536164198</text:p>
          </table:table-cell>
          <table:table-cell office:value-type="float" office:value="-1.6072175194" calcext:value-type="float">
            <text:p>-1.6072175194</text:p>
          </table:table-cell>
          <table:table-cell office:value-type="float" office:value="-1.5620206055" calcext:value-type="float">
            <text:p>-1.5620206055</text:p>
          </table:table-cell>
          <table:table-cell office:value-type="float" office:value="-1.5183133498" calcext:value-type="float">
            <text:p>-1.5183133498</text:p>
          </table:table-cell>
          <table:table-cell office:value-type="float" office:value="-1.4761116333" calcext:value-type="float">
            <text:p>-1.4761116333</text:p>
          </table:table-cell>
          <table:table-cell office:value-type="float" office:value="-1.4349385905" calcext:value-type="float">
            <text:p>-1.4349385905</text:p>
          </table:table-cell>
          <table:table-cell office:value-type="float" office:value="-1.3945793832" calcext:value-type="float">
            <text:p>-1.3945793832</text:p>
          </table:table-cell>
          <table:table-cell office:value-type="float" office:value="-1.3553695151" calcext:value-type="float">
            <text:p>-1.3553695151</text:p>
          </table:table-cell>
          <table:table-cell office:value-type="float" office:value="-1.3176453989" calcext:value-type="float">
            <text:p>-1.3176453989</text:p>
          </table:table-cell>
          <table:table-cell office:value-type="float" office:value="-1.2810277764" calcext:value-type="float">
            <text:p>-1.2810277764</text:p>
          </table:table-cell>
          <table:table-cell office:value-type="float" office:value="-1.245128992" calcext:value-type="float">
            <text:p>-1.245128992</text:p>
          </table:table-cell>
          <table:table-cell office:value-type="float" office:value="-1.2100009278" calcext:value-type="float">
            <text:p>-1.2100009278</text:p>
          </table:table-cell>
          <table:table-cell office:value-type="float" office:value="-1.176159467" calcext:value-type="float">
            <text:p>-1.176159467</text:p>
          </table:table-cell>
          <table:table-cell office:value-type="float" office:value="-1.1435478465" calcext:value-type="float">
            <text:p>-1.1435478465</text:p>
          </table:table-cell>
          <table:table-cell office:value-type="float" office:value="-1.1116743412" calcext:value-type="float">
            <text:p>-1.1116743412</text:p>
          </table:table-cell>
          <table:table-cell office:value-type="float" office:value="-1.0803215337" calcext:value-type="float">
            <text:p>-1.0803215337</text:p>
          </table:table-cell>
          <table:table-cell office:value-type="float" office:value="-1.0498988498" calcext:value-type="float">
            <text:p>-1.0498988498</text:p>
          </table:table-cell>
          <table:table-cell office:value-type="float" office:value="-1.020748193" calcext:value-type="float">
            <text:p>-1.020748193</text:p>
          </table:table-cell>
          <table:table-cell office:value-type="float" office:value="-0.9924504296" calcext:value-type="float">
            <text:p>-0.9924504296</text:p>
          </table:table-cell>
          <table:table-cell office:value-type="float" office:value="-0.9646036762" calcext:value-type="float">
            <text:p>-0.9646036762</text:p>
          </table:table-cell>
          <table:table-cell office:value-type="float" office:value="-0.937283442" calcext:value-type="float">
            <text:p>-0.937283442</text:p>
          </table:table-cell>
          <table:table-cell office:value-type="float" office:value="-0.9110975962" calcext:value-type="float">
            <text:p>-0.9110975962</text:p>
          </table:table-cell>
          <table:table-cell office:value-type="float" office:value="-0.88592661" calcext:value-type="float">
            <text:p>-0.88592661</text:p>
          </table:table-cell>
          <table:table-cell office:value-type="float" office:value="-0.8612555144" calcext:value-type="float">
            <text:p>-0.8612555144</text:p>
          </table:table-cell>
          <table:table-cell office:value-type="float" office:value="-0.8368690678" calcext:value-type="float">
            <text:p>-0.8368690678</text:p>
          </table:table-cell>
          <table:table-cell office:value-type="float" office:value="-0.8132522134" calcext:value-type="float">
            <text:p>-0.8132522134</text:p>
          </table:table-cell>
          <table:table-cell office:value-type="float" office:value="-0.7907525444" calcext:value-type="float">
            <text:p>-0.7907525444</text:p>
          </table:table-cell>
          <table:table-cell office:value-type="float" office:value="-0.7688422194" calcext:value-type="float">
            <text:p>-0.7688422194</text:p>
          </table:table-cell>
          <table:table-cell office:value-type="float" office:value="-0.7473105545" calcext:value-type="float">
            <text:p>-0.7473105545</text:p>
          </table:table-cell>
          <table:table-cell office:value-type="float" office:value="-0.7260972995" calcext:value-type="float">
            <text:p>-0.7260972995</text:p>
          </table:table-cell>
          <table:table-cell office:value-type="float" office:value="-0.7057503819" calcext:value-type="float">
            <text:p>-0.7057503819</text:p>
          </table:table-cell>
          <table:table-cell office:value-type="float" office:value="-0.6862903351" calcext:value-type="float">
            <text:p>-0.6862903351</text:p>
          </table:table-cell>
          <table:table-cell office:value-type="float" office:value="-0.6672369979" calcext:value-type="float">
            <text:p>-0.6672369979</text:p>
          </table:table-cell>
          <table:table-cell office:value-type="float" office:value="-0.6483448495" calcext:value-type="float">
            <text:p>-0.6483448495</text:p>
          </table:table-cell>
          <table:table-cell office:value-type="float" office:value="-0.629963611" calcext:value-type="float">
            <text:p>-0.629963611</text:p>
          </table:table-cell>
          <table:table-cell office:value-type="float" office:value="-0.612536669" calcext:value-type="float">
            <text:p>-0.612536669</text:p>
          </table:table-cell>
          <table:table-cell office:value-type="float" office:value="-0.5956666706" calcext:value-type="float">
            <text:p>-0.5956666706</text:p>
          </table:table-cell>
          <table:table-cell office:value-type="float" office:value="-0.5789619662" calcext:value-type="float">
            <text:p>-0.5789619662</text:p>
          </table:table-cell>
          <table:table-cell office:value-type="float" office:value="-0.5624253168" calcext:value-type="float">
            <text:p>-0.5624253168</text:p>
          </table:table-cell>
          <table:table-cell office:value-type="float" office:value="-0.546674607" calcext:value-type="float">
            <text:p>-0.546674607</text:p>
          </table:table-cell>
          <table:table-cell office:value-type="float" office:value="-0.5316928266" calcext:value-type="float">
            <text:p>-0.5316928266</text:p>
          </table:table-cell>
          <table:table-cell office:value-type="float" office:value="-0.5169617587" calcext:value-type="float">
            <text:p>-0.5169617587</text:p>
          </table:table-cell>
          <table:table-cell office:value-type="float" office:value="-0.5022405102" calcext:value-type="float">
            <text:p>-0.5022405102</text:p>
          </table:table-cell>
          <table:table-cell office:value-type="float" office:value="-0.4879378299" calcext:value-type="float">
            <text:p>-0.4879378299</text:p>
          </table:table-cell>
          <table:table-cell office:value-type="float" office:value="-0.4745117058" calcext:value-type="float">
            <text:p>-0.4745117058</text:p>
          </table:table-cell>
          <table:table-cell office:value-type="float" office:value="-0.4615234252" calcext:value-type="float">
            <text:p>-0.4615234252</text:p>
          </table:table-cell>
          <table:table-cell office:value-type="float" office:value="-0.4485208171" calcext:value-type="float">
            <text:p>-0.4485208171</text:p>
          </table:table-cell>
          <table:table-cell office:value-type="float" office:value="-0.4357056847" calcext:value-type="float">
            <text:p>-0.4357056847</text:p>
          </table:table-cell>
          <table:table-cell office:value-type="float" office:value="-0.4234357863" calcext:value-type="float">
            <text:p>-0.4234357863</text:p>
          </table:table-cell>
          <table:table-cell office:value-type="float" office:value="-0.4118646268" calcext:value-type="float">
            <text:p>-0.4118646268</text:p>
          </table:table-cell>
          <table:table-cell office:value-type="float" office:value="-0.400521938" calcext:value-type="float">
            <text:p>-0.400521938</text:p>
          </table:table-cell>
          <table:table-cell office:value-type="float" office:value="-0.3891200655" calcext:value-type="float">
            <text:p>-0.3891200655</text:p>
          </table:table-cell>
          <table:table-cell office:value-type="float" office:value="-0.3779559761" calcext:value-type="float">
            <text:p>-0.3779559761</text:p>
          </table:table-cell>
          <table:table-cell office:value-type="float" office:value="-0.3675387225" calcext:value-type="float">
            <text:p>-0.3675387225</text:p>
          </table:table-cell>
          <table:table-cell office:value-type="float" office:value="-0.3575454833" calcext:value-type="float">
            <text:p>-0.3575454833</text:p>
          </table:table-cell>
          <table:table-cell office:value-type="float" office:value="-0.3475385963" calcext:value-type="float">
            <text:p>-0.3475385963</text:p>
          </table:table-cell>
          <table:table-cell office:value-type="float" office:value="-0.3374739697" calcext:value-type="float">
            <text:p>-0.3374739697</text:p>
          </table:table-cell>
          <table:table-cell office:value-type="float" office:value="-0.3279666979" calcext:value-type="float">
            <text:p>-0.3279666979</text:p>
          </table:table-cell>
          <table:table-cell office:value-type="float" office:value="-0.319096263" calcext:value-type="float">
            <text:p>-0.319096263</text:p>
          </table:table-cell>
          <table:table-cell office:value-type="float" office:value="-0.310349657" calcext:value-type="float">
            <text:p>-0.310349657</text:p>
          </table:table-cell>
          <table:table-cell office:value-type="float" office:value="-0.3014355532" calcext:value-type="float">
            <text:p>-0.3014355532</text:p>
          </table:table-cell>
          <table:table-cell office:value-type="float" office:value="-0.2927124271" calcext:value-type="float">
            <text:p>-0.292712427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uyc_7_prius0</text:p>
          </table:table-cell>
          <table:table-cell office:value-type="float" office:value="1.6290932315" calcext:value-type="float">
            <text:p>1.6290932315</text:p>
          </table:table-cell>
          <table:table-cell office:value-type="float" office:value="1.6857887276" calcext:value-type="float">
            <text:p>1.6857887276</text:p>
          </table:table-cell>
          <table:table-cell office:value-type="float" office:value="1.7405241544" calcext:value-type="float">
            <text:p>1.7405241544</text:p>
          </table:table-cell>
          <table:table-cell office:value-type="float" office:value="1.803653711" calcext:value-type="float">
            <text:p>1.803653711</text:p>
          </table:table-cell>
          <table:table-cell office:value-type="float" office:value="1.8451655249" calcext:value-type="float">
            <text:p>1.8451655249</text:p>
          </table:table-cell>
          <table:table-cell office:value-type="float" office:value="1.8983944913" calcext:value-type="float">
            <text:p>1.8983944913</text:p>
          </table:table-cell>
          <table:table-cell office:value-type="float" office:value="1.9699610885" calcext:value-type="float">
            <text:p>1.9699610885</text:p>
          </table:table-cell>
          <table:table-cell office:value-type="float" office:value="2.0931859883" calcext:value-type="float">
            <text:p>2.0931859883</text:p>
          </table:table-cell>
          <table:table-cell office:value-type="float" office:value="2.1417324552" calcext:value-type="float">
            <text:p>2.1417324552</text:p>
          </table:table-cell>
          <table:table-cell office:value-type="float" office:value="2.181704982" calcext:value-type="float">
            <text:p>2.181704982</text:p>
          </table:table-cell>
          <table:table-cell office:value-type="float" office:value="2.2204851694" calcext:value-type="float">
            <text:p>2.2204851694</text:p>
          </table:table-cell>
          <table:table-cell office:value-type="float" office:value="2.2602252503" calcext:value-type="float">
            <text:p>2.2602252503</text:p>
          </table:table-cell>
          <table:table-cell office:value-type="float" office:value="2.2987015702" calcext:value-type="float">
            <text:p>2.2987015702</text:p>
          </table:table-cell>
          <table:table-cell office:value-type="float" office:value="2.4022456627" calcext:value-type="float">
            <text:p>2.4022456627</text:p>
          </table:table-cell>
          <table:table-cell office:value-type="float" office:value="2.4807476021" calcext:value-type="float">
            <text:p>2.4807476021</text:p>
          </table:table-cell>
          <table:table-cell office:value-type="float" office:value="2.5164661427" calcext:value-type="float">
            <text:p>2.5164661427</text:p>
          </table:table-cell>
          <table:table-cell office:value-type="float" office:value="2.5453550629" calcext:value-type="float">
            <text:p>2.5453550629</text:p>
          </table:table-cell>
          <table:table-cell office:value-type="float" office:value="2.568413714" calcext:value-type="float">
            <text:p>2.568413714</text:p>
          </table:table-cell>
          <table:table-cell office:value-type="float" office:value="2.5986842935" calcext:value-type="float">
            <text:p>2.5986842935</text:p>
          </table:table-cell>
          <table:table-cell office:value-type="float" office:value="2.6333666017" calcext:value-type="float">
            <text:p>2.6333666017</text:p>
          </table:table-cell>
          <table:table-cell office:value-type="float" office:value="2.7426397595" calcext:value-type="float">
            <text:p>2.7426397595</text:p>
          </table:table-cell>
          <table:table-cell office:value-type="float" office:value="2.7174652605" calcext:value-type="float">
            <text:p>2.7174652605</text:p>
          </table:table-cell>
          <table:table-cell office:value-type="float" office:value="2.794028924" calcext:value-type="float">
            <text:p>2.794028924</text:p>
          </table:table-cell>
          <table:table-cell office:value-type="float" office:value="2.8130892336" calcext:value-type="float">
            <text:p>2.8130892336</text:p>
          </table:table-cell>
          <table:table-cell office:value-type="float" office:value="2.8573160383" calcext:value-type="float">
            <text:p>2.8573160383</text:p>
          </table:table-cell>
          <table:table-cell office:value-type="float" office:value="2.8790802721" calcext:value-type="float">
            <text:p>2.8790802721</text:p>
          </table:table-cell>
          <table:table-cell office:value-type="float" office:value="2.9029058317" calcext:value-type="float">
            <text:p>2.9029058317</text:p>
          </table:table-cell>
          <table:table-cell office:value-type="float" office:value="2.9213789805" calcext:value-type="float">
            <text:p>2.9213789805</text:p>
          </table:table-cell>
          <table:table-cell office:value-type="float" office:value="2.9420258815" calcext:value-type="float">
            <text:p>2.9420258815</text:p>
          </table:table-cell>
          <table:table-cell office:value-type="float" office:value="2.9616550172" calcext:value-type="float">
            <text:p>2.9616550172</text:p>
          </table:table-cell>
          <table:table-cell office:value-type="float" office:value="3.0463220624" calcext:value-type="float">
            <text:p>3.0463220624</text:p>
          </table:table-cell>
          <table:table-cell office:value-type="float" office:value="3.0988398255" calcext:value-type="float">
            <text:p>3.0988398255</text:p>
          </table:table-cell>
          <table:table-cell office:value-type="float" office:value="3.1149512445" calcext:value-type="float">
            <text:p>3.1149512445</text:p>
          </table:table-cell>
          <table:table-cell office:value-type="float" office:value="3.1300754504" calcext:value-type="float">
            <text:p>3.1300754504</text:p>
          </table:table-cell>
          <table:table-cell office:value-type="float" office:value="3.1492808622" calcext:value-type="float">
            <text:p>3.1492808622</text:p>
          </table:table-cell>
          <table:table-cell office:value-type="float" office:value="3.157972103" calcext:value-type="float">
            <text:p>3.157972103</text:p>
          </table:table-cell>
          <table:table-cell office:value-type="float" office:value="3.171746537" calcext:value-type="float">
            <text:p>3.171746537</text:p>
          </table:table-cell>
          <table:table-cell office:value-type="float" office:value="3.271387015" calcext:value-type="float">
            <text:p>3.271387015</text:p>
          </table:table-cell>
          <table:table-cell office:value-type="float" office:value="3.307635386" calcext:value-type="float">
            <text:p>3.307635386</text:p>
          </table:table-cell>
          <table:table-cell office:value-type="float" office:value="3.307134167" calcext:value-type="float">
            <text:p>3.307134167</text:p>
          </table:table-cell>
          <table:table-cell office:value-type="float" office:value="3.293562922" calcext:value-type="float">
            <text:p>3.293562922</text:p>
          </table:table-cell>
          <table:table-cell office:value-type="float" office:value="3.321739141" calcext:value-type="float">
            <text:p>3.321739141</text:p>
          </table:table-cell>
          <table:table-cell office:value-type="float" office:value="3.341033064" calcext:value-type="float">
            <text:p>3.341033064</text:p>
          </table:table-cell>
          <table:table-cell office:value-type="float" office:value="3.321293356" calcext:value-type="float">
            <text:p>3.321293356</text:p>
          </table:table-cell>
          <table:table-cell office:value-type="float" office:value="3.464552223" calcext:value-type="float">
            <text:p>3.464552223</text:p>
          </table:table-cell>
          <table:table-cell office:value-type="float" office:value="3.470300541" calcext:value-type="float">
            <text:p>3.470300541</text:p>
          </table:table-cell>
          <table:table-cell office:value-type="float" office:value="3.465888921" calcext:value-type="float">
            <text:p>3.465888921</text:p>
          </table:table-cell>
          <table:table-cell office:value-type="float" office:value="3.47086522" calcext:value-type="float">
            <text:p>3.47086522</text:p>
          </table:table-cell>
          <table:table-cell office:value-type="float" office:value="3.475497727" calcext:value-type="float">
            <text:p>3.475497727</text:p>
          </table:table-cell>
          <table:table-cell office:value-type="float" office:value="3.480155281" calcext:value-type="float">
            <text:p>3.480155281</text:p>
          </table:table-cell>
          <table:table-cell office:value-type="float" office:value="3.48508055" calcext:value-type="float">
            <text:p>3.48508055</text:p>
          </table:table-cell>
          <table:table-cell office:value-type="float" office:value="3.555725829" calcext:value-type="float">
            <text:p>3.555725829</text:p>
          </table:table-cell>
          <table:table-cell office:value-type="float" office:value="3.593840086" calcext:value-type="float">
            <text:p>3.593840086</text:p>
          </table:table-cell>
          <table:table-cell office:value-type="float" office:value="3.595461524" calcext:value-type="float">
            <text:p>3.595461524</text:p>
          </table:table-cell>
          <table:table-cell office:value-type="float" office:value="3.599552236" calcext:value-type="float">
            <text:p>3.599552236</text:p>
          </table:table-cell>
          <table:table-cell office:value-type="float" office:value="3.603780764" calcext:value-type="float">
            <text:p>3.603780764</text:p>
          </table:table-cell>
          <table:table-cell office:value-type="float" office:value="3.600013348" calcext:value-type="float">
            <text:p>3.600013348</text:p>
          </table:table-cell>
          <table:table-cell office:value-type="float" office:value="3.626068062" calcext:value-type="float">
            <text:p>3.626068062</text:p>
          </table:table-cell>
          <table:table-cell office:value-type="float" office:value="3.637285338" calcext:value-type="float">
            <text:p>3.637285338</text:p>
          </table:table-cell>
          <table:table-cell office:value-type="float" office:value="3.60222924" calcext:value-type="float">
            <text:p>3.60222924</text:p>
          </table:table-cell>
          <table:table-cell office:value-type="float" office:value="3.603550123" calcext:value-type="float">
            <text:p>3.603550123</text:p>
          </table:table-cell>
          <table:table-cell office:value-type="float" office:value="3.670399235" calcext:value-type="float">
            <text:p>3.670399235</text:p>
          </table:table-cell>
          <table:table-cell office:value-type="float" office:value="3.710248288" calcext:value-type="float">
            <text:p>3.710248288</text:p>
          </table:table-cell>
          <table:table-cell office:value-type="float" office:value="3.713969946" calcext:value-type="float">
            <text:p>3.713969946</text:p>
          </table:table-cell>
          <table:table-cell office:value-type="float" office:value="3.702454688" calcext:value-type="float">
            <text:p>3.702454688</text:p>
          </table:table-cell>
          <table:table-cell office:value-type="float" office:value="3.711072614" calcext:value-type="float">
            <text:p>3.711072614</text:p>
          </table:table-cell>
          <table:table-cell office:value-type="float" office:value="3.709002026" calcext:value-type="float">
            <text:p>3.709002026</text:p>
          </table:table-cell>
          <table:table-cell office:value-type="float" office:value="3.697017494" calcext:value-type="float">
            <text:p>3.697017494</text:p>
          </table:table-cell>
          <table:table-cell office:value-type="float" office:value="3.761617817" calcext:value-type="float">
            <text:p>3.761617817</text:p>
          </table:table-cell>
          <table:table-cell office:value-type="float" office:value="3.797005975" calcext:value-type="float">
            <text:p>3.797005975</text:p>
          </table:table-cell>
          <table:table-cell office:value-type="float" office:value="3.724734081" calcext:value-type="float">
            <text:p>3.724734081</text:p>
          </table:table-cell>
          <table:table-cell office:value-type="float" office:value="3.752466736" calcext:value-type="float">
            <text:p>3.752466736</text:p>
          </table:table-cell>
          <table:table-cell office:value-type="float" office:value="3.784781189" calcext:value-type="float">
            <text:p>3.784781189</text:p>
          </table:table-cell>
          <table:table-cell office:value-type="float" office:value="3.78156785" calcext:value-type="float">
            <text:p>3.78156785</text:p>
          </table:table-cell>
          <table:table-cell office:value-type="float" office:value="3.80311527" calcext:value-type="float">
            <text:p>3.80311527</text:p>
          </table:table-cell>
          <table:table-cell office:value-type="float" office:value="3.809291704" calcext:value-type="float">
            <text:p>3.809291704</text:p>
          </table:table-cell>
          <table:table-cell office:value-type="float" office:value="3.849977506" calcext:value-type="float">
            <text:p>3.849977506</text:p>
          </table:table-cell>
          <table:table-cell office:value-type="float" office:value="3.874969895" calcext:value-type="float">
            <text:p>3.874969895</text:p>
          </table:table-cell>
          <table:table-cell office:value-type="float" office:value="3.859180525" calcext:value-type="float">
            <text:p>3.859180525</text:p>
          </table:table-cell>
          <table:table-cell office:value-type="float" office:value="3.85319587" calcext:value-type="float">
            <text:p>3.85319587</text:p>
          </table:table-cell>
          <table:table-cell office:value-type="float" office:value="3.84710436" calcext:value-type="float">
            <text:p>3.84710436</text:p>
          </table:table-cell>
          <table:table-cell office:value-type="float" office:value="3.907292143" calcext:value-type="float">
            <text:p>3.907292143</text:p>
          </table:table-cell>
          <table:table-cell office:value-type="float" office:value="3.936085362" calcext:value-type="float">
            <text:p>3.936085362</text:p>
          </table:table-cell>
          <table:table-cell office:value-type="float" office:value="3.928589666" calcext:value-type="float">
            <text:p>3.928589666</text:p>
          </table:table-cell>
          <table:table-cell office:value-type="float" office:value="3.920508457" calcext:value-type="float">
            <text:p>3.920508457</text:p>
          </table:table-cell>
          <table:table-cell office:value-type="float" office:value="3.912637132" calcext:value-type="float">
            <text:p>3.912637132</text:p>
          </table:table-cell>
          <table:table-cell office:value-type="float" office:value="3.905383197" calcext:value-type="float">
            <text:p>3.905383197</text:p>
          </table:table-cell>
          <table:table-cell office:value-type="float" office:value="3.898507808" calcext:value-type="float">
            <text:p>3.898507808</text:p>
          </table:table-cell>
          <table:table-cell office:value-type="float" office:value="3.95719977" calcext:value-type="float">
            <text:p>3.95719977</text:p>
          </table:table-cell>
          <table:table-cell office:value-type="float" office:value="3.994042931" calcext:value-type="float">
            <text:p>3.994042931</text:p>
          </table:table-cell>
          <table:table-cell office:value-type="float" office:value="3.908868909" calcext:value-type="float">
            <text:p>3.908868909</text:p>
          </table:table-cell>
          <table:table-cell office:value-type="float" office:value="3.891252408" calcext:value-type="float">
            <text:p>3.891252408</text:p>
          </table:table-cell>
          <table:table-cell office:value-type="float" office:value="3.958199896" calcext:value-type="float">
            <text:p>3.958199896</text:p>
          </table:table-cell>
          <table:table-cell office:value-type="float" office:value="3.961982903" calcext:value-type="float">
            <text:p>3.961982903</text:p>
          </table:table-cell>
          <table:table-cell office:value-type="float" office:value="3.953236906" calcext:value-type="float">
            <text:p>3.953236906</text:p>
          </table:table-cell>
          <table:table-cell office:value-type="float" office:value="3.942283953" calcext:value-type="float">
            <text:p>3.942283953</text:p>
          </table:table-cell>
          <table:table-cell office:value-type="float" office:value="3.934320663" calcext:value-type="float">
            <text:p>3.934320663</text:p>
          </table:table-cell>
          <table:table-cell office:value-type="float" office:value="3.928778869" calcext:value-type="float">
            <text:p>3.928778869</text:p>
          </table:table-cell>
          <table:table-cell office:value-type="float" office:value="3.996537333" calcext:value-type="float">
            <text:p>3.996537333</text:p>
          </table:table-cell>
          <table:table-cell office:value-type="float" office:value="4.012407634" calcext:value-type="float">
            <text:p>4.012407634</text:p>
          </table:table-cell>
          <table:table-cell office:value-type="float" office:value="3.992784557" calcext:value-type="float">
            <text:p>3.992784557</text:p>
          </table:table-cell>
          <table:table-cell office:value-type="float" office:value="3.9934005" calcext:value-type="float">
            <text:p>3.9934005</text:p>
          </table:table-cell>
          <table:table-cell office:value-type="float" office:value="3.983487119" calcext:value-type="float">
            <text:p>3.983487119</text:p>
          </table:table-cell>
          <table:table-cell office:value-type="float" office:value="3.973873313" calcext:value-type="float">
            <text:p>3.973873313</text:p>
          </table:table-cell>
          <table:table-cell office:value-type="float" office:value="3.962348801" calcext:value-type="float">
            <text:p>3.962348801</text:p>
          </table:table-cell>
          <table:table-cell office:value-type="float" office:value="4.017160745" calcext:value-type="float">
            <text:p>4.017160745</text:p>
          </table:table-cell>
          <table:table-cell office:value-type="float" office:value="4.037452927" calcext:value-type="float">
            <text:p>4.037452927</text:p>
          </table:table-cell>
          <table:table-cell office:value-type="float" office:value="4.026619198" calcext:value-type="float">
            <text:p>4.026619198</text:p>
          </table:table-cell>
          <table:table-cell office:value-type="float" office:value="3.995617376" calcext:value-type="float">
            <text:p>3.995617376</text:p>
          </table:table-cell>
          <table:table-cell office:value-type="float" office:value="3.977511936" calcext:value-type="float">
            <text:p>3.977511936</text:p>
          </table:table-cell>
          <table:table-cell office:value-type="float" office:value="3.886747442" calcext:value-type="float">
            <text:p>3.886747442</text:p>
          </table:table-cell>
          <table:table-cell office:value-type="float" office:value="3.778076156" calcext:value-type="float">
            <text:p>3.778076156</text:p>
          </table:table-cell>
          <table:table-cell office:value-type="float" office:value="3.672175244" calcext:value-type="float">
            <text:p>3.672175244</text:p>
          </table:table-cell>
          <table:table-cell office:value-type="float" office:value="3.569596464" calcext:value-type="float">
            <text:p>3.569596464</text:p>
          </table:table-cell>
          <table:table-cell office:value-type="float" office:value="3.470111744" calcext:value-type="float">
            <text:p>3.470111744</text:p>
          </table:table-cell>
          <table:table-cell office:value-type="float" office:value="3.3729678" calcext:value-type="float">
            <text:p>3.3729678</text:p>
          </table:table-cell>
          <table:table-cell office:value-type="float" office:value="3.278282453" calcext:value-type="float">
            <text:p>3.278282453</text:p>
          </table:table-cell>
          <table:table-cell office:value-type="float" office:value="3.186528999" calcext:value-type="float">
            <text:p>3.186528999</text:p>
          </table:table-cell>
          <table:table-cell office:value-type="float" office:value="3.097716941" calcext:value-type="float">
            <text:p>3.097716941</text:p>
          </table:table-cell>
          <table:table-cell office:value-type="float" office:value="3.011256558" calcext:value-type="float">
            <text:p>3.011256558</text:p>
          </table:table-cell>
          <table:table-cell office:value-type="float" office:value="2.926820268" calcext:value-type="float">
            <text:p>2.926820268</text:p>
          </table:table-cell>
          <table:table-cell office:value-type="float" office:value="2.844702929" calcext:value-type="float">
            <text:p>2.844702929</text:p>
          </table:table-cell>
          <table:table-cell office:value-type="float" office:value="2.765218443" calcext:value-type="float">
            <text:p>2.765218443</text:p>
          </table:table-cell>
          <table:table-cell office:value-type="float" office:value="2.688212329" calcext:value-type="float">
            <text:p>2.688212329</text:p>
          </table:table-cell>
          <table:table-cell office:value-type="float" office:value="2.613014761" calcext:value-type="float">
            <text:p>2.613014761</text:p>
          </table:table-cell>
          <table:table-cell office:value-type="float" office:value="2.53961285" calcext:value-type="float">
            <text:p>2.53961285</text:p>
          </table:table-cell>
          <table:table-cell office:value-type="float" office:value="2.468471434" calcext:value-type="float">
            <text:p>2.468471434</text:p>
          </table:table-cell>
          <table:table-cell office:value-type="float" office:value="2.399709267" calcext:value-type="float">
            <text:p>2.399709267</text:p>
          </table:table-cell>
          <table:table-cell office:value-type="float" office:value="2.332818827" calcext:value-type="float">
            <text:p>2.332818827</text:p>
          </table:table-cell>
          <table:table-cell office:value-type="float" office:value="2.2673265" calcext:value-type="float">
            <text:p>2.2673265</text:p>
          </table:table-cell>
          <table:table-cell office:value-type="float" office:value="2.203644239" calcext:value-type="float">
            <text:p>2.203644239</text:p>
          </table:table-cell>
          <table:table-cell office:value-type="float" office:value="2.142109194" calcext:value-type="float">
            <text:p>2.142109194</text:p>
          </table:table-cell>
          <table:table-cell office:value-type="float" office:value="2.082560516" calcext:value-type="float">
            <text:p>2.082560516</text:p>
          </table:table-cell>
          <table:table-cell office:value-type="float" office:value="2.024496344" calcext:value-type="float">
            <text:p>2.024496344</text:p>
          </table:table-cell>
          <table:table-cell office:value-type="float" office:value="1.967141562" calcext:value-type="float">
            <text:p>1.967141562</text:p>
          </table:table-cell>
          <table:table-cell office:value-type="float" office:value="1.912221983" calcext:value-type="float">
            <text:p>1.912221983</text:p>
          </table:table-cell>
          <table:table-cell office:value-type="float" office:value="1.85894876" calcext:value-type="float">
            <text:p>1.85894876</text:p>
          </table:table-cell>
          <table:table-cell office:value-type="float" office:value="1.807201892" calcext:value-type="float">
            <text:p>1.807201892</text:p>
          </table:table-cell>
          <table:table-cell office:value-type="float" office:value="1.756485888" calcext:value-type="float">
            <text:p>1.756485888</text:p>
          </table:table-cell>
          <table:table-cell office:value-type="float" office:value="1.707093168" calcext:value-type="float">
            <text:p>1.707093168</text:p>
          </table:table-cell>
          <table:table-cell office:value-type="float" office:value="1.659383935" calcext:value-type="float">
            <text:p>1.659383935</text:p>
          </table:table-cell>
          <table:table-cell office:value-type="float" office:value="1.613297012" calcext:value-type="float">
            <text:p>1.613297012</text:p>
          </table:table-cell>
          <table:table-cell office:value-type="float" office:value="1.568214769" calcext:value-type="float">
            <text:p>1.568214769</text:p>
          </table:table-cell>
          <table:table-cell office:value-type="float" office:value="1.524053498" calcext:value-type="float">
            <text:p>1.524053498</text:p>
          </table:table-cell>
          <table:table-cell office:value-type="float" office:value="1.481282833" calcext:value-type="float">
            <text:p>1.481282833</text:p>
          </table:table-cell>
          <table:table-cell office:value-type="float" office:value="1.440092019" calcext:value-type="float">
            <text:p>1.440092019</text:p>
          </table:table-cell>
          <table:table-cell office:value-type="float" office:value="1.40007358" calcext:value-type="float">
            <text:p>1.40007358</text:p>
          </table:table-cell>
          <table:table-cell office:value-type="float" office:value="1.360715873" calcext:value-type="float">
            <text:p>1.360715873</text:p>
          </table:table-cell>
          <table:table-cell office:value-type="float" office:value="1.322376888" calcext:value-type="float">
            <text:p>1.322376888</text:p>
          </table:table-cell>
          <table:table-cell office:value-type="float" office:value="1.285438573" calcext:value-type="float">
            <text:p>1.285438573</text:p>
          </table:table-cell>
          <table:table-cell office:value-type="float" office:value="1.249843667" calcext:value-type="float">
            <text:p>1.249843667</text:p>
          </table:table-cell>
          <table:table-cell office:value-type="float" office:value="1.214917367" calcext:value-type="float">
            <text:p>1.214917367</text:p>
          </table:table-cell>
          <table:table-cell office:value-type="float" office:value="1.180612488" calcext:value-type="float">
            <text:p>1.180612488</text:p>
          </table:table-cell>
          <table:table-cell office:value-type="float" office:value="1.147442355" calcext:value-type="float">
            <text:p>1.147442355</text:p>
          </table:table-cell>
          <table:table-cell office:value-type="float" office:value="1.115610104" calcext:value-type="float">
            <text:p>1.115610104</text:p>
          </table:table-cell>
          <table:table-cell office:value-type="float" office:value="1.084640502" calcext:value-type="float">
            <text:p>1.084640502</text:p>
          </table:table-cell>
          <table:table-cell office:value-type="float" office:value="1.054178771" calcext:value-type="float">
            <text:p>1.054178771</text:p>
          </table:table-cell>
          <table:table-cell office:value-type="float" office:value="1.024416925" calcext:value-type="float">
            <text:p>1.024416925</text:p>
          </table:table-cell>
          <table:table-cell office:value-type="float" office:value="0.995752423" calcext:value-type="float">
            <text:p>0.995752423</text:p>
          </table:table-cell>
          <table:table-cell office:value-type="float" office:value="0.968216184" calcext:value-type="float">
            <text:p>0.968216184</text:p>
          </table:table-cell>
          <table:table-cell office:value-type="float" office:value="0.941221404" calcext:value-type="float">
            <text:p>0.941221404</text:p>
          </table:table-cell>
          <table:table-cell office:value-type="float" office:value="0.914619739" calcext:value-type="float">
            <text:p>0.914619739</text:p>
          </table:table-cell>
          <table:table-cell office:value-type="float" office:value="0.888858571" calcext:value-type="float">
            <text:p>0.888858571</text:p>
          </table:table-cell>
          <table:table-cell office:value-type="float" office:value="0.864199727" calcext:value-type="float">
            <text:p>0.864199727</text:p>
          </table:table-cell>
          <table:table-cell office:value-type="float" office:value="0.840316558" calcext:value-type="float">
            <text:p>0.840316558</text:p>
          </table:table-cell>
          <table:table-cell office:value-type="float" office:value="0.816651392" calcext:value-type="float">
            <text:p>0.816651392</text:p>
          </table:table-cell>
          <table:table-cell office:value-type="float" office:value="0.793524147" calcext:value-type="float">
            <text:p>0.793524147</text:p>
          </table:table-cell>
          <table:table-cell office:value-type="float" office:value="0.771339719" calcext:value-type="float">
            <text:p>0.771339719</text:p>
          </table:table-cell>
          <table:table-cell office:value-type="float" office:value="0.750110695" calcext:value-type="float">
            <text:p>0.750110695</text:p>
          </table:table-cell>
          <table:table-cell office:value-type="float" office:value="0.729200459" calcext:value-type="float">
            <text:p>0.729200459</text:p>
          </table:table-cell>
          <table:table-cell office:value-type="float" office:value="0.708496908" calcext:value-type="float">
            <text:p>0.708496908</text:p>
          </table:table-cell>
          <table:table-cell office:value-type="float" office:value="0.688508423" calcext:value-type="float">
            <text:p>0.688508423</text:p>
          </table:table-cell>
          <table:table-cell office:value-type="float" office:value="0.669478293" calcext:value-type="float">
            <text:p>0.669478293</text:p>
          </table:table-cell>
          <table:table-cell office:value-type="float" office:value="0.651056275" calcext:value-type="float">
            <text:p>0.651056275</text:p>
          </table:table-cell>
          <table:table-cell office:value-type="float" office:value="0.632642098" calcext:value-type="float">
            <text:p>0.632642098</text:p>
          </table:table-cell>
          <table:table-cell office:value-type="float" office:value="0.614719083" calcext:value-type="float">
            <text:p>0.614719083</text:p>
          </table:table-cell>
          <table:table-cell office:value-type="float" office:value="0.597480375" calcext:value-type="float">
            <text:p>0.597480375</text:p>
          </table:table-cell>
          <table:table-cell office:value-type="float" office:value="0.581071736" calcext:value-type="float">
            <text:p>0.581071736</text:p>
          </table:table-cell>
          <table:table-cell office:value-type="float" office:value="0.564946995" calcext:value-type="float">
            <text:p>0.564946995</text:p>
          </table:table-cell>
          <table:table-cell office:value-type="float" office:value="0.548890611" calcext:value-type="float">
            <text:p>0.548890611</text:p>
          </table:table-cell>
          <table:table-cell office:value-type="float" office:value="0.533331869" calcext:value-type="float">
            <text:p>0.533331869</text:p>
          </table:table-cell>
          <table:table-cell office:value-type="float" office:value="0.518576598" calcext:value-type="float">
            <text:p>0.518576598</text:p>
          </table:table-cell>
          <table:table-cell office:value-type="float" office:value="0.504385925" calcext:value-type="float">
            <text:p>0.504385925</text:p>
          </table:table-cell>
          <table:table-cell office:value-type="float" office:value="0.490157421" calcext:value-type="float">
            <text:p>0.490157421</text:p>
          </table:table-cell>
          <table:table-cell office:value-type="float" office:value="0.476135527" calcext:value-type="float">
            <text:p>0.476135527</text:p>
          </table:table-cell>
          <table:table-cell office:value-type="float" office:value="0.462806702" calcext:value-type="float">
            <text:p>0.462806702</text:p>
          </table:table-cell>
          <table:table-cell office:value-type="float" office:value="0.450189139" calcext:value-type="float">
            <text:p>0.450189139</text:p>
          </table:table-cell>
          <table:table-cell office:value-type="float" office:value="0.437724524" calcext:value-type="float">
            <text:p>0.437724524</text:p>
          </table:table-cell>
          <table:table-cell office:value-type="float" office:value="0.425182275" calcext:value-type="float">
            <text:p>0.425182275</text:p>
          </table:table-cell>
          <table:table-cell office:value-type="float" office:value="0.413076064" calcext:value-type="float">
            <text:p>0.413076064</text:p>
          </table:table-cell>
          <table:table-cell office:value-type="float" office:value="0.40173015" calcext:value-type="float">
            <text:p>0.40173015</text:p>
          </table:table-cell>
          <table:table-cell office:value-type="float" office:value="0.390748221" calcext:value-type="float">
            <text:p>0.390748221</text:p>
          </table:table-cell>
          <table:table-cell office:value-type="float" office:value="0.379772461" calcext:value-type="float">
            <text:p>0.379772461</text:p>
          </table:table-cell>
          <table:table-cell office:value-type="float" office:value="0.36887633" calcext:value-type="float">
            <text:p>0.36887633</text:p>
          </table:table-cell>
          <table:table-cell office:value-type="float" office:value="0.358464147" calcext:value-type="float">
            <text:p>0.358464147</text:p>
          </table:table-cell>
          <table:table-cell office:value-type="float" office:value="0.348735106" calcext:value-type="float">
            <text:p>0.348735106</text:p>
          </table:table-cell>
          <table:table-cell office:value-type="float" office:value="0.339134034" calcext:value-type="float">
            <text:p>0.339134034</text:p>
          </table:table-cell>
          <table:table-cell office:value-type="float" office:value="0.329426389" calcext:value-type="float">
            <text:p>0.329426389</text:p>
          </table:table-cell>
          <table:table-cell office:value-type="float" office:value="0.319974972" calcext:value-type="float">
            <text:p>0.319974972</text:p>
          </table:table-cell>
          <table:table-cell office:value-type="float" office:value="0.311146778" calcext:value-type="float">
            <text:p>0.311146778</text:p>
          </table:table-cell>
          <table:table-cell office:value-type="float" office:value="0.302781449" calcext:value-type="float">
            <text:p>0.302781449</text:p>
          </table:table-cell>
          <table:table-cell office:value-type="float" office:value="0.29422622" calcext:value-type="float">
            <text:p>0.29422622</text:p>
          </table:table-cell>
          <table:table-cell office:value-type="float" office:value="0.285709169" calcext:value-type="float">
            <text:p>0.285709169</text:p>
          </table:table-cell>
          <table:table-cell office:value-type="float" office:value="0.277631229" calcext:value-type="float">
            <text:p>0.277631229</text:p>
          </table:table-cell>
          <table:table-cell office:value-type="float" office:value="0.270199974" calcext:value-type="float">
            <text:p>0.270199974</text:p>
          </table:table-cell>
          <table:table-cell office:value-type="float" office:value="0.262795246" calcext:value-type="float">
            <text:p>0.262795246</text:p>
          </table:table-cell>
          <table:table-cell office:value-type="float" office:value="0.255160843" calcext:value-type="float">
            <text:p>0.255160843</text:p>
          </table:table-cell>
          <table:table-cell office:value-type="float" office:value="0.247806657" calcext:value-type="float">
            <text:p>0.247806657</text:p>
          </table:table-cell>
          <table:table-cell office:value-type="float" office:value="0.241027094" calcext:value-type="float">
            <text:p>0.241027094</text:p>
          </table:table-cell>
          <table:table-cell office:value-type="float" office:value="0.234643284" calcext:value-type="float">
            <text:p>0.234643284</text:p>
          </table:table-cell>
          <table:table-cell office:value-type="float" office:value="0.227949219" calcext:value-type="float">
            <text:p>0.227949219</text:p>
          </table:table-cell>
          <table:table-cell office:value-type="float" office:value="0.221334517" calcext:value-type="float">
            <text:p>0.221334517</text:p>
          </table:table-cell>
          <table:table-cell office:value-type="float" office:value="0.215036211" calcext:value-type="float">
            <text:p>0.215036211</text:p>
          </table:table-cell>
          <table:table-cell office:value-type="float" office:value="0.209273173" calcext:value-type="float">
            <text:p>0.209273173</text:p>
          </table:table-cell>
          <table:table-cell office:value-type="float" office:value="0.20362573" calcext:value-type="float">
            <text:p>0.20362573</text:p>
          </table:table-cell>
          <table:table-cell office:value-type="float" office:value="0.197717063" calcext:value-type="float">
            <text:p>0.197717063</text:p>
          </table:table-cell>
          <table:table-cell office:value-type="float" office:value="0.191931081" calcext:value-type="float">
            <text:p>0.191931081</text:p>
          </table:table-cell>
          <table:table-cell office:value-type="float" office:value="0.186649884" calcext:value-type="float">
            <text:p>0.186649884</text:p>
          </table:table-cell>
          <table:table-cell office:value-type="float" office:value="0.181784664" calcext:value-type="float">
            <text:p>0.181784664</text:p>
          </table:table-cell>
          <table:table-cell office:value-type="float" office:value="0.176672312" calcext:value-type="float">
            <text:p>0.176672312</text:p>
          </table:table-cell>
          <table:table-cell office:value-type="float" office:value="0.171417885" calcext:value-type="float">
            <text:p>0.171417885</text:p>
          </table:table-cell>
          <table:table-cell office:value-type="float" office:value="0.166494092" calcext:value-type="float">
            <text:p>0.166494092</text:p>
          </table:table-cell>
          <table:table-cell office:value-type="float" office:value="0.162174191" calcext:value-type="float">
            <text:p>0.162174191</text:p>
          </table:table-cell>
          <table:table-cell office:value-type="float" office:value="0.157827379" calcext:value-type="float">
            <text:p>0.157827379</text:p>
          </table:table-cell>
          <table:table-cell office:value-type="float" office:value="0.153136783" calcext:value-type="float">
            <text:p>0.153136783</text:p>
          </table:table-cell>
          <table:table-cell office:value-type="float" office:value="0.148654625" calcext:value-type="float">
            <text:p>0.148654625</text:p>
          </table:table-cell>
          <table:table-cell office:value-type="float" office:value="0.144546525" calcext:value-type="float">
            <text:p>0.144546525</text:p>
          </table:table-cell>
          <table:table-cell office:value-type="float" office:value="0.140916818" calcext:value-type="float">
            <text:p>0.140916818</text:p>
          </table:table-cell>
          <table:table-cell office:value-type="float" office:value="0.137239718" calcext:value-type="float">
            <text:p>0.137239718</text:p>
          </table:table-cell>
          <table:table-cell office:value-type="float" office:value="0.132429624" calcext:value-type="float">
            <text:p>0.132429624</text:p>
          </table:table-cell>
          <table:table-cell office:value-type="float" office:value="0.128938462" calcext:value-type="float">
            <text:p>0.128938462</text:p>
          </table:table-cell>
          <table:table-cell office:value-type="float" office:value="0.125608221" calcext:value-type="float">
            <text:p>0.125608221</text:p>
          </table:table-cell>
          <table:table-cell office:value-type="float" office:value="0.122289378" calcext:value-type="float">
            <text:p>0.122289378</text:p>
          </table:table-cell>
          <table:table-cell office:value-type="float" office:value="0.118665142" calcext:value-type="float">
            <text:p>0.118665142</text:p>
          </table:table-cell>
          <table:table-cell office:value-type="float" office:value="0.115150813" calcext:value-type="float">
            <text:p>0.115150813</text:p>
          </table:table-cell>
          <table:table-cell office:value-type="float" office:value="0.111956706" calcext:value-type="float">
            <text:p>0.111956706</text:p>
          </table:table-cell>
          <table:table-cell office:value-type="float" office:value="0.109118341" calcext:value-type="float">
            <text:p>0.109118341</text:p>
          </table:table-cell>
          <table:table-cell office:value-type="float" office:value="0.106130351" calcext:value-type="float">
            <text:p>0.106130351</text:p>
          </table:table-cell>
          <table:table-cell office:value-type="float" office:value="0.102840769" calcext:value-type="float">
            <text:p>0.102840769</text:p>
          </table:table-cell>
          <table:table-cell office:value-type="float" office:value="0.0998326059999" calcext:value-type="float">
            <text:p>0.099832606</text:p>
          </table:table-cell>
          <table:table-cell office:value-type="float" office:value="0.097291737" calcext:value-type="float">
            <text:p>0.097291737</text:p>
          </table:table-cell>
          <table:table-cell office:value-type="float" office:value="0.094825014" calcext:value-type="float">
            <text:p>0.094825014</text:p>
          </table:table-cell>
          <table:table-cell office:value-type="float" office:value="0.091962711" calcext:value-type="float">
            <text:p>0.091962711</text:p>
          </table:table-cell>
          <table:table-cell office:value-type="float" office:value="0.089115337" calcext:value-type="float">
            <text:p>0.089115337</text:p>
          </table:table-cell>
          <table:table-cell office:value-type="float" office:value="0.086697975" calcext:value-type="float">
            <text:p>0.086697975</text:p>
          </table:table-cell>
          <table:table-cell office:value-type="float" office:value="0.084619342" calcext:value-type="float">
            <text:p>0.084619342</text:p>
          </table:table-cell>
          <table:table-cell office:value-type="float" office:value="0.082241737" calcext:value-type="float">
            <text:p>0.082241737</text:p>
          </table:table-cell>
          <table:table-cell office:value-type="float" office:value="0.079610541" calcext:value-type="float">
            <text:p>0.079610541</text:p>
          </table:table-cell>
          <table:table-cell office:value-type="float" office:value="0.07727876" calcext:value-type="float">
            <text:p>0.07727876</text:p>
          </table:table-cell>
          <table:table-cell office:value-type="float" office:value="0.075404581" calcext:value-type="float">
            <text:p>0.075404581</text:p>
          </table:table-cell>
          <table:table-cell office:value-type="float" office:value="0.073528586" calcext:value-type="float">
            <text:p>0.073528586</text:p>
          </table:table-cell>
          <table:table-cell office:value-type="float" office:value="0.0712303939999" calcext:value-type="float">
            <text:p>0.071230394</text:p>
          </table:table-cell>
          <table:table-cell office:value-type="float" office:value="0.06901771" calcext:value-type="float">
            <text:p>0.06901771</text:p>
          </table:table-cell>
          <table:table-cell office:value-type="float" office:value="0.067109187" calcext:value-type="float">
            <text:p>0.067109187</text:p>
          </table:table-cell>
          <table:table-cell office:value-type="float" office:value="0.065558505" calcext:value-type="float">
            <text:p>0.065558505</text:p>
          </table:table-cell>
          <table:table-cell office:value-type="float" office:value="0.0637724040001" calcext:value-type="float">
            <text:p>0.063772404</text:p>
          </table:table-cell>
          <table:table-cell office:value-type="float" office:value="0.061699848" calcext:value-type="float">
            <text:p>0.061699848</text:p>
          </table:table-cell>
          <table:table-cell office:value-type="float" office:value="0.0598206959999" calcext:value-type="float">
            <text:p>0.059820696</text:p>
          </table:table-cell>
          <table:table-cell office:value-type="float" office:value="0.058351955" calcext:value-type="float">
            <text:p>0.058351955</text:p>
          </table:table-cell>
          <table:table-cell office:value-type="float" office:value="0.05699231" calcext:value-type="float">
            <text:p>0.05699231</text:p>
          </table:table-cell>
          <table:table-cell office:value-type="float" office:value="0.055245153" calcext:value-type="float">
            <text:p>0.055245153</text:p>
          </table:table-cell>
          <table:table-cell office:value-type="float" office:value="0.05340539" calcext:value-type="float">
            <text:p>0.05340539</text:p>
          </table:table-cell>
          <table:table-cell office:value-type="float" office:value="0.05196001" calcext:value-type="float">
            <text:p>0.05196001</text:p>
          </table:table-cell>
          <table:table-cell office:value-type="float" office:value="0.050825672" calcext:value-type="float">
            <text:p>0.050825672</text:p>
          </table:table-cell>
          <table:table-cell office:value-type="float" office:value="0.049446886" calcext:value-type="float">
            <text:p>0.049446886</text:p>
          </table:table-cell>
          <table:table-cell office:value-type="float" office:value="0.047771425" calcext:value-type="float">
            <text:p>0.047771425</text:p>
          </table:table-cell>
          <table:table-cell office:value-type="float" office:value="0.0462816150001" calcext:value-type="float">
            <text:p>0.046281615</text:p>
          </table:table-cell>
          <table:table-cell office:value-type="float" office:value="0.0452217409999" calcext:value-type="float">
            <text:p>0.045221741</text:p>
          </table:table-cell>
          <table:table-cell office:value-type="float" office:value="0.044157419" calcext:value-type="float">
            <text:p>0.044157419</text:p>
          </table:table-cell>
          <table:table-cell office:value-type="float" office:value="0.042856267" calcext:value-type="float">
            <text:p>0.042856267</text:p>
          </table:table-cell>
          <table:table-cell office:value-type="float" office:value="0.041382094" calcext:value-type="float">
            <text:p>0.041382094</text:p>
          </table:table-cell>
          <table:table-cell office:value-type="float" office:value="0.040177461" calcext:value-type="float">
            <text:p>0.040177461</text:p>
          </table:table-cell>
          <table:table-cell office:value-type="float" office:value="0.039364408" calcext:value-type="float">
            <text:p>0.039364408</text:p>
          </table:table-cell>
          <table:table-cell office:value-type="float" office:value="0.038401858" calcext:value-type="float">
            <text:p>0.038401858</text:p>
          </table:table-cell>
          <table:table-cell office:value-type="float" office:value="0.037009341" calcext:value-type="float">
            <text:p>0.037009341</text:p>
          </table:table-cell>
          <table:table-cell office:value-type="float" office:value="0.035791175" calcext:value-type="float">
            <text:p>0.035791175</text:p>
          </table:table-cell>
          <table:table-cell office:value-type="float" office:value="0.035017918" calcext:value-type="float">
            <text:p>0.035017918</text:p>
          </table:table-cell>
          <table:table-cell office:value-type="float" office:value="0.034293653" calcext:value-type="float">
            <text:p>0.034293653</text:p>
          </table:table-cell>
          <table:table-cell office:value-type="float" office:value="0.033207593" calcext:value-type="float">
            <text:p>0.033207593</text:p>
          </table:table-cell>
          <table:table-cell office:value-type="float" office:value="0.03199588" calcext:value-type="float">
            <text:p>0.03199588</text:p>
          </table:table-cell>
          <table:table-cell office:value-type="float" office:value="0.031066901" calcext:value-type="float">
            <text:p>0.031066901</text:p>
          </table:table-cell>
          <table:table-cell office:value-type="float" office:value="0.030558186" calcext:value-type="float">
            <text:p>0.030558186</text:p>
          </table:table-cell>
          <table:table-cell office:value-type="float" office:value="0.02979236" calcext:value-type="float">
            <text:p>0.02979236</text:p>
          </table:table-cell>
          <table:table-cell office:value-type="float" office:value="0.02863675" calcext:value-type="float">
            <text:p>0.02863675</text:p>
          </table:table-cell>
          <table:table-cell office:value-type="float" office:value="0.027691906" calcext:value-type="float">
            <text:p>0.027691906</text:p>
          </table:table-cell>
          <table:table-cell office:value-type="float" office:value="0.027099327" calcext:value-type="float">
            <text:p>0.027099327</text:p>
          </table:table-cell>
          <table:table-cell office:value-type="float" office:value="0.026591147" calcext:value-type="float">
            <text:p>0.026591147</text:p>
          </table:table-cell>
          <table:table-cell office:value-type="float" office:value="0.025769747" calcext:value-type="float">
            <text:p>0.025769747</text:p>
          </table:table-cell>
          <table:table-cell office:value-type="float" office:value="0.024775156" calcext:value-type="float">
            <text:p>0.024775156</text:p>
          </table:table-cell>
          <table:table-cell office:value-type="float" office:value="0.024034482" calcext:value-type="float">
            <text:p>0.024034482</text:p>
          </table:table-cell>
          <table:table-cell office:value-type="float" office:value="0.023649205" calcext:value-type="float">
            <text:p>0.023649205</text:p>
          </table:table-cell>
          <table:table-cell office:value-type="float" office:value="0.0231408429999" calcext:value-type="float">
            <text:p>0.023140843</text:p>
          </table:table-cell>
          <table:table-cell office:value-type="float" office:value="0.022209007" calcext:value-type="float">
            <text:p>0.022209007</text:p>
          </table:table-cell>
          <table:table-cell office:value-type="float" office:value="0.021421754" calcext:value-type="float">
            <text:p>0.021421754</text:p>
          </table:table-cell>
          <table:table-cell office:value-type="float" office:value="0.020928965" calcext:value-type="float">
            <text:p>0.020928965</text:p>
          </table:table-cell>
          <table:table-cell office:value-type="float" office:value="0.020701934" calcext:value-type="float">
            <text:p>0.020701934</text:p>
          </table:table-cell>
          <table:table-cell office:value-type="float" office:value="0.019961375" calcext:value-type="float">
            <text:p>0.019961375</text:p>
          </table:table-cell>
          <table:table-cell office:value-type="float" office:value="0.019165885" calcext:value-type="float">
            <text:p>0.019165885</text:p>
          </table:table-cell>
          <table:table-cell office:value-type="float" office:value="0.018547822" calcext:value-type="float">
            <text:p>0.018547822</text:p>
          </table:table-cell>
          <table:table-cell office:value-type="float" office:value="0.018383737" calcext:value-type="float">
            <text:p>0.018383737</text:p>
          </table:table-cell>
          <table:table-cell office:value-type="float" office:value="0.017965677" calcext:value-type="float">
            <text:p>0.017965677</text:p>
          </table:table-cell>
          <table:table-cell office:value-type="float" office:value="0.017192627" calcext:value-type="float">
            <text:p>0.017192627</text:p>
          </table:table-cell>
          <table:table-cell office:value-type="float" office:value="0.016511598" calcext:value-type="float">
            <text:p>0.016511598</text:p>
          </table:table-cell>
          <table:table-cell office:value-type="float" office:value="0.016228742" calcext:value-type="float">
            <text:p>0.016228742</text:p>
          </table:table-cell>
          <table:table-cell office:value-type="float" office:value="0.0160978839999" calcext:value-type="float">
            <text:p>0.016097884</text:p>
          </table:table-cell>
          <table:table-cell office:value-type="float" office:value="0.0155120400001" calcext:value-type="float">
            <text:p>0.01551204</text:p>
          </table:table-cell>
          <table:table-cell office:value-type="float" office:value="0.014763247" calcext:value-type="float">
            <text:p>0.014763247</text:p>
          </table:table-cell>
          <table:table-cell office:value-type="float" office:value="0.014684451" calcext:value-type="float">
            <text:p>0.014684451</text:p>
          </table:table-cell>
          <table:table-cell office:value-type="float" office:value="0.01387773" calcext:value-type="float">
            <text:p>0.01387773</text:p>
          </table:table-cell>
          <table:table-cell office:value-type="float" office:value="0.013971533" calcext:value-type="float">
            <text:p>0.013971533</text:p>
          </table:table-cell>
          <table:table-cell office:value-type="float" office:value="0.0133710689999" calcext:value-type="float">
            <text:p>0.013371069</text:p>
          </table:table-cell>
          <table:table-cell office:value-type="float" office:value="0.0127565810001" calcext:value-type="float">
            <text:p>0.012756581</text:p>
          </table:table-cell>
          <table:table-cell office:value-type="float" office:value="0.012514886" calcext:value-type="float">
            <text:p>0.012514886</text:p>
          </table:table-cell>
          <table:table-cell office:value-type="float" office:value="0.012491061" calcext:value-type="float">
            <text:p>0.012491061</text:p>
          </table:table-cell>
          <table:table-cell office:value-type="float" office:value="0.012081624" calcext:value-type="float">
            <text:p>0.012081624</text:p>
          </table:table-cell>
          <table:table-cell office:value-type="float" office:value="0.0114359379999" calcext:value-type="float">
            <text:p>0.011435938</text:p>
          </table:table-cell>
          <table:table-cell office:value-type="float" office:value="0.0110379490001" calcext:value-type="float">
            <text:p>0.011037949</text:p>
          </table:table-cell>
          <table:table-cell office:value-type="float" office:value="0.011039321" calcext:value-type="float">
            <text:p>0.011039321</text:p>
          </table:table-cell>
          <table:table-cell office:value-type="float" office:value="0.0109099239999" calcext:value-type="float">
            <text:p>0.010909924</text:p>
          </table:table-cell>
          <table:table-cell office:value-type="float" office:value="0.0103340140001" calcext:value-type="float">
            <text:p>0.010334014</text:p>
          </table:table-cell>
          <table:table-cell office:value-type="float" office:value="0.00980506899992" calcext:value-type="float">
            <text:p>0.009805069</text:p>
          </table:table-cell>
          <table:table-cell office:value-type="float" office:value="0.00969346000002" calcext:value-type="float">
            <text:p>0.00969346</text:p>
          </table:table-cell>
          <table:table-cell office:value-type="float" office:value="0.00967666800005" calcext:value-type="float">
            <text:p>0.009676668</text:p>
          </table:table-cell>
          <table:table-cell office:value-type="float" office:value="0.00940787700001" calcext:value-type="float">
            <text:p>0.009407877</text:p>
          </table:table-cell>
          <table:table-cell office:value-type="float" office:value="0.00887059299997" calcext:value-type="float">
            <text:p>0.008870593</text:p>
          </table:table-cell>
          <table:table-cell office:value-type="float" office:value="0.00852936999998" calcext:value-type="float">
            <text:p>0.00852937</text:p>
          </table:table-cell>
          <table:table-cell office:value-type="float" office:value="0.00850670300006" calcext:value-type="float">
            <text:p>0.008506703</text:p>
          </table:table-cell>
          <table:table-cell office:value-type="float" office:value="0.00848463000001" calcext:value-type="float">
            <text:p>0.00848463</text:p>
          </table:table-cell>
          <table:table-cell office:value-type="float" office:value="0.00804366899994" calcext:value-type="float">
            <text:p>0.008043669</text:p>
          </table:table-cell>
          <table:table-cell office:value-type="float" office:value="0.007592515" calcext:value-type="float">
            <text:p>0.007592515</text:p>
          </table:table-cell>
          <table:table-cell office:value-type="float" office:value="0.00743966800005" calcext:value-type="float">
            <text:p>0.007439668</text:p>
          </table:table-cell>
          <table:table-cell office:value-type="float" office:value="0.00756329399998" calcext:value-type="float">
            <text:p>0.007563294</text:p>
          </table:table-cell>
          <table:table-cell office:value-type="float" office:value="0.00732785100004" calcext:value-type="float">
            <text:p>0.007327851</text:p>
          </table:table-cell>
          <table:table-cell office:value-type="float" office:value="0.00682320099994" calcext:value-type="float">
            <text:p>0.006823201</text:p>
          </table:table-cell>
          <table:table-cell office:value-type="float" office:value="0.00654043099999" calcext:value-type="float">
            <text:p>0.006540431</text:p>
          </table:table-cell>
          <table:table-cell office:value-type="float" office:value="0.00662456800002" calcext:value-type="float">
            <text:p>0.006624568</text:p>
          </table:table-cell>
          <table:table-cell office:value-type="float" office:value="0.00664199700005" calcext:value-type="float">
            <text:p>0.006641997</text:p>
          </table:table-cell>
          <table:table-cell office:value-type="float" office:value="0.00622287099992" calcext:value-type="float">
            <text:p>0.006222871</text:p>
          </table:table-cell>
          <table:table-cell office:value-type="float" office:value="0.00580532800001" calcext:value-type="float">
            <text:p>0.005805328</text:p>
          </table:table-cell>
          <table:table-cell office:value-type="float" office:value="0.00574455300004" calcext:value-type="float">
            <text:p>0.005744553</text:p>
          </table:table-cell>
          <table:table-cell office:value-type="float" office:value="0.00593894299996" calcext:value-type="float">
            <text:p>0.005938943</text:p>
          </table:table-cell>
          <table:table-cell office:value-type="float" office:value="0.00570883300002" calcext:value-type="float">
            <text:p>0.005708833</text:p>
          </table:table-cell>
          <table:table-cell office:value-type="float" office:value="0.00523912199997" calcext:value-type="float">
            <text:p>0.005239122</text:p>
          </table:table-cell>
          <table:table-cell office:value-type="float" office:value="0.00500681100002" calcext:value-type="float">
            <text:p>0.005006811</text:p>
          </table:table-cell>
          <table:table-cell office:value-type="float" office:value="0.00515330900006" calcext:value-type="float">
            <text:p>0.005153309</text:p>
          </table:table-cell>
          <table:table-cell office:value-type="float" office:value="0.00522657099999" calcext:value-type="float">
            <text:p>0.005226571</text:p>
          </table:table-cell>
          <table:table-cell office:value-type="float" office:value="0.00482856499993" calcext:value-type="float">
            <text:p>0.004828565</text:p>
          </table:table-cell>
          <table:table-cell office:value-type="float" office:value="0.00446455200001" calcext:value-type="float">
            <text:p>0.004464552</text:p>
          </table:table-cell>
          <table:table-cell office:value-type="float" office:value="0.00440039100003" calcext:value-type="float">
            <text:p>0.004400391</text:p>
          </table:table-cell>
          <table:table-cell office:value-type="float" office:value="0.00460106600002" calcext:value-type="float">
            <text:p>0.004601066</text:p>
          </table:table-cell>
          <table:table-cell office:value-type="float" office:value="0.00447399099999" calcext:value-type="float">
            <text:p>0.004473991</text:p>
          </table:table-cell>
          <table:table-cell office:value-type="float" office:value="0.00407352699998" calcext:value-type="float">
            <text:p>0.004073527</text:p>
          </table:table-cell>
          <table:table-cell office:value-type="float" office:value="0.00383868" calcext:value-type="float">
            <text:p>0.00383868</text:p>
          </table:table-cell>
          <table:table-cell office:value-type="float" office:value="0.003951367" calcext:value-type="float">
            <text:p>0.003951367</text:p>
          </table:table-cell>
          <table:table-cell office:value-type="float" office:value="0.00408992400001" calcext:value-type="float">
            <text:p>0.004089924</text:p>
          </table:table-cell>
          <table:table-cell office:value-type="float" office:value="0.00378051599998" calcext:value-type="float">
            <text:p>0.003780516</text:p>
          </table:table-cell>
          <table:table-cell office:value-type="float" office:value="0.00339083000007" calcext:value-type="float">
            <text:p>0.00339083</text:p>
          </table:table-cell>
          <table:table-cell office:value-type="float" office:value="0.00337040999998" calcext:value-type="float">
            <text:p>0.00337041</text:p>
          </table:table-cell>
          <table:table-cell office:value-type="float" office:value="0.00363461999999" calcext:value-type="float">
            <text:p>0.00363462</text:p>
          </table:table-cell>
          <table:table-cell office:value-type="float" office:value="0.003516656" calcext:value-type="float">
            <text:p>0.003516656</text:p>
          </table:table-cell>
          <table:table-cell office:value-type="float" office:value="0.00309635899995" calcext:value-type="float">
            <text:p>0.003096359</text:p>
          </table:table-cell>
          <table:table-cell office:value-type="float" office:value="0.002909019" calcext:value-type="float">
            <text:p>0.002909019</text:p>
          </table:table-cell>
          <table:table-cell office:value-type="float" office:value="0.00309394000002" calcext:value-type="float">
            <text:p>0.00309394</text:p>
          </table:table-cell>
          <table:table-cell office:value-type="float" office:value="0.00323579200003" calcext:value-type="float">
            <text:p>0.003235792</text:p>
          </table:table-cell>
          <table:table-cell office:value-type="float" office:value="0.00294206999998" calcext:value-type="float">
            <text:p>0.00294207</text:p>
          </table:table-cell>
          <table:table-cell office:value-type="float" office:value="0.00261774299997" calcext:value-type="float">
            <text:p>0.002617743</text:p>
          </table:table-cell>
          <table:table-cell office:value-type="float" office:value="0.00253466300002" calcext:value-type="float">
            <text:p>0.002534663</text:p>
          </table:table-cell>
          <table:table-cell office:value-type="float" office:value="0.00281301600005" calcext:value-type="float">
            <text:p>0.002813016</text:p>
          </table:table-cell>
          <table:table-cell office:value-type="float" office:value="0.00280670699997" calcext:value-type="float">
            <text:p>0.002806707</text:p>
          </table:table-cell>
          <table:table-cell office:value-type="float" office:value="0.00241568700003" calcext:value-type="float">
            <text:p>0.002415687</text:p>
          </table:table-cell>
          <table:table-cell office:value-type="float" office:value="0.00219656599993" calcext:value-type="float">
            <text:p>0.002196566</text:p>
          </table:table-cell>
          <table:table-cell office:value-type="float" office:value="0.00235755300002" calcext:value-type="float">
            <text:p>0.002357553</text:p>
          </table:table-cell>
          <table:table-cell office:value-type="float" office:value="0.00255043699999" calcext:value-type="float">
            <text:p>0.002550437</text:p>
          </table:table-cell>
          <table:table-cell office:value-type="float" office:value="0.00232019500004" calcext:value-type="float">
            <text:p>0.002320195</text:p>
          </table:table-cell>
          <table:table-cell office:value-type="float" office:value="0.00197525300001" calcext:value-type="float">
            <text:p>0.001975253</text:p>
          </table:table-cell>
          <table:table-cell office:value-type="float" office:value="0.00191682899997" calcext:value-type="float">
            <text:p>0.001916829</text:p>
          </table:table-cell>
          <table:table-cell office:value-type="float" office:value="0.00221584800002" calcext:value-type="float">
            <text:p>0.002215848</text:p>
          </table:table-cell>
          <table:table-cell office:value-type="float" office:value="0.00224065799994" calcext:value-type="float">
            <text:p>0.002240658</text:p>
          </table:table-cell>
          <table:table-cell office:value-type="float" office:value="0.00186493700003" calcext:value-type="float">
            <text:p>0.001864937</text:p>
          </table:table-cell>
          <table:table-cell office:value-type="float" office:value="0.00166114000004" calcext:value-type="float">
            <text:p>0.00166114</text:p>
          </table:table-cell>
          <table:table-cell office:value-type="float" office:value="0.00178893699996" calcext:value-type="float">
            <text:p>0.001788937</text:p>
          </table:table-cell>
          <table:table-cell office:value-type="float" office:value="0.00200990400003" calcext:value-type="float">
            <text:p>0.002009904</text:p>
          </table:table-cell>
          <table:table-cell office:value-type="float" office:value="0.00182767599997" calcext:value-type="float">
            <text:p>0.001827676</text:p>
          </table:table-cell>
          <table:table-cell office:value-type="float" office:value="0.00152061200005" calcext:value-type="float">
            <text:p>0.001520612</text:p>
          </table:table-cell>
          <table:table-cell office:value-type="float" office:value="0.00146559599994" calcext:value-type="float">
            <text:p>0.001465596</text:p>
          </table:table-cell>
          <table:table-cell office:value-type="float" office:value="-0.000834710999964" calcext:value-type="float">
            <text:p>-0.000834711</text:p>
          </table:table-cell>
          <table:table-cell office:value-type="float" office:value="-0.00375121300005" calcext:value-type="float">
            <text:p>-0.003751213</text:p>
          </table:table-cell>
          <table:table-cell office:value-type="float" office:value="-0.00508194599993" calcext:value-type="float">
            <text:p>-0.005081946</text:p>
          </table:table-cell>
          <table:table-cell office:value-type="float" office:value="-0.012062617" calcext:value-type="float">
            <text:p>-0.012062617</text:p>
          </table:table-cell>
          <table:table-cell office:value-type="float" office:value="-0.0151674220001" calcext:value-type="float">
            <text:p>-0.015167422</text:p>
          </table:table-cell>
          <table:table-cell office:value-type="float" office:value="-0.017495756" calcext:value-type="float">
            <text:p>-0.017495756</text:p>
          </table:table-cell>
          <table:table-cell office:value-type="float" office:value="-0.02155056" calcext:value-type="float">
            <text:p>-0.02155056</text:p>
          </table:table-cell>
          <table:table-cell office:value-type="float" office:value="-0.025844929" calcext:value-type="float">
            <text:p>-0.025844929</text:p>
          </table:table-cell>
          <table:table-cell office:value-type="float" office:value="-0.0287131669999" calcext:value-type="float">
            <text:p>-0.028713167</text:p>
          </table:table-cell>
          <table:table-cell office:value-type="float" office:value="-0.033659723" calcext:value-type="float">
            <text:p>-0.033659723</text:p>
          </table:table-cell>
          <table:table-cell office:value-type="float" office:value="-0.0368766309999" calcext:value-type="float">
            <text:p>-0.036876631</text:p>
          </table:table-cell>
          <table:table-cell office:value-type="float" office:value="-0.0392439670001" calcext:value-type="float">
            <text:p>-0.039243967</text:p>
          </table:table-cell>
          <table:table-cell office:value-type="float" office:value="-0.043964492" calcext:value-type="float">
            <text:p>-0.043964492</text:p>
          </table:table-cell>
          <table:table-cell office:value-type="float" office:value="-0.0519382149999" calcext:value-type="float">
            <text:p>-0.051938215</text:p>
          </table:table-cell>
          <table:table-cell office:value-type="float" office:value="-0.062912356" calcext:value-type="float">
            <text:p>-0.062912356</text:p>
          </table:table-cell>
          <table:table-cell office:value-type="float" office:value="-0.0926178439999" calcext:value-type="float">
            <text:p>-0.092617844</text:p>
          </table:table-cell>
          <table:table-cell office:value-type="float" office:value="-0.17099276" calcext:value-type="float">
            <text:p>-0.17099276</text:p>
          </table:table-cell>
          <table:table-cell office:value-type="float" office:value="-0.238998808" calcext:value-type="float">
            <text:p>-0.238998808</text:p>
          </table:table-cell>
          <table:table-cell office:value-type="float" office:value="-0.303096836" calcext:value-type="float">
            <text:p>-0.303096836</text:p>
          </table:table-cell>
          <table:table-cell office:value-type="float" office:value="-0.443870584" calcext:value-type="float">
            <text:p>-0.443870584</text:p>
          </table:table-cell>
          <table:table-cell office:value-type="float" office:value="-0.572857123" calcext:value-type="float">
            <text:p>-0.572857123</text:p>
          </table:table-cell>
          <table:table-cell office:value-type="float" office:value="-0.672035324" calcext:value-type="float">
            <text:p>-0.672035324</text:p>
          </table:table-cell>
          <table:table-cell office:value-type="float" office:value="-0.889099594" calcext:value-type="float">
            <text:p>-0.889099594</text:p>
          </table:table-cell>
          <table:table-cell office:value-type="float" office:value="-1.074533801" calcext:value-type="float">
            <text:p>-1.074533801</text:p>
          </table:table-cell>
          <table:table-cell office:value-type="float" office:value="-1.222119948" calcext:value-type="float">
            <text:p>-1.222119948</text:p>
          </table:table-cell>
          <table:table-cell office:value-type="float" office:value="-1.50760053" calcext:value-type="float">
            <text:p>-1.50760053</text:p>
          </table:table-cell>
          <table:table-cell office:value-type="float" office:value="-1.885767863" calcext:value-type="float">
            <text:p>-1.885767863</text:p>
          </table:table-cell>
          <table:table-cell office:value-type="float" office:value="-2.132723025" calcext:value-type="float">
            <text:p>-2.132723025</text:p>
          </table:table-cell>
          <table:table-cell office:value-type="float" office:value="-2.307307973" calcext:value-type="float">
            <text:p>-2.307307973</text:p>
          </table:table-cell>
          <table:table-cell office:value-type="float" office:value="-2.327415187" calcext:value-type="float">
            <text:p>-2.327415187</text:p>
          </table:table-cell>
          <table:table-cell office:value-type="float" office:value="-3.174803896" calcext:value-type="float">
            <text:p>-3.174803896</text:p>
          </table:table-cell>
          <table:table-cell office:value-type="float" office:value="-3.305337686" calcext:value-type="float">
            <text:p>-3.305337686</text:p>
          </table:table-cell>
          <table:table-cell office:value-type="float" office:value="-3.471975126" calcext:value-type="float">
            <text:p>-3.471975126</text:p>
          </table:table-cell>
          <table:table-cell office:value-type="float" office:value="-3.800509501" calcext:value-type="float">
            <text:p>-3.800509501</text:p>
          </table:table-cell>
          <table:table-cell office:value-type="float" office:value="-4.043714492" calcext:value-type="float">
            <text:p>-4.043714492</text:p>
          </table:table-cell>
          <table:table-cell office:value-type="float" office:value="-4.215985156" calcext:value-type="float">
            <text:p>-4.215985156</text:p>
          </table:table-cell>
          <table:table-cell office:value-type="float" office:value="-4.50192213" calcext:value-type="float">
            <text:p>-4.50192213</text:p>
          </table:table-cell>
          <table:table-cell office:value-type="float" office:value="-4.729051147" calcext:value-type="float">
            <text:p>-4.729051147</text:p>
          </table:table-cell>
          <table:table-cell office:value-type="float" office:value="-4.879101933" calcext:value-type="float">
            <text:p>-4.879101933</text:p>
          </table:table-cell>
          <table:table-cell office:value-type="float" office:value="-5.004848" calcext:value-type="float">
            <text:p>-5.004848</text:p>
          </table:table-cell>
          <table:table-cell office:value-type="float" office:value="-5.133016169" calcext:value-type="float">
            <text:p>-5.133016169</text:p>
          </table:table-cell>
          <table:table-cell office:value-type="float" office:value="-5.250945877" calcext:value-type="float">
            <text:p>-5.250945877</text:p>
          </table:table-cell>
          <table:table-cell office:value-type="float" office:value="-5.340040577" calcext:value-type="float">
            <text:p>-5.340040577</text:p>
          </table:table-cell>
          <table:table-cell office:value-type="float" office:value="-5.621439686" calcext:value-type="float">
            <text:p>-5.621439686</text:p>
          </table:table-cell>
          <table:table-cell office:value-type="float" office:value="-5.817628385" calcext:value-type="float">
            <text:p>-5.817628385</text:p>
          </table:table-cell>
          <table:table-cell office:value-type="float" office:value="-5.891337628" calcext:value-type="float">
            <text:p>-5.891337628</text:p>
          </table:table-cell>
          <table:table-cell office:value-type="float" office:value="-5.961855465" calcext:value-type="float">
            <text:p>-5.961855465</text:p>
          </table:table-cell>
          <table:table-cell office:value-type="float" office:value="-6.109316899" calcext:value-type="float">
            <text:p>-6.109316899</text:p>
          </table:table-cell>
          <table:table-cell office:value-type="float" office:value="-6.200183434" calcext:value-type="float">
            <text:p>-6.200183434</text:p>
          </table:table-cell>
          <table:table-cell office:value-type="float" office:value="-6.30150419" calcext:value-type="float">
            <text:p>-6.30150419</text:p>
          </table:table-cell>
          <table:table-cell office:value-type="float" office:value="-6.514707554" calcext:value-type="float">
            <text:p>-6.514707554</text:p>
          </table:table-cell>
          <table:table-cell office:value-type="float" office:value="-6.658407825" calcext:value-type="float">
            <text:p>-6.658407825</text:p>
          </table:table-cell>
          <table:table-cell office:value-type="float" office:value="-6.691582504" calcext:value-type="float">
            <text:p>-6.691582504</text:p>
          </table:table-cell>
          <table:table-cell office:value-type="float" office:value="-6.724204214" calcext:value-type="float">
            <text:p>-6.724204214</text:p>
          </table:table-cell>
          <table:table-cell office:value-type="float" office:value="-6.756326815" calcext:value-type="float">
            <text:p>-6.756326815</text:p>
          </table:table-cell>
          <table:table-cell office:value-type="float" office:value="-6.788141818" calcext:value-type="float">
            <text:p>-6.788141818</text:p>
          </table:table-cell>
          <table:table-cell office:value-type="float" office:value="-6.820007154" calcext:value-type="float">
            <text:p>-6.820007154</text:p>
          </table:table-cell>
          <table:table-cell office:value-type="float" office:value="-6.923176835" calcext:value-type="float">
            <text:p>-6.923176835</text:p>
          </table:table-cell>
          <table:table-cell office:value-type="float" office:value="-6.993075382" calcext:value-type="float">
            <text:p>-6.993075382</text:p>
          </table:table-cell>
          <table:table-cell office:value-type="float" office:value="-7.025463734" calcext:value-type="float">
            <text:p>-7.025463734</text:p>
          </table:table-cell>
          <table:table-cell office:value-type="float" office:value="-7.054301234" calcext:value-type="float">
            <text:p>-7.054301234</text:p>
          </table:table-cell>
          <table:table-cell office:value-type="float" office:value="-7.082918958" calcext:value-type="float">
            <text:p>-7.082918958</text:p>
          </table:table-cell>
          <table:table-cell office:value-type="float" office:value="-7.110668471" calcext:value-type="float">
            <text:p>-7.110668471</text:p>
          </table:table-cell>
          <table:table-cell office:value-type="float" office:value="-7.189431985" calcext:value-type="float">
            <text:p>-7.189431985</text:p>
          </table:table-cell>
          <table:table-cell office:value-type="float" office:value="-7.263590287" calcext:value-type="float">
            <text:p>-7.263590287</text:p>
          </table:table-cell>
          <table:table-cell office:value-type="float" office:value="-7.293645081" calcext:value-type="float">
            <text:p>-7.293645081</text:p>
          </table:table-cell>
          <table:table-cell office:value-type="float" office:value="-7.311762417" calcext:value-type="float">
            <text:p>-7.311762417</text:p>
          </table:table-cell>
          <table:table-cell office:value-type="float" office:value="-7.249976133" calcext:value-type="float">
            <text:p>-7.249976133</text:p>
          </table:table-cell>
          <table:table-cell office:value-type="float" office:value="-7.162437794" calcext:value-type="float">
            <text:p>-7.162437794</text:p>
          </table:table-cell>
          <table:table-cell office:value-type="float" office:value="-7.074271472" calcext:value-type="float">
            <text:p>-7.074271472</text:p>
          </table:table-cell>
          <table:table-cell office:value-type="float" office:value="-6.987441964" calcext:value-type="float">
            <text:p>-6.987441964</text:p>
          </table:table-cell>
          <table:table-cell office:value-type="float" office:value="-6.901576338" calcext:value-type="float">
            <text:p>-6.901576338</text:p>
          </table:table-cell>
          <table:table-cell office:value-type="float" office:value="-6.816438635" calcext:value-type="float">
            <text:p>-6.816438635</text:p>
          </table:table-cell>
          <table:table-cell office:value-type="float" office:value="-6.732305904" calcext:value-type="float">
            <text:p>-6.732305904</text:p>
          </table:table-cell>
          <table:table-cell office:value-type="float" office:value="-6.649641521" calcext:value-type="float">
            <text:p>-6.649641521</text:p>
          </table:table-cell>
          <table:table-cell office:value-type="float" office:value="-6.511342541" calcext:value-type="float">
            <text:p>-6.511342541</text:p>
          </table:table-cell>
          <table:table-cell office:value-type="float" office:value="-6.313972067" calcext:value-type="float">
            <text:p>-6.313972067</text:p>
          </table:table-cell>
          <table:table-cell office:value-type="float" office:value="-6.137383194" calcext:value-type="float">
            <text:p>-6.137383194</text:p>
          </table:table-cell>
          <table:table-cell office:value-type="float" office:value="-5.965703086" calcext:value-type="float">
            <text:p>-5.965703086</text:p>
          </table:table-cell>
          <table:table-cell office:value-type="float" office:value="-5.7990379" calcext:value-type="float">
            <text:p>-5.7990379</text:p>
          </table:table-cell>
          <table:table-cell office:value-type="float" office:value="-5.636986086" calcext:value-type="float">
            <text:p>-5.636986086</text:p>
          </table:table-cell>
          <table:table-cell office:value-type="float" office:value="-5.479124935" calcext:value-type="float">
            <text:p>-5.479124935</text:p>
          </table:table-cell>
          <table:table-cell office:value-type="float" office:value="-5.325508652" calcext:value-type="float">
            <text:p>-5.325508652</text:p>
          </table:table-cell>
          <table:table-cell office:value-type="float" office:value="-5.176614205" calcext:value-type="float">
            <text:p>-5.176614205</text:p>
          </table:table-cell>
          <table:table-cell office:value-type="float" office:value="-5.032102046" calcext:value-type="float">
            <text:p>-5.032102046</text:p>
          </table:table-cell>
          <table:table-cell office:value-type="float" office:value="-4.891419152" calcext:value-type="float">
            <text:p>-4.891419152</text:p>
          </table:table-cell>
          <table:table-cell office:value-type="float" office:value="-4.754317092" calcext:value-type="float">
            <text:p>-4.754317092</text:p>
          </table:table-cell>
          <table:table-cell office:value-type="float" office:value="-4.621203297" calcext:value-type="float">
            <text:p>-4.621203297</text:p>
          </table:table-cell>
          <table:table-cell office:value-type="float" office:value="-4.492135272" calcext:value-type="float">
            <text:p>-4.492135272</text:p>
          </table:table-cell>
          <table:table-cell office:value-type="float" office:value="-4.366685915" calcext:value-type="float">
            <text:p>-4.366685915</text:p>
          </table:table-cell>
          <table:table-cell office:value-type="float" office:value="-4.244453055" calcext:value-type="float">
            <text:p>-4.244453055</text:p>
          </table:table-cell>
          <table:table-cell office:value-type="float" office:value="-4.125430789" calcext:value-type="float">
            <text:p>-4.125430789</text:p>
          </table:table-cell>
          <table:table-cell office:value-type="float" office:value="-4.010035936" calcext:value-type="float">
            <text:p>-4.010035936</text:p>
          </table:table-cell>
          <table:table-cell office:value-type="float" office:value="-3.898105899" calcext:value-type="float">
            <text:p>-3.898105899</text:p>
          </table:table-cell>
          <table:table-cell office:value-type="float" office:value="-3.78913936" calcext:value-type="float">
            <text:p>-3.78913936</text:p>
          </table:table-cell>
          <table:table-cell office:value-type="float" office:value="-3.682904834" calcext:value-type="float">
            <text:p>-3.682904834</text:p>
          </table:table-cell>
          <table:table-cell office:value-type="float" office:value="-3.579727318" calcext:value-type="float">
            <text:p>-3.579727318</text:p>
          </table:table-cell>
          <table:table-cell office:value-type="float" office:value="-3.479826618" calcext:value-type="float">
            <text:p>-3.479826618</text:p>
          </table:table-cell>
          <table:table-cell office:value-type="float" office:value="-3.382729997" calcext:value-type="float">
            <text:p>-3.382729997</text:p>
          </table:table-cell>
          <table:table-cell office:value-type="float" office:value="-3.288037774" calcext:value-type="float">
            <text:p>-3.288037774</text:p>
          </table:table-cell>
          <table:table-cell office:value-type="float" office:value="-3.195797062" calcext:value-type="float">
            <text:p>-3.195797062</text:p>
          </table:table-cell>
          <table:table-cell office:value-type="float" office:value="-3.106487516" calcext:value-type="float">
            <text:p>-3.106487516</text:p>
          </table:table-cell>
          <table:table-cell office:value-type="float" office:value="-3.019910987" calcext:value-type="float">
            <text:p>-3.019910987</text:p>
          </table:table-cell>
          <table:table-cell office:value-type="float" office:value="-2.93554621" calcext:value-type="float">
            <text:p>-2.93554621</text:p>
          </table:table-cell>
          <table:table-cell office:value-type="float" office:value="-2.8531823625" calcext:value-type="float">
            <text:p>-2.8531823625</text:p>
          </table:table-cell>
          <table:table-cell office:value-type="float" office:value="-2.7732291847" calcext:value-type="float">
            <text:p>-2.7732291847</text:p>
          </table:table-cell>
          <table:table-cell office:value-type="float" office:value="-2.6959254129" calcext:value-type="float">
            <text:p>-2.6959254129</text:p>
          </table:table-cell>
          <table:table-cell office:value-type="float" office:value="-2.6207606016" calcext:value-type="float">
            <text:p>-2.6207606016</text:p>
          </table:table-cell>
          <table:table-cell office:value-type="float" office:value="-2.5473440443" calcext:value-type="float">
            <text:p>-2.5473440443</text:p>
          </table:table-cell>
          <table:table-cell office:value-type="float" office:value="-2.4757769543" calcext:value-type="float">
            <text:p>-2.4757769543</text:p>
          </table:table-cell>
          <table:table-cell office:value-type="float" office:value="-2.4066119789" calcext:value-type="float">
            <text:p>-2.4066119789</text:p>
          </table:table-cell>
          <table:table-cell office:value-type="float" office:value="-2.3396137084" calcext:value-type="float">
            <text:p>-2.3396137084</text:p>
          </table:table-cell>
          <table:table-cell office:value-type="float" office:value="-2.2742456207" calcext:value-type="float">
            <text:p>-2.2742456207</text:p>
          </table:table-cell>
          <table:table-cell office:value-type="float" office:value="-2.2103457072" calcext:value-type="float">
            <text:p>-2.2103457072</text:p>
          </table:table-cell>
          <table:table-cell office:value-type="float" office:value="-2.148358843" calcext:value-type="float">
            <text:p>-2.148358843</text:p>
          </table:table-cell>
          <table:table-cell office:value-type="float" office:value="-2.0884542083" calcext:value-type="float">
            <text:p>-2.0884542083</text:p>
          </table:table-cell>
          <table:table-cell office:value-type="float" office:value="-2.0302686948" calcext:value-type="float">
            <text:p>-2.0302686948</text:p>
          </table:table-cell>
          <table:table-cell office:value-type="float" office:value="-1.9734079506" calcext:value-type="float">
            <text:p>-1.9734079506</text:p>
          </table:table-cell>
          <table:table-cell office:value-type="float" office:value="-1.917898039" calcext:value-type="float">
            <text:p>-1.917898039</text:p>
          </table:table-cell>
          <table:table-cell office:value-type="float" office:value="-1.8642550079" calcext:value-type="float">
            <text:p>-1.8642550079</text:p>
          </table:table-cell>
          <table:table-cell office:value-type="float" office:value="-1.8123868546" calcext:value-type="float">
            <text:p>-1.8123868546</text:p>
          </table:table-cell>
          <table:table-cell office:value-type="float" office:value="-1.7617901163" calcext:value-type="float">
            <text:p>-1.7617901163</text:p>
          </table:table-cell>
          <table:table-cell office:value-type="float" office:value="-1.7122496005" calcext:value-type="float">
            <text:p>-1.7122496005</text:p>
          </table:table-cell>
          <table:table-cell office:value-type="float" office:value="-1.6641521865" calcext:value-type="float">
            <text:p>-1.6641521865</text:p>
          </table:table-cell>
          <table:table-cell office:value-type="float" office:value="-1.617825925" calcext:value-type="float">
            <text:p>-1.617825925</text:p>
          </table:table-cell>
          <table:table-cell office:value-type="float" office:value="-1.5728210362" calcext:value-type="float">
            <text:p>-1.5728210362</text:p>
          </table:table-cell>
          <table:table-cell office:value-type="float" office:value="-1.5287415678" calcext:value-type="float">
            <text:p>-1.5287415678</text:p>
          </table:table-cell>
          <table:table-cell office:value-type="float" office:value="-1.4856446149" calcext:value-type="float">
            <text:p>-1.4856446149</text:p>
          </table:table-cell>
          <table:table-cell office:value-type="float" office:value="-1.4441277786" calcext:value-type="float">
            <text:p>-1.4441277786</text:p>
          </table:table-cell>
          <table:table-cell office:value-type="float" office:value="-1.4040422659" calcext:value-type="float">
            <text:p>-1.4040422659</text:p>
          </table:table-cell>
          <table:table-cell office:value-type="float" office:value="-1.3648749843" calcext:value-type="float">
            <text:p>-1.3648749843</text:p>
          </table:table-cell>
          <table:table-cell office:value-type="float" office:value="-1.3264077697" calcext:value-type="float">
            <text:p>-1.3264077697</text:p>
          </table:table-cell>
          <table:table-cell office:value-type="float" office:value="-1.2890983656" calcext:value-type="float">
            <text:p>-1.2890983656</text:p>
          </table:table-cell>
          <table:table-cell office:value-type="float" office:value="-1.2532922724" calcext:value-type="float">
            <text:p>-1.2532922724</text:p>
          </table:table-cell>
          <table:table-cell office:value-type="float" office:value="-1.2184438502" calcext:value-type="float">
            <text:p>-1.2184438502</text:p>
          </table:table-cell>
          <table:table-cell office:value-type="float" office:value="-1.1843269564" calcext:value-type="float">
            <text:p>-1.1843269564</text:p>
          </table:table-cell>
          <table:table-cell office:value-type="float" office:value="-1.1509003832" calcext:value-type="float">
            <text:p>-1.1509003832</text:p>
          </table:table-cell>
          <table:table-cell office:value-type="float" office:value="-1.1186725335" calcext:value-type="float">
            <text:p>-1.1186725335</text:p>
          </table:table-cell>
          <table:table-cell office:value-type="float" office:value="-1.0876639365" calcext:value-type="float">
            <text:p>-1.0876639365</text:p>
          </table:table-cell>
          <table:table-cell office:value-type="float" office:value="-1.0573789893" calcext:value-type="float">
            <text:p>-1.0573789893</text:p>
          </table:table-cell>
          <table:table-cell office:value-type="float" office:value="-1.0275729953" calcext:value-type="float">
            <text:p>-1.0275729953</text:p>
          </table:table-cell>
          <table:table-cell office:value-type="float" office:value="-0.9985924973" calcext:value-type="float">
            <text:p>-0.9985924973</text:p>
          </table:table-cell>
          <table:table-cell office:value-type="float" office:value="-0.9708531062" calcext:value-type="float">
            <text:p>-0.9708531062</text:p>
          </table:table-cell>
          <table:table-cell office:value-type="float" office:value="-0.9439611149" calcext:value-type="float">
            <text:p>-0.9439611149</text:p>
          </table:table-cell>
          <table:table-cell office:value-type="float" office:value="-0.9175093617" calcext:value-type="float">
            <text:p>-0.9175093617</text:p>
          </table:table-cell>
          <table:table-cell office:value-type="float" office:value="-0.8915043389" calcext:value-type="float">
            <text:p>-0.8915043389</text:p>
          </table:table-cell>
          <table:table-cell office:value-type="float" office:value="-0.8665554221" calcext:value-type="float">
            <text:p>-0.8665554221</text:p>
          </table:table-cell>
          <table:table-cell office:value-type="float" office:value="-0.8426283946" calcext:value-type="float">
            <text:p>-0.8426283946</text:p>
          </table:table-cell>
          <table:table-cell office:value-type="float" office:value="-0.8191954118" calcext:value-type="float">
            <text:p>-0.8191954118</text:p>
          </table:table-cell>
          <table:table-cell office:value-type="float" office:value="-0.7960173388" calcext:value-type="float">
            <text:p>-0.7960173388</text:p>
          </table:table-cell>
          <table:table-cell office:value-type="float" office:value="-0.773504938" calcext:value-type="float">
            <text:p>-0.773504938</text:p>
          </table:table-cell>
          <table:table-cell office:value-type="float" office:value="-0.7521026096" calcext:value-type="float">
            <text:p>-0.7521026096</text:p>
          </table:table-cell>
          <table:table-cell office:value-type="float" office:value="-0.7312727674" calcext:value-type="float">
            <text:p>-0.7312727674</text:p>
          </table:table-cell>
          <table:table-cell office:value-type="float" office:value="-0.710811888" calcext:value-type="float">
            <text:p>-0.710811888</text:p>
          </table:table-cell>
          <table:table-cell office:value-type="float" office:value="-0.6906432432" calcext:value-type="float">
            <text:p>-0.6906432432</text:p>
          </table:table-cell>
          <table:table-cell office:value-type="float" office:value="-0.6712572557" calcext:value-type="float">
            <text:p>-0.6712572557</text:p>
          </table:table-cell>
          <table:table-cell office:value-type="float" office:value="-0.6527446432" calcext:value-type="float">
            <text:p>-0.6527446432</text:p>
          </table:table-cell>
          <table:table-cell office:value-type="float" office:value="-0.634638556" calcext:value-type="float">
            <text:p>-0.634638556</text:p>
          </table:table-cell>
          <table:table-cell office:value-type="float" office:value="-0.6166959531" calcext:value-type="float">
            <text:p>-0.6166959531</text:p>
          </table:table-cell>
          <table:table-cell office:value-type="float" office:value="-0.5991906802" calcext:value-type="float">
            <text:p>-0.5991906802</text:p>
          </table:table-cell>
          <table:table-cell office:value-type="float" office:value="-0.5825857784" calcext:value-type="float">
            <text:p>-0.5825857784</text:p>
          </table:table-cell>
          <table:table-cell office:value-type="float" office:value="-0.5665600179" calcext:value-type="float">
            <text:p>-0.5665600179</text:p>
          </table:table-cell>
          <table:table-cell office:value-type="float" office:value="-0.5506908377" calcext:value-type="float">
            <text:p>-0.5506908377</text:p>
          </table:table-cell>
          <table:table-cell office:value-type="float" office:value="-0.5349652802" calcext:value-type="float">
            <text:p>-0.5349652802</text:p>
          </table:table-cell>
          <table:table-cell office:value-type="float" office:value="-0.5199509096" calcext:value-type="float">
            <text:p>-0.5199509096</text:p>
          </table:table-cell>
          <table:table-cell office:value-type="float" office:value="-0.5057007475" calcext:value-type="float">
            <text:p>-0.5057007475</text:p>
          </table:table-cell>
          <table:table-cell office:value-type="float" office:value="-0.4917096952" calcext:value-type="float">
            <text:p>-0.4917096952</text:p>
          </table:table-cell>
          <table:table-cell office:value-type="float" office:value="-0.4777265654" calcext:value-type="float">
            <text:p>-0.4777265654</text:p>
          </table:table-cell>
          <table:table-cell office:value-type="float" office:value="-0.4641014585" calcext:value-type="float">
            <text:p>-0.4641014585</text:p>
          </table:table-cell>
          <table:table-cell office:value-type="float" office:value="-0.4513058482" calcext:value-type="float">
            <text:p>-0.4513058482</text:p>
          </table:table-cell>
          <table:table-cell office:value-type="float" office:value="-0.4389676565" calcext:value-type="float">
            <text:p>-0.4389676565</text:p>
          </table:table-cell>
          <table:table-cell office:value-type="float" office:value="-0.4266502587" calcext:value-type="float">
            <text:p>-0.4266502587</text:p>
          </table:table-cell>
          <table:table-cell office:value-type="float" office:value="-0.4143611466" calcext:value-type="float">
            <text:p>-0.4143611466</text:p>
          </table:table-cell>
          <table:table-cell office:value-type="float" office:value="-0.4027364952" calcext:value-type="float">
            <text:p>-0.4027364952</text:p>
          </table:table-cell>
          <table:table-cell office:value-type="float" office:value="-0.3917948002" calcext:value-type="float">
            <text:p>-0.3917948002</text:p>
          </table:table-cell>
          <table:table-cell office:value-type="float" office:value="-0.3809900785" calcext:value-type="float">
            <text:p>-0.3809900785</text:p>
          </table:table-cell>
          <table:table-cell office:value-type="float" office:value="-0.3700821258" calcext:value-type="float">
            <text:p>-0.3700821258</text:p>
          </table:table-cell>
          <table:table-cell office:value-type="float" office:value="-0.359498145" calcext:value-type="float">
            <text:p>-0.359498145</text:p>
          </table:table-cell>
          <table:table-cell office:value-type="float" office:value="-0.3495630187" calcext:value-type="float">
            <text:p>-0.3495630187</text:p>
          </table:table-cell>
          <table:table-cell office:value-type="float" office:value="-0.3400656788" calcext:value-type="float">
            <text:p>-0.3400656788</text:p>
          </table:table-cell>
          <table:table-cell office:value-type="float" office:value="-0.3305662059" calcext:value-type="float">
            <text:p>-0.3305662059</text:p>
          </table:table-cell>
          <table:table-cell office:value-type="float" office:value="-0.3210094631" calcext:value-type="float">
            <text:p>-0.3210094631</text:p>
          </table:table-cell>
          <table:table-cell office:value-type="float" office:value="-0.3119329104" calcext:value-type="float">
            <text:p>-0.3119329104</text:p>
          </table:table-cell>
          <table:table-cell office:value-type="float" office:value="-0.3034907139" calcext:value-type="float">
            <text:p>-0.3034907139</text:p>
          </table:table-cell>
          <table:table-cell office:value-type="float" office:value="-0.2951824825" calcext:value-type="float">
            <text:p>-0.2951824825</text:p>
          </table:table-cell>
        </table:table-row>
        <table:table-row table:style-name="ro1">
          <table:table-cell office:value-type="string" calcext:value-type="string">
            <text:p>liuyc_8_prius0</text:p>
          </table:table-cell>
          <table:table-cell office:value-type="float" office:value="1.9278980978" calcext:value-type="float">
            <text:p>1.9278980978</text:p>
          </table:table-cell>
          <table:table-cell office:value-type="float" office:value="1.911921239" calcext:value-type="float">
            <text:p>1.911921239</text:p>
          </table:table-cell>
          <table:table-cell office:value-type="float" office:value="3.6007392899" calcext:value-type="float">
            <text:p>3.6007392899</text:p>
          </table:table-cell>
          <table:table-cell office:value-type="float" office:value="8.6620217986" calcext:value-type="float">
            <text:p>8.6620217986</text:p>
          </table:table-cell>
          <table:table-cell office:value-type="float" office:value="8.5771764012" calcext:value-type="float">
            <text:p>8.5771764012</text:p>
          </table:table-cell>
          <table:table-cell office:value-type="float" office:value="8.5627913813" calcext:value-type="float">
            <text:p>8.5627913813</text:p>
          </table:table-cell>
          <table:table-cell office:value-type="float" office:value="8.5473268804" calcext:value-type="float">
            <text:p>8.5473268804</text:p>
          </table:table-cell>
          <table:table-cell office:value-type="float" office:value="8.4797134468" calcext:value-type="float">
            <text:p>8.4797134468</text:p>
          </table:table-cell>
          <table:table-cell office:value-type="float" office:value="8.4213961991" calcext:value-type="float">
            <text:p>8.4213961991</text:p>
          </table:table-cell>
          <table:table-cell office:value-type="float" office:value="8.3680048848" calcext:value-type="float">
            <text:p>8.3680048848</text:p>
          </table:table-cell>
          <table:table-cell office:value-type="float" office:value="8.3050770345" calcext:value-type="float">
            <text:p>8.3050770345</text:p>
          </table:table-cell>
          <table:table-cell office:value-type="float" office:value="8.2521494573" calcext:value-type="float">
            <text:p>8.2521494573</text:p>
          </table:table-cell>
          <table:table-cell office:value-type="float" office:value="8.202593403" calcext:value-type="float">
            <text:p>8.202593403</text:p>
          </table:table-cell>
          <table:table-cell office:value-type="float" office:value="8.181269847" calcext:value-type="float">
            <text:p>8.181269847</text:p>
          </table:table-cell>
          <table:table-cell office:value-type="float" office:value="8.127502963" calcext:value-type="float">
            <text:p>8.127502963</text:p>
          </table:table-cell>
          <table:table-cell office:value-type="float" office:value="8.072909634" calcext:value-type="float">
            <text:p>8.072909634</text:p>
          </table:table-cell>
          <table:table-cell office:value-type="float" office:value="8.034361775" calcext:value-type="float">
            <text:p>8.034361775</text:p>
          </table:table-cell>
          <table:table-cell office:value-type="float" office:value="8.00114911" calcext:value-type="float">
            <text:p>8.00114911</text:p>
          </table:table-cell>
          <table:table-cell office:value-type="float" office:value="7.945766754" calcext:value-type="float">
            <text:p>7.945766754</text:p>
          </table:table-cell>
          <table:table-cell office:value-type="float" office:value="7.904460984" calcext:value-type="float">
            <text:p>7.904460984</text:p>
          </table:table-cell>
          <table:table-cell office:value-type="float" office:value="7.850050376" calcext:value-type="float">
            <text:p>7.850050376</text:p>
          </table:table-cell>
          <table:table-cell office:value-type="float" office:value="7.788406212" calcext:value-type="float">
            <text:p>7.788406212</text:p>
          </table:table-cell>
          <table:table-cell office:value-type="float" office:value="7.78465914" calcext:value-type="float">
            <text:p>7.78465914</text:p>
          </table:table-cell>
          <table:table-cell office:value-type="float" office:value="7.73700728" calcext:value-type="float">
            <text:p>7.73700728</text:p>
          </table:table-cell>
          <table:table-cell office:value-type="float" office:value="7.691178648" calcext:value-type="float">
            <text:p>7.691178648</text:p>
          </table:table-cell>
          <table:table-cell office:value-type="float" office:value="7.631629529" calcext:value-type="float">
            <text:p>7.631629529</text:p>
          </table:table-cell>
          <table:table-cell office:value-type="float" office:value="7.588477031" calcext:value-type="float">
            <text:p>7.588477031</text:p>
          </table:table-cell>
          <table:table-cell office:value-type="float" office:value="7.533333375" calcext:value-type="float">
            <text:p>7.533333375</text:p>
          </table:table-cell>
          <table:table-cell office:value-type="float" office:value="7.453385191" calcext:value-type="float">
            <text:p>7.453385191</text:p>
          </table:table-cell>
          <table:table-cell office:value-type="float" office:value="7.36972409" calcext:value-type="float">
            <text:p>7.36972409</text:p>
          </table:table-cell>
          <table:table-cell office:value-type="float" office:value="7.28484418" calcext:value-type="float">
            <text:p>7.28484418</text:p>
          </table:table-cell>
          <table:table-cell office:value-type="float" office:value="7.196712355" calcext:value-type="float">
            <text:p>7.196712355</text:p>
          </table:table-cell>
          <table:table-cell office:value-type="float" office:value="7.108500142" calcext:value-type="float">
            <text:p>7.108500142</text:p>
          </table:table-cell>
          <table:table-cell office:value-type="float" office:value="7.020988353" calcext:value-type="float">
            <text:p>7.020988353</text:p>
          </table:table-cell>
          <table:table-cell office:value-type="float" office:value="6.934163319" calcext:value-type="float">
            <text:p>6.934163319</text:p>
          </table:table-cell>
          <table:table-cell office:value-type="float" office:value="6.847985132" calcext:value-type="float">
            <text:p>6.847985132</text:p>
          </table:table-cell>
          <table:table-cell office:value-type="float" office:value="6.67340854" calcext:value-type="float">
            <text:p>6.67340854</text:p>
          </table:table-cell>
          <table:table-cell office:value-type="float" office:value="6.479294067" calcext:value-type="float">
            <text:p>6.479294067</text:p>
          </table:table-cell>
          <table:table-cell office:value-type="float" office:value="6.298009191" calcext:value-type="float">
            <text:p>6.298009191</text:p>
          </table:table-cell>
          <table:table-cell office:value-type="float" office:value="6.121825107" calcext:value-type="float">
            <text:p>6.121825107</text:p>
          </table:table-cell>
          <table:table-cell office:value-type="float" office:value="5.950909424" calcext:value-type="float">
            <text:p>5.950909424</text:p>
          </table:table-cell>
          <table:table-cell office:value-type="float" office:value="5.784963592" calcext:value-type="float">
            <text:p>5.784963592</text:p>
          </table:table-cell>
          <table:table-cell office:value-type="float" office:value="5.623196391" calcext:value-type="float">
            <text:p>5.623196391</text:p>
          </table:table-cell>
          <table:table-cell office:value-type="float" office:value="5.465462585" calcext:value-type="float">
            <text:p>5.465462585</text:p>
          </table:table-cell>
          <table:table-cell office:value-type="float" office:value="5.312473612" calcext:value-type="float">
            <text:p>5.312473612</text:p>
          </table:table-cell>
          <table:table-cell office:value-type="float" office:value="5.16415169" calcext:value-type="float">
            <text:p>5.16415169</text:p>
          </table:table-cell>
          <table:table-cell office:value-type="float" office:value="5.019900271" calcext:value-type="float">
            <text:p>5.019900271</text:p>
          </table:table-cell>
          <table:table-cell office:value-type="float" office:value="4.879317046" calcext:value-type="float">
            <text:p>4.879317046</text:p>
          </table:table-cell>
          <table:table-cell office:value-type="float" office:value="4.742574064" calcext:value-type="float">
            <text:p>4.742574064</text:p>
          </table:table-cell>
          <table:table-cell office:value-type="float" office:value="4.609980358" calcext:value-type="float">
            <text:p>4.609980358</text:p>
          </table:table-cell>
          <table:table-cell office:value-type="float" office:value="4.481363836" calcext:value-type="float">
            <text:p>4.481363836</text:p>
          </table:table-cell>
          <table:table-cell office:value-type="float" office:value="4.356070788" calcext:value-type="float">
            <text:p>4.356070788</text:p>
          </table:table-cell>
          <table:table-cell office:value-type="float" office:value="4.233921462" calcext:value-type="float">
            <text:p>4.233921462</text:p>
          </table:table-cell>
          <table:table-cell office:value-type="float" office:value="4.11536792" calcext:value-type="float">
            <text:p>4.11536792</text:p>
          </table:table-cell>
          <table:table-cell office:value-type="float" office:value="4.000495663" calcext:value-type="float">
            <text:p>4.000495663</text:p>
          </table:table-cell>
          <table:table-cell office:value-type="float" office:value="3.88885249" calcext:value-type="float">
            <text:p>3.88885249</text:p>
          </table:table-cell>
          <table:table-cell office:value-type="float" office:value="3.779872295" calcext:value-type="float">
            <text:p>3.779872295</text:p>
          </table:table-cell>
          <table:table-cell office:value-type="float" office:value="3.673861725" calcext:value-type="float">
            <text:p>3.673861725</text:p>
          </table:table-cell>
          <table:table-cell office:value-type="float" office:value="3.571167503" calcext:value-type="float">
            <text:p>3.571167503</text:p>
          </table:table-cell>
          <table:table-cell office:value-type="float" office:value="3.471622391" calcext:value-type="float">
            <text:p>3.471622391</text:p>
          </table:table-cell>
          <table:table-cell office:value-type="float" office:value="3.374544273" calcext:value-type="float">
            <text:p>3.374544273</text:p>
          </table:table-cell>
          <table:table-cell office:value-type="float" office:value="3.279810737" calcext:value-type="float">
            <text:p>3.279810737</text:p>
          </table:table-cell>
          <table:table-cell office:value-type="float" office:value="3.187941422" calcext:value-type="float">
            <text:p>3.187941422</text:p>
          </table:table-cell>
          <table:table-cell office:value-type="float" office:value="3.09903311" calcext:value-type="float">
            <text:p>3.09903311</text:p>
          </table:table-cell>
          <table:table-cell office:value-type="float" office:value="3.012608363" calcext:value-type="float">
            <text:p>3.012608363</text:p>
          </table:table-cell>
          <table:table-cell office:value-type="float" office:value="2.928095557" calcext:value-type="float">
            <text:p>2.928095557</text:p>
          </table:table-cell>
          <table:table-cell office:value-type="float" office:value="2.845889896" calcext:value-type="float">
            <text:p>2.845889896</text:p>
          </table:table-cell>
          <table:table-cell office:value-type="float" office:value="2.766381691" calcext:value-type="float">
            <text:p>2.766381691</text:p>
          </table:table-cell>
          <table:table-cell office:value-type="float" office:value="2.689270975" calcext:value-type="float">
            <text:p>2.689270975</text:p>
          </table:table-cell>
          <table:table-cell office:value-type="float" office:value="2.6141455" calcext:value-type="float">
            <text:p>2.6141455</text:p>
          </table:table-cell>
          <table:table-cell office:value-type="float" office:value="2.540703349" calcext:value-type="float">
            <text:p>2.540703349</text:p>
          </table:table-cell>
          <table:table-cell office:value-type="float" office:value="2.46944884" calcext:value-type="float">
            <text:p>2.46944884</text:p>
          </table:table-cell>
          <table:table-cell office:value-type="float" office:value="2.400572181" calcext:value-type="float">
            <text:p>2.400572181</text:p>
          </table:table-cell>
          <table:table-cell office:value-type="float" office:value="2.333718638" calcext:value-type="float">
            <text:p>2.333718638</text:p>
          </table:table-cell>
          <table:table-cell office:value-type="float" office:value="2.26826803" calcext:value-type="float">
            <text:p>2.26826803</text:p>
          </table:table-cell>
          <table:table-cell office:value-type="float" office:value="2.204493105" calcext:value-type="float">
            <text:p>2.204493105</text:p>
          </table:table-cell>
          <table:table-cell office:value-type="float" office:value="2.142843162" calcext:value-type="float">
            <text:p>2.142843162</text:p>
          </table:table-cell>
          <table:table-cell office:value-type="float" office:value="2.083210965" calcext:value-type="float">
            <text:p>2.083210965</text:p>
          </table:table-cell>
          <table:table-cell office:value-type="float" office:value="2.025035706" calcext:value-type="float">
            <text:p>2.025035706</text:p>
          </table:table-cell>
          <table:table-cell office:value-type="float" office:value="1.968141084" calcext:value-type="float">
            <text:p>1.968141084</text:p>
          </table:table-cell>
          <table:table-cell office:value-type="float" office:value="1.912894211" calcext:value-type="float">
            <text:p>1.912894211</text:p>
          </table:table-cell>
          <table:table-cell office:value-type="float" office:value="1.859529331" calcext:value-type="float">
            <text:p>1.859529331</text:p>
          </table:table-cell>
          <table:table-cell office:value-type="float" office:value="1.807797958" calcext:value-type="float">
            <text:p>1.807797958</text:p>
          </table:table-cell>
          <table:table-cell office:value-type="float" office:value="1.757142038" calcext:value-type="float">
            <text:p>1.757142038</text:p>
          </table:table-cell>
          <table:table-cell office:value-type="float" office:value="1.707701024" calcext:value-type="float">
            <text:p>1.707701024</text:p>
          </table:table-cell>
          <table:table-cell office:value-type="float" office:value="1.659913878" calcext:value-type="float">
            <text:p>1.659913878</text:p>
          </table:table-cell>
          <table:table-cell office:value-type="float" office:value="1.613780095" calcext:value-type="float">
            <text:p>1.613780095</text:p>
          </table:table-cell>
          <table:table-cell office:value-type="float" office:value="1.568780935" calcext:value-type="float">
            <text:p>1.568780935</text:p>
          </table:table-cell>
          <table:table-cell office:value-type="float" office:value="1.52462985" calcext:value-type="float">
            <text:p>1.52462985</text:p>
          </table:table-cell>
          <table:table-cell office:value-type="float" office:value="1.481801403" calcext:value-type="float">
            <text:p>1.481801403</text:p>
          </table:table-cell>
          <table:table-cell office:value-type="float" office:value="1.440535396" calcext:value-type="float">
            <text:p>1.440535396</text:p>
          </table:table-cell>
          <table:table-cell office:value-type="float" office:value="1.400557106" calcext:value-type="float">
            <text:p>1.400557106</text:p>
          </table:table-cell>
          <table:table-cell office:value-type="float" office:value="1.361277339" calcext:value-type="float">
            <text:p>1.361277339</text:p>
          </table:table-cell>
          <table:table-cell office:value-type="float" office:value="1.32290268" calcext:value-type="float">
            <text:p>1.32290268</text:p>
          </table:table-cell>
          <table:table-cell office:value-type="float" office:value="1.285907347" calcext:value-type="float">
            <text:p>1.285907347</text:p>
          </table:table-cell>
          <table:table-cell office:value-type="float" office:value="1.25027973" calcext:value-type="float">
            <text:p>1.25027973</text:p>
          </table:table-cell>
          <table:table-cell office:value-type="float" office:value="1.215451852" calcext:value-type="float">
            <text:p>1.215451852</text:p>
          </table:table-cell>
          <table:table-cell office:value-type="float" office:value="1.181159216" calcext:value-type="float">
            <text:p>1.181159216</text:p>
          </table:table-cell>
          <table:table-cell office:value-type="float" office:value="1.147948612" calcext:value-type="float">
            <text:p>1.147948612</text:p>
          </table:table-cell>
          <table:table-cell office:value-type="float" office:value="1.116056524" calcext:value-type="float">
            <text:p>1.116056524</text:p>
          </table:table-cell>
          <table:table-cell office:value-type="float" office:value="1.085115838" calcext:value-type="float">
            <text:p>1.085115838</text:p>
          </table:table-cell>
          <table:table-cell office:value-type="float" office:value="1.05474058" calcext:value-type="float">
            <text:p>1.05474058</text:p>
          </table:table-cell>
          <table:table-cell office:value-type="float" office:value="1.024956057" calcext:value-type="float">
            <text:p>1.024956057</text:p>
          </table:table-cell>
          <table:table-cell office:value-type="float" office:value="0.996248171" calcext:value-type="float">
            <text:p>0.996248171</text:p>
          </table:table-cell>
          <table:table-cell office:value-type="float" office:value="0.968677931" calcext:value-type="float">
            <text:p>0.968677931</text:p>
          </table:table-cell>
          <table:table-cell office:value-type="float" office:value="0.941781495" calcext:value-type="float">
            <text:p>0.941781495</text:p>
          </table:table-cell>
          <table:table-cell office:value-type="float" office:value="0.915200607" calcext:value-type="float">
            <text:p>0.915200607</text:p>
          </table:table-cell>
          <table:table-cell office:value-type="float" office:value="0.889398054" calcext:value-type="float">
            <text:p>0.889398054</text:p>
          </table:table-cell>
          <table:table-cell office:value-type="float" office:value="0.864524036" calcext:value-type="float">
            <text:p>0.864524036</text:p>
          </table:table-cell>
          <table:table-cell office:value-type="float" office:value="0.840711183" calcext:value-type="float">
            <text:p>0.840711183</text:p>
          </table:table-cell>
          <table:table-cell office:value-type="float" office:value="0.817057246" calcext:value-type="float">
            <text:p>0.817057246</text:p>
          </table:table-cell>
          <table:table-cell office:value-type="float" office:value="0.793821756" calcext:value-type="float">
            <text:p>0.793821756</text:p>
          </table:table-cell>
          <table:table-cell office:value-type="float" office:value="0.771538502" calcext:value-type="float">
            <text:p>0.771538502</text:p>
          </table:table-cell>
          <table:table-cell office:value-type="float" office:value="0.750199645" calcext:value-type="float">
            <text:p>0.750199645</text:p>
          </table:table-cell>
          <table:table-cell office:value-type="float" office:value="0.729417583" calcext:value-type="float">
            <text:p>0.729417583</text:p>
          </table:table-cell>
          <table:table-cell office:value-type="float" office:value="0.708869224" calcext:value-type="float">
            <text:p>0.708869224</text:p>
          </table:table-cell>
          <table:table-cell office:value-type="float" office:value="0.688696472" calcext:value-type="float">
            <text:p>0.688696472</text:p>
          </table:table-cell>
          <table:table-cell office:value-type="float" office:value="0.669575792" calcext:value-type="float">
            <text:p>0.669575792</text:p>
          </table:table-cell>
          <table:table-cell office:value-type="float" office:value="0.651066216" calcext:value-type="float">
            <text:p>0.651066216</text:p>
          </table:table-cell>
          <table:table-cell office:value-type="float" office:value="0.63296676" calcext:value-type="float">
            <text:p>0.63296676</text:p>
          </table:table-cell>
          <table:table-cell office:value-type="float" office:value="0.614910477" calcext:value-type="float">
            <text:p>0.614910477</text:p>
          </table:table-cell>
          <table:table-cell office:value-type="float" office:value="0.597651605" calcext:value-type="float">
            <text:p>0.597651605</text:p>
          </table:table-cell>
          <table:table-cell office:value-type="float" office:value="0.581328406" calcext:value-type="float">
            <text:p>0.581328406</text:p>
          </table:table-cell>
          <table:table-cell office:value-type="float" office:value="0.565122042" calcext:value-type="float">
            <text:p>0.565122042</text:p>
          </table:table-cell>
          <table:table-cell office:value-type="float" office:value="0.548927633" calcext:value-type="float">
            <text:p>0.548927633</text:p>
          </table:table-cell>
          <table:table-cell office:value-type="float" office:value="0.533659552" calcext:value-type="float">
            <text:p>0.533659552</text:p>
          </table:table-cell>
          <table:table-cell office:value-type="float" office:value="0.518490117" calcext:value-type="float">
            <text:p>0.518490117</text:p>
          </table:table-cell>
          <table:table-cell office:value-type="float" office:value="0.504523319" calcext:value-type="float">
            <text:p>0.504523319</text:p>
          </table:table-cell>
          <table:table-cell office:value-type="float" office:value="0.49061202" calcext:value-type="float">
            <text:p>0.49061202</text:p>
          </table:table-cell>
          <table:table-cell office:value-type="float" office:value="0.476118553" calcext:value-type="float">
            <text:p>0.476118553</text:p>
          </table:table-cell>
          <table:table-cell office:value-type="float" office:value="0.462894116" calcext:value-type="float">
            <text:p>0.462894116</text:p>
          </table:table-cell>
          <table:table-cell office:value-type="float" office:value="0.450417085" calcext:value-type="float">
            <text:p>0.450417085</text:p>
          </table:table-cell>
          <table:table-cell office:value-type="float" office:value="0.437649784" calcext:value-type="float">
            <text:p>0.437649784</text:p>
          </table:table-cell>
          <table:table-cell office:value-type="float" office:value="0.425578319" calcext:value-type="float">
            <text:p>0.425578319</text:p>
          </table:table-cell>
          <table:table-cell office:value-type="float" office:value="0.413063624" calcext:value-type="float">
            <text:p>0.413063624</text:p>
          </table:table-cell>
          <table:table-cell office:value-type="float" office:value="0.401954032" calcext:value-type="float">
            <text:p>0.401954032</text:p>
          </table:table-cell>
          <table:table-cell office:value-type="float" office:value="0.39088507" calcext:value-type="float">
            <text:p>0.39088507</text:p>
          </table:table-cell>
          <table:table-cell office:value-type="float" office:value="0.37999585" calcext:value-type="float">
            <text:p>0.37999585</text:p>
          </table:table-cell>
          <table:table-cell office:value-type="float" office:value="0.368761577" calcext:value-type="float">
            <text:p>0.368761577</text:p>
          </table:table-cell>
          <table:table-cell office:value-type="float" office:value="0.358591141" calcext:value-type="float">
            <text:p>0.358591141</text:p>
          </table:table-cell>
          <table:table-cell office:value-type="float" office:value="0.348962907" calcext:value-type="float">
            <text:p>0.348962907</text:p>
          </table:table-cell>
          <table:table-cell office:value-type="float" office:value="0.339020106" calcext:value-type="float">
            <text:p>0.339020106</text:p>
          </table:table-cell>
          <table:table-cell office:value-type="float" office:value="0.329796029" calcext:value-type="float">
            <text:p>0.329796029</text:p>
          </table:table-cell>
          <table:table-cell office:value-type="float" office:value="0.320062598" calcext:value-type="float">
            <text:p>0.320062598</text:p>
          </table:table-cell>
          <table:table-cell office:value-type="float" office:value="0.311030142" calcext:value-type="float">
            <text:p>0.311030142</text:p>
          </table:table-cell>
          <table:table-cell office:value-type="float" office:value="0.302830102" calcext:value-type="float">
            <text:p>0.302830102</text:p>
          </table:table-cell>
          <table:table-cell office:value-type="float" office:value="0.294359956" calcext:value-type="float">
            <text:p>0.294359956</text:p>
          </table:table-cell>
          <table:table-cell office:value-type="float" office:value="0.285820384" calcext:value-type="float">
            <text:p>0.285820384</text:p>
          </table:table-cell>
          <table:table-cell office:value-type="float" office:value="0.277797066" calcext:value-type="float">
            <text:p>0.277797066</text:p>
          </table:table-cell>
          <table:table-cell office:value-type="float" office:value="0.27041372" calcext:value-type="float">
            <text:p>0.27041372</text:p>
          </table:table-cell>
          <table:table-cell office:value-type="float" office:value="0.262618349" calcext:value-type="float">
            <text:p>0.262618349</text:p>
          </table:table-cell>
          <table:table-cell office:value-type="float" office:value="0.255548293" calcext:value-type="float">
            <text:p>0.255548293</text:p>
          </table:table-cell>
          <table:table-cell office:value-type="float" office:value="0.247686517" calcext:value-type="float">
            <text:p>0.247686517</text:p>
          </table:table-cell>
          <table:table-cell office:value-type="float" office:value="0.241286044" calcext:value-type="float">
            <text:p>0.241286044</text:p>
          </table:table-cell>
          <table:table-cell office:value-type="float" office:value="0.23442821" calcext:value-type="float">
            <text:p>0.23442821</text:p>
          </table:table-cell>
          <table:table-cell office:value-type="float" office:value="0.227536094" calcext:value-type="float">
            <text:p>0.227536094</text:p>
          </table:table-cell>
          <table:table-cell office:value-type="float" office:value="0.221943131" calcext:value-type="float">
            <text:p>0.221943131</text:p>
          </table:table-cell>
          <table:table-cell office:value-type="float" office:value="0.215084888" calcext:value-type="float">
            <text:p>0.215084888</text:p>
          </table:table-cell>
          <table:table-cell office:value-type="float" office:value="0.209269205" calcext:value-type="float">
            <text:p>0.209269205</text:p>
          </table:table-cell>
          <table:table-cell office:value-type="float" office:value="0.203739788" calcext:value-type="float">
            <text:p>0.203739788</text:p>
          </table:table-cell>
          <table:table-cell office:value-type="float" office:value="0.197877283" calcext:value-type="float">
            <text:p>0.197877283</text:p>
          </table:table-cell>
          <table:table-cell office:value-type="float" office:value="0.192291881" calcext:value-type="float">
            <text:p>0.192291881</text:p>
          </table:table-cell>
          <table:table-cell office:value-type="float" office:value="0.186403866" calcext:value-type="float">
            <text:p>0.186403866</text:p>
          </table:table-cell>
          <table:table-cell office:value-type="float" office:value="0.181844761" calcext:value-type="float">
            <text:p>0.181844761</text:p>
          </table:table-cell>
          <table:table-cell office:value-type="float" office:value="0.177141731" calcext:value-type="float">
            <text:p>0.177141731</text:p>
          </table:table-cell>
          <table:table-cell office:value-type="float" office:value="0.171269185" calcext:value-type="float">
            <text:p>0.171269185</text:p>
          </table:table-cell>
          <table:table-cell office:value-type="float" office:value="0.166519138" calcext:value-type="float">
            <text:p>0.166519138</text:p>
          </table:table-cell>
          <table:table-cell office:value-type="float" office:value="0.162411253" calcext:value-type="float">
            <text:p>0.162411253</text:p>
          </table:table-cell>
          <table:table-cell office:value-type="float" office:value="0.157600078" calcext:value-type="float">
            <text:p>0.157600078</text:p>
          </table:table-cell>
          <table:table-cell office:value-type="float" office:value="0.153346219" calcext:value-type="float">
            <text:p>0.153346219</text:p>
          </table:table-cell>
          <table:table-cell office:value-type="float" office:value="0.148785717" calcext:value-type="float">
            <text:p>0.148785717</text:p>
          </table:table-cell>
          <table:table-cell office:value-type="float" office:value="0.144082361" calcext:value-type="float">
            <text:p>0.144082361</text:p>
          </table:table-cell>
          <table:table-cell office:value-type="float" office:value="0.141441586" calcext:value-type="float">
            <text:p>0.141441586</text:p>
          </table:table-cell>
          <table:table-cell office:value-type="float" office:value="0.137075862" calcext:value-type="float">
            <text:p>0.137075862</text:p>
          </table:table-cell>
          <table:table-cell office:value-type="float" office:value="0.13292765" calcext:value-type="float">
            <text:p>0.13292765</text:p>
          </table:table-cell>
          <table:table-cell office:value-type="float" office:value="0.129114318" calcext:value-type="float">
            <text:p>0.129114318</text:p>
          </table:table-cell>
          <table:table-cell office:value-type="float" office:value="0.125579474" calcext:value-type="float">
            <text:p>0.125579474</text:p>
          </table:table-cell>
          <table:table-cell office:value-type="float" office:value="0.122442671" calcext:value-type="float">
            <text:p>0.122442671</text:p>
          </table:table-cell>
          <table:table-cell office:value-type="float" office:value="0.118811653" calcext:value-type="float">
            <text:p>0.118811653</text:p>
          </table:table-cell>
          <table:table-cell office:value-type="float" office:value="0.115271021" calcext:value-type="float">
            <text:p>0.115271021</text:p>
          </table:table-cell>
          <table:table-cell office:value-type="float" office:value="0.11226888" calcext:value-type="float">
            <text:p>0.11226888</text:p>
          </table:table-cell>
          <table:table-cell office:value-type="float" office:value="0.108909905" calcext:value-type="float">
            <text:p>0.108909905</text:p>
          </table:table-cell>
          <table:table-cell office:value-type="float" office:value="0.10632607" calcext:value-type="float">
            <text:p>0.10632607</text:p>
          </table:table-cell>
          <table:table-cell office:value-type="float" office:value="0.102977302" calcext:value-type="float">
            <text:p>0.102977302</text:p>
          </table:table-cell>
          <table:table-cell office:value-type="float" office:value="0.100027741" calcext:value-type="float">
            <text:p>0.100027741</text:p>
          </table:table-cell>
          <table:table-cell office:value-type="float" office:value="0.097326737" calcext:value-type="float">
            <text:p>0.097326737</text:p>
          </table:table-cell>
          <table:table-cell office:value-type="float" office:value="0.095236839" calcext:value-type="float">
            <text:p>0.095236839</text:p>
          </table:table-cell>
          <table:table-cell office:value-type="float" office:value="0.091781305" calcext:value-type="float">
            <text:p>0.091781305</text:p>
          </table:table-cell>
          <table:table-cell office:value-type="float" office:value="0.089266072" calcext:value-type="float">
            <text:p>0.089266072</text:p>
          </table:table-cell>
          <table:table-cell office:value-type="float" office:value="0.0867534459999" calcext:value-type="float">
            <text:p>0.086753446</text:p>
          </table:table-cell>
          <table:table-cell office:value-type="float" office:value="0.0849074730001" calcext:value-type="float">
            <text:p>0.084907473</text:p>
          </table:table-cell>
          <table:table-cell office:value-type="float" office:value="0.082091382" calcext:value-type="float">
            <text:p>0.082091382</text:p>
          </table:table-cell>
          <table:table-cell office:value-type="float" office:value="0.079829113" calcext:value-type="float">
            <text:p>0.079829113</text:p>
          </table:table-cell>
          <table:table-cell office:value-type="float" office:value="0.077319634" calcext:value-type="float">
            <text:p>0.077319634</text:p>
          </table:table-cell>
          <table:table-cell office:value-type="float" office:value="0.07537127" calcext:value-type="float">
            <text:p>0.07537127</text:p>
          </table:table-cell>
          <table:table-cell office:value-type="float" office:value="0.073551332" calcext:value-type="float">
            <text:p>0.073551332</text:p>
          </table:table-cell>
          <table:table-cell office:value-type="float" office:value="0.07143393" calcext:value-type="float">
            <text:p>0.07143393</text:p>
          </table:table-cell>
          <table:table-cell office:value-type="float" office:value="0.069100843" calcext:value-type="float">
            <text:p>0.069100843</text:p>
          </table:table-cell>
          <table:table-cell office:value-type="float" office:value="0.067124969" calcext:value-type="float">
            <text:p>0.067124969</text:p>
          </table:table-cell>
          <table:table-cell office:value-type="float" office:value="0.065627785" calcext:value-type="float">
            <text:p>0.065627785</text:p>
          </table:table-cell>
          <table:table-cell office:value-type="float" office:value="0.063822649" calcext:value-type="float">
            <text:p>0.063822649</text:p>
          </table:table-cell>
          <table:table-cell office:value-type="float" office:value="0.06182819" calcext:value-type="float">
            <text:p>0.06182819</text:p>
          </table:table-cell>
          <table:table-cell office:value-type="float" office:value="0.059961958" calcext:value-type="float">
            <text:p>0.059961958</text:p>
          </table:table-cell>
          <table:table-cell office:value-type="float" office:value="0.058406743" calcext:value-type="float">
            <text:p>0.058406743</text:p>
          </table:table-cell>
          <table:table-cell office:value-type="float" office:value="0.057322092" calcext:value-type="float">
            <text:p>0.057322092</text:p>
          </table:table-cell>
          <table:table-cell office:value-type="float" office:value="0.054448188" calcext:value-type="float">
            <text:p>0.054448188</text:p>
          </table:table-cell>
          <table:table-cell office:value-type="float" office:value="0.05417821" calcext:value-type="float">
            <text:p>0.05417821</text:p>
          </table:table-cell>
          <table:table-cell office:value-type="float" office:value="0.051904348" calcext:value-type="float">
            <text:p>0.051904348</text:p>
          </table:table-cell>
          <table:table-cell office:value-type="float" office:value="0.050839187" calcext:value-type="float">
            <text:p>0.050839187</text:p>
          </table:table-cell>
          <table:table-cell office:value-type="float" office:value="0.049862933" calcext:value-type="float">
            <text:p>0.049862933</text:p>
          </table:table-cell>
          <table:table-cell office:value-type="float" office:value="0.04765316" calcext:value-type="float">
            <text:p>0.04765316</text:p>
          </table:table-cell>
          <table:table-cell office:value-type="float" office:value="0.046393688" calcext:value-type="float">
            <text:p>0.046393688</text:p>
          </table:table-cell>
          <table:table-cell office:value-type="float" office:value="0.0451659379999" calcext:value-type="float">
            <text:p>0.045165938</text:p>
          </table:table-cell>
          <table:table-cell office:value-type="float" office:value="0.044296592" calcext:value-type="float">
            <text:p>0.044296592</text:p>
          </table:table-cell>
          <table:table-cell office:value-type="float" office:value="0.042971072" calcext:value-type="float">
            <text:p>0.042971072</text:p>
          </table:table-cell>
          <table:table-cell office:value-type="float" office:value="0.041516627" calcext:value-type="float">
            <text:p>0.041516627</text:p>
          </table:table-cell>
          <table:table-cell office:value-type="float" office:value="0.0402521190001" calcext:value-type="float">
            <text:p>0.040252119</text:p>
          </table:table-cell>
          <table:table-cell office:value-type="float" office:value="0.039724832" calcext:value-type="float">
            <text:p>0.039724832</text:p>
          </table:table-cell>
          <table:table-cell office:value-type="float" office:value="0.038249616" calcext:value-type="float">
            <text:p>0.038249616</text:p>
          </table:table-cell>
          <table:table-cell office:value-type="float" office:value="0.037119732" calcext:value-type="float">
            <text:p>0.037119732</text:p>
          </table:table-cell>
          <table:table-cell office:value-type="float" office:value="0.03622319" calcext:value-type="float">
            <text:p>0.03622319</text:p>
          </table:table-cell>
          <table:table-cell office:value-type="float" office:value="0.034744404" calcext:value-type="float">
            <text:p>0.034744404</text:p>
          </table:table-cell>
          <table:table-cell office:value-type="float" office:value="0.034301431" calcext:value-type="float">
            <text:p>0.034301431</text:p>
          </table:table-cell>
          <table:table-cell office:value-type="float" office:value="0.033693289" calcext:value-type="float">
            <text:p>0.033693289</text:p>
          </table:table-cell>
          <table:table-cell office:value-type="float" office:value="0.0318091530001" calcext:value-type="float">
            <text:p>0.031809153</text:p>
          </table:table-cell>
          <table:table-cell office:value-type="float" office:value="0.031111512" calcext:value-type="float">
            <text:p>0.031111512</text:p>
          </table:table-cell>
          <table:table-cell office:value-type="float" office:value="0.030519568" calcext:value-type="float">
            <text:p>0.030519568</text:p>
          </table:table-cell>
          <table:table-cell office:value-type="float" office:value="0.029587682" calcext:value-type="float">
            <text:p>0.029587682</text:p>
          </table:table-cell>
          <table:table-cell office:value-type="float" office:value="0.029437803" calcext:value-type="float">
            <text:p>0.029437803</text:p>
          </table:table-cell>
          <table:table-cell office:value-type="float" office:value="0.027486515" calcext:value-type="float">
            <text:p>0.027486515</text:p>
          </table:table-cell>
          <table:table-cell office:value-type="float" office:value="0.0270967420001" calcext:value-type="float">
            <text:p>0.027096742</text:p>
          </table:table-cell>
          <table:table-cell office:value-type="float" office:value="0.026612" calcext:value-type="float">
            <text:p>0.026612</text:p>
          </table:table-cell>
          <table:table-cell office:value-type="float" office:value="0.0258319269999" calcext:value-type="float">
            <text:p>0.025831927</text:p>
          </table:table-cell>
          <table:table-cell office:value-type="float" office:value="0.025183588" calcext:value-type="float">
            <text:p>0.025183588</text:p>
          </table:table-cell>
          <table:table-cell office:value-type="float" office:value="0.02333934" calcext:value-type="float">
            <text:p>0.02333934</text:p>
          </table:table-cell>
          <table:table-cell office:value-type="float" office:value="0.02426302" calcext:value-type="float">
            <text:p>0.02426302</text:p>
          </table:table-cell>
          <table:table-cell office:value-type="float" office:value="0.022903542" calcext:value-type="float">
            <text:p>0.022903542</text:p>
          </table:table-cell>
          <table:table-cell office:value-type="float" office:value="0.0223634849999" calcext:value-type="float">
            <text:p>0.022363485</text:p>
          </table:table-cell>
          <table:table-cell office:value-type="float" office:value="0.021536923" calcext:value-type="float">
            <text:p>0.021536923</text:p>
          </table:table-cell>
          <table:table-cell office:value-type="float" office:value="0.020917987" calcext:value-type="float">
            <text:p>0.020917987</text:p>
          </table:table-cell>
          <table:table-cell office:value-type="float" office:value="0.020725542" calcext:value-type="float">
            <text:p>0.020725542</text:p>
          </table:table-cell>
          <table:table-cell office:value-type="float" office:value="0.020118059" calcext:value-type="float">
            <text:p>0.020118059</text:p>
          </table:table-cell>
          <table:table-cell office:value-type="float" office:value="0.019234999" calcext:value-type="float">
            <text:p>0.019234999</text:p>
          </table:table-cell>
          <table:table-cell office:value-type="float" office:value="0.01858958" calcext:value-type="float">
            <text:p>0.01858958</text:p>
          </table:table-cell>
          <table:table-cell office:value-type="float" office:value="0.0183728050001" calcext:value-type="float">
            <text:p>0.018372805</text:p>
          </table:table-cell>
          <table:table-cell office:value-type="float" office:value="0.0180955159999" calcext:value-type="float">
            <text:p>0.018095516</text:p>
          </table:table-cell>
          <table:table-cell office:value-type="float" office:value="0.017312548" calcext:value-type="float">
            <text:p>0.017312548</text:p>
          </table:table-cell>
          <table:table-cell office:value-type="float" office:value="0.016869588" calcext:value-type="float">
            <text:p>0.016869588</text:p>
          </table:table-cell>
          <table:table-cell office:value-type="float" office:value="0.015886176" calcext:value-type="float">
            <text:p>0.015886176</text:p>
          </table:table-cell>
          <table:table-cell office:value-type="float" office:value="0.016305499" calcext:value-type="float">
            <text:p>0.016305499</text:p>
          </table:table-cell>
          <table:table-cell office:value-type="float" office:value="0.014975487" calcext:value-type="float">
            <text:p>0.014975487</text:p>
          </table:table-cell>
          <table:table-cell office:value-type="float" office:value="0.0155723740001" calcext:value-type="float">
            <text:p>0.015572374</text:p>
          </table:table-cell>
          <table:table-cell office:value-type="float" office:value="0.0140143609999" calcext:value-type="float">
            <text:p>0.014014361</text:p>
          </table:table-cell>
          <table:table-cell office:value-type="float" office:value="0.014237344" calcext:value-type="float">
            <text:p>0.014237344</text:p>
          </table:table-cell>
          <table:table-cell office:value-type="float" office:value="0.014028968" calcext:value-type="float">
            <text:p>0.014028968</text:p>
          </table:table-cell>
          <table:table-cell office:value-type="float" office:value="0.013485585" calcext:value-type="float">
            <text:p>0.013485585</text:p>
          </table:table-cell>
          <table:table-cell office:value-type="float" office:value="0.012845397" calcext:value-type="float">
            <text:p>0.012845397</text:p>
          </table:table-cell>
          <table:table-cell office:value-type="float" office:value="0.012207771" calcext:value-type="float">
            <text:p>0.012207771</text:p>
          </table:table-cell>
          <table:table-cell office:value-type="float" office:value="0.0131367780001" calcext:value-type="float">
            <text:p>0.013136778</text:p>
          </table:table-cell>
          <table:table-cell office:value-type="float" office:value="0.011555671" calcext:value-type="float">
            <text:p>0.011555671</text:p>
          </table:table-cell>
          <table:table-cell office:value-type="float" office:value="0.0117994939999" calcext:value-type="float">
            <text:p>0.011799494</text:p>
          </table:table-cell>
          <table:table-cell office:value-type="float" office:value="0.011097327" calcext:value-type="float">
            <text:p>0.011097327</text:p>
          </table:table-cell>
          <table:table-cell office:value-type="float" office:value="0.0110380390001" calcext:value-type="float">
            <text:p>0.011038039</text:p>
          </table:table-cell>
          <table:table-cell office:value-type="float" office:value="0.011265763" calcext:value-type="float">
            <text:p>0.011265763</text:p>
          </table:table-cell>
          <table:table-cell office:value-type="float" office:value="0.00983139499997" calcext:value-type="float">
            <text:p>0.009831395</text:p>
          </table:table-cell>
          <table:table-cell office:value-type="float" office:value="0.010169277" calcext:value-type="float">
            <text:p>0.010169277</text:p>
          </table:table-cell>
          <table:table-cell office:value-type="float" office:value="0.009049149" calcext:value-type="float">
            <text:p>0.009049149</text:p>
          </table:table-cell>
          <table:table-cell office:value-type="float" office:value="0.010348619" calcext:value-type="float">
            <text:p>0.010348619</text:p>
          </table:table-cell>
          <table:table-cell office:value-type="float" office:value="0.00980979200005" calcext:value-type="float">
            <text:p>0.009809792</text:p>
          </table:table-cell>
          <table:table-cell office:value-type="float" office:value="0.00832174699994" calcext:value-type="float">
            <text:p>0.008321747</text:p>
          </table:table-cell>
          <table:table-cell office:value-type="float" office:value="0.00884182800007" calcext:value-type="float">
            <text:p>0.008841828</text:p>
          </table:table-cell>
          <table:table-cell office:value-type="float" office:value="0.00850378099999" calcext:value-type="float">
            <text:p>0.008503781</text:p>
          </table:table-cell>
          <table:table-cell office:value-type="float" office:value="0.00819542199997" calcext:value-type="float">
            <text:p>0.008195422</text:p>
          </table:table-cell>
          <table:table-cell office:value-type="float" office:value="0.00881372299997" calcext:value-type="float">
            <text:p>0.008813723</text:p>
          </table:table-cell>
          <table:table-cell office:value-type="float" office:value="0.007301649" calcext:value-type="float">
            <text:p>0.007301649</text:p>
          </table:table-cell>
          <table:table-cell office:value-type="float" office:value="0.00752867400005" calcext:value-type="float">
            <text:p>0.007528674</text:p>
          </table:table-cell>
          <table:table-cell office:value-type="float" office:value="0.007818978" calcext:value-type="float">
            <text:p>0.007818978</text:p>
          </table:table-cell>
          <table:table-cell office:value-type="float" office:value="0.00678273899997" calcext:value-type="float">
            <text:p>0.006782739</text:p>
          </table:table-cell>
          <table:table-cell office:value-type="float" office:value="0.00720553800004" calcext:value-type="float">
            <text:p>0.007205538</text:p>
          </table:table-cell>
          <table:table-cell office:value-type="float" office:value="0.00660695499999" calcext:value-type="float">
            <text:p>0.006606955</text:p>
          </table:table-cell>
          <table:table-cell office:value-type="float" office:value="0.00626738199996" calcext:value-type="float">
            <text:p>0.006267382</text:p>
          </table:table-cell>
          <table:table-cell office:value-type="float" office:value="0.00730222200005" calcext:value-type="float">
            <text:p>0.007302222</text:p>
          </table:table-cell>
          <table:table-cell office:value-type="float" office:value="0.00597303600003" calcext:value-type="float">
            <text:p>0.005973036</text:p>
          </table:table-cell>
          <table:table-cell office:value-type="float" office:value="0.00549463799997" calcext:value-type="float">
            <text:p>0.005494638</text:p>
          </table:table-cell>
          <table:table-cell office:value-type="float" office:value="0.00574790199996" calcext:value-type="float">
            <text:p>0.005747902</text:p>
          </table:table-cell>
          <table:table-cell office:value-type="float" office:value="0.00615222400002" calcext:value-type="float">
            <text:p>0.006152224</text:p>
          </table:table-cell>
          <table:table-cell office:value-type="float" office:value="0.00546894999998" calcext:value-type="float">
            <text:p>0.00546895</text:p>
          </table:table-cell>
          <table:table-cell office:value-type="float" office:value="0.00599608500007" calcext:value-type="float">
            <text:p>0.005996085</text:p>
          </table:table-cell>
          <table:table-cell office:value-type="float" office:value="0.00472137399994" calcext:value-type="float">
            <text:p>0.004721374</text:p>
          </table:table-cell>
          <table:table-cell office:value-type="float" office:value="0.005131138" calcext:value-type="float">
            <text:p>0.005131138</text:p>
          </table:table-cell>
          <table:table-cell office:value-type="float" office:value="0.00555998500005" calcext:value-type="float">
            <text:p>0.005559985</text:p>
          </table:table-cell>
          <table:table-cell office:value-type="float" office:value="0.00463251699996" calcext:value-type="float">
            <text:p>0.004632517</text:p>
          </table:table-cell>
          <table:table-cell office:value-type="float" office:value="0.00457170499999" calcext:value-type="float">
            <text:p>0.004571705</text:p>
          </table:table-cell>
          <table:table-cell office:value-type="float" office:value="0.00470824300001" calcext:value-type="float">
            <text:p>0.004708243</text:p>
          </table:table-cell>
          <table:table-cell office:value-type="float" office:value="0.00422116600003" calcext:value-type="float">
            <text:p>0.004221166</text:p>
          </table:table-cell>
          <table:table-cell office:value-type="float" office:value="0.00461231499997" calcext:value-type="float">
            <text:p>0.004612315</text:p>
          </table:table-cell>
          <table:table-cell office:value-type="float" office:value="0.00446574000001" calcext:value-type="float">
            <text:p>0.00446574</text:p>
          </table:table-cell>
          <table:table-cell office:value-type="float" office:value="0.00349862900002" calcext:value-type="float">
            <text:p>0.003498629</text:p>
          </table:table-cell>
          <table:table-cell office:value-type="float" office:value="0.00396625299999" calcext:value-type="float">
            <text:p>0.003966253</text:p>
          </table:table-cell>
          <table:table-cell office:value-type="float" office:value="0.00445204499995" calcext:value-type="float">
            <text:p>0.004452045</text:p>
          </table:table-cell>
          <table:table-cell office:value-type="float" office:value="0.00348065500004" calcext:value-type="float">
            <text:p>0.003480655</text:p>
          </table:table-cell>
          <table:table-cell office:value-type="float" office:value="0.00321629200002" calcext:value-type="float">
            <text:p>0.003216292</text:p>
          </table:table-cell>
          <table:table-cell office:value-type="float" office:value="0.00399512299998" calcext:value-type="float">
            <text:p>0.003995123</text:p>
          </table:table-cell>
          <table:table-cell office:value-type="float" office:value="0.00226487999999" calcext:value-type="float">
            <text:p>0.00226488</text:p>
          </table:table-cell>
          <table:table-cell office:value-type="float" office:value="-0.00120908900003" calcext:value-type="float">
            <text:p>-0.001209089</text:p>
          </table:table-cell>
          <table:table-cell office:value-type="float" office:value="-0.00393685899995" calcext:value-type="float">
            <text:p>-0.003936859</text:p>
          </table:table-cell>
          <table:table-cell office:value-type="float" office:value="-0.00814198899999" calcext:value-type="float">
            <text:p>-0.008141989</text:p>
          </table:table-cell>
          <table:table-cell office:value-type="float" office:value="-0.011373393" calcext:value-type="float">
            <text:p>-0.011373393</text:p>
          </table:table-cell>
          <table:table-cell office:value-type="float" office:value="-0.013133065" calcext:value-type="float">
            <text:p>-0.013133065</text:p>
          </table:table-cell>
          <table:table-cell office:value-type="float" office:value="-0.0170241919999" calcext:value-type="float">
            <text:p>-0.017024192</text:p>
          </table:table-cell>
          <table:table-cell office:value-type="float" office:value="-0.020676324" calcext:value-type="float">
            <text:p>-0.020676324</text:p>
          </table:table-cell>
          <table:table-cell office:value-type="float" office:value="-0.022529482" calcext:value-type="float">
            <text:p>-0.022529482</text:p>
          </table:table-cell>
          <table:table-cell office:value-type="float" office:value="-0.028446297" calcext:value-type="float">
            <text:p>-0.028446297</text:p>
          </table:table-cell>
          <table:table-cell office:value-type="float" office:value="-0.031458806" calcext:value-type="float">
            <text:p>-0.031458806</text:p>
          </table:table-cell>
          <table:table-cell office:value-type="float" office:value="-0.0342768569999" calcext:value-type="float">
            <text:p>-0.034276857</text:p>
          </table:table-cell>
          <table:table-cell office:value-type="float" office:value="-0.035912693" calcext:value-type="float">
            <text:p>-0.035912693</text:p>
          </table:table-cell>
          <table:table-cell office:value-type="float" office:value="-0.038798519" calcext:value-type="float">
            <text:p>-0.038798519</text:p>
          </table:table-cell>
          <table:table-cell office:value-type="float" office:value="-0.044048325" calcext:value-type="float">
            <text:p>-0.044048325</text:p>
          </table:table-cell>
          <table:table-cell office:value-type="float" office:value="-0.043778388" calcext:value-type="float">
            <text:p>-0.043778388</text:p>
          </table:table-cell>
          <table:table-cell office:value-type="float" office:value="-0.0503605480001" calcext:value-type="float">
            <text:p>-0.050360548</text:p>
          </table:table-cell>
          <table:table-cell office:value-type="float" office:value="-0.073017471" calcext:value-type="float">
            <text:p>-0.073017471</text:p>
          </table:table-cell>
          <table:table-cell office:value-type="float" office:value="-0.113224696" calcext:value-type="float">
            <text:p>-0.113224696</text:p>
          </table:table-cell>
          <table:table-cell office:value-type="float" office:value="-0.174683964" calcext:value-type="float">
            <text:p>-0.174683964</text:p>
          </table:table-cell>
          <table:table-cell office:value-type="float" office:value="-0.278491852" calcext:value-type="float">
            <text:p>-0.278491852</text:p>
          </table:table-cell>
          <table:table-cell office:value-type="float" office:value="-0.338317093" calcext:value-type="float">
            <text:p>-0.338317093</text:p>
          </table:table-cell>
          <table:table-cell office:value-type="float" office:value="-0.404470985" calcext:value-type="float">
            <text:p>-0.404470985</text:p>
          </table:table-cell>
          <table:table-cell office:value-type="float" office:value="-0.497979169" calcext:value-type="float">
            <text:p>-0.497979169</text:p>
          </table:table-cell>
          <table:table-cell office:value-type="float" office:value="-0.63789659" calcext:value-type="float">
            <text:p>-0.63789659</text:p>
          </table:table-cell>
          <table:table-cell office:value-type="float" office:value="-0.719162033" calcext:value-type="float">
            <text:p>-0.719162033</text:p>
          </table:table-cell>
          <table:table-cell office:value-type="float" office:value="-1.06219653" calcext:value-type="float">
            <text:p>-1.06219653</text:p>
          </table:table-cell>
          <table:table-cell office:value-type="float" office:value="-1.203737015" calcext:value-type="float">
            <text:p>-1.203737015</text:p>
          </table:table-cell>
          <table:table-cell office:value-type="float" office:value="-1.330736611" calcext:value-type="float">
            <text:p>-1.330736611</text:p>
          </table:table-cell>
          <table:table-cell office:value-type="float" office:value="-1.64081994" calcext:value-type="float">
            <text:p>-1.64081994</text:p>
          </table:table-cell>
          <table:table-cell office:value-type="float" office:value="-1.808193033" calcext:value-type="float">
            <text:p>-1.808193033</text:p>
          </table:table-cell>
          <table:table-cell office:value-type="float" office:value="-2.07869233" calcext:value-type="float">
            <text:p>-2.07869233</text:p>
          </table:table-cell>
          <table:table-cell office:value-type="float" office:value="-2.253088588" calcext:value-type="float">
            <text:p>-2.253088588</text:p>
          </table:table-cell>
          <table:table-cell office:value-type="float" office:value="-2.536587509" calcext:value-type="float">
            <text:p>-2.536587509</text:p>
          </table:table-cell>
          <table:table-cell office:value-type="float" office:value="-2.660157941" calcext:value-type="float">
            <text:p>-2.660157941</text:p>
          </table:table-cell>
          <table:table-cell office:value-type="float" office:value="-2.783121636" calcext:value-type="float">
            <text:p>-2.783121636</text:p>
          </table:table-cell>
          <table:table-cell office:value-type="float" office:value="-2.954397983" calcext:value-type="float">
            <text:p>-2.954397983</text:p>
          </table:table-cell>
          <table:table-cell office:value-type="float" office:value="-3.227631987" calcext:value-type="float">
            <text:p>-3.227631987</text:p>
          </table:table-cell>
          <table:table-cell office:value-type="float" office:value="-3.290167277" calcext:value-type="float">
            <text:p>-3.290167277</text:p>
          </table:table-cell>
          <table:table-cell office:value-type="float" office:value="-3.502721961" calcext:value-type="float">
            <text:p>-3.502721961</text:p>
          </table:table-cell>
          <table:table-cell office:value-type="float" office:value="-3.752866345" calcext:value-type="float">
            <text:p>-3.752866345</text:p>
          </table:table-cell>
          <table:table-cell office:value-type="float" office:value="-3.850231251" calcext:value-type="float">
            <text:p>-3.850231251</text:p>
          </table:table-cell>
          <table:table-cell office:value-type="float" office:value="-3.923713773" calcext:value-type="float">
            <text:p>-3.923713773</text:p>
          </table:table-cell>
          <table:table-cell office:value-type="float" office:value="-4.066015045" calcext:value-type="float">
            <text:p>-4.066015045</text:p>
          </table:table-cell>
          <table:table-cell office:value-type="float" office:value="-4.154549984" calcext:value-type="float">
            <text:p>-4.154549984</text:p>
          </table:table-cell>
          <table:table-cell office:value-type="float" office:value="-4.244729984" calcext:value-type="float">
            <text:p>-4.244729984</text:p>
          </table:table-cell>
          <table:table-cell office:value-type="float" office:value="-4.347927115" calcext:value-type="float">
            <text:p>-4.347927115</text:p>
          </table:table-cell>
          <table:table-cell office:value-type="float" office:value="-4.603221486" calcext:value-type="float">
            <text:p>-4.603221486</text:p>
          </table:table-cell>
          <table:table-cell office:value-type="float" office:value="-4.677781313" calcext:value-type="float">
            <text:p>-4.677781313</text:p>
          </table:table-cell>
          <table:table-cell office:value-type="float" office:value="-4.83059274" calcext:value-type="float">
            <text:p>-4.83059274</text:p>
          </table:table-cell>
          <table:table-cell office:value-type="float" office:value="-5.031942024" calcext:value-type="float">
            <text:p>-5.031942024</text:p>
          </table:table-cell>
          <table:table-cell office:value-type="float" office:value="-5.096405831" calcext:value-type="float">
            <text:p>-5.096405831</text:p>
          </table:table-cell>
          <table:table-cell office:value-type="float" office:value="-5.154171093" calcext:value-type="float">
            <text:p>-5.154171093</text:p>
          </table:table-cell>
          <table:table-cell office:value-type="float" office:value="-5.191153316" calcext:value-type="float">
            <text:p>-5.191153316</text:p>
          </table:table-cell>
          <table:table-cell office:value-type="float" office:value="-5.2479167" calcext:value-type="float">
            <text:p>-5.2479167</text:p>
          </table:table-cell>
          <table:table-cell office:value-type="float" office:value="-5.30201324" calcext:value-type="float">
            <text:p>-5.30201324</text:p>
          </table:table-cell>
          <table:table-cell office:value-type="float" office:value="-5.343957518" calcext:value-type="float">
            <text:p>-5.343957518</text:p>
          </table:table-cell>
          <table:table-cell office:value-type="float" office:value="-5.420456199" calcext:value-type="float">
            <text:p>-5.420456199</text:p>
          </table:table-cell>
          <table:table-cell office:value-type="float" office:value="-5.45676935" calcext:value-type="float">
            <text:p>-5.45676935</text:p>
          </table:table-cell>
          <table:table-cell office:value-type="float" office:value="-5.595379306" calcext:value-type="float">
            <text:p>-5.595379306</text:p>
          </table:table-cell>
          <table:table-cell office:value-type="float" office:value="-5.7702283" calcext:value-type="float">
            <text:p>-5.7702283</text:p>
          </table:table-cell>
          <table:table-cell office:value-type="float" office:value="-5.794533655" calcext:value-type="float">
            <text:p>-5.794533655</text:p>
          </table:table-cell>
          <table:table-cell office:value-type="float" office:value="-5.830455682" calcext:value-type="float">
            <text:p>-5.830455682</text:p>
          </table:table-cell>
          <table:table-cell office:value-type="float" office:value="-5.939569771" calcext:value-type="float">
            <text:p>-5.939569771</text:p>
          </table:table-cell>
          <table:table-cell office:value-type="float" office:value="-6.129774925" calcext:value-type="float">
            <text:p>-6.129774925</text:p>
          </table:table-cell>
          <table:table-cell office:value-type="float" office:value="-6.144917982" calcext:value-type="float">
            <text:p>-6.144917982</text:p>
          </table:table-cell>
          <table:table-cell office:value-type="float" office:value="-6.241497306" calcext:value-type="float">
            <text:p>-6.241497306</text:p>
          </table:table-cell>
          <table:table-cell office:value-type="float" office:value="-6.4116479" calcext:value-type="float">
            <text:p>-6.4116479</text:p>
          </table:table-cell>
          <table:table-cell office:value-type="float" office:value="-6.432783363" calcext:value-type="float">
            <text:p>-6.432783363</text:p>
          </table:table-cell>
          <table:table-cell office:value-type="float" office:value="-6.463859912" calcext:value-type="float">
            <text:p>-6.463859912</text:p>
          </table:table-cell>
          <table:table-cell office:value-type="float" office:value="-6.494429238" calcext:value-type="float">
            <text:p>-6.494429238</text:p>
          </table:table-cell>
          <table:table-cell office:value-type="float" office:value="-6.646080446" calcext:value-type="float">
            <text:p>-6.646080446</text:p>
          </table:table-cell>
          <table:table-cell office:value-type="float" office:value="-6.671456412" calcext:value-type="float">
            <text:p>-6.671456412</text:p>
          </table:table-cell>
          <table:table-cell office:value-type="float" office:value="-6.735207324" calcext:value-type="float">
            <text:p>-6.735207324</text:p>
          </table:table-cell>
          <table:table-cell office:value-type="float" office:value="-6.741326182" calcext:value-type="float">
            <text:p>-6.741326182</text:p>
          </table:table-cell>
          <table:table-cell office:value-type="float" office:value="-6.76427215" calcext:value-type="float">
            <text:p>-6.76427215</text:p>
          </table:table-cell>
          <table:table-cell office:value-type="float" office:value="-6.82272872" calcext:value-type="float">
            <text:p>-6.82272872</text:p>
          </table:table-cell>
          <table:table-cell office:value-type="float" office:value="-6.896081956" calcext:value-type="float">
            <text:p>-6.896081956</text:p>
          </table:table-cell>
          <table:table-cell office:value-type="float" office:value="-6.890152286" calcext:value-type="float">
            <text:p>-6.890152286</text:p>
          </table:table-cell>
          <table:table-cell office:value-type="float" office:value="-6.882839767" calcext:value-type="float">
            <text:p>-6.882839767</text:p>
          </table:table-cell>
          <table:table-cell office:value-type="float" office:value="-6.86986162" calcext:value-type="float">
            <text:p>-6.86986162</text:p>
          </table:table-cell>
          <table:table-cell office:value-type="float" office:value="-6.831536584" calcext:value-type="float">
            <text:p>-6.831536584</text:p>
          </table:table-cell>
          <table:table-cell office:value-type="float" office:value="-6.75225897" calcext:value-type="float">
            <text:p>-6.75225897</text:p>
          </table:table-cell>
          <table:table-cell office:value-type="float" office:value="-6.671069481" calcext:value-type="float">
            <text:p>-6.671069481</text:p>
          </table:table-cell>
          <table:table-cell office:value-type="float" office:value="-6.561297105" calcext:value-type="float">
            <text:p>-6.561297105</text:p>
          </table:table-cell>
          <table:table-cell office:value-type="float" office:value="-6.361610565" calcext:value-type="float">
            <text:p>-6.361610565</text:p>
          </table:table-cell>
          <table:table-cell office:value-type="float" office:value="-6.18409486" calcext:value-type="float">
            <text:p>-6.18409486</text:p>
          </table:table-cell>
          <table:table-cell office:value-type="float" office:value="-6.010869987" calcext:value-type="float">
            <text:p>-6.010869987</text:p>
          </table:table-cell>
          <table:table-cell office:value-type="float" office:value="-5.842159009" calcext:value-type="float">
            <text:p>-5.842159009</text:p>
          </table:table-cell>
          <table:table-cell office:value-type="float" office:value="-5.6775437" calcext:value-type="float">
            <text:p>-5.6775437</text:p>
          </table:table-cell>
          <table:table-cell office:value-type="float" office:value="-5.516949588" calcext:value-type="float">
            <text:p>-5.516949588</text:p>
          </table:table-cell>
          <table:table-cell office:value-type="float" office:value="-5.361941784" calcext:value-type="float">
            <text:p>-5.361941784</text:p>
          </table:table-cell>
          <table:table-cell office:value-type="float" office:value="-5.212008955" calcext:value-type="float">
            <text:p>-5.212008955</text:p>
          </table:table-cell>
          <table:table-cell office:value-type="float" office:value="-5.066208329" calcext:value-type="float">
            <text:p>-5.066208329</text:p>
          </table:table-cell>
          <table:table-cell office:value-type="float" office:value="-4.92455858" calcext:value-type="float">
            <text:p>-4.92455858</text:p>
          </table:table-cell>
          <table:table-cell office:value-type="float" office:value="-4.786545021" calcext:value-type="float">
            <text:p>-4.786545021</text:p>
          </table:table-cell>
          <table:table-cell office:value-type="float" office:value="-4.652463298" calcext:value-type="float">
            <text:p>-4.652463298</text:p>
          </table:table-cell>
          <table:table-cell office:value-type="float" office:value="-4.522290157" calcext:value-type="float">
            <text:p>-4.522290157</text:p>
          </table:table-cell>
          <table:table-cell office:value-type="float" office:value="-4.395446834" calcext:value-type="float">
            <text:p>-4.395446834</text:p>
          </table:table-cell>
          <table:table-cell office:value-type="float" office:value="-4.271644721" calcext:value-type="float">
            <text:p>-4.271644721</text:p>
          </table:table-cell>
          <table:table-cell office:value-type="float" office:value="-4.151106254" calcext:value-type="float">
            <text:p>-4.151106254</text:p>
          </table:table-cell>
          <table:table-cell office:value-type="float" office:value="-4.034392062" calcext:value-type="float">
            <text:p>-4.034392062</text:p>
          </table:table-cell>
          <table:table-cell office:value-type="float" office:value="-3.921498013" calcext:value-type="float">
            <text:p>-3.921498013</text:p>
          </table:table-cell>
          <table:table-cell office:value-type="float" office:value="-3.811837028" calcext:value-type="float">
            <text:p>-3.811837028</text:p>
          </table:table-cell>
          <table:table-cell office:value-type="float" office:value="-3.705154637" calcext:value-type="float">
            <text:p>-3.705154637</text:p>
          </table:table-cell>
          <table:table-cell office:value-type="float" office:value="-3.601649416" calcext:value-type="float">
            <text:p>-3.601649416</text:p>
          </table:table-cell>
          <table:table-cell office:value-type="float" office:value="-3.501562626" calcext:value-type="float">
            <text:p>-3.501562626</text:p>
          </table:table-cell>
          <table:table-cell office:value-type="float" office:value="-3.404379338" calcext:value-type="float">
            <text:p>-3.404379338</text:p>
          </table:table-cell>
          <table:table-cell office:value-type="float" office:value="-3.309627834" calcext:value-type="float">
            <text:p>-3.309627834</text:p>
          </table:table-cell>
          <table:table-cell office:value-type="float" office:value="-3.217315402" calcext:value-type="float">
            <text:p>-3.217315402</text:p>
          </table:table-cell>
          <table:table-cell office:value-type="float" office:value="-3.127871409" calcext:value-type="float">
            <text:p>-3.127871409</text:p>
          </table:table-cell>
          <table:table-cell office:value-type="float" office:value="-3.04118719" calcext:value-type="float">
            <text:p>-3.04118719</text:p>
          </table:table-cell>
          <table:table-cell office:value-type="float" office:value="-2.956648448" calcext:value-type="float">
            <text:p>-2.956648448</text:p>
          </table:table-cell>
          <table:table-cell office:value-type="float" office:value="-2.8740732151" calcext:value-type="float">
            <text:p>-2.8740732151</text:p>
          </table:table-cell>
          <table:table-cell office:value-type="float" office:value="-2.7937864673" calcext:value-type="float">
            <text:p>-2.7937864673</text:p>
          </table:table-cell>
          <table:table-cell office:value-type="float" office:value="-2.7161221488" calcext:value-type="float">
            <text:p>-2.7161221488</text:p>
          </table:table-cell>
          <table:table-cell office:value-type="float" office:value="-2.6405175907" calcext:value-type="float">
            <text:p>-2.6405175907</text:p>
          </table:table-cell>
          <table:table-cell office:value-type="float" office:value="-2.5667290828" calcext:value-type="float">
            <text:p>-2.5667290828</text:p>
          </table:table-cell>
          <table:table-cell office:value-type="float" office:value="-2.4947159229" calcext:value-type="float">
            <text:p>-2.4947159229</text:p>
          </table:table-cell>
          <table:table-cell office:value-type="float" office:value="-2.4248813882" calcext:value-type="float">
            <text:p>-2.4248813882</text:p>
          </table:table-cell>
          <table:table-cell office:value-type="float" office:value="-2.35726642" calcext:value-type="float">
            <text:p>-2.35726642</text:p>
          </table:table-cell>
          <table:table-cell office:value-type="float" office:value="-2.2913481302" calcext:value-type="float">
            <text:p>-2.2913481302</text:p>
          </table:table-cell>
          <table:table-cell office:value-type="float" office:value="-2.2269199681" calcext:value-type="float">
            <text:p>-2.2269199681</text:p>
          </table:table-cell>
          <table:table-cell office:value-type="float" office:value="-2.1642371934" calcext:value-type="float">
            <text:p>-2.1642371934</text:p>
          </table:table-cell>
          <table:table-cell office:value-type="float" office:value="-2.1036735224" calcext:value-type="float">
            <text:p>-2.1036735224</text:p>
          </table:table-cell>
          <table:table-cell office:value-type="float" office:value="-2.0448567414" calcext:value-type="float">
            <text:p>-2.0448567414</text:p>
          </table:table-cell>
          <table:table-cell office:value-type="float" office:value="-1.9873463789" calcext:value-type="float">
            <text:p>-1.9873463789</text:p>
          </table:table-cell>
          <table:table-cell office:value-type="float" office:value="-1.9311608257" calcext:value-type="float">
            <text:p>-1.9311608257</text:p>
          </table:table-cell>
          <table:table-cell office:value-type="float" office:value="-1.8770199138" calcext:value-type="float">
            <text:p>-1.8770199138</text:p>
          </table:table-cell>
          <table:table-cell office:value-type="float" office:value="-1.824823267" calcext:value-type="float">
            <text:p>-1.824823267</text:p>
          </table:table-cell>
          <table:table-cell office:value-type="float" office:value="-1.7738273194" calcext:value-type="float">
            <text:p>-1.7738273194</text:p>
          </table:table-cell>
          <table:table-cell office:value-type="float" office:value="-1.7240150188" calcext:value-type="float">
            <text:p>-1.7240150188</text:p>
          </table:table-cell>
          <table:table-cell office:value-type="float" office:value="-1.6755485681" calcext:value-type="float">
            <text:p>-1.6755485681</text:p>
          </table:table-cell>
          <table:table-cell office:value-type="float" office:value="-1.6289167351" calcext:value-type="float">
            <text:p>-1.6289167351</text:p>
          </table:table-cell>
          <table:table-cell office:value-type="float" office:value="-1.5835778153" calcext:value-type="float">
            <text:p>-1.5835778153</text:p>
          </table:table-cell>
          <table:table-cell office:value-type="float" office:value="-1.5392021699" calcext:value-type="float">
            <text:p>-1.5392021699</text:p>
          </table:table-cell>
          <table:table-cell office:value-type="float" office:value="-1.4958593513" calcext:value-type="float">
            <text:p>-1.4958593513</text:p>
          </table:table-cell>
          <table:table-cell office:value-type="float" office:value="-1.4539763181" calcext:value-type="float">
            <text:p>-1.4539763181</text:p>
          </table:table-cell>
          <table:table-cell office:value-type="float" office:value="-1.4135965994" calcext:value-type="float">
            <text:p>-1.4135965994</text:p>
          </table:table-cell>
          <table:table-cell office:value-type="float" office:value="-1.3741624165" calcext:value-type="float">
            <text:p>-1.3741624165</text:p>
          </table:table-cell>
          <table:table-cell office:value-type="float" office:value="-1.3355117382" calcext:value-type="float">
            <text:p>-1.3355117382</text:p>
          </table:table-cell>
          <table:table-cell office:value-type="float" office:value="-1.2979877174" calcext:value-type="float">
            <text:p>-1.2979877174</text:p>
          </table:table-cell>
          <table:table-cell office:value-type="float" office:value="-1.2617735924" calcext:value-type="float">
            <text:p>-1.2617735924</text:p>
          </table:table-cell>
          <table:table-cell office:value-type="float" office:value="-1.2267036489" calcext:value-type="float">
            <text:p>-1.2267036489</text:p>
          </table:table-cell>
          <table:table-cell office:value-type="float" office:value="-1.19238954" calcext:value-type="float">
            <text:p>-1.19238954</text:p>
          </table:table-cell>
          <table:table-cell office:value-type="float" office:value="-1.158792447" calcext:value-type="float">
            <text:p>-1.158792447</text:p>
          </table:table-cell>
          <table:table-cell office:value-type="float" office:value="-1.1262474702" calcext:value-type="float">
            <text:p>-1.1262474702</text:p>
          </table:table-cell>
          <table:table-cell office:value-type="float" office:value="-1.0950886168" calcext:value-type="float">
            <text:p>-1.0950886168</text:p>
          </table:table-cell>
          <table:table-cell office:value-type="float" office:value="-1.0645618867" calcext:value-type="float">
            <text:p>-1.0645618867</text:p>
          </table:table-cell>
          <table:table-cell office:value-type="float" office:value="-1.0345567811" calcext:value-type="float">
            <text:p>-1.0345567811</text:p>
          </table:table-cell>
          <table:table-cell office:value-type="float" office:value="-1.0054380342" calcext:value-type="float">
            <text:p>-1.0054380342</text:p>
          </table:table-cell>
          <table:table-cell office:value-type="float" office:value="-0.9774368422" calcext:value-type="float">
            <text:p>-0.9774368422</text:p>
          </table:table-cell>
          <table:table-cell office:value-type="float" office:value="-0.9503781076" calcext:value-type="float">
            <text:p>-0.9503781076</text:p>
          </table:table-cell>
          <table:table-cell office:value-type="float" office:value="-0.9237490874" calcext:value-type="float">
            <text:p>-0.9237490874</text:p>
          </table:table-cell>
          <table:table-cell office:value-type="float" office:value="-0.8976056991" calcext:value-type="float">
            <text:p>-0.8976056991</text:p>
          </table:table-cell>
          <table:table-cell office:value-type="float" office:value="-0.8724305511" calcext:value-type="float">
            <text:p>-0.8724305511</text:p>
          </table:table-cell>
          <table:table-cell office:value-type="float" office:value="-0.8483219073" calcext:value-type="float">
            <text:p>-0.8483219073</text:p>
          </table:table-cell>
          <table:table-cell office:value-type="float" office:value="-0.8247547094" calcext:value-type="float">
            <text:p>-0.8247547094</text:p>
          </table:table-cell>
          <table:table-cell office:value-type="float" office:value="-0.8014791889" calcext:value-type="float">
            <text:p>-0.8014791889</text:p>
          </table:table-cell>
          <table:table-cell office:value-type="float" office:value="-0.7787794198" calcext:value-type="float">
            <text:p>-0.7787794198</text:p>
          </table:table-cell>
          <table:table-cell office:value-type="float" office:value="-0.7571889913" calcext:value-type="float">
            <text:p>-0.7571889913</text:p>
          </table:table-cell>
          <table:table-cell office:value-type="float" office:value="-0.7362702384" calcext:value-type="float">
            <text:p>-0.7362702384</text:p>
          </table:table-cell>
          <table:table-cell office:value-type="float" office:value="-0.7163218278" calcext:value-type="float">
            <text:p>-0.7163218278</text:p>
          </table:table-cell>
          <table:table-cell office:value-type="float" office:value="-0.6946921747" calcext:value-type="float">
            <text:p>-0.6946921747</text:p>
          </table:table-cell>
          <table:table-cell office:value-type="float" office:value="-0.6757680905" calcext:value-type="float">
            <text:p>-0.6757680905</text:p>
          </table:table-cell>
          <table:table-cell office:value-type="float" office:value="-0.6572041935" calcext:value-type="float">
            <text:p>-0.6572041935</text:p>
          </table:table-cell>
          <table:table-cell office:value-type="float" office:value="-0.6389524886" calcext:value-type="float">
            <text:p>-0.6389524886</text:p>
          </table:table-cell>
          <table:table-cell office:value-type="float" office:value="-0.6209128842" calcext:value-type="float">
            <text:p>-0.6209128842</text:p>
          </table:table-cell>
          <table:table-cell office:value-type="float" office:value="-0.6032754846" calcext:value-type="float">
            <text:p>-0.6032754846</text:p>
          </table:table-cell>
          <table:table-cell office:value-type="float" office:value="-0.5865201549" calcext:value-type="float">
            <text:p>-0.5865201549</text:p>
          </table:table-cell>
          <table:table-cell office:value-type="float" office:value="-0.5704051734" calcext:value-type="float">
            <text:p>-0.5704051734</text:p>
          </table:table-cell>
          <table:table-cell office:value-type="float" office:value="-0.5544557983" calcext:value-type="float">
            <text:p>-0.5544557983</text:p>
          </table:table-cell>
          <table:table-cell office:value-type="float" office:value="-0.5386083895" calcext:value-type="float">
            <text:p>-0.5386083895</text:p>
          </table:table-cell>
          <table:table-cell office:value-type="float" office:value="-0.5234909619" calcext:value-type="float">
            <text:p>-0.5234909619</text:p>
          </table:table-cell>
          <table:table-cell office:value-type="float" office:value="-0.509134282" calcext:value-type="float">
            <text:p>-0.509134282</text:p>
          </table:table-cell>
          <table:table-cell office:value-type="float" office:value="-0.4950291707" calcext:value-type="float">
            <text:p>-0.4950291707</text:p>
          </table:table-cell>
          <table:table-cell office:value-type="float" office:value="-0.481036353" calcext:value-type="float">
            <text:p>-0.481036353</text:p>
          </table:table-cell>
          <table:table-cell office:value-type="float" office:value="-0.4672703531" calcext:value-type="float">
            <text:p>-0.4672703531</text:p>
          </table:table-cell>
          <table:table-cell office:value-type="float" office:value="-0.454362103" calcext:value-type="float">
            <text:p>-0.454362103</text:p>
          </table:table-cell>
          <table:table-cell office:value-type="float" office:value="-0.4418661145" calcext:value-type="float">
            <text:p>-0.4418661145</text:p>
          </table:table-cell>
          <table:table-cell office:value-type="float" office:value="-0.4295977268" calcext:value-type="float">
            <text:p>-0.4295977268</text:p>
          </table:table-cell>
          <table:table-cell office:value-type="float" office:value="-0.4172880433" calcext:value-type="float">
            <text:p>-0.4172880433</text:p>
          </table:table-cell>
          <table:table-cell office:value-type="float" office:value="-0.4054523851" calcext:value-type="float">
            <text:p>-0.4054523851</text:p>
          </table:table-cell>
          <table:table-cell office:value-type="float" office:value="-0.3944136388" calcext:value-type="float">
            <text:p>-0.3944136388</text:p>
          </table:table-cell>
          <table:table-cell office:value-type="float" office:value="-0.3835504604" calcext:value-type="float">
            <text:p>-0.3835504604</text:p>
          </table:table-cell>
          <table:table-cell office:value-type="float" office:value="-0.372682726" calcext:value-type="float">
            <text:p>-0.372682726</text:p>
          </table:table-cell>
          <table:table-cell office:value-type="float" office:value="-0.3619663911" calcext:value-type="float">
            <text:p>-0.3619663911</text:p>
          </table:table-cell>
          <table:table-cell office:value-type="float" office:value="-0.3519098665" calcext:value-type="float">
            <text:p>-0.3519098665</text:p>
          </table:table-cell>
          <table:table-cell office:value-type="float" office:value="-0.3423856243" calcext:value-type="float">
            <text:p>-0.3423856243</text:p>
          </table:table-cell>
          <table:table-cell office:value-type="float" office:value="-0.3328342375" calcext:value-type="float">
            <text:p>-0.3328342375</text:p>
          </table:table-cell>
          <table:table-cell office:value-type="float" office:value="-0.3232406816" calcext:value-type="float">
            <text:p>-0.3232406816</text:p>
          </table:table-cell>
          <table:table-cell office:value-type="float" office:value="-0.3140741257" calcext:value-type="float">
            <text:p>-0.3140741257</text:p>
          </table:table-cell>
          <table:table-cell office:value-type="float" office:value="-0.305549282" calcext:value-type="float">
            <text:p>-0.305549282</text:p>
          </table:table-cell>
          <table:table-cell office:value-type="float" office:value="-0.2972046584" calcext:value-type="float">
            <text:p>-0.2972046584</text:p>
          </table:table-cell>
          <table:table-cell office:value-type="float" office:value="-0.2886907525" calcext:value-type="float">
            <text:p>-0.2886907525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liuyc_9_prius0</text:p>
          </table:table-cell>
          <table:table-cell office:value-type="float" office:value="3.3990566323" calcext:value-type="float">
            <text:p>3.3990566323</text:p>
          </table:table-cell>
          <table:table-cell office:value-type="float" office:value="3.4141122984" calcext:value-type="float">
            <text:p>3.4141122984</text:p>
          </table:table-cell>
          <table:table-cell office:value-type="float" office:value="3.4348839618" calcext:value-type="float">
            <text:p>3.4348839618</text:p>
          </table:table-cell>
          <table:table-cell office:value-type="float" office:value="3.4319977066" calcext:value-type="float">
            <text:p>3.4319977066</text:p>
          </table:table-cell>
          <table:table-cell office:value-type="float" office:value="3.5462402741" calcext:value-type="float">
            <text:p>3.5462402741</text:p>
          </table:table-cell>
          <table:table-cell office:value-type="float" office:value="3.5578182764" calcext:value-type="float">
            <text:p>3.5578182764</text:p>
          </table:table-cell>
          <table:table-cell office:value-type="float" office:value="3.5579690763" calcext:value-type="float">
            <text:p>3.5579690763</text:p>
          </table:table-cell>
          <table:table-cell office:value-type="float" office:value="3.5508649919" calcext:value-type="float">
            <text:p>3.5508649919</text:p>
          </table:table-cell>
          <table:table-cell office:value-type="float" office:value="3.5650419509" calcext:value-type="float">
            <text:p>3.5650419509</text:p>
          </table:table-cell>
          <table:table-cell office:value-type="float" office:value="3.5530450814" calcext:value-type="float">
            <text:p>3.5530450814</text:p>
          </table:table-cell>
          <table:table-cell office:value-type="float" office:value="3.5580464357" calcext:value-type="float">
            <text:p>3.5580464357</text:p>
          </table:table-cell>
          <table:table-cell office:value-type="float" office:value="3.646110921" calcext:value-type="float">
            <text:p>3.646110921</text:p>
          </table:table-cell>
          <table:table-cell office:value-type="float" office:value="3.6681282556" calcext:value-type="float">
            <text:p>3.6681282556</text:p>
          </table:table-cell>
          <table:table-cell office:value-type="float" office:value="3.6605062681" calcext:value-type="float">
            <text:p>3.6605062681</text:p>
          </table:table-cell>
          <table:table-cell office:value-type="float" office:value="3.7771722657" calcext:value-type="float">
            <text:p>3.7771722657</text:p>
          </table:table-cell>
          <table:table-cell office:value-type="float" office:value="3.757643615" calcext:value-type="float">
            <text:p>3.757643615</text:p>
          </table:table-cell>
          <table:table-cell office:value-type="float" office:value="3.7540118682" calcext:value-type="float">
            <text:p>3.7540118682</text:p>
          </table:table-cell>
          <table:table-cell office:value-type="float" office:value="3.7564274427" calcext:value-type="float">
            <text:p>3.7564274427</text:p>
          </table:table-cell>
          <table:table-cell office:value-type="float" office:value="3.7484910862" calcext:value-type="float">
            <text:p>3.7484910862</text:p>
          </table:table-cell>
          <table:table-cell office:value-type="float" office:value="3.7456340347" calcext:value-type="float">
            <text:p>3.7456340347</text:p>
          </table:table-cell>
          <table:table-cell office:value-type="float" office:value="3.7578296084" calcext:value-type="float">
            <text:p>3.7578296084</text:p>
          </table:table-cell>
          <table:table-cell office:value-type="float" office:value="3.8485430824" calcext:value-type="float">
            <text:p>3.8485430824</text:p>
          </table:table-cell>
          <table:table-cell office:value-type="float" office:value="3.8409274869" calcext:value-type="float">
            <text:p>3.8409274869</text:p>
          </table:table-cell>
          <table:table-cell office:value-type="float" office:value="3.832694417" calcext:value-type="float">
            <text:p>3.832694417</text:p>
          </table:table-cell>
          <table:table-cell office:value-type="float" office:value="3.817825345" calcext:value-type="float">
            <text:p>3.817825345</text:p>
          </table:table-cell>
          <table:table-cell office:value-type="float" office:value="3.822757324" calcext:value-type="float">
            <text:p>3.822757324</text:p>
          </table:table-cell>
          <table:table-cell office:value-type="float" office:value="3.818075293" calcext:value-type="float">
            <text:p>3.818075293</text:p>
          </table:table-cell>
          <table:table-cell office:value-type="float" office:value="3.919671665" calcext:value-type="float">
            <text:p>3.919671665</text:p>
          </table:table-cell>
          <table:table-cell office:value-type="float" office:value="4.013725406" calcext:value-type="float">
            <text:p>4.013725406</text:p>
          </table:table-cell>
          <table:table-cell office:value-type="float" office:value="3.999286442" calcext:value-type="float">
            <text:p>3.999286442</text:p>
          </table:table-cell>
          <table:table-cell office:value-type="float" office:value="4.002371575" calcext:value-type="float">
            <text:p>4.002371575</text:p>
          </table:table-cell>
          <table:table-cell office:value-type="float" office:value="3.990268641" calcext:value-type="float">
            <text:p>3.990268641</text:p>
          </table:table-cell>
          <table:table-cell office:value-type="float" office:value="3.968164528" calcext:value-type="float">
            <text:p>3.968164528</text:p>
          </table:table-cell>
          <table:table-cell office:value-type="float" office:value="4.067371188" calcext:value-type="float">
            <text:p>4.067371188</text:p>
          </table:table-cell>
          <table:table-cell office:value-type="float" office:value="4.122462237" calcext:value-type="float">
            <text:p>4.122462237</text:p>
          </table:table-cell>
          <table:table-cell office:value-type="float" office:value="4.240748532" calcext:value-type="float">
            <text:p>4.240748532</text:p>
          </table:table-cell>
          <table:table-cell office:value-type="float" office:value="4.225770813" calcext:value-type="float">
            <text:p>4.225770813</text:p>
          </table:table-cell>
          <table:table-cell office:value-type="float" office:value="4.196207914" calcext:value-type="float">
            <text:p>4.196207914</text:p>
          </table:table-cell>
          <table:table-cell office:value-type="float" office:value="4.192761214" calcext:value-type="float">
            <text:p>4.192761214</text:p>
          </table:table-cell>
          <table:table-cell office:value-type="float" office:value="4.191522621" calcext:value-type="float">
            <text:p>4.191522621</text:p>
          </table:table-cell>
          <table:table-cell office:value-type="float" office:value="4.161420029" calcext:value-type="float">
            <text:p>4.161420029</text:p>
          </table:table-cell>
          <table:table-cell office:value-type="float" office:value="4.255729504" calcext:value-type="float">
            <text:p>4.255729504</text:p>
          </table:table-cell>
          <table:table-cell office:value-type="float" office:value="4.234194224" calcext:value-type="float">
            <text:p>4.234194224</text:p>
          </table:table-cell>
          <table:table-cell office:value-type="float" office:value="4.230533063" calcext:value-type="float">
            <text:p>4.230533063</text:p>
          </table:table-cell>
          <table:table-cell office:value-type="float" office:value="4.211926728" calcext:value-type="float">
            <text:p>4.211926728</text:p>
          </table:table-cell>
          <table:table-cell office:value-type="float" office:value="4.183785167" calcext:value-type="float">
            <text:p>4.183785167</text:p>
          </table:table-cell>
          <table:table-cell office:value-type="float" office:value="4.277070557" calcext:value-type="float">
            <text:p>4.277070557</text:p>
          </table:table-cell>
          <table:table-cell office:value-type="float" office:value="4.255037733" calcext:value-type="float">
            <text:p>4.255037733</text:p>
          </table:table-cell>
          <table:table-cell office:value-type="float" office:value="4.244542912" calcext:value-type="float">
            <text:p>4.244542912</text:p>
          </table:table-cell>
          <table:table-cell office:value-type="float" office:value="4.230018713" calcext:value-type="float">
            <text:p>4.230018713</text:p>
          </table:table-cell>
          <table:table-cell office:value-type="float" office:value="4.203799679" calcext:value-type="float">
            <text:p>4.203799679</text:p>
          </table:table-cell>
          <table:table-cell office:value-type="float" office:value="4.255831098" calcext:value-type="float">
            <text:p>4.255831098</text:p>
          </table:table-cell>
          <table:table-cell office:value-type="float" office:value="4.168150094" calcext:value-type="float">
            <text:p>4.168150094</text:p>
          </table:table-cell>
          <table:table-cell office:value-type="float" office:value="4.167889259" calcext:value-type="float">
            <text:p>4.167889259</text:p>
          </table:table-cell>
          <table:table-cell office:value-type="float" office:value="4.154860794" calcext:value-type="float">
            <text:p>4.154860794</text:p>
          </table:table-cell>
          <table:table-cell office:value-type="float" office:value="4.239627572" calcext:value-type="float">
            <text:p>4.239627572</text:p>
          </table:table-cell>
          <table:table-cell office:value-type="float" office:value="4.219803706" calcext:value-type="float">
            <text:p>4.219803706</text:p>
          </table:table-cell>
          <table:table-cell office:value-type="float" office:value="4.197499328" calcext:value-type="float">
            <text:p>4.197499328</text:p>
          </table:table-cell>
          <table:table-cell office:value-type="float" office:value="4.289610151" calcext:value-type="float">
            <text:p>4.289610151</text:p>
          </table:table-cell>
          <table:table-cell office:value-type="float" office:value="4.267654981" calcext:value-type="float">
            <text:p>4.267654981</text:p>
          </table:table-cell>
          <table:table-cell office:value-type="float" office:value="4.250337372" calcext:value-type="float">
            <text:p>4.250337372</text:p>
          </table:table-cell>
          <table:table-cell office:value-type="float" office:value="4.218088671" calcext:value-type="float">
            <text:p>4.218088671</text:p>
          </table:table-cell>
          <table:table-cell office:value-type="float" office:value="4.212778446" calcext:value-type="float">
            <text:p>4.212778446</text:p>
          </table:table-cell>
          <table:table-cell office:value-type="float" office:value="4.201927979" calcext:value-type="float">
            <text:p>4.201927979</text:p>
          </table:table-cell>
          <table:table-cell office:value-type="float" office:value="4.199143852" calcext:value-type="float">
            <text:p>4.199143852</text:p>
          </table:table-cell>
          <table:table-cell office:value-type="float" office:value="4.283717568" calcext:value-type="float">
            <text:p>4.283717568</text:p>
          </table:table-cell>
          <table:table-cell office:value-type="float" office:value="4.265411274" calcext:value-type="float">
            <text:p>4.265411274</text:p>
          </table:table-cell>
          <table:table-cell office:value-type="float" office:value="4.235331973" calcext:value-type="float">
            <text:p>4.235331973</text:p>
          </table:table-cell>
          <table:table-cell office:value-type="float" office:value="4.272439045" calcext:value-type="float">
            <text:p>4.272439045</text:p>
          </table:table-cell>
          <table:table-cell office:value-type="float" office:value="4.199273138" calcext:value-type="float">
            <text:p>4.199273138</text:p>
          </table:table-cell>
          <table:table-cell office:value-type="float" office:value="4.188292581" calcext:value-type="float">
            <text:p>4.188292581</text:p>
          </table:table-cell>
          <table:table-cell office:value-type="float" office:value="4.198525874" calcext:value-type="float">
            <text:p>4.198525874</text:p>
          </table:table-cell>
          <table:table-cell office:value-type="float" office:value="4.271793382" calcext:value-type="float">
            <text:p>4.271793382</text:p>
          </table:table-cell>
          <table:table-cell office:value-type="float" office:value="4.239959909" calcext:value-type="float">
            <text:p>4.239959909</text:p>
          </table:table-cell>
          <table:table-cell office:value-type="float" office:value="4.225709644" calcext:value-type="float">
            <text:p>4.225709644</text:p>
          </table:table-cell>
          <table:table-cell office:value-type="float" office:value="4.209302114" calcext:value-type="float">
            <text:p>4.209302114</text:p>
          </table:table-cell>
          <table:table-cell office:value-type="float" office:value="4.193790335" calcext:value-type="float">
            <text:p>4.193790335</text:p>
          </table:table-cell>
          <table:table-cell office:value-type="float" office:value="4.178796247" calcext:value-type="float">
            <text:p>4.178796247</text:p>
          </table:table-cell>
          <table:table-cell office:value-type="float" office:value="4.189251096" calcext:value-type="float">
            <text:p>4.189251096</text:p>
          </table:table-cell>
          <table:table-cell office:value-type="float" office:value="4.249359681" calcext:value-type="float">
            <text:p>4.249359681</text:p>
          </table:table-cell>
          <table:table-cell office:value-type="float" office:value="4.233270529" calcext:value-type="float">
            <text:p>4.233270529</text:p>
          </table:table-cell>
          <table:table-cell office:value-type="float" office:value="4.22060865" calcext:value-type="float">
            <text:p>4.22060865</text:p>
          </table:table-cell>
          <table:table-cell office:value-type="float" office:value="4.200688624" calcext:value-type="float">
            <text:p>4.200688624</text:p>
          </table:table-cell>
          <table:table-cell office:value-type="float" office:value="4.231422288" calcext:value-type="float">
            <text:p>4.231422288</text:p>
          </table:table-cell>
          <table:table-cell office:value-type="float" office:value="4.164395517" calcext:value-type="float">
            <text:p>4.164395517</text:p>
          </table:table-cell>
          <table:table-cell office:value-type="float" office:value="4.233454959" calcext:value-type="float">
            <text:p>4.233454959</text:p>
          </table:table-cell>
          <table:table-cell office:value-type="float" office:value="4.243957988" calcext:value-type="float">
            <text:p>4.243957988</text:p>
          </table:table-cell>
          <table:table-cell office:value-type="float" office:value="4.224294605" calcext:value-type="float">
            <text:p>4.224294605</text:p>
          </table:table-cell>
          <table:table-cell office:value-type="float" office:value="4.167339772" calcext:value-type="float">
            <text:p>4.167339772</text:p>
          </table:table-cell>
          <table:table-cell office:value-type="float" office:value="4.048516912" calcext:value-type="float">
            <text:p>4.048516912</text:p>
          </table:table-cell>
          <table:table-cell office:value-type="float" office:value="3.93555391" calcext:value-type="float">
            <text:p>3.93555391</text:p>
          </table:table-cell>
          <table:table-cell office:value-type="float" office:value="3.825369628" calcext:value-type="float">
            <text:p>3.825369628</text:p>
          </table:table-cell>
          <table:table-cell office:value-type="float" office:value="3.717786304" calcext:value-type="float">
            <text:p>3.717786304</text:p>
          </table:table-cell>
          <table:table-cell office:value-type="float" office:value="3.613329333" calcext:value-type="float">
            <text:p>3.613329333</text:p>
          </table:table-cell>
          <table:table-cell office:value-type="float" office:value="3.512041971" calcext:value-type="float">
            <text:p>3.512041971</text:p>
          </table:table-cell>
          <table:table-cell office:value-type="float" office:value="3.413747239" calcext:value-type="float">
            <text:p>3.413747239</text:p>
          </table:table-cell>
          <table:table-cell office:value-type="float" office:value="3.317826644" calcext:value-type="float">
            <text:p>3.317826644</text:p>
          </table:table-cell>
          <table:table-cell office:value-type="float" office:value="3.224304953" calcext:value-type="float">
            <text:p>3.224304953</text:p>
          </table:table-cell>
          <table:table-cell office:value-type="float" office:value="3.133589064" calcext:value-type="float">
            <text:p>3.133589064</text:p>
          </table:table-cell>
          <table:table-cell office:value-type="float" office:value="3.045722123" calcext:value-type="float">
            <text:p>3.045722123</text:p>
          </table:table-cell>
          <table:table-cell office:value-type="float" office:value="2.960183848" calcext:value-type="float">
            <text:p>2.960183848</text:p>
          </table:table-cell>
          <table:table-cell office:value-type="float" office:value="2.876584408" calcext:value-type="float">
            <text:p>2.876584408</text:p>
          </table:table-cell>
          <table:table-cell office:value-type="float" office:value="2.79531676" calcext:value-type="float">
            <text:p>2.79531676</text:p>
          </table:table-cell>
          <table:table-cell office:value-type="float" office:value="2.716651612" calcext:value-type="float">
            <text:p>2.716651612</text:p>
          </table:table-cell>
          <table:table-cell office:value-type="float" office:value="2.640364181" calcext:value-type="float">
            <text:p>2.640364181</text:p>
          </table:table-cell>
          <table:table-cell office:value-type="float" office:value="2.565808795" calcext:value-type="float">
            <text:p>2.565808795</text:p>
          </table:table-cell>
          <table:table-cell office:value-type="float" office:value="2.493081667" calcext:value-type="float">
            <text:p>2.493081667</text:p>
          </table:table-cell>
          <table:table-cell office:value-type="float" office:value="2.422640108" calcext:value-type="float">
            <text:p>2.422640108</text:p>
          </table:table-cell>
          <table:table-cell office:value-type="float" office:value="2.354545416" calcext:value-type="float">
            <text:p>2.354545416</text:p>
          </table:table-cell>
          <table:table-cell office:value-type="float" office:value="2.288239609" calcext:value-type="float">
            <text:p>2.288239609</text:p>
          </table:table-cell>
          <table:table-cell office:value-type="float" office:value="2.223294368" calcext:value-type="float">
            <text:p>2.223294368</text:p>
          </table:table-cell>
          <table:table-cell office:value-type="float" office:value="2.160115932" calcext:value-type="float">
            <text:p>2.160115932</text:p>
          </table:table-cell>
          <table:table-cell office:value-type="float" office:value="2.098193789" calcext:value-type="float">
            <text:p>2.098193789</text:p>
          </table:table-cell>
          <table:table-cell office:value-type="float" office:value="2.037116537" calcext:value-type="float">
            <text:p>2.037116537</text:p>
          </table:table-cell>
          <table:table-cell office:value-type="float" office:value="1.976336603" calcext:value-type="float">
            <text:p>1.976336603</text:p>
          </table:table-cell>
          <table:table-cell office:value-type="float" office:value="1.916328965" calcext:value-type="float">
            <text:p>1.916328965</text:p>
          </table:table-cell>
          <table:table-cell office:value-type="float" office:value="1.857438746" calcext:value-type="float">
            <text:p>1.857438746</text:p>
          </table:table-cell>
          <table:table-cell office:value-type="float" office:value="1.799840058" calcext:value-type="float">
            <text:p>1.799840058</text:p>
          </table:table-cell>
          <table:table-cell office:value-type="float" office:value="1.742961813" calcext:value-type="float">
            <text:p>1.742961813</text:p>
          </table:table-cell>
          <table:table-cell office:value-type="float" office:value="1.686251799" calcext:value-type="float">
            <text:p>1.686251799</text:p>
          </table:table-cell>
          <table:table-cell office:value-type="float" office:value="1.629952638" calcext:value-type="float">
            <text:p>1.629952638</text:p>
          </table:table-cell>
          <table:table-cell office:value-type="float" office:value="1.571466658" calcext:value-type="float">
            <text:p>1.571466658</text:p>
          </table:table-cell>
          <table:table-cell office:value-type="float" office:value="1.511604642" calcext:value-type="float">
            <text:p>1.511604642</text:p>
          </table:table-cell>
          <table:table-cell office:value-type="float" office:value="1.451694902" calcext:value-type="float">
            <text:p>1.451694902</text:p>
          </table:table-cell>
          <table:table-cell office:value-type="float" office:value="1.393390358" calcext:value-type="float">
            <text:p>1.393390358</text:p>
          </table:table-cell>
          <table:table-cell office:value-type="float" office:value="1.33807863" calcext:value-type="float">
            <text:p>1.33807863</text:p>
          </table:table-cell>
          <table:table-cell office:value-type="float" office:value="1.286135106" calcext:value-type="float">
            <text:p>1.286135106</text:p>
          </table:table-cell>
          <table:table-cell office:value-type="float" office:value="1.236986036" calcext:value-type="float">
            <text:p>1.236986036</text:p>
          </table:table-cell>
          <table:table-cell office:value-type="float" office:value="1.1900317" calcext:value-type="float">
            <text:p>1.1900317</text:p>
          </table:table-cell>
          <table:table-cell office:value-type="float" office:value="1.145518409" calcext:value-type="float">
            <text:p>1.145518409</text:p>
          </table:table-cell>
          <table:table-cell office:value-type="float" office:value="1.103599429" calcext:value-type="float">
            <text:p>1.103599429</text:p>
          </table:table-cell>
          <table:table-cell office:value-type="float" office:value="1.06377264" calcext:value-type="float">
            <text:p>1.06377264</text:p>
          </table:table-cell>
          <table:table-cell office:value-type="float" office:value="1.025502617" calcext:value-type="float">
            <text:p>1.025502617</text:p>
          </table:table-cell>
          <table:table-cell office:value-type="float" office:value="0.988548239" calcext:value-type="float">
            <text:p>0.988548239</text:p>
          </table:table-cell>
          <table:table-cell office:value-type="float" office:value="0.953327303" calcext:value-type="float">
            <text:p>0.953327303</text:p>
          </table:table-cell>
          <table:table-cell office:value-type="float" office:value="0.919896006" calcext:value-type="float">
            <text:p>0.919896006</text:p>
          </table:table-cell>
          <table:table-cell office:value-type="float" office:value="0.887802846" calcext:value-type="float">
            <text:p>0.887802846</text:p>
          </table:table-cell>
          <table:table-cell office:value-type="float" office:value="0.856554288" calcext:value-type="float">
            <text:p>0.856554288</text:p>
          </table:table-cell>
          <table:table-cell office:value-type="float" office:value="0.826507071" calcext:value-type="float">
            <text:p>0.826507071</text:p>
          </table:table-cell>
          <table:table-cell office:value-type="float" office:value="0.798002904" calcext:value-type="float">
            <text:p>0.798002904</text:p>
          </table:table-cell>
          <table:table-cell office:value-type="float" office:value="0.770831048" calcext:value-type="float">
            <text:p>0.770831048</text:p>
          </table:table-cell>
          <table:table-cell office:value-type="float" office:value="0.744383906" calcext:value-type="float">
            <text:p>0.744383906</text:p>
          </table:table-cell>
          <table:table-cell office:value-type="float" office:value="0.718640653" calcext:value-type="float">
            <text:p>0.718640653</text:p>
          </table:table-cell>
          <table:table-cell office:value-type="float" office:value="0.694167715" calcext:value-type="float">
            <text:p>0.694167715</text:p>
          </table:table-cell>
          <table:table-cell office:value-type="float" office:value="0.670984399" calcext:value-type="float">
            <text:p>0.670984399</text:p>
          </table:table-cell>
          <table:table-cell office:value-type="float" office:value="0.648608295" calcext:value-type="float">
            <text:p>0.648608295</text:p>
          </table:table-cell>
          <table:table-cell office:value-type="float" office:value="0.626602074" calcext:value-type="float">
            <text:p>0.626602074</text:p>
          </table:table-cell>
          <table:table-cell office:value-type="float" office:value="0.605464866" calcext:value-type="float">
            <text:p>0.605464866</text:p>
          </table:table-cell>
          <table:table-cell office:value-type="float" office:value="0.583770352" calcext:value-type="float">
            <text:p>0.583770352</text:p>
          </table:table-cell>
          <table:table-cell office:value-type="float" office:value="0.568244787" calcext:value-type="float">
            <text:p>0.568244787</text:p>
          </table:table-cell>
          <table:table-cell office:value-type="float" office:value="0.547844298" calcext:value-type="float">
            <text:p>0.547844298</text:p>
          </table:table-cell>
          <table:table-cell office:value-type="float" office:value="0.529609789" calcext:value-type="float">
            <text:p>0.529609789</text:p>
          </table:table-cell>
          <table:table-cell office:value-type="float" office:value="0.512291676" calcext:value-type="float">
            <text:p>0.512291676</text:p>
          </table:table-cell>
          <table:table-cell office:value-type="float" office:value="0.495934567" calcext:value-type="float">
            <text:p>0.495934567</text:p>
          </table:table-cell>
          <table:table-cell office:value-type="float" office:value="0.480124115" calcext:value-type="float">
            <text:p>0.480124115</text:p>
          </table:table-cell>
          <table:table-cell office:value-type="float" office:value="0.464470114" calcext:value-type="float">
            <text:p>0.464470114</text:p>
          </table:table-cell>
          <table:table-cell office:value-type="float" office:value="0.449377414" calcext:value-type="float">
            <text:p>0.449377414</text:p>
          </table:table-cell>
          <table:table-cell office:value-type="float" office:value="0.435232364" calcext:value-type="float">
            <text:p>0.435232364</text:p>
          </table:table-cell>
          <table:table-cell office:value-type="float" office:value="0.421741949" calcext:value-type="float">
            <text:p>0.421741949</text:p>
          </table:table-cell>
          <table:table-cell office:value-type="float" office:value="0.408404255" calcext:value-type="float">
            <text:p>0.408404255</text:p>
          </table:table-cell>
          <table:table-cell office:value-type="float" office:value="0.395234237" calcext:value-type="float">
            <text:p>0.395234237</text:p>
          </table:table-cell>
          <table:table-cell office:value-type="float" office:value="0.382876441" calcext:value-type="float">
            <text:p>0.382876441</text:p>
          </table:table-cell>
          <table:table-cell office:value-type="float" office:value="0.371275582" calcext:value-type="float">
            <text:p>0.371275582</text:p>
          </table:table-cell>
          <table:table-cell office:value-type="float" office:value="0.359951618" calcext:value-type="float">
            <text:p>0.359951618</text:p>
          </table:table-cell>
          <table:table-cell office:value-type="float" office:value="0.348558494" calcext:value-type="float">
            <text:p>0.348558494</text:p>
          </table:table-cell>
          <table:table-cell office:value-type="float" office:value="0.337634558" calcext:value-type="float">
            <text:p>0.337634558</text:p>
          </table:table-cell>
          <table:table-cell office:value-type="float" office:value="0.327560676" calcext:value-type="float">
            <text:p>0.327560676</text:p>
          </table:table-cell>
          <table:table-cell office:value-type="float" office:value="0.317910856" calcext:value-type="float">
            <text:p>0.317910856</text:p>
          </table:table-cell>
          <table:table-cell office:value-type="float" office:value="0.308187686" calcext:value-type="float">
            <text:p>0.308187686</text:p>
          </table:table-cell>
          <table:table-cell office:value-type="float" office:value="0.298503" calcext:value-type="float">
            <text:p>0.298503</text:p>
          </table:table-cell>
          <table:table-cell office:value-type="float" office:value="0.289613672" calcext:value-type="float">
            <text:p>0.289613672</text:p>
          </table:table-cell>
          <table:table-cell office:value-type="float" office:value="0.28127525" calcext:value-type="float">
            <text:p>0.28127525</text:p>
          </table:table-cell>
          <table:table-cell office:value-type="float" office:value="0.273070799" calcext:value-type="float">
            <text:p>0.273070799</text:p>
          </table:table-cell>
          <table:table-cell office:value-type="float" office:value="0.264723297" calcext:value-type="float">
            <text:p>0.264723297</text:p>
          </table:table-cell>
          <table:table-cell office:value-type="float" office:value="0.256652935" calcext:value-type="float">
            <text:p>0.256652935</text:p>
          </table:table-cell>
          <table:table-cell office:value-type="float" office:value="0.249347973" calcext:value-type="float">
            <text:p>0.249347973</text:p>
          </table:table-cell>
          <table:table-cell office:value-type="float" office:value="0.242370303" calcext:value-type="float">
            <text:p>0.242370303</text:p>
          </table:table-cell>
          <table:table-cell office:value-type="float" office:value="0.235255199" calcext:value-type="float">
            <text:p>0.235255199</text:p>
          </table:table-cell>
          <table:table-cell office:value-type="float" office:value="0.228032622" calcext:value-type="float">
            <text:p>0.228032622</text:p>
          </table:table-cell>
          <table:table-cell office:value-type="float" office:value="0.221476962" calcext:value-type="float">
            <text:p>0.221476962</text:p>
          </table:table-cell>
          <table:table-cell office:value-type="float" office:value="0.215479468" calcext:value-type="float">
            <text:p>0.215479468</text:p>
          </table:table-cell>
          <table:table-cell office:value-type="float" office:value="0.209465188" calcext:value-type="float">
            <text:p>0.209465188</text:p>
          </table:table-cell>
          <table:table-cell office:value-type="float" office:value="0.203148813" calcext:value-type="float">
            <text:p>0.203148813</text:p>
          </table:table-cell>
          <table:table-cell office:value-type="float" office:value="0.197115047" calcext:value-type="float">
            <text:p>0.197115047</text:p>
          </table:table-cell>
          <table:table-cell office:value-type="float" office:value="0.18676866" calcext:value-type="float">
            <text:p>0.18676866</text:p>
          </table:table-cell>
          <table:table-cell office:value-type="float" office:value="0.19179809" calcext:value-type="float">
            <text:p>0.19179809</text:p>
          </table:table-cell>
          <table:table-cell office:value-type="float" office:value="0.18145086" calcext:value-type="float">
            <text:p>0.18145086</text:p>
          </table:table-cell>
          <table:table-cell office:value-type="float" office:value="0.175973002" calcext:value-type="float">
            <text:p>0.175973002</text:p>
          </table:table-cell>
          <table:table-cell office:value-type="float" office:value="0.17104072" calcext:value-type="float">
            <text:p>0.17104072</text:p>
          </table:table-cell>
          <table:table-cell office:value-type="float" office:value="0.166678469" calcext:value-type="float">
            <text:p>0.166678469</text:p>
          </table:table-cell>
          <table:table-cell office:value-type="float" office:value="0.162248585" calcext:value-type="float">
            <text:p>0.162248585</text:p>
          </table:table-cell>
          <table:table-cell office:value-type="float" office:value="0.157472722" calcext:value-type="float">
            <text:p>0.157472722</text:p>
          </table:table-cell>
          <table:table-cell office:value-type="float" office:value="0.152824238" calcext:value-type="float">
            <text:p>0.152824238</text:p>
          </table:table-cell>
          <table:table-cell office:value-type="float" office:value="0.148954387" calcext:value-type="float">
            <text:p>0.148954387</text:p>
          </table:table-cell>
          <table:table-cell office:value-type="float" office:value="0.145243893" calcext:value-type="float">
            <text:p>0.145243893</text:p>
          </table:table-cell>
          <table:table-cell office:value-type="float" office:value="0.141210669" calcext:value-type="float">
            <text:p>0.141210669</text:p>
          </table:table-cell>
          <table:table-cell office:value-type="float" office:value="0.136907744" calcext:value-type="float">
            <text:p>0.136907744</text:p>
          </table:table-cell>
          <table:table-cell office:value-type="float" office:value="0.133250246" calcext:value-type="float">
            <text:p>0.133250246</text:p>
          </table:table-cell>
          <table:table-cell office:value-type="float" office:value="0.130084851" calcext:value-type="float">
            <text:p>0.130084851</text:p>
          </table:table-cell>
          <table:table-cell office:value-type="float" office:value="0.126744773" calcext:value-type="float">
            <text:p>0.126744773</text:p>
          </table:table-cell>
          <table:table-cell office:value-type="float" office:value="0.123095381" calcext:value-type="float">
            <text:p>0.123095381</text:p>
          </table:table-cell>
          <table:table-cell office:value-type="float" office:value="0.119476738" calcext:value-type="float">
            <text:p>0.119476738</text:p>
          </table:table-cell>
          <table:table-cell office:value-type="float" office:value="0.116569551" calcext:value-type="float">
            <text:p>0.116569551</text:p>
          </table:table-cell>
          <table:table-cell office:value-type="float" office:value="0.113841581" calcext:value-type="float">
            <text:p>0.113841581</text:p>
          </table:table-cell>
          <table:table-cell office:value-type="float" office:value="0.110778604" calcext:value-type="float">
            <text:p>0.110778604</text:p>
          </table:table-cell>
          <table:table-cell office:value-type="float" office:value="0.107417618" calcext:value-type="float">
            <text:p>0.107417618</text:p>
          </table:table-cell>
          <table:table-cell office:value-type="float" office:value="0.104570003" calcext:value-type="float">
            <text:p>0.104570003</text:p>
          </table:table-cell>
          <table:table-cell office:value-type="float" office:value="0.10229379" calcext:value-type="float">
            <text:p>0.10229379</text:p>
          </table:table-cell>
          <table:table-cell office:value-type="float" office:value="0.099789073" calcext:value-type="float">
            <text:p>0.099789073</text:p>
          </table:table-cell>
          <table:table-cell office:value-type="float" office:value="0.0968494219999" calcext:value-type="float">
            <text:p>0.096849422</text:p>
          </table:table-cell>
          <table:table-cell office:value-type="float" office:value="0.093968683" calcext:value-type="float">
            <text:p>0.093968683</text:p>
          </table:table-cell>
          <table:table-cell office:value-type="float" office:value="0.091909079" calcext:value-type="float">
            <text:p>0.091909079</text:p>
          </table:table-cell>
          <table:table-cell office:value-type="float" office:value="0.0899239130001" calcext:value-type="float">
            <text:p>0.089923913</text:p>
          </table:table-cell>
          <table:table-cell office:value-type="float" office:value="0.087484069" calcext:value-type="float">
            <text:p>0.087484069</text:p>
          </table:table-cell>
          <table:table-cell office:value-type="float" office:value="0.084709938" calcext:value-type="float">
            <text:p>0.084709938</text:p>
          </table:table-cell>
          <table:table-cell office:value-type="float" office:value="0.082575028" calcext:value-type="float">
            <text:p>0.082575028</text:p>
          </table:table-cell>
          <table:table-cell office:value-type="float" office:value="0.081016937" calcext:value-type="float">
            <text:p>0.081016937</text:p>
          </table:table-cell>
          <table:table-cell office:value-type="float" office:value="0.0790797710001" calcext:value-type="float">
            <text:p>0.079079771</text:p>
          </table:table-cell>
          <table:table-cell office:value-type="float" office:value="0.0766317459999" calcext:value-type="float">
            <text:p>0.076631746</text:p>
          </table:table-cell>
          <table:table-cell office:value-type="float" office:value="0.074298305" calcext:value-type="float">
            <text:p>0.074298305</text:p>
          </table:table-cell>
          <table:table-cell office:value-type="float" office:value="0.072915277" calcext:value-type="float">
            <text:p>0.072915277</text:p>
          </table:table-cell>
          <table:table-cell office:value-type="float" office:value="0.0713798610001" calcext:value-type="float">
            <text:p>0.071379861</text:p>
          </table:table-cell>
          <table:table-cell office:value-type="float" office:value="0.069524781" calcext:value-type="float">
            <text:p>0.069524781</text:p>
          </table:table-cell>
          <table:table-cell office:value-type="float" office:value="0.067254975" calcext:value-type="float">
            <text:p>0.067254975</text:p>
          </table:table-cell>
          <table:table-cell office:value-type="float" office:value="0.065493281" calcext:value-type="float">
            <text:p>0.065493281</text:p>
          </table:table-cell>
          <table:table-cell office:value-type="float" office:value="0.064429748" calcext:value-type="float">
            <text:p>0.064429748</text:p>
          </table:table-cell>
          <table:table-cell office:value-type="float" office:value="0.063005445" calcext:value-type="float">
            <text:p>0.063005445</text:p>
          </table:table-cell>
          <table:table-cell office:value-type="float" office:value="0.061039718" calcext:value-type="float">
            <text:p>0.061039718</text:p>
          </table:table-cell>
          <table:table-cell office:value-type="float" office:value="0.059049561" calcext:value-type="float">
            <text:p>0.059049561</text:p>
          </table:table-cell>
          <table:table-cell office:value-type="float" office:value="0.058016128" calcext:value-type="float">
            <text:p>0.058016128</text:p>
          </table:table-cell>
          <table:table-cell office:value-type="float" office:value="0.05706234" calcext:value-type="float">
            <text:p>0.05706234</text:p>
          </table:table-cell>
          <table:table-cell office:value-type="float" office:value="0.05549686" calcext:value-type="float">
            <text:p>0.05549686</text:p>
          </table:table-cell>
          <table:table-cell office:value-type="float" office:value="0.0535057" calcext:value-type="float">
            <text:p>0.0535057</text:p>
          </table:table-cell>
          <table:table-cell office:value-type="float" office:value="0.052168106" calcext:value-type="float">
            <text:p>0.052168106</text:p>
          </table:table-cell>
          <table:table-cell office:value-type="float" office:value="0.051490202" calcext:value-type="float">
            <text:p>0.051490202</text:p>
          </table:table-cell>
          <table:table-cell office:value-type="float" office:value="0.050442433" calcext:value-type="float">
            <text:p>0.050442433</text:p>
          </table:table-cell>
          <table:table-cell office:value-type="float" office:value="0.048848991" calcext:value-type="float">
            <text:p>0.048848991</text:p>
          </table:table-cell>
          <table:table-cell office:value-type="float" office:value="0.047112895" calcext:value-type="float">
            <text:p>0.047112895</text:p>
          </table:table-cell>
          <table:table-cell office:value-type="float" office:value="0.046300441" calcext:value-type="float">
            <text:p>0.046300441</text:p>
          </table:table-cell>
          <table:table-cell office:value-type="float" office:value="0.0457417" calcext:value-type="float">
            <text:p>0.0457417</text:p>
          </table:table-cell>
          <table:table-cell office:value-type="float" office:value="0.044532113" calcext:value-type="float">
            <text:p>0.044532113</text:p>
          </table:table-cell>
          <table:table-cell office:value-type="float" office:value="0.04283539" calcext:value-type="float">
            <text:p>0.04283539</text:p>
          </table:table-cell>
          <table:table-cell office:value-type="float" office:value="0.041628006" calcext:value-type="float">
            <text:p>0.041628006</text:p>
          </table:table-cell>
          <table:table-cell office:value-type="float" office:value="0.041334897" calcext:value-type="float">
            <text:p>0.041334897</text:p>
          </table:table-cell>
          <table:table-cell office:value-type="float" office:value="0.040450683" calcext:value-type="float">
            <text:p>0.040450683</text:p>
          </table:table-cell>
          <table:table-cell office:value-type="float" office:value="0.0392224" calcext:value-type="float">
            <text:p>0.0392224</text:p>
          </table:table-cell>
          <table:table-cell office:value-type="float" office:value="0.037757603" calcext:value-type="float">
            <text:p>0.037757603</text:p>
          </table:table-cell>
          <table:table-cell office:value-type="float" office:value="0.0370691420001" calcext:value-type="float">
            <text:p>0.037069142</text:p>
          </table:table-cell>
          <table:table-cell office:value-type="float" office:value="0.036750445" calcext:value-type="float">
            <text:p>0.036750445</text:p>
          </table:table-cell>
          <table:table-cell office:value-type="float" office:value="0.035828831" calcext:value-type="float">
            <text:p>0.035828831</text:p>
          </table:table-cell>
          <table:table-cell office:value-type="float" office:value="0.034422355" calcext:value-type="float">
            <text:p>0.034422355</text:p>
          </table:table-cell>
          <table:table-cell office:value-type="float" office:value="0.03335396" calcext:value-type="float">
            <text:p>0.03335396</text:p>
          </table:table-cell>
          <table:table-cell office:value-type="float" office:value="0.033187813" calcext:value-type="float">
            <text:p>0.033187813</text:p>
          </table:table-cell>
          <table:table-cell office:value-type="float" office:value="0.0326959440001" calcext:value-type="float">
            <text:p>0.032695944</text:p>
          </table:table-cell>
          <table:table-cell office:value-type="float" office:value="0.0315340109999" calcext:value-type="float">
            <text:p>0.031534011</text:p>
          </table:table-cell>
          <table:table-cell office:value-type="float" office:value="0.030191274" calcext:value-type="float">
            <text:p>0.030191274</text:p>
          </table:table-cell>
          <table:table-cell office:value-type="float" office:value="0.029795602" calcext:value-type="float">
            <text:p>0.029795602</text:p>
          </table:table-cell>
          <table:table-cell office:value-type="float" office:value="0.029735936" calcext:value-type="float">
            <text:p>0.029735936</text:p>
          </table:table-cell>
          <table:table-cell office:value-type="float" office:value="0.028925661" calcext:value-type="float">
            <text:p>0.028925661</text:p>
          </table:table-cell>
          <table:table-cell office:value-type="float" office:value="0.027590978" calcext:value-type="float">
            <text:p>0.027590978</text:p>
          </table:table-cell>
          <table:table-cell office:value-type="float" office:value="0.026710447" calcext:value-type="float">
            <text:p>0.026710447</text:p>
          </table:table-cell>
          <table:table-cell office:value-type="float" office:value="0.026848815" calcext:value-type="float">
            <text:p>0.026848815</text:p>
          </table:table-cell>
          <table:table-cell office:value-type="float" office:value="0.026499186" calcext:value-type="float">
            <text:p>0.026499186</text:p>
          </table:table-cell>
          <table:table-cell office:value-type="float" office:value="0.0253932260001" calcext:value-type="float">
            <text:p>0.025393226</text:p>
          </table:table-cell>
          <table:table-cell office:value-type="float" office:value="0.024131196" calcext:value-type="float">
            <text:p>0.024131196</text:p>
          </table:table-cell>
          <table:table-cell office:value-type="float" office:value="0.024012793" calcext:value-type="float">
            <text:p>0.024012793</text:p>
          </table:table-cell>
          <table:table-cell office:value-type="float" office:value="0.024168801" calcext:value-type="float">
            <text:p>0.024168801</text:p>
          </table:table-cell>
          <table:table-cell office:value-type="float" office:value="0.023415505" calcext:value-type="float">
            <text:p>0.023415505</text:p>
          </table:table-cell>
          <table:table-cell office:value-type="float" office:value="0.022105568" calcext:value-type="float">
            <text:p>0.022105568</text:p>
          </table:table-cell>
          <table:table-cell office:value-type="float" office:value="0.0213921119999" calcext:value-type="float">
            <text:p>0.021392112</text:p>
          </table:table-cell>
          <table:table-cell office:value-type="float" office:value="0.00743770800007" calcext:value-type="float">
            <text:p>0.007437708</text:p>
          </table:table-cell>
          <table:table-cell office:value-type="float" office:value="0.0358062929999" calcext:value-type="float">
            <text:p>0.035806293</text:p>
          </table:table-cell>
          <table:table-cell office:value-type="float" office:value="0.020600687" calcext:value-type="float">
            <text:p>0.020600687</text:p>
          </table:table-cell>
          <table:table-cell office:value-type="float" office:value="0.019404281" calcext:value-type="float">
            <text:p>0.019404281</text:p>
          </table:table-cell>
          <table:table-cell office:value-type="float" office:value="0.019231786" calcext:value-type="float">
            <text:p>0.019231786</text:p>
          </table:table-cell>
          <table:table-cell office:value-type="float" office:value="0.019605743" calcext:value-type="float">
            <text:p>0.019605743</text:p>
          </table:table-cell>
          <table:table-cell office:value-type="float" office:value="0.019065084" calcext:value-type="float">
            <text:p>0.019065084</text:p>
          </table:table-cell>
          <table:table-cell office:value-type="float" office:value="0.017888784" calcext:value-type="float">
            <text:p>0.017888784</text:p>
          </table:table-cell>
          <table:table-cell office:value-type="float" office:value="0.017097211" calcext:value-type="float">
            <text:p>0.017097211</text:p>
          </table:table-cell>
          <table:table-cell office:value-type="float" office:value="0.017589082" calcext:value-type="float">
            <text:p>0.017589082</text:p>
          </table:table-cell>
          <table:table-cell office:value-type="float" office:value="0.0175920769999" calcext:value-type="float">
            <text:p>0.017592077</text:p>
          </table:table-cell>
          <table:table-cell office:value-type="float" office:value="0.01665818" calcext:value-type="float">
            <text:p>0.01665818</text:p>
          </table:table-cell>
          <table:table-cell office:value-type="float" office:value="0.015458731" calcext:value-type="float">
            <text:p>0.015458731</text:p>
          </table:table-cell>
          <table:table-cell office:value-type="float" office:value="0.015507764" calcext:value-type="float">
            <text:p>0.015507764</text:p>
          </table:table-cell>
          <table:table-cell office:value-type="float" office:value="0.0159264690001" calcext:value-type="float">
            <text:p>0.015926469</text:p>
          </table:table-cell>
          <table:table-cell office:value-type="float" office:value="0.015588389" calcext:value-type="float">
            <text:p>0.015588389</text:p>
          </table:table-cell>
          <table:table-cell office:value-type="float" office:value="0.014526775" calcext:value-type="float">
            <text:p>0.014526775</text:p>
          </table:table-cell>
          <table:table-cell office:value-type="float" office:value="0.013652293" calcext:value-type="float">
            <text:p>0.013652293</text:p>
          </table:table-cell>
          <table:table-cell office:value-type="float" office:value="0.014143972" calcext:value-type="float">
            <text:p>0.014143972</text:p>
          </table:table-cell>
          <table:table-cell office:value-type="float" office:value="0.014404257" calcext:value-type="float">
            <text:p>0.014404257</text:p>
          </table:table-cell>
          <table:table-cell office:value-type="float" office:value="0.013619923" calcext:value-type="float">
            <text:p>0.013619923</text:p>
          </table:table-cell>
          <table:table-cell office:value-type="float" office:value="0.0124398600001" calcext:value-type="float">
            <text:p>0.01243986</text:p>
          </table:table-cell>
          <table:table-cell office:value-type="float" office:value="0.012337051" calcext:value-type="float">
            <text:p>0.012337051</text:p>
          </table:table-cell>
          <table:table-cell office:value-type="float" office:value="-0.00389782900001" calcext:value-type="float">
            <text:p>-0.003897829</text:p>
          </table:table-cell>
          <table:table-cell office:value-type="float" office:value="0.029609311" calcext:value-type="float">
            <text:p>0.029609311</text:p>
          </table:table-cell>
          <table:table-cell office:value-type="float" office:value="0.011827494" calcext:value-type="float">
            <text:p>0.011827494</text:p>
          </table:table-cell>
          <table:table-cell office:value-type="float" office:value="0.010979012" calcext:value-type="float">
            <text:p>0.010979012</text:p>
          </table:table-cell>
          <table:table-cell office:value-type="float" office:value="0.011353129" calcext:value-type="float">
            <text:p>0.011353129</text:p>
          </table:table-cell>
          <table:table-cell office:value-type="float" office:value="0.011755288" calcext:value-type="float">
            <text:p>0.011755288</text:p>
          </table:table-cell>
          <table:table-cell office:value-type="float" office:value="0.0111404889999" calcext:value-type="float">
            <text:p>0.011140489</text:p>
          </table:table-cell>
          <table:table-cell office:value-type="float" office:value="0.010079999" calcext:value-type="float">
            <text:p>0.010079999</text:p>
          </table:table-cell>
          <table:table-cell office:value-type="float" office:value="0.00985252200003" calcext:value-type="float">
            <text:p>0.009852522</text:p>
          </table:table-cell>
          <table:table-cell office:value-type="float" office:value="0.0106136229999" calcext:value-type="float">
            <text:p>0.010613623</text:p>
          </table:table-cell>
          <table:table-cell office:value-type="float" office:value="0.010481263" calcext:value-type="float">
            <text:p>0.010481263</text:p>
          </table:table-cell>
          <table:table-cell office:value-type="float" office:value="0.009515128" calcext:value-type="float">
            <text:p>0.009515128</text:p>
          </table:table-cell>
          <table:table-cell office:value-type="float" office:value="0.00866773800006" calcext:value-type="float">
            <text:p>0.008667738</text:p>
          </table:table-cell>
          <table:table-cell office:value-type="float" office:value="0.00925885899994" calcext:value-type="float">
            <text:p>0.009258859</text:p>
          </table:table-cell>
          <table:table-cell office:value-type="float" office:value="0.00975668200001" calcext:value-type="float">
            <text:p>0.009756682</text:p>
          </table:table-cell>
          <table:table-cell office:value-type="float" office:value="0.00908560599999" calcext:value-type="float">
            <text:p>0.009085606</text:p>
          </table:table-cell>
          <table:table-cell office:value-type="float" office:value="0.00796061199999" calcext:value-type="float">
            <text:p>0.007960612</text:p>
          </table:table-cell>
          <table:table-cell office:value-type="float" office:value="0.00786243800004" calcext:value-type="float">
            <text:p>0.007862438</text:p>
          </table:table-cell>
          <table:table-cell office:value-type="float" office:value="0.00882483" calcext:value-type="float">
            <text:p>0.00882483</text:p>
          </table:table-cell>
          <table:table-cell office:value-type="float" office:value="0.00866761200005" calcext:value-type="float">
            <text:p>0.008667612</text:p>
          </table:table-cell>
          <table:table-cell office:value-type="float" office:value="0.007619405" calcext:value-type="float">
            <text:p>0.007619405</text:p>
          </table:table-cell>
          <table:table-cell office:value-type="float" office:value="0.00677158299993" calcext:value-type="float">
            <text:p>0.006771583</text:p>
          </table:table-cell>
          <table:table-cell office:value-type="float" office:value="0.00759951500005" calcext:value-type="float">
            <text:p>0.007599515</text:p>
          </table:table-cell>
          <table:table-cell office:value-type="float" office:value="0.00798034199994" calcext:value-type="float">
            <text:p>0.007980342</text:p>
          </table:table-cell>
          <table:table-cell office:value-type="float" office:value="0.00752743700003" calcext:value-type="float">
            <text:p>0.007527437</text:p>
          </table:table-cell>
          <table:table-cell office:value-type="float" office:value="0.00646057000004" calcext:value-type="float">
            <text:p>0.00646057</text:p>
          </table:table-cell>
          <table:table-cell office:value-type="float" office:value="0.00616768599997" calcext:value-type="float">
            <text:p>0.006167686</text:p>
          </table:table-cell>
          <table:table-cell office:value-type="float" office:value="0.00715061900003" calcext:value-type="float">
            <text:p>0.007150619</text:p>
          </table:table-cell>
          <table:table-cell office:value-type="float" office:value="0.00722513399998" calcext:value-type="float">
            <text:p>0.007225134</text:p>
          </table:table-cell>
          <table:table-cell office:value-type="float" office:value="0.006288323" calcext:value-type="float">
            <text:p>0.006288323</text:p>
          </table:table-cell>
          <table:table-cell office:value-type="float" office:value="0.00535183599997" calcext:value-type="float">
            <text:p>0.005351836</text:p>
          </table:table-cell>
          <table:table-cell office:value-type="float" office:value="0.00599170800006" calcext:value-type="float">
            <text:p>0.005991708</text:p>
          </table:table-cell>
          <table:table-cell office:value-type="float" office:value="0.00678160299996" calcext:value-type="float">
            <text:p>0.006781603</text:p>
          </table:table-cell>
          <table:table-cell office:value-type="float" office:value="0.00619637600003" calcext:value-type="float">
            <text:p>0.006196376</text:p>
          </table:table-cell>
          <table:table-cell office:value-type="float" office:value="0.00503143699992" calcext:value-type="float">
            <text:p>0.005031437</text:p>
          </table:table-cell>
          <table:table-cell office:value-type="float" office:value="0.00482492500007" calcext:value-type="float">
            <text:p>0.004824925</text:p>
          </table:table-cell>
          <table:table-cell office:value-type="float" office:value="0.006028454" calcext:value-type="float">
            <text:p>0.006028454</text:p>
          </table:table-cell>
          <table:table-cell office:value-type="float" office:value="0.00607272699993" calcext:value-type="float">
            <text:p>0.006072727</text:p>
          </table:table-cell>
          <table:table-cell office:value-type="float" office:value="0.00502945700003" calcext:value-type="float">
            <text:p>0.005029457</text:p>
          </table:table-cell>
          <table:table-cell office:value-type="float" office:value="0.00404815000001" calcext:value-type="float">
            <text:p>0.00404815</text:p>
          </table:table-cell>
          <table:table-cell office:value-type="float" office:value="0.004918584" calcext:value-type="float">
            <text:p>0.004918584</text:p>
          </table:table-cell>
          <table:table-cell office:value-type="float" office:value="0.00558978400003" calcext:value-type="float">
            <text:p>0.005589784</text:p>
          </table:table-cell>
          <table:table-cell office:value-type="float" office:value="0.00519065499995" calcext:value-type="float">
            <text:p>0.005190655</text:p>
          </table:table-cell>
          <table:table-cell office:value-type="float" office:value="0.00411208200006" calcext:value-type="float">
            <text:p>0.004112082</text:p>
          </table:table-cell>
          <table:table-cell office:value-type="float" office:value="0.00373229499999" calcext:value-type="float">
            <text:p>0.003732295</text:p>
          </table:table-cell>
          <table:table-cell office:value-type="float" office:value="0.00484695499994" calcext:value-type="float">
            <text:p>0.004846955</text:p>
          </table:table-cell>
          <table:table-cell office:value-type="float" office:value="0.00511275099999" calcext:value-type="float">
            <text:p>0.005112751</text:p>
          </table:table-cell>
          <table:table-cell office:value-type="float" office:value="0.00419852600002" calcext:value-type="float">
            <text:p>0.004198526</text:p>
          </table:table-cell>
          <table:table-cell office:value-type="float" office:value="0.00318800299999" calcext:value-type="float">
            <text:p>0.003188003</text:p>
          </table:table-cell>
          <table:table-cell office:value-type="float" office:value="0.00380285900006" calcext:value-type="float">
            <text:p>0.003802859</text:p>
          </table:table-cell>
          <table:table-cell office:value-type="float" office:value="0.00482805299997" calcext:value-type="float">
            <text:p>0.004828053</text:p>
          </table:table-cell>
          <table:table-cell office:value-type="float" office:value="0.00432875399996" calcext:value-type="float">
            <text:p>0.004328754</text:p>
          </table:table-cell>
          <table:table-cell office:value-type="float" office:value="0.00313597900004" calcext:value-type="float">
            <text:p>0.003135979</text:p>
          </table:table-cell>
          <table:table-cell office:value-type="float" office:value="0.00280781299997" calcext:value-type="float">
            <text:p>0.002807813</text:p>
          </table:table-cell>
          <table:table-cell office:value-type="float" office:value="0.00415504000006" calcext:value-type="float">
            <text:p>0.00415504</text:p>
          </table:table-cell>
          <table:table-cell office:value-type="float" office:value="0.00439405199995" calcext:value-type="float">
            <text:p>0.004394052</text:p>
          </table:table-cell>
          <table:table-cell office:value-type="float" office:value="0.00335698000002" calcext:value-type="float">
            <text:p>0.00335698</text:p>
          </table:table-cell>
          <table:table-cell office:value-type="float" office:value="0.00227216599997" calcext:value-type="float">
            <text:p>0.002272166</text:p>
          </table:table-cell>
          <table:table-cell office:value-type="float" office:value="0.00310383600004" calcext:value-type="float">
            <text:p>0.003103836</text:p>
          </table:table-cell>
          <table:table-cell office:value-type="float" office:value="0.00401324099997" calcext:value-type="float">
            <text:p>0.004013241</text:p>
          </table:table-cell>
          <table:table-cell office:value-type="float" office:value="0.00372934500001" calcext:value-type="float">
            <text:p>0.003729345</text:p>
          </table:table-cell>
          <table:table-cell office:value-type="float" office:value="0.00259589100002" calcext:value-type="float">
            <text:p>0.002595891</text:p>
          </table:table-cell>
          <table:table-cell office:value-type="float" office:value="0.00204649999995" calcext:value-type="float">
            <text:p>0.0020465</text:p>
          </table:table-cell>
          <table:table-cell office:value-type="float" office:value="0.00328597300001" calcext:value-type="float">
            <text:p>0.003285973</text:p>
          </table:table-cell>
          <table:table-cell office:value-type="float" office:value="0.00379956900005" calcext:value-type="float">
            <text:p>0.003799569</text:p>
          </table:table-cell>
          <table:table-cell office:value-type="float" office:value="0.00288587599995" calcext:value-type="float">
            <text:p>0.002885876</text:p>
          </table:table-cell>
          <table:table-cell office:value-type="float" office:value="0.00173482200001" calcext:value-type="float">
            <text:p>0.001734822</text:p>
          </table:table-cell>
          <table:table-cell office:value-type="float" office:value="0.00225867200001" calcext:value-type="float">
            <text:p>0.002258672</text:p>
          </table:table-cell>
          <table:table-cell office:value-type="float" office:value="0.00357768199999" calcext:value-type="float">
            <text:p>0.003577682</text:p>
          </table:table-cell>
          <table:table-cell office:value-type="float" office:value="0.00318332500004" calcext:value-type="float">
            <text:p>0.003183325</text:p>
          </table:table-cell>
          <table:table-cell office:value-type="float" office:value="0.00191739599993" calcext:value-type="float">
            <text:p>0.001917396</text:p>
          </table:table-cell>
          <table:table-cell office:value-type="float" office:value="0.00138036699999" calcext:value-type="float">
            <text:p>0.001380367</text:p>
          </table:table-cell>
          <table:table-cell office:value-type="float" office:value="0.00287571400008" calcext:value-type="float">
            <text:p>0.002875714</text:p>
          </table:table-cell>
          <table:table-cell office:value-type="float" office:value="0.00313151499993" calcext:value-type="float">
            <text:p>0.003131515</text:p>
          </table:table-cell>
          <table:table-cell office:value-type="float" office:value="0.00247986600002" calcext:value-type="float">
            <text:p>0.002479866</text:p>
          </table:table-cell>
          <table:table-cell office:value-type="float" office:value="0.00139166200004" calcext:value-type="float">
            <text:p>0.001391662</text:p>
          </table:table-cell>
          <table:table-cell office:value-type="float" office:value="0.00164364600002" calcext:value-type="float">
            <text:p>0.001643646</text:p>
          </table:table-cell>
          <table:table-cell office:value-type="float" office:value="-0.000843573000076" calcext:value-type="float">
            <text:p>-0.000843573</text:p>
          </table:table-cell>
          <table:table-cell office:value-type="float" office:value="-0.00784112999996" calcext:value-type="float">
            <text:p>-0.00784113</text:p>
          </table:table-cell>
          <table:table-cell office:value-type="float" office:value="-0.012049055" calcext:value-type="float">
            <text:p>-0.012049055</text:p>
          </table:table-cell>
          <table:table-cell office:value-type="float" office:value="-0.015377226" calcext:value-type="float">
            <text:p>-0.015377226</text:p>
          </table:table-cell>
          <table:table-cell office:value-type="float" office:value="-0.0169517450001" calcext:value-type="float">
            <text:p>-0.016951745</text:p>
          </table:table-cell>
          <table:table-cell office:value-type="float" office:value="-0.019361357" calcext:value-type="float">
            <text:p>-0.019361357</text:p>
          </table:table-cell>
          <table:table-cell office:value-type="float" office:value="-0.023095308" calcext:value-type="float">
            <text:p>-0.023095308</text:p>
          </table:table-cell>
          <table:table-cell office:value-type="float" office:value="-0.026585301" calcext:value-type="float">
            <text:p>-0.026585301</text:p>
          </table:table-cell>
          <table:table-cell office:value-type="float" office:value="-0.028800232" calcext:value-type="float">
            <text:p>-0.028800232</text:p>
          </table:table-cell>
          <table:table-cell office:value-type="float" office:value="-0.029802328" calcext:value-type="float">
            <text:p>-0.029802328</text:p>
          </table:table-cell>
          <table:table-cell office:value-type="float" office:value="-0.0324576010001" calcext:value-type="float">
            <text:p>-0.032457601</text:p>
          </table:table-cell>
          <table:table-cell office:value-type="float" office:value="-0.040032893" calcext:value-type="float">
            <text:p>-0.040032893</text:p>
          </table:table-cell>
          <table:table-cell office:value-type="float" office:value="-0.042560174" calcext:value-type="float">
            <text:p>-0.042560174</text:p>
          </table:table-cell>
          <table:table-cell office:value-type="float" office:value="-0.043301918" calcext:value-type="float">
            <text:p>-0.043301918</text:p>
          </table:table-cell>
          <table:table-cell office:value-type="float" office:value="-0.0557235460001" calcext:value-type="float">
            <text:p>-0.055723546</text:p>
          </table:table-cell>
          <table:table-cell office:value-type="float" office:value="-0.098582693" calcext:value-type="float">
            <text:p>-0.098582693</text:p>
          </table:table-cell>
          <table:table-cell office:value-type="float" office:value="-0.126612273" calcext:value-type="float">
            <text:p>-0.126612273</text:p>
          </table:table-cell>
          <table:table-cell office:value-type="float" office:value="-0.188246974" calcext:value-type="float">
            <text:p>-0.188246974</text:p>
          </table:table-cell>
          <table:table-cell office:value-type="float" office:value="-0.318332102" calcext:value-type="float">
            <text:p>-0.318332102</text:p>
          </table:table-cell>
          <table:table-cell office:value-type="float" office:value="-0.39258018" calcext:value-type="float">
            <text:p>-0.39258018</text:p>
          </table:table-cell>
          <table:table-cell office:value-type="float" office:value="-0.486597131" calcext:value-type="float">
            <text:p>-0.486597131</text:p>
          </table:table-cell>
          <table:table-cell office:value-type="float" office:value="-0.694201762" calcext:value-type="float">
            <text:p>-0.694201762</text:p>
          </table:table-cell>
          <table:table-cell office:value-type="float" office:value="-0.950223796" calcext:value-type="float">
            <text:p>-0.950223796</text:p>
          </table:table-cell>
          <table:table-cell office:value-type="float" office:value="-1.096401694" calcext:value-type="float">
            <text:p>-1.096401694</text:p>
          </table:table-cell>
          <table:table-cell office:value-type="float" office:value="-1.216945541" calcext:value-type="float">
            <text:p>-1.216945541</text:p>
          </table:table-cell>
          <table:table-cell office:value-type="float" office:value="-1.569836411" calcext:value-type="float">
            <text:p>-1.569836411</text:p>
          </table:table-cell>
          <table:table-cell office:value-type="float" office:value="-1.846734522" calcext:value-type="float">
            <text:p>-1.846734522</text:p>
          </table:table-cell>
          <table:table-cell office:value-type="float" office:value="-1.987243234" calcext:value-type="float">
            <text:p>-1.987243234</text:p>
          </table:table-cell>
          <table:table-cell office:value-type="float" office:value="-2.403222922" calcext:value-type="float">
            <text:p>-2.403222922</text:p>
          </table:table-cell>
          <table:table-cell office:value-type="float" office:value="-2.514659172" calcext:value-type="float">
            <text:p>-2.514659172</text:p>
          </table:table-cell>
          <table:table-cell office:value-type="float" office:value="-2.917867755" calcext:value-type="float">
            <text:p>-2.917867755</text:p>
          </table:table-cell>
          <table:table-cell office:value-type="float" office:value="-3.059120866" calcext:value-type="float">
            <text:p>-3.059120866</text:p>
          </table:table-cell>
          <table:table-cell office:value-type="float" office:value="-3.198160152" calcext:value-type="float">
            <text:p>-3.198160152</text:p>
          </table:table-cell>
          <table:table-cell office:value-type="float" office:value="-3.601135561" calcext:value-type="float">
            <text:p>-3.601135561</text:p>
          </table:table-cell>
          <table:table-cell office:value-type="float" office:value="-3.722917024" calcext:value-type="float">
            <text:p>-3.722917024</text:p>
          </table:table-cell>
          <table:table-cell office:value-type="float" office:value="-4.157493108" calcext:value-type="float">
            <text:p>-4.157493108</text:p>
          </table:table-cell>
          <table:table-cell office:value-type="float" office:value="-4.25972389" calcext:value-type="float">
            <text:p>-4.25972389</text:p>
          </table:table-cell>
          <table:table-cell office:value-type="float" office:value="-4.344081423" calcext:value-type="float">
            <text:p>-4.344081423</text:p>
          </table:table-cell>
          <table:table-cell office:value-type="float" office:value="-4.437527864" calcext:value-type="float">
            <text:p>-4.437527864</text:p>
          </table:table-cell>
          <table:table-cell office:value-type="float" office:value="-4.571219526" calcext:value-type="float">
            <text:p>-4.571219526</text:p>
          </table:table-cell>
          <table:table-cell office:value-type="float" office:value="-4.672644427" calcext:value-type="float">
            <text:p>-4.672644427</text:p>
          </table:table-cell>
          <table:table-cell office:value-type="float" office:value="-4.767809748" calcext:value-type="float">
            <text:p>-4.767809748</text:p>
          </table:table-cell>
          <table:table-cell office:value-type="float" office:value="-5.123746011" calcext:value-type="float">
            <text:p>-5.123746011</text:p>
          </table:table-cell>
          <table:table-cell office:value-type="float" office:value="-5.227516315" calcext:value-type="float">
            <text:p>-5.227516315</text:p>
          </table:table-cell>
          <table:table-cell office:value-type="float" office:value="-5.28993955" calcext:value-type="float">
            <text:p>-5.28993955</text:p>
          </table:table-cell>
          <table:table-cell office:value-type="float" office:value="-5.406672296" calcext:value-type="float">
            <text:p>-5.406672296</text:p>
          </table:table-cell>
          <table:table-cell office:value-type="float" office:value="-5.506584562" calcext:value-type="float">
            <text:p>-5.506584562</text:p>
          </table:table-cell>
          <table:table-cell office:value-type="float" office:value="-5.60942248" calcext:value-type="float">
            <text:p>-5.60942248</text:p>
          </table:table-cell>
          <table:table-cell office:value-type="float" office:value="-5.721317244" calcext:value-type="float">
            <text:p>-5.721317244</text:p>
          </table:table-cell>
          <table:table-cell office:value-type="float" office:value="-6.053605585" calcext:value-type="float">
            <text:p>-6.053605585</text:p>
          </table:table-cell>
          <table:table-cell office:value-type="float" office:value="-6.129618437" calcext:value-type="float">
            <text:p>-6.129618437</text:p>
          </table:table-cell>
          <table:table-cell office:value-type="float" office:value="-6.230131156" calcext:value-type="float">
            <text:p>-6.230131156</text:p>
          </table:table-cell>
          <table:table-cell office:value-type="float" office:value="-6.343302598" calcext:value-type="float">
            <text:p>-6.343302598</text:p>
          </table:table-cell>
          <table:table-cell office:value-type="float" office:value="-6.408363244" calcext:value-type="float">
            <text:p>-6.408363244</text:p>
          </table:table-cell>
          <table:table-cell office:value-type="float" office:value="-6.498004257" calcext:value-type="float">
            <text:p>-6.498004257</text:p>
          </table:table-cell>
          <table:table-cell office:value-type="float" office:value="-6.683709928" calcext:value-type="float">
            <text:p>-6.683709928</text:p>
          </table:table-cell>
          <table:table-cell office:value-type="float" office:value="-6.672505157" calcext:value-type="float">
            <text:p>-6.672505157</text:p>
          </table:table-cell>
          <table:table-cell office:value-type="float" office:value="-6.694071982" calcext:value-type="float">
            <text:p>-6.694071982</text:p>
          </table:table-cell>
          <table:table-cell office:value-type="float" office:value="-6.680886135" calcext:value-type="float">
            <text:p>-6.680886135</text:p>
          </table:table-cell>
          <table:table-cell office:value-type="float" office:value="-6.82805524" calcext:value-type="float">
            <text:p>-6.82805524</text:p>
          </table:table-cell>
          <table:table-cell office:value-type="float" office:value="-6.88955391" calcext:value-type="float">
            <text:p>-6.88955391</text:p>
          </table:table-cell>
          <table:table-cell office:value-type="float" office:value="-6.977410348" calcext:value-type="float">
            <text:p>-6.977410348</text:p>
          </table:table-cell>
          <table:table-cell office:value-type="float" office:value="-7.181903312" calcext:value-type="float">
            <text:p>-7.181903312</text:p>
          </table:table-cell>
          <table:table-cell office:value-type="float" office:value="-7.293694347" calcext:value-type="float">
            <text:p>-7.293694347</text:p>
          </table:table-cell>
          <table:table-cell office:value-type="float" office:value="-7.42862059" calcext:value-type="float">
            <text:p>-7.42862059</text:p>
          </table:table-cell>
          <table:table-cell office:value-type="float" office:value="-7.466595992" calcext:value-type="float">
            <text:p>-7.466595992</text:p>
          </table:table-cell>
          <table:table-cell office:value-type="float" office:value="-7.409704679" calcext:value-type="float">
            <text:p>-7.409704679</text:p>
          </table:table-cell>
          <table:table-cell office:value-type="float" office:value="-7.275592571" calcext:value-type="float">
            <text:p>-7.275592571</text:p>
          </table:table-cell>
          <table:table-cell office:value-type="float" office:value="-7.146703535" calcext:value-type="float">
            <text:p>-7.146703535</text:p>
          </table:table-cell>
          <table:table-cell office:value-type="float" office:value="-7.050274271" calcext:value-type="float">
            <text:p>-7.050274271</text:p>
          </table:table-cell>
          <table:table-cell office:value-type="float" office:value="-6.957355926" calcext:value-type="float">
            <text:p>-6.957355926</text:p>
          </table:table-cell>
          <table:table-cell office:value-type="float" office:value="-6.870236173" calcext:value-type="float">
            <text:p>-6.870236173</text:p>
          </table:table-cell>
          <table:table-cell office:value-type="float" office:value="-6.783897983" calcext:value-type="float">
            <text:p>-6.783897983</text:p>
          </table:table-cell>
          <table:table-cell office:value-type="float" office:value="-6.69255287" calcext:value-type="float">
            <text:p>-6.69255287</text:p>
          </table:table-cell>
          <table:table-cell office:value-type="float" office:value="-6.594383635" calcext:value-type="float">
            <text:p>-6.594383635</text:p>
          </table:table-cell>
          <table:table-cell office:value-type="float" office:value="-6.384067242" calcext:value-type="float">
            <text:p>-6.384067242</text:p>
          </table:table-cell>
          <table:table-cell office:value-type="float" office:value="-6.177099937" calcext:value-type="float">
            <text:p>-6.177099937</text:p>
          </table:table-cell>
          <table:table-cell office:value-type="float" office:value="-5.982582957" calcext:value-type="float">
            <text:p>-5.982582957</text:p>
          </table:table-cell>
          <table:table-cell office:value-type="float" office:value="-5.801644022" calcext:value-type="float">
            <text:p>-5.801644022</text:p>
          </table:table-cell>
          <table:table-cell office:value-type="float" office:value="-5.651150775" calcext:value-type="float">
            <text:p>-5.651150775</text:p>
          </table:table-cell>
          <table:table-cell office:value-type="float" office:value="-5.525589586" calcext:value-type="float">
            <text:p>-5.525589586</text:p>
          </table:table-cell>
          <table:table-cell office:value-type="float" office:value="-5.409766193" calcext:value-type="float">
            <text:p>-5.409766193</text:p>
          </table:table-cell>
          <table:table-cell office:value-type="float" office:value="-5.298020569" calcext:value-type="float">
            <text:p>-5.298020569</text:p>
          </table:table-cell>
          <table:table-cell office:value-type="float" office:value="-5.186402379" calcext:value-type="float">
            <text:p>-5.186402379</text:p>
          </table:table-cell>
          <table:table-cell office:value-type="float" office:value="-5.072770392" calcext:value-type="float">
            <text:p>-5.072770392</text:p>
          </table:table-cell>
          <table:table-cell office:value-type="float" office:value="-4.954002646" calcext:value-type="float">
            <text:p>-4.954002646</text:p>
          </table:table-cell>
          <table:table-cell office:value-type="float" office:value="-4.829097255" calcext:value-type="float">
            <text:p>-4.829097255</text:p>
          </table:table-cell>
          <table:table-cell office:value-type="float" office:value="-4.696499159" calcext:value-type="float">
            <text:p>-4.696499159</text:p>
          </table:table-cell>
          <table:table-cell office:value-type="float" office:value="-4.556564421" calcext:value-type="float">
            <text:p>-4.556564421</text:p>
          </table:table-cell>
          <table:table-cell office:value-type="float" office:value="-4.416130041" calcext:value-type="float">
            <text:p>-4.416130041</text:p>
          </table:table-cell>
          <table:table-cell office:value-type="float" office:value="-4.272381525" calcext:value-type="float">
            <text:p>-4.272381525</text:p>
          </table:table-cell>
          <table:table-cell office:value-type="float" office:value="-4.127240593" calcext:value-type="float">
            <text:p>-4.127240593</text:p>
          </table:table-cell>
          <table:table-cell office:value-type="float" office:value="-4.00105578" calcext:value-type="float">
            <text:p>-4.00105578</text:p>
          </table:table-cell>
          <table:table-cell office:value-type="float" office:value="-3.870536342" calcext:value-type="float">
            <text:p>-3.870536342</text:p>
          </table:table-cell>
          <table:table-cell office:value-type="float" office:value="-3.755707062" calcext:value-type="float">
            <text:p>-3.755707062</text:p>
          </table:table-cell>
          <table:table-cell office:value-type="float" office:value="-3.641753167" calcext:value-type="float">
            <text:p>-3.641753167</text:p>
          </table:table-cell>
          <table:table-cell office:value-type="float" office:value="-3.548224604" calcext:value-type="float">
            <text:p>-3.548224604</text:p>
          </table:table-cell>
          <table:table-cell office:value-type="float" office:value="-3.443319159" calcext:value-type="float">
            <text:p>-3.443319159</text:p>
          </table:table-cell>
          <table:table-cell office:value-type="float" office:value="-3.34344943" calcext:value-type="float">
            <text:p>-3.34344943</text:p>
          </table:table-cell>
          <table:table-cell office:value-type="float" office:value="-3.252532111" calcext:value-type="float">
            <text:p>-3.252532111</text:p>
          </table:table-cell>
          <table:table-cell office:value-type="float" office:value="-3.159022565" calcext:value-type="float">
            <text:p>-3.159022565</text:p>
          </table:table-cell>
          <table:table-cell office:value-type="float" office:value="-3.071744556" calcext:value-type="float">
            <text:p>-3.071744556</text:p>
          </table:table-cell>
          <table:table-cell office:value-type="float" office:value="-2.985802206" calcext:value-type="float">
            <text:p>-2.985802206</text:p>
          </table:table-cell>
          <table:table-cell office:value-type="float" office:value="-2.900330989" calcext:value-type="float">
            <text:p>-2.900330989</text:p>
          </table:table-cell>
          <table:table-cell office:value-type="float" office:value="-2.8162970403" calcext:value-type="float">
            <text:p>-2.8162970403</text:p>
          </table:table-cell>
          <table:table-cell office:value-type="float" office:value="-2.7382874489" calcext:value-type="float">
            <text:p>-2.7382874489</text:p>
          </table:table-cell>
          <table:table-cell office:value-type="float" office:value="-2.6613561747" calcext:value-type="float">
            <text:p>-2.6613561747</text:p>
          </table:table-cell>
          <table:table-cell office:value-type="float" office:value="-2.5818628803" calcext:value-type="float">
            <text:p>-2.5818628803</text:p>
          </table:table-cell>
          <table:table-cell office:value-type="float" office:value="-2.4998198034" calcext:value-type="float">
            <text:p>-2.4998198034</text:p>
          </table:table-cell>
          <table:table-cell office:value-type="float" office:value="-2.4207905557" calcext:value-type="float">
            <text:p>-2.4207905557</text:p>
          </table:table-cell>
          <table:table-cell office:value-type="float" office:value="-2.3455297023" calcext:value-type="float">
            <text:p>-2.3455297023</text:p>
          </table:table-cell>
          <table:table-cell office:value-type="float" office:value="-2.2725748641" calcext:value-type="float">
            <text:p>-2.2725748641</text:p>
          </table:table-cell>
          <table:table-cell office:value-type="float" office:value="-2.1998296334" calcext:value-type="float">
            <text:p>-2.1998296334</text:p>
          </table:table-cell>
          <table:table-cell office:value-type="float" office:value="-2.1304593026" calcext:value-type="float">
            <text:p>-2.1304593026</text:p>
          </table:table-cell>
          <table:table-cell office:value-type="float" office:value="-2.0670443443" calcext:value-type="float">
            <text:p>-2.0670443443</text:p>
          </table:table-cell>
          <table:table-cell office:value-type="float" office:value="-2.007242813" calcext:value-type="float">
            <text:p>-2.007242813</text:p>
          </table:table-cell>
          <table:table-cell office:value-type="float" office:value="-1.9492171973" calcext:value-type="float">
            <text:p>-1.9492171973</text:p>
          </table:table-cell>
          <table:table-cell office:value-type="float" office:value="-1.8931672197" calcext:value-type="float">
            <text:p>-1.8931672197</text:p>
          </table:table-cell>
          <table:table-cell office:value-type="float" office:value="-1.842154741" calcext:value-type="float">
            <text:p>-1.842154741</text:p>
          </table:table-cell>
          <table:table-cell office:value-type="float" office:value="-1.7936072342" calcext:value-type="float">
            <text:p>-1.7936072342</text:p>
          </table:table-cell>
          <table:table-cell office:value-type="float" office:value="-1.7468560655" calcext:value-type="float">
            <text:p>-1.7468560655</text:p>
          </table:table-cell>
          <table:table-cell office:value-type="float" office:value="-1.699399129" calcext:value-type="float">
            <text:p>-1.699399129</text:p>
          </table:table-cell>
          <table:table-cell office:value-type="float" office:value="-1.652897298" calcext:value-type="float">
            <text:p>-1.652897298</text:p>
          </table:table-cell>
          <table:table-cell office:value-type="float" office:value="-1.6105083124" calcext:value-type="float">
            <text:p>-1.6105083124</text:p>
          </table:table-cell>
          <table:table-cell office:value-type="float" office:value="-1.5706756025" calcext:value-type="float">
            <text:p>-1.5706756025</text:p>
          </table:table-cell>
          <table:table-cell office:value-type="float" office:value="-1.5308021358" calcext:value-type="float">
            <text:p>-1.5308021358</text:p>
          </table:table-cell>
          <table:table-cell office:value-type="float" office:value="-1.4895972755" calcext:value-type="float">
            <text:p>-1.4895972755</text:p>
          </table:table-cell>
          <table:table-cell office:value-type="float" office:value="-1.4511586615" calcext:value-type="float">
            <text:p>-1.4511586615</text:p>
          </table:table-cell>
          <table:table-cell office:value-type="float" office:value="-1.4156293772" calcext:value-type="float">
            <text:p>-1.4156293772</text:p>
          </table:table-cell>
          <table:table-cell office:value-type="float" office:value="-1.3807608137" calcext:value-type="float">
            <text:p>-1.3807608137</text:p>
          </table:table-cell>
          <table:table-cell office:value-type="float" office:value="-1.3440064787" calcext:value-type="float">
            <text:p>-1.3440064787</text:p>
          </table:table-cell>
          <table:table-cell office:value-type="float" office:value="-1.307526081" calcext:value-type="float">
            <text:p>-1.307526081</text:p>
          </table:table-cell>
          <table:table-cell office:value-type="float" office:value="-1.2745505112" calcext:value-type="float">
            <text:p>-1.2745505112</text:p>
          </table:table-cell>
          <table:table-cell office:value-type="float" office:value="-1.2433217205" calcext:value-type="float">
            <text:p>-1.2433217205</text:p>
          </table:table-cell>
          <table:table-cell office:value-type="float" office:value="-1.2113161811" calcext:value-type="float">
            <text:p>-1.2113161811</text:p>
          </table:table-cell>
          <table:table-cell office:value-type="float" office:value="-1.1773812614" calcext:value-type="float">
            <text:p>-1.1773812614</text:p>
          </table:table-cell>
          <table:table-cell office:value-type="float" office:value="-1.1462415079" calcext:value-type="float">
            <text:p>-1.1462415079</text:p>
          </table:table-cell>
          <table:table-cell office:value-type="float" office:value="-1.1178894272" calcext:value-type="float">
            <text:p>-1.1178894272</text:p>
          </table:table-cell>
          <table:table-cell office:value-type="float" office:value="-1.0899498605" calcext:value-type="float">
            <text:p>-1.0899498605</text:p>
          </table:table-cell>
          <table:table-cell office:value-type="float" office:value="-1.0595730319" calcext:value-type="float">
            <text:p>-1.0595730319</text:p>
          </table:table-cell>
          <table:table-cell office:value-type="float" office:value="-1.029909425" calcext:value-type="float">
            <text:p>-1.029909425</text:p>
          </table:table-cell>
          <table:table-cell office:value-type="float" office:value="-1.002886358" calcext:value-type="float">
            <text:p>-1.002886358</text:p>
          </table:table-cell>
          <table:table-cell office:value-type="float" office:value="-0.9777602035" calcext:value-type="float">
            <text:p>-0.9777602035</text:p>
          </table:table-cell>
          <table:table-cell office:value-type="float" office:value="-0.9521927166" calcext:value-type="float">
            <text:p>-0.9521927166</text:p>
          </table:table-cell>
          <table:table-cell office:value-type="float" office:value="-0.9244560769" calcext:value-type="float">
            <text:p>-0.9244560769</text:p>
          </table:table-cell>
          <table:table-cell office:value-type="float" office:value="-0.8986358887" calcext:value-type="float">
            <text:p>-0.8986358887</text:p>
          </table:table-cell>
          <table:table-cell office:value-type="float" office:value="-0.8757810986" calcext:value-type="float">
            <text:p>-0.8757810986</text:p>
          </table:table-cell>
          <table:table-cell office:value-type="float" office:value="-0.8536518686" calcext:value-type="float">
            <text:p>-0.8536518686</text:p>
          </table:table-cell>
          <table:table-cell office:value-type="float" office:value="-0.8294580635" calcext:value-type="float">
            <text:p>-0.8294580635</text:p>
          </table:table-cell>
          <table:table-cell office:value-type="float" office:value="-0.8046602959" calcext:value-type="float">
            <text:p>-0.8046602959</text:p>
          </table:table-cell>
          <table:table-cell office:value-type="float" office:value="-0.7832935033" calcext:value-type="float">
            <text:p>-0.7832935033</text:p>
          </table:table-cell>
          <table:table-cell office:value-type="float" office:value="-0.7636789002" calcext:value-type="float">
            <text:p>-0.7636789002</text:p>
          </table:table-cell>
          <table:table-cell office:value-type="float" office:value="-0.7433504377" calcext:value-type="float">
            <text:p>-0.7433504377</text:p>
          </table:table-cell>
          <table:table-cell office:value-type="float" office:value="-0.720497998" calcext:value-type="float">
            <text:p>-0.720497998</text:p>
          </table:table-cell>
          <table:table-cell office:value-type="float" office:value="-0.7002074303" calcext:value-type="float">
            <text:p>-0.7002074303</text:p>
          </table:table-cell>
          <table:table-cell office:value-type="float" office:value="-0.6818435767" calcext:value-type="float">
            <text:p>-0.6818435767</text:p>
          </table:table-cell>
          <table:table-cell office:value-type="float" office:value="-0.6645416418" calcext:value-type="float">
            <text:p>-0.6645416418</text:p>
          </table:table-cell>
          <table:table-cell office:value-type="float" office:value="-0.645690261" calcext:value-type="float">
            <text:p>-0.645690261</text:p>
          </table:table-cell>
          <table:table-cell office:value-type="float" office:value="-0.6257396834" calcext:value-type="float">
            <text:p>-0.6257396834</text:p>
          </table:table-cell>
          <table:table-cell office:value-type="float" office:value="-0.6085912388" calcext:value-type="float">
            <text:p>-0.6085912388</text:p>
          </table:table-cell>
          <table:table-cell office:value-type="float" office:value="-0.5933245965" calcext:value-type="float">
            <text:p>-0.5933245965</text:p>
          </table:table-cell>
          <table:table-cell office:value-type="float" office:value="-0.5777001372" calcext:value-type="float">
            <text:p>-0.5777001372</text:p>
          </table:table-cell>
          <table:table-cell office:value-type="float" office:value="-0.5597295698" calcext:value-type="float">
            <text:p>-0.5597295698</text:p>
          </table:table-cell>
          <table:table-cell office:value-type="float" office:value="-0.5429943662" calcext:value-type="float">
            <text:p>-0.5429943662</text:p>
          </table:table-cell>
          <table:table-cell office:value-type="float" office:value="-0.5291325712" calcext:value-type="float">
            <text:p>-0.5291325712</text:p>
          </table:table-cell>
          <table:table-cell office:value-type="float" office:value="-0.5160293935" calcext:value-type="float">
            <text:p>-0.5160293935</text:p>
          </table:table-cell>
          <table:table-cell office:value-type="float" office:value="-0.5010134867" calcext:value-type="float">
            <text:p>-0.5010134867</text:p>
          </table:table-cell>
          <table:table-cell office:value-type="float" office:value="-0.4847915155" calcext:value-type="float">
            <text:p>-0.4847915155</text:p>
          </table:table-cell>
          <table:table-cell office:value-type="float" office:value="-0.4716013169" calcext:value-type="float">
            <text:p>-0.4716013169</text:p>
          </table:table-cell>
          <table:table-cell office:value-type="float" office:value="-0.4602050568" calcext:value-type="float">
            <text:p>-0.4602050568</text:p>
          </table:table-cell>
          <table:table-cell office:value-type="float" office:value="-0.4482209067" calcext:value-type="float">
            <text:p>-0.4482209067</text:p>
          </table:table-cell>
          <table:table-cell office:value-type="float" office:value="-0.4335192136" calcext:value-type="float">
            <text:p>-0.4335192136</text:p>
          </table:table-cell>
          <table:table-cell office:value-type="float" office:value="-0.4202739878" calcext:value-type="float">
            <text:p>-0.4202739878</text:p>
          </table:table-cell>
          <table:table-cell office:value-type="float" office:value="-0.4099519876" calcext:value-type="float">
            <text:p>-0.4099519876</text:p>
          </table:table-cell>
          <table:table-cell office:value-type="float" office:value="-0.4002409193" calcext:value-type="float">
            <text:p>-0.4002409193</text:p>
          </table:table-cell>
          <table:table-cell office:value-type="float" office:value="-0.3882225061" calcext:value-type="float">
            <text:p>-0.3882225061</text:p>
          </table:table-cell>
          <table:table-cell office:value-type="float" office:value="-0.416074581" calcext:value-type="float">
            <text:p>-0.416074581</text:p>
          </table:table-cell>
          <table:table-cell office:value-type="float" office:value="-0.3241440707" calcext:value-type="float">
            <text:p>-0.3241440707</text:p>
          </table:table-cell>
          <table:table-cell office:value-type="float" office:value="-0.3562448292" calcext:value-type="float">
            <text:p>-0.3562448292</text:p>
          </table:table-cell>
          <table:table-cell office:value-type="float" office:value="-0.3472677139" calcext:value-type="float">
            <text:p>-0.3472677139</text:p>
          </table:table-cell>
          <table:table-cell office:value-type="float" office:value="-0.335910453" calcext:value-type="float">
            <text:p>-0.335910453</text:p>
          </table:table-cell>
          <table:table-cell office:value-type="float" office:value="-0.3251634163" calcext:value-type="float">
            <text:p>-0.3251634163</text:p>
          </table:table-cell>
          <table:table-cell office:value-type="float" office:value="-0.3171361037" calcext:value-type="float">
            <text:p>-0.3171361037</text:p>
          </table:table-cell>
          <table:table-cell office:value-type="float" office:value="-0.3098804503" calcext:value-type="float">
            <text:p>-0.3098804503</text:p>
          </table:table-cell>
          <table:table-cell office:value-type="float" office:value="-0.3008793594" calcext:value-type="float">
            <text:p>-0.3008793594</text:p>
          </table:table-cell>
          <table:table-cell office:value-type="float" office:value="-0.2902437707" calcext:value-type="float">
            <text:p>-0.2902437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uyc_10_prius0</text:p>
          </table:table-cell>
          <table:table-cell office:value-type="float" office:value="1.5779574611" calcext:value-type="float">
            <text:p>1.5779574611</text:p>
          </table:table-cell>
          <table:table-cell office:value-type="float" office:value="1.6360401961" calcext:value-type="float">
            <text:p>1.6360401961</text:p>
          </table:table-cell>
          <table:table-cell office:value-type="float" office:value="1.6973254039" calcext:value-type="float">
            <text:p>1.6973254039</text:p>
          </table:table-cell>
          <table:table-cell office:value-type="float" office:value="1.7868660525" calcext:value-type="float">
            <text:p>1.7868660525</text:p>
          </table:table-cell>
          <table:table-cell office:value-type="float" office:value="1.8977299533" calcext:value-type="float">
            <text:p>1.8977299533</text:p>
          </table:table-cell>
          <table:table-cell office:value-type="float" office:value="1.9522622781" calcext:value-type="float">
            <text:p>1.9522622781</text:p>
          </table:table-cell>
          <table:table-cell office:value-type="float" office:value="2.0023755296" calcext:value-type="float">
            <text:p>2.0023755296</text:p>
          </table:table-cell>
          <table:table-cell office:value-type="float" office:value="2.0430754615" calcext:value-type="float">
            <text:p>2.0430754615</text:p>
          </table:table-cell>
          <table:table-cell office:value-type="float" office:value="2.0878782251" calcext:value-type="float">
            <text:p>2.0878782251</text:p>
          </table:table-cell>
          <table:table-cell office:value-type="float" office:value="2.1316216004" calcext:value-type="float">
            <text:p>2.1316216004</text:p>
          </table:table-cell>
          <table:table-cell office:value-type="float" office:value="2.1793060825" calcext:value-type="float">
            <text:p>2.1793060825</text:p>
          </table:table-cell>
          <table:table-cell office:value-type="float" office:value="2.2554396465" calcext:value-type="float">
            <text:p>2.2554396465</text:p>
          </table:table-cell>
          <table:table-cell office:value-type="float" office:value="2.3504431477" calcext:value-type="float">
            <text:p>2.3504431477</text:p>
          </table:table-cell>
          <table:table-cell office:value-type="float" office:value="2.3972803588" calcext:value-type="float">
            <text:p>2.3972803588</text:p>
          </table:table-cell>
          <table:table-cell office:value-type="float" office:value="2.4325124979" calcext:value-type="float">
            <text:p>2.4325124979</text:p>
          </table:table-cell>
          <table:table-cell office:value-type="float" office:value="2.461425637" calcext:value-type="float">
            <text:p>2.461425637</text:p>
          </table:table-cell>
          <table:table-cell office:value-type="float" office:value="2.4969846639" calcext:value-type="float">
            <text:p>2.4969846639</text:p>
          </table:table-cell>
          <table:table-cell office:value-type="float" office:value="2.5187506041" calcext:value-type="float">
            <text:p>2.5187506041</text:p>
          </table:table-cell>
          <table:table-cell office:value-type="float" office:value="2.5634290182" calcext:value-type="float">
            <text:p>2.5634290182</text:p>
          </table:table-cell>
          <table:table-cell office:value-type="float" office:value="2.6289815346" calcext:value-type="float">
            <text:p>2.6289815346</text:p>
          </table:table-cell>
          <table:table-cell office:value-type="float" office:value="2.7136189829" calcext:value-type="float">
            <text:p>2.7136189829</text:p>
          </table:table-cell>
          <table:table-cell office:value-type="float" office:value="2.7449613484" calcext:value-type="float">
            <text:p>2.7449613484</text:p>
          </table:table-cell>
          <table:table-cell office:value-type="float" office:value="2.7652042087" calcext:value-type="float">
            <text:p>2.7652042087</text:p>
          </table:table-cell>
          <table:table-cell office:value-type="float" office:value="2.795259111" calcext:value-type="float">
            <text:p>2.795259111</text:p>
          </table:table-cell>
          <table:table-cell office:value-type="float" office:value="2.8139554332" calcext:value-type="float">
            <text:p>2.8139554332</text:p>
          </table:table-cell>
          <table:table-cell office:value-type="float" office:value="2.8616930333" calcext:value-type="float">
            <text:p>2.8616930333</text:p>
          </table:table-cell>
          <table:table-cell office:value-type="float" office:value="2.960997244" calcext:value-type="float">
            <text:p>2.960997244</text:p>
          </table:table-cell>
          <table:table-cell office:value-type="float" office:value="2.9802147731" calcext:value-type="float">
            <text:p>2.9802147731</text:p>
          </table:table-cell>
          <table:table-cell office:value-type="float" office:value="2.9992363616" calcext:value-type="float">
            <text:p>2.9992363616</text:p>
          </table:table-cell>
          <table:table-cell office:value-type="float" office:value="3.0172136506" calcext:value-type="float">
            <text:p>3.0172136506</text:p>
          </table:table-cell>
          <table:table-cell office:value-type="float" office:value="3.0346257882" calcext:value-type="float">
            <text:p>3.0346257882</text:p>
          </table:table-cell>
          <table:table-cell office:value-type="float" office:value="3.0518188226" calcext:value-type="float">
            <text:p>3.0518188226</text:p>
          </table:table-cell>
          <table:table-cell office:value-type="float" office:value="3.0661287191" calcext:value-type="float">
            <text:p>3.0661287191</text:p>
          </table:table-cell>
          <table:table-cell office:value-type="float" office:value="3.0876249263" calcext:value-type="float">
            <text:p>3.0876249263</text:p>
          </table:table-cell>
          <table:table-cell office:value-type="float" office:value="3.1029690056" calcext:value-type="float">
            <text:p>3.1029690056</text:p>
          </table:table-cell>
          <table:table-cell office:value-type="float" office:value="3.125800096" calcext:value-type="float">
            <text:p>3.125800096</text:p>
          </table:table-cell>
          <table:table-cell office:value-type="float" office:value="3.196231011" calcext:value-type="float">
            <text:p>3.196231011</text:p>
          </table:table-cell>
          <table:table-cell office:value-type="float" office:value="3.244698496" calcext:value-type="float">
            <text:p>3.244698496</text:p>
          </table:table-cell>
          <table:table-cell office:value-type="float" office:value="3.266499968" calcext:value-type="float">
            <text:p>3.266499968</text:p>
          </table:table-cell>
          <table:table-cell office:value-type="float" office:value="3.266698427" calcext:value-type="float">
            <text:p>3.266698427</text:p>
          </table:table-cell>
          <table:table-cell office:value-type="float" office:value="3.277486832" calcext:value-type="float">
            <text:p>3.277486832</text:p>
          </table:table-cell>
          <table:table-cell office:value-type="float" office:value="3.288082125" calcext:value-type="float">
            <text:p>3.288082125</text:p>
          </table:table-cell>
          <table:table-cell office:value-type="float" office:value="3.343571235" calcext:value-type="float">
            <text:p>3.343571235</text:p>
          </table:table-cell>
          <table:table-cell office:value-type="float" office:value="3.407985678" calcext:value-type="float">
            <text:p>3.407985678</text:p>
          </table:table-cell>
          <table:table-cell office:value-type="float" office:value="3.425155551" calcext:value-type="float">
            <text:p>3.425155551</text:p>
          </table:table-cell>
          <table:table-cell office:value-type="float" office:value="3.421423807" calcext:value-type="float">
            <text:p>3.421423807</text:p>
          </table:table-cell>
          <table:table-cell office:value-type="float" office:value="3.435689151" calcext:value-type="float">
            <text:p>3.435689151</text:p>
          </table:table-cell>
          <table:table-cell office:value-type="float" office:value="3.433655529" calcext:value-type="float">
            <text:p>3.433655529</text:p>
          </table:table-cell>
          <table:table-cell office:value-type="float" office:value="3.439472137" calcext:value-type="float">
            <text:p>3.439472137</text:p>
          </table:table-cell>
          <table:table-cell office:value-type="float" office:value="3.490799169" calcext:value-type="float">
            <text:p>3.490799169</text:p>
          </table:table-cell>
          <table:table-cell office:value-type="float" office:value="3.551661673" calcext:value-type="float">
            <text:p>3.551661673</text:p>
          </table:table-cell>
          <table:table-cell office:value-type="float" office:value="3.554645265" calcext:value-type="float">
            <text:p>3.554645265</text:p>
          </table:table-cell>
          <table:table-cell office:value-type="float" office:value="3.567303655" calcext:value-type="float">
            <text:p>3.567303655</text:p>
          </table:table-cell>
          <table:table-cell office:value-type="float" office:value="3.569386541" calcext:value-type="float">
            <text:p>3.569386541</text:p>
          </table:table-cell>
          <table:table-cell office:value-type="float" office:value="3.569296004" calcext:value-type="float">
            <text:p>3.569296004</text:p>
          </table:table-cell>
          <table:table-cell office:value-type="float" office:value="3.574256987" calcext:value-type="float">
            <text:p>3.574256987</text:p>
          </table:table-cell>
          <table:table-cell office:value-type="float" office:value="3.626605384" calcext:value-type="float">
            <text:p>3.626605384</text:p>
          </table:table-cell>
          <table:table-cell office:value-type="float" office:value="3.677991149" calcext:value-type="float">
            <text:p>3.677991149</text:p>
          </table:table-cell>
          <table:table-cell office:value-type="float" office:value="3.677615042" calcext:value-type="float">
            <text:p>3.677615042</text:p>
          </table:table-cell>
          <table:table-cell office:value-type="float" office:value="3.666962421" calcext:value-type="float">
            <text:p>3.666962421</text:p>
          </table:table-cell>
          <table:table-cell office:value-type="float" office:value="3.666415263" calcext:value-type="float">
            <text:p>3.666415263</text:p>
          </table:table-cell>
          <table:table-cell office:value-type="float" office:value="3.665533004" calcext:value-type="float">
            <text:p>3.665533004</text:p>
          </table:table-cell>
          <table:table-cell office:value-type="float" office:value="3.689550744" calcext:value-type="float">
            <text:p>3.689550744</text:p>
          </table:table-cell>
          <table:table-cell office:value-type="float" office:value="3.766114415" calcext:value-type="float">
            <text:p>3.766114415</text:p>
          </table:table-cell>
          <table:table-cell office:value-type="float" office:value="3.77307292" calcext:value-type="float">
            <text:p>3.77307292</text:p>
          </table:table-cell>
          <table:table-cell office:value-type="float" office:value="3.764288317" calcext:value-type="float">
            <text:p>3.764288317</text:p>
          </table:table-cell>
          <table:table-cell office:value-type="float" office:value="3.76594282" calcext:value-type="float">
            <text:p>3.76594282</text:p>
          </table:table-cell>
          <table:table-cell office:value-type="float" office:value="3.762713394" calcext:value-type="float">
            <text:p>3.762713394</text:p>
          </table:table-cell>
          <table:table-cell office:value-type="float" office:value="3.749621406" calcext:value-type="float">
            <text:p>3.749621406</text:p>
          </table:table-cell>
          <table:table-cell office:value-type="float" office:value="3.756994016" calcext:value-type="float">
            <text:p>3.756994016</text:p>
          </table:table-cell>
          <table:table-cell office:value-type="float" office:value="3.788697849" calcext:value-type="float">
            <text:p>3.788697849</text:p>
          </table:table-cell>
          <table:table-cell office:value-type="float" office:value="3.840943492" calcext:value-type="float">
            <text:p>3.840943492</text:p>
          </table:table-cell>
          <table:table-cell office:value-type="float" office:value="3.836133339" calcext:value-type="float">
            <text:p>3.836133339</text:p>
          </table:table-cell>
          <table:table-cell office:value-type="float" office:value="3.83116547" calcext:value-type="float">
            <text:p>3.83116547</text:p>
          </table:table-cell>
          <table:table-cell office:value-type="float" office:value="3.825811114" calcext:value-type="float">
            <text:p>3.825811114</text:p>
          </table:table-cell>
          <table:table-cell office:value-type="float" office:value="3.820552575" calcext:value-type="float">
            <text:p>3.820552575</text:p>
          </table:table-cell>
          <table:table-cell office:value-type="float" office:value="3.840384201" calcext:value-type="float">
            <text:p>3.840384201</text:p>
          </table:table-cell>
          <table:table-cell office:value-type="float" office:value="3.912765007" calcext:value-type="float">
            <text:p>3.912765007</text:p>
          </table:table-cell>
          <table:table-cell office:value-type="float" office:value="3.905190796" calcext:value-type="float">
            <text:p>3.905190796</text:p>
          </table:table-cell>
          <table:table-cell office:value-type="float" office:value="3.897837914" calcext:value-type="float">
            <text:p>3.897837914</text:p>
          </table:table-cell>
          <table:table-cell office:value-type="float" office:value="3.900948308" calcext:value-type="float">
            <text:p>3.900948308</text:p>
          </table:table-cell>
          <table:table-cell office:value-type="float" office:value="3.883824519" calcext:value-type="float">
            <text:p>3.883824519</text:p>
          </table:table-cell>
          <table:table-cell office:value-type="float" office:value="3.877543938" calcext:value-type="float">
            <text:p>3.877543938</text:p>
          </table:table-cell>
          <table:table-cell office:value-type="float" office:value="3.870845928" calcext:value-type="float">
            <text:p>3.870845928</text:p>
          </table:table-cell>
          <table:table-cell office:value-type="float" office:value="3.864323982" calcext:value-type="float">
            <text:p>3.864323982</text:p>
          </table:table-cell>
          <table:table-cell office:value-type="float" office:value="3.860916539" calcext:value-type="float">
            <text:p>3.860916539</text:p>
          </table:table-cell>
          <table:table-cell office:value-type="float" office:value="3.862985244" calcext:value-type="float">
            <text:p>3.862985244</text:p>
          </table:table-cell>
          <table:table-cell office:value-type="float" office:value="3.937538909" calcext:value-type="float">
            <text:p>3.937538909</text:p>
          </table:table-cell>
          <table:table-cell office:value-type="float" office:value="4.041508628" calcext:value-type="float">
            <text:p>4.041508628</text:p>
          </table:table-cell>
          <table:table-cell office:value-type="float" office:value="4.030994503" calcext:value-type="float">
            <text:p>4.030994503</text:p>
          </table:table-cell>
          <table:table-cell office:value-type="float" office:value="4.02078638" calcext:value-type="float">
            <text:p>4.02078638</text:p>
          </table:table-cell>
          <table:table-cell office:value-type="float" office:value="4.010522694" calcext:value-type="float">
            <text:p>4.010522694</text:p>
          </table:table-cell>
          <table:table-cell office:value-type="float" office:value="4.000186761" calcext:value-type="float">
            <text:p>4.000186761</text:p>
          </table:table-cell>
          <table:table-cell office:value-type="float" office:value="4.014651042" calcext:value-type="float">
            <text:p>4.014651042</text:p>
          </table:table-cell>
          <table:table-cell office:value-type="float" office:value="4.081856706" calcext:value-type="float">
            <text:p>4.081856706</text:p>
          </table:table-cell>
          <table:table-cell office:value-type="float" office:value="4.069870843" calcext:value-type="float">
            <text:p>4.069870843</text:p>
          </table:table-cell>
          <table:table-cell office:value-type="float" office:value="4.058282984" calcext:value-type="float">
            <text:p>4.058282984</text:p>
          </table:table-cell>
          <table:table-cell office:value-type="float" office:value="4.056717613" calcext:value-type="float">
            <text:p>4.056717613</text:p>
          </table:table-cell>
          <table:table-cell office:value-type="float" office:value="4.045059753" calcext:value-type="float">
            <text:p>4.045059753</text:p>
          </table:table-cell>
          <table:table-cell office:value-type="float" office:value="4.023966946" calcext:value-type="float">
            <text:p>4.023966946</text:p>
          </table:table-cell>
          <table:table-cell office:value-type="float" office:value="4.013762958" calcext:value-type="float">
            <text:p>4.013762958</text:p>
          </table:table-cell>
          <table:table-cell office:value-type="float" office:value="4.003292713" calcext:value-type="float">
            <text:p>4.003292713</text:p>
          </table:table-cell>
          <table:table-cell office:value-type="float" office:value="4.0176567" calcext:value-type="float">
            <text:p>4.0176567</text:p>
          </table:table-cell>
          <table:table-cell office:value-type="float" office:value="4.095039562" calcext:value-type="float">
            <text:p>4.095039562</text:p>
          </table:table-cell>
          <table:table-cell office:value-type="float" office:value="4.072418045" calcext:value-type="float">
            <text:p>4.072418045</text:p>
          </table:table-cell>
          <table:table-cell office:value-type="float" office:value="4.060825479" calcext:value-type="float">
            <text:p>4.060825479</text:p>
          </table:table-cell>
          <table:table-cell office:value-type="float" office:value="4.048890141" calcext:value-type="float">
            <text:p>4.048890141</text:p>
          </table:table-cell>
          <table:table-cell office:value-type="float" office:value="4.032037001" calcext:value-type="float">
            <text:p>4.032037001</text:p>
          </table:table-cell>
          <table:table-cell office:value-type="float" office:value="4.037618725" calcext:value-type="float">
            <text:p>4.037618725</text:p>
          </table:table-cell>
          <table:table-cell office:value-type="float" office:value="3.974664866" calcext:value-type="float">
            <text:p>3.974664866</text:p>
          </table:table-cell>
          <table:table-cell office:value-type="float" office:value="3.875950711" calcext:value-type="float">
            <text:p>3.875950711</text:p>
          </table:table-cell>
          <table:table-cell office:value-type="float" office:value="3.767229163" calcext:value-type="float">
            <text:p>3.767229163</text:p>
          </table:table-cell>
          <table:table-cell office:value-type="float" office:value="3.66196348" calcext:value-type="float">
            <text:p>3.66196348</text:p>
          </table:table-cell>
          <table:table-cell office:value-type="float" office:value="3.559813867" calcext:value-type="float">
            <text:p>3.559813867</text:p>
          </table:table-cell>
          <table:table-cell office:value-type="float" office:value="3.460350566" calcext:value-type="float">
            <text:p>3.460350566</text:p>
          </table:table-cell>
          <table:table-cell office:value-type="float" office:value="3.363262054" calcext:value-type="float">
            <text:p>3.363262054</text:p>
          </table:table-cell>
          <table:table-cell office:value-type="float" office:value="3.269012557" calcext:value-type="float">
            <text:p>3.269012557</text:p>
          </table:table-cell>
          <table:table-cell office:value-type="float" office:value="3.177789316" calcext:value-type="float">
            <text:p>3.177789316</text:p>
          </table:table-cell>
          <table:table-cell office:value-type="float" office:value="3.089213092" calcext:value-type="float">
            <text:p>3.089213092</text:p>
          </table:table-cell>
          <table:table-cell office:value-type="float" office:value="3.00264581" calcext:value-type="float">
            <text:p>3.00264581</text:p>
          </table:table-cell>
          <table:table-cell office:value-type="float" office:value="2.918350179" calcext:value-type="float">
            <text:p>2.918350179</text:p>
          </table:table-cell>
          <table:table-cell office:value-type="float" office:value="2.836742319" calcext:value-type="float">
            <text:p>2.836742319</text:p>
          </table:table-cell>
          <table:table-cell office:value-type="float" office:value="2.757758792" calcext:value-type="float">
            <text:p>2.757758792</text:p>
          </table:table-cell>
          <table:table-cell office:value-type="float" office:value="2.680711916" calcext:value-type="float">
            <text:p>2.680711916</text:p>
          </table:table-cell>
          <table:table-cell office:value-type="float" office:value="2.605394955" calcext:value-type="float">
            <text:p>2.605394955</text:p>
          </table:table-cell>
          <table:table-cell office:value-type="float" office:value="2.532347408" calcext:value-type="float">
            <text:p>2.532347408</text:p>
          </table:table-cell>
          <table:table-cell office:value-type="float" office:value="2.461743469" calcext:value-type="float">
            <text:p>2.461743469</text:p>
          </table:table-cell>
          <table:table-cell office:value-type="float" office:value="2.393168262" calcext:value-type="float">
            <text:p>2.393168262</text:p>
          </table:table-cell>
          <table:table-cell office:value-type="float" office:value="2.326143606" calcext:value-type="float">
            <text:p>2.326143606</text:p>
          </table:table-cell>
          <table:table-cell office:value-type="float" office:value="2.260762652" calcext:value-type="float">
            <text:p>2.260762652</text:p>
          </table:table-cell>
          <table:table-cell office:value-type="float" office:value="2.197489373" calcext:value-type="float">
            <text:p>2.197489373</text:p>
          </table:table-cell>
          <table:table-cell office:value-type="float" office:value="2.136347624" calcext:value-type="float">
            <text:p>2.136347624</text:p>
          </table:table-cell>
          <table:table-cell office:value-type="float" office:value="2.07675194" calcext:value-type="float">
            <text:p>2.07675194</text:p>
          </table:table-cell>
          <table:table-cell office:value-type="float" office:value="2.01836697" calcext:value-type="float">
            <text:p>2.01836697</text:p>
          </table:table-cell>
          <table:table-cell office:value-type="float" office:value="1.961697251" calcext:value-type="float">
            <text:p>1.961697251</text:p>
          </table:table-cell>
          <table:table-cell office:value-type="float" office:value="1.907024574" calcext:value-type="float">
            <text:p>1.907024574</text:p>
          </table:table-cell>
          <table:table-cell office:value-type="float" office:value="1.853929013" calcext:value-type="float">
            <text:p>1.853929013</text:p>
          </table:table-cell>
          <table:table-cell office:value-type="float" office:value="1.802049598" calcext:value-type="float">
            <text:p>1.802049598</text:p>
          </table:table-cell>
          <table:table-cell office:value-type="float" office:value="1.751365559" calcext:value-type="float">
            <text:p>1.751365559</text:p>
          </table:table-cell>
          <table:table-cell office:value-type="float" office:value="1.702309687" calcext:value-type="float">
            <text:p>1.702309687</text:p>
          </table:table-cell>
          <table:table-cell office:value-type="float" office:value="1.654952595" calcext:value-type="float">
            <text:p>1.654952595</text:p>
          </table:table-cell>
          <table:table-cell office:value-type="float" office:value="1.608842656" calcext:value-type="float">
            <text:p>1.608842656</text:p>
          </table:table-cell>
          <table:table-cell office:value-type="float" office:value="1.563613844" calcext:value-type="float">
            <text:p>1.563613844</text:p>
          </table:table-cell>
          <table:table-cell office:value-type="float" office:value="1.519661725" calcext:value-type="float">
            <text:p>1.519661725</text:p>
          </table:table-cell>
          <table:table-cell office:value-type="float" office:value="1.477276646" calcext:value-type="float">
            <text:p>1.477276646</text:p>
          </table:table-cell>
          <table:table-cell office:value-type="float" office:value="1.436264565" calcext:value-type="float">
            <text:p>1.436264565</text:p>
          </table:table-cell>
          <table:table-cell office:value-type="float" office:value="1.396039452" calcext:value-type="float">
            <text:p>1.396039452</text:p>
          </table:table-cell>
          <table:table-cell office:value-type="float" office:value="1.356683904" calcext:value-type="float">
            <text:p>1.356683904</text:p>
          </table:table-cell>
          <table:table-cell office:value-type="float" office:value="1.318686475" calcext:value-type="float">
            <text:p>1.318686475</text:p>
          </table:table-cell>
          <table:table-cell office:value-type="float" office:value="1.282088893" calcext:value-type="float">
            <text:p>1.282088893</text:p>
          </table:table-cell>
          <table:table-cell office:value-type="float" office:value="1.246402622" calcext:value-type="float">
            <text:p>1.246402622</text:p>
          </table:table-cell>
          <table:table-cell office:value-type="float" office:value="1.21127286" calcext:value-type="float">
            <text:p>1.21127286</text:p>
          </table:table-cell>
          <table:table-cell office:value-type="float" office:value="1.177171361" calcext:value-type="float">
            <text:p>1.177171361</text:p>
          </table:table-cell>
          <table:table-cell office:value-type="float" office:value="1.144395513" calcext:value-type="float">
            <text:p>1.144395513</text:p>
          </table:table-cell>
          <table:table-cell office:value-type="float" office:value="1.112711545" calcext:value-type="float">
            <text:p>1.112711545</text:p>
          </table:table-cell>
          <table:table-cell office:value-type="float" office:value="1.081513529" calcext:value-type="float">
            <text:p>1.081513529</text:p>
          </table:table-cell>
          <table:table-cell office:value-type="float" office:value="1.050936417" calcext:value-type="float">
            <text:p>1.050936417</text:p>
          </table:table-cell>
          <table:table-cell office:value-type="float" office:value="1.021485693" calcext:value-type="float">
            <text:p>1.021485693</text:p>
          </table:table-cell>
          <table:table-cell office:value-type="float" office:value="0.993240002" calcext:value-type="float">
            <text:p>0.993240002</text:p>
          </table:table-cell>
          <table:table-cell office:value-type="float" office:value="0.965632226" calcext:value-type="float">
            <text:p>0.965632226</text:p>
          </table:table-cell>
          <table:table-cell office:value-type="float" office:value="0.938333424" calcext:value-type="float">
            <text:p>0.938333424</text:p>
          </table:table-cell>
          <table:table-cell office:value-type="float" office:value="0.911898775" calcext:value-type="float">
            <text:p>0.911898775</text:p>
          </table:table-cell>
          <table:table-cell office:value-type="float" office:value="0.886488771" calcext:value-type="float">
            <text:p>0.886488771</text:p>
          </table:table-cell>
          <table:table-cell office:value-type="float" office:value="0.861990297" calcext:value-type="float">
            <text:p>0.861990297</text:p>
          </table:table-cell>
          <table:table-cell office:value-type="float" office:value="0.8378756" calcext:value-type="float">
            <text:p>0.8378756</text:p>
          </table:table-cell>
          <table:table-cell office:value-type="float" office:value="0.814134682" calcext:value-type="float">
            <text:p>0.814134682</text:p>
          </table:table-cell>
          <table:table-cell office:value-type="float" office:value="0.791280446" calcext:value-type="float">
            <text:p>0.791280446</text:p>
          </table:table-cell>
          <table:table-cell office:value-type="float" office:value="0.769409208" calcext:value-type="float">
            <text:p>0.769409208</text:p>
          </table:table-cell>
          <table:table-cell office:value-type="float" office:value="0.748092655" calcext:value-type="float">
            <text:p>0.748092655</text:p>
          </table:table-cell>
          <table:table-cell office:value-type="float" office:value="0.726932145" calcext:value-type="float">
            <text:p>0.726932145</text:p>
          </table:table-cell>
          <table:table-cell office:value-type="float" office:value="0.706358766" calcext:value-type="float">
            <text:p>0.706358766</text:p>
          </table:table-cell>
          <table:table-cell office:value-type="float" office:value="0.686713045" calcext:value-type="float">
            <text:p>0.686713045</text:p>
          </table:table-cell>
          <table:table-cell office:value-type="float" office:value="0.667836713" calcext:value-type="float">
            <text:p>0.667836713</text:p>
          </table:table-cell>
          <table:table-cell office:value-type="float" office:value="0.649121707" calcext:value-type="float">
            <text:p>0.649121707</text:p>
          </table:table-cell>
          <table:table-cell office:value-type="float" office:value="0.630639547" calcext:value-type="float">
            <text:p>0.630639547</text:p>
          </table:table-cell>
          <table:table-cell office:value-type="float" office:value="0.612923724" calcext:value-type="float">
            <text:p>0.612923724</text:p>
          </table:table-cell>
          <table:table-cell office:value-type="float" office:value="0.596064964" calcext:value-type="float">
            <text:p>0.596064964</text:p>
          </table:table-cell>
          <table:table-cell office:value-type="float" office:value="0.579616184" calcext:value-type="float">
            <text:p>0.579616184</text:p>
          </table:table-cell>
          <table:table-cell office:value-type="float" office:value="0.563118954" calcext:value-type="float">
            <text:p>0.563118954</text:p>
          </table:table-cell>
          <table:table-cell office:value-type="float" office:value="0.547183642" calcext:value-type="float">
            <text:p>0.547183642</text:p>
          </table:table-cell>
          <table:table-cell office:value-type="float" office:value="0.531947825" calcext:value-type="float">
            <text:p>0.531947825</text:p>
          </table:table-cell>
          <table:table-cell office:value-type="float" office:value="0.517342388" calcext:value-type="float">
            <text:p>0.517342388</text:p>
          </table:table-cell>
          <table:table-cell office:value-type="float" office:value="0.502906701" calcext:value-type="float">
            <text:p>0.502906701</text:p>
          </table:table-cell>
          <table:table-cell office:value-type="float" office:value="0.488551285" calcext:value-type="float">
            <text:p>0.488551285</text:p>
          </table:table-cell>
          <table:table-cell office:value-type="float" office:value="0.474777756" calcext:value-type="float">
            <text:p>0.474777756</text:p>
          </table:table-cell>
          <table:table-cell office:value-type="float" office:value="0.461737026" calcext:value-type="float">
            <text:p>0.461737026</text:p>
          </table:table-cell>
          <table:table-cell office:value-type="float" office:value="0.449035203" calcext:value-type="float">
            <text:p>0.449035203</text:p>
          </table:table-cell>
          <table:table-cell office:value-type="float" office:value="0.436277577" calcext:value-type="float">
            <text:p>0.436277577</text:p>
          </table:table-cell>
          <table:table-cell office:value-type="float" office:value="0.423821408" calcext:value-type="float">
            <text:p>0.423821408</text:p>
          </table:table-cell>
          <table:table-cell office:value-type="float" office:value="0.412046051" calcext:value-type="float">
            <text:p>0.412046051</text:p>
          </table:table-cell>
          <table:table-cell office:value-type="float" office:value="0.400841245" calcext:value-type="float">
            <text:p>0.400841245</text:p>
          </table:table-cell>
          <table:table-cell office:value-type="float" office:value="0.389632652" calcext:value-type="float">
            <text:p>0.389632652</text:p>
          </table:table-cell>
          <table:table-cell office:value-type="float" office:value="0.378440305" calcext:value-type="float">
            <text:p>0.378440305</text:p>
          </table:table-cell>
          <table:table-cell office:value-type="float" office:value="0.367742087" calcext:value-type="float">
            <text:p>0.367742087</text:p>
          </table:table-cell>
          <table:table-cell office:value-type="float" office:value="0.357714053" calcext:value-type="float">
            <text:p>0.357714053</text:p>
          </table:table-cell>
          <table:table-cell office:value-type="float" office:value="0.347936071" calcext:value-type="float">
            <text:p>0.347936071</text:p>
          </table:table-cell>
          <table:table-cell office:value-type="float" office:value="0.337950145" calcext:value-type="float">
            <text:p>0.337950145</text:p>
          </table:table-cell>
          <table:table-cell office:value-type="float" office:value="0.328276215" calcext:value-type="float">
            <text:p>0.328276215</text:p>
          </table:table-cell>
          <table:table-cell office:value-type="float" office:value="0.319180543" calcext:value-type="float">
            <text:p>0.319180543</text:p>
          </table:table-cell>
          <table:table-cell office:value-type="float" office:value="0.310589065" calcext:value-type="float">
            <text:p>0.310589065</text:p>
          </table:table-cell>
          <table:table-cell office:value-type="float" office:value="0.301885523" calcext:value-type="float">
            <text:p>0.301885523</text:p>
          </table:table-cell>
          <table:table-cell office:value-type="float" office:value="0.293100784" calcext:value-type="float">
            <text:p>0.293100784</text:p>
          </table:table-cell>
          <table:table-cell office:value-type="float" office:value="0.284809115" calcext:value-type="float">
            <text:p>0.284809115</text:p>
          </table:table-cell>
          <table:table-cell office:value-type="float" office:value="0.277134254" calcext:value-type="float">
            <text:p>0.277134254</text:p>
          </table:table-cell>
          <table:table-cell office:value-type="float" office:value="0.26956187" calcext:value-type="float">
            <text:p>0.26956187</text:p>
          </table:table-cell>
          <table:table-cell office:value-type="float" office:value="0.261865607" calcext:value-type="float">
            <text:p>0.261865607</text:p>
          </table:table-cell>
          <table:table-cell office:value-type="float" office:value="0.254292323" calcext:value-type="float">
            <text:p>0.254292323</text:p>
          </table:table-cell>
          <table:table-cell office:value-type="float" office:value="0.247213843" calcext:value-type="float">
            <text:p>0.247213843</text:p>
          </table:table-cell>
          <table:table-cell office:value-type="float" office:value="0.240601406" calcext:value-type="float">
            <text:p>0.240601406</text:p>
          </table:table-cell>
          <table:table-cell office:value-type="float" office:value="0.233908012" calcext:value-type="float">
            <text:p>0.233908012</text:p>
          </table:table-cell>
          <table:table-cell office:value-type="float" office:value="0.227077508" calcext:value-type="float">
            <text:p>0.227077508</text:p>
          </table:table-cell>
          <table:table-cell office:value-type="float" office:value="0.220598202" calcext:value-type="float">
            <text:p>0.220598202</text:p>
          </table:table-cell>
          <table:table-cell office:value-type="float" office:value="0.214657844" calcext:value-type="float">
            <text:p>0.214657844</text:p>
          </table:table-cell>
          <table:table-cell office:value-type="float" office:value="0.208904967" calcext:value-type="float">
            <text:p>0.208904967</text:p>
          </table:table-cell>
          <table:table-cell office:value-type="float" office:value="0.202864256" calcext:value-type="float">
            <text:p>0.202864256</text:p>
          </table:table-cell>
          <table:table-cell office:value-type="float" office:value="0.196928517" calcext:value-type="float">
            <text:p>0.196928517</text:p>
          </table:table-cell>
          <table:table-cell office:value-type="float" office:value="0.191479612" calcext:value-type="float">
            <text:p>0.191479612</text:p>
          </table:table-cell>
          <table:table-cell office:value-type="float" office:value="0.186441703" calcext:value-type="float">
            <text:p>0.186441703</text:p>
          </table:table-cell>
          <table:table-cell office:value-type="float" office:value="0.181266436" calcext:value-type="float">
            <text:p>0.181266436</text:p>
          </table:table-cell>
          <table:table-cell office:value-type="float" office:value="0.175868628" calcext:value-type="float">
            <text:p>0.175868628</text:p>
          </table:table-cell>
          <table:table-cell office:value-type="float" office:value="0.170836137" calcext:value-type="float">
            <text:p>0.170836137</text:p>
          </table:table-cell>
          <table:table-cell office:value-type="float" office:value="0.166295417" calcext:value-type="float">
            <text:p>0.166295417</text:p>
          </table:table-cell>
          <table:table-cell office:value-type="float" office:value="0.16191495" calcext:value-type="float">
            <text:p>0.16191495</text:p>
          </table:table-cell>
          <table:table-cell office:value-type="float" office:value="0.157166805" calcext:value-type="float">
            <text:p>0.157166805</text:p>
          </table:table-cell>
          <table:table-cell office:value-type="float" office:value="0.152525942" calcext:value-type="float">
            <text:p>0.152525942</text:p>
          </table:table-cell>
          <table:table-cell office:value-type="float" office:value="0.148287377" calcext:value-type="float">
            <text:p>0.148287377</text:p>
          </table:table-cell>
          <table:table-cell office:value-type="float" office:value="0.144428752" calcext:value-type="float">
            <text:p>0.144428752</text:p>
          </table:table-cell>
          <table:table-cell office:value-type="float" office:value="0.140478507" calcext:value-type="float">
            <text:p>0.140478507</text:p>
          </table:table-cell>
          <table:table-cell office:value-type="float" office:value="0.136260665" calcext:value-type="float">
            <text:p>0.136260665</text:p>
          </table:table-cell>
          <table:table-cell office:value-type="float" office:value="0.132295466" calcext:value-type="float">
            <text:p>0.132295466</text:p>
          </table:table-cell>
          <table:table-cell office:value-type="float" office:value="0.128804011" calcext:value-type="float">
            <text:p>0.128804011</text:p>
          </table:table-cell>
          <table:table-cell office:value-type="float" office:value="0.125463602" calcext:value-type="float">
            <text:p>0.125463602</text:p>
          </table:table-cell>
          <table:table-cell office:value-type="float" office:value="0.121784229" calcext:value-type="float">
            <text:p>0.121784229</text:p>
          </table:table-cell>
          <table:table-cell office:value-type="float" office:value="0.118102764" calcext:value-type="float">
            <text:p>0.118102764</text:p>
          </table:table-cell>
          <table:table-cell office:value-type="float" office:value="0.114840505" calcext:value-type="float">
            <text:p>0.114840505</text:p>
          </table:table-cell>
          <table:table-cell office:value-type="float" office:value="0.111933909" calcext:value-type="float">
            <text:p>0.111933909</text:p>
          </table:table-cell>
          <table:table-cell office:value-type="float" office:value="0.108887754" calcext:value-type="float">
            <text:p>0.108887754</text:p>
          </table:table-cell>
          <table:table-cell office:value-type="float" office:value="0.105519523" calcext:value-type="float">
            <text:p>0.105519523</text:p>
          </table:table-cell>
          <table:table-cell office:value-type="float" office:value="0.102419255" calcext:value-type="float">
            <text:p>0.102419255</text:p>
          </table:table-cell>
          <table:table-cell office:value-type="float" office:value="0.099781717" calcext:value-type="float">
            <text:p>0.099781717</text:p>
          </table:table-cell>
          <table:table-cell office:value-type="float" office:value="0.097290027" calcext:value-type="float">
            <text:p>0.097290027</text:p>
          </table:table-cell>
          <table:table-cell office:value-type="float" office:value="0.0943529" calcext:value-type="float">
            <text:p>0.0943529</text:p>
          </table:table-cell>
          <table:table-cell office:value-type="float" office:value="0.09147837" calcext:value-type="float">
            <text:p>0.09147837</text:p>
          </table:table-cell>
          <table:table-cell office:value-type="float" office:value="0.0888944140001" calcext:value-type="float">
            <text:p>0.088894414</text:p>
          </table:table-cell>
          <table:table-cell office:value-type="float" office:value="0.0867061889999" calcext:value-type="float">
            <text:p>0.086706189</text:p>
          </table:table-cell>
          <table:table-cell office:value-type="float" office:value="0.084409206" calcext:value-type="float">
            <text:p>0.084409206</text:p>
          </table:table-cell>
          <table:table-cell office:value-type="float" office:value="0.081776967" calcext:value-type="float">
            <text:p>0.081776967</text:p>
          </table:table-cell>
          <table:table-cell office:value-type="float" office:value="0.079294903" calcext:value-type="float">
            <text:p>0.079294903</text:p>
          </table:table-cell>
          <table:table-cell office:value-type="float" office:value="0.077244723" calcext:value-type="float">
            <text:p>0.077244723</text:p>
          </table:table-cell>
          <table:table-cell office:value-type="float" office:value="0.0753887449999" calcext:value-type="float">
            <text:p>0.075388745</text:p>
          </table:table-cell>
          <table:table-cell office:value-type="float" office:value="0.0731629230001" calcext:value-type="float">
            <text:p>0.073162923</text:p>
          </table:table-cell>
          <table:table-cell office:value-type="float" office:value="0.070805124" calcext:value-type="float">
            <text:p>0.070805124</text:p>
          </table:table-cell>
          <table:table-cell office:value-type="float" office:value="0.068816372" calcext:value-type="float">
            <text:p>0.068816372</text:p>
          </table:table-cell>
          <table:table-cell office:value-type="float" office:value="0.067218425" calcext:value-type="float">
            <text:p>0.067218425</text:p>
          </table:table-cell>
          <table:table-cell office:value-type="float" office:value="0.065464974" calcext:value-type="float">
            <text:p>0.065464974</text:p>
          </table:table-cell>
          <table:table-cell office:value-type="float" office:value="0.063319383" calcext:value-type="float">
            <text:p>0.063319383</text:p>
          </table:table-cell>
          <table:table-cell office:value-type="float" office:value="0.061415376" calcext:value-type="float">
            <text:p>0.061415376</text:p>
          </table:table-cell>
          <table:table-cell office:value-type="float" office:value="0.059800748" calcext:value-type="float">
            <text:p>0.059800748</text:p>
          </table:table-cell>
          <table:table-cell office:value-type="float" office:value="0.05841172" calcext:value-type="float">
            <text:p>0.05841172</text:p>
          </table:table-cell>
          <table:table-cell office:value-type="float" office:value="0.0567369080001" calcext:value-type="float">
            <text:p>0.056736908</text:p>
          </table:table-cell>
          <table:table-cell office:value-type="float" office:value="0.0548427" calcext:value-type="float">
            <text:p>0.0548427</text:p>
          </table:table-cell>
          <table:table-cell office:value-type="float" office:value="0.053272474" calcext:value-type="float">
            <text:p>0.053272474</text:p>
          </table:table-cell>
          <table:table-cell office:value-type="float" office:value="0.052033081" calcext:value-type="float">
            <text:p>0.052033081</text:p>
          </table:table-cell>
          <table:table-cell office:value-type="float" office:value="0.0507672289999" calcext:value-type="float">
            <text:p>0.050767229</text:p>
          </table:table-cell>
          <table:table-cell office:value-type="float" office:value="0.04909866" calcext:value-type="float">
            <text:p>0.04909866</text:p>
          </table:table-cell>
          <table:table-cell office:value-type="float" office:value="0.047494826" calcext:value-type="float">
            <text:p>0.047494826</text:p>
          </table:table-cell>
          <table:table-cell office:value-type="float" office:value="0.0462969040001" calcext:value-type="float">
            <text:p>0.046296904</text:p>
          </table:table-cell>
          <table:table-cell office:value-type="float" office:value="0.045333524" calcext:value-type="float">
            <text:p>0.045333524</text:p>
          </table:table-cell>
          <table:table-cell office:value-type="float" office:value="0.043992123" calcext:value-type="float">
            <text:p>0.043992123</text:p>
          </table:table-cell>
          <table:table-cell office:value-type="float" office:value="0.042426187" calcext:value-type="float">
            <text:p>0.042426187</text:p>
          </table:table-cell>
          <table:table-cell office:value-type="float" office:value="0.04119887" calcext:value-type="float">
            <text:p>0.04119887</text:p>
          </table:table-cell>
          <table:table-cell office:value-type="float" office:value="0.040382243" calcext:value-type="float">
            <text:p>0.040382243</text:p>
          </table:table-cell>
          <table:table-cell office:value-type="float" office:value="0.039391275" calcext:value-type="float">
            <text:p>0.039391275</text:p>
          </table:table-cell>
          <table:table-cell office:value-type="float" office:value="0.037977489" calcext:value-type="float">
            <text:p>0.037977489</text:p>
          </table:table-cell>
          <table:table-cell office:value-type="float" office:value="0.036753174" calcext:value-type="float">
            <text:p>0.036753174</text:p>
          </table:table-cell>
          <table:table-cell office:value-type="float" office:value="0.035866939" calcext:value-type="float">
            <text:p>0.035866939</text:p>
          </table:table-cell>
          <table:table-cell office:value-type="float" office:value="0.035164479" calcext:value-type="float">
            <text:p>0.035164479</text:p>
          </table:table-cell>
          <table:table-cell office:value-type="float" office:value="0.034110749" calcext:value-type="float">
            <text:p>0.034110749</text:p>
          </table:table-cell>
          <table:table-cell office:value-type="float" office:value="0.032869171" calcext:value-type="float">
            <text:p>0.032869171</text:p>
          </table:table-cell>
          <table:table-cell office:value-type="float" office:value="0.031872419" calcext:value-type="float">
            <text:p>0.031872419</text:p>
          </table:table-cell>
          <table:table-cell office:value-type="float" office:value="0.031245952" calcext:value-type="float">
            <text:p>0.031245952</text:p>
          </table:table-cell>
          <table:table-cell office:value-type="float" office:value="0.030536771" calcext:value-type="float">
            <text:p>0.030536771</text:p>
          </table:table-cell>
          <table:table-cell office:value-type="float" office:value="0.029510888" calcext:value-type="float">
            <text:p>0.029510888</text:p>
          </table:table-cell>
          <table:table-cell office:value-type="float" office:value="0.028408882" calcext:value-type="float">
            <text:p>0.028408882</text:p>
          </table:table-cell>
          <table:table-cell office:value-type="float" office:value="0.0277247000001" calcext:value-type="float">
            <text:p>0.0277247</text:p>
          </table:table-cell>
          <table:table-cell office:value-type="float" office:value="0.027285953" calcext:value-type="float">
            <text:p>0.027285953</text:p>
          </table:table-cell>
          <table:table-cell office:value-type="float" office:value="0.026459655" calcext:value-type="float">
            <text:p>0.026459655</text:p>
          </table:table-cell>
          <table:table-cell office:value-type="float" office:value="0.025451426" calcext:value-type="float">
            <text:p>0.025451426</text:p>
          </table:table-cell>
          <table:table-cell office:value-type="float" office:value="0.024608386" calcext:value-type="float">
            <text:p>0.024608386</text:p>
          </table:table-cell>
          <table:table-cell office:value-type="float" office:value="0.024251903" calcext:value-type="float">
            <text:p>0.024251903</text:p>
          </table:table-cell>
          <table:table-cell office:value-type="float" office:value="0.023747941" calcext:value-type="float">
            <text:p>0.023747941</text:p>
          </table:table-cell>
          <table:table-cell office:value-type="float" office:value="0.022839823" calcext:value-type="float">
            <text:p>0.022839823</text:p>
          </table:table-cell>
          <table:table-cell office:value-type="float" office:value="0.021931609" calcext:value-type="float">
            <text:p>0.021931609</text:p>
          </table:table-cell>
          <table:table-cell office:value-type="float" office:value="0.021468037" calcext:value-type="float">
            <text:p>0.021468037</text:p>
          </table:table-cell>
          <table:table-cell office:value-type="float" office:value="0.021128647" calcext:value-type="float">
            <text:p>0.021128647</text:p>
          </table:table-cell>
          <table:table-cell office:value-type="float" office:value="0.020575097" calcext:value-type="float">
            <text:p>0.020575097</text:p>
          </table:table-cell>
          <table:table-cell office:value-type="float" office:value="0.0197283329999" calcext:value-type="float">
            <text:p>0.019728333</text:p>
          </table:table-cell>
          <table:table-cell office:value-type="float" office:value="0.019023062" calcext:value-type="float">
            <text:p>0.019023062</text:p>
          </table:table-cell>
          <table:table-cell office:value-type="float" office:value="0.018745313" calcext:value-type="float">
            <text:p>0.018745313</text:p>
          </table:table-cell>
          <table:table-cell office:value-type="float" office:value="0.0184319430001" calcext:value-type="float">
            <text:p>0.018431943</text:p>
          </table:table-cell>
          <table:table-cell office:value-type="float" office:value="0.017738623" calcext:value-type="float">
            <text:p>0.017738623</text:p>
          </table:table-cell>
          <table:table-cell office:value-type="float" office:value="0.016984816" calcext:value-type="float">
            <text:p>0.016984816</text:p>
          </table:table-cell>
          <table:table-cell office:value-type="float" office:value="0.016555864" calcext:value-type="float">
            <text:p>0.016555864</text:p>
          </table:table-cell>
          <table:table-cell office:value-type="float" office:value="0.016438588" calcext:value-type="float">
            <text:p>0.016438588</text:p>
          </table:table-cell>
          <table:table-cell office:value-type="float" office:value="0.015967819" calcext:value-type="float">
            <text:p>0.015967819</text:p>
          </table:table-cell>
          <table:table-cell office:value-type="float" office:value="0.0152501530001" calcext:value-type="float">
            <text:p>0.015250153</text:p>
          </table:table-cell>
          <table:table-cell office:value-type="float" office:value="0.0146561549999" calcext:value-type="float">
            <text:p>0.014656155</text:p>
          </table:table-cell>
          <table:table-cell office:value-type="float" office:value="0.01455177" calcext:value-type="float">
            <text:p>0.01455177</text:p>
          </table:table-cell>
          <table:table-cell office:value-type="float" office:value="0.014346572" calcext:value-type="float">
            <text:p>0.014346572</text:p>
          </table:table-cell>
          <table:table-cell office:value-type="float" office:value="0.013768022" calcext:value-type="float">
            <text:p>0.013768022</text:p>
          </table:table-cell>
          <table:table-cell office:value-type="float" office:value="0.013112819" calcext:value-type="float">
            <text:p>0.013112819</text:p>
          </table:table-cell>
          <table:table-cell office:value-type="float" office:value="0.012809522" calcext:value-type="float">
            <text:p>0.012809522</text:p>
          </table:table-cell>
          <table:table-cell office:value-type="float" office:value="0.012712034" calcext:value-type="float">
            <text:p>0.012712034</text:p>
          </table:table-cell>
          <table:table-cell office:value-type="float" office:value="0.0124169279999" calcext:value-type="float">
            <text:p>0.012416928</text:p>
          </table:table-cell>
          <table:table-cell office:value-type="float" office:value="0.011840566" calcext:value-type="float">
            <text:p>0.011840566</text:p>
          </table:table-cell>
          <table:table-cell office:value-type="float" office:value="0.01131051" calcext:value-type="float">
            <text:p>0.01131051</text:p>
          </table:table-cell>
          <table:table-cell office:value-type="float" office:value="0.0112332650001" calcext:value-type="float">
            <text:p>0.011233265</text:p>
          </table:table-cell>
          <table:table-cell office:value-type="float" office:value="0.01113705" calcext:value-type="float">
            <text:p>0.01113705</text:p>
          </table:table-cell>
          <table:table-cell office:value-type="float" office:value="0.010695639" calcext:value-type="float">
            <text:p>0.010695639</text:p>
          </table:table-cell>
          <table:table-cell office:value-type="float" office:value="0.010144223" calcext:value-type="float">
            <text:p>0.010144223</text:p>
          </table:table-cell>
          <table:table-cell office:value-type="float" office:value="0.00983675899997" calcext:value-type="float">
            <text:p>0.009836759</text:p>
          </table:table-cell>
          <table:table-cell office:value-type="float" office:value="0.00992990700004" calcext:value-type="float">
            <text:p>0.009929907</text:p>
          </table:table-cell>
          <table:table-cell office:value-type="float" office:value="0.00967325399994" calcext:value-type="float">
            <text:p>0.009673254</text:p>
          </table:table-cell>
          <table:table-cell office:value-type="float" office:value="0.00911569100008" calcext:value-type="float">
            <text:p>0.009115691</text:p>
          </table:table-cell>
          <table:table-cell office:value-type="float" office:value="0.008738974" calcext:value-type="float">
            <text:p>0.008738974</text:p>
          </table:table-cell>
          <table:table-cell office:value-type="float" office:value="0.00866754899995" calcext:value-type="float">
            <text:p>0.008667549</text:p>
          </table:table-cell>
          <table:table-cell office:value-type="float" office:value="0.00875061999999" calcext:value-type="float">
            <text:p>0.00875062</text:p>
          </table:table-cell>
          <table:table-cell office:value-type="float" office:value="0.00829301300005" calcext:value-type="float">
            <text:p>0.008293013</text:p>
          </table:table-cell>
          <table:table-cell office:value-type="float" office:value="0.00774776799997" calcext:value-type="float">
            <text:p>0.007747768</text:p>
          </table:table-cell>
          <table:table-cell office:value-type="float" office:value="0.00720958400002" calcext:value-type="float">
            <text:p>0.007209584</text:p>
          </table:table-cell>
          <table:table-cell office:value-type="float" office:value="0.00807372800002" calcext:value-type="float">
            <text:p>0.008073728</text:p>
          </table:table-cell>
          <table:table-cell office:value-type="float" office:value="0.00757824099997" calcext:value-type="float">
            <text:p>0.007578241</text:p>
          </table:table-cell>
          <table:table-cell office:value-type="float" office:value="0.00710921299998" calcext:value-type="float">
            <text:p>0.007109213</text:p>
          </table:table-cell>
          <table:table-cell office:value-type="float" office:value="0.00669178799999" calcext:value-type="float">
            <text:p>0.006691788</text:p>
          </table:table-cell>
          <table:table-cell office:value-type="float" office:value="0.00670760200006" calcext:value-type="float">
            <text:p>0.006707602</text:p>
          </table:table-cell>
          <table:table-cell office:value-type="float" office:value="0.00678358799995" calcext:value-type="float">
            <text:p>0.006783588</text:p>
          </table:table-cell>
          <table:table-cell office:value-type="float" office:value="0.00646530899999" calcext:value-type="float">
            <text:p>0.006465309</text:p>
          </table:table-cell>
          <table:table-cell office:value-type="float" office:value="0.00603243800006" calcext:value-type="float">
            <text:p>0.006032438</text:p>
          </table:table-cell>
          <table:table-cell office:value-type="float" office:value="0.00581520099994" calcext:value-type="float">
            <text:p>0.005815201</text:p>
          </table:table-cell>
          <table:table-cell office:value-type="float" office:value="0.00596460100004" calcext:value-type="float">
            <text:p>0.005964601</text:p>
          </table:table-cell>
          <table:table-cell office:value-type="float" office:value="0.00595534799999" calcext:value-type="float">
            <text:p>0.005955348</text:p>
          </table:table-cell>
          <table:table-cell office:value-type="float" office:value="0.00545223300001" calcext:value-type="float">
            <text:p>0.005452233</text:p>
          </table:table-cell>
          <table:table-cell office:value-type="float" office:value="0.00511625500002" calcext:value-type="float">
            <text:p>0.005116255</text:p>
          </table:table-cell>
          <table:table-cell office:value-type="float" office:value="0.00520129699995" calcext:value-type="float">
            <text:p>0.005201297</text:p>
          </table:table-cell>
          <table:table-cell office:value-type="float" office:value="0.005315764" calcext:value-type="float">
            <text:p>0.005315764</text:p>
          </table:table-cell>
          <table:table-cell office:value-type="float" office:value="0.00504094" calcext:value-type="float">
            <text:p>0.00504094</text:p>
          </table:table-cell>
          <table:table-cell office:value-type="float" office:value="0.00466890000004" calcext:value-type="float">
            <text:p>0.0046689</text:p>
          </table:table-cell>
          <table:table-cell office:value-type="float" office:value="0.00444637800001" calcext:value-type="float">
            <text:p>0.004446378</text:p>
          </table:table-cell>
          <table:table-cell office:value-type="float" office:value="0.00461063899992" calcext:value-type="float">
            <text:p>0.004610639</text:p>
          </table:table-cell>
          <table:table-cell office:value-type="float" office:value="0.00465007400008" calcext:value-type="float">
            <text:p>0.004650074</text:p>
          </table:table-cell>
          <table:table-cell office:value-type="float" office:value="0.00424538899999" calcext:value-type="float">
            <text:p>0.004245389</text:p>
          </table:table-cell>
          <table:table-cell office:value-type="float" office:value="0.00395095399996" calcext:value-type="float">
            <text:p>0.003950954</text:p>
          </table:table-cell>
          <table:table-cell office:value-type="float" office:value="0.00397438600004" calcext:value-type="float">
            <text:p>0.003974386</text:p>
          </table:table-cell>
          <table:table-cell office:value-type="float" office:value="0.00412536900001" calcext:value-type="float">
            <text:p>0.004125369</text:p>
          </table:table-cell>
          <table:table-cell office:value-type="float" office:value="0.00397546999995" calcext:value-type="float">
            <text:p>0.00397547</text:p>
          </table:table-cell>
          <table:table-cell office:value-type="float" office:value="0.001233404" calcext:value-type="float">
            <text:p>0.001233404</text:p>
          </table:table-cell>
          <table:table-cell office:value-type="float" office:value="-0.00518213699996" calcext:value-type="float">
            <text:p>-0.005182137</text:p>
          </table:table-cell>
          <table:table-cell office:value-type="float" office:value="-0.00627098399999" calcext:value-type="float">
            <text:p>-0.006270984</text:p>
          </table:table-cell>
          <table:table-cell office:value-type="float" office:value="-0.00897129300004" calcext:value-type="float">
            <text:p>-0.008971293</text:p>
          </table:table-cell>
          <table:table-cell office:value-type="float" office:value="-0.01579646" calcext:value-type="float">
            <text:p>-0.01579646</text:p>
          </table:table-cell>
          <table:table-cell office:value-type="float" office:value="-0.0208459860001" calcext:value-type="float">
            <text:p>-0.020845986</text:p>
          </table:table-cell>
          <table:table-cell office:value-type="float" office:value="-0.023488201" calcext:value-type="float">
            <text:p>-0.023488201</text:p>
          </table:table-cell>
          <table:table-cell office:value-type="float" office:value="-0.02595051" calcext:value-type="float">
            <text:p>-0.02595051</text:p>
          </table:table-cell>
          <table:table-cell office:value-type="float" office:value="-0.028715323" calcext:value-type="float">
            <text:p>-0.028715323</text:p>
          </table:table-cell>
          <table:table-cell office:value-type="float" office:value="-0.03196072" calcext:value-type="float">
            <text:p>-0.03196072</text:p>
          </table:table-cell>
          <table:table-cell office:value-type="float" office:value="-0.034494588" calcext:value-type="float">
            <text:p>-0.034494588</text:p>
          </table:table-cell>
          <table:table-cell office:value-type="float" office:value="-0.038355032" calcext:value-type="float">
            <text:p>-0.038355032</text:p>
          </table:table-cell>
          <table:table-cell office:value-type="float" office:value="-0.042218902" calcext:value-type="float">
            <text:p>-0.042218902</text:p>
          </table:table-cell>
          <table:table-cell office:value-type="float" office:value="-0.04464189" calcext:value-type="float">
            <text:p>-0.04464189</text:p>
          </table:table-cell>
          <table:table-cell office:value-type="float" office:value="-0.046686223" calcext:value-type="float">
            <text:p>-0.046686223</text:p>
          </table:table-cell>
          <table:table-cell office:value-type="float" office:value="-0.048714063" calcext:value-type="float">
            <text:p>-0.048714063</text:p>
          </table:table-cell>
          <table:table-cell office:value-type="float" office:value="-0.0504421910001" calcext:value-type="float">
            <text:p>-0.050442191</text:p>
          </table:table-cell>
          <table:table-cell office:value-type="float" office:value="-0.053945575" calcext:value-type="float">
            <text:p>-0.053945575</text:p>
          </table:table-cell>
          <table:table-cell office:value-type="float" office:value="-0.0580140009999" calcext:value-type="float">
            <text:p>-0.058014001</text:p>
          </table:table-cell>
          <table:table-cell office:value-type="float" office:value="-0.060069624" calcext:value-type="float">
            <text:p>-0.060069624</text:p>
          </table:table-cell>
          <table:table-cell office:value-type="float" office:value="-0.061530849" calcext:value-type="float">
            <text:p>-0.061530849</text:p>
          </table:table-cell>
          <table:table-cell office:value-type="float" office:value="-0.063179498" calcext:value-type="float">
            <text:p>-0.063179498</text:p>
          </table:table-cell>
          <table:table-cell office:value-type="float" office:value="-0.066213275" calcext:value-type="float">
            <text:p>-0.066213275</text:p>
          </table:table-cell>
          <table:table-cell office:value-type="float" office:value="-0.069399896" calcext:value-type="float">
            <text:p>-0.069399896</text:p>
          </table:table-cell>
          <table:table-cell office:value-type="float" office:value="-0.080273826" calcext:value-type="float">
            <text:p>-0.080273826</text:p>
          </table:table-cell>
          <table:table-cell office:value-type="float" office:value="-0.096651514" calcext:value-type="float">
            <text:p>-0.096651514</text:p>
          </table:table-cell>
          <table:table-cell office:value-type="float" office:value="-0.121859607" calcext:value-type="float">
            <text:p>-0.121859607</text:p>
          </table:table-cell>
          <table:table-cell office:value-type="float" office:value="-0.199495987" calcext:value-type="float">
            <text:p>-0.199495987</text:p>
          </table:table-cell>
          <table:table-cell office:value-type="float" office:value="-0.31508724" calcext:value-type="float">
            <text:p>-0.31508724</text:p>
          </table:table-cell>
          <table:table-cell office:value-type="float" office:value="-0.459925961" calcext:value-type="float">
            <text:p>-0.459925961</text:p>
          </table:table-cell>
          <table:table-cell office:value-type="float" office:value="-0.590795174" calcext:value-type="float">
            <text:p>-0.590795174</text:p>
          </table:table-cell>
          <table:table-cell office:value-type="float" office:value="-0.742994929" calcext:value-type="float">
            <text:p>-0.742994929</text:p>
          </table:table-cell>
          <table:table-cell office:value-type="float" office:value="-0.916381464" calcext:value-type="float">
            <text:p>-0.916381464</text:p>
          </table:table-cell>
          <table:table-cell office:value-type="float" office:value="-1.017047903" calcext:value-type="float">
            <text:p>-1.017047903</text:p>
          </table:table-cell>
          <table:table-cell office:value-type="float" office:value="-1.241608089" calcext:value-type="float">
            <text:p>-1.241608089</text:p>
          </table:table-cell>
          <table:table-cell office:value-type="float" office:value="-1.451891891" calcext:value-type="float">
            <text:p>-1.451891891</text:p>
          </table:table-cell>
          <table:table-cell office:value-type="float" office:value="-1.596613294" calcext:value-type="float">
            <text:p>-1.596613294</text:p>
          </table:table-cell>
          <table:table-cell office:value-type="float" office:value="-1.762883596" calcext:value-type="float">
            <text:p>-1.762883596</text:p>
          </table:table-cell>
          <table:table-cell office:value-type="float" office:value="-2.002356569" calcext:value-type="float">
            <text:p>-2.002356569</text:p>
          </table:table-cell>
          <table:table-cell office:value-type="float" office:value="-2.236267683" calcext:value-type="float">
            <text:p>-2.236267683</text:p>
          </table:table-cell>
          <table:table-cell office:value-type="float" office:value="-2.507426654" calcext:value-type="float">
            <text:p>-2.507426654</text:p>
          </table:table-cell>
          <table:table-cell office:value-type="float" office:value="-2.857692772" calcext:value-type="float">
            <text:p>-2.857692772</text:p>
          </table:table-cell>
          <table:table-cell office:value-type="float" office:value="-3.128311188" calcext:value-type="float">
            <text:p>-3.128311188</text:p>
          </table:table-cell>
          <table:table-cell office:value-type="float" office:value="-3.272334018" calcext:value-type="float">
            <text:p>-3.272334018</text:p>
          </table:table-cell>
          <table:table-cell office:value-type="float" office:value="-3.574192015" calcext:value-type="float">
            <text:p>-3.574192015</text:p>
          </table:table-cell>
          <table:table-cell office:value-type="float" office:value="-3.820985231" calcext:value-type="float">
            <text:p>-3.820985231</text:p>
          </table:table-cell>
          <table:table-cell office:value-type="float" office:value="-3.932083255" calcext:value-type="float">
            <text:p>-3.932083255</text:p>
          </table:table-cell>
          <table:table-cell office:value-type="float" office:value="-4.120901427" calcext:value-type="float">
            <text:p>-4.120901427</text:p>
          </table:table-cell>
          <table:table-cell office:value-type="float" office:value="-4.434598916" calcext:value-type="float">
            <text:p>-4.434598916</text:p>
          </table:table-cell>
          <table:table-cell office:value-type="float" office:value="-4.653392389" calcext:value-type="float">
            <text:p>-4.653392389</text:p>
          </table:table-cell>
          <table:table-cell office:value-type="float" office:value="-4.900150805" calcext:value-type="float">
            <text:p>-4.900150805</text:p>
          </table:table-cell>
          <table:table-cell office:value-type="float" office:value="-5.007508354" calcext:value-type="float">
            <text:p>-5.007508354</text:p>
          </table:table-cell>
          <table:table-cell office:value-type="float" office:value="-5.111121661" calcext:value-type="float">
            <text:p>-5.111121661</text:p>
          </table:table-cell>
          <table:table-cell office:value-type="float" office:value="-5.217876593" calcext:value-type="float">
            <text:p>-5.217876593</text:p>
          </table:table-cell>
          <table:table-cell office:value-type="float" office:value="-5.309733818" calcext:value-type="float">
            <text:p>-5.309733818</text:p>
          </table:table-cell>
          <table:table-cell office:value-type="float" office:value="-5.51490539" calcext:value-type="float">
            <text:p>-5.51490539</text:p>
          </table:table-cell>
          <table:table-cell office:value-type="float" office:value="-5.765950371" calcext:value-type="float">
            <text:p>-5.765950371</text:p>
          </table:table-cell>
          <table:table-cell office:value-type="float" office:value="-5.845434866" calcext:value-type="float">
            <text:p>-5.845434866</text:p>
          </table:table-cell>
          <table:table-cell office:value-type="float" office:value="-6.1333398" calcext:value-type="float">
            <text:p>-6.1333398</text:p>
          </table:table-cell>
          <table:table-cell office:value-type="float" office:value="-6.493355124" calcext:value-type="float">
            <text:p>-6.493355124</text:p>
          </table:table-cell>
          <table:table-cell office:value-type="float" office:value="-6.57457886" calcext:value-type="float">
            <text:p>-6.57457886</text:p>
          </table:table-cell>
          <table:table-cell office:value-type="float" office:value="-6.628455966" calcext:value-type="float">
            <text:p>-6.628455966</text:p>
          </table:table-cell>
          <table:table-cell office:value-type="float" office:value="-6.70339793" calcext:value-type="float">
            <text:p>-6.70339793</text:p>
          </table:table-cell>
          <table:table-cell office:value-type="float" office:value="-6.844467839" calcext:value-type="float">
            <text:p>-6.844467839</text:p>
          </table:table-cell>
          <table:table-cell office:value-type="float" office:value="-6.943576513" calcext:value-type="float">
            <text:p>-6.943576513</text:p>
          </table:table-cell>
          <table:table-cell office:value-type="float" office:value="-7.046834357" calcext:value-type="float">
            <text:p>-7.046834357</text:p>
          </table:table-cell>
          <table:table-cell office:value-type="float" office:value="-7.106067773" calcext:value-type="float">
            <text:p>-7.106067773</text:p>
          </table:table-cell>
          <table:table-cell office:value-type="float" office:value="-7.200672253" calcext:value-type="float">
            <text:p>-7.200672253</text:p>
          </table:table-cell>
          <table:table-cell office:value-type="float" office:value="-7.351517779" calcext:value-type="float">
            <text:p>-7.351517779</text:p>
          </table:table-cell>
          <table:table-cell office:value-type="float" office:value="-7.394011984" calcext:value-type="float">
            <text:p>-7.394011984</text:p>
          </table:table-cell>
          <table:table-cell office:value-type="float" office:value="-7.422926463" calcext:value-type="float">
            <text:p>-7.422926463</text:p>
          </table:table-cell>
          <table:table-cell office:value-type="float" office:value="-7.510476822" calcext:value-type="float">
            <text:p>-7.510476822</text:p>
          </table:table-cell>
          <table:table-cell office:value-type="float" office:value="-7.547166109" calcext:value-type="float">
            <text:p>-7.547166109</text:p>
          </table:table-cell>
          <table:table-cell office:value-type="float" office:value="-7.577912771" calcext:value-type="float">
            <text:p>-7.577912771</text:p>
          </table:table-cell>
          <table:table-cell office:value-type="float" office:value="-7.558454594" calcext:value-type="float">
            <text:p>-7.558454594</text:p>
          </table:table-cell>
          <table:table-cell office:value-type="float" office:value="-7.476653357" calcext:value-type="float">
            <text:p>-7.476653357</text:p>
          </table:table-cell>
          <table:table-cell office:value-type="float" office:value="-7.386033342" calcext:value-type="float">
            <text:p>-7.386033342</text:p>
          </table:table-cell>
          <table:table-cell office:value-type="float" office:value="-7.296499208" calcext:value-type="float">
            <text:p>-7.296499208</text:p>
          </table:table-cell>
          <table:table-cell office:value-type="float" office:value="-7.20569311" calcext:value-type="float">
            <text:p>-7.20569311</text:p>
          </table:table-cell>
          <table:table-cell office:value-type="float" office:value="-7.116589783" calcext:value-type="float">
            <text:p>-7.116589783</text:p>
          </table:table-cell>
          <table:table-cell office:value-type="float" office:value="-7.028824553" calcext:value-type="float">
            <text:p>-7.028824553</text:p>
          </table:table-cell>
          <table:table-cell office:value-type="float" office:value="-6.942477643" calcext:value-type="float">
            <text:p>-6.942477643</text:p>
          </table:table-cell>
          <table:table-cell office:value-type="float" office:value="-6.857196394" calcext:value-type="float">
            <text:p>-6.857196394</text:p>
          </table:table-cell>
          <table:table-cell office:value-type="float" office:value="-6.772693573" calcext:value-type="float">
            <text:p>-6.772693573</text:p>
          </table:table-cell>
          <table:table-cell office:value-type="float" office:value="-6.689088044" calcext:value-type="float">
            <text:p>-6.689088044</text:p>
          </table:table-cell>
          <table:table-cell office:value-type="float" office:value="-6.597864735" calcext:value-type="float">
            <text:p>-6.597864735</text:p>
          </table:table-cell>
          <table:table-cell office:value-type="float" office:value="-6.400083812" calcext:value-type="float">
            <text:p>-6.400083812</text:p>
          </table:table-cell>
          <table:table-cell office:value-type="float" office:value="-6.22149523" calcext:value-type="float">
            <text:p>-6.22149523</text:p>
          </table:table-cell>
          <table:table-cell office:value-type="float" office:value="-6.047400145" calcext:value-type="float">
            <text:p>-6.047400145</text:p>
          </table:table-cell>
          <table:table-cell office:value-type="float" office:value="-5.878128152" calcext:value-type="float">
            <text:p>-5.878128152</text:p>
          </table:table-cell>
          <table:table-cell office:value-type="float" office:value="-5.713904763" calcext:value-type="float">
            <text:p>-5.713904763</text:p>
          </table:table-cell>
          <table:table-cell office:value-type="float" office:value="-5.554232657" calcext:value-type="float">
            <text:p>-5.554232657</text:p>
          </table:table-cell>
          <table:table-cell office:value-type="float" office:value="-5.398682565" calcext:value-type="float">
            <text:p>-5.398682565</text:p>
          </table:table-cell>
          <table:table-cell office:value-type="float" office:value="-5.247360989" calcext:value-type="float">
            <text:p>-5.247360989</text:p>
          </table:table-cell>
          <table:table-cell office:value-type="float" office:value="-5.101060506" calcext:value-type="float">
            <text:p>-5.101060506</text:p>
          </table:table-cell>
          <table:table-cell office:value-type="float" office:value="-4.957852805" calcext:value-type="float">
            <text:p>-4.957852805</text:p>
          </table:table-cell>
          <table:table-cell office:value-type="float" office:value="-4.819633817" calcext:value-type="float">
            <text:p>-4.819633817</text:p>
          </table:table-cell>
          <table:table-cell office:value-type="float" office:value="-4.684610387" calcext:value-type="float">
            <text:p>-4.684610387</text:p>
          </table:table-cell>
          <table:table-cell office:value-type="float" office:value="-4.553423441" calcext:value-type="float">
            <text:p>-4.553423441</text:p>
          </table:table-cell>
          <table:table-cell office:value-type="float" office:value="-4.426244525" calcext:value-type="float">
            <text:p>-4.426244525</text:p>
          </table:table-cell>
          <table:table-cell office:value-type="float" office:value="-4.302632212" calcext:value-type="float">
            <text:p>-4.302632212</text:p>
          </table:table-cell>
          <table:table-cell office:value-type="float" office:value="-4.182179628" calcext:value-type="float">
            <text:p>-4.182179628</text:p>
          </table:table-cell>
          <table:table-cell office:value-type="float" office:value="-4.064907134" calcext:value-type="float">
            <text:p>-4.064907134</text:p>
          </table:table-cell>
          <table:table-cell office:value-type="float" office:value="-3.951199872" calcext:value-type="float">
            <text:p>-3.951199872</text:p>
          </table:table-cell>
          <table:table-cell office:value-type="float" office:value="-3.840930657" calcext:value-type="float">
            <text:p>-3.840930657</text:p>
          </table:table-cell>
          <table:table-cell office:value-type="float" office:value="-3.733560732" calcext:value-type="float">
            <text:p>-3.733560732</text:p>
          </table:table-cell>
          <table:table-cell office:value-type="float" office:value="-3.628901426" calcext:value-type="float">
            <text:p>-3.628901426</text:p>
          </table:table-cell>
          <table:table-cell office:value-type="float" office:value="-3.527235913" calcext:value-type="float">
            <text:p>-3.527235913</text:p>
          </table:table-cell>
          <table:table-cell office:value-type="float" office:value="-3.428809046" calcext:value-type="float">
            <text:p>-3.428809046</text:p>
          </table:table-cell>
          <table:table-cell office:value-type="float" office:value="-3.333138123" calcext:value-type="float">
            <text:p>-3.333138123</text:p>
          </table:table-cell>
          <table:table-cell office:value-type="float" office:value="-3.239830667" calcext:value-type="float">
            <text:p>-3.239830667</text:p>
          </table:table-cell>
          <table:table-cell office:value-type="float" office:value="-3.148946814" calcext:value-type="float">
            <text:p>-3.148946814</text:p>
          </table:table-cell>
          <table:table-cell office:value-type="float" office:value="-3.060933761" calcext:value-type="float">
            <text:p>-3.060933761</text:p>
          </table:table-cell>
          <table:table-cell office:value-type="float" office:value="-2.975634994" calcext:value-type="float">
            <text:p>-2.975634994</text:p>
          </table:table-cell>
          <table:table-cell office:value-type="float" office:value="-2.892490217" calcext:value-type="float">
            <text:p>-2.892490217</text:p>
          </table:table-cell>
          <table:table-cell office:value-type="float" office:value="-2.8113415318" calcext:value-type="float">
            <text:p>-2.8113415318</text:p>
          </table:table-cell>
          <table:table-cell office:value-type="float" office:value="-2.7325468528" calcext:value-type="float">
            <text:p>-2.7325468528</text:p>
          </table:table-cell>
          <table:table-cell office:value-type="float" office:value="-2.65638005" calcext:value-type="float">
            <text:p>-2.65638005</text:p>
          </table:table-cell>
          <table:table-cell office:value-type="float" office:value="-2.5823134947" calcext:value-type="float">
            <text:p>-2.5823134947</text:p>
          </table:table-cell>
          <table:table-cell office:value-type="float" office:value="-2.5099688084" calcext:value-type="float">
            <text:p>-2.5099688084</text:p>
          </table:table-cell>
          <table:table-cell office:value-type="float" office:value="-2.4394550885" calcext:value-type="float">
            <text:p>-2.4394550885</text:p>
          </table:table-cell>
          <table:table-cell office:value-type="float" office:value="-2.3717171288" calcext:value-type="float">
            <text:p>-2.3717171288</text:p>
          </table:table-cell>
          <table:table-cell office:value-type="float" office:value="-2.304825867" calcext:value-type="float">
            <text:p>-2.304825867</text:p>
          </table:table-cell>
          <table:table-cell office:value-type="float" office:value="-2.2408422532" calcext:value-type="float">
            <text:p>-2.2408422532</text:p>
          </table:table-cell>
          <table:table-cell office:value-type="float" office:value="-2.177953617" calcext:value-type="float">
            <text:p>-2.177953617</text:p>
          </table:table-cell>
          <table:table-cell office:value-type="float" office:value="-2.1168344824" calcext:value-type="float">
            <text:p>-2.1168344824</text:p>
          </table:table-cell>
          <table:table-cell office:value-type="float" office:value="-2.0578064071" calcext:value-type="float">
            <text:p>-2.0578064071</text:p>
          </table:table-cell>
          <table:table-cell office:value-type="float" office:value="-2.000471846" calcext:value-type="float">
            <text:p>-2.000471846</text:p>
          </table:table-cell>
          <table:table-cell office:value-type="float" office:value="-1.9444387245" calcext:value-type="float">
            <text:p>-1.9444387245</text:p>
          </table:table-cell>
          <table:table-cell office:value-type="float" office:value="-1.8897573824" calcext:value-type="float">
            <text:p>-1.8897573824</text:p>
          </table:table-cell>
          <table:table-cell office:value-type="float" office:value="-1.836892264" calcext:value-type="float">
            <text:p>-1.836892264</text:p>
          </table:table-cell>
          <table:table-cell office:value-type="float" office:value="-1.7857920431" calcext:value-type="float">
            <text:p>-1.7857920431</text:p>
          </table:table-cell>
          <table:table-cell office:value-type="float" office:value="-1.7359294238" calcext:value-type="float">
            <text:p>-1.7359294238</text:p>
          </table:table-cell>
          <table:table-cell office:value-type="float" office:value="-1.6871330533" calcext:value-type="float">
            <text:p>-1.6871330533</text:p>
          </table:table-cell>
          <table:table-cell office:value-type="float" office:value="-1.6397398042" calcext:value-type="float">
            <text:p>-1.6397398042</text:p>
          </table:table-cell>
          <table:table-cell office:value-type="float" office:value="-1.5940966773" calcext:value-type="float">
            <text:p>-1.5940966773</text:p>
          </table:table-cell>
          <table:table-cell office:value-type="float" office:value="-1.5497465377" calcext:value-type="float">
            <text:p>-1.5497465377</text:p>
          </table:table-cell>
          <table:table-cell office:value-type="float" office:value="-1.50630502" calcext:value-type="float">
            <text:p>-1.50630502</text:p>
          </table:table-cell>
          <table:table-cell office:value-type="float" office:value="-1.4638600034" calcext:value-type="float">
            <text:p>-1.4638600034</text:p>
          </table:table-cell>
          <table:table-cell office:value-type="float" office:value="-1.4229357103" calcext:value-type="float">
            <text:p>-1.4229357103</text:p>
          </table:table-cell>
          <table:table-cell office:value-type="float" office:value="-1.3834507745" calcext:value-type="float">
            <text:p>-1.3834507745</text:p>
          </table:table-cell>
          <table:table-cell office:value-type="float" office:value="-1.3448441901" calcext:value-type="float">
            <text:p>-1.3448441901</text:p>
          </table:table-cell>
          <table:table-cell office:value-type="float" office:value="-1.3069539949" calcext:value-type="float">
            <text:p>-1.3069539949</text:p>
          </table:table-cell>
          <table:table-cell office:value-type="float" office:value="-1.2701874837" calcext:value-type="float">
            <text:p>-1.2701874837</text:p>
          </table:table-cell>
          <table:table-cell office:value-type="float" office:value="-1.2349141893" calcext:value-type="float">
            <text:p>-1.2349141893</text:p>
          </table:table-cell>
          <table:table-cell office:value-type="float" office:value="-1.200562027" calcext:value-type="float">
            <text:p>-1.200562027</text:p>
          </table:table-cell>
          <table:table-cell office:value-type="float" office:value="-1.1669411925" calcext:value-type="float">
            <text:p>-1.1669411925</text:p>
          </table:table-cell>
          <table:table-cell office:value-type="float" office:value="-1.1340229959" calcext:value-type="float">
            <text:p>-1.1340229959</text:p>
          </table:table-cell>
          <table:table-cell office:value-type="float" office:value="-1.1022699269" calcext:value-type="float">
            <text:p>-1.1022699269</text:p>
          </table:table-cell>
          <table:table-cell office:value-type="float" office:value="-1.0717109464" calcext:value-type="float">
            <text:p>-1.0717109464</text:p>
          </table:table-cell>
          <table:table-cell office:value-type="float" office:value="-1.0418511761" calcext:value-type="float">
            <text:p>-1.0418511761</text:p>
          </table:table-cell>
          <table:table-cell office:value-type="float" office:value="-1.0124972127" calcext:value-type="float">
            <text:p>-1.0124972127</text:p>
          </table:table-cell>
          <table:table-cell office:value-type="float" office:value="-0.9839561663" calcext:value-type="float">
            <text:p>-0.9839561663</text:p>
          </table:table-cell>
          <table:table-cell office:value-type="float" office:value="-0.9566154269" calcext:value-type="float">
            <text:p>-0.9566154269</text:p>
          </table:table-cell>
          <table:table-cell office:value-type="float" office:value="-0.93010881" calcext:value-type="float">
            <text:p>-0.93010881</text:p>
          </table:table-cell>
          <table:table-cell office:value-type="float" office:value="-0.9040302297" calcext:value-type="float">
            <text:p>-0.9040302297</text:p>
          </table:table-cell>
          <table:table-cell office:value-type="float" office:value="-0.8784408879" calcext:value-type="float">
            <text:p>-0.8784408879</text:p>
          </table:table-cell>
          <table:table-cell office:value-type="float" office:value="-0.8538518545" calcext:value-type="float">
            <text:p>-0.8538518545</text:p>
          </table:table-cell>
          <table:table-cell office:value-type="float" office:value="-0.8302711156" calcext:value-type="float">
            <text:p>-0.8302711156</text:p>
          </table:table-cell>
          <table:table-cell office:value-type="float" office:value="-0.807156389" calcext:value-type="float">
            <text:p>-0.807156389</text:p>
          </table:table-cell>
          <table:table-cell office:value-type="float" office:value="-0.7843386365" calcext:value-type="float">
            <text:p>-0.7843386365</text:p>
          </table:table-cell>
          <table:table-cell office:value-type="float" office:value="-0.7621715258" calcext:value-type="float">
            <text:p>-0.7621715258</text:p>
          </table:table-cell>
          <table:table-cell office:value-type="float" office:value="-0.7410682472" calcext:value-type="float">
            <text:p>-0.7410682472</text:p>
          </table:table-cell>
          <table:table-cell office:value-type="float" office:value="-0.7206005357" calcext:value-type="float">
            <text:p>-0.7206005357</text:p>
          </table:table-cell>
          <table:table-cell office:value-type="float" office:value="-0.7003625329" calcext:value-type="float">
            <text:p>-0.7003625329</text:p>
          </table:table-cell>
          <table:table-cell office:value-type="float" office:value="-0.6804383536" calcext:value-type="float">
            <text:p>-0.6804383536</text:p>
          </table:table-cell>
          <table:table-cell office:value-type="float" office:value="-0.6614073148" calcext:value-type="float">
            <text:p>-0.6614073148</text:p>
          </table:table-cell>
          <table:table-cell office:value-type="float" office:value="-0.643242472" calcext:value-type="float">
            <text:p>-0.643242472</text:p>
          </table:table-cell>
          <table:table-cell office:value-type="float" office:value="-0.625351011" calcext:value-type="float">
            <text:p>-0.625351011</text:p>
          </table:table-cell>
          <table:table-cell office:value-type="float" office:value="-0.6076028727" calcext:value-type="float">
            <text:p>-0.6076028727</text:p>
          </table:table-cell>
          <table:table-cell office:value-type="float" office:value="-0.590403499" calcext:value-type="float">
            <text:p>-0.590403499</text:p>
          </table:table-cell>
          <table:table-cell office:value-type="float" office:value="-0.5740363979" calcext:value-type="float">
            <text:p>-0.5740363979</text:p>
          </table:table-cell>
          <table:table-cell office:value-type="float" office:value="-0.5582464719" calcext:value-type="float">
            <text:p>-0.5582464719</text:p>
          </table:table-cell>
          <table:table-cell office:value-type="float" office:value="-0.5426047255" calcext:value-type="float">
            <text:p>-0.5426047255</text:p>
          </table:table-cell>
          <table:table-cell office:value-type="float" office:value="-0.5271256041" calcext:value-type="float">
            <text:p>-0.5271256041</text:p>
          </table:table-cell>
          <table:table-cell office:value-type="float" office:value="-0.512319456" calcext:value-type="float">
            <text:p>-0.512319456</text:p>
          </table:table-cell>
          <table:table-cell office:value-type="float" office:value="-0.4982842491" calcext:value-type="float">
            <text:p>-0.4982842491</text:p>
          </table:table-cell>
          <table:table-cell office:value-type="float" office:value="-0.484488003" calcext:value-type="float">
            <text:p>-0.484488003</text:p>
          </table:table-cell>
          <table:table-cell office:value-type="float" office:value="-0.4707208512" calcext:value-type="float">
            <text:p>-0.4707208512</text:p>
          </table:table-cell>
          <table:table-cell office:value-type="float" office:value="-0.4572966128" calcext:value-type="float">
            <text:p>-0.4572966128</text:p>
          </table:table-cell>
          <table:table-cell office:value-type="float" office:value="-0.4446839502" calcext:value-type="float">
            <text:p>-0.4446839502</text:p>
          </table:table-cell>
          <table:table-cell office:value-type="float" office:value="-0.4325290867" calcext:value-type="float">
            <text:p>-0.4325290867</text:p>
          </table:table-cell>
          <table:table-cell office:value-type="float" office:value="-0.4203827273" calcext:value-type="float">
            <text:p>-0.4203827273</text:p>
          </table:table-cell>
          <table:table-cell office:value-type="float" office:value="-0.4082921496" calcext:value-type="float">
            <text:p>-0.4082921496</text:p>
          </table:table-cell>
          <table:table-cell office:value-type="float" office:value="-0.396823115" calcext:value-type="float">
            <text:p>-0.396823115</text:p>
          </table:table-cell>
          <table:table-cell office:value-type="float" office:value="-0.3860520483" calcext:value-type="float">
            <text:p>-0.3860520483</text:p>
          </table:table-cell>
          <table:table-cell office:value-type="float" office:value="-0.3753910184" calcext:value-type="float">
            <text:p>-0.3753910184</text:p>
          </table:table-cell>
          <table:table-cell office:value-type="float" office:value="-0.3646486179" calcext:value-type="float">
            <text:p>-0.3646486179</text:p>
          </table:table-cell>
          <table:table-cell office:value-type="float" office:value="-0.3542378187" calcext:value-type="float">
            <text:p>-0.3542378187</text:p>
          </table:table-cell>
          <table:table-cell office:value-type="float" office:value="-0.3444422846" calcext:value-type="float">
            <text:p>-0.3444422846</text:p>
          </table:table-cell>
          <table:table-cell office:value-type="float" office:value="-0.3350726871" calcext:value-type="float">
            <text:p>-0.3350726871</text:p>
          </table:table-cell>
          <table:table-cell office:value-type="float" office:value="-0.3257002937" calcext:value-type="float">
            <text:p>-0.3257002937</text:p>
          </table:table-cell>
          <table:table-cell office:value-type="float" office:value="-0.3163064354" calcext:value-type="float">
            <text:p>-0.3163064354</text:p>
          </table:table-cell>
          <table:table-cell office:value-type="float" office:value="-0.3073687629" calcext:value-type="float">
            <text:p>-0.3073687629</text:p>
          </table:table-cell>
          <table:table-cell office:value-type="float" office:value="-0.299041952" calcext:value-type="float">
            <text:p>-0.299041952</text:p>
          </table:table-cell>
          <table:table-cell office:value-type="float" office:value="-0.2908355402" calcext:value-type="float">
            <text:p>-0.2908355402</text:p>
          </table:table-cell>
          <table:table-cell table:number-columns-repeated="19"/>
        </table:table-row>
      </table:table>
      <table:table table:name="Sheet4" table:style-name="ta1">
        <table:shapes>
          <draw:frame draw:z-index="0" draw:style-name="gr1" draw:text-style-name="P1" svg:width="453.54pt" svg:height="254.86pt" svg:x="298.86pt" svg:y="226.52pt">
            <loext:p draw:notify-on-update-of-ranges="Sheet4.A1:Sheet4.A1 Sheet4.A2:Sheet4.A498 Sheet4.B1:Sheet4.B1 Sheet4.B2:Sheet4.B4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7.63pt" svg:height="313.88pt" svg:x="176.97pt" svg:y="28.37pt">
            <loext:p draw:notify-on-update-of-ranges="Sheet4.A2:Sheet4.A747 Sheet4.K1:Sheet4.K1 Sheet4.K2:Sheet4.K7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liuyc_1_prius0</text:p>
          </table:table-cell>
          <table:table-cell office:value-type="string" calcext:value-type="string">
            <text:p>liuyc_2_prius0</text:p>
          </table:table-cell>
          <table:table-cell office:value-type="string" calcext:value-type="string">
            <text:p>liuyc_3_prius0</text:p>
          </table:table-cell>
          <table:table-cell office:value-type="string" calcext:value-type="string">
            <text:p>liuyc_4_prius0</text:p>
          </table:table-cell>
          <table:table-cell office:value-type="string" calcext:value-type="string">
            <text:p>liuyc_5_prius0</text:p>
          </table:table-cell>
          <table:table-cell office:value-type="string" calcext:value-type="string">
            <text:p>liuyc_6_prius0</text:p>
          </table:table-cell>
          <table:table-cell office:value-type="string" calcext:value-type="string">
            <text:p>liuyc_7_prius0</text:p>
          </table:table-cell>
          <table:table-cell office:value-type="string" calcext:value-type="string">
            <text:p>liuyc_8_prius0</text:p>
          </table:table-cell>
          <table:table-cell office:value-type="string" calcext:value-type="string">
            <text:p>liuyc_9_prius0</text:p>
          </table:table-cell>
          <table:table-cell office:value-type="string" calcext:value-type="string">
            <text:p>liuyc_10_prius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384743578" calcext:value-type="float">
            <text:p>1.5384743578</text:p>
          </table:table-cell>
          <table:table-cell office:value-type="float" office:value="1.6798270181" calcext:value-type="float">
            <text:p>1.6798270181</text:p>
          </table:table-cell>
          <table:table-cell office:value-type="float" office:value="1.5601229673" calcext:value-type="float">
            <text:p>1.5601229673</text:p>
          </table:table-cell>
          <table:table-cell office:value-type="float" office:value="1.550306502" calcext:value-type="float">
            <text:p>1.550306502</text:p>
          </table:table-cell>
          <table:table-cell office:value-type="float" office:value="1.6022172737" calcext:value-type="float">
            <text:p>1.6022172737</text:p>
          </table:table-cell>
          <table:table-cell office:value-type="float" office:value="1.5460469532" calcext:value-type="float">
            <text:p>1.5460469532</text:p>
          </table:table-cell>
          <table:table-cell office:value-type="float" office:value="1.6290932315" calcext:value-type="float">
            <text:p>1.6290932315</text:p>
          </table:table-cell>
          <table:table-cell office:value-type="float" office:value="1.9278980978" calcext:value-type="float">
            <text:p>1.9278980978</text:p>
          </table:table-cell>
          <table:table-cell office:value-type="float" office:value="3.3990566323" calcext:value-type="float">
            <text:p>3.3990566323</text:p>
          </table:table-cell>
          <table:table-cell office:value-type="float" office:value="1.5779574611" calcext:value-type="float">
            <text:p>1.57795746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6635856274" calcext:value-type="float">
            <text:p>1.6635856274</text:p>
          </table:table-cell>
          <table:table-cell office:value-type="float" office:value="1.7605404503" calcext:value-type="float">
            <text:p>1.7605404503</text:p>
          </table:table-cell>
          <table:table-cell office:value-type="float" office:value="1.6992046031" calcext:value-type="float">
            <text:p>1.6992046031</text:p>
          </table:table-cell>
          <table:table-cell office:value-type="float" office:value="1.5887831665" calcext:value-type="float">
            <text:p>1.5887831665</text:p>
          </table:table-cell>
          <table:table-cell office:value-type="float" office:value="1.6588652247" calcext:value-type="float">
            <text:p>1.6588652247</text:p>
          </table:table-cell>
          <table:table-cell office:value-type="float" office:value="1.6077491632" calcext:value-type="float">
            <text:p>1.6077491632</text:p>
          </table:table-cell>
          <table:table-cell office:value-type="float" office:value="1.6857887276" calcext:value-type="float">
            <text:p>1.6857887276</text:p>
          </table:table-cell>
          <table:table-cell office:value-type="float" office:value="1.911921239" calcext:value-type="float">
            <text:p>1.911921239</text:p>
          </table:table-cell>
          <table:table-cell office:value-type="float" office:value="3.4141122984" calcext:value-type="float">
            <text:p>3.4141122984</text:p>
          </table:table-cell>
          <table:table-cell office:value-type="float" office:value="1.6360401961" calcext:value-type="float">
            <text:p>1.636040196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449433618" calcext:value-type="float">
            <text:p>1.7449433618</text:p>
          </table:table-cell>
          <table:table-cell office:value-type="float" office:value="1.8286507241" calcext:value-type="float">
            <text:p>1.8286507241</text:p>
          </table:table-cell>
          <table:table-cell office:value-type="float" office:value="1.7691892731" calcext:value-type="float">
            <text:p>1.7691892731</text:p>
          </table:table-cell>
          <table:table-cell office:value-type="float" office:value="1.6612914409" calcext:value-type="float">
            <text:p>1.6612914409</text:p>
          </table:table-cell>
          <table:table-cell office:value-type="float" office:value="1.6901974684" calcext:value-type="float">
            <text:p>1.6901974684</text:p>
          </table:table-cell>
          <table:table-cell office:value-type="float" office:value="1.6698825094" calcext:value-type="float">
            <text:p>1.6698825094</text:p>
          </table:table-cell>
          <table:table-cell office:value-type="float" office:value="1.7405241544" calcext:value-type="float">
            <text:p>1.7405241544</text:p>
          </table:table-cell>
          <table:table-cell office:value-type="float" office:value="3.6007392899" calcext:value-type="float">
            <text:p>3.6007392899</text:p>
          </table:table-cell>
          <table:table-cell office:value-type="float" office:value="3.4348839618" calcext:value-type="float">
            <text:p>3.4348839618</text:p>
          </table:table-cell>
          <table:table-cell office:value-type="float" office:value="1.6973254039" calcext:value-type="float">
            <text:p>1.697325403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798356062" calcext:value-type="float">
            <text:p>1.798356062</text:p>
          </table:table-cell>
          <table:table-cell office:value-type="float" office:value="1.8435912457" calcext:value-type="float">
            <text:p>1.8435912457</text:p>
          </table:table-cell>
          <table:table-cell office:value-type="float" office:value="1.8222387016" calcext:value-type="float">
            <text:p>1.8222387016</text:p>
          </table:table-cell>
          <table:table-cell office:value-type="float" office:value="1.7168155544" calcext:value-type="float">
            <text:p>1.7168155544</text:p>
          </table:table-cell>
          <table:table-cell office:value-type="float" office:value="1.778190288" calcext:value-type="float">
            <text:p>1.778190288</text:p>
          </table:table-cell>
          <table:table-cell office:value-type="float" office:value="1.7626595805" calcext:value-type="float">
            <text:p>1.7626595805</text:p>
          </table:table-cell>
          <table:table-cell office:value-type="float" office:value="1.803653711" calcext:value-type="float">
            <text:p>1.803653711</text:p>
          </table:table-cell>
          <table:table-cell office:value-type="float" office:value="8.6620217986" calcext:value-type="float">
            <text:p>8.6620217986</text:p>
          </table:table-cell>
          <table:table-cell office:value-type="float" office:value="3.4319977066" calcext:value-type="float">
            <text:p>3.4319977066</text:p>
          </table:table-cell>
          <table:table-cell office:value-type="float" office:value="1.7868660525" calcext:value-type="float">
            <text:p>1.78686605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8599396779" calcext:value-type="float">
            <text:p>1.8599396779</text:p>
          </table:table-cell>
          <table:table-cell office:value-type="float" office:value="1.9353664824" calcext:value-type="float">
            <text:p>1.9353664824</text:p>
          </table:table-cell>
          <table:table-cell office:value-type="float" office:value="1.8736160572" calcext:value-type="float">
            <text:p>1.8736160572</text:p>
          </table:table-cell>
          <table:table-cell office:value-type="float" office:value="1.7710042134" calcext:value-type="float">
            <text:p>1.7710042134</text:p>
          </table:table-cell>
          <table:table-cell office:value-type="float" office:value="1.8267046345" calcext:value-type="float">
            <text:p>1.8267046345</text:p>
          </table:table-cell>
          <table:table-cell office:value-type="float" office:value="1.8714647119" calcext:value-type="float">
            <text:p>1.8714647119</text:p>
          </table:table-cell>
          <table:table-cell office:value-type="float" office:value="1.8451655249" calcext:value-type="float">
            <text:p>1.8451655249</text:p>
          </table:table-cell>
          <table:table-cell office:value-type="float" office:value="8.5771764012" calcext:value-type="float">
            <text:p>8.5771764012</text:p>
          </table:table-cell>
          <table:table-cell office:value-type="float" office:value="3.5462402741" calcext:value-type="float">
            <text:p>3.5462402741</text:p>
          </table:table-cell>
          <table:table-cell office:value-type="float" office:value="1.8977299533" calcext:value-type="float">
            <text:p>1.897729953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8999894414" calcext:value-type="float">
            <text:p>1.8999894414</text:p>
          </table:table-cell>
          <table:table-cell office:value-type="float" office:value="1.9832119126" calcext:value-type="float">
            <text:p>1.9832119126</text:p>
          </table:table-cell>
          <table:table-cell office:value-type="float" office:value="1.9306144084" calcext:value-type="float">
            <text:p>1.9306144084</text:p>
          </table:table-cell>
          <table:table-cell office:value-type="float" office:value="1.8793228551" calcext:value-type="float">
            <text:p>1.8793228551</text:p>
          </table:table-cell>
          <table:table-cell office:value-type="float" office:value="1.8831939045" calcext:value-type="float">
            <text:p>1.8831939045</text:p>
          </table:table-cell>
          <table:table-cell office:value-type="float" office:value="1.9216445579" calcext:value-type="float">
            <text:p>1.9216445579</text:p>
          </table:table-cell>
          <table:table-cell office:value-type="float" office:value="1.8983944913" calcext:value-type="float">
            <text:p>1.8983944913</text:p>
          </table:table-cell>
          <table:table-cell office:value-type="float" office:value="8.5627913813" calcext:value-type="float">
            <text:p>8.5627913813</text:p>
          </table:table-cell>
          <table:table-cell office:value-type="float" office:value="3.5578182764" calcext:value-type="float">
            <text:p>3.5578182764</text:p>
          </table:table-cell>
          <table:table-cell office:value-type="float" office:value="1.9522622781" calcext:value-type="float">
            <text:p>1.952262278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491174843" calcext:value-type="float">
            <text:p>1.9491174843</text:p>
          </table:table-cell>
          <table:table-cell office:value-type="float" office:value="2.0297247905" calcext:value-type="float">
            <text:p>2.0297247905</text:p>
          </table:table-cell>
          <table:table-cell office:value-type="float" office:value="1.9633181797" calcext:value-type="float">
            <text:p>1.9633181797</text:p>
          </table:table-cell>
          <table:table-cell office:value-type="float" office:value="1.9844885766" calcext:value-type="float">
            <text:p>1.9844885766</text:p>
          </table:table-cell>
          <table:table-cell office:value-type="float" office:value="1.932081526" calcext:value-type="float">
            <text:p>1.932081526</text:p>
          </table:table-cell>
          <table:table-cell office:value-type="float" office:value="1.9703030247" calcext:value-type="float">
            <text:p>1.9703030247</text:p>
          </table:table-cell>
          <table:table-cell office:value-type="float" office:value="1.9699610885" calcext:value-type="float">
            <text:p>1.9699610885</text:p>
          </table:table-cell>
          <table:table-cell office:value-type="float" office:value="8.5473268804" calcext:value-type="float">
            <text:p>8.5473268804</text:p>
          </table:table-cell>
          <table:table-cell office:value-type="float" office:value="3.5579690763" calcext:value-type="float">
            <text:p>3.5579690763</text:p>
          </table:table-cell>
          <table:table-cell office:value-type="float" office:value="2.0023755296" calcext:value-type="float">
            <text:p>2.002375529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0320569571" calcext:value-type="float">
            <text:p>2.0320569571</text:p>
          </table:table-cell>
          <table:table-cell office:value-type="float" office:value="2.0646141582" calcext:value-type="float">
            <text:p>2.0646141582</text:p>
          </table:table-cell>
          <table:table-cell office:value-type="float" office:value="2.0203802672" calcext:value-type="float">
            <text:p>2.0203802672</text:p>
          </table:table-cell>
          <table:table-cell office:value-type="float" office:value="2.0112257609" calcext:value-type="float">
            <text:p>2.0112257609</text:p>
          </table:table-cell>
          <table:table-cell office:value-type="float" office:value="1.9799432026" calcext:value-type="float">
            <text:p>1.9799432026</text:p>
          </table:table-cell>
          <table:table-cell office:value-type="float" office:value="1.9958522464" calcext:value-type="float">
            <text:p>1.9958522464</text:p>
          </table:table-cell>
          <table:table-cell office:value-type="float" office:value="2.0931859883" calcext:value-type="float">
            <text:p>2.0931859883</text:p>
          </table:table-cell>
          <table:table-cell office:value-type="float" office:value="8.4797134468" calcext:value-type="float">
            <text:p>8.4797134468</text:p>
          </table:table-cell>
          <table:table-cell office:value-type="float" office:value="3.5508649919" calcext:value-type="float">
            <text:p>3.5508649919</text:p>
          </table:table-cell>
          <table:table-cell office:value-type="float" office:value="2.0430754615" calcext:value-type="float">
            <text:p>2.043075461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671070378" calcext:value-type="float">
            <text:p>2.0671070378</text:p>
          </table:table-cell>
          <table:table-cell office:value-type="float" office:value="2.1088496434" calcext:value-type="float">
            <text:p>2.1088496434</text:p>
          </table:table-cell>
          <table:table-cell office:value-type="float" office:value="2.1497040498" calcext:value-type="float">
            <text:p>2.1497040498</text:p>
          </table:table-cell>
          <table:table-cell office:value-type="float" office:value="2.0646315307" calcext:value-type="float">
            <text:p>2.0646315307</text:p>
          </table:table-cell>
          <table:table-cell office:value-type="float" office:value="2.0267330586" calcext:value-type="float">
            <text:p>2.0267330586</text:p>
          </table:table-cell>
          <table:table-cell office:value-type="float" office:value="2.0687988879" calcext:value-type="float">
            <text:p>2.0687988879</text:p>
          </table:table-cell>
          <table:table-cell office:value-type="float" office:value="2.1417324552" calcext:value-type="float">
            <text:p>2.1417324552</text:p>
          </table:table-cell>
          <table:table-cell office:value-type="float" office:value="8.4213961991" calcext:value-type="float">
            <text:p>8.4213961991</text:p>
          </table:table-cell>
          <table:table-cell office:value-type="float" office:value="3.5650419509" calcext:value-type="float">
            <text:p>3.5650419509</text:p>
          </table:table-cell>
          <table:table-cell office:value-type="float" office:value="2.0878782251" calcext:value-type="float">
            <text:p>2.087878225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0859303675" calcext:value-type="float">
            <text:p>2.0859303675</text:p>
          </table:table-cell>
          <table:table-cell office:value-type="float" office:value="2.1521820446" calcext:value-type="float">
            <text:p>2.1521820446</text:p>
          </table:table-cell>
          <table:table-cell office:value-type="float" office:value="2.2049091644" calcext:value-type="float">
            <text:p>2.2049091644</text:p>
          </table:table-cell>
          <table:table-cell office:value-type="float" office:value="2.1191257675" calcext:value-type="float">
            <text:p>2.1191257675</text:p>
          </table:table-cell>
          <table:table-cell office:value-type="float" office:value="2.107297308" calcext:value-type="float">
            <text:p>2.107297308</text:p>
          </table:table-cell>
          <table:table-cell office:value-type="float" office:value="2.1121429734" calcext:value-type="float">
            <text:p>2.1121429734</text:p>
          </table:table-cell>
          <table:table-cell office:value-type="float" office:value="2.181704982" calcext:value-type="float">
            <text:p>2.181704982</text:p>
          </table:table-cell>
          <table:table-cell office:value-type="float" office:value="8.3680048848" calcext:value-type="float">
            <text:p>8.3680048848</text:p>
          </table:table-cell>
          <table:table-cell office:value-type="float" office:value="3.5530450814" calcext:value-type="float">
            <text:p>3.5530450814</text:p>
          </table:table-cell>
          <table:table-cell office:value-type="float" office:value="2.1316216004" calcext:value-type="float">
            <text:p>2.13162160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1371235824" calcext:value-type="float">
            <text:p>2.1371235824</text:p>
          </table:table-cell>
          <table:table-cell office:value-type="float" office:value="2.2396229185" calcext:value-type="float">
            <text:p>2.2396229185</text:p>
          </table:table-cell>
          <table:table-cell office:value-type="float" office:value="2.2478076494" calcext:value-type="float">
            <text:p>2.2478076494</text:p>
          </table:table-cell>
          <table:table-cell office:value-type="float" office:value="2.164417726" calcext:value-type="float">
            <text:p>2.164417726</text:p>
          </table:table-cell>
          <table:table-cell office:value-type="float" office:value="2.2170773967" calcext:value-type="float">
            <text:p>2.2170773967</text:p>
          </table:table-cell>
          <table:table-cell office:value-type="float" office:value="2.2163014778" calcext:value-type="float">
            <text:p>2.2163014778</text:p>
          </table:table-cell>
          <table:table-cell office:value-type="float" office:value="2.2204851694" calcext:value-type="float">
            <text:p>2.2204851694</text:p>
          </table:table-cell>
          <table:table-cell office:value-type="float" office:value="8.3050770345" calcext:value-type="float">
            <text:p>8.3050770345</text:p>
          </table:table-cell>
          <table:table-cell office:value-type="float" office:value="3.5580464357" calcext:value-type="float">
            <text:p>3.5580464357</text:p>
          </table:table-cell>
          <table:table-cell office:value-type="float" office:value="2.1793060825" calcext:value-type="float">
            <text:p>2.179306082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.2479311451" calcext:value-type="float">
            <text:p>2.2479311451</text:p>
          </table:table-cell>
          <table:table-cell office:value-type="float" office:value="2.3347192113" calcext:value-type="float">
            <text:p>2.3347192113</text:p>
          </table:table-cell>
          <table:table-cell office:value-type="float" office:value="2.2968234442" calcext:value-type="float">
            <text:p>2.2968234442</text:p>
          </table:table-cell>
          <table:table-cell office:value-type="float" office:value="2.1956974349" calcext:value-type="float">
            <text:p>2.1956974349</text:p>
          </table:table-cell>
          <table:table-cell office:value-type="float" office:value="2.234686006" calcext:value-type="float">
            <text:p>2.234686006</text:p>
          </table:table-cell>
          <table:table-cell office:value-type="float" office:value="2.3022550415" calcext:value-type="float">
            <text:p>2.3022550415</text:p>
          </table:table-cell>
          <table:table-cell office:value-type="float" office:value="2.2602252503" calcext:value-type="float">
            <text:p>2.2602252503</text:p>
          </table:table-cell>
          <table:table-cell office:value-type="float" office:value="8.2521494573" calcext:value-type="float">
            <text:p>8.2521494573</text:p>
          </table:table-cell>
          <table:table-cell office:value-type="float" office:value="3.646110921" calcext:value-type="float">
            <text:p>3.646110921</text:p>
          </table:table-cell>
          <table:table-cell office:value-type="float" office:value="2.2554396465" calcext:value-type="float">
            <text:p>2.255439646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3125488208" calcext:value-type="float">
            <text:p>2.3125488208</text:p>
          </table:table-cell>
          <table:table-cell office:value-type="float" office:value="2.3716716806" calcext:value-type="float">
            <text:p>2.3716716806</text:p>
          </table:table-cell>
          <table:table-cell office:value-type="float" office:value="2.3248182511" calcext:value-type="float">
            <text:p>2.3248182511</text:p>
          </table:table-cell>
          <table:table-cell office:value-type="float" office:value="2.2412403561" calcext:value-type="float">
            <text:p>2.2412403561</text:p>
          </table:table-cell>
          <table:table-cell office:value-type="float" office:value="2.2983429127" calcext:value-type="float">
            <text:p>2.2983429127</text:p>
          </table:table-cell>
          <table:table-cell office:value-type="float" office:value="2.3297437084" calcext:value-type="float">
            <text:p>2.3297437084</text:p>
          </table:table-cell>
          <table:table-cell office:value-type="float" office:value="2.2987015702" calcext:value-type="float">
            <text:p>2.2987015702</text:p>
          </table:table-cell>
          <table:table-cell office:value-type="float" office:value="8.202593403" calcext:value-type="float">
            <text:p>8.202593403</text:p>
          </table:table-cell>
          <table:table-cell office:value-type="float" office:value="3.6681282556" calcext:value-type="float">
            <text:p>3.6681282556</text:p>
          </table:table-cell>
          <table:table-cell office:value-type="float" office:value="2.3504431477" calcext:value-type="float">
            <text:p>2.350443147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.3600799259" calcext:value-type="float">
            <text:p>2.3600799259</text:p>
          </table:table-cell>
          <table:table-cell office:value-type="float" office:value="2.4101975687" calcext:value-type="float">
            <text:p>2.4101975687</text:p>
          </table:table-cell>
          <table:table-cell office:value-type="float" office:value="2.372107989" calcext:value-type="float">
            <text:p>2.372107989</text:p>
          </table:table-cell>
          <table:table-cell office:value-type="float" office:value="2.2782482786" calcext:value-type="float">
            <text:p>2.2782482786</text:p>
          </table:table-cell>
          <table:table-cell office:value-type="float" office:value="2.3237356754" calcext:value-type="float">
            <text:p>2.3237356754</text:p>
          </table:table-cell>
          <table:table-cell office:value-type="float" office:value="2.3425177606" calcext:value-type="float">
            <text:p>2.3425177606</text:p>
          </table:table-cell>
          <table:table-cell office:value-type="float" office:value="2.4022456627" calcext:value-type="float">
            <text:p>2.4022456627</text:p>
          </table:table-cell>
          <table:table-cell office:value-type="float" office:value="8.181269847" calcext:value-type="float">
            <text:p>8.181269847</text:p>
          </table:table-cell>
          <table:table-cell office:value-type="float" office:value="3.6605062681" calcext:value-type="float">
            <text:p>3.6605062681</text:p>
          </table:table-cell>
          <table:table-cell office:value-type="float" office:value="2.3972803588" calcext:value-type="float">
            <text:p>2.397280358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386221953" calcext:value-type="float">
            <text:p>2.386221953</text:p>
          </table:table-cell>
          <table:table-cell office:value-type="float" office:value="2.4425615713" calcext:value-type="float">
            <text:p>2.4425615713</text:p>
          </table:table-cell>
          <table:table-cell office:value-type="float" office:value="2.4076749058" calcext:value-type="float">
            <text:p>2.4076749058</text:p>
          </table:table-cell>
          <table:table-cell office:value-type="float" office:value="2.3241810604" calcext:value-type="float">
            <text:p>2.3241810604</text:p>
          </table:table-cell>
          <table:table-cell office:value-type="float" office:value="2.3641121634" calcext:value-type="float">
            <text:p>2.3641121634</text:p>
          </table:table-cell>
          <table:table-cell office:value-type="float" office:value="2.4043246716" calcext:value-type="float">
            <text:p>2.4043246716</text:p>
          </table:table-cell>
          <table:table-cell office:value-type="float" office:value="2.4807476021" calcext:value-type="float">
            <text:p>2.4807476021</text:p>
          </table:table-cell>
          <table:table-cell office:value-type="float" office:value="8.127502963" calcext:value-type="float">
            <text:p>8.127502963</text:p>
          </table:table-cell>
          <table:table-cell office:value-type="float" office:value="3.7771722657" calcext:value-type="float">
            <text:p>3.7771722657</text:p>
          </table:table-cell>
          <table:table-cell office:value-type="float" office:value="2.4325124979" calcext:value-type="float">
            <text:p>2.432512497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4217662152" calcext:value-type="float">
            <text:p>2.4217662152</text:p>
          </table:table-cell>
          <table:table-cell office:value-type="float" office:value="2.4760807709" calcext:value-type="float">
            <text:p>2.4760807709</text:p>
          </table:table-cell>
          <table:table-cell office:value-type="float" office:value="2.5330159006" calcext:value-type="float">
            <text:p>2.5330159006</text:p>
          </table:table-cell>
          <table:table-cell office:value-type="float" office:value="2.4269362559" calcext:value-type="float">
            <text:p>2.4269362559</text:p>
          </table:table-cell>
          <table:table-cell office:value-type="float" office:value="2.3969244242" calcext:value-type="float">
            <text:p>2.3969244242</text:p>
          </table:table-cell>
          <table:table-cell office:value-type="float" office:value="2.4330405638" calcext:value-type="float">
            <text:p>2.4330405638</text:p>
          </table:table-cell>
          <table:table-cell office:value-type="float" office:value="2.5164661427" calcext:value-type="float">
            <text:p>2.5164661427</text:p>
          </table:table-cell>
          <table:table-cell office:value-type="float" office:value="8.072909634" calcext:value-type="float">
            <text:p>8.072909634</text:p>
          </table:table-cell>
          <table:table-cell office:value-type="float" office:value="3.757643615" calcext:value-type="float">
            <text:p>3.757643615</text:p>
          </table:table-cell>
          <table:table-cell office:value-type="float" office:value="2.461425637" calcext:value-type="float">
            <text:p>2.46142563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4560145522" calcext:value-type="float">
            <text:p>2.4560145522</text:p>
          </table:table-cell>
          <table:table-cell office:value-type="float" office:value="2.5085458086" calcext:value-type="float">
            <text:p>2.5085458086</text:p>
          </table:table-cell>
          <table:table-cell office:value-type="float" office:value="2.5673874285" calcext:value-type="float">
            <text:p>2.5673874285</text:p>
          </table:table-cell>
          <table:table-cell office:value-type="float" office:value="2.4891070497" calcext:value-type="float">
            <text:p>2.4891070497</text:p>
          </table:table-cell>
          <table:table-cell office:value-type="float" office:value="2.4319048039" calcext:value-type="float">
            <text:p>2.4319048039</text:p>
          </table:table-cell>
          <table:table-cell office:value-type="float" office:value="2.4722088821" calcext:value-type="float">
            <text:p>2.4722088821</text:p>
          </table:table-cell>
          <table:table-cell office:value-type="float" office:value="2.5453550629" calcext:value-type="float">
            <text:p>2.5453550629</text:p>
          </table:table-cell>
          <table:table-cell office:value-type="float" office:value="8.034361775" calcext:value-type="float">
            <text:p>8.034361775</text:p>
          </table:table-cell>
          <table:table-cell office:value-type="float" office:value="3.7540118682" calcext:value-type="float">
            <text:p>3.7540118682</text:p>
          </table:table-cell>
          <table:table-cell office:value-type="float" office:value="2.4969846639" calcext:value-type="float">
            <text:p>2.496984663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.499082911" calcext:value-type="float">
            <text:p>2.499082911</text:p>
          </table:table-cell>
          <table:table-cell office:value-type="float" office:value="2.5404297514" calcext:value-type="float">
            <text:p>2.5404297514</text:p>
          </table:table-cell>
          <table:table-cell office:value-type="float" office:value="2.5957440501" calcext:value-type="float">
            <text:p>2.5957440501</text:p>
          </table:table-cell>
          <table:table-cell office:value-type="float" office:value="2.5219892113" calcext:value-type="float">
            <text:p>2.5219892113</text:p>
          </table:table-cell>
          <table:table-cell office:value-type="float" office:value="2.4660705261" calcext:value-type="float">
            <text:p>2.4660705261</text:p>
          </table:table-cell>
          <table:table-cell office:value-type="float" office:value="2.5501010221" calcext:value-type="float">
            <text:p>2.5501010221</text:p>
          </table:table-cell>
          <table:table-cell office:value-type="float" office:value="2.568413714" calcext:value-type="float">
            <text:p>2.568413714</text:p>
          </table:table-cell>
          <table:table-cell office:value-type="float" office:value="8.00114911" calcext:value-type="float">
            <text:p>8.00114911</text:p>
          </table:table-cell>
          <table:table-cell office:value-type="float" office:value="3.7564274427" calcext:value-type="float">
            <text:p>3.7564274427</text:p>
          </table:table-cell>
          <table:table-cell office:value-type="float" office:value="2.5187506041" calcext:value-type="float">
            <text:p>2.518750604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6070707622" calcext:value-type="float">
            <text:p>2.6070707622</text:p>
          </table:table-cell>
          <table:table-cell office:value-type="float" office:value="2.5717455225" calcext:value-type="float">
            <text:p>2.5717455225</text:p>
          </table:table-cell>
          <table:table-cell office:value-type="float" office:value="2.7112260428" calcext:value-type="float">
            <text:p>2.7112260428</text:p>
          </table:table-cell>
          <table:table-cell office:value-type="float" office:value="2.520726935" calcext:value-type="float">
            <text:p>2.520726935</text:p>
          </table:table-cell>
          <table:table-cell office:value-type="float" office:value="2.4993413321" calcext:value-type="float">
            <text:p>2.4993413321</text:p>
          </table:table-cell>
          <table:table-cell office:value-type="float" office:value="2.6472669615" calcext:value-type="float">
            <text:p>2.6472669615</text:p>
          </table:table-cell>
          <table:table-cell office:value-type="float" office:value="2.5986842935" calcext:value-type="float">
            <text:p>2.5986842935</text:p>
          </table:table-cell>
          <table:table-cell office:value-type="float" office:value="7.945766754" calcext:value-type="float">
            <text:p>7.945766754</text:p>
          </table:table-cell>
          <table:table-cell office:value-type="float" office:value="3.7484910862" calcext:value-type="float">
            <text:p>3.7484910862</text:p>
          </table:table-cell>
          <table:table-cell office:value-type="float" office:value="2.5634290182" calcext:value-type="float">
            <text:p>2.563429018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662165758" calcext:value-type="float">
            <text:p>2.662165758</text:p>
          </table:table-cell>
          <table:table-cell office:value-type="float" office:value="2.6677229491" calcext:value-type="float">
            <text:p>2.6677229491</text:p>
          </table:table-cell>
          <table:table-cell office:value-type="float" office:value="2.6668314251" calcext:value-type="float">
            <text:p>2.6668314251</text:p>
          </table:table-cell>
          <table:table-cell office:value-type="float" office:value="2.5826418966" calcext:value-type="float">
            <text:p>2.5826418966</text:p>
          </table:table-cell>
          <table:table-cell office:value-type="float" office:value="2.5070752716" calcext:value-type="float">
            <text:p>2.5070752716</text:p>
          </table:table-cell>
          <table:table-cell office:value-type="float" office:value="2.6758813055" calcext:value-type="float">
            <text:p>2.6758813055</text:p>
          </table:table-cell>
          <table:table-cell office:value-type="float" office:value="2.6333666017" calcext:value-type="float">
            <text:p>2.6333666017</text:p>
          </table:table-cell>
          <table:table-cell office:value-type="float" office:value="7.904460984" calcext:value-type="float">
            <text:p>7.904460984</text:p>
          </table:table-cell>
          <table:table-cell office:value-type="float" office:value="3.7456340347" calcext:value-type="float">
            <text:p>3.7456340347</text:p>
          </table:table-cell>
          <table:table-cell office:value-type="float" office:value="2.6289815346" calcext:value-type="float">
            <text:p>2.62898153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6043749533" calcext:value-type="float">
            <text:p>2.6043749533</text:p>
          </table:table-cell>
          <table:table-cell office:value-type="float" office:value="2.710163901" calcext:value-type="float">
            <text:p>2.710163901</text:p>
          </table:table-cell>
          <table:table-cell office:value-type="float" office:value="2.7646889868" calcext:value-type="float">
            <text:p>2.7646889868</text:p>
          </table:table-cell>
          <table:table-cell office:value-type="float" office:value="2.6222037521" calcext:value-type="float">
            <text:p>2.6222037521</text:p>
          </table:table-cell>
          <table:table-cell office:value-type="float" office:value="2.6779820691" calcext:value-type="float">
            <text:p>2.6779820691</text:p>
          </table:table-cell>
          <table:table-cell office:value-type="float" office:value="2.6929915512" calcext:value-type="float">
            <text:p>2.6929915512</text:p>
          </table:table-cell>
          <table:table-cell office:value-type="float" office:value="2.7426397595" calcext:value-type="float">
            <text:p>2.7426397595</text:p>
          </table:table-cell>
          <table:table-cell office:value-type="float" office:value="7.850050376" calcext:value-type="float">
            <text:p>7.850050376</text:p>
          </table:table-cell>
          <table:table-cell office:value-type="float" office:value="3.7578296084" calcext:value-type="float">
            <text:p>3.7578296084</text:p>
          </table:table-cell>
          <table:table-cell office:value-type="float" office:value="2.7136189829" calcext:value-type="float">
            <text:p>2.713618982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6834994928" calcext:value-type="float">
            <text:p>2.6834994928</text:p>
          </table:table-cell>
          <table:table-cell office:value-type="float" office:value="2.757065206" calcext:value-type="float">
            <text:p>2.757065206</text:p>
          </table:table-cell>
          <table:table-cell office:value-type="float" office:value="2.8048966862" calcext:value-type="float">
            <text:p>2.8048966862</text:p>
          </table:table-cell>
          <table:table-cell office:value-type="float" office:value="2.6509765167" calcext:value-type="float">
            <text:p>2.6509765167</text:p>
          </table:table-cell>
          <table:table-cell office:value-type="float" office:value="2.7023104693" calcext:value-type="float">
            <text:p>2.7023104693</text:p>
          </table:table-cell>
          <table:table-cell office:value-type="float" office:value="2.719450698" calcext:value-type="float">
            <text:p>2.719450698</text:p>
          </table:table-cell>
          <table:table-cell office:value-type="float" office:value="2.7174652605" calcext:value-type="float">
            <text:p>2.7174652605</text:p>
          </table:table-cell>
          <table:table-cell office:value-type="float" office:value="7.788406212" calcext:value-type="float">
            <text:p>7.788406212</text:p>
          </table:table-cell>
          <table:table-cell office:value-type="float" office:value="3.8485430824" calcext:value-type="float">
            <text:p>3.8485430824</text:p>
          </table:table-cell>
          <table:table-cell office:value-type="float" office:value="2.7449613484" calcext:value-type="float">
            <text:p>2.744961348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7354855907" calcext:value-type="float">
            <text:p>2.7354855907</text:p>
          </table:table-cell>
          <table:table-cell office:value-type="float" office:value="2.7821833423" calcext:value-type="float">
            <text:p>2.7821833423</text:p>
          </table:table-cell>
          <table:table-cell office:value-type="float" office:value="2.8290887528" calcext:value-type="float">
            <text:p>2.8290887528</text:p>
          </table:table-cell>
          <table:table-cell office:value-type="float" office:value="2.6690098334" calcext:value-type="float">
            <text:p>2.6690098334</text:p>
          </table:table-cell>
          <table:table-cell office:value-type="float" office:value="2.7291238454" calcext:value-type="float">
            <text:p>2.7291238454</text:p>
          </table:table-cell>
          <table:table-cell office:value-type="float" office:value="2.7451870133" calcext:value-type="float">
            <text:p>2.7451870133</text:p>
          </table:table-cell>
          <table:table-cell office:value-type="float" office:value="2.794028924" calcext:value-type="float">
            <text:p>2.794028924</text:p>
          </table:table-cell>
          <table:table-cell office:value-type="float" office:value="7.78465914" calcext:value-type="float">
            <text:p>7.78465914</text:p>
          </table:table-cell>
          <table:table-cell office:value-type="float" office:value="3.8409274869" calcext:value-type="float">
            <text:p>3.8409274869</text:p>
          </table:table-cell>
          <table:table-cell office:value-type="float" office:value="2.7652042087" calcext:value-type="float">
            <text:p>2.765204208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7614512336" calcext:value-type="float">
            <text:p>2.7614512336</text:p>
          </table:table-cell>
          <table:table-cell office:value-type="float" office:value="2.806718072" calcext:value-type="float">
            <text:p>2.806718072</text:p>
          </table:table-cell>
          <table:table-cell office:value-type="float" office:value="2.8569590709" calcext:value-type="float">
            <text:p>2.8569590709</text:p>
          </table:table-cell>
          <table:table-cell office:value-type="float" office:value="2.6964182887" calcext:value-type="float">
            <text:p>2.6964182887</text:p>
          </table:table-cell>
          <table:table-cell office:value-type="float" office:value="2.7522118512" calcext:value-type="float">
            <text:p>2.7522118512</text:p>
          </table:table-cell>
          <table:table-cell office:value-type="float" office:value="2.7706001208" calcext:value-type="float">
            <text:p>2.7706001208</text:p>
          </table:table-cell>
          <table:table-cell office:value-type="float" office:value="2.8130892336" calcext:value-type="float">
            <text:p>2.8130892336</text:p>
          </table:table-cell>
          <table:table-cell office:value-type="float" office:value="7.73700728" calcext:value-type="float">
            <text:p>7.73700728</text:p>
          </table:table-cell>
          <table:table-cell office:value-type="float" office:value="3.832694417" calcext:value-type="float">
            <text:p>3.832694417</text:p>
          </table:table-cell>
          <table:table-cell office:value-type="float" office:value="2.795259111" calcext:value-type="float">
            <text:p>2.79525911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7941888173" calcext:value-type="float">
            <text:p>2.7941888173</text:p>
          </table:table-cell>
          <table:table-cell office:value-type="float" office:value="2.8350656418" calcext:value-type="float">
            <text:p>2.8350656418</text:p>
          </table:table-cell>
          <table:table-cell office:value-type="float" office:value="2.8637127578" calcext:value-type="float">
            <text:p>2.8637127578</text:p>
          </table:table-cell>
          <table:table-cell office:value-type="float" office:value="2.7328845018" calcext:value-type="float">
            <text:p>2.7328845018</text:p>
          </table:table-cell>
          <table:table-cell office:value-type="float" office:value="2.7798004108" calcext:value-type="float">
            <text:p>2.7798004108</text:p>
          </table:table-cell>
          <table:table-cell office:value-type="float" office:value="2.8408840701" calcext:value-type="float">
            <text:p>2.8408840701</text:p>
          </table:table-cell>
          <table:table-cell office:value-type="float" office:value="2.8573160383" calcext:value-type="float">
            <text:p>2.8573160383</text:p>
          </table:table-cell>
          <table:table-cell office:value-type="float" office:value="7.691178648" calcext:value-type="float">
            <text:p>7.691178648</text:p>
          </table:table-cell>
          <table:table-cell office:value-type="float" office:value="3.817825345" calcext:value-type="float">
            <text:p>3.817825345</text:p>
          </table:table-cell>
          <table:table-cell office:value-type="float" office:value="2.8139554332" calcext:value-type="float">
            <text:p>2.81395543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8180457776" calcext:value-type="float">
            <text:p>2.8180457776</text:p>
          </table:table-cell>
          <table:table-cell office:value-type="float" office:value="2.8352017724" calcext:value-type="float">
            <text:p>2.8352017724</text:p>
          </table:table-cell>
          <table:table-cell office:value-type="float" office:value="2.9815125662" calcext:value-type="float">
            <text:p>2.9815125662</text:p>
          </table:table-cell>
          <table:table-cell office:value-type="float" office:value="2.8242361075" calcext:value-type="float">
            <text:p>2.8242361075</text:p>
          </table:table-cell>
          <table:table-cell office:value-type="float" office:value="2.8037896394" calcext:value-type="float">
            <text:p>2.8037896394</text:p>
          </table:table-cell>
          <table:table-cell office:value-type="float" office:value="2.9195014811" calcext:value-type="float">
            <text:p>2.9195014811</text:p>
          </table:table-cell>
          <table:table-cell office:value-type="float" office:value="2.8790802721" calcext:value-type="float">
            <text:p>2.8790802721</text:p>
          </table:table-cell>
          <table:table-cell office:value-type="float" office:value="7.631629529" calcext:value-type="float">
            <text:p>7.631629529</text:p>
          </table:table-cell>
          <table:table-cell office:value-type="float" office:value="3.822757324" calcext:value-type="float">
            <text:p>3.822757324</text:p>
          </table:table-cell>
          <table:table-cell office:value-type="float" office:value="2.8616930333" calcext:value-type="float">
            <text:p>2.861693033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8434269995" calcext:value-type="float">
            <text:p>2.8434269995</text:p>
          </table:table-cell>
          <table:table-cell office:value-type="float" office:value="2.912519401" calcext:value-type="float">
            <text:p>2.912519401</text:p>
          </table:table-cell>
          <table:table-cell office:value-type="float" office:value="3.0161898425" calcext:value-type="float">
            <text:p>3.0161898425</text:p>
          </table:table-cell>
          <table:table-cell office:value-type="float" office:value="2.8730348082" calcext:value-type="float">
            <text:p>2.8730348082</text:p>
          </table:table-cell>
          <table:table-cell office:value-type="float" office:value="2.8168302839" calcext:value-type="float">
            <text:p>2.8168302839</text:p>
          </table:table-cell>
          <table:table-cell office:value-type="float" office:value="2.9398694382" calcext:value-type="float">
            <text:p>2.9398694382</text:p>
          </table:table-cell>
          <table:table-cell office:value-type="float" office:value="2.9029058317" calcext:value-type="float">
            <text:p>2.9029058317</text:p>
          </table:table-cell>
          <table:table-cell office:value-type="float" office:value="7.588477031" calcext:value-type="float">
            <text:p>7.588477031</text:p>
          </table:table-cell>
          <table:table-cell office:value-type="float" office:value="3.818075293" calcext:value-type="float">
            <text:p>3.818075293</text:p>
          </table:table-cell>
          <table:table-cell office:value-type="float" office:value="2.960997244" calcext:value-type="float">
            <text:p>2.96099724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8633261265" calcext:value-type="float">
            <text:p>2.8633261265</text:p>
          </table:table-cell>
          <table:table-cell office:value-type="float" office:value="2.9569825436" calcext:value-type="float">
            <text:p>2.9569825436</text:p>
          </table:table-cell>
          <table:table-cell office:value-type="float" office:value="3.0444075249" calcext:value-type="float">
            <text:p>3.0444075249</text:p>
          </table:table-cell>
          <table:table-cell office:value-type="float" office:value="2.8952802377" calcext:value-type="float">
            <text:p>2.8952802377</text:p>
          </table:table-cell>
          <table:table-cell office:value-type="float" office:value="2.8515997202" calcext:value-type="float">
            <text:p>2.8515997202</text:p>
          </table:table-cell>
          <table:table-cell office:value-type="float" office:value="2.959755977" calcext:value-type="float">
            <text:p>2.959755977</text:p>
          </table:table-cell>
          <table:table-cell office:value-type="float" office:value="2.9213789805" calcext:value-type="float">
            <text:p>2.9213789805</text:p>
          </table:table-cell>
          <table:table-cell office:value-type="float" office:value="7.533333375" calcext:value-type="float">
            <text:p>7.533333375</text:p>
          </table:table-cell>
          <table:table-cell office:value-type="float" office:value="3.919671665" calcext:value-type="float">
            <text:p>3.919671665</text:p>
          </table:table-cell>
          <table:table-cell office:value-type="float" office:value="2.9802147731" calcext:value-type="float">
            <text:p>2.980214773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8780263653" calcext:value-type="float">
            <text:p>2.8780263653</text:p>
          </table:table-cell>
          <table:table-cell office:value-type="float" office:value="2.9513032252" calcext:value-type="float">
            <text:p>2.9513032252</text:p>
          </table:table-cell>
          <table:table-cell office:value-type="float" office:value="3.0610781749" calcext:value-type="float">
            <text:p>3.0610781749</text:p>
          </table:table-cell>
          <table:table-cell office:value-type="float" office:value="2.9163022878" calcext:value-type="float">
            <text:p>2.9163022878</text:p>
          </table:table-cell>
          <table:table-cell office:value-type="float" office:value="2.8731369878" calcext:value-type="float">
            <text:p>2.8731369878</text:p>
          </table:table-cell>
          <table:table-cell office:value-type="float" office:value="2.979318714" calcext:value-type="float">
            <text:p>2.979318714</text:p>
          </table:table-cell>
          <table:table-cell office:value-type="float" office:value="2.9420258815" calcext:value-type="float">
            <text:p>2.9420258815</text:p>
          </table:table-cell>
          <table:table-cell office:value-type="float" office:value="7.453385191" calcext:value-type="float">
            <text:p>7.453385191</text:p>
          </table:table-cell>
          <table:table-cell office:value-type="float" office:value="4.013725406" calcext:value-type="float">
            <text:p>4.013725406</text:p>
          </table:table-cell>
          <table:table-cell office:value-type="float" office:value="2.9992363616" calcext:value-type="float">
            <text:p>2.999236361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8997252795" calcext:value-type="float">
            <text:p>2.8997252795</text:p>
          </table:table-cell>
          <table:table-cell office:value-type="float" office:value="2.9451872213" calcext:value-type="float">
            <text:p>2.9451872213</text:p>
          </table:table-cell>
          <table:table-cell office:value-type="float" office:value="3.0697308896" calcext:value-type="float">
            <text:p>3.0697308896</text:p>
          </table:table-cell>
          <table:table-cell office:value-type="float" office:value="2.9465773447" calcext:value-type="float">
            <text:p>2.9465773447</text:p>
          </table:table-cell>
          <table:table-cell office:value-type="float" office:value="2.8945764391" calcext:value-type="float">
            <text:p>2.8945764391</text:p>
          </table:table-cell>
          <table:table-cell office:value-type="float" office:value="2.9981282318" calcext:value-type="float">
            <text:p>2.9981282318</text:p>
          </table:table-cell>
          <table:table-cell office:value-type="float" office:value="2.9616550172" calcext:value-type="float">
            <text:p>2.9616550172</text:p>
          </table:table-cell>
          <table:table-cell office:value-type="float" office:value="7.36972409" calcext:value-type="float">
            <text:p>7.36972409</text:p>
          </table:table-cell>
          <table:table-cell office:value-type="float" office:value="3.999286442" calcext:value-type="float">
            <text:p>3.999286442</text:p>
          </table:table-cell>
          <table:table-cell office:value-type="float" office:value="3.0172136506" calcext:value-type="float">
            <text:p>3.01721365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9203590423" calcext:value-type="float">
            <text:p>2.9203590423</text:p>
          </table:table-cell>
          <table:table-cell office:value-type="float" office:value="2.9542463539" calcext:value-type="float">
            <text:p>2.9542463539</text:p>
          </table:table-cell>
          <table:table-cell office:value-type="float" office:value="3.0834998909" calcext:value-type="float">
            <text:p>3.0834998909</text:p>
          </table:table-cell>
          <table:table-cell office:value-type="float" office:value="2.9662105273" calcext:value-type="float">
            <text:p>2.9662105273</text:p>
          </table:table-cell>
          <table:table-cell office:value-type="float" office:value="2.9049118121" calcext:value-type="float">
            <text:p>2.9049118121</text:p>
          </table:table-cell>
          <table:table-cell office:value-type="float" office:value="3.0262151069" calcext:value-type="float">
            <text:p>3.0262151069</text:p>
          </table:table-cell>
          <table:table-cell office:value-type="float" office:value="3.0463220624" calcext:value-type="float">
            <text:p>3.0463220624</text:p>
          </table:table-cell>
          <table:table-cell office:value-type="float" office:value="7.28484418" calcext:value-type="float">
            <text:p>7.28484418</text:p>
          </table:table-cell>
          <table:table-cell office:value-type="float" office:value="4.002371575" calcext:value-type="float">
            <text:p>4.002371575</text:p>
          </table:table-cell>
          <table:table-cell office:value-type="float" office:value="3.0346257882" calcext:value-type="float">
            <text:p>3.034625788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.0163856976" calcext:value-type="float">
            <text:p>3.0163856976</text:p>
          </table:table-cell>
          <table:table-cell office:value-type="float" office:value="3.0243150244" calcext:value-type="float">
            <text:p>3.0243150244</text:p>
          </table:table-cell>
          <table:table-cell office:value-type="float" office:value="3.1071130418" calcext:value-type="float">
            <text:p>3.1071130418</text:p>
          </table:table-cell>
          <table:table-cell office:value-type="float" office:value="2.9754476908" calcext:value-type="float">
            <text:p>2.9754476908</text:p>
          </table:table-cell>
          <table:table-cell office:value-type="float" office:value="2.9265169983" calcext:value-type="float">
            <text:p>2.9265169983</text:p>
          </table:table-cell>
          <table:table-cell office:value-type="float" office:value="3.0330906511" calcext:value-type="float">
            <text:p>3.0330906511</text:p>
          </table:table-cell>
          <table:table-cell office:value-type="float" office:value="3.0988398255" calcext:value-type="float">
            <text:p>3.0988398255</text:p>
          </table:table-cell>
          <table:table-cell office:value-type="float" office:value="7.196712355" calcext:value-type="float">
            <text:p>7.196712355</text:p>
          </table:table-cell>
          <table:table-cell office:value-type="float" office:value="3.990268641" calcext:value-type="float">
            <text:p>3.990268641</text:p>
          </table:table-cell>
          <table:table-cell office:value-type="float" office:value="3.0518188226" calcext:value-type="float">
            <text:p>3.051818822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.0597906632" calcext:value-type="float">
            <text:p>3.0597906632</text:p>
          </table:table-cell>
          <table:table-cell office:value-type="float" office:value="3.0930000315" calcext:value-type="float">
            <text:p>3.0930000315</text:p>
          </table:table-cell>
          <table:table-cell office:value-type="float" office:value="3.1196610398" calcext:value-type="float">
            <text:p>3.1196610398</text:p>
          </table:table-cell>
          <table:table-cell office:value-type="float" office:value="2.9942862781" calcext:value-type="float">
            <text:p>2.9942862781</text:p>
          </table:table-cell>
          <table:table-cell office:value-type="float" office:value="2.9466891539" calcext:value-type="float">
            <text:p>2.9466891539</text:p>
          </table:table-cell>
          <table:table-cell office:value-type="float" office:value="3.0582470435" calcext:value-type="float">
            <text:p>3.0582470435</text:p>
          </table:table-cell>
          <table:table-cell office:value-type="float" office:value="3.1149512445" calcext:value-type="float">
            <text:p>3.1149512445</text:p>
          </table:table-cell>
          <table:table-cell office:value-type="float" office:value="7.108500142" calcext:value-type="float">
            <text:p>7.108500142</text:p>
          </table:table-cell>
          <table:table-cell office:value-type="float" office:value="3.968164528" calcext:value-type="float">
            <text:p>3.968164528</text:p>
          </table:table-cell>
          <table:table-cell office:value-type="float" office:value="3.0661287191" calcext:value-type="float">
            <text:p>3.066128719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.0769515628" calcext:value-type="float">
            <text:p>3.0769515628</text:p>
          </table:table-cell>
          <table:table-cell office:value-type="float" office:value="3.111316108" calcext:value-type="float">
            <text:p>3.111316108</text:p>
          </table:table-cell>
          <table:table-cell office:value-type="float" office:value="3.1290739408" calcext:value-type="float">
            <text:p>3.1290739408</text:p>
          </table:table-cell>
          <table:table-cell office:value-type="float" office:value="3.0123471907" calcext:value-type="float">
            <text:p>3.0123471907</text:p>
          </table:table-cell>
          <table:table-cell office:value-type="float" office:value="3.0063981107" calcext:value-type="float">
            <text:p>3.0063981107</text:p>
          </table:table-cell>
          <table:table-cell office:value-type="float" office:value="3.0775578817" calcext:value-type="float">
            <text:p>3.0775578817</text:p>
          </table:table-cell>
          <table:table-cell office:value-type="float" office:value="3.1300754504" calcext:value-type="float">
            <text:p>3.1300754504</text:p>
          </table:table-cell>
          <table:table-cell office:value-type="float" office:value="7.020988353" calcext:value-type="float">
            <text:p>7.020988353</text:p>
          </table:table-cell>
          <table:table-cell office:value-type="float" office:value="4.067371188" calcext:value-type="float">
            <text:p>4.067371188</text:p>
          </table:table-cell>
          <table:table-cell office:value-type="float" office:value="3.0876249263" calcext:value-type="float">
            <text:p>3.087624926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.1030403434" calcext:value-type="float">
            <text:p>3.1030403434</text:p>
          </table:table-cell>
          <table:table-cell office:value-type="float" office:value="3.1336736189" calcext:value-type="float">
            <text:p>3.1336736189</text:p>
          </table:table-cell>
          <table:table-cell office:value-type="float" office:value="3.1435015924" calcext:value-type="float">
            <text:p>3.1435015924</text:p>
          </table:table-cell>
          <table:table-cell office:value-type="float" office:value="3.0324806047" calcext:value-type="float">
            <text:p>3.0324806047</text:p>
          </table:table-cell>
          <table:table-cell office:value-type="float" office:value="3.0611123215" calcext:value-type="float">
            <text:p>3.0611123215</text:p>
          </table:table-cell>
          <table:table-cell office:value-type="float" office:value="3.0933464203" calcext:value-type="float">
            <text:p>3.0933464203</text:p>
          </table:table-cell>
          <table:table-cell office:value-type="float" office:value="3.1492808622" calcext:value-type="float">
            <text:p>3.1492808622</text:p>
          </table:table-cell>
          <table:table-cell office:value-type="float" office:value="6.934163319" calcext:value-type="float">
            <text:p>6.934163319</text:p>
          </table:table-cell>
          <table:table-cell office:value-type="float" office:value="4.122462237" calcext:value-type="float">
            <text:p>4.122462237</text:p>
          </table:table-cell>
          <table:table-cell office:value-type="float" office:value="3.1029690056" calcext:value-type="float">
            <text:p>3.102969005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.1079431197" calcext:value-type="float">
            <text:p>3.1079431197</text:p>
          </table:table-cell>
          <table:table-cell office:value-type="float" office:value="3.148048738" calcext:value-type="float">
            <text:p>3.148048738</text:p>
          </table:table-cell>
          <table:table-cell office:value-type="float" office:value="3.218717073" calcext:value-type="float">
            <text:p>3.218717073</text:p>
          </table:table-cell>
          <table:table-cell office:value-type="float" office:value="3.0776390063" calcext:value-type="float">
            <text:p>3.0776390063</text:p>
          </table:table-cell>
          <table:table-cell office:value-type="float" office:value="3.0959877479" calcext:value-type="float">
            <text:p>3.0959877479</text:p>
          </table:table-cell>
          <table:table-cell office:value-type="float" office:value="3.103462412" calcext:value-type="float">
            <text:p>3.103462412</text:p>
          </table:table-cell>
          <table:table-cell office:value-type="float" office:value="3.157972103" calcext:value-type="float">
            <text:p>3.157972103</text:p>
          </table:table-cell>
          <table:table-cell office:value-type="float" office:value="6.847985132" calcext:value-type="float">
            <text:p>6.847985132</text:p>
          </table:table-cell>
          <table:table-cell office:value-type="float" office:value="4.240748532" calcext:value-type="float">
            <text:p>4.240748532</text:p>
          </table:table-cell>
          <table:table-cell office:value-type="float" office:value="3.125800096" calcext:value-type="float">
            <text:p>3.12580009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.127882298" calcext:value-type="float">
            <text:p>3.127882298</text:p>
          </table:table-cell>
          <table:table-cell office:value-type="float" office:value="3.149742053" calcext:value-type="float">
            <text:p>3.149742053</text:p>
          </table:table-cell>
          <table:table-cell office:value-type="float" office:value="3.27660704" calcext:value-type="float">
            <text:p>3.27660704</text:p>
          </table:table-cell>
          <table:table-cell office:value-type="float" office:value="3.17504731" calcext:value-type="float">
            <text:p>3.17504731</text:p>
          </table:table-cell>
          <table:table-cell office:value-type="float" office:value="3.093761964" calcext:value-type="float">
            <text:p>3.093761964</text:p>
          </table:table-cell>
          <table:table-cell office:value-type="float" office:value="3.123753158" calcext:value-type="float">
            <text:p>3.123753158</text:p>
          </table:table-cell>
          <table:table-cell office:value-type="float" office:value="3.171746537" calcext:value-type="float">
            <text:p>3.171746537</text:p>
          </table:table-cell>
          <table:table-cell office:value-type="float" office:value="6.67340854" calcext:value-type="float">
            <text:p>6.67340854</text:p>
          </table:table-cell>
          <table:table-cell office:value-type="float" office:value="4.225770813" calcext:value-type="float">
            <text:p>4.225770813</text:p>
          </table:table-cell>
          <table:table-cell office:value-type="float" office:value="3.196231011" calcext:value-type="float">
            <text:p>3.19623101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.14770525" calcext:value-type="float">
            <text:p>3.14770525</text:p>
          </table:table-cell>
          <table:table-cell office:value-type="float" office:value="3.211813114" calcext:value-type="float">
            <text:p>3.211813114</text:p>
          </table:table-cell>
          <table:table-cell office:value-type="float" office:value="3.284732783" calcext:value-type="float">
            <text:p>3.284732783</text:p>
          </table:table-cell>
          <table:table-cell office:value-type="float" office:value="3.178558426" calcext:value-type="float">
            <text:p>3.178558426</text:p>
          </table:table-cell>
          <table:table-cell office:value-type="float" office:value="3.137053949" calcext:value-type="float">
            <text:p>3.137053949</text:p>
          </table:table-cell>
          <table:table-cell office:value-type="float" office:value="3.131484705" calcext:value-type="float">
            <text:p>3.131484705</text:p>
          </table:table-cell>
          <table:table-cell office:value-type="float" office:value="3.271387015" calcext:value-type="float">
            <text:p>3.271387015</text:p>
          </table:table-cell>
          <table:table-cell office:value-type="float" office:value="6.479294067" calcext:value-type="float">
            <text:p>6.479294067</text:p>
          </table:table-cell>
          <table:table-cell office:value-type="float" office:value="4.196207914" calcext:value-type="float">
            <text:p>4.196207914</text:p>
          </table:table-cell>
          <table:table-cell office:value-type="float" office:value="3.244698496" calcext:value-type="float">
            <text:p>3.24469849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.151928988" calcext:value-type="float">
            <text:p>3.151928988</text:p>
          </table:table-cell>
          <table:table-cell office:value-type="float" office:value="3.279671511" calcext:value-type="float">
            <text:p>3.279671511</text:p>
          </table:table-cell>
          <table:table-cell office:value-type="float" office:value="3.302221748" calcext:value-type="float">
            <text:p>3.302221748</text:p>
          </table:table-cell>
          <table:table-cell office:value-type="float" office:value="3.191549502" calcext:value-type="float">
            <text:p>3.191549502</text:p>
          </table:table-cell>
          <table:table-cell office:value-type="float" office:value="3.150041415" calcext:value-type="float">
            <text:p>3.150041415</text:p>
          </table:table-cell>
          <table:table-cell office:value-type="float" office:value="3.256456117" calcext:value-type="float">
            <text:p>3.256456117</text:p>
          </table:table-cell>
          <table:table-cell office:value-type="float" office:value="3.307635386" calcext:value-type="float">
            <text:p>3.307635386</text:p>
          </table:table-cell>
          <table:table-cell office:value-type="float" office:value="6.298009191" calcext:value-type="float">
            <text:p>6.298009191</text:p>
          </table:table-cell>
          <table:table-cell office:value-type="float" office:value="4.192761214" calcext:value-type="float">
            <text:p>4.192761214</text:p>
          </table:table-cell>
          <table:table-cell office:value-type="float" office:value="3.266499968" calcext:value-type="float">
            <text:p>3.26649996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.165531497" calcext:value-type="float">
            <text:p>3.165531497</text:p>
          </table:table-cell>
          <table:table-cell office:value-type="float" office:value="3.290161955" calcext:value-type="float">
            <text:p>3.290161955</text:p>
          </table:table-cell>
          <table:table-cell office:value-type="float" office:value="3.301971511" calcext:value-type="float">
            <text:p>3.301971511</text:p>
          </table:table-cell>
          <table:table-cell office:value-type="float" office:value="3.19669221" calcext:value-type="float">
            <text:p>3.19669221</text:p>
          </table:table-cell>
          <table:table-cell office:value-type="float" office:value="3.161269959" calcext:value-type="float">
            <text:p>3.161269959</text:p>
          </table:table-cell>
          <table:table-cell office:value-type="float" office:value="3.265743766" calcext:value-type="float">
            <text:p>3.265743766</text:p>
          </table:table-cell>
          <table:table-cell office:value-type="float" office:value="3.307134167" calcext:value-type="float">
            <text:p>3.307134167</text:p>
          </table:table-cell>
          <table:table-cell office:value-type="float" office:value="6.121825107" calcext:value-type="float">
            <text:p>6.121825107</text:p>
          </table:table-cell>
          <table:table-cell office:value-type="float" office:value="4.191522621" calcext:value-type="float">
            <text:p>4.191522621</text:p>
          </table:table-cell>
          <table:table-cell office:value-type="float" office:value="3.266698427" calcext:value-type="float">
            <text:p>3.2666984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178715236" calcext:value-type="float">
            <text:p>3.178715236</text:p>
          </table:table-cell>
          <table:table-cell office:value-type="float" office:value="3.300475275" calcext:value-type="float">
            <text:p>3.300475275</text:p>
          </table:table-cell>
          <table:table-cell office:value-type="float" office:value="3.311901717" calcext:value-type="float">
            <text:p>3.311901717</text:p>
          </table:table-cell>
          <table:table-cell office:value-type="float" office:value="3.212022658" calcext:value-type="float">
            <text:p>3.212022658</text:p>
          </table:table-cell>
          <table:table-cell office:value-type="float" office:value="3.151112493" calcext:value-type="float">
            <text:p>3.151112493</text:p>
          </table:table-cell>
          <table:table-cell office:value-type="float" office:value="3.266208065" calcext:value-type="float">
            <text:p>3.266208065</text:p>
          </table:table-cell>
          <table:table-cell office:value-type="float" office:value="3.293562922" calcext:value-type="float">
            <text:p>3.293562922</text:p>
          </table:table-cell>
          <table:table-cell office:value-type="float" office:value="5.950909424" calcext:value-type="float">
            <text:p>5.950909424</text:p>
          </table:table-cell>
          <table:table-cell office:value-type="float" office:value="4.161420029" calcext:value-type="float">
            <text:p>4.161420029</text:p>
          </table:table-cell>
          <table:table-cell office:value-type="float" office:value="3.277486832" calcext:value-type="float">
            <text:p>3.27748683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.247630178" calcext:value-type="float">
            <text:p>3.247630178</text:p>
          </table:table-cell>
          <table:table-cell office:value-type="float" office:value="3.313022999" calcext:value-type="float">
            <text:p>3.313022999</text:p>
          </table:table-cell>
          <table:table-cell office:value-type="float" office:value="3.321248896" calcext:value-type="float">
            <text:p>3.321248896</text:p>
          </table:table-cell>
          <table:table-cell office:value-type="float" office:value="3.239387321" calcext:value-type="float">
            <text:p>3.239387321</text:p>
          </table:table-cell>
          <table:table-cell office:value-type="float" office:value="3.29464034" calcext:value-type="float">
            <text:p>3.29464034</text:p>
          </table:table-cell>
          <table:table-cell office:value-type="float" office:value="3.279627104" calcext:value-type="float">
            <text:p>3.279627104</text:p>
          </table:table-cell>
          <table:table-cell office:value-type="float" office:value="3.321739141" calcext:value-type="float">
            <text:p>3.321739141</text:p>
          </table:table-cell>
          <table:table-cell office:value-type="float" office:value="5.784963592" calcext:value-type="float">
            <text:p>5.784963592</text:p>
          </table:table-cell>
          <table:table-cell office:value-type="float" office:value="4.255729504" calcext:value-type="float">
            <text:p>4.255729504</text:p>
          </table:table-cell>
          <table:table-cell office:value-type="float" office:value="3.288082125" calcext:value-type="float">
            <text:p>3.2880821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.304970388" calcext:value-type="float">
            <text:p>3.304970388</text:p>
          </table:table-cell>
          <table:table-cell office:value-type="float" office:value="3.324742089" calcext:value-type="float">
            <text:p>3.324742089</text:p>
          </table:table-cell>
          <table:table-cell office:value-type="float" office:value="3.41602826" calcext:value-type="float">
            <text:p>3.41602826</text:p>
          </table:table-cell>
          <table:table-cell office:value-type="float" office:value="3.316522375" calcext:value-type="float">
            <text:p>3.316522375</text:p>
          </table:table-cell>
          <table:table-cell office:value-type="float" office:value="3.299882252" calcext:value-type="float">
            <text:p>3.299882252</text:p>
          </table:table-cell>
          <table:table-cell office:value-type="float" office:value="3.287659869" calcext:value-type="float">
            <text:p>3.287659869</text:p>
          </table:table-cell>
          <table:table-cell office:value-type="float" office:value="3.341033064" calcext:value-type="float">
            <text:p>3.341033064</text:p>
          </table:table-cell>
          <table:table-cell office:value-type="float" office:value="5.623196391" calcext:value-type="float">
            <text:p>5.623196391</text:p>
          </table:table-cell>
          <table:table-cell office:value-type="float" office:value="4.234194224" calcext:value-type="float">
            <text:p>4.234194224</text:p>
          </table:table-cell>
          <table:table-cell office:value-type="float" office:value="3.343571235" calcext:value-type="float">
            <text:p>3.34357123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3.315010524" calcext:value-type="float">
            <text:p>3.315010524</text:p>
          </table:table-cell>
          <table:table-cell office:value-type="float" office:value="3.328472477" calcext:value-type="float">
            <text:p>3.328472477</text:p>
          </table:table-cell>
          <table:table-cell office:value-type="float" office:value="3.438122732" calcext:value-type="float">
            <text:p>3.438122732</text:p>
          </table:table-cell>
          <table:table-cell office:value-type="float" office:value="3.351302837" calcext:value-type="float">
            <text:p>3.351302837</text:p>
          </table:table-cell>
          <table:table-cell office:value-type="float" office:value="3.310455194" calcext:value-type="float">
            <text:p>3.310455194</text:p>
          </table:table-cell>
          <table:table-cell office:value-type="float" office:value="3.297664578" calcext:value-type="float">
            <text:p>3.297664578</text:p>
          </table:table-cell>
          <table:table-cell office:value-type="float" office:value="3.321293356" calcext:value-type="float">
            <text:p>3.321293356</text:p>
          </table:table-cell>
          <table:table-cell office:value-type="float" office:value="5.465462585" calcext:value-type="float">
            <text:p>5.465462585</text:p>
          </table:table-cell>
          <table:table-cell office:value-type="float" office:value="4.230533063" calcext:value-type="float">
            <text:p>4.230533063</text:p>
          </table:table-cell>
          <table:table-cell office:value-type="float" office:value="3.407985678" calcext:value-type="float">
            <text:p>3.40798567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.32404919" calcext:value-type="float">
            <text:p>3.32404919</text:p>
          </table:table-cell>
          <table:table-cell office:value-type="float" office:value="3.337305212" calcext:value-type="float">
            <text:p>3.337305212</text:p>
          </table:table-cell>
          <table:table-cell office:value-type="float" office:value="3.444615547" calcext:value-type="float">
            <text:p>3.444615547</text:p>
          </table:table-cell>
          <table:table-cell office:value-type="float" office:value="3.360114359" calcext:value-type="float">
            <text:p>3.360114359</text:p>
          </table:table-cell>
          <table:table-cell office:value-type="float" office:value="3.320143663" calcext:value-type="float">
            <text:p>3.320143663</text:p>
          </table:table-cell>
          <table:table-cell office:value-type="float" office:value="3.296737778" calcext:value-type="float">
            <text:p>3.296737778</text:p>
          </table:table-cell>
          <table:table-cell office:value-type="float" office:value="3.464552223" calcext:value-type="float">
            <text:p>3.464552223</text:p>
          </table:table-cell>
          <table:table-cell office:value-type="float" office:value="5.312473612" calcext:value-type="float">
            <text:p>5.312473612</text:p>
          </table:table-cell>
          <table:table-cell office:value-type="float" office:value="4.211926728" calcext:value-type="float">
            <text:p>4.211926728</text:p>
          </table:table-cell>
          <table:table-cell office:value-type="float" office:value="3.425155551" calcext:value-type="float">
            <text:p>3.42515555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.332947842" calcext:value-type="float">
            <text:p>3.332947842</text:p>
          </table:table-cell>
          <table:table-cell office:value-type="float" office:value="3.346274043" calcext:value-type="float">
            <text:p>3.346274043</text:p>
          </table:table-cell>
          <table:table-cell office:value-type="float" office:value="3.460545452" calcext:value-type="float">
            <text:p>3.460545452</text:p>
          </table:table-cell>
          <table:table-cell office:value-type="float" office:value="3.368430538" calcext:value-type="float">
            <text:p>3.368430538</text:p>
          </table:table-cell>
          <table:table-cell office:value-type="float" office:value="3.32953355" calcext:value-type="float">
            <text:p>3.32953355</text:p>
          </table:table-cell>
          <table:table-cell office:value-type="float" office:value="3.362530736" calcext:value-type="float">
            <text:p>3.362530736</text:p>
          </table:table-cell>
          <table:table-cell office:value-type="float" office:value="3.470300541" calcext:value-type="float">
            <text:p>3.470300541</text:p>
          </table:table-cell>
          <table:table-cell office:value-type="float" office:value="5.16415169" calcext:value-type="float">
            <text:p>5.16415169</text:p>
          </table:table-cell>
          <table:table-cell office:value-type="float" office:value="4.183785167" calcext:value-type="float">
            <text:p>4.183785167</text:p>
          </table:table-cell>
          <table:table-cell office:value-type="float" office:value="3.421423807" calcext:value-type="float">
            <text:p>3.42142380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.342026183" calcext:value-type="float">
            <text:p>3.342026183</text:p>
          </table:table-cell>
          <table:table-cell office:value-type="float" office:value="3.357417179" calcext:value-type="float">
            <text:p>3.357417179</text:p>
          </table:table-cell>
          <table:table-cell office:value-type="float" office:value="3.465563439" calcext:value-type="float">
            <text:p>3.465563439</text:p>
          </table:table-cell>
          <table:table-cell office:value-type="float" office:value="3.37862846" calcext:value-type="float">
            <text:p>3.37862846</text:p>
          </table:table-cell>
          <table:table-cell office:value-type="float" office:value="3.313948002" calcext:value-type="float">
            <text:p>3.313948002</text:p>
          </table:table-cell>
          <table:table-cell office:value-type="float" office:value="3.426671207" calcext:value-type="float">
            <text:p>3.426671207</text:p>
          </table:table-cell>
          <table:table-cell office:value-type="float" office:value="3.465888921" calcext:value-type="float">
            <text:p>3.465888921</text:p>
          </table:table-cell>
          <table:table-cell office:value-type="float" office:value="5.019900271" calcext:value-type="float">
            <text:p>5.019900271</text:p>
          </table:table-cell>
          <table:table-cell office:value-type="float" office:value="4.277070557" calcext:value-type="float">
            <text:p>4.277070557</text:p>
          </table:table-cell>
          <table:table-cell office:value-type="float" office:value="3.435689151" calcext:value-type="float">
            <text:p>3.43568915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.350840439" calcext:value-type="float">
            <text:p>3.350840439</text:p>
          </table:table-cell>
          <table:table-cell office:value-type="float" office:value="3.372840269" calcext:value-type="float">
            <text:p>3.372840269</text:p>
          </table:table-cell>
          <table:table-cell office:value-type="float" office:value="3.460389886" calcext:value-type="float">
            <text:p>3.460389886</text:p>
          </table:table-cell>
          <table:table-cell office:value-type="float" office:value="3.390941768" calcext:value-type="float">
            <text:p>3.390941768</text:p>
          </table:table-cell>
          <table:table-cell office:value-type="float" office:value="3.340877419" calcext:value-type="float">
            <text:p>3.340877419</text:p>
          </table:table-cell>
          <table:table-cell office:value-type="float" office:value="3.443658136" calcext:value-type="float">
            <text:p>3.443658136</text:p>
          </table:table-cell>
          <table:table-cell office:value-type="float" office:value="3.47086522" calcext:value-type="float">
            <text:p>3.47086522</text:p>
          </table:table-cell>
          <table:table-cell office:value-type="float" office:value="4.879317046" calcext:value-type="float">
            <text:p>4.879317046</text:p>
          </table:table-cell>
          <table:table-cell office:value-type="float" office:value="4.255037733" calcext:value-type="float">
            <text:p>4.255037733</text:p>
          </table:table-cell>
          <table:table-cell office:value-type="float" office:value="3.433655529" calcext:value-type="float">
            <text:p>3.43365552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.358900766" calcext:value-type="float">
            <text:p>3.358900766</text:p>
          </table:table-cell>
          <table:table-cell office:value-type="float" office:value="3.456224576" calcext:value-type="float">
            <text:p>3.456224576</text:p>
          </table:table-cell>
          <table:table-cell office:value-type="float" office:value="3.465688277" calcext:value-type="float">
            <text:p>3.465688277</text:p>
          </table:table-cell>
          <table:table-cell office:value-type="float" office:value="3.360141528" calcext:value-type="float">
            <text:p>3.360141528</text:p>
          </table:table-cell>
          <table:table-cell office:value-type="float" office:value="3.366524629" calcext:value-type="float">
            <text:p>3.366524629</text:p>
          </table:table-cell>
          <table:table-cell office:value-type="float" office:value="3.438977436" calcext:value-type="float">
            <text:p>3.438977436</text:p>
          </table:table-cell>
          <table:table-cell office:value-type="float" office:value="3.475497727" calcext:value-type="float">
            <text:p>3.475497727</text:p>
          </table:table-cell>
          <table:table-cell office:value-type="float" office:value="4.742574064" calcext:value-type="float">
            <text:p>4.742574064</text:p>
          </table:table-cell>
          <table:table-cell office:value-type="float" office:value="4.244542912" calcext:value-type="float">
            <text:p>4.244542912</text:p>
          </table:table-cell>
          <table:table-cell office:value-type="float" office:value="3.439472137" calcext:value-type="float">
            <text:p>3.43947213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.366720131" calcext:value-type="float">
            <text:p>3.366720131</text:p>
          </table:table-cell>
          <table:table-cell office:value-type="float" office:value="3.477341258" calcext:value-type="float">
            <text:p>3.477341258</text:p>
          </table:table-cell>
          <table:table-cell office:value-type="float" office:value="3.557069651" calcext:value-type="float">
            <text:p>3.557069651</text:p>
          </table:table-cell>
          <table:table-cell office:value-type="float" office:value="3.398888179" calcext:value-type="float">
            <text:p>3.398888179</text:p>
          </table:table-cell>
          <table:table-cell office:value-type="float" office:value="3.374355554" calcext:value-type="float">
            <text:p>3.374355554</text:p>
          </table:table-cell>
          <table:table-cell office:value-type="float" office:value="3.439421927" calcext:value-type="float">
            <text:p>3.439421927</text:p>
          </table:table-cell>
          <table:table-cell office:value-type="float" office:value="3.480155281" calcext:value-type="float">
            <text:p>3.480155281</text:p>
          </table:table-cell>
          <table:table-cell office:value-type="float" office:value="4.609980358" calcext:value-type="float">
            <text:p>4.609980358</text:p>
          </table:table-cell>
          <table:table-cell office:value-type="float" office:value="4.230018713" calcext:value-type="float">
            <text:p>4.230018713</text:p>
          </table:table-cell>
          <table:table-cell office:value-type="float" office:value="3.490799169" calcext:value-type="float">
            <text:p>3.4907991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37458124" calcext:value-type="float">
            <text:p>3.37458124</text:p>
          </table:table-cell>
          <table:table-cell office:value-type="float" office:value="3.482805962" calcext:value-type="float">
            <text:p>3.482805962</text:p>
          </table:table-cell>
          <table:table-cell office:value-type="float" office:value="3.575253574" calcext:value-type="float">
            <text:p>3.575253574</text:p>
          </table:table-cell>
          <table:table-cell office:value-type="float" office:value="3.408355916" calcext:value-type="float">
            <text:p>3.408355916</text:p>
          </table:table-cell>
          <table:table-cell office:value-type="float" office:value="3.382054694" calcext:value-type="float">
            <text:p>3.382054694</text:p>
          </table:table-cell>
          <table:table-cell office:value-type="float" office:value="3.460841114" calcext:value-type="float">
            <text:p>3.460841114</text:p>
          </table:table-cell>
          <table:table-cell office:value-type="float" office:value="3.48508055" calcext:value-type="float">
            <text:p>3.48508055</text:p>
          </table:table-cell>
          <table:table-cell office:value-type="float" office:value="4.481363836" calcext:value-type="float">
            <text:p>4.481363836</text:p>
          </table:table-cell>
          <table:table-cell office:value-type="float" office:value="4.203799679" calcext:value-type="float">
            <text:p>4.203799679</text:p>
          </table:table-cell>
          <table:table-cell office:value-type="float" office:value="3.551661673" calcext:value-type="float">
            <text:p>3.55166167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.392608248" calcext:value-type="float">
            <text:p>3.392608248</text:p>
          </table:table-cell>
          <table:table-cell office:value-type="float" office:value="3.553183638" calcext:value-type="float">
            <text:p>3.553183638</text:p>
          </table:table-cell>
          <table:table-cell office:value-type="float" office:value="3.577293583" calcext:value-type="float">
            <text:p>3.577293583</text:p>
          </table:table-cell>
          <table:table-cell office:value-type="float" office:value="3.419908788" calcext:value-type="float">
            <text:p>3.419908788</text:p>
          </table:table-cell>
          <table:table-cell office:value-type="float" office:value="3.354163342" calcext:value-type="float">
            <text:p>3.354163342</text:p>
          </table:table-cell>
          <table:table-cell office:value-type="float" office:value="3.461079883" calcext:value-type="float">
            <text:p>3.461079883</text:p>
          </table:table-cell>
          <table:table-cell office:value-type="float" office:value="3.555725829" calcext:value-type="float">
            <text:p>3.555725829</text:p>
          </table:table-cell>
          <table:table-cell office:value-type="float" office:value="4.356070788" calcext:value-type="float">
            <text:p>4.356070788</text:p>
          </table:table-cell>
          <table:table-cell office:value-type="float" office:value="4.255831098" calcext:value-type="float">
            <text:p>4.255831098</text:p>
          </table:table-cell>
          <table:table-cell office:value-type="float" office:value="3.554645265" calcext:value-type="float">
            <text:p>3.55464526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.485847773" calcext:value-type="float">
            <text:p>3.485847773</text:p>
          </table:table-cell>
          <table:table-cell office:value-type="float" office:value="3.59120722" calcext:value-type="float">
            <text:p>3.59120722</text:p>
          </table:table-cell>
          <table:table-cell office:value-type="float" office:value="3.57920722" calcext:value-type="float">
            <text:p>3.57920722</text:p>
          </table:table-cell>
          <table:table-cell office:value-type="float" office:value="3.454064484" calcext:value-type="float">
            <text:p>3.454064484</text:p>
          </table:table-cell>
          <table:table-cell office:value-type="float" office:value="3.496619572" calcext:value-type="float">
            <text:p>3.496619572</text:p>
          </table:table-cell>
          <table:table-cell office:value-type="float" office:value="3.46636692" calcext:value-type="float">
            <text:p>3.46636692</text:p>
          </table:table-cell>
          <table:table-cell office:value-type="float" office:value="3.593840086" calcext:value-type="float">
            <text:p>3.593840086</text:p>
          </table:table-cell>
          <table:table-cell office:value-type="float" office:value="4.233921462" calcext:value-type="float">
            <text:p>4.233921462</text:p>
          </table:table-cell>
          <table:table-cell office:value-type="float" office:value="4.168150094" calcext:value-type="float">
            <text:p>4.168150094</text:p>
          </table:table-cell>
          <table:table-cell office:value-type="float" office:value="3.567303655" calcext:value-type="float">
            <text:p>3.56730365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.49572127" calcext:value-type="float">
            <text:p>3.49572127</text:p>
          </table:table-cell>
          <table:table-cell office:value-type="float" office:value="3.593129459" calcext:value-type="float">
            <text:p>3.593129459</text:p>
          </table:table-cell>
          <table:table-cell office:value-type="float" office:value="3.581420636" calcext:value-type="float">
            <text:p>3.581420636</text:p>
          </table:table-cell>
          <table:table-cell office:value-type="float" office:value="3.515579518" calcext:value-type="float">
            <text:p>3.515579518</text:p>
          </table:table-cell>
          <table:table-cell office:value-type="float" office:value="3.493064785" calcext:value-type="float">
            <text:p>3.493064785</text:p>
          </table:table-cell>
          <table:table-cell office:value-type="float" office:value="3.476237409" calcext:value-type="float">
            <text:p>3.476237409</text:p>
          </table:table-cell>
          <table:table-cell office:value-type="float" office:value="3.595461524" calcext:value-type="float">
            <text:p>3.595461524</text:p>
          </table:table-cell>
          <table:table-cell office:value-type="float" office:value="4.11536792" calcext:value-type="float">
            <text:p>4.11536792</text:p>
          </table:table-cell>
          <table:table-cell office:value-type="float" office:value="4.167889259" calcext:value-type="float">
            <text:p>4.167889259</text:p>
          </table:table-cell>
          <table:table-cell office:value-type="float" office:value="3.569386541" calcext:value-type="float">
            <text:p>3.56938654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.500082926" calcext:value-type="float">
            <text:p>3.500082926</text:p>
          </table:table-cell>
          <table:table-cell office:value-type="float" office:value="3.577228436" calcext:value-type="float">
            <text:p>3.577228436</text:p>
          </table:table-cell>
          <table:table-cell office:value-type="float" office:value="3.583469173" calcext:value-type="float">
            <text:p>3.583469173</text:p>
          </table:table-cell>
          <table:table-cell office:value-type="float" office:value="3.529974188" calcext:value-type="float">
            <text:p>3.529974188</text:p>
          </table:table-cell>
          <table:table-cell office:value-type="float" office:value="3.498008633" calcext:value-type="float">
            <text:p>3.498008633</text:p>
          </table:table-cell>
          <table:table-cell office:value-type="float" office:value="3.473717567" calcext:value-type="float">
            <text:p>3.473717567</text:p>
          </table:table-cell>
          <table:table-cell office:value-type="float" office:value="3.599552236" calcext:value-type="float">
            <text:p>3.599552236</text:p>
          </table:table-cell>
          <table:table-cell office:value-type="float" office:value="4.000495663" calcext:value-type="float">
            <text:p>4.000495663</text:p>
          </table:table-cell>
          <table:table-cell office:value-type="float" office:value="4.154860794" calcext:value-type="float">
            <text:p>4.154860794</text:p>
          </table:table-cell>
          <table:table-cell office:value-type="float" office:value="3.569296004" calcext:value-type="float">
            <text:p>3.56929600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.509467949" calcext:value-type="float">
            <text:p>3.509467949</text:p>
          </table:table-cell>
          <table:table-cell office:value-type="float" office:value="3.597228104" calcext:value-type="float">
            <text:p>3.597228104</text:p>
          </table:table-cell>
          <table:table-cell office:value-type="float" office:value="3.589985891" calcext:value-type="float">
            <text:p>3.589985891</text:p>
          </table:table-cell>
          <table:table-cell office:value-type="float" office:value="3.535798501" calcext:value-type="float">
            <text:p>3.535798501</text:p>
          </table:table-cell>
          <table:table-cell office:value-type="float" office:value="3.509060647" calcext:value-type="float">
            <text:p>3.509060647</text:p>
          </table:table-cell>
          <table:table-cell office:value-type="float" office:value="3.578946402" calcext:value-type="float">
            <text:p>3.578946402</text:p>
          </table:table-cell>
          <table:table-cell office:value-type="float" office:value="3.603780764" calcext:value-type="float">
            <text:p>3.603780764</text:p>
          </table:table-cell>
          <table:table-cell office:value-type="float" office:value="3.88885249" calcext:value-type="float">
            <text:p>3.88885249</text:p>
          </table:table-cell>
          <table:table-cell office:value-type="float" office:value="4.239627572" calcext:value-type="float">
            <text:p>4.239627572</text:p>
          </table:table-cell>
          <table:table-cell office:value-type="float" office:value="3.574256987" calcext:value-type="float">
            <text:p>3.57425698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.518680122" calcext:value-type="float">
            <text:p>3.518680122</text:p>
          </table:table-cell>
          <table:table-cell office:value-type="float" office:value="3.588114288" calcext:value-type="float">
            <text:p>3.588114288</text:p>
          </table:table-cell>
          <table:table-cell office:value-type="float" office:value="3.672316587" calcext:value-type="float">
            <text:p>3.672316587</text:p>
          </table:table-cell>
          <table:table-cell office:value-type="float" office:value="3.53616589" calcext:value-type="float">
            <text:p>3.53616589</text:p>
          </table:table-cell>
          <table:table-cell office:value-type="float" office:value="3.609800185" calcext:value-type="float">
            <text:p>3.609800185</text:p>
          </table:table-cell>
          <table:table-cell office:value-type="float" office:value="3.579765605" calcext:value-type="float">
            <text:p>3.579765605</text:p>
          </table:table-cell>
          <table:table-cell office:value-type="float" office:value="3.600013348" calcext:value-type="float">
            <text:p>3.600013348</text:p>
          </table:table-cell>
          <table:table-cell office:value-type="float" office:value="3.779872295" calcext:value-type="float">
            <text:p>3.779872295</text:p>
          </table:table-cell>
          <table:table-cell office:value-type="float" office:value="4.219803706" calcext:value-type="float">
            <text:p>4.219803706</text:p>
          </table:table-cell>
          <table:table-cell office:value-type="float" office:value="3.626605384" calcext:value-type="float">
            <text:p>3.62660538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.522117099" calcext:value-type="float">
            <text:p>3.522117099</text:p>
          </table:table-cell>
          <table:table-cell office:value-type="float" office:value="3.599745346" calcext:value-type="float">
            <text:p>3.599745346</text:p>
          </table:table-cell>
          <table:table-cell office:value-type="float" office:value="3.687474809" calcext:value-type="float">
            <text:p>3.687474809</text:p>
          </table:table-cell>
          <table:table-cell office:value-type="float" office:value="3.539274694" calcext:value-type="float">
            <text:p>3.539274694</text:p>
          </table:table-cell>
          <table:table-cell office:value-type="float" office:value="3.584243155" calcext:value-type="float">
            <text:p>3.584243155</text:p>
          </table:table-cell>
          <table:table-cell office:value-type="float" office:value="3.571254213" calcext:value-type="float">
            <text:p>3.571254213</text:p>
          </table:table-cell>
          <table:table-cell office:value-type="float" office:value="3.626068062" calcext:value-type="float">
            <text:p>3.626068062</text:p>
          </table:table-cell>
          <table:table-cell office:value-type="float" office:value="3.673861725" calcext:value-type="float">
            <text:p>3.673861725</text:p>
          </table:table-cell>
          <table:table-cell office:value-type="float" office:value="4.197499328" calcext:value-type="float">
            <text:p>4.197499328</text:p>
          </table:table-cell>
          <table:table-cell office:value-type="float" office:value="3.677991149" calcext:value-type="float">
            <text:p>3.67799114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.515352136" calcext:value-type="float">
            <text:p>3.515352136</text:p>
          </table:table-cell>
          <table:table-cell office:value-type="float" office:value="3.601152203" calcext:value-type="float">
            <text:p>3.601152203</text:p>
          </table:table-cell>
          <table:table-cell office:value-type="float" office:value="3.689480691" calcext:value-type="float">
            <text:p>3.689480691</text:p>
          </table:table-cell>
          <table:table-cell office:value-type="float" office:value="3.542595293" calcext:value-type="float">
            <text:p>3.542595293</text:p>
          </table:table-cell>
          <table:table-cell office:value-type="float" office:value="3.604470182" calcext:value-type="float">
            <text:p>3.604470182</text:p>
          </table:table-cell>
          <table:table-cell office:value-type="float" office:value="3.583757792" calcext:value-type="float">
            <text:p>3.583757792</text:p>
          </table:table-cell>
          <table:table-cell office:value-type="float" office:value="3.637285338" calcext:value-type="float">
            <text:p>3.637285338</text:p>
          </table:table-cell>
          <table:table-cell office:value-type="float" office:value="3.571167503" calcext:value-type="float">
            <text:p>3.571167503</text:p>
          </table:table-cell>
          <table:table-cell office:value-type="float" office:value="4.289610151" calcext:value-type="float">
            <text:p>4.289610151</text:p>
          </table:table-cell>
          <table:table-cell office:value-type="float" office:value="3.677615042" calcext:value-type="float">
            <text:p>3.67761504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.518957279" calcext:value-type="float">
            <text:p>3.518957279</text:p>
          </table:table-cell>
          <table:table-cell office:value-type="float" office:value="3.688795775" calcext:value-type="float">
            <text:p>3.688795775</text:p>
          </table:table-cell>
          <table:table-cell office:value-type="float" office:value="3.685858049" calcext:value-type="float">
            <text:p>3.685858049</text:p>
          </table:table-cell>
          <table:table-cell office:value-type="float" office:value="3.543082632" calcext:value-type="float">
            <text:p>3.543082632</text:p>
          </table:table-cell>
          <table:table-cell office:value-type="float" office:value="3.611974951" calcext:value-type="float">
            <text:p>3.611974951</text:p>
          </table:table-cell>
          <table:table-cell office:value-type="float" office:value="3.585383643" calcext:value-type="float">
            <text:p>3.585383643</text:p>
          </table:table-cell>
          <table:table-cell office:value-type="float" office:value="3.60222924" calcext:value-type="float">
            <text:p>3.60222924</text:p>
          </table:table-cell>
          <table:table-cell office:value-type="float" office:value="3.471622391" calcext:value-type="float">
            <text:p>3.471622391</text:p>
          </table:table-cell>
          <table:table-cell office:value-type="float" office:value="4.267654981" calcext:value-type="float">
            <text:p>4.267654981</text:p>
          </table:table-cell>
          <table:table-cell office:value-type="float" office:value="3.666962421" calcext:value-type="float">
            <text:p>3.6669624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58263846" calcext:value-type="float">
            <text:p>3.558263846</text:p>
          </table:table-cell>
          <table:table-cell office:value-type="float" office:value="3.713386616" calcext:value-type="float">
            <text:p>3.713386616</text:p>
          </table:table-cell>
          <table:table-cell office:value-type="float" office:value="3.684459348" calcext:value-type="float">
            <text:p>3.684459348</text:p>
          </table:table-cell>
          <table:table-cell office:value-type="float" office:value="3.558292827" calcext:value-type="float">
            <text:p>3.558292827</text:p>
          </table:table-cell>
          <table:table-cell office:value-type="float" office:value="3.612770225" calcext:value-type="float">
            <text:p>3.612770225</text:p>
          </table:table-cell>
          <table:table-cell office:value-type="float" office:value="3.587501269" calcext:value-type="float">
            <text:p>3.587501269</text:p>
          </table:table-cell>
          <table:table-cell office:value-type="float" office:value="3.603550123" calcext:value-type="float">
            <text:p>3.603550123</text:p>
          </table:table-cell>
          <table:table-cell office:value-type="float" office:value="3.374544273" calcext:value-type="float">
            <text:p>3.374544273</text:p>
          </table:table-cell>
          <table:table-cell office:value-type="float" office:value="4.250337372" calcext:value-type="float">
            <text:p>4.250337372</text:p>
          </table:table-cell>
          <table:table-cell office:value-type="float" office:value="3.666415263" calcext:value-type="float">
            <text:p>3.66641526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.637003114" calcext:value-type="float">
            <text:p>3.637003114</text:p>
          </table:table-cell>
          <table:table-cell office:value-type="float" office:value="3.711639012" calcext:value-type="float">
            <text:p>3.711639012</text:p>
          </table:table-cell>
          <table:table-cell office:value-type="float" office:value="3.683305384" calcext:value-type="float">
            <text:p>3.683305384</text:p>
          </table:table-cell>
          <table:table-cell office:value-type="float" office:value="3.560697449" calcext:value-type="float">
            <text:p>3.560697449</text:p>
          </table:table-cell>
          <table:table-cell office:value-type="float" office:value="3.624365723" calcext:value-type="float">
            <text:p>3.624365723</text:p>
          </table:table-cell>
          <table:table-cell office:value-type="float" office:value="3.655074371" calcext:value-type="float">
            <text:p>3.655074371</text:p>
          </table:table-cell>
          <table:table-cell office:value-type="float" office:value="3.670399235" calcext:value-type="float">
            <text:p>3.670399235</text:p>
          </table:table-cell>
          <table:table-cell office:value-type="float" office:value="3.279810737" calcext:value-type="float">
            <text:p>3.279810737</text:p>
          </table:table-cell>
          <table:table-cell office:value-type="float" office:value="4.218088671" calcext:value-type="float">
            <text:p>4.218088671</text:p>
          </table:table-cell>
          <table:table-cell office:value-type="float" office:value="3.665533004" calcext:value-type="float">
            <text:p>3.66553300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.637523193" calcext:value-type="float">
            <text:p>3.637523193</text:p>
          </table:table-cell>
          <table:table-cell office:value-type="float" office:value="3.699691067" calcext:value-type="float">
            <text:p>3.699691067</text:p>
          </table:table-cell>
          <table:table-cell office:value-type="float" office:value="3.692582709" calcext:value-type="float">
            <text:p>3.692582709</text:p>
          </table:table-cell>
          <table:table-cell office:value-type="float" office:value="3.563350012" calcext:value-type="float">
            <text:p>3.563350012</text:p>
          </table:table-cell>
          <table:table-cell office:value-type="float" office:value="3.624711091" calcext:value-type="float">
            <text:p>3.624711091</text:p>
          </table:table-cell>
          <table:table-cell office:value-type="float" office:value="3.690107455" calcext:value-type="float">
            <text:p>3.690107455</text:p>
          </table:table-cell>
          <table:table-cell office:value-type="float" office:value="3.710248288" calcext:value-type="float">
            <text:p>3.710248288</text:p>
          </table:table-cell>
          <table:table-cell office:value-type="float" office:value="3.187941422" calcext:value-type="float">
            <text:p>3.187941422</text:p>
          </table:table-cell>
          <table:table-cell office:value-type="float" office:value="4.212778446" calcext:value-type="float">
            <text:p>4.212778446</text:p>
          </table:table-cell>
          <table:table-cell office:value-type="float" office:value="3.689550744" calcext:value-type="float">
            <text:p>3.68955074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.627700573" calcext:value-type="float">
            <text:p>3.627700573</text:p>
          </table:table-cell>
          <table:table-cell office:value-type="float" office:value="3.698443218" calcext:value-type="float">
            <text:p>3.698443218</text:p>
          </table:table-cell>
          <table:table-cell office:value-type="float" office:value="3.727265198" calcext:value-type="float">
            <text:p>3.727265198</text:p>
          </table:table-cell>
          <table:table-cell office:value-type="float" office:value="3.6368466" calcext:value-type="float">
            <text:p>3.6368466</text:p>
          </table:table-cell>
          <table:table-cell office:value-type="float" office:value="3.614913019" calcext:value-type="float">
            <text:p>3.614913019</text:p>
          </table:table-cell>
          <table:table-cell office:value-type="float" office:value="3.689311822" calcext:value-type="float">
            <text:p>3.689311822</text:p>
          </table:table-cell>
          <table:table-cell office:value-type="float" office:value="3.713969946" calcext:value-type="float">
            <text:p>3.713969946</text:p>
          </table:table-cell>
          <table:table-cell office:value-type="float" office:value="3.09903311" calcext:value-type="float">
            <text:p>3.09903311</text:p>
          </table:table-cell>
          <table:table-cell office:value-type="float" office:value="4.201927979" calcext:value-type="float">
            <text:p>4.201927979</text:p>
          </table:table-cell>
          <table:table-cell office:value-type="float" office:value="3.766114415" calcext:value-type="float">
            <text:p>3.76611441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628337031" calcext:value-type="float">
            <text:p>3.628337031</text:p>
          </table:table-cell>
          <table:table-cell office:value-type="float" office:value="3.702272028" calcext:value-type="float">
            <text:p>3.702272028</text:p>
          </table:table-cell>
          <table:table-cell office:value-type="float" office:value="3.780561988" calcext:value-type="float">
            <text:p>3.780561988</text:p>
          </table:table-cell>
          <table:table-cell office:value-type="float" office:value="3.667684352" calcext:value-type="float">
            <text:p>3.667684352</text:p>
          </table:table-cell>
          <table:table-cell office:value-type="float" office:value="3.640420598" calcext:value-type="float">
            <text:p>3.640420598</text:p>
          </table:table-cell>
          <table:table-cell office:value-type="float" office:value="3.698745133" calcext:value-type="float">
            <text:p>3.698745133</text:p>
          </table:table-cell>
          <table:table-cell office:value-type="float" office:value="3.702454688" calcext:value-type="float">
            <text:p>3.702454688</text:p>
          </table:table-cell>
          <table:table-cell office:value-type="float" office:value="3.012608363" calcext:value-type="float">
            <text:p>3.012608363</text:p>
          </table:table-cell>
          <table:table-cell office:value-type="float" office:value="4.199143852" calcext:value-type="float">
            <text:p>4.199143852</text:p>
          </table:table-cell>
          <table:table-cell office:value-type="float" office:value="3.77307292" calcext:value-type="float">
            <text:p>3.7730729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.629144047" calcext:value-type="float">
            <text:p>3.629144047</text:p>
          </table:table-cell>
          <table:table-cell office:value-type="float" office:value="3.720536634" calcext:value-type="float">
            <text:p>3.720536634</text:p>
          </table:table-cell>
          <table:table-cell office:value-type="float" office:value="3.777051027" calcext:value-type="float">
            <text:p>3.777051027</text:p>
          </table:table-cell>
          <table:table-cell office:value-type="float" office:value="3.667255614" calcext:value-type="float">
            <text:p>3.667255614</text:p>
          </table:table-cell>
          <table:table-cell office:value-type="float" office:value="3.718375134" calcext:value-type="float">
            <text:p>3.718375134</text:p>
          </table:table-cell>
          <table:table-cell office:value-type="float" office:value="3.68722167" calcext:value-type="float">
            <text:p>3.68722167</text:p>
          </table:table-cell>
          <table:table-cell office:value-type="float" office:value="3.711072614" calcext:value-type="float">
            <text:p>3.711072614</text:p>
          </table:table-cell>
          <table:table-cell office:value-type="float" office:value="2.928095557" calcext:value-type="float">
            <text:p>2.928095557</text:p>
          </table:table-cell>
          <table:table-cell office:value-type="float" office:value="4.283717568" calcext:value-type="float">
            <text:p>4.283717568</text:p>
          </table:table-cell>
          <table:table-cell office:value-type="float" office:value="3.764288317" calcext:value-type="float">
            <text:p>3.76428831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.629559633" calcext:value-type="float">
            <text:p>3.629559633</text:p>
          </table:table-cell>
          <table:table-cell office:value-type="float" office:value="3.794824389" calcext:value-type="float">
            <text:p>3.794824389</text:p>
          </table:table-cell>
          <table:table-cell office:value-type="float" office:value="3.773612257" calcext:value-type="float">
            <text:p>3.773612257</text:p>
          </table:table-cell>
          <table:table-cell office:value-type="float" office:value="3.656734655" calcext:value-type="float">
            <text:p>3.656734655</text:p>
          </table:table-cell>
          <table:table-cell office:value-type="float" office:value="3.715939093" calcext:value-type="float">
            <text:p>3.715939093</text:p>
          </table:table-cell>
          <table:table-cell office:value-type="float" office:value="3.685920758" calcext:value-type="float">
            <text:p>3.685920758</text:p>
          </table:table-cell>
          <table:table-cell office:value-type="float" office:value="3.709002026" calcext:value-type="float">
            <text:p>3.709002026</text:p>
          </table:table-cell>
          <table:table-cell office:value-type="float" office:value="2.845889896" calcext:value-type="float">
            <text:p>2.845889896</text:p>
          </table:table-cell>
          <table:table-cell office:value-type="float" office:value="4.265411274" calcext:value-type="float">
            <text:p>4.265411274</text:p>
          </table:table-cell>
          <table:table-cell office:value-type="float" office:value="3.76594282" calcext:value-type="float">
            <text:p>3.7659428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.629769262" calcext:value-type="float">
            <text:p>3.629769262</text:p>
          </table:table-cell>
          <table:table-cell office:value-type="float" office:value="3.791020545" calcext:value-type="float">
            <text:p>3.791020545</text:p>
          </table:table-cell>
          <table:table-cell office:value-type="float" office:value="3.871405668" calcext:value-type="float">
            <text:p>3.871405668</text:p>
          </table:table-cell>
          <table:table-cell office:value-type="float" office:value="3.656733276" calcext:value-type="float">
            <text:p>3.656733276</text:p>
          </table:table-cell>
          <table:table-cell office:value-type="float" office:value="3.714578263" calcext:value-type="float">
            <text:p>3.714578263</text:p>
          </table:table-cell>
          <table:table-cell office:value-type="float" office:value="3.684552475" calcext:value-type="float">
            <text:p>3.684552475</text:p>
          </table:table-cell>
          <table:table-cell office:value-type="float" office:value="3.697017494" calcext:value-type="float">
            <text:p>3.697017494</text:p>
          </table:table-cell>
          <table:table-cell office:value-type="float" office:value="2.766381691" calcext:value-type="float">
            <text:p>2.766381691</text:p>
          </table:table-cell>
          <table:table-cell office:value-type="float" office:value="4.235331973" calcext:value-type="float">
            <text:p>4.235331973</text:p>
          </table:table-cell>
          <table:table-cell office:value-type="float" office:value="3.762713394" calcext:value-type="float">
            <text:p>3.76271339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.630241359" calcext:value-type="float">
            <text:p>3.630241359</text:p>
          </table:table-cell>
          <table:table-cell office:value-type="float" office:value="3.787531572" calcext:value-type="float">
            <text:p>3.787531572</text:p>
          </table:table-cell>
          <table:table-cell office:value-type="float" office:value="3.870892889" calcext:value-type="float">
            <text:p>3.870892889</text:p>
          </table:table-cell>
          <table:table-cell office:value-type="float" office:value="3.656513687" calcext:value-type="float">
            <text:p>3.656513687</text:p>
          </table:table-cell>
          <table:table-cell office:value-type="float" office:value="3.785477777" calcext:value-type="float">
            <text:p>3.785477777</text:p>
          </table:table-cell>
          <table:table-cell office:value-type="float" office:value="3.693880282" calcext:value-type="float">
            <text:p>3.693880282</text:p>
          </table:table-cell>
          <table:table-cell office:value-type="float" office:value="3.761617817" calcext:value-type="float">
            <text:p>3.761617817</text:p>
          </table:table-cell>
          <table:table-cell office:value-type="float" office:value="2.689270975" calcext:value-type="float">
            <text:p>2.689270975</text:p>
          </table:table-cell>
          <table:table-cell office:value-type="float" office:value="4.272439045" calcext:value-type="float">
            <text:p>4.272439045</text:p>
          </table:table-cell>
          <table:table-cell office:value-type="float" office:value="3.749621406" calcext:value-type="float">
            <text:p>3.74962140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.63103752" calcext:value-type="float">
            <text:p>3.63103752</text:p>
          </table:table-cell>
          <table:table-cell office:value-type="float" office:value="3.788621911" calcext:value-type="float">
            <text:p>3.788621911</text:p>
          </table:table-cell>
          <table:table-cell office:value-type="float" office:value="3.869643685" calcext:value-type="float">
            <text:p>3.869643685</text:p>
          </table:table-cell>
          <table:table-cell office:value-type="float" office:value="3.670923481" calcext:value-type="float">
            <text:p>3.670923481</text:p>
          </table:table-cell>
          <table:table-cell office:value-type="float" office:value="3.922849944" calcext:value-type="float">
            <text:p>3.922849944</text:p>
          </table:table-cell>
          <table:table-cell office:value-type="float" office:value="3.692908099" calcext:value-type="float">
            <text:p>3.692908099</text:p>
          </table:table-cell>
          <table:table-cell office:value-type="float" office:value="3.797005975" calcext:value-type="float">
            <text:p>3.797005975</text:p>
          </table:table-cell>
          <table:table-cell office:value-type="float" office:value="2.6141455" calcext:value-type="float">
            <text:p>2.6141455</text:p>
          </table:table-cell>
          <table:table-cell office:value-type="float" office:value="4.199273138" calcext:value-type="float">
            <text:p>4.199273138</text:p>
          </table:table-cell>
          <table:table-cell office:value-type="float" office:value="3.756994016" calcext:value-type="float">
            <text:p>3.7569940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641680023" calcext:value-type="float">
            <text:p>3.641680023</text:p>
          </table:table-cell>
          <table:table-cell office:value-type="float" office:value="3.779298096" calcext:value-type="float">
            <text:p>3.779298096</text:p>
          </table:table-cell>
          <table:table-cell office:value-type="float" office:value="3.853341604" calcext:value-type="float">
            <text:p>3.853341604</text:p>
          </table:table-cell>
          <table:table-cell office:value-type="float" office:value="3.680864457" calcext:value-type="float">
            <text:p>3.680864457</text:p>
          </table:table-cell>
          <table:table-cell office:value-type="float" office:value="3.904006588" calcext:value-type="float">
            <text:p>3.904006588</text:p>
          </table:table-cell>
          <table:table-cell office:value-type="float" office:value="3.681353825" calcext:value-type="float">
            <text:p>3.681353825</text:p>
          </table:table-cell>
          <table:table-cell office:value-type="float" office:value="3.724734081" calcext:value-type="float">
            <text:p>3.724734081</text:p>
          </table:table-cell>
          <table:table-cell office:value-type="float" office:value="2.540703349" calcext:value-type="float">
            <text:p>2.540703349</text:p>
          </table:table-cell>
          <table:table-cell office:value-type="float" office:value="4.188292581" calcext:value-type="float">
            <text:p>4.188292581</text:p>
          </table:table-cell>
          <table:table-cell office:value-type="float" office:value="3.788697849" calcext:value-type="float">
            <text:p>3.78869784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.707469035" calcext:value-type="float">
            <text:p>3.707469035</text:p>
          </table:table-cell>
          <table:table-cell office:value-type="float" office:value="3.775496699" calcext:value-type="float">
            <text:p>3.775496699</text:p>
          </table:table-cell>
          <table:table-cell office:value-type="float" office:value="3.847805261" calcext:value-type="float">
            <text:p>3.847805261</text:p>
          </table:table-cell>
          <table:table-cell office:value-type="float" office:value="3.664771084" calcext:value-type="float">
            <text:p>3.664771084</text:p>
          </table:table-cell>
          <table:table-cell office:value-type="float" office:value="3.908607818" calcext:value-type="float">
            <text:p>3.908607818</text:p>
          </table:table-cell>
          <table:table-cell office:value-type="float" office:value="3.704794565" calcext:value-type="float">
            <text:p>3.704794565</text:p>
          </table:table-cell>
          <table:table-cell office:value-type="float" office:value="3.752466736" calcext:value-type="float">
            <text:p>3.752466736</text:p>
          </table:table-cell>
          <table:table-cell office:value-type="float" office:value="2.46944884" calcext:value-type="float">
            <text:p>2.46944884</text:p>
          </table:table-cell>
          <table:table-cell office:value-type="float" office:value="4.198525874" calcext:value-type="float">
            <text:p>4.198525874</text:p>
          </table:table-cell>
          <table:table-cell office:value-type="float" office:value="3.840943492" calcext:value-type="float">
            <text:p>3.84094349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.731256915" calcext:value-type="float">
            <text:p>3.731256915</text:p>
          </table:table-cell>
          <table:table-cell office:value-type="float" office:value="3.772219089" calcext:value-type="float">
            <text:p>3.772219089</text:p>
          </table:table-cell>
          <table:table-cell office:value-type="float" office:value="3.842421589" calcext:value-type="float">
            <text:p>3.842421589</text:p>
          </table:table-cell>
          <table:table-cell office:value-type="float" office:value="3.65435717" calcext:value-type="float">
            <text:p>3.65435717</text:p>
          </table:table-cell>
          <table:table-cell office:value-type="float" office:value="3.890233615" calcext:value-type="float">
            <text:p>3.890233615</text:p>
          </table:table-cell>
          <table:table-cell office:value-type="float" office:value="3.780450817" calcext:value-type="float">
            <text:p>3.780450817</text:p>
          </table:table-cell>
          <table:table-cell office:value-type="float" office:value="3.784781189" calcext:value-type="float">
            <text:p>3.784781189</text:p>
          </table:table-cell>
          <table:table-cell office:value-type="float" office:value="2.400572181" calcext:value-type="float">
            <text:p>2.400572181</text:p>
          </table:table-cell>
          <table:table-cell office:value-type="float" office:value="4.271793382" calcext:value-type="float">
            <text:p>4.271793382</text:p>
          </table:table-cell>
          <table:table-cell office:value-type="float" office:value="3.836133339" calcext:value-type="float">
            <text:p>3.8361333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.729474361" calcext:value-type="float">
            <text:p>3.729474361</text:p>
          </table:table-cell>
          <table:table-cell office:value-type="float" office:value="3.768969096" calcext:value-type="float">
            <text:p>3.768969096</text:p>
          </table:table-cell>
          <table:table-cell office:value-type="float" office:value="3.836719734" calcext:value-type="float">
            <text:p>3.836719734</text:p>
          </table:table-cell>
          <table:table-cell office:value-type="float" office:value="3.729780535" calcext:value-type="float">
            <text:p>3.729780535</text:p>
          </table:table-cell>
          <table:table-cell office:value-type="float" office:value="3.894644345" calcext:value-type="float">
            <text:p>3.894644345</text:p>
          </table:table-cell>
          <table:table-cell office:value-type="float" office:value="3.776815787" calcext:value-type="float">
            <text:p>3.776815787</text:p>
          </table:table-cell>
          <table:table-cell office:value-type="float" office:value="3.78156785" calcext:value-type="float">
            <text:p>3.78156785</text:p>
          </table:table-cell>
          <table:table-cell office:value-type="float" office:value="2.333718638" calcext:value-type="float">
            <text:p>2.333718638</text:p>
          </table:table-cell>
          <table:table-cell office:value-type="float" office:value="4.239959909" calcext:value-type="float">
            <text:p>4.239959909</text:p>
          </table:table-cell>
          <table:table-cell office:value-type="float" office:value="3.83116547" calcext:value-type="float">
            <text:p>3.8311654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73005403" calcext:value-type="float">
            <text:p>3.73005403</text:p>
          </table:table-cell>
          <table:table-cell office:value-type="float" office:value="3.765308595" calcext:value-type="float">
            <text:p>3.765308595</text:p>
          </table:table-cell>
          <table:table-cell office:value-type="float" office:value="3.917118715" calcext:value-type="float">
            <text:p>3.917118715</text:p>
          </table:table-cell>
          <table:table-cell office:value-type="float" office:value="3.752879302" calcext:value-type="float">
            <text:p>3.752879302</text:p>
          </table:table-cell>
          <table:table-cell office:value-type="float" office:value="3.921897101" calcext:value-type="float">
            <text:p>3.921897101</text:p>
          </table:table-cell>
          <table:table-cell office:value-type="float" office:value="3.763236379" calcext:value-type="float">
            <text:p>3.763236379</text:p>
          </table:table-cell>
          <table:table-cell office:value-type="float" office:value="3.80311527" calcext:value-type="float">
            <text:p>3.80311527</text:p>
          </table:table-cell>
          <table:table-cell office:value-type="float" office:value="2.26826803" calcext:value-type="float">
            <text:p>2.26826803</text:p>
          </table:table-cell>
          <table:table-cell office:value-type="float" office:value="4.225709644" calcext:value-type="float">
            <text:p>4.225709644</text:p>
          </table:table-cell>
          <table:table-cell office:value-type="float" office:value="3.825811114" calcext:value-type="float">
            <text:p>3.82581111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.725100458" calcext:value-type="float">
            <text:p>3.725100458</text:p>
          </table:table-cell>
          <table:table-cell office:value-type="float" office:value="3.761782697" calcext:value-type="float">
            <text:p>3.761782697</text:p>
          </table:table-cell>
          <table:table-cell office:value-type="float" office:value="3.925393474" calcext:value-type="float">
            <text:p>3.925393474</text:p>
          </table:table-cell>
          <table:table-cell office:value-type="float" office:value="3.750380377" calcext:value-type="float">
            <text:p>3.750380377</text:p>
          </table:table-cell>
          <table:table-cell office:value-type="float" office:value="3.970279486" calcext:value-type="float">
            <text:p>3.970279486</text:p>
          </table:table-cell>
          <table:table-cell office:value-type="float" office:value="3.795012088" calcext:value-type="float">
            <text:p>3.795012088</text:p>
          </table:table-cell>
          <table:table-cell office:value-type="float" office:value="3.809291704" calcext:value-type="float">
            <text:p>3.809291704</text:p>
          </table:table-cell>
          <table:table-cell office:value-type="float" office:value="2.204493105" calcext:value-type="float">
            <text:p>2.204493105</text:p>
          </table:table-cell>
          <table:table-cell office:value-type="float" office:value="4.209302114" calcext:value-type="float">
            <text:p>4.209302114</text:p>
          </table:table-cell>
          <table:table-cell office:value-type="float" office:value="3.820552575" calcext:value-type="float">
            <text:p>3.82055257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.727625593" calcext:value-type="float">
            <text:p>3.727625593</text:p>
          </table:table-cell>
          <table:table-cell office:value-type="float" office:value="3.768712276" calcext:value-type="float">
            <text:p>3.768712276</text:p>
          </table:table-cell>
          <table:table-cell office:value-type="float" office:value="3.91834793" calcext:value-type="float">
            <text:p>3.91834793</text:p>
          </table:table-cell>
          <table:table-cell office:value-type="float" office:value="3.747911045" calcext:value-type="float">
            <text:p>3.747911045</text:p>
          </table:table-cell>
          <table:table-cell office:value-type="float" office:value="3.962175853" calcext:value-type="float">
            <text:p>3.962175853</text:p>
          </table:table-cell>
          <table:table-cell office:value-type="float" office:value="3.822334645" calcext:value-type="float">
            <text:p>3.822334645</text:p>
          </table:table-cell>
          <table:table-cell office:value-type="float" office:value="3.849977506" calcext:value-type="float">
            <text:p>3.849977506</text:p>
          </table:table-cell>
          <table:table-cell office:value-type="float" office:value="2.142843162" calcext:value-type="float">
            <text:p>2.142843162</text:p>
          </table:table-cell>
          <table:table-cell office:value-type="float" office:value="4.193790335" calcext:value-type="float">
            <text:p>4.193790335</text:p>
          </table:table-cell>
          <table:table-cell office:value-type="float" office:value="3.840384201" calcext:value-type="float">
            <text:p>3.84038420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.755816199" calcext:value-type="float">
            <text:p>3.755816199</text:p>
          </table:table-cell>
          <table:table-cell office:value-type="float" office:value="3.765702665" calcext:value-type="float">
            <text:p>3.765702665</text:p>
          </table:table-cell>
          <table:table-cell office:value-type="float" office:value="3.920790112" calcext:value-type="float">
            <text:p>3.920790112</text:p>
          </table:table-cell>
          <table:table-cell office:value-type="float" office:value="3.745124297" calcext:value-type="float">
            <text:p>3.745124297</text:p>
          </table:table-cell>
          <table:table-cell office:value-type="float" office:value="3.954876191" calcext:value-type="float">
            <text:p>3.954876191</text:p>
          </table:table-cell>
          <table:table-cell office:value-type="float" office:value="3.77143122" calcext:value-type="float">
            <text:p>3.77143122</text:p>
          </table:table-cell>
          <table:table-cell office:value-type="float" office:value="3.874969895" calcext:value-type="float">
            <text:p>3.874969895</text:p>
          </table:table-cell>
          <table:table-cell office:value-type="float" office:value="2.083210965" calcext:value-type="float">
            <text:p>2.083210965</text:p>
          </table:table-cell>
          <table:table-cell office:value-type="float" office:value="4.178796247" calcext:value-type="float">
            <text:p>4.178796247</text:p>
          </table:table-cell>
          <table:table-cell office:value-type="float" office:value="3.912765007" calcext:value-type="float">
            <text:p>3.91276500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.743261703" calcext:value-type="float">
            <text:p>3.743261703</text:p>
          </table:table-cell>
          <table:table-cell office:value-type="float" office:value="3.818201833" calcext:value-type="float">
            <text:p>3.818201833</text:p>
          </table:table-cell>
          <table:table-cell office:value-type="float" office:value="3.912830041" calcext:value-type="float">
            <text:p>3.912830041</text:p>
          </table:table-cell>
          <table:table-cell office:value-type="float" office:value="3.742049213" calcext:value-type="float">
            <text:p>3.742049213</text:p>
          </table:table-cell>
          <table:table-cell office:value-type="float" office:value="4.060230262" calcext:value-type="float">
            <text:p>4.060230262</text:p>
          </table:table-cell>
          <table:table-cell office:value-type="float" office:value="3.803333377" calcext:value-type="float">
            <text:p>3.803333377</text:p>
          </table:table-cell>
          <table:table-cell office:value-type="float" office:value="3.859180525" calcext:value-type="float">
            <text:p>3.859180525</text:p>
          </table:table-cell>
          <table:table-cell office:value-type="float" office:value="2.025035706" calcext:value-type="float">
            <text:p>2.025035706</text:p>
          </table:table-cell>
          <table:table-cell office:value-type="float" office:value="4.189251096" calcext:value-type="float">
            <text:p>4.189251096</text:p>
          </table:table-cell>
          <table:table-cell office:value-type="float" office:value="3.905190796" calcext:value-type="float">
            <text:p>3.90519079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.715418914" calcext:value-type="float">
            <text:p>3.715418914</text:p>
          </table:table-cell>
          <table:table-cell office:value-type="float" office:value="3.858903749" calcext:value-type="float">
            <text:p>3.858903749</text:p>
          </table:table-cell>
          <table:table-cell office:value-type="float" office:value="3.905318728" calcext:value-type="float">
            <text:p>3.905318728</text:p>
          </table:table-cell>
          <table:table-cell office:value-type="float" office:value="3.739259301" calcext:value-type="float">
            <text:p>3.739259301</text:p>
          </table:table-cell>
          <table:table-cell office:value-type="float" office:value="4.044976532" calcext:value-type="float">
            <text:p>4.044976532</text:p>
          </table:table-cell>
          <table:table-cell office:value-type="float" office:value="3.855170888" calcext:value-type="float">
            <text:p>3.855170888</text:p>
          </table:table-cell>
          <table:table-cell office:value-type="float" office:value="3.85319587" calcext:value-type="float">
            <text:p>3.85319587</text:p>
          </table:table-cell>
          <table:table-cell office:value-type="float" office:value="1.968141084" calcext:value-type="float">
            <text:p>1.968141084</text:p>
          </table:table-cell>
          <table:table-cell office:value-type="float" office:value="4.249359681" calcext:value-type="float">
            <text:p>4.249359681</text:p>
          </table:table-cell>
          <table:table-cell office:value-type="float" office:value="3.897837914" calcext:value-type="float">
            <text:p>3.8978379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712935476" calcext:value-type="float">
            <text:p>3.712935476</text:p>
          </table:table-cell>
          <table:table-cell office:value-type="float" office:value="3.853283813" calcext:value-type="float">
            <text:p>3.853283813</text:p>
          </table:table-cell>
          <table:table-cell office:value-type="float" office:value="3.974332125" calcext:value-type="float">
            <text:p>3.974332125</text:p>
          </table:table-cell>
          <table:table-cell office:value-type="float" office:value="3.832977426" calcext:value-type="float">
            <text:p>3.832977426</text:p>
          </table:table-cell>
          <table:table-cell office:value-type="float" office:value="4.069363377" calcext:value-type="float">
            <text:p>4.069363377</text:p>
          </table:table-cell>
          <table:table-cell office:value-type="float" office:value="3.849307147" calcext:value-type="float">
            <text:p>3.849307147</text:p>
          </table:table-cell>
          <table:table-cell office:value-type="float" office:value="3.84710436" calcext:value-type="float">
            <text:p>3.84710436</text:p>
          </table:table-cell>
          <table:table-cell office:value-type="float" office:value="1.912894211" calcext:value-type="float">
            <text:p>1.912894211</text:p>
          </table:table-cell>
          <table:table-cell office:value-type="float" office:value="4.233270529" calcext:value-type="float">
            <text:p>4.233270529</text:p>
          </table:table-cell>
          <table:table-cell office:value-type="float" office:value="3.900948308" calcext:value-type="float">
            <text:p>3.90094830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.786753032" calcext:value-type="float">
            <text:p>3.786753032</text:p>
          </table:table-cell>
          <table:table-cell office:value-type="float" office:value="3.842811565" calcext:value-type="float">
            <text:p>3.842811565</text:p>
          </table:table-cell>
          <table:table-cell office:value-type="float" office:value="3.981074498" calcext:value-type="float">
            <text:p>3.981074498</text:p>
          </table:table-cell>
          <table:table-cell office:value-type="float" office:value="3.833785073" calcext:value-type="float">
            <text:p>3.833785073</text:p>
          </table:table-cell>
          <table:table-cell office:value-type="float" office:value="4.13816627" calcext:value-type="float">
            <text:p>4.13816627</text:p>
          </table:table-cell>
          <table:table-cell office:value-type="float" office:value="3.853887928" calcext:value-type="float">
            <text:p>3.853887928</text:p>
          </table:table-cell>
          <table:table-cell office:value-type="float" office:value="3.907292143" calcext:value-type="float">
            <text:p>3.907292143</text:p>
          </table:table-cell>
          <table:table-cell office:value-type="float" office:value="1.859529331" calcext:value-type="float">
            <text:p>1.859529331</text:p>
          </table:table-cell>
          <table:table-cell office:value-type="float" office:value="4.22060865" calcext:value-type="float">
            <text:p>4.22060865</text:p>
          </table:table-cell>
          <table:table-cell office:value-type="float" office:value="3.883824519" calcext:value-type="float">
            <text:p>3.88382451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.808782407" calcext:value-type="float">
            <text:p>3.808782407</text:p>
          </table:table-cell>
          <table:table-cell office:value-type="float" office:value="3.812160742" calcext:value-type="float">
            <text:p>3.812160742</text:p>
          </table:table-cell>
          <table:table-cell office:value-type="float" office:value="3.971900386" calcext:value-type="float">
            <text:p>3.971900386</text:p>
          </table:table-cell>
          <table:table-cell office:value-type="float" office:value="3.828654115" calcext:value-type="float">
            <text:p>3.828654115</text:p>
          </table:table-cell>
          <table:table-cell office:value-type="float" office:value="4.213763583" calcext:value-type="float">
            <text:p>4.213763583</text:p>
          </table:table-cell>
          <table:table-cell office:value-type="float" office:value="3.835378154" calcext:value-type="float">
            <text:p>3.835378154</text:p>
          </table:table-cell>
          <table:table-cell office:value-type="float" office:value="3.936085362" calcext:value-type="float">
            <text:p>3.936085362</text:p>
          </table:table-cell>
          <table:table-cell office:value-type="float" office:value="1.807797958" calcext:value-type="float">
            <text:p>1.807797958</text:p>
          </table:table-cell>
          <table:table-cell office:value-type="float" office:value="4.200688624" calcext:value-type="float">
            <text:p>4.200688624</text:p>
          </table:table-cell>
          <table:table-cell office:value-type="float" office:value="3.877543938" calcext:value-type="float">
            <text:p>3.87754393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.80751884" calcext:value-type="float">
            <text:p>3.80751884</text:p>
          </table:table-cell>
          <table:table-cell office:value-type="float" office:value="3.827744235" calcext:value-type="float">
            <text:p>3.827744235</text:p>
          </table:table-cell>
          <table:table-cell office:value-type="float" office:value="3.96507036" calcext:value-type="float">
            <text:p>3.96507036</text:p>
          </table:table-cell>
          <table:table-cell office:value-type="float" office:value="3.792820495" calcext:value-type="float">
            <text:p>3.792820495</text:p>
          </table:table-cell>
          <table:table-cell office:value-type="float" office:value="4.185935506" calcext:value-type="float">
            <text:p>4.185935506</text:p>
          </table:table-cell>
          <table:table-cell office:value-type="float" office:value="3.833163978" calcext:value-type="float">
            <text:p>3.833163978</text:p>
          </table:table-cell>
          <table:table-cell office:value-type="float" office:value="3.928589666" calcext:value-type="float">
            <text:p>3.928589666</text:p>
          </table:table-cell>
          <table:table-cell office:value-type="float" office:value="1.757142038" calcext:value-type="float">
            <text:p>1.757142038</text:p>
          </table:table-cell>
          <table:table-cell office:value-type="float" office:value="4.231422288" calcext:value-type="float">
            <text:p>4.231422288</text:p>
          </table:table-cell>
          <table:table-cell office:value-type="float" office:value="3.870845928" calcext:value-type="float">
            <text:p>3.87084592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800421593" calcext:value-type="float">
            <text:p>3.800421593</text:p>
          </table:table-cell>
          <table:table-cell office:value-type="float" office:value="3.822304828" calcext:value-type="float">
            <text:p>3.822304828</text:p>
          </table:table-cell>
          <table:table-cell office:value-type="float" office:value="3.963748409" calcext:value-type="float">
            <text:p>3.963748409</text:p>
          </table:table-cell>
          <table:table-cell office:value-type="float" office:value="3.819308444" calcext:value-type="float">
            <text:p>3.819308444</text:p>
          </table:table-cell>
          <table:table-cell office:value-type="float" office:value="4.17287973" calcext:value-type="float">
            <text:p>4.17287973</text:p>
          </table:table-cell>
          <table:table-cell office:value-type="float" office:value="3.81994113" calcext:value-type="float">
            <text:p>3.81994113</text:p>
          </table:table-cell>
          <table:table-cell office:value-type="float" office:value="3.920508457" calcext:value-type="float">
            <text:p>3.920508457</text:p>
          </table:table-cell>
          <table:table-cell office:value-type="float" office:value="1.707701024" calcext:value-type="float">
            <text:p>1.707701024</text:p>
          </table:table-cell>
          <table:table-cell office:value-type="float" office:value="4.164395517" calcext:value-type="float">
            <text:p>4.164395517</text:p>
          </table:table-cell>
          <table:table-cell office:value-type="float" office:value="3.864323982" calcext:value-type="float">
            <text:p>3.86432398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.795848086" calcext:value-type="float">
            <text:p>3.795848086</text:p>
          </table:table-cell>
          <table:table-cell office:value-type="float" office:value="3.817523229" calcext:value-type="float">
            <text:p>3.817523229</text:p>
          </table:table-cell>
          <table:table-cell office:value-type="float" office:value="3.952795186" calcext:value-type="float">
            <text:p>3.952795186</text:p>
          </table:table-cell>
          <table:table-cell office:value-type="float" office:value="3.817234558" calcext:value-type="float">
            <text:p>3.817234558</text:p>
          </table:table-cell>
          <table:table-cell office:value-type="float" office:value="4.272733817" calcext:value-type="float">
            <text:p>4.272733817</text:p>
          </table:table-cell>
          <table:table-cell office:value-type="float" office:value="3.868230636" calcext:value-type="float">
            <text:p>3.868230636</text:p>
          </table:table-cell>
          <table:table-cell office:value-type="float" office:value="3.912637132" calcext:value-type="float">
            <text:p>3.912637132</text:p>
          </table:table-cell>
          <table:table-cell office:value-type="float" office:value="1.659913878" calcext:value-type="float">
            <text:p>1.659913878</text:p>
          </table:table-cell>
          <table:table-cell office:value-type="float" office:value="4.233454959" calcext:value-type="float">
            <text:p>4.233454959</text:p>
          </table:table-cell>
          <table:table-cell office:value-type="float" office:value="3.860916539" calcext:value-type="float">
            <text:p>3.86091653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.791619672" calcext:value-type="float">
            <text:p>3.791619672</text:p>
          </table:table-cell>
          <table:table-cell office:value-type="float" office:value="3.878962655" calcext:value-type="float">
            <text:p>3.878962655</text:p>
          </table:table-cell>
          <table:table-cell office:value-type="float" office:value="3.944299947" calcext:value-type="float">
            <text:p>3.944299947</text:p>
          </table:table-cell>
          <table:table-cell office:value-type="float" office:value="3.820227388" calcext:value-type="float">
            <text:p>3.820227388</text:p>
          </table:table-cell>
          <table:table-cell office:value-type="float" office:value="4.24105851" calcext:value-type="float">
            <text:p>4.24105851</text:p>
          </table:table-cell>
          <table:table-cell office:value-type="float" office:value="3.92316476" calcext:value-type="float">
            <text:p>3.92316476</text:p>
          </table:table-cell>
          <table:table-cell office:value-type="float" office:value="3.905383197" calcext:value-type="float">
            <text:p>3.905383197</text:p>
          </table:table-cell>
          <table:table-cell office:value-type="float" office:value="1.613780095" calcext:value-type="float">
            <text:p>1.613780095</text:p>
          </table:table-cell>
          <table:table-cell office:value-type="float" office:value="4.243957988" calcext:value-type="float">
            <text:p>4.243957988</text:p>
          </table:table-cell>
          <table:table-cell office:value-type="float" office:value="3.862985244" calcext:value-type="float">
            <text:p>3.86298524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.79794563" calcext:value-type="float">
            <text:p>3.79794563</text:p>
          </table:table-cell>
          <table:table-cell office:value-type="float" office:value="3.913313136" calcext:value-type="float">
            <text:p>3.913313136</text:p>
          </table:table-cell>
          <table:table-cell office:value-type="float" office:value="4.014102166" calcext:value-type="float">
            <text:p>4.014102166</text:p>
          </table:table-cell>
          <table:table-cell office:value-type="float" office:value="3.807596038" calcext:value-type="float">
            <text:p>3.807596038</text:p>
          </table:table-cell>
          <table:table-cell office:value-type="float" office:value="4.207123106" calcext:value-type="float">
            <text:p>4.207123106</text:p>
          </table:table-cell>
          <table:table-cell office:value-type="float" office:value="3.921230253" calcext:value-type="float">
            <text:p>3.921230253</text:p>
          </table:table-cell>
          <table:table-cell office:value-type="float" office:value="3.898507808" calcext:value-type="float">
            <text:p>3.898507808</text:p>
          </table:table-cell>
          <table:table-cell office:value-type="float" office:value="1.568780935" calcext:value-type="float">
            <text:p>1.568780935</text:p>
          </table:table-cell>
          <table:table-cell office:value-type="float" office:value="4.224294605" calcext:value-type="float">
            <text:p>4.224294605</text:p>
          </table:table-cell>
          <table:table-cell office:value-type="float" office:value="3.937538909" calcext:value-type="float">
            <text:p>3.93753890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.783933955" calcext:value-type="float">
            <text:p>3.783933955</text:p>
          </table:table-cell>
          <table:table-cell office:value-type="float" office:value="3.90851934" calcext:value-type="float">
            <text:p>3.90851934</text:p>
          </table:table-cell>
          <table:table-cell office:value-type="float" office:value="4.019361198" calcext:value-type="float">
            <text:p>4.019361198</text:p>
          </table:table-cell>
          <table:table-cell office:value-type="float" office:value="3.800379987" calcext:value-type="float">
            <text:p>3.800379987</text:p>
          </table:table-cell>
          <table:table-cell office:value-type="float" office:value="4.222241443" calcext:value-type="float">
            <text:p>4.222241443</text:p>
          </table:table-cell>
          <table:table-cell office:value-type="float" office:value="3.893127824" calcext:value-type="float">
            <text:p>3.893127824</text:p>
          </table:table-cell>
          <table:table-cell office:value-type="float" office:value="3.95719977" calcext:value-type="float">
            <text:p>3.95719977</text:p>
          </table:table-cell>
          <table:table-cell office:value-type="float" office:value="1.52462985" calcext:value-type="float">
            <text:p>1.52462985</text:p>
          </table:table-cell>
          <table:table-cell office:value-type="float" office:value="4.167339772" calcext:value-type="float">
            <text:p>4.167339772</text:p>
          </table:table-cell>
          <table:table-cell office:value-type="float" office:value="4.041508628" calcext:value-type="float">
            <text:p>4.04150862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.779806653" calcext:value-type="float">
            <text:p>3.779806653</text:p>
          </table:table-cell>
          <table:table-cell office:value-type="float" office:value="3.898652767" calcext:value-type="float">
            <text:p>3.898652767</text:p>
          </table:table-cell>
          <table:table-cell office:value-type="float" office:value="4.009568937" calcext:value-type="float">
            <text:p>4.009568937</text:p>
          </table:table-cell>
          <table:table-cell office:value-type="float" office:value="3.801312034" calcext:value-type="float">
            <text:p>3.801312034</text:p>
          </table:table-cell>
          <table:table-cell office:value-type="float" office:value="4.203384078" calcext:value-type="float">
            <text:p>4.203384078</text:p>
          </table:table-cell>
          <table:table-cell office:value-type="float" office:value="3.896630904" calcext:value-type="float">
            <text:p>3.896630904</text:p>
          </table:table-cell>
          <table:table-cell office:value-type="float" office:value="3.994042931" calcext:value-type="float">
            <text:p>3.994042931</text:p>
          </table:table-cell>
          <table:table-cell office:value-type="float" office:value="1.481801403" calcext:value-type="float">
            <text:p>1.481801403</text:p>
          </table:table-cell>
          <table:table-cell office:value-type="float" office:value="4.048516912" calcext:value-type="float">
            <text:p>4.048516912</text:p>
          </table:table-cell>
          <table:table-cell office:value-type="float" office:value="4.030994503" calcext:value-type="float">
            <text:p>4.03099450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775849915" calcext:value-type="float">
            <text:p>3.775849915</text:p>
          </table:table-cell>
          <table:table-cell office:value-type="float" office:value="3.896824306" calcext:value-type="float">
            <text:p>3.896824306</text:p>
          </table:table-cell>
          <table:table-cell office:value-type="float" office:value="4.004770619" calcext:value-type="float">
            <text:p>4.004770619</text:p>
          </table:table-cell>
          <table:table-cell office:value-type="float" office:value="3.868239078" calcext:value-type="float">
            <text:p>3.868239078</text:p>
          </table:table-cell>
          <table:table-cell office:value-type="float" office:value="4.223281391" calcext:value-type="float">
            <text:p>4.223281391</text:p>
          </table:table-cell>
          <table:table-cell office:value-type="float" office:value="3.889190765" calcext:value-type="float">
            <text:p>3.889190765</text:p>
          </table:table-cell>
          <table:table-cell office:value-type="float" office:value="3.908868909" calcext:value-type="float">
            <text:p>3.908868909</text:p>
          </table:table-cell>
          <table:table-cell office:value-type="float" office:value="1.440535396" calcext:value-type="float">
            <text:p>1.440535396</text:p>
          </table:table-cell>
          <table:table-cell office:value-type="float" office:value="3.93555391" calcext:value-type="float">
            <text:p>3.93555391</text:p>
          </table:table-cell>
          <table:table-cell office:value-type="float" office:value="4.02078638" calcext:value-type="float">
            <text:p>4.0207863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.8583635" calcext:value-type="float">
            <text:p>3.8583635</text:p>
          </table:table-cell>
          <table:table-cell office:value-type="float" office:value="3.890131852" calcext:value-type="float">
            <text:p>3.890131852</text:p>
          </table:table-cell>
          <table:table-cell office:value-type="float" office:value="3.9895536" calcext:value-type="float">
            <text:p>3.9895536</text:p>
          </table:table-cell>
          <table:table-cell office:value-type="float" office:value="3.887589342" calcext:value-type="float">
            <text:p>3.887589342</text:p>
          </table:table-cell>
          <table:table-cell office:value-type="float" office:value="4.287285731" calcext:value-type="float">
            <text:p>4.287285731</text:p>
          </table:table-cell>
          <table:table-cell office:value-type="float" office:value="3.882672351" calcext:value-type="float">
            <text:p>3.882672351</text:p>
          </table:table-cell>
          <table:table-cell office:value-type="float" office:value="3.891252408" calcext:value-type="float">
            <text:p>3.891252408</text:p>
          </table:table-cell>
          <table:table-cell office:value-type="float" office:value="1.400557106" calcext:value-type="float">
            <text:p>1.400557106</text:p>
          </table:table-cell>
          <table:table-cell office:value-type="float" office:value="3.825369628" calcext:value-type="float">
            <text:p>3.825369628</text:p>
          </table:table-cell>
          <table:table-cell office:value-type="float" office:value="4.010522694" calcext:value-type="float">
            <text:p>4.01052269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.876065561" calcext:value-type="float">
            <text:p>3.876065561</text:p>
          </table:table-cell>
          <table:table-cell office:value-type="float" office:value="3.873140713" calcext:value-type="float">
            <text:p>3.873140713</text:p>
          </table:table-cell>
          <table:table-cell office:value-type="float" office:value="3.979654113" calcext:value-type="float">
            <text:p>3.979654113</text:p>
          </table:table-cell>
          <table:table-cell office:value-type="float" office:value="3.880934963" calcext:value-type="float">
            <text:p>3.880934963</text:p>
          </table:table-cell>
          <table:table-cell office:value-type="float" office:value="4.347858171" calcext:value-type="float">
            <text:p>4.347858171</text:p>
          </table:table-cell>
          <table:table-cell office:value-type="float" office:value="3.921861038" calcext:value-type="float">
            <text:p>3.921861038</text:p>
          </table:table-cell>
          <table:table-cell office:value-type="float" office:value="3.958199896" calcext:value-type="float">
            <text:p>3.958199896</text:p>
          </table:table-cell>
          <table:table-cell office:value-type="float" office:value="1.361277339" calcext:value-type="float">
            <text:p>1.361277339</text:p>
          </table:table-cell>
          <table:table-cell office:value-type="float" office:value="3.717786304" calcext:value-type="float">
            <text:p>3.717786304</text:p>
          </table:table-cell>
          <table:table-cell office:value-type="float" office:value="4.000186761" calcext:value-type="float">
            <text:p>4.00018676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.872502941" calcext:value-type="float">
            <text:p>3.872502941</text:p>
          </table:table-cell>
          <table:table-cell office:value-type="float" office:value="3.937343002" calcext:value-type="float">
            <text:p>3.937343002</text:p>
          </table:table-cell>
          <table:table-cell office:value-type="float" office:value="3.960394912" calcext:value-type="float">
            <text:p>3.960394912</text:p>
          </table:table-cell>
          <table:table-cell office:value-type="float" office:value="3.87445612" calcext:value-type="float">
            <text:p>3.87445612</text:p>
          </table:table-cell>
          <table:table-cell office:value-type="float" office:value="4.327841319" calcext:value-type="float">
            <text:p>4.327841319</text:p>
          </table:table-cell>
          <table:table-cell office:value-type="float" office:value="3.972761127" calcext:value-type="float">
            <text:p>3.972761127</text:p>
          </table:table-cell>
          <table:table-cell office:value-type="float" office:value="3.961982903" calcext:value-type="float">
            <text:p>3.961982903</text:p>
          </table:table-cell>
          <table:table-cell office:value-type="float" office:value="1.32290268" calcext:value-type="float">
            <text:p>1.32290268</text:p>
          </table:table-cell>
          <table:table-cell office:value-type="float" office:value="3.613329333" calcext:value-type="float">
            <text:p>3.613329333</text:p>
          </table:table-cell>
          <table:table-cell office:value-type="float" office:value="4.014651042" calcext:value-type="float">
            <text:p>4.01465104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.835635943" calcext:value-type="float">
            <text:p>3.835635943</text:p>
          </table:table-cell>
          <table:table-cell office:value-type="float" office:value="3.965037905" calcext:value-type="float">
            <text:p>3.965037905</text:p>
          </table:table-cell>
          <table:table-cell office:value-type="float" office:value="4.062922463" calcext:value-type="float">
            <text:p>4.062922463</text:p>
          </table:table-cell>
          <table:table-cell office:value-type="float" office:value="3.873487338" calcext:value-type="float">
            <text:p>3.873487338</text:p>
          </table:table-cell>
          <table:table-cell office:value-type="float" office:value="4.344276121" calcext:value-type="float">
            <text:p>4.344276121</text:p>
          </table:table-cell>
          <table:table-cell office:value-type="float" office:value="3.963645063" calcext:value-type="float">
            <text:p>3.963645063</text:p>
          </table:table-cell>
          <table:table-cell office:value-type="float" office:value="3.953236906" calcext:value-type="float">
            <text:p>3.953236906</text:p>
          </table:table-cell>
          <table:table-cell office:value-type="float" office:value="1.285907347" calcext:value-type="float">
            <text:p>1.285907347</text:p>
          </table:table-cell>
          <table:table-cell office:value-type="float" office:value="3.512041971" calcext:value-type="float">
            <text:p>3.512041971</text:p>
          </table:table-cell>
          <table:table-cell office:value-type="float" office:value="4.081856706" calcext:value-type="float">
            <text:p>4.08185670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.850417261" calcext:value-type="float">
            <text:p>3.850417261</text:p>
          </table:table-cell>
          <table:table-cell office:value-type="float" office:value="3.954358251" calcext:value-type="float">
            <text:p>3.954358251</text:p>
          </table:table-cell>
          <table:table-cell office:value-type="float" office:value="4.052224124" calcext:value-type="float">
            <text:p>4.052224124</text:p>
          </table:table-cell>
          <table:table-cell office:value-type="float" office:value="3.864777736" calcext:value-type="float">
            <text:p>3.864777736</text:p>
          </table:table-cell>
          <table:table-cell office:value-type="float" office:value="4.370688317" calcext:value-type="float">
            <text:p>4.370688317</text:p>
          </table:table-cell>
          <table:table-cell office:value-type="float" office:value="3.952370203" calcext:value-type="float">
            <text:p>3.952370203</text:p>
          </table:table-cell>
          <table:table-cell office:value-type="float" office:value="3.942283953" calcext:value-type="float">
            <text:p>3.942283953</text:p>
          </table:table-cell>
          <table:table-cell office:value-type="float" office:value="1.25027973" calcext:value-type="float">
            <text:p>1.25027973</text:p>
          </table:table-cell>
          <table:table-cell office:value-type="float" office:value="3.413747239" calcext:value-type="float">
            <text:p>3.413747239</text:p>
          </table:table-cell>
          <table:table-cell office:value-type="float" office:value="4.069870843" calcext:value-type="float">
            <text:p>4.06987084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.84507999" calcext:value-type="float">
            <text:p>3.84507999</text:p>
          </table:table-cell>
          <table:table-cell office:value-type="float" office:value="3.943399576" calcext:value-type="float">
            <text:p>3.943399576</text:p>
          </table:table-cell>
          <table:table-cell office:value-type="float" office:value="4.040902959" calcext:value-type="float">
            <text:p>4.040902959</text:p>
          </table:table-cell>
          <table:table-cell office:value-type="float" office:value="3.863377373" calcext:value-type="float">
            <text:p>3.863377373</text:p>
          </table:table-cell>
          <table:table-cell office:value-type="float" office:value="4.385089811" calcext:value-type="float">
            <text:p>4.385089811</text:p>
          </table:table-cell>
          <table:table-cell office:value-type="float" office:value="3.944218097" calcext:value-type="float">
            <text:p>3.944218097</text:p>
          </table:table-cell>
          <table:table-cell office:value-type="float" office:value="3.934320663" calcext:value-type="float">
            <text:p>3.934320663</text:p>
          </table:table-cell>
          <table:table-cell office:value-type="float" office:value="1.215451852" calcext:value-type="float">
            <text:p>1.215451852</text:p>
          </table:table-cell>
          <table:table-cell office:value-type="float" office:value="3.317826644" calcext:value-type="float">
            <text:p>3.317826644</text:p>
          </table:table-cell>
          <table:table-cell office:value-type="float" office:value="4.058282984" calcext:value-type="float">
            <text:p>4.05828298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.839789798" calcext:value-type="float">
            <text:p>3.839789798</text:p>
          </table:table-cell>
          <table:table-cell office:value-type="float" office:value="3.934801741" calcext:value-type="float">
            <text:p>3.934801741</text:p>
          </table:table-cell>
          <table:table-cell office:value-type="float" office:value="4.06017528" calcext:value-type="float">
            <text:p>4.06017528</text:p>
          </table:table-cell>
          <table:table-cell office:value-type="float" office:value="3.925542095" calcext:value-type="float">
            <text:p>3.925542095</text:p>
          </table:table-cell>
          <table:table-cell office:value-type="float" office:value="4.360780169" calcext:value-type="float">
            <text:p>4.360780169</text:p>
          </table:table-cell>
          <table:table-cell office:value-type="float" office:value="3.936004581" calcext:value-type="float">
            <text:p>3.936004581</text:p>
          </table:table-cell>
          <table:table-cell office:value-type="float" office:value="3.928778869" calcext:value-type="float">
            <text:p>3.928778869</text:p>
          </table:table-cell>
          <table:table-cell office:value-type="float" office:value="1.181159216" calcext:value-type="float">
            <text:p>1.181159216</text:p>
          </table:table-cell>
          <table:table-cell office:value-type="float" office:value="3.224304953" calcext:value-type="float">
            <text:p>3.224304953</text:p>
          </table:table-cell>
          <table:table-cell office:value-type="float" office:value="4.056717613" calcext:value-type="float">
            <text:p>4.05671761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.83662613" calcext:value-type="float">
            <text:p>3.83662613</text:p>
          </table:table-cell>
          <table:table-cell office:value-type="float" office:value="3.926586949" calcext:value-type="float">
            <text:p>3.926586949</text:p>
          </table:table-cell>
          <table:table-cell office:value-type="float" office:value="4.033843966" calcext:value-type="float">
            <text:p>4.033843966</text:p>
          </table:table-cell>
          <table:table-cell office:value-type="float" office:value="3.943660391" calcext:value-type="float">
            <text:p>3.943660391</text:p>
          </table:table-cell>
          <table:table-cell office:value-type="float" office:value="4.330311674" calcext:value-type="float">
            <text:p>4.330311674</text:p>
          </table:table-cell>
          <table:table-cell office:value-type="float" office:value="3.937854411" calcext:value-type="float">
            <text:p>3.937854411</text:p>
          </table:table-cell>
          <table:table-cell office:value-type="float" office:value="3.996537333" calcext:value-type="float">
            <text:p>3.996537333</text:p>
          </table:table-cell>
          <table:table-cell office:value-type="float" office:value="1.147948612" calcext:value-type="float">
            <text:p>1.147948612</text:p>
          </table:table-cell>
          <table:table-cell office:value-type="float" office:value="3.133589064" calcext:value-type="float">
            <text:p>3.133589064</text:p>
          </table:table-cell>
          <table:table-cell office:value-type="float" office:value="4.045059753" calcext:value-type="float">
            <text:p>4.04505975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.838686426" calcext:value-type="float">
            <text:p>3.838686426</text:p>
          </table:table-cell>
          <table:table-cell office:value-type="float" office:value="4.004983354" calcext:value-type="float">
            <text:p>4.004983354</text:p>
          </table:table-cell>
          <table:table-cell office:value-type="float" office:value="4.018143724" calcext:value-type="float">
            <text:p>4.018143724</text:p>
          </table:table-cell>
          <table:table-cell office:value-type="float" office:value="3.946107114" calcext:value-type="float">
            <text:p>3.946107114</text:p>
          </table:table-cell>
          <table:table-cell office:value-type="float" office:value="4.312056183" calcext:value-type="float">
            <text:p>4.312056183</text:p>
          </table:table-cell>
          <table:table-cell office:value-type="float" office:value="3.924381943" calcext:value-type="float">
            <text:p>3.924381943</text:p>
          </table:table-cell>
          <table:table-cell office:value-type="float" office:value="4.012407634" calcext:value-type="float">
            <text:p>4.012407634</text:p>
          </table:table-cell>
          <table:table-cell office:value-type="float" office:value="1.116056524" calcext:value-type="float">
            <text:p>1.116056524</text:p>
          </table:table-cell>
          <table:table-cell office:value-type="float" office:value="3.045722123" calcext:value-type="float">
            <text:p>3.045722123</text:p>
          </table:table-cell>
          <table:table-cell office:value-type="float" office:value="4.023966946" calcext:value-type="float">
            <text:p>4.023966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33465659" calcext:value-type="float">
            <text:p>3.833465659</text:p>
          </table:table-cell>
          <table:table-cell office:value-type="float" office:value="4.021017936" calcext:value-type="float">
            <text:p>4.021017936</text:p>
          </table:table-cell>
          <table:table-cell office:value-type="float" office:value="3.997442317" calcext:value-type="float">
            <text:p>3.997442317</text:p>
          </table:table-cell>
          <table:table-cell office:value-type="float" office:value="3.927720233" calcext:value-type="float">
            <text:p>3.927720233</text:p>
          </table:table-cell>
          <table:table-cell office:value-type="float" office:value="4.293333095" calcext:value-type="float">
            <text:p>4.293333095</text:p>
          </table:table-cell>
          <table:table-cell office:value-type="float" office:value="3.919398848" calcext:value-type="float">
            <text:p>3.919398848</text:p>
          </table:table-cell>
          <table:table-cell office:value-type="float" office:value="3.992784557" calcext:value-type="float">
            <text:p>3.992784557</text:p>
          </table:table-cell>
          <table:table-cell office:value-type="float" office:value="1.085115838" calcext:value-type="float">
            <text:p>1.085115838</text:p>
          </table:table-cell>
          <table:table-cell office:value-type="float" office:value="2.960183848" calcext:value-type="float">
            <text:p>2.960183848</text:p>
          </table:table-cell>
          <table:table-cell office:value-type="float" office:value="4.013762958" calcext:value-type="float">
            <text:p>4.01376295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.894458854" calcext:value-type="float">
            <text:p>3.894458854</text:p>
          </table:table-cell>
          <table:table-cell office:value-type="float" office:value="4.00073501" calcext:value-type="float">
            <text:p>4.00073501</text:p>
          </table:table-cell>
          <table:table-cell office:value-type="float" office:value="4.093248578" calcext:value-type="float">
            <text:p>4.093248578</text:p>
          </table:table-cell>
          <table:table-cell office:value-type="float" office:value="3.919491994" calcext:value-type="float">
            <text:p>3.919491994</text:p>
          </table:table-cell>
          <table:table-cell office:value-type="float" office:value="4.27765294" calcext:value-type="float">
            <text:p>4.27765294</text:p>
          </table:table-cell>
          <table:table-cell office:value-type="float" office:value="3.914647202" calcext:value-type="float">
            <text:p>3.914647202</text:p>
          </table:table-cell>
          <table:table-cell office:value-type="float" office:value="3.9934005" calcext:value-type="float">
            <text:p>3.9934005</text:p>
          </table:table-cell>
          <table:table-cell office:value-type="float" office:value="1.05474058" calcext:value-type="float">
            <text:p>1.05474058</text:p>
          </table:table-cell>
          <table:table-cell office:value-type="float" office:value="2.876584408" calcext:value-type="float">
            <text:p>2.876584408</text:p>
          </table:table-cell>
          <table:table-cell office:value-type="float" office:value="4.003292713" calcext:value-type="float">
            <text:p>4.00329271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.913193231" calcext:value-type="float">
            <text:p>3.913193231</text:p>
          </table:table-cell>
          <table:table-cell office:value-type="float" office:value="3.990557714" calcext:value-type="float">
            <text:p>3.990557714</text:p>
          </table:table-cell>
          <table:table-cell office:value-type="float" office:value="4.084062325" calcext:value-type="float">
            <text:p>4.084062325</text:p>
          </table:table-cell>
          <table:table-cell office:value-type="float" office:value="3.911809396" calcext:value-type="float">
            <text:p>3.911809396</text:p>
          </table:table-cell>
          <table:table-cell office:value-type="float" office:value="4.262554705" calcext:value-type="float">
            <text:p>4.262554705</text:p>
          </table:table-cell>
          <table:table-cell office:value-type="float" office:value="3.942281117" calcext:value-type="float">
            <text:p>3.942281117</text:p>
          </table:table-cell>
          <table:table-cell office:value-type="float" office:value="3.983487119" calcext:value-type="float">
            <text:p>3.983487119</text:p>
          </table:table-cell>
          <table:table-cell office:value-type="float" office:value="1.024956057" calcext:value-type="float">
            <text:p>1.024956057</text:p>
          </table:table-cell>
          <table:table-cell office:value-type="float" office:value="2.79531676" calcext:value-type="float">
            <text:p>2.79531676</text:p>
          </table:table-cell>
          <table:table-cell office:value-type="float" office:value="4.0176567" calcext:value-type="float">
            <text:p>4.0176567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.905829275" calcext:value-type="float">
            <text:p>3.905829275</text:p>
          </table:table-cell>
          <table:table-cell office:value-type="float" office:value="3.983465202" calcext:value-type="float">
            <text:p>3.983465202</text:p>
          </table:table-cell>
          <table:table-cell office:value-type="float" office:value="4.07503021" calcext:value-type="float">
            <text:p>4.07503021</text:p>
          </table:table-cell>
          <table:table-cell office:value-type="float" office:value="3.980660549" calcext:value-type="float">
            <text:p>3.980660549</text:p>
          </table:table-cell>
          <table:table-cell office:value-type="float" office:value="4.24824133" calcext:value-type="float">
            <text:p>4.24824133</text:p>
          </table:table-cell>
          <table:table-cell office:value-type="float" office:value="3.989966697" calcext:value-type="float">
            <text:p>3.989966697</text:p>
          </table:table-cell>
          <table:table-cell office:value-type="float" office:value="3.973873313" calcext:value-type="float">
            <text:p>3.973873313</text:p>
          </table:table-cell>
          <table:table-cell office:value-type="float" office:value="0.996248171" calcext:value-type="float">
            <text:p>0.996248171</text:p>
          </table:table-cell>
          <table:table-cell office:value-type="float" office:value="2.716651612" calcext:value-type="float">
            <text:p>2.716651612</text:p>
          </table:table-cell>
          <table:table-cell office:value-type="float" office:value="4.095039562" calcext:value-type="float">
            <text:p>4.09503956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.908595676" calcext:value-type="float">
            <text:p>3.908595676</text:p>
          </table:table-cell>
          <table:table-cell office:value-type="float" office:value="3.979467116" calcext:value-type="float">
            <text:p>3.979467116</text:p>
          </table:table-cell>
          <table:table-cell office:value-type="float" office:value="4.055689808" calcext:value-type="float">
            <text:p>4.055689808</text:p>
          </table:table-cell>
          <table:table-cell office:value-type="float" office:value="4.004761901" calcext:value-type="float">
            <text:p>4.004761901</text:p>
          </table:table-cell>
          <table:table-cell office:value-type="float" office:value="4.224665287" calcext:value-type="float">
            <text:p>4.224665287</text:p>
          </table:table-cell>
          <table:table-cell office:value-type="float" office:value="3.980635589" calcext:value-type="float">
            <text:p>3.980635589</text:p>
          </table:table-cell>
          <table:table-cell office:value-type="float" office:value="3.962348801" calcext:value-type="float">
            <text:p>3.962348801</text:p>
          </table:table-cell>
          <table:table-cell office:value-type="float" office:value="0.968677931" calcext:value-type="float">
            <text:p>0.968677931</text:p>
          </table:table-cell>
          <table:table-cell office:value-type="float" office:value="2.640364181" calcext:value-type="float">
            <text:p>2.640364181</text:p>
          </table:table-cell>
          <table:table-cell office:value-type="float" office:value="4.072418045" calcext:value-type="float">
            <text:p>4.07241804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.901604845" calcext:value-type="float">
            <text:p>3.901604845</text:p>
          </table:table-cell>
          <table:table-cell office:value-type="float" office:value="4.008258546" calcext:value-type="float">
            <text:p>4.008258546</text:p>
          </table:table-cell>
          <table:table-cell office:value-type="float" office:value="4.046385391" calcext:value-type="float">
            <text:p>4.046385391</text:p>
          </table:table-cell>
          <table:table-cell office:value-type="float" office:value="3.987360254" calcext:value-type="float">
            <text:p>3.987360254</text:p>
          </table:table-cell>
          <table:table-cell office:value-type="float" office:value="4.303409698" calcext:value-type="float">
            <text:p>4.303409698</text:p>
          </table:table-cell>
          <table:table-cell office:value-type="float" office:value="3.961332011" calcext:value-type="float">
            <text:p>3.961332011</text:p>
          </table:table-cell>
          <table:table-cell office:value-type="float" office:value="4.017160745" calcext:value-type="float">
            <text:p>4.017160745</text:p>
          </table:table-cell>
          <table:table-cell office:value-type="float" office:value="0.941781495" calcext:value-type="float">
            <text:p>0.941781495</text:p>
          </table:table-cell>
          <table:table-cell office:value-type="float" office:value="2.565808795" calcext:value-type="float">
            <text:p>2.565808795</text:p>
          </table:table-cell>
          <table:table-cell office:value-type="float" office:value="4.060825479" calcext:value-type="float">
            <text:p>4.06082547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.884682088" calcext:value-type="float">
            <text:p>3.884682088</text:p>
          </table:table-cell>
          <table:table-cell office:value-type="float" office:value="4.033451223" calcext:value-type="float">
            <text:p>4.033451223</text:p>
          </table:table-cell>
          <table:table-cell office:value-type="float" office:value="4.024999233" calcext:value-type="float">
            <text:p>4.024999233</text:p>
          </table:table-cell>
          <table:table-cell office:value-type="float" office:value="3.977631049" calcext:value-type="float">
            <text:p>3.977631049</text:p>
          </table:table-cell>
          <table:table-cell office:value-type="float" office:value="4.229516624" calcext:value-type="float">
            <text:p>4.229516624</text:p>
          </table:table-cell>
          <table:table-cell office:value-type="float" office:value="3.963330246" calcext:value-type="float">
            <text:p>3.963330246</text:p>
          </table:table-cell>
          <table:table-cell office:value-type="float" office:value="4.037452927" calcext:value-type="float">
            <text:p>4.037452927</text:p>
          </table:table-cell>
          <table:table-cell office:value-type="float" office:value="0.915200607" calcext:value-type="float">
            <text:p>0.915200607</text:p>
          </table:table-cell>
          <table:table-cell office:value-type="float" office:value="2.493081667" calcext:value-type="float">
            <text:p>2.493081667</text:p>
          </table:table-cell>
          <table:table-cell office:value-type="float" office:value="4.048890141" calcext:value-type="float">
            <text:p>4.04889014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.887806887" calcext:value-type="float">
            <text:p>3.887806887</text:p>
          </table:table-cell>
          <table:table-cell office:value-type="float" office:value="4.04329796" calcext:value-type="float">
            <text:p>4.04329796</text:p>
          </table:table-cell>
          <table:table-cell office:value-type="float" office:value="4.08154245" calcext:value-type="float">
            <text:p>4.08154245</text:p>
          </table:table-cell>
          <table:table-cell office:value-type="float" office:value="3.971057254" calcext:value-type="float">
            <text:p>3.971057254</text:p>
          </table:table-cell>
          <table:table-cell office:value-type="float" office:value="4.111495159" calcext:value-type="float">
            <text:p>4.111495159</text:p>
          </table:table-cell>
          <table:table-cell office:value-type="float" office:value="3.95395694" calcext:value-type="float">
            <text:p>3.95395694</text:p>
          </table:table-cell>
          <table:table-cell office:value-type="float" office:value="4.026619198" calcext:value-type="float">
            <text:p>4.026619198</text:p>
          </table:table-cell>
          <table:table-cell office:value-type="float" office:value="0.889398054" calcext:value-type="float">
            <text:p>0.889398054</text:p>
          </table:table-cell>
          <table:table-cell office:value-type="float" office:value="2.422640108" calcext:value-type="float">
            <text:p>2.422640108</text:p>
          </table:table-cell>
          <table:table-cell office:value-type="float" office:value="4.032037001" calcext:value-type="float">
            <text:p>4.0320370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.870813497" calcext:value-type="float">
            <text:p>3.870813497</text:p>
          </table:table-cell>
          <table:table-cell office:value-type="float" office:value="4.032478781" calcext:value-type="float">
            <text:p>4.032478781</text:p>
          </table:table-cell>
          <table:table-cell office:value-type="float" office:value="3.99010119" calcext:value-type="float">
            <text:p>3.99010119</text:p>
          </table:table-cell>
          <table:table-cell office:value-type="float" office:value="3.969845814" calcext:value-type="float">
            <text:p>3.969845814</text:p>
          </table:table-cell>
          <table:table-cell office:value-type="float" office:value="3.996925167" calcext:value-type="float">
            <text:p>3.996925167</text:p>
          </table:table-cell>
          <table:table-cell office:value-type="float" office:value="3.945194137" calcext:value-type="float">
            <text:p>3.945194137</text:p>
          </table:table-cell>
          <table:table-cell office:value-type="float" office:value="3.995617376" calcext:value-type="float">
            <text:p>3.995617376</text:p>
          </table:table-cell>
          <table:table-cell office:value-type="float" office:value="0.864524036" calcext:value-type="float">
            <text:p>0.864524036</text:p>
          </table:table-cell>
          <table:table-cell office:value-type="float" office:value="2.354545416" calcext:value-type="float">
            <text:p>2.354545416</text:p>
          </table:table-cell>
          <table:table-cell office:value-type="float" office:value="4.037618725" calcext:value-type="float">
            <text:p>4.03761872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.854544096" calcext:value-type="float">
            <text:p>3.854544096</text:p>
          </table:table-cell>
          <table:table-cell office:value-type="float" office:value="4.011103107" calcext:value-type="float">
            <text:p>4.011103107</text:p>
          </table:table-cell>
          <table:table-cell office:value-type="float" office:value="3.879006983" calcext:value-type="float">
            <text:p>3.879006983</text:p>
          </table:table-cell>
          <table:table-cell office:value-type="float" office:value="3.960874798" calcext:value-type="float">
            <text:p>3.960874798</text:p>
          </table:table-cell>
          <table:table-cell office:value-type="float" office:value="3.884976031" calcext:value-type="float">
            <text:p>3.884976031</text:p>
          </table:table-cell>
          <table:table-cell office:value-type="float" office:value="3.937041793" calcext:value-type="float">
            <text:p>3.937041793</text:p>
          </table:table-cell>
          <table:table-cell office:value-type="float" office:value="3.977511936" calcext:value-type="float">
            <text:p>3.977511936</text:p>
          </table:table-cell>
          <table:table-cell office:value-type="float" office:value="0.840711183" calcext:value-type="float">
            <text:p>0.840711183</text:p>
          </table:table-cell>
          <table:table-cell office:value-type="float" office:value="2.288239609" calcext:value-type="float">
            <text:p>2.288239609</text:p>
          </table:table-cell>
          <table:table-cell office:value-type="float" office:value="3.974664866" calcext:value-type="float">
            <text:p>3.9746648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859141681" calcext:value-type="float">
            <text:p>3.859141681</text:p>
          </table:table-cell>
          <table:table-cell office:value-type="float" office:value="3.917747378" calcext:value-type="float">
            <text:p>3.917747378</text:p>
          </table:table-cell>
          <table:table-cell office:value-type="float" office:value="3.770224234" calcext:value-type="float">
            <text:p>3.770224234</text:p>
          </table:table-cell>
          <table:table-cell office:value-type="float" office:value="3.931663729" calcext:value-type="float">
            <text:p>3.931663729</text:p>
          </table:table-cell>
          <table:table-cell office:value-type="float" office:value="3.775976409" calcext:value-type="float">
            <text:p>3.775976409</text:p>
          </table:table-cell>
          <table:table-cell office:value-type="float" office:value="3.929288506" calcext:value-type="float">
            <text:p>3.929288506</text:p>
          </table:table-cell>
          <table:table-cell office:value-type="float" office:value="3.886747442" calcext:value-type="float">
            <text:p>3.886747442</text:p>
          </table:table-cell>
          <table:table-cell office:value-type="float" office:value="0.817057246" calcext:value-type="float">
            <text:p>0.817057246</text:p>
          </table:table-cell>
          <table:table-cell office:value-type="float" office:value="2.223294368" calcext:value-type="float">
            <text:p>2.223294368</text:p>
          </table:table-cell>
          <table:table-cell office:value-type="float" office:value="3.875950711" calcext:value-type="float">
            <text:p>3.8759507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.908954048" calcext:value-type="float">
            <text:p>3.908954048</text:p>
          </table:table-cell>
          <table:table-cell office:value-type="float" office:value="3.808171238" calcext:value-type="float">
            <text:p>3.808171238</text:p>
          </table:table-cell>
          <table:table-cell office:value-type="float" office:value="3.664691692" calcext:value-type="float">
            <text:p>3.664691692</text:p>
          </table:table-cell>
          <table:table-cell office:value-type="float" office:value="3.933597517" calcext:value-type="float">
            <text:p>3.933597517</text:p>
          </table:table-cell>
          <table:table-cell office:value-type="float" office:value="3.670337602" calcext:value-type="float">
            <text:p>3.670337602</text:p>
          </table:table-cell>
          <table:table-cell office:value-type="float" office:value="3.892313034" calcext:value-type="float">
            <text:p>3.892313034</text:p>
          </table:table-cell>
          <table:table-cell office:value-type="float" office:value="3.778076156" calcext:value-type="float">
            <text:p>3.778076156</text:p>
          </table:table-cell>
          <table:table-cell office:value-type="float" office:value="0.793821756" calcext:value-type="float">
            <text:p>0.793821756</text:p>
          </table:table-cell>
          <table:table-cell office:value-type="float" office:value="2.160115932" calcext:value-type="float">
            <text:p>2.160115932</text:p>
          </table:table-cell>
          <table:table-cell office:value-type="float" office:value="3.767229163" calcext:value-type="float">
            <text:p>3.76722916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.935481121" calcext:value-type="float">
            <text:p>3.935481121</text:p>
          </table:table-cell>
          <table:table-cell office:value-type="float" office:value="3.701698288" calcext:value-type="float">
            <text:p>3.701698288</text:p>
          </table:table-cell>
          <table:table-cell office:value-type="float" office:value="3.562489093" calcext:value-type="float">
            <text:p>3.562489093</text:p>
          </table:table-cell>
          <table:table-cell office:value-type="float" office:value="3.904848879" calcext:value-type="float">
            <text:p>3.904848879</text:p>
          </table:table-cell>
          <table:table-cell office:value-type="float" office:value="3.568033791" calcext:value-type="float">
            <text:p>3.568033791</text:p>
          </table:table-cell>
          <table:table-cell office:value-type="float" office:value="3.803859796" calcext:value-type="float">
            <text:p>3.803859796</text:p>
          </table:table-cell>
          <table:table-cell office:value-type="float" office:value="3.672175244" calcext:value-type="float">
            <text:p>3.672175244</text:p>
          </table:table-cell>
          <table:table-cell office:value-type="float" office:value="0.771538502" calcext:value-type="float">
            <text:p>0.771538502</text:p>
          </table:table-cell>
          <table:table-cell office:value-type="float" office:value="2.098193789" calcext:value-type="float">
            <text:p>2.098193789</text:p>
          </table:table-cell>
          <table:table-cell office:value-type="float" office:value="3.66196348" calcext:value-type="float">
            <text:p>3.6619634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.847921751" calcext:value-type="float">
            <text:p>3.847921751</text:p>
          </table:table-cell>
          <table:table-cell office:value-type="float" office:value="3.5985278" calcext:value-type="float">
            <text:p>3.5985278</text:p>
          </table:table-cell>
          <table:table-cell office:value-type="float" office:value="3.463005962" calcext:value-type="float">
            <text:p>3.463005962</text:p>
          </table:table-cell>
          <table:table-cell office:value-type="float" office:value="3.81487558" calcext:value-type="float">
            <text:p>3.81487558</text:p>
          </table:table-cell>
          <table:table-cell office:value-type="float" office:value="3.468376015" calcext:value-type="float">
            <text:p>3.468376015</text:p>
          </table:table-cell>
          <table:table-cell office:value-type="float" office:value="3.697631781" calcext:value-type="float">
            <text:p>3.697631781</text:p>
          </table:table-cell>
          <table:table-cell office:value-type="float" office:value="3.569596464" calcext:value-type="float">
            <text:p>3.569596464</text:p>
          </table:table-cell>
          <table:table-cell office:value-type="float" office:value="0.750199645" calcext:value-type="float">
            <text:p>0.750199645</text:p>
          </table:table-cell>
          <table:table-cell office:value-type="float" office:value="2.037116537" calcext:value-type="float">
            <text:p>2.037116537</text:p>
          </table:table-cell>
          <table:table-cell office:value-type="float" office:value="3.559813867" calcext:value-type="float">
            <text:p>3.55981386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.74103826" calcext:value-type="float">
            <text:p>3.74103826</text:p>
          </table:table-cell>
          <table:table-cell office:value-type="float" office:value="3.498044324" calcext:value-type="float">
            <text:p>3.498044324</text:p>
          </table:table-cell>
          <table:table-cell office:value-type="float" office:value="3.365870305" calcext:value-type="float">
            <text:p>3.365870305</text:p>
          </table:table-cell>
          <table:table-cell office:value-type="float" office:value="3.70823567" calcext:value-type="float">
            <text:p>3.70823567</text:p>
          </table:table-cell>
          <table:table-cell office:value-type="float" office:value="3.371070398" calcext:value-type="float">
            <text:p>3.371070398</text:p>
          </table:table-cell>
          <table:table-cell office:value-type="float" office:value="3.59458214" calcext:value-type="float">
            <text:p>3.59458214</text:p>
          </table:table-cell>
          <table:table-cell office:value-type="float" office:value="3.470111744" calcext:value-type="float">
            <text:p>3.470111744</text:p>
          </table:table-cell>
          <table:table-cell office:value-type="float" office:value="0.729417583" calcext:value-type="float">
            <text:p>0.729417583</text:p>
          </table:table-cell>
          <table:table-cell office:value-type="float" office:value="1.976336603" calcext:value-type="float">
            <text:p>1.976336603</text:p>
          </table:table-cell>
          <table:table-cell office:value-type="float" office:value="3.460350566" calcext:value-type="float">
            <text:p>3.46035056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.636626367" calcext:value-type="float">
            <text:p>3.636626367</text:p>
          </table:table-cell>
          <table:table-cell office:value-type="float" office:value="3.399680939" calcext:value-type="float">
            <text:p>3.399680939</text:p>
          </table:table-cell>
          <table:table-cell office:value-type="float" office:value="3.271513314" calcext:value-type="float">
            <text:p>3.271513314</text:p>
          </table:table-cell>
          <table:table-cell office:value-type="float" office:value="3.604258238" calcext:value-type="float">
            <text:p>3.604258238</text:p>
          </table:table-cell>
          <table:table-cell office:value-type="float" office:value="3.276587065" calcext:value-type="float">
            <text:p>3.276587065</text:p>
          </table:table-cell>
          <table:table-cell office:value-type="float" office:value="3.494182447" calcext:value-type="float">
            <text:p>3.494182447</text:p>
          </table:table-cell>
          <table:table-cell office:value-type="float" office:value="3.3729678" calcext:value-type="float">
            <text:p>3.3729678</text:p>
          </table:table-cell>
          <table:table-cell office:value-type="float" office:value="0.708869224" calcext:value-type="float">
            <text:p>0.708869224</text:p>
          </table:table-cell>
          <table:table-cell office:value-type="float" office:value="1.916328965" calcext:value-type="float">
            <text:p>1.916328965</text:p>
          </table:table-cell>
          <table:table-cell office:value-type="float" office:value="3.363262054" calcext:value-type="float">
            <text:p>3.36326205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.534619243" calcext:value-type="float">
            <text:p>3.534619243</text:p>
          </table:table-cell>
          <table:table-cell office:value-type="float" office:value="3.304516855" calcext:value-type="float">
            <text:p>3.304516855</text:p>
          </table:table-cell>
          <table:table-cell office:value-type="float" office:value="3.180172819" calcext:value-type="float">
            <text:p>3.180172819</text:p>
          </table:table-cell>
          <table:table-cell office:value-type="float" office:value="3.503534584" calcext:value-type="float">
            <text:p>3.503534584</text:p>
          </table:table-cell>
          <table:table-cell office:value-type="float" office:value="3.18504925" calcext:value-type="float">
            <text:p>3.18504925</text:p>
          </table:table-cell>
          <table:table-cell office:value-type="float" office:value="3.396149159" calcext:value-type="float">
            <text:p>3.396149159</text:p>
          </table:table-cell>
          <table:table-cell office:value-type="float" office:value="3.278282453" calcext:value-type="float">
            <text:p>3.278282453</text:p>
          </table:table-cell>
          <table:table-cell office:value-type="float" office:value="0.688696472" calcext:value-type="float">
            <text:p>0.688696472</text:p>
          </table:table-cell>
          <table:table-cell office:value-type="float" office:value="1.857438746" calcext:value-type="float">
            <text:p>1.857438746</text:p>
          </table:table-cell>
          <table:table-cell office:value-type="float" office:value="3.269012557" calcext:value-type="float">
            <text:p>3.26901255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.435528212" calcext:value-type="float">
            <text:p>3.435528212</text:p>
          </table:table-cell>
          <table:table-cell office:value-type="float" office:value="3.212260491" calcext:value-type="float">
            <text:p>3.212260491</text:p>
          </table:table-cell>
          <table:table-cell office:value-type="float" office:value="3.091551941" calcext:value-type="float">
            <text:p>3.091551941</text:p>
          </table:table-cell>
          <table:table-cell office:value-type="float" office:value="3.405900327" calcext:value-type="float">
            <text:p>3.405900327</text:p>
          </table:table-cell>
          <table:table-cell office:value-type="float" office:value="3.096293513" calcext:value-type="float">
            <text:p>3.096293513</text:p>
          </table:table-cell>
          <table:table-cell office:value-type="float" office:value="3.300951658" calcext:value-type="float">
            <text:p>3.300951658</text:p>
          </table:table-cell>
          <table:table-cell office:value-type="float" office:value="3.186528999" calcext:value-type="float">
            <text:p>3.186528999</text:p>
          </table:table-cell>
          <table:table-cell office:value-type="float" office:value="0.669575792" calcext:value-type="float">
            <text:p>0.669575792</text:p>
          </table:table-cell>
          <table:table-cell office:value-type="float" office:value="1.799840058" calcext:value-type="float">
            <text:p>1.799840058</text:p>
          </table:table-cell>
          <table:table-cell office:value-type="float" office:value="3.177789316" calcext:value-type="float">
            <text:p>3.17778931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.339475619" calcext:value-type="float">
            <text:p>3.339475619</text:p>
          </table:table-cell>
          <table:table-cell office:value-type="float" office:value="3.122744639" calcext:value-type="float">
            <text:p>3.122744639</text:p>
          </table:table-cell>
          <table:table-cell office:value-type="float" office:value="3.004976548" calcext:value-type="float">
            <text:p>3.004976548</text:p>
          </table:table-cell>
          <table:table-cell office:value-type="float" office:value="3.310611584" calcext:value-type="float">
            <text:p>3.310611584</text:p>
          </table:table-cell>
          <table:table-cell office:value-type="float" office:value="3.009652347" calcext:value-type="float">
            <text:p>3.009652347</text:p>
          </table:table-cell>
          <table:table-cell office:value-type="float" office:value="3.208726782" calcext:value-type="float">
            <text:p>3.208726782</text:p>
          </table:table-cell>
          <table:table-cell office:value-type="float" office:value="3.097716941" calcext:value-type="float">
            <text:p>3.097716941</text:p>
          </table:table-cell>
          <table:table-cell office:value-type="float" office:value="0.651066216" calcext:value-type="float">
            <text:p>0.651066216</text:p>
          </table:table-cell>
          <table:table-cell office:value-type="float" office:value="1.742961813" calcext:value-type="float">
            <text:p>1.742961813</text:p>
          </table:table-cell>
          <table:table-cell office:value-type="float" office:value="3.089213092" calcext:value-type="float">
            <text:p>3.08921309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.246401856" calcext:value-type="float">
            <text:p>3.246401856</text:p>
          </table:table-cell>
          <table:table-cell office:value-type="float" office:value="3.035288744" calcext:value-type="float">
            <text:p>3.035288744</text:p>
          </table:table-cell>
          <table:table-cell office:value-type="float" office:value="2.920602449" calcext:value-type="float">
            <text:p>2.920602449</text:p>
          </table:table-cell>
          <table:table-cell office:value-type="float" office:value="3.217669207" calcext:value-type="float">
            <text:p>3.217669207</text:p>
          </table:table-cell>
          <table:table-cell office:value-type="float" office:value="2.925159509" calcext:value-type="float">
            <text:p>2.925159509</text:p>
          </table:table-cell>
          <table:table-cell office:value-type="float" office:value="3.119323001" calcext:value-type="float">
            <text:p>3.119323001</text:p>
          </table:table-cell>
          <table:table-cell office:value-type="float" office:value="3.011256558" calcext:value-type="float">
            <text:p>3.011256558</text:p>
          </table:table-cell>
          <table:table-cell office:value-type="float" office:value="0.63296676" calcext:value-type="float">
            <text:p>0.63296676</text:p>
          </table:table-cell>
          <table:table-cell office:value-type="float" office:value="1.686251799" calcext:value-type="float">
            <text:p>1.686251799</text:p>
          </table:table-cell>
          <table:table-cell office:value-type="float" office:value="3.00264581" calcext:value-type="float">
            <text:p>3.0026458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15565081" calcext:value-type="float">
            <text:p>3.15565081</text:p>
          </table:table-cell>
          <table:table-cell office:value-type="float" office:value="2.950068946" calcext:value-type="float">
            <text:p>2.950068946</text:p>
          </table:table-cell>
          <table:table-cell office:value-type="float" office:value="2.838882139" calcext:value-type="float">
            <text:p>2.838882139</text:p>
          </table:table-cell>
          <table:table-cell office:value-type="float" office:value="3.12757562" calcext:value-type="float">
            <text:p>3.12757562</text:p>
          </table:table-cell>
          <table:table-cell office:value-type="float" office:value="2.843259784" calcext:value-type="float">
            <text:p>2.843259784</text:p>
          </table:table-cell>
          <table:table-cell office:value-type="float" office:value="3.032046632" calcext:value-type="float">
            <text:p>3.032046632</text:p>
          </table:table-cell>
          <table:table-cell office:value-type="float" office:value="2.926820268" calcext:value-type="float">
            <text:p>2.926820268</text:p>
          </table:table-cell>
          <table:table-cell office:value-type="float" office:value="0.614910477" calcext:value-type="float">
            <text:p>0.614910477</text:p>
          </table:table-cell>
          <table:table-cell office:value-type="float" office:value="1.629952638" calcext:value-type="float">
            <text:p>1.629952638</text:p>
          </table:table-cell>
          <table:table-cell office:value-type="float" office:value="2.918350179" calcext:value-type="float">
            <text:p>2.91835017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.067082604" calcext:value-type="float">
            <text:p>3.067082604</text:p>
          </table:table-cell>
          <table:table-cell office:value-type="float" office:value="2.867524192" calcext:value-type="float">
            <text:p>2.867524192</text:p>
          </table:table-cell>
          <table:table-cell office:value-type="float" office:value="2.759815786" calcext:value-type="float">
            <text:p>2.759815786</text:p>
          </table:table-cell>
          <table:table-cell office:value-type="float" office:value="3.040391759" calcext:value-type="float">
            <text:p>3.040391759</text:p>
          </table:table-cell>
          <table:table-cell office:value-type="float" office:value="2.764030038" calcext:value-type="float">
            <text:p>2.764030038</text:p>
          </table:table-cell>
          <table:table-cell office:value-type="float" office:value="2.946915877" calcext:value-type="float">
            <text:p>2.946915877</text:p>
          </table:table-cell>
          <table:table-cell office:value-type="float" office:value="2.844702929" calcext:value-type="float">
            <text:p>2.844702929</text:p>
          </table:table-cell>
          <table:table-cell office:value-type="float" office:value="0.597651605" calcext:value-type="float">
            <text:p>0.597651605</text:p>
          </table:table-cell>
          <table:table-cell office:value-type="float" office:value="1.571466658" calcext:value-type="float">
            <text:p>1.571466658</text:p>
          </table:table-cell>
          <table:table-cell office:value-type="float" office:value="2.836742319" calcext:value-type="float">
            <text:p>2.83674231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.981150982" calcext:value-type="float">
            <text:p>2.981150982</text:p>
          </table:table-cell>
          <table:table-cell office:value-type="float" office:value="2.787666928" calcext:value-type="float">
            <text:p>2.787666928</text:p>
          </table:table-cell>
          <table:table-cell office:value-type="float" office:value="2.682772462" calcext:value-type="float">
            <text:p>2.682772462</text:p>
          </table:table-cell>
          <table:table-cell office:value-type="float" office:value="2.955547568" calcext:value-type="float">
            <text:p>2.955547568</text:p>
          </table:table-cell>
          <table:table-cell office:value-type="float" office:value="2.686921529" calcext:value-type="float">
            <text:p>2.686921529</text:p>
          </table:table-cell>
          <table:table-cell office:value-type="float" office:value="2.864396347" calcext:value-type="float">
            <text:p>2.864396347</text:p>
          </table:table-cell>
          <table:table-cell office:value-type="float" office:value="2.765218443" calcext:value-type="float">
            <text:p>2.765218443</text:p>
          </table:table-cell>
          <table:table-cell office:value-type="float" office:value="0.581328406" calcext:value-type="float">
            <text:p>0.581328406</text:p>
          </table:table-cell>
          <table:table-cell office:value-type="float" office:value="1.511604642" calcext:value-type="float">
            <text:p>1.511604642</text:p>
          </table:table-cell>
          <table:table-cell office:value-type="float" office:value="2.757758792" calcext:value-type="float">
            <text:p>2.75775879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2.898009061" calcext:value-type="float">
            <text:p>2.898009061</text:p>
          </table:table-cell>
          <table:table-cell office:value-type="float" office:value="2.709839596" calcext:value-type="float">
            <text:p>2.709839596</text:p>
          </table:table-cell>
          <table:table-cell office:value-type="float" office:value="2.607422373" calcext:value-type="float">
            <text:p>2.607422373</text:p>
          </table:table-cell>
          <table:table-cell office:value-type="float" office:value="2.872711346" calcext:value-type="float">
            <text:p>2.872711346</text:p>
          </table:table-cell>
          <table:table-cell office:value-type="float" office:value="2.611508458" calcext:value-type="float">
            <text:p>2.611508458</text:p>
          </table:table-cell>
          <table:table-cell office:value-type="float" office:value="2.784579855" calcext:value-type="float">
            <text:p>2.784579855</text:p>
          </table:table-cell>
          <table:table-cell office:value-type="float" office:value="2.688212329" calcext:value-type="float">
            <text:p>2.688212329</text:p>
          </table:table-cell>
          <table:table-cell office:value-type="float" office:value="0.565122042" calcext:value-type="float">
            <text:p>0.565122042</text:p>
          </table:table-cell>
          <table:table-cell office:value-type="float" office:value="1.451694902" calcext:value-type="float">
            <text:p>1.451694902</text:p>
          </table:table-cell>
          <table:table-cell office:value-type="float" office:value="2.680711916" calcext:value-type="float">
            <text:p>2.68071191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.817221373" calcext:value-type="float">
            <text:p>2.817221373</text:p>
          </table:table-cell>
          <table:table-cell office:value-type="float" office:value="2.633756416" calcext:value-type="float">
            <text:p>2.633756416</text:p>
          </table:table-cell>
          <table:table-cell office:value-type="float" office:value="2.534277895" calcext:value-type="float">
            <text:p>2.534277895</text:p>
          </table:table-cell>
          <table:table-cell office:value-type="float" office:value="2.792103131" calcext:value-type="float">
            <text:p>2.792103131</text:p>
          </table:table-cell>
          <table:table-cell office:value-type="float" office:value="2.538217748" calcext:value-type="float">
            <text:p>2.538217748</text:p>
          </table:table-cell>
          <table:table-cell office:value-type="float" office:value="2.706913617" calcext:value-type="float">
            <text:p>2.706913617</text:p>
          </table:table-cell>
          <table:table-cell office:value-type="float" office:value="2.613014761" calcext:value-type="float">
            <text:p>2.613014761</text:p>
          </table:table-cell>
          <table:table-cell office:value-type="float" office:value="0.548927633" calcext:value-type="float">
            <text:p>0.548927633</text:p>
          </table:table-cell>
          <table:table-cell office:value-type="float" office:value="1.393390358" calcext:value-type="float">
            <text:p>1.393390358</text:p>
          </table:table-cell>
          <table:table-cell office:value-type="float" office:value="2.605394955" calcext:value-type="float">
            <text:p>2.60539495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738226044" calcext:value-type="float">
            <text:p>2.738226044</text:p>
          </table:table-cell>
          <table:table-cell office:value-type="float" office:value="2.559893552" calcext:value-type="float">
            <text:p>2.559893552</text:p>
          </table:table-cell>
          <table:table-cell office:value-type="float" office:value="2.463587571" calcext:value-type="float">
            <text:p>2.463587571</text:p>
          </table:table-cell>
          <table:table-cell office:value-type="float" office:value="2.714057157" calcext:value-type="float">
            <text:p>2.714057157</text:p>
          </table:table-cell>
          <table:table-cell office:value-type="float" office:value="2.467351559" calcext:value-type="float">
            <text:p>2.467351559</text:p>
          </table:table-cell>
          <table:table-cell office:value-type="float" office:value="2.630937493" calcext:value-type="float">
            <text:p>2.630937493</text:p>
          </table:table-cell>
          <table:table-cell office:value-type="float" office:value="2.53961285" calcext:value-type="float">
            <text:p>2.53961285</text:p>
          </table:table-cell>
          <table:table-cell office:value-type="float" office:value="0.533659552" calcext:value-type="float">
            <text:p>0.533659552</text:p>
          </table:table-cell>
          <table:table-cell office:value-type="float" office:value="1.33807863" calcext:value-type="float">
            <text:p>1.33807863</text:p>
          </table:table-cell>
          <table:table-cell office:value-type="float" office:value="2.532347408" calcext:value-type="float">
            <text:p>2.53234740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.661351534" calcext:value-type="float">
            <text:p>2.661351534</text:p>
          </table:table-cell>
          <table:table-cell office:value-type="float" office:value="2.488393895" calcext:value-type="float">
            <text:p>2.488393895</text:p>
          </table:table-cell>
          <table:table-cell office:value-type="float" office:value="2.394955077" calcext:value-type="float">
            <text:p>2.394955077</text:p>
          </table:table-cell>
          <table:table-cell office:value-type="float" office:value="2.638460807" calcext:value-type="float">
            <text:p>2.638460807</text:p>
          </table:table-cell>
          <table:table-cell office:value-type="float" office:value="2.398696531" calcext:value-type="float">
            <text:p>2.398696531</text:p>
          </table:table-cell>
          <table:table-cell office:value-type="float" office:value="2.557089538" calcext:value-type="float">
            <text:p>2.557089538</text:p>
          </table:table-cell>
          <table:table-cell office:value-type="float" office:value="2.468471434" calcext:value-type="float">
            <text:p>2.468471434</text:p>
          </table:table-cell>
          <table:table-cell office:value-type="float" office:value="0.518490117" calcext:value-type="float">
            <text:p>0.518490117</text:p>
          </table:table-cell>
          <table:table-cell office:value-type="float" office:value="1.286135106" calcext:value-type="float">
            <text:p>1.286135106</text:p>
          </table:table-cell>
          <table:table-cell office:value-type="float" office:value="2.461743469" calcext:value-type="float">
            <text:p>2.46174346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.586965306" calcext:value-type="float">
            <text:p>2.586965306</text:p>
          </table:table-cell>
          <table:table-cell office:value-type="float" office:value="2.419121352" calcext:value-type="float">
            <text:p>2.419121352</text:p>
          </table:table-cell>
          <table:table-cell office:value-type="float" office:value="2.327937933" calcext:value-type="float">
            <text:p>2.327937933</text:p>
          </table:table-cell>
          <table:table-cell office:value-type="float" office:value="2.564698633" calcext:value-type="float">
            <text:p>2.564698633</text:p>
          </table:table-cell>
          <table:table-cell office:value-type="float" office:value="2.331542582" calcext:value-type="float">
            <text:p>2.331542582</text:p>
          </table:table-cell>
          <table:table-cell office:value-type="float" office:value="2.485689722" calcext:value-type="float">
            <text:p>2.485689722</text:p>
          </table:table-cell>
          <table:table-cell office:value-type="float" office:value="2.399709267" calcext:value-type="float">
            <text:p>2.399709267</text:p>
          </table:table-cell>
          <table:table-cell office:value-type="float" office:value="0.504523319" calcext:value-type="float">
            <text:p>0.504523319</text:p>
          </table:table-cell>
          <table:table-cell office:value-type="float" office:value="1.236986036" calcext:value-type="float">
            <text:p>1.236986036</text:p>
          </table:table-cell>
          <table:table-cell office:value-type="float" office:value="2.393168262" calcext:value-type="float">
            <text:p>2.393168262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.514969863" calcext:value-type="float">
            <text:p>2.514969863</text:p>
          </table:table-cell>
          <table:table-cell office:value-type="float" office:value="2.351427022" calcext:value-type="float">
            <text:p>2.351427022</text:p>
          </table:table-cell>
          <table:table-cell office:value-type="float" office:value="2.262515312" calcext:value-type="float">
            <text:p>2.262515312</text:p>
          </table:table-cell>
          <table:table-cell office:value-type="float" office:value="2.492665287" calcext:value-type="float">
            <text:p>2.492665287</text:p>
          </table:table-cell>
          <table:table-cell office:value-type="float" office:value="2.265991533" calcext:value-type="float">
            <text:p>2.265991533</text:p>
          </table:table-cell>
          <table:table-cell office:value-type="float" office:value="2.416537638" calcext:value-type="float">
            <text:p>2.416537638</text:p>
          </table:table-cell>
          <table:table-cell office:value-type="float" office:value="2.332818827" calcext:value-type="float">
            <text:p>2.332818827</text:p>
          </table:table-cell>
          <table:table-cell office:value-type="float" office:value="0.49061202" calcext:value-type="float">
            <text:p>0.49061202</text:p>
          </table:table-cell>
          <table:table-cell office:value-type="float" office:value="1.1900317" calcext:value-type="float">
            <text:p>1.1900317</text:p>
          </table:table-cell>
          <table:table-cell office:value-type="float" office:value="2.326143606" calcext:value-type="float">
            <text:p>2.32614360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.444659624" calcext:value-type="float">
            <text:p>2.444659624</text:p>
          </table:table-cell>
          <table:table-cell office:value-type="float" office:value="2.285347461" calcext:value-type="float">
            <text:p>2.285347461</text:p>
          </table:table-cell>
          <table:table-cell office:value-type="float" office:value="2.1991523" calcext:value-type="float">
            <text:p>2.1991523</text:p>
          </table:table-cell>
          <table:table-cell office:value-type="float" office:value="2.422819849" calcext:value-type="float">
            <text:p>2.422819849</text:p>
          </table:table-cell>
          <table:table-cell office:value-type="float" office:value="2.202532514" calcext:value-type="float">
            <text:p>2.202532514</text:p>
          </table:table-cell>
          <table:table-cell office:value-type="float" office:value="2.348871394" calcext:value-type="float">
            <text:p>2.348871394</text:p>
          </table:table-cell>
          <table:table-cell office:value-type="float" office:value="2.2673265" calcext:value-type="float">
            <text:p>2.2673265</text:p>
          </table:table-cell>
          <table:table-cell office:value-type="float" office:value="0.476118553" calcext:value-type="float">
            <text:p>0.476118553</text:p>
          </table:table-cell>
          <table:table-cell office:value-type="float" office:value="1.145518409" calcext:value-type="float">
            <text:p>1.145518409</text:p>
          </table:table-cell>
          <table:table-cell office:value-type="float" office:value="2.260762652" calcext:value-type="float">
            <text:p>2.26076265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375948422" calcext:value-type="float">
            <text:p>2.375948422</text:p>
          </table:table-cell>
          <table:table-cell office:value-type="float" office:value="2.221337153" calcext:value-type="float">
            <text:p>2.221337153</text:p>
          </table:table-cell>
          <table:table-cell office:value-type="float" office:value="2.137923839" calcext:value-type="float">
            <text:p>2.137923839</text:p>
          </table:table-cell>
          <table:table-cell office:value-type="float" office:value="2.35529437" calcext:value-type="float">
            <text:p>2.35529437</text:p>
          </table:table-cell>
          <table:table-cell office:value-type="float" office:value="2.141258957" calcext:value-type="float">
            <text:p>2.141258957</text:p>
          </table:table-cell>
          <table:table-cell office:value-type="float" office:value="2.282914658" calcext:value-type="float">
            <text:p>2.282914658</text:p>
          </table:table-cell>
          <table:table-cell office:value-type="float" office:value="2.203644239" calcext:value-type="float">
            <text:p>2.203644239</text:p>
          </table:table-cell>
          <table:table-cell office:value-type="float" office:value="0.462894116" calcext:value-type="float">
            <text:p>0.462894116</text:p>
          </table:table-cell>
          <table:table-cell office:value-type="float" office:value="1.103599429" calcext:value-type="float">
            <text:p>1.103599429</text:p>
          </table:table-cell>
          <table:table-cell office:value-type="float" office:value="2.197489373" calcext:value-type="float">
            <text:p>2.19748937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.309347045" calcext:value-type="float">
            <text:p>2.309347045</text:p>
          </table:table-cell>
          <table:table-cell office:value-type="float" office:value="2.15949633" calcext:value-type="float">
            <text:p>2.15949633</text:p>
          </table:table-cell>
          <table:table-cell office:value-type="float" office:value="2.078325329" calcext:value-type="float">
            <text:p>2.078325329</text:p>
          </table:table-cell>
          <table:table-cell office:value-type="float" office:value="2.28966335" calcext:value-type="float">
            <text:p>2.28966335</text:p>
          </table:table-cell>
          <table:table-cell office:value-type="float" office:value="2.081570083" calcext:value-type="float">
            <text:p>2.081570083</text:p>
          </table:table-cell>
          <table:table-cell office:value-type="float" office:value="2.218915302" calcext:value-type="float">
            <text:p>2.218915302</text:p>
          </table:table-cell>
          <table:table-cell office:value-type="float" office:value="2.142109194" calcext:value-type="float">
            <text:p>2.142109194</text:p>
          </table:table-cell>
          <table:table-cell office:value-type="float" office:value="0.450417085" calcext:value-type="float">
            <text:p>0.450417085</text:p>
          </table:table-cell>
          <table:table-cell office:value-type="float" office:value="1.06377264" calcext:value-type="float">
            <text:p>1.06377264</text:p>
          </table:table-cell>
          <table:table-cell office:value-type="float" office:value="2.136347624" calcext:value-type="float">
            <text:p>2.13634762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.245027104" calcext:value-type="float">
            <text:p>2.245027104</text:p>
          </table:table-cell>
          <table:table-cell office:value-type="float" office:value="2.099300542" calcext:value-type="float">
            <text:p>2.099300542</text:p>
          </table:table-cell>
          <table:table-cell office:value-type="float" office:value="2.019940025" calcext:value-type="float">
            <text:p>2.019940025</text:p>
          </table:table-cell>
          <table:table-cell office:value-type="float" office:value="2.225417913" calcext:value-type="float">
            <text:p>2.225417913</text:p>
          </table:table-cell>
          <table:table-cell office:value-type="float" office:value="2.02307872" calcext:value-type="float">
            <text:p>2.02307872</text:p>
          </table:table-cell>
          <table:table-cell office:value-type="float" office:value="2.157091689" calcext:value-type="float">
            <text:p>2.157091689</text:p>
          </table:table-cell>
          <table:table-cell office:value-type="float" office:value="2.082560516" calcext:value-type="float">
            <text:p>2.082560516</text:p>
          </table:table-cell>
          <table:table-cell office:value-type="float" office:value="0.437649784" calcext:value-type="float">
            <text:p>0.437649784</text:p>
          </table:table-cell>
          <table:table-cell office:value-type="float" office:value="1.025502617" calcext:value-type="float">
            <text:p>1.025502617</text:p>
          </table:table-cell>
          <table:table-cell office:value-type="float" office:value="2.07675194" calcext:value-type="float">
            <text:p>2.0767519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.182514235" calcext:value-type="float">
            <text:p>2.182514235</text:p>
          </table:table-cell>
          <table:table-cell office:value-type="float" office:value="2.040329725" calcext:value-type="float">
            <text:p>2.040329725</text:p>
          </table:table-cell>
          <table:table-cell office:value-type="float" office:value="1.963201935" calcext:value-type="float">
            <text:p>1.963201935</text:p>
          </table:table-cell>
          <table:table-cell office:value-type="float" office:value="2.162903999" calcext:value-type="float">
            <text:p>2.162903999</text:p>
          </table:table-cell>
          <table:table-cell office:value-type="float" office:value="1.966256791" calcext:value-type="float">
            <text:p>1.966256791</text:p>
          </table:table-cell>
          <table:table-cell office:value-type="float" office:value="2.09702481" calcext:value-type="float">
            <text:p>2.09702481</text:p>
          </table:table-cell>
          <table:table-cell office:value-type="float" office:value="2.024496344" calcext:value-type="float">
            <text:p>2.024496344</text:p>
          </table:table-cell>
          <table:table-cell office:value-type="float" office:value="0.425578319" calcext:value-type="float">
            <text:p>0.425578319</text:p>
          </table:table-cell>
          <table:table-cell office:value-type="float" office:value="0.988548239" calcext:value-type="float">
            <text:p>0.988548239</text:p>
          </table:table-cell>
          <table:table-cell office:value-type="float" office:value="2.01836697" calcext:value-type="float">
            <text:p>2.0183669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121247512" calcext:value-type="float">
            <text:p>2.121247512</text:p>
          </table:table-cell>
          <table:table-cell office:value-type="float" office:value="1.983012571" calcext:value-type="float">
            <text:p>1.983012571</text:p>
          </table:table-cell>
          <table:table-cell office:value-type="float" office:value="1.908418196" calcext:value-type="float">
            <text:p>1.908418196</text:p>
          </table:table-cell>
          <table:table-cell office:value-type="float" office:value="2.102478881" calcext:value-type="float">
            <text:p>2.102478881</text:p>
          </table:table-cell>
          <table:table-cell office:value-type="float" office:value="1.911318779" calcext:value-type="float">
            <text:p>1.911318779</text:p>
          </table:table-cell>
          <table:table-cell office:value-type="float" office:value="2.038174024" calcext:value-type="float">
            <text:p>2.038174024</text:p>
          </table:table-cell>
          <table:table-cell office:value-type="float" office:value="1.967141562" calcext:value-type="float">
            <text:p>1.967141562</text:p>
          </table:table-cell>
          <table:table-cell office:value-type="float" office:value="0.413063624" calcext:value-type="float">
            <text:p>0.413063624</text:p>
          </table:table-cell>
          <table:table-cell office:value-type="float" office:value="0.953327303" calcext:value-type="float">
            <text:p>0.953327303</text:p>
          </table:table-cell>
          <table:table-cell office:value-type="float" office:value="1.961697251" calcext:value-type="float">
            <text:p>1.96169725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.061660534" calcext:value-type="float">
            <text:p>2.061660534</text:p>
          </table:table-cell>
          <table:table-cell office:value-type="float" office:value="1.927667919" calcext:value-type="float">
            <text:p>1.927667919</text:p>
          </table:table-cell>
          <table:table-cell office:value-type="float" office:value="1.855381754" calcext:value-type="float">
            <text:p>1.855381754</text:p>
          </table:table-cell>
          <table:table-cell office:value-type="float" office:value="2.044015532" calcext:value-type="float">
            <text:p>2.044015532</text:p>
          </table:table-cell>
          <table:table-cell office:value-type="float" office:value="1.858216603" calcext:value-type="float">
            <text:p>1.858216603</text:p>
          </table:table-cell>
          <table:table-cell office:value-type="float" office:value="1.980882048" calcext:value-type="float">
            <text:p>1.980882048</text:p>
          </table:table-cell>
          <table:table-cell office:value-type="float" office:value="1.912221983" calcext:value-type="float">
            <text:p>1.912221983</text:p>
          </table:table-cell>
          <table:table-cell office:value-type="float" office:value="0.401954032" calcext:value-type="float">
            <text:p>0.401954032</text:p>
          </table:table-cell>
          <table:table-cell office:value-type="float" office:value="0.919896006" calcext:value-type="float">
            <text:p>0.919896006</text:p>
          </table:table-cell>
          <table:table-cell office:value-type="float" office:value="1.907024574" calcext:value-type="float">
            <text:p>1.90702457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.003981749" calcext:value-type="float">
            <text:p>2.003981749</text:p>
          </table:table-cell>
          <table:table-cell office:value-type="float" office:value="1.874106975" calcext:value-type="float">
            <text:p>1.874106975</text:p>
          </table:table-cell>
          <table:table-cell office:value-type="float" office:value="1.803428585" calcext:value-type="float">
            <text:p>1.803428585</text:p>
          </table:table-cell>
          <table:table-cell office:value-type="float" office:value="1.986858335" calcext:value-type="float">
            <text:p>1.986858335</text:p>
          </table:table-cell>
          <table:table-cell office:value-type="float" office:value="1.806265329" calcext:value-type="float">
            <text:p>1.806265329</text:p>
          </table:table-cell>
          <table:table-cell office:value-type="float" office:value="1.925527526" calcext:value-type="float">
            <text:p>1.925527526</text:p>
          </table:table-cell>
          <table:table-cell office:value-type="float" office:value="1.85894876" calcext:value-type="float">
            <text:p>1.85894876</text:p>
          </table:table-cell>
          <table:table-cell office:value-type="float" office:value="0.39088507" calcext:value-type="float">
            <text:p>0.39088507</text:p>
          </table:table-cell>
          <table:table-cell office:value-type="float" office:value="0.887802846" calcext:value-type="float">
            <text:p>0.887802846</text:p>
          </table:table-cell>
          <table:table-cell office:value-type="float" office:value="1.853929013" calcext:value-type="float">
            <text:p>1.85392901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948267624" calcext:value-type="float">
            <text:p>1.948267624</text:p>
          </table:table-cell>
          <table:table-cell office:value-type="float" office:value="1.821633556" calcext:value-type="float">
            <text:p>1.821633556</text:p>
          </table:table-cell>
          <table:table-cell office:value-type="float" office:value="1.75265188" calcext:value-type="float">
            <text:p>1.75265188</text:p>
          </table:table-cell>
          <table:table-cell office:value-type="float" office:value="1.93095817" calcext:value-type="float">
            <text:p>1.93095817</text:p>
          </table:table-cell>
          <table:table-cell office:value-type="float" office:value="1.755415464" calcext:value-type="float">
            <text:p>1.755415464</text:p>
          </table:table-cell>
          <table:table-cell office:value-type="float" office:value="1.872031235" calcext:value-type="float">
            <text:p>1.872031235</text:p>
          </table:table-cell>
          <table:table-cell office:value-type="float" office:value="1.807201892" calcext:value-type="float">
            <text:p>1.807201892</text:p>
          </table:table-cell>
          <table:table-cell office:value-type="float" office:value="0.37999585" calcext:value-type="float">
            <text:p>0.37999585</text:p>
          </table:table-cell>
          <table:table-cell office:value-type="float" office:value="0.856554288" calcext:value-type="float">
            <text:p>0.856554288</text:p>
          </table:table-cell>
          <table:table-cell office:value-type="float" office:value="1.802049598" calcext:value-type="float">
            <text:p>1.80204959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893888954" calcext:value-type="float">
            <text:p>1.893888954</text:p>
          </table:table-cell>
          <table:table-cell office:value-type="float" office:value="1.770347313" calcext:value-type="float">
            <text:p>1.770347313</text:p>
          </table:table-cell>
          <table:table-cell office:value-type="float" office:value="1.703565283" calcext:value-type="float">
            <text:p>1.703565283</text:p>
          </table:table-cell>
          <table:table-cell office:value-type="float" office:value="1.876832789" calcext:value-type="float">
            <text:p>1.876832789</text:p>
          </table:table-cell>
          <table:table-cell office:value-type="float" office:value="1.706176708" calcext:value-type="float">
            <text:p>1.706176708</text:p>
          </table:table-cell>
          <table:table-cell office:value-type="float" office:value="1.819702814" calcext:value-type="float">
            <text:p>1.819702814</text:p>
          </table:table-cell>
          <table:table-cell office:value-type="float" office:value="1.756485888" calcext:value-type="float">
            <text:p>1.756485888</text:p>
          </table:table-cell>
          <table:table-cell office:value-type="float" office:value="0.368761577" calcext:value-type="float">
            <text:p>0.368761577</text:p>
          </table:table-cell>
          <table:table-cell office:value-type="float" office:value="0.826507071" calcext:value-type="float">
            <text:p>0.826507071</text:p>
          </table:table-cell>
          <table:table-cell office:value-type="float" office:value="1.751365559" calcext:value-type="float">
            <text:p>1.75136555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840613061" calcext:value-type="float">
            <text:p>1.840613061</text:p>
          </table:table-cell>
          <table:table-cell office:value-type="float" office:value="1.720744501" calcext:value-type="float">
            <text:p>1.720744501</text:p>
          </table:table-cell>
          <table:table-cell office:value-type="float" office:value="1.656234089" calcext:value-type="float">
            <text:p>1.656234089</text:p>
          </table:table-cell>
          <table:table-cell office:value-type="float" office:value="1.824612057" calcext:value-type="float">
            <text:p>1.824612057</text:p>
          </table:table-cell>
          <table:table-cell office:value-type="float" office:value="1.65873054" calcext:value-type="float">
            <text:p>1.65873054</text:p>
          </table:table-cell>
          <table:table-cell office:value-type="float" office:value="1.768474495" calcext:value-type="float">
            <text:p>1.768474495</text:p>
          </table:table-cell>
          <table:table-cell office:value-type="float" office:value="1.707093168" calcext:value-type="float">
            <text:p>1.707093168</text:p>
          </table:table-cell>
          <table:table-cell office:value-type="float" office:value="0.358591141" calcext:value-type="float">
            <text:p>0.358591141</text:p>
          </table:table-cell>
          <table:table-cell office:value-type="float" office:value="0.798002904" calcext:value-type="float">
            <text:p>0.798002904</text:p>
          </table:table-cell>
          <table:table-cell office:value-type="float" office:value="1.702309687" calcext:value-type="float">
            <text:p>1.70230968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788934972" calcext:value-type="float">
            <text:p>1.788934972</text:p>
          </table:table-cell>
          <table:table-cell office:value-type="float" office:value="1.672940911" calcext:value-type="float">
            <text:p>1.672940911</text:p>
          </table:table-cell>
          <table:table-cell office:value-type="float" office:value="1.61010555" calcext:value-type="float">
            <text:p>1.61010555</text:p>
          </table:table-cell>
          <table:table-cell office:value-type="float" office:value="1.773828645" calcext:value-type="float">
            <text:p>1.773828645</text:p>
          </table:table-cell>
          <table:table-cell office:value-type="float" office:value="1.612605808" calcext:value-type="float">
            <text:p>1.612605808</text:p>
          </table:table-cell>
          <table:table-cell office:value-type="float" office:value="1.718863015" calcext:value-type="float">
            <text:p>1.718863015</text:p>
          </table:table-cell>
          <table:table-cell office:value-type="float" office:value="1.659383935" calcext:value-type="float">
            <text:p>1.659383935</text:p>
          </table:table-cell>
          <table:table-cell office:value-type="float" office:value="0.348962907" calcext:value-type="float">
            <text:p>0.348962907</text:p>
          </table:table-cell>
          <table:table-cell office:value-type="float" office:value="0.770831048" calcext:value-type="float">
            <text:p>0.770831048</text:p>
          </table:table-cell>
          <table:table-cell office:value-type="float" office:value="1.654952595" calcext:value-type="float">
            <text:p>1.65495259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739102967" calcext:value-type="float">
            <text:p>1.739102967</text:p>
          </table:table-cell>
          <table:table-cell office:value-type="float" office:value="1.626356673" calcext:value-type="float">
            <text:p>1.626356673</text:p>
          </table:table-cell>
          <table:table-cell office:value-type="float" office:value="1.564791856" calcext:value-type="float">
            <text:p>1.564791856</text:p>
          </table:table-cell>
          <table:table-cell office:value-type="float" office:value="1.723972789" calcext:value-type="float">
            <text:p>1.723972789</text:p>
          </table:table-cell>
          <table:table-cell office:value-type="float" office:value="1.567275999" calcext:value-type="float">
            <text:p>1.567275999</text:p>
          </table:table-cell>
          <table:table-cell office:value-type="float" office:value="1.671058254" calcext:value-type="float">
            <text:p>1.671058254</text:p>
          </table:table-cell>
          <table:table-cell office:value-type="float" office:value="1.613297012" calcext:value-type="float">
            <text:p>1.613297012</text:p>
          </table:table-cell>
          <table:table-cell office:value-type="float" office:value="0.339020106" calcext:value-type="float">
            <text:p>0.339020106</text:p>
          </table:table-cell>
          <table:table-cell office:value-type="float" office:value="0.744383906" calcext:value-type="float">
            <text:p>0.744383906</text:p>
          </table:table-cell>
          <table:table-cell office:value-type="float" office:value="1.608842656" calcext:value-type="float">
            <text:p>1.60884265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690784784" calcext:value-type="float">
            <text:p>1.690784784</text:p>
          </table:table-cell>
          <table:table-cell office:value-type="float" office:value="1.580588275" calcext:value-type="float">
            <text:p>1.580588275</text:p>
          </table:table-cell>
          <table:table-cell office:value-type="float" office:value="1.5208197" calcext:value-type="float">
            <text:p>1.5208197</text:p>
          </table:table-cell>
          <table:table-cell office:value-type="float" office:value="1.675475295" calcext:value-type="float">
            <text:p>1.675475295</text:p>
          </table:table-cell>
          <table:table-cell office:value-type="float" office:value="1.523193331" calcext:value-type="float">
            <text:p>1.523193331</text:p>
          </table:table-cell>
          <table:table-cell office:value-type="float" office:value="1.624598386" calcext:value-type="float">
            <text:p>1.624598386</text:p>
          </table:table-cell>
          <table:table-cell office:value-type="float" office:value="1.568214769" calcext:value-type="float">
            <text:p>1.568214769</text:p>
          </table:table-cell>
          <table:table-cell office:value-type="float" office:value="0.329796029" calcext:value-type="float">
            <text:p>0.329796029</text:p>
          </table:table-cell>
          <table:table-cell office:value-type="float" office:value="0.718640653" calcext:value-type="float">
            <text:p>0.718640653</text:p>
          </table:table-cell>
          <table:table-cell office:value-type="float" office:value="1.563613844" calcext:value-type="float">
            <text:p>1.56361384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643331774" calcext:value-type="float">
            <text:p>1.643331774</text:p>
          </table:table-cell>
          <table:table-cell office:value-type="float" office:value="1.536169264" calcext:value-type="float">
            <text:p>1.536169264</text:p>
          </table:table-cell>
          <table:table-cell office:value-type="float" office:value="1.478355586" calcext:value-type="float">
            <text:p>1.478355586</text:p>
          </table:table-cell>
          <table:table-cell office:value-type="float" office:value="1.628727303" calcext:value-type="float">
            <text:p>1.628727303</text:p>
          </table:table-cell>
          <table:table-cell office:value-type="float" office:value="1.480580392" calcext:value-type="float">
            <text:p>1.480580392</text:p>
          </table:table-cell>
          <table:table-cell office:value-type="float" office:value="1.578937368" calcext:value-type="float">
            <text:p>1.578937368</text:p>
          </table:table-cell>
          <table:table-cell office:value-type="float" office:value="1.524053498" calcext:value-type="float">
            <text:p>1.524053498</text:p>
          </table:table-cell>
          <table:table-cell office:value-type="float" office:value="0.320062598" calcext:value-type="float">
            <text:p>0.320062598</text:p>
          </table:table-cell>
          <table:table-cell office:value-type="float" office:value="0.694167715" calcext:value-type="float">
            <text:p>0.694167715</text:p>
          </table:table-cell>
          <table:table-cell office:value-type="float" office:value="1.519661725" calcext:value-type="float">
            <text:p>1.51966172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597116663" calcext:value-type="float">
            <text:p>1.597116663</text:p>
          </table:table-cell>
          <table:table-cell office:value-type="float" office:value="1.493259356" calcext:value-type="float">
            <text:p>1.493259356</text:p>
          </table:table-cell>
          <table:table-cell office:value-type="float" office:value="1.437323815" calcext:value-type="float">
            <text:p>1.437323815</text:p>
          </table:table-cell>
          <table:table-cell office:value-type="float" office:value="1.583444935" calcext:value-type="float">
            <text:p>1.583444935</text:p>
          </table:table-cell>
          <table:table-cell office:value-type="float" office:value="1.43950084" calcext:value-type="float">
            <text:p>1.43950084</text:p>
          </table:table-cell>
          <table:table-cell office:value-type="float" office:value="1.534521474" calcext:value-type="float">
            <text:p>1.534521474</text:p>
          </table:table-cell>
          <table:table-cell office:value-type="float" office:value="1.481282833" calcext:value-type="float">
            <text:p>1.481282833</text:p>
          </table:table-cell>
          <table:table-cell office:value-type="float" office:value="0.311030142" calcext:value-type="float">
            <text:p>0.311030142</text:p>
          </table:table-cell>
          <table:table-cell office:value-type="float" office:value="0.670984399" calcext:value-type="float">
            <text:p>0.670984399</text:p>
          </table:table-cell>
          <table:table-cell office:value-type="float" office:value="1.477276646" calcext:value-type="float">
            <text:p>1.47727664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552371477" calcext:value-type="float">
            <text:p>1.552371477</text:p>
          </table:table-cell>
          <table:table-cell office:value-type="float" office:value="1.45182082" calcext:value-type="float">
            <text:p>1.45182082</text:p>
          </table:table-cell>
          <table:table-cell office:value-type="float" office:value="1.397133686" calcext:value-type="float">
            <text:p>1.397133686</text:p>
          </table:table-cell>
          <table:table-cell office:value-type="float" office:value="1.539239489" calcext:value-type="float">
            <text:p>1.539239489</text:p>
          </table:table-cell>
          <table:table-cell office:value-type="float" office:value="1.399337486" calcext:value-type="float">
            <text:p>1.399337486</text:p>
          </table:table-cell>
          <table:table-cell office:value-type="float" office:value="1.491585141" calcext:value-type="float">
            <text:p>1.491585141</text:p>
          </table:table-cell>
          <table:table-cell office:value-type="float" office:value="1.440092019" calcext:value-type="float">
            <text:p>1.440092019</text:p>
          </table:table-cell>
          <table:table-cell office:value-type="float" office:value="0.302830102" calcext:value-type="float">
            <text:p>0.302830102</text:p>
          </table:table-cell>
          <table:table-cell office:value-type="float" office:value="0.648608295" calcext:value-type="float">
            <text:p>0.648608295</text:p>
          </table:table-cell>
          <table:table-cell office:value-type="float" office:value="1.436264565" calcext:value-type="float">
            <text:p>1.436264565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509241696" calcext:value-type="float">
            <text:p>1.509241696</text:p>
          </table:table-cell>
          <table:table-cell office:value-type="float" office:value="1.411231863" calcext:value-type="float">
            <text:p>1.411231863</text:p>
          </table:table-cell>
          <table:table-cell office:value-type="float" office:value="1.357748794" calcext:value-type="float">
            <text:p>1.357748794</text:p>
          </table:table-cell>
          <table:table-cell office:value-type="float" office:value="1.495888636" calcext:value-type="float">
            <text:p>1.495888636</text:p>
          </table:table-cell>
          <table:table-cell office:value-type="float" office:value="1.359904477" calcext:value-type="float">
            <text:p>1.359904477</text:p>
          </table:table-cell>
          <table:table-cell office:value-type="float" office:value="1.450201585" calcext:value-type="float">
            <text:p>1.450201585</text:p>
          </table:table-cell>
          <table:table-cell office:value-type="float" office:value="1.40007358" calcext:value-type="float">
            <text:p>1.40007358</text:p>
          </table:table-cell>
          <table:table-cell office:value-type="float" office:value="0.294359956" calcext:value-type="float">
            <text:p>0.294359956</text:p>
          </table:table-cell>
          <table:table-cell office:value-type="float" office:value="0.626602074" calcext:value-type="float">
            <text:p>0.626602074</text:p>
          </table:table-cell>
          <table:table-cell office:value-type="float" office:value="1.396039452" calcext:value-type="float">
            <text:p>1.39603945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467209792" calcext:value-type="float">
            <text:p>1.467209792</text:p>
          </table:table-cell>
          <table:table-cell office:value-type="float" office:value="1.371458322" calcext:value-type="float">
            <text:p>1.371458322</text:p>
          </table:table-cell>
          <table:table-cell office:value-type="float" office:value="1.319669843" calcext:value-type="float">
            <text:p>1.319669843</text:p>
          </table:table-cell>
          <table:table-cell office:value-type="float" office:value="1.453891633" calcext:value-type="float">
            <text:p>1.453891633</text:p>
          </table:table-cell>
          <table:table-cell office:value-type="float" office:value="1.321679522" calcext:value-type="float">
            <text:p>1.321679522</text:p>
          </table:table-cell>
          <table:table-cell office:value-type="float" office:value="1.409752716" calcext:value-type="float">
            <text:p>1.409752716</text:p>
          </table:table-cell>
          <table:table-cell office:value-type="float" office:value="1.360715873" calcext:value-type="float">
            <text:p>1.360715873</text:p>
          </table:table-cell>
          <table:table-cell office:value-type="float" office:value="0.285820384" calcext:value-type="float">
            <text:p>0.285820384</text:p>
          </table:table-cell>
          <table:table-cell office:value-type="float" office:value="0.605464866" calcext:value-type="float">
            <text:p>0.605464866</text:p>
          </table:table-cell>
          <table:table-cell office:value-type="float" office:value="1.356683904" calcext:value-type="float">
            <text:p>1.35668390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425919604" calcext:value-type="float">
            <text:p>1.425919604</text:p>
          </table:table-cell>
          <table:table-cell office:value-type="float" office:value="1.332970579" calcext:value-type="float">
            <text:p>1.332970579</text:p>
          </table:table-cell>
          <table:table-cell office:value-type="float" office:value="1.28301777" calcext:value-type="float">
            <text:p>1.28301777</text:p>
          </table:table-cell>
          <table:table-cell office:value-type="float" office:value="1.413441747" calcext:value-type="float">
            <text:p>1.413441747</text:p>
          </table:table-cell>
          <table:table-cell office:value-type="float" office:value="1.284921669" calcext:value-type="float">
            <text:p>1.284921669</text:p>
          </table:table-cell>
          <table:table-cell office:value-type="float" office:value="1.370021579" calcext:value-type="float">
            <text:p>1.370021579</text:p>
          </table:table-cell>
          <table:table-cell office:value-type="float" office:value="1.322376888" calcext:value-type="float">
            <text:p>1.322376888</text:p>
          </table:table-cell>
          <table:table-cell office:value-type="float" office:value="0.277797066" calcext:value-type="float">
            <text:p>0.277797066</text:p>
          </table:table-cell>
          <table:table-cell office:value-type="float" office:value="0.583770352" calcext:value-type="float">
            <text:p>0.583770352</text:p>
          </table:table-cell>
          <table:table-cell office:value-type="float" office:value="1.318686475" calcext:value-type="float">
            <text:p>1.31868647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385803952" calcext:value-type="float">
            <text:p>1.385803952</text:p>
          </table:table-cell>
          <table:table-cell office:value-type="float" office:value="1.295940142" calcext:value-type="float">
            <text:p>1.295940142</text:p>
          </table:table-cell>
          <table:table-cell office:value-type="float" office:value="1.247363114" calcext:value-type="float">
            <text:p>1.247363114</text:p>
          </table:table-cell>
          <table:table-cell office:value-type="float" office:value="1.374188715" calcext:value-type="float">
            <text:p>1.374188715</text:p>
          </table:table-cell>
          <table:table-cell office:value-type="float" office:value="1.249295235" calcext:value-type="float">
            <text:p>1.249295235</text:p>
          </table:table-cell>
          <table:table-cell office:value-type="float" office:value="1.33150517" calcext:value-type="float">
            <text:p>1.33150517</text:p>
          </table:table-cell>
          <table:table-cell office:value-type="float" office:value="1.285438573" calcext:value-type="float">
            <text:p>1.285438573</text:p>
          </table:table-cell>
          <table:table-cell office:value-type="float" office:value="0.27041372" calcext:value-type="float">
            <text:p>0.27041372</text:p>
          </table:table-cell>
          <table:table-cell office:value-type="float" office:value="0.568244787" calcext:value-type="float">
            <text:p>0.568244787</text:p>
          </table:table-cell>
          <table:table-cell office:value-type="float" office:value="1.282088893" calcext:value-type="float">
            <text:p>1.28208889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47173417" calcext:value-type="float">
            <text:p>1.347173417</text:p>
          </table:table-cell>
          <table:table-cell office:value-type="float" office:value="1.25994167" calcext:value-type="float">
            <text:p>1.25994167</text:p>
          </table:table-cell>
          <table:table-cell office:value-type="float" office:value="1.212247684" calcext:value-type="float">
            <text:p>1.212247684</text:p>
          </table:table-cell>
          <table:table-cell office:value-type="float" office:value="1.335576346" calcext:value-type="float">
            <text:p>1.335576346</text:p>
          </table:table-cell>
          <table:table-cell office:value-type="float" office:value="1.214192556" calcext:value-type="float">
            <text:p>1.214192556</text:p>
          </table:table-cell>
          <table:table-cell office:value-type="float" office:value="1.294466247" calcext:value-type="float">
            <text:p>1.294466247</text:p>
          </table:table-cell>
          <table:table-cell office:value-type="float" office:value="1.249843667" calcext:value-type="float">
            <text:p>1.249843667</text:p>
          </table:table-cell>
          <table:table-cell office:value-type="float" office:value="0.262618349" calcext:value-type="float">
            <text:p>0.262618349</text:p>
          </table:table-cell>
          <table:table-cell office:value-type="float" office:value="0.547844298" calcext:value-type="float">
            <text:p>0.547844298</text:p>
          </table:table-cell>
          <table:table-cell office:value-type="float" office:value="1.246402622" calcext:value-type="float">
            <text:p>1.246402622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309830686" calcext:value-type="float">
            <text:p>1.309830686</text:p>
          </table:table-cell>
          <table:table-cell office:value-type="float" office:value="1.224489791" calcext:value-type="float">
            <text:p>1.224489791</text:p>
          </table:table-cell>
          <table:table-cell office:value-type="float" office:value="1.178083586" calcext:value-type="float">
            <text:p>1.178083586</text:p>
          </table:table-cell>
          <table:table-cell office:value-type="float" office:value="1.297926998" calcext:value-type="float">
            <text:p>1.297926998</text:p>
          </table:table-cell>
          <table:table-cell office:value-type="float" office:value="1.179922758" calcext:value-type="float">
            <text:p>1.179922758</text:p>
          </table:table-cell>
          <table:table-cell office:value-type="float" office:value="1.258578192" calcext:value-type="float">
            <text:p>1.258578192</text:p>
          </table:table-cell>
          <table:table-cell office:value-type="float" office:value="1.214917367" calcext:value-type="float">
            <text:p>1.214917367</text:p>
          </table:table-cell>
          <table:table-cell office:value-type="float" office:value="0.255548293" calcext:value-type="float">
            <text:p>0.255548293</text:p>
          </table:table-cell>
          <table:table-cell office:value-type="float" office:value="0.529609789" calcext:value-type="float">
            <text:p>0.529609789</text:p>
          </table:table-cell>
          <table:table-cell office:value-type="float" office:value="1.21127286" calcext:value-type="float">
            <text:p>1.2112728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273124079" calcext:value-type="float">
            <text:p>1.273124079</text:p>
          </table:table-cell>
          <table:table-cell office:value-type="float" office:value="1.189970897" calcext:value-type="float">
            <text:p>1.189970897</text:p>
          </table:table-cell>
          <table:table-cell office:value-type="float" office:value="1.145224353" calcext:value-type="float">
            <text:p>1.145224353</text:p>
          </table:table-cell>
          <table:table-cell office:value-type="float" office:value="1.261662974" calcext:value-type="float">
            <text:p>1.261662974</text:p>
          </table:table-cell>
          <table:table-cell office:value-type="float" office:value="1.147330115" calcext:value-type="float">
            <text:p>1.147330115</text:p>
          </table:table-cell>
          <table:table-cell office:value-type="float" office:value="1.223220292" calcext:value-type="float">
            <text:p>1.223220292</text:p>
          </table:table-cell>
          <table:table-cell office:value-type="float" office:value="1.180612488" calcext:value-type="float">
            <text:p>1.180612488</text:p>
          </table:table-cell>
          <table:table-cell office:value-type="float" office:value="0.247686517" calcext:value-type="float">
            <text:p>0.247686517</text:p>
          </table:table-cell>
          <table:table-cell office:value-type="float" office:value="0.512291676" calcext:value-type="float">
            <text:p>0.512291676</text:p>
          </table:table-cell>
          <table:table-cell office:value-type="float" office:value="1.177171361" calcext:value-type="float">
            <text:p>1.17717136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2371981" calcext:value-type="float">
            <text:p>1.2371981</text:p>
          </table:table-cell>
          <table:table-cell office:value-type="float" office:value="1.156754207" calcext:value-type="float">
            <text:p>1.156754207</text:p>
          </table:table-cell>
          <table:table-cell office:value-type="float" office:value="1.113530465" calcext:value-type="float">
            <text:p>1.113530465</text:p>
          </table:table-cell>
          <table:table-cell office:value-type="float" office:value="1.226718398" calcext:value-type="float">
            <text:p>1.226718398</text:p>
          </table:table-cell>
          <table:table-cell office:value-type="float" office:value="1.114757962" calcext:value-type="float">
            <text:p>1.114757962</text:p>
          </table:table-cell>
          <table:table-cell office:value-type="float" office:value="1.188762669" calcext:value-type="float">
            <text:p>1.188762669</text:p>
          </table:table-cell>
          <table:table-cell office:value-type="float" office:value="1.147442355" calcext:value-type="float">
            <text:p>1.147442355</text:p>
          </table:table-cell>
          <table:table-cell office:value-type="float" office:value="0.241286044" calcext:value-type="float">
            <text:p>0.241286044</text:p>
          </table:table-cell>
          <table:table-cell office:value-type="float" office:value="0.495934567" calcext:value-type="float">
            <text:p>0.495934567</text:p>
          </table:table-cell>
          <table:table-cell office:value-type="float" office:value="1.144395513" calcext:value-type="float">
            <text:p>1.144395513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202524214" calcext:value-type="float">
            <text:p>1.202524214</text:p>
          </table:table-cell>
          <table:table-cell office:value-type="float" office:value="1.124766668" calcext:value-type="float">
            <text:p>1.124766668</text:p>
          </table:table-cell>
          <table:table-cell office:value-type="float" office:value="1.082372529" calcext:value-type="float">
            <text:p>1.082372529</text:p>
          </table:table-cell>
          <table:table-cell office:value-type="float" office:value="1.192465821" calcext:value-type="float">
            <text:p>1.192465821</text:p>
          </table:table-cell>
          <table:table-cell office:value-type="float" office:value="1.08410402" calcext:value-type="float">
            <text:p>1.08410402</text:p>
          </table:table-cell>
          <table:table-cell office:value-type="float" office:value="1.155439714" calcext:value-type="float">
            <text:p>1.155439714</text:p>
          </table:table-cell>
          <table:table-cell office:value-type="float" office:value="1.115610104" calcext:value-type="float">
            <text:p>1.115610104</text:p>
          </table:table-cell>
          <table:table-cell office:value-type="float" office:value="0.23442821" calcext:value-type="float">
            <text:p>0.23442821</text:p>
          </table:table-cell>
          <table:table-cell office:value-type="float" office:value="0.480124115" calcext:value-type="float">
            <text:p>0.480124115</text:p>
          </table:table-cell>
          <table:table-cell office:value-type="float" office:value="1.112711545" calcext:value-type="float">
            <text:p>1.11271154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169214316" calcext:value-type="float">
            <text:p>1.169214316</text:p>
          </table:table-cell>
          <table:table-cell office:value-type="float" office:value="1.09331119" calcext:value-type="float">
            <text:p>1.09331119</text:p>
          </table:table-cell>
          <table:table-cell office:value-type="float" office:value="1.051764805" calcext:value-type="float">
            <text:p>1.051764805</text:p>
          </table:table-cell>
          <table:table-cell office:value-type="float" office:value="1.158782393" calcext:value-type="float">
            <text:p>1.158782393</text:p>
          </table:table-cell>
          <table:table-cell office:value-type="float" office:value="1.053533376" calcext:value-type="float">
            <text:p>1.053533376</text:p>
          </table:table-cell>
          <table:table-cell office:value-type="float" office:value="1.123405652" calcext:value-type="float">
            <text:p>1.123405652</text:p>
          </table:table-cell>
          <table:table-cell office:value-type="float" office:value="1.084640502" calcext:value-type="float">
            <text:p>1.084640502</text:p>
          </table:table-cell>
          <table:table-cell office:value-type="float" office:value="0.227536094" calcext:value-type="float">
            <text:p>0.227536094</text:p>
          </table:table-cell>
          <table:table-cell office:value-type="float" office:value="0.464470114" calcext:value-type="float">
            <text:p>0.464470114</text:p>
          </table:table-cell>
          <table:table-cell office:value-type="float" office:value="1.081513529" calcext:value-type="float">
            <text:p>1.08151352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136694305" calcext:value-type="float">
            <text:p>1.136694305</text:p>
          </table:table-cell>
          <table:table-cell office:value-type="float" office:value="1.062398355" calcext:value-type="float">
            <text:p>1.062398355</text:p>
          </table:table-cell>
          <table:table-cell office:value-type="float" office:value="1.022251244" calcext:value-type="float">
            <text:p>1.022251244</text:p>
          </table:table-cell>
          <table:table-cell office:value-type="float" office:value="1.126224195" calcext:value-type="float">
            <text:p>1.126224195</text:p>
          </table:table-cell>
          <table:table-cell office:value-type="float" office:value="1.023846808" calcext:value-type="float">
            <text:p>1.023846808</text:p>
          </table:table-cell>
          <table:table-cell office:value-type="float" office:value="1.092169772" calcext:value-type="float">
            <text:p>1.092169772</text:p>
          </table:table-cell>
          <table:table-cell office:value-type="float" office:value="1.054178771" calcext:value-type="float">
            <text:p>1.054178771</text:p>
          </table:table-cell>
          <table:table-cell office:value-type="float" office:value="0.221943131" calcext:value-type="float">
            <text:p>0.221943131</text:p>
          </table:table-cell>
          <table:table-cell office:value-type="float" office:value="0.449377414" calcext:value-type="float">
            <text:p>0.449377414</text:p>
          </table:table-cell>
          <table:table-cell office:value-type="float" office:value="1.050936417" calcext:value-type="float">
            <text:p>1.050936417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104626137" calcext:value-type="float">
            <text:p>1.104626137</text:p>
          </table:table-cell>
          <table:table-cell office:value-type="float" office:value="1.032559058" calcext:value-type="float">
            <text:p>1.032559058</text:p>
          </table:table-cell>
          <table:table-cell office:value-type="float" office:value="0.993927579" calcext:value-type="float">
            <text:p>0.993927579</text:p>
          </table:table-cell>
          <table:table-cell office:value-type="float" office:value="1.09496735" calcext:value-type="float">
            <text:p>1.09496735</text:p>
          </table:table-cell>
          <table:table-cell office:value-type="float" office:value="0.995346754" calcext:value-type="float">
            <text:p>0.995346754</text:p>
          </table:table-cell>
          <table:table-cell office:value-type="float" office:value="1.061376475" calcext:value-type="float">
            <text:p>1.061376475</text:p>
          </table:table-cell>
          <table:table-cell office:value-type="float" office:value="1.024416925" calcext:value-type="float">
            <text:p>1.024416925</text:p>
          </table:table-cell>
          <table:table-cell office:value-type="float" office:value="0.215084888" calcext:value-type="float">
            <text:p>0.215084888</text:p>
          </table:table-cell>
          <table:table-cell office:value-type="float" office:value="0.435232364" calcext:value-type="float">
            <text:p>0.435232364</text:p>
          </table:table-cell>
          <table:table-cell office:value-type="float" office:value="1.021485693" calcext:value-type="float">
            <text:p>1.02148569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073540272" calcext:value-type="float">
            <text:p>1.073540272</text:p>
          </table:table-cell>
          <table:table-cell office:value-type="float" office:value="1.00395292" calcext:value-type="float">
            <text:p>1.00395292</text:p>
          </table:table-cell>
          <table:table-cell office:value-type="float" office:value="0.966337866" calcext:value-type="float">
            <text:p>0.966337866</text:p>
          </table:table-cell>
          <table:table-cell office:value-type="float" office:value="1.064568574" calcext:value-type="float">
            <text:p>1.064568574</text:p>
          </table:table-cell>
          <table:table-cell office:value-type="float" office:value="0.967825812" calcext:value-type="float">
            <text:p>0.967825812</text:p>
          </table:table-cell>
          <table:table-cell office:value-type="float" office:value="1.031455552" calcext:value-type="float">
            <text:p>1.031455552</text:p>
          </table:table-cell>
          <table:table-cell office:value-type="float" office:value="0.995752423" calcext:value-type="float">
            <text:p>0.995752423</text:p>
          </table:table-cell>
          <table:table-cell office:value-type="float" office:value="0.209269205" calcext:value-type="float">
            <text:p>0.209269205</text:p>
          </table:table-cell>
          <table:table-cell office:value-type="float" office:value="0.421741949" calcext:value-type="float">
            <text:p>0.421741949</text:p>
          </table:table-cell>
          <table:table-cell office:value-type="float" office:value="0.993240002" calcext:value-type="float">
            <text:p>0.99324000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04358496" calcext:value-type="float">
            <text:p>1.04358496</text:p>
          </table:table-cell>
          <table:table-cell office:value-type="float" office:value="0.976074521" calcext:value-type="float">
            <text:p>0.976074521</text:p>
          </table:table-cell>
          <table:table-cell office:value-type="float" office:value="0.939128786" calcext:value-type="float">
            <text:p>0.939128786</text:p>
          </table:table-cell>
          <table:table-cell office:value-type="float" office:value="1.034685196" calcext:value-type="float">
            <text:p>1.034685196</text:p>
          </table:table-cell>
          <table:table-cell office:value-type="float" office:value="0.940662527" calcext:value-type="float">
            <text:p>0.940662527</text:p>
          </table:table-cell>
          <table:table-cell office:value-type="float" office:value="1.002733069" calcext:value-type="float">
            <text:p>1.002733069</text:p>
          </table:table-cell>
          <table:table-cell office:value-type="float" office:value="0.968216184" calcext:value-type="float">
            <text:p>0.968216184</text:p>
          </table:table-cell>
          <table:table-cell office:value-type="float" office:value="0.203739788" calcext:value-type="float">
            <text:p>0.203739788</text:p>
          </table:table-cell>
          <table:table-cell office:value-type="float" office:value="0.408404255" calcext:value-type="float">
            <text:p>0.408404255</text:p>
          </table:table-cell>
          <table:table-cell office:value-type="float" office:value="0.965632226" calcext:value-type="float">
            <text:p>0.9656322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014701014" calcext:value-type="float">
            <text:p>1.014701014</text:p>
          </table:table-cell>
          <table:table-cell office:value-type="float" office:value="0.948629117" calcext:value-type="float">
            <text:p>0.948629117</text:p>
          </table:table-cell>
          <table:table-cell office:value-type="float" office:value="0.912600007" calcext:value-type="float">
            <text:p>0.912600007</text:p>
          </table:table-cell>
          <table:table-cell office:value-type="float" office:value="1.005461387" calcext:value-type="float">
            <text:p>1.005461387</text:p>
          </table:table-cell>
          <table:table-cell office:value-type="float" office:value="0.914055449" calcext:value-type="float">
            <text:p>0.914055449</text:p>
          </table:table-cell>
          <table:table-cell office:value-type="float" office:value="0.975024928" calcext:value-type="float">
            <text:p>0.975024928</text:p>
          </table:table-cell>
          <table:table-cell office:value-type="float" office:value="0.941221404" calcext:value-type="float">
            <text:p>0.941221404</text:p>
          </table:table-cell>
          <table:table-cell office:value-type="float" office:value="0.197877283" calcext:value-type="float">
            <text:p>0.197877283</text:p>
          </table:table-cell>
          <table:table-cell office:value-type="float" office:value="0.395234237" calcext:value-type="float">
            <text:p>0.395234237</text:p>
          </table:table-cell>
          <table:table-cell office:value-type="float" office:value="0.938333424" calcext:value-type="float">
            <text:p>0.93833342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986312893" calcext:value-type="float">
            <text:p>0.986312893</text:p>
          </table:table-cell>
          <table:table-cell office:value-type="float" office:value="0.921834671" calcext:value-type="float">
            <text:p>0.921834671</text:p>
          </table:table-cell>
          <table:table-cell office:value-type="float" office:value="0.887128933" calcext:value-type="float">
            <text:p>0.887128933</text:p>
          </table:table-cell>
          <table:table-cell office:value-type="float" office:value="0.977334571" calcext:value-type="float">
            <text:p>0.977334571</text:p>
          </table:table-cell>
          <table:table-cell office:value-type="float" office:value="0.888437332" calcext:value-type="float">
            <text:p>0.888437332</text:p>
          </table:table-cell>
          <table:table-cell office:value-type="float" office:value="0.947675718" calcext:value-type="float">
            <text:p>0.947675718</text:p>
          </table:table-cell>
          <table:table-cell office:value-type="float" office:value="0.914619739" calcext:value-type="float">
            <text:p>0.914619739</text:p>
          </table:table-cell>
          <table:table-cell office:value-type="float" office:value="0.192291881" calcext:value-type="float">
            <text:p>0.192291881</text:p>
          </table:table-cell>
          <table:table-cell office:value-type="float" office:value="0.382876441" calcext:value-type="float">
            <text:p>0.382876441</text:p>
          </table:table-cell>
          <table:table-cell office:value-type="float" office:value="0.911898775" calcext:value-type="float">
            <text:p>0.91189877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958440647" calcext:value-type="float">
            <text:p>0.958440647</text:p>
          </table:table-cell>
          <table:table-cell office:value-type="float" office:value="0.896066896" calcext:value-type="float">
            <text:p>0.896066896</text:p>
          </table:table-cell>
          <table:table-cell office:value-type="float" office:value="0.862610172" calcext:value-type="float">
            <text:p>0.862610172</text:p>
          </table:table-cell>
          <table:table-cell office:value-type="float" office:value="0.950292581" calcext:value-type="float">
            <text:p>0.950292581</text:p>
          </table:table-cell>
          <table:table-cell office:value-type="float" office:value="0.863902174" calcext:value-type="float">
            <text:p>0.863902174</text:p>
          </table:table-cell>
          <table:table-cell office:value-type="float" office:value="0.920850402" calcext:value-type="float">
            <text:p>0.920850402</text:p>
          </table:table-cell>
          <table:table-cell office:value-type="float" office:value="0.888858571" calcext:value-type="float">
            <text:p>0.888858571</text:p>
          </table:table-cell>
          <table:table-cell office:value-type="float" office:value="0.186403866" calcext:value-type="float">
            <text:p>0.186403866</text:p>
          </table:table-cell>
          <table:table-cell office:value-type="float" office:value="0.371275582" calcext:value-type="float">
            <text:p>0.371275582</text:p>
          </table:table-cell>
          <table:table-cell office:value-type="float" office:value="0.886488771" calcext:value-type="float">
            <text:p>0.88648877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931527292" calcext:value-type="float">
            <text:p>0.931527292</text:p>
          </table:table-cell>
          <table:table-cell office:value-type="float" office:value="0.871315119" calcext:value-type="float">
            <text:p>0.871315119</text:p>
          </table:table-cell>
          <table:table-cell office:value-type="float" office:value="0.838545554" calcext:value-type="float">
            <text:p>0.838545554</text:p>
          </table:table-cell>
          <table:table-cell office:value-type="float" office:value="0.923815384" calcext:value-type="float">
            <text:p>0.923815384</text:p>
          </table:table-cell>
          <table:table-cell office:value-type="float" office:value="0.839893634" calcext:value-type="float">
            <text:p>0.839893634</text:p>
          </table:table-cell>
          <table:table-cell office:value-type="float" office:value="0.895026179" calcext:value-type="float">
            <text:p>0.895026179</text:p>
          </table:table-cell>
          <table:table-cell office:value-type="float" office:value="0.864199727" calcext:value-type="float">
            <text:p>0.864199727</text:p>
          </table:table-cell>
          <table:table-cell office:value-type="float" office:value="0.181844761" calcext:value-type="float">
            <text:p>0.181844761</text:p>
          </table:table-cell>
          <table:table-cell office:value-type="float" office:value="0.359951618" calcext:value-type="float">
            <text:p>0.359951618</text:p>
          </table:table-cell>
          <table:table-cell office:value-type="float" office:value="0.861990297" calcext:value-type="float">
            <text:p>0.86199029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905726497" calcext:value-type="float">
            <text:p>0.905726497</text:p>
          </table:table-cell>
          <table:table-cell office:value-type="float" office:value="0.847012162" calcext:value-type="float">
            <text:p>0.847012162</text:p>
          </table:table-cell>
          <table:table-cell office:value-type="float" office:value="0.814786549" calcext:value-type="float">
            <text:p>0.814786549</text:p>
          </table:table-cell>
          <table:table-cell office:value-type="float" office:value="0.897710016" calcext:value-type="float">
            <text:p>0.897710016</text:p>
          </table:table-cell>
          <table:table-cell office:value-type="float" office:value="0.816123021" calcext:value-type="float">
            <text:p>0.816123021</text:p>
          </table:table-cell>
          <table:table-cell office:value-type="float" office:value="0.870319825" calcext:value-type="float">
            <text:p>0.870319825</text:p>
          </table:table-cell>
          <table:table-cell office:value-type="float" office:value="0.840316558" calcext:value-type="float">
            <text:p>0.840316558</text:p>
          </table:table-cell>
          <table:table-cell office:value-type="float" office:value="0.177141731" calcext:value-type="float">
            <text:p>0.177141731</text:p>
          </table:table-cell>
          <table:table-cell office:value-type="float" office:value="0.348558494" calcext:value-type="float">
            <text:p>0.348558494</text:p>
          </table:table-cell>
          <table:table-cell office:value-type="float" office:value="0.8378756" calcext:value-type="float">
            <text:p>0.837875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880610292" calcext:value-type="float">
            <text:p>0.880610292</text:p>
          </table:table-cell>
          <table:table-cell office:value-type="float" office:value="0.823031982" calcext:value-type="float">
            <text:p>0.823031982</text:p>
          </table:table-cell>
          <table:table-cell office:value-type="float" office:value="0.791877063" calcext:value-type="float">
            <text:p>0.791877063</text:p>
          </table:table-cell>
          <table:table-cell office:value-type="float" office:value="0.872423158" calcext:value-type="float">
            <text:p>0.872423158</text:p>
          </table:table-cell>
          <table:table-cell office:value-type="float" office:value="0.793074413" calcext:value-type="float">
            <text:p>0.793074413</text:p>
          </table:table-cell>
          <table:table-cell office:value-type="float" office:value="0.846151266" calcext:value-type="float">
            <text:p>0.846151266</text:p>
          </table:table-cell>
          <table:table-cell office:value-type="float" office:value="0.816651392" calcext:value-type="float">
            <text:p>0.816651392</text:p>
          </table:table-cell>
          <table:table-cell office:value-type="float" office:value="0.171269185" calcext:value-type="float">
            <text:p>0.171269185</text:p>
          </table:table-cell>
          <table:table-cell office:value-type="float" office:value="0.337634558" calcext:value-type="float">
            <text:p>0.337634558</text:p>
          </table:table-cell>
          <table:table-cell office:value-type="float" office:value="0.814134682" calcext:value-type="float">
            <text:p>0.81413468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855756751" calcext:value-type="float">
            <text:p>0.855756751</text:p>
          </table:table-cell>
          <table:table-cell office:value-type="float" office:value="0.799862267" calcext:value-type="float">
            <text:p>0.799862267</text:p>
          </table:table-cell>
          <table:table-cell office:value-type="float" office:value="0.769945663" calcext:value-type="float">
            <text:p>0.769945663</text:p>
          </table:table-cell>
          <table:table-cell office:value-type="float" office:value="0.848208273" calcext:value-type="float">
            <text:p>0.848208273</text:p>
          </table:table-cell>
          <table:table-cell office:value-type="float" office:value="0.771057515" calcext:value-type="float">
            <text:p>0.771057515</text:p>
          </table:table-cell>
          <table:table-cell office:value-type="float" office:value="0.822207946" calcext:value-type="float">
            <text:p>0.822207946</text:p>
          </table:table-cell>
          <table:table-cell office:value-type="float" office:value="0.793524147" calcext:value-type="float">
            <text:p>0.793524147</text:p>
          </table:table-cell>
          <table:table-cell office:value-type="float" office:value="0.166519138" calcext:value-type="float">
            <text:p>0.166519138</text:p>
          </table:table-cell>
          <table:table-cell office:value-type="float" office:value="0.327560676" calcext:value-type="float">
            <text:p>0.327560676</text:p>
          </table:table-cell>
          <table:table-cell office:value-type="float" office:value="0.791280446" calcext:value-type="float">
            <text:p>0.791280446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831579824" calcext:value-type="float">
            <text:p>0.831579824</text:p>
          </table:table-cell>
          <table:table-cell office:value-type="float" office:value="0.777703216" calcext:value-type="float">
            <text:p>0.777703216</text:p>
          </table:table-cell>
          <table:table-cell office:value-type="float" office:value="0.748659597" calcext:value-type="float">
            <text:p>0.748659597</text:p>
          </table:table-cell>
          <table:table-cell office:value-type="float" office:value="0.824762833" calcext:value-type="float">
            <text:p>0.824762833</text:p>
          </table:table-cell>
          <table:table-cell office:value-type="float" office:value="0.749828797" calcext:value-type="float">
            <text:p>0.749828797</text:p>
          </table:table-cell>
          <table:table-cell office:value-type="float" office:value="0.799022303" calcext:value-type="float">
            <text:p>0.799022303</text:p>
          </table:table-cell>
          <table:table-cell office:value-type="float" office:value="0.771339719" calcext:value-type="float">
            <text:p>0.771339719</text:p>
          </table:table-cell>
          <table:table-cell office:value-type="float" office:value="0.162411253" calcext:value-type="float">
            <text:p>0.162411253</text:p>
          </table:table-cell>
          <table:table-cell office:value-type="float" office:value="0.317910856" calcext:value-type="float">
            <text:p>0.317910856</text:p>
          </table:table-cell>
          <table:table-cell office:value-type="float" office:value="0.769409208" calcext:value-type="float">
            <text:p>0.76940920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808404494" calcext:value-type="float">
            <text:p>0.808404494</text:p>
          </table:table-cell>
          <table:table-cell office:value-type="float" office:value="0.756218427" calcext:value-type="float">
            <text:p>0.756218427</text:p>
          </table:table-cell>
          <table:table-cell office:value-type="float" office:value="0.727533403" calcext:value-type="float">
            <text:p>0.727533403</text:p>
          </table:table-cell>
          <table:table-cell office:value-type="float" office:value="0.80156506" calcext:value-type="float">
            <text:p>0.80156506</text:p>
          </table:table-cell>
          <table:table-cell office:value-type="float" office:value="0.728743859" calcext:value-type="float">
            <text:p>0.728743859</text:p>
          </table:table-cell>
          <table:table-cell office:value-type="float" office:value="0.776746928" calcext:value-type="float">
            <text:p>0.776746928</text:p>
          </table:table-cell>
          <table:table-cell office:value-type="float" office:value="0.750110695" calcext:value-type="float">
            <text:p>0.750110695</text:p>
          </table:table-cell>
          <table:table-cell office:value-type="float" office:value="0.157600078" calcext:value-type="float">
            <text:p>0.157600078</text:p>
          </table:table-cell>
          <table:table-cell office:value-type="float" office:value="0.308187686" calcext:value-type="float">
            <text:p>0.308187686</text:p>
          </table:table-cell>
          <table:table-cell office:value-type="float" office:value="0.748092655" calcext:value-type="float">
            <text:p>0.74809265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786134041" calcext:value-type="float">
            <text:p>0.786134041</text:p>
          </table:table-cell>
          <table:table-cell office:value-type="float" office:value="0.73489049" calcext:value-type="float">
            <text:p>0.73489049</text:p>
          </table:table-cell>
          <table:table-cell office:value-type="float" office:value="0.706901626" calcext:value-type="float">
            <text:p>0.706901626</text:p>
          </table:table-cell>
          <table:table-cell office:value-type="float" office:value="0.778847449" calcext:value-type="float">
            <text:p>0.778847449</text:p>
          </table:table-cell>
          <table:table-cell office:value-type="float" office:value="0.708034226" calcext:value-type="float">
            <text:p>0.708034226</text:p>
          </table:table-cell>
          <table:table-cell office:value-type="float" office:value="0.755329409" calcext:value-type="float">
            <text:p>0.755329409</text:p>
          </table:table-cell>
          <table:table-cell office:value-type="float" office:value="0.729200459" calcext:value-type="float">
            <text:p>0.729200459</text:p>
          </table:table-cell>
          <table:table-cell office:value-type="float" office:value="0.153346219" calcext:value-type="float">
            <text:p>0.153346219</text:p>
          </table:table-cell>
          <table:table-cell office:value-type="float" office:value="0.298503" calcext:value-type="float">
            <text:p>0.298503</text:p>
          </table:table-cell>
          <table:table-cell office:value-type="float" office:value="0.726932145" calcext:value-type="float">
            <text:p>0.72693214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64122762" calcext:value-type="float">
            <text:p>0.764122762</text:p>
          </table:table-cell>
          <table:table-cell office:value-type="float" office:value="0.714050143" calcext:value-type="float">
            <text:p>0.714050143</text:p>
          </table:table-cell>
          <table:table-cell office:value-type="float" office:value="0.687209242" calcext:value-type="float">
            <text:p>0.687209242</text:p>
          </table:table-cell>
          <table:table-cell office:value-type="float" office:value="0.757069498" calcext:value-type="float">
            <text:p>0.757069498</text:p>
          </table:table-cell>
          <table:table-cell office:value-type="float" office:value="0.688187328" calcext:value-type="float">
            <text:p>0.688187328</text:p>
          </table:table-cell>
          <table:table-cell office:value-type="float" office:value="0.734190197" calcext:value-type="float">
            <text:p>0.734190197</text:p>
          </table:table-cell>
          <table:table-cell office:value-type="float" office:value="0.708496908" calcext:value-type="float">
            <text:p>0.708496908</text:p>
          </table:table-cell>
          <table:table-cell office:value-type="float" office:value="0.148785717" calcext:value-type="float">
            <text:p>0.148785717</text:p>
          </table:table-cell>
          <table:table-cell office:value-type="float" office:value="0.289613672" calcext:value-type="float">
            <text:p>0.289613672</text:p>
          </table:table-cell>
          <table:table-cell office:value-type="float" office:value="0.706358766" calcext:value-type="float">
            <text:p>0.70635876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74243094" calcext:value-type="float">
            <text:p>0.74243094</text:p>
          </table:table-cell>
          <table:table-cell office:value-type="float" office:value="0.69412342" calcext:value-type="float">
            <text:p>0.69412342</text:p>
          </table:table-cell>
          <table:table-cell office:value-type="float" office:value="0.668306157" calcext:value-type="float">
            <text:p>0.668306157</text:p>
          </table:table-cell>
          <table:table-cell office:value-type="float" office:value="0.736215338" calcext:value-type="float">
            <text:p>0.736215338</text:p>
          </table:table-cell>
          <table:table-cell office:value-type="float" office:value="0.669256403" calcext:value-type="float">
            <text:p>0.669256403</text:p>
          </table:table-cell>
          <table:table-cell office:value-type="float" office:value="0.713369257" calcext:value-type="float">
            <text:p>0.713369257</text:p>
          </table:table-cell>
          <table:table-cell office:value-type="float" office:value="0.688508423" calcext:value-type="float">
            <text:p>0.688508423</text:p>
          </table:table-cell>
          <table:table-cell office:value-type="float" office:value="0.144082361" calcext:value-type="float">
            <text:p>0.144082361</text:p>
          </table:table-cell>
          <table:table-cell office:value-type="float" office:value="0.28127525" calcext:value-type="float">
            <text:p>0.28127525</text:p>
          </table:table-cell>
          <table:table-cell office:value-type="float" office:value="0.686713045" calcext:value-type="float">
            <text:p>0.68671304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721563293" calcext:value-type="float">
            <text:p>0.721563293</text:p>
          </table:table-cell>
          <table:table-cell office:value-type="float" office:value="0.675048888" calcext:value-type="float">
            <text:p>0.675048888</text:p>
          </table:table-cell>
          <table:table-cell office:value-type="float" office:value="0.649648865" calcext:value-type="float">
            <text:p>0.649648865</text:p>
          </table:table-cell>
          <table:table-cell office:value-type="float" office:value="0.71572278" calcext:value-type="float">
            <text:p>0.71572278</text:p>
          </table:table-cell>
          <table:table-cell office:value-type="float" office:value="0.650681378" calcext:value-type="float">
            <text:p>0.650681378</text:p>
          </table:table-cell>
          <table:table-cell office:value-type="float" office:value="0.693316302" calcext:value-type="float">
            <text:p>0.693316302</text:p>
          </table:table-cell>
          <table:table-cell office:value-type="float" office:value="0.669478293" calcext:value-type="float">
            <text:p>0.669478293</text:p>
          </table:table-cell>
          <table:table-cell office:value-type="float" office:value="0.141441586" calcext:value-type="float">
            <text:p>0.141441586</text:p>
          </table:table-cell>
          <table:table-cell office:value-type="float" office:value="0.273070799" calcext:value-type="float">
            <text:p>0.273070799</text:p>
          </table:table-cell>
          <table:table-cell office:value-type="float" office:value="0.667836713" calcext:value-type="float">
            <text:p>0.667836713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701674069" calcext:value-type="float">
            <text:p>0.701674069</text:p>
          </table:table-cell>
          <table:table-cell office:value-type="float" office:value="0.656212322" calcext:value-type="float">
            <text:p>0.656212322</text:p>
          </table:table-cell>
          <table:table-cell office:value-type="float" office:value="0.631154012" calcext:value-type="float">
            <text:p>0.631154012</text:p>
          </table:table-cell>
          <table:table-cell office:value-type="float" office:value="0.695395667" calcext:value-type="float">
            <text:p>0.695395667</text:p>
          </table:table-cell>
          <table:table-cell office:value-type="float" office:value="0.63227054" calcext:value-type="float">
            <text:p>0.63227054</text:p>
          </table:table-cell>
          <table:table-cell office:value-type="float" office:value="0.674180709" calcext:value-type="float">
            <text:p>0.674180709</text:p>
          </table:table-cell>
          <table:table-cell office:value-type="float" office:value="0.651056275" calcext:value-type="float">
            <text:p>0.651056275</text:p>
          </table:table-cell>
          <table:table-cell office:value-type="float" office:value="0.137075862" calcext:value-type="float">
            <text:p>0.137075862</text:p>
          </table:table-cell>
          <table:table-cell office:value-type="float" office:value="0.264723297" calcext:value-type="float">
            <text:p>0.264723297</text:p>
          </table:table-cell>
          <table:table-cell office:value-type="float" office:value="0.649121707" calcext:value-type="float">
            <text:p>0.649121707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682263585" calcext:value-type="float">
            <text:p>0.682263585</text:p>
          </table:table-cell>
          <table:table-cell office:value-type="float" office:value="0.637535643" calcext:value-type="float">
            <text:p>0.637535643</text:p>
          </table:table-cell>
          <table:table-cell office:value-type="float" office:value="0.613336274" calcext:value-type="float">
            <text:p>0.613336274</text:p>
          </table:table-cell>
          <table:table-cell office:value-type="float" office:value="0.675774679" calcext:value-type="float">
            <text:p>0.675774679</text:p>
          </table:table-cell>
          <table:table-cell office:value-type="float" office:value="0.614349688" calcext:value-type="float">
            <text:p>0.614349688</text:p>
          </table:table-cell>
          <table:table-cell office:value-type="float" office:value="0.655527334" calcext:value-type="float">
            <text:p>0.655527334</text:p>
          </table:table-cell>
          <table:table-cell office:value-type="float" office:value="0.632642098" calcext:value-type="float">
            <text:p>0.632642098</text:p>
          </table:table-cell>
          <table:table-cell office:value-type="float" office:value="0.13292765" calcext:value-type="float">
            <text:p>0.13292765</text:p>
          </table:table-cell>
          <table:table-cell office:value-type="float" office:value="0.256652935" calcext:value-type="float">
            <text:p>0.256652935</text:p>
          </table:table-cell>
          <table:table-cell office:value-type="float" office:value="0.630639547" calcext:value-type="float">
            <text:p>0.63063954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629274" calcext:value-type="float">
            <text:p>0.6629274</text:p>
          </table:table-cell>
          <table:table-cell office:value-type="float" office:value="0.619565699" calcext:value-type="float">
            <text:p>0.619565699</text:p>
          </table:table-cell>
          <table:table-cell office:value-type="float" office:value="0.596502966" calcext:value-type="float">
            <text:p>0.596502966</text:p>
          </table:table-cell>
          <table:table-cell office:value-type="float" office:value="0.657083975" calcext:value-type="float">
            <text:p>0.657083975</text:p>
          </table:table-cell>
          <table:table-cell office:value-type="float" office:value="0.597281179" calcext:value-type="float">
            <text:p>0.597281179</text:p>
          </table:table-cell>
          <table:table-cell office:value-type="float" office:value="0.63697559" calcext:value-type="float">
            <text:p>0.63697559</text:p>
          </table:table-cell>
          <table:table-cell office:value-type="float" office:value="0.614719083" calcext:value-type="float">
            <text:p>0.614719083</text:p>
          </table:table-cell>
          <table:table-cell office:value-type="float" office:value="0.129114318" calcext:value-type="float">
            <text:p>0.129114318</text:p>
          </table:table-cell>
          <table:table-cell office:value-type="float" office:value="0.249347973" calcext:value-type="float">
            <text:p>0.249347973</text:p>
          </table:table-cell>
          <table:table-cell office:value-type="float" office:value="0.612923724" calcext:value-type="float">
            <text:p>0.61292372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644128069" calcext:value-type="float">
            <text:p>0.644128069</text:p>
          </table:table-cell>
          <table:table-cell office:value-type="float" office:value="0.602482315" calcext:value-type="float">
            <text:p>0.602482315</text:p>
          </table:table-cell>
          <table:table-cell office:value-type="float" office:value="0.580051619" calcext:value-type="float">
            <text:p>0.580051619</text:p>
          </table:table-cell>
          <table:table-cell office:value-type="float" office:value="0.639006608" calcext:value-type="float">
            <text:p>0.639006608</text:p>
          </table:table-cell>
          <table:table-cell office:value-type="float" office:value="0.580881507" calcext:value-type="float">
            <text:p>0.580881507</text:p>
          </table:table-cell>
          <table:table-cell office:value-type="float" office:value="0.618917903" calcext:value-type="float">
            <text:p>0.618917903</text:p>
          </table:table-cell>
          <table:table-cell office:value-type="float" office:value="0.597480375" calcext:value-type="float">
            <text:p>0.597480375</text:p>
          </table:table-cell>
          <table:table-cell office:value-type="float" office:value="0.125579474" calcext:value-type="float">
            <text:p>0.125579474</text:p>
          </table:table-cell>
          <table:table-cell office:value-type="float" office:value="0.242370303" calcext:value-type="float">
            <text:p>0.242370303</text:p>
          </table:table-cell>
          <table:table-cell office:value-type="float" office:value="0.596064964" calcext:value-type="float">
            <text:p>0.59606496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626247777" calcext:value-type="float">
            <text:p>0.626247777</text:p>
          </table:table-cell>
          <table:table-cell office:value-type="float" office:value="0.585907381" calcext:value-type="float">
            <text:p>0.585907381</text:p>
          </table:table-cell>
          <table:table-cell office:value-type="float" office:value="0.56360582" calcext:value-type="float">
            <text:p>0.56360582</text:p>
          </table:table-cell>
          <table:table-cell office:value-type="float" office:value="0.620968201" calcext:value-type="float">
            <text:p>0.620968201</text:p>
          </table:table-cell>
          <table:table-cell office:value-type="float" office:value="0.564590925" calcext:value-type="float">
            <text:p>0.564590925</text:p>
          </table:table-cell>
          <table:table-cell office:value-type="float" office:value="0.601701314" calcext:value-type="float">
            <text:p>0.601701314</text:p>
          </table:table-cell>
          <table:table-cell office:value-type="float" office:value="0.581071736" calcext:value-type="float">
            <text:p>0.581071736</text:p>
          </table:table-cell>
          <table:table-cell office:value-type="float" office:value="0.122442671" calcext:value-type="float">
            <text:p>0.122442671</text:p>
          </table:table-cell>
          <table:table-cell office:value-type="float" office:value="0.235255199" calcext:value-type="float">
            <text:p>0.235255199</text:p>
          </table:table-cell>
          <table:table-cell office:value-type="float" office:value="0.579616184" calcext:value-type="float">
            <text:p>0.57961618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60899214" calcext:value-type="float">
            <text:p>0.60899214</text:p>
          </table:table-cell>
          <table:table-cell office:value-type="float" office:value="0.569291207" calcext:value-type="float">
            <text:p>0.569291207</text:p>
          </table:table-cell>
          <table:table-cell office:value-type="float" office:value="0.547592629" calcext:value-type="float">
            <text:p>0.547592629</text:p>
          </table:table-cell>
          <table:table-cell office:value-type="float" office:value="0.603286471" calcext:value-type="float">
            <text:p>0.603286471</text:p>
          </table:table-cell>
          <table:table-cell office:value-type="float" office:value="0.548501997" calcext:value-type="float">
            <text:p>0.548501997</text:p>
          </table:table-cell>
          <table:table-cell office:value-type="float" office:value="0.585199741" calcext:value-type="float">
            <text:p>0.585199741</text:p>
          </table:table-cell>
          <table:table-cell office:value-type="float" office:value="0.564946995" calcext:value-type="float">
            <text:p>0.564946995</text:p>
          </table:table-cell>
          <table:table-cell office:value-type="float" office:value="0.118811653" calcext:value-type="float">
            <text:p>0.118811653</text:p>
          </table:table-cell>
          <table:table-cell office:value-type="float" office:value="0.228032622" calcext:value-type="float">
            <text:p>0.228032622</text:p>
          </table:table-cell>
          <table:table-cell office:value-type="float" office:value="0.563118954" calcext:value-type="float">
            <text:p>0.56311895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591998508" calcext:value-type="float">
            <text:p>0.591998508</text:p>
          </table:table-cell>
          <table:table-cell office:value-type="float" office:value="0.553154575" calcext:value-type="float">
            <text:p>0.553154575</text:p>
          </table:table-cell>
          <table:table-cell office:value-type="float" office:value="0.532315871" calcext:value-type="float">
            <text:p>0.532315871</text:p>
          </table:table-cell>
          <table:table-cell office:value-type="float" office:value="0.586080238" calcext:value-type="float">
            <text:p>0.586080238</text:p>
          </table:table-cell>
          <table:table-cell office:value-type="float" office:value="0.533083564" calcext:value-type="float">
            <text:p>0.533083564</text:p>
          </table:table-cell>
          <table:table-cell office:value-type="float" office:value="0.568802759" calcext:value-type="float">
            <text:p>0.568802759</text:p>
          </table:table-cell>
          <table:table-cell office:value-type="float" office:value="0.548890611" calcext:value-type="float">
            <text:p>0.548890611</text:p>
          </table:table-cell>
          <table:table-cell office:value-type="float" office:value="0.115271021" calcext:value-type="float">
            <text:p>0.115271021</text:p>
          </table:table-cell>
          <table:table-cell office:value-type="float" office:value="0.221476962" calcext:value-type="float">
            <text:p>0.221476962</text:p>
          </table:table-cell>
          <table:table-cell office:value-type="float" office:value="0.547183642" calcext:value-type="float">
            <text:p>0.54718364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75163493" calcext:value-type="float">
            <text:p>0.575163493</text:p>
          </table:table-cell>
          <table:table-cell office:value-type="float" office:value="0.537676336" calcext:value-type="float">
            <text:p>0.537676336</text:p>
          </table:table-cell>
          <table:table-cell office:value-type="float" office:value="0.517691025" calcext:value-type="float">
            <text:p>0.517691025</text:p>
          </table:table-cell>
          <table:table-cell office:value-type="float" office:value="0.570692387" calcext:value-type="float">
            <text:p>0.570692387</text:p>
          </table:table-cell>
          <table:table-cell office:value-type="float" office:value="0.518456013" calcext:value-type="float">
            <text:p>0.518456013</text:p>
          </table:table-cell>
          <table:table-cell office:value-type="float" office:value="0.552587706" calcext:value-type="float">
            <text:p>0.552587706</text:p>
          </table:table-cell>
          <table:table-cell office:value-type="float" office:value="0.533331869" calcext:value-type="float">
            <text:p>0.533331869</text:p>
          </table:table-cell>
          <table:table-cell office:value-type="float" office:value="0.11226888" calcext:value-type="float">
            <text:p>0.11226888</text:p>
          </table:table-cell>
          <table:table-cell office:value-type="float" office:value="0.215479468" calcext:value-type="float">
            <text:p>0.215479468</text:p>
          </table:table-cell>
          <table:table-cell office:value-type="float" office:value="0.531947825" calcext:value-type="float">
            <text:p>0.53194782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558941907" calcext:value-type="float">
            <text:p>0.558941907</text:p>
          </table:table-cell>
          <table:table-cell office:value-type="float" office:value="0.522924957" calcext:value-type="float">
            <text:p>0.522924957</text:p>
          </table:table-cell>
          <table:table-cell office:value-type="float" office:value="0.503337108" calcext:value-type="float">
            <text:p>0.503337108</text:p>
          </table:table-cell>
          <table:table-cell office:value-type="float" office:value="0.554515148" calcext:value-type="float">
            <text:p>0.554515148</text:p>
          </table:table-cell>
          <table:table-cell office:value-type="float" office:value="0.504137247" calcext:value-type="float">
            <text:p>0.504137247</text:p>
          </table:table-cell>
          <table:table-cell office:value-type="float" office:value="0.53703051" calcext:value-type="float">
            <text:p>0.53703051</text:p>
          </table:table-cell>
          <table:table-cell office:value-type="float" office:value="0.518576598" calcext:value-type="float">
            <text:p>0.518576598</text:p>
          </table:table-cell>
          <table:table-cell office:value-type="float" office:value="0.108909905" calcext:value-type="float">
            <text:p>0.108909905</text:p>
          </table:table-cell>
          <table:table-cell office:value-type="float" office:value="0.209465188" calcext:value-type="float">
            <text:p>0.209465188</text:p>
          </table:table-cell>
          <table:table-cell office:value-type="float" office:value="0.517342388" calcext:value-type="float">
            <text:p>0.517342388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543535736" calcext:value-type="float">
            <text:p>0.543535736</text:p>
          </table:table-cell>
          <table:table-cell office:value-type="float" office:value="0.508398101" calcext:value-type="float">
            <text:p>0.508398101</text:p>
          </table:table-cell>
          <table:table-cell office:value-type="float" office:value="0.488941233" calcext:value-type="float">
            <text:p>0.488941233</text:p>
          </table:table-cell>
          <table:table-cell office:value-type="float" office:value="0.538736582" calcext:value-type="float">
            <text:p>0.538736582</text:p>
          </table:table-cell>
          <table:table-cell office:value-type="float" office:value="0.489785442" calcext:value-type="float">
            <text:p>0.489785442</text:p>
          </table:table-cell>
          <table:table-cell office:value-type="float" office:value="0.522304981" calcext:value-type="float">
            <text:p>0.522304981</text:p>
          </table:table-cell>
          <table:table-cell office:value-type="float" office:value="0.504385925" calcext:value-type="float">
            <text:p>0.504385925</text:p>
          </table:table-cell>
          <table:table-cell office:value-type="float" office:value="0.10632607" calcext:value-type="float">
            <text:p>0.10632607</text:p>
          </table:table-cell>
          <table:table-cell office:value-type="float" office:value="0.203148813" calcext:value-type="float">
            <text:p>0.203148813</text:p>
          </table:table-cell>
          <table:table-cell office:value-type="float" office:value="0.502906701" calcext:value-type="float">
            <text:p>0.50290670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528559114" calcext:value-type="float">
            <text:p>0.528559114</text:p>
          </table:table-cell>
          <table:table-cell office:value-type="float" office:value="0.493913496" calcext:value-type="float">
            <text:p>0.493913496</text:p>
          </table:table-cell>
          <table:table-cell office:value-type="float" office:value="0.47513836" calcext:value-type="float">
            <text:p>0.47513836</text:p>
          </table:table-cell>
          <table:table-cell office:value-type="float" office:value="0.523474678" calcext:value-type="float">
            <text:p>0.523474678</text:p>
          </table:table-cell>
          <table:table-cell office:value-type="float" office:value="0.475848806" calcext:value-type="float">
            <text:p>0.475848806</text:p>
          </table:table-cell>
          <table:table-cell office:value-type="float" office:value="0.507898054" calcext:value-type="float">
            <text:p>0.507898054</text:p>
          </table:table-cell>
          <table:table-cell office:value-type="float" office:value="0.490157421" calcext:value-type="float">
            <text:p>0.490157421</text:p>
          </table:table-cell>
          <table:table-cell office:value-type="float" office:value="0.102977302" calcext:value-type="float">
            <text:p>0.102977302</text:p>
          </table:table-cell>
          <table:table-cell office:value-type="float" office:value="0.197115047" calcext:value-type="float">
            <text:p>0.197115047</text:p>
          </table:table-cell>
          <table:table-cell office:value-type="float" office:value="0.488551285" calcext:value-type="float">
            <text:p>0.48855128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51360655" calcext:value-type="float">
            <text:p>0.51360655</text:p>
          </table:table-cell>
          <table:table-cell office:value-type="float" office:value="0.479917298" calcext:value-type="float">
            <text:p>0.479917298</text:p>
          </table:table-cell>
          <table:table-cell office:value-type="float" office:value="0.462019656" calcext:value-type="float">
            <text:p>0.462019656</text:p>
          </table:table-cell>
          <table:table-cell office:value-type="float" office:value="0.508966588" calcext:value-type="float">
            <text:p>0.508966588</text:p>
          </table:table-cell>
          <table:table-cell office:value-type="float" office:value="0.462681584" calcext:value-type="float">
            <text:p>0.462681584</text:p>
          </table:table-cell>
          <table:table-cell office:value-type="float" office:value="0.493432727" calcext:value-type="float">
            <text:p>0.493432727</text:p>
          </table:table-cell>
          <table:table-cell office:value-type="float" office:value="0.476135527" calcext:value-type="float">
            <text:p>0.476135527</text:p>
          </table:table-cell>
          <table:table-cell office:value-type="float" office:value="0.100027741" calcext:value-type="float">
            <text:p>0.100027741</text:p>
          </table:table-cell>
          <table:table-cell office:value-type="float" office:value="0.18676866" calcext:value-type="float">
            <text:p>0.18676866</text:p>
          </table:table-cell>
          <table:table-cell office:value-type="float" office:value="0.474777756" calcext:value-type="float">
            <text:p>0.47477775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498964785" calcext:value-type="float">
            <text:p>0.498964785</text:p>
          </table:table-cell>
          <table:table-cell office:value-type="float" office:value="0.46669306" calcext:value-type="float">
            <text:p>0.46669306</text:p>
          </table:table-cell>
          <table:table-cell office:value-type="float" office:value="0.449364394" calcext:value-type="float">
            <text:p>0.449364394</text:p>
          </table:table-cell>
          <table:table-cell office:value-type="float" office:value="0.495056863" calcext:value-type="float">
            <text:p>0.495056863</text:p>
          </table:table-cell>
          <table:table-cell office:value-type="float" office:value="0.450066215" calcext:value-type="float">
            <text:p>0.450066215</text:p>
          </table:table-cell>
          <table:table-cell office:value-type="float" office:value="0.479396553" calcext:value-type="float">
            <text:p>0.479396553</text:p>
          </table:table-cell>
          <table:table-cell office:value-type="float" office:value="0.462806702" calcext:value-type="float">
            <text:p>0.462806702</text:p>
          </table:table-cell>
          <table:table-cell office:value-type="float" office:value="0.097326737" calcext:value-type="float">
            <text:p>0.097326737</text:p>
          </table:table-cell>
          <table:table-cell office:value-type="float" office:value="0.19179809" calcext:value-type="float">
            <text:p>0.19179809</text:p>
          </table:table-cell>
          <table:table-cell office:value-type="float" office:value="0.461737026" calcext:value-type="float">
            <text:p>0.461737026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485069614" calcext:value-type="float">
            <text:p>0.485069614</text:p>
          </table:table-cell>
          <table:table-cell office:value-type="float" office:value="0.453905045" calcext:value-type="float">
            <text:p>0.453905045</text:p>
          </table:table-cell>
          <table:table-cell office:value-type="float" office:value="0.436682423" calcext:value-type="float">
            <text:p>0.436682423</text:p>
          </table:table-cell>
          <table:table-cell office:value-type="float" office:value="0.481110397" calcext:value-type="float">
            <text:p>0.481110397</text:p>
          </table:table-cell>
          <table:table-cell office:value-type="float" office:value="0.437407566" calcext:value-type="float">
            <text:p>0.437407566</text:p>
          </table:table-cell>
          <table:table-cell office:value-type="float" office:value="0.466086404" calcext:value-type="float">
            <text:p>0.466086404</text:p>
          </table:table-cell>
          <table:table-cell office:value-type="float" office:value="0.450189139" calcext:value-type="float">
            <text:p>0.450189139</text:p>
          </table:table-cell>
          <table:table-cell office:value-type="float" office:value="0.095236839" calcext:value-type="float">
            <text:p>0.095236839</text:p>
          </table:table-cell>
          <table:table-cell office:value-type="float" office:value="0.18145086" calcext:value-type="float">
            <text:p>0.18145086</text:p>
          </table:table-cell>
          <table:table-cell office:value-type="float" office:value="0.449035203" calcext:value-type="float">
            <text:p>0.449035203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471838788" calcext:value-type="float">
            <text:p>0.471838788</text:p>
          </table:table-cell>
          <table:table-cell office:value-type="float" office:value="0.441085479" calcext:value-type="float">
            <text:p>0.441085479</text:p>
          </table:table-cell>
          <table:table-cell office:value-type="float" office:value="0.424141823" calcext:value-type="float">
            <text:p>0.424141823</text:p>
          </table:table-cell>
          <table:table-cell office:value-type="float" office:value="0.467335271" calcext:value-type="float">
            <text:p>0.467335271</text:p>
          </table:table-cell>
          <table:table-cell office:value-type="float" office:value="0.424857462" calcext:value-type="float">
            <text:p>0.424857462</text:p>
          </table:table-cell>
          <table:table-cell office:value-type="float" office:value="0.453418543" calcext:value-type="float">
            <text:p>0.453418543</text:p>
          </table:table-cell>
          <table:table-cell office:value-type="float" office:value="0.437724524" calcext:value-type="float">
            <text:p>0.437724524</text:p>
          </table:table-cell>
          <table:table-cell office:value-type="float" office:value="0.091781305" calcext:value-type="float">
            <text:p>0.091781305</text:p>
          </table:table-cell>
          <table:table-cell office:value-type="float" office:value="0.175973002" calcext:value-type="float">
            <text:p>0.175973002</text:p>
          </table:table-cell>
          <table:table-cell office:value-type="float" office:value="0.436277577" calcext:value-type="float">
            <text:p>0.43627757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458644698" calcext:value-type="float">
            <text:p>0.458644698</text:p>
          </table:table-cell>
          <table:table-cell office:value-type="float" office:value="0.428455975" calcext:value-type="float">
            <text:p>0.428455975</text:p>
          </table:table-cell>
          <table:table-cell office:value-type="float" office:value="0.412311979" calcext:value-type="float">
            <text:p>0.412311979</text:p>
          </table:table-cell>
          <table:table-cell office:value-type="float" office:value="0.454246457" calcext:value-type="float">
            <text:p>0.454246457</text:p>
          </table:table-cell>
          <table:table-cell office:value-type="float" office:value="0.412901886" calcext:value-type="float">
            <text:p>0.412901886</text:p>
          </table:table-cell>
          <table:table-cell office:value-type="float" office:value="0.440663711" calcext:value-type="float">
            <text:p>0.440663711</text:p>
          </table:table-cell>
          <table:table-cell office:value-type="float" office:value="0.425182275" calcext:value-type="float">
            <text:p>0.425182275</text:p>
          </table:table-cell>
          <table:table-cell office:value-type="float" office:value="0.089266072" calcext:value-type="float">
            <text:p>0.089266072</text:p>
          </table:table-cell>
          <table:table-cell office:value-type="float" office:value="0.17104072" calcext:value-type="float">
            <text:p>0.17104072</text:p>
          </table:table-cell>
          <table:table-cell office:value-type="float" office:value="0.423821408" calcext:value-type="float">
            <text:p>0.423821408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445532683" calcext:value-type="float">
            <text:p>0.445532683</text:p>
          </table:table-cell>
          <table:table-cell office:value-type="float" office:value="0.416469674" calcext:value-type="float">
            <text:p>0.416469674</text:p>
          </table:table-cell>
          <table:table-cell office:value-type="float" office:value="0.401112944" calcext:value-type="float">
            <text:p>0.401112944</text:p>
          </table:table-cell>
          <table:table-cell office:value-type="float" office:value="0.441843169" calcext:value-type="float">
            <text:p>0.441843169</text:p>
          </table:table-cell>
          <table:table-cell office:value-type="float" office:value="0.401673935" calcext:value-type="float">
            <text:p>0.401673935</text:p>
          </table:table-cell>
          <table:table-cell office:value-type="float" office:value="0.428085144" calcext:value-type="float">
            <text:p>0.428085144</text:p>
          </table:table-cell>
          <table:table-cell office:value-type="float" office:value="0.413076064" calcext:value-type="float">
            <text:p>0.413076064</text:p>
          </table:table-cell>
          <table:table-cell office:value-type="float" office:value="0.0867534459999" calcext:value-type="float">
            <text:p>0.086753446</text:p>
          </table:table-cell>
          <table:table-cell office:value-type="float" office:value="0.166678469" calcext:value-type="float">
            <text:p>0.166678469</text:p>
          </table:table-cell>
          <table:table-cell office:value-type="float" office:value="0.412046051" calcext:value-type="float">
            <text:p>0.41204605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432929778" calcext:value-type="float">
            <text:p>0.432929778</text:p>
          </table:table-cell>
          <table:table-cell office:value-type="float" office:value="0.405152945" calcext:value-type="float">
            <text:p>0.405152945</text:p>
          </table:table-cell>
          <table:table-cell office:value-type="float" office:value="0.389978208" calcext:value-type="float">
            <text:p>0.389978208</text:p>
          </table:table-cell>
          <table:table-cell office:value-type="float" office:value="0.429638823" calcext:value-type="float">
            <text:p>0.429638823</text:p>
          </table:table-cell>
          <table:table-cell office:value-type="float" office:value="0.390617371" calcext:value-type="float">
            <text:p>0.390617371</text:p>
          </table:table-cell>
          <table:table-cell office:value-type="float" office:value="0.415971368" calcext:value-type="float">
            <text:p>0.415971368</text:p>
          </table:table-cell>
          <table:table-cell office:value-type="float" office:value="0.40173015" calcext:value-type="float">
            <text:p>0.40173015</text:p>
          </table:table-cell>
          <table:table-cell office:value-type="float" office:value="0.0849074730001" calcext:value-type="float">
            <text:p>0.084907473</text:p>
          </table:table-cell>
          <table:table-cell office:value-type="float" office:value="0.162248585" calcext:value-type="float">
            <text:p>0.162248585</text:p>
          </table:table-cell>
          <table:table-cell office:value-type="float" office:value="0.400841245" calcext:value-type="float">
            <text:p>0.40084124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421072928" calcext:value-type="float">
            <text:p>0.421072928</text:p>
          </table:table-cell>
          <table:table-cell office:value-type="float" office:value="0.393907772" calcext:value-type="float">
            <text:p>0.393907772</text:p>
          </table:table-cell>
          <table:table-cell office:value-type="float" office:value="0.378766771" calcext:value-type="float">
            <text:p>0.378766771</text:p>
          </table:table-cell>
          <table:table-cell office:value-type="float" office:value="0.417327781" calcext:value-type="float">
            <text:p>0.417327781</text:p>
          </table:table-cell>
          <table:table-cell office:value-type="float" office:value="0.379416349" calcext:value-type="float">
            <text:p>0.379416349</text:p>
          </table:table-cell>
          <table:table-cell office:value-type="float" office:value="0.404570138" calcext:value-type="float">
            <text:p>0.404570138</text:p>
          </table:table-cell>
          <table:table-cell office:value-type="float" office:value="0.390748221" calcext:value-type="float">
            <text:p>0.390748221</text:p>
          </table:table-cell>
          <table:table-cell office:value-type="float" office:value="0.082091382" calcext:value-type="float">
            <text:p>0.082091382</text:p>
          </table:table-cell>
          <table:table-cell office:value-type="float" office:value="0.157472722" calcext:value-type="float">
            <text:p>0.157472722</text:p>
          </table:table-cell>
          <table:table-cell office:value-type="float" office:value="0.389632652" calcext:value-type="float">
            <text:p>0.38963265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409547127" calcext:value-type="float">
            <text:p>0.409547127</text:p>
          </table:table-cell>
          <table:table-cell office:value-type="float" office:value="0.382592101" calcext:value-type="float">
            <text:p>0.382592101</text:p>
          </table:table-cell>
          <table:table-cell office:value-type="float" office:value="0.367975705" calcext:value-type="float">
            <text:p>0.367975705</text:p>
          </table:table-cell>
          <table:table-cell office:value-type="float" office:value="0.405443368" calcext:value-type="float">
            <text:p>0.405443368</text:p>
          </table:table-cell>
          <table:table-cell office:value-type="float" office:value="0.368617555" calcext:value-type="float">
            <text:p>0.368617555</text:p>
          </table:table-cell>
          <table:table-cell office:value-type="float" office:value="0.393504432" calcext:value-type="float">
            <text:p>0.393504432</text:p>
          </table:table-cell>
          <table:table-cell office:value-type="float" office:value="0.379772461" calcext:value-type="float">
            <text:p>0.379772461</text:p>
          </table:table-cell>
          <table:table-cell office:value-type="float" office:value="0.079829113" calcext:value-type="float">
            <text:p>0.079829113</text:p>
          </table:table-cell>
          <table:table-cell office:value-type="float" office:value="0.152824238" calcext:value-type="float">
            <text:p>0.152824238</text:p>
          </table:table-cell>
          <table:table-cell office:value-type="float" office:value="0.378440305" calcext:value-type="float">
            <text:p>0.37844030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397874365" calcext:value-type="float">
            <text:p>0.397874365</text:p>
          </table:table-cell>
          <table:table-cell office:value-type="float" office:value="0.371713793" calcext:value-type="float">
            <text:p>0.371713793</text:p>
          </table:table-cell>
          <table:table-cell office:value-type="float" office:value="0.357944638" calcext:value-type="float">
            <text:p>0.357944638</text:p>
          </table:table-cell>
          <table:table-cell office:value-type="float" office:value="0.394293301" calcext:value-type="float">
            <text:p>0.394293301</text:p>
          </table:table-cell>
          <table:table-cell office:value-type="float" office:value="0.358368734" calcext:value-type="float">
            <text:p>0.358368734</text:p>
          </table:table-cell>
          <table:table-cell office:value-type="float" office:value="0.382306006" calcext:value-type="float">
            <text:p>0.382306006</text:p>
          </table:table-cell>
          <table:table-cell office:value-type="float" office:value="0.36887633" calcext:value-type="float">
            <text:p>0.36887633</text:p>
          </table:table-cell>
          <table:table-cell office:value-type="float" office:value="0.077319634" calcext:value-type="float">
            <text:p>0.077319634</text:p>
          </table:table-cell>
          <table:table-cell office:value-type="float" office:value="0.148954387" calcext:value-type="float">
            <text:p>0.148954387</text:p>
          </table:table-cell>
          <table:table-cell office:value-type="float" office:value="0.367742087" calcext:value-type="float">
            <text:p>0.36774208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386473904" calcext:value-type="float">
            <text:p>0.386473904</text:p>
          </table:table-cell>
          <table:table-cell office:value-type="float" office:value="0.361531479" calcext:value-type="float">
            <text:p>0.361531479</text:p>
          </table:table-cell>
          <table:table-cell office:value-type="float" office:value="0.348208886" calcext:value-type="float">
            <text:p>0.348208886</text:p>
          </table:table-cell>
          <table:table-cell office:value-type="float" office:value="0.383506198" calcext:value-type="float">
            <text:p>0.383506198</text:p>
          </table:table-cell>
          <table:table-cell office:value-type="float" office:value="0.348665909" calcext:value-type="float">
            <text:p>0.348665909</text:p>
          </table:table-cell>
          <table:table-cell office:value-type="float" office:value="0.371333988" calcext:value-type="float">
            <text:p>0.371333988</text:p>
          </table:table-cell>
          <table:table-cell office:value-type="float" office:value="0.358464147" calcext:value-type="float">
            <text:p>0.358464147</text:p>
          </table:table-cell>
          <table:table-cell office:value-type="float" office:value="0.07537127" calcext:value-type="float">
            <text:p>0.07537127</text:p>
          </table:table-cell>
          <table:table-cell office:value-type="float" office:value="0.145243893" calcext:value-type="float">
            <text:p>0.145243893</text:p>
          </table:table-cell>
          <table:table-cell office:value-type="float" office:value="0.357714053" calcext:value-type="float">
            <text:p>0.35771405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75743344" calcext:value-type="float">
            <text:p>0.375743344</text:p>
          </table:table-cell>
          <table:table-cell office:value-type="float" office:value="0.351708635" calcext:value-type="float">
            <text:p>0.351708635</text:p>
          </table:table-cell>
          <table:table-cell office:value-type="float" office:value="0.338250033" calcext:value-type="float">
            <text:p>0.338250033</text:p>
          </table:table-cell>
          <table:table-cell office:value-type="float" office:value="0.372753305" calcext:value-type="float">
            <text:p>0.372753305</text:p>
          </table:table-cell>
          <table:table-cell office:value-type="float" office:value="0.338899642" calcext:value-type="float">
            <text:p>0.338899642</text:p>
          </table:table-cell>
          <table:table-cell office:value-type="float" office:value="0.361018047" calcext:value-type="float">
            <text:p>0.361018047</text:p>
          </table:table-cell>
          <table:table-cell office:value-type="float" office:value="0.348735106" calcext:value-type="float">
            <text:p>0.348735106</text:p>
          </table:table-cell>
          <table:table-cell office:value-type="float" office:value="0.073551332" calcext:value-type="float">
            <text:p>0.073551332</text:p>
          </table:table-cell>
          <table:table-cell office:value-type="float" office:value="0.141210669" calcext:value-type="float">
            <text:p>0.141210669</text:p>
          </table:table-cell>
          <table:table-cell office:value-type="float" office:value="0.347936071" calcext:value-type="float">
            <text:p>0.34793607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365586406" calcext:value-type="float">
            <text:p>0.365586406</text:p>
          </table:table-cell>
          <table:table-cell office:value-type="float" office:value="0.341714144" calcext:value-type="float">
            <text:p>0.341714144</text:p>
          </table:table-cell>
          <table:table-cell office:value-type="float" office:value="0.328581345" calcext:value-type="float">
            <text:p>0.328581345</text:p>
          </table:table-cell>
          <table:table-cell office:value-type="float" office:value="0.362049296" calcext:value-type="float">
            <text:p>0.362049296</text:p>
          </table:table-cell>
          <table:table-cell office:value-type="float" office:value="0.329130836" calcext:value-type="float">
            <text:p>0.329130836</text:p>
          </table:table-cell>
          <table:table-cell office:value-type="float" office:value="0.351244147" calcext:value-type="float">
            <text:p>0.351244147</text:p>
          </table:table-cell>
          <table:table-cell office:value-type="float" office:value="0.339134034" calcext:value-type="float">
            <text:p>0.339134034</text:p>
          </table:table-cell>
          <table:table-cell office:value-type="float" office:value="0.07143393" calcext:value-type="float">
            <text:p>0.07143393</text:p>
          </table:table-cell>
          <table:table-cell office:value-type="float" office:value="0.136907744" calcext:value-type="float">
            <text:p>0.136907744</text:p>
          </table:table-cell>
          <table:table-cell office:value-type="float" office:value="0.337950145" calcext:value-type="float">
            <text:p>0.337950145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355767508" calcext:value-type="float">
            <text:p>0.355767508</text:p>
          </table:table-cell>
          <table:table-cell office:value-type="float" office:value="0.331851127" calcext:value-type="float">
            <text:p>0.331851127</text:p>
          </table:table-cell>
          <table:table-cell office:value-type="float" office:value="0.319399043" calcext:value-type="float">
            <text:p>0.319399043</text:p>
          </table:table-cell>
          <table:table-cell office:value-type="float" office:value="0.351834922" calcext:value-type="float">
            <text:p>0.351834922</text:p>
          </table:table-cell>
          <table:table-cell office:value-type="float" office:value="0.319825724" calcext:value-type="float">
            <text:p>0.319825724</text:p>
          </table:table-cell>
          <table:table-cell office:value-type="float" office:value="0.341464608" calcext:value-type="float">
            <text:p>0.341464608</text:p>
          </table:table-cell>
          <table:table-cell office:value-type="float" office:value="0.329426389" calcext:value-type="float">
            <text:p>0.329426389</text:p>
          </table:table-cell>
          <table:table-cell office:value-type="float" office:value="0.069100843" calcext:value-type="float">
            <text:p>0.069100843</text:p>
          </table:table-cell>
          <table:table-cell office:value-type="float" office:value="0.133250246" calcext:value-type="float">
            <text:p>0.133250246</text:p>
          </table:table-cell>
          <table:table-cell office:value-type="float" office:value="0.328276215" calcext:value-type="float">
            <text:p>0.32827621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34471004" calcext:value-type="float">
            <text:p>0.34471004</text:p>
          </table:table-cell>
          <table:table-cell office:value-type="float" office:value="0.322959268" calcext:value-type="float">
            <text:p>0.322959268</text:p>
          </table:table-cell>
          <table:table-cell office:value-type="float" office:value="0.310708541" calcext:value-type="float">
            <text:p>0.310708541</text:p>
          </table:table-cell>
          <table:table-cell office:value-type="float" office:value="0.342275102" calcext:value-type="float">
            <text:p>0.342275102</text:p>
          </table:table-cell>
          <table:table-cell office:value-type="float" office:value="0.311131998" calcext:value-type="float">
            <text:p>0.311131998</text:p>
          </table:table-cell>
          <table:table-cell office:value-type="float" office:value="0.331579367" calcext:value-type="float">
            <text:p>0.331579367</text:p>
          </table:table-cell>
          <table:table-cell office:value-type="float" office:value="0.319974972" calcext:value-type="float">
            <text:p>0.319974972</text:p>
          </table:table-cell>
          <table:table-cell office:value-type="float" office:value="0.067124969" calcext:value-type="float">
            <text:p>0.067124969</text:p>
          </table:table-cell>
          <table:table-cell office:value-type="float" office:value="0.130084851" calcext:value-type="float">
            <text:p>0.130084851</text:p>
          </table:table-cell>
          <table:table-cell office:value-type="float" office:value="0.319180543" calcext:value-type="float">
            <text:p>0.319180543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335349596" calcext:value-type="float">
            <text:p>0.335349596</text:p>
          </table:table-cell>
          <table:table-cell office:value-type="float" office:value="0.31349854" calcext:value-type="float">
            <text:p>0.31349854</text:p>
          </table:table-cell>
          <table:table-cell office:value-type="float" office:value="0.302149517" calcext:value-type="float">
            <text:p>0.302149517</text:p>
          </table:table-cell>
          <table:table-cell office:value-type="float" office:value="0.33286673" calcext:value-type="float">
            <text:p>0.33286673</text:p>
          </table:table-cell>
          <table:table-cell office:value-type="float" office:value="0.302649046" calcext:value-type="float">
            <text:p>0.302649046</text:p>
          </table:table-cell>
          <table:table-cell office:value-type="float" office:value="0.322173503" calcext:value-type="float">
            <text:p>0.322173503</text:p>
          </table:table-cell>
          <table:table-cell office:value-type="float" office:value="0.311146778" calcext:value-type="float">
            <text:p>0.311146778</text:p>
          </table:table-cell>
          <table:table-cell office:value-type="float" office:value="0.065627785" calcext:value-type="float">
            <text:p>0.065627785</text:p>
          </table:table-cell>
          <table:table-cell office:value-type="float" office:value="0.126744773" calcext:value-type="float">
            <text:p>0.126744773</text:p>
          </table:table-cell>
          <table:table-cell office:value-type="float" office:value="0.310589065" calcext:value-type="float">
            <text:p>0.310589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6158441" calcext:value-type="float">
            <text:p>0.326158441</text:p>
          </table:table-cell>
          <table:table-cell office:value-type="float" office:value="0.305192487" calcext:value-type="float">
            <text:p>0.305192487</text:p>
          </table:table-cell>
          <table:table-cell office:value-type="float" office:value="0.293442455" calcext:value-type="float">
            <text:p>0.293442455</text:p>
          </table:table-cell>
          <table:table-cell office:value-type="float" office:value="0.323311251" calcext:value-type="float">
            <text:p>0.323311251</text:p>
          </table:table-cell>
          <table:table-cell office:value-type="float" office:value="0.293950505" calcext:value-type="float">
            <text:p>0.293950505</text:p>
          </table:table-cell>
          <table:table-cell office:value-type="float" office:value="0.313442626" calcext:value-type="float">
            <text:p>0.313442626</text:p>
          </table:table-cell>
          <table:table-cell office:value-type="float" office:value="0.302781449" calcext:value-type="float">
            <text:p>0.302781449</text:p>
          </table:table-cell>
          <table:table-cell office:value-type="float" office:value="0.063822649" calcext:value-type="float">
            <text:p>0.063822649</text:p>
          </table:table-cell>
          <table:table-cell office:value-type="float" office:value="0.123095381" calcext:value-type="float">
            <text:p>0.123095381</text:p>
          </table:table-cell>
          <table:table-cell office:value-type="float" office:value="0.301885523" calcext:value-type="float">
            <text:p>0.301885523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317279766" calcext:value-type="float">
            <text:p>0.317279766</text:p>
          </table:table-cell>
          <table:table-cell office:value-type="float" office:value="0.296424663" calcext:value-type="float">
            <text:p>0.296424663</text:p>
          </table:table-cell>
          <table:table-cell office:value-type="float" office:value="0.285053295" calcext:value-type="float">
            <text:p>0.285053295</text:p>
          </table:table-cell>
          <table:table-cell office:value-type="float" office:value="0.314082876" calcext:value-type="float">
            <text:p>0.314082876</text:p>
          </table:table-cell>
          <table:table-cell office:value-type="float" office:value="0.28549432" calcext:value-type="float">
            <text:p>0.28549432</text:p>
          </table:table-cell>
          <table:table-cell office:value-type="float" office:value="0.304924622" calcext:value-type="float">
            <text:p>0.304924622</text:p>
          </table:table-cell>
          <table:table-cell office:value-type="float" office:value="0.29422622" calcext:value-type="float">
            <text:p>0.29422622</text:p>
          </table:table-cell>
          <table:table-cell office:value-type="float" office:value="0.06182819" calcext:value-type="float">
            <text:p>0.06182819</text:p>
          </table:table-cell>
          <table:table-cell office:value-type="float" office:value="0.119476738" calcext:value-type="float">
            <text:p>0.119476738</text:p>
          </table:table-cell>
          <table:table-cell office:value-type="float" office:value="0.293100784" calcext:value-type="float">
            <text:p>0.29310078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308282128" calcext:value-type="float">
            <text:p>0.308282128</text:p>
          </table:table-cell>
          <table:table-cell office:value-type="float" office:value="0.287908632" calcext:value-type="float">
            <text:p>0.287908632</text:p>
          </table:table-cell>
          <table:table-cell office:value-type="float" office:value="0.277211608" calcext:value-type="float">
            <text:p>0.277211608</text:p>
          </table:table-cell>
          <table:table-cell office:value-type="float" office:value="0.305389859" calcext:value-type="float">
            <text:p>0.305389859</text:p>
          </table:table-cell>
          <table:table-cell office:value-type="float" office:value="0.277606278" calcext:value-type="float">
            <text:p>0.277606278</text:p>
          </table:table-cell>
          <table:table-cell office:value-type="float" office:value="0.296149199" calcext:value-type="float">
            <text:p>0.296149199</text:p>
          </table:table-cell>
          <table:table-cell office:value-type="float" office:value="0.285709169" calcext:value-type="float">
            <text:p>0.285709169</text:p>
          </table:table-cell>
          <table:table-cell office:value-type="float" office:value="0.059961958" calcext:value-type="float">
            <text:p>0.059961958</text:p>
          </table:table-cell>
          <table:table-cell office:value-type="float" office:value="0.116569551" calcext:value-type="float">
            <text:p>0.116569551</text:p>
          </table:table-cell>
          <table:table-cell office:value-type="float" office:value="0.284809115" calcext:value-type="float">
            <text:p>0.28480911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299361572" calcext:value-type="float">
            <text:p>0.299361572</text:p>
          </table:table-cell>
          <table:table-cell office:value-type="float" office:value="0.28004133" calcext:value-type="float">
            <text:p>0.28004133</text:p>
          </table:table-cell>
          <table:table-cell office:value-type="float" office:value="0.2697863" calcext:value-type="float">
            <text:p>0.2697863</text:p>
          </table:table-cell>
          <table:table-cell office:value-type="float" office:value="0.297167592" calcext:value-type="float">
            <text:p>0.297167592</text:p>
          </table:table-cell>
          <table:table-cell office:value-type="float" office:value="0.270153864" calcext:value-type="float">
            <text:p>0.270153864</text:p>
          </table:table-cell>
          <table:table-cell office:value-type="float" office:value="0.28767906" calcext:value-type="float">
            <text:p>0.28767906</text:p>
          </table:table-cell>
          <table:table-cell office:value-type="float" office:value="0.277631229" calcext:value-type="float">
            <text:p>0.277631229</text:p>
          </table:table-cell>
          <table:table-cell office:value-type="float" office:value="0.058406743" calcext:value-type="float">
            <text:p>0.058406743</text:p>
          </table:table-cell>
          <table:table-cell office:value-type="float" office:value="0.113841581" calcext:value-type="float">
            <text:p>0.113841581</text:p>
          </table:table-cell>
          <table:table-cell office:value-type="float" office:value="0.277134254" calcext:value-type="float">
            <text:p>0.27713425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291042993" calcext:value-type="float">
            <text:p>0.291042993</text:p>
          </table:table-cell>
          <table:table-cell office:value-type="float" office:value="0.272484193" calcext:value-type="float">
            <text:p>0.272484193</text:p>
          </table:table-cell>
          <table:table-cell office:value-type="float" office:value="0.262114452" calcext:value-type="float">
            <text:p>0.262114452</text:p>
          </table:table-cell>
          <table:table-cell office:value-type="float" office:value="0.28879258" calcext:value-type="float">
            <text:p>0.28879258</text:p>
          </table:table-cell>
          <table:table-cell office:value-type="float" office:value="0.262581884" calcext:value-type="float">
            <text:p>0.262581884</text:p>
          </table:table-cell>
          <table:table-cell office:value-type="float" office:value="0.27961008" calcext:value-type="float">
            <text:p>0.27961008</text:p>
          </table:table-cell>
          <table:table-cell office:value-type="float" office:value="0.270199974" calcext:value-type="float">
            <text:p>0.270199974</text:p>
          </table:table-cell>
          <table:table-cell office:value-type="float" office:value="0.057322092" calcext:value-type="float">
            <text:p>0.057322092</text:p>
          </table:table-cell>
          <table:table-cell office:value-type="float" office:value="0.110778604" calcext:value-type="float">
            <text:p>0.110778604</text:p>
          </table:table-cell>
          <table:table-cell office:value-type="float" office:value="0.26956187" calcext:value-type="float">
            <text:p>0.2695618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283192958" calcext:value-type="float">
            <text:p>0.283192958</text:p>
          </table:table-cell>
          <table:table-cell office:value-type="float" office:value="0.264749694" calcext:value-type="float">
            <text:p>0.264749694</text:p>
          </table:table-cell>
          <table:table-cell office:value-type="float" office:value="0.254486194" calcext:value-type="float">
            <text:p>0.254486194</text:p>
          </table:table-cell>
          <table:table-cell office:value-type="float" office:value="0.280425673" calcext:value-type="float">
            <text:p>0.280425673</text:p>
          </table:table-cell>
          <table:table-cell office:value-type="float" office:value="0.254937829" calcext:value-type="float">
            <text:p>0.254937829</text:p>
          </table:table-cell>
          <table:table-cell office:value-type="float" office:value="0.272098429" calcext:value-type="float">
            <text:p>0.272098429</text:p>
          </table:table-cell>
          <table:table-cell office:value-type="float" office:value="0.262795246" calcext:value-type="float">
            <text:p>0.262795246</text:p>
          </table:table-cell>
          <table:table-cell office:value-type="float" office:value="0.054448188" calcext:value-type="float">
            <text:p>0.054448188</text:p>
          </table:table-cell>
          <table:table-cell office:value-type="float" office:value="0.107417618" calcext:value-type="float">
            <text:p>0.107417618</text:p>
          </table:table-cell>
          <table:table-cell office:value-type="float" office:value="0.261865607" calcext:value-type="float">
            <text:p>0.26186560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27535592" calcext:value-type="float">
            <text:p>0.27535592</text:p>
          </table:table-cell>
          <table:table-cell office:value-type="float" office:value="0.2570974" calcext:value-type="float">
            <text:p>0.2570974</text:p>
          </table:table-cell>
          <table:table-cell office:value-type="float" office:value="0.247341209" calcext:value-type="float">
            <text:p>0.247341209</text:p>
          </table:table-cell>
          <table:table-cell office:value-type="float" office:value="0.272504518" calcext:value-type="float">
            <text:p>0.272504518</text:p>
          </table:table-cell>
          <table:table-cell office:value-type="float" office:value="0.247697382" calcext:value-type="float">
            <text:p>0.247697382</text:p>
          </table:table-cell>
          <table:table-cell office:value-type="float" office:value="0.264568898" calcext:value-type="float">
            <text:p>0.264568898</text:p>
          </table:table-cell>
          <table:table-cell office:value-type="float" office:value="0.255160843" calcext:value-type="float">
            <text:p>0.255160843</text:p>
          </table:table-cell>
          <table:table-cell office:value-type="float" office:value="0.05417821" calcext:value-type="float">
            <text:p>0.05417821</text:p>
          </table:table-cell>
          <table:table-cell office:value-type="float" office:value="0.104570003" calcext:value-type="float">
            <text:p>0.104570003</text:p>
          </table:table-cell>
          <table:table-cell office:value-type="float" office:value="0.254292323" calcext:value-type="float">
            <text:p>0.25429232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267349184" calcext:value-type="float">
            <text:p>0.267349184</text:p>
          </table:table-cell>
          <table:table-cell office:value-type="float" office:value="0.249843143" calcext:value-type="float">
            <text:p>0.249843143</text:p>
          </table:table-cell>
          <table:table-cell office:value-type="float" office:value="0.240774284" calcext:value-type="float">
            <text:p>0.240774284</text:p>
          </table:table-cell>
          <table:table-cell office:value-type="float" office:value="0.265173672" calcext:value-type="float">
            <text:p>0.265173672</text:p>
          </table:table-cell>
          <table:table-cell office:value-type="float" office:value="0.241049839" calcext:value-type="float">
            <text:p>0.241049839</text:p>
          </table:table-cell>
          <table:table-cell office:value-type="float" office:value="0.256891127" calcext:value-type="float">
            <text:p>0.256891127</text:p>
          </table:table-cell>
          <table:table-cell office:value-type="float" office:value="0.247806657" calcext:value-type="float">
            <text:p>0.247806657</text:p>
          </table:table-cell>
          <table:table-cell office:value-type="float" office:value="0.051904348" calcext:value-type="float">
            <text:p>0.051904348</text:p>
          </table:table-cell>
          <table:table-cell office:value-type="float" office:value="0.10229379" calcext:value-type="float">
            <text:p>0.10229379</text:p>
          </table:table-cell>
          <table:table-cell office:value-type="float" office:value="0.247213843" calcext:value-type="float">
            <text:p>0.24721384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259711381" calcext:value-type="float">
            <text:p>0.259711381</text:p>
          </table:table-cell>
          <table:table-cell office:value-type="float" office:value="0.243169564" calcext:value-type="float">
            <text:p>0.243169564</text:p>
          </table:table-cell>
          <table:table-cell office:value-type="float" office:value="0.234107428" calcext:value-type="float">
            <text:p>0.234107428</text:p>
          </table:table-cell>
          <table:table-cell office:value-type="float" office:value="0.257944058" calcext:value-type="float">
            <text:p>0.257944058</text:p>
          </table:table-cell>
          <table:table-cell office:value-type="float" office:value="0.234523749" calcext:value-type="float">
            <text:p>0.234523749</text:p>
          </table:table-cell>
          <table:table-cell office:value-type="float" office:value="0.249539255" calcext:value-type="float">
            <text:p>0.249539255</text:p>
          </table:table-cell>
          <table:table-cell office:value-type="float" office:value="0.241027094" calcext:value-type="float">
            <text:p>0.241027094</text:p>
          </table:table-cell>
          <table:table-cell office:value-type="float" office:value="0.050839187" calcext:value-type="float">
            <text:p>0.050839187</text:p>
          </table:table-cell>
          <table:table-cell office:value-type="float" office:value="0.099789073" calcext:value-type="float">
            <text:p>0.099789073</text:p>
          </table:table-cell>
          <table:table-cell office:value-type="float" office:value="0.240601406" calcext:value-type="float">
            <text:p>0.24060140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25265191" calcext:value-type="float">
            <text:p>0.25265191</text:p>
          </table:table-cell>
          <table:table-cell office:value-type="float" office:value="0.236488664" calcext:value-type="float">
            <text:p>0.236488664</text:p>
          </table:table-cell>
          <table:table-cell office:value-type="float" office:value="0.227292485" calcext:value-type="float">
            <text:p>0.227292485</text:p>
          </table:table-cell>
          <table:table-cell office:value-type="float" office:value="0.250459024" calcext:value-type="float">
            <text:p>0.250459024</text:p>
          </table:table-cell>
          <table:table-cell office:value-type="float" office:value="0.227714568" calcext:value-type="float">
            <text:p>0.227714568</text:p>
          </table:table-cell>
          <table:table-cell office:value-type="float" office:value="0.242771425" calcext:value-type="float">
            <text:p>0.242771425</text:p>
          </table:table-cell>
          <table:table-cell office:value-type="float" office:value="0.234643284" calcext:value-type="float">
            <text:p>0.234643284</text:p>
          </table:table-cell>
          <table:table-cell office:value-type="float" office:value="0.049862933" calcext:value-type="float">
            <text:p>0.049862933</text:p>
          </table:table-cell>
          <table:table-cell office:value-type="float" office:value="0.0968494219999" calcext:value-type="float">
            <text:p>0.096849422</text:p>
          </table:table-cell>
          <table:table-cell office:value-type="float" office:value="0.233908012" calcext:value-type="float">
            <text:p>0.23390801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2459004" calcext:value-type="float">
            <text:p>0.2459004</text:p>
          </table:table-cell>
          <table:table-cell office:value-type="float" office:value="0.229598572" calcext:value-type="float">
            <text:p>0.229598572</text:p>
          </table:table-cell>
          <table:table-cell office:value-type="float" office:value="0.220755751" calcext:value-type="float">
            <text:p>0.220755751</text:p>
          </table:table-cell>
          <table:table-cell office:value-type="float" office:value="0.243221327" calcext:value-type="float">
            <text:p>0.243221327</text:p>
          </table:table-cell>
          <table:table-cell office:value-type="float" office:value="0.22109236" calcext:value-type="float">
            <text:p>0.22109236</text:p>
          </table:table-cell>
          <table:table-cell office:value-type="float" office:value="0.236239694" calcext:value-type="float">
            <text:p>0.236239694</text:p>
          </table:table-cell>
          <table:table-cell office:value-type="float" office:value="0.227949219" calcext:value-type="float">
            <text:p>0.227949219</text:p>
          </table:table-cell>
          <table:table-cell office:value-type="float" office:value="0.04765316" calcext:value-type="float">
            <text:p>0.04765316</text:p>
          </table:table-cell>
          <table:table-cell office:value-type="float" office:value="0.093968683" calcext:value-type="float">
            <text:p>0.093968683</text:p>
          </table:table-cell>
          <table:table-cell office:value-type="float" office:value="0.227077508" calcext:value-type="float">
            <text:p>0.22707750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238824826" calcext:value-type="float">
            <text:p>0.238824826</text:p>
          </table:table-cell>
          <table:table-cell office:value-type="float" office:value="0.222978845" calcext:value-type="float">
            <text:p>0.222978845</text:p>
          </table:table-cell>
          <table:table-cell office:value-type="float" office:value="0.214766666" calcext:value-type="float">
            <text:p>0.214766666</text:p>
          </table:table-cell>
          <table:table-cell office:value-type="float" office:value="0.236563392" calcext:value-type="float">
            <text:p>0.236563392</text:p>
          </table:table-cell>
          <table:table-cell office:value-type="float" office:value="0.215021055" calcext:value-type="float">
            <text:p>0.215021055</text:p>
          </table:table-cell>
          <table:table-cell office:value-type="float" office:value="0.229493325" calcext:value-type="float">
            <text:p>0.229493325</text:p>
          </table:table-cell>
          <table:table-cell office:value-type="float" office:value="0.221334517" calcext:value-type="float">
            <text:p>0.221334517</text:p>
          </table:table-cell>
          <table:table-cell office:value-type="float" office:value="0.046393688" calcext:value-type="float">
            <text:p>0.046393688</text:p>
          </table:table-cell>
          <table:table-cell office:value-type="float" office:value="0.091909079" calcext:value-type="float">
            <text:p>0.091909079</text:p>
          </table:table-cell>
          <table:table-cell office:value-type="float" office:value="0.220598202" calcext:value-type="float">
            <text:p>0.22059820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231859319" calcext:value-type="float">
            <text:p>0.231859319</text:p>
          </table:table-cell>
          <table:table-cell office:value-type="float" office:value="0.216919826" calcext:value-type="float">
            <text:p>0.216919826</text:p>
          </table:table-cell>
          <table:table-cell office:value-type="float" office:value="0.209058452" calcext:value-type="float">
            <text:p>0.209058452</text:p>
          </table:table-cell>
          <table:table-cell office:value-type="float" office:value="0.230277717" calcext:value-type="float">
            <text:p>0.230277717</text:p>
          </table:table-cell>
          <table:table-cell office:value-type="float" office:value="0.209367131" calcext:value-type="float">
            <text:p>0.209367131</text:p>
          </table:table-cell>
          <table:table-cell office:value-type="float" office:value="0.22278968" calcext:value-type="float">
            <text:p>0.22278968</text:p>
          </table:table-cell>
          <table:table-cell office:value-type="float" office:value="0.215036211" calcext:value-type="float">
            <text:p>0.215036211</text:p>
          </table:table-cell>
          <table:table-cell office:value-type="float" office:value="0.0451659379999" calcext:value-type="float">
            <text:p>0.045165938</text:p>
          </table:table-cell>
          <table:table-cell office:value-type="float" office:value="0.0899239130001" calcext:value-type="float">
            <text:p>0.089923913</text:p>
          </table:table-cell>
          <table:table-cell office:value-type="float" office:value="0.214657844" calcext:value-type="float">
            <text:p>0.21465784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225402835" calcext:value-type="float">
            <text:p>0.225402835</text:p>
          </table:table-cell>
          <table:table-cell office:value-type="float" office:value="0.211169328" calcext:value-type="float">
            <text:p>0.211169328</text:p>
          </table:table-cell>
          <table:table-cell office:value-type="float" office:value="0.203074446" calcext:value-type="float">
            <text:p>0.203074446</text:p>
          </table:table-cell>
          <table:table-cell office:value-type="float" office:value="0.22376168" calcext:value-type="float">
            <text:p>0.22376168</text:p>
          </table:table-cell>
          <table:table-cell office:value-type="float" office:value="0.203857748" calcext:value-type="float">
            <text:p>0.203857748</text:p>
          </table:table-cell>
          <table:table-cell office:value-type="float" office:value="0.216575952" calcext:value-type="float">
            <text:p>0.216575952</text:p>
          </table:table-cell>
          <table:table-cell office:value-type="float" office:value="0.209273173" calcext:value-type="float">
            <text:p>0.209273173</text:p>
          </table:table-cell>
          <table:table-cell office:value-type="float" office:value="0.044296592" calcext:value-type="float">
            <text:p>0.044296592</text:p>
          </table:table-cell>
          <table:table-cell office:value-type="float" office:value="0.087484069" calcext:value-type="float">
            <text:p>0.087484069</text:p>
          </table:table-cell>
          <table:table-cell office:value-type="float" office:value="0.208904967" calcext:value-type="float">
            <text:p>0.208904967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219453533" calcext:value-type="float">
            <text:p>0.219453533</text:p>
          </table:table-cell>
          <table:table-cell office:value-type="float" office:value="0.205133286" calcext:value-type="float">
            <text:p>0.205133286</text:p>
          </table:table-cell>
          <table:table-cell office:value-type="float" office:value="0.197111652" calcext:value-type="float">
            <text:p>0.197111652</text:p>
          </table:table-cell>
          <table:table-cell office:value-type="float" office:value="0.217174333" calcext:value-type="float">
            <text:p>0.217174333</text:p>
          </table:table-cell>
          <table:table-cell office:value-type="float" office:value="0.197069713" calcext:value-type="float">
            <text:p>0.197069713</text:p>
          </table:table-cell>
          <table:table-cell office:value-type="float" office:value="0.210844295" calcext:value-type="float">
            <text:p>0.210844295</text:p>
          </table:table-cell>
          <table:table-cell office:value-type="float" office:value="0.20362573" calcext:value-type="float">
            <text:p>0.20362573</text:p>
          </table:table-cell>
          <table:table-cell office:value-type="float" office:value="0.042971072" calcext:value-type="float">
            <text:p>0.042971072</text:p>
          </table:table-cell>
          <table:table-cell office:value-type="float" office:value="0.084709938" calcext:value-type="float">
            <text:p>0.084709938</text:p>
          </table:table-cell>
          <table:table-cell office:value-type="float" office:value="0.202864256" calcext:value-type="float">
            <text:p>0.20286425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213362369" calcext:value-type="float">
            <text:p>0.213362369</text:p>
          </table:table-cell>
          <table:table-cell office:value-type="float" office:value="0.199094823" calcext:value-type="float">
            <text:p>0.199094823</text:p>
          </table:table-cell>
          <table:table-cell office:value-type="float" office:value="0.191583346" calcext:value-type="float">
            <text:p>0.191583346</text:p>
          </table:table-cell>
          <table:table-cell office:value-type="float" office:value="0.211051125" calcext:value-type="float">
            <text:p>0.211051125</text:p>
          </table:table-cell>
          <table:table-cell office:value-type="float" office:value="0.191862468" calcext:value-type="float">
            <text:p>0.191862468</text:p>
          </table:table-cell>
          <table:table-cell office:value-type="float" office:value="0.205006075" calcext:value-type="float">
            <text:p>0.205006075</text:p>
          </table:table-cell>
          <table:table-cell office:value-type="float" office:value="0.197717063" calcext:value-type="float">
            <text:p>0.197717063</text:p>
          </table:table-cell>
          <table:table-cell office:value-type="float" office:value="0.041516627" calcext:value-type="float">
            <text:p>0.041516627</text:p>
          </table:table-cell>
          <table:table-cell office:value-type="float" office:value="0.082575028" calcext:value-type="float">
            <text:p>0.082575028</text:p>
          </table:table-cell>
          <table:table-cell office:value-type="float" office:value="0.196928517" calcext:value-type="float">
            <text:p>0.19692851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207074322" calcext:value-type="float">
            <text:p>0.207074322</text:p>
          </table:table-cell>
          <table:table-cell office:value-type="float" office:value="0.193504536" calcext:value-type="float">
            <text:p>0.193504536</text:p>
          </table:table-cell>
          <table:table-cell office:value-type="float" office:value="0.18652597" calcext:value-type="float">
            <text:p>0.18652597</text:p>
          </table:table-cell>
          <table:table-cell office:value-type="float" office:value="0.205427901" calcext:value-type="float">
            <text:p>0.205427901</text:p>
          </table:table-cell>
          <table:table-cell office:value-type="float" office:value="0.186710559" calcext:value-type="float">
            <text:p>0.186710559</text:p>
          </table:table-cell>
          <table:table-cell office:value-type="float" office:value="0.198964867" calcext:value-type="float">
            <text:p>0.198964867</text:p>
          </table:table-cell>
          <table:table-cell office:value-type="float" office:value="0.191931081" calcext:value-type="float">
            <text:p>0.191931081</text:p>
          </table:table-cell>
          <table:table-cell office:value-type="float" office:value="0.0402521190001" calcext:value-type="float">
            <text:p>0.040252119</text:p>
          </table:table-cell>
          <table:table-cell office:value-type="float" office:value="0.081016937" calcext:value-type="float">
            <text:p>0.081016937</text:p>
          </table:table-cell>
          <table:table-cell office:value-type="float" office:value="0.191479612" calcext:value-type="float">
            <text:p>0.19147961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20112454" calcext:value-type="float">
            <text:p>0.20112454</text:p>
          </table:table-cell>
          <table:table-cell office:value-type="float" office:value="0.188428712" calcext:value-type="float">
            <text:p>0.188428712</text:p>
          </table:table-cell>
          <table:table-cell office:value-type="float" office:value="0.181445226" calcext:value-type="float">
            <text:p>0.181445226</text:p>
          </table:table-cell>
          <table:table-cell office:value-type="float" office:value="0.19987205" calcext:value-type="float">
            <text:p>0.19987205</text:p>
          </table:table-cell>
          <table:table-cell office:value-type="float" office:value="0.18169944" calcext:value-type="float">
            <text:p>0.18169944</text:p>
          </table:table-cell>
          <table:table-cell office:value-type="float" office:value="0.193252852" calcext:value-type="float">
            <text:p>0.193252852</text:p>
          </table:table-cell>
          <table:table-cell office:value-type="float" office:value="0.186649884" calcext:value-type="float">
            <text:p>0.186649884</text:p>
          </table:table-cell>
          <table:table-cell office:value-type="float" office:value="0.039724832" calcext:value-type="float">
            <text:p>0.039724832</text:p>
          </table:table-cell>
          <table:table-cell office:value-type="float" office:value="0.0790797710001" calcext:value-type="float">
            <text:p>0.079079771</text:p>
          </table:table-cell>
          <table:table-cell office:value-type="float" office:value="0.186441703" calcext:value-type="float">
            <text:p>0.18644170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195740179" calcext:value-type="float">
            <text:p>0.195740179</text:p>
          </table:table-cell>
          <table:table-cell office:value-type="float" office:value="0.183282741" calcext:value-type="float">
            <text:p>0.183282741</text:p>
          </table:table-cell>
          <table:table-cell office:value-type="float" office:value="0.176071385" calcext:value-type="float">
            <text:p>0.176071385</text:p>
          </table:table-cell>
          <table:table-cell office:value-type="float" office:value="0.194065967" calcext:value-type="float">
            <text:p>0.194065967</text:p>
          </table:table-cell>
          <table:table-cell office:value-type="float" office:value="0.176429665" calcext:value-type="float">
            <text:p>0.176429665</text:p>
          </table:table-cell>
          <table:table-cell office:value-type="float" office:value="0.188057855" calcext:value-type="float">
            <text:p>0.188057855</text:p>
          </table:table-cell>
          <table:table-cell office:value-type="float" office:value="0.181784664" calcext:value-type="float">
            <text:p>0.181784664</text:p>
          </table:table-cell>
          <table:table-cell office:value-type="float" office:value="0.038249616" calcext:value-type="float">
            <text:p>0.038249616</text:p>
          </table:table-cell>
          <table:table-cell office:value-type="float" office:value="0.0766317459999" calcext:value-type="float">
            <text:p>0.076631746</text:p>
          </table:table-cell>
          <table:table-cell office:value-type="float" office:value="0.181266436" calcext:value-type="float">
            <text:p>0.181266436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190479812" calcext:value-type="float">
            <text:p>0.190479812</text:p>
          </table:table-cell>
          <table:table-cell office:value-type="float" office:value="0.177850692" calcext:value-type="float">
            <text:p>0.177850692</text:p>
          </table:table-cell>
          <table:table-cell office:value-type="float" office:value="0.17100228" calcext:value-type="float">
            <text:p>0.17100228</text:p>
          </table:table-cell>
          <table:table-cell office:value-type="float" office:value="0.188398667" calcext:value-type="float">
            <text:p>0.188398667</text:p>
          </table:table-cell>
          <table:table-cell office:value-type="float" office:value="0.171282419" calcext:value-type="float">
            <text:p>0.171282419</text:p>
          </table:table-cell>
          <table:table-cell office:value-type="float" office:value="0.183103827" calcext:value-type="float">
            <text:p>0.183103827</text:p>
          </table:table-cell>
          <table:table-cell office:value-type="float" office:value="0.176672312" calcext:value-type="float">
            <text:p>0.176672312</text:p>
          </table:table-cell>
          <table:table-cell office:value-type="float" office:value="0.037119732" calcext:value-type="float">
            <text:p>0.037119732</text:p>
          </table:table-cell>
          <table:table-cell office:value-type="float" office:value="0.074298305" calcext:value-type="float">
            <text:p>0.074298305</text:p>
          </table:table-cell>
          <table:table-cell office:value-type="float" office:value="0.175868628" calcext:value-type="float">
            <text:p>0.17586862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85066594" calcext:value-type="float">
            <text:p>0.185066594</text:p>
          </table:table-cell>
          <table:table-cell office:value-type="float" office:value="0.17270913" calcext:value-type="float">
            <text:p>0.17270913</text:p>
          </table:table-cell>
          <table:table-cell office:value-type="float" office:value="0.166290408" calcext:value-type="float">
            <text:p>0.166290408</text:p>
          </table:table-cell>
          <table:table-cell office:value-type="float" office:value="0.183219052" calcext:value-type="float">
            <text:p>0.183219052</text:p>
          </table:table-cell>
          <table:table-cell office:value-type="float" office:value="0.166532957" calcext:value-type="float">
            <text:p>0.166532957</text:p>
          </table:table-cell>
          <table:table-cell office:value-type="float" office:value="0.177795467" calcext:value-type="float">
            <text:p>0.177795467</text:p>
          </table:table-cell>
          <table:table-cell office:value-type="float" office:value="0.171417885" calcext:value-type="float">
            <text:p>0.171417885</text:p>
          </table:table-cell>
          <table:table-cell office:value-type="float" office:value="0.03622319" calcext:value-type="float">
            <text:p>0.03622319</text:p>
          </table:table-cell>
          <table:table-cell office:value-type="float" office:value="0.072915277" calcext:value-type="float">
            <text:p>0.072915277</text:p>
          </table:table-cell>
          <table:table-cell office:value-type="float" office:value="0.170836137" calcext:value-type="float">
            <text:p>0.17083613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179633744" calcext:value-type="float">
            <text:p>0.179633744</text:p>
          </table:table-cell>
          <table:table-cell office:value-type="float" office:value="0.168000672" calcext:value-type="float">
            <text:p>0.168000672</text:p>
          </table:table-cell>
          <table:table-cell office:value-type="float" office:value="0.161958698" calcext:value-type="float">
            <text:p>0.161958698</text:p>
          </table:table-cell>
          <table:table-cell office:value-type="float" office:value="0.178387089" calcext:value-type="float">
            <text:p>0.178387089</text:p>
          </table:table-cell>
          <table:table-cell office:value-type="float" office:value="0.162169705" calcext:value-type="float">
            <text:p>0.162169705</text:p>
          </table:table-cell>
          <table:table-cell office:value-type="float" office:value="0.172525467" calcext:value-type="float">
            <text:p>0.172525467</text:p>
          </table:table-cell>
          <table:table-cell office:value-type="float" office:value="0.166494092" calcext:value-type="float">
            <text:p>0.166494092</text:p>
          </table:table-cell>
          <table:table-cell office:value-type="float" office:value="0.034744404" calcext:value-type="float">
            <text:p>0.034744404</text:p>
          </table:table-cell>
          <table:table-cell office:value-type="float" office:value="0.0713798610001" calcext:value-type="float">
            <text:p>0.071379861</text:p>
          </table:table-cell>
          <table:table-cell office:value-type="float" office:value="0.166295417" calcext:value-type="float">
            <text:p>0.166295417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174560884" calcext:value-type="float">
            <text:p>0.174560884</text:p>
          </table:table-cell>
          <table:table-cell office:value-type="float" office:value="0.163588638" calcext:value-type="float">
            <text:p>0.163588638</text:p>
          </table:table-cell>
          <table:table-cell office:value-type="float" office:value="0.157401628" calcext:value-type="float">
            <text:p>0.157401628</text:p>
          </table:table-cell>
          <table:table-cell office:value-type="float" office:value="0.173420346" calcext:value-type="float">
            <text:p>0.173420346</text:p>
          </table:table-cell>
          <table:table-cell office:value-type="float" office:value="0.157685318" calcext:value-type="float">
            <text:p>0.157685318</text:p>
          </table:table-cell>
          <table:table-cell office:value-type="float" office:value="0.167705319" calcext:value-type="float">
            <text:p>0.167705319</text:p>
          </table:table-cell>
          <table:table-cell office:value-type="float" office:value="0.162174191" calcext:value-type="float">
            <text:p>0.162174191</text:p>
          </table:table-cell>
          <table:table-cell office:value-type="float" office:value="0.034301431" calcext:value-type="float">
            <text:p>0.034301431</text:p>
          </table:table-cell>
          <table:table-cell office:value-type="float" office:value="0.069524781" calcext:value-type="float">
            <text:p>0.069524781</text:p>
          </table:table-cell>
          <table:table-cell office:value-type="float" office:value="0.16191495" calcext:value-type="float">
            <text:p>0.16191495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169959674" calcext:value-type="float">
            <text:p>0.169959674</text:p>
          </table:table-cell>
          <table:table-cell office:value-type="float" office:value="0.158970563" calcext:value-type="float">
            <text:p>0.158970563</text:p>
          </table:table-cell>
          <table:table-cell office:value-type="float" office:value="0.152647984" calcext:value-type="float">
            <text:p>0.152647984</text:p>
          </table:table-cell>
          <table:table-cell office:value-type="float" office:value="0.168238877" calcext:value-type="float">
            <text:p>0.168238877</text:p>
          </table:table-cell>
          <table:table-cell office:value-type="float" office:value="0.15296707" calcext:value-type="float">
            <text:p>0.15296707</text:p>
          </table:table-cell>
          <table:table-cell office:value-type="float" office:value="0.163428792" calcext:value-type="float">
            <text:p>0.163428792</text:p>
          </table:table-cell>
          <table:table-cell office:value-type="float" office:value="0.157827379" calcext:value-type="float">
            <text:p>0.157827379</text:p>
          </table:table-cell>
          <table:table-cell office:value-type="float" office:value="0.033693289" calcext:value-type="float">
            <text:p>0.033693289</text:p>
          </table:table-cell>
          <table:table-cell office:value-type="float" office:value="0.067254975" calcext:value-type="float">
            <text:p>0.067254975</text:p>
          </table:table-cell>
          <table:table-cell office:value-type="float" office:value="0.157166805" calcext:value-type="float">
            <text:p>0.15716680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165363399" calcext:value-type="float">
            <text:p>0.165363399</text:p>
          </table:table-cell>
          <table:table-cell office:value-type="float" office:value="0.154243422" calcext:value-type="float">
            <text:p>0.154243422</text:p>
          </table:table-cell>
          <table:table-cell office:value-type="float" office:value="0.14836706" calcext:value-type="float">
            <text:p>0.14836706</text:p>
          </table:table-cell>
          <table:table-cell office:value-type="float" office:value="0.163439248" calcext:value-type="float">
            <text:p>0.163439248</text:p>
          </table:table-cell>
          <table:table-cell office:value-type="float" office:value="0.148552637" calcext:value-type="float">
            <text:p>0.148552637</text:p>
          </table:table-cell>
          <table:table-cell office:value-type="float" office:value="0.15887882" calcext:value-type="float">
            <text:p>0.15887882</text:p>
          </table:table-cell>
          <table:table-cell office:value-type="float" office:value="0.153136783" calcext:value-type="float">
            <text:p>0.153136783</text:p>
          </table:table-cell>
          <table:table-cell office:value-type="float" office:value="0.0318091530001" calcext:value-type="float">
            <text:p>0.031809153</text:p>
          </table:table-cell>
          <table:table-cell office:value-type="float" office:value="0.065493281" calcext:value-type="float">
            <text:p>0.065493281</text:p>
          </table:table-cell>
          <table:table-cell office:value-type="float" office:value="0.152525942" calcext:value-type="float">
            <text:p>0.15252594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16044109" calcext:value-type="float">
            <text:p>0.16044109</text:p>
          </table:table-cell>
          <table:table-cell office:value-type="float" office:value="0.14982258" calcext:value-type="float">
            <text:p>0.14982258</text:p>
          </table:table-cell>
          <table:table-cell office:value-type="float" office:value="0.144489298" calcext:value-type="float">
            <text:p>0.144489298</text:p>
          </table:table-cell>
          <table:table-cell office:value-type="float" office:value="0.159140471" calcext:value-type="float">
            <text:p>0.159140471</text:p>
          </table:table-cell>
          <table:table-cell office:value-type="float" office:value="0.144667444" calcext:value-type="float">
            <text:p>0.144667444</text:p>
          </table:table-cell>
          <table:table-cell office:value-type="float" office:value="0.154098418" calcext:value-type="float">
            <text:p>0.154098418</text:p>
          </table:table-cell>
          <table:table-cell office:value-type="float" office:value="0.148654625" calcext:value-type="float">
            <text:p>0.148654625</text:p>
          </table:table-cell>
          <table:table-cell office:value-type="float" office:value="0.031111512" calcext:value-type="float">
            <text:p>0.031111512</text:p>
          </table:table-cell>
          <table:table-cell office:value-type="float" office:value="0.064429748" calcext:value-type="float">
            <text:p>0.064429748</text:p>
          </table:table-cell>
          <table:table-cell office:value-type="float" office:value="0.148287377" calcext:value-type="float">
            <text:p>0.14828737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155737963" calcext:value-type="float">
            <text:p>0.155737963</text:p>
          </table:table-cell>
          <table:table-cell office:value-type="float" office:value="0.145964185" calcext:value-type="float">
            <text:p>0.145964185</text:p>
          </table:table-cell>
          <table:table-cell office:value-type="float" office:value="0.140625444" calcext:value-type="float">
            <text:p>0.140625444</text:p>
          </table:table-cell>
          <table:table-cell office:value-type="float" office:value="0.154894358" calcext:value-type="float">
            <text:p>0.154894358</text:p>
          </table:table-cell>
          <table:table-cell office:value-type="float" office:value="0.140828389" calcext:value-type="float">
            <text:p>0.140828389</text:p>
          </table:table-cell>
          <table:table-cell office:value-type="float" office:value="0.149717479" calcext:value-type="float">
            <text:p>0.149717479</text:p>
          </table:table-cell>
          <table:table-cell office:value-type="float" office:value="0.144546525" calcext:value-type="float">
            <text:p>0.144546525</text:p>
          </table:table-cell>
          <table:table-cell office:value-type="float" office:value="0.030519568" calcext:value-type="float">
            <text:p>0.030519568</text:p>
          </table:table-cell>
          <table:table-cell office:value-type="float" office:value="0.063005445" calcext:value-type="float">
            <text:p>0.063005445</text:p>
          </table:table-cell>
          <table:table-cell office:value-type="float" office:value="0.144428752" calcext:value-type="float">
            <text:p>0.14442875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151622126" calcext:value-type="float">
            <text:p>0.151622126</text:p>
          </table:table-cell>
          <table:table-cell office:value-type="float" office:value="0.14202189" calcext:value-type="float">
            <text:p>0.14202189</text:p>
          </table:table-cell>
          <table:table-cell office:value-type="float" office:value="0.136407832" calcext:value-type="float">
            <text:p>0.136407832</text:p>
          </table:table-cell>
          <table:table-cell office:value-type="float" office:value="0.150337791" calcext:value-type="float">
            <text:p>0.150337791</text:p>
          </table:table-cell>
          <table:table-cell office:value-type="float" office:value="0.136694491" calcext:value-type="float">
            <text:p>0.136694491</text:p>
          </table:table-cell>
          <table:table-cell office:value-type="float" office:value="0.145629796" calcext:value-type="float">
            <text:p>0.145629796</text:p>
          </table:table-cell>
          <table:table-cell office:value-type="float" office:value="0.140916818" calcext:value-type="float">
            <text:p>0.140916818</text:p>
          </table:table-cell>
          <table:table-cell office:value-type="float" office:value="0.029587682" calcext:value-type="float">
            <text:p>0.029587682</text:p>
          </table:table-cell>
          <table:table-cell office:value-type="float" office:value="0.061039718" calcext:value-type="float">
            <text:p>0.061039718</text:p>
          </table:table-cell>
          <table:table-cell office:value-type="float" office:value="0.140478507" calcext:value-type="float">
            <text:p>0.14047850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147631386" calcext:value-type="float">
            <text:p>0.147631386</text:p>
          </table:table-cell>
          <table:table-cell office:value-type="float" office:value="0.137815213" calcext:value-type="float">
            <text:p>0.137815213</text:p>
          </table:table-cell>
          <table:table-cell office:value-type="float" office:value="0.132415279" calcext:value-type="float">
            <text:p>0.132415279</text:p>
          </table:table-cell>
          <table:table-cell office:value-type="float" office:value="0.145872969" calcext:value-type="float">
            <text:p>0.145872969</text:p>
          </table:table-cell>
          <table:table-cell office:value-type="float" office:value="0.132592113" calcext:value-type="float">
            <text:p>0.132592113</text:p>
          </table:table-cell>
          <table:table-cell office:value-type="float" office:value="0.141871472" calcext:value-type="float">
            <text:p>0.141871472</text:p>
          </table:table-cell>
          <table:table-cell office:value-type="float" office:value="0.137239718" calcext:value-type="float">
            <text:p>0.137239718</text:p>
          </table:table-cell>
          <table:table-cell office:value-type="float" office:value="0.029437803" calcext:value-type="float">
            <text:p>0.029437803</text:p>
          </table:table-cell>
          <table:table-cell office:value-type="float" office:value="0.059049561" calcext:value-type="float">
            <text:p>0.059049561</text:p>
          </table:table-cell>
          <table:table-cell office:value-type="float" office:value="0.136260665" calcext:value-type="float">
            <text:p>0.136260665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143414756" calcext:value-type="float">
            <text:p>0.143414756</text:p>
          </table:table-cell>
          <table:table-cell office:value-type="float" office:value="0.133700502" calcext:value-type="float">
            <text:p>0.133700502</text:p>
          </table:table-cell>
          <table:table-cell office:value-type="float" office:value="0.128817018" calcext:value-type="float">
            <text:p>0.128817018</text:p>
          </table:table-cell>
          <table:table-cell office:value-type="float" office:value="0.141893659" calcext:value-type="float">
            <text:p>0.141893659</text:p>
          </table:table-cell>
          <table:table-cell office:value-type="float" office:value="0.128986179" calcext:value-type="float">
            <text:p>0.128986179</text:p>
          </table:table-cell>
          <table:table-cell office:value-type="float" office:value="0.137749322" calcext:value-type="float">
            <text:p>0.137749322</text:p>
          </table:table-cell>
          <table:table-cell office:value-type="float" office:value="0.132429624" calcext:value-type="float">
            <text:p>0.132429624</text:p>
          </table:table-cell>
          <table:table-cell office:value-type="float" office:value="0.027486515" calcext:value-type="float">
            <text:p>0.027486515</text:p>
          </table:table-cell>
          <table:table-cell office:value-type="float" office:value="0.058016128" calcext:value-type="float">
            <text:p>0.058016128</text:p>
          </table:table-cell>
          <table:table-cell office:value-type="float" office:value="0.132295466" calcext:value-type="float">
            <text:p>0.13229546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39053399" calcext:value-type="float">
            <text:p>0.139053399</text:p>
          </table:table-cell>
          <table:table-cell office:value-type="float" office:value="0.130143756" calcext:value-type="float">
            <text:p>0.130143756</text:p>
          </table:table-cell>
          <table:table-cell office:value-type="float" office:value="0.125584589" calcext:value-type="float">
            <text:p>0.125584589</text:p>
          </table:table-cell>
          <table:table-cell office:value-type="float" office:value="0.138274552" calcext:value-type="float">
            <text:p>0.138274552</text:p>
          </table:table-cell>
          <table:table-cell office:value-type="float" office:value="0.125712456" calcext:value-type="float">
            <text:p>0.125712456</text:p>
          </table:table-cell>
          <table:table-cell office:value-type="float" office:value="0.133655604" calcext:value-type="float">
            <text:p>0.133655604</text:p>
          </table:table-cell>
          <table:table-cell office:value-type="float" office:value="0.128938462" calcext:value-type="float">
            <text:p>0.128938462</text:p>
          </table:table-cell>
          <table:table-cell office:value-type="float" office:value="0.0270967420001" calcext:value-type="float">
            <text:p>0.027096742</text:p>
          </table:table-cell>
          <table:table-cell office:value-type="float" office:value="0.05706234" calcext:value-type="float">
            <text:p>0.05706234</text:p>
          </table:table-cell>
          <table:table-cell office:value-type="float" office:value="0.128804011" calcext:value-type="float">
            <text:p>0.12880401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135202378" calcext:value-type="float">
            <text:p>0.135202378</text:p>
          </table:table-cell>
          <table:table-cell office:value-type="float" office:value="0.126804153" calcext:value-type="float">
            <text:p>0.126804153</text:p>
          </table:table-cell>
          <table:table-cell office:value-type="float" office:value="0.121917654" calcext:value-type="float">
            <text:p>0.121917654</text:p>
          </table:table-cell>
          <table:table-cell office:value-type="float" office:value="0.134011713" calcext:value-type="float">
            <text:p>0.134011713</text:p>
          </table:table-cell>
          <table:table-cell office:value-type="float" office:value="0.122164969" calcext:value-type="float">
            <text:p>0.122164969</text:p>
          </table:table-cell>
          <table:table-cell office:value-type="float" office:value="0.129869469" calcext:value-type="float">
            <text:p>0.129869469</text:p>
          </table:table-cell>
          <table:table-cell office:value-type="float" office:value="0.125608221" calcext:value-type="float">
            <text:p>0.125608221</text:p>
          </table:table-cell>
          <table:table-cell office:value-type="float" office:value="0.026612" calcext:value-type="float">
            <text:p>0.026612</text:p>
          </table:table-cell>
          <table:table-cell office:value-type="float" office:value="0.05549686" calcext:value-type="float">
            <text:p>0.05549686</text:p>
          </table:table-cell>
          <table:table-cell office:value-type="float" office:value="0.125463602" calcext:value-type="float">
            <text:p>0.12546360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131717255" calcext:value-type="float">
            <text:p>0.131717255</text:p>
          </table:table-cell>
          <table:table-cell office:value-type="float" office:value="0.123190667" calcext:value-type="float">
            <text:p>0.123190667</text:p>
          </table:table-cell>
          <table:table-cell office:value-type="float" office:value="0.118216637" calcext:value-type="float">
            <text:p>0.118216637</text:p>
          </table:table-cell>
          <table:table-cell office:value-type="float" office:value="0.130700408" calcext:value-type="float">
            <text:p>0.130700408</text:p>
          </table:table-cell>
          <table:table-cell office:value-type="float" office:value="0.118473687" calcext:value-type="float">
            <text:p>0.118473687</text:p>
          </table:table-cell>
          <table:table-cell office:value-type="float" office:value="0.126598429" calcext:value-type="float">
            <text:p>0.126598429</text:p>
          </table:table-cell>
          <table:table-cell office:value-type="float" office:value="0.122289378" calcext:value-type="float">
            <text:p>0.122289378</text:p>
          </table:table-cell>
          <table:table-cell office:value-type="float" office:value="0.0258319269999" calcext:value-type="float">
            <text:p>0.025831927</text:p>
          </table:table-cell>
          <table:table-cell office:value-type="float" office:value="0.0535057" calcext:value-type="float">
            <text:p>0.0535057</text:p>
          </table:table-cell>
          <table:table-cell office:value-type="float" office:value="0.121784229" calcext:value-type="float">
            <text:p>0.121784229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128183523" calcext:value-type="float">
            <text:p>0.128183523</text:p>
          </table:table-cell>
          <table:table-cell office:value-type="float" office:value="0.119437649" calcext:value-type="float">
            <text:p>0.119437649</text:p>
          </table:table-cell>
          <table:table-cell office:value-type="float" office:value="0.114904792" calcext:value-type="float">
            <text:p>0.114904792</text:p>
          </table:table-cell>
          <table:table-cell office:value-type="float" office:value="0.126584051" calcext:value-type="float">
            <text:p>0.126584051</text:p>
          </table:table-cell>
          <table:table-cell office:value-type="float" office:value="0.115018372" calcext:value-type="float">
            <text:p>0.115018372</text:p>
          </table:table-cell>
          <table:table-cell office:value-type="float" office:value="0.123101898" calcext:value-type="float">
            <text:p>0.123101898</text:p>
          </table:table-cell>
          <table:table-cell office:value-type="float" office:value="0.118665142" calcext:value-type="float">
            <text:p>0.118665142</text:p>
          </table:table-cell>
          <table:table-cell office:value-type="float" office:value="0.025183588" calcext:value-type="float">
            <text:p>0.025183588</text:p>
          </table:table-cell>
          <table:table-cell office:value-type="float" office:value="0.052168106" calcext:value-type="float">
            <text:p>0.052168106</text:p>
          </table:table-cell>
          <table:table-cell office:value-type="float" office:value="0.118102764" calcext:value-type="float">
            <text:p>0.11810276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124257442" calcext:value-type="float">
            <text:p>0.124257442</text:p>
          </table:table-cell>
          <table:table-cell office:value-type="float" office:value="0.11600599" calcext:value-type="float">
            <text:p>0.11600599</text:p>
          </table:table-cell>
          <table:table-cell office:value-type="float" office:value="0.111915445" calcext:value-type="float">
            <text:p>0.111915445</text:p>
          </table:table-cell>
          <table:table-cell office:value-type="float" office:value="0.123226603" calcext:value-type="float">
            <text:p>0.123226603</text:p>
          </table:table-cell>
          <table:table-cell office:value-type="float" office:value="0.112071322" calcext:value-type="float">
            <text:p>0.112071322</text:p>
          </table:table-cell>
          <table:table-cell office:value-type="float" office:value="0.119422851" calcext:value-type="float">
            <text:p>0.119422851</text:p>
          </table:table-cell>
          <table:table-cell office:value-type="float" office:value="0.115150813" calcext:value-type="float">
            <text:p>0.115150813</text:p>
          </table:table-cell>
          <table:table-cell office:value-type="float" office:value="0.02333934" calcext:value-type="float">
            <text:p>0.02333934</text:p>
          </table:table-cell>
          <table:table-cell office:value-type="float" office:value="0.051490202" calcext:value-type="float">
            <text:p>0.051490202</text:p>
          </table:table-cell>
          <table:table-cell office:value-type="float" office:value="0.114840505" calcext:value-type="float">
            <text:p>0.11484050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120566262" calcext:value-type="float">
            <text:p>0.120566262</text:p>
          </table:table-cell>
          <table:table-cell office:value-type="float" office:value="0.113103114" calcext:value-type="float">
            <text:p>0.113103114</text:p>
          </table:table-cell>
          <table:table-cell office:value-type="float" office:value="0.108956057" calcext:value-type="float">
            <text:p>0.108956057</text:p>
          </table:table-cell>
          <table:table-cell office:value-type="float" office:value="0.120038769" calcext:value-type="float">
            <text:p>0.120038769</text:p>
          </table:table-cell>
          <table:table-cell office:value-type="float" office:value="0.10921017" calcext:value-type="float">
            <text:p>0.10921017</text:p>
          </table:table-cell>
          <table:table-cell office:value-type="float" office:value="0.115892974" calcext:value-type="float">
            <text:p>0.115892974</text:p>
          </table:table-cell>
          <table:table-cell office:value-type="float" office:value="0.111956706" calcext:value-type="float">
            <text:p>0.111956706</text:p>
          </table:table-cell>
          <table:table-cell office:value-type="float" office:value="0.02426302" calcext:value-type="float">
            <text:p>0.02426302</text:p>
          </table:table-cell>
          <table:table-cell office:value-type="float" office:value="0.050442433" calcext:value-type="float">
            <text:p>0.050442433</text:p>
          </table:table-cell>
          <table:table-cell office:value-type="float" office:value="0.111933909" calcext:value-type="float">
            <text:p>0.111933909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117470375" calcext:value-type="float">
            <text:p>0.117470375</text:p>
          </table:table-cell>
          <table:table-cell office:value-type="float" office:value="0.110121256" calcext:value-type="float">
            <text:p>0.110121256</text:p>
          </table:table-cell>
          <table:table-cell office:value-type="float" office:value="0.105754768" calcext:value-type="float">
            <text:p>0.105754768</text:p>
          </table:table-cell>
          <table:table-cell office:value-type="float" office:value="0.116521686" calcext:value-type="float">
            <text:p>0.116521686</text:p>
          </table:table-cell>
          <table:table-cell office:value-type="float" office:value="0.105887403" calcext:value-type="float">
            <text:p>0.105887403</text:p>
          </table:table-cell>
          <table:table-cell office:value-type="float" office:value="0.112814782" calcext:value-type="float">
            <text:p>0.112814782</text:p>
          </table:table-cell>
          <table:table-cell office:value-type="float" office:value="0.109118341" calcext:value-type="float">
            <text:p>0.109118341</text:p>
          </table:table-cell>
          <table:table-cell office:value-type="float" office:value="0.022903542" calcext:value-type="float">
            <text:p>0.022903542</text:p>
          </table:table-cell>
          <table:table-cell office:value-type="float" office:value="0.048848991" calcext:value-type="float">
            <text:p>0.048848991</text:p>
          </table:table-cell>
          <table:table-cell office:value-type="float" office:value="0.108887754" calcext:value-type="float">
            <text:p>0.10888775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114398781" calcext:value-type="float">
            <text:p>0.114398781</text:p>
          </table:table-cell>
          <table:table-cell office:value-type="float" office:value="0.106731072" calcext:value-type="float">
            <text:p>0.106731072</text:p>
          </table:table-cell>
          <table:table-cell office:value-type="float" office:value="0.10256128" calcext:value-type="float">
            <text:p>0.10256128</text:p>
          </table:table-cell>
          <table:table-cell office:value-type="float" office:value="0.112975439" calcext:value-type="float">
            <text:p>0.112975439</text:p>
          </table:table-cell>
          <table:table-cell office:value-type="float" office:value="0.102703151" calcext:value-type="float">
            <text:p>0.102703151</text:p>
          </table:table-cell>
          <table:table-cell office:value-type="float" office:value="0.109960562" calcext:value-type="float">
            <text:p>0.109960562</text:p>
          </table:table-cell>
          <table:table-cell office:value-type="float" office:value="0.106130351" calcext:value-type="float">
            <text:p>0.106130351</text:p>
          </table:table-cell>
          <table:table-cell office:value-type="float" office:value="0.0223634849999" calcext:value-type="float">
            <text:p>0.022363485</text:p>
          </table:table-cell>
          <table:table-cell office:value-type="float" office:value="0.047112895" calcext:value-type="float">
            <text:p>0.047112895</text:p>
          </table:table-cell>
          <table:table-cell office:value-type="float" office:value="0.105519523" calcext:value-type="float">
            <text:p>0.105519523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111104971" calcext:value-type="float">
            <text:p>0.111104971</text:p>
          </table:table-cell>
          <table:table-cell office:value-type="float" office:value="0.103576213" calcext:value-type="float">
            <text:p>0.103576213</text:p>
          </table:table-cell>
          <table:table-cell office:value-type="float" office:value="0.099732298" calcext:value-type="float">
            <text:p>0.099732298</text:p>
          </table:table-cell>
          <table:table-cell office:value-type="float" office:value="0.109871442" calcext:value-type="float">
            <text:p>0.109871442</text:p>
          </table:table-cell>
          <table:table-cell office:value-type="float" office:value="0.099833429" calcext:value-type="float">
            <text:p>0.099833429</text:p>
          </table:table-cell>
          <table:table-cell office:value-type="float" office:value="0.106768003" calcext:value-type="float">
            <text:p>0.106768003</text:p>
          </table:table-cell>
          <table:table-cell office:value-type="float" office:value="0.102840769" calcext:value-type="float">
            <text:p>0.102840769</text:p>
          </table:table-cell>
          <table:table-cell office:value-type="float" office:value="0.021536923" calcext:value-type="float">
            <text:p>0.021536923</text:p>
          </table:table-cell>
          <table:table-cell office:value-type="float" office:value="0.046300441" calcext:value-type="float">
            <text:p>0.046300441</text:p>
          </table:table-cell>
          <table:table-cell office:value-type="float" office:value="0.102419255" calcext:value-type="float">
            <text:p>0.102419255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107754138" calcext:value-type="float">
            <text:p>0.107754138</text:p>
          </table:table-cell>
          <table:table-cell office:value-type="float" office:value="0.100757239" calcext:value-type="float">
            <text:p>0.100757239</text:p>
          </table:table-cell>
          <table:table-cell office:value-type="float" office:value="0.097269619" calcext:value-type="float">
            <text:p>0.097269619</text:p>
          </table:table-cell>
          <table:table-cell office:value-type="float" office:value="0.107119378" calcext:value-type="float">
            <text:p>0.107119378</text:p>
          </table:table-cell>
          <table:table-cell office:value-type="float" office:value="0.097380937" calcext:value-type="float">
            <text:p>0.097380937</text:p>
          </table:table-cell>
          <table:table-cell office:value-type="float" office:value="0.103466591" calcext:value-type="float">
            <text:p>0.103466591</text:p>
          </table:table-cell>
          <table:table-cell office:value-type="float" office:value="0.0998326059999" calcext:value-type="float">
            <text:p>0.099832606</text:p>
          </table:table-cell>
          <table:table-cell office:value-type="float" office:value="0.020917987" calcext:value-type="float">
            <text:p>0.020917987</text:p>
          </table:table-cell>
          <table:table-cell office:value-type="float" office:value="0.0457417" calcext:value-type="float">
            <text:p>0.0457417</text:p>
          </table:table-cell>
          <table:table-cell office:value-type="float" office:value="0.099781717" calcext:value-type="float">
            <text:p>0.09978171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04689672" calcext:value-type="float">
            <text:p>0.104689672</text:p>
          </table:table-cell>
          <table:table-cell office:value-type="float" office:value="0.098255123" calcext:value-type="float">
            <text:p>0.098255123</text:p>
          </table:table-cell>
          <table:table-cell office:value-type="float" office:value="0.094510934" calcext:value-type="float">
            <text:p>0.094510934</text:p>
          </table:table-cell>
          <table:table-cell office:value-type="float" office:value="0.104153062" calcext:value-type="float">
            <text:p>0.104153062</text:p>
          </table:table-cell>
          <table:table-cell office:value-type="float" office:value="0.0947387029999" calcext:value-type="float">
            <text:p>0.094738703</text:p>
          </table:table-cell>
          <table:table-cell office:value-type="float" office:value="0.100555127" calcext:value-type="float">
            <text:p>0.100555127</text:p>
          </table:table-cell>
          <table:table-cell office:value-type="float" office:value="0.097291737" calcext:value-type="float">
            <text:p>0.097291737</text:p>
          </table:table-cell>
          <table:table-cell office:value-type="float" office:value="0.020725542" calcext:value-type="float">
            <text:p>0.020725542</text:p>
          </table:table-cell>
          <table:table-cell office:value-type="float" office:value="0.044532113" calcext:value-type="float">
            <text:p>0.044532113</text:p>
          </table:table-cell>
          <table:table-cell office:value-type="float" office:value="0.097290027" calcext:value-type="float">
            <text:p>0.097290027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102034544" calcext:value-type="float">
            <text:p>0.102034544</text:p>
          </table:table-cell>
          <table:table-cell office:value-type="float" office:value="0.095465471" calcext:value-type="float">
            <text:p>0.095465471</text:p>
          </table:table-cell>
          <table:table-cell office:value-type="float" office:value="0.091619804" calcext:value-type="float">
            <text:p>0.091619804</text:p>
          </table:table-cell>
          <table:table-cell office:value-type="float" office:value="0.100944413" calcext:value-type="float">
            <text:p>0.100944413</text:p>
          </table:table-cell>
          <table:table-cell office:value-type="float" office:value="0.091776385" calcext:value-type="float">
            <text:p>0.091776385</text:p>
          </table:table-cell>
          <table:table-cell office:value-type="float" office:value="0.098104738" calcext:value-type="float">
            <text:p>0.098104738</text:p>
          </table:table-cell>
          <table:table-cell office:value-type="float" office:value="0.094825014" calcext:value-type="float">
            <text:p>0.094825014</text:p>
          </table:table-cell>
          <table:table-cell office:value-type="float" office:value="0.020118059" calcext:value-type="float">
            <text:p>0.020118059</text:p>
          </table:table-cell>
          <table:table-cell office:value-type="float" office:value="0.04283539" calcext:value-type="float">
            <text:p>0.04283539</text:p>
          </table:table-cell>
          <table:table-cell office:value-type="float" office:value="0.0943529" calcext:value-type="float">
            <text:p>0.094352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099312044" calcext:value-type="float">
            <text:p>0.099312044</text:p>
          </table:table-cell>
          <table:table-cell office:value-type="float" office:value="0.092519292" calcext:value-type="float">
            <text:p>0.092519292</text:p>
          </table:table-cell>
          <table:table-cell office:value-type="float" office:value="0.088940012" calcext:value-type="float">
            <text:p>0.088940012</text:p>
          </table:table-cell>
          <table:table-cell office:value-type="float" office:value="0.0979907360001" calcext:value-type="float">
            <text:p>0.097990736</text:p>
          </table:table-cell>
          <table:table-cell office:value-type="float" office:value="0.089053733" calcext:value-type="float">
            <text:p>0.089053733</text:p>
          </table:table-cell>
          <table:table-cell office:value-type="float" office:value="0.095469728" calcext:value-type="float">
            <text:p>0.095469728</text:p>
          </table:table-cell>
          <table:table-cell office:value-type="float" office:value="0.091962711" calcext:value-type="float">
            <text:p>0.091962711</text:p>
          </table:table-cell>
          <table:table-cell office:value-type="float" office:value="0.019234999" calcext:value-type="float">
            <text:p>0.019234999</text:p>
          </table:table-cell>
          <table:table-cell office:value-type="float" office:value="0.041628006" calcext:value-type="float">
            <text:p>0.041628006</text:p>
          </table:table-cell>
          <table:table-cell office:value-type="float" office:value="0.09147837" calcext:value-type="float">
            <text:p>0.0914783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96280392" calcext:value-type="float">
            <text:p>0.096280392</text:p>
          </table:table-cell>
          <table:table-cell office:value-type="float" office:value="0.089838635" calcext:value-type="float">
            <text:p>0.089838635</text:p>
          </table:table-cell>
          <table:table-cell office:value-type="float" office:value="0.086756738" calcext:value-type="float">
            <text:p>0.086756738</text:p>
          </table:table-cell>
          <table:table-cell office:value-type="float" office:value="0.09547916" calcext:value-type="float">
            <text:p>0.09547916</text:p>
          </table:table-cell>
          <table:table-cell office:value-type="float" office:value="0.086789848" calcext:value-type="float">
            <text:p>0.086789848</text:p>
          </table:table-cell>
          <table:table-cell office:value-type="float" office:value="0.092466774" calcext:value-type="float">
            <text:p>0.092466774</text:p>
          </table:table-cell>
          <table:table-cell office:value-type="float" office:value="0.089115337" calcext:value-type="float">
            <text:p>0.089115337</text:p>
          </table:table-cell>
          <table:table-cell office:value-type="float" office:value="0.01858958" calcext:value-type="float">
            <text:p>0.01858958</text:p>
          </table:table-cell>
          <table:table-cell office:value-type="float" office:value="0.041334897" calcext:value-type="float">
            <text:p>0.041334897</text:p>
          </table:table-cell>
          <table:table-cell office:value-type="float" office:value="0.0888944140001" calcext:value-type="float">
            <text:p>0.08889441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93406295" calcext:value-type="float">
            <text:p>0.093406295</text:p>
          </table:table-cell>
          <table:table-cell office:value-type="float" office:value="0.08759238" calcext:value-type="float">
            <text:p>0.08759238</text:p>
          </table:table-cell>
          <table:table-cell office:value-type="float" office:value="0.084497355" calcext:value-type="float">
            <text:p>0.084497355</text:p>
          </table:table-cell>
          <table:table-cell office:value-type="float" office:value="0.093077849" calcext:value-type="float">
            <text:p>0.093077849</text:p>
          </table:table-cell>
          <table:table-cell office:value-type="float" office:value="0.0846270109999" calcext:value-type="float">
            <text:p>0.084627011</text:p>
          </table:table-cell>
          <table:table-cell office:value-type="float" office:value="0.089710891" calcext:value-type="float">
            <text:p>0.089710891</text:p>
          </table:table-cell>
          <table:table-cell office:value-type="float" office:value="0.086697975" calcext:value-type="float">
            <text:p>0.086697975</text:p>
          </table:table-cell>
          <table:table-cell office:value-type="float" office:value="0.0183728050001" calcext:value-type="float">
            <text:p>0.018372805</text:p>
          </table:table-cell>
          <table:table-cell office:value-type="float" office:value="0.040450683" calcext:value-type="float">
            <text:p>0.040450683</text:p>
          </table:table-cell>
          <table:table-cell office:value-type="float" office:value="0.0867061889999" calcext:value-type="float">
            <text:p>0.08670618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90932197" calcext:value-type="float">
            <text:p>0.090932197</text:p>
          </table:table-cell>
          <table:table-cell office:value-type="float" office:value="0.085334621" calcext:value-type="float">
            <text:p>0.085334621</text:p>
          </table:table-cell>
          <table:table-cell office:value-type="float" office:value="0.081895916" calcext:value-type="float">
            <text:p>0.081895916</text:p>
          </table:table-cell>
          <table:table-cell office:value-type="float" office:value="0.090267223" calcext:value-type="float">
            <text:p>0.090267223</text:p>
          </table:table-cell>
          <table:table-cell office:value-type="float" office:value="0.082068713" calcext:value-type="float">
            <text:p>0.082068713</text:p>
          </table:table-cell>
          <table:table-cell office:value-type="float" office:value="0.087417011" calcext:value-type="float">
            <text:p>0.087417011</text:p>
          </table:table-cell>
          <table:table-cell office:value-type="float" office:value="0.084619342" calcext:value-type="float">
            <text:p>0.084619342</text:p>
          </table:table-cell>
          <table:table-cell office:value-type="float" office:value="0.0180955159999" calcext:value-type="float">
            <text:p>0.018095516</text:p>
          </table:table-cell>
          <table:table-cell office:value-type="float" office:value="0.0392224" calcext:value-type="float">
            <text:p>0.0392224</text:p>
          </table:table-cell>
          <table:table-cell office:value-type="float" office:value="0.084409206" calcext:value-type="float">
            <text:p>0.08440920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88714459" calcext:value-type="float">
            <text:p>0.088714459</text:p>
          </table:table-cell>
          <table:table-cell office:value-type="float" office:value="0.08272296" calcext:value-type="float">
            <text:p>0.08272296</text:p>
          </table:table-cell>
          <table:table-cell office:value-type="float" office:value="0.079362819" calcext:value-type="float">
            <text:p>0.079362819</text:p>
          </table:table-cell>
          <table:table-cell office:value-type="float" office:value="0.0874526260001" calcext:value-type="float">
            <text:p>0.087452626</text:p>
          </table:table-cell>
          <table:table-cell office:value-type="float" office:value="0.079493851" calcext:value-type="float">
            <text:p>0.079493851</text:p>
          </table:table-cell>
          <table:table-cell office:value-type="float" office:value="0.085270767" calcext:value-type="float">
            <text:p>0.085270767</text:p>
          </table:table-cell>
          <table:table-cell office:value-type="float" office:value="0.082241737" calcext:value-type="float">
            <text:p>0.082241737</text:p>
          </table:table-cell>
          <table:table-cell office:value-type="float" office:value="0.017312548" calcext:value-type="float">
            <text:p>0.017312548</text:p>
          </table:table-cell>
          <table:table-cell office:value-type="float" office:value="0.037757603" calcext:value-type="float">
            <text:p>0.037757603</text:p>
          </table:table-cell>
          <table:table-cell office:value-type="float" office:value="0.081776967" calcext:value-type="float">
            <text:p>0.08177696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086117151" calcext:value-type="float">
            <text:p>0.086117151</text:p>
          </table:table-cell>
          <table:table-cell office:value-type="float" office:value="0.080172382" calcext:value-type="float">
            <text:p>0.080172382</text:p>
          </table:table-cell>
          <table:table-cell office:value-type="float" office:value="0.077254991" calcext:value-type="float">
            <text:p>0.077254991</text:p>
          </table:table-cell>
          <table:table-cell office:value-type="float" office:value="0.085075451" calcext:value-type="float">
            <text:p>0.085075451</text:p>
          </table:table-cell>
          <table:table-cell office:value-type="float" office:value="0.077314409" calcext:value-type="float">
            <text:p>0.077314409</text:p>
          </table:table-cell>
          <table:table-cell office:value-type="float" office:value="0.082701063" calcext:value-type="float">
            <text:p>0.082701063</text:p>
          </table:table-cell>
          <table:table-cell office:value-type="float" office:value="0.079610541" calcext:value-type="float">
            <text:p>0.079610541</text:p>
          </table:table-cell>
          <table:table-cell office:value-type="float" office:value="0.016869588" calcext:value-type="float">
            <text:p>0.016869588</text:p>
          </table:table-cell>
          <table:table-cell office:value-type="float" office:value="0.0370691420001" calcext:value-type="float">
            <text:p>0.037069142</text:p>
          </table:table-cell>
          <table:table-cell office:value-type="float" office:value="0.079294903" calcext:value-type="float">
            <text:p>0.07929490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083406842" calcext:value-type="float">
            <text:p>0.083406842</text:p>
          </table:table-cell>
          <table:table-cell office:value-type="float" office:value="0.078027925" calcext:value-type="float">
            <text:p>0.078027925</text:p>
          </table:table-cell>
          <table:table-cell office:value-type="float" office:value="0.075428793" calcext:value-type="float">
            <text:p>0.075428793</text:p>
          </table:table-cell>
          <table:table-cell office:value-type="float" office:value="0.08304241" calcext:value-type="float">
            <text:p>0.08304241</text:p>
          </table:table-cell>
          <table:table-cell office:value-type="float" office:value="0.07550234" calcext:value-type="float">
            <text:p>0.07550234</text:p>
          </table:table-cell>
          <table:table-cell office:value-type="float" office:value="0.080064215" calcext:value-type="float">
            <text:p>0.080064215</text:p>
          </table:table-cell>
          <table:table-cell office:value-type="float" office:value="0.07727876" calcext:value-type="float">
            <text:p>0.07727876</text:p>
          </table:table-cell>
          <table:table-cell office:value-type="float" office:value="0.015886176" calcext:value-type="float">
            <text:p>0.015886176</text:p>
          </table:table-cell>
          <table:table-cell office:value-type="float" office:value="0.036750445" calcext:value-type="float">
            <text:p>0.036750445</text:p>
          </table:table-cell>
          <table:table-cell office:value-type="float" office:value="0.077244723" calcext:value-type="float">
            <text:p>0.07724472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081035689" calcext:value-type="float">
            <text:p>0.081035689</text:p>
          </table:table-cell>
          <table:table-cell office:value-type="float" office:value="0.076174383" calcext:value-type="float">
            <text:p>0.076174383</text:p>
          </table:table-cell>
          <table:table-cell office:value-type="float" office:value="0.0732742669999" calcext:value-type="float">
            <text:p>0.073274267</text:p>
          </table:table-cell>
          <table:table-cell office:value-type="float" office:value="0.0807420299999" calcext:value-type="float">
            <text:p>0.08074203</text:p>
          </table:table-cell>
          <table:table-cell office:value-type="float" office:value="0.073430568" calcext:value-type="float">
            <text:p>0.073430568</text:p>
          </table:table-cell>
          <table:table-cell office:value-type="float" office:value="0.0782722239999" calcext:value-type="float">
            <text:p>0.078272224</text:p>
          </table:table-cell>
          <table:table-cell office:value-type="float" office:value="0.075404581" calcext:value-type="float">
            <text:p>0.075404581</text:p>
          </table:table-cell>
          <table:table-cell office:value-type="float" office:value="0.016305499" calcext:value-type="float">
            <text:p>0.016305499</text:p>
          </table:table-cell>
          <table:table-cell office:value-type="float" office:value="0.035828831" calcext:value-type="float">
            <text:p>0.035828831</text:p>
          </table:table-cell>
          <table:table-cell office:value-type="float" office:value="0.0753887449999" calcext:value-type="float">
            <text:p>0.07538874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79091605" calcext:value-type="float">
            <text:p>0.079091605</text:p>
          </table:table-cell>
          <table:table-cell office:value-type="float" office:value="0.074002597" calcext:value-type="float">
            <text:p>0.074002597</text:p>
          </table:table-cell>
          <table:table-cell office:value-type="float" office:value="0.070890953" calcext:value-type="float">
            <text:p>0.070890953</text:p>
          </table:table-cell>
          <table:table-cell office:value-type="float" office:value="0.078185311" calcext:value-type="float">
            <text:p>0.078185311</text:p>
          </table:table-cell>
          <table:table-cell office:value-type="float" office:value="0.071058289" calcext:value-type="float">
            <text:p>0.071058289</text:p>
          </table:table-cell>
          <table:table-cell office:value-type="float" office:value="0.075621955" calcext:value-type="float">
            <text:p>0.075621955</text:p>
          </table:table-cell>
          <table:table-cell office:value-type="float" office:value="0.073528586" calcext:value-type="float">
            <text:p>0.073528586</text:p>
          </table:table-cell>
          <table:table-cell office:value-type="float" office:value="0.014975487" calcext:value-type="float">
            <text:p>0.014975487</text:p>
          </table:table-cell>
          <table:table-cell office:value-type="float" office:value="0.034422355" calcext:value-type="float">
            <text:p>0.034422355</text:p>
          </table:table-cell>
          <table:table-cell office:value-type="float" office:value="0.0731629230001" calcext:value-type="float">
            <text:p>0.073162923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770133280001" calcext:value-type="float">
            <text:p>0.077013328</text:p>
          </table:table-cell>
          <table:table-cell office:value-type="float" office:value="0.071623597" calcext:value-type="float">
            <text:p>0.071623597</text:p>
          </table:table-cell>
          <table:table-cell office:value-type="float" office:value="0.068840011" calcext:value-type="float">
            <text:p>0.068840011</text:p>
          </table:table-cell>
          <table:table-cell office:value-type="float" office:value="0.075880465" calcext:value-type="float">
            <text:p>0.075880465</text:p>
          </table:table-cell>
          <table:table-cell office:value-type="float" office:value="0.068927172" calcext:value-type="float">
            <text:p>0.068927172</text:p>
          </table:table-cell>
          <table:table-cell office:value-type="float" office:value="0.073984224" calcext:value-type="float">
            <text:p>0.073984224</text:p>
          </table:table-cell>
          <table:table-cell office:value-type="float" office:value="0.0712303939999" calcext:value-type="float">
            <text:p>0.071230394</text:p>
          </table:table-cell>
          <table:table-cell office:value-type="float" office:value="0.0155723740001" calcext:value-type="float">
            <text:p>0.015572374</text:p>
          </table:table-cell>
          <table:table-cell office:value-type="float" office:value="0.03335396" calcext:value-type="float">
            <text:p>0.03335396</text:p>
          </table:table-cell>
          <table:table-cell office:value-type="float" office:value="0.070805124" calcext:value-type="float">
            <text:p>0.07080512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74572805" calcext:value-type="float">
            <text:p>0.074572805</text:p>
          </table:table-cell>
          <table:table-cell office:value-type="float" office:value="0.069531855" calcext:value-type="float">
            <text:p>0.069531855</text:p>
          </table:table-cell>
          <table:table-cell office:value-type="float" office:value="0.067205734" calcext:value-type="float">
            <text:p>0.067205734</text:p>
          </table:table-cell>
          <table:table-cell office:value-type="float" office:value="0.073929175" calcext:value-type="float">
            <text:p>0.073929175</text:p>
          </table:table-cell>
          <table:table-cell office:value-type="float" office:value="0.067236712" calcext:value-type="float">
            <text:p>0.067236712</text:p>
          </table:table-cell>
          <table:table-cell office:value-type="float" office:value="0.071664642" calcext:value-type="float">
            <text:p>0.071664642</text:p>
          </table:table-cell>
          <table:table-cell office:value-type="float" office:value="0.06901771" calcext:value-type="float">
            <text:p>0.06901771</text:p>
          </table:table-cell>
          <table:table-cell office:value-type="float" office:value="0.0140143609999" calcext:value-type="float">
            <text:p>0.014014361</text:p>
          </table:table-cell>
          <table:table-cell office:value-type="float" office:value="0.033187813" calcext:value-type="float">
            <text:p>0.033187813</text:p>
          </table:table-cell>
          <table:table-cell office:value-type="float" office:value="0.068816372" calcext:value-type="float">
            <text:p>0.06881637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72276552" calcext:value-type="float">
            <text:p>0.072276552</text:p>
          </table:table-cell>
          <table:table-cell office:value-type="float" office:value="0.06788746" calcext:value-type="float">
            <text:p>0.06788746</text:p>
          </table:table-cell>
          <table:table-cell office:value-type="float" office:value="0.065487877" calcext:value-type="float">
            <text:p>0.065487877</text:p>
          </table:table-cell>
          <table:table-cell office:value-type="float" office:value="0.072116827" calcext:value-type="float">
            <text:p>0.072116827</text:p>
          </table:table-cell>
          <table:table-cell office:value-type="float" office:value="0.065599893" calcext:value-type="float">
            <text:p>0.065599893</text:p>
          </table:table-cell>
          <table:table-cell office:value-type="float" office:value="0.069468424" calcext:value-type="float">
            <text:p>0.069468424</text:p>
          </table:table-cell>
          <table:table-cell office:value-type="float" office:value="0.067109187" calcext:value-type="float">
            <text:p>0.067109187</text:p>
          </table:table-cell>
          <table:table-cell office:value-type="float" office:value="0.014237344" calcext:value-type="float">
            <text:p>0.014237344</text:p>
          </table:table-cell>
          <table:table-cell office:value-type="float" office:value="0.0326959440001" calcext:value-type="float">
            <text:p>0.032695944</text:p>
          </table:table-cell>
          <table:table-cell office:value-type="float" office:value="0.067218425" calcext:value-type="float">
            <text:p>0.067218425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70435247" calcext:value-type="float">
            <text:p>0.070435247</text:p>
          </table:table-cell>
          <table:table-cell office:value-type="float" office:value="0.066185741" calcext:value-type="float">
            <text:p>0.066185741</text:p>
          </table:table-cell>
          <table:table-cell office:value-type="float" office:value="0.063487958" calcext:value-type="float">
            <text:p>0.063487958</text:p>
          </table:table-cell>
          <table:table-cell office:value-type="float" office:value="0.069973195" calcext:value-type="float">
            <text:p>0.069973195</text:p>
          </table:table-cell>
          <table:table-cell office:value-type="float" office:value="0.063642392" calcext:value-type="float">
            <text:p>0.063642392</text:p>
          </table:table-cell>
          <table:table-cell office:value-type="float" office:value="0.0676927530001" calcext:value-type="float">
            <text:p>0.067692753</text:p>
          </table:table-cell>
          <table:table-cell office:value-type="float" office:value="0.065558505" calcext:value-type="float">
            <text:p>0.065558505</text:p>
          </table:table-cell>
          <table:table-cell office:value-type="float" office:value="0.014028968" calcext:value-type="float">
            <text:p>0.014028968</text:p>
          </table:table-cell>
          <table:table-cell office:value-type="float" office:value="0.0315340109999" calcext:value-type="float">
            <text:p>0.031534011</text:p>
          </table:table-cell>
          <table:table-cell office:value-type="float" office:value="0.065464974" calcext:value-type="float">
            <text:p>0.06546497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68794301" calcext:value-type="float">
            <text:p>0.068794301</text:p>
          </table:table-cell>
          <table:table-cell office:value-type="float" office:value="0.064073749" calcext:value-type="float">
            <text:p>0.064073749</text:p>
          </table:table-cell>
          <table:table-cell office:value-type="float" office:value="0.06143133" calcext:value-type="float">
            <text:p>0.06143133</text:p>
          </table:table-cell>
          <table:table-cell office:value-type="float" office:value="0.067748893" calcext:value-type="float">
            <text:p>0.067748893</text:p>
          </table:table-cell>
          <table:table-cell office:value-type="float" office:value="0.0615869900001" calcext:value-type="float">
            <text:p>0.06158699</text:p>
          </table:table-cell>
          <table:table-cell office:value-type="float" office:value="0.066094698" calcext:value-type="float">
            <text:p>0.066094698</text:p>
          </table:table-cell>
          <table:table-cell office:value-type="float" office:value="0.0637724040001" calcext:value-type="float">
            <text:p>0.063772404</text:p>
          </table:table-cell>
          <table:table-cell office:value-type="float" office:value="0.013485585" calcext:value-type="float">
            <text:p>0.013485585</text:p>
          </table:table-cell>
          <table:table-cell office:value-type="float" office:value="0.030191274" calcext:value-type="float">
            <text:p>0.030191274</text:p>
          </table:table-cell>
          <table:table-cell office:value-type="float" office:value="0.063319383" calcext:value-type="float">
            <text:p>0.063319383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66723123" calcext:value-type="float">
            <text:p>0.066723123</text:p>
          </table:table-cell>
          <table:table-cell office:value-type="float" office:value="0.062032918" calcext:value-type="float">
            <text:p>0.062032918</text:p>
          </table:table-cell>
          <table:table-cell office:value-type="float" office:value="0.0598138" calcext:value-type="float">
            <text:p>0.0598138</text:p>
          </table:table-cell>
          <table:table-cell office:value-type="float" office:value="0.0658711" calcext:value-type="float">
            <text:p>0.0658711</text:p>
          </table:table-cell>
          <table:table-cell office:value-type="float" office:value="0.059840581" calcext:value-type="float">
            <text:p>0.059840581</text:p>
          </table:table-cell>
          <table:table-cell office:value-type="float" office:value="0.064124834" calcext:value-type="float">
            <text:p>0.064124834</text:p>
          </table:table-cell>
          <table:table-cell office:value-type="float" office:value="0.061699848" calcext:value-type="float">
            <text:p>0.061699848</text:p>
          </table:table-cell>
          <table:table-cell office:value-type="float" office:value="0.012845397" calcext:value-type="float">
            <text:p>0.012845397</text:p>
          </table:table-cell>
          <table:table-cell office:value-type="float" office:value="0.029795602" calcext:value-type="float">
            <text:p>0.029795602</text:p>
          </table:table-cell>
          <table:table-cell office:value-type="float" office:value="0.061415376" calcext:value-type="float">
            <text:p>0.061415376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646071449999" calcext:value-type="float">
            <text:p>0.064607145</text:p>
          </table:table-cell>
          <table:table-cell office:value-type="float" office:value="0.060446258" calcext:value-type="float">
            <text:p>0.060446258</text:p>
          </table:table-cell>
          <table:table-cell office:value-type="float" office:value="0.058399021" calcext:value-type="float">
            <text:p>0.058399021</text:p>
          </table:table-cell>
          <table:table-cell office:value-type="float" office:value="0.064315613" calcext:value-type="float">
            <text:p>0.064315613</text:p>
          </table:table-cell>
          <table:table-cell office:value-type="float" office:value="0.058464577" calcext:value-type="float">
            <text:p>0.058464577</text:p>
          </table:table-cell>
          <table:table-cell office:value-type="float" office:value="0.062044021" calcext:value-type="float">
            <text:p>0.062044021</text:p>
          </table:table-cell>
          <table:table-cell office:value-type="float" office:value="0.0598206959999" calcext:value-type="float">
            <text:p>0.059820696</text:p>
          </table:table-cell>
          <table:table-cell office:value-type="float" office:value="0.012207771" calcext:value-type="float">
            <text:p>0.012207771</text:p>
          </table:table-cell>
          <table:table-cell office:value-type="float" office:value="0.029735936" calcext:value-type="float">
            <text:p>0.029735936</text:p>
          </table:table-cell>
          <table:table-cell office:value-type="float" office:value="0.059800748" calcext:value-type="float">
            <text:p>0.059800748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62736286" calcext:value-type="float">
            <text:p>0.062736286</text:p>
          </table:table-cell>
          <table:table-cell office:value-type="float" office:value="0.059011686" calcext:value-type="float">
            <text:p>0.059011686</text:p>
          </table:table-cell>
          <table:table-cell office:value-type="float" office:value="0.056852263" calcext:value-type="float">
            <text:p>0.056852263</text:p>
          </table:table-cell>
          <table:table-cell office:value-type="float" office:value="0.06260579" calcext:value-type="float">
            <text:p>0.06260579</text:p>
          </table:table-cell>
          <table:table-cell office:value-type="float" office:value="0.056932227" calcext:value-type="float">
            <text:p>0.056932227</text:p>
          </table:table-cell>
          <table:table-cell office:value-type="float" office:value="0.060279591" calcext:value-type="float">
            <text:p>0.060279591</text:p>
          </table:table-cell>
          <table:table-cell office:value-type="float" office:value="0.058351955" calcext:value-type="float">
            <text:p>0.058351955</text:p>
          </table:table-cell>
          <table:table-cell office:value-type="float" office:value="0.0131367780001" calcext:value-type="float">
            <text:p>0.013136778</text:p>
          </table:table-cell>
          <table:table-cell office:value-type="float" office:value="0.028925661" calcext:value-type="float">
            <text:p>0.028925661</text:p>
          </table:table-cell>
          <table:table-cell office:value-type="float" office:value="0.05841172" calcext:value-type="float">
            <text:p>0.05841172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61242641" calcext:value-type="float">
            <text:p>0.061242641</text:p>
          </table:table-cell>
          <table:table-cell office:value-type="float" office:value="0.0573829279999" calcext:value-type="float">
            <text:p>0.057382928</text:p>
          </table:table-cell>
          <table:table-cell office:value-type="float" office:value="0.05496945" calcext:value-type="float">
            <text:p>0.05496945</text:p>
          </table:table-cell>
          <table:table-cell office:value-type="float" office:value="0.060577373" calcext:value-type="float">
            <text:p>0.060577373</text:p>
          </table:table-cell>
          <table:table-cell office:value-type="float" office:value="0.055073832" calcext:value-type="float">
            <text:p>0.055073832</text:p>
          </table:table-cell>
          <table:table-cell office:value-type="float" office:value="0.058907232" calcext:value-type="float">
            <text:p>0.058907232</text:p>
          </table:table-cell>
          <table:table-cell office:value-type="float" office:value="0.05699231" calcext:value-type="float">
            <text:p>0.05699231</text:p>
          </table:table-cell>
          <table:table-cell office:value-type="float" office:value="0.011555671" calcext:value-type="float">
            <text:p>0.011555671</text:p>
          </table:table-cell>
          <table:table-cell office:value-type="float" office:value="0.027590978" calcext:value-type="float">
            <text:p>0.027590978</text:p>
          </table:table-cell>
          <table:table-cell office:value-type="float" office:value="0.0567369080001" calcext:value-type="float">
            <text:p>0.05673690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59702237" calcext:value-type="float">
            <text:p>0.059702237</text:p>
          </table:table-cell>
          <table:table-cell office:value-type="float" office:value="0.055501837" calcext:value-type="float">
            <text:p>0.055501837</text:p>
          </table:table-cell>
          <table:table-cell office:value-type="float" office:value="0.053296689" calcext:value-type="float">
            <text:p>0.053296689</text:p>
          </table:table-cell>
          <table:table-cell office:value-type="float" office:value="0.0587206250001" calcext:value-type="float">
            <text:p>0.058720625</text:p>
          </table:table-cell>
          <table:table-cell office:value-type="float" office:value="0.0533584379999" calcext:value-type="float">
            <text:p>0.053358438</text:p>
          </table:table-cell>
          <table:table-cell office:value-type="float" office:value="0.05735962" calcext:value-type="float">
            <text:p>0.05735962</text:p>
          </table:table-cell>
          <table:table-cell office:value-type="float" office:value="0.055245153" calcext:value-type="float">
            <text:p>0.055245153</text:p>
          </table:table-cell>
          <table:table-cell office:value-type="float" office:value="0.0117994939999" calcext:value-type="float">
            <text:p>0.011799494</text:p>
          </table:table-cell>
          <table:table-cell office:value-type="float" office:value="0.026710447" calcext:value-type="float">
            <text:p>0.026710447</text:p>
          </table:table-cell>
          <table:table-cell office:value-type="float" office:value="0.0548427" calcext:value-type="float">
            <text:p>0.0548427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057802486" calcext:value-type="float">
            <text:p>0.057802486</text:p>
          </table:table-cell>
          <table:table-cell office:value-type="float" office:value="0.053834075" calcext:value-type="float">
            <text:p>0.053834075</text:p>
          </table:table-cell>
          <table:table-cell office:value-type="float" office:value="0.05204307" calcext:value-type="float">
            <text:p>0.05204307</text:p>
          </table:table-cell>
          <table:table-cell office:value-type="float" office:value="0.0572763159999" calcext:value-type="float">
            <text:p>0.057276316</text:p>
          </table:table-cell>
          <table:table-cell office:value-type="float" office:value="0.052057326" calcext:value-type="float">
            <text:p>0.052057326</text:p>
          </table:table-cell>
          <table:table-cell office:value-type="float" office:value="0.055473609" calcext:value-type="float">
            <text:p>0.055473609</text:p>
          </table:table-cell>
          <table:table-cell office:value-type="float" office:value="0.05340539" calcext:value-type="float">
            <text:p>0.05340539</text:p>
          </table:table-cell>
          <table:table-cell office:value-type="float" office:value="0.011097327" calcext:value-type="float">
            <text:p>0.011097327</text:p>
          </table:table-cell>
          <table:table-cell office:value-type="float" office:value="0.026848815" calcext:value-type="float">
            <text:p>0.026848815</text:p>
          </table:table-cell>
          <table:table-cell office:value-type="float" office:value="0.053272474" calcext:value-type="float">
            <text:p>0.05327247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55969753" calcext:value-type="float">
            <text:p>0.055969753</text:p>
          </table:table-cell>
          <table:table-cell office:value-type="float" office:value="0.052558133" calcext:value-type="float">
            <text:p>0.052558133</text:p>
          </table:table-cell>
          <table:table-cell office:value-type="float" office:value="0.050742689" calcext:value-type="float">
            <text:p>0.050742689</text:p>
          </table:table-cell>
          <table:table-cell office:value-type="float" office:value="0.0559330150001" calcext:value-type="float">
            <text:p>0.055933015</text:p>
          </table:table-cell>
          <table:table-cell office:value-type="float" office:value="0.050888587" calcext:value-type="float">
            <text:p>0.050888587</text:p>
          </table:table-cell>
          <table:table-cell office:value-type="float" office:value="0.05374341" calcext:value-type="float">
            <text:p>0.05374341</text:p>
          </table:table-cell>
          <table:table-cell office:value-type="float" office:value="0.05196001" calcext:value-type="float">
            <text:p>0.05196001</text:p>
          </table:table-cell>
          <table:table-cell office:value-type="float" office:value="0.0110380390001" calcext:value-type="float">
            <text:p>0.011038039</text:p>
          </table:table-cell>
          <table:table-cell office:value-type="float" office:value="0.026499186" calcext:value-type="float">
            <text:p>0.026499186</text:p>
          </table:table-cell>
          <table:table-cell office:value-type="float" office:value="0.052033081" calcext:value-type="float">
            <text:p>0.052033081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0545286099999" calcext:value-type="float">
            <text:p>0.05452861</text:p>
          </table:table-cell>
          <table:table-cell office:value-type="float" office:value="0.051307955" calcext:value-type="float">
            <text:p>0.051307955</text:p>
          </table:table-cell>
          <table:table-cell office:value-type="float" office:value="0.049179664" calcext:value-type="float">
            <text:p>0.049179664</text:p>
          </table:table-cell>
          <table:table-cell office:value-type="float" office:value="0.054208308" calcext:value-type="float">
            <text:p>0.054208308</text:p>
          </table:table-cell>
          <table:table-cell office:value-type="float" office:value="0.0493060029999" calcext:value-type="float">
            <text:p>0.049306003</text:p>
          </table:table-cell>
          <table:table-cell office:value-type="float" office:value="0.052438391" calcext:value-type="float">
            <text:p>0.052438391</text:p>
          </table:table-cell>
          <table:table-cell office:value-type="float" office:value="0.050825672" calcext:value-type="float">
            <text:p>0.050825672</text:p>
          </table:table-cell>
          <table:table-cell office:value-type="float" office:value="0.011265763" calcext:value-type="float">
            <text:p>0.011265763</text:p>
          </table:table-cell>
          <table:table-cell office:value-type="float" office:value="0.0253932260001" calcext:value-type="float">
            <text:p>0.025393226</text:p>
          </table:table-cell>
          <table:table-cell office:value-type="float" office:value="0.0507672289999" calcext:value-type="float">
            <text:p>0.050767229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0533030470001" calcext:value-type="float">
            <text:p>0.053303047</text:p>
          </table:table-cell>
          <table:table-cell office:value-type="float" office:value="0.049680389" calcext:value-type="float">
            <text:p>0.049680389</text:p>
          </table:table-cell>
          <table:table-cell office:value-type="float" office:value="0.0476062150001" calcext:value-type="float">
            <text:p>0.047606215</text:p>
          </table:table-cell>
          <table:table-cell office:value-type="float" office:value="0.052428481" calcext:value-type="float">
            <text:p>0.052428481</text:p>
          </table:table-cell>
          <table:table-cell office:value-type="float" office:value="0.047635806" calcext:value-type="float">
            <text:p>0.047635806</text:p>
          </table:table-cell>
          <table:table-cell office:value-type="float" office:value="0.051287365" calcext:value-type="float">
            <text:p>0.051287365</text:p>
          </table:table-cell>
          <table:table-cell office:value-type="float" office:value="0.049446886" calcext:value-type="float">
            <text:p>0.049446886</text:p>
          </table:table-cell>
          <table:table-cell office:value-type="float" office:value="0.00983139499997" calcext:value-type="float">
            <text:p>0.009831395</text:p>
          </table:table-cell>
          <table:table-cell office:value-type="float" office:value="0.024131196" calcext:value-type="float">
            <text:p>0.024131196</text:p>
          </table:table-cell>
          <table:table-cell office:value-type="float" office:value="0.04909866" calcext:value-type="float">
            <text:p>0.04909866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51739324" calcext:value-type="float">
            <text:p>0.051739324</text:p>
          </table:table-cell>
          <table:table-cell office:value-type="float" office:value="0.048038954" calcext:value-type="float">
            <text:p>0.048038954</text:p>
          </table:table-cell>
          <table:table-cell office:value-type="float" office:value="0.046301985" calcext:value-type="float">
            <text:p>0.046301985</text:p>
          </table:table-cell>
          <table:table-cell office:value-type="float" office:value="0.0509924639999" calcext:value-type="float">
            <text:p>0.050992464</text:p>
          </table:table-cell>
          <table:table-cell office:value-type="float" office:value="0.046327305" calcext:value-type="float">
            <text:p>0.046327305</text:p>
          </table:table-cell>
          <table:table-cell office:value-type="float" office:value="0.049699922" calcext:value-type="float">
            <text:p>0.049699922</text:p>
          </table:table-cell>
          <table:table-cell office:value-type="float" office:value="0.047771425" calcext:value-type="float">
            <text:p>0.047771425</text:p>
          </table:table-cell>
          <table:table-cell office:value-type="float" office:value="0.010169277" calcext:value-type="float">
            <text:p>0.010169277</text:p>
          </table:table-cell>
          <table:table-cell office:value-type="float" office:value="0.024012793" calcext:value-type="float">
            <text:p>0.024012793</text:p>
          </table:table-cell>
          <table:table-cell office:value-type="float" office:value="0.047494826" calcext:value-type="float">
            <text:p>0.047494826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499963899999" calcext:value-type="float">
            <text:p>0.04999639</text:p>
          </table:table-cell>
          <table:table-cell office:value-type="float" office:value="0.046763112" calcext:value-type="float">
            <text:p>0.046763112</text:p>
          </table:table-cell>
          <table:table-cell office:value-type="float" office:value="0.045307146" calcext:value-type="float">
            <text:p>0.045307146</text:p>
          </table:table-cell>
          <table:table-cell office:value-type="float" office:value="0.049882276" calcext:value-type="float">
            <text:p>0.049882276</text:p>
          </table:table-cell>
          <table:table-cell office:value-type="float" office:value="0.045356797" calcext:value-type="float">
            <text:p>0.045356797</text:p>
          </table:table-cell>
          <table:table-cell office:value-type="float" office:value="0.047964492" calcext:value-type="float">
            <text:p>0.047964492</text:p>
          </table:table-cell>
          <table:table-cell office:value-type="float" office:value="0.0462816150001" calcext:value-type="float">
            <text:p>0.046281615</text:p>
          </table:table-cell>
          <table:table-cell office:value-type="float" office:value="0.009049149" calcext:value-type="float">
            <text:p>0.009049149</text:p>
          </table:table-cell>
          <table:table-cell office:value-type="float" office:value="0.024168801" calcext:value-type="float">
            <text:p>0.024168801</text:p>
          </table:table-cell>
          <table:table-cell office:value-type="float" office:value="0.0462969040001" calcext:value-type="float">
            <text:p>0.046296904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48555495" calcext:value-type="float">
            <text:p>0.048555495</text:p>
          </table:table-cell>
          <table:table-cell office:value-type="float" office:value="0.045789519" calcext:value-type="float">
            <text:p>0.045789519</text:p>
          </table:table-cell>
          <table:table-cell office:value-type="float" office:value="0.044037149" calcext:value-type="float">
            <text:p>0.044037149</text:p>
          </table:table-cell>
          <table:table-cell office:value-type="float" office:value="0.0485466510001" calcext:value-type="float">
            <text:p>0.048546651</text:p>
          </table:table-cell>
          <table:table-cell office:value-type="float" office:value="0.044166151" calcext:value-type="float">
            <text:p>0.044166151</text:p>
          </table:table-cell>
          <table:table-cell office:value-type="float" office:value="0.0466434230001" calcext:value-type="float">
            <text:p>0.046643423</text:p>
          </table:table-cell>
          <table:table-cell office:value-type="float" office:value="0.0452217409999" calcext:value-type="float">
            <text:p>0.045221741</text:p>
          </table:table-cell>
          <table:table-cell office:value-type="float" office:value="0.010348619" calcext:value-type="float">
            <text:p>0.010348619</text:p>
          </table:table-cell>
          <table:table-cell office:value-type="float" office:value="0.023415505" calcext:value-type="float">
            <text:p>0.023415505</text:p>
          </table:table-cell>
          <table:table-cell office:value-type="float" office:value="0.045333524" calcext:value-type="float">
            <text:p>0.04533352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47492044" calcext:value-type="float">
            <text:p>0.047492044</text:p>
          </table:table-cell>
          <table:table-cell office:value-type="float" office:value="0.044488639" calcext:value-type="float">
            <text:p>0.044488639</text:p>
          </table:table-cell>
          <table:table-cell office:value-type="float" office:value="0.042570172" calcext:value-type="float">
            <text:p>0.042570172</text:p>
          </table:table-cell>
          <table:table-cell office:value-type="float" office:value="0.046869104" calcext:value-type="float">
            <text:p>0.046869104</text:p>
          </table:table-cell>
          <table:table-cell office:value-type="float" office:value="0.0426336939999" calcext:value-type="float">
            <text:p>0.042633694</text:p>
          </table:table-cell>
          <table:table-cell office:value-type="float" office:value="0.04571626" calcext:value-type="float">
            <text:p>0.04571626</text:p>
          </table:table-cell>
          <table:table-cell office:value-type="float" office:value="0.044157419" calcext:value-type="float">
            <text:p>0.044157419</text:p>
          </table:table-cell>
          <table:table-cell office:value-type="float" office:value="0.00980979200005" calcext:value-type="float">
            <text:p>0.009809792</text:p>
          </table:table-cell>
          <table:table-cell office:value-type="float" office:value="0.022105568" calcext:value-type="float">
            <text:p>0.022105568</text:p>
          </table:table-cell>
          <table:table-cell office:value-type="float" office:value="0.043992123" calcext:value-type="float">
            <text:p>0.043992123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46309299" calcext:value-type="float">
            <text:p>0.046309299</text:p>
          </table:table-cell>
          <table:table-cell office:value-type="float" office:value="0.04295175" calcext:value-type="float">
            <text:p>0.04295175</text:p>
          </table:table-cell>
          <table:table-cell office:value-type="float" office:value="0.041223737" calcext:value-type="float">
            <text:p>0.041223737</text:p>
          </table:table-cell>
          <table:table-cell office:value-type="float" office:value="0.045429242" calcext:value-type="float">
            <text:p>0.045429242</text:p>
          </table:table-cell>
          <table:table-cell office:value-type="float" office:value="0.041266568" calcext:value-type="float">
            <text:p>0.041266568</text:p>
          </table:table-cell>
          <table:table-cell office:value-type="float" office:value="0.044516931" calcext:value-type="float">
            <text:p>0.044516931</text:p>
          </table:table-cell>
          <table:table-cell office:value-type="float" office:value="0.042856267" calcext:value-type="float">
            <text:p>0.042856267</text:p>
          </table:table-cell>
          <table:table-cell office:value-type="float" office:value="0.00832174699994" calcext:value-type="float">
            <text:p>0.008321747</text:p>
          </table:table-cell>
          <table:table-cell office:value-type="float" office:value="0.0213921119999" calcext:value-type="float">
            <text:p>0.021392112</text:p>
          </table:table-cell>
          <table:table-cell office:value-type="float" office:value="0.042426187" calcext:value-type="float">
            <text:p>0.04242618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44769809" calcext:value-type="float">
            <text:p>0.044769809</text:p>
          </table:table-cell>
          <table:table-cell office:value-type="float" office:value="0.041639472" calcext:value-type="float">
            <text:p>0.041639472</text:p>
          </table:table-cell>
          <table:table-cell office:value-type="float" office:value="0.040271101" calcext:value-type="float">
            <text:p>0.040271101</text:p>
          </table:table-cell>
          <table:table-cell office:value-type="float" office:value="0.044390939" calcext:value-type="float">
            <text:p>0.044390939</text:p>
          </table:table-cell>
          <table:table-cell office:value-type="float" office:value="0.0403152030001" calcext:value-type="float">
            <text:p>0.040315203</text:p>
          </table:table-cell>
          <table:table-cell office:value-type="float" office:value="0.042962336" calcext:value-type="float">
            <text:p>0.042962336</text:p>
          </table:table-cell>
          <table:table-cell office:value-type="float" office:value="0.041382094" calcext:value-type="float">
            <text:p>0.041382094</text:p>
          </table:table-cell>
          <table:table-cell office:value-type="float" office:value="0.00884182800007" calcext:value-type="float">
            <text:p>0.008841828</text:p>
          </table:table-cell>
          <table:table-cell office:value-type="float" office:value="0.00743770800007" calcext:value-type="float">
            <text:p>0.007437708</text:p>
          </table:table-cell>
          <table:table-cell office:value-type="float" office:value="0.04119887" calcext:value-type="float">
            <text:p>0.04119887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43285905" calcext:value-type="float">
            <text:p>0.043285905</text:p>
          </table:table-cell>
          <table:table-cell office:value-type="float" office:value="0.040734851" calcext:value-type="float">
            <text:p>0.040734851</text:p>
          </table:table-cell>
          <table:table-cell office:value-type="float" office:value="0.0394749770001" calcext:value-type="float">
            <text:p>0.039474977</text:p>
          </table:table-cell>
          <table:table-cell office:value-type="float" office:value="0.043410413" calcext:value-type="float">
            <text:p>0.043410413</text:p>
          </table:table-cell>
          <table:table-cell office:value-type="float" office:value="0.039423323" calcext:value-type="float">
            <text:p>0.039423323</text:p>
          </table:table-cell>
          <table:table-cell office:value-type="float" office:value="0.041594206" calcext:value-type="float">
            <text:p>0.041594206</text:p>
          </table:table-cell>
          <table:table-cell office:value-type="float" office:value="0.040177461" calcext:value-type="float">
            <text:p>0.040177461</text:p>
          </table:table-cell>
          <table:table-cell office:value-type="float" office:value="0.00850378099999" calcext:value-type="float">
            <text:p>0.008503781</text:p>
          </table:table-cell>
          <table:table-cell office:value-type="float" office:value="0.0358062929999" calcext:value-type="float">
            <text:p>0.035806293</text:p>
          </table:table-cell>
          <table:table-cell office:value-type="float" office:value="0.040382243" calcext:value-type="float">
            <text:p>0.040382243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042224916" calcext:value-type="float">
            <text:p>0.042224916</text:p>
          </table:table-cell>
          <table:table-cell office:value-type="float" office:value="0.039824117" calcext:value-type="float">
            <text:p>0.039824117</text:p>
          </table:table-cell>
          <table:table-cell office:value-type="float" office:value="0.0381325159999" calcext:value-type="float">
            <text:p>0.038132516</text:p>
          </table:table-cell>
          <table:table-cell office:value-type="float" office:value="0.042002765" calcext:value-type="float">
            <text:p>0.042002765</text:p>
          </table:table-cell>
          <table:table-cell office:value-type="float" office:value="0.038268401" calcext:value-type="float">
            <text:p>0.038268401</text:p>
          </table:table-cell>
          <table:table-cell office:value-type="float" office:value="0.04059325" calcext:value-type="float">
            <text:p>0.04059325</text:p>
          </table:table-cell>
          <table:table-cell office:value-type="float" office:value="0.039364408" calcext:value-type="float">
            <text:p>0.039364408</text:p>
          </table:table-cell>
          <table:table-cell office:value-type="float" office:value="0.00819542199997" calcext:value-type="float">
            <text:p>0.008195422</text:p>
          </table:table-cell>
          <table:table-cell office:value-type="float" office:value="0.020600687" calcext:value-type="float">
            <text:p>0.020600687</text:p>
          </table:table-cell>
          <table:table-cell office:value-type="float" office:value="0.039391275" calcext:value-type="float">
            <text:p>0.039391275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413542840001" calcext:value-type="float">
            <text:p>0.041354284</text:p>
          </table:table-cell>
          <table:table-cell office:value-type="float" office:value="0.0384836779999" calcext:value-type="float">
            <text:p>0.038483678</text:p>
          </table:table-cell>
          <table:table-cell office:value-type="float" office:value="0.03675516" calcext:value-type="float">
            <text:p>0.03675516</text:p>
          </table:table-cell>
          <table:table-cell office:value-type="float" office:value="0.040617096" calcext:value-type="float">
            <text:p>0.040617096</text:p>
          </table:table-cell>
          <table:table-cell office:value-type="float" office:value="0.036909903" calcext:value-type="float">
            <text:p>0.036909903</text:p>
          </table:table-cell>
          <table:table-cell office:value-type="float" office:value="0.0397369260001" calcext:value-type="float">
            <text:p>0.039736926</text:p>
          </table:table-cell>
          <table:table-cell office:value-type="float" office:value="0.038401858" calcext:value-type="float">
            <text:p>0.038401858</text:p>
          </table:table-cell>
          <table:table-cell office:value-type="float" office:value="0.00881372299997" calcext:value-type="float">
            <text:p>0.008813723</text:p>
          </table:table-cell>
          <table:table-cell office:value-type="float" office:value="0.019404281" calcext:value-type="float">
            <text:p>0.019404281</text:p>
          </table:table-cell>
          <table:table-cell office:value-type="float" office:value="0.037977489" calcext:value-type="float">
            <text:p>0.037977489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040123375" calcext:value-type="float">
            <text:p>0.040123375</text:p>
          </table:table-cell>
          <table:table-cell office:value-type="float" office:value="0.0371614580001" calcext:value-type="float">
            <text:p>0.037161458</text:p>
          </table:table-cell>
          <table:table-cell office:value-type="float" office:value="0.035848784" calcext:value-type="float">
            <text:p>0.035848784</text:p>
          </table:table-cell>
          <table:table-cell office:value-type="float" office:value="0.039437694" calcext:value-type="float">
            <text:p>0.039437694</text:p>
          </table:table-cell>
          <table:table-cell office:value-type="float" office:value="0.035821102" calcext:value-type="float">
            <text:p>0.035821102</text:p>
          </table:table-cell>
          <table:table-cell office:value-type="float" office:value="0.038521468" calcext:value-type="float">
            <text:p>0.038521468</text:p>
          </table:table-cell>
          <table:table-cell office:value-type="float" office:value="0.037009341" calcext:value-type="float">
            <text:p>0.037009341</text:p>
          </table:table-cell>
          <table:table-cell office:value-type="float" office:value="0.007301649" calcext:value-type="float">
            <text:p>0.007301649</text:p>
          </table:table-cell>
          <table:table-cell office:value-type="float" office:value="0.019231786" calcext:value-type="float">
            <text:p>0.019231786</text:p>
          </table:table-cell>
          <table:table-cell office:value-type="float" office:value="0.036753174" calcext:value-type="float">
            <text:p>0.03675317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38687553" calcext:value-type="float">
            <text:p>0.038687553</text:p>
          </table:table-cell>
          <table:table-cell office:value-type="float" office:value="0.036181757" calcext:value-type="float">
            <text:p>0.036181757</text:p>
          </table:table-cell>
          <table:table-cell office:value-type="float" office:value="0.0351498930001" calcext:value-type="float">
            <text:p>0.035149893</text:p>
          </table:table-cell>
          <table:table-cell office:value-type="float" office:value="0.0386007299999" calcext:value-type="float">
            <text:p>0.03860073</text:p>
          </table:table-cell>
          <table:table-cell office:value-type="float" office:value="0.035138113" calcext:value-type="float">
            <text:p>0.035138113</text:p>
          </table:table-cell>
          <table:table-cell office:value-type="float" office:value="0.037200026" calcext:value-type="float">
            <text:p>0.037200026</text:p>
          </table:table-cell>
          <table:table-cell office:value-type="float" office:value="0.035791175" calcext:value-type="float">
            <text:p>0.035791175</text:p>
          </table:table-cell>
          <table:table-cell office:value-type="float" office:value="0.00752867400005" calcext:value-type="float">
            <text:p>0.007528674</text:p>
          </table:table-cell>
          <table:table-cell office:value-type="float" office:value="0.019605743" calcext:value-type="float">
            <text:p>0.019605743</text:p>
          </table:table-cell>
          <table:table-cell office:value-type="float" office:value="0.035866939" calcext:value-type="float">
            <text:p>0.03586693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037540664" calcext:value-type="float">
            <text:p>0.037540664</text:p>
          </table:table-cell>
          <table:table-cell office:value-type="float" office:value="0.0355326939999" calcext:value-type="float">
            <text:p>0.035532694</text:p>
          </table:table-cell>
          <table:table-cell office:value-type="float" office:value="0.034117702" calcext:value-type="float">
            <text:p>0.034117702</text:p>
          </table:table-cell>
          <table:table-cell office:value-type="float" office:value="0.0376995070001" calcext:value-type="float">
            <text:p>0.037699507</text:p>
          </table:table-cell>
          <table:table-cell office:value-type="float" office:value="0.034252739" calcext:value-type="float">
            <text:p>0.034252739</text:p>
          </table:table-cell>
          <table:table-cell office:value-type="float" office:value="0.03609624" calcext:value-type="float">
            <text:p>0.03609624</text:p>
          </table:table-cell>
          <table:table-cell office:value-type="float" office:value="0.035017918" calcext:value-type="float">
            <text:p>0.035017918</text:p>
          </table:table-cell>
          <table:table-cell office:value-type="float" office:value="0.007818978" calcext:value-type="float">
            <text:p>0.007818978</text:p>
          </table:table-cell>
          <table:table-cell office:value-type="float" office:value="0.019065084" calcext:value-type="float">
            <text:p>0.019065084</text:p>
          </table:table-cell>
          <table:table-cell office:value-type="float" office:value="0.035164479" calcext:value-type="float">
            <text:p>0.03516447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036792405" calcext:value-type="float">
            <text:p>0.036792405</text:p>
          </table:table-cell>
          <table:table-cell office:value-type="float" office:value="0.03451765" calcext:value-type="float">
            <text:p>0.03451765</text:p>
          </table:table-cell>
          <table:table-cell office:value-type="float" office:value="0.03298171" calcext:value-type="float">
            <text:p>0.03298171</text:p>
          </table:table-cell>
          <table:table-cell office:value-type="float" office:value="0.036351959" calcext:value-type="float">
            <text:p>0.036351959</text:p>
          </table:table-cell>
          <table:table-cell office:value-type="float" office:value="0.033048904" calcext:value-type="float">
            <text:p>0.033048904</text:p>
          </table:table-cell>
          <table:table-cell office:value-type="float" office:value="0.035335795" calcext:value-type="float">
            <text:p>0.035335795</text:p>
          </table:table-cell>
          <table:table-cell office:value-type="float" office:value="0.034293653" calcext:value-type="float">
            <text:p>0.034293653</text:p>
          </table:table-cell>
          <table:table-cell office:value-type="float" office:value="0.00678273899997" calcext:value-type="float">
            <text:p>0.006782739</text:p>
          </table:table-cell>
          <table:table-cell office:value-type="float" office:value="0.017888784" calcext:value-type="float">
            <text:p>0.017888784</text:p>
          </table:table-cell>
          <table:table-cell office:value-type="float" office:value="0.034110749" calcext:value-type="float">
            <text:p>0.034110749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359255739999" calcext:value-type="float">
            <text:p>0.035925574</text:p>
          </table:table-cell>
          <table:table-cell office:value-type="float" office:value="0.033225743" calcext:value-type="float">
            <text:p>0.033225743</text:p>
          </table:table-cell>
          <table:table-cell office:value-type="float" office:value="0.031933228" calcext:value-type="float">
            <text:p>0.031933228</text:p>
          </table:table-cell>
          <table:table-cell office:value-type="float" office:value="0.035117703" calcext:value-type="float">
            <text:p>0.035117703</text:p>
          </table:table-cell>
          <table:table-cell office:value-type="float" office:value="0.031957686" calcext:value-type="float">
            <text:p>0.031957686</text:p>
          </table:table-cell>
          <table:table-cell office:value-type="float" office:value="0.034553512" calcext:value-type="float">
            <text:p>0.034553512</text:p>
          </table:table-cell>
          <table:table-cell office:value-type="float" office:value="0.033207593" calcext:value-type="float">
            <text:p>0.033207593</text:p>
          </table:table-cell>
          <table:table-cell office:value-type="float" office:value="0.00720553800004" calcext:value-type="float">
            <text:p>0.007205538</text:p>
          </table:table-cell>
          <table:table-cell office:value-type="float" office:value="0.017097211" calcext:value-type="float">
            <text:p>0.017097211</text:p>
          </table:table-cell>
          <table:table-cell office:value-type="float" office:value="0.032869171" calcext:value-type="float">
            <text:p>0.03286917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32192951" calcext:value-type="float">
            <text:p>0.032192951</text:p>
          </table:table-cell>
          <table:table-cell office:value-type="float" office:value="0.0321871610001" calcext:value-type="float">
            <text:p>0.032187161</text:p>
          </table:table-cell>
          <table:table-cell office:value-type="float" office:value="0.031152602" calcext:value-type="float">
            <text:p>0.031152602</text:p>
          </table:table-cell>
          <table:table-cell office:value-type="float" office:value="0.0343459330001" calcext:value-type="float">
            <text:p>0.034345933</text:p>
          </table:table-cell>
          <table:table-cell office:value-type="float" office:value="0.031182892" calcext:value-type="float">
            <text:p>0.031182892</text:p>
          </table:table-cell>
          <table:table-cell office:value-type="float" office:value="0.03332714" calcext:value-type="float">
            <text:p>0.03332714</text:p>
          </table:table-cell>
          <table:table-cell office:value-type="float" office:value="0.03199588" calcext:value-type="float">
            <text:p>0.03199588</text:p>
          </table:table-cell>
          <table:table-cell office:value-type="float" office:value="0.00660695499999" calcext:value-type="float">
            <text:p>0.006606955</text:p>
          </table:table-cell>
          <table:table-cell office:value-type="float" office:value="0.017589082" calcext:value-type="float">
            <text:p>0.017589082</text:p>
          </table:table-cell>
          <table:table-cell office:value-type="float" office:value="0.031872419" calcext:value-type="float">
            <text:p>0.03187241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276659630001" calcext:value-type="float">
            <text:p>0.027665963</text:p>
          </table:table-cell>
          <table:table-cell office:value-type="float" office:value="0.031553554" calcext:value-type="float">
            <text:p>0.031553554</text:p>
          </table:table-cell>
          <table:table-cell office:value-type="float" office:value="0.030646877" calcext:value-type="float">
            <text:p>0.030646877</text:p>
          </table:table-cell>
          <table:table-cell office:value-type="float" office:value="0.0336724619999" calcext:value-type="float">
            <text:p>0.033672462</text:p>
          </table:table-cell>
          <table:table-cell office:value-type="float" office:value="0.030622888" calcext:value-type="float">
            <text:p>0.030622888</text:p>
          </table:table-cell>
          <table:table-cell office:value-type="float" office:value="0.032126427" calcext:value-type="float">
            <text:p>0.032126427</text:p>
          </table:table-cell>
          <table:table-cell office:value-type="float" office:value="0.031066901" calcext:value-type="float">
            <text:p>0.031066901</text:p>
          </table:table-cell>
          <table:table-cell office:value-type="float" office:value="0.00626738199996" calcext:value-type="float">
            <text:p>0.006267382</text:p>
          </table:table-cell>
          <table:table-cell office:value-type="float" office:value="0.0175920769999" calcext:value-type="float">
            <text:p>0.017592077</text:p>
          </table:table-cell>
          <table:table-cell office:value-type="float" office:value="0.031245952" calcext:value-type="float">
            <text:p>0.03124595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21886609" calcext:value-type="float">
            <text:p>0.021886609</text:p>
          </table:table-cell>
          <table:table-cell office:value-type="float" office:value="0.030893567" calcext:value-type="float">
            <text:p>0.030893567</text:p>
          </table:table-cell>
          <table:table-cell office:value-type="float" office:value="0.029526279" calcext:value-type="float">
            <text:p>0.029526279</text:p>
          </table:table-cell>
          <table:table-cell office:value-type="float" office:value="0.032588812" calcext:value-type="float">
            <text:p>0.032588812</text:p>
          </table:table-cell>
          <table:table-cell office:value-type="float" office:value="0.02965927" calcext:value-type="float">
            <text:p>0.02965927</text:p>
          </table:table-cell>
          <table:table-cell office:value-type="float" office:value="0.031438104" calcext:value-type="float">
            <text:p>0.031438104</text:p>
          </table:table-cell>
          <table:table-cell office:value-type="float" office:value="0.030558186" calcext:value-type="float">
            <text:p>0.030558186</text:p>
          </table:table-cell>
          <table:table-cell office:value-type="float" office:value="0.00730222200005" calcext:value-type="float">
            <text:p>0.007302222</text:p>
          </table:table-cell>
          <table:table-cell office:value-type="float" office:value="0.01665818" calcext:value-type="float">
            <text:p>0.01665818</text:p>
          </table:table-cell>
          <table:table-cell office:value-type="float" office:value="0.030536771" calcext:value-type="float">
            <text:p>0.030536771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16153186" calcext:value-type="float">
            <text:p>0.016153186</text:p>
          </table:table-cell>
          <table:table-cell office:value-type="float" office:value="0.029883351" calcext:value-type="float">
            <text:p>0.029883351</text:p>
          </table:table-cell>
          <table:table-cell office:value-type="float" office:value="0.028459434" calcext:value-type="float">
            <text:p>0.028459434</text:p>
          </table:table-cell>
          <table:table-cell office:value-type="float" office:value="0.0314111270001" calcext:value-type="float">
            <text:p>0.031411127</text:p>
          </table:table-cell>
          <table:table-cell office:value-type="float" office:value="0.028527284" calcext:value-type="float">
            <text:p>0.028527284</text:p>
          </table:table-cell>
          <table:table-cell office:value-type="float" office:value="0.030842891" calcext:value-type="float">
            <text:p>0.030842891</text:p>
          </table:table-cell>
          <table:table-cell office:value-type="float" office:value="0.02979236" calcext:value-type="float">
            <text:p>0.02979236</text:p>
          </table:table-cell>
          <table:table-cell office:value-type="float" office:value="0.00597303600003" calcext:value-type="float">
            <text:p>0.005973036</text:p>
          </table:table-cell>
          <table:table-cell office:value-type="float" office:value="0.015458731" calcext:value-type="float">
            <text:p>0.015458731</text:p>
          </table:table-cell>
          <table:table-cell office:value-type="float" office:value="0.029510888" calcext:value-type="float">
            <text:p>0.029510888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12266221" calcext:value-type="float">
            <text:p>0.012266221</text:p>
          </table:table-cell>
          <table:table-cell office:value-type="float" office:value="0.028748049" calcext:value-type="float">
            <text:p>0.028748049</text:p>
          </table:table-cell>
          <table:table-cell office:value-type="float" office:value="0.027756181" calcext:value-type="float">
            <text:p>0.027756181</text:p>
          </table:table-cell>
          <table:table-cell office:value-type="float" office:value="0.0304886519999" calcext:value-type="float">
            <text:p>0.030488652</text:p>
          </table:table-cell>
          <table:table-cell office:value-type="float" office:value="0.027730116" calcext:value-type="float">
            <text:p>0.027730116</text:p>
          </table:table-cell>
          <table:table-cell office:value-type="float" office:value="0.029900698" calcext:value-type="float">
            <text:p>0.029900698</text:p>
          </table:table-cell>
          <table:table-cell office:value-type="float" office:value="0.02863675" calcext:value-type="float">
            <text:p>0.02863675</text:p>
          </table:table-cell>
          <table:table-cell office:value-type="float" office:value="0.00549463799997" calcext:value-type="float">
            <text:p>0.005494638</text:p>
          </table:table-cell>
          <table:table-cell office:value-type="float" office:value="0.015507764" calcext:value-type="float">
            <text:p>0.015507764</text:p>
          </table:table-cell>
          <table:table-cell office:value-type="float" office:value="0.028408882" calcext:value-type="float">
            <text:p>0.02840888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0822737099995" calcext:value-type="float">
            <text:p>0.008227371</text:p>
          </table:table-cell>
          <table:table-cell office:value-type="float" office:value="0.027974304" calcext:value-type="float">
            <text:p>0.027974304</text:p>
          </table:table-cell>
          <table:table-cell office:value-type="float" office:value="0.027194305" calcext:value-type="float">
            <text:p>0.027194305</text:p>
          </table:table-cell>
          <table:table-cell office:value-type="float" office:value="0.029958714" calcext:value-type="float">
            <text:p>0.029958714</text:p>
          </table:table-cell>
          <table:table-cell office:value-type="float" office:value="0.0272374510001" calcext:value-type="float">
            <text:p>0.027237451</text:p>
          </table:table-cell>
          <table:table-cell office:value-type="float" office:value="0.028765028" calcext:value-type="float">
            <text:p>0.028765028</text:p>
          </table:table-cell>
          <table:table-cell office:value-type="float" office:value="0.027691906" calcext:value-type="float">
            <text:p>0.027691906</text:p>
          </table:table-cell>
          <table:table-cell office:value-type="float" office:value="0.00574790199996" calcext:value-type="float">
            <text:p>0.005747902</text:p>
          </table:table-cell>
          <table:table-cell office:value-type="float" office:value="0.0159264690001" calcext:value-type="float">
            <text:p>0.015926469</text:p>
          </table:table-cell>
          <table:table-cell office:value-type="float" office:value="0.0277247000001" calcext:value-type="float">
            <text:p>0.0277247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483224200005" calcext:value-type="float">
            <text:p>0.004832242</text:p>
          </table:table-cell>
          <table:table-cell office:value-type="float" office:value="0.0275269709999" calcext:value-type="float">
            <text:p>0.027526971</text:p>
          </table:table-cell>
          <table:table-cell office:value-type="float" office:value="0.026604799" calcext:value-type="float">
            <text:p>0.026604799</text:p>
          </table:table-cell>
          <table:table-cell office:value-type="float" office:value="0.0292824480001" calcext:value-type="float">
            <text:p>0.029282448</text:p>
          </table:table-cell>
          <table:table-cell office:value-type="float" office:value="0.026611038" calcext:value-type="float">
            <text:p>0.026611038</text:p>
          </table:table-cell>
          <table:table-cell office:value-type="float" office:value="0.027859748" calcext:value-type="float">
            <text:p>0.027859748</text:p>
          </table:table-cell>
          <table:table-cell office:value-type="float" office:value="0.027099327" calcext:value-type="float">
            <text:p>0.027099327</text:p>
          </table:table-cell>
          <table:table-cell office:value-type="float" office:value="0.00615222400002" calcext:value-type="float">
            <text:p>0.006152224</text:p>
          </table:table-cell>
          <table:table-cell office:value-type="float" office:value="0.015588389" calcext:value-type="float">
            <text:p>0.015588389</text:p>
          </table:table-cell>
          <table:table-cell office:value-type="float" office:value="0.027285953" calcext:value-type="float">
            <text:p>0.027285953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0157902" calcext:value-type="float">
            <text:p>0.00157902</text:p>
          </table:table-cell>
          <table:table-cell office:value-type="float" office:value="0.026808343" calcext:value-type="float">
            <text:p>0.026808343</text:p>
          </table:table-cell>
          <table:table-cell office:value-type="float" office:value="0.025418751" calcext:value-type="float">
            <text:p>0.025418751</text:p>
          </table:table-cell>
          <table:table-cell office:value-type="float" office:value="0.0281224689999" calcext:value-type="float">
            <text:p>0.028122469</text:p>
          </table:table-cell>
          <table:table-cell office:value-type="float" office:value="0.025582443" calcext:value-type="float">
            <text:p>0.025582443</text:p>
          </table:table-cell>
          <table:table-cell office:value-type="float" office:value="0.027472794" calcext:value-type="float">
            <text:p>0.027472794</text:p>
          </table:table-cell>
          <table:table-cell office:value-type="float" office:value="0.026591147" calcext:value-type="float">
            <text:p>0.026591147</text:p>
          </table:table-cell>
          <table:table-cell office:value-type="float" office:value="0.00546894999998" calcext:value-type="float">
            <text:p>0.00546895</text:p>
          </table:table-cell>
          <table:table-cell office:value-type="float" office:value="0.014526775" calcext:value-type="float">
            <text:p>0.014526775</text:p>
          </table:table-cell>
          <table:table-cell office:value-type="float" office:value="0.026459655" calcext:value-type="float">
            <text:p>0.02645965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-0.00168870700001" calcext:value-type="float">
            <text:p>-0.001688707</text:p>
          </table:table-cell>
          <table:table-cell office:value-type="float" office:value="0.025771574" calcext:value-type="float">
            <text:p>0.025771574</text:p>
          </table:table-cell>
          <table:table-cell office:value-type="float" office:value="0.024706356" calcext:value-type="float">
            <text:p>0.024706356</text:p>
          </table:table-cell>
          <table:table-cell office:value-type="float" office:value="0.027221935" calcext:value-type="float">
            <text:p>0.027221935</text:p>
          </table:table-cell>
          <table:table-cell office:value-type="float" office:value="0.024665418" calcext:value-type="float">
            <text:p>0.024665418</text:p>
          </table:table-cell>
          <table:table-cell office:value-type="float" office:value="0.02681634" calcext:value-type="float">
            <text:p>0.02681634</text:p>
          </table:table-cell>
          <table:table-cell office:value-type="float" office:value="0.025769747" calcext:value-type="float">
            <text:p>0.025769747</text:p>
          </table:table-cell>
          <table:table-cell office:value-type="float" office:value="0.00599608500007" calcext:value-type="float">
            <text:p>0.005996085</text:p>
          </table:table-cell>
          <table:table-cell office:value-type="float" office:value="0.013652293" calcext:value-type="float">
            <text:p>0.013652293</text:p>
          </table:table-cell>
          <table:table-cell office:value-type="float" office:value="0.025451426" calcext:value-type="float">
            <text:p>0.02545142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0.00778660099998" calcext:value-type="float">
            <text:p>-0.007786601</text:p>
          </table:table-cell>
          <table:table-cell office:value-type="float" office:value="0.0248694850001" calcext:value-type="float">
            <text:p>0.024869485</text:p>
          </table:table-cell>
          <table:table-cell office:value-type="float" office:value="0.0241669549999" calcext:value-type="float">
            <text:p>0.024166955</text:p>
          </table:table-cell>
          <table:table-cell office:value-type="float" office:value="0.026528704" calcext:value-type="float">
            <text:p>0.026528704</text:p>
          </table:table-cell>
          <table:table-cell office:value-type="float" office:value="0.024156195" calcext:value-type="float">
            <text:p>0.024156195</text:p>
          </table:table-cell>
          <table:table-cell office:value-type="float" office:value="0.025807539" calcext:value-type="float">
            <text:p>0.025807539</text:p>
          </table:table-cell>
          <table:table-cell office:value-type="float" office:value="0.024775156" calcext:value-type="float">
            <text:p>0.024775156</text:p>
          </table:table-cell>
          <table:table-cell office:value-type="float" office:value="0.00472137399994" calcext:value-type="float">
            <text:p>0.004721374</text:p>
          </table:table-cell>
          <table:table-cell office:value-type="float" office:value="0.014143972" calcext:value-type="float">
            <text:p>0.014143972</text:p>
          </table:table-cell>
          <table:table-cell office:value-type="float" office:value="0.024608386" calcext:value-type="float">
            <text:p>0.024608386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-0.012071159" calcext:value-type="float">
            <text:p>-0.012071159</text:p>
          </table:table-cell>
          <table:table-cell office:value-type="float" office:value="0.024420558" calcext:value-type="float">
            <text:p>0.024420558</text:p>
          </table:table-cell>
          <table:table-cell office:value-type="float" office:value="0.0237745180001" calcext:value-type="float">
            <text:p>0.023774518</text:p>
          </table:table-cell>
          <table:table-cell office:value-type="float" office:value="0.026109449" calcext:value-type="float">
            <text:p>0.026109449</text:p>
          </table:table-cell>
          <table:table-cell office:value-type="float" office:value="0.0238009059999" calcext:value-type="float">
            <text:p>0.023800906</text:p>
          </table:table-cell>
          <table:table-cell office:value-type="float" office:value="0.024882076" calcext:value-type="float">
            <text:p>0.024882076</text:p>
          </table:table-cell>
          <table:table-cell office:value-type="float" office:value="0.024034482" calcext:value-type="float">
            <text:p>0.024034482</text:p>
          </table:table-cell>
          <table:table-cell office:value-type="float" office:value="0.005131138" calcext:value-type="float">
            <text:p>0.005131138</text:p>
          </table:table-cell>
          <table:table-cell office:value-type="float" office:value="0.014404257" calcext:value-type="float">
            <text:p>0.014404257</text:p>
          </table:table-cell>
          <table:table-cell office:value-type="float" office:value="0.024251903" calcext:value-type="float">
            <text:p>0.02425190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015047977" calcext:value-type="float">
            <text:p>-0.015047977</text:p>
          </table:table-cell>
          <table:table-cell office:value-type="float" office:value="0.02401214" calcext:value-type="float">
            <text:p>0.02401214</text:p>
          </table:table-cell>
          <table:table-cell office:value-type="float" office:value="0.02294395" calcext:value-type="float">
            <text:p>0.02294395</text:p>
          </table:table-cell>
          <table:table-cell office:value-type="float" office:value="0.025311446" calcext:value-type="float">
            <text:p>0.025311446</text:p>
          </table:table-cell>
          <table:table-cell office:value-type="float" office:value="0.023015175" calcext:value-type="float">
            <text:p>0.023015175</text:p>
          </table:table-cell>
          <table:table-cell office:value-type="float" office:value="0.024270527" calcext:value-type="float">
            <text:p>0.024270527</text:p>
          </table:table-cell>
          <table:table-cell office:value-type="float" office:value="0.023649205" calcext:value-type="float">
            <text:p>0.023649205</text:p>
          </table:table-cell>
          <table:table-cell office:value-type="float" office:value="0.00555998500005" calcext:value-type="float">
            <text:p>0.005559985</text:p>
          </table:table-cell>
          <table:table-cell office:value-type="float" office:value="0.013619923" calcext:value-type="float">
            <text:p>0.013619923</text:p>
          </table:table-cell>
          <table:table-cell office:value-type="float" office:value="0.023747941" calcext:value-type="float">
            <text:p>0.023747941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-0.018025514" calcext:value-type="float">
            <text:p>-0.018025514</text:p>
          </table:table-cell>
          <table:table-cell office:value-type="float" office:value="0.023142542" calcext:value-type="float">
            <text:p>0.023142542</text:p>
          </table:table-cell>
          <table:table-cell office:value-type="float" office:value="0.021919618" calcext:value-type="float">
            <text:p>0.021919618</text:p>
          </table:table-cell>
          <table:table-cell office:value-type="float" office:value="0.0242973780001" calcext:value-type="float">
            <text:p>0.024297378</text:p>
          </table:table-cell>
          <table:table-cell office:value-type="float" office:value="0.0220321910001" calcext:value-type="float">
            <text:p>0.022032191</text:p>
          </table:table-cell>
          <table:table-cell office:value-type="float" office:value="0.023934312" calcext:value-type="float">
            <text:p>0.023934312</text:p>
          </table:table-cell>
          <table:table-cell office:value-type="float" office:value="0.0231408429999" calcext:value-type="float">
            <text:p>0.023140843</text:p>
          </table:table-cell>
          <table:table-cell office:value-type="float" office:value="0.00463251699996" calcext:value-type="float">
            <text:p>0.004632517</text:p>
          </table:table-cell>
          <table:table-cell office:value-type="float" office:value="0.0124398600001" calcext:value-type="float">
            <text:p>0.01243986</text:p>
          </table:table-cell>
          <table:table-cell office:value-type="float" office:value="0.022839823" calcext:value-type="float">
            <text:p>0.022839823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0.020624208" calcext:value-type="float">
            <text:p>-0.020624208</text:p>
          </table:table-cell>
          <table:table-cell office:value-type="float" office:value="0.022208457" calcext:value-type="float">
            <text:p>0.022208457</text:p>
          </table:table-cell>
          <table:table-cell office:value-type="float" office:value="0.021112314" calcext:value-type="float">
            <text:p>0.021112314</text:p>
          </table:table-cell>
          <table:table-cell office:value-type="float" office:value="0.0236108789999" calcext:value-type="float">
            <text:p>0.023610879</text:p>
          </table:table-cell>
          <table:table-cell office:value-type="float" office:value="0.021802823" calcext:value-type="float">
            <text:p>0.021802823</text:p>
          </table:table-cell>
          <table:table-cell office:value-type="float" office:value="0.023197605" calcext:value-type="float">
            <text:p>0.023197605</text:p>
          </table:table-cell>
          <table:table-cell office:value-type="float" office:value="0.022209007" calcext:value-type="float">
            <text:p>0.022209007</text:p>
          </table:table-cell>
          <table:table-cell office:value-type="float" office:value="0.00457170499999" calcext:value-type="float">
            <text:p>0.004571705</text:p>
          </table:table-cell>
          <table:table-cell office:value-type="float" office:value="0.012337051" calcext:value-type="float">
            <text:p>0.012337051</text:p>
          </table:table-cell>
          <table:table-cell office:value-type="float" office:value="0.021931609" calcext:value-type="float">
            <text:p>0.021931609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-0.0237656109999" calcext:value-type="float">
            <text:p>-0.023765611</text:p>
          </table:table-cell>
          <table:table-cell office:value-type="float" office:value="0.022017645" calcext:value-type="float">
            <text:p>0.022017645</text:p>
          </table:table-cell>
          <table:table-cell office:value-type="float" office:value="0.021466186" calcext:value-type="float">
            <text:p>0.021466186</text:p>
          </table:table-cell>
          <table:table-cell office:value-type="float" office:value="0.023168526" calcext:value-type="float">
            <text:p>0.023168526</text:p>
          </table:table-cell>
          <table:table-cell office:value-type="float" office:value="0.020707991" calcext:value-type="float">
            <text:p>0.020707991</text:p>
          </table:table-cell>
          <table:table-cell office:value-type="float" office:value="0.022307242" calcext:value-type="float">
            <text:p>0.022307242</text:p>
          </table:table-cell>
          <table:table-cell office:value-type="float" office:value="0.021421754" calcext:value-type="float">
            <text:p>0.021421754</text:p>
          </table:table-cell>
          <table:table-cell office:value-type="float" office:value="0.00470824300001" calcext:value-type="float">
            <text:p>0.004708243</text:p>
          </table:table-cell>
          <table:table-cell office:value-type="float" office:value="-0.00389782900001" calcext:value-type="float">
            <text:p>-0.003897829</text:p>
          </table:table-cell>
          <table:table-cell office:value-type="float" office:value="0.021468037" calcext:value-type="float">
            <text:p>0.021468037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026597374" calcext:value-type="float">
            <text:p>-0.026597374</text:p>
          </table:table-cell>
          <table:table-cell office:value-type="float" office:value="0.020959554" calcext:value-type="float">
            <text:p>0.020959554</text:p>
          </table:table-cell>
          <table:table-cell office:value-type="float" office:value="0.020670745" calcext:value-type="float">
            <text:p>0.020670745</text:p>
          </table:table-cell>
          <table:table-cell office:value-type="float" office:value="0.022726274" calcext:value-type="float">
            <text:p>0.022726274</text:p>
          </table:table-cell>
          <table:table-cell office:value-type="float" office:value="0.0206953399999" calcext:value-type="float">
            <text:p>0.02069534</text:p>
          </table:table-cell>
          <table:table-cell office:value-type="float" office:value="0.021515958" calcext:value-type="float">
            <text:p>0.021515958</text:p>
          </table:table-cell>
          <table:table-cell office:value-type="float" office:value="0.020928965" calcext:value-type="float">
            <text:p>0.020928965</text:p>
          </table:table-cell>
          <table:table-cell office:value-type="float" office:value="0.00422116600003" calcext:value-type="float">
            <text:p>0.004221166</text:p>
          </table:table-cell>
          <table:table-cell office:value-type="float" office:value="0.029609311" calcext:value-type="float">
            <text:p>0.029609311</text:p>
          </table:table-cell>
          <table:table-cell office:value-type="float" office:value="0.021128647" calcext:value-type="float">
            <text:p>0.02112864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0.02894039" calcext:value-type="float">
            <text:p>-0.02894039</text:p>
          </table:table-cell>
          <table:table-cell office:value-type="float" office:value="0.020813849" calcext:value-type="float">
            <text:p>0.020813849</text:p>
          </table:table-cell>
          <table:table-cell office:value-type="float" office:value="0.019706565" calcext:value-type="float">
            <text:p>0.019706565</text:p>
          </table:table-cell>
          <table:table-cell office:value-type="float" office:value="0.0218022829999" calcext:value-type="float">
            <text:p>0.021802283</text:p>
          </table:table-cell>
          <table:table-cell office:value-type="float" office:value="0.019836549" calcext:value-type="float">
            <text:p>0.019836549</text:p>
          </table:table-cell>
          <table:table-cell office:value-type="float" office:value="0.021252675" calcext:value-type="float">
            <text:p>0.021252675</text:p>
          </table:table-cell>
          <table:table-cell office:value-type="float" office:value="0.020701934" calcext:value-type="float">
            <text:p>0.020701934</text:p>
          </table:table-cell>
          <table:table-cell office:value-type="float" office:value="0.00461231499997" calcext:value-type="float">
            <text:p>0.004612315</text:p>
          </table:table-cell>
          <table:table-cell office:value-type="float" office:value="0.011827494" calcext:value-type="float">
            <text:p>0.011827494</text:p>
          </table:table-cell>
          <table:table-cell office:value-type="float" office:value="0.020575097" calcext:value-type="float">
            <text:p>0.020575097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0.0316027839999" calcext:value-type="float">
            <text:p>-0.031602784</text:p>
          </table:table-cell>
          <table:table-cell office:value-type="float" office:value="0.019982794" calcext:value-type="float">
            <text:p>0.019982794</text:p>
          </table:table-cell>
          <table:table-cell office:value-type="float" office:value="0.019116964" calcext:value-type="float">
            <text:p>0.019116964</text:p>
          </table:table-cell>
          <table:table-cell office:value-type="float" office:value="0.021029448" calcext:value-type="float">
            <text:p>0.021029448</text:p>
          </table:table-cell>
          <table:table-cell office:value-type="float" office:value="0.019100426" calcext:value-type="float">
            <text:p>0.019100426</text:p>
          </table:table-cell>
          <table:table-cell office:value-type="float" office:value="0.020811168" calcext:value-type="float">
            <text:p>0.020811168</text:p>
          </table:table-cell>
          <table:table-cell office:value-type="float" office:value="0.019961375" calcext:value-type="float">
            <text:p>0.019961375</text:p>
          </table:table-cell>
          <table:table-cell office:value-type="float" office:value="0.00446574000001" calcext:value-type="float">
            <text:p>0.00446574</text:p>
          </table:table-cell>
          <table:table-cell office:value-type="float" office:value="0.010979012" calcext:value-type="float">
            <text:p>0.010979012</text:p>
          </table:table-cell>
          <table:table-cell office:value-type="float" office:value="0.0197283329999" calcext:value-type="float">
            <text:p>0.019728333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-0.034275636" calcext:value-type="float">
            <text:p>-0.034275636</text:p>
          </table:table-cell>
          <table:table-cell office:value-type="float" office:value="0.0192472389999" calcext:value-type="float">
            <text:p>0.019247239</text:p>
          </table:table-cell>
          <table:table-cell office:value-type="float" office:value="0.018639982" calcext:value-type="float">
            <text:p>0.018639982</text:p>
          </table:table-cell>
          <table:table-cell office:value-type="float" office:value="0.020531357" calcext:value-type="float">
            <text:p>0.020531357</text:p>
          </table:table-cell>
          <table:table-cell office:value-type="float" office:value="0.018634611" calcext:value-type="float">
            <text:p>0.018634611</text:p>
          </table:table-cell>
          <table:table-cell office:value-type="float" office:value="0.020048569" calcext:value-type="float">
            <text:p>0.020048569</text:p>
          </table:table-cell>
          <table:table-cell office:value-type="float" office:value="0.019165885" calcext:value-type="float">
            <text:p>0.019165885</text:p>
          </table:table-cell>
          <table:table-cell office:value-type="float" office:value="0.00349862900002" calcext:value-type="float">
            <text:p>0.003498629</text:p>
          </table:table-cell>
          <table:table-cell office:value-type="float" office:value="0.011353129" calcext:value-type="float">
            <text:p>0.011353129</text:p>
          </table:table-cell>
          <table:table-cell office:value-type="float" office:value="0.019023062" calcext:value-type="float">
            <text:p>0.01902306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-0.038953284" calcext:value-type="float">
            <text:p>-0.038953284</text:p>
          </table:table-cell>
          <table:table-cell office:value-type="float" office:value="0.0188786160001" calcext:value-type="float">
            <text:p>0.018878616</text:p>
          </table:table-cell>
          <table:table-cell office:value-type="float" office:value="0.018502404" calcext:value-type="float">
            <text:p>0.018502404</text:p>
          </table:table-cell>
          <table:table-cell office:value-type="float" office:value="0.020303113" calcext:value-type="float">
            <text:p>0.020303113</text:p>
          </table:table-cell>
          <table:table-cell office:value-type="float" office:value="0.018482828" calcext:value-type="float">
            <text:p>0.018482828</text:p>
          </table:table-cell>
          <table:table-cell office:value-type="float" office:value="0.019174902" calcext:value-type="float">
            <text:p>0.019174902</text:p>
          </table:table-cell>
          <table:table-cell office:value-type="float" office:value="0.018547822" calcext:value-type="float">
            <text:p>0.018547822</text:p>
          </table:table-cell>
          <table:table-cell office:value-type="float" office:value="0.00396625299999" calcext:value-type="float">
            <text:p>0.003966253</text:p>
          </table:table-cell>
          <table:table-cell office:value-type="float" office:value="0.011755288" calcext:value-type="float">
            <text:p>0.011755288</text:p>
          </table:table-cell>
          <table:table-cell office:value-type="float" office:value="0.018745313" calcext:value-type="float">
            <text:p>0.018745313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-0.042666764" calcext:value-type="float">
            <text:p>-0.042666764</text:p>
          </table:table-cell>
          <table:table-cell office:value-type="float" office:value="0.0186225889999" calcext:value-type="float">
            <text:p>0.018622589</text:p>
          </table:table-cell>
          <table:table-cell office:value-type="float" office:value="0.017732608" calcext:value-type="float">
            <text:p>0.017732608</text:p>
          </table:table-cell>
          <table:table-cell office:value-type="float" office:value="0.019616755" calcext:value-type="float">
            <text:p>0.019616755</text:p>
          </table:table-cell>
          <table:table-cell office:value-type="float" office:value="0.017870607" calcext:value-type="float">
            <text:p>0.017870607</text:p>
          </table:table-cell>
          <table:table-cell office:value-type="float" office:value="0.018804881" calcext:value-type="float">
            <text:p>0.018804881</text:p>
          </table:table-cell>
          <table:table-cell office:value-type="float" office:value="0.018383737" calcext:value-type="float">
            <text:p>0.018383737</text:p>
          </table:table-cell>
          <table:table-cell office:value-type="float" office:value="0.00445204499995" calcext:value-type="float">
            <text:p>0.004452045</text:p>
          </table:table-cell>
          <table:table-cell office:value-type="float" office:value="0.0111404889999" calcext:value-type="float">
            <text:p>0.011140489</text:p>
          </table:table-cell>
          <table:table-cell office:value-type="float" office:value="0.0184319430001" calcext:value-type="float">
            <text:p>0.018431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44485216" calcext:value-type="float">
            <text:p>-0.044485216</text:p>
          </table:table-cell>
          <table:table-cell office:value-type="float" office:value="0.017978647" calcext:value-type="float">
            <text:p>0.017978647</text:p>
          </table:table-cell>
          <table:table-cell office:value-type="float" office:value="0.017083603" calcext:value-type="float">
            <text:p>0.017083603</text:p>
          </table:table-cell>
          <table:table-cell office:value-type="float" office:value="0.018809286" calcext:value-type="float">
            <text:p>0.018809286</text:p>
          </table:table-cell>
          <table:table-cell office:value-type="float" office:value="0.017076768" calcext:value-type="float">
            <text:p>0.017076768</text:p>
          </table:table-cell>
          <table:table-cell office:value-type="float" office:value="0.01857374" calcext:value-type="float">
            <text:p>0.01857374</text:p>
          </table:table-cell>
          <table:table-cell office:value-type="float" office:value="0.017965677" calcext:value-type="float">
            <text:p>0.017965677</text:p>
          </table:table-cell>
          <table:table-cell office:value-type="float" office:value="0.00348065500004" calcext:value-type="float">
            <text:p>0.003480655</text:p>
          </table:table-cell>
          <table:table-cell office:value-type="float" office:value="0.010079999" calcext:value-type="float">
            <text:p>0.010079999</text:p>
          </table:table-cell>
          <table:table-cell office:value-type="float" office:value="0.017738623" calcext:value-type="float">
            <text:p>0.017738623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-0.046131238" calcext:value-type="float">
            <text:p>-0.046131238</text:p>
          </table:table-cell>
          <table:table-cell office:value-type="float" office:value="0.017196998" calcext:value-type="float">
            <text:p>0.017196998</text:p>
          </table:table-cell>
          <table:table-cell office:value-type="float" office:value="0.016491578" calcext:value-type="float">
            <text:p>0.016491578</text:p>
          </table:table-cell>
          <table:table-cell office:value-type="float" office:value="0.018196702" calcext:value-type="float">
            <text:p>0.018196702</text:p>
          </table:table-cell>
          <table:table-cell office:value-type="float" office:value="0.016527418" calcext:value-type="float">
            <text:p>0.016527418</text:p>
          </table:table-cell>
          <table:table-cell office:value-type="float" office:value="0.018456936" calcext:value-type="float">
            <text:p>0.018456936</text:p>
          </table:table-cell>
          <table:table-cell office:value-type="float" office:value="0.017192627" calcext:value-type="float">
            <text:p>0.017192627</text:p>
          </table:table-cell>
          <table:table-cell office:value-type="float" office:value="0.00321629200002" calcext:value-type="float">
            <text:p>0.003216292</text:p>
          </table:table-cell>
          <table:table-cell office:value-type="float" office:value="0.00985252200003" calcext:value-type="float">
            <text:p>0.009852522</text:p>
          </table:table-cell>
          <table:table-cell office:value-type="float" office:value="0.016984816" calcext:value-type="float">
            <text:p>0.01698481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-0.049175262" calcext:value-type="float">
            <text:p>-0.049175262</text:p>
          </table:table-cell>
          <table:table-cell office:value-type="float" office:value="0.01671041" calcext:value-type="float">
            <text:p>0.01671041</text:p>
          </table:table-cell>
          <table:table-cell office:value-type="float" office:value="0.01645917" calcext:value-type="float">
            <text:p>0.01645917</text:p>
          </table:table-cell>
          <table:table-cell office:value-type="float" office:value="0.018027879" calcext:value-type="float">
            <text:p>0.018027879</text:p>
          </table:table-cell>
          <table:table-cell office:value-type="float" office:value="0.016366931" calcext:value-type="float">
            <text:p>0.016366931</text:p>
          </table:table-cell>
          <table:table-cell office:value-type="float" office:value="0.016820409" calcext:value-type="float">
            <text:p>0.016820409</text:p>
          </table:table-cell>
          <table:table-cell office:value-type="float" office:value="0.016511598" calcext:value-type="float">
            <text:p>0.016511598</text:p>
          </table:table-cell>
          <table:table-cell office:value-type="float" office:value="0.00399512299998" calcext:value-type="float">
            <text:p>0.003995123</text:p>
          </table:table-cell>
          <table:table-cell office:value-type="float" office:value="0.0106136229999" calcext:value-type="float">
            <text:p>0.010613623</text:p>
          </table:table-cell>
          <table:table-cell office:value-type="float" office:value="0.016555864" calcext:value-type="float">
            <text:p>0.01655586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-0.051340622" calcext:value-type="float">
            <text:p>-0.051340622</text:p>
          </table:table-cell>
          <table:table-cell office:value-type="float" office:value="0.016554344" calcext:value-type="float">
            <text:p>0.016554344</text:p>
          </table:table-cell>
          <table:table-cell office:value-type="float" office:value="0.016011322" calcext:value-type="float">
            <text:p>0.016011322</text:p>
          </table:table-cell>
          <table:table-cell office:value-type="float" office:value="0.017636278" calcext:value-type="float">
            <text:p>0.017636278</text:p>
          </table:table-cell>
          <table:table-cell office:value-type="float" office:value="0.016088234" calcext:value-type="float">
            <text:p>0.016088234</text:p>
          </table:table-cell>
          <table:table-cell office:value-type="float" office:value="0.016694178" calcext:value-type="float">
            <text:p>0.016694178</text:p>
          </table:table-cell>
          <table:table-cell office:value-type="float" office:value="0.016228742" calcext:value-type="float">
            <text:p>0.016228742</text:p>
          </table:table-cell>
          <table:table-cell office:value-type="float" office:value="0.00226487999999" calcext:value-type="float">
            <text:p>0.00226488</text:p>
          </table:table-cell>
          <table:table-cell office:value-type="float" office:value="0.010481263" calcext:value-type="float">
            <text:p>0.010481263</text:p>
          </table:table-cell>
          <table:table-cell office:value-type="float" office:value="0.016438588" calcext:value-type="float">
            <text:p>0.01643858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0.052902126" calcext:value-type="float">
            <text:p>-0.052902126</text:p>
          </table:table-cell>
          <table:table-cell office:value-type="float" office:value="0.016183682" calcext:value-type="float">
            <text:p>0.016183682</text:p>
          </table:table-cell>
          <table:table-cell office:value-type="float" office:value="0.012386713" calcext:value-type="float">
            <text:p>0.012386713</text:p>
          </table:table-cell>
          <table:table-cell office:value-type="float" office:value="0.0169102739999" calcext:value-type="float">
            <text:p>0.016910274</text:p>
          </table:table-cell>
          <table:table-cell office:value-type="float" office:value="0.015369765" calcext:value-type="float">
            <text:p>0.015369765</text:p>
          </table:table-cell>
          <table:table-cell office:value-type="float" office:value="0.016377441" calcext:value-type="float">
            <text:p>0.016377441</text:p>
          </table:table-cell>
          <table:table-cell office:value-type="float" office:value="0.0160978839999" calcext:value-type="float">
            <text:p>0.016097884</text:p>
          </table:table-cell>
          <table:table-cell office:value-type="float" office:value="-0.00120908900003" calcext:value-type="float">
            <text:p>-0.001209089</text:p>
          </table:table-cell>
          <table:table-cell office:value-type="float" office:value="0.009515128" calcext:value-type="float">
            <text:p>0.009515128</text:p>
          </table:table-cell>
          <table:table-cell office:value-type="float" office:value="0.015967819" calcext:value-type="float">
            <text:p>0.01596781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0.057612395" calcext:value-type="float">
            <text:p>-0.057612395</text:p>
          </table:table-cell>
          <table:table-cell office:value-type="float" office:value="0.015459864" calcext:value-type="float">
            <text:p>0.015459864</text:p>
          </table:table-cell>
          <table:table-cell office:value-type="float" office:value="0.006361221" calcext:value-type="float">
            <text:p>0.006361221</text:p>
          </table:table-cell>
          <table:table-cell office:value-type="float" office:value="0.016180625" calcext:value-type="float">
            <text:p>0.016180625</text:p>
          </table:table-cell>
          <table:table-cell office:value-type="float" office:value="0.014705041" calcext:value-type="float">
            <text:p>0.014705041</text:p>
          </table:table-cell>
          <table:table-cell office:value-type="float" office:value="0.016202785" calcext:value-type="float">
            <text:p>0.016202785</text:p>
          </table:table-cell>
          <table:table-cell office:value-type="float" office:value="0.0155120400001" calcext:value-type="float">
            <text:p>0.01551204</text:p>
          </table:table-cell>
          <table:table-cell office:value-type="float" office:value="-0.00393685899995" calcext:value-type="float">
            <text:p>-0.003936859</text:p>
          </table:table-cell>
          <table:table-cell office:value-type="float" office:value="0.00866773800006" calcext:value-type="float">
            <text:p>0.008667738</text:p>
          </table:table-cell>
          <table:table-cell office:value-type="float" office:value="0.0152501530001" calcext:value-type="float">
            <text:p>0.01525015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059780853" calcext:value-type="float">
            <text:p>-0.059780853</text:p>
          </table:table-cell>
          <table:table-cell office:value-type="float" office:value="0.014814221" calcext:value-type="float">
            <text:p>0.014814221</text:p>
          </table:table-cell>
          <table:table-cell office:value-type="float" office:value="0.00170141" calcext:value-type="float">
            <text:p>0.00170141</text:p>
          </table:table-cell>
          <table:table-cell office:value-type="float" office:value="0.015933313" calcext:value-type="float">
            <text:p>0.015933313</text:p>
          </table:table-cell>
          <table:table-cell office:value-type="float" office:value="0.014433584" calcext:value-type="float">
            <text:p>0.014433584</text:p>
          </table:table-cell>
          <table:table-cell office:value-type="float" office:value="0.0155281170001" calcext:value-type="float">
            <text:p>0.015528117</text:p>
          </table:table-cell>
          <table:table-cell office:value-type="float" office:value="0.014763247" calcext:value-type="float">
            <text:p>0.014763247</text:p>
          </table:table-cell>
          <table:table-cell office:value-type="float" office:value="-0.00814198899999" calcext:value-type="float">
            <text:p>-0.008141989</text:p>
          </table:table-cell>
          <table:table-cell office:value-type="float" office:value="0.00925885899994" calcext:value-type="float">
            <text:p>0.009258859</text:p>
          </table:table-cell>
          <table:table-cell office:value-type="float" office:value="0.0146561549999" calcext:value-type="float">
            <text:p>0.014656155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-0.061800702" calcext:value-type="float">
            <text:p>-0.061800702</text:p>
          </table:table-cell>
          <table:table-cell office:value-type="float" office:value="0.014650146" calcext:value-type="float">
            <text:p>0.014650146</text:p>
          </table:table-cell>
          <table:table-cell office:value-type="float" office:value="-0.00135739799996" calcext:value-type="float">
            <text:p>-0.001357398</text:p>
          </table:table-cell>
          <table:table-cell office:value-type="float" office:value="0.015768244" calcext:value-type="float">
            <text:p>0.015768244</text:p>
          </table:table-cell>
          <table:table-cell office:value-type="float" office:value="0.014378219" calcext:value-type="float">
            <text:p>0.014378219</text:p>
          </table:table-cell>
          <table:table-cell office:value-type="float" office:value="0.0148633559999" calcext:value-type="float">
            <text:p>0.014863356</text:p>
          </table:table-cell>
          <table:table-cell office:value-type="float" office:value="0.014684451" calcext:value-type="float">
            <text:p>0.014684451</text:p>
          </table:table-cell>
          <table:table-cell office:value-type="float" office:value="-0.011373393" calcext:value-type="float">
            <text:p>-0.011373393</text:p>
          </table:table-cell>
          <table:table-cell office:value-type="float" office:value="0.00975668200001" calcext:value-type="float">
            <text:p>0.009756682</text:p>
          </table:table-cell>
          <table:table-cell office:value-type="float" office:value="0.01455177" calcext:value-type="float">
            <text:p>0.0145517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-0.0637602009999" calcext:value-type="float">
            <text:p>-0.063760201</text:p>
          </table:table-cell>
          <table:table-cell office:value-type="float" office:value="0.014476946" calcext:value-type="float">
            <text:p>0.014476946</text:p>
          </table:table-cell>
          <table:table-cell office:value-type="float" office:value="-0.00526122100002" calcext:value-type="float">
            <text:p>-0.005261221</text:p>
          </table:table-cell>
          <table:table-cell office:value-type="float" office:value="0.015269441" calcext:value-type="float">
            <text:p>0.015269441</text:p>
          </table:table-cell>
          <table:table-cell office:value-type="float" office:value="0.013853559" calcext:value-type="float">
            <text:p>0.013853559</text:p>
          </table:table-cell>
          <table:table-cell office:value-type="float" office:value="0.0144986680001" calcext:value-type="float">
            <text:p>0.014498668</text:p>
          </table:table-cell>
          <table:table-cell office:value-type="float" office:value="0.01387773" calcext:value-type="float">
            <text:p>0.01387773</text:p>
          </table:table-cell>
          <table:table-cell office:value-type="float" office:value="-0.013133065" calcext:value-type="float">
            <text:p>-0.013133065</text:p>
          </table:table-cell>
          <table:table-cell office:value-type="float" office:value="0.00908560599999" calcext:value-type="float">
            <text:p>0.009085606</text:p>
          </table:table-cell>
          <table:table-cell office:value-type="float" office:value="0.014346572" calcext:value-type="float">
            <text:p>0.014346572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-0.064666057" calcext:value-type="float">
            <text:p>-0.064666057</text:p>
          </table:table-cell>
          <table:table-cell office:value-type="float" office:value="0.013969742" calcext:value-type="float">
            <text:p>0.013969742</text:p>
          </table:table-cell>
          <table:table-cell office:value-type="float" office:value="-0.00843313700001" calcext:value-type="float">
            <text:p>-0.008433137</text:p>
          </table:table-cell>
          <table:table-cell office:value-type="float" office:value="0.014480942" calcext:value-type="float">
            <text:p>0.014480942</text:p>
          </table:table-cell>
          <table:table-cell office:value-type="float" office:value="0.013247905" calcext:value-type="float">
            <text:p>0.013247905</text:p>
          </table:table-cell>
          <table:table-cell office:value-type="float" office:value="0.014405866" calcext:value-type="float">
            <text:p>0.014405866</text:p>
          </table:table-cell>
          <table:table-cell office:value-type="float" office:value="0.013971533" calcext:value-type="float">
            <text:p>0.013971533</text:p>
          </table:table-cell>
          <table:table-cell office:value-type="float" office:value="-0.0170241919999" calcext:value-type="float">
            <text:p>-0.017024192</text:p>
          </table:table-cell>
          <table:table-cell office:value-type="float" office:value="0.00796061199999" calcext:value-type="float">
            <text:p>0.007960612</text:p>
          </table:table-cell>
          <table:table-cell office:value-type="float" office:value="0.013768022" calcext:value-type="float">
            <text:p>0.01376802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066256107" calcext:value-type="float">
            <text:p>-0.066256107</text:p>
          </table:table-cell>
          <table:table-cell office:value-type="float" office:value="0.013246953" calcext:value-type="float">
            <text:p>0.013246953</text:p>
          </table:table-cell>
          <table:table-cell office:value-type="float" office:value="-0.011691661" calcext:value-type="float">
            <text:p>-0.011691661</text:p>
          </table:table-cell>
          <table:table-cell office:value-type="float" office:value="0.014057676" calcext:value-type="float">
            <text:p>0.014057676</text:p>
          </table:table-cell>
          <table:table-cell office:value-type="float" office:value="0.012753676" calcext:value-type="float">
            <text:p>0.012753676</text:p>
          </table:table-cell>
          <table:table-cell office:value-type="float" office:value="0.0140227139999" calcext:value-type="float">
            <text:p>0.014022714</text:p>
          </table:table-cell>
          <table:table-cell office:value-type="float" office:value="0.0133710689999" calcext:value-type="float">
            <text:p>0.013371069</text:p>
          </table:table-cell>
          <table:table-cell office:value-type="float" office:value="-0.020676324" calcext:value-type="float">
            <text:p>-0.020676324</text:p>
          </table:table-cell>
          <table:table-cell office:value-type="float" office:value="0.00786243800004" calcext:value-type="float">
            <text:p>0.007862438</text:p>
          </table:table-cell>
          <table:table-cell office:value-type="float" office:value="0.013112819" calcext:value-type="float">
            <text:p>0.013112819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-0.068132009" calcext:value-type="float">
            <text:p>-0.068132009</text:p>
          </table:table-cell>
          <table:table-cell office:value-type="float" office:value="0.012897566" calcext:value-type="float">
            <text:p>0.012897566</text:p>
          </table:table-cell>
          <table:table-cell office:value-type="float" office:value="-0.014370692" calcext:value-type="float">
            <text:p>-0.014370692</text:p>
          </table:table-cell>
          <table:table-cell office:value-type="float" office:value="0.013969293" calcext:value-type="float">
            <text:p>0.013969293</text:p>
          </table:table-cell>
          <table:table-cell office:value-type="float" office:value="0.012641502" calcext:value-type="float">
            <text:p>0.012641502</text:p>
          </table:table-cell>
          <table:table-cell office:value-type="float" office:value="0.0133438120001" calcext:value-type="float">
            <text:p>0.013343812</text:p>
          </table:table-cell>
          <table:table-cell office:value-type="float" office:value="0.0127565810001" calcext:value-type="float">
            <text:p>0.012756581</text:p>
          </table:table-cell>
          <table:table-cell office:value-type="float" office:value="-0.022529482" calcext:value-type="float">
            <text:p>-0.022529482</text:p>
          </table:table-cell>
          <table:table-cell office:value-type="float" office:value="0.00882483" calcext:value-type="float">
            <text:p>0.00882483</text:p>
          </table:table-cell>
          <table:table-cell office:value-type="float" office:value="0.012809522" calcext:value-type="float">
            <text:p>0.01280952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-0.069754483" calcext:value-type="float">
            <text:p>-0.069754483</text:p>
          </table:table-cell>
          <table:table-cell office:value-type="float" office:value="0.012881638" calcext:value-type="float">
            <text:p>0.012881638</text:p>
          </table:table-cell>
          <table:table-cell office:value-type="float" office:value="-0.020090397" calcext:value-type="float">
            <text:p>-0.020090397</text:p>
          </table:table-cell>
          <table:table-cell office:value-type="float" office:value="0.013706045" calcext:value-type="float">
            <text:p>0.013706045</text:p>
          </table:table-cell>
          <table:table-cell office:value-type="float" office:value="0.012506756" calcext:value-type="float">
            <text:p>0.012506756</text:p>
          </table:table-cell>
          <table:table-cell office:value-type="float" office:value="0.0128613259999" calcext:value-type="float">
            <text:p>0.012861326</text:p>
          </table:table-cell>
          <table:table-cell office:value-type="float" office:value="0.012514886" calcext:value-type="float">
            <text:p>0.012514886</text:p>
          </table:table-cell>
          <table:table-cell office:value-type="float" office:value="-0.028446297" calcext:value-type="float">
            <text:p>-0.028446297</text:p>
          </table:table-cell>
          <table:table-cell office:value-type="float" office:value="0.00866761200005" calcext:value-type="float">
            <text:p>0.008667612</text:p>
          </table:table-cell>
          <table:table-cell office:value-type="float" office:value="0.012712034" calcext:value-type="float">
            <text:p>0.012712034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-0.071088655" calcext:value-type="float">
            <text:p>-0.071088655</text:p>
          </table:table-cell>
          <table:table-cell office:value-type="float" office:value="0.012586134" calcext:value-type="float">
            <text:p>0.012586134</text:p>
          </table:table-cell>
          <table:table-cell office:value-type="float" office:value="-0.023880995" calcext:value-type="float">
            <text:p>-0.023880995</text:p>
          </table:table-cell>
          <table:table-cell office:value-type="float" office:value="0.01314743" calcext:value-type="float">
            <text:p>0.01314743</text:p>
          </table:table-cell>
          <table:table-cell office:value-type="float" office:value="0.0119496" calcext:value-type="float">
            <text:p>0.0119496</text:p>
          </table:table-cell>
          <table:table-cell office:value-type="float" office:value="0.012715493" calcext:value-type="float">
            <text:p>0.012715493</text:p>
          </table:table-cell>
          <table:table-cell office:value-type="float" office:value="0.012491061" calcext:value-type="float">
            <text:p>0.012491061</text:p>
          </table:table-cell>
          <table:table-cell office:value-type="float" office:value="-0.031458806" calcext:value-type="float">
            <text:p>-0.031458806</text:p>
          </table:table-cell>
          <table:table-cell office:value-type="float" office:value="0.007619405" calcext:value-type="float">
            <text:p>0.007619405</text:p>
          </table:table-cell>
          <table:table-cell office:value-type="float" office:value="0.0124169279999" calcext:value-type="float">
            <text:p>0.01241692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-0.072179545" calcext:value-type="float">
            <text:p>-0.072179545</text:p>
          </table:table-cell>
          <table:table-cell office:value-type="float" office:value="0.011959979" calcext:value-type="float">
            <text:p>0.011959979</text:p>
          </table:table-cell>
          <table:table-cell office:value-type="float" office:value="-0.026648752" calcext:value-type="float">
            <text:p>-0.026648752</text:p>
          </table:table-cell>
          <table:table-cell office:value-type="float" office:value="0.012503437" calcext:value-type="float">
            <text:p>0.012503437</text:p>
          </table:table-cell>
          <table:table-cell office:value-type="float" office:value="0.011374898" calcext:value-type="float">
            <text:p>0.011374898</text:p>
          </table:table-cell>
          <table:table-cell office:value-type="float" office:value="0.01260641" calcext:value-type="float">
            <text:p>0.01260641</text:p>
          </table:table-cell>
          <table:table-cell office:value-type="float" office:value="0.012081624" calcext:value-type="float">
            <text:p>0.012081624</text:p>
          </table:table-cell>
          <table:table-cell office:value-type="float" office:value="-0.0342768569999" calcext:value-type="float">
            <text:p>-0.034276857</text:p>
          </table:table-cell>
          <table:table-cell office:value-type="float" office:value="0.00677158299993" calcext:value-type="float">
            <text:p>0.006771583</text:p>
          </table:table-cell>
          <table:table-cell office:value-type="float" office:value="0.011840566" calcext:value-type="float">
            <text:p>0.01184056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0.072447099" calcext:value-type="float">
            <text:p>-0.072447099</text:p>
          </table:table-cell>
          <table:table-cell office:value-type="float" office:value="0.011397493" calcext:value-type="float">
            <text:p>0.011397493</text:p>
          </table:table-cell>
          <table:table-cell office:value-type="float" office:value="-0.0292253770001" calcext:value-type="float">
            <text:p>-0.029225377</text:p>
          </table:table-cell>
          <table:table-cell office:value-type="float" office:value="0.012296619" calcext:value-type="float">
            <text:p>0.012296619</text:p>
          </table:table-cell>
          <table:table-cell office:value-type="float" office:value="0.011112148" calcext:value-type="float">
            <text:p>0.011112148</text:p>
          </table:table-cell>
          <table:table-cell office:value-type="float" office:value="0.012050766" calcext:value-type="float">
            <text:p>0.012050766</text:p>
          </table:table-cell>
          <table:table-cell office:value-type="float" office:value="0.0114359379999" calcext:value-type="float">
            <text:p>0.011435938</text:p>
          </table:table-cell>
          <table:table-cell office:value-type="float" office:value="-0.035912693" calcext:value-type="float">
            <text:p>-0.035912693</text:p>
          </table:table-cell>
          <table:table-cell office:value-type="float" office:value="0.00759951500005" calcext:value-type="float">
            <text:p>0.007599515</text:p>
          </table:table-cell>
          <table:table-cell office:value-type="float" office:value="0.01131051" calcext:value-type="float">
            <text:p>0.0113105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-0.0798047030001" calcext:value-type="float">
            <text:p>-0.079804703</text:p>
          </table:table-cell>
          <table:table-cell office:value-type="float" office:value="0.011334637" calcext:value-type="float">
            <text:p>0.011334637</text:p>
          </table:table-cell>
          <table:table-cell office:value-type="float" office:value="-0.0315749659999" calcext:value-type="float">
            <text:p>-0.031574966</text:p>
          </table:table-cell>
          <table:table-cell office:value-type="float" office:value="0.012228685" calcext:value-type="float">
            <text:p>0.012228685</text:p>
          </table:table-cell>
          <table:table-cell office:value-type="float" office:value="0.011148007" calcext:value-type="float">
            <text:p>0.011148007</text:p>
          </table:table-cell>
          <table:table-cell office:value-type="float" office:value="0.011446937" calcext:value-type="float">
            <text:p>0.011446937</text:p>
          </table:table-cell>
          <table:table-cell office:value-type="float" office:value="0.0110379490001" calcext:value-type="float">
            <text:p>0.011037949</text:p>
          </table:table-cell>
          <table:table-cell office:value-type="float" office:value="-0.038798519" calcext:value-type="float">
            <text:p>-0.038798519</text:p>
          </table:table-cell>
          <table:table-cell office:value-type="float" office:value="0.00798034199994" calcext:value-type="float">
            <text:p>0.007980342</text:p>
          </table:table-cell>
          <table:table-cell office:value-type="float" office:value="0.0112332650001" calcext:value-type="float">
            <text:p>0.011233265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-0.0798179589999" calcext:value-type="float">
            <text:p>-0.079817959</text:p>
          </table:table-cell>
          <table:table-cell office:value-type="float" office:value="0.011262883" calcext:value-type="float">
            <text:p>0.011262883</text:p>
          </table:table-cell>
          <table:table-cell office:value-type="float" office:value="-0.0344026250001" calcext:value-type="float">
            <text:p>-0.034402625</text:p>
          </table:table-cell>
          <table:table-cell office:value-type="float" office:value="0.011868217" calcext:value-type="float">
            <text:p>0.011868217</text:p>
          </table:table-cell>
          <table:table-cell office:value-type="float" office:value="0.010824097" calcext:value-type="float">
            <text:p>0.010824097</text:p>
          </table:table-cell>
          <table:table-cell office:value-type="float" office:value="0.011197684" calcext:value-type="float">
            <text:p>0.011197684</text:p>
          </table:table-cell>
          <table:table-cell office:value-type="float" office:value="0.011039321" calcext:value-type="float">
            <text:p>0.011039321</text:p>
          </table:table-cell>
          <table:table-cell office:value-type="float" office:value="-0.044048325" calcext:value-type="float">
            <text:p>-0.044048325</text:p>
          </table:table-cell>
          <table:table-cell office:value-type="float" office:value="0.00752743700003" calcext:value-type="float">
            <text:p>0.007527437</text:p>
          </table:table-cell>
          <table:table-cell office:value-type="float" office:value="0.01113705" calcext:value-type="float">
            <text:p>0.0111370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-0.080745284" calcext:value-type="float">
            <text:p>-0.080745284</text:p>
          </table:table-cell>
          <table:table-cell office:value-type="float" office:value="0.01086861" calcext:value-type="float">
            <text:p>0.01086861</text:p>
          </table:table-cell>
          <table:table-cell office:value-type="float" office:value="-0.0390653019999" calcext:value-type="float">
            <text:p>-0.039065302</text:p>
          </table:table-cell>
          <table:table-cell office:value-type="float" office:value="0.011241853" calcext:value-type="float">
            <text:p>0.011241853</text:p>
          </table:table-cell>
          <table:table-cell office:value-type="float" office:value="0.0102096" calcext:value-type="float">
            <text:p>0.0102096</text:p>
          </table:table-cell>
          <table:table-cell office:value-type="float" office:value="0.011210204" calcext:value-type="float">
            <text:p>0.011210204</text:p>
          </table:table-cell>
          <table:table-cell office:value-type="float" office:value="0.0109099239999" calcext:value-type="float">
            <text:p>0.010909924</text:p>
          </table:table-cell>
          <table:table-cell office:value-type="float" office:value="-0.043778388" calcext:value-type="float">
            <text:p>-0.043778388</text:p>
          </table:table-cell>
          <table:table-cell office:value-type="float" office:value="0.00646057000004" calcext:value-type="float">
            <text:p>0.00646057</text:p>
          </table:table-cell>
          <table:table-cell office:value-type="float" office:value="0.010695639" calcext:value-type="float">
            <text:p>0.010695639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-0.084304563" calcext:value-type="float">
            <text:p>-0.084304563</text:p>
          </table:table-cell>
          <table:table-cell office:value-type="float" office:value="0.010281562" calcext:value-type="float">
            <text:p>0.010281562</text:p>
          </table:table-cell>
          <table:table-cell office:value-type="float" office:value="-0.042789018" calcext:value-type="float">
            <text:p>-0.042789018</text:p>
          </table:table-cell>
          <table:table-cell office:value-type="float" office:value="0.010819998" calcext:value-type="float">
            <text:p>0.010819998</text:p>
          </table:table-cell>
          <table:table-cell office:value-type="float" office:value="0.00981356800001" calcext:value-type="float">
            <text:p>0.009813568</text:p>
          </table:table-cell>
          <table:table-cell office:value-type="float" office:value="0.010925493" calcext:value-type="float">
            <text:p>0.010925493</text:p>
          </table:table-cell>
          <table:table-cell office:value-type="float" office:value="0.0103340140001" calcext:value-type="float">
            <text:p>0.010334014</text:p>
          </table:table-cell>
          <table:table-cell office:value-type="float" office:value="-0.0503605480001" calcext:value-type="float">
            <text:p>-0.050360548</text:p>
          </table:table-cell>
          <table:table-cell office:value-type="float" office:value="0.00616768599997" calcext:value-type="float">
            <text:p>0.006167686</text:p>
          </table:table-cell>
          <table:table-cell office:value-type="float" office:value="0.010144223" calcext:value-type="float">
            <text:p>0.01014422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086657464" calcext:value-type="float">
            <text:p>-0.086657464</text:p>
          </table:table-cell>
          <table:table-cell office:value-type="float" office:value="0.00990574199999" calcext:value-type="float">
            <text:p>0.009905742</text:p>
          </table:table-cell>
          <table:table-cell office:value-type="float" office:value="-0.0441001880001" calcext:value-type="float">
            <text:p>-0.044100188</text:p>
          </table:table-cell>
          <table:table-cell office:value-type="float" office:value="0.0108329380001" calcext:value-type="float">
            <text:p>0.010832938</text:p>
          </table:table-cell>
          <table:table-cell office:value-type="float" office:value="0.009817791" calcext:value-type="float">
            <text:p>0.009817791</text:p>
          </table:table-cell>
          <table:table-cell office:value-type="float" office:value="0.01029289" calcext:value-type="float">
            <text:p>0.01029289</text:p>
          </table:table-cell>
          <table:table-cell office:value-type="float" office:value="0.00980506899992" calcext:value-type="float">
            <text:p>0.009805069</text:p>
          </table:table-cell>
          <table:table-cell office:value-type="float" office:value="-0.073017471" calcext:value-type="float">
            <text:p>-0.073017471</text:p>
          </table:table-cell>
          <table:table-cell office:value-type="float" office:value="0.00715061900003" calcext:value-type="float">
            <text:p>0.007150619</text:p>
          </table:table-cell>
          <table:table-cell office:value-type="float" office:value="0.00983675899997" calcext:value-type="float">
            <text:p>0.009836759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0.087820315" calcext:value-type="float">
            <text:p>-0.087820315</text:p>
          </table:table-cell>
          <table:table-cell office:value-type="float" office:value="0.00997165900003" calcext:value-type="float">
            <text:p>0.009971659</text:p>
          </table:table-cell>
          <table:table-cell office:value-type="float" office:value="-0.046541604" calcext:value-type="float">
            <text:p>-0.046541604</text:p>
          </table:table-cell>
          <table:table-cell office:value-type="float" office:value="0.010684798" calcext:value-type="float">
            <text:p>0.010684798</text:p>
          </table:table-cell>
          <table:table-cell office:value-type="float" office:value="0.00976926200007" calcext:value-type="float">
            <text:p>0.009769262</text:p>
          </table:table-cell>
          <table:table-cell office:value-type="float" office:value="0.00988405899998" calcext:value-type="float">
            <text:p>0.009884059</text:p>
          </table:table-cell>
          <table:table-cell office:value-type="float" office:value="0.00969346000002" calcext:value-type="float">
            <text:p>0.00969346</text:p>
          </table:table-cell>
          <table:table-cell office:value-type="float" office:value="-0.113224696" calcext:value-type="float">
            <text:p>-0.113224696</text:p>
          </table:table-cell>
          <table:table-cell office:value-type="float" office:value="0.00722513399998" calcext:value-type="float">
            <text:p>0.007225134</text:p>
          </table:table-cell>
          <table:table-cell office:value-type="float" office:value="0.00992990700004" calcext:value-type="float">
            <text:p>0.00992990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-0.088401483" calcext:value-type="float">
            <text:p>-0.088401483</text:p>
          </table:table-cell>
          <table:table-cell office:value-type="float" office:value="0.00982416299999" calcext:value-type="float">
            <text:p>0.009824163</text:p>
          </table:table-cell>
          <table:table-cell office:value-type="float" office:value="-0.047716792" calcext:value-type="float">
            <text:p>-0.047716792</text:p>
          </table:table-cell>
          <table:table-cell office:value-type="float" office:value="0.010163708" calcext:value-type="float">
            <text:p>0.010163708</text:p>
          </table:table-cell>
          <table:table-cell office:value-type="float" office:value="0.00925610699998" calcext:value-type="float">
            <text:p>0.009256107</text:p>
          </table:table-cell>
          <table:table-cell office:value-type="float" office:value="0.00988607900005" calcext:value-type="float">
            <text:p>0.009886079</text:p>
          </table:table-cell>
          <table:table-cell office:value-type="float" office:value="0.00967666800005" calcext:value-type="float">
            <text:p>0.009676668</text:p>
          </table:table-cell>
          <table:table-cell office:value-type="float" office:value="-0.174683964" calcext:value-type="float">
            <text:p>-0.174683964</text:p>
          </table:table-cell>
          <table:table-cell office:value-type="float" office:value="0.006288323" calcext:value-type="float">
            <text:p>0.006288323</text:p>
          </table:table-cell>
          <table:table-cell office:value-type="float" office:value="0.00967325399994" calcext:value-type="float">
            <text:p>0.00967325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-0.089376629" calcext:value-type="float">
            <text:p>-0.089376629</text:p>
          </table:table-cell>
          <table:table-cell office:value-type="float" office:value="0.00926442000004" calcext:value-type="float">
            <text:p>0.00926442</text:p>
          </table:table-cell>
          <table:table-cell office:value-type="float" office:value="-0.054946506" calcext:value-type="float">
            <text:p>-0.054946506</text:p>
          </table:table-cell>
          <table:table-cell office:value-type="float" office:value="0.00964239999997" calcext:value-type="float">
            <text:p>0.0096424</text:p>
          </table:table-cell>
          <table:table-cell office:value-type="float" office:value="0.00873248" calcext:value-type="float">
            <text:p>0.00873248</text:p>
          </table:table-cell>
          <table:table-cell office:value-type="float" office:value="0.00983123999996" calcext:value-type="float">
            <text:p>0.00983124</text:p>
          </table:table-cell>
          <table:table-cell office:value-type="float" office:value="0.00940787700001" calcext:value-type="float">
            <text:p>0.009407877</text:p>
          </table:table-cell>
          <table:table-cell office:value-type="float" office:value="-0.278491852" calcext:value-type="float">
            <text:p>-0.278491852</text:p>
          </table:table-cell>
          <table:table-cell office:value-type="float" office:value="0.00535183599997" calcext:value-type="float">
            <text:p>0.005351836</text:p>
          </table:table-cell>
          <table:table-cell office:value-type="float" office:value="0.00911569100008" calcext:value-type="float">
            <text:p>0.00911569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-0.103242713" calcext:value-type="float">
            <text:p>-0.103242713</text:p>
          </table:table-cell>
          <table:table-cell office:value-type="float" office:value="0.00883279199995" calcext:value-type="float">
            <text:p>0.008832792</text:p>
          </table:table-cell>
          <table:table-cell office:value-type="float" office:value="-0.056178426" calcext:value-type="float">
            <text:p>-0.056178426</text:p>
          </table:table-cell>
          <table:table-cell office:value-type="float" office:value="0.00946480400001" calcext:value-type="float">
            <text:p>0.009464804</text:p>
          </table:table-cell>
          <table:table-cell office:value-type="float" office:value="0.00860786599999" calcext:value-type="float">
            <text:p>0.008607866</text:p>
          </table:table-cell>
          <table:table-cell office:value-type="float" office:value="0.00934560700001" calcext:value-type="float">
            <text:p>0.009345607</text:p>
          </table:table-cell>
          <table:table-cell office:value-type="float" office:value="0.00887059299997" calcext:value-type="float">
            <text:p>0.008870593</text:p>
          </table:table-cell>
          <table:table-cell office:value-type="float" office:value="-0.338317093" calcext:value-type="float">
            <text:p>-0.338317093</text:p>
          </table:table-cell>
          <table:table-cell office:value-type="float" office:value="0.00599170800006" calcext:value-type="float">
            <text:p>0.005991708</text:p>
          </table:table-cell>
          <table:table-cell office:value-type="float" office:value="0.008738974" calcext:value-type="float">
            <text:p>0.00873897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166766818" calcext:value-type="float">
            <text:p>-0.166766818</text:p>
          </table:table-cell>
          <table:table-cell office:value-type="float" office:value="0.00870806900002" calcext:value-type="float">
            <text:p>0.008708069</text:p>
          </table:table-cell>
          <table:table-cell office:value-type="float" office:value="-0.057793426" calcext:value-type="float">
            <text:p>-0.057793426</text:p>
          </table:table-cell>
          <table:table-cell office:value-type="float" office:value="0.00958005400005" calcext:value-type="float">
            <text:p>0.009580054</text:p>
          </table:table-cell>
          <table:table-cell office:value-type="float" office:value="0.00863144999999" calcext:value-type="float">
            <text:p>0.00863145</text:p>
          </table:table-cell>
          <table:table-cell office:value-type="float" office:value="0.008799067" calcext:value-type="float">
            <text:p>0.008799067</text:p>
          </table:table-cell>
          <table:table-cell office:value-type="float" office:value="0.00852936999998" calcext:value-type="float">
            <text:p>0.00852937</text:p>
          </table:table-cell>
          <table:table-cell office:value-type="float" office:value="-0.404470985" calcext:value-type="float">
            <text:p>-0.404470985</text:p>
          </table:table-cell>
          <table:table-cell office:value-type="float" office:value="0.00678160299996" calcext:value-type="float">
            <text:p>0.006781603</text:p>
          </table:table-cell>
          <table:table-cell office:value-type="float" office:value="0.00866754899995" calcext:value-type="float">
            <text:p>0.00866754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-0.265030794" calcext:value-type="float">
            <text:p>-0.265030794</text:p>
          </table:table-cell>
          <table:table-cell office:value-type="float" office:value="0.00880539299999" calcext:value-type="float">
            <text:p>0.008805393</text:p>
          </table:table-cell>
          <table:table-cell office:value-type="float" office:value="-0.060263076" calcext:value-type="float">
            <text:p>-0.060263076</text:p>
          </table:table-cell>
          <table:table-cell office:value-type="float" office:value="0.00922395099998" calcext:value-type="float">
            <text:p>0.009223951</text:p>
          </table:table-cell>
          <table:table-cell office:value-type="float" office:value="0.00844115100005" calcext:value-type="float">
            <text:p>0.008441151</text:p>
          </table:table-cell>
          <table:table-cell office:value-type="float" office:value="0.00866311700003" calcext:value-type="float">
            <text:p>0.008663117</text:p>
          </table:table-cell>
          <table:table-cell office:value-type="float" office:value="0.00850670300006" calcext:value-type="float">
            <text:p>0.008506703</text:p>
          </table:table-cell>
          <table:table-cell office:value-type="float" office:value="-0.497979169" calcext:value-type="float">
            <text:p>-0.497979169</text:p>
          </table:table-cell>
          <table:table-cell office:value-type="float" office:value="0.00619637600003" calcext:value-type="float">
            <text:p>0.006196376</text:p>
          </table:table-cell>
          <table:table-cell office:value-type="float" office:value="0.00875061999999" calcext:value-type="float">
            <text:p>0.00875062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0.349426855" calcext:value-type="float">
            <text:p>-0.349426855</text:p>
          </table:table-cell>
          <table:table-cell office:value-type="float" office:value="0.00845580800002" calcext:value-type="float">
            <text:p>0.008455808</text:p>
          </table:table-cell>
          <table:table-cell office:value-type="float" office:value="-0.0645973819999" calcext:value-type="float">
            <text:p>-0.064597382</text:p>
          </table:table-cell>
          <table:table-cell office:value-type="float" office:value="0.00864331799999" calcext:value-type="float">
            <text:p>0.008643318</text:p>
          </table:table-cell>
          <table:table-cell office:value-type="float" office:value="0.00793001799995" calcext:value-type="float">
            <text:p>0.007930018</text:p>
          </table:table-cell>
          <table:table-cell office:value-type="float" office:value="0.00870337699999" calcext:value-type="float">
            <text:p>0.008703377</text:p>
          </table:table-cell>
          <table:table-cell office:value-type="float" office:value="0.00848463000001" calcext:value-type="float">
            <text:p>0.00848463</text:p>
          </table:table-cell>
          <table:table-cell office:value-type="float" office:value="-0.63789659" calcext:value-type="float">
            <text:p>-0.63789659</text:p>
          </table:table-cell>
          <table:table-cell office:value-type="float" office:value="0.00503143699992" calcext:value-type="float">
            <text:p>0.005031437</text:p>
          </table:table-cell>
          <table:table-cell office:value-type="float" office:value="0.00829301300005" calcext:value-type="float">
            <text:p>0.008293013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-0.404904471" calcext:value-type="float">
            <text:p>-0.404904471</text:p>
          </table:table-cell>
          <table:table-cell office:value-type="float" office:value="0.00786982500003" calcext:value-type="float">
            <text:p>0.007869825</text:p>
          </table:table-cell>
          <table:table-cell office:value-type="float" office:value="-0.066632494" calcext:value-type="float">
            <text:p>-0.066632494</text:p>
          </table:table-cell>
          <table:table-cell office:value-type="float" office:value="0.00834486999999" calcext:value-type="float">
            <text:p>0.00834487</text:p>
          </table:table-cell>
          <table:table-cell office:value-type="float" office:value="0.00756109200006" calcext:value-type="float">
            <text:p>0.007561092</text:p>
          </table:table-cell>
          <table:table-cell office:value-type="float" office:value="0.00849778500003" calcext:value-type="float">
            <text:p>0.008497785</text:p>
          </table:table-cell>
          <table:table-cell office:value-type="float" office:value="0.00804366899994" calcext:value-type="float">
            <text:p>0.008043669</text:p>
          </table:table-cell>
          <table:table-cell office:value-type="float" office:value="-0.719162033" calcext:value-type="float">
            <text:p>-0.719162033</text:p>
          </table:table-cell>
          <table:table-cell office:value-type="float" office:value="0.00482492500007" calcext:value-type="float">
            <text:p>0.004824925</text:p>
          </table:table-cell>
          <table:table-cell office:value-type="float" office:value="0.00774776799997" calcext:value-type="float">
            <text:p>0.007747768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-0.546661044" calcext:value-type="float">
            <text:p>-0.546661044</text:p>
          </table:table-cell>
          <table:table-cell office:value-type="float" office:value="0.00766043799993" calcext:value-type="float">
            <text:p>0.007660438</text:p>
          </table:table-cell>
          <table:table-cell office:value-type="float" office:value="-0.068095914" calcext:value-type="float">
            <text:p>-0.068095914</text:p>
          </table:table-cell>
          <table:table-cell office:value-type="float" office:value="0.008353639" calcext:value-type="float">
            <text:p>0.008353639</text:p>
          </table:table-cell>
          <table:table-cell office:value-type="float" office:value="0.00756605199994" calcext:value-type="float">
            <text:p>0.007566052</text:p>
          </table:table-cell>
          <table:table-cell office:value-type="float" office:value="0.00799601299999" calcext:value-type="float">
            <text:p>0.007996013</text:p>
          </table:table-cell>
          <table:table-cell office:value-type="float" office:value="0.007592515" calcext:value-type="float">
            <text:p>0.007592515</text:p>
          </table:table-cell>
          <table:table-cell office:value-type="float" office:value="-1.06219653" calcext:value-type="float">
            <text:p>-1.06219653</text:p>
          </table:table-cell>
          <table:table-cell office:value-type="float" office:value="0.006028454" calcext:value-type="float">
            <text:p>0.006028454</text:p>
          </table:table-cell>
          <table:table-cell office:value-type="float" office:value="0.00720958400002" calcext:value-type="float">
            <text:p>0.00720958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724766068" calcext:value-type="float">
            <text:p>-0.724766068</text:p>
          </table:table-cell>
          <table:table-cell office:value-type="float" office:value="0.00772142500001" calcext:value-type="float">
            <text:p>0.007721425</text:p>
          </table:table-cell>
          <table:table-cell office:value-type="float" office:value="-0.069432037" calcext:value-type="float">
            <text:p>-0.069432037</text:p>
          </table:table-cell>
          <table:table-cell office:value-type="float" office:value="0.00836484800004" calcext:value-type="float">
            <text:p>0.008364848</text:p>
          </table:table-cell>
          <table:table-cell office:value-type="float" office:value="0.00760314999999" calcext:value-type="float">
            <text:p>0.00760315</text:p>
          </table:table-cell>
          <table:table-cell office:value-type="float" office:value="0.00761388599999" calcext:value-type="float">
            <text:p>0.007613886</text:p>
          </table:table-cell>
          <table:table-cell office:value-type="float" office:value="0.00743966800005" calcext:value-type="float">
            <text:p>0.007439668</text:p>
          </table:table-cell>
          <table:table-cell office:value-type="float" office:value="-1.203737015" calcext:value-type="float">
            <text:p>-1.203737015</text:p>
          </table:table-cell>
          <table:table-cell office:value-type="float" office:value="0.00607272699993" calcext:value-type="float">
            <text:p>0.006072727</text:p>
          </table:table-cell>
          <table:table-cell office:value-type="float" office:value="0.00807372800002" calcext:value-type="float">
            <text:p>0.00807372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0.874552892" calcext:value-type="float">
            <text:p>-0.874552892</text:p>
          </table:table-cell>
          <table:table-cell office:value-type="float" office:value="0.00763400100006" calcext:value-type="float">
            <text:p>0.007634001</text:p>
          </table:table-cell>
          <table:table-cell office:value-type="float" office:value="-0.071426087" calcext:value-type="float">
            <text:p>-0.071426087</text:p>
          </table:table-cell>
          <table:table-cell office:value-type="float" office:value="0.00790667599997" calcext:value-type="float">
            <text:p>0.007906676</text:p>
          </table:table-cell>
          <table:table-cell office:value-type="float" office:value="0.00721759400006" calcext:value-type="float">
            <text:p>0.007217594</text:p>
          </table:table-cell>
          <table:table-cell office:value-type="float" office:value="0.00761350799996" calcext:value-type="float">
            <text:p>0.007613508</text:p>
          </table:table-cell>
          <table:table-cell office:value-type="float" office:value="0.00756329399998" calcext:value-type="float">
            <text:p>0.007563294</text:p>
          </table:table-cell>
          <table:table-cell office:value-type="float" office:value="-1.330736611" calcext:value-type="float">
            <text:p>-1.330736611</text:p>
          </table:table-cell>
          <table:table-cell office:value-type="float" office:value="0.00502945700003" calcext:value-type="float">
            <text:p>0.005029457</text:p>
          </table:table-cell>
          <table:table-cell office:value-type="float" office:value="0.00757824099997" calcext:value-type="float">
            <text:p>0.00757824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-0.985066144" calcext:value-type="float">
            <text:p>-0.985066144</text:p>
          </table:table-cell>
          <table:table-cell office:value-type="float" office:value="0.00724826799994" calcext:value-type="float">
            <text:p>0.007248268</text:p>
          </table:table-cell>
          <table:table-cell office:value-type="float" office:value="-0.075206346" calcext:value-type="float">
            <text:p>-0.075206346</text:p>
          </table:table-cell>
          <table:table-cell office:value-type="float" office:value="0.00742349199996" calcext:value-type="float">
            <text:p>0.007423492</text:p>
          </table:table-cell>
          <table:table-cell office:value-type="float" office:value="0.00675061699997" calcext:value-type="float">
            <text:p>0.006750617</text:p>
          </table:table-cell>
          <table:table-cell office:value-type="float" office:value="0.00766685500002" calcext:value-type="float">
            <text:p>0.007666855</text:p>
          </table:table-cell>
          <table:table-cell office:value-type="float" office:value="0.00732785100004" calcext:value-type="float">
            <text:p>0.007327851</text:p>
          </table:table-cell>
          <table:table-cell office:value-type="float" office:value="-1.64081994" calcext:value-type="float">
            <text:p>-1.64081994</text:p>
          </table:table-cell>
          <table:table-cell office:value-type="float" office:value="0.00404815000001" calcext:value-type="float">
            <text:p>0.00404815</text:p>
          </table:table-cell>
          <table:table-cell office:value-type="float" office:value="0.00710921299998" calcext:value-type="float">
            <text:p>0.007109213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-1.081175229" calcext:value-type="float">
            <text:p>-1.081175229</text:p>
          </table:table-cell>
          <table:table-cell office:value-type="float" office:value="0.00679073400001" calcext:value-type="float">
            <text:p>0.006790734</text:p>
          </table:table-cell>
          <table:table-cell office:value-type="float" office:value="-0.077132617" calcext:value-type="float">
            <text:p>-0.077132617</text:p>
          </table:table-cell>
          <table:table-cell office:value-type="float" office:value="0.00731067900004" calcext:value-type="float">
            <text:p>0.007310679</text:p>
          </table:table-cell>
          <table:table-cell office:value-type="float" office:value="0.00660140199997" calcext:value-type="float">
            <text:p>0.006601402</text:p>
          </table:table-cell>
          <table:table-cell office:value-type="float" office:value="0.00728669200001" calcext:value-type="float">
            <text:p>0.007286692</text:p>
          </table:table-cell>
          <table:table-cell office:value-type="float" office:value="0.00682320099994" calcext:value-type="float">
            <text:p>0.006823201</text:p>
          </table:table-cell>
          <table:table-cell office:value-type="float" office:value="-1.808193033" calcext:value-type="float">
            <text:p>-1.808193033</text:p>
          </table:table-cell>
          <table:table-cell office:value-type="float" office:value="0.004918584" calcext:value-type="float">
            <text:p>0.004918584</text:p>
          </table:table-cell>
          <table:table-cell office:value-type="float" office:value="0.00669178799999" calcext:value-type="float">
            <text:p>0.00669178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-1.171426543" calcext:value-type="float">
            <text:p>-1.171426543</text:p>
          </table:table-cell>
          <table:table-cell office:value-type="float" office:value="0.00670339499997" calcext:value-type="float">
            <text:p>0.006703395</text:p>
          </table:table-cell>
          <table:table-cell office:value-type="float" office:value="-0.078107965" calcext:value-type="float">
            <text:p>-0.078107965</text:p>
          </table:table-cell>
          <table:table-cell office:value-type="float" office:value="0.00739853700003" calcext:value-type="float">
            <text:p>0.007398537</text:p>
          </table:table-cell>
          <table:table-cell office:value-type="float" office:value="0.00674193200005" calcext:value-type="float">
            <text:p>0.006741932</text:p>
          </table:table-cell>
          <table:table-cell office:value-type="float" office:value="0.00679564499997" calcext:value-type="float">
            <text:p>0.006795645</text:p>
          </table:table-cell>
          <table:table-cell office:value-type="float" office:value="0.00654043099999" calcext:value-type="float">
            <text:p>0.006540431</text:p>
          </table:table-cell>
          <table:table-cell office:value-type="float" office:value="-2.07869233" calcext:value-type="float">
            <text:p>-2.07869233</text:p>
          </table:table-cell>
          <table:table-cell office:value-type="float" office:value="0.00558978400003" calcext:value-type="float">
            <text:p>0.005589784</text:p>
          </table:table-cell>
          <table:table-cell office:value-type="float" office:value="0.00670760200006" calcext:value-type="float">
            <text:p>0.00670760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-1.261976473" calcext:value-type="float">
            <text:p>-1.261976473</text:p>
          </table:table-cell>
          <table:table-cell office:value-type="float" office:value="0.00685180200009" calcext:value-type="float">
            <text:p>0.006851802</text:p>
          </table:table-cell>
          <table:table-cell office:value-type="float" office:value="-0.079087175" calcext:value-type="float">
            <text:p>-0.079087175</text:p>
          </table:table-cell>
          <table:table-cell office:value-type="float" office:value="0.00722519399998" calcext:value-type="float">
            <text:p>0.007225194</text:p>
          </table:table-cell>
          <table:table-cell office:value-type="float" office:value="0.00658634199997" calcext:value-type="float">
            <text:p>0.006586342</text:p>
          </table:table-cell>
          <table:table-cell office:value-type="float" office:value="0.00664802700001" calcext:value-type="float">
            <text:p>0.006648027</text:p>
          </table:table-cell>
          <table:table-cell office:value-type="float" office:value="0.00662456800002" calcext:value-type="float">
            <text:p>0.006624568</text:p>
          </table:table-cell>
          <table:table-cell office:value-type="float" office:value="-2.253088588" calcext:value-type="float">
            <text:p>-2.253088588</text:p>
          </table:table-cell>
          <table:table-cell office:value-type="float" office:value="0.00519065499995" calcext:value-type="float">
            <text:p>0.005190655</text:p>
          </table:table-cell>
          <table:table-cell office:value-type="float" office:value="0.00678358799995" calcext:value-type="float">
            <text:p>0.00678358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1.352760662" calcext:value-type="float">
            <text:p>-1.352760662</text:p>
          </table:table-cell>
          <table:table-cell office:value-type="float" office:value="0.006566322" calcext:value-type="float">
            <text:p>0.006566322</text:p>
          </table:table-cell>
          <table:table-cell office:value-type="float" office:value="-0.080919486" calcext:value-type="float">
            <text:p>-0.080919486</text:p>
          </table:table-cell>
          <table:table-cell office:value-type="float" office:value="0.00671898200002" calcext:value-type="float">
            <text:p>0.006718982</text:p>
          </table:table-cell>
          <table:table-cell office:value-type="float" office:value="0.00449274100003" calcext:value-type="float">
            <text:p>0.004492741</text:p>
          </table:table-cell>
          <table:table-cell office:value-type="float" office:value="0.00678155100005" calcext:value-type="float">
            <text:p>0.006781551</text:p>
          </table:table-cell>
          <table:table-cell office:value-type="float" office:value="0.00664199700005" calcext:value-type="float">
            <text:p>0.006641997</text:p>
          </table:table-cell>
          <table:table-cell office:value-type="float" office:value="-2.536587509" calcext:value-type="float">
            <text:p>-2.536587509</text:p>
          </table:table-cell>
          <table:table-cell office:value-type="float" office:value="0.00411208200006" calcext:value-type="float">
            <text:p>0.004112082</text:p>
          </table:table-cell>
          <table:table-cell office:value-type="float" office:value="0.00646530899999" calcext:value-type="float">
            <text:p>0.006465309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1.517766164" calcext:value-type="float">
            <text:p>-1.517766164</text:p>
          </table:table-cell>
          <table:table-cell office:value-type="float" office:value="0.00613539999996" calcext:value-type="float">
            <text:p>0.0061354</text:p>
          </table:table-cell>
          <table:table-cell office:value-type="float" office:value="-0.090032161" calcext:value-type="float">
            <text:p>-0.090032161</text:p>
          </table:table-cell>
          <table:table-cell office:value-type="float" office:value="0.00638017799997" calcext:value-type="float">
            <text:p>0.006380178</text:p>
          </table:table-cell>
          <table:table-cell office:value-type="float" office:value="-0.00188433100003" calcext:value-type="float">
            <text:p>-0.001884331</text:p>
          </table:table-cell>
          <table:table-cell office:value-type="float" office:value="0.00664793" calcext:value-type="float">
            <text:p>0.00664793</text:p>
          </table:table-cell>
          <table:table-cell office:value-type="float" office:value="0.00622287099992" calcext:value-type="float">
            <text:p>0.006222871</text:p>
          </table:table-cell>
          <table:table-cell office:value-type="float" office:value="-2.660157941" calcext:value-type="float">
            <text:p>-2.660157941</text:p>
          </table:table-cell>
          <table:table-cell office:value-type="float" office:value="0.00373229499999" calcext:value-type="float">
            <text:p>0.003732295</text:p>
          </table:table-cell>
          <table:table-cell office:value-type="float" office:value="0.00603243800006" calcext:value-type="float">
            <text:p>0.00603243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-1.629912895" calcext:value-type="float">
            <text:p>-1.629912895</text:p>
          </table:table-cell>
          <table:table-cell office:value-type="float" office:value="0.00588827900003" calcext:value-type="float">
            <text:p>0.005888279</text:p>
          </table:table-cell>
          <table:table-cell office:value-type="float" office:value="-0.096443195" calcext:value-type="float">
            <text:p>-0.096443195</text:p>
          </table:table-cell>
          <table:table-cell office:value-type="float" office:value="0.00648573399999" calcext:value-type="float">
            <text:p>0.006485734</text:p>
          </table:table-cell>
          <table:table-cell office:value-type="float" office:value="-0.00524584199999" calcext:value-type="float">
            <text:p>-0.005245842</text:p>
          </table:table-cell>
          <table:table-cell office:value-type="float" office:value="0.00615216900002" calcext:value-type="float">
            <text:p>0.006152169</text:p>
          </table:table-cell>
          <table:table-cell office:value-type="float" office:value="0.00580532800001" calcext:value-type="float">
            <text:p>0.005805328</text:p>
          </table:table-cell>
          <table:table-cell office:value-type="float" office:value="-2.783121636" calcext:value-type="float">
            <text:p>-2.783121636</text:p>
          </table:table-cell>
          <table:table-cell office:value-type="float" office:value="0.00484695499994" calcext:value-type="float">
            <text:p>0.004846955</text:p>
          </table:table-cell>
          <table:table-cell office:value-type="float" office:value="0.00581520099994" calcext:value-type="float">
            <text:p>0.005815201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-1.708292631" calcext:value-type="float">
            <text:p>-1.708292631</text:p>
          </table:table-cell>
          <table:table-cell office:value-type="float" office:value="0.00596061099998" calcext:value-type="float">
            <text:p>0.005960611</text:p>
          </table:table-cell>
          <table:table-cell office:value-type="float" office:value="-0.121068751" calcext:value-type="float">
            <text:p>-0.121068751</text:p>
          </table:table-cell>
          <table:table-cell office:value-type="float" office:value="0.00655179700004" calcext:value-type="float">
            <text:p>0.006551797</text:p>
          </table:table-cell>
          <table:table-cell office:value-type="float" office:value="-0.00785037300002" calcext:value-type="float">
            <text:p>-0.007850373</text:p>
          </table:table-cell>
          <table:table-cell office:value-type="float" office:value="0.00582392899995" calcext:value-type="float">
            <text:p>0.005823929</text:p>
          </table:table-cell>
          <table:table-cell office:value-type="float" office:value="0.00574455300004" calcext:value-type="float">
            <text:p>0.005744553</text:p>
          </table:table-cell>
          <table:table-cell office:value-type="float" office:value="-2.954397983" calcext:value-type="float">
            <text:p>-2.954397983</text:p>
          </table:table-cell>
          <table:table-cell office:value-type="float" office:value="0.00511275099999" calcext:value-type="float">
            <text:p>0.005112751</text:p>
          </table:table-cell>
          <table:table-cell office:value-type="float" office:value="0.00596460100004" calcext:value-type="float">
            <text:p>0.00596460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1.795892305" calcext:value-type="float">
            <text:p>-1.795892305</text:p>
          </table:table-cell>
          <table:table-cell office:value-type="float" office:value="0.00600369699999" calcext:value-type="float">
            <text:p>0.006003697</text:p>
          </table:table-cell>
          <table:table-cell office:value-type="float" office:value="-0.147960777" calcext:value-type="float">
            <text:p>-0.147960777</text:p>
          </table:table-cell>
          <table:table-cell office:value-type="float" office:value="0.00611515899998" calcext:value-type="float">
            <text:p>0.006115159</text:p>
          </table:table-cell>
          <table:table-cell office:value-type="float" office:value="-0.011267676" calcext:value-type="float">
            <text:p>-0.011267676</text:p>
          </table:table-cell>
          <table:table-cell office:value-type="float" office:value="0.00591165300001" calcext:value-type="float">
            <text:p>0.005911653</text:p>
          </table:table-cell>
          <table:table-cell office:value-type="float" office:value="0.00593894299996" calcext:value-type="float">
            <text:p>0.005938943</text:p>
          </table:table-cell>
          <table:table-cell office:value-type="float" office:value="-3.227631987" calcext:value-type="float">
            <text:p>-3.227631987</text:p>
          </table:table-cell>
          <table:table-cell office:value-type="float" office:value="0.00419852600002" calcext:value-type="float">
            <text:p>0.004198526</text:p>
          </table:table-cell>
          <table:table-cell office:value-type="float" office:value="0.00595534799999" calcext:value-type="float">
            <text:p>0.005955348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-1.856586593" calcext:value-type="float">
            <text:p>-1.856586593</text:p>
          </table:table-cell>
          <table:table-cell office:value-type="float" office:value="0.00559646099996" calcext:value-type="float">
            <text:p>0.005596461</text:p>
          </table:table-cell>
          <table:table-cell office:value-type="float" office:value="-0.223138189" calcext:value-type="float">
            <text:p>-0.223138189</text:p>
          </table:table-cell>
          <table:table-cell office:value-type="float" office:value="0.00350329799996" calcext:value-type="float">
            <text:p>0.003503298</text:p>
          </table:table-cell>
          <table:table-cell office:value-type="float" office:value="-0.014644607" calcext:value-type="float">
            <text:p>-0.014644607</text:p>
          </table:table-cell>
          <table:table-cell office:value-type="float" office:value="0.006022069" calcext:value-type="float">
            <text:p>0.006022069</text:p>
          </table:table-cell>
          <table:table-cell office:value-type="float" office:value="0.00570883300002" calcext:value-type="float">
            <text:p>0.005708833</text:p>
          </table:table-cell>
          <table:table-cell office:value-type="float" office:value="-3.290167277" calcext:value-type="float">
            <text:p>-3.290167277</text:p>
          </table:table-cell>
          <table:table-cell office:value-type="float" office:value="0.00318800299999" calcext:value-type="float">
            <text:p>0.003188003</text:p>
          </table:table-cell>
          <table:table-cell office:value-type="float" office:value="0.00545223300001" calcext:value-type="float">
            <text:p>0.005452233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1.928051948" calcext:value-type="float">
            <text:p>-1.928051948</text:p>
          </table:table-cell>
          <table:table-cell office:value-type="float" office:value="0.00517980900003" calcext:value-type="float">
            <text:p>0.005179809</text:p>
          </table:table-cell>
          <table:table-cell office:value-type="float" office:value="-0.271332338" calcext:value-type="float">
            <text:p>-0.271332338</text:p>
          </table:table-cell>
          <table:table-cell office:value-type="float" office:value="-0.00311453399995" calcext:value-type="float">
            <text:p>-0.003114534</text:p>
          </table:table-cell>
          <table:table-cell office:value-type="float" office:value="-0.017594824" calcext:value-type="float">
            <text:p>-0.017594824</text:p>
          </table:table-cell>
          <table:table-cell office:value-type="float" office:value="0.00563581900002" calcext:value-type="float">
            <text:p>0.005635819</text:p>
          </table:table-cell>
          <table:table-cell office:value-type="float" office:value="0.00523912199997" calcext:value-type="float">
            <text:p>0.005239122</text:p>
          </table:table-cell>
          <table:table-cell office:value-type="float" office:value="-3.502721961" calcext:value-type="float">
            <text:p>-3.502721961</text:p>
          </table:table-cell>
          <table:table-cell office:value-type="float" office:value="0.00380285900006" calcext:value-type="float">
            <text:p>0.003802859</text:p>
          </table:table-cell>
          <table:table-cell office:value-type="float" office:value="0.00511625500002" calcext:value-type="float">
            <text:p>0.005116255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-2.091720171" calcext:value-type="float">
            <text:p>-2.091720171</text:p>
          </table:table-cell>
          <table:table-cell office:value-type="float" office:value="0.00251055199998" calcext:value-type="float">
            <text:p>0.002510552</text:p>
          </table:table-cell>
          <table:table-cell office:value-type="float" office:value="-0.32525139" calcext:value-type="float">
            <text:p>-0.32525139</text:p>
          </table:table-cell>
          <table:table-cell office:value-type="float" office:value="-0.00631901500006" calcext:value-type="float">
            <text:p>-0.006319015</text:p>
          </table:table-cell>
          <table:table-cell office:value-type="float" office:value="-0.022795066" calcext:value-type="float">
            <text:p>-0.022795066</text:p>
          </table:table-cell>
          <table:table-cell office:value-type="float" office:value="0.00526461099994" calcext:value-type="float">
            <text:p>0.005264611</text:p>
          </table:table-cell>
          <table:table-cell office:value-type="float" office:value="0.00500681100002" calcext:value-type="float">
            <text:p>0.005006811</text:p>
          </table:table-cell>
          <table:table-cell office:value-type="float" office:value="-3.752866345" calcext:value-type="float">
            <text:p>-3.752866345</text:p>
          </table:table-cell>
          <table:table-cell office:value-type="float" office:value="0.00482805299997" calcext:value-type="float">
            <text:p>0.004828053</text:p>
          </table:table-cell>
          <table:table-cell office:value-type="float" office:value="0.00520129699995" calcext:value-type="float">
            <text:p>0.005201297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-2.19062129" calcext:value-type="float">
            <text:p>-2.19062129</text:p>
          </table:table-cell>
          <table:table-cell office:value-type="float" office:value="-0.001335362" calcext:value-type="float">
            <text:p>-0.001335362</text:p>
          </table:table-cell>
          <table:table-cell office:value-type="float" office:value="-0.443510051" calcext:value-type="float">
            <text:p>-0.443510051</text:p>
          </table:table-cell>
          <table:table-cell office:value-type="float" office:value="-0.00982329800001" calcext:value-type="float">
            <text:p>-0.009823298</text:p>
          </table:table-cell>
          <table:table-cell office:value-type="float" office:value="-0.022828775" calcext:value-type="float">
            <text:p>-0.022828775</text:p>
          </table:table-cell>
          <table:table-cell office:value-type="float" office:value="0.00509419700006" calcext:value-type="float">
            <text:p>0.005094197</text:p>
          </table:table-cell>
          <table:table-cell office:value-type="float" office:value="0.00515330900006" calcext:value-type="float">
            <text:p>0.005153309</text:p>
          </table:table-cell>
          <table:table-cell office:value-type="float" office:value="-3.850231251" calcext:value-type="float">
            <text:p>-3.850231251</text:p>
          </table:table-cell>
          <table:table-cell office:value-type="float" office:value="0.00432875399996" calcext:value-type="float">
            <text:p>0.004328754</text:p>
          </table:table-cell>
          <table:table-cell office:value-type="float" office:value="0.005315764" calcext:value-type="float">
            <text:p>0.00531576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2.243372162" calcext:value-type="float">
            <text:p>-2.243372162</text:p>
          </table:table-cell>
          <table:table-cell office:value-type="float" office:value="-0.003610018" calcext:value-type="float">
            <text:p>-0.003610018</text:p>
          </table:table-cell>
          <table:table-cell office:value-type="float" office:value="-0.51526603" calcext:value-type="float">
            <text:p>-0.51526603</text:p>
          </table:table-cell>
          <table:table-cell office:value-type="float" office:value="-0.013311324" calcext:value-type="float">
            <text:p>-0.013311324</text:p>
          </table:table-cell>
          <table:table-cell office:value-type="float" office:value="-0.02662558" calcext:value-type="float">
            <text:p>-0.02662558</text:p>
          </table:table-cell>
          <table:table-cell office:value-type="float" office:value="0.00523861500001" calcext:value-type="float">
            <text:p>0.005238615</text:p>
          </table:table-cell>
          <table:table-cell office:value-type="float" office:value="0.00522657099999" calcext:value-type="float">
            <text:p>0.005226571</text:p>
          </table:table-cell>
          <table:table-cell office:value-type="float" office:value="-3.923713773" calcext:value-type="float">
            <text:p>-3.923713773</text:p>
          </table:table-cell>
          <table:table-cell office:value-type="float" office:value="0.00313597900004" calcext:value-type="float">
            <text:p>0.003135979</text:p>
          </table:table-cell>
          <table:table-cell office:value-type="float" office:value="0.00504094" calcext:value-type="float">
            <text:p>0.0050409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-2.319337446" calcext:value-type="float">
            <text:p>-2.319337446</text:p>
          </table:table-cell>
          <table:table-cell office:value-type="float" office:value="-0.00717645799995" calcext:value-type="float">
            <text:p>-0.007176458</text:p>
          </table:table-cell>
          <table:table-cell office:value-type="float" office:value="-0.633944706" calcext:value-type="float">
            <text:p>-0.633944706</text:p>
          </table:table-cell>
          <table:table-cell office:value-type="float" office:value="-0.016747036" calcext:value-type="float">
            <text:p>-0.016747036</text:p>
          </table:table-cell>
          <table:table-cell office:value-type="float" office:value="-0.030215497" calcext:value-type="float">
            <text:p>-0.030215497</text:p>
          </table:table-cell>
          <table:table-cell office:value-type="float" office:value="0.005201908" calcext:value-type="float">
            <text:p>0.005201908</text:p>
          </table:table-cell>
          <table:table-cell office:value-type="float" office:value="0.00482856499993" calcext:value-type="float">
            <text:p>0.004828565</text:p>
          </table:table-cell>
          <table:table-cell office:value-type="float" office:value="-4.066015045" calcext:value-type="float">
            <text:p>-4.066015045</text:p>
          </table:table-cell>
          <table:table-cell office:value-type="float" office:value="0.00280781299997" calcext:value-type="float">
            <text:p>0.002807813</text:p>
          </table:table-cell>
          <table:table-cell office:value-type="float" office:value="0.00466890000004" calcext:value-type="float">
            <text:p>0.0046689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-2.368608821" calcext:value-type="float">
            <text:p>-2.368608821</text:p>
          </table:table-cell>
          <table:table-cell office:value-type="float" office:value="-0.0133061320001" calcext:value-type="float">
            <text:p>-0.013306132</text:p>
          </table:table-cell>
          <table:table-cell office:value-type="float" office:value="-0.705263205" calcext:value-type="float">
            <text:p>-0.705263205</text:p>
          </table:table-cell>
          <table:table-cell office:value-type="float" office:value="-0.019468965" calcext:value-type="float">
            <text:p>-0.019468965</text:p>
          </table:table-cell>
          <table:table-cell office:value-type="float" office:value="-0.034834418" calcext:value-type="float">
            <text:p>-0.034834418</text:p>
          </table:table-cell>
          <table:table-cell office:value-type="float" office:value="0.00479039399996" calcext:value-type="float">
            <text:p>0.004790394</text:p>
          </table:table-cell>
          <table:table-cell office:value-type="float" office:value="0.00446455200001" calcext:value-type="float">
            <text:p>0.004464552</text:p>
          </table:table-cell>
          <table:table-cell office:value-type="float" office:value="-4.154549984" calcext:value-type="float">
            <text:p>-4.154549984</text:p>
          </table:table-cell>
          <table:table-cell office:value-type="float" office:value="0.00415504000006" calcext:value-type="float">
            <text:p>0.00415504</text:p>
          </table:table-cell>
          <table:table-cell office:value-type="float" office:value="0.00444637800001" calcext:value-type="float">
            <text:p>0.00444637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2.447557542" calcext:value-type="float">
            <text:p>-2.447557542</text:p>
          </table:table-cell>
          <table:table-cell office:value-type="float" office:value="-0.016916665" calcext:value-type="float">
            <text:p>-0.016916665</text:p>
          </table:table-cell>
          <table:table-cell office:value-type="float" office:value="-0.834690754" calcext:value-type="float">
            <text:p>-0.834690754</text:p>
          </table:table-cell>
          <table:table-cell office:value-type="float" office:value="-0.021912196" calcext:value-type="float">
            <text:p>-0.021912196</text:p>
          </table:table-cell>
          <table:table-cell office:value-type="float" office:value="-0.036978619" calcext:value-type="float">
            <text:p>-0.036978619</text:p>
          </table:table-cell>
          <table:table-cell office:value-type="float" office:value="0.00447255100005" calcext:value-type="float">
            <text:p>0.004472551</text:p>
          </table:table-cell>
          <table:table-cell office:value-type="float" office:value="0.00440039100003" calcext:value-type="float">
            <text:p>0.004400391</text:p>
          </table:table-cell>
          <table:table-cell office:value-type="float" office:value="-4.244729984" calcext:value-type="float">
            <text:p>-4.244729984</text:p>
          </table:table-cell>
          <table:table-cell office:value-type="float" office:value="0.00439405199995" calcext:value-type="float">
            <text:p>0.004394052</text:p>
          </table:table-cell>
          <table:table-cell office:value-type="float" office:value="0.00461063899992" calcext:value-type="float">
            <text:p>0.004610639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-2.511507512" calcext:value-type="float">
            <text:p>-2.511507512</text:p>
          </table:table-cell>
          <table:table-cell office:value-type="float" office:value="-0.0193202109999" calcext:value-type="float">
            <text:p>-0.019320211</text:p>
          </table:table-cell>
          <table:table-cell office:value-type="float" office:value="-1.001050979" calcext:value-type="float">
            <text:p>-1.001050979</text:p>
          </table:table-cell>
          <table:table-cell office:value-type="float" office:value="-0.0246967580001" calcext:value-type="float">
            <text:p>-0.024696758</text:p>
          </table:table-cell>
          <table:table-cell office:value-type="float" office:value="-0.039397476" calcext:value-type="float">
            <text:p>-0.039397476</text:p>
          </table:table-cell>
          <table:table-cell office:value-type="float" office:value="0.00453583499995" calcext:value-type="float">
            <text:p>0.004535835</text:p>
          </table:table-cell>
          <table:table-cell office:value-type="float" office:value="0.00460106600002" calcext:value-type="float">
            <text:p>0.004601066</text:p>
          </table:table-cell>
          <table:table-cell office:value-type="float" office:value="-4.347927115" calcext:value-type="float">
            <text:p>-4.347927115</text:p>
          </table:table-cell>
          <table:table-cell office:value-type="float" office:value="0.00335698000002" calcext:value-type="float">
            <text:p>0.00335698</text:p>
          </table:table-cell>
          <table:table-cell office:value-type="float" office:value="0.00465007400008" calcext:value-type="float">
            <text:p>0.00465007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2.567406234" calcext:value-type="float">
            <text:p>-2.567406234</text:p>
          </table:table-cell>
          <table:table-cell office:value-type="float" office:value="-0.022533108" calcext:value-type="float">
            <text:p>-0.022533108</text:p>
          </table:table-cell>
          <table:table-cell office:value-type="float" office:value="-1.059677779" calcext:value-type="float">
            <text:p>-1.059677779</text:p>
          </table:table-cell>
          <table:table-cell office:value-type="float" office:value="-0.027905998" calcext:value-type="float">
            <text:p>-0.027905998</text:p>
          </table:table-cell>
          <table:table-cell office:value-type="float" office:value="-0.041975192" calcext:value-type="float">
            <text:p>-0.041975192</text:p>
          </table:table-cell>
          <table:table-cell office:value-type="float" office:value="0.00468919300003" calcext:value-type="float">
            <text:p>0.004689193</text:p>
          </table:table-cell>
          <table:table-cell office:value-type="float" office:value="0.00447399099999" calcext:value-type="float">
            <text:p>0.004473991</text:p>
          </table:table-cell>
          <table:table-cell office:value-type="float" office:value="-4.603221486" calcext:value-type="float">
            <text:p>-4.603221486</text:p>
          </table:table-cell>
          <table:table-cell office:value-type="float" office:value="0.00227216599997" calcext:value-type="float">
            <text:p>0.002272166</text:p>
          </table:table-cell>
          <table:table-cell office:value-type="float" office:value="0.00424538899999" calcext:value-type="float">
            <text:p>0.004245389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2.703524159" calcext:value-type="float">
            <text:p>-2.703524159</text:p>
          </table:table-cell>
          <table:table-cell office:value-type="float" office:value="-0.025656688" calcext:value-type="float">
            <text:p>-0.025656688</text:p>
          </table:table-cell>
          <table:table-cell office:value-type="float" office:value="-1.120397822" calcext:value-type="float">
            <text:p>-1.120397822</text:p>
          </table:table-cell>
          <table:table-cell office:value-type="float" office:value="-0.030245437" calcext:value-type="float">
            <text:p>-0.030245437</text:p>
          </table:table-cell>
          <table:table-cell office:value-type="float" office:value="-0.0473935940001" calcext:value-type="float">
            <text:p>-0.047393594</text:p>
          </table:table-cell>
          <table:table-cell office:value-type="float" office:value="0.00441986199995" calcext:value-type="float">
            <text:p>0.004419862</text:p>
          </table:table-cell>
          <table:table-cell office:value-type="float" office:value="0.00407352699998" calcext:value-type="float">
            <text:p>0.004073527</text:p>
          </table:table-cell>
          <table:table-cell office:value-type="float" office:value="-4.677781313" calcext:value-type="float">
            <text:p>-4.677781313</text:p>
          </table:table-cell>
          <table:table-cell office:value-type="float" office:value="0.00310383600004" calcext:value-type="float">
            <text:p>0.003103836</text:p>
          </table:table-cell>
          <table:table-cell office:value-type="float" office:value="0.00395095399996" calcext:value-type="float">
            <text:p>0.00395095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-2.786250984" calcext:value-type="float">
            <text:p>-2.786250984</text:p>
          </table:table-cell>
          <table:table-cell office:value-type="float" office:value="-0.027659258" calcext:value-type="float">
            <text:p>-0.027659258</text:p>
          </table:table-cell>
          <table:table-cell office:value-type="float" office:value="-1.17010992" calcext:value-type="float">
            <text:p>-1.17010992</text:p>
          </table:table-cell>
          <table:table-cell office:value-type="float" office:value="-0.035039864" calcext:value-type="float">
            <text:p>-0.035039864</text:p>
          </table:table-cell>
          <table:table-cell office:value-type="float" office:value="-0.056969816" calcext:value-type="float">
            <text:p>-0.056969816</text:p>
          </table:table-cell>
          <table:table-cell office:value-type="float" office:value="0.00402065900005" calcext:value-type="float">
            <text:p>0.004020659</text:p>
          </table:table-cell>
          <table:table-cell office:value-type="float" office:value="0.00383868" calcext:value-type="float">
            <text:p>0.00383868</text:p>
          </table:table-cell>
          <table:table-cell office:value-type="float" office:value="-4.83059274" calcext:value-type="float">
            <text:p>-4.83059274</text:p>
          </table:table-cell>
          <table:table-cell office:value-type="float" office:value="0.00401324099997" calcext:value-type="float">
            <text:p>0.004013241</text:p>
          </table:table-cell>
          <table:table-cell office:value-type="float" office:value="0.00397438600004" calcext:value-type="float">
            <text:p>0.003974386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-2.841414736" calcext:value-type="float">
            <text:p>-2.841414736</text:p>
          </table:table-cell>
          <table:table-cell office:value-type="float" office:value="-0.0305038250001" calcext:value-type="float">
            <text:p>-0.030503825</text:p>
          </table:table-cell>
          <table:table-cell office:value-type="float" office:value="-1.315039641" calcext:value-type="float">
            <text:p>-1.315039641</text:p>
          </table:table-cell>
          <table:table-cell office:value-type="float" office:value="-0.038246018" calcext:value-type="float">
            <text:p>-0.038246018</text:p>
          </table:table-cell>
          <table:table-cell office:value-type="float" office:value="-0.068367362" calcext:value-type="float">
            <text:p>-0.068367362</text:p>
          </table:table-cell>
          <table:table-cell office:value-type="float" office:value="0.00389638499998" calcext:value-type="float">
            <text:p>0.003896385</text:p>
          </table:table-cell>
          <table:table-cell office:value-type="float" office:value="0.003951367" calcext:value-type="float">
            <text:p>0.003951367</text:p>
          </table:table-cell>
          <table:table-cell office:value-type="float" office:value="-5.031942024" calcext:value-type="float">
            <text:p>-5.031942024</text:p>
          </table:table-cell>
          <table:table-cell office:value-type="float" office:value="0.00372934500001" calcext:value-type="float">
            <text:p>0.003729345</text:p>
          </table:table-cell>
          <table:table-cell office:value-type="float" office:value="0.00412536900001" calcext:value-type="float">
            <text:p>0.004125369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-2.894364656" calcext:value-type="float">
            <text:p>-2.894364656</text:p>
          </table:table-cell>
          <table:table-cell office:value-type="float" office:value="-0.032910939" calcext:value-type="float">
            <text:p>-0.032910939</text:p>
          </table:table-cell>
          <table:table-cell office:value-type="float" office:value="-1.385692362" calcext:value-type="float">
            <text:p>-1.385692362</text:p>
          </table:table-cell>
          <table:table-cell office:value-type="float" office:value="-0.040888642" calcext:value-type="float">
            <text:p>-0.040888642</text:p>
          </table:table-cell>
          <table:table-cell office:value-type="float" office:value="-0.094082447" calcext:value-type="float">
            <text:p>-0.094082447</text:p>
          </table:table-cell>
          <table:table-cell office:value-type="float" office:value="0.00411265900002" calcext:value-type="float">
            <text:p>0.004112659</text:p>
          </table:table-cell>
          <table:table-cell office:value-type="float" office:value="0.00408992400001" calcext:value-type="float">
            <text:p>0.004089924</text:p>
          </table:table-cell>
          <table:table-cell office:value-type="float" office:value="-5.096405831" calcext:value-type="float">
            <text:p>-5.096405831</text:p>
          </table:table-cell>
          <table:table-cell office:value-type="float" office:value="0.00259589100002" calcext:value-type="float">
            <text:p>0.002595891</text:p>
          </table:table-cell>
          <table:table-cell office:value-type="float" office:value="0.00397546999995" calcext:value-type="float">
            <text:p>0.0039754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2.939681031" calcext:value-type="float">
            <text:p>-2.939681031</text:p>
          </table:table-cell>
          <table:table-cell office:value-type="float" office:value="-0.03909616" calcext:value-type="float">
            <text:p>-0.03909616</text:p>
          </table:table-cell>
          <table:table-cell office:value-type="float" office:value="-1.438055654" calcext:value-type="float">
            <text:p>-1.438055654</text:p>
          </table:table-cell>
          <table:table-cell office:value-type="float" office:value="-0.043371289" calcext:value-type="float">
            <text:p>-0.043371289</text:p>
          </table:table-cell>
          <table:table-cell office:value-type="float" office:value="-0.114596423" calcext:value-type="float">
            <text:p>-0.114596423</text:p>
          </table:table-cell>
          <table:table-cell office:value-type="float" office:value="0.00409578399996" calcext:value-type="float">
            <text:p>0.004095784</text:p>
          </table:table-cell>
          <table:table-cell office:value-type="float" office:value="0.00378051599998" calcext:value-type="float">
            <text:p>0.003780516</text:p>
          </table:table-cell>
          <table:table-cell office:value-type="float" office:value="-5.154171093" calcext:value-type="float">
            <text:p>-5.154171093</text:p>
          </table:table-cell>
          <table:table-cell office:value-type="float" office:value="0.00204649999995" calcext:value-type="float">
            <text:p>0.0020465</text:p>
          </table:table-cell>
          <table:table-cell office:value-type="float" office:value="0.001233404" calcext:value-type="float">
            <text:p>0.00123340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-2.97164342" calcext:value-type="float">
            <text:p>-2.97164342</text:p>
          </table:table-cell>
          <table:table-cell office:value-type="float" office:value="-0.041802416" calcext:value-type="float">
            <text:p>-0.041802416</text:p>
          </table:table-cell>
          <table:table-cell office:value-type="float" office:value="-1.557377565" calcext:value-type="float">
            <text:p>-1.557377565</text:p>
          </table:table-cell>
          <table:table-cell office:value-type="float" office:value="-0.04778653" calcext:value-type="float">
            <text:p>-0.04778653</text:p>
          </table:table-cell>
          <table:table-cell office:value-type="float" office:value="-0.152523776" calcext:value-type="float">
            <text:p>-0.152523776</text:p>
          </table:table-cell>
          <table:table-cell office:value-type="float" office:value="0.00368473700005" calcext:value-type="float">
            <text:p>0.003684737</text:p>
          </table:table-cell>
          <table:table-cell office:value-type="float" office:value="0.00339083000007" calcext:value-type="float">
            <text:p>0.00339083</text:p>
          </table:table-cell>
          <table:table-cell office:value-type="float" office:value="-5.191153316" calcext:value-type="float">
            <text:p>-5.191153316</text:p>
          </table:table-cell>
          <table:table-cell office:value-type="float" office:value="0.00328597300001" calcext:value-type="float">
            <text:p>0.003285973</text:p>
          </table:table-cell>
          <table:table-cell office:value-type="float" office:value="-0.00518213699996" calcext:value-type="float">
            <text:p>-0.00518213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-3.02749782" calcext:value-type="float">
            <text:p>-3.02749782</text:p>
          </table:table-cell>
          <table:table-cell office:value-type="float" office:value="-0.043447777" calcext:value-type="float">
            <text:p>-0.043447777</text:p>
          </table:table-cell>
          <table:table-cell office:value-type="float" office:value="-1.634291969" calcext:value-type="float">
            <text:p>-1.634291969</text:p>
          </table:table-cell>
          <table:table-cell office:value-type="float" office:value="-0.050441433" calcext:value-type="float">
            <text:p>-0.050441433</text:p>
          </table:table-cell>
          <table:table-cell office:value-type="float" office:value="-0.191054537" calcext:value-type="float">
            <text:p>-0.191054537</text:p>
          </table:table-cell>
          <table:table-cell office:value-type="float" office:value="0.00339709599997" calcext:value-type="float">
            <text:p>0.003397096</text:p>
          </table:table-cell>
          <table:table-cell office:value-type="float" office:value="0.00337040999998" calcext:value-type="float">
            <text:p>0.00337041</text:p>
          </table:table-cell>
          <table:table-cell office:value-type="float" office:value="-5.2479167" calcext:value-type="float">
            <text:p>-5.2479167</text:p>
          </table:table-cell>
          <table:table-cell office:value-type="float" office:value="0.00379956900005" calcext:value-type="float">
            <text:p>0.003799569</text:p>
          </table:table-cell>
          <table:table-cell office:value-type="float" office:value="-0.00627098399999" calcext:value-type="float">
            <text:p>-0.00627098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-3.069116268" calcext:value-type="float">
            <text:p>-3.069116268</text:p>
          </table:table-cell>
          <table:table-cell office:value-type="float" office:value="-0.045453314" calcext:value-type="float">
            <text:p>-0.045453314</text:p>
          </table:table-cell>
          <table:table-cell office:value-type="float" office:value="-1.67786908" calcext:value-type="float">
            <text:p>-1.67786908</text:p>
          </table:table-cell>
          <table:table-cell office:value-type="float" office:value="-0.052628625" calcext:value-type="float">
            <text:p>-0.052628625</text:p>
          </table:table-cell>
          <table:table-cell office:value-type="float" office:value="-0.217884876" calcext:value-type="float">
            <text:p>-0.217884876</text:p>
          </table:table-cell>
          <table:table-cell office:value-type="float" office:value="0.00351687000002" calcext:value-type="float">
            <text:p>0.00351687</text:p>
          </table:table-cell>
          <table:table-cell office:value-type="float" office:value="0.00363461999999" calcext:value-type="float">
            <text:p>0.00363462</text:p>
          </table:table-cell>
          <table:table-cell office:value-type="float" office:value="-5.30201324" calcext:value-type="float">
            <text:p>-5.30201324</text:p>
          </table:table-cell>
          <table:table-cell office:value-type="float" office:value="0.00288587599995" calcext:value-type="float">
            <text:p>0.002885876</text:p>
          </table:table-cell>
          <table:table-cell office:value-type="float" office:value="-0.00897129300004" calcext:value-type="float">
            <text:p>-0.008971293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-3.190906942" calcext:value-type="float">
            <text:p>-3.190906942</text:p>
          </table:table-cell>
          <table:table-cell office:value-type="float" office:value="-0.047786048" calcext:value-type="float">
            <text:p>-0.047786048</text:p>
          </table:table-cell>
          <table:table-cell office:value-type="float" office:value="-1.812135568" calcext:value-type="float">
            <text:p>-1.812135568</text:p>
          </table:table-cell>
          <table:table-cell office:value-type="float" office:value="-0.0549181059999" calcext:value-type="float">
            <text:p>-0.054918106</text:p>
          </table:table-cell>
          <table:table-cell office:value-type="float" office:value="-0.262435526" calcext:value-type="float">
            <text:p>-0.262435526</text:p>
          </table:table-cell>
          <table:table-cell office:value-type="float" office:value="0.00371208000001" calcext:value-type="float">
            <text:p>0.00371208</text:p>
          </table:table-cell>
          <table:table-cell office:value-type="float" office:value="0.003516656" calcext:value-type="float">
            <text:p>0.003516656</text:p>
          </table:table-cell>
          <table:table-cell office:value-type="float" office:value="-5.343957518" calcext:value-type="float">
            <text:p>-5.343957518</text:p>
          </table:table-cell>
          <table:table-cell office:value-type="float" office:value="0.00173482200001" calcext:value-type="float">
            <text:p>0.001734822</text:p>
          </table:table-cell>
          <table:table-cell office:value-type="float" office:value="-0.01579646" calcext:value-type="float">
            <text:p>-0.0157964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3.259817972" calcext:value-type="float">
            <text:p>-3.259817972</text:p>
          </table:table-cell>
          <table:table-cell office:value-type="float" office:value="-0.050930105" calcext:value-type="float">
            <text:p>-0.050930105</text:p>
          </table:table-cell>
          <table:table-cell office:value-type="float" office:value="-1.857293183" calcext:value-type="float">
            <text:p>-1.857293183</text:p>
          </table:table-cell>
          <table:table-cell office:value-type="float" office:value="-0.0566650350001" calcext:value-type="float">
            <text:p>-0.056665035</text:p>
          </table:table-cell>
          <table:table-cell office:value-type="float" office:value="-0.365189402" calcext:value-type="float">
            <text:p>-0.365189402</text:p>
          </table:table-cell>
          <table:table-cell office:value-type="float" office:value="0.000417147999965" calcext:value-type="float">
            <text:p>0.000417148</text:p>
          </table:table-cell>
          <table:table-cell office:value-type="float" office:value="0.00309635899995" calcext:value-type="float">
            <text:p>0.003096359</text:p>
          </table:table-cell>
          <table:table-cell office:value-type="float" office:value="-5.420456199" calcext:value-type="float">
            <text:p>-5.420456199</text:p>
          </table:table-cell>
          <table:table-cell office:value-type="float" office:value="0.00225867200001" calcext:value-type="float">
            <text:p>0.002258672</text:p>
          </table:table-cell>
          <table:table-cell office:value-type="float" office:value="-0.0208459860001" calcext:value-type="float">
            <text:p>-0.020845986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-3.295678604" calcext:value-type="float">
            <text:p>-3.295678604</text:p>
          </table:table-cell>
          <table:table-cell office:value-type="float" office:value="-0.0556739229999" calcext:value-type="float">
            <text:p>-0.055673923</text:p>
          </table:table-cell>
          <table:table-cell office:value-type="float" office:value="-1.900011134" calcext:value-type="float">
            <text:p>-1.900011134</text:p>
          </table:table-cell>
          <table:table-cell office:value-type="float" office:value="-0.05822845" calcext:value-type="float">
            <text:p>-0.05822845</text:p>
          </table:table-cell>
          <table:table-cell office:value-type="float" office:value="-0.415420939" calcext:value-type="float">
            <text:p>-0.415420939</text:p>
          </table:table-cell>
          <table:table-cell office:value-type="float" office:value="-0.00515835199995" calcext:value-type="float">
            <text:p>-0.005158352</text:p>
          </table:table-cell>
          <table:table-cell office:value-type="float" office:value="0.002909019" calcext:value-type="float">
            <text:p>0.002909019</text:p>
          </table:table-cell>
          <table:table-cell office:value-type="float" office:value="-5.45676935" calcext:value-type="float">
            <text:p>-5.45676935</text:p>
          </table:table-cell>
          <table:table-cell office:value-type="float" office:value="0.00357768199999" calcext:value-type="float">
            <text:p>0.003577682</text:p>
          </table:table-cell>
          <table:table-cell office:value-type="float" office:value="-0.023488201" calcext:value-type="float">
            <text:p>-0.023488201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-3.329899206" calcext:value-type="float">
            <text:p>-3.329899206</text:p>
          </table:table-cell>
          <table:table-cell office:value-type="float" office:value="-0.057226773" calcext:value-type="float">
            <text:p>-0.057226773</text:p>
          </table:table-cell>
          <table:table-cell office:value-type="float" office:value="-1.942135426" calcext:value-type="float">
            <text:p>-1.942135426</text:p>
          </table:table-cell>
          <table:table-cell office:value-type="float" office:value="-0.0617076429999" calcext:value-type="float">
            <text:p>-0.061707643</text:p>
          </table:table-cell>
          <table:table-cell office:value-type="float" office:value="-0.469663289" calcext:value-type="float">
            <text:p>-0.469663289</text:p>
          </table:table-cell>
          <table:table-cell office:value-type="float" office:value="-0.008015463" calcext:value-type="float">
            <text:p>-0.008015463</text:p>
          </table:table-cell>
          <table:table-cell office:value-type="float" office:value="0.00309394000002" calcext:value-type="float">
            <text:p>0.00309394</text:p>
          </table:table-cell>
          <table:table-cell office:value-type="float" office:value="-5.595379306" calcext:value-type="float">
            <text:p>-5.595379306</text:p>
          </table:table-cell>
          <table:table-cell office:value-type="float" office:value="0.00318332500004" calcext:value-type="float">
            <text:p>0.003183325</text:p>
          </table:table-cell>
          <table:table-cell office:value-type="float" office:value="-0.02595051" calcext:value-type="float">
            <text:p>-0.02595051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-3.362782362" calcext:value-type="float">
            <text:p>-3.362782362</text:p>
          </table:table-cell>
          <table:table-cell office:value-type="float" office:value="-0.059077394" calcext:value-type="float">
            <text:p>-0.059077394</text:p>
          </table:table-cell>
          <table:table-cell office:value-type="float" office:value="-2.071386243" calcext:value-type="float">
            <text:p>-2.071386243</text:p>
          </table:table-cell>
          <table:table-cell office:value-type="float" office:value="-0.0626934540001" calcext:value-type="float">
            <text:p>-0.062693454</text:p>
          </table:table-cell>
          <table:table-cell office:value-type="float" office:value="-0.556514182" calcext:value-type="float">
            <text:p>-0.556514182</text:p>
          </table:table-cell>
          <table:table-cell office:value-type="float" office:value="-0.011666618" calcext:value-type="float">
            <text:p>-0.011666618</text:p>
          </table:table-cell>
          <table:table-cell office:value-type="float" office:value="0.00323579200003" calcext:value-type="float">
            <text:p>0.003235792</text:p>
          </table:table-cell>
          <table:table-cell office:value-type="float" office:value="-5.7702283" calcext:value-type="float">
            <text:p>-5.7702283</text:p>
          </table:table-cell>
          <table:table-cell office:value-type="float" office:value="0.00191739599993" calcext:value-type="float">
            <text:p>0.001917396</text:p>
          </table:table-cell>
          <table:table-cell office:value-type="float" office:value="-0.028715323" calcext:value-type="float">
            <text:p>-0.028715323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-3.463924287" calcext:value-type="float">
            <text:p>-3.463924287</text:p>
          </table:table-cell>
          <table:table-cell office:value-type="float" office:value="-0.060773603" calcext:value-type="float">
            <text:p>-0.060773603</text:p>
          </table:table-cell>
          <table:table-cell office:value-type="float" office:value="-2.105171054" calcext:value-type="float">
            <text:p>-2.105171054</text:p>
          </table:table-cell>
          <table:table-cell office:value-type="float" office:value="-0.063615679" calcext:value-type="float">
            <text:p>-0.063615679</text:p>
          </table:table-cell>
          <table:table-cell office:value-type="float" office:value="-0.717676496" calcext:value-type="float">
            <text:p>-0.717676496</text:p>
          </table:table-cell>
          <table:table-cell office:value-type="float" office:value="-0.014245617" calcext:value-type="float">
            <text:p>-0.014245617</text:p>
          </table:table-cell>
          <table:table-cell office:value-type="float" office:value="0.00294206999998" calcext:value-type="float">
            <text:p>0.00294207</text:p>
          </table:table-cell>
          <table:table-cell office:value-type="float" office:value="-5.794533655" calcext:value-type="float">
            <text:p>-5.794533655</text:p>
          </table:table-cell>
          <table:table-cell office:value-type="float" office:value="0.00138036699999" calcext:value-type="float">
            <text:p>0.001380367</text:p>
          </table:table-cell>
          <table:table-cell office:value-type="float" office:value="-0.03196072" calcext:value-type="float">
            <text:p>-0.03196072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-3.456349077" calcext:value-type="float">
            <text:p>-3.456349077</text:p>
          </table:table-cell>
          <table:table-cell office:value-type="float" office:value="-0.062583685" calcext:value-type="float">
            <text:p>-0.062583685</text:p>
          </table:table-cell>
          <table:table-cell office:value-type="float" office:value="-2.139486167" calcext:value-type="float">
            <text:p>-2.139486167</text:p>
          </table:table-cell>
          <table:table-cell office:value-type="float" office:value="-0.065081174" calcext:value-type="float">
            <text:p>-0.065081174</text:p>
          </table:table-cell>
          <table:table-cell office:value-type="float" office:value="-0.774188283" calcext:value-type="float">
            <text:p>-0.774188283</text:p>
          </table:table-cell>
          <table:table-cell office:value-type="float" office:value="-0.017576784" calcext:value-type="float">
            <text:p>-0.017576784</text:p>
          </table:table-cell>
          <table:table-cell office:value-type="float" office:value="0.00261774299997" calcext:value-type="float">
            <text:p>0.002617743</text:p>
          </table:table-cell>
          <table:table-cell office:value-type="float" office:value="-5.830455682" calcext:value-type="float">
            <text:p>-5.830455682</text:p>
          </table:table-cell>
          <table:table-cell office:value-type="float" office:value="0.00287571400008" calcext:value-type="float">
            <text:p>0.002875714</text:p>
          </table:table-cell>
          <table:table-cell office:value-type="float" office:value="-0.034494588" calcext:value-type="float">
            <text:p>-0.03449458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-3.454938664" calcext:value-type="float">
            <text:p>-3.454938664</text:p>
          </table:table-cell>
          <table:table-cell office:value-type="float" office:value="-0.061718156" calcext:value-type="float">
            <text:p>-0.061718156</text:p>
          </table:table-cell>
          <table:table-cell office:value-type="float" office:value="-2.248964444" calcext:value-type="float">
            <text:p>-2.248964444</text:p>
          </table:table-cell>
          <table:table-cell office:value-type="float" office:value="-0.068920122" calcext:value-type="float">
            <text:p>-0.068920122</text:p>
          </table:table-cell>
          <table:table-cell office:value-type="float" office:value="-0.874810842" calcext:value-type="float">
            <text:p>-0.874810842</text:p>
          </table:table-cell>
          <table:table-cell office:value-type="float" office:value="-0.020939332" calcext:value-type="float">
            <text:p>-0.020939332</text:p>
          </table:table-cell>
          <table:table-cell office:value-type="float" office:value="0.00253466300002" calcext:value-type="float">
            <text:p>0.002534663</text:p>
          </table:table-cell>
          <table:table-cell office:value-type="float" office:value="-5.939569771" calcext:value-type="float">
            <text:p>-5.939569771</text:p>
          </table:table-cell>
          <table:table-cell office:value-type="float" office:value="0.00313151499993" calcext:value-type="float">
            <text:p>0.003131515</text:p>
          </table:table-cell>
          <table:table-cell office:value-type="float" office:value="-0.038355032" calcext:value-type="float">
            <text:p>-0.038355032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-3.484108235" calcext:value-type="float">
            <text:p>-3.484108235</text:p>
          </table:table-cell>
          <table:table-cell office:value-type="float" office:value="-0.078766787" calcext:value-type="float">
            <text:p>-0.078766787</text:p>
          </table:table-cell>
          <table:table-cell office:value-type="float" office:value="-2.291317028" calcext:value-type="float">
            <text:p>-2.291317028</text:p>
          </table:table-cell>
          <table:table-cell office:value-type="float" office:value="-0.078086833" calcext:value-type="float">
            <text:p>-0.078086833</text:p>
          </table:table-cell>
          <table:table-cell office:value-type="float" office:value="-1.006827709" calcext:value-type="float">
            <text:p>-1.006827709</text:p>
          </table:table-cell>
          <table:table-cell office:value-type="float" office:value="-0.024777645" calcext:value-type="float">
            <text:p>-0.024777645</text:p>
          </table:table-cell>
          <table:table-cell office:value-type="float" office:value="0.00281301600005" calcext:value-type="float">
            <text:p>0.002813016</text:p>
          </table:table-cell>
          <table:table-cell office:value-type="float" office:value="-6.129774925" calcext:value-type="float">
            <text:p>-6.129774925</text:p>
          </table:table-cell>
          <table:table-cell office:value-type="float" office:value="0.00247986600002" calcext:value-type="float">
            <text:p>0.002479866</text:p>
          </table:table-cell>
          <table:table-cell office:value-type="float" office:value="-0.042218902" calcext:value-type="float">
            <text:p>-0.04221890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-3.63150248" calcext:value-type="float">
            <text:p>-3.63150248</text:p>
          </table:table-cell>
          <table:table-cell office:value-type="float" office:value="-0.088949464" calcext:value-type="float">
            <text:p>-0.088949464</text:p>
          </table:table-cell>
          <table:table-cell office:value-type="float" office:value="-2.326822278" calcext:value-type="float">
            <text:p>-2.326822278</text:p>
          </table:table-cell>
          <table:table-cell office:value-type="float" office:value="-0.086021381" calcext:value-type="float">
            <text:p>-0.086021381</text:p>
          </table:table-cell>
          <table:table-cell office:value-type="float" office:value="-1.073156481" calcext:value-type="float">
            <text:p>-1.073156481</text:p>
          </table:table-cell>
          <table:table-cell office:value-type="float" office:value="-0.0290789949999" calcext:value-type="float">
            <text:p>-0.029078995</text:p>
          </table:table-cell>
          <table:table-cell office:value-type="float" office:value="0.00280670699997" calcext:value-type="float">
            <text:p>0.002806707</text:p>
          </table:table-cell>
          <table:table-cell office:value-type="float" office:value="-6.144917982" calcext:value-type="float">
            <text:p>-6.144917982</text:p>
          </table:table-cell>
          <table:table-cell office:value-type="float" office:value="0.00139166200004" calcext:value-type="float">
            <text:p>0.001391662</text:p>
          </table:table-cell>
          <table:table-cell office:value-type="float" office:value="-0.04464189" calcext:value-type="float">
            <text:p>-0.04464189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-3.675906688" calcext:value-type="float">
            <text:p>-3.675906688</text:p>
          </table:table-cell>
          <table:table-cell office:value-type="float" office:value="-0.101771223" calcext:value-type="float">
            <text:p>-0.101771223</text:p>
          </table:table-cell>
          <table:table-cell office:value-type="float" office:value="-2.44365692" calcext:value-type="float">
            <text:p>-2.44365692</text:p>
          </table:table-cell>
          <table:table-cell office:value-type="float" office:value="-0.104695534" calcext:value-type="float">
            <text:p>-0.104695534</text:p>
          </table:table-cell>
          <table:table-cell office:value-type="float" office:value="-1.209101742" calcext:value-type="float">
            <text:p>-1.209101742</text:p>
          </table:table-cell>
          <table:table-cell office:value-type="float" office:value="-0.0317760400001" calcext:value-type="float">
            <text:p>-0.03177604</text:p>
          </table:table-cell>
          <table:table-cell office:value-type="float" office:value="0.00241568700003" calcext:value-type="float">
            <text:p>0.002415687</text:p>
          </table:table-cell>
          <table:table-cell office:value-type="float" office:value="-6.241497306" calcext:value-type="float">
            <text:p>-6.241497306</text:p>
          </table:table-cell>
          <table:table-cell office:value-type="float" office:value="0.00164364600002" calcext:value-type="float">
            <text:p>0.001643646</text:p>
          </table:table-cell>
          <table:table-cell office:value-type="float" office:value="-0.046686223" calcext:value-type="float">
            <text:p>-0.04668622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3.700190003" calcext:value-type="float">
            <text:p>-3.700190003</text:p>
          </table:table-cell>
          <table:table-cell office:value-type="float" office:value="-0.122004741" calcext:value-type="float">
            <text:p>-0.122004741</text:p>
          </table:table-cell>
          <table:table-cell office:value-type="float" office:value="-2.549714683" calcext:value-type="float">
            <text:p>-2.549714683</text:p>
          </table:table-cell>
          <table:table-cell office:value-type="float" office:value="-0.165262007" calcext:value-type="float">
            <text:p>-0.165262007</text:p>
          </table:table-cell>
          <table:table-cell office:value-type="float" office:value="-1.357546773" calcext:value-type="float">
            <text:p>-1.357546773</text:p>
          </table:table-cell>
          <table:table-cell office:value-type="float" office:value="-0.03489099" calcext:value-type="float">
            <text:p>-0.03489099</text:p>
          </table:table-cell>
          <table:table-cell office:value-type="float" office:value="0.00219656599993" calcext:value-type="float">
            <text:p>0.002196566</text:p>
          </table:table-cell>
          <table:table-cell office:value-type="float" office:value="-6.4116479" calcext:value-type="float">
            <text:p>-6.4116479</text:p>
          </table:table-cell>
          <table:table-cell office:value-type="float" office:value="-0.000843573000076" calcext:value-type="float">
            <text:p>-0.000843573</text:p>
          </table:table-cell>
          <table:table-cell office:value-type="float" office:value="-0.048714063" calcext:value-type="float">
            <text:p>-0.04871406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-3.722749417" calcext:value-type="float">
            <text:p>-3.722749417</text:p>
          </table:table-cell>
          <table:table-cell office:value-type="float" office:value="-0.178553448" calcext:value-type="float">
            <text:p>-0.178553448</text:p>
          </table:table-cell>
          <table:table-cell office:value-type="float" office:value="-2.572386272" calcext:value-type="float">
            <text:p>-2.572386272</text:p>
          </table:table-cell>
          <table:table-cell office:value-type="float" office:value="-0.210356055" calcext:value-type="float">
            <text:p>-0.210356055</text:p>
          </table:table-cell>
          <table:table-cell office:value-type="float" office:value="-1.456514989" calcext:value-type="float">
            <text:p>-1.456514989</text:p>
          </table:table-cell>
          <table:table-cell office:value-type="float" office:value="-0.048638316" calcext:value-type="float">
            <text:p>-0.048638316</text:p>
          </table:table-cell>
          <table:table-cell office:value-type="float" office:value="0.00235755300002" calcext:value-type="float">
            <text:p>0.002357553</text:p>
          </table:table-cell>
          <table:table-cell office:value-type="float" office:value="-6.432783363" calcext:value-type="float">
            <text:p>-6.432783363</text:p>
          </table:table-cell>
          <table:table-cell office:value-type="float" office:value="-0.00784112999996" calcext:value-type="float">
            <text:p>-0.00784113</text:p>
          </table:table-cell>
          <table:table-cell office:value-type="float" office:value="-0.0504421910001" calcext:value-type="float">
            <text:p>-0.05044219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-3.745360917" calcext:value-type="float">
            <text:p>-3.745360917</text:p>
          </table:table-cell>
          <table:table-cell office:value-type="float" office:value="-0.283933069" calcext:value-type="float">
            <text:p>-0.283933069</text:p>
          </table:table-cell>
          <table:table-cell office:value-type="float" office:value="-2.598738987" calcext:value-type="float">
            <text:p>-2.598738987</text:p>
          </table:table-cell>
          <table:table-cell office:value-type="float" office:value="-0.274901508" calcext:value-type="float">
            <text:p>-0.274901508</text:p>
          </table:table-cell>
          <table:table-cell office:value-type="float" office:value="-1.582222264" calcext:value-type="float">
            <text:p>-1.582222264</text:p>
          </table:table-cell>
          <table:table-cell office:value-type="float" office:value="-0.068538152" calcext:value-type="float">
            <text:p>-0.068538152</text:p>
          </table:table-cell>
          <table:table-cell office:value-type="float" office:value="0.00255043699999" calcext:value-type="float">
            <text:p>0.002550437</text:p>
          </table:table-cell>
          <table:table-cell office:value-type="float" office:value="-6.463859912" calcext:value-type="float">
            <text:p>-6.463859912</text:p>
          </table:table-cell>
          <table:table-cell office:value-type="float" office:value="-0.012049055" calcext:value-type="float">
            <text:p>-0.012049055</text:p>
          </table:table-cell>
          <table:table-cell office:value-type="float" office:value="-0.053945575" calcext:value-type="float">
            <text:p>-0.053945575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-3.753970363" calcext:value-type="float">
            <text:p>-3.753970363</text:p>
          </table:table-cell>
          <table:table-cell office:value-type="float" office:value="-0.351508581" calcext:value-type="float">
            <text:p>-0.351508581</text:p>
          </table:table-cell>
          <table:table-cell office:value-type="float" office:value="-2.619503012" calcext:value-type="float">
            <text:p>-2.619503012</text:p>
          </table:table-cell>
          <table:table-cell office:value-type="float" office:value="-0.385653422" calcext:value-type="float">
            <text:p>-0.385653422</text:p>
          </table:table-cell>
          <table:table-cell office:value-type="float" office:value="-1.775313454" calcext:value-type="float">
            <text:p>-1.775313454</text:p>
          </table:table-cell>
          <table:table-cell office:value-type="float" office:value="-0.111991152" calcext:value-type="float">
            <text:p>-0.111991152</text:p>
          </table:table-cell>
          <table:table-cell office:value-type="float" office:value="0.00232019500004" calcext:value-type="float">
            <text:p>0.002320195</text:p>
          </table:table-cell>
          <table:table-cell office:value-type="float" office:value="-6.494429238" calcext:value-type="float">
            <text:p>-6.494429238</text:p>
          </table:table-cell>
          <table:table-cell office:value-type="float" office:value="-0.015377226" calcext:value-type="float">
            <text:p>-0.015377226</text:p>
          </table:table-cell>
          <table:table-cell office:value-type="float" office:value="-0.0580140009999" calcext:value-type="float">
            <text:p>-0.058014001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-3.787883104" calcext:value-type="float">
            <text:p>-3.787883104</text:p>
          </table:table-cell>
          <table:table-cell office:value-type="float" office:value="-0.418012296" calcext:value-type="float">
            <text:p>-0.418012296</text:p>
          </table:table-cell>
          <table:table-cell office:value-type="float" office:value="-2.641655048" calcext:value-type="float">
            <text:p>-2.641655048</text:p>
          </table:table-cell>
          <table:table-cell office:value-type="float" office:value="-0.529910494" calcext:value-type="float">
            <text:p>-0.529910494</text:p>
          </table:table-cell>
          <table:table-cell office:value-type="float" office:value="-1.945312235" calcext:value-type="float">
            <text:p>-1.945312235</text:p>
          </table:table-cell>
          <table:table-cell office:value-type="float" office:value="-0.202529387" calcext:value-type="float">
            <text:p>-0.202529387</text:p>
          </table:table-cell>
          <table:table-cell office:value-type="float" office:value="0.00197525300001" calcext:value-type="float">
            <text:p>0.001975253</text:p>
          </table:table-cell>
          <table:table-cell office:value-type="float" office:value="-6.646080446" calcext:value-type="float">
            <text:p>-6.646080446</text:p>
          </table:table-cell>
          <table:table-cell office:value-type="float" office:value="-0.0169517450001" calcext:value-type="float">
            <text:p>-0.016951745</text:p>
          </table:table-cell>
          <table:table-cell office:value-type="float" office:value="-0.060069624" calcext:value-type="float">
            <text:p>-0.06006962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3.908754764" calcext:value-type="float">
            <text:p>-3.908754764</text:p>
          </table:table-cell>
          <table:table-cell office:value-type="float" office:value="-0.475313289" calcext:value-type="float">
            <text:p>-0.475313289</text:p>
          </table:table-cell>
          <table:table-cell office:value-type="float" office:value="-2.735129517" calcext:value-type="float">
            <text:p>-2.735129517</text:p>
          </table:table-cell>
          <table:table-cell office:value-type="float" office:value="-0.609871909" calcext:value-type="float">
            <text:p>-0.609871909</text:p>
          </table:table-cell>
          <table:table-cell office:value-type="float" office:value="-2.009981887" calcext:value-type="float">
            <text:p>-2.009981887</text:p>
          </table:table-cell>
          <table:table-cell office:value-type="float" office:value="-0.295750858" calcext:value-type="float">
            <text:p>-0.295750858</text:p>
          </table:table-cell>
          <table:table-cell office:value-type="float" office:value="0.00191682899997" calcext:value-type="float">
            <text:p>0.001916829</text:p>
          </table:table-cell>
          <table:table-cell office:value-type="float" office:value="-6.671456412" calcext:value-type="float">
            <text:p>-6.671456412</text:p>
          </table:table-cell>
          <table:table-cell office:value-type="float" office:value="-0.019361357" calcext:value-type="float">
            <text:p>-0.019361357</text:p>
          </table:table-cell>
          <table:table-cell office:value-type="float" office:value="-0.061530849" calcext:value-type="float">
            <text:p>-0.061530849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-3.951329187" calcext:value-type="float">
            <text:p>-3.951329187</text:p>
          </table:table-cell>
          <table:table-cell office:value-type="float" office:value="-0.544379798" calcext:value-type="float">
            <text:p>-0.544379798</text:p>
          </table:table-cell>
          <table:table-cell office:value-type="float" office:value="-2.878548667" calcext:value-type="float">
            <text:p>-2.878548667</text:p>
          </table:table-cell>
          <table:table-cell office:value-type="float" office:value="-0.780246709" calcext:value-type="float">
            <text:p>-0.780246709</text:p>
          </table:table-cell>
          <table:table-cell office:value-type="float" office:value="-2.063187215" calcext:value-type="float">
            <text:p>-2.063187215</text:p>
          </table:table-cell>
          <table:table-cell office:value-type="float" office:value="-0.371699941" calcext:value-type="float">
            <text:p>-0.371699941</text:p>
          </table:table-cell>
          <table:table-cell office:value-type="float" office:value="0.00221584800002" calcext:value-type="float">
            <text:p>0.002215848</text:p>
          </table:table-cell>
          <table:table-cell office:value-type="float" office:value="-6.735207324" calcext:value-type="float">
            <text:p>-6.735207324</text:p>
          </table:table-cell>
          <table:table-cell office:value-type="float" office:value="-0.023095308" calcext:value-type="float">
            <text:p>-0.023095308</text:p>
          </table:table-cell>
          <table:table-cell office:value-type="float" office:value="-0.063179498" calcext:value-type="float">
            <text:p>-0.063179498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-3.954857735" calcext:value-type="float">
            <text:p>-3.954857735</text:p>
          </table:table-cell>
          <table:table-cell office:value-type="float" office:value="-0.675825215" calcext:value-type="float">
            <text:p>-0.675825215</text:p>
          </table:table-cell>
          <table:table-cell office:value-type="float" office:value="-2.909517784" calcext:value-type="float">
            <text:p>-2.909517784</text:p>
          </table:table-cell>
          <table:table-cell office:value-type="float" office:value="-0.857193472" calcext:value-type="float">
            <text:p>-0.857193472</text:p>
          </table:table-cell>
          <table:table-cell office:value-type="float" office:value="-2.20465143" calcext:value-type="float">
            <text:p>-2.20465143</text:p>
          </table:table-cell>
          <table:table-cell office:value-type="float" office:value="-0.535011255" calcext:value-type="float">
            <text:p>-0.535011255</text:p>
          </table:table-cell>
          <table:table-cell office:value-type="float" office:value="0.00224065799994" calcext:value-type="float">
            <text:p>0.002240658</text:p>
          </table:table-cell>
          <table:table-cell office:value-type="float" office:value="-6.741326182" calcext:value-type="float">
            <text:p>-6.741326182</text:p>
          </table:table-cell>
          <table:table-cell office:value-type="float" office:value="-0.026585301" calcext:value-type="float">
            <text:p>-0.026585301</text:p>
          </table:table-cell>
          <table:table-cell office:value-type="float" office:value="-0.066213275" calcext:value-type="float">
            <text:p>-0.06621327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-3.97061343" calcext:value-type="float">
            <text:p>-3.97061343</text:p>
          </table:table-cell>
          <table:table-cell office:value-type="float" office:value="-0.890570795" calcext:value-type="float">
            <text:p>-0.890570795</text:p>
          </table:table-cell>
          <table:table-cell office:value-type="float" office:value="-2.9523312" calcext:value-type="float">
            <text:p>-2.9523312</text:p>
          </table:table-cell>
          <table:table-cell office:value-type="float" office:value="-1.000588272" calcext:value-type="float">
            <text:p>-1.000588272</text:p>
          </table:table-cell>
          <table:table-cell office:value-type="float" office:value="-2.349466955" calcext:value-type="float">
            <text:p>-2.349466955</text:p>
          </table:table-cell>
          <table:table-cell office:value-type="float" office:value="-0.699713418" calcext:value-type="float">
            <text:p>-0.699713418</text:p>
          </table:table-cell>
          <table:table-cell office:value-type="float" office:value="0.00186493700003" calcext:value-type="float">
            <text:p>0.001864937</text:p>
          </table:table-cell>
          <table:table-cell office:value-type="float" office:value="-6.76427215" calcext:value-type="float">
            <text:p>-6.76427215</text:p>
          </table:table-cell>
          <table:table-cell office:value-type="float" office:value="-0.028800232" calcext:value-type="float">
            <text:p>-0.028800232</text:p>
          </table:table-cell>
          <table:table-cell office:value-type="float" office:value="-0.069399896" calcext:value-type="float">
            <text:p>-0.069399896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-3.986186397" calcext:value-type="float">
            <text:p>-3.986186397</text:p>
          </table:table-cell>
          <table:table-cell office:value-type="float" office:value="-1.009785668" calcext:value-type="float">
            <text:p>-1.009785668</text:p>
          </table:table-cell>
          <table:table-cell office:value-type="float" office:value="-3.104632188" calcext:value-type="float">
            <text:p>-3.104632188</text:p>
          </table:table-cell>
          <table:table-cell office:value-type="float" office:value="-1.095010755" calcext:value-type="float">
            <text:p>-1.095010755</text:p>
          </table:table-cell>
          <table:table-cell office:value-type="float" office:value="-2.397421929" calcext:value-type="float">
            <text:p>-2.397421929</text:p>
          </table:table-cell>
          <table:table-cell office:value-type="float" office:value="-0.833147335" calcext:value-type="float">
            <text:p>-0.833147335</text:p>
          </table:table-cell>
          <table:table-cell office:value-type="float" office:value="0.00166114000004" calcext:value-type="float">
            <text:p>0.00166114</text:p>
          </table:table-cell>
          <table:table-cell office:value-type="float" office:value="-6.82272872" calcext:value-type="float">
            <text:p>-6.82272872</text:p>
          </table:table-cell>
          <table:table-cell office:value-type="float" office:value="-0.029802328" calcext:value-type="float">
            <text:p>-0.029802328</text:p>
          </table:table-cell>
          <table:table-cell office:value-type="float" office:value="-0.080273826" calcext:value-type="float">
            <text:p>-0.08027382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4.010497877" calcext:value-type="float">
            <text:p>-4.010497877</text:p>
          </table:table-cell>
          <table:table-cell office:value-type="float" office:value="-1.105721858" calcext:value-type="float">
            <text:p>-1.105721858</text:p>
          </table:table-cell>
          <table:table-cell office:value-type="float" office:value="-3.313064167" calcext:value-type="float">
            <text:p>-3.313064167</text:p>
          </table:table-cell>
          <table:table-cell office:value-type="float" office:value="-1.166147288" calcext:value-type="float">
            <text:p>-1.166147288</text:p>
          </table:table-cell>
          <table:table-cell office:value-type="float" office:value="-2.426990091" calcext:value-type="float">
            <text:p>-2.426990091</text:p>
          </table:table-cell>
          <table:table-cell office:value-type="float" office:value="-1.058748461" calcext:value-type="float">
            <text:p>-1.058748461</text:p>
          </table:table-cell>
          <table:table-cell office:value-type="float" office:value="0.00178893699996" calcext:value-type="float">
            <text:p>0.001788937</text:p>
          </table:table-cell>
          <table:table-cell office:value-type="float" office:value="-6.896081956" calcext:value-type="float">
            <text:p>-6.896081956</text:p>
          </table:table-cell>
          <table:table-cell office:value-type="float" office:value="-0.0324576010001" calcext:value-type="float">
            <text:p>-0.032457601</text:p>
          </table:table-cell>
          <table:table-cell office:value-type="float" office:value="-0.096651514" calcext:value-type="float">
            <text:p>-0.096651514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4.084159056" calcext:value-type="float">
            <text:p>-4.084159056</text:p>
          </table:table-cell>
          <table:table-cell office:value-type="float" office:value="-1.191737745" calcext:value-type="float">
            <text:p>-1.191737745</text:p>
          </table:table-cell>
          <table:table-cell office:value-type="float" office:value="-3.399122151" calcext:value-type="float">
            <text:p>-3.399122151</text:p>
          </table:table-cell>
          <table:table-cell office:value-type="float" office:value="-1.316684518" calcext:value-type="float">
            <text:p>-1.316684518</text:p>
          </table:table-cell>
          <table:table-cell office:value-type="float" office:value="-2.658346908" calcext:value-type="float">
            <text:p>-2.658346908</text:p>
          </table:table-cell>
          <table:table-cell office:value-type="float" office:value="-1.443311725" calcext:value-type="float">
            <text:p>-1.443311725</text:p>
          </table:table-cell>
          <table:table-cell office:value-type="float" office:value="0.00200990400003" calcext:value-type="float">
            <text:p>0.002009904</text:p>
          </table:table-cell>
          <table:table-cell office:value-type="float" office:value="-6.890152286" calcext:value-type="float">
            <text:p>-6.890152286</text:p>
          </table:table-cell>
          <table:table-cell office:value-type="float" office:value="-0.040032893" calcext:value-type="float">
            <text:p>-0.040032893</text:p>
          </table:table-cell>
          <table:table-cell office:value-type="float" office:value="-0.121859607" calcext:value-type="float">
            <text:p>-0.121859607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-4.152768474" calcext:value-type="float">
            <text:p>-4.152768474</text:p>
          </table:table-cell>
          <table:table-cell office:value-type="float" office:value="-1.294340434" calcext:value-type="float">
            <text:p>-1.294340434</text:p>
          </table:table-cell>
          <table:table-cell office:value-type="float" office:value="-3.46227577" calcext:value-type="float">
            <text:p>-3.46227577</text:p>
          </table:table-cell>
          <table:table-cell office:value-type="float" office:value="-1.414042757" calcext:value-type="float">
            <text:p>-1.414042757</text:p>
          </table:table-cell>
          <table:table-cell office:value-type="float" office:value="-2.703461192" calcext:value-type="float">
            <text:p>-2.703461192</text:p>
          </table:table-cell>
          <table:table-cell office:value-type="float" office:value="-1.733746848" calcext:value-type="float">
            <text:p>-1.733746848</text:p>
          </table:table-cell>
          <table:table-cell office:value-type="float" office:value="0.00182767599997" calcext:value-type="float">
            <text:p>0.001827676</text:p>
          </table:table-cell>
          <table:table-cell office:value-type="float" office:value="-6.882839767" calcext:value-type="float">
            <text:p>-6.882839767</text:p>
          </table:table-cell>
          <table:table-cell office:value-type="float" office:value="-0.042560174" calcext:value-type="float">
            <text:p>-0.042560174</text:p>
          </table:table-cell>
          <table:table-cell office:value-type="float" office:value="-0.199495987" calcext:value-type="float">
            <text:p>-0.199495987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-4.163739478" calcext:value-type="float">
            <text:p>-4.163739478</text:p>
          </table:table-cell>
          <table:table-cell office:value-type="float" office:value="-1.384606717" calcext:value-type="float">
            <text:p>-1.384606717</text:p>
          </table:table-cell>
          <table:table-cell office:value-type="float" office:value="-3.718900891" calcext:value-type="float">
            <text:p>-3.718900891</text:p>
          </table:table-cell>
          <table:table-cell office:value-type="float" office:value="-1.568017497" calcext:value-type="float">
            <text:p>-1.568017497</text:p>
          </table:table-cell>
          <table:table-cell office:value-type="float" office:value="-2.758220782" calcext:value-type="float">
            <text:p>-2.758220782</text:p>
          </table:table-cell>
          <table:table-cell office:value-type="float" office:value="-1.96077289" calcext:value-type="float">
            <text:p>-1.96077289</text:p>
          </table:table-cell>
          <table:table-cell office:value-type="float" office:value="0.00152061200005" calcext:value-type="float">
            <text:p>0.001520612</text:p>
          </table:table-cell>
          <table:table-cell office:value-type="float" office:value="-6.86986162" calcext:value-type="float">
            <text:p>-6.86986162</text:p>
          </table:table-cell>
          <table:table-cell office:value-type="float" office:value="-0.043301918" calcext:value-type="float">
            <text:p>-0.043301918</text:p>
          </table:table-cell>
          <table:table-cell office:value-type="float" office:value="-0.31508724" calcext:value-type="float">
            <text:p>-0.3150872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-4.173946479" calcext:value-type="float">
            <text:p>-4.173946479</text:p>
          </table:table-cell>
          <table:table-cell office:value-type="float" office:value="-1.541028122" calcext:value-type="float">
            <text:p>-1.541028122</text:p>
          </table:table-cell>
          <table:table-cell office:value-type="float" office:value="-3.821959724" calcext:value-type="float">
            <text:p>-3.821959724</text:p>
          </table:table-cell>
          <table:table-cell office:value-type="float" office:value="-1.663293191" calcext:value-type="float">
            <text:p>-1.663293191</text:p>
          </table:table-cell>
          <table:table-cell office:value-type="float" office:value="-2.846728587" calcext:value-type="float">
            <text:p>-2.846728587</text:p>
          </table:table-cell>
          <table:table-cell office:value-type="float" office:value="-2.35296069" calcext:value-type="float">
            <text:p>-2.35296069</text:p>
          </table:table-cell>
          <table:table-cell office:value-type="float" office:value="0.00146559599994" calcext:value-type="float">
            <text:p>0.001465596</text:p>
          </table:table-cell>
          <table:table-cell office:value-type="float" office:value="-6.831536584" calcext:value-type="float">
            <text:p>-6.831536584</text:p>
          </table:table-cell>
          <table:table-cell office:value-type="float" office:value="-0.0557235460001" calcext:value-type="float">
            <text:p>-0.055723546</text:p>
          </table:table-cell>
          <table:table-cell office:value-type="float" office:value="-0.459925961" calcext:value-type="float">
            <text:p>-0.45992596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4.277370956" calcext:value-type="float">
            <text:p>-4.277370956</text:p>
          </table:table-cell>
          <table:table-cell office:value-type="float" office:value="-1.668233446" calcext:value-type="float">
            <text:p>-1.668233446</text:p>
          </table:table-cell>
          <table:table-cell office:value-type="float" office:value="-4.07177175" calcext:value-type="float">
            <text:p>-4.07177175</text:p>
          </table:table-cell>
          <table:table-cell office:value-type="float" office:value="-1.645743854" calcext:value-type="float">
            <text:p>-1.645743854</text:p>
          </table:table-cell>
          <table:table-cell office:value-type="float" office:value="-3.009839299" calcext:value-type="float">
            <text:p>-3.009839299</text:p>
          </table:table-cell>
          <table:table-cell office:value-type="float" office:value="-2.662899783" calcext:value-type="float">
            <text:p>-2.662899783</text:p>
          </table:table-cell>
          <table:table-cell office:value-type="float" office:value="-0.000834710999964" calcext:value-type="float">
            <text:p>-0.000834711</text:p>
          </table:table-cell>
          <table:table-cell office:value-type="float" office:value="-6.75225897" calcext:value-type="float">
            <text:p>-6.75225897</text:p>
          </table:table-cell>
          <table:table-cell office:value-type="float" office:value="-0.098582693" calcext:value-type="float">
            <text:p>-0.098582693</text:p>
          </table:table-cell>
          <table:table-cell office:value-type="float" office:value="-0.590795174" calcext:value-type="float">
            <text:p>-0.59079517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-4.303094796" calcext:value-type="float">
            <text:p>-4.303094796</text:p>
          </table:table-cell>
          <table:table-cell office:value-type="float" office:value="-1.723387835" calcext:value-type="float">
            <text:p>-1.723387835</text:p>
          </table:table-cell>
          <table:table-cell office:value-type="float" office:value="-4.293604565" calcext:value-type="float">
            <text:p>-4.293604565</text:p>
          </table:table-cell>
          <table:table-cell office:value-type="float" office:value="-1.72195237" calcext:value-type="float">
            <text:p>-1.72195237</text:p>
          </table:table-cell>
          <table:table-cell office:value-type="float" office:value="-3.06668113" calcext:value-type="float">
            <text:p>-3.06668113</text:p>
          </table:table-cell>
          <table:table-cell office:value-type="float" office:value="-2.907099161" calcext:value-type="float">
            <text:p>-2.907099161</text:p>
          </table:table-cell>
          <table:table-cell office:value-type="float" office:value="-0.00375121300005" calcext:value-type="float">
            <text:p>-0.003751213</text:p>
          </table:table-cell>
          <table:table-cell office:value-type="float" office:value="-6.671069481" calcext:value-type="float">
            <text:p>-6.671069481</text:p>
          </table:table-cell>
          <table:table-cell office:value-type="float" office:value="-0.126612273" calcext:value-type="float">
            <text:p>-0.126612273</text:p>
          </table:table-cell>
          <table:table-cell office:value-type="float" office:value="-0.742994929" calcext:value-type="float">
            <text:p>-0.742994929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4.32196126" calcext:value-type="float">
            <text:p>-4.32196126</text:p>
          </table:table-cell>
          <table:table-cell office:value-type="float" office:value="-1.827155389" calcext:value-type="float">
            <text:p>-1.827155389</text:p>
          </table:table-cell>
          <table:table-cell office:value-type="float" office:value="-4.389100821" calcext:value-type="float">
            <text:p>-4.389100821</text:p>
          </table:table-cell>
          <table:table-cell office:value-type="float" office:value="-1.866987641" calcext:value-type="float">
            <text:p>-1.866987641</text:p>
          </table:table-cell>
          <table:table-cell office:value-type="float" office:value="-3.19020323" calcext:value-type="float">
            <text:p>-3.19020323</text:p>
          </table:table-cell>
          <table:table-cell office:value-type="float" office:value="-3.117566622" calcext:value-type="float">
            <text:p>-3.117566622</text:p>
          </table:table-cell>
          <table:table-cell office:value-type="float" office:value="-0.00508194599993" calcext:value-type="float">
            <text:p>-0.005081946</text:p>
          </table:table-cell>
          <table:table-cell office:value-type="float" office:value="-6.561297105" calcext:value-type="float">
            <text:p>-6.561297105</text:p>
          </table:table-cell>
          <table:table-cell office:value-type="float" office:value="-0.188246974" calcext:value-type="float">
            <text:p>-0.188246974</text:p>
          </table:table-cell>
          <table:table-cell office:value-type="float" office:value="-0.916381464" calcext:value-type="float">
            <text:p>-0.91638146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-4.340222444" calcext:value-type="float">
            <text:p>-4.340222444</text:p>
          </table:table-cell>
          <table:table-cell office:value-type="float" office:value="-1.90215879" calcext:value-type="float">
            <text:p>-1.90215879</text:p>
          </table:table-cell>
          <table:table-cell office:value-type="float" office:value="-4.457789459" calcext:value-type="float">
            <text:p>-4.457789459</text:p>
          </table:table-cell>
          <table:table-cell office:value-type="float" office:value="-1.938002139" calcext:value-type="float">
            <text:p>-1.938002139</text:p>
          </table:table-cell>
          <table:table-cell office:value-type="float" office:value="-3.39964289" calcext:value-type="float">
            <text:p>-3.39964289</text:p>
          </table:table-cell>
          <table:table-cell office:value-type="float" office:value="-3.423127438" calcext:value-type="float">
            <text:p>-3.423127438</text:p>
          </table:table-cell>
          <table:table-cell office:value-type="float" office:value="-0.012062617" calcext:value-type="float">
            <text:p>-0.012062617</text:p>
          </table:table-cell>
          <table:table-cell office:value-type="float" office:value="-6.361610565" calcext:value-type="float">
            <text:p>-6.361610565</text:p>
          </table:table-cell>
          <table:table-cell office:value-type="float" office:value="-0.318332102" calcext:value-type="float">
            <text:p>-0.318332102</text:p>
          </table:table-cell>
          <table:table-cell office:value-type="float" office:value="-1.017047903" calcext:value-type="float">
            <text:p>-1.017047903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-4.345365026" calcext:value-type="float">
            <text:p>-4.345365026</text:p>
          </table:table-cell>
          <table:table-cell office:value-type="float" office:value="-1.978210874" calcext:value-type="float">
            <text:p>-1.978210874</text:p>
          </table:table-cell>
          <table:table-cell office:value-type="float" office:value="-4.515008579" calcext:value-type="float">
            <text:p>-4.515008579</text:p>
          </table:table-cell>
          <table:table-cell office:value-type="float" office:value="-1.995391107" calcext:value-type="float">
            <text:p>-1.995391107</text:p>
          </table:table-cell>
          <table:table-cell office:value-type="float" office:value="-3.54492591" calcext:value-type="float">
            <text:p>-3.54492591</text:p>
          </table:table-cell>
          <table:table-cell office:value-type="float" office:value="-3.809345739" calcext:value-type="float">
            <text:p>-3.809345739</text:p>
          </table:table-cell>
          <table:table-cell office:value-type="float" office:value="-0.0151674220001" calcext:value-type="float">
            <text:p>-0.015167422</text:p>
          </table:table-cell>
          <table:table-cell office:value-type="float" office:value="-6.18409486" calcext:value-type="float">
            <text:p>-6.18409486</text:p>
          </table:table-cell>
          <table:table-cell office:value-type="float" office:value="-0.39258018" calcext:value-type="float">
            <text:p>-0.39258018</text:p>
          </table:table-cell>
          <table:table-cell office:value-type="float" office:value="-1.241608089" calcext:value-type="float">
            <text:p>-1.24160808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4.346845224" calcext:value-type="float">
            <text:p>-4.346845224</text:p>
          </table:table-cell>
          <table:table-cell office:value-type="float" office:value="-2.052290887" calcext:value-type="float">
            <text:p>-2.052290887</text:p>
          </table:table-cell>
          <table:table-cell office:value-type="float" office:value="-4.769191658" calcext:value-type="float">
            <text:p>-4.769191658</text:p>
          </table:table-cell>
          <table:table-cell office:value-type="float" office:value="-2.152555971" calcext:value-type="float">
            <text:p>-2.152555971</text:p>
          </table:table-cell>
          <table:table-cell office:value-type="float" office:value="-3.60648025" calcext:value-type="float">
            <text:p>-3.60648025</text:p>
          </table:table-cell>
          <table:table-cell office:value-type="float" office:value="-3.965704779" calcext:value-type="float">
            <text:p>-3.965704779</text:p>
          </table:table-cell>
          <table:table-cell office:value-type="float" office:value="-0.017495756" calcext:value-type="float">
            <text:p>-0.017495756</text:p>
          </table:table-cell>
          <table:table-cell office:value-type="float" office:value="-6.010869987" calcext:value-type="float">
            <text:p>-6.010869987</text:p>
          </table:table-cell>
          <table:table-cell office:value-type="float" office:value="-0.486597131" calcext:value-type="float">
            <text:p>-0.486597131</text:p>
          </table:table-cell>
          <table:table-cell office:value-type="float" office:value="-1.451891891" calcext:value-type="float">
            <text:p>-1.451891891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4.354453141" calcext:value-type="float">
            <text:p>-4.354453141</text:p>
          </table:table-cell>
          <table:table-cell office:value-type="float" office:value="-2.196760212" calcext:value-type="float">
            <text:p>-2.196760212</text:p>
          </table:table-cell>
          <table:table-cell office:value-type="float" office:value="-4.832958866" calcext:value-type="float">
            <text:p>-4.832958866</text:p>
          </table:table-cell>
          <table:table-cell office:value-type="float" office:value="-2.342930201" calcext:value-type="float">
            <text:p>-2.342930201</text:p>
          </table:table-cell>
          <table:table-cell office:value-type="float" office:value="-3.727388271" calcext:value-type="float">
            <text:p>-3.727388271</text:p>
          </table:table-cell>
          <table:table-cell office:value-type="float" office:value="-4.146931974" calcext:value-type="float">
            <text:p>-4.146931974</text:p>
          </table:table-cell>
          <table:table-cell office:value-type="float" office:value="-0.02155056" calcext:value-type="float">
            <text:p>-0.02155056</text:p>
          </table:table-cell>
          <table:table-cell office:value-type="float" office:value="-5.842159009" calcext:value-type="float">
            <text:p>-5.842159009</text:p>
          </table:table-cell>
          <table:table-cell office:value-type="float" office:value="-0.694201762" calcext:value-type="float">
            <text:p>-0.694201762</text:p>
          </table:table-cell>
          <table:table-cell office:value-type="float" office:value="-1.596613294" calcext:value-type="float">
            <text:p>-1.59661329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4.346754112" calcext:value-type="float">
            <text:p>-4.346754112</text:p>
          </table:table-cell>
          <table:table-cell office:value-type="float" office:value="-2.318554769" calcext:value-type="float">
            <text:p>-2.318554769</text:p>
          </table:table-cell>
          <table:table-cell office:value-type="float" office:value="-4.875453032" calcext:value-type="float">
            <text:p>-4.875453032</text:p>
          </table:table-cell>
          <table:table-cell office:value-type="float" office:value="-2.416142639" calcext:value-type="float">
            <text:p>-2.416142639</text:p>
          </table:table-cell>
          <table:table-cell office:value-type="float" office:value="-3.935387799" calcext:value-type="float">
            <text:p>-3.935387799</text:p>
          </table:table-cell>
          <table:table-cell office:value-type="float" office:value="-4.292914585" calcext:value-type="float">
            <text:p>-4.292914585</text:p>
          </table:table-cell>
          <table:table-cell office:value-type="float" office:value="-0.025844929" calcext:value-type="float">
            <text:p>-0.025844929</text:p>
          </table:table-cell>
          <table:table-cell office:value-type="float" office:value="-5.6775437" calcext:value-type="float">
            <text:p>-5.6775437</text:p>
          </table:table-cell>
          <table:table-cell office:value-type="float" office:value="-0.950223796" calcext:value-type="float">
            <text:p>-0.950223796</text:p>
          </table:table-cell>
          <table:table-cell office:value-type="float" office:value="-1.762883596" calcext:value-type="float">
            <text:p>-1.76288359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-4.351717729" calcext:value-type="float">
            <text:p>-4.351717729</text:p>
          </table:table-cell>
          <table:table-cell office:value-type="float" office:value="-2.367930419" calcext:value-type="float">
            <text:p>-2.367930419</text:p>
          </table:table-cell>
          <table:table-cell office:value-type="float" office:value="-4.916121817" calcext:value-type="float">
            <text:p>-4.916121817</text:p>
          </table:table-cell>
          <table:table-cell office:value-type="float" office:value="-2.475033117" calcext:value-type="float">
            <text:p>-2.475033117</text:p>
          </table:table-cell>
          <table:table-cell office:value-type="float" office:value="-4.024622693" calcext:value-type="float">
            <text:p>-4.024622693</text:p>
          </table:table-cell>
          <table:table-cell office:value-type="float" office:value="-4.52445717" calcext:value-type="float">
            <text:p>-4.52445717</text:p>
          </table:table-cell>
          <table:table-cell office:value-type="float" office:value="-0.0287131669999" calcext:value-type="float">
            <text:p>-0.028713167</text:p>
          </table:table-cell>
          <table:table-cell office:value-type="float" office:value="-5.516949588" calcext:value-type="float">
            <text:p>-5.516949588</text:p>
          </table:table-cell>
          <table:table-cell office:value-type="float" office:value="-1.096401694" calcext:value-type="float">
            <text:p>-1.096401694</text:p>
          </table:table-cell>
          <table:table-cell office:value-type="float" office:value="-2.002356569" calcext:value-type="float">
            <text:p>-2.002356569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-4.356250658" calcext:value-type="float">
            <text:p>-4.356250658</text:p>
          </table:table-cell>
          <table:table-cell office:value-type="float" office:value="-2.4967722" calcext:value-type="float">
            <text:p>-2.4967722</text:p>
          </table:table-cell>
          <table:table-cell office:value-type="float" office:value="-4.96519716" calcext:value-type="float">
            <text:p>-4.96519716</text:p>
          </table:table-cell>
          <table:table-cell office:value-type="float" office:value="-2.532242572" calcext:value-type="float">
            <text:p>-2.532242572</text:p>
          </table:table-cell>
          <table:table-cell office:value-type="float" office:value="-4.193760602" calcext:value-type="float">
            <text:p>-4.193760602</text:p>
          </table:table-cell>
          <table:table-cell office:value-type="float" office:value="-4.529534437" calcext:value-type="float">
            <text:p>-4.529534437</text:p>
          </table:table-cell>
          <table:table-cell office:value-type="float" office:value="-0.033659723" calcext:value-type="float">
            <text:p>-0.033659723</text:p>
          </table:table-cell>
          <table:table-cell office:value-type="float" office:value="-5.361941784" calcext:value-type="float">
            <text:p>-5.361941784</text:p>
          </table:table-cell>
          <table:table-cell office:value-type="float" office:value="-1.216945541" calcext:value-type="float">
            <text:p>-1.216945541</text:p>
          </table:table-cell>
          <table:table-cell office:value-type="float" office:value="-2.236267683" calcext:value-type="float">
            <text:p>-2.23626768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4.463032522" calcext:value-type="float">
            <text:p>-4.463032522</text:p>
          </table:table-cell>
          <table:table-cell office:value-type="float" office:value="-2.613303413" calcext:value-type="float">
            <text:p>-2.613303413</text:p>
          </table:table-cell>
          <table:table-cell office:value-type="float" office:value="-4.994762379" calcext:value-type="float">
            <text:p>-4.994762379</text:p>
          </table:table-cell>
          <table:table-cell office:value-type="float" office:value="-2.684246071" calcext:value-type="float">
            <text:p>-2.684246071</text:p>
          </table:table-cell>
          <table:table-cell office:value-type="float" office:value="-4.518812447" calcext:value-type="float">
            <text:p>-4.518812447</text:p>
          </table:table-cell>
          <table:table-cell office:value-type="float" office:value="-4.809419663" calcext:value-type="float">
            <text:p>-4.809419663</text:p>
          </table:table-cell>
          <table:table-cell office:value-type="float" office:value="-0.0368766309999" calcext:value-type="float">
            <text:p>-0.036876631</text:p>
          </table:table-cell>
          <table:table-cell office:value-type="float" office:value="-5.212008955" calcext:value-type="float">
            <text:p>-5.212008955</text:p>
          </table:table-cell>
          <table:table-cell office:value-type="float" office:value="-1.569836411" calcext:value-type="float">
            <text:p>-1.569836411</text:p>
          </table:table-cell>
          <table:table-cell office:value-type="float" office:value="-2.507426654" calcext:value-type="float">
            <text:p>-2.50742665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4.505735551" calcext:value-type="float">
            <text:p>-4.505735551</text:p>
          </table:table-cell>
          <table:table-cell office:value-type="float" office:value="-2.676678268" calcext:value-type="float">
            <text:p>-2.676678268</text:p>
          </table:table-cell>
          <table:table-cell office:value-type="float" office:value="-5.064483798" calcext:value-type="float">
            <text:p>-5.064483798</text:p>
          </table:table-cell>
          <table:table-cell office:value-type="float" office:value="-2.770324566" calcext:value-type="float">
            <text:p>-2.770324566</text:p>
          </table:table-cell>
          <table:table-cell office:value-type="float" office:value="-4.781000259" calcext:value-type="float">
            <text:p>-4.781000259</text:p>
          </table:table-cell>
          <table:table-cell office:value-type="float" office:value="-4.988144658" calcext:value-type="float">
            <text:p>-4.988144658</text:p>
          </table:table-cell>
          <table:table-cell office:value-type="float" office:value="-0.0392439670001" calcext:value-type="float">
            <text:p>-0.039243967</text:p>
          </table:table-cell>
          <table:table-cell office:value-type="float" office:value="-5.066208329" calcext:value-type="float">
            <text:p>-5.066208329</text:p>
          </table:table-cell>
          <table:table-cell office:value-type="float" office:value="-1.846734522" calcext:value-type="float">
            <text:p>-1.846734522</text:p>
          </table:table-cell>
          <table:table-cell office:value-type="float" office:value="-2.857692772" calcext:value-type="float">
            <text:p>-2.857692772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4.497075104" calcext:value-type="float">
            <text:p>-4.497075104</text:p>
          </table:table-cell>
          <table:table-cell office:value-type="float" office:value="-2.715776052" calcext:value-type="float">
            <text:p>-2.715776052</text:p>
          </table:table-cell>
          <table:table-cell office:value-type="float" office:value="-5.261784467" calcext:value-type="float">
            <text:p>-5.261784467</text:p>
          </table:table-cell>
          <table:table-cell office:value-type="float" office:value="-2.822350727" calcext:value-type="float">
            <text:p>-2.822350727</text:p>
          </table:table-cell>
          <table:table-cell office:value-type="float" office:value="-4.805547866" calcext:value-type="float">
            <text:p>-4.805547866</text:p>
          </table:table-cell>
          <table:table-cell office:value-type="float" office:value="-5.26443022" calcext:value-type="float">
            <text:p>-5.26443022</text:p>
          </table:table-cell>
          <table:table-cell office:value-type="float" office:value="-0.043964492" calcext:value-type="float">
            <text:p>-0.043964492</text:p>
          </table:table-cell>
          <table:table-cell office:value-type="float" office:value="-4.92455858" calcext:value-type="float">
            <text:p>-4.92455858</text:p>
          </table:table-cell>
          <table:table-cell office:value-type="float" office:value="-1.987243234" calcext:value-type="float">
            <text:p>-1.987243234</text:p>
          </table:table-cell>
          <table:table-cell office:value-type="float" office:value="-3.128311188" calcext:value-type="float">
            <text:p>-3.12831118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-4.500794207" calcext:value-type="float">
            <text:p>-4.500794207</text:p>
          </table:table-cell>
          <table:table-cell office:value-type="float" office:value="-2.765747617" calcext:value-type="float">
            <text:p>-2.765747617</text:p>
          </table:table-cell>
          <table:table-cell office:value-type="float" office:value="-5.329864451" calcext:value-type="float">
            <text:p>-5.329864451</text:p>
          </table:table-cell>
          <table:table-cell office:value-type="float" office:value="-2.872677487" calcext:value-type="float">
            <text:p>-2.872677487</text:p>
          </table:table-cell>
          <table:table-cell office:value-type="float" office:value="-5.281454555" calcext:value-type="float">
            <text:p>-5.281454555</text:p>
          </table:table-cell>
          <table:table-cell office:value-type="float" office:value="-5.599233733" calcext:value-type="float">
            <text:p>-5.599233733</text:p>
          </table:table-cell>
          <table:table-cell office:value-type="float" office:value="-0.0519382149999" calcext:value-type="float">
            <text:p>-0.051938215</text:p>
          </table:table-cell>
          <table:table-cell office:value-type="float" office:value="-4.786545021" calcext:value-type="float">
            <text:p>-4.786545021</text:p>
          </table:table-cell>
          <table:table-cell office:value-type="float" office:value="-2.403222922" calcext:value-type="float">
            <text:p>-2.403222922</text:p>
          </table:table-cell>
          <table:table-cell office:value-type="float" office:value="-3.272334018" calcext:value-type="float">
            <text:p>-3.27233401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4.510423857" calcext:value-type="float">
            <text:p>-4.510423857</text:p>
          </table:table-cell>
          <table:table-cell office:value-type="float" office:value="-2.817732353" calcext:value-type="float">
            <text:p>-2.817732353</text:p>
          </table:table-cell>
          <table:table-cell office:value-type="float" office:value="-5.368249382" calcext:value-type="float">
            <text:p>-5.368249382</text:p>
          </table:table-cell>
          <table:table-cell office:value-type="float" office:value="-2.921955331" calcext:value-type="float">
            <text:p>-2.921955331</text:p>
          </table:table-cell>
          <table:table-cell office:value-type="float" office:value="-5.401519398" calcext:value-type="float">
            <text:p>-5.401519398</text:p>
          </table:table-cell>
          <table:table-cell office:value-type="float" office:value="-5.72762995" calcext:value-type="float">
            <text:p>-5.72762995</text:p>
          </table:table-cell>
          <table:table-cell office:value-type="float" office:value="-0.062912356" calcext:value-type="float">
            <text:p>-0.062912356</text:p>
          </table:table-cell>
          <table:table-cell office:value-type="float" office:value="-4.652463298" calcext:value-type="float">
            <text:p>-4.652463298</text:p>
          </table:table-cell>
          <table:table-cell office:value-type="float" office:value="-2.514659172" calcext:value-type="float">
            <text:p>-2.514659172</text:p>
          </table:table-cell>
          <table:table-cell office:value-type="float" office:value="-3.574192015" calcext:value-type="float">
            <text:p>-3.574192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.577685602" calcext:value-type="float">
            <text:p>-4.577685602</text:p>
          </table:table-cell>
          <table:table-cell office:value-type="float" office:value="-2.950201669" calcext:value-type="float">
            <text:p>-2.950201669</text:p>
          </table:table-cell>
          <table:table-cell office:value-type="float" office:value="-5.488279899" calcext:value-type="float">
            <text:p>-5.488279899</text:p>
          </table:table-cell>
          <table:table-cell office:value-type="float" office:value="-2.982534996" calcext:value-type="float">
            <text:p>-2.982534996</text:p>
          </table:table-cell>
          <table:table-cell office:value-type="float" office:value="-5.512498429" calcext:value-type="float">
            <text:p>-5.512498429</text:p>
          </table:table-cell>
          <table:table-cell office:value-type="float" office:value="-5.866759083" calcext:value-type="float">
            <text:p>-5.866759083</text:p>
          </table:table-cell>
          <table:table-cell office:value-type="float" office:value="-0.0926178439999" calcext:value-type="float">
            <text:p>-0.092617844</text:p>
          </table:table-cell>
          <table:table-cell office:value-type="float" office:value="-4.522290157" calcext:value-type="float">
            <text:p>-4.522290157</text:p>
          </table:table-cell>
          <table:table-cell office:value-type="float" office:value="-2.917867755" calcext:value-type="float">
            <text:p>-2.917867755</text:p>
          </table:table-cell>
          <table:table-cell office:value-type="float" office:value="-3.820985231" calcext:value-type="float">
            <text:p>-3.820985231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-4.637179398" calcext:value-type="float">
            <text:p>-4.637179398</text:p>
          </table:table-cell>
          <table:table-cell office:value-type="float" office:value="-3.032268391" calcext:value-type="float">
            <text:p>-3.032268391</text:p>
          </table:table-cell>
          <table:table-cell office:value-type="float" office:value="-5.623037677" calcext:value-type="float">
            <text:p>-5.623037677</text:p>
          </table:table-cell>
          <table:table-cell office:value-type="float" office:value="-3.028402038" calcext:value-type="float">
            <text:p>-3.028402038</text:p>
          </table:table-cell>
          <table:table-cell office:value-type="float" office:value="-5.733165786" calcext:value-type="float">
            <text:p>-5.733165786</text:p>
          </table:table-cell>
          <table:table-cell office:value-type="float" office:value="-5.994477864" calcext:value-type="float">
            <text:p>-5.994477864</text:p>
          </table:table-cell>
          <table:table-cell office:value-type="float" office:value="-0.17099276" calcext:value-type="float">
            <text:p>-0.17099276</text:p>
          </table:table-cell>
          <table:table-cell office:value-type="float" office:value="-4.395446834" calcext:value-type="float">
            <text:p>-4.395446834</text:p>
          </table:table-cell>
          <table:table-cell office:value-type="float" office:value="-3.059120866" calcext:value-type="float">
            <text:p>-3.059120866</text:p>
          </table:table-cell>
          <table:table-cell office:value-type="float" office:value="-3.932083255" calcext:value-type="float">
            <text:p>-3.93208325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4.637673833" calcext:value-type="float">
            <text:p>-4.637673833</text:p>
          </table:table-cell>
          <table:table-cell office:value-type="float" office:value="-3.086615739" calcext:value-type="float">
            <text:p>-3.086615739</text:p>
          </table:table-cell>
          <table:table-cell office:value-type="float" office:value="-5.652789293" calcext:value-type="float">
            <text:p>-5.652789293</text:p>
          </table:table-cell>
          <table:table-cell office:value-type="float" office:value="-3.072812418" calcext:value-type="float">
            <text:p>-3.072812418</text:p>
          </table:table-cell>
          <table:table-cell office:value-type="float" office:value="-6.177456338" calcext:value-type="float">
            <text:p>-6.177456338</text:p>
          </table:table-cell>
          <table:table-cell office:value-type="float" office:value="-6.278329515" calcext:value-type="float">
            <text:p>-6.278329515</text:p>
          </table:table-cell>
          <table:table-cell office:value-type="float" office:value="-0.238998808" calcext:value-type="float">
            <text:p>-0.238998808</text:p>
          </table:table-cell>
          <table:table-cell office:value-type="float" office:value="-4.271644721" calcext:value-type="float">
            <text:p>-4.271644721</text:p>
          </table:table-cell>
          <table:table-cell office:value-type="float" office:value="-3.198160152" calcext:value-type="float">
            <text:p>-3.198160152</text:p>
          </table:table-cell>
          <table:table-cell office:value-type="float" office:value="-4.120901427" calcext:value-type="float">
            <text:p>-4.120901427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-4.637449986" calcext:value-type="float">
            <text:p>-4.637449986</text:p>
          </table:table-cell>
          <table:table-cell office:value-type="float" office:value="-3.120344782" calcext:value-type="float">
            <text:p>-3.120344782</text:p>
          </table:table-cell>
          <table:table-cell office:value-type="float" office:value="-5.797286677" calcext:value-type="float">
            <text:p>-5.797286677</text:p>
          </table:table-cell>
          <table:table-cell office:value-type="float" office:value="-3.148596825" calcext:value-type="float">
            <text:p>-3.148596825</text:p>
          </table:table-cell>
          <table:table-cell office:value-type="float" office:value="-6.459918475" calcext:value-type="float">
            <text:p>-6.459918475</text:p>
          </table:table-cell>
          <table:table-cell office:value-type="float" office:value="-6.523803085" calcext:value-type="float">
            <text:p>-6.523803085</text:p>
          </table:table-cell>
          <table:table-cell office:value-type="float" office:value="-0.303096836" calcext:value-type="float">
            <text:p>-0.303096836</text:p>
          </table:table-cell>
          <table:table-cell office:value-type="float" office:value="-4.151106254" calcext:value-type="float">
            <text:p>-4.151106254</text:p>
          </table:table-cell>
          <table:table-cell office:value-type="float" office:value="-3.601135561" calcext:value-type="float">
            <text:p>-3.601135561</text:p>
          </table:table-cell>
          <table:table-cell office:value-type="float" office:value="-4.434598916" calcext:value-type="float">
            <text:p>-4.434598916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-4.614350306" calcext:value-type="float">
            <text:p>-4.614350306</text:p>
          </table:table-cell>
          <table:table-cell office:value-type="float" office:value="-3.156387984" calcext:value-type="float">
            <text:p>-3.156387984</text:p>
          </table:table-cell>
          <table:table-cell office:value-type="float" office:value="-5.883065832" calcext:value-type="float">
            <text:p>-5.883065832</text:p>
          </table:table-cell>
          <table:table-cell office:value-type="float" office:value="-3.273812787" calcext:value-type="float">
            <text:p>-3.273812787</text:p>
          </table:table-cell>
          <table:table-cell office:value-type="float" office:value="-6.554786822" calcext:value-type="float">
            <text:p>-6.554786822</text:p>
          </table:table-cell>
          <table:table-cell office:value-type="float" office:value="-6.601600369" calcext:value-type="float">
            <text:p>-6.601600369</text:p>
          </table:table-cell>
          <table:table-cell office:value-type="float" office:value="-0.443870584" calcext:value-type="float">
            <text:p>-0.443870584</text:p>
          </table:table-cell>
          <table:table-cell office:value-type="float" office:value="-4.034392062" calcext:value-type="float">
            <text:p>-4.034392062</text:p>
          </table:table-cell>
          <table:table-cell office:value-type="float" office:value="-3.722917024" calcext:value-type="float">
            <text:p>-3.722917024</text:p>
          </table:table-cell>
          <table:table-cell office:value-type="float" office:value="-4.653392389" calcext:value-type="float">
            <text:p>-4.65339238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4.636930736" calcext:value-type="float">
            <text:p>-4.636930736</text:p>
          </table:table-cell>
          <table:table-cell office:value-type="float" office:value="-3.222592352" calcext:value-type="float">
            <text:p>-3.222592352</text:p>
          </table:table-cell>
          <table:table-cell office:value-type="float" office:value="-5.916292038" calcext:value-type="float">
            <text:p>-5.916292038</text:p>
          </table:table-cell>
          <table:table-cell office:value-type="float" office:value="-3.312166264" calcext:value-type="float">
            <text:p>-3.312166264</text:p>
          </table:table-cell>
          <table:table-cell office:value-type="float" office:value="-6.643409109" calcext:value-type="float">
            <text:p>-6.643409109</text:p>
          </table:table-cell>
          <table:table-cell office:value-type="float" office:value="-6.65918791" calcext:value-type="float">
            <text:p>-6.65918791</text:p>
          </table:table-cell>
          <table:table-cell office:value-type="float" office:value="-0.572857123" calcext:value-type="float">
            <text:p>-0.572857123</text:p>
          </table:table-cell>
          <table:table-cell office:value-type="float" office:value="-3.921498013" calcext:value-type="float">
            <text:p>-3.921498013</text:p>
          </table:table-cell>
          <table:table-cell office:value-type="float" office:value="-4.157493108" calcext:value-type="float">
            <text:p>-4.157493108</text:p>
          </table:table-cell>
          <table:table-cell office:value-type="float" office:value="-4.900150805" calcext:value-type="float">
            <text:p>-4.90015080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-4.636893037" calcext:value-type="float">
            <text:p>-4.636893037</text:p>
          </table:table-cell>
          <table:table-cell office:value-type="float" office:value="-3.353679349" calcext:value-type="float">
            <text:p>-3.353679349</text:p>
          </table:table-cell>
          <table:table-cell office:value-type="float" office:value="-5.920707442" calcext:value-type="float">
            <text:p>-5.920707442</text:p>
          </table:table-cell>
          <table:table-cell office:value-type="float" office:value="-3.348758345" calcext:value-type="float">
            <text:p>-3.348758345</text:p>
          </table:table-cell>
          <table:table-cell office:value-type="float" office:value="-6.692989566" calcext:value-type="float">
            <text:p>-6.692989566</text:p>
          </table:table-cell>
          <table:table-cell office:value-type="float" office:value="-6.703559329" calcext:value-type="float">
            <text:p>-6.703559329</text:p>
          </table:table-cell>
          <table:table-cell office:value-type="float" office:value="-0.672035324" calcext:value-type="float">
            <text:p>-0.672035324</text:p>
          </table:table-cell>
          <table:table-cell office:value-type="float" office:value="-3.811837028" calcext:value-type="float">
            <text:p>-3.811837028</text:p>
          </table:table-cell>
          <table:table-cell office:value-type="float" office:value="-4.25972389" calcext:value-type="float">
            <text:p>-4.25972389</text:p>
          </table:table-cell>
          <table:table-cell office:value-type="float" office:value="-5.007508354" calcext:value-type="float">
            <text:p>-5.00750835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4.649509702" calcext:value-type="float">
            <text:p>-4.649509702</text:p>
          </table:table-cell>
          <table:table-cell office:value-type="float" office:value="-3.386203594" calcext:value-type="float">
            <text:p>-3.386203594</text:p>
          </table:table-cell>
          <table:table-cell office:value-type="float" office:value="-5.94740108" calcext:value-type="float">
            <text:p>-5.94740108</text:p>
          </table:table-cell>
          <table:table-cell office:value-type="float" office:value="-3.384208431" calcext:value-type="float">
            <text:p>-3.384208431</text:p>
          </table:table-cell>
          <table:table-cell office:value-type="float" office:value="-6.731991288" calcext:value-type="float">
            <text:p>-6.731991288</text:p>
          </table:table-cell>
          <table:table-cell office:value-type="float" office:value="-6.748748001" calcext:value-type="float">
            <text:p>-6.748748001</text:p>
          </table:table-cell>
          <table:table-cell office:value-type="float" office:value="-0.889099594" calcext:value-type="float">
            <text:p>-0.889099594</text:p>
          </table:table-cell>
          <table:table-cell office:value-type="float" office:value="-3.705154637" calcext:value-type="float">
            <text:p>-3.705154637</text:p>
          </table:table-cell>
          <table:table-cell office:value-type="float" office:value="-4.344081423" calcext:value-type="float">
            <text:p>-4.344081423</text:p>
          </table:table-cell>
          <table:table-cell office:value-type="float" office:value="-5.111121661" calcext:value-type="float">
            <text:p>-5.11112166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4.648671616" calcext:value-type="float">
            <text:p>-4.648671616</text:p>
          </table:table-cell>
          <table:table-cell office:value-type="float" office:value="-3.41787251" calcext:value-type="float">
            <text:p>-3.41787251</text:p>
          </table:table-cell>
          <table:table-cell office:value-type="float" office:value="-5.955797869" calcext:value-type="float">
            <text:p>-5.955797869</text:p>
          </table:table-cell>
          <table:table-cell office:value-type="float" office:value="-3.419111294" calcext:value-type="float">
            <text:p>-3.419111294</text:p>
          </table:table-cell>
          <table:table-cell office:value-type="float" office:value="-6.77806786" calcext:value-type="float">
            <text:p>-6.77806786</text:p>
          </table:table-cell>
          <table:table-cell office:value-type="float" office:value="-6.806483363" calcext:value-type="float">
            <text:p>-6.806483363</text:p>
          </table:table-cell>
          <table:table-cell office:value-type="float" office:value="-1.074533801" calcext:value-type="float">
            <text:p>-1.074533801</text:p>
          </table:table-cell>
          <table:table-cell office:value-type="float" office:value="-3.601649416" calcext:value-type="float">
            <text:p>-3.601649416</text:p>
          </table:table-cell>
          <table:table-cell office:value-type="float" office:value="-4.437527864" calcext:value-type="float">
            <text:p>-4.437527864</text:p>
          </table:table-cell>
          <table:table-cell office:value-type="float" office:value="-5.217876593" calcext:value-type="float">
            <text:p>-5.217876593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-4.641409922" calcext:value-type="float">
            <text:p>-4.641409922</text:p>
          </table:table-cell>
          <table:table-cell office:value-type="float" office:value="-3.461300525" calcext:value-type="float">
            <text:p>-3.461300525</text:p>
          </table:table-cell>
          <table:table-cell office:value-type="float" office:value="-5.990817557" calcext:value-type="float">
            <text:p>-5.990817557</text:p>
          </table:table-cell>
          <table:table-cell office:value-type="float" office:value="-3.456203504" calcext:value-type="float">
            <text:p>-3.456203504</text:p>
          </table:table-cell>
          <table:table-cell office:value-type="float" office:value="-6.82333797" calcext:value-type="float">
            <text:p>-6.82333797</text:p>
          </table:table-cell>
          <table:table-cell office:value-type="float" office:value="-6.851520333" calcext:value-type="float">
            <text:p>-6.851520333</text:p>
          </table:table-cell>
          <table:table-cell office:value-type="float" office:value="-1.222119948" calcext:value-type="float">
            <text:p>-1.222119948</text:p>
          </table:table-cell>
          <table:table-cell office:value-type="float" office:value="-3.501562626" calcext:value-type="float">
            <text:p>-3.501562626</text:p>
          </table:table-cell>
          <table:table-cell office:value-type="float" office:value="-4.571219526" calcext:value-type="float">
            <text:p>-4.571219526</text:p>
          </table:table-cell>
          <table:table-cell office:value-type="float" office:value="-5.309733818" calcext:value-type="float">
            <text:p>-5.30973381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4.647314254" calcext:value-type="float">
            <text:p>-4.647314254</text:p>
          </table:table-cell>
          <table:table-cell office:value-type="float" office:value="-3.491019148" calcext:value-type="float">
            <text:p>-3.491019148</text:p>
          </table:table-cell>
          <table:table-cell office:value-type="float" office:value="-6.143233055" calcext:value-type="float">
            <text:p>-6.143233055</text:p>
          </table:table-cell>
          <table:table-cell office:value-type="float" office:value="-3.581850723" calcext:value-type="float">
            <text:p>-3.581850723</text:p>
          </table:table-cell>
          <table:table-cell office:value-type="float" office:value="-6.868364139" calcext:value-type="float">
            <text:p>-6.868364139</text:p>
          </table:table-cell>
          <table:table-cell office:value-type="float" office:value="-6.895778838" calcext:value-type="float">
            <text:p>-6.895778838</text:p>
          </table:table-cell>
          <table:table-cell office:value-type="float" office:value="-1.50760053" calcext:value-type="float">
            <text:p>-1.50760053</text:p>
          </table:table-cell>
          <table:table-cell office:value-type="float" office:value="-3.404379338" calcext:value-type="float">
            <text:p>-3.404379338</text:p>
          </table:table-cell>
          <table:table-cell office:value-type="float" office:value="-4.672644427" calcext:value-type="float">
            <text:p>-4.672644427</text:p>
          </table:table-cell>
          <table:table-cell office:value-type="float" office:value="-5.51490539" calcext:value-type="float">
            <text:p>-5.5149053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4.736811119" calcext:value-type="float">
            <text:p>-4.736811119</text:p>
          </table:table-cell>
          <table:table-cell office:value-type="float" office:value="-3.507101927" calcext:value-type="float">
            <text:p>-3.507101927</text:p>
          </table:table-cell>
          <table:table-cell office:value-type="float" office:value="-6.182694481" calcext:value-type="float">
            <text:p>-6.182694481</text:p>
          </table:table-cell>
          <table:table-cell office:value-type="float" office:value="-3.645519513" calcext:value-type="float">
            <text:p>-3.645519513</text:p>
          </table:table-cell>
          <table:table-cell office:value-type="float" office:value="-6.879538229" calcext:value-type="float">
            <text:p>-6.879538229</text:p>
          </table:table-cell>
          <table:table-cell office:value-type="float" office:value="-6.908027338" calcext:value-type="float">
            <text:p>-6.908027338</text:p>
          </table:table-cell>
          <table:table-cell office:value-type="float" office:value="-1.885767863" calcext:value-type="float">
            <text:p>-1.885767863</text:p>
          </table:table-cell>
          <table:table-cell office:value-type="float" office:value="-3.309627834" calcext:value-type="float">
            <text:p>-3.309627834</text:p>
          </table:table-cell>
          <table:table-cell office:value-type="float" office:value="-4.767809748" calcext:value-type="float">
            <text:p>-4.767809748</text:p>
          </table:table-cell>
          <table:table-cell office:value-type="float" office:value="-5.765950371" calcext:value-type="float">
            <text:p>-5.765950371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4.766276731" calcext:value-type="float">
            <text:p>-4.766276731</text:p>
          </table:table-cell>
          <table:table-cell office:value-type="float" office:value="-3.535029984" calcext:value-type="float">
            <text:p>-3.535029984</text:p>
          </table:table-cell>
          <table:table-cell office:value-type="float" office:value="-6.19397357" calcext:value-type="float">
            <text:p>-6.19397357</text:p>
          </table:table-cell>
          <table:table-cell office:value-type="float" office:value="-3.676448753" calcext:value-type="float">
            <text:p>-3.676448753</text:p>
          </table:table-cell>
          <table:table-cell office:value-type="float" office:value="-7.006351063" calcext:value-type="float">
            <text:p>-7.006351063</text:p>
          </table:table-cell>
          <table:table-cell office:value-type="float" office:value="-7.093120015" calcext:value-type="float">
            <text:p>-7.093120015</text:p>
          </table:table-cell>
          <table:table-cell office:value-type="float" office:value="-2.132723025" calcext:value-type="float">
            <text:p>-2.132723025</text:p>
          </table:table-cell>
          <table:table-cell office:value-type="float" office:value="-3.217315402" calcext:value-type="float">
            <text:p>-3.217315402</text:p>
          </table:table-cell>
          <table:table-cell office:value-type="float" office:value="-5.123746011" calcext:value-type="float">
            <text:p>-5.123746011</text:p>
          </table:table-cell>
          <table:table-cell office:value-type="float" office:value="-5.845434866" calcext:value-type="float">
            <text:p>-5.84543486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4.743390438" calcext:value-type="float">
            <text:p>-4.743390438</text:p>
          </table:table-cell>
          <table:table-cell office:value-type="float" office:value="-3.575071503" calcext:value-type="float">
            <text:p>-3.575071503</text:p>
          </table:table-cell>
          <table:table-cell office:value-type="float" office:value="-6.204563215" calcext:value-type="float">
            <text:p>-6.204563215</text:p>
          </table:table-cell>
          <table:table-cell office:value-type="float" office:value="-3.831648427" calcext:value-type="float">
            <text:p>-3.831648427</text:p>
          </table:table-cell>
          <table:table-cell office:value-type="float" office:value="-7.118876445" calcext:value-type="float">
            <text:p>-7.118876445</text:p>
          </table:table-cell>
          <table:table-cell office:value-type="float" office:value="-7.137916991" calcext:value-type="float">
            <text:p>-7.137916991</text:p>
          </table:table-cell>
          <table:table-cell office:value-type="float" office:value="-2.307307973" calcext:value-type="float">
            <text:p>-2.307307973</text:p>
          </table:table-cell>
          <table:table-cell office:value-type="float" office:value="-3.127871409" calcext:value-type="float">
            <text:p>-3.127871409</text:p>
          </table:table-cell>
          <table:table-cell office:value-type="float" office:value="-5.227516315" calcext:value-type="float">
            <text:p>-5.227516315</text:p>
          </table:table-cell>
          <table:table-cell office:value-type="float" office:value="-6.1333398" calcext:value-type="float">
            <text:p>-6.133339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4.752694499" calcext:value-type="float">
            <text:p>-4.752694499</text:p>
          </table:table-cell>
          <table:table-cell office:value-type="float" office:value="-3.589233304" calcext:value-type="float">
            <text:p>-3.589233304</text:p>
          </table:table-cell>
          <table:table-cell office:value-type="float" office:value="-6.232564164" calcext:value-type="float">
            <text:p>-6.232564164</text:p>
          </table:table-cell>
          <table:table-cell office:value-type="float" office:value="-3.921677277" calcext:value-type="float">
            <text:p>-3.921677277</text:p>
          </table:table-cell>
          <table:table-cell office:value-type="float" office:value="-7.166620365" calcext:value-type="float">
            <text:p>-7.166620365</text:p>
          </table:table-cell>
          <table:table-cell office:value-type="float" office:value="-7.178917292" calcext:value-type="float">
            <text:p>-7.178917292</text:p>
          </table:table-cell>
          <table:table-cell office:value-type="float" office:value="-2.327415187" calcext:value-type="float">
            <text:p>-2.327415187</text:p>
          </table:table-cell>
          <table:table-cell office:value-type="float" office:value="-3.04118719" calcext:value-type="float">
            <text:p>-3.04118719</text:p>
          </table:table-cell>
          <table:table-cell office:value-type="float" office:value="-5.28993955" calcext:value-type="float">
            <text:p>-5.28993955</text:p>
          </table:table-cell>
          <table:table-cell office:value-type="float" office:value="-6.493355124" calcext:value-type="float">
            <text:p>-6.49335512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4.746142982" calcext:value-type="float">
            <text:p>-4.746142982</text:p>
          </table:table-cell>
          <table:table-cell office:value-type="float" office:value="-3.627678543" calcext:value-type="float">
            <text:p>-3.627678543</text:p>
          </table:table-cell>
          <table:table-cell office:value-type="float" office:value="-6.22359828" calcext:value-type="float">
            <text:p>-6.22359828</text:p>
          </table:table-cell>
          <table:table-cell office:value-type="float" office:value="-4.097748492" calcext:value-type="float">
            <text:p>-4.097748492</text:p>
          </table:table-cell>
          <table:table-cell office:value-type="float" office:value="-7.219116743" calcext:value-type="float">
            <text:p>-7.219116743</text:p>
          </table:table-cell>
          <table:table-cell office:value-type="float" office:value="-7.221559148" calcext:value-type="float">
            <text:p>-7.221559148</text:p>
          </table:table-cell>
          <table:table-cell office:value-type="float" office:value="-3.174803896" calcext:value-type="float">
            <text:p>-3.174803896</text:p>
          </table:table-cell>
          <table:table-cell office:value-type="float" office:value="-2.956648448" calcext:value-type="float">
            <text:p>-2.956648448</text:p>
          </table:table-cell>
          <table:table-cell office:value-type="float" office:value="-5.406672296" calcext:value-type="float">
            <text:p>-5.406672296</text:p>
          </table:table-cell>
          <table:table-cell office:value-type="float" office:value="-6.57457886" calcext:value-type="float">
            <text:p>-6.57457886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-4.758870053" calcext:value-type="float">
            <text:p>-4.758870053</text:p>
          </table:table-cell>
          <table:table-cell office:value-type="float" office:value="-3.727540069" calcext:value-type="float">
            <text:p>-3.727540069</text:p>
          </table:table-cell>
          <table:table-cell office:value-type="float" office:value="-6.237438974" calcext:value-type="float">
            <text:p>-6.237438974</text:p>
          </table:table-cell>
          <table:table-cell office:value-type="float" office:value="-4.189387115" calcext:value-type="float">
            <text:p>-4.189387115</text:p>
          </table:table-cell>
          <table:table-cell office:value-type="float" office:value="-7.246443969" calcext:value-type="float">
            <text:p>-7.246443969</text:p>
          </table:table-cell>
          <table:table-cell office:value-type="float" office:value="-7.260400551" calcext:value-type="float">
            <text:p>-7.260400551</text:p>
          </table:table-cell>
          <table:table-cell office:value-type="float" office:value="-3.305337686" calcext:value-type="float">
            <text:p>-3.305337686</text:p>
          </table:table-cell>
          <table:table-cell office:value-type="float" office:value="-2.8740732151" calcext:value-type="float">
            <text:p>-2.8740732151</text:p>
          </table:table-cell>
          <table:table-cell office:value-type="float" office:value="-5.506584562" calcext:value-type="float">
            <text:p>-5.506584562</text:p>
          </table:table-cell>
          <table:table-cell office:value-type="float" office:value="-6.628455966" calcext:value-type="float">
            <text:p>-6.628455966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4.787255578" calcext:value-type="float">
            <text:p>-4.787255578</text:p>
          </table:table-cell>
          <table:table-cell office:value-type="float" office:value="-3.796912716" calcext:value-type="float">
            <text:p>-3.796912716</text:p>
          </table:table-cell>
          <table:table-cell office:value-type="float" office:value="-6.424117799" calcext:value-type="float">
            <text:p>-6.424117799</text:p>
          </table:table-cell>
          <table:table-cell office:value-type="float" office:value="-4.240735173" calcext:value-type="float">
            <text:p>-4.240735173</text:p>
          </table:table-cell>
          <table:table-cell office:value-type="float" office:value="-7.305118334" calcext:value-type="float">
            <text:p>-7.305118334</text:p>
          </table:table-cell>
          <table:table-cell office:value-type="float" office:value="-7.299768006" calcext:value-type="float">
            <text:p>-7.299768006</text:p>
          </table:table-cell>
          <table:table-cell office:value-type="float" office:value="-3.471975126" calcext:value-type="float">
            <text:p>-3.471975126</text:p>
          </table:table-cell>
          <table:table-cell office:value-type="float" office:value="-2.7937864673" calcext:value-type="float">
            <text:p>-2.7937864673</text:p>
          </table:table-cell>
          <table:table-cell office:value-type="float" office:value="-5.60942248" calcext:value-type="float">
            <text:p>-5.60942248</text:p>
          </table:table-cell>
          <table:table-cell office:value-type="float" office:value="-6.70339793" calcext:value-type="float">
            <text:p>-6.70339793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-4.875691902" calcext:value-type="float">
            <text:p>-4.875691902</text:p>
          </table:table-cell>
          <table:table-cell office:value-type="float" office:value="-3.817829169" calcext:value-type="float">
            <text:p>-3.817829169</text:p>
          </table:table-cell>
          <table:table-cell office:value-type="float" office:value="-6.429228238" calcext:value-type="float">
            <text:p>-6.429228238</text:p>
          </table:table-cell>
          <table:table-cell office:value-type="float" office:value="-4.290782876" calcext:value-type="float">
            <text:p>-4.290782876</text:p>
          </table:table-cell>
          <table:table-cell office:value-type="float" office:value="-7.363502915" calcext:value-type="float">
            <text:p>-7.363502915</text:p>
          </table:table-cell>
          <table:table-cell office:value-type="float" office:value="-7.390820719" calcext:value-type="float">
            <text:p>-7.390820719</text:p>
          </table:table-cell>
          <table:table-cell office:value-type="float" office:value="-3.800509501" calcext:value-type="float">
            <text:p>-3.800509501</text:p>
          </table:table-cell>
          <table:table-cell office:value-type="float" office:value="-2.7161221488" calcext:value-type="float">
            <text:p>-2.7161221488</text:p>
          </table:table-cell>
          <table:table-cell office:value-type="float" office:value="-5.721317244" calcext:value-type="float">
            <text:p>-5.721317244</text:p>
          </table:table-cell>
          <table:table-cell office:value-type="float" office:value="-6.844467839" calcext:value-type="float">
            <text:p>-6.844467839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-4.872501778" calcext:value-type="float">
            <text:p>-4.872501778</text:p>
          </table:table-cell>
          <table:table-cell office:value-type="float" office:value="-3.828263364" calcext:value-type="float">
            <text:p>-3.828263364</text:p>
          </table:table-cell>
          <table:table-cell office:value-type="float" office:value="-6.433366489" calcext:value-type="float">
            <text:p>-6.433366489</text:p>
          </table:table-cell>
          <table:table-cell office:value-type="float" office:value="-4.33910181" calcext:value-type="float">
            <text:p>-4.33910181</text:p>
          </table:table-cell>
          <table:table-cell office:value-type="float" office:value="-7.284925897" calcext:value-type="float">
            <text:p>-7.284925897</text:p>
          </table:table-cell>
          <table:table-cell office:value-type="float" office:value="-7.509641084" calcext:value-type="float">
            <text:p>-7.509641084</text:p>
          </table:table-cell>
          <table:table-cell office:value-type="float" office:value="-4.043714492" calcext:value-type="float">
            <text:p>-4.043714492</text:p>
          </table:table-cell>
          <table:table-cell office:value-type="float" office:value="-2.6405175907" calcext:value-type="float">
            <text:p>-2.6405175907</text:p>
          </table:table-cell>
          <table:table-cell office:value-type="float" office:value="-6.053605585" calcext:value-type="float">
            <text:p>-6.053605585</text:p>
          </table:table-cell>
          <table:table-cell office:value-type="float" office:value="-6.943576513" calcext:value-type="float">
            <text:p>-6.94357651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4.866009715" calcext:value-type="float">
            <text:p>-4.866009715</text:p>
          </table:table-cell>
          <table:table-cell office:value-type="float" office:value="-3.847266072" calcext:value-type="float">
            <text:p>-3.847266072</text:p>
          </table:table-cell>
          <table:table-cell office:value-type="float" office:value="-6.550480405" calcext:value-type="float">
            <text:p>-6.550480405</text:p>
          </table:table-cell>
          <table:table-cell office:value-type="float" office:value="-4.511223926" calcext:value-type="float">
            <text:p>-4.511223926</text:p>
          </table:table-cell>
          <table:table-cell office:value-type="float" office:value="-7.195885223" calcext:value-type="float">
            <text:p>-7.195885223</text:p>
          </table:table-cell>
          <table:table-cell office:value-type="float" office:value="-7.491383591" calcext:value-type="float">
            <text:p>-7.491383591</text:p>
          </table:table-cell>
          <table:table-cell office:value-type="float" office:value="-4.215985156" calcext:value-type="float">
            <text:p>-4.215985156</text:p>
          </table:table-cell>
          <table:table-cell office:value-type="float" office:value="-2.5667290828" calcext:value-type="float">
            <text:p>-2.5667290828</text:p>
          </table:table-cell>
          <table:table-cell office:value-type="float" office:value="-6.129618437" calcext:value-type="float">
            <text:p>-6.129618437</text:p>
          </table:table-cell>
          <table:table-cell office:value-type="float" office:value="-7.046834357" calcext:value-type="float">
            <text:p>-7.04683435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-4.846519892" calcext:value-type="float">
            <text:p>-4.846519892</text:p>
          </table:table-cell>
          <table:table-cell office:value-type="float" office:value="-3.853110131" calcext:value-type="float">
            <text:p>-3.853110131</text:p>
          </table:table-cell>
          <table:table-cell office:value-type="float" office:value="-6.518380684" calcext:value-type="float">
            <text:p>-6.518380684</text:p>
          </table:table-cell>
          <table:table-cell office:value-type="float" office:value="-4.595931506" calcext:value-type="float">
            <text:p>-4.595931506</text:p>
          </table:table-cell>
          <table:table-cell office:value-type="float" office:value="-7.10728985" calcext:value-type="float">
            <text:p>-7.10728985</text:p>
          </table:table-cell>
          <table:table-cell office:value-type="float" office:value="-7.411061936" calcext:value-type="float">
            <text:p>-7.411061936</text:p>
          </table:table-cell>
          <table:table-cell office:value-type="float" office:value="-4.50192213" calcext:value-type="float">
            <text:p>-4.50192213</text:p>
          </table:table-cell>
          <table:table-cell office:value-type="float" office:value="-2.4947159229" calcext:value-type="float">
            <text:p>-2.4947159229</text:p>
          </table:table-cell>
          <table:table-cell office:value-type="float" office:value="-6.230131156" calcext:value-type="float">
            <text:p>-6.230131156</text:p>
          </table:table-cell>
          <table:table-cell office:value-type="float" office:value="-7.106067773" calcext:value-type="float">
            <text:p>-7.10606777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-4.83994261" calcext:value-type="float">
            <text:p>-4.83994261</text:p>
          </table:table-cell>
          <table:table-cell office:value-type="float" office:value="-3.940739351" calcext:value-type="float">
            <text:p>-3.940739351</text:p>
          </table:table-cell>
          <table:table-cell office:value-type="float" office:value="-6.346824589" calcext:value-type="float">
            <text:p>-6.346824589</text:p>
          </table:table-cell>
          <table:table-cell office:value-type="float" office:value="-4.62011295" calcext:value-type="float">
            <text:p>-4.62011295</text:p>
          </table:table-cell>
          <table:table-cell office:value-type="float" office:value="-7.020120053" calcext:value-type="float">
            <text:p>-7.020120053</text:p>
          </table:table-cell>
          <table:table-cell office:value-type="float" office:value="-7.322110613" calcext:value-type="float">
            <text:p>-7.322110613</text:p>
          </table:table-cell>
          <table:table-cell office:value-type="float" office:value="-4.729051147" calcext:value-type="float">
            <text:p>-4.729051147</text:p>
          </table:table-cell>
          <table:table-cell office:value-type="float" office:value="-2.4248813882" calcext:value-type="float">
            <text:p>-2.4248813882</text:p>
          </table:table-cell>
          <table:table-cell office:value-type="float" office:value="-6.343302598" calcext:value-type="float">
            <text:p>-6.343302598</text:p>
          </table:table-cell>
          <table:table-cell office:value-type="float" office:value="-7.200672253" calcext:value-type="float">
            <text:p>-7.200672253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4.840156645" calcext:value-type="float">
            <text:p>-4.840156645</text:p>
          </table:table-cell>
          <table:table-cell office:value-type="float" office:value="-4.038986457" calcext:value-type="float">
            <text:p>-4.038986457</text:p>
          </table:table-cell>
          <table:table-cell office:value-type="float" office:value="-6.169746864" calcext:value-type="float">
            <text:p>-6.169746864</text:p>
          </table:table-cell>
          <table:table-cell office:value-type="float" office:value="-4.676109665" calcext:value-type="float">
            <text:p>-4.676109665</text:p>
          </table:table-cell>
          <table:table-cell office:value-type="float" office:value="-6.933909442" calcext:value-type="float">
            <text:p>-6.933909442</text:p>
          </table:table-cell>
          <table:table-cell office:value-type="float" office:value="-7.231194678" calcext:value-type="float">
            <text:p>-7.231194678</text:p>
          </table:table-cell>
          <table:table-cell office:value-type="float" office:value="-4.879101933" calcext:value-type="float">
            <text:p>-4.879101933</text:p>
          </table:table-cell>
          <table:table-cell office:value-type="float" office:value="-2.35726642" calcext:value-type="float">
            <text:p>-2.35726642</text:p>
          </table:table-cell>
          <table:table-cell office:value-type="float" office:value="-6.408363244" calcext:value-type="float">
            <text:p>-6.408363244</text:p>
          </table:table-cell>
          <table:table-cell office:value-type="float" office:value="-7.351517779" calcext:value-type="float">
            <text:p>-7.35151777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-4.840793355" calcext:value-type="float">
            <text:p>-4.840793355</text:p>
          </table:table-cell>
          <table:table-cell office:value-type="float" office:value="-4.05259652" calcext:value-type="float">
            <text:p>-4.05259652</text:p>
          </table:table-cell>
          <table:table-cell office:value-type="float" office:value="-5.996951792" calcext:value-type="float">
            <text:p>-5.996951792</text:p>
          </table:table-cell>
          <table:table-cell office:value-type="float" office:value="-4.730187147" calcext:value-type="float">
            <text:p>-4.730187147</text:p>
          </table:table-cell>
          <table:table-cell office:value-type="float" office:value="-6.848419718" calcext:value-type="float">
            <text:p>-6.848419718</text:p>
          </table:table-cell>
          <table:table-cell office:value-type="float" office:value="-7.14195942" calcext:value-type="float">
            <text:p>-7.14195942</text:p>
          </table:table-cell>
          <table:table-cell office:value-type="float" office:value="-5.004848" calcext:value-type="float">
            <text:p>-5.004848</text:p>
          </table:table-cell>
          <table:table-cell office:value-type="float" office:value="-2.2913481302" calcext:value-type="float">
            <text:p>-2.2913481302</text:p>
          </table:table-cell>
          <table:table-cell office:value-type="float" office:value="-6.498004257" calcext:value-type="float">
            <text:p>-6.498004257</text:p>
          </table:table-cell>
          <table:table-cell office:value-type="float" office:value="-7.394011984" calcext:value-type="float">
            <text:p>-7.39401198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4.863483802" calcext:value-type="float">
            <text:p>-4.863483802</text:p>
          </table:table-cell>
          <table:table-cell office:value-type="float" office:value="-4.066206752" calcext:value-type="float">
            <text:p>-4.066206752</text:p>
          </table:table-cell>
          <table:table-cell office:value-type="float" office:value="-5.829024482" calcext:value-type="float">
            <text:p>-5.829024482</text:p>
          </table:table-cell>
          <table:table-cell office:value-type="float" office:value="-4.875022528" calcext:value-type="float">
            <text:p>-4.875022528</text:p>
          </table:table-cell>
          <table:table-cell office:value-type="float" office:value="-6.763844345" calcext:value-type="float">
            <text:p>-6.763844345</text:p>
          </table:table-cell>
          <table:table-cell office:value-type="float" office:value="-7.054196355" calcext:value-type="float">
            <text:p>-7.054196355</text:p>
          </table:table-cell>
          <table:table-cell office:value-type="float" office:value="-5.133016169" calcext:value-type="float">
            <text:p>-5.133016169</text:p>
          </table:table-cell>
          <table:table-cell office:value-type="float" office:value="-2.2269199681" calcext:value-type="float">
            <text:p>-2.2269199681</text:p>
          </table:table-cell>
          <table:table-cell office:value-type="float" office:value="-6.683709928" calcext:value-type="float">
            <text:p>-6.683709928</text:p>
          </table:table-cell>
          <table:table-cell office:value-type="float" office:value="-7.422926463" calcext:value-type="float">
            <text:p>-7.42292646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4.774323819" calcext:value-type="float">
            <text:p>-4.774323819</text:p>
          </table:table-cell>
          <table:table-cell office:value-type="float" office:value="-4.078362064" calcext:value-type="float">
            <text:p>-4.078362064</text:p>
          </table:table-cell>
          <table:table-cell office:value-type="float" office:value="-5.666205453" calcext:value-type="float">
            <text:p>-5.666205453</text:p>
          </table:table-cell>
          <table:table-cell office:value-type="float" office:value="-4.824390145" calcext:value-type="float">
            <text:p>-4.824390145</text:p>
          </table:table-cell>
          <table:table-cell office:value-type="float" office:value="-6.680694081" calcext:value-type="float">
            <text:p>-6.680694081</text:p>
          </table:table-cell>
          <table:table-cell office:value-type="float" office:value="-6.967181884" calcext:value-type="float">
            <text:p>-6.967181884</text:p>
          </table:table-cell>
          <table:table-cell office:value-type="float" office:value="-5.250945877" calcext:value-type="float">
            <text:p>-5.250945877</text:p>
          </table:table-cell>
          <table:table-cell office:value-type="float" office:value="-2.1642371934" calcext:value-type="float">
            <text:p>-2.1642371934</text:p>
          </table:table-cell>
          <table:table-cell office:value-type="float" office:value="-6.672505157" calcext:value-type="float">
            <text:p>-6.672505157</text:p>
          </table:table-cell>
          <table:table-cell office:value-type="float" office:value="-7.510476822" calcext:value-type="float">
            <text:p>-7.510476822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-4.641232728" calcext:value-type="float">
            <text:p>-4.641232728</text:p>
          </table:table-cell>
          <table:table-cell office:value-type="float" office:value="-4.078376281" calcext:value-type="float">
            <text:p>-4.078376281</text:p>
          </table:table-cell>
          <table:table-cell office:value-type="float" office:value="-5.507922889" calcext:value-type="float">
            <text:p>-5.507922889</text:p>
          </table:table-cell>
          <table:table-cell office:value-type="float" office:value="-4.941649758" calcext:value-type="float">
            <text:p>-4.941649758</text:p>
          </table:table-cell>
          <table:table-cell office:value-type="float" office:value="-6.581407022" calcext:value-type="float">
            <text:p>-6.581407022</text:p>
          </table:table-cell>
          <table:table-cell office:value-type="float" office:value="-6.881154501" calcext:value-type="float">
            <text:p>-6.881154501</text:p>
          </table:table-cell>
          <table:table-cell office:value-type="float" office:value="-5.340040577" calcext:value-type="float">
            <text:p>-5.340040577</text:p>
          </table:table-cell>
          <table:table-cell office:value-type="float" office:value="-2.1036735224" calcext:value-type="float">
            <text:p>-2.1036735224</text:p>
          </table:table-cell>
          <table:table-cell office:value-type="float" office:value="-6.694071982" calcext:value-type="float">
            <text:p>-6.694071982</text:p>
          </table:table-cell>
          <table:table-cell office:value-type="float" office:value="-7.547166109" calcext:value-type="float">
            <text:p>-7.54716610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-4.511599539" calcext:value-type="float">
            <text:p>-4.511599539</text:p>
          </table:table-cell>
          <table:table-cell office:value-type="float" office:value="-4.090811983" calcext:value-type="float">
            <text:p>-4.090811983</text:p>
          </table:table-cell>
          <table:table-cell office:value-type="float" office:value="-5.353734958" calcext:value-type="float">
            <text:p>-5.353734958</text:p>
          </table:table-cell>
          <table:table-cell office:value-type="float" office:value="-5.013652286" calcext:value-type="float">
            <text:p>-5.013652286</text:p>
          </table:table-cell>
          <table:table-cell office:value-type="float" office:value="-6.381082601" calcext:value-type="float">
            <text:p>-6.381082601</text:p>
          </table:table-cell>
          <table:table-cell office:value-type="float" office:value="-6.796581201" calcext:value-type="float">
            <text:p>-6.796581201</text:p>
          </table:table-cell>
          <table:table-cell office:value-type="float" office:value="-5.621439686" calcext:value-type="float">
            <text:p>-5.621439686</text:p>
          </table:table-cell>
          <table:table-cell office:value-type="float" office:value="-2.0448567414" calcext:value-type="float">
            <text:p>-2.0448567414</text:p>
          </table:table-cell>
          <table:table-cell office:value-type="float" office:value="-6.680886135" calcext:value-type="float">
            <text:p>-6.680886135</text:p>
          </table:table-cell>
          <table:table-cell office:value-type="float" office:value="-7.577912771" calcext:value-type="float">
            <text:p>-7.577912771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4.385671145" calcext:value-type="float">
            <text:p>-4.385671145</text:p>
          </table:table-cell>
          <table:table-cell office:value-type="float" office:value="-4.099463153" calcext:value-type="float">
            <text:p>-4.099463153</text:p>
          </table:table-cell>
          <table:table-cell office:value-type="float" office:value="-5.203694229" calcext:value-type="float">
            <text:p>-5.203694229</text:p>
          </table:table-cell>
          <table:table-cell office:value-type="float" office:value="-5.042098795" calcext:value-type="float">
            <text:p>-5.042098795</text:p>
          </table:table-cell>
          <table:table-cell office:value-type="float" office:value="-6.203405337" calcext:value-type="float">
            <text:p>-6.203405337</text:p>
          </table:table-cell>
          <table:table-cell office:value-type="float" office:value="-6.713223397" calcext:value-type="float">
            <text:p>-6.713223397</text:p>
          </table:table-cell>
          <table:table-cell office:value-type="float" office:value="-5.817628385" calcext:value-type="float">
            <text:p>-5.817628385</text:p>
          </table:table-cell>
          <table:table-cell office:value-type="float" office:value="-1.9873463789" calcext:value-type="float">
            <text:p>-1.9873463789</text:p>
          </table:table-cell>
          <table:table-cell office:value-type="float" office:value="-6.82805524" calcext:value-type="float">
            <text:p>-6.82805524</text:p>
          </table:table-cell>
          <table:table-cell office:value-type="float" office:value="-7.558454594" calcext:value-type="float">
            <text:p>-7.5584545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4.26303529" calcext:value-type="float">
            <text:p>-4.26303529</text:p>
          </table:table-cell>
          <table:table-cell office:value-type="float" office:value="-4.117117674" calcext:value-type="float">
            <text:p>-4.117117674</text:p>
          </table:table-cell>
          <table:table-cell office:value-type="float" office:value="-5.058188999" calcext:value-type="float">
            <text:p>-5.058188999</text:p>
          </table:table-cell>
          <table:table-cell office:value-type="float" office:value="-5.069595324" calcext:value-type="float">
            <text:p>-5.069595324</text:p>
          </table:table-cell>
          <table:table-cell office:value-type="float" office:value="-6.029468903" calcext:value-type="float">
            <text:p>-6.029468903</text:p>
          </table:table-cell>
          <table:table-cell office:value-type="float" office:value="-6.630672639" calcext:value-type="float">
            <text:p>-6.630672639</text:p>
          </table:table-cell>
          <table:table-cell office:value-type="float" office:value="-5.891337628" calcext:value-type="float">
            <text:p>-5.891337628</text:p>
          </table:table-cell>
          <table:table-cell office:value-type="float" office:value="-1.9311608257" calcext:value-type="float">
            <text:p>-1.9311608257</text:p>
          </table:table-cell>
          <table:table-cell office:value-type="float" office:value="-6.88955391" calcext:value-type="float">
            <text:p>-6.88955391</text:p>
          </table:table-cell>
          <table:table-cell office:value-type="float" office:value="-7.476653357" calcext:value-type="float">
            <text:p>-7.47665335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-4.143494085" calcext:value-type="float">
            <text:p>-4.143494085</text:p>
          </table:table-cell>
          <table:table-cell office:value-type="float" office:value="-4.13772717" calcext:value-type="float">
            <text:p>-4.13772717</text:p>
          </table:table-cell>
          <table:table-cell office:value-type="float" office:value="-4.916959496" calcext:value-type="float">
            <text:p>-4.916959496</text:p>
          </table:table-cell>
          <table:table-cell office:value-type="float" office:value="-5.09651629" calcext:value-type="float">
            <text:p>-5.09651629</text:p>
          </table:table-cell>
          <table:table-cell office:value-type="float" office:value="-5.86098748" calcext:value-type="float">
            <text:p>-5.86098748</text:p>
          </table:table-cell>
          <table:table-cell office:value-type="float" office:value="-6.460360309" calcext:value-type="float">
            <text:p>-6.460360309</text:p>
          </table:table-cell>
          <table:table-cell office:value-type="float" office:value="-5.961855465" calcext:value-type="float">
            <text:p>-5.961855465</text:p>
          </table:table-cell>
          <table:table-cell office:value-type="float" office:value="-1.8770199138" calcext:value-type="float">
            <text:p>-1.8770199138</text:p>
          </table:table-cell>
          <table:table-cell office:value-type="float" office:value="-6.977410348" calcext:value-type="float">
            <text:p>-6.977410348</text:p>
          </table:table-cell>
          <table:table-cell office:value-type="float" office:value="-7.386033342" calcext:value-type="float">
            <text:p>-7.38603334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4.027500568" calcext:value-type="float">
            <text:p>-4.027500568</text:p>
          </table:table-cell>
          <table:table-cell office:value-type="float" office:value="-4.145500364" calcext:value-type="float">
            <text:p>-4.145500364</text:p>
          </table:table-cell>
          <table:table-cell office:value-type="float" office:value="-4.779431137" calcext:value-type="float">
            <text:p>-4.779431137</text:p>
          </table:table-cell>
          <table:table-cell office:value-type="float" office:value="-5.122483533" calcext:value-type="float">
            <text:p>-5.122483533</text:p>
          </table:table-cell>
          <table:table-cell office:value-type="float" office:value="-5.697205862" calcext:value-type="float">
            <text:p>-5.697205862</text:p>
          </table:table-cell>
          <table:table-cell office:value-type="float" office:value="-6.271897884" calcext:value-type="float">
            <text:p>-6.271897884</text:p>
          </table:table-cell>
          <table:table-cell office:value-type="float" office:value="-6.109316899" calcext:value-type="float">
            <text:p>-6.109316899</text:p>
          </table:table-cell>
          <table:table-cell office:value-type="float" office:value="-1.824823267" calcext:value-type="float">
            <text:p>-1.824823267</text:p>
          </table:table-cell>
          <table:table-cell office:value-type="float" office:value="-7.181903312" calcext:value-type="float">
            <text:p>-7.181903312</text:p>
          </table:table-cell>
          <table:table-cell office:value-type="float" office:value="-7.296499208" calcext:value-type="float">
            <text:p>-7.29649920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-3.915138061" calcext:value-type="float">
            <text:p>-3.915138061</text:p>
          </table:table-cell>
          <table:table-cell office:value-type="float" office:value="-4.228074057" calcext:value-type="float">
            <text:p>-4.228074057</text:p>
          </table:table-cell>
          <table:table-cell office:value-type="float" office:value="-4.645443987" calcext:value-type="float">
            <text:p>-4.645443987</text:p>
          </table:table-cell>
          <table:table-cell office:value-type="float" office:value="-5.147406294" calcext:value-type="float">
            <text:p>-5.147406294</text:p>
          </table:table-cell>
          <table:table-cell office:value-type="float" office:value="-5.53777061" calcext:value-type="float">
            <text:p>-5.53777061</text:p>
          </table:table-cell>
          <table:table-cell office:value-type="float" office:value="-6.096930694" calcext:value-type="float">
            <text:p>-6.096930694</text:p>
          </table:table-cell>
          <table:table-cell office:value-type="float" office:value="-6.200183434" calcext:value-type="float">
            <text:p>-6.200183434</text:p>
          </table:table-cell>
          <table:table-cell office:value-type="float" office:value="-1.7738273194" calcext:value-type="float">
            <text:p>-1.7738273194</text:p>
          </table:table-cell>
          <table:table-cell office:value-type="float" office:value="-7.293694347" calcext:value-type="float">
            <text:p>-7.293694347</text:p>
          </table:table-cell>
          <table:table-cell office:value-type="float" office:value="-7.20569311" calcext:value-type="float">
            <text:p>-7.20569311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-3.805824574" calcext:value-type="float">
            <text:p>-3.805824574</text:p>
          </table:table-cell>
          <table:table-cell office:value-type="float" office:value="-4.280095683" calcext:value-type="float">
            <text:p>-4.280095683</text:p>
          </table:table-cell>
          <table:table-cell office:value-type="float" office:value="-4.515358525" calcext:value-type="float">
            <text:p>-4.515358525</text:p>
          </table:table-cell>
          <table:table-cell office:value-type="float" office:value="-5.297015188" calcext:value-type="float">
            <text:p>-5.297015188</text:p>
          </table:table-cell>
          <table:table-cell office:value-type="float" office:value="-5.382588431" calcext:value-type="float">
            <text:p>-5.382588431</text:p>
          </table:table-cell>
          <table:table-cell office:value-type="float" office:value="-5.926648263" calcext:value-type="float">
            <text:p>-5.926648263</text:p>
          </table:table-cell>
          <table:table-cell office:value-type="float" office:value="-6.30150419" calcext:value-type="float">
            <text:p>-6.30150419</text:p>
          </table:table-cell>
          <table:table-cell office:value-type="float" office:value="-1.7240150188" calcext:value-type="float">
            <text:p>-1.7240150188</text:p>
          </table:table-cell>
          <table:table-cell office:value-type="float" office:value="-7.42862059" calcext:value-type="float">
            <text:p>-7.42862059</text:p>
          </table:table-cell>
          <table:table-cell office:value-type="float" office:value="-7.116589783" calcext:value-type="float">
            <text:p>-7.116589783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3.699197538" calcext:value-type="float">
            <text:p>-3.699197538</text:p>
          </table:table-cell>
          <table:table-cell office:value-type="float" office:value="-4.293325906" calcext:value-type="float">
            <text:p>-4.293325906</text:p>
          </table:table-cell>
          <table:table-cell office:value-type="float" office:value="-4.389333546" calcext:value-type="float">
            <text:p>-4.389333546</text:p>
          </table:table-cell>
          <table:table-cell office:value-type="float" office:value="-5.364120065" calcext:value-type="float">
            <text:p>-5.364120065</text:p>
          </table:table-cell>
          <table:table-cell office:value-type="float" office:value="-5.232066474" calcext:value-type="float">
            <text:p>-5.232066474</text:p>
          </table:table-cell>
          <table:table-cell office:value-type="float" office:value="-5.760645994" calcext:value-type="float">
            <text:p>-5.760645994</text:p>
          </table:table-cell>
          <table:table-cell office:value-type="float" office:value="-6.514707554" calcext:value-type="float">
            <text:p>-6.514707554</text:p>
          </table:table-cell>
          <table:table-cell office:value-type="float" office:value="-1.6755485681" calcext:value-type="float">
            <text:p>-1.6755485681</text:p>
          </table:table-cell>
          <table:table-cell office:value-type="float" office:value="-7.466595992" calcext:value-type="float">
            <text:p>-7.466595992</text:p>
          </table:table-cell>
          <table:table-cell office:value-type="float" office:value="-7.028824553" calcext:value-type="float">
            <text:p>-7.02882455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3.595463816" calcext:value-type="float">
            <text:p>-3.595463816</text:p>
          </table:table-cell>
          <table:table-cell office:value-type="float" office:value="-4.293687061" calcext:value-type="float">
            <text:p>-4.293687061</text:p>
          </table:table-cell>
          <table:table-cell office:value-type="float" office:value="-4.266756204" calcext:value-type="float">
            <text:p>-4.266756204</text:p>
          </table:table-cell>
          <table:table-cell office:value-type="float" office:value="-5.387563477" calcext:value-type="float">
            <text:p>-5.387563477</text:p>
          </table:table-cell>
          <table:table-cell office:value-type="float" office:value="-5.086000169" calcext:value-type="float">
            <text:p>-5.086000169</text:p>
          </table:table-cell>
          <table:table-cell office:value-type="float" office:value="-5.599177882" calcext:value-type="float">
            <text:p>-5.599177882</text:p>
          </table:table-cell>
          <table:table-cell office:value-type="float" office:value="-6.658407825" calcext:value-type="float">
            <text:p>-6.658407825</text:p>
          </table:table-cell>
          <table:table-cell office:value-type="float" office:value="-1.6289167351" calcext:value-type="float">
            <text:p>-1.6289167351</text:p>
          </table:table-cell>
          <table:table-cell office:value-type="float" office:value="-7.409704679" calcext:value-type="float">
            <text:p>-7.409704679</text:p>
          </table:table-cell>
          <table:table-cell office:value-type="float" office:value="-6.942477643" calcext:value-type="float">
            <text:p>-6.94247764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-3.494941133" calcext:value-type="float">
            <text:p>-3.494941133</text:p>
          </table:table-cell>
          <table:table-cell office:value-type="float" office:value="-4.300094967" calcext:value-type="float">
            <text:p>-4.300094967</text:p>
          </table:table-cell>
          <table:table-cell office:value-type="float" office:value="-4.147369792" calcext:value-type="float">
            <text:p>-4.147369792</text:p>
          </table:table-cell>
          <table:table-cell office:value-type="float" office:value="-5.367866395" calcext:value-type="float">
            <text:p>-5.367866395</text:p>
          </table:table-cell>
          <table:table-cell office:value-type="float" office:value="-4.943837387" calcext:value-type="float">
            <text:p>-4.943837387</text:p>
          </table:table-cell>
          <table:table-cell office:value-type="float" office:value="-5.442608494" calcext:value-type="float">
            <text:p>-5.442608494</text:p>
          </table:table-cell>
          <table:table-cell office:value-type="float" office:value="-6.691582504" calcext:value-type="float">
            <text:p>-6.691582504</text:p>
          </table:table-cell>
          <table:table-cell office:value-type="float" office:value="-1.5835778153" calcext:value-type="float">
            <text:p>-1.5835778153</text:p>
          </table:table-cell>
          <table:table-cell office:value-type="float" office:value="-7.275592571" calcext:value-type="float">
            <text:p>-7.275592571</text:p>
          </table:table-cell>
          <table:table-cell office:value-type="float" office:value="-6.857196394" calcext:value-type="float">
            <text:p>-6.85719639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3.397468202" calcext:value-type="float">
            <text:p>-3.397468202</text:p>
          </table:table-cell>
          <table:table-cell office:value-type="float" office:value="-4.306001761" calcext:value-type="float">
            <text:p>-4.306001761</text:p>
          </table:table-cell>
          <table:table-cell office:value-type="float" office:value="-4.03113818" calcext:value-type="float">
            <text:p>-4.03113818</text:p>
          </table:table-cell>
          <table:table-cell office:value-type="float" office:value="-5.414944066" calcext:value-type="float">
            <text:p>-5.414944066</text:p>
          </table:table-cell>
          <table:table-cell office:value-type="float" office:value="-4.805298441" calcext:value-type="float">
            <text:p>-4.805298441</text:p>
          </table:table-cell>
          <table:table-cell office:value-type="float" office:value="-5.290602022" calcext:value-type="float">
            <text:p>-5.290602022</text:p>
          </table:table-cell>
          <table:table-cell office:value-type="float" office:value="-6.724204214" calcext:value-type="float">
            <text:p>-6.724204214</text:p>
          </table:table-cell>
          <table:table-cell office:value-type="float" office:value="-1.5392021699" calcext:value-type="float">
            <text:p>-1.5392021699</text:p>
          </table:table-cell>
          <table:table-cell office:value-type="float" office:value="-7.146703535" calcext:value-type="float">
            <text:p>-7.146703535</text:p>
          </table:table-cell>
          <table:table-cell office:value-type="float" office:value="-6.772693573" calcext:value-type="float">
            <text:p>-6.772693573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-3.302512329" calcext:value-type="float">
            <text:p>-3.302512329</text:p>
          </table:table-cell>
          <table:table-cell office:value-type="float" office:value="-4.418097285" calcext:value-type="float">
            <text:p>-4.418097285</text:p>
          </table:table-cell>
          <table:table-cell office:value-type="float" office:value="-3.918440281" calcext:value-type="float">
            <text:p>-3.918440281</text:p>
          </table:table-cell>
          <table:table-cell office:value-type="float" office:value="-5.436026155" calcext:value-type="float">
            <text:p>-5.436026155</text:p>
          </table:table-cell>
          <table:table-cell office:value-type="float" office:value="-4.670701397" calcext:value-type="float">
            <text:p>-4.670701397</text:p>
          </table:table-cell>
          <table:table-cell office:value-type="float" office:value="-5.142157136" calcext:value-type="float">
            <text:p>-5.142157136</text:p>
          </table:table-cell>
          <table:table-cell office:value-type="float" office:value="-6.756326815" calcext:value-type="float">
            <text:p>-6.756326815</text:p>
          </table:table-cell>
          <table:table-cell office:value-type="float" office:value="-1.4958593513" calcext:value-type="float">
            <text:p>-1.4958593513</text:p>
          </table:table-cell>
          <table:table-cell office:value-type="float" office:value="-7.050274271" calcext:value-type="float">
            <text:p>-7.050274271</text:p>
          </table:table-cell>
          <table:table-cell office:value-type="float" office:value="-6.689088044" calcext:value-type="float">
            <text:p>-6.68908804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3.209855467" calcext:value-type="float">
            <text:p>-3.209855467</text:p>
          </table:table-cell>
          <table:table-cell office:value-type="float" office:value="-4.452836977" calcext:value-type="float">
            <text:p>-4.452836977</text:p>
          </table:table-cell>
          <table:table-cell office:value-type="float" office:value="-3.809149644" calcext:value-type="float">
            <text:p>-3.809149644</text:p>
          </table:table-cell>
          <table:table-cell office:value-type="float" office:value="-5.461075361" calcext:value-type="float">
            <text:p>-5.461075361</text:p>
          </table:table-cell>
          <table:table-cell office:value-type="float" office:value="-4.540269642" calcext:value-type="float">
            <text:p>-4.540269642</text:p>
          </table:table-cell>
          <table:table-cell office:value-type="float" office:value="-4.998988443" calcext:value-type="float">
            <text:p>-4.998988443</text:p>
          </table:table-cell>
          <table:table-cell office:value-type="float" office:value="-6.788141818" calcext:value-type="float">
            <text:p>-6.788141818</text:p>
          </table:table-cell>
          <table:table-cell office:value-type="float" office:value="-1.4539763181" calcext:value-type="float">
            <text:p>-1.4539763181</text:p>
          </table:table-cell>
          <table:table-cell office:value-type="float" office:value="-6.957355926" calcext:value-type="float">
            <text:p>-6.957355926</text:p>
          </table:table-cell>
          <table:table-cell office:value-type="float" office:value="-6.597864735" calcext:value-type="float">
            <text:p>-6.597864735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3.119902682" calcext:value-type="float">
            <text:p>-3.119902682</text:p>
          </table:table-cell>
          <table:table-cell office:value-type="float" office:value="-4.442933615" calcext:value-type="float">
            <text:p>-4.442933615</text:p>
          </table:table-cell>
          <table:table-cell office:value-type="float" office:value="-3.702719141" calcext:value-type="float">
            <text:p>-3.702719141</text:p>
          </table:table-cell>
          <table:table-cell office:value-type="float" office:value="-5.481102068" calcext:value-type="float">
            <text:p>-5.481102068</text:p>
          </table:table-cell>
          <table:table-cell office:value-type="float" office:value="-4.413484635" calcext:value-type="float">
            <text:p>-4.413484635</text:p>
          </table:table-cell>
          <table:table-cell office:value-type="float" office:value="-4.858585541" calcext:value-type="float">
            <text:p>-4.858585541</text:p>
          </table:table-cell>
          <table:table-cell office:value-type="float" office:value="-6.820007154" calcext:value-type="float">
            <text:p>-6.820007154</text:p>
          </table:table-cell>
          <table:table-cell office:value-type="float" office:value="-1.4135965994" calcext:value-type="float">
            <text:p>-1.4135965994</text:p>
          </table:table-cell>
          <table:table-cell office:value-type="float" office:value="-6.870236173" calcext:value-type="float">
            <text:p>-6.870236173</text:p>
          </table:table-cell>
          <table:table-cell office:value-type="float" office:value="-6.400083812" calcext:value-type="float">
            <text:p>-6.400083812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-3.032887691" calcext:value-type="float">
            <text:p>-3.032887691</text:p>
          </table:table-cell>
          <table:table-cell office:value-type="float" office:value="-4.445036623" calcext:value-type="float">
            <text:p>-4.445036623</text:p>
          </table:table-cell>
          <table:table-cell office:value-type="float" office:value="-3.598952024" calcext:value-type="float">
            <text:p>-3.598952024</text:p>
          </table:table-cell>
          <table:table-cell office:value-type="float" office:value="-5.496080987" calcext:value-type="float">
            <text:p>-5.496080987</text:p>
          </table:table-cell>
          <table:table-cell office:value-type="float" office:value="-4.289896109" calcext:value-type="float">
            <text:p>-4.289896109</text:p>
          </table:table-cell>
          <table:table-cell office:value-type="float" office:value="-4.722899257" calcext:value-type="float">
            <text:p>-4.722899257</text:p>
          </table:table-cell>
          <table:table-cell office:value-type="float" office:value="-6.923176835" calcext:value-type="float">
            <text:p>-6.923176835</text:p>
          </table:table-cell>
          <table:table-cell office:value-type="float" office:value="-1.3741624165" calcext:value-type="float">
            <text:p>-1.3741624165</text:p>
          </table:table-cell>
          <table:table-cell office:value-type="float" office:value="-6.783897983" calcext:value-type="float">
            <text:p>-6.783897983</text:p>
          </table:table-cell>
          <table:table-cell office:value-type="float" office:value="-6.22149523" calcext:value-type="float">
            <text:p>-6.22149523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-2.948287609" calcext:value-type="float">
            <text:p>-2.948287609</text:p>
          </table:table-cell>
          <table:table-cell office:value-type="float" office:value="-4.449826717" calcext:value-type="float">
            <text:p>-4.449826717</text:p>
          </table:table-cell>
          <table:table-cell office:value-type="float" office:value="-3.49813199" calcext:value-type="float">
            <text:p>-3.49813199</text:p>
          </table:table-cell>
          <table:table-cell office:value-type="float" office:value="-5.510594878" calcext:value-type="float">
            <text:p>-5.510594878</text:p>
          </table:table-cell>
          <table:table-cell office:value-type="float" office:value="-4.169672923" calcext:value-type="float">
            <text:p>-4.169672923</text:p>
          </table:table-cell>
          <table:table-cell office:value-type="float" office:value="-4.590991879" calcext:value-type="float">
            <text:p>-4.590991879</text:p>
          </table:table-cell>
          <table:table-cell office:value-type="float" office:value="-6.993075382" calcext:value-type="float">
            <text:p>-6.993075382</text:p>
          </table:table-cell>
          <table:table-cell office:value-type="float" office:value="-1.3355117382" calcext:value-type="float">
            <text:p>-1.3355117382</text:p>
          </table:table-cell>
          <table:table-cell office:value-type="float" office:value="-6.69255287" calcext:value-type="float">
            <text:p>-6.69255287</text:p>
          </table:table-cell>
          <table:table-cell office:value-type="float" office:value="-6.047400145" calcext:value-type="float">
            <text:p>-6.04740014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2.8656773851" calcext:value-type="float">
            <text:p>-2.8656773851</text:p>
          </table:table-cell>
          <table:table-cell office:value-type="float" office:value="-4.451570499" calcext:value-type="float">
            <text:p>-4.451570499</text:p>
          </table:table-cell>
          <table:table-cell office:value-type="float" office:value="-3.40052082" calcext:value-type="float">
            <text:p>-3.40052082</text:p>
          </table:table-cell>
          <table:table-cell office:value-type="float" office:value="-5.667041599" calcext:value-type="float">
            <text:p>-5.667041599</text:p>
          </table:table-cell>
          <table:table-cell office:value-type="float" office:value="-4.053018011" calcext:value-type="float">
            <text:p>-4.053018011</text:p>
          </table:table-cell>
          <table:table-cell office:value-type="float" office:value="-4.462475148" calcext:value-type="float">
            <text:p>-4.462475148</text:p>
          </table:table-cell>
          <table:table-cell office:value-type="float" office:value="-7.025463734" calcext:value-type="float">
            <text:p>-7.025463734</text:p>
          </table:table-cell>
          <table:table-cell office:value-type="float" office:value="-1.2979877174" calcext:value-type="float">
            <text:p>-1.2979877174</text:p>
          </table:table-cell>
          <table:table-cell office:value-type="float" office:value="-6.594383635" calcext:value-type="float">
            <text:p>-6.594383635</text:p>
          </table:table-cell>
          <table:table-cell office:value-type="float" office:value="-5.878128152" calcext:value-type="float">
            <text:p>-5.87812815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2.7852907219" calcext:value-type="float">
            <text:p>-2.7852907219</text:p>
          </table:table-cell>
          <table:table-cell office:value-type="float" office:value="-4.481497022" calcext:value-type="float">
            <text:p>-4.481497022</text:p>
          </table:table-cell>
          <table:table-cell office:value-type="float" office:value="-3.305639678" calcext:value-type="float">
            <text:p>-3.305639678</text:p>
          </table:table-cell>
          <table:table-cell office:value-type="float" office:value="-5.641357312" calcext:value-type="float">
            <text:p>-5.641357312</text:p>
          </table:table-cell>
          <table:table-cell office:value-type="float" office:value="-3.939903797" calcext:value-type="float">
            <text:p>-3.939903797</text:p>
          </table:table-cell>
          <table:table-cell office:value-type="float" office:value="-4.337366268" calcext:value-type="float">
            <text:p>-4.337366268</text:p>
          </table:table-cell>
          <table:table-cell office:value-type="float" office:value="-7.054301234" calcext:value-type="float">
            <text:p>-7.054301234</text:p>
          </table:table-cell>
          <table:table-cell office:value-type="float" office:value="-1.2617735924" calcext:value-type="float">
            <text:p>-1.2617735924</text:p>
          </table:table-cell>
          <table:table-cell office:value-type="float" office:value="-6.384067242" calcext:value-type="float">
            <text:p>-6.384067242</text:p>
          </table:table-cell>
          <table:table-cell office:value-type="float" office:value="-5.713904763" calcext:value-type="float">
            <text:p>-5.71390476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2.7073820765" calcext:value-type="float">
            <text:p>-2.7073820765</text:p>
          </table:table-cell>
          <table:table-cell office:value-type="float" office:value="-4.590050472" calcext:value-type="float">
            <text:p>-4.590050472</text:p>
          </table:table-cell>
          <table:table-cell office:value-type="float" office:value="-3.213089677" calcext:value-type="float">
            <text:p>-3.213089677</text:p>
          </table:table-cell>
          <table:table-cell office:value-type="float" office:value="-5.742621264" calcext:value-type="float">
            <text:p>-5.742621264</text:p>
          </table:table-cell>
          <table:table-cell office:value-type="float" office:value="-3.829834257" calcext:value-type="float">
            <text:p>-3.829834257</text:p>
          </table:table-cell>
          <table:table-cell office:value-type="float" office:value="-4.216078412" calcext:value-type="float">
            <text:p>-4.216078412</text:p>
          </table:table-cell>
          <table:table-cell office:value-type="float" office:value="-7.082918958" calcext:value-type="float">
            <text:p>-7.082918958</text:p>
          </table:table-cell>
          <table:table-cell office:value-type="float" office:value="-1.2267036489" calcext:value-type="float">
            <text:p>-1.2267036489</text:p>
          </table:table-cell>
          <table:table-cell office:value-type="float" office:value="-6.177099937" calcext:value-type="float">
            <text:p>-6.177099937</text:p>
          </table:table-cell>
          <table:table-cell office:value-type="float" office:value="-5.554232657" calcext:value-type="float">
            <text:p>-5.554232657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-2.6319070333" calcext:value-type="float">
            <text:p>-2.6319070333</text:p>
          </table:table-cell>
          <table:table-cell office:value-type="float" office:value="-4.595185002" calcext:value-type="float">
            <text:p>-4.595185002</text:p>
          </table:table-cell>
          <table:table-cell office:value-type="float" office:value="-3.122926761" calcext:value-type="float">
            <text:p>-3.122926761</text:p>
          </table:table-cell>
          <table:table-cell office:value-type="float" office:value="-5.705496477" calcext:value-type="float">
            <text:p>-5.705496477</text:p>
          </table:table-cell>
          <table:table-cell office:value-type="float" office:value="-3.722529285" calcext:value-type="float">
            <text:p>-3.722529285</text:p>
          </table:table-cell>
          <table:table-cell office:value-type="float" office:value="-4.09837983" calcext:value-type="float">
            <text:p>-4.09837983</text:p>
          </table:table-cell>
          <table:table-cell office:value-type="float" office:value="-7.110668471" calcext:value-type="float">
            <text:p>-7.110668471</text:p>
          </table:table-cell>
          <table:table-cell office:value-type="float" office:value="-1.19238954" calcext:value-type="float">
            <text:p>-1.19238954</text:p>
          </table:table-cell>
          <table:table-cell office:value-type="float" office:value="-5.982582957" calcext:value-type="float">
            <text:p>-5.982582957</text:p>
          </table:table-cell>
          <table:table-cell office:value-type="float" office:value="-5.398682565" calcext:value-type="float">
            <text:p>-5.39868256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-2.55840297" calcext:value-type="float">
            <text:p>-2.55840297</text:p>
          </table:table-cell>
          <table:table-cell office:value-type="float" office:value="-4.733477017" calcext:value-type="float">
            <text:p>-4.733477017</text:p>
          </table:table-cell>
          <table:table-cell office:value-type="float" office:value="-3.035609974" calcext:value-type="float">
            <text:p>-3.035609974</text:p>
          </table:table-cell>
          <table:table-cell office:value-type="float" office:value="-5.77311033" calcext:value-type="float">
            <text:p>-5.77311033</text:p>
          </table:table-cell>
          <table:table-cell office:value-type="float" office:value="-3.618225766" calcext:value-type="float">
            <text:p>-3.618225766</text:p>
          </table:table-cell>
          <table:table-cell office:value-type="float" office:value="-3.983772082" calcext:value-type="float">
            <text:p>-3.983772082</text:p>
          </table:table-cell>
          <table:table-cell office:value-type="float" office:value="-7.189431985" calcext:value-type="float">
            <text:p>-7.189431985</text:p>
          </table:table-cell>
          <table:table-cell office:value-type="float" office:value="-1.158792447" calcext:value-type="float">
            <text:p>-1.158792447</text:p>
          </table:table-cell>
          <table:table-cell office:value-type="float" office:value="-5.801644022" calcext:value-type="float">
            <text:p>-5.801644022</text:p>
          </table:table-cell>
          <table:table-cell office:value-type="float" office:value="-5.247360989" calcext:value-type="float">
            <text:p>-5.247360989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-2.4866248984" calcext:value-type="float">
            <text:p>-2.4866248984</text:p>
          </table:table-cell>
          <table:table-cell office:value-type="float" office:value="-4.949547115" calcext:value-type="float">
            <text:p>-4.949547115</text:p>
          </table:table-cell>
          <table:table-cell office:value-type="float" office:value="-2.950993703" calcext:value-type="float">
            <text:p>-2.950993703</text:p>
          </table:table-cell>
          <table:table-cell office:value-type="float" office:value="-5.896846974" calcext:value-type="float">
            <text:p>-5.896846974</text:p>
          </table:table-cell>
          <table:table-cell office:value-type="float" office:value="-3.517210098" calcext:value-type="float">
            <text:p>-3.517210098</text:p>
          </table:table-cell>
          <table:table-cell office:value-type="float" office:value="-3.872049108" calcext:value-type="float">
            <text:p>-3.872049108</text:p>
          </table:table-cell>
          <table:table-cell office:value-type="float" office:value="-7.263590287" calcext:value-type="float">
            <text:p>-7.263590287</text:p>
          </table:table-cell>
          <table:table-cell office:value-type="float" office:value="-1.1262474702" calcext:value-type="float">
            <text:p>-1.1262474702</text:p>
          </table:table-cell>
          <table:table-cell office:value-type="float" office:value="-5.651150775" calcext:value-type="float">
            <text:p>-5.651150775</text:p>
          </table:table-cell>
          <table:table-cell office:value-type="float" office:value="-5.101060506" calcext:value-type="float">
            <text:p>-5.10106050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2.4168810258" calcext:value-type="float">
            <text:p>-2.4168810258</text:p>
          </table:table-cell>
          <table:table-cell office:value-type="float" office:value="-5.056817822" calcext:value-type="float">
            <text:p>-5.056817822</text:p>
          </table:table-cell>
          <table:table-cell office:value-type="float" office:value="-2.868512311" calcext:value-type="float">
            <text:p>-2.868512311</text:p>
          </table:table-cell>
          <table:table-cell office:value-type="float" office:value="-5.901618653" calcext:value-type="float">
            <text:p>-5.901618653</text:p>
          </table:table-cell>
          <table:table-cell office:value-type="float" office:value="-3.419082533" calcext:value-type="float">
            <text:p>-3.419082533</text:p>
          </table:table-cell>
          <table:table-cell office:value-type="float" office:value="-3.76359168" calcext:value-type="float">
            <text:p>-3.76359168</text:p>
          </table:table-cell>
          <table:table-cell office:value-type="float" office:value="-7.293645081" calcext:value-type="float">
            <text:p>-7.293645081</text:p>
          </table:table-cell>
          <table:table-cell office:value-type="float" office:value="-1.0950886168" calcext:value-type="float">
            <text:p>-1.0950886168</text:p>
          </table:table-cell>
          <table:table-cell office:value-type="float" office:value="-5.525589586" calcext:value-type="float">
            <text:p>-5.525589586</text:p>
          </table:table-cell>
          <table:table-cell office:value-type="float" office:value="-4.957852805" calcext:value-type="float">
            <text:p>-4.957852805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-2.3494656841" calcext:value-type="float">
            <text:p>-2.3494656841</text:p>
          </table:table-cell>
          <table:table-cell office:value-type="float" office:value="-5.140420788" calcext:value-type="float">
            <text:p>-5.140420788</text:p>
          </table:table-cell>
          <table:table-cell office:value-type="float" office:value="-2.7880002601" calcext:value-type="float">
            <text:p>-2.7880002601</text:p>
          </table:table-cell>
          <table:table-cell office:value-type="float" office:value="-5.913349608" calcext:value-type="float">
            <text:p>-5.913349608</text:p>
          </table:table-cell>
          <table:table-cell office:value-type="float" office:value="-3.323420175" calcext:value-type="float">
            <text:p>-3.323420175</text:p>
          </table:table-cell>
          <table:table-cell office:value-type="float" office:value="-3.658562224" calcext:value-type="float">
            <text:p>-3.658562224</text:p>
          </table:table-cell>
          <table:table-cell office:value-type="float" office:value="-7.311762417" calcext:value-type="float">
            <text:p>-7.311762417</text:p>
          </table:table-cell>
          <table:table-cell office:value-type="float" office:value="-1.0645618867" calcext:value-type="float">
            <text:p>-1.0645618867</text:p>
          </table:table-cell>
          <table:table-cell office:value-type="float" office:value="-5.409766193" calcext:value-type="float">
            <text:p>-5.409766193</text:p>
          </table:table-cell>
          <table:table-cell office:value-type="float" office:value="-4.819633817" calcext:value-type="float">
            <text:p>-4.819633817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-2.2839808456" calcext:value-type="float">
            <text:p>-2.2839808456</text:p>
          </table:table-cell>
          <table:table-cell office:value-type="float" office:value="-5.320553931" calcext:value-type="float">
            <text:p>-5.320553931</text:p>
          </table:table-cell>
          <table:table-cell office:value-type="float" office:value="-2.7098156748" calcext:value-type="float">
            <text:p>-2.7098156748</text:p>
          </table:table-cell>
          <table:table-cell office:value-type="float" office:value="-5.916134967" calcext:value-type="float">
            <text:p>-5.916134967</text:p>
          </table:table-cell>
          <table:table-cell office:value-type="float" office:value="-3.230189753" calcext:value-type="float">
            <text:p>-3.230189753</text:p>
          </table:table-cell>
          <table:table-cell office:value-type="float" office:value="-3.556449524" calcext:value-type="float">
            <text:p>-3.556449524</text:p>
          </table:table-cell>
          <table:table-cell office:value-type="float" office:value="-7.249976133" calcext:value-type="float">
            <text:p>-7.249976133</text:p>
          </table:table-cell>
          <table:table-cell office:value-type="float" office:value="-1.0345567811" calcext:value-type="float">
            <text:p>-1.0345567811</text:p>
          </table:table-cell>
          <table:table-cell office:value-type="float" office:value="-5.298020569" calcext:value-type="float">
            <text:p>-5.298020569</text:p>
          </table:table-cell>
          <table:table-cell office:value-type="float" office:value="-4.684610387" calcext:value-type="float">
            <text:p>-4.684610387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2.2200294075" calcext:value-type="float">
            <text:p>-2.2200294075</text:p>
          </table:table-cell>
          <table:table-cell office:value-type="float" office:value="-5.516888283" calcext:value-type="float">
            <text:p>-5.516888283</text:p>
          </table:table-cell>
          <table:table-cell office:value-type="float" office:value="-2.6342475799" calcext:value-type="float">
            <text:p>-2.6342475799</text:p>
          </table:table-cell>
          <table:table-cell office:value-type="float" office:value="-5.919209424" calcext:value-type="float">
            <text:p>-5.919209424</text:p>
          </table:table-cell>
          <table:table-cell office:value-type="float" office:value="-3.139845601" calcext:value-type="float">
            <text:p>-3.139845601</text:p>
          </table:table-cell>
          <table:table-cell office:value-type="float" office:value="-3.456862774" calcext:value-type="float">
            <text:p>-3.456862774</text:p>
          </table:table-cell>
          <table:table-cell office:value-type="float" office:value="-7.162437794" calcext:value-type="float">
            <text:p>-7.162437794</text:p>
          </table:table-cell>
          <table:table-cell office:value-type="float" office:value="-1.0054380342" calcext:value-type="float">
            <text:p>-1.0054380342</text:p>
          </table:table-cell>
          <table:table-cell office:value-type="float" office:value="-5.186402379" calcext:value-type="float">
            <text:p>-5.186402379</text:p>
          </table:table-cell>
          <table:table-cell office:value-type="float" office:value="-4.553423441" calcext:value-type="float">
            <text:p>-4.553423441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2.1576368096" calcext:value-type="float">
            <text:p>-2.1576368096</text:p>
          </table:table-cell>
          <table:table-cell office:value-type="float" office:value="-5.60802324" calcext:value-type="float">
            <text:p>-5.60802324</text:p>
          </table:table-cell>
          <table:table-cell office:value-type="float" office:value="-2.5607781539" calcext:value-type="float">
            <text:p>-2.5607781539</text:p>
          </table:table-cell>
          <table:table-cell office:value-type="float" office:value="-6.029130279" calcext:value-type="float">
            <text:p>-6.029130279</text:p>
          </table:table-cell>
          <table:table-cell office:value-type="float" office:value="-3.052304845" calcext:value-type="float">
            <text:p>-3.052304845</text:p>
          </table:table-cell>
          <table:table-cell office:value-type="float" office:value="-3.359899254" calcext:value-type="float">
            <text:p>-3.359899254</text:p>
          </table:table-cell>
          <table:table-cell office:value-type="float" office:value="-7.074271472" calcext:value-type="float">
            <text:p>-7.074271472</text:p>
          </table:table-cell>
          <table:table-cell office:value-type="float" office:value="-0.9774368422" calcext:value-type="float">
            <text:p>-0.9774368422</text:p>
          </table:table-cell>
          <table:table-cell office:value-type="float" office:value="-5.072770392" calcext:value-type="float">
            <text:p>-5.072770392</text:p>
          </table:table-cell>
          <table:table-cell office:value-type="float" office:value="-4.426244525" calcext:value-type="float">
            <text:p>-4.42624452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2.0972971065" calcext:value-type="float">
            <text:p>-2.0972971065</text:p>
          </table:table-cell>
          <table:table-cell office:value-type="float" office:value="-5.615244847" calcext:value-type="float">
            <text:p>-5.615244847</text:p>
          </table:table-cell>
          <table:table-cell office:value-type="float" office:value="-2.4890253674" calcext:value-type="float">
            <text:p>-2.4890253674</text:p>
          </table:table-cell>
          <table:table-cell office:value-type="float" office:value="-5.945280188" calcext:value-type="float">
            <text:p>-5.945280188</text:p>
          </table:table-cell>
          <table:table-cell office:value-type="float" office:value="-2.967056753" calcext:value-type="float">
            <text:p>-2.967056753</text:p>
          </table:table-cell>
          <table:table-cell office:value-type="float" office:value="-3.266039722" calcext:value-type="float">
            <text:p>-3.266039722</text:p>
          </table:table-cell>
          <table:table-cell office:value-type="float" office:value="-6.987441964" calcext:value-type="float">
            <text:p>-6.987441964</text:p>
          </table:table-cell>
          <table:table-cell office:value-type="float" office:value="-0.9503781076" calcext:value-type="float">
            <text:p>-0.9503781076</text:p>
          </table:table-cell>
          <table:table-cell office:value-type="float" office:value="-4.954002646" calcext:value-type="float">
            <text:p>-4.954002646</text:p>
          </table:table-cell>
          <table:table-cell office:value-type="float" office:value="-4.302632212" calcext:value-type="float">
            <text:p>-4.30263221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2.0389117945" calcext:value-type="float">
            <text:p>-2.0389117945</text:p>
          </table:table-cell>
          <table:table-cell office:value-type="float" office:value="-5.811961107" calcext:value-type="float">
            <text:p>-5.811961107</text:p>
          </table:table-cell>
          <table:table-cell office:value-type="float" office:value="-2.4190828828" calcext:value-type="float">
            <text:p>-2.4190828828</text:p>
          </table:table-cell>
          <table:table-cell office:value-type="float" office:value="-5.780012151" calcext:value-type="float">
            <text:p>-5.780012151</text:p>
          </table:table-cell>
          <table:table-cell office:value-type="float" office:value="-2.883842823" calcext:value-type="float">
            <text:p>-2.883842823</text:p>
          </table:table-cell>
          <table:table-cell office:value-type="float" office:value="-3.175009553" calcext:value-type="float">
            <text:p>-3.175009553</text:p>
          </table:table-cell>
          <table:table-cell office:value-type="float" office:value="-6.901576338" calcext:value-type="float">
            <text:p>-6.901576338</text:p>
          </table:table-cell>
          <table:table-cell office:value-type="float" office:value="-0.9237490874" calcext:value-type="float">
            <text:p>-0.9237490874</text:p>
          </table:table-cell>
          <table:table-cell office:value-type="float" office:value="-4.829097255" calcext:value-type="float">
            <text:p>-4.829097255</text:p>
          </table:table-cell>
          <table:table-cell office:value-type="float" office:value="-4.182179628" calcext:value-type="float">
            <text:p>-4.182179628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-1.981983773" calcext:value-type="float">
            <text:p>-1.981983773</text:p>
          </table:table-cell>
          <table:table-cell office:value-type="float" office:value="-5.953532674" calcext:value-type="float">
            <text:p>-5.953532674</text:p>
          </table:table-cell>
          <table:table-cell office:value-type="float" office:value="-2.3518854019" calcext:value-type="float">
            <text:p>-2.3518854019</text:p>
          </table:table-cell>
          <table:table-cell office:value-type="float" office:value="-5.618352353" calcext:value-type="float">
            <text:p>-5.618352353</text:p>
          </table:table-cell>
          <table:table-cell office:value-type="float" office:value="-2.8029757453" calcext:value-type="float">
            <text:p>-2.8029757453</text:p>
          </table:table-cell>
          <table:table-cell office:value-type="float" office:value="-3.086287824" calcext:value-type="float">
            <text:p>-3.086287824</text:p>
          </table:table-cell>
          <table:table-cell office:value-type="float" office:value="-6.816438635" calcext:value-type="float">
            <text:p>-6.816438635</text:p>
          </table:table-cell>
          <table:table-cell office:value-type="float" office:value="-0.8976056991" calcext:value-type="float">
            <text:p>-0.8976056991</text:p>
          </table:table-cell>
          <table:table-cell office:value-type="float" office:value="-4.696499159" calcext:value-type="float">
            <text:p>-4.696499159</text:p>
          </table:table-cell>
          <table:table-cell office:value-type="float" office:value="-4.064907134" calcext:value-type="float">
            <text:p>-4.06490713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-1.9262939806" calcext:value-type="float">
            <text:p>-1.9262939806</text:p>
          </table:table-cell>
          <table:table-cell office:value-type="float" office:value="-6.013581662" calcext:value-type="float">
            <text:p>-6.013581662</text:p>
          </table:table-cell>
          <table:table-cell office:value-type="float" office:value="-2.2855991315" calcext:value-type="float">
            <text:p>-2.2855991315</text:p>
          </table:table-cell>
          <table:table-cell office:value-type="float" office:value="-5.461401894" calcext:value-type="float">
            <text:p>-5.461401894</text:p>
          </table:table-cell>
          <table:table-cell office:value-type="float" office:value="-2.7247762259" calcext:value-type="float">
            <text:p>-2.7247762259</text:p>
          </table:table-cell>
          <table:table-cell office:value-type="float" office:value="-2.99968552" calcext:value-type="float">
            <text:p>-2.99968552</text:p>
          </table:table-cell>
          <table:table-cell office:value-type="float" office:value="-6.732305904" calcext:value-type="float">
            <text:p>-6.732305904</text:p>
          </table:table-cell>
          <table:table-cell office:value-type="float" office:value="-0.8724305511" calcext:value-type="float">
            <text:p>-0.8724305511</text:p>
          </table:table-cell>
          <table:table-cell office:value-type="float" office:value="-4.556564421" calcext:value-type="float">
            <text:p>-4.556564421</text:p>
          </table:table-cell>
          <table:table-cell office:value-type="float" office:value="-3.951199872" calcext:value-type="float">
            <text:p>-3.951199872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-1.8722142858" calcext:value-type="float">
            <text:p>-1.8722142858</text:p>
          </table:table-cell>
          <table:table-cell office:value-type="float" office:value="-6.071435423" calcext:value-type="float">
            <text:p>-6.071435423</text:p>
          </table:table-cell>
          <table:table-cell office:value-type="float" office:value="-2.2221352779" calcext:value-type="float">
            <text:p>-2.2221352779</text:p>
          </table:table-cell>
          <table:table-cell office:value-type="float" office:value="-5.30875305" calcext:value-type="float">
            <text:p>-5.30875305</text:p>
          </table:table-cell>
          <table:table-cell office:value-type="float" office:value="-2.6488080294" calcext:value-type="float">
            <text:p>-2.6488080294</text:p>
          </table:table-cell>
          <table:table-cell office:value-type="float" office:value="-2.915671217" calcext:value-type="float">
            <text:p>-2.915671217</text:p>
          </table:table-cell>
          <table:table-cell office:value-type="float" office:value="-6.649641521" calcext:value-type="float">
            <text:p>-6.649641521</text:p>
          </table:table-cell>
          <table:table-cell office:value-type="float" office:value="-0.8483219073" calcext:value-type="float">
            <text:p>-0.8483219073</text:p>
          </table:table-cell>
          <table:table-cell office:value-type="float" office:value="-4.416130041" calcext:value-type="float">
            <text:p>-4.416130041</text:p>
          </table:table-cell>
          <table:table-cell office:value-type="float" office:value="-3.840930657" calcext:value-type="float">
            <text:p>-3.84093065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1.8200627671" calcext:value-type="float">
            <text:p>-1.8200627671</text:p>
          </table:table-cell>
          <table:table-cell office:value-type="float" office:value="-6.112859739" calcext:value-type="float">
            <text:p>-6.112859739</text:p>
          </table:table-cell>
          <table:table-cell office:value-type="float" office:value="-2.1597741189" calcext:value-type="float">
            <text:p>-2.1597741189</text:p>
          </table:table-cell>
          <table:table-cell office:value-type="float" office:value="-5.16015203" calcext:value-type="float">
            <text:p>-5.16015203</text:p>
          </table:table-cell>
          <table:table-cell office:value-type="float" office:value="-2.5746513773" calcext:value-type="float">
            <text:p>-2.5746513773</text:p>
          </table:table-cell>
          <table:table-cell office:value-type="float" office:value="-2.8344149003" calcext:value-type="float">
            <text:p>-2.8344149003</text:p>
          </table:table-cell>
          <table:table-cell office:value-type="float" office:value="-6.511342541" calcext:value-type="float">
            <text:p>-6.511342541</text:p>
          </table:table-cell>
          <table:table-cell office:value-type="float" office:value="-0.8247547094" calcext:value-type="float">
            <text:p>-0.8247547094</text:p>
          </table:table-cell>
          <table:table-cell office:value-type="float" office:value="-4.272381525" calcext:value-type="float">
            <text:p>-4.272381525</text:p>
          </table:table-cell>
          <table:table-cell office:value-type="float" office:value="-3.733560732" calcext:value-type="float">
            <text:p>-3.73356073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-1.7693933483" calcext:value-type="float">
            <text:p>-1.7693933483</text:p>
          </table:table-cell>
          <table:table-cell office:value-type="float" office:value="-6.013787986" calcext:value-type="float">
            <text:p>-6.013787986</text:p>
          </table:table-cell>
          <table:table-cell office:value-type="float" office:value="-2.0991541871" calcext:value-type="float">
            <text:p>-2.0991541871</text:p>
          </table:table-cell>
          <table:table-cell office:value-type="float" office:value="-5.015575225" calcext:value-type="float">
            <text:p>-5.015575225</text:p>
          </table:table-cell>
          <table:table-cell office:value-type="float" office:value="-2.502315101" calcext:value-type="float">
            <text:p>-2.502315101</text:p>
          </table:table-cell>
          <table:table-cell office:value-type="float" office:value="-2.7553700017" calcext:value-type="float">
            <text:p>-2.7553700017</text:p>
          </table:table-cell>
          <table:table-cell office:value-type="float" office:value="-6.313972067" calcext:value-type="float">
            <text:p>-6.313972067</text:p>
          </table:table-cell>
          <table:table-cell office:value-type="float" office:value="-0.8014791889" calcext:value-type="float">
            <text:p>-0.8014791889</text:p>
          </table:table-cell>
          <table:table-cell office:value-type="float" office:value="-4.127240593" calcext:value-type="float">
            <text:p>-4.127240593</text:p>
          </table:table-cell>
          <table:table-cell office:value-type="float" office:value="-3.628901426" calcext:value-type="float">
            <text:p>-3.628901426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-1.7198134318" calcext:value-type="float">
            <text:p>-1.7198134318</text:p>
          </table:table-cell>
          <table:table-cell office:value-type="float" office:value="-5.846384536" calcext:value-type="float">
            <text:p>-5.846384536</text:p>
          </table:table-cell>
          <table:table-cell office:value-type="float" office:value="-2.0406279536" calcext:value-type="float">
            <text:p>-2.0406279536</text:p>
          </table:table-cell>
          <table:table-cell office:value-type="float" office:value="-4.875337706" calcext:value-type="float">
            <text:p>-4.875337706</text:p>
          </table:table-cell>
          <table:table-cell office:value-type="float" office:value="-2.4323310114" calcext:value-type="float">
            <text:p>-2.4323310114</text:p>
          </table:table-cell>
          <table:table-cell office:value-type="float" office:value="-2.6781507227" calcext:value-type="float">
            <text:p>-2.6781507227</text:p>
          </table:table-cell>
          <table:table-cell office:value-type="float" office:value="-6.137383194" calcext:value-type="float">
            <text:p>-6.137383194</text:p>
          </table:table-cell>
          <table:table-cell office:value-type="float" office:value="-0.7787794198" calcext:value-type="float">
            <text:p>-0.7787794198</text:p>
          </table:table-cell>
          <table:table-cell office:value-type="float" office:value="-4.00105578" calcext:value-type="float">
            <text:p>-4.00105578</text:p>
          </table:table-cell>
          <table:table-cell office:value-type="float" office:value="-3.527235913" calcext:value-type="float">
            <text:p>-3.527235913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-1.6713838471" calcext:value-type="float">
            <text:p>-1.6713838471</text:p>
          </table:table-cell>
          <table:table-cell office:value-type="float" office:value="-5.683072498" calcext:value-type="float">
            <text:p>-5.683072498</text:p>
          </table:table-cell>
          <table:table-cell office:value-type="float" office:value="-1.9837858652" calcext:value-type="float">
            <text:p>-1.9837858652</text:p>
          </table:table-cell>
          <table:table-cell office:value-type="float" office:value="-4.739220608" calcext:value-type="float">
            <text:p>-4.739220608</text:p>
          </table:table-cell>
          <table:table-cell office:value-type="float" office:value="-2.3645900574" calcext:value-type="float">
            <text:p>-2.3645900574</text:p>
          </table:table-cell>
          <table:table-cell office:value-type="float" office:value="-2.6030073598" calcext:value-type="float">
            <text:p>-2.6030073598</text:p>
          </table:table-cell>
          <table:table-cell office:value-type="float" office:value="-5.965703086" calcext:value-type="float">
            <text:p>-5.965703086</text:p>
          </table:table-cell>
          <table:table-cell office:value-type="float" office:value="-0.7571889913" calcext:value-type="float">
            <text:p>-0.7571889913</text:p>
          </table:table-cell>
          <table:table-cell office:value-type="float" office:value="-3.870536342" calcext:value-type="float">
            <text:p>-3.870536342</text:p>
          </table:table-cell>
          <table:table-cell office:value-type="float" office:value="-3.428809046" calcext:value-type="float">
            <text:p>-3.428809046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-1.6246675967" calcext:value-type="float">
            <text:p>-1.6246675967</text:p>
          </table:table-cell>
          <table:table-cell office:value-type="float" office:value="-5.524276695" calcext:value-type="float">
            <text:p>-5.524276695</text:p>
          </table:table-cell>
          <table:table-cell office:value-type="float" office:value="-1.9282332671" calcext:value-type="float">
            <text:p>-1.9282332671</text:p>
          </table:table-cell>
          <table:table-cell office:value-type="float" office:value="-4.60670702" calcext:value-type="float">
            <text:p>-4.60670702</text:p>
          </table:table-cell>
          <table:table-cell office:value-type="float" office:value="-2.2985583789" calcext:value-type="float">
            <text:p>-2.2985583789</text:p>
          </table:table-cell>
          <table:table-cell office:value-type="float" office:value="-2.5302331689" calcext:value-type="float">
            <text:p>-2.5302331689</text:p>
          </table:table-cell>
          <table:table-cell office:value-type="float" office:value="-5.7990379" calcext:value-type="float">
            <text:p>-5.7990379</text:p>
          </table:table-cell>
          <table:table-cell office:value-type="float" office:value="-0.7362702384" calcext:value-type="float">
            <text:p>-0.7362702384</text:p>
          </table:table-cell>
          <table:table-cell office:value-type="float" office:value="-3.755707062" calcext:value-type="float">
            <text:p>-3.755707062</text:p>
          </table:table-cell>
          <table:table-cell office:value-type="float" office:value="-3.333138123" calcext:value-type="float">
            <text:p>-3.33313812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1.5795301913" calcext:value-type="float">
            <text:p>-1.5795301913</text:p>
          </table:table-cell>
          <table:table-cell office:value-type="float" office:value="-5.369701594" calcext:value-type="float">
            <text:p>-5.369701594</text:p>
          </table:table-cell>
          <table:table-cell office:value-type="float" office:value="-1.8740004172" calcext:value-type="float">
            <text:p>-1.8740004172</text:p>
          </table:table-cell>
          <table:table-cell office:value-type="float" office:value="-4.477634608" calcext:value-type="float">
            <text:p>-4.477634608</text:p>
          </table:table-cell>
          <table:table-cell office:value-type="float" office:value="-2.2339921556" calcext:value-type="float">
            <text:p>-2.2339921556</text:p>
          </table:table-cell>
          <table:table-cell office:value-type="float" office:value="-2.4597422218" calcext:value-type="float">
            <text:p>-2.4597422218</text:p>
          </table:table-cell>
          <table:table-cell office:value-type="float" office:value="-5.636986086" calcext:value-type="float">
            <text:p>-5.636986086</text:p>
          </table:table-cell>
          <table:table-cell office:value-type="float" office:value="-0.7163218278" calcext:value-type="float">
            <text:p>-0.7163218278</text:p>
          </table:table-cell>
          <table:table-cell office:value-type="float" office:value="-3.641753167" calcext:value-type="float">
            <text:p>-3.641753167</text:p>
          </table:table-cell>
          <table:table-cell office:value-type="float" office:value="-3.239830667" calcext:value-type="float">
            <text:p>-3.239830667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-1.5354488596" calcext:value-type="float">
            <text:p>-1.5354488596</text:p>
          </table:table-cell>
          <table:table-cell office:value-type="float" office:value="-5.219230175" calcext:value-type="float">
            <text:p>-5.219230175</text:p>
          </table:table-cell>
          <table:table-cell office:value-type="float" office:value="-1.821582251" calcext:value-type="float">
            <text:p>-1.821582251</text:p>
          </table:table-cell>
          <table:table-cell office:value-type="float" office:value="-4.352280043" calcext:value-type="float">
            <text:p>-4.352280043</text:p>
          </table:table-cell>
          <table:table-cell office:value-type="float" office:value="-2.1712815118" calcext:value-type="float">
            <text:p>-2.1712815118</text:p>
          </table:table-cell>
          <table:table-cell office:value-type="float" office:value="-2.3910421675" calcext:value-type="float">
            <text:p>-2.3910421675</text:p>
          </table:table-cell>
          <table:table-cell office:value-type="float" office:value="-5.479124935" calcext:value-type="float">
            <text:p>-5.479124935</text:p>
          </table:table-cell>
          <table:table-cell office:value-type="float" office:value="-0.6946921747" calcext:value-type="float">
            <text:p>-0.6946921747</text:p>
          </table:table-cell>
          <table:table-cell office:value-type="float" office:value="-3.548224604" calcext:value-type="float">
            <text:p>-3.548224604</text:p>
          </table:table-cell>
          <table:table-cell office:value-type="float" office:value="-3.148946814" calcext:value-type="float">
            <text:p>-3.148946814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-1.4922157607" calcext:value-type="float">
            <text:p>-1.4922157607</text:p>
          </table:table-cell>
          <table:table-cell office:value-type="float" office:value="-5.073238172" calcext:value-type="float">
            <text:p>-5.073238172</text:p>
          </table:table-cell>
          <table:table-cell office:value-type="float" office:value="-1.7709263241" calcext:value-type="float">
            <text:p>-1.7709263241</text:p>
          </table:table-cell>
          <table:table-cell office:value-type="float" office:value="-4.230783889" calcext:value-type="float">
            <text:p>-4.230783889</text:p>
          </table:table-cell>
          <table:table-cell office:value-type="float" office:value="-2.1107763391" calcext:value-type="float">
            <text:p>-2.1107763391</text:p>
          </table:table-cell>
          <table:table-cell office:value-type="float" office:value="-2.323912624" calcext:value-type="float">
            <text:p>-2.323912624</text:p>
          </table:table-cell>
          <table:table-cell office:value-type="float" office:value="-5.325508652" calcext:value-type="float">
            <text:p>-5.325508652</text:p>
          </table:table-cell>
          <table:table-cell office:value-type="float" office:value="-0.6757680905" calcext:value-type="float">
            <text:p>-0.6757680905</text:p>
          </table:table-cell>
          <table:table-cell office:value-type="float" office:value="-3.443319159" calcext:value-type="float">
            <text:p>-3.443319159</text:p>
          </table:table-cell>
          <table:table-cell office:value-type="float" office:value="-3.060933761" calcext:value-type="float">
            <text:p>-3.06093376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-1.4502775763" calcext:value-type="float">
            <text:p>-1.4502775763</text:p>
          </table:table-cell>
          <table:table-cell office:value-type="float" office:value="-4.931608085" calcext:value-type="float">
            <text:p>-4.931608085</text:p>
          </table:table-cell>
          <table:table-cell office:value-type="float" office:value="-1.7214922125" calcext:value-type="float">
            <text:p>-1.7214922125</text:p>
          </table:table-cell>
          <table:table-cell office:value-type="float" office:value="-4.112641309" calcext:value-type="float">
            <text:p>-4.112641309</text:p>
          </table:table-cell>
          <table:table-cell office:value-type="float" office:value="-2.051993575" calcext:value-type="float">
            <text:p>-2.051993575</text:p>
          </table:table-cell>
          <table:table-cell office:value-type="float" office:value="-2.2587275034" calcext:value-type="float">
            <text:p>-2.2587275034</text:p>
          </table:table-cell>
          <table:table-cell office:value-type="float" office:value="-5.176614205" calcext:value-type="float">
            <text:p>-5.176614205</text:p>
          </table:table-cell>
          <table:table-cell office:value-type="float" office:value="-0.6572041935" calcext:value-type="float">
            <text:p>-0.6572041935</text:p>
          </table:table-cell>
          <table:table-cell office:value-type="float" office:value="-3.34344943" calcext:value-type="float">
            <text:p>-3.34344943</text:p>
          </table:table-cell>
          <table:table-cell office:value-type="float" office:value="-2.975634994" calcext:value-type="float">
            <text:p>-2.975634994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-1.4099649771" calcext:value-type="float">
            <text:p>-1.4099649771</text:p>
          </table:table-cell>
          <table:table-cell office:value-type="float" office:value="-4.793799227" calcext:value-type="float">
            <text:p>-4.793799227</text:p>
          </table:table-cell>
          <table:table-cell office:value-type="float" office:value="-1.6731005091" calcext:value-type="float">
            <text:p>-1.6731005091</text:p>
          </table:table-cell>
          <table:table-cell office:value-type="float" office:value="-3.997499539" calcext:value-type="float">
            <text:p>-3.997499539</text:p>
          </table:table-cell>
          <table:table-cell office:value-type="float" office:value="-1.9944865924" calcext:value-type="float">
            <text:p>-1.9944865924</text:p>
          </table:table-cell>
          <table:table-cell office:value-type="float" office:value="-2.1957655087" calcext:value-type="float">
            <text:p>-2.1957655087</text:p>
          </table:table-cell>
          <table:table-cell office:value-type="float" office:value="-5.032102046" calcext:value-type="float">
            <text:p>-5.032102046</text:p>
          </table:table-cell>
          <table:table-cell office:value-type="float" office:value="-0.6389524886" calcext:value-type="float">
            <text:p>-0.6389524886</text:p>
          </table:table-cell>
          <table:table-cell office:value-type="float" office:value="-3.252532111" calcext:value-type="float">
            <text:p>-3.252532111</text:p>
          </table:table-cell>
          <table:table-cell office:value-type="float" office:value="-2.892490217" calcext:value-type="float">
            <text:p>-2.89249021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1.3707792743" calcext:value-type="float">
            <text:p>-1.3707792743</text:p>
          </table:table-cell>
          <table:table-cell office:value-type="float" office:value="-4.65951015" calcext:value-type="float">
            <text:p>-4.65951015</text:p>
          </table:table-cell>
          <table:table-cell office:value-type="float" office:value="-1.6260870918" calcext:value-type="float">
            <text:p>-1.6260870918</text:p>
          </table:table-cell>
          <table:table-cell office:value-type="float" office:value="-3.885443718" calcext:value-type="float">
            <text:p>-3.885443718</text:p>
          </table:table-cell>
          <table:table-cell office:value-type="float" office:value="-1.9384498321" calcext:value-type="float">
            <text:p>-1.9384498321</text:p>
          </table:table-cell>
          <table:table-cell office:value-type="float" office:value="-2.1345744814" calcext:value-type="float">
            <text:p>-2.1345744814</text:p>
          </table:table-cell>
          <table:table-cell office:value-type="float" office:value="-4.891419152" calcext:value-type="float">
            <text:p>-4.891419152</text:p>
          </table:table-cell>
          <table:table-cell office:value-type="float" office:value="-0.6209128842" calcext:value-type="float">
            <text:p>-0.6209128842</text:p>
          </table:table-cell>
          <table:table-cell office:value-type="float" office:value="-3.159022565" calcext:value-type="float">
            <text:p>-3.159022565</text:p>
          </table:table-cell>
          <table:table-cell office:value-type="float" office:value="-2.8113415318" calcext:value-type="float">
            <text:p>-2.8113415318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1.3323027782" calcext:value-type="float">
            <text:p>-1.3323027782</text:p>
          </table:table-cell>
          <table:table-cell office:value-type="float" office:value="-4.528991594" calcext:value-type="float">
            <text:p>-4.528991594</text:p>
          </table:table-cell>
          <table:table-cell office:value-type="float" office:value="-1.5808274482" calcext:value-type="float">
            <text:p>-1.5808274482</text:p>
          </table:table-cell>
          <table:table-cell office:value-type="float" office:value="-3.776855641" calcext:value-type="float">
            <text:p>-3.776855641</text:p>
          </table:table-cell>
          <table:table-cell office:value-type="float" office:value="-1.884179474" calcext:value-type="float">
            <text:p>-1.884179474</text:p>
          </table:table-cell>
          <table:table-cell office:value-type="float" office:value="-2.0747659381" calcext:value-type="float">
            <text:p>-2.0747659381</text:p>
          </table:table-cell>
          <table:table-cell office:value-type="float" office:value="-4.754317092" calcext:value-type="float">
            <text:p>-4.754317092</text:p>
          </table:table-cell>
          <table:table-cell office:value-type="float" office:value="-0.6032754846" calcext:value-type="float">
            <text:p>-0.6032754846</text:p>
          </table:table-cell>
          <table:table-cell office:value-type="float" office:value="-3.071744556" calcext:value-type="float">
            <text:p>-3.071744556</text:p>
          </table:table-cell>
          <table:table-cell office:value-type="float" office:value="-2.7325468528" calcext:value-type="float">
            <text:p>-2.7325468528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-1.2947863977" calcext:value-type="float">
            <text:p>-1.2947863977</text:p>
          </table:table-cell>
          <table:table-cell office:value-type="float" office:value="-4.402518711" calcext:value-type="float">
            <text:p>-4.402518711</text:p>
          </table:table-cell>
          <table:table-cell office:value-type="float" office:value="-1.5368568623" calcext:value-type="float">
            <text:p>-1.5368568623</text:p>
          </table:table-cell>
          <table:table-cell office:value-type="float" office:value="-3.671493956" calcext:value-type="float">
            <text:p>-3.671493956</text:p>
          </table:table-cell>
          <table:table-cell office:value-type="float" office:value="-1.8317423811" calcext:value-type="float">
            <text:p>-1.8317423811</text:p>
          </table:table-cell>
          <table:table-cell office:value-type="float" office:value="-2.0164092372" calcext:value-type="float">
            <text:p>-2.0164092372</text:p>
          </table:table-cell>
          <table:table-cell office:value-type="float" office:value="-4.621203297" calcext:value-type="float">
            <text:p>-4.621203297</text:p>
          </table:table-cell>
          <table:table-cell office:value-type="float" office:value="-0.5865201549" calcext:value-type="float">
            <text:p>-0.5865201549</text:p>
          </table:table-cell>
          <table:table-cell office:value-type="float" office:value="-2.985802206" calcext:value-type="float">
            <text:p>-2.985802206</text:p>
          </table:table-cell>
          <table:table-cell office:value-type="float" office:value="-2.65638005" calcext:value-type="float">
            <text:p>-2.65638005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-1.2585443449" calcext:value-type="float">
            <text:p>-1.2585443449</text:p>
          </table:table-cell>
          <table:table-cell office:value-type="float" office:value="-4.279632632" calcext:value-type="float">
            <text:p>-4.279632632</text:p>
          </table:table-cell>
          <table:table-cell office:value-type="float" office:value="-1.4937807408" calcext:value-type="float">
            <text:p>-1.4937807408</text:p>
          </table:table-cell>
          <table:table-cell office:value-type="float" office:value="-3.568834688" calcext:value-type="float">
            <text:p>-3.568834688</text:p>
          </table:table-cell>
          <table:table-cell office:value-type="float" office:value="-1.7806534914" calcext:value-type="float">
            <text:p>-1.7806534914</text:p>
          </table:table-cell>
          <table:table-cell office:value-type="float" office:value="-1.9600449733" calcext:value-type="float">
            <text:p>-1.9600449733</text:p>
          </table:table-cell>
          <table:table-cell office:value-type="float" office:value="-4.492135272" calcext:value-type="float">
            <text:p>-4.492135272</text:p>
          </table:table-cell>
          <table:table-cell office:value-type="float" office:value="-0.5704051734" calcext:value-type="float">
            <text:p>-0.5704051734</text:p>
          </table:table-cell>
          <table:table-cell office:value-type="float" office:value="-2.900330989" calcext:value-type="float">
            <text:p>-2.900330989</text:p>
          </table:table-cell>
          <table:table-cell office:value-type="float" office:value="-2.5823134947" calcext:value-type="float">
            <text:p>-2.582313494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1.2236134643" calcext:value-type="float">
            <text:p>-1.2236134643</text:p>
          </table:table-cell>
          <table:table-cell office:value-type="float" office:value="-4.159882486" calcext:value-type="float">
            <text:p>-4.159882486</text:p>
          </table:table-cell>
          <table:table-cell office:value-type="float" office:value="-1.451676702" calcext:value-type="float">
            <text:p>-1.451676702</text:p>
          </table:table-cell>
          <table:table-cell office:value-type="float" office:value="-3.46875329" calcext:value-type="float">
            <text:p>-3.46875329</text:p>
          </table:table-cell>
          <table:table-cell office:value-type="float" office:value="-1.7306468915" calcext:value-type="float">
            <text:p>-1.7306468915</text:p>
          </table:table-cell>
          <table:table-cell office:value-type="float" office:value="-1.905508763" calcext:value-type="float">
            <text:p>-1.905508763</text:p>
          </table:table-cell>
          <table:table-cell office:value-type="float" office:value="-4.366685915" calcext:value-type="float">
            <text:p>-4.366685915</text:p>
          </table:table-cell>
          <table:table-cell office:value-type="float" office:value="-0.5544557983" calcext:value-type="float">
            <text:p>-0.5544557983</text:p>
          </table:table-cell>
          <table:table-cell office:value-type="float" office:value="-2.8162970403" calcext:value-type="float">
            <text:p>-2.8162970403</text:p>
          </table:table-cell>
          <table:table-cell office:value-type="float" office:value="-2.5099688084" calcext:value-type="float">
            <text:p>-2.5099688084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-1.1895170115" calcext:value-type="float">
            <text:p>-1.1895170115</text:p>
          </table:table-cell>
          <table:table-cell office:value-type="float" office:value="-4.043229313" calcext:value-type="float">
            <text:p>-4.043229313</text:p>
          </table:table-cell>
          <table:table-cell office:value-type="float" office:value="-1.4110905094" calcext:value-type="float">
            <text:p>-1.4110905094</text:p>
          </table:table-cell>
          <table:table-cell office:value-type="float" office:value="-3.371605868" calcext:value-type="float">
            <text:p>-3.371605868</text:p>
          </table:table-cell>
          <table:table-cell office:value-type="float" office:value="-1.6819985207" calcext:value-type="float">
            <text:p>-1.6819985207</text:p>
          </table:table-cell>
          <table:table-cell office:value-type="float" office:value="-1.8522877091" calcext:value-type="float">
            <text:p>-1.8522877091</text:p>
          </table:table-cell>
          <table:table-cell office:value-type="float" office:value="-4.244453055" calcext:value-type="float">
            <text:p>-4.244453055</text:p>
          </table:table-cell>
          <table:table-cell office:value-type="float" office:value="-0.5386083895" calcext:value-type="float">
            <text:p>-0.5386083895</text:p>
          </table:table-cell>
          <table:table-cell office:value-type="float" office:value="-2.7382874489" calcext:value-type="float">
            <text:p>-2.7382874489</text:p>
          </table:table-cell>
          <table:table-cell office:value-type="float" office:value="-2.4394550885" calcext:value-type="float">
            <text:p>-2.439455088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-1.1560236192" calcext:value-type="float">
            <text:p>-1.1560236192</text:p>
          </table:table-cell>
          <table:table-cell office:value-type="float" office:value="-3.930150295" calcext:value-type="float">
            <text:p>-3.930150295</text:p>
          </table:table-cell>
          <table:table-cell office:value-type="float" office:value="-1.3719455134" calcext:value-type="float">
            <text:p>-1.3719455134</text:p>
          </table:table-cell>
          <table:table-cell office:value-type="float" office:value="-3.277554975" calcext:value-type="float">
            <text:p>-3.277554975</text:p>
          </table:table-cell>
          <table:table-cell office:value-type="float" office:value="-1.6351183415" calcext:value-type="float">
            <text:p>-1.6351183415</text:p>
          </table:table-cell>
          <table:table-cell office:value-type="float" office:value="-1.8001765218" calcext:value-type="float">
            <text:p>-1.8001765218</text:p>
          </table:table-cell>
          <table:table-cell office:value-type="float" office:value="-4.125430789" calcext:value-type="float">
            <text:p>-4.125430789</text:p>
          </table:table-cell>
          <table:table-cell office:value-type="float" office:value="-0.5234909619" calcext:value-type="float">
            <text:p>-0.5234909619</text:p>
          </table:table-cell>
          <table:table-cell office:value-type="float" office:value="-2.6613561747" calcext:value-type="float">
            <text:p>-2.6613561747</text:p>
          </table:table-cell>
          <table:table-cell office:value-type="float" office:value="-2.3717171288" calcext:value-type="float">
            <text:p>-2.3717171288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1.1234668028" calcext:value-type="float">
            <text:p>-1.1234668028</text:p>
          </table:table-cell>
          <table:table-cell office:value-type="float" office:value="-3.82051533" calcext:value-type="float">
            <text:p>-3.82051533</text:p>
          </table:table-cell>
          <table:table-cell office:value-type="float" office:value="-1.3336636096" calcext:value-type="float">
            <text:p>-1.3336636096</text:p>
          </table:table-cell>
          <table:table-cell office:value-type="float" office:value="-3.186060528" calcext:value-type="float">
            <text:p>-3.186060528</text:p>
          </table:table-cell>
          <table:table-cell office:value-type="float" office:value="-1.5896454247" calcext:value-type="float">
            <text:p>-1.5896454247</text:p>
          </table:table-cell>
          <table:table-cell office:value-type="float" office:value="-1.7496381325" calcext:value-type="float">
            <text:p>-1.7496381325</text:p>
          </table:table-cell>
          <table:table-cell office:value-type="float" office:value="-4.010035936" calcext:value-type="float">
            <text:p>-4.010035936</text:p>
          </table:table-cell>
          <table:table-cell office:value-type="float" office:value="-0.509134282" calcext:value-type="float">
            <text:p>-0.509134282</text:p>
          </table:table-cell>
          <table:table-cell office:value-type="float" office:value="-2.5818628803" calcext:value-type="float">
            <text:p>-2.5818628803</text:p>
          </table:table-cell>
          <table:table-cell office:value-type="float" office:value="-2.304825867" calcext:value-type="float">
            <text:p>-2.304825867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-1.0922304902" calcext:value-type="float">
            <text:p>-1.0922304902</text:p>
          </table:table-cell>
          <table:table-cell office:value-type="float" office:value="-3.713769808" calcext:value-type="float">
            <text:p>-3.713769808</text:p>
          </table:table-cell>
          <table:table-cell office:value-type="float" office:value="-1.2960861178" calcext:value-type="float">
            <text:p>-1.2960861178</text:p>
          </table:table-cell>
          <table:table-cell office:value-type="float" office:value="-3.096790781" calcext:value-type="float">
            <text:p>-3.096790781</text:p>
          </table:table-cell>
          <table:table-cell office:value-type="float" office:value="-1.5451483331" calcext:value-type="float">
            <text:p>-1.5451483331</text:p>
          </table:table-cell>
          <table:table-cell office:value-type="float" office:value="-1.7009507141" calcext:value-type="float">
            <text:p>-1.7009507141</text:p>
          </table:table-cell>
          <table:table-cell office:value-type="float" office:value="-3.898105899" calcext:value-type="float">
            <text:p>-3.898105899</text:p>
          </table:table-cell>
          <table:table-cell office:value-type="float" office:value="-0.4950291707" calcext:value-type="float">
            <text:p>-0.4950291707</text:p>
          </table:table-cell>
          <table:table-cell office:value-type="float" office:value="-2.4998198034" calcext:value-type="float">
            <text:p>-2.4998198034</text:p>
          </table:table-cell>
          <table:table-cell office:value-type="float" office:value="-2.2408422532" calcext:value-type="float">
            <text:p>-2.2408422532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-1.0619323146" calcext:value-type="float">
            <text:p>-1.0619323146</text:p>
          </table:table-cell>
          <table:table-cell office:value-type="float" office:value="-3.609638247" calcext:value-type="float">
            <text:p>-3.609638247</text:p>
          </table:table-cell>
          <table:table-cell office:value-type="float" office:value="-1.259612739" calcext:value-type="float">
            <text:p>-1.259612739</text:p>
          </table:table-cell>
          <table:table-cell office:value-type="float" office:value="-3.009887373" calcext:value-type="float">
            <text:p>-3.009887373</text:p>
          </table:table-cell>
          <table:table-cell office:value-type="float" office:value="-1.5016118368" calcext:value-type="float">
            <text:p>-1.5016118368</text:p>
          </table:table-cell>
          <table:table-cell office:value-type="float" office:value="-1.6536164198" calcext:value-type="float">
            <text:p>-1.6536164198</text:p>
          </table:table-cell>
          <table:table-cell office:value-type="float" office:value="-3.78913936" calcext:value-type="float">
            <text:p>-3.78913936</text:p>
          </table:table-cell>
          <table:table-cell office:value-type="float" office:value="-0.481036353" calcext:value-type="float">
            <text:p>-0.481036353</text:p>
          </table:table-cell>
          <table:table-cell office:value-type="float" office:value="-2.4207905557" calcext:value-type="float">
            <text:p>-2.4207905557</text:p>
          </table:table-cell>
          <table:table-cell office:value-type="float" office:value="-2.177953617" calcext:value-type="float">
            <text:p>-2.17795361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1.0321752871" calcext:value-type="float">
            <text:p>-1.0321752871</text:p>
          </table:table-cell>
          <table:table-cell office:value-type="float" office:value="-3.508457497" calcext:value-type="float">
            <text:p>-3.508457497</text:p>
          </table:table-cell>
          <table:table-cell office:value-type="float" office:value="-1.2246183361" calcext:value-type="float">
            <text:p>-1.2246183361</text:p>
          </table:table-cell>
          <table:table-cell office:value-type="float" office:value="-2.925797994" calcext:value-type="float">
            <text:p>-2.925797994</text:p>
          </table:table-cell>
          <table:table-cell office:value-type="float" office:value="-1.4595783666" calcext:value-type="float">
            <text:p>-1.4595783666</text:p>
          </table:table-cell>
          <table:table-cell office:value-type="float" office:value="-1.6072175194" calcext:value-type="float">
            <text:p>-1.6072175194</text:p>
          </table:table-cell>
          <table:table-cell office:value-type="float" office:value="-3.682904834" calcext:value-type="float">
            <text:p>-3.682904834</text:p>
          </table:table-cell>
          <table:table-cell office:value-type="float" office:value="-0.4672703531" calcext:value-type="float">
            <text:p>-0.4672703531</text:p>
          </table:table-cell>
          <table:table-cell office:value-type="float" office:value="-2.3455297023" calcext:value-type="float">
            <text:p>-2.3455297023</text:p>
          </table:table-cell>
          <table:table-cell office:value-type="float" office:value="-2.1168344824" calcext:value-type="float">
            <text:p>-2.1168344824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1.0029846052" calcext:value-type="float">
            <text:p>-1.0029846052</text:p>
          </table:table-cell>
          <table:table-cell office:value-type="float" office:value="-3.410540907" calcext:value-type="float">
            <text:p>-3.410540907</text:p>
          </table:table-cell>
          <table:table-cell office:value-type="float" office:value="-1.1905878706" calcext:value-type="float">
            <text:p>-1.1905878706</text:p>
          </table:table-cell>
          <table:table-cell office:value-type="float" office:value="-2.8442480785" calcext:value-type="float">
            <text:p>-2.8442480785</text:p>
          </table:table-cell>
          <table:table-cell office:value-type="float" office:value="-1.4190434969" calcext:value-type="float">
            <text:p>-1.4190434969</text:p>
          </table:table-cell>
          <table:table-cell office:value-type="float" office:value="-1.5620206055" calcext:value-type="float">
            <text:p>-1.5620206055</text:p>
          </table:table-cell>
          <table:table-cell office:value-type="float" office:value="-3.579727318" calcext:value-type="float">
            <text:p>-3.579727318</text:p>
          </table:table-cell>
          <table:table-cell office:value-type="float" office:value="-0.454362103" calcext:value-type="float">
            <text:p>-0.454362103</text:p>
          </table:table-cell>
          <table:table-cell office:value-type="float" office:value="-2.2725748641" calcext:value-type="float">
            <text:p>-2.2725748641</text:p>
          </table:table-cell>
          <table:table-cell office:value-type="float" office:value="-2.0578064071" calcext:value-type="float">
            <text:p>-2.0578064071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0.9749237561" calcext:value-type="float">
            <text:p>-0.9749237561</text:p>
          </table:table-cell>
          <table:table-cell office:value-type="float" office:value="-3.31539242" calcext:value-type="float">
            <text:p>-3.31539242</text:p>
          </table:table-cell>
          <table:table-cell office:value-type="float" office:value="-1.1572490771" calcext:value-type="float">
            <text:p>-1.1572490771</text:p>
          </table:table-cell>
          <table:table-cell office:value-type="float" office:value="-2.764705596" calcext:value-type="float">
            <text:p>-2.764705596</text:p>
          </table:table-cell>
          <table:table-cell office:value-type="float" office:value="-1.3794980566" calcext:value-type="float">
            <text:p>-1.3794980566</text:p>
          </table:table-cell>
          <table:table-cell office:value-type="float" office:value="-1.5183133498" calcext:value-type="float">
            <text:p>-1.5183133498</text:p>
          </table:table-cell>
          <table:table-cell office:value-type="float" office:value="-3.479826618" calcext:value-type="float">
            <text:p>-3.479826618</text:p>
          </table:table-cell>
          <table:table-cell office:value-type="float" office:value="-0.4418661145" calcext:value-type="float">
            <text:p>-0.4418661145</text:p>
          </table:table-cell>
          <table:table-cell office:value-type="float" office:value="-2.1998296334" calcext:value-type="float">
            <text:p>-2.1998296334</text:p>
          </table:table-cell>
          <table:table-cell office:value-type="float" office:value="-2.000471846" calcext:value-type="float">
            <text:p>-2.000471846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9479524125" calcext:value-type="float">
            <text:p>-0.9479524125</text:p>
          </table:table-cell>
          <table:table-cell office:value-type="float" office:value="-3.222547019" calcext:value-type="float">
            <text:p>-3.222547019</text:p>
          </table:table-cell>
          <table:table-cell office:value-type="float" office:value="-1.1245696935" calcext:value-type="float">
            <text:p>-1.1245696935</text:p>
          </table:table-cell>
          <table:table-cell office:value-type="float" office:value="-2.6870799851" calcext:value-type="float">
            <text:p>-2.6870799851</text:p>
          </table:table-cell>
          <table:table-cell office:value-type="float" office:value="-1.3406749555" calcext:value-type="float">
            <text:p>-1.3406749555</text:p>
          </table:table-cell>
          <table:table-cell office:value-type="float" office:value="-1.4761116333" calcext:value-type="float">
            <text:p>-1.4761116333</text:p>
          </table:table-cell>
          <table:table-cell office:value-type="float" office:value="-3.382729997" calcext:value-type="float">
            <text:p>-3.382729997</text:p>
          </table:table-cell>
          <table:table-cell office:value-type="float" office:value="-0.4295977268" calcext:value-type="float">
            <text:p>-0.4295977268</text:p>
          </table:table-cell>
          <table:table-cell office:value-type="float" office:value="-2.1304593026" calcext:value-type="float">
            <text:p>-2.1304593026</text:p>
          </table:table-cell>
          <table:table-cell office:value-type="float" office:value="-1.9444387245" calcext:value-type="float">
            <text:p>-1.944438724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-0.9215629113" calcext:value-type="float">
            <text:p>-0.9215629113</text:p>
          </table:table-cell>
          <table:table-cell office:value-type="float" office:value="-3.132167012" calcext:value-type="float">
            <text:p>-3.132167012</text:p>
          </table:table-cell>
          <table:table-cell office:value-type="float" office:value="-1.0930537216" calcext:value-type="float">
            <text:p>-1.0930537216</text:p>
          </table:table-cell>
          <table:table-cell office:value-type="float" office:value="-2.611799517" calcext:value-type="float">
            <text:p>-2.611799517</text:p>
          </table:table-cell>
          <table:table-cell office:value-type="float" office:value="-1.3029254183" calcext:value-type="float">
            <text:p>-1.3029254183</text:p>
          </table:table-cell>
          <table:table-cell office:value-type="float" office:value="-1.4349385905" calcext:value-type="float">
            <text:p>-1.4349385905</text:p>
          </table:table-cell>
          <table:table-cell office:value-type="float" office:value="-3.288037774" calcext:value-type="float">
            <text:p>-3.288037774</text:p>
          </table:table-cell>
          <table:table-cell office:value-type="float" office:value="-0.4172880433" calcext:value-type="float">
            <text:p>-0.4172880433</text:p>
          </table:table-cell>
          <table:table-cell office:value-type="float" office:value="-2.0670443443" calcext:value-type="float">
            <text:p>-2.0670443443</text:p>
          </table:table-cell>
          <table:table-cell office:value-type="float" office:value="-1.8897573824" calcext:value-type="float">
            <text:p>-1.8897573824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0.8955306086" calcext:value-type="float">
            <text:p>-0.8955306086</text:p>
          </table:table-cell>
          <table:table-cell office:value-type="float" office:value="-3.04450185" calcext:value-type="float">
            <text:p>-3.04450185</text:p>
          </table:table-cell>
          <table:table-cell office:value-type="float" office:value="-1.0627788153" calcext:value-type="float">
            <text:p>-1.0627788153</text:p>
          </table:table-cell>
          <table:table-cell office:value-type="float" office:value="-2.5390390677" calcext:value-type="float">
            <text:p>-2.5390390677</text:p>
          </table:table-cell>
          <table:table-cell office:value-type="float" office:value="-1.2666808637" calcext:value-type="float">
            <text:p>-1.2666808637</text:p>
          </table:table-cell>
          <table:table-cell office:value-type="float" office:value="-1.3945793832" calcext:value-type="float">
            <text:p>-1.3945793832</text:p>
          </table:table-cell>
          <table:table-cell office:value-type="float" office:value="-3.195797062" calcext:value-type="float">
            <text:p>-3.195797062</text:p>
          </table:table-cell>
          <table:table-cell office:value-type="float" office:value="-0.4054523851" calcext:value-type="float">
            <text:p>-0.4054523851</text:p>
          </table:table-cell>
          <table:table-cell office:value-type="float" office:value="-2.007242813" calcext:value-type="float">
            <text:p>-2.007242813</text:p>
          </table:table-cell>
          <table:table-cell office:value-type="float" office:value="-1.836892264" calcext:value-type="float">
            <text:p>-1.83689226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-0.8702523707" calcext:value-type="float">
            <text:p>-0.8702523707</text:p>
          </table:table-cell>
          <table:table-cell office:value-type="float" office:value="-2.959605597" calcext:value-type="float">
            <text:p>-2.959605597</text:p>
          </table:table-cell>
          <table:table-cell office:value-type="float" office:value="-1.0331889627" calcext:value-type="float">
            <text:p>-1.0331889627</text:p>
          </table:table-cell>
          <table:table-cell office:value-type="float" office:value="-2.468206056" calcext:value-type="float">
            <text:p>-2.468206056</text:p>
          </table:table-cell>
          <table:table-cell office:value-type="float" office:value="-1.2315281391" calcext:value-type="float">
            <text:p>-1.2315281391</text:p>
          </table:table-cell>
          <table:table-cell office:value-type="float" office:value="-1.3553695151" calcext:value-type="float">
            <text:p>-1.3553695151</text:p>
          </table:table-cell>
          <table:table-cell office:value-type="float" office:value="-3.106487516" calcext:value-type="float">
            <text:p>-3.106487516</text:p>
          </table:table-cell>
          <table:table-cell office:value-type="float" office:value="-0.3944136388" calcext:value-type="float">
            <text:p>-0.3944136388</text:p>
          </table:table-cell>
          <table:table-cell office:value-type="float" office:value="-1.9492171973" calcext:value-type="float">
            <text:p>-1.9492171973</text:p>
          </table:table-cell>
          <table:table-cell office:value-type="float" office:value="-1.7857920431" calcext:value-type="float">
            <text:p>-1.7857920431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8461310022" calcext:value-type="float">
            <text:p>-0.8461310022</text:p>
          </table:table-cell>
          <table:table-cell office:value-type="float" office:value="-2.8769687018" calcext:value-type="float">
            <text:p>-2.8769687018</text:p>
          </table:table-cell>
          <table:table-cell office:value-type="float" office:value="-1.0040666008" calcext:value-type="float">
            <text:p>-1.0040666008</text:p>
          </table:table-cell>
          <table:table-cell office:value-type="float" office:value="-2.3989916894" calcext:value-type="float">
            <text:p>-2.3989916894</text:p>
          </table:table-cell>
          <table:table-cell office:value-type="float" office:value="-1.1970282307" calcext:value-type="float">
            <text:p>-1.1970282307</text:p>
          </table:table-cell>
          <table:table-cell office:value-type="float" office:value="-1.3176453989" calcext:value-type="float">
            <text:p>-1.3176453989</text:p>
          </table:table-cell>
          <table:table-cell office:value-type="float" office:value="-3.019910987" calcext:value-type="float">
            <text:p>-3.019910987</text:p>
          </table:table-cell>
          <table:table-cell office:value-type="float" office:value="-0.3835504604" calcext:value-type="float">
            <text:p>-0.3835504604</text:p>
          </table:table-cell>
          <table:table-cell office:value-type="float" office:value="-1.8931672197" calcext:value-type="float">
            <text:p>-1.8931672197</text:p>
          </table:table-cell>
          <table:table-cell office:value-type="float" office:value="-1.7359294238" calcext:value-type="float">
            <text:p>-1.7359294238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-0.8227287597" calcext:value-type="float">
            <text:p>-0.8227287597</text:p>
          </table:table-cell>
          <table:table-cell office:value-type="float" office:value="-2.7963081527" calcext:value-type="float">
            <text:p>-2.7963081527</text:p>
          </table:table-cell>
          <table:table-cell office:value-type="float" office:value="-0.9757183603" calcext:value-type="float">
            <text:p>-0.9757183603</text:p>
          </table:table-cell>
          <table:table-cell office:value-type="float" office:value="-2.3315912038" calcext:value-type="float">
            <text:p>-2.3315912038</text:p>
          </table:table-cell>
          <table:table-cell office:value-type="float" office:value="-1.1631960214" calcext:value-type="float">
            <text:p>-1.1631960214</text:p>
          </table:table-cell>
          <table:table-cell office:value-type="float" office:value="-1.2810277764" calcext:value-type="float">
            <text:p>-1.2810277764</text:p>
          </table:table-cell>
          <table:table-cell office:value-type="float" office:value="-2.93554621" calcext:value-type="float">
            <text:p>-2.93554621</text:p>
          </table:table-cell>
          <table:table-cell office:value-type="float" office:value="-0.372682726" calcext:value-type="float">
            <text:p>-0.372682726</text:p>
          </table:table-cell>
          <table:table-cell office:value-type="float" office:value="-1.842154741" calcext:value-type="float">
            <text:p>-1.842154741</text:p>
          </table:table-cell>
          <table:table-cell office:value-type="float" office:value="-1.6871330533" calcext:value-type="float">
            <text:p>-1.687133053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-0.7996407782" calcext:value-type="float">
            <text:p>-0.7996407782</text:p>
          </table:table-cell>
          <table:table-cell office:value-type="float" office:value="-2.7178557826" calcext:value-type="float">
            <text:p>-2.7178557826</text:p>
          </table:table-cell>
          <table:table-cell office:value-type="float" office:value="-0.9486150886" calcext:value-type="float">
            <text:p>-0.9486150886</text:p>
          </table:table-cell>
          <table:table-cell office:value-type="float" office:value="-2.2665256643" calcext:value-type="float">
            <text:p>-2.2665256643</text:p>
          </table:table-cell>
          <table:table-cell office:value-type="float" office:value="-1.1306437785" calcext:value-type="float">
            <text:p>-1.1306437785</text:p>
          </table:table-cell>
          <table:table-cell office:value-type="float" office:value="-1.245128992" calcext:value-type="float">
            <text:p>-1.245128992</text:p>
          </table:table-cell>
          <table:table-cell office:value-type="float" office:value="-2.8531823625" calcext:value-type="float">
            <text:p>-2.8531823625</text:p>
          </table:table-cell>
          <table:table-cell office:value-type="float" office:value="-0.3619663911" calcext:value-type="float">
            <text:p>-0.3619663911</text:p>
          </table:table-cell>
          <table:table-cell office:value-type="float" office:value="-1.7936072342" calcext:value-type="float">
            <text:p>-1.7936072342</text:p>
          </table:table-cell>
          <table:table-cell office:value-type="float" office:value="-1.6397398042" calcext:value-type="float">
            <text:p>-1.639739804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7769224509" calcext:value-type="float">
            <text:p>-0.7769224509</text:p>
          </table:table-cell>
          <table:table-cell office:value-type="float" office:value="-2.6419960637" calcext:value-type="float">
            <text:p>-2.6419960637</text:p>
          </table:table-cell>
          <table:table-cell office:value-type="float" office:value="-0.922364736" calcext:value-type="float">
            <text:p>-0.922364736</text:p>
          </table:table-cell>
          <table:table-cell office:value-type="float" office:value="-2.2033673745" calcext:value-type="float">
            <text:p>-2.2033673745</text:p>
          </table:table-cell>
          <table:table-cell office:value-type="float" office:value="-1.099343525" calcext:value-type="float">
            <text:p>-1.099343525</text:p>
          </table:table-cell>
          <table:table-cell office:value-type="float" office:value="-1.2100009278" calcext:value-type="float">
            <text:p>-1.2100009278</text:p>
          </table:table-cell>
          <table:table-cell office:value-type="float" office:value="-2.7732291847" calcext:value-type="float">
            <text:p>-2.7732291847</text:p>
          </table:table-cell>
          <table:table-cell office:value-type="float" office:value="-0.3519098665" calcext:value-type="float">
            <text:p>-0.3519098665</text:p>
          </table:table-cell>
          <table:table-cell office:value-type="float" office:value="-1.7468560655" calcext:value-type="float">
            <text:p>-1.7468560655</text:p>
          </table:table-cell>
          <table:table-cell office:value-type="float" office:value="-1.5940966773" calcext:value-type="float">
            <text:p>-1.5940966773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-0.7552061007" calcext:value-type="float">
            <text:p>-0.7552061007</text:p>
          </table:table-cell>
          <table:table-cell office:value-type="float" office:value="-2.5683575619" calcext:value-type="float">
            <text:p>-2.5683575619</text:p>
          </table:table-cell>
          <table:table-cell office:value-type="float" office:value="-0.8965141453" calcext:value-type="float">
            <text:p>-0.8965141453</text:p>
          </table:table-cell>
          <table:table-cell office:value-type="float" office:value="-2.1417972786" calcext:value-type="float">
            <text:p>-2.1417972786</text:p>
          </table:table-cell>
          <table:table-cell office:value-type="float" office:value="-1.068735259" calcext:value-type="float">
            <text:p>-1.068735259</text:p>
          </table:table-cell>
          <table:table-cell office:value-type="float" office:value="-1.176159467" calcext:value-type="float">
            <text:p>-1.176159467</text:p>
          </table:table-cell>
          <table:table-cell office:value-type="float" office:value="-2.6959254129" calcext:value-type="float">
            <text:p>-2.6959254129</text:p>
          </table:table-cell>
          <table:table-cell office:value-type="float" office:value="-0.3423856243" calcext:value-type="float">
            <text:p>-0.3423856243</text:p>
          </table:table-cell>
          <table:table-cell office:value-type="float" office:value="-1.699399129" calcext:value-type="float">
            <text:p>-1.699399129</text:p>
          </table:table-cell>
          <table:table-cell office:value-type="float" office:value="-1.5497465377" calcext:value-type="float">
            <text:p>-1.549746537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7344084431" calcext:value-type="float">
            <text:p>-0.7344084431</text:p>
          </table:table-cell>
          <table:table-cell office:value-type="float" office:value="-2.496494644" calcext:value-type="float">
            <text:p>-2.496494644</text:p>
          </table:table-cell>
          <table:table-cell office:value-type="float" office:value="-0.8710982115" calcext:value-type="float">
            <text:p>-0.8710982115</text:p>
          </table:table-cell>
          <table:table-cell office:value-type="float" office:value="-2.0816414917" calcext:value-type="float">
            <text:p>-2.0816414917</text:p>
          </table:table-cell>
          <table:table-cell office:value-type="float" office:value="-1.0385804946" calcext:value-type="float">
            <text:p>-1.0385804946</text:p>
          </table:table-cell>
          <table:table-cell office:value-type="float" office:value="-1.1435478465" calcext:value-type="float">
            <text:p>-1.1435478465</text:p>
          </table:table-cell>
          <table:table-cell office:value-type="float" office:value="-2.6207606016" calcext:value-type="float">
            <text:p>-2.6207606016</text:p>
          </table:table-cell>
          <table:table-cell office:value-type="float" office:value="-0.3328342375" calcext:value-type="float">
            <text:p>-0.3328342375</text:p>
          </table:table-cell>
          <table:table-cell office:value-type="float" office:value="-1.652897298" calcext:value-type="float">
            <text:p>-1.652897298</text:p>
          </table:table-cell>
          <table:table-cell office:value-type="float" office:value="-1.50630502" calcext:value-type="float">
            <text:p>-1.50630502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0.713987558" calcext:value-type="float">
            <text:p>-0.713987558</text:p>
          </table:table-cell>
          <table:table-cell office:value-type="float" office:value="-2.426354199" calcext:value-type="float">
            <text:p>-2.426354199</text:p>
          </table:table-cell>
          <table:table-cell office:value-type="float" office:value="-0.8466914158" calcext:value-type="float">
            <text:p>-0.8466914158</text:p>
          </table:table-cell>
          <table:table-cell office:value-type="float" office:value="-2.0232523676" calcext:value-type="float">
            <text:p>-2.0232523676</text:p>
          </table:table-cell>
          <table:table-cell office:value-type="float" office:value="-1.0093155588" calcext:value-type="float">
            <text:p>-1.0093155588</text:p>
          </table:table-cell>
          <table:table-cell office:value-type="float" office:value="-1.1116743412" calcext:value-type="float">
            <text:p>-1.1116743412</text:p>
          </table:table-cell>
          <table:table-cell office:value-type="float" office:value="-2.5473440443" calcext:value-type="float">
            <text:p>-2.5473440443</text:p>
          </table:table-cell>
          <table:table-cell office:value-type="float" office:value="-0.3232406816" calcext:value-type="float">
            <text:p>-0.3232406816</text:p>
          </table:table-cell>
          <table:table-cell office:value-type="float" office:value="-1.6105083124" calcext:value-type="float">
            <text:p>-1.6105083124</text:p>
          </table:table-cell>
          <table:table-cell office:value-type="float" office:value="-1.4638600034" calcext:value-type="float">
            <text:p>-1.463860003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-0.6937533047" calcext:value-type="float">
            <text:p>-0.6937533047</text:p>
          </table:table-cell>
          <table:table-cell office:value-type="float" office:value="-2.3584502067" calcext:value-type="float">
            <text:p>-2.3584502067</text:p>
          </table:table-cell>
          <table:table-cell office:value-type="float" office:value="-0.8233164158" calcext:value-type="float">
            <text:p>-0.8233164158</text:p>
          </table:table-cell>
          <table:table-cell office:value-type="float" office:value="-1.966897467" calcext:value-type="float">
            <text:p>-1.966897467</text:p>
          </table:table-cell>
          <table:table-cell office:value-type="float" office:value="-0.9812195548" calcext:value-type="float">
            <text:p>-0.9812195548</text:p>
          </table:table-cell>
          <table:table-cell office:value-type="float" office:value="-1.0803215337" calcext:value-type="float">
            <text:p>-1.0803215337</text:p>
          </table:table-cell>
          <table:table-cell office:value-type="float" office:value="-2.4757769543" calcext:value-type="float">
            <text:p>-2.4757769543</text:p>
          </table:table-cell>
          <table:table-cell office:value-type="float" office:value="-0.3140741257" calcext:value-type="float">
            <text:p>-0.3140741257</text:p>
          </table:table-cell>
          <table:table-cell office:value-type="float" office:value="-1.5706756025" calcext:value-type="float">
            <text:p>-1.5706756025</text:p>
          </table:table-cell>
          <table:table-cell office:value-type="float" office:value="-1.4229357103" calcext:value-type="float">
            <text:p>-1.422935710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6741216349" calcext:value-type="float">
            <text:p>-0.6741216349</text:p>
          </table:table-cell>
          <table:table-cell office:value-type="float" office:value="-2.2927699295" calcext:value-type="float">
            <text:p>-2.2927699295</text:p>
          </table:table-cell>
          <table:table-cell office:value-type="float" office:value="-0.8004139083" calcext:value-type="float">
            <text:p>-0.8004139083</text:p>
          </table:table-cell>
          <table:table-cell office:value-type="float" office:value="-1.9120919821" calcext:value-type="float">
            <text:p>-1.9120919821</text:p>
          </table:table-cell>
          <table:table-cell office:value-type="float" office:value="-0.9540425366" calcext:value-type="float">
            <text:p>-0.9540425366</text:p>
          </table:table-cell>
          <table:table-cell office:value-type="float" office:value="-1.0498988498" calcext:value-type="float">
            <text:p>-1.0498988498</text:p>
          </table:table-cell>
          <table:table-cell office:value-type="float" office:value="-2.4066119789" calcext:value-type="float">
            <text:p>-2.4066119789</text:p>
          </table:table-cell>
          <table:table-cell office:value-type="float" office:value="-0.305549282" calcext:value-type="float">
            <text:p>-0.305549282</text:p>
          </table:table-cell>
          <table:table-cell office:value-type="float" office:value="-1.5308021358" calcext:value-type="float">
            <text:p>-1.5308021358</text:p>
          </table:table-cell>
          <table:table-cell office:value-type="float" office:value="-1.3834507745" calcext:value-type="float">
            <text:p>-1.3834507745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0.6554241129" calcext:value-type="float">
            <text:p>-0.6554241129</text:p>
          </table:table-cell>
          <table:table-cell office:value-type="float" office:value="-2.2287857786" calcext:value-type="float">
            <text:p>-2.2287857786</text:p>
          </table:table-cell>
          <table:table-cell office:value-type="float" office:value="-0.7778624351" calcext:value-type="float">
            <text:p>-0.7778624351</text:p>
          </table:table-cell>
          <table:table-cell office:value-type="float" office:value="-1.8584882434" calcext:value-type="float">
            <text:p>-1.8584882434</text:p>
          </table:table-cell>
          <table:table-cell office:value-type="float" office:value="-0.9273567913" calcext:value-type="float">
            <text:p>-0.9273567913</text:p>
          </table:table-cell>
          <table:table-cell office:value-type="float" office:value="-1.020748193" calcext:value-type="float">
            <text:p>-1.020748193</text:p>
          </table:table-cell>
          <table:table-cell office:value-type="float" office:value="-2.3396137084" calcext:value-type="float">
            <text:p>-2.3396137084</text:p>
          </table:table-cell>
          <table:table-cell office:value-type="float" office:value="-0.2972046584" calcext:value-type="float">
            <text:p>-0.2972046584</text:p>
          </table:table-cell>
          <table:table-cell office:value-type="float" office:value="-1.4895972755" calcext:value-type="float">
            <text:p>-1.4895972755</text:p>
          </table:table-cell>
          <table:table-cell office:value-type="float" office:value="-1.3448441901" calcext:value-type="float">
            <text:p>-1.3448441901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table:number-columns-repeated="9"/>
          <table:table-cell office:value-type="float" office:value="-1.3069539949" calcext:value-type="float">
            <text:p>-1.3069539949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table:number-columns-repeated="9"/>
          <table:table-cell office:value-type="float" office:value="-1.2701874837" calcext:value-type="float">
            <text:p>-1.2701874837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table:number-columns-repeated="9"/>
          <table:table-cell office:value-type="float" office:value="-1.2349141893" calcext:value-type="float">
            <text:p>-1.2349141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-1.200562027" calcext:value-type="float">
            <text:p>-1.200562027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table:number-columns-repeated="9"/>
          <table:table-cell office:value-type="float" office:value="-1.1669411925" calcext:value-type="float">
            <text:p>-1.1669411925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table:number-columns-repeated="9"/>
          <table:table-cell office:value-type="float" office:value="-1.1340229959" calcext:value-type="float">
            <text:p>-1.1340229959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table:number-columns-repeated="9"/>
          <table:table-cell office:value-type="float" office:value="-1.1022699269" calcext:value-type="float">
            <text:p>-1.102269926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table:number-columns-repeated="9"/>
          <table:table-cell office:value-type="float" office:value="-1.0717109464" calcext:value-type="float">
            <text:p>-1.0717109464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table:number-columns-repeated="9"/>
          <table:table-cell office:value-type="float" office:value="-1.0418511761" calcext:value-type="float">
            <text:p>-1.0418511761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table:number-columns-repeated="9"/>
          <table:table-cell office:value-type="float" office:value="-1.0124972127" calcext:value-type="float">
            <text:p>-1.0124972127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table:number-columns-repeated="9"/>
          <table:table-cell office:value-type="float" office:value="-0.9839561663" calcext:value-type="float">
            <text:p>-0.9839561663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table:number-columns-repeated="9"/>
          <table:table-cell office:value-type="float" office:value="-0.9566154269" calcext:value-type="float">
            <text:p>-0.9566154269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table:number-columns-repeated="9"/>
          <table:table-cell office:value-type="float" office:value="-0.93010881" calcext:value-type="float">
            <text:p>-0.9301088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number-columns-repeated="9"/>
          <table:table-cell office:value-type="float" office:value="-0.9040302297" calcext:value-type="float">
            <text:p>-0.9040302297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table:number-columns-repeated="9"/>
          <table:table-cell office:value-type="float" office:value="-0.8784408879" calcext:value-type="float">
            <text:p>-0.8784408879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table:number-columns-repeated="9"/>
          <table:table-cell office:value-type="float" office:value="-0.8538518545" calcext:value-type="float">
            <text:p>-0.8538518545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table:number-columns-repeated="9"/>
          <table:table-cell office:value-type="float" office:value="-0.8302711156" calcext:value-type="float">
            <text:p>-0.8302711156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table:number-columns-repeated="9"/>
          <table:table-cell office:value-type="float" office:value="-0.807156389" calcext:value-type="float">
            <text:p>-0.807156389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table:number-columns-repeated="9"/>
          <table:table-cell office:value-type="float" office:value="-0.7843386365" calcext:value-type="float">
            <text:p>-0.7843386365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table:number-columns-repeated="9"/>
          <table:table-cell office:value-type="float" office:value="-0.7621715258" calcext:value-type="float">
            <text:p>-0.7621715258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table:number-columns-repeated="9"/>
          <table:table-cell office:value-type="float" office:value="-0.7410682472" calcext:value-type="float">
            <text:p>-0.7410682472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table:number-columns-repeated="9"/>
          <table:table-cell office:value-type="float" office:value="-0.7206005357" calcext:value-type="float">
            <text:p>-0.7206005357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table:number-columns-repeated="9"/>
          <table:table-cell office:value-type="float" office:value="-0.7003625329" calcext:value-type="float">
            <text:p>-0.700362532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9"/>
          <table:table-cell office:value-type="float" office:value="-0.6804383536" calcext:value-type="float">
            <text:p>-0.6804383536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table:number-columns-repeated="9"/>
          <table:table-cell office:value-type="float" office:value="-0.6614073148" calcext:value-type="float">
            <text:p>-0.6614073148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table:number-columns-repeated="9"/>
          <table:table-cell office:value-type="float" office:value="-0.643242472" calcext:value-type="float">
            <text:p>-0.643242472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table:number-columns-repeated="9"/>
          <table:table-cell office:value-type="float" office:value="-0.625351011" calcext:value-type="float">
            <text:p>-0.625351011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table:number-columns-repeated="9"/>
          <table:table-cell office:value-type="float" office:value="-0.6076028727" calcext:value-type="float">
            <text:p>-0.607602872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table:number-columns-repeated="9"/>
          <table:table-cell office:value-type="float" office:value="-0.590403499" calcext:value-type="float">
            <text:p>-0.590403499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table:number-columns-repeated="9"/>
          <table:table-cell office:value-type="float" office:value="-0.5740363979" calcext:value-type="float">
            <text:p>-0.5740363979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table:number-columns-repeated="9"/>
          <table:table-cell office:value-type="float" office:value="-0.5582464719" calcext:value-type="float">
            <text:p>-0.5582464719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table:number-columns-repeated="9"/>
          <table:table-cell office:value-type="float" office:value="-0.5426047255" calcext:value-type="float">
            <text:p>-0.5426047255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table:number-columns-repeated="9"/>
          <table:table-cell office:value-type="float" office:value="-0.5271256041" calcext:value-type="float">
            <text:p>-0.527125604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number-columns-repeated="9"/>
          <table:table-cell office:value-type="float" office:value="-0.512319456" calcext:value-type="float">
            <text:p>-0.512319456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table:number-columns-repeated="9"/>
          <table:table-cell office:value-type="float" office:value="-0.4982842491" calcext:value-type="float">
            <text:p>-0.4982842491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table:number-columns-repeated="9"/>
          <table:table-cell office:value-type="float" office:value="-0.484488003" calcext:value-type="float">
            <text:p>-0.484488003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table:number-columns-repeated="9"/>
          <table:table-cell office:value-type="float" office:value="-0.4707208512" calcext:value-type="float">
            <text:p>-0.4707208512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table:number-columns-repeated="9"/>
          <table:table-cell office:value-type="float" office:value="-0.4572966128" calcext:value-type="float">
            <text:p>-0.457296612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table:number-columns-repeated="9"/>
          <table:table-cell office:value-type="float" office:value="-0.4446839502" calcext:value-type="float">
            <text:p>-0.4446839502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table:number-columns-repeated="9"/>
          <table:table-cell office:value-type="float" office:value="-0.4325290867" calcext:value-type="float">
            <text:p>-0.4325290867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table:number-columns-repeated="9"/>
          <table:table-cell office:value-type="float" office:value="-0.4203827273" calcext:value-type="float">
            <text:p>-0.4203827273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table:number-columns-repeated="9"/>
          <table:table-cell office:value-type="float" office:value="-0.4082921496" calcext:value-type="float">
            <text:p>-0.4082921496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table:number-columns-repeated="9"/>
          <table:table-cell office:value-type="float" office:value="-0.396823115" calcext:value-type="float">
            <text:p>-0.3968231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9"/>
          <table:table-cell office:value-type="float" office:value="-0.3860520483" calcext:value-type="float">
            <text:p>-0.3860520483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table:number-columns-repeated="9"/>
          <table:table-cell office:value-type="float" office:value="-0.3753910184" calcext:value-type="float">
            <text:p>-0.3753910184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table:number-columns-repeated="9"/>
          <table:table-cell office:value-type="float" office:value="-0.3646486179" calcext:value-type="float">
            <text:p>-0.3646486179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table:number-columns-repeated="9"/>
          <table:table-cell office:value-type="float" office:value="-0.3542378187" calcext:value-type="float">
            <text:p>-0.3542378187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table:number-columns-repeated="9"/>
          <table:table-cell office:value-type="float" office:value="-0.3444422846" calcext:value-type="float">
            <text:p>-0.344442284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table:number-columns-repeated="9"/>
          <table:table-cell office:value-type="float" office:value="-0.3350726871" calcext:value-type="float">
            <text:p>-0.3350726871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table:number-columns-repeated="9"/>
          <table:table-cell office:value-type="float" office:value="-0.3257002937" calcext:value-type="float">
            <text:p>-0.3257002937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table:number-columns-repeated="9"/>
          <table:table-cell office:value-type="float" office:value="-0.3163064354" calcext:value-type="float">
            <text:p>-0.316306435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table:number-columns-repeated="9"/>
          <table:table-cell office:value-type="float" office:value="-0.3073687629" calcext:value-type="float">
            <text:p>-0.3073687629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table:number-columns-repeated="9"/>
          <table:table-cell office:value-type="float" office:value="-0.299041952" calcext:value-type="float">
            <text:p>-0.29904195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9"/>
          <table:table-cell office:value-type="float" office:value="-0.2908355402" calcext:value-type="float">
            <text:p>-0.2908355402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table:number-columns-repeated="9"/>
          <table:table-cell office:value-type="float" office:value="-0.28251871349" calcext:value-type="float">
            <text:p>-0.282518713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table:number-columns-repeated="9"/>
          <table:table-cell office:value-type="float" office:value="-0.27434909306" calcext:value-type="float">
            <text:p>-0.2743490931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table:number-columns-repeated="9"/>
          <table:table-cell office:value-type="float" office:value="-0.26681527853" calcext:value-type="float">
            <text:p>-0.2668152785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table:number-columns-repeated="9"/>
          <table:table-cell office:value-type="float" office:value="-0.25963540383" calcext:value-type="float">
            <text:p>-0.2596354038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table:number-columns-repeated="9"/>
          <table:table-cell office:value-type="float" office:value="-0.25235725389" calcext:value-type="float">
            <text:p>-0.2523572539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table:number-columns-repeated="9"/>
          <table:table-cell office:value-type="float" office:value="-0.24498514124" calcext:value-type="float">
            <text:p>-0.244985141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table:number-columns-repeated="9"/>
          <table:table-cell office:value-type="float" office:value="-0.23805016932" calcext:value-type="float">
            <text:p>-0.2380501693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table:number-columns-repeated="9"/>
          <table:table-cell office:value-type="float" office:value="-0.23169567374" calcext:value-type="float">
            <text:p>-0.2316956737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table:number-columns-repeated="9"/>
          <table:table-cell office:value-type="float" office:value="-0.22537215442" calcext:value-type="float">
            <text:p>-0.225372154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9"/>
          <table:table-cell office:value-type="float" office:value="-0.21885740301" calcext:value-type="float">
            <text:p>-0.218857403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table:number-columns-repeated="9"/>
          <table:table-cell office:value-type="float" office:value="-0.21245027551" calcext:value-type="float">
            <text:p>-0.2124502755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table:number-columns-repeated="9"/>
          <table:table-cell office:value-type="float" office:value="-0.2066832001" calcext:value-type="float">
            <text:p>-0.2066832001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table:number-columns-repeated="9"/>
          <table:table-cell office:value-type="float" office:value="-0.20120189544" calcext:value-type="float">
            <text:p>-0.201201895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table:number-columns-repeated="9"/>
          <table:table-cell office:value-type="float" office:value="-0.19595661864" calcext:value-type="float">
            <text:p>-0.1959566186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table:number-columns-repeated="9"/>
          <table:table-cell office:value-type="float" office:value="-0.18935820222" calcext:value-type="float">
            <text:p>-0.1893582022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table:number-columns-repeated="9"/>
          <table:table-cell office:value-type="float" office:value="-0.18435458388" calcext:value-type="float">
            <text:p>-0.1843545839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table:number-columns-repeated="9"/>
          <table:table-cell office:value-type="float" office:value="-0.17945584676" calcext:value-type="float">
            <text:p>-0.1794558468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table:number-columns-repeated="9"/>
          <table:table-cell office:value-type="float" office:value="-0.17462906821" calcext:value-type="float">
            <text:p>-0.1746290682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table:number-columns-repeated="9"/>
          <table:table-cell office:value-type="float" office:value="-0.16959278765" calcext:value-type="float">
            <text:p>-0.169592787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9"/>
          <table:table-cell office:value-type="float" office:value="-0.16455595153" calcext:value-type="float">
            <text:p>-0.164555951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table:number-columns-repeated="9"/>
          <table:table-cell office:value-type="float" office:value="-0.1600499636" calcext:value-type="float">
            <text:p>-0.1600499636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table:number-columns-repeated="9"/>
          <table:table-cell office:value-type="float" office:value="-0.15587549317" calcext:value-type="float">
            <text:p>-0.1558754932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table:number-columns-repeated="9"/>
          <table:table-cell office:value-type="float" office:value="-0.15153703837" calcext:value-type="float">
            <text:p>-0.151537038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table:number-columns-repeated="9"/>
          <table:table-cell office:value-type="float" office:value="-0.14699194726" calcext:value-type="float">
            <text:p>-0.1469919473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table:number-columns-repeated="9"/>
          <table:table-cell office:value-type="float" office:value="-0.14274830046" calcext:value-type="float">
            <text:p>-0.142748300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table:number-columns-repeated="9"/>
          <table:table-cell office:value-type="float" office:value="-0.13904859389" calcext:value-type="float">
            <text:p>-0.1390485939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table:number-columns-repeated="9"/>
          <table:table-cell office:value-type="float" office:value="-0.13535184375" calcext:value-type="float">
            <text:p>-0.1353518438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table:number-columns-repeated="9"/>
          <table:table-cell office:value-type="float" office:value="-0.13138822295" calcext:value-type="float">
            <text:p>-0.131388223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table:number-columns-repeated="9"/>
          <table:table-cell office:value-type="float" office:value="-0.12739643602" calcext:value-type="float">
            <text:p>-0.12739643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number-columns-repeated="9"/>
          <table:table-cell office:value-type="float" office:value="-0.12397885138" calcext:value-type="float">
            <text:p>-0.1239788514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table:number-columns-repeated="9"/>
          <table:table-cell office:value-type="float" office:value="-0.12075391588" calcext:value-type="float">
            <text:p>-0.1207539159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table:number-columns-repeated="9"/>
          <table:table-cell office:value-type="float" office:value="-0.11744066728" calcext:value-type="float">
            <text:p>-0.1174406673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table:number-columns-repeated="9"/>
          <table:table-cell office:value-type="float" office:value="-0.11390196337" calcext:value-type="float">
            <text:p>-0.113901963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table:number-columns-repeated="9"/>
          <table:table-cell office:value-type="float" office:value="-0.11053935733" calcext:value-type="float">
            <text:p>-0.1105393573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table:number-columns-repeated="9"/>
          <table:table-cell office:value-type="float" office:value="-0.10767918179" calcext:value-type="float">
            <text:p>-0.1076791818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table:number-columns-repeated="9"/>
          <table:table-cell office:value-type="float" office:value="-0.10488669742" calcext:value-type="float">
            <text:p>-0.1048866974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table:number-columns-repeated="9"/>
          <table:table-cell office:value-type="float" office:value="-0.101833805" calcext:value-type="float">
            <text:p>-0.10183380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table:number-columns-repeated="9"/>
          <table:table-cell office:value-type="float" office:value="-0.09867905632" calcext:value-type="float">
            <text:p>-0.0986790563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table:number-columns-repeated="9"/>
          <table:table-cell office:value-type="float" office:value="-0.09597286605" calcext:value-type="float">
            <text:p>-0.095972866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9"/>
          <table:table-cell office:value-type="float" office:value="-0.09359596073" calcext:value-type="float">
            <text:p>-0.0935959607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table:number-columns-repeated="9"/>
          <table:table-cell office:value-type="float" office:value="-0.09103517255" calcext:value-type="float">
            <text:p>-0.0910351726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table:number-columns-repeated="9"/>
          <table:table-cell office:value-type="float" office:value="-0.08820288478" calcext:value-type="float">
            <text:p>-0.0882028848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table:number-columns-repeated="9"/>
          <table:table-cell office:value-type="float" office:value="-0.08555728792" calcext:value-type="float">
            <text:p>-0.0855572879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table:number-columns-repeated="9"/>
          <table:table-cell office:value-type="float" office:value="-0.0834327708" calcext:value-type="float">
            <text:p>-0.083432770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table:number-columns-repeated="9"/>
          <table:table-cell office:value-type="float" office:value="-0.0813241347" calcext:value-type="float">
            <text:p>-0.0813241347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9"/>
          <table:table-cell office:value-type="float" office:value="-0.07890629034" calcext:value-type="float">
            <text:p>-0.0789062903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9"/>
          <table:table-cell office:value-type="float" office:value="-0.07636628988" calcext:value-type="float">
            <text:p>-0.0763662899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9"/>
          <table:table-cell office:value-type="float" office:value="-0.07474583761" calcext:value-type="float">
            <text:p>-0.0747458376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9"/>
          <table:table-cell office:value-type="float" office:value="-0.07209106329" calcext:value-type="float">
            <text:p>-0.0720910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-0.07056127435" calcext:value-type="float">
            <text:p>-0.0705612744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9"/>
          <table:table-cell office:value-type="float" office:value="-0.0683597257" calcext:value-type="float">
            <text:p>-0.0683597257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table:number-columns-repeated="9"/>
          <table:table-cell office:value-type="float" office:value="-0.06624942394" calcext:value-type="float">
            <text:p>-0.0662494239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table:number-columns-repeated="9"/>
          <table:table-cell office:value-type="float" office:value="-0.06459577162" calcext:value-type="float">
            <text:p>-0.0645957716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table:number-columns-repeated="9"/>
          <table:table-cell office:value-type="float" office:value="-0.06301993605" calcext:value-type="float">
            <text:p>-0.0630199361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table:number-columns-repeated="9"/>
          <table:table-cell office:value-type="float" office:value="-0.06117039753" calcext:value-type="float">
            <text:p>-0.0611703975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table:number-columns-repeated="9"/>
          <table:table-cell office:value-type="float" office:value="-0.0591586221" calcext:value-type="float">
            <text:p>-0.0591586221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table:number-columns-repeated="9"/>
          <table:table-cell office:value-type="float" office:value="-0.05751756476" calcext:value-type="float">
            <text:p>-0.0575175648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table:number-columns-repeated="9"/>
          <table:table-cell office:value-type="float" office:value="-0.0562088932" calcext:value-type="float">
            <text:p>-0.0562088932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table:number-columns-repeated="9"/>
          <table:table-cell office:value-type="float" office:value="-0.05471741977" calcext:value-type="float">
            <text:p>-0.05471741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number-columns-repeated="9"/>
          <table:table-cell office:value-type="float" office:value="-0.05293116296" calcext:value-type="float">
            <text:p>-0.052931163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table:number-columns-repeated="9"/>
          <table:table-cell office:value-type="float" office:value="-0.05124858094" calcext:value-type="float">
            <text:p>-0.0512485809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table:number-columns-repeated="9"/>
          <table:table-cell office:value-type="float" office:value="-0.05004666643" calcext:value-type="float">
            <text:p>-0.0500466664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table:number-columns-repeated="9"/>
          <table:table-cell office:value-type="float" office:value="-0.04888916991" calcext:value-type="float">
            <text:p>-0.0488891699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table:number-columns-repeated="9"/>
          <table:table-cell office:value-type="float" office:value="-0.04740982675" calcext:value-type="float">
            <text:p>-0.047409826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table:number-columns-repeated="9"/>
          <table:table-cell office:value-type="float" office:value="-0.04576101483" calcext:value-type="float">
            <text:p>-0.0457610148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table:number-columns-repeated="9"/>
          <table:table-cell office:value-type="float" office:value="-0.04451376363" calcext:value-type="float">
            <text:p>-0.0445137636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table:number-columns-repeated="9"/>
          <table:table-cell office:value-type="float" office:value="-0.0435971976" calcext:value-type="float">
            <text:p>-0.0435971976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table:number-columns-repeated="9"/>
          <table:table-cell office:value-type="float" office:value="-0.0424491524" calcext:value-type="float">
            <text:p>-0.0424491524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table:number-columns-repeated="9"/>
          <table:table-cell office:value-type="float" office:value="-0.0409748835" calcext:value-type="float">
            <text:p>-0.040974883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9"/>
          <table:table-cell office:value-type="float" office:value="-0.03962085538" calcext:value-type="float">
            <text:p>-0.0396208554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table:number-columns-repeated="9"/>
          <table:table-cell office:value-type="float" office:value="-0.03878444805" calcext:value-type="float">
            <text:p>-0.0387844481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table:number-columns-repeated="9"/>
          <table:table-cell office:value-type="float" office:value="-0.03788805732" calcext:value-type="float">
            <text:p>-0.0378880573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table:number-columns-repeated="9"/>
          <table:table-cell office:value-type="float" office:value="-0.03676556192" calcext:value-type="float">
            <text:p>-0.0367655619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table:number-columns-repeated="9"/>
          <table:table-cell office:value-type="float" office:value="-0.0354555096" calcext:value-type="float">
            <text:p>-0.035455509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table:number-columns-repeated="9"/>
          <table:table-cell office:value-type="float" office:value="-0.03444451881" calcext:value-type="float">
            <text:p>-0.0344445188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table:number-columns-repeated="9"/>
          <table:table-cell office:value-type="float" office:value="-0.03375988008" calcext:value-type="float">
            <text:p>-0.0337598801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table:number-columns-repeated="9"/>
          <table:table-cell office:value-type="float" office:value="-0.03291904747" calcext:value-type="float">
            <text:p>-0.0329190475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table:number-columns-repeated="9"/>
          <table:table-cell office:value-type="float" office:value="-0.03177124469" calcext:value-type="float">
            <text:p>-0.0317712447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table:number-columns-repeated="9"/>
          <table:table-cell office:value-type="float" office:value="-0.03066667918" calcext:value-type="float">
            <text:p>-0.030666679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9"/>
          <table:table-cell office:value-type="float" office:value="-0.03000869014" calcext:value-type="float">
            <text:p>-0.0300086901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table:number-columns-repeated="9"/>
          <table:table-cell office:value-type="float" office:value="-0.029413197533" calcext:value-type="float">
            <text:p>-0.029413197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table:number-columns-repeated="9"/>
          <table:table-cell office:value-type="float" office:value="-0.02851043999" calcext:value-type="float">
            <text:p>-0.02851044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table:number-columns-repeated="9"/>
          <table:table-cell office:value-type="float" office:value="-0.027402158282" calcext:value-type="float">
            <text:p>-0.0274021583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table:number-columns-repeated="9"/>
          <table:table-cell office:value-type="float" office:value="-0.026636667693" calcext:value-type="float">
            <text:p>-0.0266366677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table:number-columns-repeated="9"/>
          <table:table-cell office:value-type="float" office:value="-0.026199576619" calcext:value-type="float">
            <text:p>-0.0261995766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table:number-columns-repeated="9"/>
          <table:table-cell office:value-type="float" office:value="-0.025561592453" calcext:value-type="float">
            <text:p>-0.0255615925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table:number-columns-repeated="9"/>
          <table:table-cell office:value-type="float" office:value="-0.024589721627" calcext:value-type="float">
            <text:p>-0.0245897216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table:number-columns-repeated="9"/>
          <table:table-cell office:value-type="float" office:value="-0.023680033765" calcext:value-type="float">
            <text:p>-0.0236800338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table:number-columns-repeated="9"/>
          <table:table-cell office:value-type="float" office:value="-0.023251690685" calcext:value-type="float">
            <text:p>-0.023251690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number-columns-repeated="9"/>
          <table:table-cell office:value-type="float" office:value="-0.022855612097" calcext:value-type="float">
            <text:p>-0.0228556121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table:number-columns-repeated="9"/>
          <table:table-cell office:value-type="float" office:value="-0.022115426196" calcext:value-type="float">
            <text:p>-0.0221154262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table:number-columns-repeated="9"/>
          <table:table-cell office:value-type="float" office:value="-0.021157318209" calcext:value-type="float">
            <text:p>-0.021157318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table:number-columns-repeated="9"/>
          <table:table-cell office:value-type="float" office:value="-0.020587436376" calcext:value-type="float">
            <text:p>-0.020587436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table:number-columns-repeated="9"/>
          <table:table-cell office:value-type="float" office:value="-0.020347855214" calcext:value-type="float">
            <text:p>-0.0203478552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table:number-columns-repeated="9"/>
          <table:table-cell office:value-type="float" office:value="-0.019867483239" calcext:value-type="float">
            <text:p>-0.0198674832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table:number-columns-repeated="9"/>
          <table:table-cell office:value-type="float" office:value="-0.019041592643" calcext:value-type="float">
            <text:p>-0.0190415926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table:number-columns-repeated="9"/>
          <table:table-cell office:value-type="float" office:value="-0.01831266266" calcext:value-type="float">
            <text:p>-0.018312662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table:number-columns-repeated="9"/>
          <table:table-cell office:value-type="float" office:value="-0.017966003795" calcext:value-type="float">
            <text:p>-0.0179660038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table:number-columns-repeated="9"/>
          <table:table-cell office:value-type="float" office:value="-0.017720297733" calcext:value-type="float">
            <text:p>-0.017720297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9"/>
          <table:table-cell office:value-type="float" office:value="-0.017178794485" calcext:value-type="float">
            <text:p>-0.0171787945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table:number-columns-repeated="9"/>
          <table:table-cell office:value-type="float" office:value="-0.016393889844" calcext:value-type="float">
            <text:p>-0.0163938898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table:number-columns-repeated="9"/>
          <table:table-cell office:value-type="float" office:value="-0.015894378887" calcext:value-type="float">
            <text:p>-0.015894378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table:number-columns-repeated="9"/>
          <table:table-cell office:value-type="float" office:value="-0.015747556289" calcext:value-type="float">
            <text:p>-0.015747556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table:number-columns-repeated="9"/>
          <table:table-cell office:value-type="float" office:value="-0.015432059708" calcext:value-type="float">
            <text:p>-0.015432059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table:number-columns-repeated="9"/>
          <table:table-cell office:value-type="float" office:value="-0.014770793516" calcext:value-type="float">
            <text:p>-0.014770793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table:number-columns-repeated="9"/>
          <table:table-cell office:value-type="float" office:value="-0.014112057288" calcext:value-type="float">
            <text:p>-0.0141120573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table:number-columns-repeated="9"/>
          <table:table-cell office:value-type="float" office:value="-0.013914352932" calcext:value-type="float">
            <text:p>-0.0139143529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table:number-columns-repeated="9"/>
          <table:table-cell office:value-type="float" office:value="-0.013795807235" calcext:value-type="float">
            <text:p>-0.0137958072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table:number-columns-repeated="9"/>
          <table:table-cell office:value-type="float" office:value="-0.013344742641" calcext:value-type="float">
            <text:p>-0.013344742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9"/>
          <table:table-cell office:value-type="float" office:value="-0.012637536826" calcext:value-type="float">
            <text:p>-0.0126375368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table:number-columns-repeated="9"/>
          <table:table-cell office:value-type="float" office:value="-0.012259756374" calcext:value-type="float">
            <text:p>-0.012259756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table:number-columns-repeated="9"/>
          <table:table-cell office:value-type="float" office:value="-0.012245570174" calcext:value-type="float">
            <text:p>-0.0122455702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table:number-columns-repeated="9"/>
          <table:table-cell office:value-type="float" office:value="-0.012022764394" calcext:value-type="float">
            <text:p>-0.0120227644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table:number-columns-repeated="9"/>
          <table:table-cell office:value-type="float" office:value="-0.011425469401" calcext:value-type="float">
            <text:p>-0.0114254694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table:number-columns-repeated="9"/>
          <table:table-cell office:value-type="float" office:value="-0.010849317142" calcext:value-type="float">
            <text:p>-0.0108493171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table:number-columns-repeated="9"/>
          <table:table-cell office:value-type="float" office:value="-0.010779606515" calcext:value-type="float">
            <text:p>-0.010779606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table:number-columns-repeated="9"/>
          <table:table-cell office:value-type="float" office:value="-0.010703021988" calcext:value-type="float">
            <text:p>-0.010703022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table:number-columns-repeated="9"/>
          <table:table-cell office:value-type="float" office:value="-0.010388796215" calcext:value-type="float">
            <text:p>-0.0103887962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table:number-columns-repeated="9"/>
          <table:table-cell office:value-type="float" office:value="-0.00980188178" calcext:value-type="float">
            <text:p>-0.009801881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9"/>
          <table:table-cell office:value-type="float" office:value="-0.009444305904" calcext:value-type="float">
            <text:p>-0.009444305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table:number-columns-repeated="9"/>
          <table:table-cell office:value-type="float" office:value="-0.009466292326" calcext:value-type="float">
            <text:p>-0.0094662923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table:number-columns-repeated="9"/>
          <table:table-cell office:value-type="float" office:value="-0.009355323924" calcext:value-type="float">
            <text:p>-0.0093553239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table:number-columns-repeated="9"/>
          <table:table-cell office:value-type="float" office:value="-0.008892998962" calcext:value-type="float">
            <text:p>-0.008892999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table:number-columns-repeated="9"/>
          <table:table-cell office:value-type="float" office:value="-0.008373330144" calcext:value-type="float">
            <text:p>-0.0083733301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table:number-columns-repeated="9"/>
          <table:table-cell office:value-type="float" office:value="-0.00829880629" calcext:value-type="float">
            <text:p>-0.0082988063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table:number-columns-repeated="9"/>
          <table:table-cell office:value-type="float" office:value="-0.008353800116" calcext:value-type="float">
            <text:p>-0.0083538001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table:number-columns-repeated="9"/>
          <table:table-cell office:value-type="float" office:value="-0.008088910984" calcext:value-type="float">
            <text:p>-0.008088911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table:number-columns-repeated="9"/>
          <table:table-cell office:value-type="float" office:value="-0.007536340536" calcext:value-type="float">
            <text:p>-0.0075363405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table:number-columns-repeated="9"/>
          <table:table-cell office:value-type="float" office:value="-0.007254192873" calcext:value-type="float">
            <text:p>-0.007254192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9"/>
          <table:table-cell office:value-type="float" office:value="-0.00737051669" calcext:value-type="float">
            <text:p>-0.0073705167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table:number-columns-repeated="9"/>
          <table:table-cell office:value-type="float" office:value="-0.007316342895" calcext:value-type="float">
            <text:p>-0.0073163429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table:number-columns-repeated="9"/>
          <table:table-cell office:value-type="float" office:value="-0.00688177196" calcext:value-type="float">
            <text:p>-0.006881772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table:number-columns-repeated="9"/>
          <table:table-cell office:value-type="float" office:value="-0.006403858985" calcext:value-type="float">
            <text:p>-0.006403859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table:number-columns-repeated="9"/>
          <table:table-cell office:value-type="float" office:value="-0.006418554049" calcext:value-type="float">
            <text:p>-0.006418554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table:number-columns-repeated="9"/>
          <table:table-cell office:value-type="float" office:value="-0.0064840631" calcext:value-type="float">
            <text:p>-0.0064840631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table:number-columns-repeated="9"/>
          <table:table-cell office:value-type="float" office:value="-0.006325575362" calcext:value-type="float">
            <text:p>-0.0063255754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table:number-columns-repeated="9"/>
          <table:table-cell office:value-type="float" office:value="-0.005856813351" calcext:value-type="float">
            <text:p>-0.005856813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table:number-columns-repeated="9"/>
          <table:table-cell office:value-type="float" office:value="-0.005559447647" calcext:value-type="float">
            <text:p>-0.0055594476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table:number-columns-repeated="9"/>
          <table:table-cell office:value-type="float" office:value="-0.005680329725" calcext:value-type="float">
            <text:p>-0.005680329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number-columns-repeated="9"/>
          <table:table-cell office:value-type="float" office:value="-0.005713168172" calcext:value-type="float">
            <text:p>-0.0057131682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table:number-columns-repeated="9"/>
          <table:table-cell office:value-type="float" office:value="-0.005383824125" calcext:value-type="float">
            <text:p>-0.0053838241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table:number-columns-repeated="9"/>
          <table:table-cell office:value-type="float" office:value="-0.004929581581" calcext:value-type="float">
            <text:p>-0.0049295816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table:number-columns-repeated="9"/>
          <table:table-cell office:value-type="float" office:value="-0.004909051413" calcext:value-type="float">
            <text:p>-0.0049090514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table:number-columns-repeated="9"/>
          <table:table-cell office:value-type="float" office:value="-0.005083307857" calcext:value-type="float">
            <text:p>-0.0050833079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table:number-columns-repeated="9"/>
          <table:table-cell office:value-type="float" office:value="-0.004951656901" calcext:value-type="float">
            <text:p>-0.0049516569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table:number-columns-repeated="9"/>
          <table:table-cell office:value-type="float" office:value="-0.004487596323" calcext:value-type="float">
            <text:p>-0.0044875963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table:number-columns-repeated="9"/>
          <table:table-cell office:value-type="float" office:value="-0.00423496605" calcext:value-type="float">
            <text:p>-0.0042349661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table:number-columns-repeated="9"/>
          <table:table-cell office:value-type="float" office:value="-0.004416018871" calcext:value-type="float">
            <text:p>-0.0044160189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table:number-columns-repeated="9"/>
          <table:table-cell office:value-type="float" office:value="-0.004450545837" calcext:value-type="float">
            <text:p>-0.00445054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-0.004211313577" calcext:value-type="float">
            <text:p>-0.0042113136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table:number-columns-repeated="9"/>
          <table:table-cell office:value-type="float" office:value="-0.003812862855" calcext:value-type="float">
            <text:p>-0.0038128629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table:number-columns-repeated="9"/>
          <table:table-cell office:value-type="float" office:value="-0.003756704932" calcext:value-type="float">
            <text:p>-0.0037567049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table:number-columns-repeated="9"/>
          <table:table-cell office:value-type="float" office:value="-0.00393524606" calcext:value-type="float">
            <text:p>-0.0039352461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table:number-columns-repeated="9"/>
          <table:table-cell office:value-type="float" office:value="-0.003875031142" calcext:value-type="float">
            <text:p>-0.0038750311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table:number-columns-repeated="9"/>
          <table:table-cell office:value-type="float" office:value="-0.003501506256" calcext:value-type="float">
            <text:p>-0.0035015063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table:number-columns-repeated="9"/>
          <table:table-cell office:value-type="float" office:value="-0.003243866285" calcext:value-type="float">
            <text:p>-0.0032438663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table:number-columns-repeated="9"/>
          <table:table-cell office:value-type="float" office:value="-0.003399836158" calcext:value-type="float">
            <text:p>-0.003399836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table:number-columns-repeated="9"/>
          <table:table-cell office:value-type="float" office:value="-0.0035113542778" calcext:value-type="float">
            <text:p>-0.0035113543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table:number-columns-repeated="9"/>
          <table:table-cell office:value-type="float" office:value="-0.0032760330783" calcext:value-type="float">
            <text:p>-0.003276033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9"/>
          <table:table-cell office:value-type="float" office:value="-0.00288148628" calcext:value-type="float">
            <text:p>-0.0028814863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table:number-columns-repeated="9"/>
          <table:table-cell office:value-type="float" office:value="-0.0028776480749" calcext:value-type="float">
            <text:p>-0.0028776481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table:number-columns-repeated="9"/>
          <table:table-cell office:value-type="float" office:value="-0.0031047126904" calcext:value-type="float">
            <text:p>-0.0031047127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table:number-columns-repeated="9"/>
          <table:table-cell office:value-type="float" office:value="-0.003056451914" calcext:value-type="float">
            <text:p>-0.0030564519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table:number-columns-repeated="9"/>
          <table:table-cell office:value-type="float" office:value="-0.0026734651332" calcext:value-type="float">
            <text:p>-0.002673465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table:number-columns-repeated="9"/>
          <table:table-cell office:value-type="float" office:value="-0.0024396729995" calcext:value-type="float">
            <text:p>-0.002439673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table:number-columns-repeated="9"/>
          <table:table-cell office:value-type="float" office:value="-0.0026542558892" calcext:value-type="float">
            <text:p>-0.0026542559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table:number-columns-repeated="9"/>
          <table:table-cell office:value-type="float" office:value="-0.0027915385492" calcext:value-type="float">
            <text:p>-0.0027915385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table:number-columns-repeated="9"/>
          <table:table-cell office:value-type="float" office:value="-0.0025520587116" calcext:value-type="float">
            <text:p>-0.0025520587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table:number-columns-repeated="9"/>
          <table:table-cell office:value-type="float" office:value="-0.0021535248825" calcext:value-type="float">
            <text:p>-0.002153524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9"/>
          <table:table-cell office:value-type="float" office:value="-0.0022134597121" calcext:value-type="float">
            <text:p>-0.0022134597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table:number-columns-repeated="9"/>
          <table:table-cell office:value-type="float" office:value="-0.00240057203" calcext:value-type="float">
            <text:p>-0.002400572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table:number-columns-repeated="9"/>
          <table:table-cell office:value-type="float" office:value="-0.0024209545805" calcext:value-type="float">
            <text:p>-0.0024209546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table:number-columns-repeated="9"/>
          <table:table-cell office:value-type="float" office:value="-0.0021057757327" calcext:value-type="float">
            <text:p>-0.0021057757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table:number-columns-repeated="9"/>
          <table:table-cell office:value-type="float" office:value="-0.0018420011338" calcext:value-type="float">
            <text:p>-0.0018420011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table:number-columns-repeated="9"/>
          <table:table-cell office:value-type="float" office:value="-0.0020137462048" calcext:value-type="float">
            <text:p>-0.0020137462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table:number-columns-repeated="9"/>
          <table:table-cell office:value-type="float" office:value="-0.0021948561838" calcext:value-type="float">
            <text:p>-0.0021948562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table:number-columns-repeated="9"/>
          <table:table-cell office:value-type="float" office:value="-0.0020331325851" calcext:value-type="float">
            <text:p>-0.0020331326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table:number-columns-repeated="9"/>
          <table:table-cell office:value-type="float" office:value="-0.0016568759119" calcext:value-type="float">
            <text:p>-0.0016568759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table:number-columns-repeated="9"/>
          <table:table-cell office:value-type="float" office:value="-0.001637441301" calcext:value-type="float">
            <text:p>-0.001637441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9"/>
          <table:table-cell office:value-type="float" office:value="-0.0019096263996" calcext:value-type="float">
            <text:p>-0.0019096264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table:number-columns-repeated="9"/>
          <table:table-cell office:value-type="float" office:value="-0.0019351489154" calcext:value-type="float">
            <text:p>-0.0019351489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table:number-columns-repeated="9"/>
          <table:table-cell office:value-type="float" office:value="-0.0016006476499" calcext:value-type="float">
            <text:p>-0.0016006476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table:number-columns-repeated="9"/>
          <table:table-cell office:value-type="float" office:value="-0.0013485607791" calcext:value-type="float">
            <text:p>-0.0013485608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table:number-columns-repeated="9"/>
          <table:table-cell office:value-type="float" office:value="-0.0015708334609" calcext:value-type="float">
            <text:p>-0.0015708335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table:number-columns-repeated="9"/>
          <table:table-cell office:value-type="float" office:value="-0.0017731892589" calcext:value-type="float">
            <text:p>-0.001773189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table:number-columns-repeated="9"/>
          <table:table-cell office:value-type="float" office:value="-0.0015836490731" calcext:value-type="float">
            <text:p>-0.0015836491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table:number-columns-repeated="9"/>
          <table:table-cell office:value-type="float" office:value="-0.0012843455848" calcext:value-type="float">
            <text:p>-0.0012843456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table:number-columns-repeated="9"/>
          <table:table-cell office:value-type="float" office:value="-0.0012070166032" calcext:value-type="float">
            <text:p>-0.0012070166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table:number-columns-repeated="9"/>
          <table:table-cell office:value-type="float" office:value="-0.0014634952384" calcext:value-type="float">
            <text:p>-0.001463495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number-columns-repeated="9"/>
          <table:table-cell office:value-type="float" office:value="-0.0015443760986" calcext:value-type="float">
            <text:p>-0.0015443761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table:number-columns-repeated="9"/>
          <table:table-cell office:value-type="float" office:value="-0.0012779174199" calcext:value-type="float">
            <text:p>-0.0012779174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table:number-columns-repeated="9"/>
          <table:table-cell office:value-type="float" office:value="-0.0010024098265" calcext:value-type="float">
            <text:p>-0.0010024098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table:number-columns-repeated="9"/>
          <table:table-cell office:value-type="float" office:value="-0.0011662297987" calcext:value-type="float">
            <text:p>-0.0011662298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table:number-columns-repeated="9"/>
          <table:table-cell office:value-type="float" office:value="-0.0013981973143" calcext:value-type="float">
            <text:p>-0.0013981973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table:number-columns-repeated="9"/>
          <table:table-cell office:value-type="float" office:value="-0.0012946311247" calcext:value-type="float">
            <text:p>-0.0012946311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table:number-columns-repeated="10"/>
        </table:table-row>
        <table:table-row table:style-name="ro1">
          <table:table-cell office:value-type="float" office:value="7.47" calcext:value-type="float">
            <text:p>7.47</text:p>
          </table:table-cell>
          <table:table-cell table:number-columns-repeated="10"/>
        </table:table-row>
        <table:table-row table:style-name="ro1">
          <table:table-cell office:value-type="float" office:value="7.48" calcext:value-type="float">
            <text:p>7.48</text:p>
          </table:table-cell>
          <table:table-cell table:number-columns-repeated="10"/>
        </table:table-row>
        <table:table-row table:style-name="ro1">
          <table:table-cell office:value-type="float" office:value="7.49" calcext:value-type="float">
            <text:p>7.49</text:p>
          </table:table-cell>
          <table:table-cell table:number-columns-repeated="10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10"/>
        </table:table-row>
        <table:table-row table:style-name="ro1">
          <table:table-cell office:value-type="float" office:value="7.51" calcext:value-type="float">
            <text:p>7.51</text:p>
          </table:table-cell>
          <table:table-cell table:number-columns-repeated="10"/>
        </table:table-row>
        <table:table-row table:style-name="ro1">
          <table:table-cell office:value-type="float" office:value="7.52" calcext:value-type="float">
            <text:p>7.52</text:p>
          </table:table-cell>
          <table:table-cell table:number-columns-repeated="10"/>
        </table:table-row>
        <table:table-row table:style-name="ro1">
          <table:table-cell office:value-type="float" office:value="7.53" calcext:value-type="float">
            <text:p>7.53</text:p>
          </table:table-cell>
          <table:table-cell table:number-columns-repeated="10"/>
        </table:table-row>
        <table:table-row table:style-name="ro1">
          <table:table-cell office:value-type="float" office:value="7.54" calcext:value-type="float">
            <text:p>7.54</text:p>
          </table:table-cell>
          <table:table-cell table:number-columns-repeated="10"/>
        </table:table-row>
        <table:table-row table:style-name="ro1">
          <table:table-cell office:value-type="float" office:value="7.55" calcext:value-type="float">
            <text:p>7.55</text:p>
          </table:table-cell>
          <table:table-cell table:number-columns-repeated="10"/>
        </table:table-row>
        <table:table-row table:style-name="ro1">
          <table:table-cell office:value-type="float" office:value="7.56" calcext:value-type="float">
            <text:p>7.56</text:p>
          </table:table-cell>
          <table:table-cell table:number-columns-repeated="10"/>
        </table:table-row>
        <table:table-row table:style-name="ro1">
          <table:table-cell office:value-type="float" office:value="7.57" calcext:value-type="float">
            <text:p>7.57</text:p>
          </table:table-cell>
          <table:table-cell table:number-columns-repeated="10"/>
        </table:table-row>
        <table:table-row table:style-name="ro1">
          <table:table-cell office:value-type="float" office:value="7.58" calcext:value-type="float">
            <text:p>7.58</text:p>
          </table:table-cell>
          <table:table-cell table:number-columns-repeated="10"/>
        </table:table-row>
        <table:table-row table:style-name="ro1">
          <table:table-cell office:value-type="float" office:value="7.59" calcext:value-type="float">
            <text:p>7.59</text:p>
          </table:table-cell>
          <table:table-cell table:number-columns-repeated="10"/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10"/>
        </table:table-row>
        <table:table-row table:style-name="ro1">
          <table:table-cell office:value-type="float" office:value="7.61" calcext:value-type="float">
            <text:p>7.61</text:p>
          </table:table-cell>
          <table:table-cell table:number-columns-repeated="10"/>
        </table:table-row>
        <table:table-row table:style-name="ro1">
          <table:table-cell office:value-type="float" office:value="7.62" calcext:value-type="float">
            <text:p>7.62</text:p>
          </table:table-cell>
          <table:table-cell table:number-columns-repeated="10"/>
        </table:table-row>
        <table:table-row table:style-name="ro1">
          <table:table-cell office:value-type="float" office:value="7.63" calcext:value-type="float">
            <text:p>7.63</text:p>
          </table:table-cell>
          <table:table-cell table:number-columns-repeated="10"/>
        </table:table-row>
        <table:table-row table:style-name="ro1">
          <table:table-cell office:value-type="float" office:value="7.64" calcext:value-type="float">
            <text:p>7.64</text:p>
          </table:table-cell>
          <table:table-cell table:number-columns-repeated="10"/>
        </table:table-row>
        <table:table-row table:style-name="ro1">
          <table:table-cell office:value-type="float" office:value="7.65" calcext:value-type="float">
            <text:p>7.65</text:p>
          </table:table-cell>
          <table:table-cell table:number-columns-repeated="10"/>
        </table:table-row>
        <table:table-row table:style-name="ro1">
          <table:table-cell office:value-type="float" office:value="7.66" calcext:value-type="float">
            <text:p>7.66</text:p>
          </table:table-cell>
          <table:table-cell table:number-columns-repeated="10"/>
        </table:table-row>
        <table:table-row table:style-name="ro1">
          <table:table-cell office:value-type="float" office:value="7.67" calcext:value-type="float">
            <text:p>7.67</text:p>
          </table:table-cell>
          <table:table-cell table:number-columns-repeated="10"/>
        </table:table-row>
        <table:table-row table:style-name="ro1">
          <table:table-cell office:value-type="float" office:value="7.68" calcext:value-type="float">
            <text:p>7.68</text:p>
          </table:table-cell>
          <table:table-cell table:number-columns-repeated="10"/>
        </table:table-row>
        <table:table-row table:style-name="ro1">
          <table:table-cell office:value-type="float" office:value="7.69" calcext:value-type="float">
            <text:p>7.69</text:p>
          </table:table-cell>
          <table:table-cell table:number-columns-repeated="10"/>
        </table:table-row>
        <table:table-row table:style-name="ro1">
          <table:table-cell office:value-type="float" office:value="7.7" calcext:value-type="float">
            <text:p>7.7</text:p>
          </table:table-cell>
          <table:table-cell table:number-columns-repeated="10"/>
        </table:table-row>
        <table:table-row table:style-name="ro1">
          <table:table-cell office:value-type="float" office:value="7.71" calcext:value-type="float">
            <text:p>7.71</text:p>
          </table:table-cell>
          <table:table-cell table:number-columns-repeated="10"/>
        </table:table-row>
        <table:table-row table:style-name="ro1">
          <table:table-cell office:value-type="float" office:value="7.72" calcext:value-type="float">
            <text:p>7.72</text:p>
          </table:table-cell>
          <table:table-cell table:number-columns-repeated="10"/>
        </table:table-row>
        <table:table-row table:style-name="ro1">
          <table:table-cell office:value-type="float" office:value="7.73" calcext:value-type="float">
            <text:p>7.7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9T22:34:16.006028017</dc:date>
    <meta:editing-duration>PT38M29S</meta:editing-duration>
    <meta:editing-cycles>2</meta:editing-cycles>
    <meta:document-statistic meta:table-count="4" meta:cell-count="367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scatter" chart:style-name="ch1">
        <chart:legend chart:legend-position="end" svg:x="13.033cm" svg:y="4.203cm" style:legend-expansion="high" chart:style-name="ch2"/>
        <chart:plot-area chart:style-name="ch3" table:cell-range-address="Sheet4.A1:Sheet4.B498" chart:data-source-has-labels="row" svg:x="0.32cm" svg:y="0.179cm" svg:width="12.393cm" svg:height="8.634cm">
          <chartooo:coordinate-region svg:x="0.879cm" svg:y="0.372cm" svg:width="11.73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498" chart:label-cell-address="Sheet4.B1:Sheet4.B1" chart:class="chart:scatter">
            <chart:domain table:cell-range-address="Sheet4.A2:Sheet4.A498"/>
            <chart:data-point chart:repeated="4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uyc_1_prius0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498</svg:desc>
                </draw:g>
              </table:table-cell>
              <table:table-cell office:value-type="float" office:value="1.5384743578">
                <text:p>1.5384743578</text:p>
                <draw:g>
                  <svg:desc>Sheet4.B2:Sheet4.B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6635856274">
                <text:p>1.6635856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7449433618">
                <text:p>1.7449433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798356062">
                <text:p>1.798356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8599396779">
                <text:p>1.8599396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8999894414">
                <text:p>1.8999894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9491174843">
                <text:p>1.9491174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0320569571">
                <text:p>2.0320569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.0671070378">
                <text:p>2.0671070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0859303675">
                <text:p>2.0859303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1371235824">
                <text:p>2.1371235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2479311451">
                <text:p>2.2479311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3125488208">
                <text:p>2.3125488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3600799259">
                <text:p>2.3600799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386221953">
                <text:p>2.386221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4217662152">
                <text:p>2.4217662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4560145522">
                <text:p>2.4560145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499082911">
                <text:p>2.499082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6070707622">
                <text:p>2.6070707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662165758">
                <text:p>2.662165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6043749533">
                <text:p>2.6043749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6834994928">
                <text:p>2.6834994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7354855907">
                <text:p>2.7354855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7614512336">
                <text:p>2.761451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7941888173">
                <text:p>2.7941888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8180457776">
                <text:p>2.8180457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8434269995">
                <text:p>2.8434269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8633261265">
                <text:p>2.8633261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8780263653">
                <text:p>2.8780263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8997252795">
                <text:p>2.8997252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9203590423">
                <text:p>2.92035904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.0163856976">
                <text:p>3.0163856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.0597906632">
                <text:p>3.0597906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3.0769515628">
                <text:p>3.0769515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3.1030403434">
                <text:p>3.1030403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3.1079431197">
                <text:p>3.10794311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3.127882298">
                <text:p>3.127882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3.14770525">
                <text:p>3.14770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3.151928988">
                <text:p>3.151928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3.165531497">
                <text:p>3.165531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.178715236">
                <text:p>3.1787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3.247630178">
                <text:p>3.2476301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.304970388">
                <text:p>3.304970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.315010524">
                <text:p>3.315010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.32404919">
                <text:p>3.32404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.332947842">
                <text:p>3.332947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3.342026183">
                <text:p>3.342026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.350840439">
                <text:p>3.3508404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3.358900766">
                <text:p>3.358900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3.366720131">
                <text:p>3.366720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.37458124">
                <text:p>3.37458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.392608248">
                <text:p>3.392608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.485847773">
                <text:p>3.485847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.49572127">
                <text:p>3.49572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.500082926">
                <text:p>3.500082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.509467949">
                <text:p>3.5094679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.518680122">
                <text:p>3.518680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.522117099">
                <text:p>3.522117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.515352136">
                <text:p>3.515352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.518957279">
                <text:p>3.5189572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3.558263846">
                <text:p>3.558263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3.637003114">
                <text:p>3.637003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3.637523193">
                <text:p>3.6375231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3.627700573">
                <text:p>3.627700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3.628337031">
                <text:p>3.6283370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3.629144047">
                <text:p>3.629144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3.629559633">
                <text:p>3.629559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3.629769262">
                <text:p>3.629769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3.630241359">
                <text:p>3.6302413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3.63103752">
                <text:p>3.63103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3.641680023">
                <text:p>3.641680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3.707469035">
                <text:p>3.707469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3.731256915">
                <text:p>3.7312569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3.729474361">
                <text:p>3.729474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3.73005403">
                <text:p>3.73005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3.725100458">
                <text:p>3.725100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3.727625593">
                <text:p>3.727625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3.755816199">
                <text:p>3.755816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3.743261703">
                <text:p>3.7432617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3.715418914">
                <text:p>3.715418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3.712935476">
                <text:p>3.712935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3.786753032">
                <text:p>3.7867530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3.808782407">
                <text:p>3.808782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3.80751884">
                <text:p>3.80751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3.800421593">
                <text:p>3.8004215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3.795848086">
                <text:p>3.795848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3.791619672">
                <text:p>3.791619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3.79794563">
                <text:p>3.79794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3.783933955">
                <text:p>3.783933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3.779806653">
                <text:p>3.7798066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3.775849915">
                <text:p>3.7758499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3.8583635">
                <text:p>3.8583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3.876065561">
                <text:p>3.8760655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3.872502941">
                <text:p>3.8725029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3.835635943">
                <text:p>3.835635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3.850417261">
                <text:p>3.8504172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3.84507999">
                <text:p>3.84507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3.839789798">
                <text:p>3.8397897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3.83662613">
                <text:p>3.83662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3.838686426">
                <text:p>3.838686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3.833465659">
                <text:p>3.8334656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3.894458854">
                <text:p>3.894458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3.913193231">
                <text:p>3.9131932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3.905829275">
                <text:p>3.905829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3.908595676">
                <text:p>3.9085956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3.901604845">
                <text:p>3.9016048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3.884682088">
                <text:p>3.8846820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3.887806887">
                <text:p>3.8878068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3.870813497">
                <text:p>3.8708134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3.854544096">
                <text:p>3.8545440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3.859141681">
                <text:p>3.8591416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3.908954048">
                <text:p>3.908954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3.935481121">
                <text:p>3.935481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3.847921751">
                <text:p>3.8479217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3.74103826">
                <text:p>3.741038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3.636626367">
                <text:p>3.636626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3.534619243">
                <text:p>3.5346192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3.435528212">
                <text:p>3.435528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3.339475619">
                <text:p>3.3394756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3.246401856">
                <text:p>3.2464018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3.15565081">
                <text:p>3.155650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3.067082604">
                <text:p>3.067082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2.981150982">
                <text:p>2.9811509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2.898009061">
                <text:p>2.8980090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2.817221373">
                <text:p>2.8172213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2.738226044">
                <text:p>2.7382260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2.661351534">
                <text:p>2.661351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2.586965306">
                <text:p>2.5869653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2.514969863">
                <text:p>2.514969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2.444659624">
                <text:p>2.444659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2.375948422">
                <text:p>2.3759484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2.309347045">
                <text:p>2.3093470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2.245027104">
                <text:p>2.245027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2.182514235">
                <text:p>2.1825142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2.121247512">
                <text:p>2.121247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2.061660534">
                <text:p>2.0616605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2.003981749">
                <text:p>2.0039817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.948267624">
                <text:p>1.9482676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.893888954">
                <text:p>1.8938889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840613061">
                <text:p>1.8406130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788934972">
                <text:p>1.788934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739102967">
                <text:p>1.7391029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690784784">
                <text:p>1.6907847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643331774">
                <text:p>1.6433317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597116663">
                <text:p>1.597116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1.552371477">
                <text:p>1.5523714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1.509241696">
                <text:p>1.5092416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1.467209792">
                <text:p>1.467209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1.425919604">
                <text:p>1.425919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1.385803952">
                <text:p>1.3858039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1.347173417">
                <text:p>1.3471734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1.309830686">
                <text:p>1.309830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1.273124079">
                <text:p>1.2731240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1.2371981">
                <text:p>1.2371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1.202524214">
                <text:p>1.2025242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1.169214316">
                <text:p>1.1692143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1.136694305">
                <text:p>1.1366943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1.104626137">
                <text:p>1.104626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1.073540272">
                <text:p>1.073540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1.04358496">
                <text:p>1.04358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1.014701014">
                <text:p>1.0147010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986312893">
                <text:p>0.9863128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958440647">
                <text:p>0.9584406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931527292">
                <text:p>0.9315272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905726497">
                <text:p>0.9057264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880610292">
                <text:p>0.880610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855756751">
                <text:p>0.8557567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831579824">
                <text:p>0.831579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808404494">
                <text:p>0.808404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786134041">
                <text:p>0.7861340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764122762">
                <text:p>0.764122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74243094">
                <text:p>0.742430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721563293">
                <text:p>0.7215632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701674069">
                <text:p>0.7016740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682263585">
                <text:p>0.6822635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6629274">
                <text:p>0.66292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644128069">
                <text:p>0.644128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626247777">
                <text:p>0.6262477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60899214">
                <text:p>0.608992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591998508">
                <text:p>0.5919985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575163493">
                <text:p>0.5751634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558941907">
                <text:p>0.5589419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543535736">
                <text:p>0.5435357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528559114">
                <text:p>0.528559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51360655">
                <text:p>0.513606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498964785">
                <text:p>0.498964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485069614">
                <text:p>0.4850696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471838788">
                <text:p>0.4718387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458644698">
                <text:p>0.458644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445532683">
                <text:p>0.4455326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432929778">
                <text:p>0.432929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421072928">
                <text:p>0.4210729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409547127">
                <text:p>0.409547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397874365">
                <text:p>0.3978743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386473904">
                <text:p>0.3864739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375743344">
                <text:p>0.3757433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365586406">
                <text:p>0.365586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355767508">
                <text:p>0.355767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34471004">
                <text:p>0.34471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335349596">
                <text:p>0.335349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326158441">
                <text:p>0.326158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317279766">
                <text:p>0.3172797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308282128">
                <text:p>0.308282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299361572">
                <text:p>0.2993615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291042993">
                <text:p>0.2910429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283192958">
                <text:p>0.2831929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27535592">
                <text:p>0.275355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267349184">
                <text:p>0.2673491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259711381">
                <text:p>0.2597113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25265191">
                <text:p>0.252651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2459004">
                <text:p>0.2459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238824826">
                <text:p>0.2388248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231859319">
                <text:p>0.2318593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225402835">
                <text:p>0.225402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219453533">
                <text:p>0.2194535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213362369">
                <text:p>0.2133623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207074322">
                <text:p>0.207074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20112454">
                <text:p>0.201124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195740179">
                <text:p>0.1957401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190479812">
                <text:p>0.1904798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185066594">
                <text:p>0.1850665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179633744">
                <text:p>0.1796337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174560884">
                <text:p>0.174560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169959674">
                <text:p>0.169959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165363399">
                <text:p>0.1653633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16044109">
                <text:p>0.16044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155737963">
                <text:p>0.155737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151622126">
                <text:p>0.1516221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147631386">
                <text:p>0.1476313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143414756">
                <text:p>0.143414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139053399">
                <text:p>0.1390533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135202378">
                <text:p>0.1352023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131717255">
                <text:p>0.131717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128183523">
                <text:p>0.128183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124257442">
                <text:p>0.1242574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120566262">
                <text:p>0.1205662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117470375">
                <text:p>0.117470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114398781">
                <text:p>0.1143987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111104971">
                <text:p>0.1111049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107754138">
                <text:p>0.1077541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104689672">
                <text:p>0.104689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102034544">
                <text:p>0.1020345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099312044">
                <text:p>0.0993120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096280392">
                <text:p>0.0962803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093406295">
                <text:p>0.0934062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090932197">
                <text:p>0.0909321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088714459">
                <text:p>0.0887144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086117151">
                <text:p>0.0861171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083406842">
                <text:p>0.0834068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081035689">
                <text:p>0.0810356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079091605">
                <text:p>0.0790916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0770133280001">
                <text:p>0.0770133280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074572805">
                <text:p>0.0745728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072276552">
                <text:p>0.0722765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070435247">
                <text:p>0.070435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068794301">
                <text:p>0.0687943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066723123">
                <text:p>0.0667231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0646071449999">
                <text:p>0.06460714499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062736286">
                <text:p>0.0627362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061242641">
                <text:p>0.0612426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059702237">
                <text:p>0.0597022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057802486">
                <text:p>0.0578024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055969753">
                <text:p>0.0559697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0545286099999">
                <text:p>0.05452860999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0533030470001">
                <text:p>0.053303047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051739324">
                <text:p>0.051739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0499963899999">
                <text:p>0.04999638999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048555495">
                <text:p>0.0485554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047492044">
                <text:p>0.0474920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046309299">
                <text:p>0.0463092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044769809">
                <text:p>0.0447698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043285905">
                <text:p>0.043285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042224916">
                <text:p>0.0422249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0413542840001">
                <text:p>0.041354284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040123375">
                <text:p>0.040123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038687553">
                <text:p>0.0386875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037540664">
                <text:p>0.0375406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036792405">
                <text:p>0.0367924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0359255739999">
                <text:p>0.03592557399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032192951">
                <text:p>0.0321929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0276659630001">
                <text:p>0.02766596300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021886609">
                <text:p>0.0218866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016153186">
                <text:p>0.0161531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012266221">
                <text:p>0.0122662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00822737099995">
                <text:p>0.008227370999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00483224200005">
                <text:p>0.004832242000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00157902">
                <text:p>0.001579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-0.00168870700001">
                <text:p>-0.001688707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-0.00778660099998">
                <text:p>-0.00778660099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-0.012071159">
                <text:p>-0.0120711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-0.015047977">
                <text:p>-0.0150479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-0.018025514">
                <text:p>-0.0180255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-0.020624208">
                <text:p>-0.0206242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-0.0237656109999">
                <text:p>-0.02376561099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-0.026597374">
                <text:p>-0.0265973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-0.02894039">
                <text:p>-0.028940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-0.0316027839999">
                <text:p>-0.03160278399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-0.034275636">
                <text:p>-0.0342756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-0.038953284">
                <text:p>-0.0389532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-0.042666764">
                <text:p>-0.0426667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-0.044485216">
                <text:p>-0.0444852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-0.046131238">
                <text:p>-0.046131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-0.049175262">
                <text:p>-0.0491752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-0.051340622">
                <text:p>-0.0513406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-0.052902126">
                <text:p>-0.0529021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-0.057612395">
                <text:p>-0.0576123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-0.059780853">
                <text:p>-0.0597808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-0.061800702">
                <text:p>-0.0618007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-0.0637602009999">
                <text:p>-0.06376020099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-0.064666057">
                <text:p>-0.0646660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-0.066256107">
                <text:p>-0.066256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-0.068132009">
                <text:p>-0.0681320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-0.069754483">
                <text:p>-0.0697544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-0.071088655">
                <text:p>-0.0710886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-0.072179545">
                <text:p>-0.0721795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-0.072447099">
                <text:p>-0.0724470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-0.0798047030001">
                <text:p>-0.0798047030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-0.0798179589999">
                <text:p>-0.0798179589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-0.080745284">
                <text:p>-0.0807452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-0.084304563">
                <text:p>-0.0843045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-0.086657464">
                <text:p>-0.086657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-0.087820315">
                <text:p>-0.0878203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-0.088401483">
                <text:p>-0.0884014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-0.089376629">
                <text:p>-0.0893766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-0.103242713">
                <text:p>-0.1032427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-0.166766818">
                <text:p>-0.1667668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-0.265030794">
                <text:p>-0.2650307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-0.349426855">
                <text:p>-0.3494268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-0.404904471">
                <text:p>-0.4049044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-0.546661044">
                <text:p>-0.5466610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-0.724766068">
                <text:p>-0.7247660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-0.874552892">
                <text:p>-0.8745528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-0.985066144">
                <text:p>-0.9850661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-1.081175229">
                <text:p>-1.0811752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-1.171426543">
                <text:p>-1.1714265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-1.261976473">
                <text:p>-1.2619764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-1.352760662">
                <text:p>-1.3527606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-1.517766164">
                <text:p>-1.5177661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-1.629912895">
                <text:p>-1.6299128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-1.708292631">
                <text:p>-1.7082926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-1.795892305">
                <text:p>-1.7958923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-1.856586593">
                <text:p>-1.8565865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-1.928051948">
                <text:p>-1.9280519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-2.091720171">
                <text:p>-2.0917201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-2.19062129">
                <text:p>-2.19062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-2.243372162">
                <text:p>-2.2433721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-2.319337446">
                <text:p>-2.3193374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-2.368608821">
                <text:p>-2.3686088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-2.447557542">
                <text:p>-2.4475575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-2.511507512">
                <text:p>-2.5115075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-2.567406234">
                <text:p>-2.5674062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-2.703524159">
                <text:p>-2.7035241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-2.786250984">
                <text:p>-2.7862509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-2.841414736">
                <text:p>-2.8414147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-2.894364656">
                <text:p>-2.8943646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-2.939681031">
                <text:p>-2.9396810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-2.97164342">
                <text:p>-2.971643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-3.02749782">
                <text:p>-3.027497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-3.069116268">
                <text:p>-3.0691162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-3.190906942">
                <text:p>-3.1909069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-3.259817972">
                <text:p>-3.2598179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-3.295678604">
                <text:p>-3.2956786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-3.329899206">
                <text:p>-3.3298992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-3.362782362">
                <text:p>-3.3627823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-3.463924287">
                <text:p>-3.4639242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-3.456349077">
                <text:p>-3.4563490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-3.454938664">
                <text:p>-3.4549386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-3.484108235">
                <text:p>-3.4841082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-3.63150248">
                <text:p>-3.63150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-3.675906688">
                <text:p>-3.6759066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-3.700190003">
                <text:p>-3.7001900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-3.722749417">
                <text:p>-3.7227494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-3.745360917">
                <text:p>-3.7453609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-3.753970363">
                <text:p>-3.753970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-3.787883104">
                <text:p>-3.7878831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-3.908754764">
                <text:p>-3.908754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-3.951329187">
                <text:p>-3.9513291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-3.954857735">
                <text:p>-3.9548577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-3.97061343">
                <text:p>-3.970613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-3.986186397">
                <text:p>-3.9861863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-4.010497877">
                <text:p>-4.0104978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-4.084159056">
                <text:p>-4.0841590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-4.152768474">
                <text:p>-4.1527684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-4.163739478">
                <text:p>-4.1637394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-4.173946479">
                <text:p>-4.1739464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-4.277370956">
                <text:p>-4.2773709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-4.303094796">
                <text:p>-4.3030947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-4.32196126">
                <text:p>-4.321961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-4.340222444">
                <text:p>-4.3402224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-4.345365026">
                <text:p>-4.3453650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-4.346845224">
                <text:p>-4.3468452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-4.354453141">
                <text:p>-4.3544531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-4.346754112">
                <text:p>-4.346754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-4.351717729">
                <text:p>-4.3517177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-4.356250658">
                <text:p>-4.3562506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-4.463032522">
                <text:p>-4.4630325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-4.505735551">
                <text:p>-4.5057355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-4.497075104">
                <text:p>-4.4970751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-4.500794207">
                <text:p>-4.500794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-4.510423857">
                <text:p>-4.5104238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-4.577685602">
                <text:p>-4.577685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-4.637179398">
                <text:p>-4.6371793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-4.637673833">
                <text:p>-4.6376738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-4.637449986">
                <text:p>-4.6374499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-4.614350306">
                <text:p>-4.6143503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-4.636930736">
                <text:p>-4.6369307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-4.636893037">
                <text:p>-4.6368930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-4.649509702">
                <text:p>-4.6495097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-4.648671616">
                <text:p>-4.6486716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-4.641409922">
                <text:p>-4.6414099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-4.647314254">
                <text:p>-4.6473142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-4.736811119">
                <text:p>-4.736811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-4.766276731">
                <text:p>-4.7662767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-4.743390438">
                <text:p>-4.7433904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-4.752694499">
                <text:p>-4.7526944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-4.746142982">
                <text:p>-4.7461429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-4.758870053">
                <text:p>-4.7588700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-4.787255578">
                <text:p>-4.7872555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-4.875691902">
                <text:p>-4.8756919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-4.872501778">
                <text:p>-4.8725017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-4.866009715">
                <text:p>-4.8660097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-4.846519892">
                <text:p>-4.8465198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-4.83994261">
                <text:p>-4.839942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-4.840156645">
                <text:p>-4.8401566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-4.840793355">
                <text:p>-4.8407933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-4.863483802">
                <text:p>-4.8634838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-4.774323819">
                <text:p>-4.7743238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-4.641232728">
                <text:p>-4.6412327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-4.511599539">
                <text:p>-4.5115995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-4.385671145">
                <text:p>-4.3856711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-4.26303529">
                <text:p>-4.263035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-4.143494085">
                <text:p>-4.1434940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-4.027500568">
                <text:p>-4.0275005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-3.915138061">
                <text:p>-3.9151380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-3.805824574">
                <text:p>-3.8058245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-3.699197538">
                <text:p>-3.6991975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-3.595463816">
                <text:p>-3.5954638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-3.494941133">
                <text:p>-3.494941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-3.397468202">
                <text:p>-3.3974682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-3.302512329">
                <text:p>-3.3025123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-3.209855467">
                <text:p>-3.2098554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-3.119902682">
                <text:p>-3.1199026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-3.032887691">
                <text:p>-3.0328876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-2.948287609">
                <text:p>-2.9482876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-2.8656773851">
                <text:p>-2.86567738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-2.7852907219">
                <text:p>-2.7852907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-2.7073820765">
                <text:p>-2.70738207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-2.6319070333">
                <text:p>-2.6319070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-2.55840297">
                <text:p>-2.558402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-2.4866248984">
                <text:p>-2.48662489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-2.4168810258">
                <text:p>-2.41688102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-2.3494656841">
                <text:p>-2.34946568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-2.2839808456">
                <text:p>-2.28398084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-2.2200294075">
                <text:p>-2.22002940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-2.1576368096">
                <text:p>-2.15763680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-2.0972971065">
                <text:p>-2.09729710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-2.0389117945">
                <text:p>-2.03891179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-1.981983773">
                <text:p>-1.9819837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-1.9262939806">
                <text:p>-1.92629398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-1.8722142858">
                <text:p>-1.87221428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-1.8200627671">
                <text:p>-1.82006276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-1.7693933483">
                <text:p>-1.76939334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-1.7198134318">
                <text:p>-1.71981343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-1.6713838471">
                <text:p>-1.67138384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-1.6246675967">
                <text:p>-1.62466759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-1.5795301913">
                <text:p>-1.57953019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-1.5354488596">
                <text:p>-1.53544885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-1.4922157607">
                <text:p>-1.49221576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-1.4502775763">
                <text:p>-1.45027757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-1.4099649771">
                <text:p>-1.40996497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-1.3707792743">
                <text:p>-1.37077927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-1.3323027782">
                <text:p>-1.33230277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-1.2947863977">
                <text:p>-1.29478639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-1.2585443449">
                <text:p>-1.25854434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-1.2236134643">
                <text:p>-1.22361346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-1.1895170115">
                <text:p>-1.18951701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-1.1560236192">
                <text:p>-1.15602361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-1.1234668028">
                <text:p>-1.12346680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-1.0922304902">
                <text:p>-1.09223049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-1.0619323146">
                <text:p>-1.06193231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-1.0321752871">
                <text:p>-1.03217528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-1.0029846052">
                <text:p>-1.00298460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-0.9749237561">
                <text:p>-0.97492375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-0.9479524125">
                <text:p>-0.94795241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-0.9215629113">
                <text:p>-0.92156291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-0.8955306086">
                <text:p>-0.89553060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-0.8702523707">
                <text:p>-0.87025237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-0.8461310022">
                <text:p>-0.84613100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-0.8227287597">
                <text:p>-0.82272875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-0.7996407782">
                <text:p>-0.79964077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-0.7769224509">
                <text:p>-0.77692245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-0.7552061007">
                <text:p>-0.75520610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-0.7344084431">
                <text:p>-0.73440844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-0.713987558">
                <text:p>-0.7139875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-0.6937533047">
                <text:p>-0.69375330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-0.6741216349">
                <text:p>-0.67412163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-0.6554241129">
                <text:p>-0.6554241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673cm" svg:height="11.074cm" xlink:href=".." xlink:type="simple" chart:class="chart:scatter" chart:style-name="ch1">
        <chart:legend chart:legend-position="end" svg:x="16.513cm" svg:y="5.244cm" style:legend-expansion="high" chart:style-name="ch2"/>
        <chart:plot-area chart:style-name="ch3" table:cell-range-address="Sheet4.A2:Sheet4.A747 Sheet4.K1:Sheet4.K747" chart:data-source-has-labels="row" svg:x="0.393cm" svg:y="0.221cm" svg:width="15.727cm" svg:height="10.632cm">
          <chartooo:coordinate-region svg:x="1.144cm" svg:y="0.414cm" svg:width="14.878cm" svg:height="10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K2:Sheet4.K747" chart:label-cell-address="Sheet4.K1:Sheet4.K1" chart:class="chart:scatter">
            <chart:domain table:cell-range-address="Sheet4.A2:Sheet4.A747"/>
            <chart:data-point chart:repeated="7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uyc_10_prius0</text:p>
                <draw:g>
                  <svg:desc>Sheet4.K1:Sheet4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747</svg:desc>
                </draw:g>
              </table:table-cell>
              <table:table-cell office:value-type="float" office:value="1.5779574611">
                <text:p>1.5779574611</text:p>
                <draw:g>
                  <svg:desc>Sheet4.K2:Sheet4.K7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6360401961">
                <text:p>1.6360401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6973254039">
                <text:p>1.6973254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7868660525">
                <text:p>1.7868660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8977299533">
                <text:p>1.8977299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9522622781">
                <text:p>1.9522622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.0023755296">
                <text:p>2.0023755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0430754615">
                <text:p>2.0430754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.0878782251">
                <text:p>2.0878782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1316216004">
                <text:p>2.1316216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1793060825">
                <text:p>2.1793060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2554396465">
                <text:p>2.2554396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3504431477">
                <text:p>2.3504431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3972803588">
                <text:p>2.3972803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4325124979">
                <text:p>2.4325124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461425637">
                <text:p>2.461425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4969846639">
                <text:p>2.4969846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5187506041">
                <text:p>2.518750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5634290182">
                <text:p>2.5634290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6289815346">
                <text:p>2.6289815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7136189829">
                <text:p>2.7136189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7449613484">
                <text:p>2.7449613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7652042087">
                <text:p>2.7652042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795259111">
                <text:p>2.795259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8139554332">
                <text:p>2.8139554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8616930333">
                <text:p>2.8616930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960997244">
                <text:p>2.960997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9802147731">
                <text:p>2.9802147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9992363616">
                <text:p>2.9992363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3.0172136506">
                <text:p>3.0172136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.0346257882">
                <text:p>3.0346257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.0518188226">
                <text:p>3.0518188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.0661287191">
                <text:p>3.0661287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3.0876249263">
                <text:p>3.0876249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3.1029690056">
                <text:p>3.1029690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3.125800096">
                <text:p>3.125800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3.196231011">
                <text:p>3.196231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3.244698496">
                <text:p>3.244698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3.266499968">
                <text:p>3.266499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3.266698427">
                <text:p>3.266698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.277486832">
                <text:p>3.277486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3.288082125">
                <text:p>3.288082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.343571235">
                <text:p>3.343571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.407985678">
                <text:p>3.407985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.425155551">
                <text:p>3.425155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.421423807">
                <text:p>3.421423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3.435689151">
                <text:p>3.435689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.433655529">
                <text:p>3.433655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3.439472137">
                <text:p>3.439472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3.490799169">
                <text:p>3.4907991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.551661673">
                <text:p>3.5516616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.554645265">
                <text:p>3.554645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.567303655">
                <text:p>3.5673036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.569386541">
                <text:p>3.569386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.569296004">
                <text:p>3.569296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.574256987">
                <text:p>3.574256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.626605384">
                <text:p>3.626605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.677991149">
                <text:p>3.677991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.677615042">
                <text:p>3.677615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.666962421">
                <text:p>3.666962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3.666415263">
                <text:p>3.666415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3.665533004">
                <text:p>3.665533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3.689550744">
                <text:p>3.689550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3.766114415">
                <text:p>3.766114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3.77307292">
                <text:p>3.77307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3.764288317">
                <text:p>3.764288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3.76594282">
                <text:p>3.76594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3.762713394">
                <text:p>3.762713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3.749621406">
                <text:p>3.749621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3.756994016">
                <text:p>3.756994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3.788697849">
                <text:p>3.788697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3.840943492">
                <text:p>3.840943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3.836133339">
                <text:p>3.836133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3.83116547">
                <text:p>3.831165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3.825811114">
                <text:p>3.825811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3.820552575">
                <text:p>3.820552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3.840384201">
                <text:p>3.840384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3.912765007">
                <text:p>3.912765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3.905190796">
                <text:p>3.905190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3.897837914">
                <text:p>3.897837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3.900948308">
                <text:p>3.9009483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3.883824519">
                <text:p>3.883824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3.877543938">
                <text:p>3.8775439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3.870845928">
                <text:p>3.870845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3.864323982">
                <text:p>3.8643239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3.860916539">
                <text:p>3.8609165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3.862985244">
                <text:p>3.862985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3.937538909">
                <text:p>3.937538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4.041508628">
                <text:p>4.041508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4.030994503">
                <text:p>4.0309945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4.02078638">
                <text:p>4.020786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4.010522694">
                <text:p>4.0105226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4.000186761">
                <text:p>4.000186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4.014651042">
                <text:p>4.014651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4.081856706">
                <text:p>4.081856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4.069870843">
                <text:p>4.069870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4.058282984">
                <text:p>4.058282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4.056717613">
                <text:p>4.056717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4.045059753">
                <text:p>4.0450597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4.023966946">
                <text:p>4.023966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4.013762958">
                <text:p>4.0137629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4.003292713">
                <text:p>4.0032927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4.0176567">
                <text:p>4.0176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4.095039562">
                <text:p>4.095039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4.072418045">
                <text:p>4.0724180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4.060825479">
                <text:p>4.060825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4.048890141">
                <text:p>4.04889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4.032037001">
                <text:p>4.032037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4.037618725">
                <text:p>4.037618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3.974664866">
                <text:p>3.974664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3.875950711">
                <text:p>3.8759507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3.767229163">
                <text:p>3.767229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3.66196348">
                <text:p>3.66196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3.559813867">
                <text:p>3.559813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3.460350566">
                <text:p>3.460350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3.363262054">
                <text:p>3.3632620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3.269012557">
                <text:p>3.2690125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3.177789316">
                <text:p>3.1777893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3.089213092">
                <text:p>3.089213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3.00264581">
                <text:p>3.00264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2.918350179">
                <text:p>2.918350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2.836742319">
                <text:p>2.8367423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2.757758792">
                <text:p>2.757758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2.680711916">
                <text:p>2.680711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2.605394955">
                <text:p>2.6053949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2.532347408">
                <text:p>2.532347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2.461743469">
                <text:p>2.461743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2.393168262">
                <text:p>2.3931682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2.326143606">
                <text:p>2.3261436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2.260762652">
                <text:p>2.260762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2.197489373">
                <text:p>2.1974893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2.136347624">
                <text:p>2.136347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2.07675194">
                <text:p>2.076751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2.01836697">
                <text:p>2.01836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.961697251">
                <text:p>1.961697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1.907024574">
                <text:p>1.9070245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1.853929013">
                <text:p>1.853929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.802049598">
                <text:p>1.8020495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.751365559">
                <text:p>1.7513655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702309687">
                <text:p>1.7023096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654952595">
                <text:p>1.6549525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608842656">
                <text:p>1.6088426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563613844">
                <text:p>1.5636138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519661725">
                <text:p>1.5196617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477276646">
                <text:p>1.4772766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1.436264565">
                <text:p>1.4362645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1.396039452">
                <text:p>1.396039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1.356683904">
                <text:p>1.356683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1.318686475">
                <text:p>1.318686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1.282088893">
                <text:p>1.2820888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1.246402622">
                <text:p>1.2464026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1.21127286">
                <text:p>1.21127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1.177171361">
                <text:p>1.1771713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1.144395513">
                <text:p>1.144395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1.112711545">
                <text:p>1.112711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1.081513529">
                <text:p>1.0815135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1.050936417">
                <text:p>1.0509364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1.021485693">
                <text:p>1.0214856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993240002">
                <text:p>0.993240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965632226">
                <text:p>0.965632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938333424">
                <text:p>0.9383334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911898775">
                <text:p>0.9118987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886488771">
                <text:p>0.886488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861990297">
                <text:p>0.861990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8378756">
                <text:p>0.83787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814134682">
                <text:p>0.8141346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791280446">
                <text:p>0.7912804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769409208">
                <text:p>0.7694092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748092655">
                <text:p>0.7480926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726932145">
                <text:p>0.726932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706358766">
                <text:p>0.706358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686713045">
                <text:p>0.6867130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667836713">
                <text:p>0.667836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649121707">
                <text:p>0.6491217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630639547">
                <text:p>0.6306395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612923724">
                <text:p>0.6129237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596064964">
                <text:p>0.5960649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579616184">
                <text:p>0.5796161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563118954">
                <text:p>0.5631189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547183642">
                <text:p>0.547183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531947825">
                <text:p>0.5319478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517342388">
                <text:p>0.5173423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502906701">
                <text:p>0.5029067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488551285">
                <text:p>0.488551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474777756">
                <text:p>0.4747777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461737026">
                <text:p>0.4617370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449035203">
                <text:p>0.4490352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436277577">
                <text:p>0.4362775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423821408">
                <text:p>0.4238214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412046051">
                <text:p>0.4120460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400841245">
                <text:p>0.400841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389632652">
                <text:p>0.389632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378440305">
                <text:p>0.378440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367742087">
                <text:p>0.367742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357714053">
                <text:p>0.357714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347936071">
                <text:p>0.3479360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337950145">
                <text:p>0.3379501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328276215">
                <text:p>0.328276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319180543">
                <text:p>0.3191805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310589065">
                <text:p>0.3105890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301885523">
                <text:p>0.3018855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293100784">
                <text:p>0.2931007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284809115">
                <text:p>0.284809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277134254">
                <text:p>0.2771342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26956187">
                <text:p>0.269561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261865607">
                <text:p>0.2618656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254292323">
                <text:p>0.2542923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247213843">
                <text:p>0.2472138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240601406">
                <text:p>0.2406014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233908012">
                <text:p>0.2339080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227077508">
                <text:p>0.2270775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220598202">
                <text:p>0.2205982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214657844">
                <text:p>0.2146578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208904967">
                <text:p>0.2089049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202864256">
                <text:p>0.2028642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196928517">
                <text:p>0.1969285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191479612">
                <text:p>0.1914796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186441703">
                <text:p>0.1864417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181266436">
                <text:p>0.1812664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175868628">
                <text:p>0.1758686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170836137">
                <text:p>0.1708361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166295417">
                <text:p>0.166295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16191495">
                <text:p>0.16191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157166805">
                <text:p>0.157166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152525942">
                <text:p>0.1525259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148287377">
                <text:p>0.1482873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144428752">
                <text:p>0.144428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140478507">
                <text:p>0.1404785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136260665">
                <text:p>0.1362606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132295466">
                <text:p>0.132295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128804011">
                <text:p>0.1288040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125463602">
                <text:p>0.1254636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121784229">
                <text:p>0.1217842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118102764">
                <text:p>0.1181027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114840505">
                <text:p>0.1148405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111933909">
                <text:p>0.1119339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108887754">
                <text:p>0.1088877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105519523">
                <text:p>0.1055195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102419255">
                <text:p>0.1024192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099781717">
                <text:p>0.0997817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097290027">
                <text:p>0.0972900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0943529">
                <text:p>0.09435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09147837">
                <text:p>0.091478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0888944140001">
                <text:p>0.0888944140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0867061889999">
                <text:p>0.0867061889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084409206">
                <text:p>0.084409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081776967">
                <text:p>0.0817769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079294903">
                <text:p>0.0792949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077244723">
                <text:p>0.0772447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0753887449999">
                <text:p>0.0753887449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0731629230001">
                <text:p>0.0731629230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070805124">
                <text:p>0.0708051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068816372">
                <text:p>0.0688163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067218425">
                <text:p>0.0672184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065464974">
                <text:p>0.0654649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063319383">
                <text:p>0.0633193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061415376">
                <text:p>0.061415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059800748">
                <text:p>0.0598007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05841172">
                <text:p>0.058411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0567369080001">
                <text:p>0.056736908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0548427">
                <text:p>0.05484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053272474">
                <text:p>0.0532724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052033081">
                <text:p>0.0520330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0507672289999">
                <text:p>0.05076722899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04909866">
                <text:p>0.049098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047494826">
                <text:p>0.0474948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0462969040001">
                <text:p>0.04629690400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045333524">
                <text:p>0.0453335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043992123">
                <text:p>0.0439921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042426187">
                <text:p>0.0424261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04119887">
                <text:p>0.041198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040382243">
                <text:p>0.0403822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039391275">
                <text:p>0.0393912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037977489">
                <text:p>0.0379774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036753174">
                <text:p>0.0367531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035866939">
                <text:p>0.0358669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035164479">
                <text:p>0.0351644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034110749">
                <text:p>0.0341107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032869171">
                <text:p>0.0328691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031872419">
                <text:p>0.0318724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031245952">
                <text:p>0.0312459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030536771">
                <text:p>0.0305367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029510888">
                <text:p>0.0295108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028408882">
                <text:p>0.0284088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0277247000001">
                <text:p>0.02772470000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027285953">
                <text:p>0.0272859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026459655">
                <text:p>0.0264596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025451426">
                <text:p>0.0254514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024608386">
                <text:p>0.0246083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024251903">
                <text:p>0.0242519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023747941">
                <text:p>0.0237479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022839823">
                <text:p>0.0228398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021931609">
                <text:p>0.0219316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021468037">
                <text:p>0.0214680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021128647">
                <text:p>0.0211286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020575097">
                <text:p>0.0205750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0197283329999">
                <text:p>0.01972833299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019023062">
                <text:p>0.0190230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018745313">
                <text:p>0.0187453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0184319430001">
                <text:p>0.018431943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17738623">
                <text:p>0.0177386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016984816">
                <text:p>0.0169848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016555864">
                <text:p>0.0165558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016438588">
                <text:p>0.0164385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015967819">
                <text:p>0.0159678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0152501530001">
                <text:p>0.0152501530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0146561549999">
                <text:p>0.01465615499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01455177">
                <text:p>0.014551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014346572">
                <text:p>0.0143465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013768022">
                <text:p>0.0137680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013112819">
                <text:p>0.013112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012809522">
                <text:p>0.0128095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012712034">
                <text:p>0.0127120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0124169279999">
                <text:p>0.01241692799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011840566">
                <text:p>0.0118405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01131051">
                <text:p>0.011310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0112332650001">
                <text:p>0.0112332650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01113705">
                <text:p>0.011137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010695639">
                <text:p>0.0106956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010144223">
                <text:p>0.0101442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00983675899997">
                <text:p>0.009836758999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00992990700004">
                <text:p>0.009929907000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00967325399994">
                <text:p>0.009673253999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00911569100008">
                <text:p>0.009115691000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008738974">
                <text:p>0.0087389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00866754899995">
                <text:p>0.008667548999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00875061999999">
                <text:p>0.00875061999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00829301300005">
                <text:p>0.008293013000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00774776799997">
                <text:p>0.00774776799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00720958400002">
                <text:p>0.00720958400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00807372800002">
                <text:p>0.008073728000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00757824099997">
                <text:p>0.00757824099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00710921299998">
                <text:p>0.007109212999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00669178799999">
                <text:p>0.006691787999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00670760200006">
                <text:p>0.006707602000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00678358799995">
                <text:p>0.006783587999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00646530899999">
                <text:p>0.00646530899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00603243800006">
                <text:p>0.00603243800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00581520099994">
                <text:p>0.005815200999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00596460100004">
                <text:p>0.005964601000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.00595534799999">
                <text:p>0.005955347999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.00545223300001">
                <text:p>0.00545223300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.00511625500002">
                <text:p>0.005116255000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.00520129699995">
                <text:p>0.005201296999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.005315764">
                <text:p>0.005315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.00504094">
                <text:p>0.005040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.00466890000004">
                <text:p>0.00466890000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.00444637800001">
                <text:p>0.00444637800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.00461063899992">
                <text:p>0.004610638999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.00465007400008">
                <text:p>0.004650074000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.00424538899999">
                <text:p>0.004245388999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.00395095399996">
                <text:p>0.003950953999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.00397438600004">
                <text:p>0.003974386000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.00412536900001">
                <text:p>0.00412536900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.00397546999995">
                <text:p>0.003975469999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.001233404">
                <text:p>0.0012334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-0.00518213699996">
                <text:p>-0.005182136999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-0.00627098399999">
                <text:p>-0.006270983999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-0.00897129300004">
                <text:p>-0.008971293000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-0.01579646">
                <text:p>-0.015796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-0.0208459860001">
                <text:p>-0.0208459860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-0.023488201">
                <text:p>-0.0234882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-0.02595051">
                <text:p>-0.025950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-0.028715323">
                <text:p>-0.0287153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-0.03196072">
                <text:p>-0.031960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-0.034494588">
                <text:p>-0.0344945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-0.038355032">
                <text:p>-0.0383550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-0.042218902">
                <text:p>-0.0422189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-0.04464189">
                <text:p>-0.044641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-0.046686223">
                <text:p>-0.0466862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-0.048714063">
                <text:p>-0.0487140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-0.0504421910001">
                <text:p>-0.0504421910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-0.053945575">
                <text:p>-0.0539455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-0.0580140009999">
                <text:p>-0.05801400099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-0.060069624">
                <text:p>-0.0600696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-0.061530849">
                <text:p>-0.0615308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-0.063179498">
                <text:p>-0.0631794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-0.066213275">
                <text:p>-0.0662132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-0.069399896">
                <text:p>-0.0693998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-0.080273826">
                <text:p>-0.0802738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-0.096651514">
                <text:p>-0.0966515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-0.121859607">
                <text:p>-0.1218596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-0.199495987">
                <text:p>-0.1994959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-0.31508724">
                <text:p>-0.315087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-0.459925961">
                <text:p>-0.4599259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-0.590795174">
                <text:p>-0.5907951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-0.742994929">
                <text:p>-0.7429949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-0.916381464">
                <text:p>-0.9163814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-1.017047903">
                <text:p>-1.0170479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-1.241608089">
                <text:p>-1.2416080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-1.451891891">
                <text:p>-1.4518918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-1.596613294">
                <text:p>-1.5966132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-1.762883596">
                <text:p>-1.7628835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-2.002356569">
                <text:p>-2.002356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-2.236267683">
                <text:p>-2.2362676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-2.507426654">
                <text:p>-2.5074266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-2.857692772">
                <text:p>-2.8576927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-3.128311188">
                <text:p>-3.1283111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-3.272334018">
                <text:p>-3.2723340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-3.574192015">
                <text:p>-3.5741920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-3.820985231">
                <text:p>-3.8209852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-3.932083255">
                <text:p>-3.9320832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-4.120901427">
                <text:p>-4.1209014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-4.434598916">
                <text:p>-4.4345989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-4.653392389">
                <text:p>-4.6533923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-4.900150805">
                <text:p>-4.9001508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-5.007508354">
                <text:p>-5.0075083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-5.111121661">
                <text:p>-5.1111216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-5.217876593">
                <text:p>-5.2178765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-5.309733818">
                <text:p>-5.3097338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-5.51490539">
                <text:p>-5.514905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-5.765950371">
                <text:p>-5.765950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-5.845434866">
                <text:p>-5.8454348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-6.1333398">
                <text:p>-6.13333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-6.493355124">
                <text:p>-6.4933551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-6.57457886">
                <text:p>-6.574578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-6.628455966">
                <text:p>-6.6284559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-6.70339793">
                <text:p>-6.703397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-6.844467839">
                <text:p>-6.8444678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-6.943576513">
                <text:p>-6.9435765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-7.046834357">
                <text:p>-7.0468343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-7.106067773">
                <text:p>-7.1060677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-7.200672253">
                <text:p>-7.2006722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-7.351517779">
                <text:p>-7.3515177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-7.394011984">
                <text:p>-7.3940119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-7.422926463">
                <text:p>-7.4229264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-7.510476822">
                <text:p>-7.5104768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-7.547166109">
                <text:p>-7.5471661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-7.577912771">
                <text:p>-7.5779127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-7.558454594">
                <text:p>-7.5584545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-7.476653357">
                <text:p>-7.4766533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-7.386033342">
                <text:p>-7.3860333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-7.296499208">
                <text:p>-7.2964992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-7.20569311">
                <text:p>-7.20569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-7.116589783">
                <text:p>-7.1165897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-7.028824553">
                <text:p>-7.0288245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-6.942477643">
                <text:p>-6.9424776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-6.857196394">
                <text:p>-6.8571963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-6.772693573">
                <text:p>-6.7726935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-6.689088044">
                <text:p>-6.6890880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-6.597864735">
                <text:p>-6.5978647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-6.400083812">
                <text:p>-6.4000838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-6.22149523">
                <text:p>-6.221495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-6.047400145">
                <text:p>-6.0474001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-5.878128152">
                <text:p>-5.8781281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-5.713904763">
                <text:p>-5.7139047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-5.554232657">
                <text:p>-5.5542326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-5.398682565">
                <text:p>-5.3986825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-5.247360989">
                <text:p>-5.2473609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-5.101060506">
                <text:p>-5.1010605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-4.957852805">
                <text:p>-4.9578528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-4.819633817">
                <text:p>-4.8196338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-4.684610387">
                <text:p>-4.6846103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-4.553423441">
                <text:p>-4.5534234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-4.426244525">
                <text:p>-4.4262445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-4.302632212">
                <text:p>-4.3026322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-4.182179628">
                <text:p>-4.1821796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-4.064907134">
                <text:p>-4.0649071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-3.951199872">
                <text:p>-3.9511998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-3.840930657">
                <text:p>-3.8409306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-3.733560732">
                <text:p>-3.7335607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-3.628901426">
                <text:p>-3.6289014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-3.527235913">
                <text:p>-3.5272359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-3.428809046">
                <text:p>-3.4288090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-3.333138123">
                <text:p>-3.3331381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-3.239830667">
                <text:p>-3.239830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-3.148946814">
                <text:p>-3.1489468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-3.060933761">
                <text:p>-3.0609337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-2.975634994">
                <text:p>-2.9756349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-2.892490217">
                <text:p>-2.8924902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-2.8113415318">
                <text:p>-2.81134153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-2.7325468528">
                <text:p>-2.73254685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-2.65638005">
                <text:p>-2.65638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-2.5823134947">
                <text:p>-2.58231349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-2.5099688084">
                <text:p>-2.50996880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-2.4394550885">
                <text:p>-2.43945508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-2.3717171288">
                <text:p>-2.37171712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-2.304825867">
                <text:p>-2.3048258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-2.2408422532">
                <text:p>-2.24084225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-2.177953617">
                <text:p>-2.1779536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-2.1168344824">
                <text:p>-2.11683448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-2.0578064071">
                <text:p>-2.05780640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-2.000471846">
                <text:p>-2.0004718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-1.9444387245">
                <text:p>-1.94443872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-1.8897573824">
                <text:p>-1.88975738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-1.836892264">
                <text:p>-1.8368922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-1.7857920431">
                <text:p>-1.78579204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-1.7359294238">
                <text:p>-1.73592942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-1.6871330533">
                <text:p>-1.68713305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-1.6397398042">
                <text:p>-1.63973980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-1.5940966773">
                <text:p>-1.59409667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-1.5497465377">
                <text:p>-1.54974653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-1.50630502">
                <text:p>-1.506305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-1.4638600034">
                <text:p>-1.46386000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-1.4229357103">
                <text:p>-1.42293571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-1.3834507745">
                <text:p>-1.38345077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-1.3448441901">
                <text:p>-1.34484419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-1.3069539949">
                <text:p>-1.30695399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-1.2701874837">
                <text:p>-1.27018748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-1.2349141893">
                <text:p>-1.2349141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-1.200562027">
                <text:p>-1.2005620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-1.1669411925">
                <text:p>-1.16694119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-1.1340229959">
                <text:p>-1.13402299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-1.1022699269">
                <text:p>-1.10226992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-1.0717109464">
                <text:p>-1.07171094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-1.0418511761">
                <text:p>-1.04185117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-1.0124972127">
                <text:p>-1.01249721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-0.9839561663">
                <text:p>-0.98395616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-0.9566154269">
                <text:p>-0.95661542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-0.93010881">
                <text:p>-0.930108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-0.9040302297">
                <text:p>-0.90403022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-0.8784408879">
                <text:p>-0.87844088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-0.8538518545">
                <text:p>-0.85385185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-0.8302711156">
                <text:p>-0.83027111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-0.807156389">
                <text:p>-0.8071563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-0.7843386365">
                <text:p>-0.78433863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-0.7621715258">
                <text:p>-0.76217152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-0.7410682472">
                <text:p>-0.74106824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-0.7206005357">
                <text:p>-0.72060053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-0.7003625329">
                <text:p>-0.70036253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-0.6804383536">
                <text:p>-0.68043835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-0.6614073148">
                <text:p>-0.66140731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-0.643242472">
                <text:p>-0.6432424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-0.625351011">
                <text:p>-0.6253510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-0.6076028727">
                <text:p>-0.60760287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-0.590403499">
                <text:p>-0.5904034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-0.5740363979">
                <text:p>-0.57403639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-0.5582464719">
                <text:p>-0.55824647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-0.5426047255">
                <text:p>-0.54260472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-0.5271256041">
                <text:p>-0.52712560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-0.512319456">
                <text:p>-0.5123194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-0.4982842491">
                <text:p>-0.49828424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-0.484488003">
                <text:p>-0.4844880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-0.4707208512">
                <text:p>-0.47072085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-0.4572966128">
                <text:p>-0.45729661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-0.4446839502">
                <text:p>-0.44468395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-0.4325290867">
                <text:p>-0.43252908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-0.4203827273">
                <text:p>-0.42038272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-0.4082921496">
                <text:p>-0.40829214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-0.396823115">
                <text:p>-0.3968231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-0.3860520483">
                <text:p>-0.38605204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-0.3753910184">
                <text:p>-0.3753910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-0.3646486179">
                <text:p>-0.36464861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-0.3542378187">
                <text:p>-0.35423781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-0.3444422846">
                <text:p>-0.34444228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-0.3350726871">
                <text:p>-0.33507268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-0.3257002937">
                <text:p>-0.32570029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-0.3163064354">
                <text:p>-0.31630643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-0.3073687629">
                <text:p>-0.30736876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-0.299041952">
                <text:p>-0.2990419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-0.2908355402">
                <text:p>-0.29083554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-0.28251871349">
                <text:p>-0.282518713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-0.27434909306">
                <text:p>-0.274349093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-0.26681527853">
                <text:p>-0.266815278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-0.25963540383">
                <text:p>-0.259635403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-0.25235725389">
                <text:p>-0.252357253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-0.24498514124">
                <text:p>-0.244985141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-0.23805016932">
                <text:p>-0.238050169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-0.23169567374">
                <text:p>-0.231695673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-0.22537215442">
                <text:p>-0.225372154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-0.21885740301">
                <text:p>-0.218857403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-0.21245027551">
                <text:p>-0.212450275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-0.2066832001">
                <text:p>-0.20668320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-0.20120189544">
                <text:p>-0.201201895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-0.19595661864">
                <text:p>-0.195956618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-0.18935820222">
                <text:p>-0.189358202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-0.18435458388">
                <text:p>-0.184354583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-0.17945584676">
                <text:p>-0.179455846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-0.17462906821">
                <text:p>-0.174629068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-0.16959278765">
                <text:p>-0.169592787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-0.16455595153">
                <text:p>-0.164555951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-0.1600499636">
                <text:p>-0.16004996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-0.15587549317">
                <text:p>-0.155875493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-0.15153703837">
                <text:p>-0.151537038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-0.14699194726">
                <text:p>-0.146991947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-0.14274830046">
                <text:p>-0.142748300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-0.13904859389">
                <text:p>-0.139048593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-0.13535184375">
                <text:p>-0.135351843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-0.13138822295">
                <text:p>-0.131388222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-0.12739643602">
                <text:p>-0.127396436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-0.12397885138">
                <text:p>-0.123978851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-0.12075391588">
                <text:p>-0.120753915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-0.11744066728">
                <text:p>-0.117440667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-0.11390196337">
                <text:p>-0.113901963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-0.11053935733">
                <text:p>-0.110539357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-0.10767918179">
                <text:p>-0.107679181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-0.10488669742">
                <text:p>-0.104886697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-0.101833805">
                <text:p>-0.1018338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-0.09867905632">
                <text:p>-0.098679056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-0.09597286605">
                <text:p>-0.095972866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-0.09359596073">
                <text:p>-0.093595960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-0.09103517255">
                <text:p>-0.091035172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-0.08820288478">
                <text:p>-0.088202884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-0.08555728792">
                <text:p>-0.085557287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-0.0834327708">
                <text:p>-0.08343277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-0.0813241347">
                <text:p>-0.08132413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-0.07890629034">
                <text:p>-0.078906290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-0.07636628988">
                <text:p>-0.076366289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-0.07474583761">
                <text:p>-0.074745837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-0.07209106329">
                <text:p>-0.072091063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-0.07056127435">
                <text:p>-0.070561274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-0.0683597257">
                <text:p>-0.06835972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-0.06624942394">
                <text:p>-0.066249423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-0.06459577162">
                <text:p>-0.064595771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-0.06301993605">
                <text:p>-0.063019936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-0.06117039753">
                <text:p>-0.061170397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-0.0591586221">
                <text:p>-0.05915862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-0.05751756476">
                <text:p>-0.057517564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-0.0562088932">
                <text:p>-0.05620889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-0.05471741977">
                <text:p>-0.054717419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-0.05293116296">
                <text:p>-0.052931162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-0.05124858094">
                <text:p>-0.051248580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-0.05004666643">
                <text:p>-0.050046666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-0.04888916991">
                <text:p>-0.048889169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-0.04740982675">
                <text:p>-0.047409826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-0.04576101483">
                <text:p>-0.045761014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-0.04451376363">
                <text:p>-0.044513763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-0.0435971976">
                <text:p>-0.04359719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-0.0424491524">
                <text:p>-0.04244915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-0.0409748835">
                <text:p>-0.04097488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-0.03962085538">
                <text:p>-0.039620855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-0.03878444805">
                <text:p>-0.038784448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-0.03788805732">
                <text:p>-0.037888057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-0.03676556192">
                <text:p>-0.036765561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-0.0354555096">
                <text:p>-0.03545550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-0.03444451881">
                <text:p>-0.0344445188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-0.03375988008">
                <text:p>-0.033759880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-0.03291904747">
                <text:p>-0.032919047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-0.03177124469">
                <text:p>-0.0317712446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-0.03066667918">
                <text:p>-0.030666679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-0.03000869014">
                <text:p>-0.030008690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-0.029413197533">
                <text:p>-0.0294131975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-0.02851043999">
                <text:p>-0.028510439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-0.027402158282">
                <text:p>-0.0274021582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-0.026636667693">
                <text:p>-0.0266366676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-0.026199576619">
                <text:p>-0.0261995766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-0.025561592453">
                <text:p>-0.0255615924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-0.024589721627">
                <text:p>-0.0245897216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-0.023680033765">
                <text:p>-0.0236800337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-0.023251690685">
                <text:p>-0.0232516906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-0.022855612097">
                <text:p>-0.0228556120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-0.022115426196">
                <text:p>-0.0221154261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-0.021157318209">
                <text:p>-0.0211573182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-0.020587436376">
                <text:p>-0.0205874363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-0.020347855214">
                <text:p>-0.0203478552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-0.019867483239">
                <text:p>-0.0198674832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-0.019041592643">
                <text:p>-0.0190415926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-0.01831266266">
                <text:p>-0.018312662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-0.017966003795">
                <text:p>-0.0179660037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-0.017720297733">
                <text:p>-0.0177202977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-0.017178794485">
                <text:p>-0.0171787944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-0.016393889844">
                <text:p>-0.0163938898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-0.015894378887">
                <text:p>-0.0158943788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-0.015747556289">
                <text:p>-0.0157475562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-0.015432059708">
                <text:p>-0.0154320597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-0.014770793516">
                <text:p>-0.0147707935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-0.014112057288">
                <text:p>-0.0141120572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-0.013914352932">
                <text:p>-0.0139143529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-0.013795807235">
                <text:p>-0.013795807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-0.013344742641">
                <text:p>-0.0133447426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-0.012637536826">
                <text:p>-0.012637536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-0.012259756374">
                <text:p>-0.0122597563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-0.012245570174">
                <text:p>-0.0122455701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-0.012022764394">
                <text:p>-0.0120227643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-0.011425469401">
                <text:p>-0.0114254694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-0.010849317142">
                <text:p>-0.0108493171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-0.010779606515">
                <text:p>-0.0107796065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-0.010703021988">
                <text:p>-0.0107030219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-0.010388796215">
                <text:p>-0.0103887962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-0.00980188178">
                <text:p>-0.009801881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-0.009444305904">
                <text:p>-0.0094443059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-0.009466292326">
                <text:p>-0.0094662923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-0.009355323924">
                <text:p>-0.0093553239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-0.008892998962">
                <text:p>-0.0088929989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-0.008373330144">
                <text:p>-0.0083733301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-0.00829880629">
                <text:p>-0.008298806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-0.008353800116">
                <text:p>-0.0083538001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-0.008088910984">
                <text:p>-0.0080889109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-0.007536340536">
                <text:p>-0.0075363405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-0.007254192873">
                <text:p>-0.0072541928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-0.00737051669">
                <text:p>-0.007370516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-0.007316342895">
                <text:p>-0.0073163428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-0.00688177196">
                <text:p>-0.006881771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-0.006403858985">
                <text:p>-0.0064038589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-0.006418554049">
                <text:p>-0.0064185540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-0.0064840631">
                <text:p>-0.00648406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-0.006325575362">
                <text:p>-0.0063255753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-0.005856813351">
                <text:p>-0.0058568133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-0.005559447647">
                <text:p>-0.0055594476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-0.005680329725">
                <text:p>-0.0056803297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-0.005713168172">
                <text:p>-0.0057131681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-0.005383824125">
                <text:p>-0.0053838241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-0.004929581581">
                <text:p>-0.0049295815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-0.004909051413">
                <text:p>-0.0049090514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-0.005083307857">
                <text:p>-0.0050833078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-0.004951656901">
                <text:p>-0.0049516569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-0.004487596323">
                <text:p>-0.0044875963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-0.00423496605">
                <text:p>-0.004234966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-0.004416018871">
                <text:p>-0.0044160188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-0.004450545837">
                <text:p>-0.0044505458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-0.004211313577">
                <text:p>-0.0042113135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-0.003812862855">
                <text:p>-0.0038128628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-0.003756704932">
                <text:p>-0.0037567049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-0.00393524606">
                <text:p>-0.003935246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-0.003875031142">
                <text:p>-0.0038750311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-0.003501506256">
                <text:p>-0.0035015062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-0.003243866285">
                <text:p>-0.0032438662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-0.003399836158">
                <text:p>-0.0033998361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-0.0035113542778">
                <text:p>-0.00351135427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-0.0032760330783">
                <text:p>-0.00327603307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-0.00288148628">
                <text:p>-0.002881486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-0.0028776480749">
                <text:p>-0.00287764807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-0.0031047126904">
                <text:p>-0.00310471269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-0.003056451914">
                <text:p>-0.0030564519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-0.0026734651332">
                <text:p>-0.00267346513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-0.0024396729995">
                <text:p>-0.00243967299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-0.0026542558892">
                <text:p>-0.00265425588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-0.0027915385492">
                <text:p>-0.00279153854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-0.0025520587116">
                <text:p>-0.0025520587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-0.0021535248825">
                <text:p>-0.00215352488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-0.0022134597121">
                <text:p>-0.00221345971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-0.00240057203">
                <text:p>-0.002400572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-0.0024209545805">
                <text:p>-0.00242095458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-0.0021057757327">
                <text:p>-0.00210577573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-0.0018420011338">
                <text:p>-0.00184200113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-0.0020137462048">
                <text:p>-0.00201374620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-0.0021948561838">
                <text:p>-0.00219485618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-0.0020331325851">
                <text:p>-0.00203313258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-0.0016568759119">
                <text:p>-0.00165687591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-0.001637441301">
                <text:p>-0.0016374413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-0.0019096263996">
                <text:p>-0.00190962639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-0.0019351489154">
                <text:p>-0.00193514891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-0.0016006476499">
                <text:p>-0.00160064764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-0.0013485607791">
                <text:p>-0.00134856077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-0.0015708334609">
                <text:p>-0.00157083346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-0.0017731892589">
                <text:p>-0.00177318925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-0.0015836490731">
                <text:p>-0.00158364907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-0.0012843455848">
                <text:p>-0.00128434558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-0.0012070166032">
                <text:p>-0.00120701660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-0.0014634952384">
                <text:p>-0.00146349523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-0.0015443760986">
                <text:p>-0.00154437609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-0.0012779174199">
                <text:p>-0.001277917419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-0.0010024098265">
                <text:p>-0.00100240982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-0.0011662297987">
                <text:p>-0.00116622979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-0.0013981973143">
                <text:p>-0.00139819731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-0.0012946311247">
                <text:p>-0.0012946311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